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cenario3_avgTotal" table:style-name="ta1">
        <table:shapes>
          <draw:frame draw:z-index="0" draw:style-name="gr1" draw:text-style-name="P1" svg:width="6.2925in" svg:height="3.5449in" svg:x="2.4654in" svg:y="1.7256in">
            <draw:object draw:notify-on-update-of-ranges="scenario3_avgTotal.B1:scenario3_avgTotal.B2160 scenario3_avgTotal.C1:scenario3_avgTotal.C216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1.695942" calcext:value-type="float">
            <text:p>441.695942</text:p>
          </table:table-cell>
          <table:table-cell office:value-type="float" office:value="114.4981675" calcext:value-type="float">
            <text:p>114.4981675</text:p>
          </table:table-cell>
          <table:table-cell office:value-type="float" office:value="1.688872604" calcext:value-type="float">
            <text:p>1.688872604</text:p>
          </table:table-cell>
          <table:table-cell office:value-type="float" office:value="0.853039395" calcext:value-type="float">
            <text:p>0.853039395</text:p>
          </table:table-cell>
          <table:table-cell office:value-type="float" office:value="0.743740988" calcext:value-type="float">
            <text:p>0.743740988</text:p>
          </table:table-cell>
          <table:table-cell office:value-type="float" office:value="0.60726197" calcext:value-type="float">
            <text:p>0.607261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1.735536" calcext:value-type="float">
            <text:p>441.735536</text:p>
          </table:table-cell>
          <table:table-cell office:value-type="float" office:value="114.5353045" calcext:value-type="float">
            <text:p>114.5353045</text:p>
          </table:table-cell>
          <table:table-cell office:value-type="float" office:value="1.68756751" calcext:value-type="float">
            <text:p>1.68756751</text:p>
          </table:table-cell>
          <table:table-cell office:value-type="float" office:value="0.854579975" calcext:value-type="float">
            <text:p>0.854579975</text:p>
          </table:table-cell>
          <table:table-cell office:value-type="float" office:value="0.219537618" calcext:value-type="float">
            <text:p>0.219537618</text:p>
          </table:table-cell>
          <table:table-cell office:value-type="float" office:value="0.179251717" calcext:value-type="float">
            <text:p>0.1792517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1.733078" calcext:value-type="float">
            <text:p>441.733078</text:p>
          </table:table-cell>
          <table:table-cell office:value-type="float" office:value="114.5907134" calcext:value-type="float">
            <text:p>114.5907134</text:p>
          </table:table-cell>
          <table:table-cell office:value-type="float" office:value="1.6844414" calcext:value-type="float">
            <text:p>1.6844414</text:p>
          </table:table-cell>
          <table:table-cell office:value-type="float" office:value="0.849301838" calcext:value-type="float">
            <text:p>0.849301838</text:p>
          </table:table-cell>
          <table:table-cell office:value-type="float" office:value="0.356066476" calcext:value-type="float">
            <text:p>0.356066476</text:p>
          </table:table-cell>
          <table:table-cell office:value-type="float" office:value="0.290727061" calcext:value-type="float">
            <text:p>0.2907270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1.79713" calcext:value-type="float">
            <text:p>441.79713</text:p>
          </table:table-cell>
          <table:table-cell office:value-type="float" office:value="114.5443284" calcext:value-type="float">
            <text:p>114.5443284</text:p>
          </table:table-cell>
          <table:table-cell office:value-type="float" office:value="1.685512185" calcext:value-type="float">
            <text:p>1.685512185</text:p>
          </table:table-cell>
          <table:table-cell office:value-type="float" office:value="0.853280619" calcext:value-type="float">
            <text:p>0.853280619</text:p>
          </table:table-cell>
          <table:table-cell office:value-type="float" office:value="0.213239856" calcext:value-type="float">
            <text:p>0.213239856</text:p>
          </table:table-cell>
          <table:table-cell office:value-type="float" office:value="0.17410962" calcext:value-type="float">
            <text:p>0.174109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1.800148" calcext:value-type="float">
            <text:p>441.800148</text:p>
          </table:table-cell>
          <table:table-cell office:value-type="float" office:value="114.570248" calcext:value-type="float">
            <text:p>114.570248</text:p>
          </table:table-cell>
          <table:table-cell office:value-type="float" office:value="1.687060355" calcext:value-type="float">
            <text:p>1.687060355</text:p>
          </table:table-cell>
          <table:table-cell office:value-type="float" office:value="0.855723052" calcext:value-type="float">
            <text:p>0.855723052</text:p>
          </table:table-cell>
          <table:table-cell office:value-type="float" office:value="0.319074318" calcext:value-type="float">
            <text:p>0.319074318</text:p>
          </table:table-cell>
          <table:table-cell office:value-type="float" office:value="0.260523089" calcext:value-type="float">
            <text:p>0.2605230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1.837387" calcext:value-type="float">
            <text:p>441.837387</text:p>
          </table:table-cell>
          <table:table-cell office:value-type="float" office:value="114.597743" calcext:value-type="float">
            <text:p>114.597743</text:p>
          </table:table-cell>
          <table:table-cell office:value-type="float" office:value="1.69420618" calcext:value-type="float">
            <text:p>1.69420618</text:p>
          </table:table-cell>
          <table:table-cell office:value-type="float" office:value="0.850375283" calcext:value-type="float">
            <text:p>0.850375283</text:p>
          </table:table-cell>
          <table:table-cell office:value-type="float" office:value="0.236995592" calcext:value-type="float">
            <text:p>0.236995592</text:p>
          </table:table-cell>
          <table:table-cell office:value-type="float" office:value="0.193506091" calcext:value-type="float">
            <text:p>0.1935060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1.883435" calcext:value-type="float">
            <text:p>441.883435</text:p>
          </table:table-cell>
          <table:table-cell office:value-type="float" office:value="114.5700631" calcext:value-type="float">
            <text:p>114.5700631</text:p>
          </table:table-cell>
          <table:table-cell office:value-type="float" office:value="1.68955657" calcext:value-type="float">
            <text:p>1.68955657</text:p>
          </table:table-cell>
          <table:table-cell office:value-type="float" office:value="0.85006128" calcext:value-type="float">
            <text:p>0.85006128</text:p>
          </table:table-cell>
          <table:table-cell office:value-type="float" office:value="0.355357386" calcext:value-type="float">
            <text:p>0.355357386</text:p>
          </table:table-cell>
          <table:table-cell office:value-type="float" office:value="0.290148083" calcext:value-type="float">
            <text:p>0.2901480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1.74122" calcext:value-type="float">
            <text:p>441.74122</text:p>
          </table:table-cell>
          <table:table-cell office:value-type="float" office:value="114.5427296" calcext:value-type="float">
            <text:p>114.5427296</text:p>
          </table:table-cell>
          <table:table-cell office:value-type="float" office:value="1.676743825" calcext:value-type="float">
            <text:p>1.676743825</text:p>
          </table:table-cell>
          <table:table-cell office:value-type="float" office:value="0.85518521" calcext:value-type="float">
            <text:p>0.85518521</text:p>
          </table:table-cell>
          <table:table-cell office:value-type="float" office:value="0.309433168" calcext:value-type="float">
            <text:p>0.309433168</text:p>
          </table:table-cell>
          <table:table-cell office:value-type="float" office:value="0.252651122" calcext:value-type="float">
            <text:p>0.2526511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1.738099" calcext:value-type="float">
            <text:p>441.738099</text:p>
          </table:table-cell>
          <table:table-cell office:value-type="float" office:value="114.4769845" calcext:value-type="float">
            <text:p>114.4769845</text:p>
          </table:table-cell>
          <table:table-cell office:value-type="float" office:value="1.662470325" calcext:value-type="float">
            <text:p>1.662470325</text:p>
          </table:table-cell>
          <table:table-cell office:value-type="float" office:value="0.852475307" calcext:value-type="float">
            <text:p>0.852475307</text:p>
          </table:table-cell>
          <table:table-cell office:value-type="float" office:value="0.354358155" calcext:value-type="float">
            <text:p>0.354358155</text:p>
          </table:table-cell>
          <table:table-cell office:value-type="float" office:value="0.289332227" calcext:value-type="float">
            <text:p>0.2893322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1.743498" calcext:value-type="float">
            <text:p>441.743498</text:p>
          </table:table-cell>
          <table:table-cell office:value-type="float" office:value="114.4923128" calcext:value-type="float">
            <text:p>114.4923128</text:p>
          </table:table-cell>
          <table:table-cell office:value-type="float" office:value="1.624674778" calcext:value-type="float">
            <text:p>1.624674778</text:p>
          </table:table-cell>
          <table:table-cell office:value-type="float" office:value="0.85423331" calcext:value-type="float">
            <text:p>0.85423331</text:p>
          </table:table-cell>
          <table:table-cell office:value-type="float" office:value="0.38301005" calcext:value-type="float">
            <text:p>0.38301005</text:p>
          </table:table-cell>
          <table:table-cell office:value-type="float" office:value="0.312726401" calcext:value-type="float">
            <text:p>0.3127264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1.868244" calcext:value-type="float">
            <text:p>441.868244</text:p>
          </table:table-cell>
          <table:table-cell office:value-type="float" office:value="114.4393128" calcext:value-type="float">
            <text:p>114.4393128</text:p>
          </table:table-cell>
          <table:table-cell office:value-type="float" office:value="1.566478308" calcext:value-type="float">
            <text:p>1.566478308</text:p>
          </table:table-cell>
          <table:table-cell office:value-type="float" office:value="0.847608107" calcext:value-type="float">
            <text:p>0.847608107</text:p>
          </table:table-cell>
          <table:table-cell office:value-type="float" office:value="0.456716844" calcext:value-type="float">
            <text:p>0.456716844</text:p>
          </table:table-cell>
          <table:table-cell office:value-type="float" office:value="0.372907744" calcext:value-type="float">
            <text:p>0.3729077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2.046818" calcext:value-type="float">
            <text:p>442.046818</text:p>
          </table:table-cell>
          <table:table-cell office:value-type="float" office:value="114.393783" calcext:value-type="float">
            <text:p>114.393783</text:p>
          </table:table-cell>
          <table:table-cell office:value-type="float" office:value="1.55432036" calcext:value-type="float">
            <text:p>1.55432036</text:p>
          </table:table-cell>
          <table:table-cell office:value-type="float" office:value="0.821069351" calcext:value-type="float">
            <text:p>0.821069351</text:p>
          </table:table-cell>
          <table:table-cell office:value-type="float" office:value="0.33658191" calcext:value-type="float">
            <text:p>0.33658191</text:p>
          </table:table-cell>
          <table:table-cell office:value-type="float" office:value="0.274817974" calcext:value-type="float">
            <text:p>0.2748179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2.036106" calcext:value-type="float">
            <text:p>442.036106</text:p>
          </table:table-cell>
          <table:table-cell office:value-type="float" office:value="114.2714381" calcext:value-type="float">
            <text:p>114.2714381</text:p>
          </table:table-cell>
          <table:table-cell office:value-type="float" office:value="1.51443377" calcext:value-type="float">
            <text:p>1.51443377</text:p>
          </table:table-cell>
          <table:table-cell office:value-type="float" office:value="0.823781357" calcext:value-type="float">
            <text:p>0.823781357</text:p>
          </table:table-cell>
          <table:table-cell office:value-type="float" office:value="0.375036505" calcext:value-type="float">
            <text:p>0.375036505</text:p>
          </table:table-cell>
          <table:table-cell office:value-type="float" office:value="0.306216036" calcext:value-type="float">
            <text:p>0.3062160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2.216867" calcext:value-type="float">
            <text:p>442.216867</text:p>
          </table:table-cell>
          <table:table-cell office:value-type="float" office:value="114.1727756" calcext:value-type="float">
            <text:p>114.1727756</text:p>
          </table:table-cell>
          <table:table-cell office:value-type="float" office:value="1.516956506" calcext:value-type="float">
            <text:p>1.516956506</text:p>
          </table:table-cell>
          <table:table-cell office:value-type="float" office:value="0.803975227" calcext:value-type="float">
            <text:p>0.803975227</text:p>
          </table:table-cell>
          <table:table-cell office:value-type="float" office:value="0.353511444" calcext:value-type="float">
            <text:p>0.353511444</text:p>
          </table:table-cell>
          <table:table-cell office:value-type="float" office:value="0.288640885" calcext:value-type="float">
            <text:p>0.2886408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2.292533" calcext:value-type="float">
            <text:p>442.292533</text:p>
          </table:table-cell>
          <table:table-cell office:value-type="float" office:value="114.0999206" calcext:value-type="float">
            <text:p>114.0999206</text:p>
          </table:table-cell>
          <table:table-cell office:value-type="float" office:value="1.55927518" calcext:value-type="float">
            <text:p>1.55927518</text:p>
          </table:table-cell>
          <table:table-cell office:value-type="float" office:value="0.781188415" calcext:value-type="float">
            <text:p>0.781188415</text:p>
          </table:table-cell>
          <table:table-cell office:value-type="float" office:value="0.426467461" calcext:value-type="float">
            <text:p>0.426467461</text:p>
          </table:table-cell>
          <table:table-cell office:value-type="float" office:value="0.348209227" calcext:value-type="float">
            <text:p>0.3482092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2.225247" calcext:value-type="float">
            <text:p>442.225247</text:p>
          </table:table-cell>
          <table:table-cell office:value-type="float" office:value="114.02279" calcext:value-type="float">
            <text:p>114.02279</text:p>
          </table:table-cell>
          <table:table-cell office:value-type="float" office:value="1.57568989" calcext:value-type="float">
            <text:p>1.57568989</text:p>
          </table:table-cell>
          <table:table-cell office:value-type="float" office:value="0.761046185" calcext:value-type="float">
            <text:p>0.761046185</text:p>
          </table:table-cell>
          <table:table-cell office:value-type="float" office:value="0.239598307" calcext:value-type="float">
            <text:p>0.239598307</text:p>
          </table:table-cell>
          <table:table-cell office:value-type="float" office:value="0.195631198" calcext:value-type="float">
            <text:p>0.1956311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2.307002" calcext:value-type="float">
            <text:p>442.307002</text:p>
          </table:table-cell>
          <table:table-cell office:value-type="float" office:value="113.9799885" calcext:value-type="float">
            <text:p>113.9799885</text:p>
          </table:table-cell>
          <table:table-cell office:value-type="float" office:value="1.58848992" calcext:value-type="float">
            <text:p>1.58848992</text:p>
          </table:table-cell>
          <table:table-cell office:value-type="float" office:value="0.735278453" calcext:value-type="float">
            <text:p>0.735278453</text:p>
          </table:table-cell>
          <table:table-cell office:value-type="float" office:value="0.251560757" calcext:value-type="float">
            <text:p>0.251560757</text:p>
          </table:table-cell>
          <table:table-cell office:value-type="float" office:value="0.205398503" calcext:value-type="float">
            <text:p>0.2053985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2.302439" calcext:value-type="float">
            <text:p>442.302439</text:p>
          </table:table-cell>
          <table:table-cell office:value-type="float" office:value="113.9295965" calcext:value-type="float">
            <text:p>113.9295965</text:p>
          </table:table-cell>
          <table:table-cell office:value-type="float" office:value="1.64723371" calcext:value-type="float">
            <text:p>1.64723371</text:p>
          </table:table-cell>
          <table:table-cell office:value-type="float" office:value="0.78448982" calcext:value-type="float">
            <text:p>0.78448982</text:p>
          </table:table-cell>
          <table:table-cell office:value-type="float" office:value="0.466434487" calcext:value-type="float">
            <text:p>0.466434487</text:p>
          </table:table-cell>
          <table:table-cell office:value-type="float" office:value="0.380842168" calcext:value-type="float">
            <text:p>0.3808421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2.434024" calcext:value-type="float">
            <text:p>442.434024</text:p>
          </table:table-cell>
          <table:table-cell office:value-type="float" office:value="113.8817446" calcext:value-type="float">
            <text:p>113.8817446</text:p>
          </table:table-cell>
          <table:table-cell office:value-type="float" office:value="1.6672972" calcext:value-type="float">
            <text:p>1.6672972</text:p>
          </table:table-cell>
          <table:table-cell office:value-type="float" office:value="0.769904772" calcext:value-type="float">
            <text:p>0.769904772</text:p>
          </table:table-cell>
          <table:table-cell office:value-type="float" office:value="0.279415066" calcext:value-type="float">
            <text:p>0.279415066</text:p>
          </table:table-cell>
          <table:table-cell office:value-type="float" office:value="0.228141451" calcext:value-type="float">
            <text:p>0.2281414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2.582061" calcext:value-type="float">
            <text:p>442.582061</text:p>
          </table:table-cell>
          <table:table-cell office:value-type="float" office:value="114.1051606" calcext:value-type="float">
            <text:p>114.1051606</text:p>
          </table:table-cell>
          <table:table-cell office:value-type="float" office:value="1.76085653" calcext:value-type="float">
            <text:p>1.76085653</text:p>
          </table:table-cell>
          <table:table-cell office:value-type="float" office:value="0.77461247" calcext:value-type="float">
            <text:p>0.77461247</text:p>
          </table:table-cell>
          <table:table-cell office:value-type="float" office:value="0.592777336" calcext:value-type="float">
            <text:p>0.592777336</text:p>
          </table:table-cell>
          <table:table-cell office:value-type="float" office:value="0.484000681" calcext:value-type="float">
            <text:p>0.4840006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2.544199" calcext:value-type="float">
            <text:p>442.544199</text:p>
          </table:table-cell>
          <table:table-cell office:value-type="float" office:value="114.097858" calcext:value-type="float">
            <text:p>114.097858</text:p>
          </table:table-cell>
          <table:table-cell office:value-type="float" office:value="1.6969467" calcext:value-type="float">
            <text:p>1.6969467</text:p>
          </table:table-cell>
          <table:table-cell office:value-type="float" office:value="0.764437813" calcext:value-type="float">
            <text:p>0.764437813</text:p>
          </table:table-cell>
          <table:table-cell office:value-type="float" office:value="0.2258899" calcext:value-type="float">
            <text:p>0.2258899</text:p>
          </table:table-cell>
          <table:table-cell office:value-type="float" office:value="0.18443834" calcext:value-type="float">
            <text:p>0.184438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0.99678" calcext:value-type="float">
            <text:p>440.99678</text:p>
          </table:table-cell>
          <table:table-cell office:value-type="float" office:value="113.8200966" calcext:value-type="float">
            <text:p>113.8200966</text:p>
          </table:table-cell>
          <table:table-cell office:value-type="float" office:value="1.62413442" calcext:value-type="float">
            <text:p>1.62413442</text:p>
          </table:table-cell>
          <table:table-cell office:value-type="float" office:value="0.707453821" calcext:value-type="float">
            <text:p>0.707453821</text:p>
          </table:table-cell>
          <table:table-cell office:value-type="float" office:value="1.667372154" calcext:value-type="float">
            <text:p>1.667372154</text:p>
          </table:table-cell>
          <table:table-cell office:value-type="float" office:value="1.361403661" calcext:value-type="float">
            <text:p>1.3614036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8.733303" calcext:value-type="float">
            <text:p>438.733303</text:p>
          </table:table-cell>
          <table:table-cell office:value-type="float" office:value="113.2749814" calcext:value-type="float">
            <text:p>113.2749814</text:p>
          </table:table-cell>
          <table:table-cell office:value-type="float" office:value="1.61349667" calcext:value-type="float">
            <text:p>1.61349667</text:p>
          </table:table-cell>
          <table:table-cell office:value-type="float" office:value="0.723933454" calcext:value-type="float">
            <text:p>0.723933454</text:p>
          </table:table-cell>
          <table:table-cell office:value-type="float" office:value="1.64564212" calcext:value-type="float">
            <text:p>1.64564212</text:p>
          </table:table-cell>
          <table:table-cell office:value-type="float" office:value="1.34366116" calcext:value-type="float">
            <text:p>1.343661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3.19359" calcext:value-type="float">
            <text:p>433.19359</text:p>
          </table:table-cell>
          <table:table-cell office:value-type="float" office:value="111.9125867" calcext:value-type="float">
            <text:p>111.9125867</text:p>
          </table:table-cell>
          <table:table-cell office:value-type="float" office:value="1.62029295" calcext:value-type="float">
            <text:p>1.62029295</text:p>
          </table:table-cell>
          <table:table-cell office:value-type="float" office:value="0.751346812" calcext:value-type="float">
            <text:p>0.751346812</text:p>
          </table:table-cell>
          <table:table-cell office:value-type="float" office:value="4.21402248" calcext:value-type="float">
            <text:p>4.21402248</text:p>
          </table:table-cell>
          <table:table-cell office:value-type="float" office:value="3.44073478" calcext:value-type="float">
            <text:p>3.440734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31.109497" calcext:value-type="float">
            <text:p>431.109497</text:p>
          </table:table-cell>
          <table:table-cell office:value-type="float" office:value="111.1480894" calcext:value-type="float">
            <text:p>111.1480894</text:p>
          </table:table-cell>
          <table:table-cell office:value-type="float" office:value="1.6353866" calcext:value-type="float">
            <text:p>1.6353866</text:p>
          </table:table-cell>
          <table:table-cell office:value-type="float" office:value="0.751763086" calcext:value-type="float">
            <text:p>0.751763086</text:p>
          </table:table-cell>
          <table:table-cell office:value-type="float" office:value="1.50552127" calcext:value-type="float">
            <text:p>1.50552127</text:p>
          </table:table-cell>
          <table:table-cell office:value-type="float" office:value="1.22925294" calcext:value-type="float">
            <text:p>1.2292529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22.086387" calcext:value-type="float">
            <text:p>422.086387</text:p>
          </table:table-cell>
          <table:table-cell office:value-type="float" office:value="109.1122399" calcext:value-type="float">
            <text:p>109.1122399</text:p>
          </table:table-cell>
          <table:table-cell office:value-type="float" office:value="1.62940685" calcext:value-type="float">
            <text:p>1.62940685</text:p>
          </table:table-cell>
          <table:table-cell office:value-type="float" office:value="0.746907806" calcext:value-type="float">
            <text:p>0.746907806</text:p>
          </table:table-cell>
          <table:table-cell office:value-type="float" office:value="6.39650848" calcext:value-type="float">
            <text:p>6.39650848</text:p>
          </table:table-cell>
          <table:table-cell office:value-type="float" office:value="5.22272721" calcext:value-type="float">
            <text:p>5.222727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8.950417" calcext:value-type="float">
            <text:p>418.950417</text:p>
          </table:table-cell>
          <table:table-cell office:value-type="float" office:value="108.2744458" calcext:value-type="float">
            <text:p>108.2744458</text:p>
          </table:table-cell>
          <table:table-cell office:value-type="float" office:value="1.68504041" calcext:value-type="float">
            <text:p>1.68504041</text:p>
          </table:table-cell>
          <table:table-cell office:value-type="float" office:value="0.752021523" calcext:value-type="float">
            <text:p>0.752021523</text:p>
          </table:table-cell>
          <table:table-cell office:value-type="float" office:value="2.28282371" calcext:value-type="float">
            <text:p>2.28282371</text:p>
          </table:table-cell>
          <table:table-cell office:value-type="float" office:value="1.8639177" calcext:value-type="float">
            <text:p>1.86391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1.719208" calcext:value-type="float">
            <text:p>411.719208</text:p>
          </table:table-cell>
          <table:table-cell office:value-type="float" office:value="106.928445" calcext:value-type="float">
            <text:p>106.928445</text:p>
          </table:table-cell>
          <table:table-cell office:value-type="float" office:value="1.71408797" calcext:value-type="float">
            <text:p>1.71408797</text:p>
          </table:table-cell>
          <table:table-cell office:value-type="float" office:value="0.739694105" calcext:value-type="float">
            <text:p>0.739694105</text:p>
          </table:table-cell>
          <table:table-cell office:value-type="float" office:value="5.4018862" calcext:value-type="float">
            <text:p>5.4018862</text:p>
          </table:table-cell>
          <table:table-cell office:value-type="float" office:value="4.41062157" calcext:value-type="float">
            <text:p>4.410621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9.5347" calcext:value-type="float">
            <text:p>409.5347</text:p>
          </table:table-cell>
          <table:table-cell office:value-type="float" office:value="106.714276" calcext:value-type="float">
            <text:p>106.714276</text:p>
          </table:table-cell>
          <table:table-cell office:value-type="float" office:value="1.62795585" calcext:value-type="float">
            <text:p>1.62795585</text:p>
          </table:table-cell>
          <table:table-cell office:value-type="float" office:value="0.704681108" calcext:value-type="float">
            <text:p>0.704681108</text:p>
          </table:table-cell>
          <table:table-cell office:value-type="float" office:value="1.70114225" calcext:value-type="float">
            <text:p>1.70114225</text:p>
          </table:table-cell>
          <table:table-cell office:value-type="float" office:value="1.3889769" calcext:value-type="float">
            <text:p>1.38897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5.756704" calcext:value-type="float">
            <text:p>405.756704</text:p>
          </table:table-cell>
          <table:table-cell office:value-type="float" office:value="106.5176215" calcext:value-type="float">
            <text:p>106.5176215</text:p>
          </table:table-cell>
          <table:table-cell office:value-type="float" office:value="1.73216792" calcext:value-type="float">
            <text:p>1.73216792</text:p>
          </table:table-cell>
          <table:table-cell office:value-type="float" office:value="0.760544219" calcext:value-type="float">
            <text:p>0.760544219</text:p>
          </table:table-cell>
          <table:table-cell office:value-type="float" office:value="3.03470054" calcext:value-type="float">
            <text:p>3.03470054</text:p>
          </table:table-cell>
          <table:table-cell office:value-type="float" office:value="2.47782261" calcext:value-type="float">
            <text:p>2.477822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4.898256" calcext:value-type="float">
            <text:p>404.898256</text:p>
          </table:table-cell>
          <table:table-cell office:value-type="float" office:value="106.5561087" calcext:value-type="float">
            <text:p>106.5561087</text:p>
          </table:table-cell>
          <table:table-cell office:value-type="float" office:value="1.81559567" calcext:value-type="float">
            <text:p>1.81559567</text:p>
          </table:table-cell>
          <table:table-cell office:value-type="float" office:value="0.794025439" calcext:value-type="float">
            <text:p>0.794025439</text:p>
          </table:table-cell>
          <table:table-cell office:value-type="float" office:value="1.06120302" calcext:value-type="float">
            <text:p>1.06120302</text:p>
          </table:table-cell>
          <table:table-cell office:value-type="float" office:value="0.86646864" calcext:value-type="float">
            <text:p>0.8664686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4.370407" calcext:value-type="float">
            <text:p>404.370407</text:p>
          </table:table-cell>
          <table:table-cell office:value-type="float" office:value="106.6988292" calcext:value-type="float">
            <text:p>106.6988292</text:p>
          </table:table-cell>
          <table:table-cell office:value-type="float" office:value="1.84231404" calcext:value-type="float">
            <text:p>1.84231404</text:p>
          </table:table-cell>
          <table:table-cell office:value-type="float" office:value="0.801524647" calcext:value-type="float">
            <text:p>0.801524647</text:p>
          </table:table-cell>
          <table:table-cell office:value-type="float" office:value="1.77076651" calcext:value-type="float">
            <text:p>1.77076651</text:p>
          </table:table-cell>
          <table:table-cell office:value-type="float" office:value="1.44582483" calcext:value-type="float">
            <text:p>1.445824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4.676587" calcext:value-type="float">
            <text:p>404.676587</text:p>
          </table:table-cell>
          <table:table-cell office:value-type="float" office:value="106.6270816" calcext:value-type="float">
            <text:p>106.6270816</text:p>
          </table:table-cell>
          <table:table-cell office:value-type="float" office:value="1.81718655" calcext:value-type="float">
            <text:p>1.81718655</text:p>
          </table:table-cell>
          <table:table-cell office:value-type="float" office:value="0.798864477" calcext:value-type="float">
            <text:p>0.798864477</text:p>
          </table:table-cell>
          <table:table-cell office:value-type="float" office:value="0.26038275" calcext:value-type="float">
            <text:p>0.26038275</text:p>
          </table:table-cell>
          <table:table-cell office:value-type="float" office:value="0.21260162" calcext:value-type="float">
            <text:p>0.2126016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4.865736" calcext:value-type="float">
            <text:p>404.865736</text:p>
          </table:table-cell>
          <table:table-cell office:value-type="float" office:value="106.5929484" calcext:value-type="float">
            <text:p>106.5929484</text:p>
          </table:table-cell>
          <table:table-cell office:value-type="float" office:value="1.680788563" calcext:value-type="float">
            <text:p>1.680788563</text:p>
          </table:table-cell>
          <table:table-cell office:value-type="float" office:value="0.733455544" calcext:value-type="float">
            <text:p>0.733455544</text:p>
          </table:table-cell>
          <table:table-cell office:value-type="float" office:value="0.972895282" calcext:value-type="float">
            <text:p>0.972895282</text:p>
          </table:table-cell>
          <table:table-cell office:value-type="float" office:value="0.794365679" calcext:value-type="float">
            <text:p>0.79436567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4.68858" calcext:value-type="float">
            <text:p>404.68858</text:p>
          </table:table-cell>
          <table:table-cell office:value-type="float" office:value="106.61258" calcext:value-type="float">
            <text:p>106.61258</text:p>
          </table:table-cell>
          <table:table-cell office:value-type="float" office:value="1.635031323" calcext:value-type="float">
            <text:p>1.635031323</text:p>
          </table:table-cell>
          <table:table-cell office:value-type="float" office:value="0.695284997" calcext:value-type="float">
            <text:p>0.695284997</text:p>
          </table:table-cell>
          <table:table-cell office:value-type="float" office:value="0.738049634" calcext:value-type="float">
            <text:p>0.738049634</text:p>
          </table:table-cell>
          <table:table-cell office:value-type="float" office:value="0.60261499" calcext:value-type="float">
            <text:p>0.6026149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3.923906" calcext:value-type="float">
            <text:p>403.923906</text:p>
          </table:table-cell>
          <table:table-cell office:value-type="float" office:value="106.7538838" calcext:value-type="float">
            <text:p>106.7538838</text:p>
          </table:table-cell>
          <table:table-cell office:value-type="float" office:value="1.68310107" calcext:value-type="float">
            <text:p>1.68310107</text:p>
          </table:table-cell>
          <table:table-cell office:value-type="float" office:value="0.763509241" calcext:value-type="float">
            <text:p>0.763509241</text:p>
          </table:table-cell>
          <table:table-cell office:value-type="float" office:value="0.842449583" calcext:value-type="float">
            <text:p>0.842449583</text:p>
          </table:table-cell>
          <table:table-cell office:value-type="float" office:value="0.687857196" calcext:value-type="float">
            <text:p>0.68785719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3.81175" calcext:value-type="float">
            <text:p>403.81175</text:p>
          </table:table-cell>
          <table:table-cell office:value-type="float" office:value="106.7086084" calcext:value-type="float">
            <text:p>106.7086084</text:p>
          </table:table-cell>
          <table:table-cell office:value-type="float" office:value="1.63329758" calcext:value-type="float">
            <text:p>1.63329758</text:p>
          </table:table-cell>
          <table:table-cell office:value-type="float" office:value="0.739369992" calcext:value-type="float">
            <text:p>0.739369992</text:p>
          </table:table-cell>
          <table:table-cell office:value-type="float" office:value="0.311785304" calcext:value-type="float">
            <text:p>0.311785304</text:p>
          </table:table-cell>
          <table:table-cell office:value-type="float" office:value="0.254571633" calcext:value-type="float">
            <text:p>0.2545716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3.268008" calcext:value-type="float">
            <text:p>403.268008</text:p>
          </table:table-cell>
          <table:table-cell office:value-type="float" office:value="106.9572614" calcext:value-type="float">
            <text:p>106.9572614</text:p>
          </table:table-cell>
          <table:table-cell office:value-type="float" office:value="1.58914365" calcext:value-type="float">
            <text:p>1.58914365</text:p>
          </table:table-cell>
          <table:table-cell office:value-type="float" office:value="0.74258007" calcext:value-type="float">
            <text:p>0.74258007</text:p>
          </table:table-cell>
          <table:table-cell office:value-type="float" office:value="0.807796185" calcext:value-type="float">
            <text:p>0.807796185</text:p>
          </table:table-cell>
          <table:table-cell office:value-type="float" office:value="0.659562804" calcext:value-type="float">
            <text:p>0.65956280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3.291925" calcext:value-type="float">
            <text:p>403.291925</text:p>
          </table:table-cell>
          <table:table-cell office:value-type="float" office:value="106.9022334" calcext:value-type="float">
            <text:p>106.9022334</text:p>
          </table:table-cell>
          <table:table-cell office:value-type="float" office:value="1.58346117" calcext:value-type="float">
            <text:p>1.58346117</text:p>
          </table:table-cell>
          <table:table-cell office:value-type="float" office:value="0.762779568" calcext:value-type="float">
            <text:p>0.762779568</text:p>
          </table:table-cell>
          <table:table-cell office:value-type="float" office:value="0.21152987" calcext:value-type="float">
            <text:p>0.21152987</text:p>
          </table:table-cell>
          <table:table-cell office:value-type="float" office:value="0.172713417" calcext:value-type="float">
            <text:p>0.1727134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2.712487" calcext:value-type="float">
            <text:p>402.712487</text:p>
          </table:table-cell>
          <table:table-cell office:value-type="float" office:value="107.0766939" calcext:value-type="float">
            <text:p>107.0766939</text:p>
          </table:table-cell>
          <table:table-cell office:value-type="float" office:value="1.53243134" calcext:value-type="float">
            <text:p>1.53243134</text:p>
          </table:table-cell>
          <table:table-cell office:value-type="float" office:value="0.796069391" calcext:value-type="float">
            <text:p>0.796069391</text:p>
          </table:table-cell>
          <table:table-cell office:value-type="float" office:value="0.757867081" calcext:value-type="float">
            <text:p>0.757867081</text:p>
          </table:table-cell>
          <table:table-cell office:value-type="float" office:value="0.618795878" calcext:value-type="float">
            <text:p>0.6187958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2.708384" calcext:value-type="float">
            <text:p>402.708384</text:p>
          </table:table-cell>
          <table:table-cell office:value-type="float" office:value="107.1732409" calcext:value-type="float">
            <text:p>107.1732409</text:p>
          </table:table-cell>
          <table:table-cell office:value-type="float" office:value="1.52628249" calcext:value-type="float">
            <text:p>1.52628249</text:p>
          </table:table-cell>
          <table:table-cell office:value-type="float" office:value="0.877335367" calcext:value-type="float">
            <text:p>0.877335367</text:p>
          </table:table-cell>
          <table:table-cell office:value-type="float" office:value="0.331844624" calcext:value-type="float">
            <text:p>0.331844624</text:p>
          </table:table-cell>
          <table:table-cell office:value-type="float" office:value="0.270950002" calcext:value-type="float">
            <text:p>0.27095000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2.386543" calcext:value-type="float">
            <text:p>402.386543</text:p>
          </table:table-cell>
          <table:table-cell office:value-type="float" office:value="107.4302675" calcext:value-type="float">
            <text:p>107.4302675</text:p>
          </table:table-cell>
          <table:table-cell office:value-type="float" office:value="1.512682474" calcext:value-type="float">
            <text:p>1.512682474</text:p>
          </table:table-cell>
          <table:table-cell office:value-type="float" office:value="0.871897801" calcext:value-type="float">
            <text:p>0.871897801</text:p>
          </table:table-cell>
          <table:table-cell office:value-type="float" office:value="0.671114529" calcext:value-type="float">
            <text:p>0.671114529</text:p>
          </table:table-cell>
          <table:table-cell office:value-type="float" office:value="0.547962726" calcext:value-type="float">
            <text:p>0.5479627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0.883407" calcext:value-type="float">
            <text:p>400.883407</text:p>
          </table:table-cell>
          <table:table-cell office:value-type="float" office:value="107.2421409" calcext:value-type="float">
            <text:p>107.2421409</text:p>
          </table:table-cell>
          <table:table-cell office:value-type="float" office:value="1.541732994" calcext:value-type="float">
            <text:p>1.541732994</text:p>
          </table:table-cell>
          <table:table-cell office:value-type="float" office:value="0.924411046" calcext:value-type="float">
            <text:p>0.924411046</text:p>
          </table:table-cell>
          <table:table-cell office:value-type="float" office:value="1.849021826" calcext:value-type="float">
            <text:p>1.849021826</text:p>
          </table:table-cell>
          <table:table-cell office:value-type="float" office:value="1.50971999" calcext:value-type="float">
            <text:p>1.509719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99.632788" calcext:value-type="float">
            <text:p>399.632788</text:p>
          </table:table-cell>
          <table:table-cell office:value-type="float" office:value="107.3335805" calcext:value-type="float">
            <text:p>107.3335805</text:p>
          </table:table-cell>
          <table:table-cell office:value-type="float" office:value="1.56040544" calcext:value-type="float">
            <text:p>1.56040544</text:p>
          </table:table-cell>
          <table:table-cell office:value-type="float" office:value="0.935344365" calcext:value-type="float">
            <text:p>0.935344365</text:p>
          </table:table-cell>
          <table:table-cell office:value-type="float" office:value="2.52526533" calcext:value-type="float">
            <text:p>2.52526533</text:p>
          </table:table-cell>
          <table:table-cell office:value-type="float" office:value="2.06187057" calcext:value-type="float">
            <text:p>2.0618705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7.522219" calcext:value-type="float">
            <text:p>397.522219</text:p>
          </table:table-cell>
          <table:table-cell office:value-type="float" office:value="107.3874129" calcext:value-type="float">
            <text:p>107.3874129</text:p>
          </table:table-cell>
          <table:table-cell office:value-type="float" office:value="1.527662" calcext:value-type="float">
            <text:p>1.527662</text:p>
          </table:table-cell>
          <table:table-cell office:value-type="float" office:value="0.874563559" calcext:value-type="float">
            <text:p>0.874563559</text:p>
          </table:table-cell>
          <table:table-cell office:value-type="float" office:value="2.438472" calcext:value-type="float">
            <text:p>2.438472</text:p>
          </table:table-cell>
          <table:table-cell office:value-type="float" office:value="1.99100413" calcext:value-type="float">
            <text:p>1.991004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93.726116" calcext:value-type="float">
            <text:p>393.726116</text:p>
          </table:table-cell>
          <table:table-cell office:value-type="float" office:value="106.6715473" calcext:value-type="float">
            <text:p>106.6715473</text:p>
          </table:table-cell>
          <table:table-cell office:value-type="float" office:value="1.52702618" calcext:value-type="float">
            <text:p>1.52702618</text:p>
          </table:table-cell>
          <table:table-cell office:value-type="float" office:value="0.869312063" calcext:value-type="float">
            <text:p>0.869312063</text:p>
          </table:table-cell>
          <table:table-cell office:value-type="float" office:value="5.45832692" calcext:value-type="float">
            <text:p>5.45832692</text:p>
          </table:table-cell>
          <table:table-cell office:value-type="float" office:value="4.45670539" calcext:value-type="float">
            <text:p>4.4567053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1.000445" calcext:value-type="float">
            <text:p>391.000445</text:p>
          </table:table-cell>
          <table:table-cell office:value-type="float" office:value="106.9405759" calcext:value-type="float">
            <text:p>106.9405759</text:p>
          </table:table-cell>
          <table:table-cell office:value-type="float" office:value="1.59545608" calcext:value-type="float">
            <text:p>1.59545608</text:p>
          </table:table-cell>
          <table:table-cell office:value-type="float" office:value="0.960718044" calcext:value-type="float">
            <text:p>0.960718044</text:p>
          </table:table-cell>
          <table:table-cell office:value-type="float" office:value="3.02708333" calcext:value-type="float">
            <text:p>3.02708333</text:p>
          </table:table-cell>
          <table:table-cell office:value-type="float" office:value="2.47160319" calcext:value-type="float">
            <text:p>2.4716031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87.243097" calcext:value-type="float">
            <text:p>387.243097</text:p>
          </table:table-cell>
          <table:table-cell office:value-type="float" office:value="106.6327999" calcext:value-type="float">
            <text:p>106.6327999</text:p>
          </table:table-cell>
          <table:table-cell office:value-type="float" office:value="1.59584368" calcext:value-type="float">
            <text:p>1.59584368</text:p>
          </table:table-cell>
          <table:table-cell office:value-type="float" office:value="0.960177188" calcext:value-type="float">
            <text:p>0.960177188</text:p>
          </table:table-cell>
          <table:table-cell office:value-type="float" office:value="5.5842408" calcext:value-type="float">
            <text:p>5.5842408</text:p>
          </table:table-cell>
          <table:table-cell office:value-type="float" office:value="4.55951361" calcext:value-type="float">
            <text:p>4.5595136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83.941829" calcext:value-type="float">
            <text:p>383.941829</text:p>
          </table:table-cell>
          <table:table-cell office:value-type="float" office:value="106.833502" calcext:value-type="float">
            <text:p>106.833502</text:p>
          </table:table-cell>
          <table:table-cell office:value-type="float" office:value="1.62907366" calcext:value-type="float">
            <text:p>1.62907366</text:p>
          </table:table-cell>
          <table:table-cell office:value-type="float" office:value="0.941228679" calcext:value-type="float">
            <text:p>0.941228679</text:p>
          </table:table-cell>
          <table:table-cell office:value-type="float" office:value="3.36151874" calcext:value-type="float">
            <text:p>3.36151874</text:p>
          </table:table-cell>
          <table:table-cell office:value-type="float" office:value="2.74466862" calcext:value-type="float">
            <text:p>2.7446686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81.199956" calcext:value-type="float">
            <text:p>381.199956</text:p>
          </table:table-cell>
          <table:table-cell office:value-type="float" office:value="106.8154755" calcext:value-type="float">
            <text:p>106.8154755</text:p>
          </table:table-cell>
          <table:table-cell office:value-type="float" office:value="1.626220973" calcext:value-type="float">
            <text:p>1.626220973</text:p>
          </table:table-cell>
          <table:table-cell office:value-type="float" office:value="0.944722613" calcext:value-type="float">
            <text:p>0.944722613</text:p>
          </table:table-cell>
          <table:table-cell office:value-type="float" office:value="4.99070463" calcext:value-type="float">
            <text:p>4.99070463</text:p>
          </table:table-cell>
          <table:table-cell office:value-type="float" office:value="4.07489335" calcext:value-type="float">
            <text:p>4.074893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9.105166" calcext:value-type="float">
            <text:p>379.105166</text:p>
          </table:table-cell>
          <table:table-cell office:value-type="float" office:value="107.3621435" calcext:value-type="float">
            <text:p>107.3621435</text:p>
          </table:table-cell>
          <table:table-cell office:value-type="float" office:value="1.637447923" calcext:value-type="float">
            <text:p>1.637447923</text:p>
          </table:table-cell>
          <table:table-cell office:value-type="float" office:value="0.942768287" calcext:value-type="float">
            <text:p>0.942768287</text:p>
          </table:table-cell>
          <table:table-cell office:value-type="float" office:value="3.06836392" calcext:value-type="float">
            <text:p>3.06836392</text:p>
          </table:table-cell>
          <table:table-cell office:value-type="float" office:value="2.50530868" calcext:value-type="float">
            <text:p>2.505308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78.183287" calcext:value-type="float">
            <text:p>378.183287</text:p>
          </table:table-cell>
          <table:table-cell office:value-type="float" office:value="107.657908" calcext:value-type="float">
            <text:p>107.657908</text:p>
          </table:table-cell>
          <table:table-cell office:value-type="float" office:value="1.64638412" calcext:value-type="float">
            <text:p>1.64638412</text:p>
          </table:table-cell>
          <table:table-cell office:value-type="float" office:value="0.94547875" calcext:value-type="float">
            <text:p>0.94547875</text:p>
          </table:table-cell>
          <table:table-cell office:value-type="float" office:value="2.49956933" calcext:value-type="float">
            <text:p>2.49956933</text:p>
          </table:table-cell>
          <table:table-cell office:value-type="float" office:value="2.04088985" calcext:value-type="float">
            <text:p>2.0408898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77.426304" calcext:value-type="float">
            <text:p>377.426304</text:p>
          </table:table-cell>
          <table:table-cell office:value-type="float" office:value="108.059806" calcext:value-type="float">
            <text:p>108.059806</text:p>
          </table:table-cell>
          <table:table-cell office:value-type="float" office:value="1.65467795" calcext:value-type="float">
            <text:p>1.65467795</text:p>
          </table:table-cell>
          <table:table-cell office:value-type="float" office:value="0.894884833" calcext:value-type="float">
            <text:p>0.894884833</text:p>
          </table:table-cell>
          <table:table-cell office:value-type="float" office:value="2.06721971" calcext:value-type="float">
            <text:p>2.06721971</text:p>
          </table:table-cell>
          <table:table-cell office:value-type="float" office:value="1.6878778" calcext:value-type="float">
            <text:p>1.687877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77.152811" calcext:value-type="float">
            <text:p>377.152811</text:p>
          </table:table-cell>
          <table:table-cell office:value-type="float" office:value="107.798278" calcext:value-type="float">
            <text:p>107.798278</text:p>
          </table:table-cell>
          <table:table-cell office:value-type="float" office:value="1.60723266" calcext:value-type="float">
            <text:p>1.60723266</text:p>
          </table:table-cell>
          <table:table-cell office:value-type="float" office:value="0.873126317" calcext:value-type="float">
            <text:p>0.873126317</text:p>
          </table:table-cell>
          <table:table-cell office:value-type="float" office:value="1.43882239" calcext:value-type="float">
            <text:p>1.43882239</text:p>
          </table:table-cell>
          <table:table-cell office:value-type="float" office:value="1.17479351" calcext:value-type="float">
            <text:p>1.1747935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77.458338" calcext:value-type="float">
            <text:p>377.458338</text:p>
          </table:table-cell>
          <table:table-cell office:value-type="float" office:value="107.3723304" calcext:value-type="float">
            <text:p>107.3723304</text:p>
          </table:table-cell>
          <table:table-cell office:value-type="float" office:value="1.48609575" calcext:value-type="float">
            <text:p>1.48609575</text:p>
          </table:table-cell>
          <table:table-cell office:value-type="float" office:value="0.737679869" calcext:value-type="float">
            <text:p>0.737679869</text:p>
          </table:table-cell>
          <table:table-cell office:value-type="float" office:value="0.74560601" calcext:value-type="float">
            <text:p>0.74560601</text:p>
          </table:table-cell>
          <table:table-cell office:value-type="float" office:value="0.608784743" calcext:value-type="float">
            <text:p>0.60878474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77.767385" calcext:value-type="float">
            <text:p>377.767385</text:p>
          </table:table-cell>
          <table:table-cell office:value-type="float" office:value="107.276919" calcext:value-type="float">
            <text:p>107.276919</text:p>
          </table:table-cell>
          <table:table-cell office:value-type="float" office:value="1.56201056" calcext:value-type="float">
            <text:p>1.56201056</text:p>
          </table:table-cell>
          <table:table-cell office:value-type="float" office:value="0.762131287" calcext:value-type="float">
            <text:p>0.762131287</text:p>
          </table:table-cell>
          <table:table-cell office:value-type="float" office:value="0.43376432" calcext:value-type="float">
            <text:p>0.43376432</text:p>
          </table:table-cell>
          <table:table-cell office:value-type="float" office:value="0.354167079" calcext:value-type="float">
            <text:p>0.35416707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77.461548" calcext:value-type="float">
            <text:p>377.461548</text:p>
          </table:table-cell>
          <table:table-cell office:value-type="float" office:value="106.879717" calcext:value-type="float">
            <text:p>106.879717</text:p>
          </table:table-cell>
          <table:table-cell office:value-type="float" office:value="1.63354007" calcext:value-type="float">
            <text:p>1.63354007</text:p>
          </table:table-cell>
          <table:table-cell office:value-type="float" office:value="0.760204284" calcext:value-type="float">
            <text:p>0.760204284</text:p>
          </table:table-cell>
          <table:table-cell office:value-type="float" office:value="0.56336587" calcext:value-type="float">
            <text:p>0.56336587</text:p>
          </table:table-cell>
          <table:table-cell office:value-type="float" office:value="0.45998632" calcext:value-type="float">
            <text:p>0.4599863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77.689966" calcext:value-type="float">
            <text:p>377.689966</text:p>
          </table:table-cell>
          <table:table-cell office:value-type="float" office:value="106.9739125" calcext:value-type="float">
            <text:p>106.9739125</text:p>
          </table:table-cell>
          <table:table-cell office:value-type="float" office:value="1.70422284" calcext:value-type="float">
            <text:p>1.70422284</text:p>
          </table:table-cell>
          <table:table-cell office:value-type="float" office:value="0.83746749" calcext:value-type="float">
            <text:p>0.83746749</text:p>
          </table:table-cell>
          <table:table-cell office:value-type="float" office:value="0.565988066" calcext:value-type="float">
            <text:p>0.565988066</text:p>
          </table:table-cell>
          <table:table-cell office:value-type="float" office:value="0.462127306" calcext:value-type="float">
            <text:p>0.46212730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77.158025" calcext:value-type="float">
            <text:p>377.158025</text:p>
          </table:table-cell>
          <table:table-cell office:value-type="float" office:value="106.6475175" calcext:value-type="float">
            <text:p>106.6475175</text:p>
          </table:table-cell>
          <table:table-cell office:value-type="float" office:value="1.68150688" calcext:value-type="float">
            <text:p>1.68150688</text:p>
          </table:table-cell>
          <table:table-cell office:value-type="float" office:value="0.830140897" calcext:value-type="float">
            <text:p>0.830140897</text:p>
          </table:table-cell>
          <table:table-cell office:value-type="float" office:value="0.60801165" calcext:value-type="float">
            <text:p>0.60801165</text:p>
          </table:table-cell>
          <table:table-cell office:value-type="float" office:value="0.496439426" calcext:value-type="float">
            <text:p>0.49643942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77.216595" calcext:value-type="float">
            <text:p>377.216595</text:p>
          </table:table-cell>
          <table:table-cell office:value-type="float" office:value="106.757244" calcext:value-type="float">
            <text:p>106.757244</text:p>
          </table:table-cell>
          <table:table-cell office:value-type="float" office:value="1.62331666" calcext:value-type="float">
            <text:p>1.62331666</text:p>
          </table:table-cell>
          <table:table-cell office:value-type="float" office:value="0.872195541" calcext:value-type="float">
            <text:p>0.872195541</text:p>
          </table:table-cell>
          <table:table-cell office:value-type="float" office:value="0.45263443" calcext:value-type="float">
            <text:p>0.45263443</text:p>
          </table:table-cell>
          <table:table-cell office:value-type="float" office:value="0.369574456" calcext:value-type="float">
            <text:p>0.3695744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76.835087" calcext:value-type="float">
            <text:p>376.835087</text:p>
          </table:table-cell>
          <table:table-cell office:value-type="float" office:value="106.4728194" calcext:value-type="float">
            <text:p>106.4728194</text:p>
          </table:table-cell>
          <table:table-cell office:value-type="float" office:value="1.610266967" calcext:value-type="float">
            <text:p>1.610266967</text:p>
          </table:table-cell>
          <table:table-cell office:value-type="float" office:value="0.893923664" calcext:value-type="float">
            <text:p>0.893923664</text:p>
          </table:table-cell>
          <table:table-cell office:value-type="float" office:value="0.474977771" calcext:value-type="float">
            <text:p>0.474977771</text:p>
          </table:table-cell>
          <table:table-cell office:value-type="float" office:value="0.387817729" calcext:value-type="float">
            <text:p>0.38781772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76.806699" calcext:value-type="float">
            <text:p>376.806699</text:p>
          </table:table-cell>
          <table:table-cell office:value-type="float" office:value="106.5918174" calcext:value-type="float">
            <text:p>106.5918174</text:p>
          </table:table-cell>
          <table:table-cell office:value-type="float" office:value="1.577449397" calcext:value-type="float">
            <text:p>1.577449397</text:p>
          </table:table-cell>
          <table:table-cell office:value-type="float" office:value="0.94168936" calcext:value-type="float">
            <text:p>0.94168936</text:p>
          </table:table-cell>
          <table:table-cell office:value-type="float" office:value="0.397568383" calcext:value-type="float">
            <text:p>0.397568383</text:p>
          </table:table-cell>
          <table:table-cell office:value-type="float" office:value="0.324613228" calcext:value-type="float">
            <text:p>0.32461322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76.312906" calcext:value-type="float">
            <text:p>376.312906</text:p>
          </table:table-cell>
          <table:table-cell office:value-type="float" office:value="106.3794185" calcext:value-type="float">
            <text:p>106.3794185</text:p>
          </table:table-cell>
          <table:table-cell office:value-type="float" office:value="1.577702145" calcext:value-type="float">
            <text:p>1.577702145</text:p>
          </table:table-cell>
          <table:table-cell office:value-type="float" office:value="0.966282135" calcext:value-type="float">
            <text:p>0.966282135</text:p>
          </table:table-cell>
          <table:table-cell office:value-type="float" office:value="0.53634477" calcext:value-type="float">
            <text:p>0.53634477</text:p>
          </table:table-cell>
          <table:table-cell office:value-type="float" office:value="0.437923669" calcext:value-type="float">
            <text:p>0.43792366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76.049916" calcext:value-type="float">
            <text:p>376.049916</text:p>
          </table:table-cell>
          <table:table-cell office:value-type="float" office:value="106.3206295" calcext:value-type="float">
            <text:p>106.3206295</text:p>
          </table:table-cell>
          <table:table-cell office:value-type="float" office:value="1.565064025" calcext:value-type="float">
            <text:p>1.565064025</text:p>
          </table:table-cell>
          <table:table-cell office:value-type="float" office:value="0.962028145" calcext:value-type="float">
            <text:p>0.962028145</text:p>
          </table:table-cell>
          <table:table-cell office:value-type="float" office:value="0.563377523" calcext:value-type="float">
            <text:p>0.563377523</text:p>
          </table:table-cell>
          <table:table-cell office:value-type="float" office:value="0.45999582" calcext:value-type="float">
            <text:p>0.4599958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5.233038" calcext:value-type="float">
            <text:p>375.233038</text:p>
          </table:table-cell>
          <table:table-cell office:value-type="float" office:value="106.5818075" calcext:value-type="float">
            <text:p>106.5818075</text:p>
          </table:table-cell>
          <table:table-cell office:value-type="float" office:value="1.556352824" calcext:value-type="float">
            <text:p>1.556352824</text:p>
          </table:table-cell>
          <table:table-cell office:value-type="float" office:value="0.982997773" calcext:value-type="float">
            <text:p>0.982997773</text:p>
          </table:table-cell>
          <table:table-cell office:value-type="float" office:value="0.98757232" calcext:value-type="float">
            <text:p>0.98757232</text:p>
          </table:table-cell>
          <table:table-cell office:value-type="float" office:value="0.80634944" calcext:value-type="float">
            <text:p>0.8063494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72.783953" calcext:value-type="float">
            <text:p>372.783953</text:p>
          </table:table-cell>
          <table:table-cell office:value-type="float" office:value="106.1455691" calcext:value-type="float">
            <text:p>106.1455691</text:p>
          </table:table-cell>
          <table:table-cell office:value-type="float" office:value="1.578472694" calcext:value-type="float">
            <text:p>1.578472694</text:p>
          </table:table-cell>
          <table:table-cell office:value-type="float" office:value="0.969679256" calcext:value-type="float">
            <text:p>0.969679256</text:p>
          </table:table-cell>
          <table:table-cell office:value-type="float" office:value="2.27100663" calcext:value-type="float">
            <text:p>2.27100663</text:p>
          </table:table-cell>
          <table:table-cell office:value-type="float" office:value="1.85426915" calcext:value-type="float">
            <text:p>1.8542691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71.025115" calcext:value-type="float">
            <text:p>371.025115</text:p>
          </table:table-cell>
          <table:table-cell office:value-type="float" office:value="106.8514996" calcext:value-type="float">
            <text:p>106.8514996</text:p>
          </table:table-cell>
          <table:table-cell office:value-type="float" office:value="1.57735946" calcext:value-type="float">
            <text:p>1.57735946</text:p>
          </table:table-cell>
          <table:table-cell office:value-type="float" office:value="0.981700996" calcext:value-type="float">
            <text:p>0.981700996</text:p>
          </table:table-cell>
          <table:table-cell office:value-type="float" office:value="2.06069397" calcext:value-type="float">
            <text:p>2.06069397</text:p>
          </table:table-cell>
          <table:table-cell office:value-type="float" office:value="1.68254955" calcext:value-type="float">
            <text:p>1.6825495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67.908251" calcext:value-type="float">
            <text:p>367.908251</text:p>
          </table:table-cell>
          <table:table-cell office:value-type="float" office:value="106.3456472" calcext:value-type="float">
            <text:p>106.3456472</text:p>
          </table:table-cell>
          <table:table-cell office:value-type="float" office:value="1.56814773" calcext:value-type="float">
            <text:p>1.56814773</text:p>
          </table:table-cell>
          <table:table-cell office:value-type="float" office:value="0.970392209" calcext:value-type="float">
            <text:p>0.970392209</text:p>
          </table:table-cell>
          <table:table-cell office:value-type="float" office:value="2.89873466" calcext:value-type="float">
            <text:p>2.89873466</text:p>
          </table:table-cell>
          <table:table-cell office:value-type="float" office:value="2.3668069" calcext:value-type="float">
            <text:p>2.36680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65.368075" calcext:value-type="float">
            <text:p>365.368075</text:p>
          </table:table-cell>
          <table:table-cell office:value-type="float" office:value="107.2059441" calcext:value-type="float">
            <text:p>107.2059441</text:p>
          </table:table-cell>
          <table:table-cell office:value-type="float" office:value="1.571677984" calcext:value-type="float">
            <text:p>1.571677984</text:p>
          </table:table-cell>
          <table:table-cell office:value-type="float" office:value="0.986272996" calcext:value-type="float">
            <text:p>0.986272996</text:p>
          </table:table-cell>
          <table:table-cell office:value-type="float" office:value="2.88543833" calcext:value-type="float">
            <text:p>2.88543833</text:p>
          </table:table-cell>
          <table:table-cell office:value-type="float" office:value="2.35595047" calcext:value-type="float">
            <text:p>2.355950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61.819804" calcext:value-type="float">
            <text:p>361.819804</text:p>
          </table:table-cell>
          <table:table-cell office:value-type="float" office:value="106.7146231" calcext:value-type="float">
            <text:p>106.7146231</text:p>
          </table:table-cell>
          <table:table-cell office:value-type="float" office:value="1.577661024" calcext:value-type="float">
            <text:p>1.577661024</text:p>
          </table:table-cell>
          <table:table-cell office:value-type="float" office:value="0.98447744" calcext:value-type="float">
            <text:p>0.98447744</text:p>
          </table:table-cell>
          <table:table-cell office:value-type="float" office:value="3.28729691" calcext:value-type="float">
            <text:p>3.28729691</text:p>
          </table:table-cell>
          <table:table-cell office:value-type="float" office:value="2.68406669" calcext:value-type="float">
            <text:p>2.684066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59.437939" calcext:value-type="float">
            <text:p>359.437939</text:p>
          </table:table-cell>
          <table:table-cell office:value-type="float" office:value="107.5317812" calcext:value-type="float">
            <text:p>107.5317812</text:p>
          </table:table-cell>
          <table:table-cell office:value-type="float" office:value="1.57816367" calcext:value-type="float">
            <text:p>1.57816367</text:p>
          </table:table-cell>
          <table:table-cell office:value-type="float" office:value="1.009109975" calcext:value-type="float">
            <text:p>1.009109975</text:p>
          </table:table-cell>
          <table:table-cell office:value-type="float" office:value="2.94834711" calcext:value-type="float">
            <text:p>2.94834711</text:p>
          </table:table-cell>
          <table:table-cell office:value-type="float" office:value="2.40731528" calcext:value-type="float">
            <text:p>2.4073152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56.508438" calcext:value-type="float">
            <text:p>356.508438</text:p>
          </table:table-cell>
          <table:table-cell office:value-type="float" office:value="107.260004" calcext:value-type="float">
            <text:p>107.260004</text:p>
          </table:table-cell>
          <table:table-cell office:value-type="float" office:value="1.55152353" calcext:value-type="float">
            <text:p>1.55152353</text:p>
          </table:table-cell>
          <table:table-cell office:value-type="float" office:value="1.005001294" calcext:value-type="float">
            <text:p>1.005001294</text:p>
          </table:table-cell>
          <table:table-cell office:value-type="float" office:value="2.8551598" calcext:value-type="float">
            <text:p>2.8551598</text:p>
          </table:table-cell>
          <table:table-cell office:value-type="float" office:value="2.33122821" calcext:value-type="float">
            <text:p>2.3312282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54.391584" calcext:value-type="float">
            <text:p>354.391584</text:p>
          </table:table-cell>
          <table:table-cell office:value-type="float" office:value="107.909692" calcext:value-type="float">
            <text:p>107.909692</text:p>
          </table:table-cell>
          <table:table-cell office:value-type="float" office:value="1.5534767" calcext:value-type="float">
            <text:p>1.5534767</text:p>
          </table:table-cell>
          <table:table-cell office:value-type="float" office:value="1.016676647" calcext:value-type="float">
            <text:p>1.016676647</text:p>
          </table:table-cell>
          <table:table-cell office:value-type="float" office:value="2.43235081" calcext:value-type="float">
            <text:p>2.43235081</text:p>
          </table:table-cell>
          <table:table-cell office:value-type="float" office:value="1.98600612" calcext:value-type="float">
            <text:p>1.9860061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53.00423" calcext:value-type="float">
            <text:p>353.00423</text:p>
          </table:table-cell>
          <table:table-cell office:value-type="float" office:value="108.2614836" calcext:value-type="float">
            <text:p>108.2614836</text:p>
          </table:table-cell>
          <table:table-cell office:value-type="float" office:value="1.58155482" calcext:value-type="float">
            <text:p>1.58155482</text:p>
          </table:table-cell>
          <table:table-cell office:value-type="float" office:value="1.025953536" calcext:value-type="float">
            <text:p>1.025953536</text:p>
          </table:table-cell>
          <table:table-cell office:value-type="float" office:value="1.80966827" calcext:value-type="float">
            <text:p>1.80966827</text:p>
          </table:table-cell>
          <table:table-cell office:value-type="float" office:value="1.47758795" calcext:value-type="float">
            <text:p>1.4775879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52.436546" calcext:value-type="float">
            <text:p>352.436546</text:p>
          </table:table-cell>
          <table:table-cell office:value-type="float" office:value="108.288589" calcext:value-type="float">
            <text:p>108.288589</text:p>
          </table:table-cell>
          <table:table-cell office:value-type="float" office:value="1.5689766" calcext:value-type="float">
            <text:p>1.5689766</text:p>
          </table:table-cell>
          <table:table-cell office:value-type="float" office:value="1.038056481" calcext:value-type="float">
            <text:p>1.038056481</text:p>
          </table:table-cell>
          <table:table-cell office:value-type="float" office:value="1.04408137" calcext:value-type="float">
            <text:p>1.04408137</text:p>
          </table:table-cell>
          <table:table-cell office:value-type="float" office:value="0.85248888" calcext:value-type="float">
            <text:p>0.8524888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52.210526" calcext:value-type="float">
            <text:p>352.210526</text:p>
          </table:table-cell>
          <table:table-cell office:value-type="float" office:value="108.544181" calcext:value-type="float">
            <text:p>108.544181</text:p>
          </table:table-cell>
          <table:table-cell office:value-type="float" office:value="1.61977623" calcext:value-type="float">
            <text:p>1.61977623</text:p>
          </table:table-cell>
          <table:table-cell office:value-type="float" office:value="1.037049117" calcext:value-type="float">
            <text:p>1.037049117</text:p>
          </table:table-cell>
          <table:table-cell office:value-type="float" office:value="0.862083373" calcext:value-type="float">
            <text:p>0.862083373</text:p>
          </table:table-cell>
          <table:table-cell office:value-type="float" office:value="0.703888116" calcext:value-type="float">
            <text:p>0.70388811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52.815592" calcext:value-type="float">
            <text:p>352.815592</text:p>
          </table:table-cell>
          <table:table-cell office:value-type="float" office:value="108.503658" calcext:value-type="float">
            <text:p>108.503658</text:p>
          </table:table-cell>
          <table:table-cell office:value-type="float" office:value="1.631295247" calcext:value-type="float">
            <text:p>1.631295247</text:p>
          </table:table-cell>
          <table:table-cell office:value-type="float" office:value="1.017088418" calcext:value-type="float">
            <text:p>1.017088418</text:p>
          </table:table-cell>
          <table:table-cell office:value-type="float" office:value="0.63239123" calcext:value-type="float">
            <text:p>0.63239123</text:p>
          </table:table-cell>
          <table:table-cell office:value-type="float" office:value="0.516345287" calcext:value-type="float">
            <text:p>0.51634528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52.866417" calcext:value-type="float">
            <text:p>352.866417</text:p>
          </table:table-cell>
          <table:table-cell office:value-type="float" office:value="108.620662" calcext:value-type="float">
            <text:p>108.620662</text:p>
          </table:table-cell>
          <table:table-cell office:value-type="float" office:value="1.588434599" calcext:value-type="float">
            <text:p>1.588434599</text:p>
          </table:table-cell>
          <table:table-cell office:value-type="float" office:value="0.904706982" calcext:value-type="float">
            <text:p>0.904706982</text:p>
          </table:table-cell>
          <table:table-cell office:value-type="float" office:value="0.75419555" calcext:value-type="float">
            <text:p>0.75419555</text:p>
          </table:table-cell>
          <table:table-cell office:value-type="float" office:value="0.61579806" calcext:value-type="float">
            <text:p>0.6157980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52.271409" calcext:value-type="float">
            <text:p>352.271409</text:p>
          </table:table-cell>
          <table:table-cell office:value-type="float" office:value="108.4063188" calcext:value-type="float">
            <text:p>108.4063188</text:p>
          </table:table-cell>
          <table:table-cell office:value-type="float" office:value="1.595790567" calcext:value-type="float">
            <text:p>1.595790567</text:p>
          </table:table-cell>
          <table:table-cell office:value-type="float" office:value="0.880772622" calcext:value-type="float">
            <text:p>0.880772622</text:p>
          </table:table-cell>
          <table:table-cell office:value-type="float" office:value="0.73375985" calcext:value-type="float">
            <text:p>0.73375985</text:p>
          </table:table-cell>
          <table:table-cell office:value-type="float" office:value="0.59911241" calcext:value-type="float">
            <text:p>0.5991124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52.053733" calcext:value-type="float">
            <text:p>352.053733</text:p>
          </table:table-cell>
          <table:table-cell office:value-type="float" office:value="108.5286534" calcext:value-type="float">
            <text:p>108.5286534</text:p>
          </table:table-cell>
          <table:table-cell office:value-type="float" office:value="1.731677775" calcext:value-type="float">
            <text:p>1.731677775</text:p>
          </table:table-cell>
          <table:table-cell office:value-type="float" office:value="0.932696867" calcext:value-type="float">
            <text:p>0.932696867</text:p>
          </table:table-cell>
          <table:table-cell office:value-type="float" office:value="0.586694696" calcext:value-type="float">
            <text:p>0.586694696</text:p>
          </table:table-cell>
          <table:table-cell office:value-type="float" office:value="0.479034217" calcext:value-type="float">
            <text:p>0.47903421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51.102978" calcext:value-type="float">
            <text:p>351.102978</text:p>
          </table:table-cell>
          <table:table-cell office:value-type="float" office:value="108.0143876" calcext:value-type="float">
            <text:p>108.0143876</text:p>
          </table:table-cell>
          <table:table-cell office:value-type="float" office:value="1.70282696" calcext:value-type="float">
            <text:p>1.70282696</text:p>
          </table:table-cell>
          <table:table-cell office:value-type="float" office:value="0.900786108" calcext:value-type="float">
            <text:p>0.900786108</text:p>
          </table:table-cell>
          <table:table-cell office:value-type="float" office:value="1.158133297" calcext:value-type="float">
            <text:p>1.158133297</text:p>
          </table:table-cell>
          <table:table-cell office:value-type="float" office:value="0.945611855" calcext:value-type="float">
            <text:p>0.94561185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50.883953" calcext:value-type="float">
            <text:p>350.883953</text:p>
          </table:table-cell>
          <table:table-cell office:value-type="float" office:value="108.144129" calcext:value-type="float">
            <text:p>108.144129</text:p>
          </table:table-cell>
          <table:table-cell office:value-type="float" office:value="1.74387729" calcext:value-type="float">
            <text:p>1.74387729</text:p>
          </table:table-cell>
          <table:table-cell office:value-type="float" office:value="0.862197255" calcext:value-type="float">
            <text:p>0.862197255</text:p>
          </table:table-cell>
          <table:table-cell office:value-type="float" office:value="0.471148196" calcext:value-type="float">
            <text:p>0.471148196</text:p>
          </table:table-cell>
          <table:table-cell office:value-type="float" office:value="0.384690883" calcext:value-type="float">
            <text:p>0.38469088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49.656763" calcext:value-type="float">
            <text:p>349.656763</text:p>
          </table:table-cell>
          <table:table-cell office:value-type="float" office:value="107.822419" calcext:value-type="float">
            <text:p>107.822419</text:p>
          </table:table-cell>
          <table:table-cell office:value-type="float" office:value="1.76306304" calcext:value-type="float">
            <text:p>1.76306304</text:p>
          </table:table-cell>
          <table:table-cell office:value-type="float" office:value="0.860256761" calcext:value-type="float">
            <text:p>0.860256761</text:p>
          </table:table-cell>
          <table:table-cell office:value-type="float" office:value="1.23291042" calcext:value-type="float">
            <text:p>1.23291042</text:p>
          </table:table-cell>
          <table:table-cell office:value-type="float" office:value="1.00666713" calcext:value-type="float">
            <text:p>1.0066671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49.038524" calcext:value-type="float">
            <text:p>349.038524</text:p>
          </table:table-cell>
          <table:table-cell office:value-type="float" office:value="107.821474" calcext:value-type="float">
            <text:p>107.821474</text:p>
          </table:table-cell>
          <table:table-cell office:value-type="float" office:value="1.73155976" calcext:value-type="float">
            <text:p>1.73155976</text:p>
          </table:table-cell>
          <table:table-cell office:value-type="float" office:value="0.868107402" calcext:value-type="float">
            <text:p>0.868107402</text:p>
          </table:table-cell>
          <table:table-cell office:value-type="float" office:value="0.833686626" calcext:value-type="float">
            <text:p>0.833686626</text:p>
          </table:table-cell>
          <table:table-cell office:value-type="float" office:value="0.680702286" calcext:value-type="float">
            <text:p>0.68070228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48.695406" calcext:value-type="float">
            <text:p>348.695406</text:p>
          </table:table-cell>
          <table:table-cell office:value-type="float" office:value="107.7127854" calcext:value-type="float">
            <text:p>107.7127854</text:p>
          </table:table-cell>
          <table:table-cell office:value-type="float" office:value="1.74530387" calcext:value-type="float">
            <text:p>1.74530387</text:p>
          </table:table-cell>
          <table:table-cell office:value-type="float" office:value="0.900869812" calcext:value-type="float">
            <text:p>0.900869812</text:p>
          </table:table-cell>
          <table:table-cell office:value-type="float" office:value="0.62564527" calcext:value-type="float">
            <text:p>0.62564527</text:p>
          </table:table-cell>
          <table:table-cell office:value-type="float" office:value="0.510837224" calcext:value-type="float">
            <text:p>0.51083722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47.86597" calcext:value-type="float">
            <text:p>347.86597</text:p>
          </table:table-cell>
          <table:table-cell office:value-type="float" office:value="107.5898249" calcext:value-type="float">
            <text:p>107.5898249</text:p>
          </table:table-cell>
          <table:table-cell office:value-type="float" office:value="1.75808202" calcext:value-type="float">
            <text:p>1.75808202</text:p>
          </table:table-cell>
          <table:table-cell office:value-type="float" office:value="0.907462072" calcext:value-type="float">
            <text:p>0.907462072</text:p>
          </table:table-cell>
          <table:table-cell office:value-type="float" office:value="1.33635096" calcext:value-type="float">
            <text:p>1.33635096</text:p>
          </table:table-cell>
          <table:table-cell office:value-type="float" office:value="1.09112598" calcext:value-type="float">
            <text:p>1.0911259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47.618593" calcext:value-type="float">
            <text:p>347.618593</text:p>
          </table:table-cell>
          <table:table-cell office:value-type="float" office:value="107.5959561" calcext:value-type="float">
            <text:p>107.5959561</text:p>
          </table:table-cell>
          <table:table-cell office:value-type="float" office:value="1.75471091" calcext:value-type="float">
            <text:p>1.75471091</text:p>
          </table:table-cell>
          <table:table-cell office:value-type="float" office:value="0.90022" calcext:value-type="float">
            <text:p>0.90022</text:p>
          </table:table-cell>
          <table:table-cell office:value-type="float" office:value="1.257393533" calcext:value-type="float">
            <text:p>1.257393533</text:p>
          </table:table-cell>
          <table:table-cell office:value-type="float" office:value="1.02665752" calcext:value-type="float">
            <text:p>1.0266575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46.593778" calcext:value-type="float">
            <text:p>346.593778</text:p>
          </table:table-cell>
          <table:table-cell office:value-type="float" office:value="107.5829264" calcext:value-type="float">
            <text:p>107.5829264</text:p>
          </table:table-cell>
          <table:table-cell office:value-type="float" office:value="1.76672551" calcext:value-type="float">
            <text:p>1.76672551</text:p>
          </table:table-cell>
          <table:table-cell office:value-type="float" office:value="0.896189427" calcext:value-type="float">
            <text:p>0.896189427</text:p>
          </table:table-cell>
          <table:table-cell office:value-type="float" office:value="2.86805728" calcext:value-type="float">
            <text:p>2.86805728</text:p>
          </table:table-cell>
          <table:table-cell office:value-type="float" office:value="2.34175899" calcext:value-type="float">
            <text:p>2.3417589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45.352891" calcext:value-type="float">
            <text:p>345.352891</text:p>
          </table:table-cell>
          <table:table-cell office:value-type="float" office:value="107.2050404" calcext:value-type="float">
            <text:p>107.2050404</text:p>
          </table:table-cell>
          <table:table-cell office:value-type="float" office:value="1.75978855" calcext:value-type="float">
            <text:p>1.75978855</text:p>
          </table:table-cell>
          <table:table-cell office:value-type="float" office:value="0.869891091" calcext:value-type="float">
            <text:p>0.869891091</text:p>
          </table:table-cell>
          <table:table-cell office:value-type="float" office:value="2.26071695" calcext:value-type="float">
            <text:p>2.26071695</text:p>
          </table:table-cell>
          <table:table-cell office:value-type="float" office:value="1.84586762" calcext:value-type="float">
            <text:p>1.8458676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44.21963" calcext:value-type="float">
            <text:p>344.21963</text:p>
          </table:table-cell>
          <table:table-cell office:value-type="float" office:value="107.4720406" calcext:value-type="float">
            <text:p>107.4720406</text:p>
          </table:table-cell>
          <table:table-cell office:value-type="float" office:value="1.76850463" calcext:value-type="float">
            <text:p>1.76850463</text:p>
          </table:table-cell>
          <table:table-cell office:value-type="float" office:value="0.898294023" calcext:value-type="float">
            <text:p>0.898294023</text:p>
          </table:table-cell>
          <table:table-cell office:value-type="float" office:value="3.26592981" calcext:value-type="float">
            <text:p>3.26592981</text:p>
          </table:table-cell>
          <table:table-cell office:value-type="float" office:value="2.66662046" calcext:value-type="float">
            <text:p>2.6666204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42.936735" calcext:value-type="float">
            <text:p>342.936735</text:p>
          </table:table-cell>
          <table:table-cell office:value-type="float" office:value="106.9457902" calcext:value-type="float">
            <text:p>106.9457902</text:p>
          </table:table-cell>
          <table:table-cell office:value-type="float" office:value="1.7662442" calcext:value-type="float">
            <text:p>1.7662442</text:p>
          </table:table-cell>
          <table:table-cell office:value-type="float" office:value="0.868802393" calcext:value-type="float">
            <text:p>0.868802393</text:p>
          </table:table-cell>
          <table:table-cell office:value-type="float" office:value="2.52157556" calcext:value-type="float">
            <text:p>2.52157556</text:p>
          </table:table-cell>
          <table:table-cell office:value-type="float" office:value="2.05885789" calcext:value-type="float">
            <text:p>2.0588578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42.053426" calcext:value-type="float">
            <text:p>342.053426</text:p>
          </table:table-cell>
          <table:table-cell office:value-type="float" office:value="107.4393662" calcext:value-type="float">
            <text:p>107.4393662</text:p>
          </table:table-cell>
          <table:table-cell office:value-type="float" office:value="1.77594458" calcext:value-type="float">
            <text:p>1.77594458</text:p>
          </table:table-cell>
          <table:table-cell office:value-type="float" office:value="0.890233829" calcext:value-type="float">
            <text:p>0.890233829</text:p>
          </table:table-cell>
          <table:table-cell office:value-type="float" office:value="3.14883034" calcext:value-type="float">
            <text:p>3.14883034</text:p>
          </table:table-cell>
          <table:table-cell office:value-type="float" office:value="2.57100913" calcext:value-type="float">
            <text:p>2.5710091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40.71864" calcext:value-type="float">
            <text:p>340.71864</text:p>
          </table:table-cell>
          <table:table-cell office:value-type="float" office:value="107.0716696" calcext:value-type="float">
            <text:p>107.0716696</text:p>
          </table:table-cell>
          <table:table-cell office:value-type="float" office:value="1.76670718" calcext:value-type="float">
            <text:p>1.76670718</text:p>
          </table:table-cell>
          <table:table-cell office:value-type="float" office:value="0.864972389" calcext:value-type="float">
            <text:p>0.864972389</text:p>
          </table:table-cell>
          <table:table-cell office:value-type="float" office:value="2.4983363" calcext:value-type="float">
            <text:p>2.4983363</text:p>
          </table:table-cell>
          <table:table-cell office:value-type="float" office:value="2.03988304" calcext:value-type="float">
            <text:p>2.0398830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39.779279" calcext:value-type="float">
            <text:p>339.779279</text:p>
          </table:table-cell>
          <table:table-cell office:value-type="float" office:value="107.4369902" calcext:value-type="float">
            <text:p>107.4369902</text:p>
          </table:table-cell>
          <table:table-cell office:value-type="float" office:value="1.77108544" calcext:value-type="float">
            <text:p>1.77108544</text:p>
          </table:table-cell>
          <table:table-cell office:value-type="float" office:value="0.884991714" calcext:value-type="float">
            <text:p>0.884991714</text:p>
          </table:table-cell>
          <table:table-cell office:value-type="float" office:value="3.19995914" calcext:value-type="float">
            <text:p>3.19995914</text:p>
          </table:table-cell>
          <table:table-cell office:value-type="float" office:value="2.61275576" calcext:value-type="float">
            <text:p>2.6127557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38.708535" calcext:value-type="float">
            <text:p>338.708535</text:p>
          </table:table-cell>
          <table:table-cell office:value-type="float" office:value="107.3128536" calcext:value-type="float">
            <text:p>107.3128536</text:p>
          </table:table-cell>
          <table:table-cell office:value-type="float" office:value="1.76727688" calcext:value-type="float">
            <text:p>1.76727688</text:p>
          </table:table-cell>
          <table:table-cell office:value-type="float" office:value="0.878275988" calcext:value-type="float">
            <text:p>0.878275988</text:p>
          </table:table-cell>
          <table:table-cell office:value-type="float" office:value="1.98003429" calcext:value-type="float">
            <text:p>1.98003429</text:p>
          </table:table-cell>
          <table:table-cell office:value-type="float" office:value="1.61669121" calcext:value-type="float">
            <text:p>1.616691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38.062587" calcext:value-type="float">
            <text:p>338.062587</text:p>
          </table:table-cell>
          <table:table-cell office:value-type="float" office:value="107.5964983" calcext:value-type="float">
            <text:p>107.5964983</text:p>
          </table:table-cell>
          <table:table-cell office:value-type="float" office:value="1.75552627" calcext:value-type="float">
            <text:p>1.75552627</text:p>
          </table:table-cell>
          <table:table-cell office:value-type="float" office:value="0.907867494" calcext:value-type="float">
            <text:p>0.907867494</text:p>
          </table:table-cell>
          <table:table-cell office:value-type="float" office:value="1.94941309" calcext:value-type="float">
            <text:p>1.94941309</text:p>
          </table:table-cell>
          <table:table-cell office:value-type="float" office:value="1.59168913" calcext:value-type="float">
            <text:p>1.5916891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37.868831" calcext:value-type="float">
            <text:p>337.868831</text:p>
          </table:table-cell>
          <table:table-cell office:value-type="float" office:value="107.5726233" calcext:value-type="float">
            <text:p>107.5726233</text:p>
          </table:table-cell>
          <table:table-cell office:value-type="float" office:value="1.76946261" calcext:value-type="float">
            <text:p>1.76946261</text:p>
          </table:table-cell>
          <table:table-cell office:value-type="float" office:value="0.891461938" calcext:value-type="float">
            <text:p>0.891461938</text:p>
          </table:table-cell>
          <table:table-cell office:value-type="float" office:value="0.711526704" calcext:value-type="float">
            <text:p>0.711526704</text:p>
          </table:table-cell>
          <table:table-cell office:value-type="float" office:value="0.58095911" calcext:value-type="float">
            <text:p>0.5809591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38.262495" calcext:value-type="float">
            <text:p>338.262495</text:p>
          </table:table-cell>
          <table:table-cell office:value-type="float" office:value="107.5645826" calcext:value-type="float">
            <text:p>107.5645826</text:p>
          </table:table-cell>
          <table:table-cell office:value-type="float" office:value="1.74564322" calcext:value-type="float">
            <text:p>1.74564322</text:p>
          </table:table-cell>
          <table:table-cell office:value-type="float" office:value="0.844074662" calcext:value-type="float">
            <text:p>0.844074662</text:p>
          </table:table-cell>
          <table:table-cell office:value-type="float" office:value="0.812477497" calcext:value-type="float">
            <text:p>0.812477497</text:p>
          </table:table-cell>
          <table:table-cell office:value-type="float" office:value="0.663385076" calcext:value-type="float">
            <text:p>0.66338507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38.65475" calcext:value-type="float">
            <text:p>338.65475</text:p>
          </table:table-cell>
          <table:table-cell office:value-type="float" office:value="107.4595995" calcext:value-type="float">
            <text:p>107.4595995</text:p>
          </table:table-cell>
          <table:table-cell office:value-type="float" office:value="1.7387183" calcext:value-type="float">
            <text:p>1.7387183</text:p>
          </table:table-cell>
          <table:table-cell office:value-type="float" office:value="0.863396007" calcext:value-type="float">
            <text:p>0.863396007</text:p>
          </table:table-cell>
          <table:table-cell office:value-type="float" office:value="0.83574127" calcext:value-type="float">
            <text:p>0.83574127</text:p>
          </table:table-cell>
          <table:table-cell office:value-type="float" office:value="0.68237988" calcext:value-type="float">
            <text:p>0.6823798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39.142705" calcext:value-type="float">
            <text:p>339.142705</text:p>
          </table:table-cell>
          <table:table-cell office:value-type="float" office:value="107.555718" calcext:value-type="float">
            <text:p>107.555718</text:p>
          </table:table-cell>
          <table:table-cell office:value-type="float" office:value="1.72820048" calcext:value-type="float">
            <text:p>1.72820048</text:p>
          </table:table-cell>
          <table:table-cell office:value-type="float" office:value="0.880023936" calcext:value-type="float">
            <text:p>0.880023936</text:p>
          </table:table-cell>
          <table:table-cell office:value-type="float" office:value="0.74079814" calcext:value-type="float">
            <text:p>0.74079814</text:p>
          </table:table-cell>
          <table:table-cell office:value-type="float" office:value="0.60485914" calcext:value-type="float">
            <text:p>0.604859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9.001407" calcext:value-type="float">
            <text:p>339.001407</text:p>
          </table:table-cell>
          <table:table-cell office:value-type="float" office:value="107.4365875" calcext:value-type="float">
            <text:p>107.4365875</text:p>
          </table:table-cell>
          <table:table-cell office:value-type="float" office:value="1.75490792" calcext:value-type="float">
            <text:p>1.75490792</text:p>
          </table:table-cell>
          <table:table-cell office:value-type="float" office:value="0.878431938" calcext:value-type="float">
            <text:p>0.878431938</text:p>
          </table:table-cell>
          <table:table-cell office:value-type="float" office:value="0.784145246" calcext:value-type="float">
            <text:p>0.784145246</text:p>
          </table:table-cell>
          <table:table-cell office:value-type="float" office:value="0.640251903" calcext:value-type="float">
            <text:p>0.64025190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39.296179" calcext:value-type="float">
            <text:p>339.296179</text:p>
          </table:table-cell>
          <table:table-cell office:value-type="float" office:value="107.4576459" calcext:value-type="float">
            <text:p>107.4576459</text:p>
          </table:table-cell>
          <table:table-cell office:value-type="float" office:value="1.700154685" calcext:value-type="float">
            <text:p>1.700154685</text:p>
          </table:table-cell>
          <table:table-cell office:value-type="float" office:value="0.850716095" calcext:value-type="float">
            <text:p>0.850716095</text:p>
          </table:table-cell>
          <table:table-cell office:value-type="float" office:value="0.588246954" calcext:value-type="float">
            <text:p>0.588246954</text:p>
          </table:table-cell>
          <table:table-cell office:value-type="float" office:value="0.480301643" calcext:value-type="float">
            <text:p>0.48030164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38.785738" calcext:value-type="float">
            <text:p>338.785738</text:p>
          </table:table-cell>
          <table:table-cell office:value-type="float" office:value="107.1733534" calcext:value-type="float">
            <text:p>107.1733534</text:p>
          </table:table-cell>
          <table:table-cell office:value-type="float" office:value="1.609929938" calcext:value-type="float">
            <text:p>1.609929938</text:p>
          </table:table-cell>
          <table:table-cell office:value-type="float" office:value="0.841474504" calcext:value-type="float">
            <text:p>0.841474504</text:p>
          </table:table-cell>
          <table:table-cell office:value-type="float" office:value="0.79197788" calcext:value-type="float">
            <text:p>0.79197788</text:p>
          </table:table-cell>
          <table:table-cell office:value-type="float" office:value="0.64664725" calcext:value-type="float">
            <text:p>0.6466472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39.264663" calcext:value-type="float">
            <text:p>339.264663</text:p>
          </table:table-cell>
          <table:table-cell office:value-type="float" office:value="107.21992" calcext:value-type="float">
            <text:p>107.21992</text:p>
          </table:table-cell>
          <table:table-cell office:value-type="float" office:value="1.593882309" calcext:value-type="float">
            <text:p>1.593882309</text:p>
          </table:table-cell>
          <table:table-cell office:value-type="float" office:value="0.795082498" calcext:value-type="float">
            <text:p>0.795082498</text:p>
          </table:table-cell>
          <table:table-cell office:value-type="float" office:value="0.552857593" calcext:value-type="float">
            <text:p>0.552857593</text:p>
          </table:table-cell>
          <table:table-cell office:value-type="float" office:value="0.451406336" calcext:value-type="float">
            <text:p>0.45140633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38.936292" calcext:value-type="float">
            <text:p>338.936292</text:p>
          </table:table-cell>
          <table:table-cell office:value-type="float" office:value="107.0719285" calcext:value-type="float">
            <text:p>107.0719285</text:p>
          </table:table-cell>
          <table:table-cell office:value-type="float" office:value="1.527263913" calcext:value-type="float">
            <text:p>1.527263913</text:p>
          </table:table-cell>
          <table:table-cell office:value-type="float" office:value="0.774755091" calcext:value-type="float">
            <text:p>0.774755091</text:p>
          </table:table-cell>
          <table:table-cell office:value-type="float" office:value="0.789979035" calcext:value-type="float">
            <text:p>0.789979035</text:p>
          </table:table-cell>
          <table:table-cell office:value-type="float" office:value="0.645015171" calcext:value-type="float">
            <text:p>0.64501517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39.369826" calcext:value-type="float">
            <text:p>339.369826</text:p>
          </table:table-cell>
          <table:table-cell office:value-type="float" office:value="107.0979476" calcext:value-type="float">
            <text:p>107.0979476</text:p>
          </table:table-cell>
          <table:table-cell office:value-type="float" office:value="1.503606942" calcext:value-type="float">
            <text:p>1.503606942</text:p>
          </table:table-cell>
          <table:table-cell office:value-type="float" office:value="0.757319804" calcext:value-type="float">
            <text:p>0.757319804</text:p>
          </table:table-cell>
          <table:table-cell office:value-type="float" office:value="0.49190504" calcext:value-type="float">
            <text:p>0.49190504</text:p>
          </table:table-cell>
          <table:table-cell office:value-type="float" office:value="0.401638794" calcext:value-type="float">
            <text:p>0.40163879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38.605008" calcext:value-type="float">
            <text:p>338.605008</text:p>
          </table:table-cell>
          <table:table-cell office:value-type="float" office:value="107.0678766" calcext:value-type="float">
            <text:p>107.0678766</text:p>
          </table:table-cell>
          <table:table-cell office:value-type="float" office:value="1.50157948" calcext:value-type="float">
            <text:p>1.50157948</text:p>
          </table:table-cell>
          <table:table-cell office:value-type="float" office:value="0.801094106" calcext:value-type="float">
            <text:p>0.801094106</text:p>
          </table:table-cell>
          <table:table-cell office:value-type="float" office:value="0.735330458" calcext:value-type="float">
            <text:p>0.735330458</text:p>
          </table:table-cell>
          <table:table-cell office:value-type="float" office:value="0.600394815" calcext:value-type="float">
            <text:p>0.60039481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38.242577" calcext:value-type="float">
            <text:p>338.242577</text:p>
          </table:table-cell>
          <table:table-cell office:value-type="float" office:value="106.9643524" calcext:value-type="float">
            <text:p>106.9643524</text:p>
          </table:table-cell>
          <table:table-cell office:value-type="float" office:value="1.552693015" calcext:value-type="float">
            <text:p>1.552693015</text:p>
          </table:table-cell>
          <table:table-cell office:value-type="float" office:value="0.854624302" calcext:value-type="float">
            <text:p>0.854624302</text:p>
          </table:table-cell>
          <table:table-cell office:value-type="float" office:value="0.565062474" calcext:value-type="float">
            <text:p>0.565062474</text:p>
          </table:table-cell>
          <table:table-cell office:value-type="float" office:value="0.461371582" calcext:value-type="float">
            <text:p>0.46137158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36.525647" calcext:value-type="float">
            <text:p>336.525647</text:p>
          </table:table-cell>
          <table:table-cell office:value-type="float" office:value="106.9597698" calcext:value-type="float">
            <text:p>106.9597698</text:p>
          </table:table-cell>
          <table:table-cell office:value-type="float" office:value="1.543244882" calcext:value-type="float">
            <text:p>1.543244882</text:p>
          </table:table-cell>
          <table:table-cell office:value-type="float" office:value="0.84884445" calcext:value-type="float">
            <text:p>0.84884445</text:p>
          </table:table-cell>
          <table:table-cell office:value-type="float" office:value="2.05971266" calcext:value-type="float">
            <text:p>2.05971266</text:p>
          </table:table-cell>
          <table:table-cell office:value-type="float" office:value="1.68174834" calcext:value-type="float">
            <text:p>1.6817483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35.142127" calcext:value-type="float">
            <text:p>335.142127</text:p>
          </table:table-cell>
          <table:table-cell office:value-type="float" office:value="106.6898714" calcext:value-type="float">
            <text:p>106.6898714</text:p>
          </table:table-cell>
          <table:table-cell office:value-type="float" office:value="1.544526012" calcext:value-type="float">
            <text:p>1.544526012</text:p>
          </table:table-cell>
          <table:table-cell office:value-type="float" office:value="0.8515267" calcext:value-type="float">
            <text:p>0.8515267</text:p>
          </table:table-cell>
          <table:table-cell office:value-type="float" office:value="1.36629206" calcext:value-type="float">
            <text:p>1.36629206</text:p>
          </table:table-cell>
          <table:table-cell office:value-type="float" office:value="1.11557283" calcext:value-type="float">
            <text:p>1.1155728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31.881897" calcext:value-type="float">
            <text:p>331.881897</text:p>
          </table:table-cell>
          <table:table-cell office:value-type="float" office:value="106.4733249" calcext:value-type="float">
            <text:p>106.4733249</text:p>
          </table:table-cell>
          <table:table-cell office:value-type="float" office:value="1.54465347" calcext:value-type="float">
            <text:p>1.54465347</text:p>
          </table:table-cell>
          <table:table-cell office:value-type="float" office:value="0.847082415" calcext:value-type="float">
            <text:p>0.847082415</text:p>
          </table:table-cell>
          <table:table-cell office:value-type="float" office:value="3.77829566" calcext:value-type="float">
            <text:p>3.77829566</text:p>
          </table:table-cell>
          <table:table-cell office:value-type="float" office:value="3.08496558" calcext:value-type="float">
            <text:p>3.0849655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30.286226" calcext:value-type="float">
            <text:p>330.286226</text:p>
          </table:table-cell>
          <table:table-cell office:value-type="float" office:value="106.282664" calcext:value-type="float">
            <text:p>106.282664</text:p>
          </table:table-cell>
          <table:table-cell office:value-type="float" office:value="1.55676333" calcext:value-type="float">
            <text:p>1.55676333</text:p>
          </table:table-cell>
          <table:table-cell office:value-type="float" office:value="0.843564362" calcext:value-type="float">
            <text:p>0.843564362</text:p>
          </table:table-cell>
          <table:table-cell office:value-type="float" office:value="1.55283478" calcext:value-type="float">
            <text:p>1.55283478</text:p>
          </table:table-cell>
          <table:table-cell office:value-type="float" office:value="1.26788421" calcext:value-type="float">
            <text:p>1.2678842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26.78521" calcext:value-type="float">
            <text:p>326.78521</text:p>
          </table:table-cell>
          <table:table-cell office:value-type="float" office:value="106.3633291" calcext:value-type="float">
            <text:p>106.3633291</text:p>
          </table:table-cell>
          <table:table-cell office:value-type="float" office:value="1.575041624" calcext:value-type="float">
            <text:p>1.575041624</text:p>
          </table:table-cell>
          <table:table-cell office:value-type="float" office:value="0.847754055" calcext:value-type="float">
            <text:p>0.847754055</text:p>
          </table:table-cell>
          <table:table-cell office:value-type="float" office:value="4.44099691" calcext:value-type="float">
            <text:p>4.44099691</text:p>
          </table:table-cell>
          <table:table-cell office:value-type="float" office:value="3.6260589" calcext:value-type="float">
            <text:p>3.626058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25.134026" calcext:value-type="float">
            <text:p>325.134026</text:p>
          </table:table-cell>
          <table:table-cell office:value-type="float" office:value="106.2356445" calcext:value-type="float">
            <text:p>106.2356445</text:p>
          </table:table-cell>
          <table:table-cell office:value-type="float" office:value="1.582753104" calcext:value-type="float">
            <text:p>1.582753104</text:p>
          </table:table-cell>
          <table:table-cell office:value-type="float" office:value="0.861763144" calcext:value-type="float">
            <text:p>0.861763144</text:p>
          </table:table-cell>
          <table:table-cell office:value-type="float" office:value="1.5874723" calcext:value-type="float">
            <text:p>1.5874723</text:p>
          </table:table-cell>
          <table:table-cell office:value-type="float" office:value="1.2961656" calcext:value-type="float">
            <text:p>1.296165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21.895268" calcext:value-type="float">
            <text:p>321.895268</text:p>
          </table:table-cell>
          <table:table-cell office:value-type="float" office:value="106.4706074" calcext:value-type="float">
            <text:p>106.4706074</text:p>
          </table:table-cell>
          <table:table-cell office:value-type="float" office:value="1.589606406" calcext:value-type="float">
            <text:p>1.589606406</text:p>
          </table:table-cell>
          <table:table-cell office:value-type="float" office:value="0.878283015" calcext:value-type="float">
            <text:p>0.878283015</text:p>
          </table:table-cell>
          <table:table-cell office:value-type="float" office:value="4.36473246" calcext:value-type="float">
            <text:p>4.36473246</text:p>
          </table:table-cell>
          <table:table-cell office:value-type="float" office:value="3.56378916" calcext:value-type="float">
            <text:p>3.5637891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20.009779" calcext:value-type="float">
            <text:p>320.009779</text:p>
          </table:table-cell>
          <table:table-cell office:value-type="float" office:value="106.7554529" calcext:value-type="float">
            <text:p>106.7554529</text:p>
          </table:table-cell>
          <table:table-cell office:value-type="float" office:value="1.609949326" calcext:value-type="float">
            <text:p>1.609949326</text:p>
          </table:table-cell>
          <table:table-cell office:value-type="float" office:value="0.90506342" calcext:value-type="float">
            <text:p>0.90506342</text:p>
          </table:table-cell>
          <table:table-cell office:value-type="float" office:value="1.92969921" calcext:value-type="float">
            <text:p>1.92969921</text:p>
          </table:table-cell>
          <table:table-cell office:value-type="float" office:value="1.5755928" calcext:value-type="float">
            <text:p>1.575592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19.119934" calcext:value-type="float">
            <text:p>319.119934</text:p>
          </table:table-cell>
          <table:table-cell office:value-type="float" office:value="107.057685" calcext:value-type="float">
            <text:p>107.057685</text:p>
          </table:table-cell>
          <table:table-cell office:value-type="float" office:value="1.597966047" calcext:value-type="float">
            <text:p>1.597966047</text:p>
          </table:table-cell>
          <table:table-cell office:value-type="float" office:value="0.885177379" calcext:value-type="float">
            <text:p>0.885177379</text:p>
          </table:table-cell>
          <table:table-cell office:value-type="float" office:value="2.41219199" calcext:value-type="float">
            <text:p>2.41219199</text:p>
          </table:table-cell>
          <table:table-cell office:value-type="float" office:value="1.96954654" calcext:value-type="float">
            <text:p>1.9695465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18.694629" calcext:value-type="float">
            <text:p>318.694629</text:p>
          </table:table-cell>
          <table:table-cell office:value-type="float" office:value="107.8362615" calcext:value-type="float">
            <text:p>107.8362615</text:p>
          </table:table-cell>
          <table:table-cell office:value-type="float" office:value="1.619544597" calcext:value-type="float">
            <text:p>1.619544597</text:p>
          </table:table-cell>
          <table:table-cell office:value-type="float" office:value="0.895678037" calcext:value-type="float">
            <text:p>0.895678037</text:p>
          </table:table-cell>
          <table:table-cell office:value-type="float" office:value="1.3095351" calcext:value-type="float">
            <text:p>1.3095351</text:p>
          </table:table-cell>
          <table:table-cell office:value-type="float" office:value="1.06923094" calcext:value-type="float">
            <text:p>1.0692309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18.813433" calcext:value-type="float">
            <text:p>318.813433</text:p>
          </table:table-cell>
          <table:table-cell office:value-type="float" office:value="107.7786279" calcext:value-type="float">
            <text:p>107.7786279</text:p>
          </table:table-cell>
          <table:table-cell office:value-type="float" office:value="1.62540745" calcext:value-type="float">
            <text:p>1.62540745</text:p>
          </table:table-cell>
          <table:table-cell office:value-type="float" office:value="0.879272463" calcext:value-type="float">
            <text:p>0.879272463</text:p>
          </table:table-cell>
          <table:table-cell office:value-type="float" office:value="1.14142351" calcext:value-type="float">
            <text:p>1.14142351</text:p>
          </table:table-cell>
          <table:table-cell office:value-type="float" office:value="0.93196837" calcext:value-type="float">
            <text:p>0.9319683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18.607914" calcext:value-type="float">
            <text:p>318.607914</text:p>
          </table:table-cell>
          <table:table-cell office:value-type="float" office:value="107.825148" calcext:value-type="float">
            <text:p>107.825148</text:p>
          </table:table-cell>
          <table:table-cell office:value-type="float" office:value="1.63927612" calcext:value-type="float">
            <text:p>1.63927612</text:p>
          </table:table-cell>
          <table:table-cell office:value-type="float" office:value="0.868854207" calcext:value-type="float">
            <text:p>0.868854207</text:p>
          </table:table-cell>
          <table:table-cell office:value-type="float" office:value="0.638829785" calcext:value-type="float">
            <text:p>0.638829785</text:p>
          </table:table-cell>
          <table:table-cell office:value-type="float" office:value="0.521602323" calcext:value-type="float">
            <text:p>0.5216023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18.623963" calcext:value-type="float">
            <text:p>318.623963</text:p>
          </table:table-cell>
          <table:table-cell office:value-type="float" office:value="107.7867541" calcext:value-type="float">
            <text:p>107.7867541</text:p>
          </table:table-cell>
          <table:table-cell office:value-type="float" office:value="1.64505567" calcext:value-type="float">
            <text:p>1.64505567</text:p>
          </table:table-cell>
          <table:table-cell office:value-type="float" office:value="0.87464356" calcext:value-type="float">
            <text:p>0.87464356</text:p>
          </table:table-cell>
          <table:table-cell office:value-type="float" office:value="0.686632892" calcext:value-type="float">
            <text:p>0.686632892</text:p>
          </table:table-cell>
          <table:table-cell office:value-type="float" office:value="0.560633398" calcext:value-type="float">
            <text:p>0.56063339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18.401436" calcext:value-type="float">
            <text:p>318.401436</text:p>
          </table:table-cell>
          <table:table-cell office:value-type="float" office:value="107.7088965" calcext:value-type="float">
            <text:p>107.7088965</text:p>
          </table:table-cell>
          <table:table-cell office:value-type="float" office:value="1.64147343" calcext:value-type="float">
            <text:p>1.64147343</text:p>
          </table:table-cell>
          <table:table-cell office:value-type="float" office:value="0.866500954" calcext:value-type="float">
            <text:p>0.866500954</text:p>
          </table:table-cell>
          <table:table-cell office:value-type="float" office:value="0.86600221" calcext:value-type="float">
            <text:p>0.86600221</text:p>
          </table:table-cell>
          <table:table-cell office:value-type="float" office:value="0.70708782" calcext:value-type="float">
            <text:p>0.7070878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17.801155" calcext:value-type="float">
            <text:p>317.801155</text:p>
          </table:table-cell>
          <table:table-cell office:value-type="float" office:value="108.108049" calcext:value-type="float">
            <text:p>108.108049</text:p>
          </table:table-cell>
          <table:table-cell office:value-type="float" office:value="1.67994054" calcext:value-type="float">
            <text:p>1.67994054</text:p>
          </table:table-cell>
          <table:table-cell office:value-type="float" office:value="0.826395479" calcext:value-type="float">
            <text:p>0.826395479</text:p>
          </table:table-cell>
          <table:table-cell office:value-type="float" office:value="1.221588385" calcext:value-type="float">
            <text:p>1.221588385</text:p>
          </table:table-cell>
          <table:table-cell office:value-type="float" office:value="0.997422733" calcext:value-type="float">
            <text:p>0.99742273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17.37817" calcext:value-type="float">
            <text:p>317.37817</text:p>
          </table:table-cell>
          <table:table-cell office:value-type="float" office:value="108.0596244" calcext:value-type="float">
            <text:p>108.0596244</text:p>
          </table:table-cell>
          <table:table-cell office:value-type="float" office:value="1.64878459" calcext:value-type="float">
            <text:p>1.64878459</text:p>
          </table:table-cell>
          <table:table-cell office:value-type="float" office:value="0.822449898" calcext:value-type="float">
            <text:p>0.822449898</text:p>
          </table:table-cell>
          <table:table-cell office:value-type="float" office:value="0.81825385" calcext:value-type="float">
            <text:p>0.81825385</text:p>
          </table:table-cell>
          <table:table-cell office:value-type="float" office:value="0.66810148" calcext:value-type="float">
            <text:p>0.6681014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16.943485" calcext:value-type="float">
            <text:p>316.943485</text:p>
          </table:table-cell>
          <table:table-cell office:value-type="float" office:value="108.3591848" calcext:value-type="float">
            <text:p>108.3591848</text:p>
          </table:table-cell>
          <table:table-cell office:value-type="float" office:value="1.62509196" calcext:value-type="float">
            <text:p>1.62509196</text:p>
          </table:table-cell>
          <table:table-cell office:value-type="float" office:value="0.848879081" calcext:value-type="float">
            <text:p>0.848879081</text:p>
          </table:table-cell>
          <table:table-cell office:value-type="float" office:value="1.392407623" calcext:value-type="float">
            <text:p>1.392407623</text:p>
          </table:table-cell>
          <table:table-cell office:value-type="float" office:value="1.136896072" calcext:value-type="float">
            <text:p>1.13689607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16.401237" calcext:value-type="float">
            <text:p>316.401237</text:p>
          </table:table-cell>
          <table:table-cell office:value-type="float" office:value="108.4584505" calcext:value-type="float">
            <text:p>108.4584505</text:p>
          </table:table-cell>
          <table:table-cell office:value-type="float" office:value="1.58438471" calcext:value-type="float">
            <text:p>1.58438471</text:p>
          </table:table-cell>
          <table:table-cell office:value-type="float" office:value="0.842975258" calcext:value-type="float">
            <text:p>0.842975258</text:p>
          </table:table-cell>
          <table:table-cell office:value-type="float" office:value="1.01309613" calcext:value-type="float">
            <text:p>1.01309613</text:p>
          </table:table-cell>
          <table:table-cell office:value-type="float" office:value="0.82718951" calcext:value-type="float">
            <text:p>0.8271895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15.5334" calcext:value-type="float">
            <text:p>315.5334</text:p>
          </table:table-cell>
          <table:table-cell office:value-type="float" office:value="108.6316735" calcext:value-type="float">
            <text:p>108.6316735</text:p>
          </table:table-cell>
          <table:table-cell office:value-type="float" office:value="1.53308643" calcext:value-type="float">
            <text:p>1.53308643</text:p>
          </table:table-cell>
          <table:table-cell office:value-type="float" office:value="0.859979959" calcext:value-type="float">
            <text:p>0.859979959</text:p>
          </table:table-cell>
          <table:table-cell office:value-type="float" office:value="1.23687872" calcext:value-type="float">
            <text:p>1.23687872</text:p>
          </table:table-cell>
          <table:table-cell office:value-type="float" office:value="1.009907259" calcext:value-type="float">
            <text:p>1.00990725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15.075562" calcext:value-type="float">
            <text:p>315.075562</text:p>
          </table:table-cell>
          <table:table-cell office:value-type="float" office:value="108.6029549" calcext:value-type="float">
            <text:p>108.6029549</text:p>
          </table:table-cell>
          <table:table-cell office:value-type="float" office:value="1.50950919" calcext:value-type="float">
            <text:p>1.50950919</text:p>
          </table:table-cell>
          <table:table-cell office:value-type="float" office:value="0.845379228" calcext:value-type="float">
            <text:p>0.845379228</text:p>
          </table:table-cell>
          <table:table-cell office:value-type="float" office:value="0.89790318" calcext:value-type="float">
            <text:p>0.89790318</text:p>
          </table:table-cell>
          <table:table-cell office:value-type="float" office:value="0.73313486" calcext:value-type="float">
            <text:p>0.733134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4.199071" calcext:value-type="float">
            <text:p>314.199071</text:p>
          </table:table-cell>
          <table:table-cell office:value-type="float" office:value="108.892278" calcext:value-type="float">
            <text:p>108.892278</text:p>
          </table:table-cell>
          <table:table-cell office:value-type="float" office:value="1.518179137" calcext:value-type="float">
            <text:p>1.518179137</text:p>
          </table:table-cell>
          <table:table-cell office:value-type="float" office:value="0.838251998" calcext:value-type="float">
            <text:p>0.838251998</text:p>
          </table:table-cell>
          <table:table-cell office:value-type="float" office:value="1.681605545" calcext:value-type="float">
            <text:p>1.681605545</text:p>
          </table:table-cell>
          <table:table-cell office:value-type="float" office:value="1.373025176" calcext:value-type="float">
            <text:p>1.37302517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13.921527" calcext:value-type="float">
            <text:p>313.921527</text:p>
          </table:table-cell>
          <table:table-cell office:value-type="float" office:value="108.6755564" calcext:value-type="float">
            <text:p>108.6755564</text:p>
          </table:table-cell>
          <table:table-cell office:value-type="float" office:value="1.533800597" calcext:value-type="float">
            <text:p>1.533800597</text:p>
          </table:table-cell>
          <table:table-cell office:value-type="float" office:value="0.833441352" calcext:value-type="float">
            <text:p>0.833441352</text:p>
          </table:table-cell>
          <table:table-cell office:value-type="float" office:value="1.314248212" calcext:value-type="float">
            <text:p>1.314248212</text:p>
          </table:table-cell>
          <table:table-cell office:value-type="float" office:value="1.07307916" calcext:value-type="float">
            <text:p>1.0730791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12.630787" calcext:value-type="float">
            <text:p>312.630787</text:p>
          </table:table-cell>
          <table:table-cell office:value-type="float" office:value="108.5298729" calcext:value-type="float">
            <text:p>108.5298729</text:p>
          </table:table-cell>
          <table:table-cell office:value-type="float" office:value="1.54214592" calcext:value-type="float">
            <text:p>1.54214592</text:p>
          </table:table-cell>
          <table:table-cell office:value-type="float" office:value="0.850001386" calcext:value-type="float">
            <text:p>0.850001386</text:p>
          </table:table-cell>
          <table:table-cell office:value-type="float" office:value="2.48023267" calcext:value-type="float">
            <text:p>2.48023267</text:p>
          </table:table-cell>
          <table:table-cell office:value-type="float" office:value="2.02510152" calcext:value-type="float">
            <text:p>2.0251015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11.782719" calcext:value-type="float">
            <text:p>311.782719</text:p>
          </table:table-cell>
          <table:table-cell office:value-type="float" office:value="107.828372" calcext:value-type="float">
            <text:p>107.828372</text:p>
          </table:table-cell>
          <table:table-cell office:value-type="float" office:value="1.57676956" calcext:value-type="float">
            <text:p>1.57676956</text:p>
          </table:table-cell>
          <table:table-cell office:value-type="float" office:value="0.859465045" calcext:value-type="float">
            <text:p>0.859465045</text:p>
          </table:table-cell>
          <table:table-cell office:value-type="float" office:value="2.03144251" calcext:value-type="float">
            <text:p>2.03144251</text:p>
          </table:table-cell>
          <table:table-cell office:value-type="float" office:value="1.65866589" calcext:value-type="float">
            <text:p>1.6586658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09.749761" calcext:value-type="float">
            <text:p>309.749761</text:p>
          </table:table-cell>
          <table:table-cell office:value-type="float" office:value="107.63657" calcext:value-type="float">
            <text:p>107.63657</text:p>
          </table:table-cell>
          <table:table-cell office:value-type="float" office:value="1.59063792" calcext:value-type="float">
            <text:p>1.59063792</text:p>
          </table:table-cell>
          <table:table-cell office:value-type="float" office:value="0.878852993" calcext:value-type="float">
            <text:p>0.878852993</text:p>
          </table:table-cell>
          <table:table-cell office:value-type="float" office:value="3.51088469" calcext:value-type="float">
            <text:p>3.51088469</text:p>
          </table:table-cell>
          <table:table-cell office:value-type="float" office:value="2.86662537" calcext:value-type="float">
            <text:p>2.8666253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08.769896" calcext:value-type="float">
            <text:p>308.769896</text:p>
          </table:table-cell>
          <table:table-cell office:value-type="float" office:value="106.960961" calcext:value-type="float">
            <text:p>106.960961</text:p>
          </table:table-cell>
          <table:table-cell office:value-type="float" office:value="1.57526004" calcext:value-type="float">
            <text:p>1.57526004</text:p>
          </table:table-cell>
          <table:table-cell office:value-type="float" office:value="0.879296014" calcext:value-type="float">
            <text:p>0.879296014</text:p>
          </table:table-cell>
          <table:table-cell office:value-type="float" office:value="2.05116898" calcext:value-type="float">
            <text:p>2.05116898</text:p>
          </table:table-cell>
          <table:table-cell office:value-type="float" office:value="1.67477248" calcext:value-type="float">
            <text:p>1.6747724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06.602057" calcext:value-type="float">
            <text:p>306.602057</text:p>
          </table:table-cell>
          <table:table-cell office:value-type="float" office:value="106.969405" calcext:value-type="float">
            <text:p>106.969405</text:p>
          </table:table-cell>
          <table:table-cell office:value-type="float" office:value="1.52638543" calcext:value-type="float">
            <text:p>1.52638543</text:p>
          </table:table-cell>
          <table:table-cell office:value-type="float" office:value="0.85124032" calcext:value-type="float">
            <text:p>0.85124032</text:p>
          </table:table-cell>
          <table:table-cell office:value-type="float" office:value="3.47592807" calcext:value-type="float">
            <text:p>3.47592807</text:p>
          </table:table-cell>
          <table:table-cell office:value-type="float" office:value="2.83808337" calcext:value-type="float">
            <text:p>2.8380833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05.942719" calcext:value-type="float">
            <text:p>305.942719</text:p>
          </table:table-cell>
          <table:table-cell office:value-type="float" office:value="106.578313" calcext:value-type="float">
            <text:p>106.578313</text:p>
          </table:table-cell>
          <table:table-cell office:value-type="float" office:value="1.51600327" calcext:value-type="float">
            <text:p>1.51600327</text:p>
          </table:table-cell>
          <table:table-cell office:value-type="float" office:value="0.845912787" calcext:value-type="float">
            <text:p>0.845912787</text:p>
          </table:table-cell>
          <table:table-cell office:value-type="float" office:value="1.901436714" calcext:value-type="float">
            <text:p>1.901436714</text:p>
          </table:table-cell>
          <table:table-cell office:value-type="float" office:value="1.55251656" calcext:value-type="float">
            <text:p>1.5525165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04.180928" calcext:value-type="float">
            <text:p>304.180928</text:p>
          </table:table-cell>
          <table:table-cell office:value-type="float" office:value="106.816308" calcext:value-type="float">
            <text:p>106.816308</text:p>
          </table:table-cell>
          <table:table-cell office:value-type="float" office:value="1.5883265" calcext:value-type="float">
            <text:p>1.5883265</text:p>
          </table:table-cell>
          <table:table-cell office:value-type="float" office:value="0.882988871" calcext:value-type="float">
            <text:p>0.882988871</text:p>
          </table:table-cell>
          <table:table-cell office:value-type="float" office:value="3.07750829" calcext:value-type="float">
            <text:p>3.07750829</text:p>
          </table:table-cell>
          <table:table-cell office:value-type="float" office:value="2.50022246" calcext:value-type="float">
            <text:p>2.5002224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03.18192" calcext:value-type="float">
            <text:p>303.18192</text:p>
          </table:table-cell>
          <table:table-cell office:value-type="float" office:value="106.331748" calcext:value-type="float">
            <text:p>106.331748</text:p>
          </table:table-cell>
          <table:table-cell office:value-type="float" office:value="1.55717021" calcext:value-type="float">
            <text:p>1.55717021</text:p>
          </table:table-cell>
          <table:table-cell office:value-type="float" office:value="0.879462688" calcext:value-type="float">
            <text:p>0.879462688</text:p>
          </table:table-cell>
          <table:table-cell office:value-type="float" office:value="1.740958" calcext:value-type="float">
            <text:p>1.740958</text:p>
          </table:table-cell>
          <table:table-cell office:value-type="float" office:value="1.421486244" calcext:value-type="float">
            <text:p>1.42148624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02.568689" calcext:value-type="float">
            <text:p>302.568689</text:p>
          </table:table-cell>
          <table:table-cell office:value-type="float" office:value="106.5854876" calcext:value-type="float">
            <text:p>106.5854876</text:p>
          </table:table-cell>
          <table:table-cell office:value-type="float" office:value="1.55646692" calcext:value-type="float">
            <text:p>1.55646692</text:p>
          </table:table-cell>
          <table:table-cell office:value-type="float" office:value="0.870302437" calcext:value-type="float">
            <text:p>0.870302437</text:p>
          </table:table-cell>
          <table:table-cell office:value-type="float" office:value="1.8416521" calcext:value-type="float">
            <text:p>1.8416521</text:p>
          </table:table-cell>
          <table:table-cell office:value-type="float" office:value="1.50370261" calcext:value-type="float">
            <text:p>1.5037026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02.380409" calcext:value-type="float">
            <text:p>302.380409</text:p>
          </table:table-cell>
          <table:table-cell office:value-type="float" office:value="106.4946822" calcext:value-type="float">
            <text:p>106.4946822</text:p>
          </table:table-cell>
          <table:table-cell office:value-type="float" office:value="1.54410517" calcext:value-type="float">
            <text:p>1.54410517</text:p>
          </table:table-cell>
          <table:table-cell office:value-type="float" office:value="0.875494921" calcext:value-type="float">
            <text:p>0.875494921</text:p>
          </table:table-cell>
          <table:table-cell office:value-type="float" office:value="0.89425431" calcext:value-type="float">
            <text:p>0.89425431</text:p>
          </table:table-cell>
          <table:table-cell office:value-type="float" office:value="0.73015559" calcext:value-type="float">
            <text:p>0.7301555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02.284004" calcext:value-type="float">
            <text:p>302.284004</text:p>
          </table:table-cell>
          <table:table-cell office:value-type="float" office:value="106.800048" calcext:value-type="float">
            <text:p>106.800048</text:p>
          </table:table-cell>
          <table:table-cell office:value-type="float" office:value="1.53685412" calcext:value-type="float">
            <text:p>1.53685412</text:p>
          </table:table-cell>
          <table:table-cell office:value-type="float" office:value="0.838009371" calcext:value-type="float">
            <text:p>0.838009371</text:p>
          </table:table-cell>
          <table:table-cell office:value-type="float" office:value="1.08011632" calcext:value-type="float">
            <text:p>1.08011632</text:p>
          </table:table-cell>
          <table:table-cell office:value-type="float" office:value="0.88191129" calcext:value-type="float">
            <text:p>0.8819112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02.358393" calcext:value-type="float">
            <text:p>302.358393</text:p>
          </table:table-cell>
          <table:table-cell office:value-type="float" office:value="106.9201954" calcext:value-type="float">
            <text:p>106.9201954</text:p>
          </table:table-cell>
          <table:table-cell office:value-type="float" office:value="1.62051706" calcext:value-type="float">
            <text:p>1.62051706</text:p>
          </table:table-cell>
          <table:table-cell office:value-type="float" office:value="0.8660941" calcext:value-type="float">
            <text:p>0.8660941</text:p>
          </table:table-cell>
          <table:table-cell office:value-type="float" office:value="0.72408211" calcext:value-type="float">
            <text:p>0.72408211</text:p>
          </table:table-cell>
          <table:table-cell office:value-type="float" office:value="0.591210555" calcext:value-type="float">
            <text:p>0.59121055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01.877884" calcext:value-type="float">
            <text:p>301.877884</text:p>
          </table:table-cell>
          <table:table-cell office:value-type="float" office:value="106.7861096" calcext:value-type="float">
            <text:p>106.7861096</text:p>
          </table:table-cell>
          <table:table-cell office:value-type="float" office:value="1.59226517" calcext:value-type="float">
            <text:p>1.59226517</text:p>
          </table:table-cell>
          <table:table-cell office:value-type="float" office:value="0.842930275" calcext:value-type="float">
            <text:p>0.842930275</text:p>
          </table:table-cell>
          <table:table-cell office:value-type="float" office:value="1.012784754" calcext:value-type="float">
            <text:p>1.012784754</text:p>
          </table:table-cell>
          <table:table-cell office:value-type="float" office:value="0.8269353" calcext:value-type="float">
            <text:p>0.826935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01.482725" calcext:value-type="float">
            <text:p>301.482725</text:p>
          </table:table-cell>
          <table:table-cell office:value-type="float" office:value="106.879108" calcext:value-type="float">
            <text:p>106.879108</text:p>
          </table:table-cell>
          <table:table-cell office:value-type="float" office:value="1.63159904" calcext:value-type="float">
            <text:p>1.63159904</text:p>
          </table:table-cell>
          <table:table-cell office:value-type="float" office:value="0.801101113" calcext:value-type="float">
            <text:p>0.801101113</text:p>
          </table:table-cell>
          <table:table-cell office:value-type="float" office:value="1.07435958" calcext:value-type="float">
            <text:p>1.07435958</text:p>
          </table:table-cell>
          <table:table-cell office:value-type="float" office:value="0.877210893" calcext:value-type="float">
            <text:p>0.87721089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01.102503" calcext:value-type="float">
            <text:p>301.102503</text:p>
          </table:table-cell>
          <table:table-cell office:value-type="float" office:value="106.4880274" calcext:value-type="float">
            <text:p>106.4880274</text:p>
          </table:table-cell>
          <table:table-cell office:value-type="float" office:value="1.65852572" calcext:value-type="float">
            <text:p>1.65852572</text:p>
          </table:table-cell>
          <table:table-cell office:value-type="float" office:value="0.780341828" calcext:value-type="float">
            <text:p>0.780341828</text:p>
          </table:table-cell>
          <table:table-cell office:value-type="float" office:value="1.196812198" calcext:value-type="float">
            <text:p>1.196812198</text:p>
          </table:table-cell>
          <table:table-cell office:value-type="float" office:value="0.977193089" calcext:value-type="float">
            <text:p>0.97719308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00.488781" calcext:value-type="float">
            <text:p>300.488781</text:p>
          </table:table-cell>
          <table:table-cell office:value-type="float" office:value="106.5998419" calcext:value-type="float">
            <text:p>106.5998419</text:p>
          </table:table-cell>
          <table:table-cell office:value-type="float" office:value="1.66463788" calcext:value-type="float">
            <text:p>1.66463788</text:p>
          </table:table-cell>
          <table:table-cell office:value-type="float" office:value="0.772164238" calcext:value-type="float">
            <text:p>0.772164238</text:p>
          </table:table-cell>
          <table:table-cell office:value-type="float" office:value="1.368029083" calcext:value-type="float">
            <text:p>1.368029083</text:p>
          </table:table-cell>
          <table:table-cell office:value-type="float" office:value="1.11699107" calcext:value-type="float">
            <text:p>1.1169910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99.929042" calcext:value-type="float">
            <text:p>299.929042</text:p>
          </table:table-cell>
          <table:table-cell office:value-type="float" office:value="106.2133949" calcext:value-type="float">
            <text:p>106.2133949</text:p>
          </table:table-cell>
          <table:table-cell office:value-type="float" office:value="1.69014885" calcext:value-type="float">
            <text:p>1.69014885</text:p>
          </table:table-cell>
          <table:table-cell office:value-type="float" office:value="0.810767996" calcext:value-type="float">
            <text:p>0.810767996</text:p>
          </table:table-cell>
          <table:table-cell office:value-type="float" office:value="1.209029575" calcext:value-type="float">
            <text:p>1.209029575</text:p>
          </table:table-cell>
          <table:table-cell office:value-type="float" office:value="0.987168455" calcext:value-type="float">
            <text:p>0.98716845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99.102266" calcext:value-type="float">
            <text:p>299.102266</text:p>
          </table:table-cell>
          <table:table-cell office:value-type="float" office:value="106.2206026" calcext:value-type="float">
            <text:p>106.2206026</text:p>
          </table:table-cell>
          <table:table-cell office:value-type="float" office:value="1.70940214" calcext:value-type="float">
            <text:p>1.70940214</text:p>
          </table:table-cell>
          <table:table-cell office:value-type="float" office:value="0.806535458" calcext:value-type="float">
            <text:p>0.806535458</text:p>
          </table:table-cell>
          <table:table-cell office:value-type="float" office:value="1.297223105" calcext:value-type="float">
            <text:p>1.297223105</text:p>
          </table:table-cell>
          <table:table-cell office:value-type="float" office:value="1.05917826" calcext:value-type="float">
            <text:p>1.0591782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98.698944" calcext:value-type="float">
            <text:p>298.698944</text:p>
          </table:table-cell>
          <table:table-cell office:value-type="float" office:value="105.9162476" calcext:value-type="float">
            <text:p>105.9162476</text:p>
          </table:table-cell>
          <table:table-cell office:value-type="float" office:value="1.69555878" calcext:value-type="float">
            <text:p>1.69555878</text:p>
          </table:table-cell>
          <table:table-cell office:value-type="float" office:value="0.787555877" calcext:value-type="float">
            <text:p>0.787555877</text:p>
          </table:table-cell>
          <table:table-cell office:value-type="float" office:value="1.466486622" calcext:value-type="float">
            <text:p>1.466486622</text:p>
          </table:table-cell>
          <table:table-cell office:value-type="float" office:value="1.197381343" calcext:value-type="float">
            <text:p>1.19738134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8.046354" calcext:value-type="float">
            <text:p>298.046354</text:p>
          </table:table-cell>
          <table:table-cell office:value-type="float" office:value="106.0543956" calcext:value-type="float">
            <text:p>106.0543956</text:p>
          </table:table-cell>
          <table:table-cell office:value-type="float" office:value="1.7156981" calcext:value-type="float">
            <text:p>1.7156981</text:p>
          </table:table-cell>
          <table:table-cell office:value-type="float" office:value="0.786618211" calcext:value-type="float">
            <text:p>0.786618211</text:p>
          </table:table-cell>
          <table:table-cell office:value-type="float" office:value="1.14781347" calcext:value-type="float">
            <text:p>1.14781347</text:p>
          </table:table-cell>
          <table:table-cell office:value-type="float" office:value="0.937185788" calcext:value-type="float">
            <text:p>0.9371857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97.993217" calcext:value-type="float">
            <text:p>297.993217</text:p>
          </table:table-cell>
          <table:table-cell office:value-type="float" office:value="105.871821" calcext:value-type="float">
            <text:p>105.871821</text:p>
          </table:table-cell>
          <table:table-cell office:value-type="float" office:value="1.71818728" calcext:value-type="float">
            <text:p>1.71818728</text:p>
          </table:table-cell>
          <table:table-cell office:value-type="float" office:value="0.802962858" calcext:value-type="float">
            <text:p>0.802962858</text:p>
          </table:table-cell>
          <table:table-cell office:value-type="float" office:value="1.264328614" calcext:value-type="float">
            <text:p>1.264328614</text:p>
          </table:table-cell>
          <table:table-cell office:value-type="float" office:value="1.032319962" calcext:value-type="float">
            <text:p>1.03231996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97.174644" calcext:value-type="float">
            <text:p>297.174644</text:p>
          </table:table-cell>
          <table:table-cell office:value-type="float" office:value="105.731845" calcext:value-type="float">
            <text:p>105.731845</text:p>
          </table:table-cell>
          <table:table-cell office:value-type="float" office:value="1.71500722" calcext:value-type="float">
            <text:p>1.71500722</text:p>
          </table:table-cell>
          <table:table-cell office:value-type="float" office:value="0.796090865" calcext:value-type="float">
            <text:p>0.796090865</text:p>
          </table:table-cell>
          <table:table-cell office:value-type="float" office:value="1.55093046" calcext:value-type="float">
            <text:p>1.55093046</text:p>
          </table:table-cell>
          <table:table-cell office:value-type="float" office:value="1.26632944" calcext:value-type="float">
            <text:p>1.2663294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96.26622" calcext:value-type="float">
            <text:p>296.26622</text:p>
          </table:table-cell>
          <table:table-cell office:value-type="float" office:value="105.5310191" calcext:value-type="float">
            <text:p>105.5310191</text:p>
          </table:table-cell>
          <table:table-cell office:value-type="float" office:value="1.76009041" calcext:value-type="float">
            <text:p>1.76009041</text:p>
          </table:table-cell>
          <table:table-cell office:value-type="float" office:value="0.816148787" calcext:value-type="float">
            <text:p>0.816148787</text:p>
          </table:table-cell>
          <table:table-cell office:value-type="float" office:value="1.799221016" calcext:value-type="float">
            <text:p>1.799221016</text:p>
          </table:table-cell>
          <table:table-cell office:value-type="float" office:value="1.46905789" calcext:value-type="float">
            <text:p>1.4690578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95.089452" calcext:value-type="float">
            <text:p>295.089452</text:p>
          </table:table-cell>
          <table:table-cell office:value-type="float" office:value="105.1370995" calcext:value-type="float">
            <text:p>105.1370995</text:p>
          </table:table-cell>
          <table:table-cell office:value-type="float" office:value="1.76349315" calcext:value-type="float">
            <text:p>1.76349315</text:p>
          </table:table-cell>
          <table:table-cell office:value-type="float" office:value="0.821988143" calcext:value-type="float">
            <text:p>0.821988143</text:p>
          </table:table-cell>
          <table:table-cell office:value-type="float" office:value="1.68047393" calcext:value-type="float">
            <text:p>1.68047393</text:p>
          </table:table-cell>
          <table:table-cell office:value-type="float" office:value="1.3721012" calcext:value-type="float">
            <text:p>1.37210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93.542661" calcext:value-type="float">
            <text:p>293.542661</text:p>
          </table:table-cell>
          <table:table-cell office:value-type="float" office:value="104.935973" calcext:value-type="float">
            <text:p>104.935973</text:p>
          </table:table-cell>
          <table:table-cell office:value-type="float" office:value="1.73525783" calcext:value-type="float">
            <text:p>1.73525783</text:p>
          </table:table-cell>
          <table:table-cell office:value-type="float" office:value="0.831850475" calcext:value-type="float">
            <text:p>0.831850475</text:p>
          </table:table-cell>
          <table:table-cell office:value-type="float" office:value="2.77520233" calcext:value-type="float">
            <text:p>2.77520233</text:p>
          </table:table-cell>
          <table:table-cell office:value-type="float" office:value="2.26594316" calcext:value-type="float">
            <text:p>2.2659431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92.614838" calcext:value-type="float">
            <text:p>292.614838</text:p>
          </table:table-cell>
          <table:table-cell office:value-type="float" office:value="104.489941" calcext:value-type="float">
            <text:p>104.489941</text:p>
          </table:table-cell>
          <table:table-cell office:value-type="float" office:value="1.78574512" calcext:value-type="float">
            <text:p>1.78574512</text:p>
          </table:table-cell>
          <table:table-cell office:value-type="float" office:value="0.854670938" calcext:value-type="float">
            <text:p>0.854670938</text:p>
          </table:table-cell>
          <table:table-cell office:value-type="float" office:value="1.766721966" calcext:value-type="float">
            <text:p>1.766721966</text:p>
          </table:table-cell>
          <table:table-cell office:value-type="float" office:value="1.442522467" calcext:value-type="float">
            <text:p>1.44252246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91.255401" calcext:value-type="float">
            <text:p>291.255401</text:p>
          </table:table-cell>
          <table:table-cell office:value-type="float" office:value="104.4046161" calcext:value-type="float">
            <text:p>104.4046161</text:p>
          </table:table-cell>
          <table:table-cell office:value-type="float" office:value="1.78247014" calcext:value-type="float">
            <text:p>1.78247014</text:p>
          </table:table-cell>
          <table:table-cell office:value-type="float" office:value="0.85834488" calcext:value-type="float">
            <text:p>0.85834488</text:p>
          </table:table-cell>
          <table:table-cell office:value-type="float" office:value="3.0993865" calcext:value-type="float">
            <text:p>3.0993865</text:p>
          </table:table-cell>
          <table:table-cell office:value-type="float" office:value="2.53063847" calcext:value-type="float">
            <text:p>2.5306384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90.557728" calcext:value-type="float">
            <text:p>290.557728</text:p>
          </table:table-cell>
          <table:table-cell office:value-type="float" office:value="104.2712661" calcext:value-type="float">
            <text:p>104.2712661</text:p>
          </table:table-cell>
          <table:table-cell office:value-type="float" office:value="1.79191778" calcext:value-type="float">
            <text:p>1.79191778</text:p>
          </table:table-cell>
          <table:table-cell office:value-type="float" office:value="0.881318289" calcext:value-type="float">
            <text:p>0.881318289</text:p>
          </table:table-cell>
          <table:table-cell office:value-type="float" office:value="1.5534293" calcext:value-type="float">
            <text:p>1.5534293</text:p>
          </table:table-cell>
          <table:table-cell office:value-type="float" office:value="1.268369676" calcext:value-type="float">
            <text:p>1.26836967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89.591019" calcext:value-type="float">
            <text:p>289.591019</text:p>
          </table:table-cell>
          <table:table-cell office:value-type="float" office:value="104.2749826" calcext:value-type="float">
            <text:p>104.2749826</text:p>
          </table:table-cell>
          <table:table-cell office:value-type="float" office:value="1.77341828" calcext:value-type="float">
            <text:p>1.77341828</text:p>
          </table:table-cell>
          <table:table-cell office:value-type="float" office:value="0.82884792" calcext:value-type="float">
            <text:p>0.82884792</text:p>
          </table:table-cell>
          <table:table-cell office:value-type="float" office:value="2.53223348" calcext:value-type="float">
            <text:p>2.53223348</text:p>
          </table:table-cell>
          <table:table-cell office:value-type="float" office:value="2.06756001" calcext:value-type="float">
            <text:p>2.0675600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88.802001" calcext:value-type="float">
            <text:p>288.802001</text:p>
          </table:table-cell>
          <table:table-cell office:value-type="float" office:value="104.342493" calcext:value-type="float">
            <text:p>104.342493</text:p>
          </table:table-cell>
          <table:table-cell office:value-type="float" office:value="1.77424164" calcext:value-type="float">
            <text:p>1.77424164</text:p>
          </table:table-cell>
          <table:table-cell office:value-type="float" office:value="0.883360782" calcext:value-type="float">
            <text:p>0.883360782</text:p>
          </table:table-cell>
          <table:table-cell office:value-type="float" office:value="1.525508522" calcext:value-type="float">
            <text:p>1.525508522</text:p>
          </table:table-cell>
          <table:table-cell office:value-type="float" office:value="1.245572528" calcext:value-type="float">
            <text:p>1.24557252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88.502584" calcext:value-type="float">
            <text:p>288.502584</text:p>
          </table:table-cell>
          <table:table-cell office:value-type="float" office:value="104.6021454" calcext:value-type="float">
            <text:p>104.6021454</text:p>
          </table:table-cell>
          <table:table-cell office:value-type="float" office:value="1.74437699" calcext:value-type="float">
            <text:p>1.74437699</text:p>
          </table:table-cell>
          <table:table-cell office:value-type="float" office:value="0.880886824" calcext:value-type="float">
            <text:p>0.880886824</text:p>
          </table:table-cell>
          <table:table-cell office:value-type="float" office:value="1.36052311" calcext:value-type="float">
            <text:p>1.36052311</text:p>
          </table:table-cell>
          <table:table-cell office:value-type="float" office:value="1.11086248" calcext:value-type="float">
            <text:p>1.1108624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88.1231" calcext:value-type="float">
            <text:p>288.1231</text:p>
          </table:table-cell>
          <table:table-cell office:value-type="float" office:value="104.6787466" calcext:value-type="float">
            <text:p>104.6787466</text:p>
          </table:table-cell>
          <table:table-cell office:value-type="float" office:value="1.73101093" calcext:value-type="float">
            <text:p>1.73101093</text:p>
          </table:table-cell>
          <table:table-cell office:value-type="float" office:value="0.873876984" calcext:value-type="float">
            <text:p>0.873876984</text:p>
          </table:table-cell>
          <table:table-cell office:value-type="float" office:value="0.920754078" calcext:value-type="float">
            <text:p>0.920754078</text:p>
          </table:table-cell>
          <table:table-cell office:value-type="float" office:value="0.751792593" calcext:value-type="float">
            <text:p>0.75179259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88.23542" calcext:value-type="float">
            <text:p>288.23542</text:p>
          </table:table-cell>
          <table:table-cell office:value-type="float" office:value="104.6785976" calcext:value-type="float">
            <text:p>104.6785976</text:p>
          </table:table-cell>
          <table:table-cell office:value-type="float" office:value="1.72017115" calcext:value-type="float">
            <text:p>1.72017115</text:p>
          </table:table-cell>
          <table:table-cell office:value-type="float" office:value="0.924424301" calcext:value-type="float">
            <text:p>0.924424301</text:p>
          </table:table-cell>
          <table:table-cell office:value-type="float" office:value="0.9300797" calcext:value-type="float">
            <text:p>0.9300797</text:p>
          </table:table-cell>
          <table:table-cell office:value-type="float" office:value="0.759406918" calcext:value-type="float">
            <text:p>0.75940691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87.831113" calcext:value-type="float">
            <text:p>287.831113</text:p>
          </table:table-cell>
          <table:table-cell office:value-type="float" office:value="104.7953075" calcext:value-type="float">
            <text:p>104.7953075</text:p>
          </table:table-cell>
          <table:table-cell office:value-type="float" office:value="1.70728781" calcext:value-type="float">
            <text:p>1.70728781</text:p>
          </table:table-cell>
          <table:table-cell office:value-type="float" office:value="0.918436921" calcext:value-type="float">
            <text:p>0.918436921</text:p>
          </table:table-cell>
          <table:table-cell office:value-type="float" office:value="1.027560956" calcext:value-type="float">
            <text:p>1.027560956</text:p>
          </table:table-cell>
          <table:table-cell office:value-type="float" office:value="0.839000009" calcext:value-type="float">
            <text:p>0.83900000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87.570374" calcext:value-type="float">
            <text:p>287.570374</text:p>
          </table:table-cell>
          <table:table-cell office:value-type="float" office:value="104.6028935" calcext:value-type="float">
            <text:p>104.6028935</text:p>
          </table:table-cell>
          <table:table-cell office:value-type="float" office:value="1.68082374" calcext:value-type="float">
            <text:p>1.68082374</text:p>
          </table:table-cell>
          <table:table-cell office:value-type="float" office:value="0.918176319" calcext:value-type="float">
            <text:p>0.918176319</text:p>
          </table:table-cell>
          <table:table-cell office:value-type="float" office:value="0.902414499" calcext:value-type="float">
            <text:p>0.902414499</text:p>
          </table:table-cell>
          <table:table-cell office:value-type="float" office:value="0.736818341" calcext:value-type="float">
            <text:p>0.73681834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87.22758" calcext:value-type="float">
            <text:p>287.22758</text:p>
          </table:table-cell>
          <table:table-cell office:value-type="float" office:value="104.802221" calcext:value-type="float">
            <text:p>104.802221</text:p>
          </table:table-cell>
          <table:table-cell office:value-type="float" office:value="1.65489512" calcext:value-type="float">
            <text:p>1.65489512</text:p>
          </table:table-cell>
          <table:table-cell office:value-type="float" office:value="0.906623774" calcext:value-type="float">
            <text:p>0.906623774</text:p>
          </table:table-cell>
          <table:table-cell office:value-type="float" office:value="1.04605481" calcext:value-type="float">
            <text:p>1.04605481</text:p>
          </table:table-cell>
          <table:table-cell office:value-type="float" office:value="0.854100172" calcext:value-type="float">
            <text:p>0.85410017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86.472153" calcext:value-type="float">
            <text:p>286.472153</text:p>
          </table:table-cell>
          <table:table-cell office:value-type="float" office:value="104.34054" calcext:value-type="float">
            <text:p>104.34054</text:p>
          </table:table-cell>
          <table:table-cell office:value-type="float" office:value="1.66947126" calcext:value-type="float">
            <text:p>1.66947126</text:p>
          </table:table-cell>
          <table:table-cell office:value-type="float" office:value="0.915373587" calcext:value-type="float">
            <text:p>0.915373587</text:p>
          </table:table-cell>
          <table:table-cell office:value-type="float" office:value="1.754551853" calcext:value-type="float">
            <text:p>1.754551853</text:p>
          </table:table-cell>
          <table:table-cell office:value-type="float" office:value="1.432585522" calcext:value-type="float">
            <text:p>1.43258552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86.290102" calcext:value-type="float">
            <text:p>286.290102</text:p>
          </table:table-cell>
          <table:table-cell office:value-type="float" office:value="104.5414595" calcext:value-type="float">
            <text:p>104.5414595</text:p>
          </table:table-cell>
          <table:table-cell office:value-type="float" office:value="1.65886932" calcext:value-type="float">
            <text:p>1.65886932</text:p>
          </table:table-cell>
          <table:table-cell office:value-type="float" office:value="0.917622453" calcext:value-type="float">
            <text:p>0.917622453</text:p>
          </table:table-cell>
          <table:table-cell office:value-type="float" office:value="1.012025218" calcext:value-type="float">
            <text:p>1.012025218</text:p>
          </table:table-cell>
          <table:table-cell office:value-type="float" office:value="0.8263151044" calcext:value-type="float">
            <text:p>0.826315104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85.178393" calcext:value-type="float">
            <text:p>285.178393</text:p>
          </table:table-cell>
          <table:table-cell office:value-type="float" office:value="103.9517552" calcext:value-type="float">
            <text:p>103.9517552</text:p>
          </table:table-cell>
          <table:table-cell office:value-type="float" office:value="1.63405673" calcext:value-type="float">
            <text:p>1.63405673</text:p>
          </table:table-cell>
          <table:table-cell office:value-type="float" office:value="0.903794939" calcext:value-type="float">
            <text:p>0.903794939</text:p>
          </table:table-cell>
          <table:table-cell office:value-type="float" office:value="1.993361642" calcext:value-type="float">
            <text:p>1.993361642</text:p>
          </table:table-cell>
          <table:table-cell office:value-type="float" office:value="1.627573021" calcext:value-type="float">
            <text:p>1.62757302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85.009174" calcext:value-type="float">
            <text:p>285.009174</text:p>
          </table:table-cell>
          <table:table-cell office:value-type="float" office:value="104.1089802" calcext:value-type="float">
            <text:p>104.1089802</text:p>
          </table:table-cell>
          <table:table-cell office:value-type="float" office:value="1.59719382" calcext:value-type="float">
            <text:p>1.59719382</text:p>
          </table:table-cell>
          <table:table-cell office:value-type="float" office:value="0.948695853" calcext:value-type="float">
            <text:p>0.948695853</text:p>
          </table:table-cell>
          <table:table-cell office:value-type="float" office:value="1.050458561" calcext:value-type="float">
            <text:p>1.050458561</text:p>
          </table:table-cell>
          <table:table-cell office:value-type="float" office:value="0.857695834" calcext:value-type="float">
            <text:p>0.85769583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84.376665" calcext:value-type="float">
            <text:p>284.376665</text:p>
          </table:table-cell>
          <table:table-cell office:value-type="float" office:value="103.6534" calcext:value-type="float">
            <text:p>103.6534</text:p>
          </table:table-cell>
          <table:table-cell office:value-type="float" office:value="1.61713452" calcext:value-type="float">
            <text:p>1.61713452</text:p>
          </table:table-cell>
          <table:table-cell office:value-type="float" office:value="0.979423734" calcext:value-type="float">
            <text:p>0.979423734</text:p>
          </table:table-cell>
          <table:table-cell office:value-type="float" office:value="1.822873293" calcext:value-type="float">
            <text:p>1.822873293</text:p>
          </table:table-cell>
          <table:table-cell office:value-type="float" office:value="1.488369835" calcext:value-type="float">
            <text:p>1.48836983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84.104341" calcext:value-type="float">
            <text:p>284.104341</text:p>
          </table:table-cell>
          <table:table-cell office:value-type="float" office:value="103.7524805" calcext:value-type="float">
            <text:p>103.7524805</text:p>
          </table:table-cell>
          <table:table-cell office:value-type="float" office:value="1.58994487" calcext:value-type="float">
            <text:p>1.58994487</text:p>
          </table:table-cell>
          <table:table-cell office:value-type="float" office:value="0.98881926" calcext:value-type="float">
            <text:p>0.98881926</text:p>
          </table:table-cell>
          <table:table-cell office:value-type="float" office:value="1.137205163" calcext:value-type="float">
            <text:p>1.137205163</text:p>
          </table:table-cell>
          <table:table-cell office:value-type="float" office:value="0.928524126" calcext:value-type="float">
            <text:p>0.92852412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83.875923" calcext:value-type="float">
            <text:p>283.875923</text:p>
          </table:table-cell>
          <table:table-cell office:value-type="float" office:value="103.1437675" calcext:value-type="float">
            <text:p>103.1437675</text:p>
          </table:table-cell>
          <table:table-cell office:value-type="float" office:value="1.60251433" calcext:value-type="float">
            <text:p>1.60251433</text:p>
          </table:table-cell>
          <table:table-cell office:value-type="float" office:value="1.015172263" calcext:value-type="float">
            <text:p>1.015172263</text:p>
          </table:table-cell>
          <table:table-cell office:value-type="float" office:value="1.61424872" calcext:value-type="float">
            <text:p>1.61424872</text:p>
          </table:table-cell>
          <table:table-cell office:value-type="float" office:value="1.31802855" calcext:value-type="float">
            <text:p>1.3180285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83.664321" calcext:value-type="float">
            <text:p>283.664321</text:p>
          </table:table-cell>
          <table:table-cell office:value-type="float" office:value="103.256396" calcext:value-type="float">
            <text:p>103.256396</text:p>
          </table:table-cell>
          <table:table-cell office:value-type="float" office:value="1.58259013" calcext:value-type="float">
            <text:p>1.58259013</text:p>
          </table:table-cell>
          <table:table-cell office:value-type="float" office:value="1.014153397" calcext:value-type="float">
            <text:p>1.014153397</text:p>
          </table:table-cell>
          <table:table-cell office:value-type="float" office:value="0.779791971" calcext:value-type="float">
            <text:p>0.779791971</text:p>
          </table:table-cell>
          <table:table-cell office:value-type="float" office:value="0.63669752" calcext:value-type="float">
            <text:p>0.6366975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82.796656" calcext:value-type="float">
            <text:p>282.796656</text:p>
          </table:table-cell>
          <table:table-cell office:value-type="float" office:value="102.7309296" calcext:value-type="float">
            <text:p>102.7309296</text:p>
          </table:table-cell>
          <table:table-cell office:value-type="float" office:value="1.5648872" calcext:value-type="float">
            <text:p>1.5648872</text:p>
          </table:table-cell>
          <table:table-cell office:value-type="float" office:value="1.046153784" calcext:value-type="float">
            <text:p>1.046153784</text:p>
          </table:table-cell>
          <table:table-cell office:value-type="float" office:value="2.604385757" calcext:value-type="float">
            <text:p>2.604385757</text:p>
          </table:table-cell>
          <table:table-cell office:value-type="float" office:value="2.126472093" calcext:value-type="float">
            <text:p>2.12647209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82.251069" calcext:value-type="float">
            <text:p>282.251069</text:p>
          </table:table-cell>
          <table:table-cell office:value-type="float" office:value="102.9362735" calcext:value-type="float">
            <text:p>102.9362735</text:p>
          </table:table-cell>
          <table:table-cell office:value-type="float" office:value="1.55723347" calcext:value-type="float">
            <text:p>1.55723347</text:p>
          </table:table-cell>
          <table:table-cell office:value-type="float" office:value="1.03708239" calcext:value-type="float">
            <text:p>1.03708239</text:p>
          </table:table-cell>
          <table:table-cell office:value-type="float" office:value="0.787548498" calcext:value-type="float">
            <text:p>0.787548498</text:p>
          </table:table-cell>
          <table:table-cell office:value-type="float" office:value="0.64303066" calcext:value-type="float">
            <text:p>0.6430306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81.358893" calcext:value-type="float">
            <text:p>281.358893</text:p>
          </table:table-cell>
          <table:table-cell office:value-type="float" office:value="102.1953734" calcext:value-type="float">
            <text:p>102.1953734</text:p>
          </table:table-cell>
          <table:table-cell office:value-type="float" office:value="1.56931936" calcext:value-type="float">
            <text:p>1.56931936</text:p>
          </table:table-cell>
          <table:table-cell office:value-type="float" office:value="0.99797738" calcext:value-type="float">
            <text:p>0.99797738</text:p>
          </table:table-cell>
          <table:table-cell office:value-type="float" office:value="2.97600978" calcext:value-type="float">
            <text:p>2.97600978</text:p>
          </table:table-cell>
          <table:table-cell office:value-type="float" office:value="2.429901884" calcext:value-type="float">
            <text:p>2.42990188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80.919489" calcext:value-type="float">
            <text:p>280.919489</text:p>
          </table:table-cell>
          <table:table-cell office:value-type="float" office:value="102.5015438" calcext:value-type="float">
            <text:p>102.5015438</text:p>
          </table:table-cell>
          <table:table-cell office:value-type="float" office:value="1.55480762" calcext:value-type="float">
            <text:p>1.55480762</text:p>
          </table:table-cell>
          <table:table-cell office:value-type="float" office:value="0.99518503" calcext:value-type="float">
            <text:p>0.99518503</text:p>
          </table:table-cell>
          <table:table-cell office:value-type="float" office:value="0.796631332" calcext:value-type="float">
            <text:p>0.796631332</text:p>
          </table:table-cell>
          <table:table-cell office:value-type="float" office:value="0.650446758" calcext:value-type="float">
            <text:p>0.65044675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80.133686" calcext:value-type="float">
            <text:p>280.133686</text:p>
          </table:table-cell>
          <table:table-cell office:value-type="float" office:value="101.7694335" calcext:value-type="float">
            <text:p>101.7694335</text:p>
          </table:table-cell>
          <table:table-cell office:value-type="float" office:value="1.55267679" calcext:value-type="float">
            <text:p>1.55267679</text:p>
          </table:table-cell>
          <table:table-cell office:value-type="float" office:value="0.996930455" calcext:value-type="float">
            <text:p>0.996930455</text:p>
          </table:table-cell>
          <table:table-cell office:value-type="float" office:value="3.138940838" calcext:value-type="float">
            <text:p>3.138940838</text:p>
          </table:table-cell>
          <table:table-cell office:value-type="float" office:value="2.562934396" calcext:value-type="float">
            <text:p>2.56293439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79.75243" calcext:value-type="float">
            <text:p>279.75243</text:p>
          </table:table-cell>
          <table:table-cell office:value-type="float" office:value="102.1241861" calcext:value-type="float">
            <text:p>102.1241861</text:p>
          </table:table-cell>
          <table:table-cell office:value-type="float" office:value="1.546973" calcext:value-type="float">
            <text:p>1.546973</text:p>
          </table:table-cell>
          <table:table-cell office:value-type="float" office:value="0.992726515" calcext:value-type="float">
            <text:p>0.992726515</text:p>
          </table:table-cell>
          <table:table-cell office:value-type="float" office:value="1.029193055" calcext:value-type="float">
            <text:p>1.029193055</text:p>
          </table:table-cell>
          <table:table-cell office:value-type="float" office:value="0.840332653" calcext:value-type="float">
            <text:p>0.84033265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78.617596" calcext:value-type="float">
            <text:p>278.617596</text:p>
          </table:table-cell>
          <table:table-cell office:value-type="float" office:value="101.4739384" calcext:value-type="float">
            <text:p>101.4739384</text:p>
          </table:table-cell>
          <table:table-cell office:value-type="float" office:value="1.57058316" calcext:value-type="float">
            <text:p>1.57058316</text:p>
          </table:table-cell>
          <table:table-cell office:value-type="float" office:value="0.949331079" calcext:value-type="float">
            <text:p>0.949331079</text:p>
          </table:table-cell>
          <table:table-cell office:value-type="float" office:value="2.617827617" calcext:value-type="float">
            <text:p>2.617827617</text:p>
          </table:table-cell>
          <table:table-cell office:value-type="float" office:value="2.137447364" calcext:value-type="float">
            <text:p>2.13744736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78.241066" calcext:value-type="float">
            <text:p>278.241066</text:p>
          </table:table-cell>
          <table:table-cell office:value-type="float" office:value="101.6954996" calcext:value-type="float">
            <text:p>101.6954996</text:p>
          </table:table-cell>
          <table:table-cell office:value-type="float" office:value="1.57705815" calcext:value-type="float">
            <text:p>1.57705815</text:p>
          </table:table-cell>
          <table:table-cell office:value-type="float" office:value="0.950593915" calcext:value-type="float">
            <text:p>0.950593915</text:p>
          </table:table-cell>
          <table:table-cell office:value-type="float" office:value="0.55197456" calcext:value-type="float">
            <text:p>0.55197456</text:p>
          </table:table-cell>
          <table:table-cell office:value-type="float" office:value="0.450685338" calcext:value-type="float">
            <text:p>0.45068533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77.90057" calcext:value-type="float">
            <text:p>277.90057</text:p>
          </table:table-cell>
          <table:table-cell office:value-type="float" office:value="101.6264056" calcext:value-type="float">
            <text:p>101.6264056</text:p>
          </table:table-cell>
          <table:table-cell office:value-type="float" office:value="1.57292704" calcext:value-type="float">
            <text:p>1.57292704</text:p>
          </table:table-cell>
          <table:table-cell office:value-type="float" office:value="0.958658072" calcext:value-type="float">
            <text:p>0.958658072</text:p>
          </table:table-cell>
          <table:table-cell office:value-type="float" office:value="1.95325661" calcext:value-type="float">
            <text:p>1.95325661</text:p>
          </table:table-cell>
          <table:table-cell office:value-type="float" office:value="1.59482735" calcext:value-type="float">
            <text:p>1.5948273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77.617434" calcext:value-type="float">
            <text:p>277.617434</text:p>
          </table:table-cell>
          <table:table-cell office:value-type="float" office:value="101.5963284" calcext:value-type="float">
            <text:p>101.5963284</text:p>
          </table:table-cell>
          <table:table-cell office:value-type="float" office:value="1.58529463" calcext:value-type="float">
            <text:p>1.58529463</text:p>
          </table:table-cell>
          <table:table-cell office:value-type="float" office:value="0.940797516" calcext:value-type="float">
            <text:p>0.940797516</text:p>
          </table:table-cell>
          <table:table-cell office:value-type="float" office:value="0.568861082" calcext:value-type="float">
            <text:p>0.568861082</text:p>
          </table:table-cell>
          <table:table-cell office:value-type="float" office:value="0.464473149" calcext:value-type="float">
            <text:p>0.46447314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76.969889" calcext:value-type="float">
            <text:p>276.969889</text:p>
          </table:table-cell>
          <table:table-cell office:value-type="float" office:value="101.5394584" calcext:value-type="float">
            <text:p>101.5394584</text:p>
          </table:table-cell>
          <table:table-cell office:value-type="float" office:value="1.58913897" calcext:value-type="float">
            <text:p>1.58913897</text:p>
          </table:table-cell>
          <table:table-cell office:value-type="float" office:value="0.96532031" calcext:value-type="float">
            <text:p>0.96532031</text:p>
          </table:table-cell>
          <table:table-cell office:value-type="float" office:value="1.332020056" calcext:value-type="float">
            <text:p>1.332020056</text:p>
          </table:table-cell>
          <table:table-cell office:value-type="float" office:value="1.087589837" calcext:value-type="float">
            <text:p>1.08758983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76.328168" calcext:value-type="float">
            <text:p>276.328168</text:p>
          </table:table-cell>
          <table:table-cell office:value-type="float" office:value="101.391136" calcext:value-type="float">
            <text:p>101.391136</text:p>
          </table:table-cell>
          <table:table-cell office:value-type="float" office:value="1.60223842" calcext:value-type="float">
            <text:p>1.60223842</text:p>
          </table:table-cell>
          <table:table-cell office:value-type="float" office:value="0.945446577" calcext:value-type="float">
            <text:p>0.945446577</text:p>
          </table:table-cell>
          <table:table-cell office:value-type="float" office:value="0.98483377" calcext:value-type="float">
            <text:p>0.98483377</text:p>
          </table:table-cell>
          <table:table-cell office:value-type="float" office:value="0.80411342" calcext:value-type="float">
            <text:p>0.8041134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75.805571" calcext:value-type="float">
            <text:p>275.805571</text:p>
          </table:table-cell>
          <table:table-cell office:value-type="float" office:value="101.497676" calcext:value-type="float">
            <text:p>101.497676</text:p>
          </table:table-cell>
          <table:table-cell office:value-type="float" office:value="1.58421332" calcext:value-type="float">
            <text:p>1.58421332</text:p>
          </table:table-cell>
          <table:table-cell office:value-type="float" office:value="0.943763223" calcext:value-type="float">
            <text:p>0.943763223</text:p>
          </table:table-cell>
          <table:table-cell office:value-type="float" office:value="1.600071403" calcext:value-type="float">
            <text:p>1.600071403</text:p>
          </table:table-cell>
          <table:table-cell office:value-type="float" office:value="1.306452772" calcext:value-type="float">
            <text:p>1.30645277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75.374889" calcext:value-type="float">
            <text:p>275.374889</text:p>
          </table:table-cell>
          <table:table-cell office:value-type="float" office:value="101.3915536" calcext:value-type="float">
            <text:p>101.3915536</text:p>
          </table:table-cell>
          <table:table-cell office:value-type="float" office:value="1.60703413" calcext:value-type="float">
            <text:p>1.60703413</text:p>
          </table:table-cell>
          <table:table-cell office:value-type="float" office:value="0.927503966" calcext:value-type="float">
            <text:p>0.927503966</text:p>
          </table:table-cell>
          <table:table-cell office:value-type="float" office:value="0.795144414" calcext:value-type="float">
            <text:p>0.795144414</text:p>
          </table:table-cell>
          <table:table-cell office:value-type="float" office:value="0.6492326865" calcext:value-type="float">
            <text:p>0.649232686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74.590048" calcext:value-type="float">
            <text:p>274.590048</text:p>
          </table:table-cell>
          <table:table-cell office:value-type="float" office:value="101.4729006" calcext:value-type="float">
            <text:p>101.4729006</text:p>
          </table:table-cell>
          <table:table-cell office:value-type="float" office:value="1.65285485" calcext:value-type="float">
            <text:p>1.65285485</text:p>
          </table:table-cell>
          <table:table-cell office:value-type="float" office:value="0.91317487" calcext:value-type="float">
            <text:p>0.91317487</text:p>
          </table:table-cell>
          <table:table-cell office:value-type="float" office:value="2.003359246" calcext:value-type="float">
            <text:p>2.003359246</text:p>
          </table:table-cell>
          <table:table-cell office:value-type="float" office:value="1.63573598" calcext:value-type="float">
            <text:p>1.6357359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74.214562" calcext:value-type="float">
            <text:p>274.214562</text:p>
          </table:table-cell>
          <table:table-cell office:value-type="float" office:value="101.1830041" calcext:value-type="float">
            <text:p>101.1830041</text:p>
          </table:table-cell>
          <table:table-cell office:value-type="float" office:value="1.64794233" calcext:value-type="float">
            <text:p>1.64794233</text:p>
          </table:table-cell>
          <table:table-cell office:value-type="float" office:value="0.915096119" calcext:value-type="float">
            <text:p>0.915096119</text:p>
          </table:table-cell>
          <table:table-cell office:value-type="float" office:value="1.10581801" calcext:value-type="float">
            <text:p>1.10581801</text:p>
          </table:table-cell>
          <table:table-cell office:value-type="float" office:value="0.90289665" calcext:value-type="float">
            <text:p>0.9028966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73.656048" calcext:value-type="float">
            <text:p>273.656048</text:p>
          </table:table-cell>
          <table:table-cell office:value-type="float" office:value="101.2243705" calcext:value-type="float">
            <text:p>101.2243705</text:p>
          </table:table-cell>
          <table:table-cell office:value-type="float" office:value="1.662524" calcext:value-type="float">
            <text:p>1.662524</text:p>
          </table:table-cell>
          <table:table-cell office:value-type="float" office:value="0.89677174" calcext:value-type="float">
            <text:p>0.89677174</text:p>
          </table:table-cell>
          <table:table-cell office:value-type="float" office:value="1.71291017" calcext:value-type="float">
            <text:p>1.71291017</text:p>
          </table:table-cell>
          <table:table-cell office:value-type="float" office:value="1.398585302" calcext:value-type="float">
            <text:p>1.39858530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73.152676" calcext:value-type="float">
            <text:p>273.152676</text:p>
          </table:table-cell>
          <table:table-cell office:value-type="float" office:value="100.8710816" calcext:value-type="float">
            <text:p>100.8710816</text:p>
          </table:table-cell>
          <table:table-cell office:value-type="float" office:value="1.70851889" calcext:value-type="float">
            <text:p>1.70851889</text:p>
          </table:table-cell>
          <table:table-cell office:value-type="float" office:value="0.87504347" calcext:value-type="float">
            <text:p>0.87504347</text:p>
          </table:table-cell>
          <table:table-cell office:value-type="float" office:value="1.15833978" calcext:value-type="float">
            <text:p>1.15833978</text:p>
          </table:table-cell>
          <table:table-cell office:value-type="float" office:value="0.94578049" calcext:value-type="float">
            <text:p>0.9457804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72.632516" calcext:value-type="float">
            <text:p>272.632516</text:p>
          </table:table-cell>
          <table:table-cell office:value-type="float" office:value="101.0898592" calcext:value-type="float">
            <text:p>101.0898592</text:p>
          </table:table-cell>
          <table:table-cell office:value-type="float" office:value="1.70732765" calcext:value-type="float">
            <text:p>1.70732765</text:p>
          </table:table-cell>
          <table:table-cell office:value-type="float" office:value="0.86466518" calcext:value-type="float">
            <text:p>0.86466518</text:p>
          </table:table-cell>
          <table:table-cell office:value-type="float" office:value="1.735791943" calcext:value-type="float">
            <text:p>1.735791943</text:p>
          </table:table-cell>
          <table:table-cell office:value-type="float" office:value="1.417268214" calcext:value-type="float">
            <text:p>1.41726821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72.537827" calcext:value-type="float">
            <text:p>272.537827</text:p>
          </table:table-cell>
          <table:table-cell office:value-type="float" office:value="101.2670871" calcext:value-type="float">
            <text:p>101.2670871</text:p>
          </table:table-cell>
          <table:table-cell office:value-type="float" office:value="1.7063562" calcext:value-type="float">
            <text:p>1.7063562</text:p>
          </table:table-cell>
          <table:table-cell office:value-type="float" office:value="0.888390907" calcext:value-type="float">
            <text:p>0.888390907</text:p>
          </table:table-cell>
          <table:table-cell office:value-type="float" office:value="0.98644659" calcext:value-type="float">
            <text:p>0.98644659</text:p>
          </table:table-cell>
          <table:table-cell office:value-type="float" office:value="0.80543025" calcext:value-type="float">
            <text:p>0.8054302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72.21489" calcext:value-type="float">
            <text:p>272.21489</text:p>
          </table:table-cell>
          <table:table-cell office:value-type="float" office:value="101.060837" calcext:value-type="float">
            <text:p>101.060837</text:p>
          </table:table-cell>
          <table:table-cell office:value-type="float" office:value="1.70506221" calcext:value-type="float">
            <text:p>1.70506221</text:p>
          </table:table-cell>
          <table:table-cell office:value-type="float" office:value="0.902604058" calcext:value-type="float">
            <text:p>0.902604058</text:p>
          </table:table-cell>
          <table:table-cell office:value-type="float" office:value="1.823624167" calcext:value-type="float">
            <text:p>1.823624167</text:p>
          </table:table-cell>
          <table:table-cell office:value-type="float" office:value="1.488982926" calcext:value-type="float">
            <text:p>1.48898292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71.752992" calcext:value-type="float">
            <text:p>271.752992</text:p>
          </table:table-cell>
          <table:table-cell office:value-type="float" office:value="101.5279031" calcext:value-type="float">
            <text:p>101.5279031</text:p>
          </table:table-cell>
          <table:table-cell office:value-type="float" office:value="1.66034281" calcext:value-type="float">
            <text:p>1.66034281</text:p>
          </table:table-cell>
          <table:table-cell office:value-type="float" office:value="0.897960459" calcext:value-type="float">
            <text:p>0.897960459</text:p>
          </table:table-cell>
          <table:table-cell office:value-type="float" office:value="1.03225197" calcext:value-type="float">
            <text:p>1.03225197</text:p>
          </table:table-cell>
          <table:table-cell office:value-type="float" office:value="0.842830196" calcext:value-type="float">
            <text:p>0.84283019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71.385171" calcext:value-type="float">
            <text:p>271.385171</text:p>
          </table:table-cell>
          <table:table-cell office:value-type="float" office:value="101.2832046" calcext:value-type="float">
            <text:p>101.2832046</text:p>
          </table:table-cell>
          <table:table-cell office:value-type="float" office:value="1.64888104" calcext:value-type="float">
            <text:p>1.64888104</text:p>
          </table:table-cell>
          <table:table-cell office:value-type="float" office:value="0.910008218" calcext:value-type="float">
            <text:p>0.910008218</text:p>
          </table:table-cell>
          <table:table-cell office:value-type="float" office:value="2.20439502" calcext:value-type="float">
            <text:p>2.20439502</text:p>
          </table:table-cell>
          <table:table-cell office:value-type="float" office:value="1.799881" calcext:value-type="float">
            <text:p>1.79988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70.618081" calcext:value-type="float">
            <text:p>270.618081</text:p>
          </table:table-cell>
          <table:table-cell office:value-type="float" office:value="101.5873793" calcext:value-type="float">
            <text:p>101.5873793</text:p>
          </table:table-cell>
          <table:table-cell office:value-type="float" office:value="1.62676431" calcext:value-type="float">
            <text:p>1.62676431</text:p>
          </table:table-cell>
          <table:table-cell office:value-type="float" office:value="0.897237528" calcext:value-type="float">
            <text:p>0.897237528</text:p>
          </table:table-cell>
          <table:table-cell office:value-type="float" office:value="1.690046284" calcext:value-type="float">
            <text:p>1.690046284</text:p>
          </table:table-cell>
          <table:table-cell office:value-type="float" office:value="1.379917009" calcext:value-type="float">
            <text:p>1.37991700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70.533059" calcext:value-type="float">
            <text:p>270.533059</text:p>
          </table:table-cell>
          <table:table-cell office:value-type="float" office:value="101.7073083" calcext:value-type="float">
            <text:p>101.7073083</text:p>
          </table:table-cell>
          <table:table-cell office:value-type="float" office:value="1.61691059" calcext:value-type="float">
            <text:p>1.61691059</text:p>
          </table:table-cell>
          <table:table-cell office:value-type="float" office:value="0.917218628" calcext:value-type="float">
            <text:p>0.917218628</text:p>
          </table:table-cell>
          <table:table-cell office:value-type="float" office:value="2.66606759" calcext:value-type="float">
            <text:p>2.66606759</text:p>
          </table:table-cell>
          <table:table-cell office:value-type="float" office:value="2.17683505" calcext:value-type="float">
            <text:p>2.1768350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69.746873" calcext:value-type="float">
            <text:p>269.746873</text:p>
          </table:table-cell>
          <table:table-cell office:value-type="float" office:value="102.194031" calcext:value-type="float">
            <text:p>102.194031</text:p>
          </table:table-cell>
          <table:table-cell office:value-type="float" office:value="1.61746535" calcext:value-type="float">
            <text:p>1.61746535</text:p>
          </table:table-cell>
          <table:table-cell office:value-type="float" office:value="0.880407009" calcext:value-type="float">
            <text:p>0.880407009</text:p>
          </table:table-cell>
          <table:table-cell office:value-type="float" office:value="1.826761594" calcext:value-type="float">
            <text:p>1.826761594</text:p>
          </table:table-cell>
          <table:table-cell office:value-type="float" office:value="1.49154463" calcext:value-type="float">
            <text:p>1.4915446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9.855347" calcext:value-type="float">
            <text:p>269.855347</text:p>
          </table:table-cell>
          <table:table-cell office:value-type="float" office:value="102.20451" calcext:value-type="float">
            <text:p>102.20451</text:p>
          </table:table-cell>
          <table:table-cell office:value-type="float" office:value="1.61451141" calcext:value-type="float">
            <text:p>1.61451141</text:p>
          </table:table-cell>
          <table:table-cell office:value-type="float" office:value="0.875250525" calcext:value-type="float">
            <text:p>0.875250525</text:p>
          </table:table-cell>
          <table:table-cell office:value-type="float" office:value="2.18619608" calcext:value-type="float">
            <text:p>2.18619608</text:p>
          </table:table-cell>
          <table:table-cell office:value-type="float" office:value="1.78502158" calcext:value-type="float">
            <text:p>1.7850215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69.423195" calcext:value-type="float">
            <text:p>269.423195</text:p>
          </table:table-cell>
          <table:table-cell office:value-type="float" office:value="102.9702978" calcext:value-type="float">
            <text:p>102.9702978</text:p>
          </table:table-cell>
          <table:table-cell office:value-type="float" office:value="1.65813586" calcext:value-type="float">
            <text:p>1.65813586</text:p>
          </table:table-cell>
          <table:table-cell office:value-type="float" office:value="0.858842496" calcext:value-type="float">
            <text:p>0.858842496</text:p>
          </table:table-cell>
          <table:table-cell office:value-type="float" office:value="2.079373914" calcext:value-type="float">
            <text:p>2.079373914</text:p>
          </table:table-cell>
          <table:table-cell office:value-type="float" office:value="1.697801745" calcext:value-type="float">
            <text:p>1.69780174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69.599218" calcext:value-type="float">
            <text:p>269.599218</text:p>
          </table:table-cell>
          <table:table-cell office:value-type="float" office:value="103.3338318" calcext:value-type="float">
            <text:p>103.3338318</text:p>
          </table:table-cell>
          <table:table-cell office:value-type="float" office:value="1.65734729" calcext:value-type="float">
            <text:p>1.65734729</text:p>
          </table:table-cell>
          <table:table-cell office:value-type="float" office:value="0.853021559" calcext:value-type="float">
            <text:p>0.853021559</text:p>
          </table:table-cell>
          <table:table-cell office:value-type="float" office:value="1.71884849" calcext:value-type="float">
            <text:p>1.71884849</text:p>
          </table:table-cell>
          <table:table-cell office:value-type="float" office:value="1.40343396" calcext:value-type="float">
            <text:p>1.4034339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69.326443" calcext:value-type="float">
            <text:p>269.326443</text:p>
          </table:table-cell>
          <table:table-cell office:value-type="float" office:value="103.7251224" calcext:value-type="float">
            <text:p>103.7251224</text:p>
          </table:table-cell>
          <table:table-cell office:value-type="float" office:value="1.6427083" calcext:value-type="float">
            <text:p>1.6427083</text:p>
          </table:table-cell>
          <table:table-cell office:value-type="float" office:value="0.845139741" calcext:value-type="float">
            <text:p>0.845139741</text:p>
          </table:table-cell>
          <table:table-cell office:value-type="float" office:value="1.482809536" calcext:value-type="float">
            <text:p>1.482809536</text:p>
          </table:table-cell>
          <table:table-cell office:value-type="float" office:value="1.21070889" calcext:value-type="float">
            <text:p>1.2107088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69.387985" calcext:value-type="float">
            <text:p>269.387985</text:p>
          </table:table-cell>
          <table:table-cell office:value-type="float" office:value="104.1573016" calcext:value-type="float">
            <text:p>104.1573016</text:p>
          </table:table-cell>
          <table:table-cell office:value-type="float" office:value="1.64207987" calcext:value-type="float">
            <text:p>1.64207987</text:p>
          </table:table-cell>
          <table:table-cell office:value-type="float" office:value="0.837678804" calcext:value-type="float">
            <text:p>0.837678804</text:p>
          </table:table-cell>
          <table:table-cell office:value-type="float" office:value="1.27223603" calcext:value-type="float">
            <text:p>1.27223603</text:p>
          </table:table-cell>
          <table:table-cell office:value-type="float" office:value="1.03877637" calcext:value-type="float">
            <text:p>1.0387763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69.069015" calcext:value-type="float">
            <text:p>269.069015</text:p>
          </table:table-cell>
          <table:table-cell office:value-type="float" office:value="103.7844518" calcext:value-type="float">
            <text:p>103.7844518</text:p>
          </table:table-cell>
          <table:table-cell office:value-type="float" office:value="1.57870628" calcext:value-type="float">
            <text:p>1.57870628</text:p>
          </table:table-cell>
          <table:table-cell office:value-type="float" office:value="0.837595425" calcext:value-type="float">
            <text:p>0.837595425</text:p>
          </table:table-cell>
          <table:table-cell office:value-type="float" office:value="0.94190893" calcext:value-type="float">
            <text:p>0.94190893</text:p>
          </table:table-cell>
          <table:table-cell office:value-type="float" office:value="0.76906542" calcext:value-type="float">
            <text:p>0.7690654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68.572705" calcext:value-type="float">
            <text:p>268.572705</text:p>
          </table:table-cell>
          <table:table-cell office:value-type="float" office:value="103.9863236" calcext:value-type="float">
            <text:p>103.9863236</text:p>
          </table:table-cell>
          <table:table-cell office:value-type="float" office:value="1.57637884" calcext:value-type="float">
            <text:p>1.57637884</text:p>
          </table:table-cell>
          <table:table-cell office:value-type="float" office:value="0.842199925" calcext:value-type="float">
            <text:p>0.842199925</text:p>
          </table:table-cell>
          <table:table-cell office:value-type="float" office:value="0.85762276" calcext:value-type="float">
            <text:p>0.85762276</text:p>
          </table:table-cell>
          <table:table-cell office:value-type="float" office:value="0.700246056" calcext:value-type="float">
            <text:p>0.70024605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8.354389" calcext:value-type="float">
            <text:p>268.354389</text:p>
          </table:table-cell>
          <table:table-cell office:value-type="float" office:value="103.7385465" calcext:value-type="float">
            <text:p>103.7385465</text:p>
          </table:table-cell>
          <table:table-cell office:value-type="float" office:value="1.56160259" calcext:value-type="float">
            <text:p>1.56160259</text:p>
          </table:table-cell>
          <table:table-cell office:value-type="float" office:value="0.833784772" calcext:value-type="float">
            <text:p>0.833784772</text:p>
          </table:table-cell>
          <table:table-cell office:value-type="float" office:value="1.49869162" calcext:value-type="float">
            <text:p>1.49869162</text:p>
          </table:table-cell>
          <table:table-cell office:value-type="float" office:value="1.2236766" calcext:value-type="float">
            <text:p>1.223676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66.95252" calcext:value-type="float">
            <text:p>266.95252</text:p>
          </table:table-cell>
          <table:table-cell office:value-type="float" office:value="103.5614655" calcext:value-type="float">
            <text:p>103.5614655</text:p>
          </table:table-cell>
          <table:table-cell office:value-type="float" office:value="1.53757016" calcext:value-type="float">
            <text:p>1.53757016</text:p>
          </table:table-cell>
          <table:table-cell office:value-type="float" office:value="0.816503722" calcext:value-type="float">
            <text:p>0.816503722</text:p>
          </table:table-cell>
          <table:table-cell office:value-type="float" office:value="1.22430577" calcext:value-type="float">
            <text:p>1.22430577</text:p>
          </table:table-cell>
          <table:table-cell office:value-type="float" office:value="0.99964146" calcext:value-type="float">
            <text:p>0.9996414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66.983634" calcext:value-type="float">
            <text:p>266.983634</text:p>
          </table:table-cell>
          <table:table-cell office:value-type="float" office:value="102.9113445" calcext:value-type="float">
            <text:p>102.9113445</text:p>
          </table:table-cell>
          <table:table-cell office:value-type="float" office:value="1.60630888" calcext:value-type="float">
            <text:p>1.60630888</text:p>
          </table:table-cell>
          <table:table-cell office:value-type="float" office:value="0.786271134" calcext:value-type="float">
            <text:p>0.786271134</text:p>
          </table:table-cell>
          <table:table-cell office:value-type="float" office:value="1.62741175" calcext:value-type="float">
            <text:p>1.62741175</text:p>
          </table:table-cell>
          <table:table-cell office:value-type="float" office:value="1.328776148" calcext:value-type="float">
            <text:p>1.32877614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65.59158" calcext:value-type="float">
            <text:p>265.59158</text:p>
          </table:table-cell>
          <table:table-cell office:value-type="float" office:value="102.7136286" calcext:value-type="float">
            <text:p>102.7136286</text:p>
          </table:table-cell>
          <table:table-cell office:value-type="float" office:value="1.57012382" calcext:value-type="float">
            <text:p>1.57012382</text:p>
          </table:table-cell>
          <table:table-cell office:value-type="float" office:value="0.760857624" calcext:value-type="float">
            <text:p>0.760857624</text:p>
          </table:table-cell>
          <table:table-cell office:value-type="float" office:value="1.30757618" calcext:value-type="float">
            <text:p>1.30757618</text:p>
          </table:table-cell>
          <table:table-cell office:value-type="float" office:value="1.06763151" calcext:value-type="float">
            <text:p>1.0676315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65.992782" calcext:value-type="float">
            <text:p>265.992782</text:p>
          </table:table-cell>
          <table:table-cell office:value-type="float" office:value="102.0121756" calcext:value-type="float">
            <text:p>102.0121756</text:p>
          </table:table-cell>
          <table:table-cell office:value-type="float" office:value="1.61529036" calcext:value-type="float">
            <text:p>1.61529036</text:p>
          </table:table-cell>
          <table:table-cell office:value-type="float" office:value="0.761613732" calcext:value-type="float">
            <text:p>0.761613732</text:p>
          </table:table-cell>
          <table:table-cell office:value-type="float" office:value="1.572698353" calcext:value-type="float">
            <text:p>1.572698353</text:p>
          </table:table-cell>
          <table:table-cell office:value-type="float" office:value="1.284102886" calcext:value-type="float">
            <text:p>1.28410288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64.68682" calcext:value-type="float">
            <text:p>264.68682</text:p>
          </table:table-cell>
          <table:table-cell office:value-type="float" office:value="101.9131531" calcext:value-type="float">
            <text:p>101.9131531</text:p>
          </table:table-cell>
          <table:table-cell office:value-type="float" office:value="1.6204162" calcext:value-type="float">
            <text:p>1.6204162</text:p>
          </table:table-cell>
          <table:table-cell office:value-type="float" office:value="0.794258061" calcext:value-type="float">
            <text:p>0.794258061</text:p>
          </table:table-cell>
          <table:table-cell office:value-type="float" office:value="1.33372674" calcext:value-type="float">
            <text:p>1.33372674</text:p>
          </table:table-cell>
          <table:table-cell office:value-type="float" office:value="1.08898334" calcext:value-type="float">
            <text:p>1.0889833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64.455597" calcext:value-type="float">
            <text:p>264.455597</text:p>
          </table:table-cell>
          <table:table-cell office:value-type="float" office:value="101.3709666" calcext:value-type="float">
            <text:p>101.3709666</text:p>
          </table:table-cell>
          <table:table-cell office:value-type="float" office:value="1.56093083" calcext:value-type="float">
            <text:p>1.56093083</text:p>
          </table:table-cell>
          <table:table-cell office:value-type="float" office:value="0.827384341" calcext:value-type="float">
            <text:p>0.827384341</text:p>
          </table:table-cell>
          <table:table-cell office:value-type="float" office:value="1.08075189" calcext:value-type="float">
            <text:p>1.08075189</text:p>
          </table:table-cell>
          <table:table-cell office:value-type="float" office:value="0.88243025" calcext:value-type="float">
            <text:p>0.8824302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63.845203" calcext:value-type="float">
            <text:p>263.845203</text:p>
          </table:table-cell>
          <table:table-cell office:value-type="float" office:value="101.1037656" calcext:value-type="float">
            <text:p>101.1037656</text:p>
          </table:table-cell>
          <table:table-cell office:value-type="float" office:value="1.426467142" calcext:value-type="float">
            <text:p>1.426467142</text:p>
          </table:table-cell>
          <table:table-cell office:value-type="float" office:value="0.760815542" calcext:value-type="float">
            <text:p>0.760815542</text:p>
          </table:table-cell>
          <table:table-cell office:value-type="float" office:value="2.12471027" calcext:value-type="float">
            <text:p>2.12471027</text:p>
          </table:table-cell>
          <table:table-cell office:value-type="float" office:value="1.73481871" calcext:value-type="float">
            <text:p>1.7348187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63.748931" calcext:value-type="float">
            <text:p>263.748931</text:p>
          </table:table-cell>
          <table:table-cell office:value-type="float" office:value="100.8868736" calcext:value-type="float">
            <text:p>100.8868736</text:p>
          </table:table-cell>
          <table:table-cell office:value-type="float" office:value="1.425798629" calcext:value-type="float">
            <text:p>1.425798629</text:p>
          </table:table-cell>
          <table:table-cell office:value-type="float" office:value="0.773123592" calcext:value-type="float">
            <text:p>0.773123592</text:p>
          </table:table-cell>
          <table:table-cell office:value-type="float" office:value="0.95804348" calcext:value-type="float">
            <text:p>0.95804348</text:p>
          </table:table-cell>
          <table:table-cell office:value-type="float" office:value="0.782239223" calcext:value-type="float">
            <text:p>0.78223922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63.162617" calcext:value-type="float">
            <text:p>263.162617</text:p>
          </table:table-cell>
          <table:table-cell office:value-type="float" office:value="100.1868775" calcext:value-type="float">
            <text:p>100.1868775</text:p>
          </table:table-cell>
          <table:table-cell office:value-type="float" office:value="1.404829713" calcext:value-type="float">
            <text:p>1.404829713</text:p>
          </table:table-cell>
          <table:table-cell office:value-type="float" office:value="0.77511367" calcext:value-type="float">
            <text:p>0.77511367</text:p>
          </table:table-cell>
          <table:table-cell office:value-type="float" office:value="2.36628232" calcext:value-type="float">
            <text:p>2.36628232</text:p>
          </table:table-cell>
          <table:table-cell office:value-type="float" office:value="1.93206146" calcext:value-type="float">
            <text:p>1.9320614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62.847503" calcext:value-type="float">
            <text:p>262.847503</text:p>
          </table:table-cell>
          <table:table-cell office:value-type="float" office:value="100.2603475" calcext:value-type="float">
            <text:p>100.2603475</text:p>
          </table:table-cell>
          <table:table-cell office:value-type="float" office:value="1.394396301" calcext:value-type="float">
            <text:p>1.394396301</text:p>
          </table:table-cell>
          <table:table-cell office:value-type="float" office:value="0.789952003" calcext:value-type="float">
            <text:p>0.789952003</text:p>
          </table:table-cell>
          <table:table-cell office:value-type="float" office:value="1.14507615" calcext:value-type="float">
            <text:p>1.14507615</text:p>
          </table:table-cell>
          <table:table-cell office:value-type="float" office:value="0.934950753" calcext:value-type="float">
            <text:p>0.93495075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62.36391" calcext:value-type="float">
            <text:p>262.36391</text:p>
          </table:table-cell>
          <table:table-cell office:value-type="float" office:value="99.3945155" calcext:value-type="float">
            <text:p>99.3945155</text:p>
          </table:table-cell>
          <table:table-cell office:value-type="float" office:value="1.397277549" calcext:value-type="float">
            <text:p>1.397277549</text:p>
          </table:table-cell>
          <table:table-cell office:value-type="float" office:value="0.777429874" calcext:value-type="float">
            <text:p>0.777429874</text:p>
          </table:table-cell>
          <table:table-cell office:value-type="float" office:value="2.299298" calcext:value-type="float">
            <text:p>2.299298</text:p>
          </table:table-cell>
          <table:table-cell office:value-type="float" office:value="1.87736895" calcext:value-type="float">
            <text:p>1.8773689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62.435169" calcext:value-type="float">
            <text:p>262.435169</text:p>
          </table:table-cell>
          <table:table-cell office:value-type="float" office:value="99.5817804" calcext:value-type="float">
            <text:p>99.5817804</text:p>
          </table:table-cell>
          <table:table-cell office:value-type="float" office:value="1.380439434" calcext:value-type="float">
            <text:p>1.380439434</text:p>
          </table:table-cell>
          <table:table-cell office:value-type="float" office:value="0.775256401" calcext:value-type="float">
            <text:p>0.775256401</text:p>
          </table:table-cell>
          <table:table-cell office:value-type="float" office:value="1.388729295" calcext:value-type="float">
            <text:p>1.388729295</text:p>
          </table:table-cell>
          <table:table-cell office:value-type="float" office:value="1.133892704" calcext:value-type="float">
            <text:p>1.13389270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62.250443" calcext:value-type="float">
            <text:p>262.250443</text:p>
          </table:table-cell>
          <table:table-cell office:value-type="float" office:value="99.0789581" calcext:value-type="float">
            <text:p>99.0789581</text:p>
          </table:table-cell>
          <table:table-cell office:value-type="float" office:value="1.38196414" calcext:value-type="float">
            <text:p>1.38196414</text:p>
          </table:table-cell>
          <table:table-cell office:value-type="float" office:value="0.761545712" calcext:value-type="float">
            <text:p>0.761545712</text:p>
          </table:table-cell>
          <table:table-cell office:value-type="float" office:value="2.85564047" calcext:value-type="float">
            <text:p>2.85564047</text:p>
          </table:table-cell>
          <table:table-cell office:value-type="float" office:value="2.33162068" calcext:value-type="float">
            <text:p>2.3316206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62.080619" calcext:value-type="float">
            <text:p>262.080619</text:p>
          </table:table-cell>
          <table:table-cell office:value-type="float" office:value="99.1522176" calcext:value-type="float">
            <text:p>99.1522176</text:p>
          </table:table-cell>
          <table:table-cell office:value-type="float" office:value="1.357832456" calcext:value-type="float">
            <text:p>1.357832456</text:p>
          </table:table-cell>
          <table:table-cell office:value-type="float" office:value="0.759037952" calcext:value-type="float">
            <text:p>0.759037952</text:p>
          </table:table-cell>
          <table:table-cell office:value-type="float" office:value="1.39822697" calcext:value-type="float">
            <text:p>1.39822697</text:p>
          </table:table-cell>
          <table:table-cell office:value-type="float" office:value="1.14164749" calcext:value-type="float">
            <text:p>1.1416474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61.826949" calcext:value-type="float">
            <text:p>261.826949</text:p>
          </table:table-cell>
          <table:table-cell office:value-type="float" office:value="98.7631884" calcext:value-type="float">
            <text:p>98.7631884</text:p>
          </table:table-cell>
          <table:table-cell office:value-type="float" office:value="1.408015092" calcext:value-type="float">
            <text:p>1.408015092</text:p>
          </table:table-cell>
          <table:table-cell office:value-type="float" office:value="0.794239632" calcext:value-type="float">
            <text:p>0.794239632</text:p>
          </table:table-cell>
          <table:table-cell office:value-type="float" office:value="2.840050266" calcext:value-type="float">
            <text:p>2.840050266</text:p>
          </table:table-cell>
          <table:table-cell office:value-type="float" office:value="2.318891306" calcext:value-type="float">
            <text:p>2.31889130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62.21994" calcext:value-type="float">
            <text:p>262.21994</text:p>
          </table:table-cell>
          <table:table-cell office:value-type="float" office:value="98.8061776" calcext:value-type="float">
            <text:p>98.8061776</text:p>
          </table:table-cell>
          <table:table-cell office:value-type="float" office:value="1.398530112" calcext:value-type="float">
            <text:p>1.398530112</text:p>
          </table:table-cell>
          <table:table-cell office:value-type="float" office:value="0.789172899" calcext:value-type="float">
            <text:p>0.789172899</text:p>
          </table:table-cell>
          <table:table-cell office:value-type="float" office:value="1.30584123" calcext:value-type="float">
            <text:p>1.30584123</text:p>
          </table:table-cell>
          <table:table-cell office:value-type="float" office:value="1.06621491" calcext:value-type="float">
            <text:p>1.0662149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62.08098" calcext:value-type="float">
            <text:p>262.08098</text:p>
          </table:table-cell>
          <table:table-cell office:value-type="float" office:value="98.9688535" calcext:value-type="float">
            <text:p>98.9688535</text:p>
          </table:table-cell>
          <table:table-cell office:value-type="float" office:value="1.402698546" calcext:value-type="float">
            <text:p>1.402698546</text:p>
          </table:table-cell>
          <table:table-cell office:value-type="float" office:value="0.817829099" calcext:value-type="float">
            <text:p>0.817829099</text:p>
          </table:table-cell>
          <table:table-cell office:value-type="float" office:value="1.85879035" calcext:value-type="float">
            <text:p>1.85879035</text:p>
          </table:table-cell>
          <table:table-cell office:value-type="float" office:value="1.517695979" calcext:value-type="float">
            <text:p>1.51769597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62.791348" calcext:value-type="float">
            <text:p>262.791348</text:p>
          </table:table-cell>
          <table:table-cell office:value-type="float" office:value="99.050991" calcext:value-type="float">
            <text:p>99.050991</text:p>
          </table:table-cell>
          <table:table-cell office:value-type="float" office:value="1.443356675" calcext:value-type="float">
            <text:p>1.443356675</text:p>
          </table:table-cell>
          <table:table-cell office:value-type="float" office:value="0.815382845" calcext:value-type="float">
            <text:p>0.815382845</text:p>
          </table:table-cell>
          <table:table-cell office:value-type="float" office:value="1.68469449" calcext:value-type="float">
            <text:p>1.68469449</text:p>
          </table:table-cell>
          <table:table-cell office:value-type="float" office:value="1.37554728" calcext:value-type="float">
            <text:p>1.3755472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62.554348" calcext:value-type="float">
            <text:p>262.554348</text:p>
          </table:table-cell>
          <table:table-cell office:value-type="float" office:value="99.1542925" calcext:value-type="float">
            <text:p>99.1542925</text:p>
          </table:table-cell>
          <table:table-cell office:value-type="float" office:value="1.557930715" calcext:value-type="float">
            <text:p>1.557930715</text:p>
          </table:table-cell>
          <table:table-cell office:value-type="float" office:value="0.83339251" calcext:value-type="float">
            <text:p>0.83339251</text:p>
          </table:table-cell>
          <table:table-cell office:value-type="float" office:value="0.532164046" calcext:value-type="float">
            <text:p>0.532164046</text:p>
          </table:table-cell>
          <table:table-cell office:value-type="float" office:value="0.434510136" calcext:value-type="float">
            <text:p>0.43451013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62.769836" calcext:value-type="float">
            <text:p>262.769836</text:p>
          </table:table-cell>
          <table:table-cell office:value-type="float" office:value="99.2326645" calcext:value-type="float">
            <text:p>99.2326645</text:p>
          </table:table-cell>
          <table:table-cell office:value-type="float" office:value="1.62700859" calcext:value-type="float">
            <text:p>1.62700859</text:p>
          </table:table-cell>
          <table:table-cell office:value-type="float" office:value="0.81686026" calcext:value-type="float">
            <text:p>0.81686026</text:p>
          </table:table-cell>
          <table:table-cell office:value-type="float" office:value="1.31578037" calcext:value-type="float">
            <text:p>1.31578037</text:p>
          </table:table-cell>
          <table:table-cell office:value-type="float" office:value="1.07433021" calcext:value-type="float">
            <text:p>1.0743302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62.606721" calcext:value-type="float">
            <text:p>262.606721</text:p>
          </table:table-cell>
          <table:table-cell office:value-type="float" office:value="99.1046421" calcext:value-type="float">
            <text:p>99.1046421</text:p>
          </table:table-cell>
          <table:table-cell office:value-type="float" office:value="1.64091788" calcext:value-type="float">
            <text:p>1.64091788</text:p>
          </table:table-cell>
          <table:table-cell office:value-type="float" office:value="0.845375619" calcext:value-type="float">
            <text:p>0.845375619</text:p>
          </table:table-cell>
          <table:table-cell office:value-type="float" office:value="0.70939913" calcext:value-type="float">
            <text:p>0.70939913</text:p>
          </table:table-cell>
          <table:table-cell office:value-type="float" office:value="0.579221976" calcext:value-type="float">
            <text:p>0.57922197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62.24143" calcext:value-type="float">
            <text:p>262.24143</text:p>
          </table:table-cell>
          <table:table-cell office:value-type="float" office:value="98.719049" calcext:value-type="float">
            <text:p>98.719049</text:p>
          </table:table-cell>
          <table:table-cell office:value-type="float" office:value="1.65909037" calcext:value-type="float">
            <text:p>1.65909037</text:p>
          </table:table-cell>
          <table:table-cell office:value-type="float" office:value="0.874572383" calcext:value-type="float">
            <text:p>0.874572383</text:p>
          </table:table-cell>
          <table:table-cell office:value-type="float" office:value="1.24748267" calcext:value-type="float">
            <text:p>1.24748267</text:p>
          </table:table-cell>
          <table:table-cell office:value-type="float" office:value="1.0185653" calcext:value-type="float">
            <text:p>1.018565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61.659656" calcext:value-type="float">
            <text:p>261.659656</text:p>
          </table:table-cell>
          <table:table-cell office:value-type="float" office:value="98.2029295" calcext:value-type="float">
            <text:p>98.2029295</text:p>
          </table:table-cell>
          <table:table-cell office:value-type="float" office:value="1.556941403" calcext:value-type="float">
            <text:p>1.556941403</text:p>
          </table:table-cell>
          <table:table-cell office:value-type="float" office:value="0.869595612" calcext:value-type="float">
            <text:p>0.869595612</text:p>
          </table:table-cell>
          <table:table-cell office:value-type="float" office:value="1.240872604" calcext:value-type="float">
            <text:p>1.240872604</text:p>
          </table:table-cell>
          <table:table-cell office:value-type="float" office:value="1.013168255" calcext:value-type="float">
            <text:p>1.01316825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61.34748" calcext:value-type="float">
            <text:p>261.34748</text:p>
          </table:table-cell>
          <table:table-cell office:value-type="float" office:value="97.7255673" calcext:value-type="float">
            <text:p>97.7255673</text:p>
          </table:table-cell>
          <table:table-cell office:value-type="float" office:value="1.592731303" calcext:value-type="float">
            <text:p>1.592731303</text:p>
          </table:table-cell>
          <table:table-cell office:value-type="float" office:value="0.823653598" calcext:value-type="float">
            <text:p>0.823653598</text:p>
          </table:table-cell>
          <table:table-cell office:value-type="float" office:value="1.016410273" calcext:value-type="float">
            <text:p>1.016410273</text:p>
          </table:table-cell>
          <table:table-cell office:value-type="float" office:value="0.829895493" calcext:value-type="float">
            <text:p>0.82989549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60.520796" calcext:value-type="float">
            <text:p>260.520796</text:p>
          </table:table-cell>
          <table:table-cell office:value-type="float" office:value="97.1711364" calcext:value-type="float">
            <text:p>97.1711364</text:p>
          </table:table-cell>
          <table:table-cell office:value-type="float" office:value="1.63076131" calcext:value-type="float">
            <text:p>1.63076131</text:p>
          </table:table-cell>
          <table:table-cell office:value-type="float" office:value="0.860084412" calcext:value-type="float">
            <text:p>0.860084412</text:p>
          </table:table-cell>
          <table:table-cell office:value-type="float" office:value="1.480587465" calcext:value-type="float">
            <text:p>1.480587465</text:p>
          </table:table-cell>
          <table:table-cell office:value-type="float" office:value="1.208894657" calcext:value-type="float">
            <text:p>1.20889465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59.816196" calcext:value-type="float">
            <text:p>259.816196</text:p>
          </table:table-cell>
          <table:table-cell office:value-type="float" office:value="96.6237532" calcext:value-type="float">
            <text:p>96.6237532</text:p>
          </table:table-cell>
          <table:table-cell office:value-type="float" office:value="1.65399387" calcext:value-type="float">
            <text:p>1.65399387</text:p>
          </table:table-cell>
          <table:table-cell office:value-type="float" office:value="0.840228301" calcext:value-type="float">
            <text:p>0.840228301</text:p>
          </table:table-cell>
          <table:table-cell office:value-type="float" office:value="0.897621407" calcext:value-type="float">
            <text:p>0.897621407</text:p>
          </table:table-cell>
          <table:table-cell office:value-type="float" office:value="0.732904815" calcext:value-type="float">
            <text:p>0.73290481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58.795777" calcext:value-type="float">
            <text:p>258.795777</text:p>
          </table:table-cell>
          <table:table-cell office:value-type="float" office:value="95.8744931" calcext:value-type="float">
            <text:p>95.8744931</text:p>
          </table:table-cell>
          <table:table-cell office:value-type="float" office:value="1.605468843" calcext:value-type="float">
            <text:p>1.605468843</text:p>
          </table:table-cell>
          <table:table-cell office:value-type="float" office:value="0.831786753" calcext:value-type="float">
            <text:p>0.831786753</text:p>
          </table:table-cell>
          <table:table-cell office:value-type="float" office:value="1.593216477" calcext:value-type="float">
            <text:p>1.593216477</text:p>
          </table:table-cell>
          <table:table-cell office:value-type="float" office:value="1.300855794" calcext:value-type="float">
            <text:p>1.30085579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57.891108" calcext:value-type="float">
            <text:p>257.891108</text:p>
          </table:table-cell>
          <table:table-cell office:value-type="float" office:value="95.0109919" calcext:value-type="float">
            <text:p>95.0109919</text:p>
          </table:table-cell>
          <table:table-cell office:value-type="float" office:value="1.626488843" calcext:value-type="float">
            <text:p>1.626488843</text:p>
          </table:table-cell>
          <table:table-cell office:value-type="float" office:value="0.839857137" calcext:value-type="float">
            <text:p>0.839857137</text:p>
          </table:table-cell>
          <table:table-cell office:value-type="float" office:value="1.34800358" calcext:value-type="float">
            <text:p>1.34800358</text:p>
          </table:table-cell>
          <table:table-cell office:value-type="float" office:value="1.10064031" calcext:value-type="float">
            <text:p>1.1006403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56.889407" calcext:value-type="float">
            <text:p>256.889407</text:p>
          </table:table-cell>
          <table:table-cell office:value-type="float" office:value="94.1007148" calcext:value-type="float">
            <text:p>94.1007148</text:p>
          </table:table-cell>
          <table:table-cell office:value-type="float" office:value="1.62372567" calcext:value-type="float">
            <text:p>1.62372567</text:p>
          </table:table-cell>
          <table:table-cell office:value-type="float" office:value="0.877475916" calcext:value-type="float">
            <text:p>0.877475916</text:p>
          </table:table-cell>
          <table:table-cell office:value-type="float" office:value="1.47520297" calcext:value-type="float">
            <text:p>1.47520297</text:p>
          </table:table-cell>
          <table:table-cell office:value-type="float" office:value="1.20449817" calcext:value-type="float">
            <text:p>1.2044981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6.52285" calcext:value-type="float">
            <text:p>256.52285</text:p>
          </table:table-cell>
          <table:table-cell office:value-type="float" office:value="93.3034184" calcext:value-type="float">
            <text:p>93.3034184</text:p>
          </table:table-cell>
          <table:table-cell office:value-type="float" office:value="1.61573348" calcext:value-type="float">
            <text:p>1.61573348</text:p>
          </table:table-cell>
          <table:table-cell office:value-type="float" office:value="0.862738871" calcext:value-type="float">
            <text:p>0.862738871</text:p>
          </table:table-cell>
          <table:table-cell office:value-type="float" office:value="1.1228012" calcext:value-type="float">
            <text:p>1.1228012</text:p>
          </table:table-cell>
          <table:table-cell office:value-type="float" office:value="0.916763334" calcext:value-type="float">
            <text:p>0.91676333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5.487626" calcext:value-type="float">
            <text:p>255.487626</text:p>
          </table:table-cell>
          <table:table-cell office:value-type="float" office:value="92.378545" calcext:value-type="float">
            <text:p>92.378545</text:p>
          </table:table-cell>
          <table:table-cell office:value-type="float" office:value="1.61885444" calcext:value-type="float">
            <text:p>1.61885444</text:p>
          </table:table-cell>
          <table:table-cell office:value-type="float" office:value="0.868179022" calcext:value-type="float">
            <text:p>0.868179022</text:p>
          </table:table-cell>
          <table:table-cell office:value-type="float" office:value="2.1658326" calcext:value-type="float">
            <text:p>2.1658326</text:p>
          </table:table-cell>
          <table:table-cell office:value-type="float" office:value="1.76839486" calcext:value-type="float">
            <text:p>1.7683948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55.332584" calcext:value-type="float">
            <text:p>255.332584</text:p>
          </table:table-cell>
          <table:table-cell office:value-type="float" office:value="91.561251" calcext:value-type="float">
            <text:p>91.561251</text:p>
          </table:table-cell>
          <table:table-cell office:value-type="float" office:value="1.66682544" calcext:value-type="float">
            <text:p>1.66682544</text:p>
          </table:table-cell>
          <table:table-cell office:value-type="float" office:value="0.897374409" calcext:value-type="float">
            <text:p>0.897374409</text:p>
          </table:table-cell>
          <table:table-cell office:value-type="float" office:value="1.51161828" calcext:value-type="float">
            <text:p>1.51161828</text:p>
          </table:table-cell>
          <table:table-cell office:value-type="float" office:value="1.23423115" calcext:value-type="float">
            <text:p>1.2342311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4.27607" calcext:value-type="float">
            <text:p>254.27607</text:p>
          </table:table-cell>
          <table:table-cell office:value-type="float" office:value="91.0295621" calcext:value-type="float">
            <text:p>91.0295621</text:p>
          </table:table-cell>
          <table:table-cell office:value-type="float" office:value="1.68239084" calcext:value-type="float">
            <text:p>1.68239084</text:p>
          </table:table-cell>
          <table:table-cell office:value-type="float" office:value="0.922237866" calcext:value-type="float">
            <text:p>0.922237866</text:p>
          </table:table-cell>
          <table:table-cell office:value-type="float" office:value="3.1727196" calcext:value-type="float">
            <text:p>3.1727196</text:p>
          </table:table-cell>
          <table:table-cell office:value-type="float" office:value="2.59051474" calcext:value-type="float">
            <text:p>2.5905147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54.331691" calcext:value-type="float">
            <text:p>254.331691</text:p>
          </table:table-cell>
          <table:table-cell office:value-type="float" office:value="90.2826261" calcext:value-type="float">
            <text:p>90.2826261</text:p>
          </table:table-cell>
          <table:table-cell office:value-type="float" office:value="1.64561004" calcext:value-type="float">
            <text:p>1.64561004</text:p>
          </table:table-cell>
          <table:table-cell office:value-type="float" office:value="0.890988807" calcext:value-type="float">
            <text:p>0.890988807</text:p>
          </table:table-cell>
          <table:table-cell office:value-type="float" office:value="1.74648686" calcext:value-type="float">
            <text:p>1.74648686</text:p>
          </table:table-cell>
          <table:table-cell office:value-type="float" office:value="1.426000534" calcext:value-type="float">
            <text:p>1.42600053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54.496767" calcext:value-type="float">
            <text:p>254.496767</text:p>
          </table:table-cell>
          <table:table-cell office:value-type="float" office:value="89.9611696" calcext:value-type="float">
            <text:p>89.9611696</text:p>
          </table:table-cell>
          <table:table-cell office:value-type="float" office:value="1.71126252" calcext:value-type="float">
            <text:p>1.71126252</text:p>
          </table:table-cell>
          <table:table-cell office:value-type="float" office:value="0.908861871" calcext:value-type="float">
            <text:p>0.908861871</text:p>
          </table:table-cell>
          <table:table-cell office:value-type="float" office:value="3.84596141" calcext:value-type="float">
            <text:p>3.84596141</text:p>
          </table:table-cell>
          <table:table-cell office:value-type="float" office:value="3.14021433" calcext:value-type="float">
            <text:p>3.1402143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55.211741" calcext:value-type="float">
            <text:p>255.211741</text:p>
          </table:table-cell>
          <table:table-cell office:value-type="float" office:value="89.958952" calcext:value-type="float">
            <text:p>89.958952</text:p>
          </table:table-cell>
          <table:table-cell office:value-type="float" office:value="1.70698435" calcext:value-type="float">
            <text:p>1.70698435</text:p>
          </table:table-cell>
          <table:table-cell office:value-type="float" office:value="0.907171406" calcext:value-type="float">
            <text:p>0.907171406</text:p>
          </table:table-cell>
          <table:table-cell office:value-type="float" office:value="1.21422003" calcext:value-type="float">
            <text:p>1.21422003</text:p>
          </table:table-cell>
          <table:table-cell office:value-type="float" office:value="0.99140646" calcext:value-type="float">
            <text:p>0.9914064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55.674015" calcext:value-type="float">
            <text:p>255.674015</text:p>
          </table:table-cell>
          <table:table-cell office:value-type="float" office:value="89.929328" calcext:value-type="float">
            <text:p>89.929328</text:p>
          </table:table-cell>
          <table:table-cell office:value-type="float" office:value="1.75919442" calcext:value-type="float">
            <text:p>1.75919442</text:p>
          </table:table-cell>
          <table:table-cell office:value-type="float" office:value="0.909588498" calcext:value-type="float">
            <text:p>0.909588498</text:p>
          </table:table-cell>
          <table:table-cell office:value-type="float" office:value="3.402857257" calcext:value-type="float">
            <text:p>3.402857257</text:p>
          </table:table-cell>
          <table:table-cell office:value-type="float" office:value="2.778421285" calcext:value-type="float">
            <text:p>2.77842128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56.152719" calcext:value-type="float">
            <text:p>256.152719</text:p>
          </table:table-cell>
          <table:table-cell office:value-type="float" office:value="89.8846026" calcext:value-type="float">
            <text:p>89.8846026</text:p>
          </table:table-cell>
          <table:table-cell office:value-type="float" office:value="1.75771224" calcext:value-type="float">
            <text:p>1.75771224</text:p>
          </table:table-cell>
          <table:table-cell office:value-type="float" office:value="0.924460898" calcext:value-type="float">
            <text:p>0.924460898</text:p>
          </table:table-cell>
          <table:table-cell office:value-type="float" office:value="1.28005675" calcext:value-type="float">
            <text:p>1.28005675</text:p>
          </table:table-cell>
          <table:table-cell office:value-type="float" office:value="1.04516199" calcext:value-type="float">
            <text:p>1.0451619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57.145086" calcext:value-type="float">
            <text:p>257.145086</text:p>
          </table:table-cell>
          <table:table-cell office:value-type="float" office:value="90.26802" calcext:value-type="float">
            <text:p>90.26802</text:p>
          </table:table-cell>
          <table:table-cell office:value-type="float" office:value="1.74738834" calcext:value-type="float">
            <text:p>1.74738834</text:p>
          </table:table-cell>
          <table:table-cell office:value-type="float" office:value="0.865854983" calcext:value-type="float">
            <text:p>0.865854983</text:p>
          </table:table-cell>
          <table:table-cell office:value-type="float" office:value="2.446523064" calcext:value-type="float">
            <text:p>2.446523064</text:p>
          </table:table-cell>
          <table:table-cell office:value-type="float" office:value="1.99757771" calcext:value-type="float">
            <text:p>1.9975777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57.320656" calcext:value-type="float">
            <text:p>257.320656</text:p>
          </table:table-cell>
          <table:table-cell office:value-type="float" office:value="90.2622905" calcext:value-type="float">
            <text:p>90.2622905</text:p>
          </table:table-cell>
          <table:table-cell office:value-type="float" office:value="1.72489511" calcext:value-type="float">
            <text:p>1.72489511</text:p>
          </table:table-cell>
          <table:table-cell office:value-type="float" office:value="0.902524448" calcext:value-type="float">
            <text:p>0.902524448</text:p>
          </table:table-cell>
          <table:table-cell office:value-type="float" office:value="1.02458376" calcext:value-type="float">
            <text:p>1.02458376</text:p>
          </table:table-cell>
          <table:table-cell office:value-type="float" office:value="0.83656913" calcext:value-type="float">
            <text:p>0.8365691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58.099294" calcext:value-type="float">
            <text:p>258.099294</text:p>
          </table:table-cell>
          <table:table-cell office:value-type="float" office:value="90.275467" calcext:value-type="float">
            <text:p>90.275467</text:p>
          </table:table-cell>
          <table:table-cell office:value-type="float" office:value="1.73312436" calcext:value-type="float">
            <text:p>1.73312436</text:p>
          </table:table-cell>
          <table:table-cell office:value-type="float" office:value="0.873251514" calcext:value-type="float">
            <text:p>0.873251514</text:p>
          </table:table-cell>
          <table:table-cell office:value-type="float" office:value="1.436247533" calcext:value-type="float">
            <text:p>1.436247533</text:p>
          </table:table-cell>
          <table:table-cell office:value-type="float" office:value="1.17269121" calcext:value-type="float">
            <text:p>1.1726912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57.939854" calcext:value-type="float">
            <text:p>257.939854</text:p>
          </table:table-cell>
          <table:table-cell office:value-type="float" office:value="90.2266809" calcext:value-type="float">
            <text:p>90.2266809</text:p>
          </table:table-cell>
          <table:table-cell office:value-type="float" office:value="1.70370928" calcext:value-type="float">
            <text:p>1.70370928</text:p>
          </table:table-cell>
          <table:table-cell office:value-type="float" office:value="0.860616284" calcext:value-type="float">
            <text:p>0.860616284</text:p>
          </table:table-cell>
          <table:table-cell office:value-type="float" office:value="0.87554942" calcext:value-type="float">
            <text:p>0.87554942</text:p>
          </table:table-cell>
          <table:table-cell office:value-type="float" office:value="0.71488311" calcext:value-type="float">
            <text:p>0.7148831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7.700809" calcext:value-type="float">
            <text:p>257.700809</text:p>
          </table:table-cell>
          <table:table-cell office:value-type="float" office:value="89.9832603" calcext:value-type="float">
            <text:p>89.9832603</text:p>
          </table:table-cell>
          <table:table-cell office:value-type="float" office:value="1.69506451" calcext:value-type="float">
            <text:p>1.69506451</text:p>
          </table:table-cell>
          <table:table-cell office:value-type="float" office:value="0.915665924" calcext:value-type="float">
            <text:p>0.915665924</text:p>
          </table:table-cell>
          <table:table-cell office:value-type="float" office:value="1.5213015" calcext:value-type="float">
            <text:p>1.5213015</text:p>
          </table:table-cell>
          <table:table-cell office:value-type="float" office:value="1.24213748" calcext:value-type="float">
            <text:p>1.2421374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7.24253" calcext:value-type="float">
            <text:p>257.24253</text:p>
          </table:table-cell>
          <table:table-cell office:value-type="float" office:value="89.8848047" calcext:value-type="float">
            <text:p>89.8848047</text:p>
          </table:table-cell>
          <table:table-cell office:value-type="float" office:value="1.62464934" calcext:value-type="float">
            <text:p>1.62464934</text:p>
          </table:table-cell>
          <table:table-cell office:value-type="float" office:value="0.880210305" calcext:value-type="float">
            <text:p>0.880210305</text:p>
          </table:table-cell>
          <table:table-cell office:value-type="float" office:value="1.08533769" calcext:value-type="float">
            <text:p>1.08533769</text:p>
          </table:table-cell>
          <table:table-cell office:value-type="float" office:value="0.88617451" calcext:value-type="float">
            <text:p>0.8861745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6.791031" calcext:value-type="float">
            <text:p>256.791031</text:p>
          </table:table-cell>
          <table:table-cell office:value-type="float" office:value="89.6852808" calcext:value-type="float">
            <text:p>89.6852808</text:p>
          </table:table-cell>
          <table:table-cell office:value-type="float" office:value="1.61421169" calcext:value-type="float">
            <text:p>1.61421169</text:p>
          </table:table-cell>
          <table:table-cell office:value-type="float" office:value="0.915756108" calcext:value-type="float">
            <text:p>0.915756108</text:p>
          </table:table-cell>
          <table:table-cell office:value-type="float" office:value="1.717858734" calcext:value-type="float">
            <text:p>1.717858734</text:p>
          </table:table-cell>
          <table:table-cell office:value-type="float" office:value="1.402625807" calcext:value-type="float">
            <text:p>1.40262580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6.322153" calcext:value-type="float">
            <text:p>256.322153</text:p>
          </table:table-cell>
          <table:table-cell office:value-type="float" office:value="89.634675" calcext:value-type="float">
            <text:p>89.634675</text:p>
          </table:table-cell>
          <table:table-cell office:value-type="float" office:value="1.548856266" calcext:value-type="float">
            <text:p>1.548856266</text:p>
          </table:table-cell>
          <table:table-cell office:value-type="float" office:value="0.879315702" calcext:value-type="float">
            <text:p>0.879315702</text:p>
          </table:table-cell>
          <table:table-cell office:value-type="float" office:value="0.8054783" calcext:value-type="float">
            <text:p>0.8054783</text:p>
          </table:table-cell>
          <table:table-cell office:value-type="float" office:value="0.657670255" calcext:value-type="float">
            <text:p>0.65767025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5.876426" calcext:value-type="float">
            <text:p>255.876426</text:p>
          </table:table-cell>
          <table:table-cell office:value-type="float" office:value="89.3703496" calcext:value-type="float">
            <text:p>89.3703496</text:p>
          </table:table-cell>
          <table:table-cell office:value-type="float" office:value="1.552971096" calcext:value-type="float">
            <text:p>1.552971096</text:p>
          </table:table-cell>
          <table:table-cell office:value-type="float" office:value="0.877966757" calcext:value-type="float">
            <text:p>0.877966757</text:p>
          </table:table-cell>
          <table:table-cell office:value-type="float" office:value="1.63663673" calcext:value-type="float">
            <text:p>1.63663673</text:p>
          </table:table-cell>
          <table:table-cell office:value-type="float" office:value="1.336308262" calcext:value-type="float">
            <text:p>1.33630826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5.6058" calcext:value-type="float">
            <text:p>255.6058</text:p>
          </table:table-cell>
          <table:table-cell office:value-type="float" office:value="89.3768806" calcext:value-type="float">
            <text:p>89.3768806</text:p>
          </table:table-cell>
          <table:table-cell office:value-type="float" office:value="1.51571859" calcext:value-type="float">
            <text:p>1.51571859</text:p>
          </table:table-cell>
          <table:table-cell office:value-type="float" office:value="0.84839718" calcext:value-type="float">
            <text:p>0.84839718</text:p>
          </table:table-cell>
          <table:table-cell office:value-type="float" office:value="0.62590668" calcext:value-type="float">
            <text:p>0.62590668</text:p>
          </table:table-cell>
          <table:table-cell office:value-type="float" office:value="0.511050658" calcext:value-type="float">
            <text:p>0.51105065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4.931041" calcext:value-type="float">
            <text:p>254.931041</text:p>
          </table:table-cell>
          <table:table-cell office:value-type="float" office:value="89.0596276" calcext:value-type="float">
            <text:p>89.0596276</text:p>
          </table:table-cell>
          <table:table-cell office:value-type="float" office:value="1.52290769" calcext:value-type="float">
            <text:p>1.52290769</text:p>
          </table:table-cell>
          <table:table-cell office:value-type="float" office:value="0.869972718" calcext:value-type="float">
            <text:p>0.869972718</text:p>
          </table:table-cell>
          <table:table-cell office:value-type="float" office:value="1.814599864" calcext:value-type="float">
            <text:p>1.814599864</text:p>
          </table:table-cell>
          <table:table-cell office:value-type="float" office:value="1.481614637" calcext:value-type="float">
            <text:p>1.48161463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4.567996" calcext:value-type="float">
            <text:p>254.567996</text:p>
          </table:table-cell>
          <table:table-cell office:value-type="float" office:value="89.1619691" calcext:value-type="float">
            <text:p>89.1619691</text:p>
          </table:table-cell>
          <table:table-cell office:value-type="float" office:value="1.54223794" calcext:value-type="float">
            <text:p>1.54223794</text:p>
          </table:table-cell>
          <table:table-cell office:value-type="float" office:value="0.87521022" calcext:value-type="float">
            <text:p>0.87521022</text:p>
          </table:table-cell>
          <table:table-cell office:value-type="float" office:value="0.70389335" calcext:value-type="float">
            <text:p>0.70389335</text:p>
          </table:table-cell>
          <table:table-cell office:value-type="float" office:value="0.57472652" calcext:value-type="float">
            <text:p>0.5747265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3.23428" calcext:value-type="float">
            <text:p>253.23428</text:p>
          </table:table-cell>
          <table:table-cell office:value-type="float" office:value="88.4097555" calcext:value-type="float">
            <text:p>88.4097555</text:p>
          </table:table-cell>
          <table:table-cell office:value-type="float" office:value="1.51406545" calcext:value-type="float">
            <text:p>1.51406545</text:p>
          </table:table-cell>
          <table:table-cell office:value-type="float" office:value="0.84396228" calcext:value-type="float">
            <text:p>0.84396228</text:p>
          </table:table-cell>
          <table:table-cell office:value-type="float" office:value="2.212690607" calcext:value-type="float">
            <text:p>2.212690607</text:p>
          </table:table-cell>
          <table:table-cell office:value-type="float" office:value="1.806654308" calcext:value-type="float">
            <text:p>1.80665430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2.837404" calcext:value-type="float">
            <text:p>252.837404</text:p>
          </table:table-cell>
          <table:table-cell office:value-type="float" office:value="88.355884" calcext:value-type="float">
            <text:p>88.355884</text:p>
          </table:table-cell>
          <table:table-cell office:value-type="float" office:value="1.50865791" calcext:value-type="float">
            <text:p>1.50865791</text:p>
          </table:table-cell>
          <table:table-cell office:value-type="float" office:value="0.864573132" calcext:value-type="float">
            <text:p>0.864573132</text:p>
          </table:table-cell>
          <table:table-cell office:value-type="float" office:value="0.43265317" calcext:value-type="float">
            <text:p>0.43265317</text:p>
          </table:table-cell>
          <table:table-cell office:value-type="float" office:value="0.35325983" calcext:value-type="float">
            <text:p>0.3532598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1.372024" calcext:value-type="float">
            <text:p>251.372024</text:p>
          </table:table-cell>
          <table:table-cell office:value-type="float" office:value="87.4954585" calcext:value-type="float">
            <text:p>87.4954585</text:p>
          </table:table-cell>
          <table:table-cell office:value-type="float" office:value="1.48012843" calcext:value-type="float">
            <text:p>1.48012843</text:p>
          </table:table-cell>
          <table:table-cell office:value-type="float" office:value="0.792257912" calcext:value-type="float">
            <text:p>0.792257912</text:p>
          </table:table-cell>
          <table:table-cell office:value-type="float" office:value="2.59685466" calcext:value-type="float">
            <text:p>2.59685466</text:p>
          </table:table-cell>
          <table:table-cell office:value-type="float" office:value="2.12032295" calcext:value-type="float">
            <text:p>2.1203229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51.021841" calcext:value-type="float">
            <text:p>251.021841</text:p>
          </table:table-cell>
          <table:table-cell office:value-type="float" office:value="87.3267135" calcext:value-type="float">
            <text:p>87.3267135</text:p>
          </table:table-cell>
          <table:table-cell office:value-type="float" office:value="1.49283961" calcext:value-type="float">
            <text:p>1.49283961</text:p>
          </table:table-cell>
          <table:table-cell office:value-type="float" office:value="0.811457263" calcext:value-type="float">
            <text:p>0.811457263</text:p>
          </table:table-cell>
          <table:table-cell office:value-type="float" office:value="0.760196665" calcext:value-type="float">
            <text:p>0.760196665</text:p>
          </table:table-cell>
          <table:table-cell office:value-type="float" office:value="0.620697997" calcext:value-type="float">
            <text:p>0.62069799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49.890192" calcext:value-type="float">
            <text:p>249.890192</text:p>
          </table:table-cell>
          <table:table-cell office:value-type="float" office:value="86.6621134" calcext:value-type="float">
            <text:p>86.6621134</text:p>
          </table:table-cell>
          <table:table-cell office:value-type="float" office:value="1.44839533" calcext:value-type="float">
            <text:p>1.44839533</text:p>
          </table:table-cell>
          <table:table-cell office:value-type="float" office:value="0.769987098" calcext:value-type="float">
            <text:p>0.769987098</text:p>
          </table:table-cell>
          <table:table-cell office:value-type="float" office:value="3.06473228" calcext:value-type="float">
            <text:p>3.06473228</text:p>
          </table:table-cell>
          <table:table-cell office:value-type="float" office:value="2.50234334" calcext:value-type="float">
            <text:p>2.5023433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49.661568" calcext:value-type="float">
            <text:p>249.661568</text:p>
          </table:table-cell>
          <table:table-cell office:value-type="float" office:value="86.5583628" calcext:value-type="float">
            <text:p>86.5583628</text:p>
          </table:table-cell>
          <table:table-cell office:value-type="float" office:value="1.414838352" calcext:value-type="float">
            <text:p>1.414838352</text:p>
          </table:table-cell>
          <table:table-cell office:value-type="float" office:value="0.772425223" calcext:value-type="float">
            <text:p>0.772425223</text:p>
          </table:table-cell>
          <table:table-cell office:value-type="float" office:value="0.83807422" calcext:value-type="float">
            <text:p>0.83807422</text:p>
          </table:table-cell>
          <table:table-cell office:value-type="float" office:value="0.68428478" calcext:value-type="float">
            <text:p>0.6842847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49.054156" calcext:value-type="float">
            <text:p>249.054156</text:p>
          </table:table-cell>
          <table:table-cell office:value-type="float" office:value="86.2980724" calcext:value-type="float">
            <text:p>86.2980724</text:p>
          </table:table-cell>
          <table:table-cell office:value-type="float" office:value="1.430217832" calcext:value-type="float">
            <text:p>1.430217832</text:p>
          </table:table-cell>
          <table:table-cell office:value-type="float" office:value="0.770261401" calcext:value-type="float">
            <text:p>0.770261401</text:p>
          </table:table-cell>
          <table:table-cell office:value-type="float" office:value="2.406843826" calcext:value-type="float">
            <text:p>2.406843826</text:p>
          </table:table-cell>
          <table:table-cell office:value-type="float" office:value="1.96517974" calcext:value-type="float">
            <text:p>1.9651797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48.529992" calcext:value-type="float">
            <text:p>248.529992</text:p>
          </table:table-cell>
          <table:table-cell office:value-type="float" office:value="86.1655115" calcext:value-type="float">
            <text:p>86.1655115</text:p>
          </table:table-cell>
          <table:table-cell office:value-type="float" office:value="1.473512566" calcext:value-type="float">
            <text:p>1.473512566</text:p>
          </table:table-cell>
          <table:table-cell office:value-type="float" office:value="0.79977408" calcext:value-type="float">
            <text:p>0.79977408</text:p>
          </table:table-cell>
          <table:table-cell office:value-type="float" office:value="1.42566296" calcext:value-type="float">
            <text:p>1.42566296</text:p>
          </table:table-cell>
          <table:table-cell office:value-type="float" office:value="1.16404895" calcext:value-type="float">
            <text:p>1.1640489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48.035485" calcext:value-type="float">
            <text:p>248.035485</text:p>
          </table:table-cell>
          <table:table-cell office:value-type="float" office:value="86.4537315" calcext:value-type="float">
            <text:p>86.4537315</text:p>
          </table:table-cell>
          <table:table-cell office:value-type="float" office:value="1.351284166" calcext:value-type="float">
            <text:p>1.351284166</text:p>
          </table:table-cell>
          <table:table-cell office:value-type="float" office:value="0.767613611" calcext:value-type="float">
            <text:p>0.767613611</text:p>
          </table:table-cell>
          <table:table-cell office:value-type="float" office:value="2.8082244" calcext:value-type="float">
            <text:p>2.8082244</text:p>
          </table:table-cell>
          <table:table-cell office:value-type="float" office:value="2.29290563" calcext:value-type="float">
            <text:p>2.2929056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7.174708" calcext:value-type="float">
            <text:p>247.174708</text:p>
          </table:table-cell>
          <table:table-cell office:value-type="float" office:value="86.0115686" calcext:value-type="float">
            <text:p>86.0115686</text:p>
          </table:table-cell>
          <table:table-cell office:value-type="float" office:value="1.37096244" calcext:value-type="float">
            <text:p>1.37096244</text:p>
          </table:table-cell>
          <table:table-cell office:value-type="float" office:value="0.796472281" calcext:value-type="float">
            <text:p>0.796472281</text:p>
          </table:table-cell>
          <table:table-cell office:value-type="float" office:value="1.10762892" calcext:value-type="float">
            <text:p>1.10762892</text:p>
          </table:table-cell>
          <table:table-cell office:value-type="float" office:value="0.90437524" calcext:value-type="float">
            <text:p>0.9043752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47.288754" calcext:value-type="float">
            <text:p>247.288754</text:p>
          </table:table-cell>
          <table:table-cell office:value-type="float" office:value="86.341871" calcext:value-type="float">
            <text:p>86.341871</text:p>
          </table:table-cell>
          <table:table-cell office:value-type="float" office:value="1.41862215" calcext:value-type="float">
            <text:p>1.41862215</text:p>
          </table:table-cell>
          <table:table-cell office:value-type="float" office:value="0.810469642" calcext:value-type="float">
            <text:p>0.810469642</text:p>
          </table:table-cell>
          <table:table-cell office:value-type="float" office:value="1.85988103" calcext:value-type="float">
            <text:p>1.85988103</text:p>
          </table:table-cell>
          <table:table-cell office:value-type="float" office:value="1.5185865" calcext:value-type="float">
            <text:p>1.518586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46.418604" calcext:value-type="float">
            <text:p>246.418604</text:p>
          </table:table-cell>
          <table:table-cell office:value-type="float" office:value="85.9068294" calcext:value-type="float">
            <text:p>85.9068294</text:p>
          </table:table-cell>
          <table:table-cell office:value-type="float" office:value="1.4484962" calcext:value-type="float">
            <text:p>1.4484962</text:p>
          </table:table-cell>
          <table:table-cell office:value-type="float" office:value="0.827119712" calcext:value-type="float">
            <text:p>0.827119712</text:p>
          </table:table-cell>
          <table:table-cell office:value-type="float" office:value="1.04780904" calcext:value-type="float">
            <text:p>1.04780904</text:p>
          </table:table-cell>
          <table:table-cell office:value-type="float" office:value="0.85553251" calcext:value-type="float">
            <text:p>0.8555325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46.423612" calcext:value-type="float">
            <text:p>246.423612</text:p>
          </table:table-cell>
          <table:table-cell office:value-type="float" office:value="85.99114" calcext:value-type="float">
            <text:p>85.99114</text:p>
          </table:table-cell>
          <table:table-cell office:value-type="float" office:value="1.447742516" calcext:value-type="float">
            <text:p>1.447742516</text:p>
          </table:table-cell>
          <table:table-cell office:value-type="float" office:value="0.846139714" calcext:value-type="float">
            <text:p>0.846139714</text:p>
          </table:table-cell>
          <table:table-cell office:value-type="float" office:value="0.852820685" calcext:value-type="float">
            <text:p>0.852820685</text:p>
          </table:table-cell>
          <table:table-cell office:value-type="float" office:value="0.696325188" calcext:value-type="float">
            <text:p>0.69632518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45.062458" calcext:value-type="float">
            <text:p>245.062458</text:p>
          </table:table-cell>
          <table:table-cell office:value-type="float" office:value="85.6800128" calcext:value-type="float">
            <text:p>85.6800128</text:p>
          </table:table-cell>
          <table:table-cell office:value-type="float" office:value="1.394436706" calcext:value-type="float">
            <text:p>1.394436706</text:p>
          </table:table-cell>
          <table:table-cell office:value-type="float" office:value="0.807330813" calcext:value-type="float">
            <text:p>0.807330813</text:p>
          </table:table-cell>
          <table:table-cell office:value-type="float" office:value="1.48244502" calcext:value-type="float">
            <text:p>1.48244502</text:p>
          </table:table-cell>
          <table:table-cell office:value-type="float" office:value="1.210411287" calcext:value-type="float">
            <text:p>1.21041128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44.234064" calcext:value-type="float">
            <text:p>244.234064</text:p>
          </table:table-cell>
          <table:table-cell office:value-type="float" office:value="85.5625395" calcext:value-type="float">
            <text:p>85.5625395</text:p>
          </table:table-cell>
          <table:table-cell office:value-type="float" office:value="1.40302407" calcext:value-type="float">
            <text:p>1.40302407</text:p>
          </table:table-cell>
          <table:table-cell office:value-type="float" office:value="0.825240918" calcext:value-type="float">
            <text:p>0.825240918</text:p>
          </table:table-cell>
          <table:table-cell office:value-type="float" office:value="1.04206941" calcext:value-type="float">
            <text:p>1.04206941</text:p>
          </table:table-cell>
          <table:table-cell office:value-type="float" office:value="0.850846124" calcext:value-type="float">
            <text:p>0.85084612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42.951319" calcext:value-type="float">
            <text:p>242.951319</text:p>
          </table:table-cell>
          <table:table-cell office:value-type="float" office:value="85.2068613" calcext:value-type="float">
            <text:p>85.2068613</text:p>
          </table:table-cell>
          <table:table-cell office:value-type="float" office:value="1.42298382" calcext:value-type="float">
            <text:p>1.42298382</text:p>
          </table:table-cell>
          <table:table-cell office:value-type="float" office:value="0.831589296" calcext:value-type="float">
            <text:p>0.831589296</text:p>
          </table:table-cell>
          <table:table-cell office:value-type="float" office:value="1.168010054" calcext:value-type="float">
            <text:p>1.168010054</text:p>
          </table:table-cell>
          <table:table-cell office:value-type="float" office:value="0.953676214" calcext:value-type="float">
            <text:p>0.95367621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41.12467" calcext:value-type="float">
            <text:p>241.12467</text:p>
          </table:table-cell>
          <table:table-cell office:value-type="float" office:value="84.6783326" calcext:value-type="float">
            <text:p>84.6783326</text:p>
          </table:table-cell>
          <table:table-cell office:value-type="float" office:value="1.4747631" calcext:value-type="float">
            <text:p>1.4747631</text:p>
          </table:table-cell>
          <table:table-cell office:value-type="float" office:value="0.854568201" calcext:value-type="float">
            <text:p>0.854568201</text:p>
          </table:table-cell>
          <table:table-cell office:value-type="float" office:value="1.858040767" calcext:value-type="float">
            <text:p>1.858040767</text:p>
          </table:table-cell>
          <table:table-cell office:value-type="float" office:value="1.517083888" calcext:value-type="float">
            <text:p>1.51708388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40.055226" calcext:value-type="float">
            <text:p>240.055226</text:p>
          </table:table-cell>
          <table:table-cell office:value-type="float" office:value="84.3401256" calcext:value-type="float">
            <text:p>84.3401256</text:p>
          </table:table-cell>
          <table:table-cell office:value-type="float" office:value="1.50191654" calcext:value-type="float">
            <text:p>1.50191654</text:p>
          </table:table-cell>
          <table:table-cell office:value-type="float" office:value="0.850638574" calcext:value-type="float">
            <text:p>0.850638574</text:p>
          </table:table-cell>
          <table:table-cell office:value-type="float" office:value="0.872361486" calcext:value-type="float">
            <text:p>0.872361486</text:p>
          </table:table-cell>
          <table:table-cell office:value-type="float" office:value="0.712280163" calcext:value-type="float">
            <text:p>0.71228016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37.916554" calcext:value-type="float">
            <text:p>237.916554</text:p>
          </table:table-cell>
          <table:table-cell office:value-type="float" office:value="83.410322" calcext:value-type="float">
            <text:p>83.410322</text:p>
          </table:table-cell>
          <table:table-cell office:value-type="float" office:value="1.542068684" calcext:value-type="float">
            <text:p>1.542068684</text:p>
          </table:table-cell>
          <table:table-cell office:value-type="float" office:value="0.910141387" calcext:value-type="float">
            <text:p>0.910141387</text:p>
          </table:table-cell>
          <table:table-cell office:value-type="float" office:value="1.996285052" calcext:value-type="float">
            <text:p>1.996285052</text:p>
          </table:table-cell>
          <table:table-cell office:value-type="float" office:value="1.62995992" calcext:value-type="float">
            <text:p>1.6299599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37.118911" calcext:value-type="float">
            <text:p>237.118911</text:p>
          </table:table-cell>
          <table:table-cell office:value-type="float" office:value="83.424298" calcext:value-type="float">
            <text:p>83.424298</text:p>
          </table:table-cell>
          <table:table-cell office:value-type="float" office:value="1.555483254" calcext:value-type="float">
            <text:p>1.555483254</text:p>
          </table:table-cell>
          <table:table-cell office:value-type="float" office:value="0.877203689" calcext:value-type="float">
            <text:p>0.877203689</text:p>
          </table:table-cell>
          <table:table-cell office:value-type="float" office:value="0.7194115" calcext:value-type="float">
            <text:p>0.7194115</text:p>
          </table:table-cell>
          <table:table-cell office:value-type="float" office:value="0.587397059" calcext:value-type="float">
            <text:p>0.58739705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35.668008" calcext:value-type="float">
            <text:p>235.668008</text:p>
          </table:table-cell>
          <table:table-cell office:value-type="float" office:value="82.579363" calcext:value-type="float">
            <text:p>82.579363</text:p>
          </table:table-cell>
          <table:table-cell office:value-type="float" office:value="1.540611214" calcext:value-type="float">
            <text:p>1.540611214</text:p>
          </table:table-cell>
          <table:table-cell office:value-type="float" office:value="0.860692106" calcext:value-type="float">
            <text:p>0.860692106</text:p>
          </table:table-cell>
          <table:table-cell office:value-type="float" office:value="1.92415117" calcext:value-type="float">
            <text:p>1.92415117</text:p>
          </table:table-cell>
          <table:table-cell office:value-type="float" office:value="1.571062863" calcext:value-type="float">
            <text:p>1.57106286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34.94929" calcext:value-type="float">
            <text:p>234.94929</text:p>
          </table:table-cell>
          <table:table-cell office:value-type="float" office:value="82.5798888" calcext:value-type="float">
            <text:p>82.5798888</text:p>
          </table:table-cell>
          <table:table-cell office:value-type="float" office:value="1.528761054" calcext:value-type="float">
            <text:p>1.528761054</text:p>
          </table:table-cell>
          <table:table-cell office:value-type="float" office:value="0.853162636" calcext:value-type="float">
            <text:p>0.853162636</text:p>
          </table:table-cell>
          <table:table-cell office:value-type="float" office:value="0.69373139" calcext:value-type="float">
            <text:p>0.69373139</text:p>
          </table:table-cell>
          <table:table-cell office:value-type="float" office:value="0.566429337" calcext:value-type="float">
            <text:p>0.56642933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34.002277" calcext:value-type="float">
            <text:p>234.002277</text:p>
          </table:table-cell>
          <table:table-cell office:value-type="float" office:value="82.1514276" calcext:value-type="float">
            <text:p>82.1514276</text:p>
          </table:table-cell>
          <table:table-cell office:value-type="float" office:value="1.58655125" calcext:value-type="float">
            <text:p>1.58655125</text:p>
          </table:table-cell>
          <table:table-cell office:value-type="float" office:value="0.85993194" calcext:value-type="float">
            <text:p>0.85993194</text:p>
          </table:table-cell>
          <table:table-cell office:value-type="float" office:value="2.12925246" calcext:value-type="float">
            <text:p>2.12925246</text:p>
          </table:table-cell>
          <table:table-cell office:value-type="float" office:value="1.73852735" calcext:value-type="float">
            <text:p>1.7385273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33.610276" calcext:value-type="float">
            <text:p>233.610276</text:p>
          </table:table-cell>
          <table:table-cell office:value-type="float" office:value="82.0453902" calcext:value-type="float">
            <text:p>82.0453902</text:p>
          </table:table-cell>
          <table:table-cell office:value-type="float" office:value="1.56875818" calcext:value-type="float">
            <text:p>1.56875818</text:p>
          </table:table-cell>
          <table:table-cell office:value-type="float" office:value="0.838315726" calcext:value-type="float">
            <text:p>0.838315726</text:p>
          </table:table-cell>
          <table:table-cell office:value-type="float" office:value="0.70315089" calcext:value-type="float">
            <text:p>0.70315089</text:p>
          </table:table-cell>
          <table:table-cell office:value-type="float" office:value="0.5741203" calcext:value-type="float">
            <text:p>0.574120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32.455251" calcext:value-type="float">
            <text:p>232.455251</text:p>
          </table:table-cell>
          <table:table-cell office:value-type="float" office:value="81.9003185" calcext:value-type="float">
            <text:p>81.9003185</text:p>
          </table:table-cell>
          <table:table-cell office:value-type="float" office:value="1.46101391" calcext:value-type="float">
            <text:p>1.46101391</text:p>
          </table:table-cell>
          <table:table-cell office:value-type="float" office:value="0.845747137" calcext:value-type="float">
            <text:p>0.845747137</text:p>
          </table:table-cell>
          <table:table-cell office:value-type="float" office:value="2.79675922" calcext:value-type="float">
            <text:p>2.79675922</text:p>
          </table:table-cell>
          <table:table-cell office:value-type="float" office:value="2.28354423" calcext:value-type="float">
            <text:p>2.2835442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31.851565" calcext:value-type="float">
            <text:p>231.851565</text:p>
          </table:table-cell>
          <table:table-cell office:value-type="float" office:value="81.694215" calcext:value-type="float">
            <text:p>81.694215</text:p>
          </table:table-cell>
          <table:table-cell office:value-type="float" office:value="1.46521456" calcext:value-type="float">
            <text:p>1.46521456</text:p>
          </table:table-cell>
          <table:table-cell office:value-type="float" office:value="0.830132932" calcext:value-type="float">
            <text:p>0.830132932</text:p>
          </table:table-cell>
          <table:table-cell office:value-type="float" office:value="1.437093444" calcext:value-type="float">
            <text:p>1.437093444</text:p>
          </table:table-cell>
          <table:table-cell office:value-type="float" office:value="1.173381917" calcext:value-type="float">
            <text:p>1.17338191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30.686265" calcext:value-type="float">
            <text:p>230.686265</text:p>
          </table:table-cell>
          <table:table-cell office:value-type="float" office:value="81.3954781" calcext:value-type="float">
            <text:p>81.3954781</text:p>
          </table:table-cell>
          <table:table-cell office:value-type="float" office:value="1.496947816" calcext:value-type="float">
            <text:p>1.496947816</text:p>
          </table:table-cell>
          <table:table-cell office:value-type="float" office:value="0.829577439" calcext:value-type="float">
            <text:p>0.829577439</text:p>
          </table:table-cell>
          <table:table-cell office:value-type="float" office:value="3.09956611" calcext:value-type="float">
            <text:p>3.09956611</text:p>
          </table:table-cell>
          <table:table-cell office:value-type="float" office:value="2.5307851" calcext:value-type="float">
            <text:p>2.530785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30.20972" calcext:value-type="float">
            <text:p>230.20972</text:p>
          </table:table-cell>
          <table:table-cell office:value-type="float" office:value="80.9945976" calcext:value-type="float">
            <text:p>80.9945976</text:p>
          </table:table-cell>
          <table:table-cell office:value-type="float" office:value="1.453351606" calcext:value-type="float">
            <text:p>1.453351606</text:p>
          </table:table-cell>
          <table:table-cell office:value-type="float" office:value="0.805800782" calcext:value-type="float">
            <text:p>0.805800782</text:p>
          </table:table-cell>
          <table:table-cell office:value-type="float" office:value="1.129688" calcext:value-type="float">
            <text:p>1.129688</text:p>
          </table:table-cell>
          <table:table-cell office:value-type="float" office:value="0.92238635" calcext:value-type="float">
            <text:p>0.9223863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28.259346" calcext:value-type="float">
            <text:p>228.259346</text:p>
          </table:table-cell>
          <table:table-cell office:value-type="float" office:value="80.8612671" calcext:value-type="float">
            <text:p>80.8612671</text:p>
          </table:table-cell>
          <table:table-cell office:value-type="float" office:value="1.46329939" calcext:value-type="float">
            <text:p>1.46329939</text:p>
          </table:table-cell>
          <table:table-cell office:value-type="float" office:value="0.816733834" calcext:value-type="float">
            <text:p>0.816733834</text:p>
          </table:table-cell>
          <table:table-cell office:value-type="float" office:value="3.20400493" calcext:value-type="float">
            <text:p>3.20400493</text:p>
          </table:table-cell>
          <table:table-cell office:value-type="float" office:value="2.6160591" calcext:value-type="float">
            <text:p>2.616059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27.475448" calcext:value-type="float">
            <text:p>227.475448</text:p>
          </table:table-cell>
          <table:table-cell office:value-type="float" office:value="80.6629324" calcext:value-type="float">
            <text:p>80.6629324</text:p>
          </table:table-cell>
          <table:table-cell office:value-type="float" office:value="1.45439878" calcext:value-type="float">
            <text:p>1.45439878</text:p>
          </table:table-cell>
          <table:table-cell office:value-type="float" office:value="0.809938467" calcext:value-type="float">
            <text:p>0.809938467</text:p>
          </table:table-cell>
          <table:table-cell office:value-type="float" office:value="1.81085303" calcext:value-type="float">
            <text:p>1.81085303</text:p>
          </table:table-cell>
          <table:table-cell office:value-type="float" office:value="1.47855534" calcext:value-type="float">
            <text:p>1.4785553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26.121784" calcext:value-type="float">
            <text:p>226.121784</text:p>
          </table:table-cell>
          <table:table-cell office:value-type="float" office:value="80.3581404" calcext:value-type="float">
            <text:p>80.3581404</text:p>
          </table:table-cell>
          <table:table-cell office:value-type="float" office:value="1.44038098" calcext:value-type="float">
            <text:p>1.44038098</text:p>
          </table:table-cell>
          <table:table-cell office:value-type="float" office:value="0.782338693" calcext:value-type="float">
            <text:p>0.782338693</text:p>
          </table:table-cell>
          <table:table-cell office:value-type="float" office:value="2.25489473" calcext:value-type="float">
            <text:p>2.25489473</text:p>
          </table:table-cell>
          <table:table-cell office:value-type="float" office:value="1.84111387" calcext:value-type="float">
            <text:p>1.8411138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24.707899" calcext:value-type="float">
            <text:p>224.707899</text:p>
          </table:table-cell>
          <table:table-cell office:value-type="float" office:value="80.1341733" calcext:value-type="float">
            <text:p>80.1341733</text:p>
          </table:table-cell>
          <table:table-cell office:value-type="float" office:value="1.44068092" calcext:value-type="float">
            <text:p>1.44068092</text:p>
          </table:table-cell>
          <table:table-cell office:value-type="float" office:value="0.776529438" calcext:value-type="float">
            <text:p>0.776529438</text:p>
          </table:table-cell>
          <table:table-cell office:value-type="float" office:value="2.044536574" calcext:value-type="float">
            <text:p>2.044536574</text:p>
          </table:table-cell>
          <table:table-cell office:value-type="float" office:value="1.669357066" calcext:value-type="float">
            <text:p>1.66935706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23.895229" calcext:value-type="float">
            <text:p>223.895229</text:p>
          </table:table-cell>
          <table:table-cell office:value-type="float" office:value="79.6029148" calcext:value-type="float">
            <text:p>79.6029148</text:p>
          </table:table-cell>
          <table:table-cell office:value-type="float" office:value="1.4456393" calcext:value-type="float">
            <text:p>1.4456393</text:p>
          </table:table-cell>
          <table:table-cell office:value-type="float" office:value="0.769506875" calcext:value-type="float">
            <text:p>0.769506875</text:p>
          </table:table-cell>
          <table:table-cell office:value-type="float" office:value="1.90236199" calcext:value-type="float">
            <text:p>1.90236199</text:p>
          </table:table-cell>
          <table:table-cell office:value-type="float" office:value="1.55327202" calcext:value-type="float">
            <text:p>1.5532720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23.413013" calcext:value-type="float">
            <text:p>223.413013</text:p>
          </table:table-cell>
          <table:table-cell office:value-type="float" office:value="79.6626972" calcext:value-type="float">
            <text:p>79.6626972</text:p>
          </table:table-cell>
          <table:table-cell office:value-type="float" office:value="1.46329767" calcext:value-type="float">
            <text:p>1.46329767</text:p>
          </table:table-cell>
          <table:table-cell office:value-type="float" office:value="0.778714086" calcext:value-type="float">
            <text:p>0.778714086</text:p>
          </table:table-cell>
          <table:table-cell office:value-type="float" office:value="1.304079884" calcext:value-type="float">
            <text:p>1.304079884</text:p>
          </table:table-cell>
          <table:table-cell office:value-type="float" office:value="1.064776754" calcext:value-type="float">
            <text:p>1.06477675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22.723704" calcext:value-type="float">
            <text:p>222.723704</text:p>
          </table:table-cell>
          <table:table-cell office:value-type="float" office:value="78.8873228" calcext:value-type="float">
            <text:p>78.8873228</text:p>
          </table:table-cell>
          <table:table-cell office:value-type="float" office:value="1.44655206" calcext:value-type="float">
            <text:p>1.44655206</text:p>
          </table:table-cell>
          <table:table-cell office:value-type="float" office:value="0.789056457" calcext:value-type="float">
            <text:p>0.789056457</text:p>
          </table:table-cell>
          <table:table-cell office:value-type="float" office:value="1.45365731" calcext:value-type="float">
            <text:p>1.45365731</text:p>
          </table:table-cell>
          <table:table-cell office:value-type="float" office:value="1.186906206" calcext:value-type="float">
            <text:p>1.18690620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22.65383" calcext:value-type="float">
            <text:p>222.65383</text:p>
          </table:table-cell>
          <table:table-cell office:value-type="float" office:value="78.888652" calcext:value-type="float">
            <text:p>78.888652</text:p>
          </table:table-cell>
          <table:table-cell office:value-type="float" office:value="1.453580625" calcext:value-type="float">
            <text:p>1.453580625</text:p>
          </table:table-cell>
          <table:table-cell office:value-type="float" office:value="0.789900241" calcext:value-type="float">
            <text:p>0.789900241</text:p>
          </table:table-cell>
          <table:table-cell office:value-type="float" office:value="1.05119305" calcext:value-type="float">
            <text:p>1.05119305</text:p>
          </table:table-cell>
          <table:table-cell office:value-type="float" office:value="0.858295576" calcext:value-type="float">
            <text:p>0.85829557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21.535466" calcext:value-type="float">
            <text:p>221.535466</text:p>
          </table:table-cell>
          <table:table-cell office:value-type="float" office:value="78.1150827" calcext:value-type="float">
            <text:p>78.1150827</text:p>
          </table:table-cell>
          <table:table-cell office:value-type="float" office:value="1.480287625" calcext:value-type="float">
            <text:p>1.480287625</text:p>
          </table:table-cell>
          <table:table-cell office:value-type="float" office:value="0.814325943" calcext:value-type="float">
            <text:p>0.814325943</text:p>
          </table:table-cell>
          <table:table-cell office:value-type="float" office:value="1.71415739" calcext:value-type="float">
            <text:p>1.71415739</text:p>
          </table:table-cell>
          <table:table-cell office:value-type="float" office:value="1.39960364" calcext:value-type="float">
            <text:p>1.3996036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0.865385" calcext:value-type="float">
            <text:p>220.865385</text:p>
          </table:table-cell>
          <table:table-cell office:value-type="float" office:value="77.8129511" calcext:value-type="float">
            <text:p>77.8129511</text:p>
          </table:table-cell>
          <table:table-cell office:value-type="float" office:value="1.447332275" calcext:value-type="float">
            <text:p>1.447332275</text:p>
          </table:table-cell>
          <table:table-cell office:value-type="float" office:value="0.820983404" calcext:value-type="float">
            <text:p>0.820983404</text:p>
          </table:table-cell>
          <table:table-cell office:value-type="float" office:value="1.23373641" calcext:value-type="float">
            <text:p>1.23373641</text:p>
          </table:table-cell>
          <table:table-cell office:value-type="float" office:value="1.007341565" calcext:value-type="float">
            <text:p>1.00734156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19.357763" calcext:value-type="float">
            <text:p>219.357763</text:p>
          </table:table-cell>
          <table:table-cell office:value-type="float" office:value="77.0502389" calcext:value-type="float">
            <text:p>77.0502389</text:p>
          </table:table-cell>
          <table:table-cell office:value-type="float" office:value="1.479801781" calcext:value-type="float">
            <text:p>1.479801781</text:p>
          </table:table-cell>
          <table:table-cell office:value-type="float" office:value="0.818644744" calcext:value-type="float">
            <text:p>0.818644744</text:p>
          </table:table-cell>
          <table:table-cell office:value-type="float" office:value="1.87801449" calcext:value-type="float">
            <text:p>1.87801449</text:p>
          </table:table-cell>
          <table:table-cell office:value-type="float" office:value="1.53339237" calcext:value-type="float">
            <text:p>1.5333923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19.026724" calcext:value-type="float">
            <text:p>219.026724</text:p>
          </table:table-cell>
          <table:table-cell office:value-type="float" office:value="76.8416768" calcext:value-type="float">
            <text:p>76.8416768</text:p>
          </table:table-cell>
          <table:table-cell office:value-type="float" office:value="1.516986406" calcext:value-type="float">
            <text:p>1.516986406</text:p>
          </table:table-cell>
          <table:table-cell office:value-type="float" office:value="0.832064454" calcext:value-type="float">
            <text:p>0.832064454</text:p>
          </table:table-cell>
          <table:table-cell office:value-type="float" office:value="0.920400113" calcext:value-type="float">
            <text:p>0.920400113</text:p>
          </table:table-cell>
          <table:table-cell office:value-type="float" office:value="0.751503531" calcext:value-type="float">
            <text:p>0.75150353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17.707165" calcext:value-type="float">
            <text:p>217.707165</text:p>
          </table:table-cell>
          <table:table-cell office:value-type="float" office:value="76.2748823" calcext:value-type="float">
            <text:p>76.2748823</text:p>
          </table:table-cell>
          <table:table-cell office:value-type="float" office:value="1.53523544" calcext:value-type="float">
            <text:p>1.53523544</text:p>
          </table:table-cell>
          <table:table-cell office:value-type="float" office:value="0.857343099" calcext:value-type="float">
            <text:p>0.857343099</text:p>
          </table:table-cell>
          <table:table-cell office:value-type="float" office:value="1.67435963" calcext:value-type="float">
            <text:p>1.67435963</text:p>
          </table:table-cell>
          <table:table-cell office:value-type="float" office:value="1.36710894" calcext:value-type="float">
            <text:p>1.3671089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17.481945" calcext:value-type="float">
            <text:p>217.481945</text:p>
          </table:table-cell>
          <table:table-cell office:value-type="float" office:value="76.0901023" calcext:value-type="float">
            <text:p>76.0901023</text:p>
          </table:table-cell>
          <table:table-cell office:value-type="float" office:value="1.57023451" calcext:value-type="float">
            <text:p>1.57023451</text:p>
          </table:table-cell>
          <table:table-cell office:value-type="float" office:value="0.886947815" calcext:value-type="float">
            <text:p>0.886947815</text:p>
          </table:table-cell>
          <table:table-cell office:value-type="float" office:value="1.13707293" calcext:value-type="float">
            <text:p>1.13707293</text:p>
          </table:table-cell>
          <table:table-cell office:value-type="float" office:value="0.928416147" calcext:value-type="float">
            <text:p>0.92841614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16.304104" calcext:value-type="float">
            <text:p>216.304104</text:p>
          </table:table-cell>
          <table:table-cell office:value-type="float" office:value="75.579749" calcext:value-type="float">
            <text:p>75.579749</text:p>
          </table:table-cell>
          <table:table-cell office:value-type="float" office:value="1.58221418" calcext:value-type="float">
            <text:p>1.58221418</text:p>
          </table:table-cell>
          <table:table-cell office:value-type="float" office:value="0.895559065" calcext:value-type="float">
            <text:p>0.895559065</text:p>
          </table:table-cell>
          <table:table-cell office:value-type="float" office:value="1.95016327" calcext:value-type="float">
            <text:p>1.95016327</text:p>
          </table:table-cell>
          <table:table-cell office:value-type="float" office:value="1.5923016" calcext:value-type="float">
            <text:p>1.592301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16.039684" calcext:value-type="float">
            <text:p>216.039684</text:p>
          </table:table-cell>
          <table:table-cell office:value-type="float" office:value="75.5059185" calcext:value-type="float">
            <text:p>75.5059185</text:p>
          </table:table-cell>
          <table:table-cell office:value-type="float" office:value="1.64311535" calcext:value-type="float">
            <text:p>1.64311535</text:p>
          </table:table-cell>
          <table:table-cell office:value-type="float" office:value="0.904805034" calcext:value-type="float">
            <text:p>0.904805034</text:p>
          </table:table-cell>
          <table:table-cell office:value-type="float" office:value="0.939869516" calcext:value-type="float">
            <text:p>0.939869516</text:p>
          </table:table-cell>
          <table:table-cell office:value-type="float" office:value="0.767400233" calcext:value-type="float">
            <text:p>0.76740023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15.171568" calcext:value-type="float">
            <text:p>215.171568</text:p>
          </table:table-cell>
          <table:table-cell office:value-type="float" office:value="74.949844" calcext:value-type="float">
            <text:p>74.949844</text:p>
          </table:table-cell>
          <table:table-cell office:value-type="float" office:value="1.64328559" calcext:value-type="float">
            <text:p>1.64328559</text:p>
          </table:table-cell>
          <table:table-cell office:value-type="float" office:value="0.899807459" calcext:value-type="float">
            <text:p>0.899807459</text:p>
          </table:table-cell>
          <table:table-cell office:value-type="float" office:value="1.7523746" calcext:value-type="float">
            <text:p>1.7523746</text:p>
          </table:table-cell>
          <table:table-cell office:value-type="float" office:value="1.43080779" calcext:value-type="float">
            <text:p>1.4308077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14.826883" calcext:value-type="float">
            <text:p>214.826883</text:p>
          </table:table-cell>
          <table:table-cell office:value-type="float" office:value="75.0702797" calcext:value-type="float">
            <text:p>75.0702797</text:p>
          </table:table-cell>
          <table:table-cell office:value-type="float" office:value="1.69772102" calcext:value-type="float">
            <text:p>1.69772102</text:p>
          </table:table-cell>
          <table:table-cell office:value-type="float" office:value="0.880499497" calcext:value-type="float">
            <text:p>0.880499497</text:p>
          </table:table-cell>
          <table:table-cell office:value-type="float" office:value="0.87558626" calcext:value-type="float">
            <text:p>0.87558626</text:p>
          </table:table-cell>
          <table:table-cell office:value-type="float" office:value="0.714913197" calcext:value-type="float">
            <text:p>0.71491319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13.886715" calcext:value-type="float">
            <text:p>213.886715</text:p>
          </table:table-cell>
          <table:table-cell office:value-type="float" office:value="74.709486" calcext:value-type="float">
            <text:p>74.709486</text:p>
          </table:table-cell>
          <table:table-cell office:value-type="float" office:value="1.69437773" calcext:value-type="float">
            <text:p>1.69437773</text:p>
          </table:table-cell>
          <table:table-cell office:value-type="float" office:value="0.87996102" calcext:value-type="float">
            <text:p>0.87996102</text:p>
          </table:table-cell>
          <table:table-cell office:value-type="float" office:value="2.0387287" calcext:value-type="float">
            <text:p>2.0387287</text:p>
          </table:table-cell>
          <table:table-cell office:value-type="float" office:value="1.66461505" calcext:value-type="float">
            <text:p>1.6646150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12.989235" calcext:value-type="float">
            <text:p>212.989235</text:p>
          </table:table-cell>
          <table:table-cell office:value-type="float" office:value="74.6741243" calcext:value-type="float">
            <text:p>74.6741243</text:p>
          </table:table-cell>
          <table:table-cell office:value-type="float" office:value="1.70897714" calcext:value-type="float">
            <text:p>1.70897714</text:p>
          </table:table-cell>
          <table:table-cell office:value-type="float" office:value="0.896823489" calcext:value-type="float">
            <text:p>0.896823489</text:p>
          </table:table-cell>
          <table:table-cell office:value-type="float" office:value="1.925845355" calcext:value-type="float">
            <text:p>1.925845355</text:p>
          </table:table-cell>
          <table:table-cell office:value-type="float" office:value="1.572446113" calcext:value-type="float">
            <text:p>1.57244611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2.146094" calcext:value-type="float">
            <text:p>212.146094</text:p>
          </table:table-cell>
          <table:table-cell office:value-type="float" office:value="74.7168913" calcext:value-type="float">
            <text:p>74.7168913</text:p>
          </table:table-cell>
          <table:table-cell office:value-type="float" office:value="1.68718614" calcext:value-type="float">
            <text:p>1.68718614</text:p>
          </table:table-cell>
          <table:table-cell office:value-type="float" office:value="0.865814632" calcext:value-type="float">
            <text:p>0.865814632</text:p>
          </table:table-cell>
          <table:table-cell office:value-type="float" office:value="1.79905731" calcext:value-type="float">
            <text:p>1.79905731</text:p>
          </table:table-cell>
          <table:table-cell office:value-type="float" office:value="1.4689241" calcext:value-type="float">
            <text:p>1.468924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11.20883" calcext:value-type="float">
            <text:p>211.20883</text:p>
          </table:table-cell>
          <table:table-cell office:value-type="float" office:value="74.9500431" calcext:value-type="float">
            <text:p>74.9500431</text:p>
          </table:table-cell>
          <table:table-cell office:value-type="float" office:value="1.61490016" calcext:value-type="float">
            <text:p>1.61490016</text:p>
          </table:table-cell>
          <table:table-cell office:value-type="float" office:value="0.849781203" calcext:value-type="float">
            <text:p>0.849781203</text:p>
          </table:table-cell>
          <table:table-cell office:value-type="float" office:value="2.007149656" calcext:value-type="float">
            <text:p>2.007149656</text:p>
          </table:table-cell>
          <table:table-cell office:value-type="float" office:value="1.638830786" calcext:value-type="float">
            <text:p>1.63883078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10.537697" calcext:value-type="float">
            <text:p>210.537697</text:p>
          </table:table-cell>
          <table:table-cell office:value-type="float" office:value="75.1398919" calcext:value-type="float">
            <text:p>75.1398919</text:p>
          </table:table-cell>
          <table:table-cell office:value-type="float" office:value="1.59884154" calcext:value-type="float">
            <text:p>1.59884154</text:p>
          </table:table-cell>
          <table:table-cell office:value-type="float" office:value="0.861835512" calcext:value-type="float">
            <text:p>0.861835512</text:p>
          </table:table-cell>
          <table:table-cell office:value-type="float" office:value="1.516418784" calcext:value-type="float">
            <text:p>1.516418784</text:p>
          </table:table-cell>
          <table:table-cell office:value-type="float" office:value="1.23815077" calcext:value-type="float">
            <text:p>1.2381507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09.176659" calcext:value-type="float">
            <text:p>209.176659</text:p>
          </table:table-cell>
          <table:table-cell office:value-type="float" office:value="75.1750942" calcext:value-type="float">
            <text:p>75.1750942</text:p>
          </table:table-cell>
          <table:table-cell office:value-type="float" office:value="1.6862681" calcext:value-type="float">
            <text:p>1.6862681</text:p>
          </table:table-cell>
          <table:table-cell office:value-type="float" office:value="0.839914819" calcext:value-type="float">
            <text:p>0.839914819</text:p>
          </table:table-cell>
          <table:table-cell office:value-type="float" office:value="2.15793846" calcext:value-type="float">
            <text:p>2.15793846</text:p>
          </table:table-cell>
          <table:table-cell office:value-type="float" office:value="1.76194939" calcext:value-type="float">
            <text:p>1.7619493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08.414231" calcext:value-type="float">
            <text:p>208.414231</text:p>
          </table:table-cell>
          <table:table-cell office:value-type="float" office:value="75.149942" calcext:value-type="float">
            <text:p>75.149942</text:p>
          </table:table-cell>
          <table:table-cell office:value-type="float" office:value="1.71940477" calcext:value-type="float">
            <text:p>1.71940477</text:p>
          </table:table-cell>
          <table:table-cell office:value-type="float" office:value="0.783040998" calcext:value-type="float">
            <text:p>0.783040998</text:p>
          </table:table-cell>
          <table:table-cell office:value-type="float" office:value="1.03950413" calcext:value-type="float">
            <text:p>1.03950413</text:p>
          </table:table-cell>
          <table:table-cell office:value-type="float" office:value="0.84875154" calcext:value-type="float">
            <text:p>0.8487515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07.63688" calcext:value-type="float">
            <text:p>207.63688</text:p>
          </table:table-cell>
          <table:table-cell office:value-type="float" office:value="75.6620953" calcext:value-type="float">
            <text:p>75.6620953</text:p>
          </table:table-cell>
          <table:table-cell office:value-type="float" office:value="1.71292382" calcext:value-type="float">
            <text:p>1.71292382</text:p>
          </table:table-cell>
          <table:table-cell office:value-type="float" office:value="0.831007372" calcext:value-type="float">
            <text:p>0.831007372</text:p>
          </table:table-cell>
          <table:table-cell office:value-type="float" office:value="2.638765036" calcext:value-type="float">
            <text:p>2.638765036</text:p>
          </table:table-cell>
          <table:table-cell office:value-type="float" office:value="2.154542612" calcext:value-type="float">
            <text:p>2.15454261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07.027518" calcext:value-type="float">
            <text:p>207.027518</text:p>
          </table:table-cell>
          <table:table-cell office:value-type="float" office:value="75.6479602" calcext:value-type="float">
            <text:p>75.6479602</text:p>
          </table:table-cell>
          <table:table-cell office:value-type="float" office:value="1.73111232" calcext:value-type="float">
            <text:p>1.73111232</text:p>
          </table:table-cell>
          <table:table-cell office:value-type="float" office:value="0.835043614" calcext:value-type="float">
            <text:p>0.835043614</text:p>
          </table:table-cell>
          <table:table-cell office:value-type="float" office:value="0.83839603" calcext:value-type="float">
            <text:p>0.83839603</text:p>
          </table:table-cell>
          <table:table-cell office:value-type="float" office:value="0.6845475" calcext:value-type="float">
            <text:p>0.684547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06.833371" calcext:value-type="float">
            <text:p>206.833371</text:p>
          </table:table-cell>
          <table:table-cell office:value-type="float" office:value="76.3227352" calcext:value-type="float">
            <text:p>76.3227352</text:p>
          </table:table-cell>
          <table:table-cell office:value-type="float" office:value="1.75067721" calcext:value-type="float">
            <text:p>1.75067721</text:p>
          </table:table-cell>
          <table:table-cell office:value-type="float" office:value="0.82416032" calcext:value-type="float">
            <text:p>0.82416032</text:p>
          </table:table-cell>
          <table:table-cell office:value-type="float" office:value="2.29732456" calcext:value-type="float">
            <text:p>2.29732456</text:p>
          </table:table-cell>
          <table:table-cell office:value-type="float" office:value="1.87575768" calcext:value-type="float">
            <text:p>1.8757576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06.727318" calcext:value-type="float">
            <text:p>206.727318</text:p>
          </table:table-cell>
          <table:table-cell office:value-type="float" office:value="76.4160205" calcext:value-type="float">
            <text:p>76.4160205</text:p>
          </table:table-cell>
          <table:table-cell office:value-type="float" office:value="1.75821463" calcext:value-type="float">
            <text:p>1.75821463</text:p>
          </table:table-cell>
          <table:table-cell office:value-type="float" office:value="0.835140992" calcext:value-type="float">
            <text:p>0.835140992</text:p>
          </table:table-cell>
          <table:table-cell office:value-type="float" office:value="0.98387789" calcext:value-type="float">
            <text:p>0.98387789</text:p>
          </table:table-cell>
          <table:table-cell office:value-type="float" office:value="0.803332944" calcext:value-type="float">
            <text:p>0.80333294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07.087047" calcext:value-type="float">
            <text:p>207.087047</text:p>
          </table:table-cell>
          <table:table-cell office:value-type="float" office:value="76.9691962" calcext:value-type="float">
            <text:p>76.9691962</text:p>
          </table:table-cell>
          <table:table-cell office:value-type="float" office:value="1.69921483" calcext:value-type="float">
            <text:p>1.69921483</text:p>
          </table:table-cell>
          <table:table-cell office:value-type="float" office:value="0.844165342" calcext:value-type="float">
            <text:p>0.844165342</text:p>
          </table:table-cell>
          <table:table-cell office:value-type="float" office:value="1.82971391" calcext:value-type="float">
            <text:p>1.82971391</text:p>
          </table:table-cell>
          <table:table-cell office:value-type="float" office:value="1.49395511" calcext:value-type="float">
            <text:p>1.4939551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06.696285" calcext:value-type="float">
            <text:p>206.696285</text:p>
          </table:table-cell>
          <table:table-cell office:value-type="float" office:value="76.764177" calcext:value-type="float">
            <text:p>76.764177</text:p>
          </table:table-cell>
          <table:table-cell office:value-type="float" office:value="1.68763894" calcext:value-type="float">
            <text:p>1.68763894</text:p>
          </table:table-cell>
          <table:table-cell office:value-type="float" office:value="0.834253348" calcext:value-type="float">
            <text:p>0.834253348</text:p>
          </table:table-cell>
          <table:table-cell office:value-type="float" office:value="1.6412126" calcext:value-type="float">
            <text:p>1.6412126</text:p>
          </table:table-cell>
          <table:table-cell office:value-type="float" office:value="1.34004446" calcext:value-type="float">
            <text:p>1.3400444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07.004634" calcext:value-type="float">
            <text:p>207.004634</text:p>
          </table:table-cell>
          <table:table-cell office:value-type="float" office:value="77.3257208" calcext:value-type="float">
            <text:p>77.3257208</text:p>
          </table:table-cell>
          <table:table-cell office:value-type="float" office:value="1.68685636" calcext:value-type="float">
            <text:p>1.68685636</text:p>
          </table:table-cell>
          <table:table-cell office:value-type="float" office:value="0.828148234" calcext:value-type="float">
            <text:p>0.828148234</text:p>
          </table:table-cell>
          <table:table-cell office:value-type="float" office:value="1.87524715" calcext:value-type="float">
            <text:p>1.87524715</text:p>
          </table:table-cell>
          <table:table-cell office:value-type="float" office:value="1.531132854" calcext:value-type="float">
            <text:p>1.53113285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06.099834" calcext:value-type="float">
            <text:p>206.099834</text:p>
          </table:table-cell>
          <table:table-cell office:value-type="float" office:value="76.7965688" calcext:value-type="float">
            <text:p>76.7965688</text:p>
          </table:table-cell>
          <table:table-cell office:value-type="float" office:value="1.65716811" calcext:value-type="float">
            <text:p>1.65716811</text:p>
          </table:table-cell>
          <table:table-cell office:value-type="float" office:value="0.817563401" calcext:value-type="float">
            <text:p>0.817563401</text:p>
          </table:table-cell>
          <table:table-cell office:value-type="float" office:value="1.70341622" calcext:value-type="float">
            <text:p>1.70341622</text:p>
          </table:table-cell>
          <table:table-cell office:value-type="float" office:value="1.39083351" calcext:value-type="float">
            <text:p>1.3908335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05.866406" calcext:value-type="float">
            <text:p>205.866406</text:p>
          </table:table-cell>
          <table:table-cell office:value-type="float" office:value="77.1692284" calcext:value-type="float">
            <text:p>77.1692284</text:p>
          </table:table-cell>
          <table:table-cell office:value-type="float" office:value="1.63934138" calcext:value-type="float">
            <text:p>1.63934138</text:p>
          </table:table-cell>
          <table:table-cell office:value-type="float" office:value="0.815699384" calcext:value-type="float">
            <text:p>0.815699384</text:p>
          </table:table-cell>
          <table:table-cell office:value-type="float" office:value="2.04239447" calcext:value-type="float">
            <text:p>2.04239447</text:p>
          </table:table-cell>
          <table:table-cell office:value-type="float" office:value="1.66760801" calcext:value-type="float">
            <text:p>1.6676080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5.361055" calcext:value-type="float">
            <text:p>205.361055</text:p>
          </table:table-cell>
          <table:table-cell office:value-type="float" office:value="76.845263" calcext:value-type="float">
            <text:p>76.845263</text:p>
          </table:table-cell>
          <table:table-cell office:value-type="float" office:value="1.574906705" calcext:value-type="float">
            <text:p>1.574906705</text:p>
          </table:table-cell>
          <table:table-cell office:value-type="float" office:value="0.779479892" calcext:value-type="float">
            <text:p>0.779479892</text:p>
          </table:table-cell>
          <table:table-cell office:value-type="float" office:value="1.267842431" calcext:value-type="float">
            <text:p>1.267842431</text:p>
          </table:table-cell>
          <table:table-cell office:value-type="float" office:value="1.035188985" calcext:value-type="float">
            <text:p>1.03518898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04.290575" calcext:value-type="float">
            <text:p>204.290575</text:p>
          </table:table-cell>
          <table:table-cell office:value-type="float" office:value="76.7452659" calcext:value-type="float">
            <text:p>76.7452659</text:p>
          </table:table-cell>
          <table:table-cell office:value-type="float" office:value="1.484223995" calcext:value-type="float">
            <text:p>1.484223995</text:p>
          </table:table-cell>
          <table:table-cell office:value-type="float" office:value="0.836363171" calcext:value-type="float">
            <text:p>0.836363171</text:p>
          </table:table-cell>
          <table:table-cell office:value-type="float" office:value="2.06433411" calcext:value-type="float">
            <text:p>2.06433411</text:p>
          </table:table-cell>
          <table:table-cell office:value-type="float" office:value="1.68552175" calcext:value-type="float">
            <text:p>1.6855217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03.36523" calcext:value-type="float">
            <text:p>203.36523</text:p>
          </table:table-cell>
          <table:table-cell office:value-type="float" office:value="76.2537103" calcext:value-type="float">
            <text:p>76.2537103</text:p>
          </table:table-cell>
          <table:table-cell office:value-type="float" office:value="1.4922872" calcext:value-type="float">
            <text:p>1.4922872</text:p>
          </table:table-cell>
          <table:table-cell office:value-type="float" office:value="0.874540278" calcext:value-type="float">
            <text:p>0.874540278</text:p>
          </table:table-cell>
          <table:table-cell office:value-type="float" office:value="1.980649958" calcext:value-type="float">
            <text:p>1.980649958</text:p>
          </table:table-cell>
          <table:table-cell office:value-type="float" office:value="1.617193862" calcext:value-type="float">
            <text:p>1.61719386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02.892671" calcext:value-type="float">
            <text:p>202.892671</text:p>
          </table:table-cell>
          <table:table-cell office:value-type="float" office:value="76.0666073" calcext:value-type="float">
            <text:p>76.0666073</text:p>
          </table:table-cell>
          <table:table-cell office:value-type="float" office:value="1.510809154" calcext:value-type="float">
            <text:p>1.510809154</text:p>
          </table:table-cell>
          <table:table-cell office:value-type="float" office:value="0.842955352" calcext:value-type="float">
            <text:p>0.842955352</text:p>
          </table:table-cell>
          <table:table-cell office:value-type="float" office:value="1.42711145" calcext:value-type="float">
            <text:p>1.42711145</text:p>
          </table:table-cell>
          <table:table-cell office:value-type="float" office:value="1.16523166" calcext:value-type="float">
            <text:p>1.1652316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2.639471" calcext:value-type="float">
            <text:p>202.639471</text:p>
          </table:table-cell>
          <table:table-cell office:value-type="float" office:value="76.0796018" calcext:value-type="float">
            <text:p>76.0796018</text:p>
          </table:table-cell>
          <table:table-cell office:value-type="float" office:value="1.502367664" calcext:value-type="float">
            <text:p>1.502367664</text:p>
          </table:table-cell>
          <table:table-cell office:value-type="float" office:value="0.831988402" calcext:value-type="float">
            <text:p>0.831988402</text:p>
          </table:table-cell>
          <table:table-cell office:value-type="float" office:value="1.49106592" calcext:value-type="float">
            <text:p>1.49106592</text:p>
          </table:table-cell>
          <table:table-cell office:value-type="float" office:value="1.21745025" calcext:value-type="float">
            <text:p>1.2174502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1.713746" calcext:value-type="float">
            <text:p>201.713746</text:p>
          </table:table-cell>
          <table:table-cell office:value-type="float" office:value="75.3365782" calcext:value-type="float">
            <text:p>75.3365782</text:p>
          </table:table-cell>
          <table:table-cell office:value-type="float" office:value="1.458323145" calcext:value-type="float">
            <text:p>1.458323145</text:p>
          </table:table-cell>
          <table:table-cell office:value-type="float" office:value="0.802554816" calcext:value-type="float">
            <text:p>0.802554816</text:p>
          </table:table-cell>
          <table:table-cell office:value-type="float" office:value="1.68358607" calcext:value-type="float">
            <text:p>1.68358607</text:p>
          </table:table-cell>
          <table:table-cell office:value-type="float" office:value="1.374642255" calcext:value-type="float">
            <text:p>1.37464225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01.300973" calcext:value-type="float">
            <text:p>201.300973</text:p>
          </table:table-cell>
          <table:table-cell office:value-type="float" office:value="75.7563013" calcext:value-type="float">
            <text:p>75.7563013</text:p>
          </table:table-cell>
          <table:table-cell office:value-type="float" office:value="1.460658025" calcext:value-type="float">
            <text:p>1.460658025</text:p>
          </table:table-cell>
          <table:table-cell office:value-type="float" office:value="0.792277791" calcext:value-type="float">
            <text:p>0.792277791</text:p>
          </table:table-cell>
          <table:table-cell office:value-type="float" office:value="1.893713092" calcext:value-type="float">
            <text:p>1.893713092</text:p>
          </table:table-cell>
          <table:table-cell office:value-type="float" office:value="1.546210272" calcext:value-type="float">
            <text:p>1.54621027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01.362887" calcext:value-type="float">
            <text:p>201.362887</text:p>
          </table:table-cell>
          <table:table-cell office:value-type="float" office:value="75.6485274" calcext:value-type="float">
            <text:p>75.6485274</text:p>
          </table:table-cell>
          <table:table-cell office:value-type="float" office:value="1.47602948" calcext:value-type="float">
            <text:p>1.47602948</text:p>
          </table:table-cell>
          <table:table-cell office:value-type="float" office:value="0.778587344" calcext:value-type="float">
            <text:p>0.778587344</text:p>
          </table:table-cell>
          <table:table-cell office:value-type="float" office:value="2.1198281" calcext:value-type="float">
            <text:p>2.1198281</text:p>
          </table:table-cell>
          <table:table-cell office:value-type="float" office:value="1.73083239" calcext:value-type="float">
            <text:p>1.7308323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00.967976" calcext:value-type="float">
            <text:p>200.967976</text:p>
          </table:table-cell>
          <table:table-cell office:value-type="float" office:value="75.9563644" calcext:value-type="float">
            <text:p>75.9563644</text:p>
          </table:table-cell>
          <table:table-cell office:value-type="float" office:value="1.47521734" calcext:value-type="float">
            <text:p>1.47521734</text:p>
          </table:table-cell>
          <table:table-cell office:value-type="float" office:value="0.785463934" calcext:value-type="float">
            <text:p>0.785463934</text:p>
          </table:table-cell>
          <table:table-cell office:value-type="float" office:value="1.858339557" calcext:value-type="float">
            <text:p>1.858339557</text:p>
          </table:table-cell>
          <table:table-cell office:value-type="float" office:value="1.517327896" calcext:value-type="float">
            <text:p>1.51732789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00.78805" calcext:value-type="float">
            <text:p>200.78805</text:p>
          </table:table-cell>
          <table:table-cell office:value-type="float" office:value="75.7006893" calcext:value-type="float">
            <text:p>75.7006893</text:p>
          </table:table-cell>
          <table:table-cell office:value-type="float" office:value="1.47414366" calcext:value-type="float">
            <text:p>1.47414366</text:p>
          </table:table-cell>
          <table:table-cell office:value-type="float" office:value="0.831211569" calcext:value-type="float">
            <text:p>0.831211569</text:p>
          </table:table-cell>
          <table:table-cell office:value-type="float" office:value="2.31942017" calcext:value-type="float">
            <text:p>2.31942017</text:p>
          </table:table-cell>
          <table:table-cell office:value-type="float" office:value="1.89379861" calcext:value-type="float">
            <text:p>1.8937986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00.362853" calcext:value-type="float">
            <text:p>200.362853</text:p>
          </table:table-cell>
          <table:table-cell office:value-type="float" office:value="76.1756752" calcext:value-type="float">
            <text:p>76.1756752</text:p>
          </table:table-cell>
          <table:table-cell office:value-type="float" office:value="1.48662613" calcext:value-type="float">
            <text:p>1.48662613</text:p>
          </table:table-cell>
          <table:table-cell office:value-type="float" office:value="0.841721523" calcext:value-type="float">
            <text:p>0.841721523</text:p>
          </table:table-cell>
          <table:table-cell office:value-type="float" office:value="2.0354392695" calcext:value-type="float">
            <text:p>2.0354392695</text:p>
          </table:table-cell>
          <table:table-cell office:value-type="float" office:value="1.6619291764" calcext:value-type="float">
            <text:p>1.661929176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00.447509" calcext:value-type="float">
            <text:p>200.447509</text:p>
          </table:table-cell>
          <table:table-cell office:value-type="float" office:value="75.8602001" calcext:value-type="float">
            <text:p>75.8602001</text:p>
          </table:table-cell>
          <table:table-cell office:value-type="float" office:value="1.52161106" calcext:value-type="float">
            <text:p>1.52161106</text:p>
          </table:table-cell>
          <table:table-cell office:value-type="float" office:value="0.87374425" calcext:value-type="float">
            <text:p>0.87374425</text:p>
          </table:table-cell>
          <table:table-cell office:value-type="float" office:value="1.70316822" calcext:value-type="float">
            <text:p>1.70316822</text:p>
          </table:table-cell>
          <table:table-cell office:value-type="float" office:value="1.390630996" calcext:value-type="float">
            <text:p>1.39063099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99.9442" calcext:value-type="float">
            <text:p>199.9442</text:p>
          </table:table-cell>
          <table:table-cell office:value-type="float" office:value="76.1297561" calcext:value-type="float">
            <text:p>76.1297561</text:p>
          </table:table-cell>
          <table:table-cell office:value-type="float" office:value="1.54586868" calcext:value-type="float">
            <text:p>1.54586868</text:p>
          </table:table-cell>
          <table:table-cell office:value-type="float" office:value="0.852218257" calcext:value-type="float">
            <text:p>0.852218257</text:p>
          </table:table-cell>
          <table:table-cell office:value-type="float" office:value="1.7065591547" calcext:value-type="float">
            <text:p>1.7065591547</text:p>
          </table:table-cell>
          <table:table-cell office:value-type="float" office:value="1.393399695" calcext:value-type="float">
            <text:p>1.39339969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99.826986" calcext:value-type="float">
            <text:p>199.826986</text:p>
          </table:table-cell>
          <table:table-cell office:value-type="float" office:value="75.9807796" calcext:value-type="float">
            <text:p>75.9807796</text:p>
          </table:table-cell>
          <table:table-cell office:value-type="float" office:value="1.61733585" calcext:value-type="float">
            <text:p>1.61733585</text:p>
          </table:table-cell>
          <table:table-cell office:value-type="float" office:value="0.878145605" calcext:value-type="float">
            <text:p>0.878145605</text:p>
          </table:table-cell>
          <table:table-cell office:value-type="float" office:value="1.43420651" calcext:value-type="float">
            <text:p>1.43420651</text:p>
          </table:table-cell>
          <table:table-cell office:value-type="float" office:value="1.17102466" calcext:value-type="float">
            <text:p>1.1710246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00.065153" calcext:value-type="float">
            <text:p>200.065153</text:p>
          </table:table-cell>
          <table:table-cell office:value-type="float" office:value="76.4747566" calcext:value-type="float">
            <text:p>76.4747566</text:p>
          </table:table-cell>
          <table:table-cell office:value-type="float" office:value="1.62413802" calcext:value-type="float">
            <text:p>1.62413802</text:p>
          </table:table-cell>
          <table:table-cell office:value-type="float" office:value="0.910332507" calcext:value-type="float">
            <text:p>0.910332507</text:p>
          </table:table-cell>
          <table:table-cell office:value-type="float" office:value="1.1015020574" calcext:value-type="float">
            <text:p>1.1015020574</text:p>
          </table:table-cell>
          <table:table-cell office:value-type="float" office:value="0.8993726746" calcext:value-type="float">
            <text:p>0.899372674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99.278366" calcext:value-type="float">
            <text:p>199.278366</text:p>
          </table:table-cell>
          <table:table-cell office:value-type="float" office:value="75.6732013" calcext:value-type="float">
            <text:p>75.6732013</text:p>
          </table:table-cell>
          <table:table-cell office:value-type="float" office:value="1.64739266" calcext:value-type="float">
            <text:p>1.64739266</text:p>
          </table:table-cell>
          <table:table-cell office:value-type="float" office:value="0.938469759" calcext:value-type="float">
            <text:p>0.938469759</text:p>
          </table:table-cell>
          <table:table-cell office:value-type="float" office:value="1.5309672" calcext:value-type="float">
            <text:p>1.5309672</text:p>
          </table:table-cell>
          <table:table-cell office:value-type="float" office:value="1.2500295" calcext:value-type="float">
            <text:p>1.250029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99.457453" calcext:value-type="float">
            <text:p>199.457453</text:p>
          </table:table-cell>
          <table:table-cell office:value-type="float" office:value="76.1023002" calcext:value-type="float">
            <text:p>76.1023002</text:p>
          </table:table-cell>
          <table:table-cell office:value-type="float" office:value="1.66869952" calcext:value-type="float">
            <text:p>1.66869952</text:p>
          </table:table-cell>
          <table:table-cell office:value-type="float" office:value="0.943519018" calcext:value-type="float">
            <text:p>0.943519018</text:p>
          </table:table-cell>
          <table:table-cell office:value-type="float" office:value="1.0468763704" calcext:value-type="float">
            <text:p>1.0468763704</text:p>
          </table:table-cell>
          <table:table-cell office:value-type="float" office:value="0.8547709716" calcext:value-type="float">
            <text:p>0.854770971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98.669038" calcext:value-type="float">
            <text:p>198.669038</text:p>
          </table:table-cell>
          <table:table-cell office:value-type="float" office:value="75.3030933" calcext:value-type="float">
            <text:p>75.3030933</text:p>
          </table:table-cell>
          <table:table-cell office:value-type="float" office:value="1.60175215" calcext:value-type="float">
            <text:p>1.60175215</text:p>
          </table:table-cell>
          <table:table-cell office:value-type="float" office:value="0.938384831" calcext:value-type="float">
            <text:p>0.938384831</text:p>
          </table:table-cell>
          <table:table-cell office:value-type="float" office:value="1.26056013" calcext:value-type="float">
            <text:p>1.26056013</text:p>
          </table:table-cell>
          <table:table-cell office:value-type="float" office:value="1.02924305" calcext:value-type="float">
            <text:p>1.0292430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98.660844" calcext:value-type="float">
            <text:p>198.660844</text:p>
          </table:table-cell>
          <table:table-cell office:value-type="float" office:value="75.3939404" calcext:value-type="float">
            <text:p>75.3939404</text:p>
          </table:table-cell>
          <table:table-cell office:value-type="float" office:value="1.5446876" calcext:value-type="float">
            <text:p>1.5446876</text:p>
          </table:table-cell>
          <table:table-cell office:value-type="float" office:value="0.951767704" calcext:value-type="float">
            <text:p>0.951767704</text:p>
          </table:table-cell>
          <table:table-cell office:value-type="float" office:value="1.484598269" calcext:value-type="float">
            <text:p>1.484598269</text:p>
          </table:table-cell>
          <table:table-cell office:value-type="float" office:value="1.2121694025" calcext:value-type="float">
            <text:p>1.212169402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97.465244" calcext:value-type="float">
            <text:p>197.465244</text:p>
          </table:table-cell>
          <table:table-cell office:value-type="float" office:value="74.6875533" calcext:value-type="float">
            <text:p>74.6875533</text:p>
          </table:table-cell>
          <table:table-cell office:value-type="float" office:value="1.55655356" calcext:value-type="float">
            <text:p>1.55655356</text:p>
          </table:table-cell>
          <table:table-cell office:value-type="float" office:value="0.93303828" calcext:value-type="float">
            <text:p>0.93303828</text:p>
          </table:table-cell>
          <table:table-cell office:value-type="float" office:value="1.33931608" calcext:value-type="float">
            <text:p>1.33931608</text:p>
          </table:table-cell>
          <table:table-cell office:value-type="float" office:value="1.09354698" calcext:value-type="float">
            <text:p>1.0935469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96.765574" calcext:value-type="float">
            <text:p>196.765574</text:p>
          </table:table-cell>
          <table:table-cell office:value-type="float" office:value="74.8412811" calcext:value-type="float">
            <text:p>74.8412811</text:p>
          </table:table-cell>
          <table:table-cell office:value-type="float" office:value="1.48528056" calcext:value-type="float">
            <text:p>1.48528056</text:p>
          </table:table-cell>
          <table:table-cell office:value-type="float" office:value="0.897886864" calcext:value-type="float">
            <text:p>0.897886864</text:p>
          </table:table-cell>
          <table:table-cell office:value-type="float" office:value="2.160592898" calcext:value-type="float">
            <text:p>2.160592898</text:p>
          </table:table-cell>
          <table:table-cell office:value-type="float" office:value="1.764116707" calcext:value-type="float">
            <text:p>1.76411670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96.318002" calcext:value-type="float">
            <text:p>196.318002</text:p>
          </table:table-cell>
          <table:table-cell office:value-type="float" office:value="74.5943339" calcext:value-type="float">
            <text:p>74.5943339</text:p>
          </table:table-cell>
          <table:table-cell office:value-type="float" office:value="1.473401614" calcext:value-type="float">
            <text:p>1.473401614</text:p>
          </table:table-cell>
          <table:table-cell office:value-type="float" office:value="0.860769384" calcext:value-type="float">
            <text:p>0.860769384</text:p>
          </table:table-cell>
          <table:table-cell office:value-type="float" office:value="0.78572142" calcext:value-type="float">
            <text:p>0.78572142</text:p>
          </table:table-cell>
          <table:table-cell office:value-type="float" office:value="0.64153886" calcext:value-type="float">
            <text:p>0.6415388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96.135392" calcext:value-type="float">
            <text:p>196.135392</text:p>
          </table:table-cell>
          <table:table-cell office:value-type="float" office:value="75.0313372" calcext:value-type="float">
            <text:p>75.0313372</text:p>
          </table:table-cell>
          <table:table-cell office:value-type="float" office:value="1.56424607" calcext:value-type="float">
            <text:p>1.56424607</text:p>
          </table:table-cell>
          <table:table-cell office:value-type="float" office:value="0.866122505" calcext:value-type="float">
            <text:p>0.866122505</text:p>
          </table:table-cell>
          <table:table-cell office:value-type="float" office:value="2.14974792" calcext:value-type="float">
            <text:p>2.14974792</text:p>
          </table:table-cell>
          <table:table-cell office:value-type="float" office:value="1.75526182" calcext:value-type="float">
            <text:p>1.7552618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95.289898" calcext:value-type="float">
            <text:p>195.289898</text:p>
          </table:table-cell>
          <table:table-cell office:value-type="float" office:value="74.7465743" calcext:value-type="float">
            <text:p>74.7465743</text:p>
          </table:table-cell>
          <table:table-cell office:value-type="float" office:value="1.60620532" calcext:value-type="float">
            <text:p>1.60620532</text:p>
          </table:table-cell>
          <table:table-cell office:value-type="float" office:value="0.87325927" calcext:value-type="float">
            <text:p>0.87325927</text:p>
          </table:table-cell>
          <table:table-cell office:value-type="float" office:value="0.594638908" calcext:value-type="float">
            <text:p>0.594638908</text:p>
          </table:table-cell>
          <table:table-cell office:value-type="float" office:value="0.485520642" calcext:value-type="float">
            <text:p>0.48552064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93.946022" calcext:value-type="float">
            <text:p>193.946022</text:p>
          </table:table-cell>
          <table:table-cell office:value-type="float" office:value="74.7517613" calcext:value-type="float">
            <text:p>74.7517613</text:p>
          </table:table-cell>
          <table:table-cell office:value-type="float" office:value="1.58523405" calcext:value-type="float">
            <text:p>1.58523405</text:p>
          </table:table-cell>
          <table:table-cell office:value-type="float" office:value="0.83350004" calcext:value-type="float">
            <text:p>0.83350004</text:p>
          </table:table-cell>
          <table:table-cell office:value-type="float" office:value="2.93779764" calcext:value-type="float">
            <text:p>2.93779764</text:p>
          </table:table-cell>
          <table:table-cell office:value-type="float" office:value="2.39870175" calcext:value-type="float">
            <text:p>2.3987017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93.717527" calcext:value-type="float">
            <text:p>193.717527</text:p>
          </table:table-cell>
          <table:table-cell office:value-type="float" office:value="74.7063128" calcext:value-type="float">
            <text:p>74.7063128</text:p>
          </table:table-cell>
          <table:table-cell office:value-type="float" office:value="1.61225206" calcext:value-type="float">
            <text:p>1.61225206</text:p>
          </table:table-cell>
          <table:table-cell office:value-type="float" office:value="0.84138766" calcext:value-type="float">
            <text:p>0.84138766</text:p>
          </table:table-cell>
          <table:table-cell office:value-type="float" office:value="0.421625436" calcext:value-type="float">
            <text:p>0.421625436</text:p>
          </table:table-cell>
          <table:table-cell office:value-type="float" office:value="0.344255733" calcext:value-type="float">
            <text:p>0.34425573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92.549096" calcext:value-type="float">
            <text:p>192.549096</text:p>
          </table:table-cell>
          <table:table-cell office:value-type="float" office:value="74.3359275" calcext:value-type="float">
            <text:p>74.3359275</text:p>
          </table:table-cell>
          <table:table-cell office:value-type="float" office:value="1.60974493" calcext:value-type="float">
            <text:p>1.60974493</text:p>
          </table:table-cell>
          <table:table-cell office:value-type="float" office:value="0.862855854" calcext:value-type="float">
            <text:p>0.862855854</text:p>
          </table:table-cell>
          <table:table-cell office:value-type="float" office:value="2.82034864" calcext:value-type="float">
            <text:p>2.82034864</text:p>
          </table:table-cell>
          <table:table-cell office:value-type="float" office:value="2.30280503" calcext:value-type="float">
            <text:p>2.3028050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92.805594" calcext:value-type="float">
            <text:p>192.805594</text:p>
          </table:table-cell>
          <table:table-cell office:value-type="float" office:value="74.2031397" calcext:value-type="float">
            <text:p>74.2031397</text:p>
          </table:table-cell>
          <table:table-cell office:value-type="float" office:value="1.62875942" calcext:value-type="float">
            <text:p>1.62875942</text:p>
          </table:table-cell>
          <table:table-cell office:value-type="float" office:value="0.853963324" calcext:value-type="float">
            <text:p>0.853963324</text:p>
          </table:table-cell>
          <table:table-cell office:value-type="float" office:value="0.79542392" calcext:value-type="float">
            <text:p>0.79542392</text:p>
          </table:table-cell>
          <table:table-cell office:value-type="float" office:value="0.649460902" calcext:value-type="float">
            <text:p>0.64946090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92.173108" calcext:value-type="float">
            <text:p>192.173108</text:p>
          </table:table-cell>
          <table:table-cell office:value-type="float" office:value="73.9460086" calcext:value-type="float">
            <text:p>73.9460086</text:p>
          </table:table-cell>
          <table:table-cell office:value-type="float" office:value="1.51091907" calcext:value-type="float">
            <text:p>1.51091907</text:p>
          </table:table-cell>
          <table:table-cell office:value-type="float" office:value="0.852734605" calcext:value-type="float">
            <text:p>0.852734605</text:p>
          </table:table-cell>
          <table:table-cell office:value-type="float" office:value="2.392027477" calcext:value-type="float">
            <text:p>2.392027477</text:p>
          </table:table-cell>
          <table:table-cell office:value-type="float" office:value="1.953082255" calcext:value-type="float">
            <text:p>1.95308225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92.417669" calcext:value-type="float">
            <text:p>192.417669</text:p>
          </table:table-cell>
          <table:table-cell office:value-type="float" office:value="73.804915" calcext:value-type="float">
            <text:p>73.804915</text:p>
          </table:table-cell>
          <table:table-cell office:value-type="float" office:value="1.53056455" calcext:value-type="float">
            <text:p>1.53056455</text:p>
          </table:table-cell>
          <table:table-cell office:value-type="float" office:value="0.838525947" calcext:value-type="float">
            <text:p>0.838525947</text:p>
          </table:table-cell>
          <table:table-cell office:value-type="float" office:value="0.906786414" calcext:value-type="float">
            <text:p>0.906786414</text:p>
          </table:table-cell>
          <table:table-cell office:value-type="float" office:value="0.740387995" calcext:value-type="float">
            <text:p>0.74038799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92.027323" calcext:value-type="float">
            <text:p>192.027323</text:p>
          </table:table-cell>
          <table:table-cell office:value-type="float" office:value="73.46628" calcext:value-type="float">
            <text:p>73.46628</text:p>
          </table:table-cell>
          <table:table-cell office:value-type="float" office:value="1.5584193" calcext:value-type="float">
            <text:p>1.5584193</text:p>
          </table:table-cell>
          <table:table-cell office:value-type="float" office:value="0.81416235" calcext:value-type="float">
            <text:p>0.81416235</text:p>
          </table:table-cell>
          <table:table-cell office:value-type="float" office:value="2.0002131314" calcext:value-type="float">
            <text:p>2.0002131314</text:p>
          </table:table-cell>
          <table:table-cell office:value-type="float" office:value="1.6331671606" calcext:value-type="float">
            <text:p>1.633167160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92.359029" calcext:value-type="float">
            <text:p>192.359029</text:p>
          </table:table-cell>
          <table:table-cell office:value-type="float" office:value="73.2424447" calcext:value-type="float">
            <text:p>73.2424447</text:p>
          </table:table-cell>
          <table:table-cell office:value-type="float" office:value="1.57603689" calcext:value-type="float">
            <text:p>1.57603689</text:p>
          </table:table-cell>
          <table:table-cell office:value-type="float" office:value="0.801935687" calcext:value-type="float">
            <text:p>0.801935687</text:p>
          </table:table-cell>
          <table:table-cell office:value-type="float" office:value="1.06277769" calcext:value-type="float">
            <text:p>1.06277769</text:p>
          </table:table-cell>
          <table:table-cell office:value-type="float" office:value="0.86775436" calcext:value-type="float">
            <text:p>0.8677543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92.427602" calcext:value-type="float">
            <text:p>192.427602</text:p>
          </table:table-cell>
          <table:table-cell office:value-type="float" office:value="73.1807808" calcext:value-type="float">
            <text:p>73.1807808</text:p>
          </table:table-cell>
          <table:table-cell office:value-type="float" office:value="1.654113093" calcext:value-type="float">
            <text:p>1.654113093</text:p>
          </table:table-cell>
          <table:table-cell office:value-type="float" office:value="0.840389639" calcext:value-type="float">
            <text:p>0.840389639</text:p>
          </table:table-cell>
          <table:table-cell office:value-type="float" office:value="1.726274225" calcext:value-type="float">
            <text:p>1.726274225</text:p>
          </table:table-cell>
          <table:table-cell office:value-type="float" office:value="1.409497022" calcext:value-type="float">
            <text:p>1.40949702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2.662835" calcext:value-type="float">
            <text:p>192.662835</text:p>
          </table:table-cell>
          <table:table-cell office:value-type="float" office:value="72.9800501" calcext:value-type="float">
            <text:p>72.9800501</text:p>
          </table:table-cell>
          <table:table-cell office:value-type="float" office:value="1.664576903" calcext:value-type="float">
            <text:p>1.664576903</text:p>
          </table:table-cell>
          <table:table-cell office:value-type="float" office:value="0.837106686" calcext:value-type="float">
            <text:p>0.837106686</text:p>
          </table:table-cell>
          <table:table-cell office:value-type="float" office:value="1.11128716" calcext:value-type="float">
            <text:p>1.11128716</text:p>
          </table:table-cell>
          <table:table-cell office:value-type="float" office:value="0.90736215" calcext:value-type="float">
            <text:p>0.9073621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92.980082" calcext:value-type="float">
            <text:p>192.980082</text:p>
          </table:table-cell>
          <table:table-cell office:value-type="float" office:value="73.0902939" calcext:value-type="float">
            <text:p>73.0902939</text:p>
          </table:table-cell>
          <table:table-cell office:value-type="float" office:value="1.645976902" calcext:value-type="float">
            <text:p>1.645976902</text:p>
          </table:table-cell>
          <table:table-cell office:value-type="float" office:value="0.820938079" calcext:value-type="float">
            <text:p>0.820938079</text:p>
          </table:table-cell>
          <table:table-cell office:value-type="float" office:value="1.716109236" calcext:value-type="float">
            <text:p>1.716109236</text:p>
          </table:table-cell>
          <table:table-cell office:value-type="float" office:value="1.401197292" calcext:value-type="float">
            <text:p>1.40119729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92.501158" calcext:value-type="float">
            <text:p>192.501158</text:p>
          </table:table-cell>
          <table:table-cell office:value-type="float" office:value="72.6174714" calcext:value-type="float">
            <text:p>72.6174714</text:p>
          </table:table-cell>
          <table:table-cell office:value-type="float" office:value="1.630145432" calcext:value-type="float">
            <text:p>1.630145432</text:p>
          </table:table-cell>
          <table:table-cell office:value-type="float" office:value="0.815591309" calcext:value-type="float">
            <text:p>0.815591309</text:p>
          </table:table-cell>
          <table:table-cell office:value-type="float" office:value="0.95908857" calcext:value-type="float">
            <text:p>0.95908857</text:p>
          </table:table-cell>
          <table:table-cell office:value-type="float" office:value="0.783092515" calcext:value-type="float">
            <text:p>0.78309251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93.141665" calcext:value-type="float">
            <text:p>193.141665</text:p>
          </table:table-cell>
          <table:table-cell office:value-type="float" office:value="72.9138107" calcext:value-type="float">
            <text:p>72.9138107</text:p>
          </table:table-cell>
          <table:table-cell office:value-type="float" office:value="1.645502356" calcext:value-type="float">
            <text:p>1.645502356</text:p>
          </table:table-cell>
          <table:table-cell office:value-type="float" office:value="0.837569532" calcext:value-type="float">
            <text:p>0.837569532</text:p>
          </table:table-cell>
          <table:table-cell office:value-type="float" office:value="1.223507993" calcext:value-type="float">
            <text:p>1.223507993</text:p>
          </table:table-cell>
          <table:table-cell office:value-type="float" office:value="0.998990085" calcext:value-type="float">
            <text:p>0.99899008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92.404289" calcext:value-type="float">
            <text:p>192.404289</text:p>
          </table:table-cell>
          <table:table-cell office:value-type="float" office:value="72.4437881" calcext:value-type="float">
            <text:p>72.4437881</text:p>
          </table:table-cell>
          <table:table-cell office:value-type="float" office:value="1.603578826" calcext:value-type="float">
            <text:p>1.603578826</text:p>
          </table:table-cell>
          <table:table-cell office:value-type="float" office:value="0.852759015" calcext:value-type="float">
            <text:p>0.852759015</text:p>
          </table:table-cell>
          <table:table-cell office:value-type="float" office:value="0.88235914" calcext:value-type="float">
            <text:p>0.88235914</text:p>
          </table:table-cell>
          <table:table-cell office:value-type="float" office:value="0.72044324" calcext:value-type="float">
            <text:p>0.7204432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92.949535" calcext:value-type="float">
            <text:p>192.949535</text:p>
          </table:table-cell>
          <table:table-cell office:value-type="float" office:value="72.7476736" calcext:value-type="float">
            <text:p>72.7476736</text:p>
          </table:table-cell>
          <table:table-cell office:value-type="float" office:value="1.56342832" calcext:value-type="float">
            <text:p>1.56342832</text:p>
          </table:table-cell>
          <table:table-cell office:value-type="float" office:value="0.798837517" calcext:value-type="float">
            <text:p>0.798837517</text:p>
          </table:table-cell>
          <table:table-cell office:value-type="float" office:value="1.247268642" calcext:value-type="float">
            <text:p>1.247268642</text:p>
          </table:table-cell>
          <table:table-cell office:value-type="float" office:value="1.018390572" calcext:value-type="float">
            <text:p>1.01839057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91.895408" calcext:value-type="float">
            <text:p>191.895408</text:p>
          </table:table-cell>
          <table:table-cell office:value-type="float" office:value="72.3978746" calcext:value-type="float">
            <text:p>72.3978746</text:p>
          </table:table-cell>
          <table:table-cell office:value-type="float" office:value="1.58636946" calcext:value-type="float">
            <text:p>1.58636946</text:p>
          </table:table-cell>
          <table:table-cell office:value-type="float" office:value="0.81574982" calcext:value-type="float">
            <text:p>0.81574982</text:p>
          </table:table-cell>
          <table:table-cell office:value-type="float" office:value="1.16455504" calcext:value-type="float">
            <text:p>1.16455504</text:p>
          </table:table-cell>
          <table:table-cell office:value-type="float" office:value="0.9508552" calcext:value-type="float">
            <text:p>0.950855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91.679084" calcext:value-type="float">
            <text:p>191.679084</text:p>
          </table:table-cell>
          <table:table-cell office:value-type="float" office:value="72.3597401" calcext:value-type="float">
            <text:p>72.3597401</text:p>
          </table:table-cell>
          <table:table-cell office:value-type="float" office:value="1.578647996" calcext:value-type="float">
            <text:p>1.578647996</text:p>
          </table:table-cell>
          <table:table-cell office:value-type="float" office:value="0.797732041" calcext:value-type="float">
            <text:p>0.797732041</text:p>
          </table:table-cell>
          <table:table-cell office:value-type="float" office:value="1.869739066" calcext:value-type="float">
            <text:p>1.869739066</text:p>
          </table:table-cell>
          <table:table-cell office:value-type="float" office:value="1.526635584" calcext:value-type="float">
            <text:p>1.52663558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91.100741" calcext:value-type="float">
            <text:p>191.100741</text:p>
          </table:table-cell>
          <table:table-cell office:value-type="float" office:value="72.1342404" calcext:value-type="float">
            <text:p>72.1342404</text:p>
          </table:table-cell>
          <table:table-cell office:value-type="float" office:value="1.562916136" calcext:value-type="float">
            <text:p>1.562916136</text:p>
          </table:table-cell>
          <table:table-cell office:value-type="float" office:value="0.832556911" calcext:value-type="float">
            <text:p>0.832556911</text:p>
          </table:table-cell>
          <table:table-cell office:value-type="float" office:value="0.85821679" calcext:value-type="float">
            <text:p>0.85821679</text:p>
          </table:table-cell>
          <table:table-cell office:value-type="float" office:value="0.70073109" calcext:value-type="float">
            <text:p>0.7007310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90.339255" calcext:value-type="float">
            <text:p>190.339255</text:p>
          </table:table-cell>
          <table:table-cell office:value-type="float" office:value="71.7643548" calcext:value-type="float">
            <text:p>71.7643548</text:p>
          </table:table-cell>
          <table:table-cell office:value-type="float" office:value="1.59469485" calcext:value-type="float">
            <text:p>1.59469485</text:p>
          </table:table-cell>
          <table:table-cell office:value-type="float" office:value="0.82501289" calcext:value-type="float">
            <text:p>0.82501289</text:p>
          </table:table-cell>
          <table:table-cell office:value-type="float" office:value="2.53574977" calcext:value-type="float">
            <text:p>2.53574977</text:p>
          </table:table-cell>
          <table:table-cell office:value-type="float" office:value="2.07043101" calcext:value-type="float">
            <text:p>2.0704310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89.858375" calcext:value-type="float">
            <text:p>189.858375</text:p>
          </table:table-cell>
          <table:table-cell office:value-type="float" office:value="71.611221" calcext:value-type="float">
            <text:p>71.611221</text:p>
          </table:table-cell>
          <table:table-cell office:value-type="float" office:value="1.60276315" calcext:value-type="float">
            <text:p>1.60276315</text:p>
          </table:table-cell>
          <table:table-cell office:value-type="float" office:value="0.82696707" calcext:value-type="float">
            <text:p>0.82696707</text:p>
          </table:table-cell>
          <table:table-cell office:value-type="float" office:value="0.84457097" calcext:value-type="float">
            <text:p>0.84457097</text:p>
          </table:table-cell>
          <table:table-cell office:value-type="float" office:value="0.68958931" calcext:value-type="float">
            <text:p>0.6895893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89.018285" calcext:value-type="float">
            <text:p>189.018285</text:p>
          </table:table-cell>
          <table:table-cell office:value-type="float" office:value="71.4279283" calcext:value-type="float">
            <text:p>71.4279283</text:p>
          </table:table-cell>
          <table:table-cell office:value-type="float" office:value="1.61203294" calcext:value-type="float">
            <text:p>1.61203294</text:p>
          </table:table-cell>
          <table:table-cell office:value-type="float" office:value="0.847428815" calcext:value-type="float">
            <text:p>0.847428815</text:p>
          </table:table-cell>
          <table:table-cell office:value-type="float" office:value="2.33720327" calcext:value-type="float">
            <text:p>2.33720327</text:p>
          </table:table-cell>
          <table:table-cell office:value-type="float" office:value="1.90831847" calcext:value-type="float">
            <text:p>1.9083184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87.948868" calcext:value-type="float">
            <text:p>187.948868</text:p>
          </table:table-cell>
          <table:table-cell office:value-type="float" office:value="70.9355354" calcext:value-type="float">
            <text:p>70.9355354</text:p>
          </table:table-cell>
          <table:table-cell office:value-type="float" office:value="1.6442268" calcext:value-type="float">
            <text:p>1.6442268</text:p>
          </table:table-cell>
          <table:table-cell office:value-type="float" office:value="0.846557155" calcext:value-type="float">
            <text:p>0.846557155</text:p>
          </table:table-cell>
          <table:table-cell office:value-type="float" office:value="1.1727465" calcext:value-type="float">
            <text:p>1.1727465</text:p>
          </table:table-cell>
          <table:table-cell office:value-type="float" office:value="0.95754353" calcext:value-type="float">
            <text:p>0.9575435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87.181467" calcext:value-type="float">
            <text:p>187.181467</text:p>
          </table:table-cell>
          <table:table-cell office:value-type="float" office:value="70.7203411" calcext:value-type="float">
            <text:p>70.7203411</text:p>
          </table:table-cell>
          <table:table-cell office:value-type="float" office:value="1.65749839" calcext:value-type="float">
            <text:p>1.65749839</text:p>
          </table:table-cell>
          <table:table-cell office:value-type="float" office:value="0.866316499" calcext:value-type="float">
            <text:p>0.866316499</text:p>
          </table:table-cell>
          <table:table-cell office:value-type="float" office:value="2.71289559" calcext:value-type="float">
            <text:p>2.71289559</text:p>
          </table:table-cell>
          <table:table-cell office:value-type="float" office:value="2.21506996" calcext:value-type="float">
            <text:p>2.2150699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86.56813" calcext:value-type="float">
            <text:p>186.56813</text:p>
          </table:table-cell>
          <table:table-cell office:value-type="float" office:value="70.6345595" calcext:value-type="float">
            <text:p>70.6345595</text:p>
          </table:table-cell>
          <table:table-cell office:value-type="float" office:value="1.65926057" calcext:value-type="float">
            <text:p>1.65926057</text:p>
          </table:table-cell>
          <table:table-cell office:value-type="float" office:value="0.876909499" calcext:value-type="float">
            <text:p>0.876909499</text:p>
          </table:table-cell>
          <table:table-cell office:value-type="float" office:value="0.69917495" calcext:value-type="float">
            <text:p>0.69917495</text:p>
          </table:table-cell>
          <table:table-cell office:value-type="float" office:value="0.570873956" calcext:value-type="float">
            <text:p>0.57087395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87.308867" calcext:value-type="float">
            <text:p>187.308867</text:p>
          </table:table-cell>
          <table:table-cell office:value-type="float" office:value="70.999908" calcext:value-type="float">
            <text:p>70.999908</text:p>
          </table:table-cell>
          <table:table-cell office:value-type="float" office:value="1.69360734" calcext:value-type="float">
            <text:p>1.69360734</text:p>
          </table:table-cell>
          <table:table-cell office:value-type="float" office:value="0.903862735" calcext:value-type="float">
            <text:p>0.903862735</text:p>
          </table:table-cell>
          <table:table-cell office:value-type="float" office:value="2.37922009" calcext:value-type="float">
            <text:p>2.37922009</text:p>
          </table:table-cell>
          <table:table-cell office:value-type="float" office:value="1.94262508" calcext:value-type="float">
            <text:p>1.9426250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87.18865" calcext:value-type="float">
            <text:p>187.18865</text:p>
          </table:table-cell>
          <table:table-cell office:value-type="float" office:value="70.8264844" calcext:value-type="float">
            <text:p>70.8264844</text:p>
          </table:table-cell>
          <table:table-cell office:value-type="float" office:value="1.69491897" calcext:value-type="float">
            <text:p>1.69491897</text:p>
          </table:table-cell>
          <table:table-cell office:value-type="float" office:value="0.889667845" calcext:value-type="float">
            <text:p>0.889667845</text:p>
          </table:table-cell>
          <table:table-cell office:value-type="float" office:value="1.153188065" calcext:value-type="float">
            <text:p>1.153188065</text:p>
          </table:table-cell>
          <table:table-cell office:value-type="float" office:value="0.94157414" calcext:value-type="float">
            <text:p>0.9415741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88.022939" calcext:value-type="float">
            <text:p>188.022939</text:p>
          </table:table-cell>
          <table:table-cell office:value-type="float" office:value="70.9965198" calcext:value-type="float">
            <text:p>70.9965198</text:p>
          </table:table-cell>
          <table:table-cell office:value-type="float" office:value="1.68415572" calcext:value-type="float">
            <text:p>1.68415572</text:p>
          </table:table-cell>
          <table:table-cell office:value-type="float" office:value="0.880077137" calcext:value-type="float">
            <text:p>0.880077137</text:p>
          </table:table-cell>
          <table:table-cell office:value-type="float" office:value="2.237220533" calcext:value-type="float">
            <text:p>2.237220533</text:p>
          </table:table-cell>
          <table:table-cell office:value-type="float" office:value="1.826682947" calcext:value-type="float">
            <text:p>1.82668294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88.075365" calcext:value-type="float">
            <text:p>188.075365</text:p>
          </table:table-cell>
          <table:table-cell office:value-type="float" office:value="71.1688595" calcext:value-type="float">
            <text:p>71.1688595</text:p>
          </table:table-cell>
          <table:table-cell office:value-type="float" office:value="1.67770611" calcext:value-type="float">
            <text:p>1.67770611</text:p>
          </table:table-cell>
          <table:table-cell office:value-type="float" office:value="0.885540037" calcext:value-type="float">
            <text:p>0.885540037</text:p>
          </table:table-cell>
          <table:table-cell office:value-type="float" office:value="0.58470485" calcext:value-type="float">
            <text:p>0.58470485</text:p>
          </table:table-cell>
          <table:table-cell office:value-type="float" office:value="0.47740953" calcext:value-type="float">
            <text:p>0.4774095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89.906357" calcext:value-type="float">
            <text:p>189.906357</text:p>
          </table:table-cell>
          <table:table-cell office:value-type="float" office:value="71.4798352" calcext:value-type="float">
            <text:p>71.4798352</text:p>
          </table:table-cell>
          <table:table-cell office:value-type="float" office:value="1.70641292" calcext:value-type="float">
            <text:p>1.70641292</text:p>
          </table:table-cell>
          <table:table-cell office:value-type="float" office:value="0.891822067" calcext:value-type="float">
            <text:p>0.891822067</text:p>
          </table:table-cell>
          <table:table-cell office:value-type="float" office:value="2.346686471" calcext:value-type="float">
            <text:p>2.346686471</text:p>
          </table:table-cell>
          <table:table-cell office:value-type="float" office:value="1.916061445" calcext:value-type="float">
            <text:p>1.91606144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90.094997" calcext:value-type="float">
            <text:p>190.094997</text:p>
          </table:table-cell>
          <table:table-cell office:value-type="float" office:value="71.7558143" calcext:value-type="float">
            <text:p>71.7558143</text:p>
          </table:table-cell>
          <table:table-cell office:value-type="float" office:value="1.66612202" calcext:value-type="float">
            <text:p>1.66612202</text:p>
          </table:table-cell>
          <table:table-cell office:value-type="float" office:value="0.898536117" calcext:value-type="float">
            <text:p>0.898536117</text:p>
          </table:table-cell>
          <table:table-cell office:value-type="float" office:value="0.53155821" calcext:value-type="float">
            <text:p>0.53155821</text:p>
          </table:table-cell>
          <table:table-cell office:value-type="float" office:value="0.43401547" calcext:value-type="float">
            <text:p>0.4340154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91.144387" calcext:value-type="float">
            <text:p>191.144387</text:p>
          </table:table-cell>
          <table:table-cell office:value-type="float" office:value="71.5613358" calcext:value-type="float">
            <text:p>71.5613358</text:p>
          </table:table-cell>
          <table:table-cell office:value-type="float" office:value="1.63611687" calcext:value-type="float">
            <text:p>1.63611687</text:p>
          </table:table-cell>
          <table:table-cell office:value-type="float" office:value="0.933346456" calcext:value-type="float">
            <text:p>0.933346456</text:p>
          </table:table-cell>
          <table:table-cell office:value-type="float" office:value="1.929521844" calcext:value-type="float">
            <text:p>1.929521844</text:p>
          </table:table-cell>
          <table:table-cell office:value-type="float" office:value="1.575447977" calcext:value-type="float">
            <text:p>1.57544797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91.484872" calcext:value-type="float">
            <text:p>191.484872</text:p>
          </table:table-cell>
          <table:table-cell office:value-type="float" office:value="71.9198154" calcext:value-type="float">
            <text:p>71.9198154</text:p>
          </table:table-cell>
          <table:table-cell office:value-type="float" office:value="1.516616966" calcext:value-type="float">
            <text:p>1.516616966</text:p>
          </table:table-cell>
          <table:table-cell office:value-type="float" office:value="0.842678682" calcext:value-type="float">
            <text:p>0.842678682</text:p>
          </table:table-cell>
          <table:table-cell office:value-type="float" office:value="0.58196431" calcext:value-type="float">
            <text:p>0.58196431</text:p>
          </table:table-cell>
          <table:table-cell office:value-type="float" office:value="0.47517187" calcext:value-type="float">
            <text:p>0.4751718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92.539623" calcext:value-type="float">
            <text:p>192.539623</text:p>
          </table:table-cell>
          <table:table-cell office:value-type="float" office:value="71.8873087" calcext:value-type="float">
            <text:p>71.8873087</text:p>
          </table:table-cell>
          <table:table-cell office:value-type="float" office:value="1.581847116" calcext:value-type="float">
            <text:p>1.581847116</text:p>
          </table:table-cell>
          <table:table-cell office:value-type="float" office:value="0.871186941" calcext:value-type="float">
            <text:p>0.871186941</text:p>
          </table:table-cell>
          <table:table-cell office:value-type="float" office:value="1.3954470546" calcext:value-type="float">
            <text:p>1.3954470546</text:p>
          </table:table-cell>
          <table:table-cell office:value-type="float" office:value="1.1393778076" calcext:value-type="float">
            <text:p>1.139377807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92.520942" calcext:value-type="float">
            <text:p>192.520942</text:p>
          </table:table-cell>
          <table:table-cell office:value-type="float" office:value="72.0427746" calcext:value-type="float">
            <text:p>72.0427746</text:p>
          </table:table-cell>
          <table:table-cell office:value-type="float" office:value="1.65640157" calcext:value-type="float">
            <text:p>1.65640157</text:p>
          </table:table-cell>
          <table:table-cell office:value-type="float" office:value="0.935847195" calcext:value-type="float">
            <text:p>0.935847195</text:p>
          </table:table-cell>
          <table:table-cell office:value-type="float" office:value="0.390143716" calcext:value-type="float">
            <text:p>0.390143716</text:p>
          </table:table-cell>
          <table:table-cell office:value-type="float" office:value="0.318551014" calcext:value-type="float">
            <text:p>0.31855101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92.398679" calcext:value-type="float">
            <text:p>192.398679</text:p>
          </table:table-cell>
          <table:table-cell office:value-type="float" office:value="71.7894451" calcext:value-type="float">
            <text:p>71.7894451</text:p>
          </table:table-cell>
          <table:table-cell office:value-type="float" office:value="1.68663621" calcext:value-type="float">
            <text:p>1.68663621</text:p>
          </table:table-cell>
          <table:table-cell office:value-type="float" office:value="0.957015715" calcext:value-type="float">
            <text:p>0.957015715</text:p>
          </table:table-cell>
          <table:table-cell office:value-type="float" office:value="1.0413075683" calcext:value-type="float">
            <text:p>1.0413075683</text:p>
          </table:table-cell>
          <table:table-cell office:value-type="float" office:value="0.8502240861" calcext:value-type="float">
            <text:p>0.850224086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92.428503" calcext:value-type="float">
            <text:p>192.428503</text:p>
          </table:table-cell>
          <table:table-cell office:value-type="float" office:value="71.7850684" calcext:value-type="float">
            <text:p>71.7850684</text:p>
          </table:table-cell>
          <table:table-cell office:value-type="float" office:value="1.6983457" calcext:value-type="float">
            <text:p>1.6983457</text:p>
          </table:table-cell>
          <table:table-cell office:value-type="float" office:value="0.957651175" calcext:value-type="float">
            <text:p>0.957651175</text:p>
          </table:table-cell>
          <table:table-cell office:value-type="float" office:value="0.77835224" calcext:value-type="float">
            <text:p>0.77835224</text:p>
          </table:table-cell>
          <table:table-cell office:value-type="float" office:value="0.63552196" calcext:value-type="float">
            <text:p>0.6355219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91.841933" calcext:value-type="float">
            <text:p>191.841933</text:p>
          </table:table-cell>
          <table:table-cell office:value-type="float" office:value="71.5762938" calcext:value-type="float">
            <text:p>71.5762938</text:p>
          </table:table-cell>
          <table:table-cell office:value-type="float" office:value="1.6916548" calcext:value-type="float">
            <text:p>1.6916548</text:p>
          </table:table-cell>
          <table:table-cell office:value-type="float" office:value="0.957163925" calcext:value-type="float">
            <text:p>0.957163925</text:p>
          </table:table-cell>
          <table:table-cell office:value-type="float" office:value="1.215919415" calcext:value-type="float">
            <text:p>1.215919415</text:p>
          </table:table-cell>
          <table:table-cell office:value-type="float" office:value="0.99279407" calcext:value-type="float">
            <text:p>0.9927940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91.883889" calcext:value-type="float">
            <text:p>191.883889</text:p>
          </table:table-cell>
          <table:table-cell office:value-type="float" office:value="71.7213682" calcext:value-type="float">
            <text:p>71.7213682</text:p>
          </table:table-cell>
          <table:table-cell office:value-type="float" office:value="1.71516437" calcext:value-type="float">
            <text:p>1.71516437</text:p>
          </table:table-cell>
          <table:table-cell office:value-type="float" office:value="0.967862966" calcext:value-type="float">
            <text:p>0.967862966</text:p>
          </table:table-cell>
          <table:table-cell office:value-type="float" office:value="0.867587697" calcext:value-type="float">
            <text:p>0.867587697</text:p>
          </table:table-cell>
          <table:table-cell office:value-type="float" office:value="0.708382369" calcext:value-type="float">
            <text:p>0.70838236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91.038571" calcext:value-type="float">
            <text:p>191.038571</text:p>
          </table:table-cell>
          <table:table-cell office:value-type="float" office:value="71.5427693" calcext:value-type="float">
            <text:p>71.5427693</text:p>
          </table:table-cell>
          <table:table-cell office:value-type="float" office:value="1.67898844" calcext:value-type="float">
            <text:p>1.67898844</text:p>
          </table:table-cell>
          <table:table-cell office:value-type="float" office:value="0.924775495" calcext:value-type="float">
            <text:p>0.924775495</text:p>
          </table:table-cell>
          <table:table-cell office:value-type="float" office:value="1.684470683" calcext:value-type="float">
            <text:p>1.684470683</text:p>
          </table:table-cell>
          <table:table-cell office:value-type="float" office:value="1.375364554" calcext:value-type="float">
            <text:p>1.37536455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90.927155" calcext:value-type="float">
            <text:p>190.927155</text:p>
          </table:table-cell>
          <table:table-cell office:value-type="float" office:value="71.6771692" calcext:value-type="float">
            <text:p>71.6771692</text:p>
          </table:table-cell>
          <table:table-cell office:value-type="float" office:value="1.69950841" calcext:value-type="float">
            <text:p>1.69950841</text:p>
          </table:table-cell>
          <table:table-cell office:value-type="float" office:value="0.930691823" calcext:value-type="float">
            <text:p>0.930691823</text:p>
          </table:table-cell>
          <table:table-cell office:value-type="float" office:value="1.53962607" calcext:value-type="float">
            <text:p>1.53962607</text:p>
          </table:table-cell>
          <table:table-cell office:value-type="float" office:value="1.25709939" calcext:value-type="float">
            <text:p>1.2570993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90.173909" calcext:value-type="float">
            <text:p>190.173909</text:p>
          </table:table-cell>
          <table:table-cell office:value-type="float" office:value="71.6540662" calcext:value-type="float">
            <text:p>71.6540662</text:p>
          </table:table-cell>
          <table:table-cell office:value-type="float" office:value="1.65364924" calcext:value-type="float">
            <text:p>1.65364924</text:p>
          </table:table-cell>
          <table:table-cell office:value-type="float" office:value="0.920259458" calcext:value-type="float">
            <text:p>0.920259458</text:p>
          </table:table-cell>
          <table:table-cell office:value-type="float" office:value="2.09476179" calcext:value-type="float">
            <text:p>2.09476179</text:p>
          </table:table-cell>
          <table:table-cell office:value-type="float" office:value="1.710365805" calcext:value-type="float">
            <text:p>1.71036580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89.871766" calcext:value-type="float">
            <text:p>189.871766</text:p>
          </table:table-cell>
          <table:table-cell office:value-type="float" office:value="71.6447351" calcext:value-type="float">
            <text:p>71.6447351</text:p>
          </table:table-cell>
          <table:table-cell office:value-type="float" office:value="1.67649885" calcext:value-type="float">
            <text:p>1.67649885</text:p>
          </table:table-cell>
          <table:table-cell office:value-type="float" office:value="0.920620213" calcext:value-type="float">
            <text:p>0.920620213</text:p>
          </table:table-cell>
          <table:table-cell office:value-type="float" office:value="1.54294253" calcext:value-type="float">
            <text:p>1.54294253</text:p>
          </table:table-cell>
          <table:table-cell office:value-type="float" office:value="1.25980733" calcext:value-type="float">
            <text:p>1.2598073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89.626678" calcext:value-type="float">
            <text:p>189.626678</text:p>
          </table:table-cell>
          <table:table-cell office:value-type="float" office:value="71.8501951" calcext:value-type="float">
            <text:p>71.8501951</text:p>
          </table:table-cell>
          <table:table-cell office:value-type="float" office:value="1.71783746" calcext:value-type="float">
            <text:p>1.71783746</text:p>
          </table:table-cell>
          <table:table-cell office:value-type="float" office:value="0.978542515" calcext:value-type="float">
            <text:p>0.978542515</text:p>
          </table:table-cell>
          <table:table-cell office:value-type="float" office:value="2.514297846" calcext:value-type="float">
            <text:p>2.514297846</text:p>
          </table:table-cell>
          <table:table-cell office:value-type="float" office:value="2.052915666" calcext:value-type="float">
            <text:p>2.05291566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89.000869" calcext:value-type="float">
            <text:p>189.000869</text:p>
          </table:table-cell>
          <table:table-cell office:value-type="float" office:value="71.6925416" calcext:value-type="float">
            <text:p>71.6925416</text:p>
          </table:table-cell>
          <table:table-cell office:value-type="float" office:value="1.61978447" calcext:value-type="float">
            <text:p>1.61978447</text:p>
          </table:table-cell>
          <table:table-cell office:value-type="float" office:value="0.964881599" calcext:value-type="float">
            <text:p>0.964881599</text:p>
          </table:table-cell>
          <table:table-cell office:value-type="float" office:value="1.31104728" calcext:value-type="float">
            <text:p>1.31104728</text:p>
          </table:table-cell>
          <table:table-cell office:value-type="float" office:value="1.07046563" calcext:value-type="float">
            <text:p>1.0704656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89.345123" calcext:value-type="float">
            <text:p>189.345123</text:p>
          </table:table-cell>
          <table:table-cell office:value-type="float" office:value="72.0550004" calcext:value-type="float">
            <text:p>72.0550004</text:p>
          </table:table-cell>
          <table:table-cell office:value-type="float" office:value="1.57955132" calcext:value-type="float">
            <text:p>1.57955132</text:p>
          </table:table-cell>
          <table:table-cell office:value-type="float" office:value="0.929788" calcext:value-type="float">
            <text:p>0.929788</text:p>
          </table:table-cell>
          <table:table-cell office:value-type="float" office:value="2.74246622" calcext:value-type="float">
            <text:p>2.74246622</text:p>
          </table:table-cell>
          <table:table-cell office:value-type="float" office:value="2.23921431" calcext:value-type="float">
            <text:p>2.2392143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89.111698" calcext:value-type="float">
            <text:p>189.111698</text:p>
          </table:table-cell>
          <table:table-cell office:value-type="float" office:value="71.9334648" calcext:value-type="float">
            <text:p>71.9334648</text:p>
          </table:table-cell>
          <table:table-cell office:value-type="float" office:value="1.70602858" calcext:value-type="float">
            <text:p>1.70602858</text:p>
          </table:table-cell>
          <table:table-cell office:value-type="float" office:value="0.935459951" calcext:value-type="float">
            <text:p>0.935459951</text:p>
          </table:table-cell>
          <table:table-cell office:value-type="float" office:value="1.7304212" calcext:value-type="float">
            <text:p>1.7304212</text:p>
          </table:table-cell>
          <table:table-cell office:value-type="float" office:value="1.41288297" calcext:value-type="float">
            <text:p>1.4128829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89.73302" calcext:value-type="float">
            <text:p>189.73302</text:p>
          </table:table-cell>
          <table:table-cell office:value-type="float" office:value="72.2215273" calcext:value-type="float">
            <text:p>72.2215273</text:p>
          </table:table-cell>
          <table:table-cell office:value-type="float" office:value="1.73001615" calcext:value-type="float">
            <text:p>1.73001615</text:p>
          </table:table-cell>
          <table:table-cell office:value-type="float" office:value="0.945241464" calcext:value-type="float">
            <text:p>0.945241464</text:p>
          </table:table-cell>
          <table:table-cell office:value-type="float" office:value="1.62470966" calcext:value-type="float">
            <text:p>1.62470966</text:p>
          </table:table-cell>
          <table:table-cell office:value-type="float" office:value="1.326569886" calcext:value-type="float">
            <text:p>1.32656988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89.85947" calcext:value-type="float">
            <text:p>189.85947</text:p>
          </table:table-cell>
          <table:table-cell office:value-type="float" office:value="72.2462985" calcext:value-type="float">
            <text:p>72.2462985</text:p>
          </table:table-cell>
          <table:table-cell office:value-type="float" office:value="1.73655351" calcext:value-type="float">
            <text:p>1.73655351</text:p>
          </table:table-cell>
          <table:table-cell office:value-type="float" office:value="0.966787647" calcext:value-type="float">
            <text:p>0.966787647</text:p>
          </table:table-cell>
          <table:table-cell office:value-type="float" office:value="1.852850414" calcext:value-type="float">
            <text:p>1.852850414</text:p>
          </table:table-cell>
          <table:table-cell office:value-type="float" office:value="1.512846086" calcext:value-type="float">
            <text:p>1.51284608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91.11384" calcext:value-type="float">
            <text:p>191.11384</text:p>
          </table:table-cell>
          <table:table-cell office:value-type="float" office:value="72.6849948" calcext:value-type="float">
            <text:p>72.6849948</text:p>
          </table:table-cell>
          <table:table-cell office:value-type="float" office:value="1.74465629" calcext:value-type="float">
            <text:p>1.74465629</text:p>
          </table:table-cell>
          <table:table-cell office:value-type="float" office:value="0.946556042" calcext:value-type="float">
            <text:p>0.946556042</text:p>
          </table:table-cell>
          <table:table-cell office:value-type="float" office:value="1.672251563" calcext:value-type="float">
            <text:p>1.672251563</text:p>
          </table:table-cell>
          <table:table-cell office:value-type="float" office:value="1.365387705" calcext:value-type="float">
            <text:p>1.36538770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91.687916" calcext:value-type="float">
            <text:p>191.687916</text:p>
          </table:table-cell>
          <table:table-cell office:value-type="float" office:value="72.8631089" calcext:value-type="float">
            <text:p>72.8631089</text:p>
          </table:table-cell>
          <table:table-cell office:value-type="float" office:value="1.70764836" calcext:value-type="float">
            <text:p>1.70764836</text:p>
          </table:table-cell>
          <table:table-cell office:value-type="float" office:value="0.895085928" calcext:value-type="float">
            <text:p>0.895085928</text:p>
          </table:table-cell>
          <table:table-cell office:value-type="float" office:value="1.864948385" calcext:value-type="float">
            <text:p>1.864948385</text:p>
          </table:table-cell>
          <table:table-cell office:value-type="float" office:value="1.52272399" calcext:value-type="float">
            <text:p>1.5227239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92.850522" calcext:value-type="float">
            <text:p>192.850522</text:p>
          </table:table-cell>
          <table:table-cell office:value-type="float" office:value="73.2471408" calcext:value-type="float">
            <text:p>73.2471408</text:p>
          </table:table-cell>
          <table:table-cell office:value-type="float" office:value="1.70084745" calcext:value-type="float">
            <text:p>1.70084745</text:p>
          </table:table-cell>
          <table:table-cell office:value-type="float" office:value="0.881192559" calcext:value-type="float">
            <text:p>0.881192559</text:p>
          </table:table-cell>
          <table:table-cell office:value-type="float" office:value="1.696211487" calcext:value-type="float">
            <text:p>1.696211487</text:p>
          </table:table-cell>
          <table:table-cell office:value-type="float" office:value="1.3849509054" calcext:value-type="float">
            <text:p>1.384950905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93.429488" calcext:value-type="float">
            <text:p>193.429488</text:p>
          </table:table-cell>
          <table:table-cell office:value-type="float" office:value="73.6327526" calcext:value-type="float">
            <text:p>73.6327526</text:p>
          </table:table-cell>
          <table:table-cell office:value-type="float" office:value="1.69619382" calcext:value-type="float">
            <text:p>1.69619382</text:p>
          </table:table-cell>
          <table:table-cell office:value-type="float" office:value="0.846624899" calcext:value-type="float">
            <text:p>0.846624899</text:p>
          </table:table-cell>
          <table:table-cell office:value-type="float" office:value="1.183743772" calcext:value-type="float">
            <text:p>1.183743772</text:p>
          </table:table-cell>
          <table:table-cell office:value-type="float" office:value="0.966522783" calcext:value-type="float">
            <text:p>0.96652278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94.671835" calcext:value-type="float">
            <text:p>194.671835</text:p>
          </table:table-cell>
          <table:table-cell office:value-type="float" office:value="74.2497179" calcext:value-type="float">
            <text:p>74.2497179</text:p>
          </table:table-cell>
          <table:table-cell office:value-type="float" office:value="1.70194286" calcext:value-type="float">
            <text:p>1.70194286</text:p>
          </table:table-cell>
          <table:table-cell office:value-type="float" office:value="0.824576813" calcext:value-type="float">
            <text:p>0.824576813</text:p>
          </table:table-cell>
          <table:table-cell office:value-type="float" office:value="1.6257745284" calcext:value-type="float">
            <text:p>1.6257745284</text:p>
          </table:table-cell>
          <table:table-cell office:value-type="float" office:value="1.327439318" calcext:value-type="float">
            <text:p>1.32743931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95.170263" calcext:value-type="float">
            <text:p>195.170263</text:p>
          </table:table-cell>
          <table:table-cell office:value-type="float" office:value="74.8894949" calcext:value-type="float">
            <text:p>74.8894949</text:p>
          </table:table-cell>
          <table:table-cell office:value-type="float" office:value="1.6397059" calcext:value-type="float">
            <text:p>1.6397059</text:p>
          </table:table-cell>
          <table:table-cell office:value-type="float" office:value="0.785570037" calcext:value-type="float">
            <text:p>0.785570037</text:p>
          </table:table-cell>
          <table:table-cell office:value-type="float" office:value="0.965835073" calcext:value-type="float">
            <text:p>0.965835073</text:p>
          </table:table-cell>
          <table:table-cell office:value-type="float" office:value="0.78860103" calcext:value-type="float">
            <text:p>0.7886010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95.564475" calcext:value-type="float">
            <text:p>195.564475</text:p>
          </table:table-cell>
          <table:table-cell office:value-type="float" office:value="75.1014095" calcext:value-type="float">
            <text:p>75.1014095</text:p>
          </table:table-cell>
          <table:table-cell office:value-type="float" office:value="1.64983716" calcext:value-type="float">
            <text:p>1.64983716</text:p>
          </table:table-cell>
          <table:table-cell office:value-type="float" office:value="0.7659694" calcext:value-type="float">
            <text:p>0.7659694</text:p>
          </table:table-cell>
          <table:table-cell office:value-type="float" office:value="1.539253965" calcext:value-type="float">
            <text:p>1.539253965</text:p>
          </table:table-cell>
          <table:table-cell office:value-type="float" office:value="1.256795586" calcext:value-type="float">
            <text:p>1.25679558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95.02109" calcext:value-type="float">
            <text:p>195.02109</text:p>
          </table:table-cell>
          <table:table-cell office:value-type="float" office:value="75.2929229" calcext:value-type="float">
            <text:p>75.2929229</text:p>
          </table:table-cell>
          <table:table-cell office:value-type="float" office:value="1.74762604" calcext:value-type="float">
            <text:p>1.74762604</text:p>
          </table:table-cell>
          <table:table-cell office:value-type="float" office:value="0.780663364" calcext:value-type="float">
            <text:p>0.780663364</text:p>
          </table:table-cell>
          <table:table-cell office:value-type="float" office:value="1.08171779" calcext:value-type="float">
            <text:p>1.08171779</text:p>
          </table:table-cell>
          <table:table-cell office:value-type="float" office:value="0.883218873" calcext:value-type="float">
            <text:p>0.88321887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3.990802" calcext:value-type="float">
            <text:p>193.990802</text:p>
          </table:table-cell>
          <table:table-cell office:value-type="float" office:value="74.9691518" calcext:value-type="float">
            <text:p>74.9691518</text:p>
          </table:table-cell>
          <table:table-cell office:value-type="float" office:value="1.72879448" calcext:value-type="float">
            <text:p>1.72879448</text:p>
          </table:table-cell>
          <table:table-cell office:value-type="float" office:value="0.762126359" calcext:value-type="float">
            <text:p>0.762126359</text:p>
          </table:table-cell>
          <table:table-cell office:value-type="float" office:value="1.163673681" calcext:value-type="float">
            <text:p>1.163673681</text:p>
          </table:table-cell>
          <table:table-cell office:value-type="float" office:value="0.950135589" calcext:value-type="float">
            <text:p>0.95013558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93.151755" calcext:value-type="float">
            <text:p>193.151755</text:p>
          </table:table-cell>
          <table:table-cell office:value-type="float" office:value="75.155704" calcext:value-type="float">
            <text:p>75.155704</text:p>
          </table:table-cell>
          <table:table-cell office:value-type="float" office:value="1.68132878" calcext:value-type="float">
            <text:p>1.68132878</text:p>
          </table:table-cell>
          <table:table-cell office:value-type="float" office:value="0.758656299" calcext:value-type="float">
            <text:p>0.758656299</text:p>
          </table:table-cell>
          <table:table-cell office:value-type="float" office:value="1.20377436" calcext:value-type="float">
            <text:p>1.20377436</text:p>
          </table:table-cell>
          <table:table-cell office:value-type="float" office:value="0.9828777" calcext:value-type="float">
            <text:p>0.982877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91.267504" calcext:value-type="float">
            <text:p>191.267504</text:p>
          </table:table-cell>
          <table:table-cell office:value-type="float" office:value="74.3779558" calcext:value-type="float">
            <text:p>74.3779558</text:p>
          </table:table-cell>
          <table:table-cell office:value-type="float" office:value="1.62598233" calcext:value-type="float">
            <text:p>1.62598233</text:p>
          </table:table-cell>
          <table:table-cell office:value-type="float" office:value="0.740705596" calcext:value-type="float">
            <text:p>0.740705596</text:p>
          </table:table-cell>
          <table:table-cell office:value-type="float" office:value="1.783859333" calcext:value-type="float">
            <text:p>1.783859333</text:p>
          </table:table-cell>
          <table:table-cell office:value-type="float" office:value="1.456515046" calcext:value-type="float">
            <text:p>1.45651504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90.472146" calcext:value-type="float">
            <text:p>190.472146</text:p>
          </table:table-cell>
          <table:table-cell office:value-type="float" office:value="74.5591517" calcext:value-type="float">
            <text:p>74.5591517</text:p>
          </table:table-cell>
          <table:table-cell office:value-type="float" office:value="1.68771899" calcext:value-type="float">
            <text:p>1.68771899</text:p>
          </table:table-cell>
          <table:table-cell office:value-type="float" office:value="0.767022678" calcext:value-type="float">
            <text:p>0.767022678</text:p>
          </table:table-cell>
          <table:table-cell office:value-type="float" office:value="1.164583824" calcext:value-type="float">
            <text:p>1.164583824</text:p>
          </table:table-cell>
          <table:table-cell office:value-type="float" office:value="0.95087875" calcext:value-type="float">
            <text:p>0.9508787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88.201253" calcext:value-type="float">
            <text:p>188.201253</text:p>
          </table:table-cell>
          <table:table-cell office:value-type="float" office:value="73.5947566" calcext:value-type="float">
            <text:p>73.5947566</text:p>
          </table:table-cell>
          <table:table-cell office:value-type="float" office:value="1.62325954" calcext:value-type="float">
            <text:p>1.62325954</text:p>
          </table:table-cell>
          <table:table-cell office:value-type="float" office:value="0.744712903" calcext:value-type="float">
            <text:p>0.744712903</text:p>
          </table:table-cell>
          <table:table-cell office:value-type="float" office:value="2.457704079" calcext:value-type="float">
            <text:p>2.457704079</text:p>
          </table:table-cell>
          <table:table-cell office:value-type="float" office:value="2.006706965" calcext:value-type="float">
            <text:p>2.00670696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87.861308" calcext:value-type="float">
            <text:p>187.861308</text:p>
          </table:table-cell>
          <table:table-cell office:value-type="float" office:value="73.7447471" calcext:value-type="float">
            <text:p>73.7447471</text:p>
          </table:table-cell>
          <table:table-cell office:value-type="float" office:value="1.566225955" calcext:value-type="float">
            <text:p>1.566225955</text:p>
          </table:table-cell>
          <table:table-cell office:value-type="float" office:value="0.669431943" calcext:value-type="float">
            <text:p>0.669431943</text:p>
          </table:table-cell>
          <table:table-cell office:value-type="float" office:value="1.179753394" calcext:value-type="float">
            <text:p>1.179753394</text:p>
          </table:table-cell>
          <table:table-cell office:value-type="float" office:value="0.963264622" calcext:value-type="float">
            <text:p>0.96326462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86.664523" calcext:value-type="float">
            <text:p>186.664523</text:p>
          </table:table-cell>
          <table:table-cell office:value-type="float" office:value="73.2121579" calcext:value-type="float">
            <text:p>73.2121579</text:p>
          </table:table-cell>
          <table:table-cell office:value-type="float" office:value="1.544984815" calcext:value-type="float">
            <text:p>1.544984815</text:p>
          </table:table-cell>
          <table:table-cell office:value-type="float" office:value="0.681011921" calcext:value-type="float">
            <text:p>0.681011921</text:p>
          </table:table-cell>
          <table:table-cell office:value-type="float" office:value="1.8837383" calcext:value-type="float">
            <text:p>1.8837383</text:p>
          </table:table-cell>
          <table:table-cell office:value-type="float" office:value="1.5380659" calcext:value-type="float">
            <text:p>1.538065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86.607157" calcext:value-type="float">
            <text:p>186.607157</text:p>
          </table:table-cell>
          <table:table-cell office:value-type="float" office:value="73.4291166" calcext:value-type="float">
            <text:p>73.4291166</text:p>
          </table:table-cell>
          <table:table-cell office:value-type="float" office:value="1.51114338" calcext:value-type="float">
            <text:p>1.51114338</text:p>
          </table:table-cell>
          <table:table-cell office:value-type="float" office:value="0.718676838" calcext:value-type="float">
            <text:p>0.718676838</text:p>
          </table:table-cell>
          <table:table-cell office:value-type="float" office:value="2.02702973" calcext:value-type="float">
            <text:p>2.02702973</text:p>
          </table:table-cell>
          <table:table-cell office:value-type="float" office:value="1.65506285" calcext:value-type="float">
            <text:p>1.6550628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86.00554" calcext:value-type="float">
            <text:p>186.00554</text:p>
          </table:table-cell>
          <table:table-cell office:value-type="float" office:value="73.0551558" calcext:value-type="float">
            <text:p>73.0551558</text:p>
          </table:table-cell>
          <table:table-cell office:value-type="float" office:value="1.479711044" calcext:value-type="float">
            <text:p>1.479711044</text:p>
          </table:table-cell>
          <table:table-cell office:value-type="float" office:value="0.758825031" calcext:value-type="float">
            <text:p>0.758825031</text:p>
          </table:table-cell>
          <table:table-cell office:value-type="float" office:value="1.61776617" calcext:value-type="float">
            <text:p>1.61776617</text:p>
          </table:table-cell>
          <table:table-cell office:value-type="float" office:value="1.32090055" calcext:value-type="float">
            <text:p>1.3209005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86.642246" calcext:value-type="float">
            <text:p>186.642246</text:p>
          </table:table-cell>
          <table:table-cell office:value-type="float" office:value="73.5815262" calcext:value-type="float">
            <text:p>73.5815262</text:p>
          </table:table-cell>
          <table:table-cell office:value-type="float" office:value="1.463689607" calcext:value-type="float">
            <text:p>1.463689607</text:p>
          </table:table-cell>
          <table:table-cell office:value-type="float" office:value="0.724865217" calcext:value-type="float">
            <text:p>0.724865217</text:p>
          </table:table-cell>
          <table:table-cell office:value-type="float" office:value="1.86737829" calcext:value-type="float">
            <text:p>1.86737829</text:p>
          </table:table-cell>
          <table:table-cell office:value-type="float" office:value="1.52470796" calcext:value-type="float">
            <text:p>1.5247079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86.295096" calcext:value-type="float">
            <text:p>186.295096</text:p>
          </table:table-cell>
          <table:table-cell office:value-type="float" office:value="73.3345392" calcext:value-type="float">
            <text:p>73.3345392</text:p>
          </table:table-cell>
          <table:table-cell office:value-type="float" office:value="1.455312299" calcext:value-type="float">
            <text:p>1.455312299</text:p>
          </table:table-cell>
          <table:table-cell office:value-type="float" office:value="0.736393992" calcext:value-type="float">
            <text:p>0.736393992</text:p>
          </table:table-cell>
          <table:table-cell office:value-type="float" office:value="1.56817092" calcext:value-type="float">
            <text:p>1.56817092</text:p>
          </table:table-cell>
          <table:table-cell office:value-type="float" office:value="1.280406203" calcext:value-type="float">
            <text:p>1.28040620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87.090877" calcext:value-type="float">
            <text:p>187.090877</text:p>
          </table:table-cell>
          <table:table-cell office:value-type="float" office:value="73.8724921" calcext:value-type="float">
            <text:p>73.8724921</text:p>
          </table:table-cell>
          <table:table-cell office:value-type="float" office:value="1.426651559" calcext:value-type="float">
            <text:p>1.426651559</text:p>
          </table:table-cell>
          <table:table-cell office:value-type="float" office:value="0.768845861" calcext:value-type="float">
            <text:p>0.768845861</text:p>
          </table:table-cell>
          <table:table-cell office:value-type="float" office:value="1.91733752" calcext:value-type="float">
            <text:p>1.91733752</text:p>
          </table:table-cell>
          <table:table-cell office:value-type="float" office:value="1.56549952" calcext:value-type="float">
            <text:p>1.5654995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87.5821636" calcext:value-type="float">
            <text:p>187.5821636</text:p>
          </table:table-cell>
          <table:table-cell office:value-type="float" office:value="74.2468375" calcext:value-type="float">
            <text:p>74.2468375</text:p>
          </table:table-cell>
          <table:table-cell office:value-type="float" office:value="1.442585023" calcext:value-type="float">
            <text:p>1.442585023</text:p>
          </table:table-cell>
          <table:table-cell office:value-type="float" office:value="0.78941207" calcext:value-type="float">
            <text:p>0.78941207</text:p>
          </table:table-cell>
          <table:table-cell office:value-type="float" office:value="1.95359262" calcext:value-type="float">
            <text:p>1.95359262</text:p>
          </table:table-cell>
          <table:table-cell office:value-type="float" office:value="1.59510169" calcext:value-type="float">
            <text:p>1.5951016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88.3520156" calcext:value-type="float">
            <text:p>188.3520156</text:p>
          </table:table-cell>
          <table:table-cell office:value-type="float" office:value="74.9068775" calcext:value-type="float">
            <text:p>74.9068775</text:p>
          </table:table-cell>
          <table:table-cell office:value-type="float" office:value="1.39648899" calcext:value-type="float">
            <text:p>1.39648899</text:p>
          </table:table-cell>
          <table:table-cell office:value-type="float" office:value="0.775586603" calcext:value-type="float">
            <text:p>0.775586603</text:p>
          </table:table-cell>
          <table:table-cell office:value-type="float" office:value="1.62252748" calcext:value-type="float">
            <text:p>1.62252748</text:p>
          </table:table-cell>
          <table:table-cell office:value-type="float" office:value="1.32478816" calcext:value-type="float">
            <text:p>1.3247881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89.390371" calcext:value-type="float">
            <text:p>189.390371</text:p>
          </table:table-cell>
          <table:table-cell office:value-type="float" office:value="75.6345632" calcext:value-type="float">
            <text:p>75.6345632</text:p>
          </table:table-cell>
          <table:table-cell office:value-type="float" office:value="1.32533142" calcext:value-type="float">
            <text:p>1.32533142</text:p>
          </table:table-cell>
          <table:table-cell office:value-type="float" office:value="0.705918202" calcext:value-type="float">
            <text:p>0.705918202</text:p>
          </table:table-cell>
          <table:table-cell office:value-type="float" office:value="1.628106101" calcext:value-type="float">
            <text:p>1.628106101</text:p>
          </table:table-cell>
          <table:table-cell office:value-type="float" office:value="1.329343093" calcext:value-type="float">
            <text:p>1.32934309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89.626864" calcext:value-type="float">
            <text:p>189.626864</text:p>
          </table:table-cell>
          <table:table-cell office:value-type="float" office:value="75.9684063" calcext:value-type="float">
            <text:p>75.9684063</text:p>
          </table:table-cell>
          <table:table-cell office:value-type="float" office:value="1.339618382" calcext:value-type="float">
            <text:p>1.339618382</text:p>
          </table:table-cell>
          <table:table-cell office:value-type="float" office:value="0.693774815" calcext:value-type="float">
            <text:p>0.693774815</text:p>
          </table:table-cell>
          <table:table-cell office:value-type="float" office:value="1.10011776" calcext:value-type="float">
            <text:p>1.10011776</text:p>
          </table:table-cell>
          <table:table-cell office:value-type="float" office:value="0.89824242" calcext:value-type="float">
            <text:p>0.8982424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90.642511" calcext:value-type="float">
            <text:p>190.642511</text:p>
          </table:table-cell>
          <table:table-cell office:value-type="float" office:value="76.6537762" calcext:value-type="float">
            <text:p>76.6537762</text:p>
          </table:table-cell>
          <table:table-cell office:value-type="float" office:value="1.303040758" calcext:value-type="float">
            <text:p>1.303040758</text:p>
          </table:table-cell>
          <table:table-cell office:value-type="float" office:value="0.709304603" calcext:value-type="float">
            <text:p>0.709304603</text:p>
          </table:table-cell>
          <table:table-cell office:value-type="float" office:value="1.353971699" calcext:value-type="float">
            <text:p>1.353971699</text:p>
          </table:table-cell>
          <table:table-cell office:value-type="float" office:value="1.105513273" calcext:value-type="float">
            <text:p>1.10551327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90.257541" calcext:value-type="float">
            <text:p>190.257541</text:p>
          </table:table-cell>
          <table:table-cell office:value-type="float" office:value="76.6281376" calcext:value-type="float">
            <text:p>76.6281376</text:p>
          </table:table-cell>
          <table:table-cell office:value-type="float" office:value="1.306364524" calcext:value-type="float">
            <text:p>1.306364524</text:p>
          </table:table-cell>
          <table:table-cell office:value-type="float" office:value="0.704205842" calcext:value-type="float">
            <text:p>0.704205842</text:p>
          </table:table-cell>
          <table:table-cell office:value-type="float" office:value="0.8625411" calcext:value-type="float">
            <text:p>0.8625411</text:p>
          </table:table-cell>
          <table:table-cell office:value-type="float" office:value="0.704261885" calcext:value-type="float">
            <text:p>0.70426188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91.003102" calcext:value-type="float">
            <text:p>191.003102</text:p>
          </table:table-cell>
          <table:table-cell office:value-type="float" office:value="77.1026631" calcext:value-type="float">
            <text:p>77.1026631</text:p>
          </table:table-cell>
          <table:table-cell office:value-type="float" office:value="1.286536263" calcext:value-type="float">
            <text:p>1.286536263</text:p>
          </table:table-cell>
          <table:table-cell office:value-type="float" office:value="0.688724569" calcext:value-type="float">
            <text:p>0.688724569</text:p>
          </table:table-cell>
          <table:table-cell office:value-type="float" office:value="1.077814806" calcext:value-type="float">
            <text:p>1.077814806</text:p>
          </table:table-cell>
          <table:table-cell office:value-type="float" office:value="0.880032112" calcext:value-type="float">
            <text:p>0.88003211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90.466939" calcext:value-type="float">
            <text:p>190.466939</text:p>
          </table:table-cell>
          <table:table-cell office:value-type="float" office:value="76.9808873" calcext:value-type="float">
            <text:p>76.9808873</text:p>
          </table:table-cell>
          <table:table-cell office:value-type="float" office:value="1.273522805" calcext:value-type="float">
            <text:p>1.273522805</text:p>
          </table:table-cell>
          <table:table-cell office:value-type="float" office:value="0.663167894" calcext:value-type="float">
            <text:p>0.663167894</text:p>
          </table:table-cell>
          <table:table-cell office:value-type="float" office:value="0.91927502" calcext:value-type="float">
            <text:p>0.91927502</text:p>
          </table:table-cell>
          <table:table-cell office:value-type="float" office:value="0.750584897" calcext:value-type="float">
            <text:p>0.75058489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90.977531" calcext:value-type="float">
            <text:p>190.977531</text:p>
          </table:table-cell>
          <table:table-cell office:value-type="float" office:value="77.3826066" calcext:value-type="float">
            <text:p>77.3826066</text:p>
          </table:table-cell>
          <table:table-cell office:value-type="float" office:value="1.2978024" calcext:value-type="float">
            <text:p>1.2978024</text:p>
          </table:table-cell>
          <table:table-cell office:value-type="float" office:value="0.685035197" calcext:value-type="float">
            <text:p>0.685035197</text:p>
          </table:table-cell>
          <table:table-cell office:value-type="float" office:value="0.94874605" calcext:value-type="float">
            <text:p>0.94874605</text:p>
          </table:table-cell>
          <table:table-cell office:value-type="float" office:value="0.774647927" calcext:value-type="float">
            <text:p>0.77464792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90.719935" calcext:value-type="float">
            <text:p>190.719935</text:p>
          </table:table-cell>
          <table:table-cell office:value-type="float" office:value="77.2755201" calcext:value-type="float">
            <text:p>77.2755201</text:p>
          </table:table-cell>
          <table:table-cell office:value-type="float" office:value="1.293389932" calcext:value-type="float">
            <text:p>1.293389932</text:p>
          </table:table-cell>
          <table:table-cell office:value-type="float" office:value="0.649728657" calcext:value-type="float">
            <text:p>0.649728657</text:p>
          </table:table-cell>
          <table:table-cell office:value-type="float" office:value="0.566397114" calcext:value-type="float">
            <text:p>0.566397114</text:p>
          </table:table-cell>
          <table:table-cell office:value-type="float" office:value="0.462461292" calcext:value-type="float">
            <text:p>0.46246129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90.553342" calcext:value-type="float">
            <text:p>190.553342</text:p>
          </table:table-cell>
          <table:table-cell office:value-type="float" office:value="77.2032076" calcext:value-type="float">
            <text:p>77.2032076</text:p>
          </table:table-cell>
          <table:table-cell office:value-type="float" office:value="1.315479947" calcext:value-type="float">
            <text:p>1.315479947</text:p>
          </table:table-cell>
          <table:table-cell office:value-type="float" office:value="0.677929599" calcext:value-type="float">
            <text:p>0.677929599</text:p>
          </table:table-cell>
          <table:table-cell office:value-type="float" office:value="1.336448399" calcext:value-type="float">
            <text:p>1.336448399</text:p>
          </table:table-cell>
          <table:table-cell office:value-type="float" office:value="1.091205515" calcext:value-type="float">
            <text:p>1.09120551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90.556124" calcext:value-type="float">
            <text:p>190.556124</text:p>
          </table:table-cell>
          <table:table-cell office:value-type="float" office:value="77.1603214" calcext:value-type="float">
            <text:p>77.1603214</text:p>
          </table:table-cell>
          <table:table-cell office:value-type="float" office:value="1.334416445" calcext:value-type="float">
            <text:p>1.334416445</text:p>
          </table:table-cell>
          <table:table-cell office:value-type="float" office:value="0.69097378" calcext:value-type="float">
            <text:p>0.69097378</text:p>
          </table:table-cell>
          <table:table-cell office:value-type="float" office:value="0.49510142" calcext:value-type="float">
            <text:p>0.49510142</text:p>
          </table:table-cell>
          <table:table-cell office:value-type="float" office:value="0.404248615" calcext:value-type="float">
            <text:p>0.40424861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89.064743" calcext:value-type="float">
            <text:p>189.064743</text:p>
          </table:table-cell>
          <table:table-cell office:value-type="float" office:value="76.4260342" calcext:value-type="float">
            <text:p>76.4260342</text:p>
          </table:table-cell>
          <table:table-cell office:value-type="float" office:value="1.369388913" calcext:value-type="float">
            <text:p>1.369388913</text:p>
          </table:table-cell>
          <table:table-cell office:value-type="float" office:value="0.699201044" calcext:value-type="float">
            <text:p>0.699201044</text:p>
          </table:table-cell>
          <table:table-cell office:value-type="float" office:value="1.942974695" calcext:value-type="float">
            <text:p>1.942974695</text:p>
          </table:table-cell>
          <table:table-cell office:value-type="float" office:value="1.586432206" calcext:value-type="float">
            <text:p>1.58643220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88.981441" calcext:value-type="float">
            <text:p>188.981441</text:p>
          </table:table-cell>
          <table:table-cell office:value-type="float" office:value="76.4647335" calcext:value-type="float">
            <text:p>76.4647335</text:p>
          </table:table-cell>
          <table:table-cell office:value-type="float" office:value="1.369785071" calcext:value-type="float">
            <text:p>1.369785071</text:p>
          </table:table-cell>
          <table:table-cell office:value-type="float" office:value="0.714165066" calcext:value-type="float">
            <text:p>0.714165066</text:p>
          </table:table-cell>
          <table:table-cell office:value-type="float" office:value="0.784572485" calcext:value-type="float">
            <text:p>0.784572485</text:p>
          </table:table-cell>
          <table:table-cell office:value-type="float" office:value="0.64060076" calcext:value-type="float">
            <text:p>0.6406007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87.508477" calcext:value-type="float">
            <text:p>187.508477</text:p>
          </table:table-cell>
          <table:table-cell office:value-type="float" office:value="75.9480393" calcext:value-type="float">
            <text:p>75.9480393</text:p>
          </table:table-cell>
          <table:table-cell office:value-type="float" office:value="1.415810471" calcext:value-type="float">
            <text:p>1.415810471</text:p>
          </table:table-cell>
          <table:table-cell office:value-type="float" office:value="0.736521297" calcext:value-type="float">
            <text:p>0.736521297</text:p>
          </table:table-cell>
          <table:table-cell office:value-type="float" office:value="2.41979207" calcext:value-type="float">
            <text:p>2.41979207</text:p>
          </table:table-cell>
          <table:table-cell office:value-type="float" office:value="1.97575193" calcext:value-type="float">
            <text:p>1.9757519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87.321088" calcext:value-type="float">
            <text:p>187.321088</text:p>
          </table:table-cell>
          <table:table-cell office:value-type="float" office:value="75.8936945" calcext:value-type="float">
            <text:p>75.8936945</text:p>
          </table:table-cell>
          <table:table-cell office:value-type="float" office:value="1.403464863" calcext:value-type="float">
            <text:p>1.403464863</text:p>
          </table:table-cell>
          <table:table-cell office:value-type="float" office:value="0.749549183" calcext:value-type="float">
            <text:p>0.749549183</text:p>
          </table:table-cell>
          <table:table-cell office:value-type="float" office:value="0.91121164" calcext:value-type="float">
            <text:p>0.91121164</text:p>
          </table:table-cell>
          <table:table-cell office:value-type="float" office:value="0.74400119" calcext:value-type="float">
            <text:p>0.7440011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85.94305" calcext:value-type="float">
            <text:p>185.94305</text:p>
          </table:table-cell>
          <table:table-cell office:value-type="float" office:value="75.3428167" calcext:value-type="float">
            <text:p>75.3428167</text:p>
          </table:table-cell>
          <table:table-cell office:value-type="float" office:value="1.437730244" calcext:value-type="float">
            <text:p>1.437730244</text:p>
          </table:table-cell>
          <table:table-cell office:value-type="float" office:value="0.771386832" calcext:value-type="float">
            <text:p>0.771386832</text:p>
          </table:table-cell>
          <table:table-cell office:value-type="float" office:value="2.253928746" calcext:value-type="float">
            <text:p>2.253928746</text:p>
          </table:table-cell>
          <table:table-cell office:value-type="float" office:value="1.84032511" calcext:value-type="float">
            <text:p>1.8403251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86.280613" calcext:value-type="float">
            <text:p>186.280613</text:p>
          </table:table-cell>
          <table:table-cell office:value-type="float" office:value="75.5740152" calcext:value-type="float">
            <text:p>75.5740152</text:p>
          </table:table-cell>
          <table:table-cell office:value-type="float" office:value="1.439394009" calcext:value-type="float">
            <text:p>1.439394009</text:p>
          </table:table-cell>
          <table:table-cell office:value-type="float" office:value="0.752700348" calcext:value-type="float">
            <text:p>0.752700348</text:p>
          </table:table-cell>
          <table:table-cell office:value-type="float" office:value="1.70165414" calcext:value-type="float">
            <text:p>1.70165414</text:p>
          </table:table-cell>
          <table:table-cell office:value-type="float" office:value="1.38939483" calcext:value-type="float">
            <text:p>1.3893948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84.496925" calcext:value-type="float">
            <text:p>184.496925</text:p>
          </table:table-cell>
          <table:table-cell office:value-type="float" office:value="74.5849437" calcext:value-type="float">
            <text:p>74.5849437</text:p>
          </table:table-cell>
          <table:table-cell office:value-type="float" office:value="1.496923275" calcext:value-type="float">
            <text:p>1.496923275</text:p>
          </table:table-cell>
          <table:table-cell office:value-type="float" office:value="0.77658613" calcext:value-type="float">
            <text:p>0.77658613</text:p>
          </table:table-cell>
          <table:table-cell office:value-type="float" office:value="2.59384057" calcext:value-type="float">
            <text:p>2.59384057</text:p>
          </table:table-cell>
          <table:table-cell office:value-type="float" office:value="2.117861876" calcext:value-type="float">
            <text:p>2.11786187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85.337772" calcext:value-type="float">
            <text:p>185.337772</text:p>
          </table:table-cell>
          <table:table-cell office:value-type="float" office:value="75.1517746" calcext:value-type="float">
            <text:p>75.1517746</text:p>
          </table:table-cell>
          <table:table-cell office:value-type="float" office:value="1.498613085" calcext:value-type="float">
            <text:p>1.498613085</text:p>
          </table:table-cell>
          <table:table-cell office:value-type="float" office:value="0.766796787" calcext:value-type="float">
            <text:p>0.766796787</text:p>
          </table:table-cell>
          <table:table-cell office:value-type="float" office:value="1.86900496" calcext:value-type="float">
            <text:p>1.86900496</text:p>
          </table:table-cell>
          <table:table-cell office:value-type="float" office:value="1.52603615" calcext:value-type="float">
            <text:p>1.5260361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84.8087394" calcext:value-type="float">
            <text:p>184.8087394</text:p>
          </table:table-cell>
          <table:table-cell office:value-type="float" office:value="74.5791204" calcext:value-type="float">
            <text:p>74.5791204</text:p>
          </table:table-cell>
          <table:table-cell office:value-type="float" office:value="1.39551241" calcext:value-type="float">
            <text:p>1.39551241</text:p>
          </table:table-cell>
          <table:table-cell office:value-type="float" office:value="0.693015164" calcext:value-type="float">
            <text:p>0.693015164</text:p>
          </table:table-cell>
          <table:table-cell office:value-type="float" office:value="2.127934524" calcext:value-type="float">
            <text:p>2.127934524</text:p>
          </table:table-cell>
          <table:table-cell office:value-type="float" office:value="1.737451288" calcext:value-type="float">
            <text:p>1.73745128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85.8610424" calcext:value-type="float">
            <text:p>185.8610424</text:p>
          </table:table-cell>
          <table:table-cell office:value-type="float" office:value="75.308989" calcext:value-type="float">
            <text:p>75.308989</text:p>
          </table:table-cell>
          <table:table-cell office:value-type="float" office:value="1.409860661" calcext:value-type="float">
            <text:p>1.409860661</text:p>
          </table:table-cell>
          <table:table-cell office:value-type="float" office:value="0.70604644" calcext:value-type="float">
            <text:p>0.70604644</text:p>
          </table:table-cell>
          <table:table-cell office:value-type="float" office:value="1.37677527" calcext:value-type="float">
            <text:p>1.37677527</text:p>
          </table:table-cell>
          <table:table-cell office:value-type="float" office:value="1.12413233" calcext:value-type="float">
            <text:p>1.1241323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85.582226" calcext:value-type="float">
            <text:p>185.582226</text:p>
          </table:table-cell>
          <table:table-cell office:value-type="float" office:value="74.8582325" calcext:value-type="float">
            <text:p>74.8582325</text:p>
          </table:table-cell>
          <table:table-cell office:value-type="float" office:value="1.576286286" calcext:value-type="float">
            <text:p>1.576286286</text:p>
          </table:table-cell>
          <table:table-cell office:value-type="float" office:value="0.815663695" calcext:value-type="float">
            <text:p>0.815663695</text:p>
          </table:table-cell>
          <table:table-cell office:value-type="float" office:value="1.5092446" calcext:value-type="float">
            <text:p>1.5092446</text:p>
          </table:table-cell>
          <table:table-cell office:value-type="float" office:value="1.23229307" calcext:value-type="float">
            <text:p>1.2322930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86.636678" calcext:value-type="float">
            <text:p>186.636678</text:p>
          </table:table-cell>
          <table:table-cell office:value-type="float" office:value="75.6015672" calcext:value-type="float">
            <text:p>75.6015672</text:p>
          </table:table-cell>
          <table:table-cell office:value-type="float" office:value="1.56649525" calcext:value-type="float">
            <text:p>1.56649525</text:p>
          </table:table-cell>
          <table:table-cell office:value-type="float" office:value="0.784268947" calcext:value-type="float">
            <text:p>0.784268947</text:p>
          </table:table-cell>
          <table:table-cell office:value-type="float" office:value="1.45713585" calcext:value-type="float">
            <text:p>1.45713585</text:p>
          </table:table-cell>
          <table:table-cell office:value-type="float" office:value="1.18974646" calcext:value-type="float">
            <text:p>1.1897464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86.30429" calcext:value-type="float">
            <text:p>186.30429</text:p>
          </table:table-cell>
          <table:table-cell office:value-type="float" office:value="75.2402042" calcext:value-type="float">
            <text:p>75.2402042</text:p>
          </table:table-cell>
          <table:table-cell office:value-type="float" office:value="1.54976317" calcext:value-type="float">
            <text:p>1.54976317</text:p>
          </table:table-cell>
          <table:table-cell office:value-type="float" office:value="0.773525412" calcext:value-type="float">
            <text:p>0.773525412</text:p>
          </table:table-cell>
          <table:table-cell office:value-type="float" office:value="1.65679475" calcext:value-type="float">
            <text:p>1.65679475</text:p>
          </table:table-cell>
          <table:table-cell office:value-type="float" office:value="1.35276728" calcext:value-type="float">
            <text:p>1.3527672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87.183081" calcext:value-type="float">
            <text:p>187.183081</text:p>
          </table:table-cell>
          <table:table-cell office:value-type="float" office:value="75.8845645" calcext:value-type="float">
            <text:p>75.8845645</text:p>
          </table:table-cell>
          <table:table-cell office:value-type="float" office:value="1.518338855" calcext:value-type="float">
            <text:p>1.518338855</text:p>
          </table:table-cell>
          <table:table-cell office:value-type="float" office:value="0.783084904" calcext:value-type="float">
            <text:p>0.783084904</text:p>
          </table:table-cell>
          <table:table-cell office:value-type="float" office:value="1.33973084" calcext:value-type="float">
            <text:p>1.33973084</text:p>
          </table:table-cell>
          <table:table-cell office:value-type="float" office:value="1.09388565" calcext:value-type="float">
            <text:p>1.0938856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87.355742" calcext:value-type="float">
            <text:p>187.355742</text:p>
          </table:table-cell>
          <table:table-cell office:value-type="float" office:value="75.7609573" calcext:value-type="float">
            <text:p>75.7609573</text:p>
          </table:table-cell>
          <table:table-cell office:value-type="float" office:value="1.468200825" calcext:value-type="float">
            <text:p>1.468200825</text:p>
          </table:table-cell>
          <table:table-cell office:value-type="float" office:value="0.807883662" calcext:value-type="float">
            <text:p>0.807883662</text:p>
          </table:table-cell>
          <table:table-cell office:value-type="float" office:value="1.29637123" calcext:value-type="float">
            <text:p>1.29637123</text:p>
          </table:table-cell>
          <table:table-cell office:value-type="float" office:value="1.05848269" calcext:value-type="float">
            <text:p>1.0584826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88.394013" calcext:value-type="float">
            <text:p>188.394013</text:p>
          </table:table-cell>
          <table:table-cell office:value-type="float" office:value="76.4058872" calcext:value-type="float">
            <text:p>76.4058872</text:p>
          </table:table-cell>
          <table:table-cell office:value-type="float" office:value="1.53744533" calcext:value-type="float">
            <text:p>1.53744533</text:p>
          </table:table-cell>
          <table:table-cell office:value-type="float" office:value="0.867259281" calcext:value-type="float">
            <text:p>0.867259281</text:p>
          </table:table-cell>
          <table:table-cell office:value-type="float" office:value="1.124490117" calcext:value-type="float">
            <text:p>1.124490117</text:p>
          </table:table-cell>
          <table:table-cell office:value-type="float" office:value="0.918142361" calcext:value-type="float">
            <text:p>0.91814236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89.065499" calcext:value-type="float">
            <text:p>189.065499</text:p>
          </table:table-cell>
          <table:table-cell office:value-type="float" office:value="76.5937074" calcext:value-type="float">
            <text:p>76.5937074</text:p>
          </table:table-cell>
          <table:table-cell office:value-type="float" office:value="1.5538595" calcext:value-type="float">
            <text:p>1.5538595</text:p>
          </table:table-cell>
          <table:table-cell office:value-type="float" office:value="0.808448319" calcext:value-type="float">
            <text:p>0.808448319</text:p>
          </table:table-cell>
          <table:table-cell office:value-type="float" office:value="1.51817939" calcext:value-type="float">
            <text:p>1.51817939</text:p>
          </table:table-cell>
          <table:table-cell office:value-type="float" office:value="1.2395883" calcext:value-type="float">
            <text:p>1.239588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89.5114" calcext:value-type="float">
            <text:p>189.5114</text:p>
          </table:table-cell>
          <table:table-cell office:value-type="float" office:value="76.68426" calcext:value-type="float">
            <text:p>76.68426</text:p>
          </table:table-cell>
          <table:table-cell office:value-type="float" office:value="1.58378733" calcext:value-type="float">
            <text:p>1.58378733</text:p>
          </table:table-cell>
          <table:table-cell office:value-type="float" office:value="0.847758475" calcext:value-type="float">
            <text:p>0.847758475</text:p>
          </table:table-cell>
          <table:table-cell office:value-type="float" office:value="0.901219643" calcext:value-type="float">
            <text:p>0.901219643</text:p>
          </table:table-cell>
          <table:table-cell office:value-type="float" office:value="0.735842735" calcext:value-type="float">
            <text:p>0.73584273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89.649385" calcext:value-type="float">
            <text:p>189.649385</text:p>
          </table:table-cell>
          <table:table-cell office:value-type="float" office:value="76.6203429" calcext:value-type="float">
            <text:p>76.6203429</text:p>
          </table:table-cell>
          <table:table-cell office:value-type="float" office:value="1.62706733" calcext:value-type="float">
            <text:p>1.62706733</text:p>
          </table:table-cell>
          <table:table-cell office:value-type="float" office:value="0.892340672" calcext:value-type="float">
            <text:p>0.892340672</text:p>
          </table:table-cell>
          <table:table-cell office:value-type="float" office:value="0.929182054" calcext:value-type="float">
            <text:p>0.929182054</text:p>
          </table:table-cell>
          <table:table-cell office:value-type="float" office:value="0.758673982" calcext:value-type="float">
            <text:p>0.75867398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89.744639" calcext:value-type="float">
            <text:p>189.744639</text:p>
          </table:table-cell>
          <table:table-cell office:value-type="float" office:value="76.4079319" calcext:value-type="float">
            <text:p>76.4079319</text:p>
          </table:table-cell>
          <table:table-cell office:value-type="float" office:value="1.64341204" calcext:value-type="float">
            <text:p>1.64341204</text:p>
          </table:table-cell>
          <table:table-cell office:value-type="float" office:value="0.918262066" calcext:value-type="float">
            <text:p>0.918262066</text:p>
          </table:table-cell>
          <table:table-cell office:value-type="float" office:value="0.639658085" calcext:value-type="float">
            <text:p>0.639658085</text:p>
          </table:table-cell>
          <table:table-cell office:value-type="float" office:value="0.522278643" calcext:value-type="float">
            <text:p>0.52227864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89.195662" calcext:value-type="float">
            <text:p>189.195662</text:p>
          </table:table-cell>
          <table:table-cell office:value-type="float" office:value="75.9433847" calcext:value-type="float">
            <text:p>75.9433847</text:p>
          </table:table-cell>
          <table:table-cell office:value-type="float" office:value="1.65842623" calcext:value-type="float">
            <text:p>1.65842623</text:p>
          </table:table-cell>
          <table:table-cell office:value-type="float" office:value="0.921679711" calcext:value-type="float">
            <text:p>0.921679711</text:p>
          </table:table-cell>
          <table:table-cell office:value-type="float" office:value="1.52774231" calcext:value-type="float">
            <text:p>1.52774231</text:p>
          </table:table-cell>
          <table:table-cell office:value-type="float" office:value="1.24739635" calcext:value-type="float">
            <text:p>1.2473963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89.458948" calcext:value-type="float">
            <text:p>189.458948</text:p>
          </table:table-cell>
          <table:table-cell office:value-type="float" office:value="75.7119565" calcext:value-type="float">
            <text:p>75.7119565</text:p>
          </table:table-cell>
          <table:table-cell office:value-type="float" office:value="1.66765702" calcext:value-type="float">
            <text:p>1.66765702</text:p>
          </table:table-cell>
          <table:table-cell office:value-type="float" office:value="0.925678412" calcext:value-type="float">
            <text:p>0.925678412</text:p>
          </table:table-cell>
          <table:table-cell office:value-type="float" office:value="0.77972711" calcext:value-type="float">
            <text:p>0.77972711</text:p>
          </table:table-cell>
          <table:table-cell office:value-type="float" office:value="0.63664447" calcext:value-type="float">
            <text:p>0.6366444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89.144987" calcext:value-type="float">
            <text:p>189.144987</text:p>
          </table:table-cell>
          <table:table-cell office:value-type="float" office:value="75.3191902" calcext:value-type="float">
            <text:p>75.3191902</text:p>
          </table:table-cell>
          <table:table-cell office:value-type="float" office:value="1.66772848" calcext:value-type="float">
            <text:p>1.66772848</text:p>
          </table:table-cell>
          <table:table-cell office:value-type="float" office:value="0.941345288" calcext:value-type="float">
            <text:p>0.941345288</text:p>
          </table:table-cell>
          <table:table-cell office:value-type="float" office:value="1.97215197" calcext:value-type="float">
            <text:p>1.97215197</text:p>
          </table:table-cell>
          <table:table-cell office:value-type="float" office:value="1.61025535" calcext:value-type="float">
            <text:p>1.6102553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88.997538" calcext:value-type="float">
            <text:p>188.997538</text:p>
          </table:table-cell>
          <table:table-cell office:value-type="float" office:value="74.863064" calcext:value-type="float">
            <text:p>74.863064</text:p>
          </table:table-cell>
          <table:table-cell office:value-type="float" office:value="1.64303544" calcext:value-type="float">
            <text:p>1.64303544</text:p>
          </table:table-cell>
          <table:table-cell office:value-type="float" office:value="0.915035942" calcext:value-type="float">
            <text:p>0.915035942</text:p>
          </table:table-cell>
          <table:table-cell office:value-type="float" office:value="1.10052209" calcext:value-type="float">
            <text:p>1.10052209</text:p>
          </table:table-cell>
          <table:table-cell office:value-type="float" office:value="0.898572545" calcext:value-type="float">
            <text:p>0.89857254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89.291094" calcext:value-type="float">
            <text:p>189.291094</text:p>
          </table:table-cell>
          <table:table-cell office:value-type="float" office:value="74.4655501" calcext:value-type="float">
            <text:p>74.4655501</text:p>
          </table:table-cell>
          <table:table-cell office:value-type="float" office:value="1.65533802" calcext:value-type="float">
            <text:p>1.65533802</text:p>
          </table:table-cell>
          <table:table-cell office:value-type="float" office:value="0.933510339" calcext:value-type="float">
            <text:p>0.933510339</text:p>
          </table:table-cell>
          <table:table-cell office:value-type="float" office:value="2.725254595" calcext:value-type="float">
            <text:p>2.725254595</text:p>
          </table:table-cell>
          <table:table-cell office:value-type="float" office:value="2.22516108" calcext:value-type="float">
            <text:p>2.2251610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88.893115" calcext:value-type="float">
            <text:p>188.893115</text:p>
          </table:table-cell>
          <table:table-cell office:value-type="float" office:value="74.0098768" calcext:value-type="float">
            <text:p>74.0098768</text:p>
          </table:table-cell>
          <table:table-cell office:value-type="float" office:value="1.63085071" calcext:value-type="float">
            <text:p>1.63085071</text:p>
          </table:table-cell>
          <table:table-cell office:value-type="float" office:value="0.922151636" calcext:value-type="float">
            <text:p>0.922151636</text:p>
          </table:table-cell>
          <table:table-cell office:value-type="float" office:value="1.21031673" calcext:value-type="float">
            <text:p>1.21031673</text:p>
          </table:table-cell>
          <table:table-cell office:value-type="float" office:value="0.98821947" calcext:value-type="float">
            <text:p>0.9882194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89.012186" calcext:value-type="float">
            <text:p>189.012186</text:p>
          </table:table-cell>
          <table:table-cell office:value-type="float" office:value="73.5842903" calcext:value-type="float">
            <text:p>73.5842903</text:p>
          </table:table-cell>
          <table:table-cell office:value-type="float" office:value="1.62009435" calcext:value-type="float">
            <text:p>1.62009435</text:p>
          </table:table-cell>
          <table:table-cell office:value-type="float" office:value="0.921144531" calcext:value-type="float">
            <text:p>0.921144531</text:p>
          </table:table-cell>
          <table:table-cell office:value-type="float" office:value="3.001222976" calcext:value-type="float">
            <text:p>3.001222976</text:p>
          </table:table-cell>
          <table:table-cell office:value-type="float" office:value="2.450488252" calcext:value-type="float">
            <text:p>2.45048825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88.763701" calcext:value-type="float">
            <text:p>188.763701</text:p>
          </table:table-cell>
          <table:table-cell office:value-type="float" office:value="73.2395199" calcext:value-type="float">
            <text:p>73.2395199</text:p>
          </table:table-cell>
          <table:table-cell office:value-type="float" office:value="1.58820804" calcext:value-type="float">
            <text:p>1.58820804</text:p>
          </table:table-cell>
          <table:table-cell office:value-type="float" office:value="0.882115858" calcext:value-type="float">
            <text:p>0.882115858</text:p>
          </table:table-cell>
          <table:table-cell office:value-type="float" office:value="1.67874225" calcext:value-type="float">
            <text:p>1.67874225</text:p>
          </table:table-cell>
          <table:table-cell office:value-type="float" office:value="1.370687225" calcext:value-type="float">
            <text:p>1.37068722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89.478747" calcext:value-type="float">
            <text:p>189.478747</text:p>
          </table:table-cell>
          <table:table-cell office:value-type="float" office:value="73.3516243" calcext:value-type="float">
            <text:p>73.3516243</text:p>
          </table:table-cell>
          <table:table-cell office:value-type="float" office:value="1.584613144" calcext:value-type="float">
            <text:p>1.584613144</text:p>
          </table:table-cell>
          <table:table-cell office:value-type="float" office:value="0.897297762" calcext:value-type="float">
            <text:p>0.897297762</text:p>
          </table:table-cell>
          <table:table-cell office:value-type="float" office:value="1.376466674" calcext:value-type="float">
            <text:p>1.376466674</text:p>
          </table:table-cell>
          <table:table-cell office:value-type="float" office:value="1.123880373" calcext:value-type="float">
            <text:p>1.12388037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88.843559" calcext:value-type="float">
            <text:p>188.843559</text:p>
          </table:table-cell>
          <table:table-cell office:value-type="float" office:value="72.9352823" calcext:value-type="float">
            <text:p>72.9352823</text:p>
          </table:table-cell>
          <table:table-cell office:value-type="float" office:value="1.539674019" calcext:value-type="float">
            <text:p>1.539674019</text:p>
          </table:table-cell>
          <table:table-cell office:value-type="float" office:value="0.863259522" calcext:value-type="float">
            <text:p>0.863259522</text:p>
          </table:table-cell>
          <table:table-cell office:value-type="float" office:value="3.10872311" calcext:value-type="float">
            <text:p>3.10872311</text:p>
          </table:table-cell>
          <table:table-cell office:value-type="float" office:value="2.538261832" calcext:value-type="float">
            <text:p>2.538261832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89.428782" calcext:value-type="float">
            <text:p>189.428782</text:p>
          </table:table-cell>
          <table:table-cell office:value-type="float" office:value="73.0316999" calcext:value-type="float">
            <text:p>73.0316999</text:p>
          </table:table-cell>
          <table:table-cell office:value-type="float" office:value="1.544948635" calcext:value-type="float">
            <text:p>1.544948635</text:p>
          </table:table-cell>
          <table:table-cell office:value-type="float" office:value="0.875171145" calcext:value-type="float">
            <text:p>0.875171145</text:p>
          </table:table-cell>
          <table:table-cell office:value-type="float" office:value="2.56229694" calcext:value-type="float">
            <text:p>2.56229694</text:p>
          </table:table-cell>
          <table:table-cell office:value-type="float" office:value="2.09210665" calcext:value-type="float">
            <text:p>2.0921066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90.361024" calcext:value-type="float">
            <text:p>190.361024</text:p>
          </table:table-cell>
          <table:table-cell office:value-type="float" office:value="73.5847759" calcext:value-type="float">
            <text:p>73.5847759</text:p>
          </table:table-cell>
          <table:table-cell office:value-type="float" office:value="1.442059906" calcext:value-type="float">
            <text:p>1.442059906</text:p>
          </table:table-cell>
          <table:table-cell office:value-type="float" office:value="0.871613186" calcext:value-type="float">
            <text:p>0.871613186</text:p>
          </table:table-cell>
          <table:table-cell office:value-type="float" office:value="1.75327504" calcext:value-type="float">
            <text:p>1.75327504</text:p>
          </table:table-cell>
          <table:table-cell office:value-type="float" office:value="1.43154308" calcext:value-type="float">
            <text:p>1.4315430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91.351765" calcext:value-type="float">
            <text:p>191.351765</text:p>
          </table:table-cell>
          <table:table-cell office:value-type="float" office:value="74.0533407" calcext:value-type="float">
            <text:p>74.0533407</text:p>
          </table:table-cell>
          <table:table-cell office:value-type="float" office:value="1.455198291" calcext:value-type="float">
            <text:p>1.455198291</text:p>
          </table:table-cell>
          <table:table-cell office:value-type="float" office:value="0.861541117" calcext:value-type="float">
            <text:p>0.861541117</text:p>
          </table:table-cell>
          <table:table-cell office:value-type="float" office:value="1.99621203" calcext:value-type="float">
            <text:p>1.99621203</text:p>
          </table:table-cell>
          <table:table-cell office:value-type="float" office:value="1.62990027" calcext:value-type="float">
            <text:p>1.6299002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92.101443" calcext:value-type="float">
            <text:p>192.101443</text:p>
          </table:table-cell>
          <table:table-cell office:value-type="float" office:value="74.297563" calcext:value-type="float">
            <text:p>74.297563</text:p>
          </table:table-cell>
          <table:table-cell office:value-type="float" office:value="1.451602212" calcext:value-type="float">
            <text:p>1.451602212</text:p>
          </table:table-cell>
          <table:table-cell office:value-type="float" office:value="0.825381261" calcext:value-type="float">
            <text:p>0.825381261</text:p>
          </table:table-cell>
          <table:table-cell office:value-type="float" office:value="1.75632397" calcext:value-type="float">
            <text:p>1.75632397</text:p>
          </table:table-cell>
          <table:table-cell office:value-type="float" office:value="1.43403248" calcext:value-type="float">
            <text:p>1.4340324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93.2377875" calcext:value-type="float">
            <text:p>193.2377875</text:p>
          </table:table-cell>
          <table:table-cell office:value-type="float" office:value="74.8266563" calcext:value-type="float">
            <text:p>74.8266563</text:p>
          </table:table-cell>
          <table:table-cell office:value-type="float" office:value="1.452104922" calcext:value-type="float">
            <text:p>1.452104922</text:p>
          </table:table-cell>
          <table:table-cell office:value-type="float" office:value="0.783601697" calcext:value-type="float">
            <text:p>0.783601697</text:p>
          </table:table-cell>
          <table:table-cell office:value-type="float" office:value="1.46580167" calcext:value-type="float">
            <text:p>1.46580167</text:p>
          </table:table-cell>
          <table:table-cell office:value-type="float" office:value="1.19682204" calcext:value-type="float">
            <text:p>1.1968220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93.9107505" calcext:value-type="float">
            <text:p>193.9107505</text:p>
          </table:table-cell>
          <table:table-cell office:value-type="float" office:value="75.2606729" calcext:value-type="float">
            <text:p>75.2606729</text:p>
          </table:table-cell>
          <table:table-cell office:value-type="float" office:value="1.410994245" calcext:value-type="float">
            <text:p>1.410994245</text:p>
          </table:table-cell>
          <table:table-cell office:value-type="float" office:value="0.756942639" calcext:value-type="float">
            <text:p>0.756942639</text:p>
          </table:table-cell>
          <table:table-cell office:value-type="float" office:value="1.95839526" calcext:value-type="float">
            <text:p>1.95839526</text:p>
          </table:table-cell>
          <table:table-cell office:value-type="float" office:value="1.59902304" calcext:value-type="float">
            <text:p>1.5990230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95.33123" calcext:value-type="float">
            <text:p>195.33123</text:p>
          </table:table-cell>
          <table:table-cell office:value-type="float" office:value="75.7926147" calcext:value-type="float">
            <text:p>75.7926147</text:p>
          </table:table-cell>
          <table:table-cell office:value-type="float" office:value="1.359041305" calcext:value-type="float">
            <text:p>1.359041305</text:p>
          </table:table-cell>
          <table:table-cell office:value-type="float" office:value="0.731876138" calcext:value-type="float">
            <text:p>0.731876138</text:p>
          </table:table-cell>
          <table:table-cell office:value-type="float" office:value="1.404688106" calcext:value-type="float">
            <text:p>1.404688106</text:p>
          </table:table-cell>
          <table:table-cell office:value-type="float" office:value="1.146923055" calcext:value-type="float">
            <text:p>1.14692305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96.24925" calcext:value-type="float">
            <text:p>196.24925</text:p>
          </table:table-cell>
          <table:table-cell office:value-type="float" office:value="76.4321262" calcext:value-type="float">
            <text:p>76.4321262</text:p>
          </table:table-cell>
          <table:table-cell office:value-type="float" office:value="1.301679248" calcext:value-type="float">
            <text:p>1.301679248</text:p>
          </table:table-cell>
          <table:table-cell office:value-type="float" office:value="0.723348458" calcext:value-type="float">
            <text:p>0.723348458</text:p>
          </table:table-cell>
          <table:table-cell office:value-type="float" office:value="1.31332448" calcext:value-type="float">
            <text:p>1.31332448</text:p>
          </table:table-cell>
          <table:table-cell office:value-type="float" office:value="1.072324976" calcext:value-type="float">
            <text:p>1.07232497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97.857419" calcext:value-type="float">
            <text:p>197.857419</text:p>
          </table:table-cell>
          <table:table-cell office:value-type="float" office:value="77.2907312" calcext:value-type="float">
            <text:p>77.2907312</text:p>
          </table:table-cell>
          <table:table-cell office:value-type="float" office:value="1.33900127" calcext:value-type="float">
            <text:p>1.33900127</text:p>
          </table:table-cell>
          <table:table-cell office:value-type="float" office:value="0.72171403" calcext:value-type="float">
            <text:p>0.72171403</text:p>
          </table:table-cell>
          <table:table-cell office:value-type="float" office:value="1.280162955" calcext:value-type="float">
            <text:p>1.280162955</text:p>
          </table:table-cell>
          <table:table-cell office:value-type="float" office:value="1.045248694" calcext:value-type="float">
            <text:p>1.04524869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98.420359" calcext:value-type="float">
            <text:p>198.420359</text:p>
          </table:table-cell>
          <table:table-cell office:value-type="float" office:value="77.5557905" calcext:value-type="float">
            <text:p>77.5557905</text:p>
          </table:table-cell>
          <table:table-cell office:value-type="float" office:value="1.363424009" calcext:value-type="float">
            <text:p>1.363424009</text:p>
          </table:table-cell>
          <table:table-cell office:value-type="float" office:value="0.694212483" calcext:value-type="float">
            <text:p>0.694212483</text:p>
          </table:table-cell>
          <table:table-cell office:value-type="float" office:value="1.04374345" calcext:value-type="float">
            <text:p>1.04374345</text:p>
          </table:table-cell>
          <table:table-cell office:value-type="float" office:value="0.85221297" calcext:value-type="float">
            <text:p>0.8522129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99.341949" calcext:value-type="float">
            <text:p>199.341949</text:p>
          </table:table-cell>
          <table:table-cell office:value-type="float" office:value="78.0031833" calcext:value-type="float">
            <text:p>78.0031833</text:p>
          </table:table-cell>
          <table:table-cell office:value-type="float" office:value="1.353158051" calcext:value-type="float">
            <text:p>1.353158051</text:p>
          </table:table-cell>
          <table:table-cell office:value-type="float" office:value="0.694296285" calcext:value-type="float">
            <text:p>0.694296285</text:p>
          </table:table-cell>
          <table:table-cell office:value-type="float" office:value="0.80225866" calcext:value-type="float">
            <text:p>0.80225866</text:p>
          </table:table-cell>
          <table:table-cell office:value-type="float" office:value="0.65504145" calcext:value-type="float">
            <text:p>0.6550414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99.320257" calcext:value-type="float">
            <text:p>199.320257</text:p>
          </table:table-cell>
          <table:table-cell office:value-type="float" office:value="77.8811313" calcext:value-type="float">
            <text:p>77.8811313</text:p>
          </table:table-cell>
          <table:table-cell office:value-type="float" office:value="1.319751966" calcext:value-type="float">
            <text:p>1.319751966</text:p>
          </table:table-cell>
          <table:table-cell office:value-type="float" office:value="0.72776337" calcext:value-type="float">
            <text:p>0.72776337</text:p>
          </table:table-cell>
          <table:table-cell office:value-type="float" office:value="1.035119204" calcext:value-type="float">
            <text:p>1.035119204</text:p>
          </table:table-cell>
          <table:table-cell office:value-type="float" office:value="0.845171297" calcext:value-type="float">
            <text:p>0.84517129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99.091886" calcext:value-type="float">
            <text:p>199.091886</text:p>
          </table:table-cell>
          <table:table-cell office:value-type="float" office:value="77.5093474" calcext:value-type="float">
            <text:p>77.5093474</text:p>
          </table:table-cell>
          <table:table-cell office:value-type="float" office:value="1.335312077" calcext:value-type="float">
            <text:p>1.335312077</text:p>
          </table:table-cell>
          <table:table-cell office:value-type="float" office:value="0.754574642" calcext:value-type="float">
            <text:p>0.754574642</text:p>
          </table:table-cell>
          <table:table-cell office:value-type="float" office:value="0.90799173" calcext:value-type="float">
            <text:p>0.90799173</text:p>
          </table:table-cell>
          <table:table-cell office:value-type="float" office:value="0.741372144" calcext:value-type="float">
            <text:p>0.74137214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98.795419" calcext:value-type="float">
            <text:p>198.795419</text:p>
          </table:table-cell>
          <table:table-cell office:value-type="float" office:value="77.3746127" calcext:value-type="float">
            <text:p>77.3746127</text:p>
          </table:table-cell>
          <table:table-cell office:value-type="float" office:value="1.353301259" calcext:value-type="float">
            <text:p>1.353301259</text:p>
          </table:table-cell>
          <table:table-cell office:value-type="float" office:value="0.767447226" calcext:value-type="float">
            <text:p>0.767447226</text:p>
          </table:table-cell>
          <table:table-cell office:value-type="float" office:value="0.88769374" calcext:value-type="float">
            <text:p>0.88769374</text:p>
          </table:table-cell>
          <table:table-cell office:value-type="float" office:value="0.724798903" calcext:value-type="float">
            <text:p>0.72479890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99.210895" calcext:value-type="float">
            <text:p>199.210895</text:p>
          </table:table-cell>
          <table:table-cell office:value-type="float" office:value="77.0012767" calcext:value-type="float">
            <text:p>77.0012767</text:p>
          </table:table-cell>
          <table:table-cell office:value-type="float" office:value="1.350805069" calcext:value-type="float">
            <text:p>1.350805069</text:p>
          </table:table-cell>
          <table:table-cell office:value-type="float" office:value="0.751909581" calcext:value-type="float">
            <text:p>0.751909581</text:p>
          </table:table-cell>
          <table:table-cell office:value-type="float" office:value="1.17642757" calcext:value-type="float">
            <text:p>1.17642757</text:p>
          </table:table-cell>
          <table:table-cell office:value-type="float" office:value="0.960549125" calcext:value-type="float">
            <text:p>0.96054912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98.126084" calcext:value-type="float">
            <text:p>198.126084</text:p>
          </table:table-cell>
          <table:table-cell office:value-type="float" office:value="76.5581492" calcext:value-type="float">
            <text:p>76.5581492</text:p>
          </table:table-cell>
          <table:table-cell office:value-type="float" office:value="1.37270444" calcext:value-type="float">
            <text:p>1.37270444</text:p>
          </table:table-cell>
          <table:table-cell office:value-type="float" office:value="0.755352075" calcext:value-type="float">
            <text:p>0.755352075</text:p>
          </table:table-cell>
          <table:table-cell office:value-type="float" office:value="1.37436712" calcext:value-type="float">
            <text:p>1.37436712</text:p>
          </table:table-cell>
          <table:table-cell office:value-type="float" office:value="1.122166043" calcext:value-type="float">
            <text:p>1.12216604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98.577533" calcext:value-type="float">
            <text:p>198.577533</text:p>
          </table:table-cell>
          <table:table-cell office:value-type="float" office:value="76.0444425" calcext:value-type="float">
            <text:p>76.0444425</text:p>
          </table:table-cell>
          <table:table-cell office:value-type="float" office:value="1.364953707" calcext:value-type="float">
            <text:p>1.364953707</text:p>
          </table:table-cell>
          <table:table-cell office:value-type="float" office:value="0.752985564" calcext:value-type="float">
            <text:p>0.752985564</text:p>
          </table:table-cell>
          <table:table-cell office:value-type="float" office:value="2.18103799" calcext:value-type="float">
            <text:p>2.18103799</text:p>
          </table:table-cell>
          <table:table-cell office:value-type="float" office:value="1.78080996" calcext:value-type="float">
            <text:p>1.7808099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97.585357" calcext:value-type="float">
            <text:p>197.585357</text:p>
          </table:table-cell>
          <table:table-cell office:value-type="float" office:value="75.6879564" calcext:value-type="float">
            <text:p>75.6879564</text:p>
          </table:table-cell>
          <table:table-cell office:value-type="float" office:value="1.382991555" calcext:value-type="float">
            <text:p>1.382991555</text:p>
          </table:table-cell>
          <table:table-cell office:value-type="float" office:value="0.749206592" calcext:value-type="float">
            <text:p>0.749206592</text:p>
          </table:table-cell>
          <table:table-cell office:value-type="float" office:value="1.66110075" calcext:value-type="float">
            <text:p>1.66110075</text:p>
          </table:table-cell>
          <table:table-cell office:value-type="float" office:value="1.35628311" calcext:value-type="float">
            <text:p>1.3562831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97.993423" calcext:value-type="float">
            <text:p>197.993423</text:p>
          </table:table-cell>
          <table:table-cell office:value-type="float" office:value="75.4512599" calcext:value-type="float">
            <text:p>75.4512599</text:p>
          </table:table-cell>
          <table:table-cell office:value-type="float" office:value="1.470242175" calcext:value-type="float">
            <text:p>1.470242175</text:p>
          </table:table-cell>
          <table:table-cell office:value-type="float" office:value="0.775819489" calcext:value-type="float">
            <text:p>0.775819489</text:p>
          </table:table-cell>
          <table:table-cell office:value-type="float" office:value="1.98466004" calcext:value-type="float">
            <text:p>1.98466004</text:p>
          </table:table-cell>
          <table:table-cell office:value-type="float" office:value="1.62046817" calcext:value-type="float">
            <text:p>1.6204681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97.25762" calcext:value-type="float">
            <text:p>197.25762</text:p>
          </table:table-cell>
          <table:table-cell office:value-type="float" office:value="74.9983721" calcext:value-type="float">
            <text:p>74.9983721</text:p>
          </table:table-cell>
          <table:table-cell office:value-type="float" office:value="1.475098557" calcext:value-type="float">
            <text:p>1.475098557</text:p>
          </table:table-cell>
          <table:table-cell office:value-type="float" office:value="0.733144483" calcext:value-type="float">
            <text:p>0.733144483</text:p>
          </table:table-cell>
          <table:table-cell office:value-type="float" office:value="2.386521446" calcext:value-type="float">
            <text:p>2.386521446</text:p>
          </table:table-cell>
          <table:table-cell office:value-type="float" office:value="1.94858661" calcext:value-type="float">
            <text:p>1.9485866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97.938274" calcext:value-type="float">
            <text:p>197.938274</text:p>
          </table:table-cell>
          <table:table-cell office:value-type="float" office:value="74.9371752" calcext:value-type="float">
            <text:p>74.9371752</text:p>
          </table:table-cell>
          <table:table-cell office:value-type="float" office:value="1.476217704" calcext:value-type="float">
            <text:p>1.476217704</text:p>
          </table:table-cell>
          <table:table-cell office:value-type="float" office:value="0.719312281" calcext:value-type="float">
            <text:p>0.719312281</text:p>
          </table:table-cell>
          <table:table-cell office:value-type="float" office:value="2.03058628" calcext:value-type="float">
            <text:p>2.03058628</text:p>
          </table:table-cell>
          <table:table-cell office:value-type="float" office:value="1.65796675" calcext:value-type="float">
            <text:p>1.6579667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97.872397" calcext:value-type="float">
            <text:p>197.872397</text:p>
          </table:table-cell>
          <table:table-cell office:value-type="float" office:value="75.0768567" calcext:value-type="float">
            <text:p>75.0768567</text:p>
          </table:table-cell>
          <table:table-cell office:value-type="float" office:value="1.449683817" calcext:value-type="float">
            <text:p>1.449683817</text:p>
          </table:table-cell>
          <table:table-cell office:value-type="float" office:value="0.685424342" calcext:value-type="float">
            <text:p>0.685424342</text:p>
          </table:table-cell>
          <table:table-cell office:value-type="float" office:value="2.84424742" calcext:value-type="float">
            <text:p>2.84424742</text:p>
          </table:table-cell>
          <table:table-cell office:value-type="float" office:value="2.32231829" calcext:value-type="float">
            <text:p>2.3223182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98.999297" calcext:value-type="float">
            <text:p>198.999297</text:p>
          </table:table-cell>
          <table:table-cell office:value-type="float" office:value="75.2984957" calcext:value-type="float">
            <text:p>75.2984957</text:p>
          </table:table-cell>
          <table:table-cell office:value-type="float" office:value="1.45426042" calcext:value-type="float">
            <text:p>1.45426042</text:p>
          </table:table-cell>
          <table:table-cell office:value-type="float" office:value="0.667154221" calcext:value-type="float">
            <text:p>0.667154221</text:p>
          </table:table-cell>
          <table:table-cell office:value-type="float" office:value="1.52194008" calcext:value-type="float">
            <text:p>1.52194008</text:p>
          </table:table-cell>
          <table:table-cell office:value-type="float" office:value="1.24265888" calcext:value-type="float">
            <text:p>1.2426588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99.431999" calcext:value-type="float">
            <text:p>199.431999</text:p>
          </table:table-cell>
          <table:table-cell office:value-type="float" office:value="75.821921" calcext:value-type="float">
            <text:p>75.821921</text:p>
          </table:table-cell>
          <table:table-cell office:value-type="float" office:value="1.429848633" calcext:value-type="float">
            <text:p>1.429848633</text:p>
          </table:table-cell>
          <table:table-cell office:value-type="float" office:value="0.651222307" calcext:value-type="float">
            <text:p>0.651222307</text:p>
          </table:table-cell>
          <table:table-cell office:value-type="float" office:value="2.54694385" calcext:value-type="float">
            <text:p>2.54694385</text:p>
          </table:table-cell>
          <table:table-cell office:value-type="float" office:value="2.07957087" calcext:value-type="float">
            <text:p>2.0795708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00.633157" calcext:value-type="float">
            <text:p>200.633157</text:p>
          </table:table-cell>
          <table:table-cell office:value-type="float" office:value="76.6091777" calcext:value-type="float">
            <text:p>76.6091777</text:p>
          </table:table-cell>
          <table:table-cell office:value-type="float" office:value="1.342456332" calcext:value-type="float">
            <text:p>1.342456332</text:p>
          </table:table-cell>
          <table:table-cell office:value-type="float" office:value="0.652670618" calcext:value-type="float">
            <text:p>0.652670618</text:p>
          </table:table-cell>
          <table:table-cell office:value-type="float" office:value="2.22841972" calcext:value-type="float">
            <text:p>2.22841972</text:p>
          </table:table-cell>
          <table:table-cell office:value-type="float" office:value="1.81949717" calcext:value-type="float">
            <text:p>1.8194971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01.850189" calcext:value-type="float">
            <text:p>201.850189</text:p>
          </table:table-cell>
          <table:table-cell office:value-type="float" office:value="77.3948422" calcext:value-type="float">
            <text:p>77.3948422</text:p>
          </table:table-cell>
          <table:table-cell office:value-type="float" office:value="1.34084254" calcext:value-type="float">
            <text:p>1.34084254</text:p>
          </table:table-cell>
          <table:table-cell office:value-type="float" office:value="0.662291847" calcext:value-type="float">
            <text:p>0.662291847</text:p>
          </table:table-cell>
          <table:table-cell office:value-type="float" office:value="1.50629995" calcext:value-type="float">
            <text:p>1.50629995</text:p>
          </table:table-cell>
          <table:table-cell office:value-type="float" office:value="1.22988876" calcext:value-type="float">
            <text:p>1.2298887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02.591932" calcext:value-type="float">
            <text:p>202.591932</text:p>
          </table:table-cell>
          <table:table-cell office:value-type="float" office:value="78.0401872" calcext:value-type="float">
            <text:p>78.0401872</text:p>
          </table:table-cell>
          <table:table-cell office:value-type="float" office:value="1.412271604" calcext:value-type="float">
            <text:p>1.412271604</text:p>
          </table:table-cell>
          <table:table-cell office:value-type="float" office:value="0.701605263" calcext:value-type="float">
            <text:p>0.701605263</text:p>
          </table:table-cell>
          <table:table-cell office:value-type="float" office:value="1.198282396" calcext:value-type="float">
            <text:p>1.198282396</text:p>
          </table:table-cell>
          <table:table-cell office:value-type="float" office:value="0.978393486" calcext:value-type="float">
            <text:p>0.97839348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04.136514" calcext:value-type="float">
            <text:p>204.136514</text:p>
          </table:table-cell>
          <table:table-cell office:value-type="float" office:value="78.8866752" calcext:value-type="float">
            <text:p>78.8866752</text:p>
          </table:table-cell>
          <table:table-cell office:value-type="float" office:value="1.420388018" calcext:value-type="float">
            <text:p>1.420388018</text:p>
          </table:table-cell>
          <table:table-cell office:value-type="float" office:value="0.712801029" calcext:value-type="float">
            <text:p>0.712801029</text:p>
          </table:table-cell>
          <table:table-cell office:value-type="float" office:value="2.070752043" calcext:value-type="float">
            <text:p>2.070752043</text:p>
          </table:table-cell>
          <table:table-cell office:value-type="float" office:value="1.690761928" calcext:value-type="float">
            <text:p>1.69076192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04.816926" calcext:value-type="float">
            <text:p>204.816926</text:p>
          </table:table-cell>
          <table:table-cell office:value-type="float" office:value="79.2796591" calcext:value-type="float">
            <text:p>79.2796591</text:p>
          </table:table-cell>
          <table:table-cell office:value-type="float" office:value="1.406970838" calcext:value-type="float">
            <text:p>1.406970838</text:p>
          </table:table-cell>
          <table:table-cell office:value-type="float" office:value="0.722981896" calcext:value-type="float">
            <text:p>0.722981896</text:p>
          </table:table-cell>
          <table:table-cell office:value-type="float" office:value="0.667125913" calcext:value-type="float">
            <text:p>0.667125913</text:p>
          </table:table-cell>
          <table:table-cell office:value-type="float" office:value="0.54470606" calcext:value-type="float">
            <text:p>0.5447060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05.639405" calcext:value-type="float">
            <text:p>205.639405</text:p>
          </table:table-cell>
          <table:table-cell office:value-type="float" office:value="79.6031659" calcext:value-type="float">
            <text:p>79.6031659</text:p>
          </table:table-cell>
          <table:table-cell office:value-type="float" office:value="1.422390057" calcext:value-type="float">
            <text:p>1.422390057</text:p>
          </table:table-cell>
          <table:table-cell office:value-type="float" office:value="0.727918021" calcext:value-type="float">
            <text:p>0.727918021</text:p>
          </table:table-cell>
          <table:table-cell office:value-type="float" office:value="1.788243143" calcext:value-type="float">
            <text:p>1.788243143</text:p>
          </table:table-cell>
          <table:table-cell office:value-type="float" office:value="1.46009441" calcext:value-type="float">
            <text:p>1.4600944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06.456132" calcext:value-type="float">
            <text:p>206.456132</text:p>
          </table:table-cell>
          <table:table-cell office:value-type="float" office:value="80.1417209" calcext:value-type="float">
            <text:p>80.1417209</text:p>
          </table:table-cell>
          <table:table-cell office:value-type="float" office:value="1.414080417" calcext:value-type="float">
            <text:p>1.414080417</text:p>
          </table:table-cell>
          <table:table-cell office:value-type="float" office:value="0.704009794" calcext:value-type="float">
            <text:p>0.704009794</text:p>
          </table:table-cell>
          <table:table-cell office:value-type="float" office:value="0.707208761" calcext:value-type="float">
            <text:p>0.707208761</text:p>
          </table:table-cell>
          <table:table-cell office:value-type="float" office:value="0.577433528" calcext:value-type="float">
            <text:p>0.57743352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07.058618" calcext:value-type="float">
            <text:p>207.058618</text:p>
          </table:table-cell>
          <table:table-cell office:value-type="float" office:value="80.6534673" calcext:value-type="float">
            <text:p>80.6534673</text:p>
          </table:table-cell>
          <table:table-cell office:value-type="float" office:value="1.418631506" calcext:value-type="float">
            <text:p>1.418631506</text:p>
          </table:table-cell>
          <table:table-cell office:value-type="float" office:value="0.694109596" calcext:value-type="float">
            <text:p>0.694109596</text:p>
          </table:table-cell>
          <table:table-cell office:value-type="float" office:value="2.16959617" calcext:value-type="float">
            <text:p>2.16959617</text:p>
          </table:table-cell>
          <table:table-cell office:value-type="float" office:value="1.771467877" calcext:value-type="float">
            <text:p>1.77146787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07.21864" calcext:value-type="float">
            <text:p>207.21864</text:p>
          </table:table-cell>
          <table:table-cell office:value-type="float" office:value="80.8348453" calcext:value-type="float">
            <text:p>80.8348453</text:p>
          </table:table-cell>
          <table:table-cell office:value-type="float" office:value="1.437655961" calcext:value-type="float">
            <text:p>1.437655961</text:p>
          </table:table-cell>
          <table:table-cell office:value-type="float" office:value="0.689717136" calcext:value-type="float">
            <text:p>0.689717136</text:p>
          </table:table-cell>
          <table:table-cell office:value-type="float" office:value="0.390678157" calcext:value-type="float">
            <text:p>0.390678157</text:p>
          </table:table-cell>
          <table:table-cell office:value-type="float" office:value="0.31898737" calcext:value-type="float">
            <text:p>0.3189873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07.062108" calcext:value-type="float">
            <text:p>207.062108</text:p>
          </table:table-cell>
          <table:table-cell office:value-type="float" office:value="81.0775388" calcext:value-type="float">
            <text:p>81.0775388</text:p>
          </table:table-cell>
          <table:table-cell office:value-type="float" office:value="1.410754378" calcext:value-type="float">
            <text:p>1.410754378</text:p>
          </table:table-cell>
          <table:table-cell office:value-type="float" office:value="0.66800757" calcext:value-type="float">
            <text:p>0.66800757</text:p>
          </table:table-cell>
          <table:table-cell office:value-type="float" office:value="2.15980576" calcext:value-type="float">
            <text:p>2.15980576</text:p>
          </table:table-cell>
          <table:table-cell office:value-type="float" office:value="1.763473988" calcext:value-type="float">
            <text:p>1.76347398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07.29433" calcext:value-type="float">
            <text:p>207.29433</text:p>
          </table:table-cell>
          <table:table-cell office:value-type="float" office:value="81.0785612" calcext:value-type="float">
            <text:p>81.0785612</text:p>
          </table:table-cell>
          <table:table-cell office:value-type="float" office:value="1.424331158" calcext:value-type="float">
            <text:p>1.424331158</text:p>
          </table:table-cell>
          <table:table-cell office:value-type="float" office:value="0.638100734" calcext:value-type="float">
            <text:p>0.638100734</text:p>
          </table:table-cell>
          <table:table-cell office:value-type="float" office:value="0.393789235" calcext:value-type="float">
            <text:p>0.393789235</text:p>
          </table:table-cell>
          <table:table-cell office:value-type="float" office:value="0.321527549" calcext:value-type="float">
            <text:p>0.32152754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06.689505" calcext:value-type="float">
            <text:p>206.689505</text:p>
          </table:table-cell>
          <table:table-cell office:value-type="float" office:value="81.3037343" calcext:value-type="float">
            <text:p>81.3037343</text:p>
          </table:table-cell>
          <table:table-cell office:value-type="float" office:value="1.468550998" calcext:value-type="float">
            <text:p>1.468550998</text:p>
          </table:table-cell>
          <table:table-cell office:value-type="float" office:value="0.58209874" calcext:value-type="float">
            <text:p>0.58209874</text:p>
          </table:table-cell>
          <table:table-cell office:value-type="float" office:value="1.498119867" calcext:value-type="float">
            <text:p>1.498119867</text:p>
          </table:table-cell>
          <table:table-cell office:value-type="float" office:value="1.223209736" calcext:value-type="float">
            <text:p>1.22320973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06.29574" calcext:value-type="float">
            <text:p>206.29574</text:p>
          </table:table-cell>
          <table:table-cell office:value-type="float" office:value="80.9865026" calcext:value-type="float">
            <text:p>80.9865026</text:p>
          </table:table-cell>
          <table:table-cell office:value-type="float" office:value="1.477033248" calcext:value-type="float">
            <text:p>1.477033248</text:p>
          </table:table-cell>
          <table:table-cell office:value-type="float" office:value="0.565315368" calcext:value-type="float">
            <text:p>0.565315368</text:p>
          </table:table-cell>
          <table:table-cell office:value-type="float" office:value="1.0103546175" calcext:value-type="float">
            <text:p>1.0103546175</text:p>
          </table:table-cell>
          <table:table-cell office:value-type="float" office:value="0.8249511062" calcext:value-type="float">
            <text:p>0.824951106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5.611997" calcext:value-type="float">
            <text:p>205.611997</text:p>
          </table:table-cell>
          <table:table-cell office:value-type="float" office:value="81.0956609" calcext:value-type="float">
            <text:p>81.0956609</text:p>
          </table:table-cell>
          <table:table-cell office:value-type="float" office:value="1.480316992" calcext:value-type="float">
            <text:p>1.480316992</text:p>
          </table:table-cell>
          <table:table-cell office:value-type="float" office:value="0.585842282" calcext:value-type="float">
            <text:p>0.585842282</text:p>
          </table:table-cell>
          <table:table-cell office:value-type="float" office:value="1.58969998" calcext:value-type="float">
            <text:p>1.58969998</text:p>
          </table:table-cell>
          <table:table-cell office:value-type="float" office:value="1.29798457" calcext:value-type="float">
            <text:p>1.2979845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05.352866" calcext:value-type="float">
            <text:p>205.352866</text:p>
          </table:table-cell>
          <table:table-cell office:value-type="float" office:value="81.5445925" calcext:value-type="float">
            <text:p>81.5445925</text:p>
          </table:table-cell>
          <table:table-cell office:value-type="float" office:value="1.483954162" calcext:value-type="float">
            <text:p>1.483954162</text:p>
          </table:table-cell>
          <table:table-cell office:value-type="float" office:value="0.607381992" calcext:value-type="float">
            <text:p>0.607381992</text:p>
          </table:table-cell>
          <table:table-cell office:value-type="float" office:value="1.353338109" calcext:value-type="float">
            <text:p>1.353338109</text:p>
          </table:table-cell>
          <table:table-cell office:value-type="float" office:value="1.1049959406" calcext:value-type="float">
            <text:p>1.104995940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05.235077" calcext:value-type="float">
            <text:p>205.235077</text:p>
          </table:table-cell>
          <table:table-cell office:value-type="float" office:value="81.4545342" calcext:value-type="float">
            <text:p>81.4545342</text:p>
          </table:table-cell>
          <table:table-cell office:value-type="float" office:value="1.497640937" calcext:value-type="float">
            <text:p>1.497640937</text:p>
          </table:table-cell>
          <table:table-cell office:value-type="float" office:value="0.621873241" calcext:value-type="float">
            <text:p>0.621873241</text:p>
          </table:table-cell>
          <table:table-cell office:value-type="float" office:value="1.99833604" calcext:value-type="float">
            <text:p>1.99833604</text:p>
          </table:table-cell>
          <table:table-cell office:value-type="float" office:value="1.631634445" calcext:value-type="float">
            <text:p>1.63163444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05.579324" calcext:value-type="float">
            <text:p>205.579324</text:p>
          </table:table-cell>
          <table:table-cell office:value-type="float" office:value="82.0478713" calcext:value-type="float">
            <text:p>82.0478713</text:p>
          </table:table-cell>
          <table:table-cell office:value-type="float" office:value="1.514680374" calcext:value-type="float">
            <text:p>1.514680374</text:p>
          </table:table-cell>
          <table:table-cell office:value-type="float" office:value="0.64635818" calcext:value-type="float">
            <text:p>0.64635818</text:p>
          </table:table-cell>
          <table:table-cell office:value-type="float" office:value="1.75747663" calcext:value-type="float">
            <text:p>1.75747663</text:p>
          </table:table-cell>
          <table:table-cell office:value-type="float" office:value="1.434973611" calcext:value-type="float">
            <text:p>1.43497361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05.767908" calcext:value-type="float">
            <text:p>205.767908</text:p>
          </table:table-cell>
          <table:table-cell office:value-type="float" office:value="82.3618333" calcext:value-type="float">
            <text:p>82.3618333</text:p>
          </table:table-cell>
          <table:table-cell office:value-type="float" office:value="1.542786214" calcext:value-type="float">
            <text:p>1.542786214</text:p>
          </table:table-cell>
          <table:table-cell office:value-type="float" office:value="0.673041003" calcext:value-type="float">
            <text:p>0.673041003</text:p>
          </table:table-cell>
          <table:table-cell office:value-type="float" office:value="2.327803214" calcext:value-type="float">
            <text:p>2.327803214</text:p>
          </table:table-cell>
          <table:table-cell office:value-type="float" office:value="1.900643323" calcext:value-type="float">
            <text:p>1.90064332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06.056405" calcext:value-type="float">
            <text:p>206.056405</text:p>
          </table:table-cell>
          <table:table-cell office:value-type="float" office:value="82.7638835" calcext:value-type="float">
            <text:p>82.7638835</text:p>
          </table:table-cell>
          <table:table-cell office:value-type="float" office:value="1.438720869" calcext:value-type="float">
            <text:p>1.438720869</text:p>
          </table:table-cell>
          <table:table-cell office:value-type="float" office:value="0.649297811" calcext:value-type="float">
            <text:p>0.649297811</text:p>
          </table:table-cell>
          <table:table-cell office:value-type="float" office:value="1.59200026" calcext:value-type="float">
            <text:p>1.59200026</text:p>
          </table:table-cell>
          <table:table-cell office:value-type="float" office:value="1.29986275" calcext:value-type="float">
            <text:p>1.2998627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06.85633" calcext:value-type="float">
            <text:p>206.85633</text:p>
          </table:table-cell>
          <table:table-cell office:value-type="float" office:value="83.484485" calcext:value-type="float">
            <text:p>83.484485</text:p>
          </table:table-cell>
          <table:table-cell office:value-type="float" office:value="1.505487227" calcext:value-type="float">
            <text:p>1.505487227</text:p>
          </table:table-cell>
          <table:table-cell office:value-type="float" office:value="0.728499164" calcext:value-type="float">
            <text:p>0.728499164</text:p>
          </table:table-cell>
          <table:table-cell office:value-type="float" office:value="2.44912656" calcext:value-type="float">
            <text:p>2.44912656</text:p>
          </table:table-cell>
          <table:table-cell office:value-type="float" office:value="1.999703495" calcext:value-type="float">
            <text:p>1.99970349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07.848064" calcext:value-type="float">
            <text:p>207.848064</text:p>
          </table:table-cell>
          <table:table-cell office:value-type="float" office:value="83.7883889" calcext:value-type="float">
            <text:p>83.7883889</text:p>
          </table:table-cell>
          <table:table-cell office:value-type="float" office:value="1.483782017" calcext:value-type="float">
            <text:p>1.483782017</text:p>
          </table:table-cell>
          <table:table-cell office:value-type="float" office:value="0.747402046" calcext:value-type="float">
            <text:p>0.747402046</text:p>
          </table:table-cell>
          <table:table-cell office:value-type="float" office:value="0.72179799" calcext:value-type="float">
            <text:p>0.72179799</text:p>
          </table:table-cell>
          <table:table-cell office:value-type="float" office:value="0.589345598" calcext:value-type="float">
            <text:p>0.58934559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09.188962" calcext:value-type="float">
            <text:p>209.188962</text:p>
          </table:table-cell>
          <table:table-cell office:value-type="float" office:value="84.650522" calcext:value-type="float">
            <text:p>84.650522</text:p>
          </table:table-cell>
          <table:table-cell office:value-type="float" office:value="1.56344544" calcext:value-type="float">
            <text:p>1.56344544</text:p>
          </table:table-cell>
          <table:table-cell office:value-type="float" office:value="0.78228122" calcext:value-type="float">
            <text:p>0.78228122</text:p>
          </table:table-cell>
          <table:table-cell office:value-type="float" office:value="2.82624312" calcext:value-type="float">
            <text:p>2.82624312</text:p>
          </table:table-cell>
          <table:table-cell office:value-type="float" office:value="2.30761787" calcext:value-type="float">
            <text:p>2.3076178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10.462106" calcext:value-type="float">
            <text:p>210.462106</text:p>
          </table:table-cell>
          <table:table-cell office:value-type="float" office:value="85.112637" calcext:value-type="float">
            <text:p>85.112637</text:p>
          </table:table-cell>
          <table:table-cell office:value-type="float" office:value="1.5304556" calcext:value-type="float">
            <text:p>1.5304556</text:p>
          </table:table-cell>
          <table:table-cell office:value-type="float" office:value="0.796022331" calcext:value-type="float">
            <text:p>0.796022331</text:p>
          </table:table-cell>
          <table:table-cell office:value-type="float" office:value="0.806660955" calcext:value-type="float">
            <text:p>0.806660955</text:p>
          </table:table-cell>
          <table:table-cell office:value-type="float" office:value="0.658635896" calcext:value-type="float">
            <text:p>0.65863589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11.502081" calcext:value-type="float">
            <text:p>211.502081</text:p>
          </table:table-cell>
          <table:table-cell office:value-type="float" office:value="85.7268505" calcext:value-type="float">
            <text:p>85.7268505</text:p>
          </table:table-cell>
          <table:table-cell office:value-type="float" office:value="1.52280609" calcext:value-type="float">
            <text:p>1.52280609</text:p>
          </table:table-cell>
          <table:table-cell office:value-type="float" office:value="0.80157072" calcext:value-type="float">
            <text:p>0.80157072</text:p>
          </table:table-cell>
          <table:table-cell office:value-type="float" office:value="2.72200696" calcext:value-type="float">
            <text:p>2.72200696</text:p>
          </table:table-cell>
          <table:table-cell office:value-type="float" office:value="2.222509364" calcext:value-type="float">
            <text:p>2.22250936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12.389329" calcext:value-type="float">
            <text:p>212.389329</text:p>
          </table:table-cell>
          <table:table-cell office:value-type="float" office:value="86.2144623" calcext:value-type="float">
            <text:p>86.2144623</text:p>
          </table:table-cell>
          <table:table-cell office:value-type="float" office:value="1.53511322" calcext:value-type="float">
            <text:p>1.53511322</text:p>
          </table:table-cell>
          <table:table-cell office:value-type="float" office:value="0.786070842" calcext:value-type="float">
            <text:p>0.786070842</text:p>
          </table:table-cell>
          <table:table-cell office:value-type="float" office:value="0.6229434224" calcext:value-type="float">
            <text:p>0.6229434224</text:p>
          </table:table-cell>
          <table:table-cell office:value-type="float" office:value="0.508631153" calcext:value-type="float">
            <text:p>0.50863115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12.960125" calcext:value-type="float">
            <text:p>212.960125</text:p>
          </table:table-cell>
          <table:table-cell office:value-type="float" office:value="85.6793656" calcext:value-type="float">
            <text:p>85.6793656</text:p>
          </table:table-cell>
          <table:table-cell office:value-type="float" office:value="1.52550467" calcext:value-type="float">
            <text:p>1.52550467</text:p>
          </table:table-cell>
          <table:table-cell office:value-type="float" office:value="0.770617571" calcext:value-type="float">
            <text:p>0.770617571</text:p>
          </table:table-cell>
          <table:table-cell office:value-type="float" office:value="1.993679756" calcext:value-type="float">
            <text:p>1.993679756</text:p>
          </table:table-cell>
          <table:table-cell office:value-type="float" office:value="1.627832713" calcext:value-type="float">
            <text:p>1.62783271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14.277978" calcext:value-type="float">
            <text:p>214.277978</text:p>
          </table:table-cell>
          <table:table-cell office:value-type="float" office:value="86.2300606" calcext:value-type="float">
            <text:p>86.2300606</text:p>
          </table:table-cell>
          <table:table-cell office:value-type="float" office:value="1.52305001" calcext:value-type="float">
            <text:p>1.52305001</text:p>
          </table:table-cell>
          <table:table-cell office:value-type="float" office:value="0.782423768" calcext:value-type="float">
            <text:p>0.782423768</text:p>
          </table:table-cell>
          <table:table-cell office:value-type="float" office:value="1.134238204" calcext:value-type="float">
            <text:p>1.134238204</text:p>
          </table:table-cell>
          <table:table-cell office:value-type="float" office:value="0.926101637" calcext:value-type="float">
            <text:p>0.92610163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14.76389" calcext:value-type="float">
            <text:p>214.76389</text:p>
          </table:table-cell>
          <table:table-cell office:value-type="float" office:value="85.3211023" calcext:value-type="float">
            <text:p>85.3211023</text:p>
          </table:table-cell>
          <table:table-cell office:value-type="float" office:value="1.51877707" calcext:value-type="float">
            <text:p>1.51877707</text:p>
          </table:table-cell>
          <table:table-cell office:value-type="float" office:value="0.79548192" calcext:value-type="float">
            <text:p>0.79548192</text:p>
          </table:table-cell>
          <table:table-cell office:value-type="float" office:value="2.152569742" calcext:value-type="float">
            <text:p>2.152569742</text:p>
          </table:table-cell>
          <table:table-cell office:value-type="float" office:value="1.757565845" calcext:value-type="float">
            <text:p>1.75756584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15.453927" calcext:value-type="float">
            <text:p>215.453927</text:p>
          </table:table-cell>
          <table:table-cell office:value-type="float" office:value="85.6831478" calcext:value-type="float">
            <text:p>85.6831478</text:p>
          </table:table-cell>
          <table:table-cell office:value-type="float" office:value="1.51892313" calcext:value-type="float">
            <text:p>1.51892313</text:p>
          </table:table-cell>
          <table:table-cell office:value-type="float" office:value="0.81513279" calcext:value-type="float">
            <text:p>0.81513279</text:p>
          </table:table-cell>
          <table:table-cell office:value-type="float" office:value="0.632383114" calcext:value-type="float">
            <text:p>0.632383114</text:p>
          </table:table-cell>
          <table:table-cell office:value-type="float" office:value="0.51633864" calcext:value-type="float">
            <text:p>0.5163386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15.698644" calcext:value-type="float">
            <text:p>215.698644</text:p>
          </table:table-cell>
          <table:table-cell office:value-type="float" office:value="84.8414791" calcext:value-type="float">
            <text:p>84.8414791</text:p>
          </table:table-cell>
          <table:table-cell office:value-type="float" office:value="1.52597543" calcext:value-type="float">
            <text:p>1.52597543</text:p>
          </table:table-cell>
          <table:table-cell office:value-type="float" office:value="0.807418084" calcext:value-type="float">
            <text:p>0.807418084</text:p>
          </table:table-cell>
          <table:table-cell office:value-type="float" office:value="2.48394131" calcext:value-type="float">
            <text:p>2.48394131</text:p>
          </table:table-cell>
          <table:table-cell office:value-type="float" office:value="2.028129586" calcext:value-type="float">
            <text:p>2.02812958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16.097243" calcext:value-type="float">
            <text:p>216.097243</text:p>
          </table:table-cell>
          <table:table-cell office:value-type="float" office:value="85.1274165" calcext:value-type="float">
            <text:p>85.1274165</text:p>
          </table:table-cell>
          <table:table-cell office:value-type="float" office:value="1.52642032" calcext:value-type="float">
            <text:p>1.52642032</text:p>
          </table:table-cell>
          <table:table-cell office:value-type="float" office:value="0.815203915" calcext:value-type="float">
            <text:p>0.815203915</text:p>
          </table:table-cell>
          <table:table-cell office:value-type="float" office:value="0.376388007" calcext:value-type="float">
            <text:p>0.376388007</text:p>
          </table:table-cell>
          <table:table-cell office:value-type="float" office:value="0.3073195165" calcext:value-type="float">
            <text:p>0.307319516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16.812867" calcext:value-type="float">
            <text:p>216.812867</text:p>
          </table:table-cell>
          <table:table-cell office:value-type="float" office:value="84.6605366" calcext:value-type="float">
            <text:p>84.6605366</text:p>
          </table:table-cell>
          <table:table-cell office:value-type="float" office:value="1.542805415" calcext:value-type="float">
            <text:p>1.542805415</text:p>
          </table:table-cell>
          <table:table-cell office:value-type="float" office:value="0.787888892" calcext:value-type="float">
            <text:p>0.787888892</text:p>
          </table:table-cell>
          <table:table-cell office:value-type="float" office:value="1.96165142" calcext:value-type="float">
            <text:p>1.96165142</text:p>
          </table:table-cell>
          <table:table-cell office:value-type="float" office:value="1.60168166" calcext:value-type="float">
            <text:p>1.6016816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16.974411" calcext:value-type="float">
            <text:p>216.974411</text:p>
          </table:table-cell>
          <table:table-cell office:value-type="float" office:value="84.843947" calcext:value-type="float">
            <text:p>84.843947</text:p>
          </table:table-cell>
          <table:table-cell office:value-type="float" office:value="1.535305865" calcext:value-type="float">
            <text:p>1.535305865</text:p>
          </table:table-cell>
          <table:table-cell office:value-type="float" office:value="0.784577006" calcext:value-type="float">
            <text:p>0.784577006</text:p>
          </table:table-cell>
          <table:table-cell office:value-type="float" office:value="0.921065576" calcext:value-type="float">
            <text:p>0.921065576</text:p>
          </table:table-cell>
          <table:table-cell office:value-type="float" office:value="0.752046873" calcext:value-type="float">
            <text:p>0.75204687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16.879461" calcext:value-type="float">
            <text:p>216.879461</text:p>
          </table:table-cell>
          <table:table-cell office:value-type="float" office:value="84.5859382" calcext:value-type="float">
            <text:p>84.5859382</text:p>
          </table:table-cell>
          <table:table-cell office:value-type="float" office:value="1.5043104" calcext:value-type="float">
            <text:p>1.5043104</text:p>
          </table:table-cell>
          <table:table-cell office:value-type="float" office:value="0.775130991" calcext:value-type="float">
            <text:p>0.775130991</text:p>
          </table:table-cell>
          <table:table-cell office:value-type="float" office:value="1.590316625" calcext:value-type="float">
            <text:p>1.590316625</text:p>
          </table:table-cell>
          <table:table-cell office:value-type="float" office:value="1.2984881" calcext:value-type="float">
            <text:p>1.298488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17.054022" calcext:value-type="float">
            <text:p>217.054022</text:p>
          </table:table-cell>
          <table:table-cell office:value-type="float" office:value="84.7771063" calcext:value-type="float">
            <text:p>84.7771063</text:p>
          </table:table-cell>
          <table:table-cell office:value-type="float" office:value="1.48699673" calcext:value-type="float">
            <text:p>1.48699673</text:p>
          </table:table-cell>
          <table:table-cell office:value-type="float" office:value="0.775566813" calcext:value-type="float">
            <text:p>0.775566813</text:p>
          </table:table-cell>
          <table:table-cell office:value-type="float" office:value="0.796381901" calcext:value-type="float">
            <text:p>0.796381901</text:p>
          </table:table-cell>
          <table:table-cell office:value-type="float" office:value="0.650243092" calcext:value-type="float">
            <text:p>0.65024309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16.45011" calcext:value-type="float">
            <text:p>216.45011</text:p>
          </table:table-cell>
          <table:table-cell office:value-type="float" office:value="84.1644341" calcext:value-type="float">
            <text:p>84.1644341</text:p>
          </table:table-cell>
          <table:table-cell office:value-type="float" office:value="1.43984472" calcext:value-type="float">
            <text:p>1.43984472</text:p>
          </table:table-cell>
          <table:table-cell office:value-type="float" office:value="0.771761857" calcext:value-type="float">
            <text:p>0.771761857</text:p>
          </table:table-cell>
          <table:table-cell office:value-type="float" office:value="1.85379777" calcext:value-type="float">
            <text:p>1.85379777</text:p>
          </table:table-cell>
          <table:table-cell office:value-type="float" office:value="1.51361958" calcext:value-type="float">
            <text:p>1.5136195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17.013653" calcext:value-type="float">
            <text:p>217.013653</text:p>
          </table:table-cell>
          <table:table-cell office:value-type="float" office:value="84.6284429" calcext:value-type="float">
            <text:p>84.6284429</text:p>
          </table:table-cell>
          <table:table-cell office:value-type="float" office:value="1.424873468" calcext:value-type="float">
            <text:p>1.424873468</text:p>
          </table:table-cell>
          <table:table-cell office:value-type="float" office:value="0.753678785" calcext:value-type="float">
            <text:p>0.753678785</text:p>
          </table:table-cell>
          <table:table-cell office:value-type="float" office:value="0.9267254126" calcext:value-type="float">
            <text:p>0.9267254126</text:p>
          </table:table-cell>
          <table:table-cell office:value-type="float" office:value="0.75666813" calcext:value-type="float">
            <text:p>0.7566681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16.830816" calcext:value-type="float">
            <text:p>216.830816</text:p>
          </table:table-cell>
          <table:table-cell office:value-type="float" office:value="84.0134785" calcext:value-type="float">
            <text:p>84.0134785</text:p>
          </table:table-cell>
          <table:table-cell office:value-type="float" office:value="1.431700213" calcext:value-type="float">
            <text:p>1.431700213</text:p>
          </table:table-cell>
          <table:table-cell office:value-type="float" office:value="0.761432814" calcext:value-type="float">
            <text:p>0.761432814</text:p>
          </table:table-cell>
          <table:table-cell office:value-type="float" office:value="2.17152135" calcext:value-type="float">
            <text:p>2.17152135</text:p>
          </table:table-cell>
          <table:table-cell office:value-type="float" office:value="1.77303983" calcext:value-type="float">
            <text:p>1.7730398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17.482405" calcext:value-type="float">
            <text:p>217.482405</text:p>
          </table:table-cell>
          <table:table-cell office:value-type="float" office:value="84.4523998" calcext:value-type="float">
            <text:p>84.4523998</text:p>
          </table:table-cell>
          <table:table-cell office:value-type="float" office:value="1.418044349" calcext:value-type="float">
            <text:p>1.418044349</text:p>
          </table:table-cell>
          <table:table-cell office:value-type="float" office:value="0.744464706" calcext:value-type="float">
            <text:p>0.744464706</text:p>
          </table:table-cell>
          <table:table-cell office:value-type="float" office:value="1.19714109" calcext:value-type="float">
            <text:p>1.19714109</text:p>
          </table:table-cell>
          <table:table-cell office:value-type="float" office:value="0.97746162" calcext:value-type="float">
            <text:p>0.97746162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17.358115" calcext:value-type="float">
            <text:p>217.358115</text:p>
          </table:table-cell>
          <table:table-cell office:value-type="float" office:value="83.7233307" calcext:value-type="float">
            <text:p>83.7233307</text:p>
          </table:table-cell>
          <table:table-cell office:value-type="float" office:value="1.404409793" calcext:value-type="float">
            <text:p>1.404409793</text:p>
          </table:table-cell>
          <table:table-cell office:value-type="float" office:value="0.732269542" calcext:value-type="float">
            <text:p>0.732269542</text:p>
          </table:table-cell>
          <table:table-cell office:value-type="float" office:value="2.5562835" calcext:value-type="float">
            <text:p>2.5562835</text:p>
          </table:table-cell>
          <table:table-cell office:value-type="float" office:value="2.087196712" calcext:value-type="float">
            <text:p>2.087196712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17.813675" calcext:value-type="float">
            <text:p>217.813675</text:p>
          </table:table-cell>
          <table:table-cell office:value-type="float" office:value="83.9867417" calcext:value-type="float">
            <text:p>83.9867417</text:p>
          </table:table-cell>
          <table:table-cell office:value-type="float" office:value="1.375380731" calcext:value-type="float">
            <text:p>1.375380731</text:p>
          </table:table-cell>
          <table:table-cell office:value-type="float" office:value="0.712024279" calcext:value-type="float">
            <text:p>0.712024279</text:p>
          </table:table-cell>
          <table:table-cell office:value-type="float" office:value="1.18502957" calcext:value-type="float">
            <text:p>1.18502957</text:p>
          </table:table-cell>
          <table:table-cell office:value-type="float" office:value="0.96757259" calcext:value-type="float">
            <text:p>0.96757259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18.622577" calcext:value-type="float">
            <text:p>218.622577</text:p>
          </table:table-cell>
          <table:table-cell office:value-type="float" office:value="83.8189148" calcext:value-type="float">
            <text:p>83.8189148</text:p>
          </table:table-cell>
          <table:table-cell office:value-type="float" office:value="1.418312382" calcext:value-type="float">
            <text:p>1.418312382</text:p>
          </table:table-cell>
          <table:table-cell office:value-type="float" office:value="0.720220424" calcext:value-type="float">
            <text:p>0.720220424</text:p>
          </table:table-cell>
          <table:table-cell office:value-type="float" office:value="2.73277432" calcext:value-type="float">
            <text:p>2.73277432</text:p>
          </table:table-cell>
          <table:table-cell office:value-type="float" office:value="2.231300876" calcext:value-type="float">
            <text:p>2.23130087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19.221344" calcext:value-type="float">
            <text:p>219.221344</text:p>
          </table:table-cell>
          <table:table-cell office:value-type="float" office:value="84.1696568" calcext:value-type="float">
            <text:p>84.1696568</text:p>
          </table:table-cell>
          <table:table-cell office:value-type="float" office:value="1.371198277" calcext:value-type="float">
            <text:p>1.371198277</text:p>
          </table:table-cell>
          <table:table-cell office:value-type="float" office:value="0.699970761" calcext:value-type="float">
            <text:p>0.699970761</text:p>
          </table:table-cell>
          <table:table-cell office:value-type="float" office:value="0.97318445" calcext:value-type="float">
            <text:p>0.97318445</text:p>
          </table:table-cell>
          <table:table-cell office:value-type="float" office:value="0.79460178" calcext:value-type="float">
            <text:p>0.7946017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19.95359" calcext:value-type="float">
            <text:p>219.95359</text:p>
          </table:table-cell>
          <table:table-cell office:value-type="float" office:value="84.4808542" calcext:value-type="float">
            <text:p>84.4808542</text:p>
          </table:table-cell>
          <table:table-cell office:value-type="float" office:value="1.358602139" calcext:value-type="float">
            <text:p>1.358602139</text:p>
          </table:table-cell>
          <table:table-cell office:value-type="float" office:value="0.676734282" calcext:value-type="float">
            <text:p>0.676734282</text:p>
          </table:table-cell>
          <table:table-cell office:value-type="float" office:value="2.047664495" calcext:value-type="float">
            <text:p>2.047664495</text:p>
          </table:table-cell>
          <table:table-cell office:value-type="float" office:value="1.671911074" calcext:value-type="float">
            <text:p>1.67191107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20.827287" calcext:value-type="float">
            <text:p>220.827287</text:p>
          </table:table-cell>
          <table:table-cell office:value-type="float" office:value="84.754217" calcext:value-type="float">
            <text:p>84.754217</text:p>
          </table:table-cell>
          <table:table-cell office:value-type="float" office:value="1.30171911" calcext:value-type="float">
            <text:p>1.30171911</text:p>
          </table:table-cell>
          <table:table-cell office:value-type="float" office:value="0.658622782" calcext:value-type="float">
            <text:p>0.658622782</text:p>
          </table:table-cell>
          <table:table-cell office:value-type="float" office:value="1.11612183" calcext:value-type="float">
            <text:p>1.11612183</text:p>
          </table:table-cell>
          <table:table-cell office:value-type="float" office:value="0.91130965" calcext:value-type="float">
            <text:p>0.9113096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20.665668" calcext:value-type="float">
            <text:p>220.665668</text:p>
          </table:table-cell>
          <table:table-cell office:value-type="float" office:value="85.4336931" calcext:value-type="float">
            <text:p>85.4336931</text:p>
          </table:table-cell>
          <table:table-cell office:value-type="float" office:value="1.326309503" calcext:value-type="float">
            <text:p>1.326309503</text:p>
          </table:table-cell>
          <table:table-cell office:value-type="float" office:value="0.709706704" calcext:value-type="float">
            <text:p>0.709706704</text:p>
          </table:table-cell>
          <table:table-cell office:value-type="float" office:value="2.09129722" calcext:value-type="float">
            <text:p>2.09129722</text:p>
          </table:table-cell>
          <table:table-cell office:value-type="float" office:value="1.707536982" calcext:value-type="float">
            <text:p>1.70753698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21.327097" calcext:value-type="float">
            <text:p>221.327097</text:p>
          </table:table-cell>
          <table:table-cell office:value-type="float" office:value="85.6357407" calcext:value-type="float">
            <text:p>85.6357407</text:p>
          </table:table-cell>
          <table:table-cell office:value-type="float" office:value="1.30059719" calcext:value-type="float">
            <text:p>1.30059719</text:p>
          </table:table-cell>
          <table:table-cell office:value-type="float" office:value="0.705734143" calcext:value-type="float">
            <text:p>0.705734143</text:p>
          </table:table-cell>
          <table:table-cell office:value-type="float" office:value="1.068651732" calcext:value-type="float">
            <text:p>1.068651732</text:p>
          </table:table-cell>
          <table:table-cell office:value-type="float" office:value="0.872550486" calcext:value-type="float">
            <text:p>0.87255048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20.74084" calcext:value-type="float">
            <text:p>220.74084</text:p>
          </table:table-cell>
          <table:table-cell office:value-type="float" office:value="86.0123287" calcext:value-type="float">
            <text:p>86.0123287</text:p>
          </table:table-cell>
          <table:table-cell office:value-type="float" office:value="1.163510823" calcext:value-type="float">
            <text:p>1.163510823</text:p>
          </table:table-cell>
          <table:table-cell office:value-type="float" office:value="0.668464586" calcext:value-type="float">
            <text:p>0.668464586</text:p>
          </table:table-cell>
          <table:table-cell office:value-type="float" office:value="2.108115793" calcext:value-type="float">
            <text:p>2.108115793</text:p>
          </table:table-cell>
          <table:table-cell office:value-type="float" office:value="1.721269342" calcext:value-type="float">
            <text:p>1.72126934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21.271532" calcext:value-type="float">
            <text:p>221.271532</text:p>
          </table:table-cell>
          <table:table-cell office:value-type="float" office:value="86.4969161" calcext:value-type="float">
            <text:p>86.4969161</text:p>
          </table:table-cell>
          <table:table-cell office:value-type="float" office:value="1.220020363" calcext:value-type="float">
            <text:p>1.220020363</text:p>
          </table:table-cell>
          <table:table-cell office:value-type="float" office:value="0.688428572" calcext:value-type="float">
            <text:p>0.688428572</text:p>
          </table:table-cell>
          <table:table-cell office:value-type="float" office:value="0.458964129" calcext:value-type="float">
            <text:p>0.458964129</text:p>
          </table:table-cell>
          <table:table-cell office:value-type="float" office:value="0.3747426313" calcext:value-type="float">
            <text:p>0.374742631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20.59846" calcext:value-type="float">
            <text:p>220.59846</text:p>
          </table:table-cell>
          <table:table-cell office:value-type="float" office:value="86.6045674" calcext:value-type="float">
            <text:p>86.6045674</text:p>
          </table:table-cell>
          <table:table-cell office:value-type="float" office:value="1.225763617" calcext:value-type="float">
            <text:p>1.225763617</text:p>
          </table:table-cell>
          <table:table-cell office:value-type="float" office:value="0.703082862" calcext:value-type="float">
            <text:p>0.703082862</text:p>
          </table:table-cell>
          <table:table-cell office:value-type="float" office:value="2.463637376" calcext:value-type="float">
            <text:p>2.463637376</text:p>
          </table:table-cell>
          <table:table-cell office:value-type="float" office:value="2.011551427" calcext:value-type="float">
            <text:p>2.01155142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20.913269" calcext:value-type="float">
            <text:p>220.913269</text:p>
          </table:table-cell>
          <table:table-cell office:value-type="float" office:value="86.9612531" calcext:value-type="float">
            <text:p>86.9612531</text:p>
          </table:table-cell>
          <table:table-cell office:value-type="float" office:value="1.24401473" calcext:value-type="float">
            <text:p>1.24401473</text:p>
          </table:table-cell>
          <table:table-cell office:value-type="float" office:value="0.758719632" calcext:value-type="float">
            <text:p>0.758719632</text:p>
          </table:table-cell>
          <table:table-cell office:value-type="float" office:value="0.6995907385" calcext:value-type="float">
            <text:p>0.6995907385</text:p>
          </table:table-cell>
          <table:table-cell office:value-type="float" office:value="0.5712134627" calcext:value-type="float">
            <text:p>0.571213462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20.529547" calcext:value-type="float">
            <text:p>220.529547</text:p>
          </table:table-cell>
          <table:table-cell office:value-type="float" office:value="87.1132457" calcext:value-type="float">
            <text:p>87.1132457</text:p>
          </table:table-cell>
          <table:table-cell office:value-type="float" office:value="1.212492172" calcext:value-type="float">
            <text:p>1.212492172</text:p>
          </table:table-cell>
          <table:table-cell office:value-type="float" office:value="0.727413903" calcext:value-type="float">
            <text:p>0.727413903</text:p>
          </table:table-cell>
          <table:table-cell office:value-type="float" office:value="1.799948195" calcext:value-type="float">
            <text:p>1.799948195</text:p>
          </table:table-cell>
          <table:table-cell office:value-type="float" office:value="1.469651587" calcext:value-type="float">
            <text:p>1.46965158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20.105799" calcext:value-type="float">
            <text:p>220.105799</text:p>
          </table:table-cell>
          <table:table-cell office:value-type="float" office:value="87.1863475" calcext:value-type="float">
            <text:p>87.1863475</text:p>
          </table:table-cell>
          <table:table-cell office:value-type="float" office:value="1.226093932" calcext:value-type="float">
            <text:p>1.226093932</text:p>
          </table:table-cell>
          <table:table-cell office:value-type="float" office:value="0.75417045" calcext:value-type="float">
            <text:p>0.75417045</text:p>
          </table:table-cell>
          <table:table-cell office:value-type="float" office:value="0.822708963" calcext:value-type="float">
            <text:p>0.822708963</text:p>
          </table:table-cell>
          <table:table-cell office:value-type="float" office:value="0.67173908" calcext:value-type="float">
            <text:p>0.6717390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20.181503" calcext:value-type="float">
            <text:p>220.181503</text:p>
          </table:table-cell>
          <table:table-cell office:value-type="float" office:value="87.4665932" calcext:value-type="float">
            <text:p>87.4665932</text:p>
          </table:table-cell>
          <table:table-cell office:value-type="float" office:value="1.209409779" calcext:value-type="float">
            <text:p>1.209409779</text:p>
          </table:table-cell>
          <table:table-cell office:value-type="float" office:value="0.687714272" calcext:value-type="float">
            <text:p>0.687714272</text:p>
          </table:table-cell>
          <table:table-cell office:value-type="float" office:value="1.579231708" calcext:value-type="float">
            <text:p>1.579231708</text:p>
          </table:table-cell>
          <table:table-cell office:value-type="float" office:value="1.289437275" calcext:value-type="float">
            <text:p>1.28943727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19.305603" calcext:value-type="float">
            <text:p>219.305603</text:p>
          </table:table-cell>
          <table:table-cell office:value-type="float" office:value="87.5200084" calcext:value-type="float">
            <text:p>87.5200084</text:p>
          </table:table-cell>
          <table:table-cell office:value-type="float" office:value="1.226495699" calcext:value-type="float">
            <text:p>1.226495699</text:p>
          </table:table-cell>
          <table:table-cell office:value-type="float" office:value="0.700769372" calcext:value-type="float">
            <text:p>0.700769372</text:p>
          </table:table-cell>
          <table:table-cell office:value-type="float" office:value="1.00500042" calcext:value-type="float">
            <text:p>1.00500042</text:p>
          </table:table-cell>
          <table:table-cell office:value-type="float" office:value="0.82057944" calcext:value-type="float">
            <text:p>0.8205794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19.650526" calcext:value-type="float">
            <text:p>219.650526</text:p>
          </table:table-cell>
          <table:table-cell office:value-type="float" office:value="87.3051481" calcext:value-type="float">
            <text:p>87.3051481</text:p>
          </table:table-cell>
          <table:table-cell office:value-type="float" office:value="1.219058633" calcext:value-type="float">
            <text:p>1.219058633</text:p>
          </table:table-cell>
          <table:table-cell office:value-type="float" office:value="0.6867258325" calcext:value-type="float">
            <text:p>0.6867258325</text:p>
          </table:table-cell>
          <table:table-cell office:value-type="float" office:value="1.84519355" calcext:value-type="float">
            <text:p>1.84519355</text:p>
          </table:table-cell>
          <table:table-cell office:value-type="float" office:value="1.50659422" calcext:value-type="float">
            <text:p>1.5065942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18.854096" calcext:value-type="float">
            <text:p>218.854096</text:p>
          </table:table-cell>
          <table:table-cell office:value-type="float" office:value="87.3480921" calcext:value-type="float">
            <text:p>87.3480921</text:p>
          </table:table-cell>
          <table:table-cell office:value-type="float" office:value="1.222429923" calcext:value-type="float">
            <text:p>1.222429923</text:p>
          </table:table-cell>
          <table:table-cell office:value-type="float" office:value="0.6760147615" calcext:value-type="float">
            <text:p>0.6760147615</text:p>
          </table:table-cell>
          <table:table-cell office:value-type="float" office:value="0.99249044" calcext:value-type="float">
            <text:p>0.99249044</text:p>
          </table:table-cell>
          <table:table-cell office:value-type="float" office:value="0.81036508" calcext:value-type="float">
            <text:p>0.8103650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18.965028" calcext:value-type="float">
            <text:p>218.965028</text:p>
          </table:table-cell>
          <table:table-cell office:value-type="float" office:value="86.7939048" calcext:value-type="float">
            <text:p>86.7939048</text:p>
          </table:table-cell>
          <table:table-cell office:value-type="float" office:value="1.221197485" calcext:value-type="float">
            <text:p>1.221197485</text:p>
          </table:table-cell>
          <table:table-cell office:value-type="float" office:value="0.6891342454" calcext:value-type="float">
            <text:p>0.6891342454</text:p>
          </table:table-cell>
          <table:table-cell office:value-type="float" office:value="2.512519167" calcext:value-type="float">
            <text:p>2.512519167</text:p>
          </table:table-cell>
          <table:table-cell office:value-type="float" office:value="2.051463304" calcext:value-type="float">
            <text:p>2.05146330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18.305248" calcext:value-type="float">
            <text:p>218.305248</text:p>
          </table:table-cell>
          <table:table-cell office:value-type="float" office:value="86.8731014" calcext:value-type="float">
            <text:p>86.8731014</text:p>
          </table:table-cell>
          <table:table-cell office:value-type="float" office:value="1.237160315" calcext:value-type="float">
            <text:p>1.237160315</text:p>
          </table:table-cell>
          <table:table-cell office:value-type="float" office:value="0.6744156714" calcext:value-type="float">
            <text:p>0.6744156714</text:p>
          </table:table-cell>
          <table:table-cell office:value-type="float" office:value="0.99725368" calcext:value-type="float">
            <text:p>0.99725368</text:p>
          </table:table-cell>
          <table:table-cell office:value-type="float" office:value="0.81425424" calcext:value-type="float">
            <text:p>0.8142542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18.765355" calcext:value-type="float">
            <text:p>218.765355</text:p>
          </table:table-cell>
          <table:table-cell office:value-type="float" office:value="86.8450561" calcext:value-type="float">
            <text:p>86.8450561</text:p>
          </table:table-cell>
          <table:table-cell office:value-type="float" office:value="1.265281346" calcext:value-type="float">
            <text:p>1.265281346</text:p>
          </table:table-cell>
          <table:table-cell office:value-type="float" office:value="0.710661881" calcext:value-type="float">
            <text:p>0.710661881</text:p>
          </table:table-cell>
          <table:table-cell office:value-type="float" office:value="2.88221236" calcext:value-type="float">
            <text:p>2.88221236</text:p>
          </table:table-cell>
          <table:table-cell office:value-type="float" office:value="2.353316485" calcext:value-type="float">
            <text:p>2.35331648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18.218783" calcext:value-type="float">
            <text:p>218.218783</text:p>
          </table:table-cell>
          <table:table-cell office:value-type="float" office:value="86.9648455" calcext:value-type="float">
            <text:p>86.9648455</text:p>
          </table:table-cell>
          <table:table-cell office:value-type="float" office:value="1.274884086" calcext:value-type="float">
            <text:p>1.274884086</text:p>
          </table:table-cell>
          <table:table-cell office:value-type="float" office:value="0.711536577" calcext:value-type="float">
            <text:p>0.711536577</text:p>
          </table:table-cell>
          <table:table-cell office:value-type="float" office:value="0.897726344" calcext:value-type="float">
            <text:p>0.897726344</text:p>
          </table:table-cell>
          <table:table-cell office:value-type="float" office:value="0.732990471" calcext:value-type="float">
            <text:p>0.73299047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19.919261" calcext:value-type="float">
            <text:p>219.919261</text:p>
          </table:table-cell>
          <table:table-cell office:value-type="float" office:value="87.5017477" calcext:value-type="float">
            <text:p>87.5017477</text:p>
          </table:table-cell>
          <table:table-cell office:value-type="float" office:value="1.290135477" calcext:value-type="float">
            <text:p>1.290135477</text:p>
          </table:table-cell>
          <table:table-cell office:value-type="float" office:value="0.738249459" calcext:value-type="float">
            <text:p>0.738249459</text:p>
          </table:table-cell>
          <table:table-cell office:value-type="float" office:value="3.36947058" calcext:value-type="float">
            <text:p>3.36947058</text:p>
          </table:table-cell>
          <table:table-cell office:value-type="float" office:value="2.751161213" calcext:value-type="float">
            <text:p>2.75116121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20.062557" calcext:value-type="float">
            <text:p>220.062557</text:p>
          </table:table-cell>
          <table:table-cell office:value-type="float" office:value="87.7893558" calcext:value-type="float">
            <text:p>87.7893558</text:p>
          </table:table-cell>
          <table:table-cell office:value-type="float" office:value="1.288357427" calcext:value-type="float">
            <text:p>1.288357427</text:p>
          </table:table-cell>
          <table:table-cell office:value-type="float" office:value="0.736354063" calcext:value-type="float">
            <text:p>0.736354063</text:p>
          </table:table-cell>
          <table:table-cell office:value-type="float" office:value="1.16392214" calcext:value-type="float">
            <text:p>1.16392214</text:p>
          </table:table-cell>
          <table:table-cell office:value-type="float" office:value="0.95033844" calcext:value-type="float">
            <text:p>0.9503384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21.398647" calcext:value-type="float">
            <text:p>221.398647</text:p>
          </table:table-cell>
          <table:table-cell office:value-type="float" office:value="88.6447776" calcext:value-type="float">
            <text:p>88.6447776</text:p>
          </table:table-cell>
          <table:table-cell office:value-type="float" office:value="1.3898553" calcext:value-type="float">
            <text:p>1.3898553</text:p>
          </table:table-cell>
          <table:table-cell office:value-type="float" office:value="0.844117465" calcext:value-type="float">
            <text:p>0.844117465</text:p>
          </table:table-cell>
          <table:table-cell office:value-type="float" office:value="2.43594512" calcext:value-type="float">
            <text:p>2.43594512</text:p>
          </table:table-cell>
          <table:table-cell office:value-type="float" office:value="1.9889408" calcext:value-type="float">
            <text:p>1.988940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22.029858" calcext:value-type="float">
            <text:p>222.029858</text:p>
          </table:table-cell>
          <table:table-cell office:value-type="float" office:value="89.1948873" calcext:value-type="float">
            <text:p>89.1948873</text:p>
          </table:table-cell>
          <table:table-cell office:value-type="float" office:value="1.304578736" calcext:value-type="float">
            <text:p>1.304578736</text:p>
          </table:table-cell>
          <table:table-cell office:value-type="float" office:value="0.788378451" calcext:value-type="float">
            <text:p>0.788378451</text:p>
          </table:table-cell>
          <table:table-cell office:value-type="float" office:value="1.0581284" calcext:value-type="float">
            <text:p>1.0581284</text:p>
          </table:table-cell>
          <table:table-cell office:value-type="float" office:value="0.86395824" calcext:value-type="float">
            <text:p>0.8639582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22.095955" calcext:value-type="float">
            <text:p>222.095955</text:p>
          </table:table-cell>
          <table:table-cell office:value-type="float" office:value="89.7935473" calcext:value-type="float">
            <text:p>89.7935473</text:p>
          </table:table-cell>
          <table:table-cell office:value-type="float" office:value="1.272732036" calcext:value-type="float">
            <text:p>1.272732036</text:p>
          </table:table-cell>
          <table:table-cell office:value-type="float" office:value="0.739232985" calcext:value-type="float">
            <text:p>0.739232985</text:p>
          </table:table-cell>
          <table:table-cell office:value-type="float" office:value="2.15830765" calcext:value-type="float">
            <text:p>2.15830765</text:p>
          </table:table-cell>
          <table:table-cell office:value-type="float" office:value="1.76225082" calcext:value-type="float">
            <text:p>1.7622508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22.428564" calcext:value-type="float">
            <text:p>222.428564</text:p>
          </table:table-cell>
          <table:table-cell office:value-type="float" office:value="90.221275" calcext:value-type="float">
            <text:p>90.221275</text:p>
          </table:table-cell>
          <table:table-cell office:value-type="float" office:value="1.30381513" calcext:value-type="float">
            <text:p>1.30381513</text:p>
          </table:table-cell>
          <table:table-cell office:value-type="float" office:value="0.734009867" calcext:value-type="float">
            <text:p>0.734009867</text:p>
          </table:table-cell>
          <table:table-cell office:value-type="float" office:value="0.99363863" calcext:value-type="float">
            <text:p>0.99363863</text:p>
          </table:table-cell>
          <table:table-cell office:value-type="float" office:value="0.81130254" calcext:value-type="float">
            <text:p>0.8113025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22.473205" calcext:value-type="float">
            <text:p>222.473205</text:p>
          </table:table-cell>
          <table:table-cell office:value-type="float" office:value="90.6434387" calcext:value-type="float">
            <text:p>90.6434387</text:p>
          </table:table-cell>
          <table:table-cell office:value-type="float" office:value="1.389035434" calcext:value-type="float">
            <text:p>1.389035434</text:p>
          </table:table-cell>
          <table:table-cell office:value-type="float" office:value="0.780722696" calcext:value-type="float">
            <text:p>0.780722696</text:p>
          </table:table-cell>
          <table:table-cell office:value-type="float" office:value="2.006477656" calcext:value-type="float">
            <text:p>2.006477656</text:p>
          </table:table-cell>
          <table:table-cell office:value-type="float" office:value="1.63828218" calcext:value-type="float">
            <text:p>1.63828218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22.566067" calcext:value-type="float">
            <text:p>222.566067</text:p>
          </table:table-cell>
          <table:table-cell office:value-type="float" office:value="91.0017692" calcext:value-type="float">
            <text:p>91.0017692</text:p>
          </table:table-cell>
          <table:table-cell office:value-type="float" office:value="1.397459984" calcext:value-type="float">
            <text:p>1.397459984</text:p>
          </table:table-cell>
          <table:table-cell office:value-type="float" office:value="0.800277204" calcext:value-type="float">
            <text:p>0.800277204</text:p>
          </table:table-cell>
          <table:table-cell office:value-type="float" office:value="1.07361617" calcext:value-type="float">
            <text:p>1.07361617</text:p>
          </table:table-cell>
          <table:table-cell office:value-type="float" office:value="0.8766039" calcext:value-type="float">
            <text:p>0.876603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22.12302" calcext:value-type="float">
            <text:p>222.12302</text:p>
          </table:table-cell>
          <table:table-cell office:value-type="float" office:value="90.5783059" calcext:value-type="float">
            <text:p>90.5783059</text:p>
          </table:table-cell>
          <table:table-cell office:value-type="float" office:value="1.48128242" calcext:value-type="float">
            <text:p>1.48128242</text:p>
          </table:table-cell>
          <table:table-cell office:value-type="float" office:value="0.843187423" calcext:value-type="float">
            <text:p>0.843187423</text:p>
          </table:table-cell>
          <table:table-cell office:value-type="float" office:value="1.911696086" calcext:value-type="float">
            <text:p>1.911696086</text:p>
          </table:table-cell>
          <table:table-cell office:value-type="float" office:value="1.560893294" calcext:value-type="float">
            <text:p>1.56089329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22.389475" calcext:value-type="float">
            <text:p>222.389475</text:p>
          </table:table-cell>
          <table:table-cell office:value-type="float" office:value="91.0916469" calcext:value-type="float">
            <text:p>91.0916469</text:p>
          </table:table-cell>
          <table:table-cell office:value-type="float" office:value="1.48492244" calcext:value-type="float">
            <text:p>1.48492244</text:p>
          </table:table-cell>
          <table:table-cell office:value-type="float" office:value="0.861247638" calcext:value-type="float">
            <text:p>0.861247638</text:p>
          </table:table-cell>
          <table:table-cell office:value-type="float" office:value="0.95921301" calcext:value-type="float">
            <text:p>0.95921301</text:p>
          </table:table-cell>
          <table:table-cell office:value-type="float" office:value="0.78319415" calcext:value-type="float">
            <text:p>0.7831941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21.644157" calcext:value-type="float">
            <text:p>221.644157</text:p>
          </table:table-cell>
          <table:table-cell office:value-type="float" office:value="90.029162" calcext:value-type="float">
            <text:p>90.029162</text:p>
          </table:table-cell>
          <table:table-cell office:value-type="float" office:value="1.498715515" calcext:value-type="float">
            <text:p>1.498715515</text:p>
          </table:table-cell>
          <table:table-cell office:value-type="float" office:value="0.82259368" calcext:value-type="float">
            <text:p>0.82259368</text:p>
          </table:table-cell>
          <table:table-cell office:value-type="float" office:value="2.30528676" calcext:value-type="float">
            <text:p>2.30528676</text:p>
          </table:table-cell>
          <table:table-cell office:value-type="float" office:value="1.88225873" calcext:value-type="float">
            <text:p>1.8822587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21.566734" calcext:value-type="float">
            <text:p>221.566734</text:p>
          </table:table-cell>
          <table:table-cell office:value-type="float" office:value="90.3737482" calcext:value-type="float">
            <text:p>90.3737482</text:p>
          </table:table-cell>
          <table:table-cell office:value-type="float" office:value="1.511896235" calcext:value-type="float">
            <text:p>1.511896235</text:p>
          </table:table-cell>
          <table:table-cell office:value-type="float" office:value="0.827321229" calcext:value-type="float">
            <text:p>0.827321229</text:p>
          </table:table-cell>
          <table:table-cell office:value-type="float" office:value="0.82441679" calcext:value-type="float">
            <text:p>0.82441679</text:p>
          </table:table-cell>
          <table:table-cell office:value-type="float" office:value="0.67313352" calcext:value-type="float">
            <text:p>0.6731335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21.388409" calcext:value-type="float">
            <text:p>221.388409</text:p>
          </table:table-cell>
          <table:table-cell office:value-type="float" office:value="89.6721232" calcext:value-type="float">
            <text:p>89.6721232</text:p>
          </table:table-cell>
          <table:table-cell office:value-type="float" office:value="1.54335953" calcext:value-type="float">
            <text:p>1.54335953</text:p>
          </table:table-cell>
          <table:table-cell office:value-type="float" office:value="0.805960879" calcext:value-type="float">
            <text:p>0.805960879</text:p>
          </table:table-cell>
          <table:table-cell office:value-type="float" office:value="2.112108357" calcext:value-type="float">
            <text:p>2.112108357</text:p>
          </table:table-cell>
          <table:table-cell office:value-type="float" office:value="1.724529201" calcext:value-type="float">
            <text:p>1.72452920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21.242213" calcext:value-type="float">
            <text:p>221.242213</text:p>
          </table:table-cell>
          <table:table-cell office:value-type="float" office:value="89.6293999" calcext:value-type="float">
            <text:p>89.6293999</text:p>
          </table:table-cell>
          <table:table-cell office:value-type="float" office:value="1.575846" calcext:value-type="float">
            <text:p>1.575846</text:p>
          </table:table-cell>
          <table:table-cell office:value-type="float" office:value="0.76585598" calcext:value-type="float">
            <text:p>0.76585598</text:p>
          </table:table-cell>
          <table:table-cell office:value-type="float" office:value="0.631922795" calcext:value-type="float">
            <text:p>0.631922795</text:p>
          </table:table-cell>
          <table:table-cell office:value-type="float" office:value="0.515962816" calcext:value-type="float">
            <text:p>0.51596281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21.857109" calcext:value-type="float">
            <text:p>221.857109</text:p>
          </table:table-cell>
          <table:table-cell office:value-type="float" office:value="89.1977905" calcext:value-type="float">
            <text:p>89.1977905</text:p>
          </table:table-cell>
          <table:table-cell office:value-type="float" office:value="1.54488853" calcext:value-type="float">
            <text:p>1.54488853</text:p>
          </table:table-cell>
          <table:table-cell office:value-type="float" office:value="0.795186331" calcext:value-type="float">
            <text:p>0.795186331</text:p>
          </table:table-cell>
          <table:table-cell office:value-type="float" office:value="2.296149926" calcext:value-type="float">
            <text:p>2.296149926</text:p>
          </table:table-cell>
          <table:table-cell office:value-type="float" office:value="1.87479855" calcext:value-type="float">
            <text:p>1.8747985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22.078376" calcext:value-type="float">
            <text:p>222.078376</text:p>
          </table:table-cell>
          <table:table-cell office:value-type="float" office:value="89.1459051" calcext:value-type="float">
            <text:p>89.1459051</text:p>
          </table:table-cell>
          <table:table-cell office:value-type="float" office:value="1.5497038" calcext:value-type="float">
            <text:p>1.5497038</text:p>
          </table:table-cell>
          <table:table-cell office:value-type="float" office:value="0.781518911" calcext:value-type="float">
            <text:p>0.781518911</text:p>
          </table:table-cell>
          <table:table-cell office:value-type="float" office:value="1.01564894" calcext:value-type="float">
            <text:p>1.01564894</text:p>
          </table:table-cell>
          <table:table-cell office:value-type="float" office:value="0.82927387" calcext:value-type="float">
            <text:p>0.8292738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22.028154" calcext:value-type="float">
            <text:p>222.028154</text:p>
          </table:table-cell>
          <table:table-cell office:value-type="float" office:value="88.9402965" calcext:value-type="float">
            <text:p>88.9402965</text:p>
          </table:table-cell>
          <table:table-cell office:value-type="float" office:value="1.55055455" calcext:value-type="float">
            <text:p>1.55055455</text:p>
          </table:table-cell>
          <table:table-cell office:value-type="float" office:value="0.791784317" calcext:value-type="float">
            <text:p>0.791784317</text:p>
          </table:table-cell>
          <table:table-cell office:value-type="float" office:value="2.03948607" calcext:value-type="float">
            <text:p>2.03948607</text:p>
          </table:table-cell>
          <table:table-cell office:value-type="float" office:value="1.66523343" calcext:value-type="float">
            <text:p>1.6652334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22.246783" calcext:value-type="float">
            <text:p>222.246783</text:p>
          </table:table-cell>
          <table:table-cell office:value-type="float" office:value="88.5345883" calcext:value-type="float">
            <text:p>88.5345883</text:p>
          </table:table-cell>
          <table:table-cell office:value-type="float" office:value="1.56136679" calcext:value-type="float">
            <text:p>1.56136679</text:p>
          </table:table-cell>
          <table:table-cell office:value-type="float" office:value="0.801407698" calcext:value-type="float">
            <text:p>0.801407698</text:p>
          </table:table-cell>
          <table:table-cell office:value-type="float" office:value="0.9615208" calcext:value-type="float">
            <text:p>0.9615208</text:p>
          </table:table-cell>
          <table:table-cell office:value-type="float" office:value="0.78507845" calcext:value-type="float">
            <text:p>0.7850784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21.434224" calcext:value-type="float">
            <text:p>221.434224</text:p>
          </table:table-cell>
          <table:table-cell office:value-type="float" office:value="88.0953978" calcext:value-type="float">
            <text:p>88.0953978</text:p>
          </table:table-cell>
          <table:table-cell office:value-type="float" office:value="1.57070562" calcext:value-type="float">
            <text:p>1.57070562</text:p>
          </table:table-cell>
          <table:table-cell office:value-type="float" office:value="0.88574471" calcext:value-type="float">
            <text:p>0.88574471</text:p>
          </table:table-cell>
          <table:table-cell office:value-type="float" office:value="1.732077752" calcext:value-type="float">
            <text:p>1.732077752</text:p>
          </table:table-cell>
          <table:table-cell office:value-type="float" office:value="1.414235561" calcext:value-type="float">
            <text:p>1.41423556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22.038921" calcext:value-type="float">
            <text:p>222.038921</text:p>
          </table:table-cell>
          <table:table-cell office:value-type="float" office:value="87.5446785" calcext:value-type="float">
            <text:p>87.5446785</text:p>
          </table:table-cell>
          <table:table-cell office:value-type="float" office:value="1.63059213" calcext:value-type="float">
            <text:p>1.63059213</text:p>
          </table:table-cell>
          <table:table-cell office:value-type="float" office:value="0.889114708" calcext:value-type="float">
            <text:p>0.889114708</text:p>
          </table:table-cell>
          <table:table-cell office:value-type="float" office:value="1.19524573" calcext:value-type="float">
            <text:p>1.19524573</text:p>
          </table:table-cell>
          <table:table-cell office:value-type="float" office:value="0.97591408" calcext:value-type="float">
            <text:p>0.9759140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21.150536" calcext:value-type="float">
            <text:p>221.150536</text:p>
          </table:table-cell>
          <table:table-cell office:value-type="float" office:value="86.866995" calcext:value-type="float">
            <text:p>86.866995</text:p>
          </table:table-cell>
          <table:table-cell office:value-type="float" office:value="1.63492927" calcext:value-type="float">
            <text:p>1.63492927</text:p>
          </table:table-cell>
          <table:table-cell office:value-type="float" office:value="0.89726798" calcext:value-type="float">
            <text:p>0.89726798</text:p>
          </table:table-cell>
          <table:table-cell office:value-type="float" office:value="1.981588093" calcext:value-type="float">
            <text:p>1.981588093</text:p>
          </table:table-cell>
          <table:table-cell office:value-type="float" office:value="1.617959902" calcext:value-type="float">
            <text:p>1.61795990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21.717953" calcext:value-type="float">
            <text:p>221.717953</text:p>
          </table:table-cell>
          <table:table-cell office:value-type="float" office:value="86.472615" calcext:value-type="float">
            <text:p>86.472615</text:p>
          </table:table-cell>
          <table:table-cell office:value-type="float" office:value="1.63592313" calcext:value-type="float">
            <text:p>1.63592313</text:p>
          </table:table-cell>
          <table:table-cell office:value-type="float" office:value="0.915713035" calcext:value-type="float">
            <text:p>0.915713035</text:p>
          </table:table-cell>
          <table:table-cell office:value-type="float" office:value="0.58602944" calcext:value-type="float">
            <text:p>0.58602944</text:p>
          </table:table-cell>
          <table:table-cell office:value-type="float" office:value="0.47849102" calcext:value-type="float">
            <text:p>0.4784910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20.436387" calcext:value-type="float">
            <text:p>220.436387</text:p>
          </table:table-cell>
          <table:table-cell office:value-type="float" office:value="85.3145334" calcext:value-type="float">
            <text:p>85.3145334</text:p>
          </table:table-cell>
          <table:table-cell office:value-type="float" office:value="1.64128034" calcext:value-type="float">
            <text:p>1.64128034</text:p>
          </table:table-cell>
          <table:table-cell office:value-type="float" office:value="0.897554282" calcext:value-type="float">
            <text:p>0.897554282</text:p>
          </table:table-cell>
          <table:table-cell office:value-type="float" office:value="3.098861932" calcext:value-type="float">
            <text:p>3.098861932</text:p>
          </table:table-cell>
          <table:table-cell office:value-type="float" office:value="2.5302102444" calcext:value-type="float">
            <text:p>2.530210244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21.267769" calcext:value-type="float">
            <text:p>221.267769</text:p>
          </table:table-cell>
          <table:table-cell office:value-type="float" office:value="84.427044" calcext:value-type="float">
            <text:p>84.427044</text:p>
          </table:table-cell>
          <table:table-cell office:value-type="float" office:value="1.61268553" calcext:value-type="float">
            <text:p>1.61268553</text:p>
          </table:table-cell>
          <table:table-cell office:value-type="float" office:value="0.891578674" calcext:value-type="float">
            <text:p>0.891578674</text:p>
          </table:table-cell>
          <table:table-cell office:value-type="float" office:value="1.38594354" calcext:value-type="float">
            <text:p>1.38594354</text:p>
          </table:table-cell>
          <table:table-cell office:value-type="float" office:value="1.13161816" calcext:value-type="float">
            <text:p>1.1316181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20.046101" calcext:value-type="float">
            <text:p>220.046101</text:p>
          </table:table-cell>
          <table:table-cell office:value-type="float" office:value="83.5994878" calcext:value-type="float">
            <text:p>83.5994878</text:p>
          </table:table-cell>
          <table:table-cell office:value-type="float" office:value="1.60233995" calcext:value-type="float">
            <text:p>1.60233995</text:p>
          </table:table-cell>
          <table:table-cell office:value-type="float" office:value="0.843258673" calcext:value-type="float">
            <text:p>0.843258673</text:p>
          </table:table-cell>
          <table:table-cell office:value-type="float" office:value="2.4974530745" calcext:value-type="float">
            <text:p>2.4974530745</text:p>
          </table:table-cell>
          <table:table-cell office:value-type="float" office:value="2.0391619093" calcext:value-type="float">
            <text:p>2.039161909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19.604865" calcext:value-type="float">
            <text:p>219.604865</text:p>
          </table:table-cell>
          <table:table-cell office:value-type="float" office:value="82.7213788" calcext:value-type="float">
            <text:p>82.7213788</text:p>
          </table:table-cell>
          <table:table-cell office:value-type="float" office:value="1.58222099" calcext:value-type="float">
            <text:p>1.58222099</text:p>
          </table:table-cell>
          <table:table-cell office:value-type="float" office:value="0.806877036" calcext:value-type="float">
            <text:p>0.806877036</text:p>
          </table:table-cell>
          <table:table-cell office:value-type="float" office:value="2.02522748" calcext:value-type="float">
            <text:p>2.02522748</text:p>
          </table:table-cell>
          <table:table-cell office:value-type="float" office:value="1.65359133" calcext:value-type="float">
            <text:p>1.6535913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19.858059" calcext:value-type="float">
            <text:p>219.858059</text:p>
          </table:table-cell>
          <table:table-cell office:value-type="float" office:value="82.6840496" calcext:value-type="float">
            <text:p>82.6840496</text:p>
          </table:table-cell>
          <table:table-cell office:value-type="float" office:value="1.56273541" calcext:value-type="float">
            <text:p>1.56273541</text:p>
          </table:table-cell>
          <table:table-cell office:value-type="float" office:value="0.8069776" calcext:value-type="float">
            <text:p>0.8069776</text:p>
          </table:table-cell>
          <table:table-cell office:value-type="float" office:value="2.203450147" calcext:value-type="float">
            <text:p>2.203450147</text:p>
          </table:table-cell>
          <table:table-cell office:value-type="float" office:value="1.799109406" calcext:value-type="float">
            <text:p>1.799109406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19.003153" calcext:value-type="float">
            <text:p>219.003153</text:p>
          </table:table-cell>
          <table:table-cell office:value-type="float" office:value="82.4148336" calcext:value-type="float">
            <text:p>82.4148336</text:p>
          </table:table-cell>
          <table:table-cell office:value-type="float" office:value="1.55055048" calcext:value-type="float">
            <text:p>1.55055048</text:p>
          </table:table-cell>
          <table:table-cell office:value-type="float" office:value="0.778932035" calcext:value-type="float">
            <text:p>0.778932035</text:p>
          </table:table-cell>
          <table:table-cell office:value-type="float" office:value="1.97160097" calcext:value-type="float">
            <text:p>1.97160097</text:p>
          </table:table-cell>
          <table:table-cell office:value-type="float" office:value="1.60980543" calcext:value-type="float">
            <text:p>1.6098054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20.148733" calcext:value-type="float">
            <text:p>220.148733</text:p>
          </table:table-cell>
          <table:table-cell office:value-type="float" office:value="82.8575524" calcext:value-type="float">
            <text:p>82.8575524</text:p>
          </table:table-cell>
          <table:table-cell office:value-type="float" office:value="1.5364407" calcext:value-type="float">
            <text:p>1.5364407</text:p>
          </table:table-cell>
          <table:table-cell office:value-type="float" office:value="0.763995241" calcext:value-type="float">
            <text:p>0.763995241</text:p>
          </table:table-cell>
          <table:table-cell office:value-type="float" office:value="1.35652283" calcext:value-type="float">
            <text:p>1.35652283</text:p>
          </table:table-cell>
          <table:table-cell office:value-type="float" office:value="1.107596286" calcext:value-type="float">
            <text:p>1.10759628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20.029769" calcext:value-type="float">
            <text:p>220.029769</text:p>
          </table:table-cell>
          <table:table-cell office:value-type="float" office:value="82.8424514" calcext:value-type="float">
            <text:p>82.8424514</text:p>
          </table:table-cell>
          <table:table-cell office:value-type="float" office:value="1.51833976" calcext:value-type="float">
            <text:p>1.51833976</text:p>
          </table:table-cell>
          <table:table-cell office:value-type="float" office:value="0.745646448" calcext:value-type="float">
            <text:p>0.745646448</text:p>
          </table:table-cell>
          <table:table-cell office:value-type="float" office:value="2.02429631" calcext:value-type="float">
            <text:p>2.02429631</text:p>
          </table:table-cell>
          <table:table-cell office:value-type="float" office:value="1.65283099" calcext:value-type="float">
            <text:p>1.65283099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20.963437" calcext:value-type="float">
            <text:p>220.963437</text:p>
          </table:table-cell>
          <table:table-cell office:value-type="float" office:value="83.113137" calcext:value-type="float">
            <text:p>83.113137</text:p>
          </table:table-cell>
          <table:table-cell office:value-type="float" office:value="1.49369879" calcext:value-type="float">
            <text:p>1.49369879</text:p>
          </table:table-cell>
          <table:table-cell office:value-type="float" office:value="0.7108772" calcext:value-type="float">
            <text:p>0.7108772</text:p>
          </table:table-cell>
          <table:table-cell office:value-type="float" office:value="0.943523706" calcext:value-type="float">
            <text:p>0.943523706</text:p>
          </table:table-cell>
          <table:table-cell office:value-type="float" office:value="0.770383885" calcext:value-type="float">
            <text:p>0.77038388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20.799226" calcext:value-type="float">
            <text:p>220.799226</text:p>
          </table:table-cell>
          <table:table-cell office:value-type="float" office:value="82.9126696" calcext:value-type="float">
            <text:p>82.9126696</text:p>
          </table:table-cell>
          <table:table-cell office:value-type="float" office:value="1.491280915" calcext:value-type="float">
            <text:p>1.491280915</text:p>
          </table:table-cell>
          <table:table-cell office:value-type="float" office:value="0.692593069" calcext:value-type="float">
            <text:p>0.692593069</text:p>
          </table:table-cell>
          <table:table-cell office:value-type="float" office:value="2.19390775" calcext:value-type="float">
            <text:p>2.19390775</text:p>
          </table:table-cell>
          <table:table-cell office:value-type="float" office:value="1.79131817" calcext:value-type="float">
            <text:p>1.7913181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21.239134" calcext:value-type="float">
            <text:p>221.239134</text:p>
          </table:table-cell>
          <table:table-cell office:value-type="float" office:value="82.959895" calcext:value-type="float">
            <text:p>82.959895</text:p>
          </table:table-cell>
          <table:table-cell office:value-type="float" office:value="1.467748095" calcext:value-type="float">
            <text:p>1.467748095</text:p>
          </table:table-cell>
          <table:table-cell office:value-type="float" office:value="0.67948483" calcext:value-type="float">
            <text:p>0.67948483</text:p>
          </table:table-cell>
          <table:table-cell office:value-type="float" office:value="0.871819004" calcext:value-type="float">
            <text:p>0.871819004</text:p>
          </table:table-cell>
          <table:table-cell office:value-type="float" office:value="0.711837225" calcext:value-type="float">
            <text:p>0.71183722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21.361886" calcext:value-type="float">
            <text:p>221.361886</text:p>
          </table:table-cell>
          <table:table-cell office:value-type="float" office:value="82.7695888" calcext:value-type="float">
            <text:p>82.7695888</text:p>
          </table:table-cell>
          <table:table-cell office:value-type="float" office:value="1.46308748" calcext:value-type="float">
            <text:p>1.46308748</text:p>
          </table:table-cell>
          <table:table-cell office:value-type="float" office:value="0.683341635" calcext:value-type="float">
            <text:p>0.683341635</text:p>
          </table:table-cell>
          <table:table-cell office:value-type="float" office:value="2.05012249" calcext:value-type="float">
            <text:p>2.05012249</text:p>
          </table:table-cell>
          <table:table-cell office:value-type="float" office:value="1.67391802" calcext:value-type="float">
            <text:p>1.6739180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21.924338" calcext:value-type="float">
            <text:p>221.924338</text:p>
          </table:table-cell>
          <table:table-cell office:value-type="float" office:value="82.8934029" calcext:value-type="float">
            <text:p>82.8934029</text:p>
          </table:table-cell>
          <table:table-cell office:value-type="float" office:value="1.478451495" calcext:value-type="float">
            <text:p>1.478451495</text:p>
          </table:table-cell>
          <table:table-cell office:value-type="float" office:value="0.696194414" calcext:value-type="float">
            <text:p>0.696194414</text:p>
          </table:table-cell>
          <table:table-cell office:value-type="float" office:value="0.707868988" calcext:value-type="float">
            <text:p>0.707868988</text:p>
          </table:table-cell>
          <table:table-cell office:value-type="float" office:value="0.57797259" calcext:value-type="float">
            <text:p>0.57797259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22.141876" calcext:value-type="float">
            <text:p>222.141876</text:p>
          </table:table-cell>
          <table:table-cell office:value-type="float" office:value="82.9813385" calcext:value-type="float">
            <text:p>82.9813385</text:p>
          </table:table-cell>
          <table:table-cell office:value-type="float" office:value="1.442759939" calcext:value-type="float">
            <text:p>1.442759939</text:p>
          </table:table-cell>
          <table:table-cell office:value-type="float" office:value="0.756234487" calcext:value-type="float">
            <text:p>0.756234487</text:p>
          </table:table-cell>
          <table:table-cell office:value-type="float" office:value="1.77719827" calcext:value-type="float">
            <text:p>1.77719827</text:p>
          </table:table-cell>
          <table:table-cell office:value-type="float" office:value="1.45107632" calcext:value-type="float">
            <text:p>1.4510763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22.266827" calcext:value-type="float">
            <text:p>222.266827</text:p>
          </table:table-cell>
          <table:table-cell office:value-type="float" office:value="82.792355" calcext:value-type="float">
            <text:p>82.792355</text:p>
          </table:table-cell>
          <table:table-cell office:value-type="float" office:value="1.405500328" calcext:value-type="float">
            <text:p>1.405500328</text:p>
          </table:table-cell>
          <table:table-cell office:value-type="float" office:value="0.72443671" calcext:value-type="float">
            <text:p>0.72443671</text:p>
          </table:table-cell>
          <table:table-cell office:value-type="float" office:value="0.897136884" calcext:value-type="float">
            <text:p>0.897136884</text:p>
          </table:table-cell>
          <table:table-cell office:value-type="float" office:value="0.732509225" calcext:value-type="float">
            <text:p>0.73250922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22.133207" calcext:value-type="float">
            <text:p>222.133207</text:p>
          </table:table-cell>
          <table:table-cell office:value-type="float" office:value="82.9933474" calcext:value-type="float">
            <text:p>82.9933474</text:p>
          </table:table-cell>
          <table:table-cell office:value-type="float" office:value="1.43170387" calcext:value-type="float">
            <text:p>1.43170387</text:p>
          </table:table-cell>
          <table:table-cell office:value-type="float" office:value="0.721838024" calcext:value-type="float">
            <text:p>0.721838024</text:p>
          </table:table-cell>
          <table:table-cell office:value-type="float" office:value="1.945010538" calcext:value-type="float">
            <text:p>1.945010538</text:p>
          </table:table-cell>
          <table:table-cell office:value-type="float" office:value="1.58809446" calcext:value-type="float">
            <text:p>1.5880944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21.551832" calcext:value-type="float">
            <text:p>221.551832</text:p>
          </table:table-cell>
          <table:table-cell office:value-type="float" office:value="82.1313843" calcext:value-type="float">
            <text:p>82.1313843</text:p>
          </table:table-cell>
          <table:table-cell office:value-type="float" office:value="1.437629616" calcext:value-type="float">
            <text:p>1.437629616</text:p>
          </table:table-cell>
          <table:table-cell office:value-type="float" office:value="0.703988934" calcext:value-type="float">
            <text:p>0.703988934</text:p>
          </table:table-cell>
          <table:table-cell office:value-type="float" office:value="1.30420062" calcext:value-type="float">
            <text:p>1.30420062</text:p>
          </table:table-cell>
          <table:table-cell office:value-type="float" office:value="1.06487538" calcext:value-type="float">
            <text:p>1.0648753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21.718772" calcext:value-type="float">
            <text:p>221.718772</text:p>
          </table:table-cell>
          <table:table-cell office:value-type="float" office:value="82.0062889" calcext:value-type="float">
            <text:p>82.0062889</text:p>
          </table:table-cell>
          <table:table-cell office:value-type="float" office:value="1.425292025" calcext:value-type="float">
            <text:p>1.425292025</text:p>
          </table:table-cell>
          <table:table-cell office:value-type="float" office:value="0.721235433" calcext:value-type="float">
            <text:p>0.721235433</text:p>
          </table:table-cell>
          <table:table-cell office:value-type="float" office:value="1.6176507" calcext:value-type="float">
            <text:p>1.6176507</text:p>
          </table:table-cell>
          <table:table-cell office:value-type="float" office:value="1.320806234" calcext:value-type="float">
            <text:p>1.32080623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21.030458" calcext:value-type="float">
            <text:p>221.030458</text:p>
          </table:table-cell>
          <table:table-cell office:value-type="float" office:value="81.1323322" calcext:value-type="float">
            <text:p>81.1323322</text:p>
          </table:table-cell>
          <table:table-cell office:value-type="float" office:value="1.412331819" calcext:value-type="float">
            <text:p>1.412331819</text:p>
          </table:table-cell>
          <table:table-cell office:value-type="float" office:value="0.711453221" calcext:value-type="float">
            <text:p>0.711453221</text:p>
          </table:table-cell>
          <table:table-cell office:value-type="float" office:value="1.82521473" calcext:value-type="float">
            <text:p>1.82521473</text:p>
          </table:table-cell>
          <table:table-cell office:value-type="float" office:value="1.49028156" calcext:value-type="float">
            <text:p>1.4902815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21.206194" calcext:value-type="float">
            <text:p>221.206194</text:p>
          </table:table-cell>
          <table:table-cell office:value-type="float" office:value="81.0032945" calcext:value-type="float">
            <text:p>81.0032945</text:p>
          </table:table-cell>
          <table:table-cell office:value-type="float" office:value="1.443794443" calcext:value-type="float">
            <text:p>1.443794443</text:p>
          </table:table-cell>
          <table:table-cell office:value-type="float" office:value="0.726669973" calcext:value-type="float">
            <text:p>0.726669973</text:p>
          </table:table-cell>
          <table:table-cell office:value-type="float" office:value="1.681830828" calcext:value-type="float">
            <text:p>1.681830828</text:p>
          </table:table-cell>
          <table:table-cell office:value-type="float" office:value="1.3732091035" calcext:value-type="float">
            <text:p>1.373209103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20.80633" calcext:value-type="float">
            <text:p>220.80633</text:p>
          </table:table-cell>
          <table:table-cell office:value-type="float" office:value="80.0775014" calcext:value-type="float">
            <text:p>80.0775014</text:p>
          </table:table-cell>
          <table:table-cell office:value-type="float" office:value="1.433427407" calcext:value-type="float">
            <text:p>1.433427407</text:p>
          </table:table-cell>
          <table:table-cell office:value-type="float" office:value="0.715500582" calcext:value-type="float">
            <text:p>0.715500582</text:p>
          </table:table-cell>
          <table:table-cell office:value-type="float" office:value="2.11386015" calcext:value-type="float">
            <text:p>2.11386015</text:p>
          </table:table-cell>
          <table:table-cell office:value-type="float" office:value="1.72595958" calcext:value-type="float">
            <text:p>1.7259595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20.232108" calcext:value-type="float">
            <text:p>220.232108</text:p>
          </table:table-cell>
          <table:table-cell office:value-type="float" office:value="79.679778" calcext:value-type="float">
            <text:p>79.679778</text:p>
          </table:table-cell>
          <table:table-cell office:value-type="float" office:value="1.43357236" calcext:value-type="float">
            <text:p>1.43357236</text:p>
          </table:table-cell>
          <table:table-cell office:value-type="float" office:value="0.702285638" calcext:value-type="float">
            <text:p>0.702285638</text:p>
          </table:table-cell>
          <table:table-cell office:value-type="float" office:value="1.986336288" calcext:value-type="float">
            <text:p>1.986336288</text:p>
          </table:table-cell>
          <table:table-cell office:value-type="float" office:value="1.62183679" calcext:value-type="float">
            <text:p>1.6218367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19.932786" calcext:value-type="float">
            <text:p>219.932786</text:p>
          </table:table-cell>
          <table:table-cell office:value-type="float" office:value="79.069606" calcext:value-type="float">
            <text:p>79.069606</text:p>
          </table:table-cell>
          <table:table-cell office:value-type="float" office:value="1.46269215" calcext:value-type="float">
            <text:p>1.46269215</text:p>
          </table:table-cell>
          <table:table-cell office:value-type="float" office:value="0.706106559" calcext:value-type="float">
            <text:p>0.706106559</text:p>
          </table:table-cell>
          <table:table-cell office:value-type="float" office:value="2.3632417" calcext:value-type="float">
            <text:p>2.3632417</text:p>
          </table:table-cell>
          <table:table-cell office:value-type="float" office:value="1.92957881" calcext:value-type="float">
            <text:p>1.9295788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18.874537" calcext:value-type="float">
            <text:p>218.874537</text:p>
          </table:table-cell>
          <table:table-cell office:value-type="float" office:value="78.4758957" calcext:value-type="float">
            <text:p>78.4758957</text:p>
          </table:table-cell>
          <table:table-cell office:value-type="float" office:value="1.518177524" calcext:value-type="float">
            <text:p>1.518177524</text:p>
          </table:table-cell>
          <table:table-cell office:value-type="float" office:value="0.727168983" calcext:value-type="float">
            <text:p>0.727168983</text:p>
          </table:table-cell>
          <table:table-cell office:value-type="float" office:value="2.005208529" calcext:value-type="float">
            <text:p>2.005208529</text:p>
          </table:table-cell>
          <table:table-cell office:value-type="float" office:value="1.637245934" calcext:value-type="float">
            <text:p>1.63724593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18.860628" calcext:value-type="float">
            <text:p>218.860628</text:p>
          </table:table-cell>
          <table:table-cell office:value-type="float" office:value="78.2232152" calcext:value-type="float">
            <text:p>78.2232152</text:p>
          </table:table-cell>
          <table:table-cell office:value-type="float" office:value="1.568758634" calcext:value-type="float">
            <text:p>1.568758634</text:p>
          </table:table-cell>
          <table:table-cell office:value-type="float" office:value="0.746175479" calcext:value-type="float">
            <text:p>0.746175479</text:p>
          </table:table-cell>
          <table:table-cell office:value-type="float" office:value="2.096626885" calcext:value-type="float">
            <text:p>2.096626885</text:p>
          </table:table-cell>
          <table:table-cell office:value-type="float" office:value="1.711888745" calcext:value-type="float">
            <text:p>1.71188874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17.960357" calcext:value-type="float">
            <text:p>217.960357</text:p>
          </table:table-cell>
          <table:table-cell office:value-type="float" office:value="78.0180632" calcext:value-type="float">
            <text:p>78.0180632</text:p>
          </table:table-cell>
          <table:table-cell office:value-type="float" office:value="1.547279736" calcext:value-type="float">
            <text:p>1.547279736</text:p>
          </table:table-cell>
          <table:table-cell office:value-type="float" office:value="0.743232574" calcext:value-type="float">
            <text:p>0.743232574</text:p>
          </table:table-cell>
          <table:table-cell office:value-type="float" office:value="1.866808524" calcext:value-type="float">
            <text:p>1.866808524</text:p>
          </table:table-cell>
          <table:table-cell office:value-type="float" office:value="1.524242727" calcext:value-type="float">
            <text:p>1.52424272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17.785907" calcext:value-type="float">
            <text:p>217.785907</text:p>
          </table:table-cell>
          <table:table-cell office:value-type="float" office:value="78.0782932" calcext:value-type="float">
            <text:p>78.0782932</text:p>
          </table:table-cell>
          <table:table-cell office:value-type="float" office:value="1.561888966" calcext:value-type="float">
            <text:p>1.561888966</text:p>
          </table:table-cell>
          <table:table-cell office:value-type="float" office:value="0.734595889" calcext:value-type="float">
            <text:p>0.734595889</text:p>
          </table:table-cell>
          <table:table-cell office:value-type="float" office:value="1.83986265" calcext:value-type="float">
            <text:p>1.83986265</text:p>
          </table:table-cell>
          <table:table-cell office:value-type="float" office:value="1.502241552" calcext:value-type="float">
            <text:p>1.50224155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16.253651" calcext:value-type="float">
            <text:p>216.253651</text:p>
          </table:table-cell>
          <table:table-cell office:value-type="float" office:value="77.7640223" calcext:value-type="float">
            <text:p>77.7640223</text:p>
          </table:table-cell>
          <table:table-cell office:value-type="float" office:value="1.516464636" calcext:value-type="float">
            <text:p>1.516464636</text:p>
          </table:table-cell>
          <table:table-cell office:value-type="float" office:value="0.734425703" calcext:value-type="float">
            <text:p>0.734425703</text:p>
          </table:table-cell>
          <table:table-cell office:value-type="float" office:value="1.9915064707" calcext:value-type="float">
            <text:p>1.9915064707</text:p>
          </table:table-cell>
          <table:table-cell office:value-type="float" office:value="1.6260582497" calcext:value-type="float">
            <text:p>1.626058249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16.55214" calcext:value-type="float">
            <text:p>216.55214</text:p>
          </table:table-cell>
          <table:table-cell office:value-type="float" office:value="77.7976798" calcext:value-type="float">
            <text:p>77.7976798</text:p>
          </table:table-cell>
          <table:table-cell office:value-type="float" office:value="1.504196651" calcext:value-type="float">
            <text:p>1.504196651</text:p>
          </table:table-cell>
          <table:table-cell office:value-type="float" office:value="0.767218309" calcext:value-type="float">
            <text:p>0.767218309</text:p>
          </table:table-cell>
          <table:table-cell office:value-type="float" office:value="1.75218347" calcext:value-type="float">
            <text:p>1.75218347</text:p>
          </table:table-cell>
          <table:table-cell office:value-type="float" office:value="1.43065182" calcext:value-type="float">
            <text:p>1.4306518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16.153216" calcext:value-type="float">
            <text:p>216.153216</text:p>
          </table:table-cell>
          <table:table-cell office:value-type="float" office:value="77.734007" calcext:value-type="float">
            <text:p>77.734007</text:p>
          </table:table-cell>
          <table:table-cell office:value-type="float" office:value="1.52430026" calcext:value-type="float">
            <text:p>1.52430026</text:p>
          </table:table-cell>
          <table:table-cell office:value-type="float" office:value="0.775350743" calcext:value-type="float">
            <text:p>0.775350743</text:p>
          </table:table-cell>
          <table:table-cell office:value-type="float" office:value="1.929722435" calcext:value-type="float">
            <text:p>1.929722435</text:p>
          </table:table-cell>
          <table:table-cell office:value-type="float" office:value="1.575611786" calcext:value-type="float">
            <text:p>1.57561178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16.100604" calcext:value-type="float">
            <text:p>216.100604</text:p>
          </table:table-cell>
          <table:table-cell office:value-type="float" office:value="77.6982232" calcext:value-type="float">
            <text:p>77.6982232</text:p>
          </table:table-cell>
          <table:table-cell office:value-type="float" office:value="1.503137752" calcext:value-type="float">
            <text:p>1.503137752</text:p>
          </table:table-cell>
          <table:table-cell office:value-type="float" office:value="0.752753201" calcext:value-type="float">
            <text:p>0.752753201</text:p>
          </table:table-cell>
          <table:table-cell office:value-type="float" office:value="1.50457756" calcext:value-type="float">
            <text:p>1.50457756</text:p>
          </table:table-cell>
          <table:table-cell office:value-type="float" office:value="1.22848246" calcext:value-type="float">
            <text:p>1.22848246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16.677171" calcext:value-type="float">
            <text:p>216.677171</text:p>
          </table:table-cell>
          <table:table-cell office:value-type="float" office:value="77.7536862" calcext:value-type="float">
            <text:p>77.7536862</text:p>
          </table:table-cell>
          <table:table-cell office:value-type="float" office:value="1.449344544" calcext:value-type="float">
            <text:p>1.449344544</text:p>
          </table:table-cell>
          <table:table-cell office:value-type="float" office:value="0.746596232" calcext:value-type="float">
            <text:p>0.746596232</text:p>
          </table:table-cell>
          <table:table-cell office:value-type="float" office:value="1.278510614" calcext:value-type="float">
            <text:p>1.278510614</text:p>
          </table:table-cell>
          <table:table-cell office:value-type="float" office:value="1.043899504" calcext:value-type="float">
            <text:p>1.04389950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16.429159" calcext:value-type="float">
            <text:p>216.429159</text:p>
          </table:table-cell>
          <table:table-cell office:value-type="float" office:value="77.6306145" calcext:value-type="float">
            <text:p>77.6306145</text:p>
          </table:table-cell>
          <table:table-cell office:value-type="float" office:value="1.446511522" calcext:value-type="float">
            <text:p>1.446511522</text:p>
          </table:table-cell>
          <table:table-cell office:value-type="float" office:value="0.745895892" calcext:value-type="float">
            <text:p>0.745895892</text:p>
          </table:table-cell>
          <table:table-cell office:value-type="float" office:value="1.83896849" calcext:value-type="float">
            <text:p>1.83896849</text:p>
          </table:table-cell>
          <table:table-cell office:value-type="float" office:value="1.5015115" calcext:value-type="float">
            <text:p>1.501511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16.228144" calcext:value-type="float">
            <text:p>216.228144</text:p>
          </table:table-cell>
          <table:table-cell office:value-type="float" office:value="77.4269603" calcext:value-type="float">
            <text:p>77.4269603</text:p>
          </table:table-cell>
          <table:table-cell office:value-type="float" office:value="1.434437389" calcext:value-type="float">
            <text:p>1.434437389</text:p>
          </table:table-cell>
          <table:table-cell office:value-type="float" office:value="0.74012104" calcext:value-type="float">
            <text:p>0.74012104</text:p>
          </table:table-cell>
          <table:table-cell office:value-type="float" office:value="1.56320659" calcext:value-type="float">
            <text:p>1.56320659</text:p>
          </table:table-cell>
          <table:table-cell office:value-type="float" office:value="1.276352837" calcext:value-type="float">
            <text:p>1.27635283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16.225333" calcext:value-type="float">
            <text:p>216.225333</text:p>
          </table:table-cell>
          <table:table-cell office:value-type="float" office:value="77.6942207" calcext:value-type="float">
            <text:p>77.6942207</text:p>
          </table:table-cell>
          <table:table-cell office:value-type="float" office:value="1.379661754" calcext:value-type="float">
            <text:p>1.379661754</text:p>
          </table:table-cell>
          <table:table-cell office:value-type="float" office:value="0.756989432" calcext:value-type="float">
            <text:p>0.756989432</text:p>
          </table:table-cell>
          <table:table-cell office:value-type="float" office:value="1.129484906" calcext:value-type="float">
            <text:p>1.129484906</text:p>
          </table:table-cell>
          <table:table-cell office:value-type="float" office:value="0.922220566" calcext:value-type="float">
            <text:p>0.92222056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15.357249" calcext:value-type="float">
            <text:p>215.357249</text:p>
          </table:table-cell>
          <table:table-cell office:value-type="float" office:value="77.1553298" calcext:value-type="float">
            <text:p>77.1553298</text:p>
          </table:table-cell>
          <table:table-cell office:value-type="float" office:value="1.3216852096" calcext:value-type="float">
            <text:p>1.3216852096</text:p>
          </table:table-cell>
          <table:table-cell office:value-type="float" office:value="0.713160538" calcext:value-type="float">
            <text:p>0.713160538</text:p>
          </table:table-cell>
          <table:table-cell office:value-type="float" office:value="1.9372428866" calcext:value-type="float">
            <text:p>1.9372428866</text:p>
          </table:table-cell>
          <table:table-cell office:value-type="float" office:value="1.581752211" calcext:value-type="float">
            <text:p>1.58175221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15.056936" calcext:value-type="float">
            <text:p>215.056936</text:p>
          </table:table-cell>
          <table:table-cell office:value-type="float" office:value="77.2160495" calcext:value-type="float">
            <text:p>77.2160495</text:p>
          </table:table-cell>
          <table:table-cell office:value-type="float" office:value="1.3281251176" calcext:value-type="float">
            <text:p>1.3281251176</text:p>
          </table:table-cell>
          <table:table-cell office:value-type="float" office:value="0.728167345" calcext:value-type="float">
            <text:p>0.728167345</text:p>
          </table:table-cell>
          <table:table-cell office:value-type="float" office:value="1.0352629" calcext:value-type="float">
            <text:p>1.0352629</text:p>
          </table:table-cell>
          <table:table-cell office:value-type="float" office:value="0.84528862" calcext:value-type="float">
            <text:p>0.84528862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14.63375" calcext:value-type="float">
            <text:p>214.63375</text:p>
          </table:table-cell>
          <table:table-cell office:value-type="float" office:value="77.2245653" calcext:value-type="float">
            <text:p>77.2245653</text:p>
          </table:table-cell>
          <table:table-cell office:value-type="float" office:value="1.3246721176" calcext:value-type="float">
            <text:p>1.3246721176</text:p>
          </table:table-cell>
          <table:table-cell office:value-type="float" office:value="0.70003444" calcext:value-type="float">
            <text:p>0.70003444</text:p>
          </table:table-cell>
          <table:table-cell office:value-type="float" office:value="0.7320559141" calcext:value-type="float">
            <text:p>0.7320559141</text:p>
          </table:table-cell>
          <table:table-cell office:value-type="float" office:value="0.5977211304" calcext:value-type="float">
            <text:p>0.597721130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14.387594" calcext:value-type="float">
            <text:p>214.387594</text:p>
          </table:table-cell>
          <table:table-cell office:value-type="float" office:value="76.5927507" calcext:value-type="float">
            <text:p>76.5927507</text:p>
          </table:table-cell>
          <table:table-cell office:value-type="float" office:value="1.2988832946" calcext:value-type="float">
            <text:p>1.2988832946</text:p>
          </table:table-cell>
          <table:table-cell office:value-type="float" office:value="0.674626591" calcext:value-type="float">
            <text:p>0.674626591</text:p>
          </table:table-cell>
          <table:table-cell office:value-type="float" office:value="1.73263385" calcext:value-type="float">
            <text:p>1.73263385</text:p>
          </table:table-cell>
          <table:table-cell office:value-type="float" office:value="1.41468959" calcext:value-type="float">
            <text:p>1.4146895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13.297752" calcext:value-type="float">
            <text:p>213.297752</text:p>
          </table:table-cell>
          <table:table-cell office:value-type="float" office:value="76.3344332" calcext:value-type="float">
            <text:p>76.3344332</text:p>
          </table:table-cell>
          <table:table-cell office:value-type="float" office:value="1.291487492" calcext:value-type="float">
            <text:p>1.291487492</text:p>
          </table:table-cell>
          <table:table-cell office:value-type="float" office:value="0.6699906893" calcext:value-type="float">
            <text:p>0.6699906893</text:p>
          </table:table-cell>
          <table:table-cell office:value-type="float" office:value="1.886947259" calcext:value-type="float">
            <text:p>1.886947259</text:p>
          </table:table-cell>
          <table:table-cell office:value-type="float" office:value="1.540685959" calcext:value-type="float">
            <text:p>1.54068595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13.909066" calcext:value-type="float">
            <text:p>213.909066</text:p>
          </table:table-cell>
          <table:table-cell office:value-type="float" office:value="76.1790242" calcext:value-type="float">
            <text:p>76.1790242</text:p>
          </table:table-cell>
          <table:table-cell office:value-type="float" office:value="1.293476382" calcext:value-type="float">
            <text:p>1.293476382</text:p>
          </table:table-cell>
          <table:table-cell office:value-type="float" office:value="0.6826222363" calcext:value-type="float">
            <text:p>0.6826222363</text:p>
          </table:table-cell>
          <table:table-cell office:value-type="float" office:value="1.224315575" calcext:value-type="float">
            <text:p>1.224315575</text:p>
          </table:table-cell>
          <table:table-cell office:value-type="float" office:value="0.999649477" calcext:value-type="float">
            <text:p>0.99964947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12.578228" calcext:value-type="float">
            <text:p>212.578228</text:p>
          </table:table-cell>
          <table:table-cell office:value-type="float" office:value="75.7463399" calcext:value-type="float">
            <text:p>75.7463399</text:p>
          </table:table-cell>
          <table:table-cell office:value-type="float" office:value="1.320558039" calcext:value-type="float">
            <text:p>1.320558039</text:p>
          </table:table-cell>
          <table:table-cell office:value-type="float" office:value="0.651272686" calcext:value-type="float">
            <text:p>0.651272686</text:p>
          </table:table-cell>
          <table:table-cell office:value-type="float" office:value="2.597520829" calcext:value-type="float">
            <text:p>2.597520829</text:p>
          </table:table-cell>
          <table:table-cell office:value-type="float" office:value="2.120866879" calcext:value-type="float">
            <text:p>2.120866879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13.647377" calcext:value-type="float">
            <text:p>213.647377</text:p>
          </table:table-cell>
          <table:table-cell office:value-type="float" office:value="75.7313444" calcext:value-type="float">
            <text:p>75.7313444</text:p>
          </table:table-cell>
          <table:table-cell office:value-type="float" office:value="1.295270739" calcext:value-type="float">
            <text:p>1.295270739</text:p>
          </table:table-cell>
          <table:table-cell office:value-type="float" office:value="0.649042583" calcext:value-type="float">
            <text:p>0.649042583</text:p>
          </table:table-cell>
          <table:table-cell office:value-type="float" office:value="1.636445664" calcext:value-type="float">
            <text:p>1.636445664</text:p>
          </table:table-cell>
          <table:table-cell office:value-type="float" office:value="1.33615234" calcext:value-type="float">
            <text:p>1.3361523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12.184655" calcext:value-type="float">
            <text:p>212.184655</text:p>
          </table:table-cell>
          <table:table-cell office:value-type="float" office:value="75.2974599" calcext:value-type="float">
            <text:p>75.2974599</text:p>
          </table:table-cell>
          <table:table-cell office:value-type="float" office:value="1.302159189" calcext:value-type="float">
            <text:p>1.302159189</text:p>
          </table:table-cell>
          <table:table-cell office:value-type="float" office:value="0.670995438" calcext:value-type="float">
            <text:p>0.670995438</text:p>
          </table:table-cell>
          <table:table-cell office:value-type="float" office:value="1.43150844" calcext:value-type="float">
            <text:p>1.43150844</text:p>
          </table:table-cell>
          <table:table-cell office:value-type="float" office:value="1.16882172" calcext:value-type="float">
            <text:p>1.1688217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12.994706" calcext:value-type="float">
            <text:p>212.994706</text:p>
          </table:table-cell>
          <table:table-cell office:value-type="float" office:value="75.3549182" calcext:value-type="float">
            <text:p>75.3549182</text:p>
          </table:table-cell>
          <table:table-cell office:value-type="float" office:value="1.341719731" calcext:value-type="float">
            <text:p>1.341719731</text:p>
          </table:table-cell>
          <table:table-cell office:value-type="float" office:value="0.71148266" calcext:value-type="float">
            <text:p>0.71148266</text:p>
          </table:table-cell>
          <table:table-cell office:value-type="float" office:value="1.43264411" calcext:value-type="float">
            <text:p>1.43264411</text:p>
          </table:table-cell>
          <table:table-cell office:value-type="float" office:value="1.169749014" calcext:value-type="float">
            <text:p>1.16974901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11.890058" calcext:value-type="float">
            <text:p>211.890058</text:p>
          </table:table-cell>
          <table:table-cell office:value-type="float" office:value="74.5843557" calcext:value-type="float">
            <text:p>74.5843557</text:p>
          </table:table-cell>
          <table:table-cell office:value-type="float" office:value="1.361856713" calcext:value-type="float">
            <text:p>1.361856713</text:p>
          </table:table-cell>
          <table:table-cell office:value-type="float" office:value="0.71316543" calcext:value-type="float">
            <text:p>0.71316543</text:p>
          </table:table-cell>
          <table:table-cell office:value-type="float" office:value="1.97123603" calcext:value-type="float">
            <text:p>1.97123603</text:p>
          </table:table-cell>
          <table:table-cell office:value-type="float" office:value="1.60950752" calcext:value-type="float">
            <text:p>1.60950752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13.022873" calcext:value-type="float">
            <text:p>213.022873</text:p>
          </table:table-cell>
          <table:table-cell office:value-type="float" office:value="74.6220414" calcext:value-type="float">
            <text:p>74.6220414</text:p>
          </table:table-cell>
          <table:table-cell office:value-type="float" office:value="1.43495519" calcext:value-type="float">
            <text:p>1.43495519</text:p>
          </table:table-cell>
          <table:table-cell office:value-type="float" office:value="0.71556181" calcext:value-type="float">
            <text:p>0.71556181</text:p>
          </table:table-cell>
          <table:table-cell office:value-type="float" office:value="1.9032742" calcext:value-type="float">
            <text:p>1.9032742</text:p>
          </table:table-cell>
          <table:table-cell office:value-type="float" office:value="1.554016807" calcext:value-type="float">
            <text:p>1.55401680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11.747001" calcext:value-type="float">
            <text:p>211.747001</text:p>
          </table:table-cell>
          <table:table-cell office:value-type="float" office:value="74.0039854" calcext:value-type="float">
            <text:p>74.0039854</text:p>
          </table:table-cell>
          <table:table-cell office:value-type="float" office:value="1.44472517" calcext:value-type="float">
            <text:p>1.44472517</text:p>
          </table:table-cell>
          <table:table-cell office:value-type="float" office:value="0.716729424" calcext:value-type="float">
            <text:p>0.716729424</text:p>
          </table:table-cell>
          <table:table-cell office:value-type="float" office:value="1.3287351737" calcext:value-type="float">
            <text:p>1.3287351737</text:p>
          </table:table-cell>
          <table:table-cell office:value-type="float" office:value="1.0849077348" calcext:value-type="float">
            <text:p>1.084907734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13.051995" calcext:value-type="float">
            <text:p>213.051995</text:p>
          </table:table-cell>
          <table:table-cell office:value-type="float" office:value="74.3439562" calcext:value-type="float">
            <text:p>74.3439562</text:p>
          </table:table-cell>
          <table:table-cell office:value-type="float" office:value="1.40496223" calcext:value-type="float">
            <text:p>1.40496223</text:p>
          </table:table-cell>
          <table:table-cell office:value-type="float" office:value="0.682394849" calcext:value-type="float">
            <text:p>0.682394849</text:p>
          </table:table-cell>
          <table:table-cell office:value-type="float" office:value="1.407499585" calcext:value-type="float">
            <text:p>1.407499585</text:p>
          </table:table-cell>
          <table:table-cell office:value-type="float" office:value="1.149218613" calcext:value-type="float">
            <text:p>1.14921861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12.161112" calcext:value-type="float">
            <text:p>212.161112</text:p>
          </table:table-cell>
          <table:table-cell office:value-type="float" office:value="73.7114112" calcext:value-type="float">
            <text:p>73.7114112</text:p>
          </table:table-cell>
          <table:table-cell office:value-type="float" office:value="1.45722493" calcext:value-type="float">
            <text:p>1.45722493</text:p>
          </table:table-cell>
          <table:table-cell office:value-type="float" office:value="0.692879931" calcext:value-type="float">
            <text:p>0.692879931</text:p>
          </table:table-cell>
          <table:table-cell office:value-type="float" office:value="1.938826665" calcext:value-type="float">
            <text:p>1.938826665</text:p>
          </table:table-cell>
          <table:table-cell office:value-type="float" office:value="1.583045286" calcext:value-type="float">
            <text:p>1.58304528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12.626278" calcext:value-type="float">
            <text:p>212.626278</text:p>
          </table:table-cell>
          <table:table-cell office:value-type="float" office:value="73.9029131" calcext:value-type="float">
            <text:p>73.9029131</text:p>
          </table:table-cell>
          <table:table-cell office:value-type="float" office:value="1.42712309" calcext:value-type="float">
            <text:p>1.42712309</text:p>
          </table:table-cell>
          <table:table-cell office:value-type="float" office:value="0.730596678" calcext:value-type="float">
            <text:p>0.730596678</text:p>
          </table:table-cell>
          <table:table-cell office:value-type="float" office:value="1.505029723" calcext:value-type="float">
            <text:p>1.505029723</text:p>
          </table:table-cell>
          <table:table-cell office:value-type="float" office:value="1.22885165" calcext:value-type="float">
            <text:p>1.2288516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12.700255" calcext:value-type="float">
            <text:p>212.700255</text:p>
          </table:table-cell>
          <table:table-cell office:value-type="float" office:value="73.5277758" calcext:value-type="float">
            <text:p>73.5277758</text:p>
          </table:table-cell>
          <table:table-cell office:value-type="float" office:value="1.41455714" calcext:value-type="float">
            <text:p>1.41455714</text:p>
          </table:table-cell>
          <table:table-cell office:value-type="float" office:value="0.703774313" calcext:value-type="float">
            <text:p>0.703774313</text:p>
          </table:table-cell>
          <table:table-cell office:value-type="float" office:value="0.938136053" calcext:value-type="float">
            <text:p>0.938136053</text:p>
          </table:table-cell>
          <table:table-cell office:value-type="float" office:value="0.765984861" calcext:value-type="float">
            <text:p>0.76598486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13.151111" calcext:value-type="float">
            <text:p>213.151111</text:p>
          </table:table-cell>
          <table:table-cell office:value-type="float" office:value="73.3919239" calcext:value-type="float">
            <text:p>73.3919239</text:p>
          </table:table-cell>
          <table:table-cell office:value-type="float" office:value="1.37727453" calcext:value-type="float">
            <text:p>1.37727453</text:p>
          </table:table-cell>
          <table:table-cell office:value-type="float" office:value="0.740453196" calcext:value-type="float">
            <text:p>0.740453196</text:p>
          </table:table-cell>
          <table:table-cell office:value-type="float" office:value="1.83201647" calcext:value-type="float">
            <text:p>1.83201647</text:p>
          </table:table-cell>
          <table:table-cell office:value-type="float" office:value="1.49583519" calcext:value-type="float">
            <text:p>1.49583519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13.765091" calcext:value-type="float">
            <text:p>213.765091</text:p>
          </table:table-cell>
          <table:table-cell office:value-type="float" office:value="73.1762211" calcext:value-type="float">
            <text:p>73.1762211</text:p>
          </table:table-cell>
          <table:table-cell office:value-type="float" office:value="1.46427114" calcext:value-type="float">
            <text:p>1.46427114</text:p>
          </table:table-cell>
          <table:table-cell office:value-type="float" office:value="0.768151134" calcext:value-type="float">
            <text:p>0.768151134</text:p>
          </table:table-cell>
          <table:table-cell office:value-type="float" office:value="1.456114842" calcext:value-type="float">
            <text:p>1.456114842</text:p>
          </table:table-cell>
          <table:table-cell office:value-type="float" office:value="1.188912744" calcext:value-type="float">
            <text:p>1.18891274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13.530205" calcext:value-type="float">
            <text:p>213.530205</text:p>
          </table:table-cell>
          <table:table-cell office:value-type="float" office:value="72.9237466" calcext:value-type="float">
            <text:p>72.9237466</text:p>
          </table:table-cell>
          <table:table-cell office:value-type="float" office:value="1.417091683" calcext:value-type="float">
            <text:p>1.417091683</text:p>
          </table:table-cell>
          <table:table-cell office:value-type="float" office:value="0.75256415" calcext:value-type="float">
            <text:p>0.75256415</text:p>
          </table:table-cell>
          <table:table-cell office:value-type="float" office:value="0.68810904" calcext:value-type="float">
            <text:p>0.68810904</text:p>
          </table:table-cell>
          <table:table-cell office:value-type="float" office:value="0.56183867" calcext:value-type="float">
            <text:p>0.5618386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14.2196" calcext:value-type="float">
            <text:p>214.2196</text:p>
          </table:table-cell>
          <table:table-cell office:value-type="float" office:value="73.0178198" calcext:value-type="float">
            <text:p>73.0178198</text:p>
          </table:table-cell>
          <table:table-cell office:value-type="float" office:value="1.419424043" calcext:value-type="float">
            <text:p>1.419424043</text:p>
          </table:table-cell>
          <table:table-cell office:value-type="float" office:value="0.770315071" calcext:value-type="float">
            <text:p>0.770315071</text:p>
          </table:table-cell>
          <table:table-cell office:value-type="float" office:value="1.405850515" calcext:value-type="float">
            <text:p>1.405850515</text:p>
          </table:table-cell>
          <table:table-cell office:value-type="float" office:value="1.147872185" calcext:value-type="float">
            <text:p>1.14787218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15.44949" calcext:value-type="float">
            <text:p>215.44949</text:p>
          </table:table-cell>
          <table:table-cell office:value-type="float" office:value="73.2341" calcext:value-type="float">
            <text:p>73.2341</text:p>
          </table:table-cell>
          <table:table-cell office:value-type="float" office:value="1.454242447" calcext:value-type="float">
            <text:p>1.454242447</text:p>
          </table:table-cell>
          <table:table-cell office:value-type="float" office:value="0.812829158" calcext:value-type="float">
            <text:p>0.812829158</text:p>
          </table:table-cell>
          <table:table-cell office:value-type="float" office:value="1.562185088" calcext:value-type="float">
            <text:p>1.562185088</text:p>
          </table:table-cell>
          <table:table-cell office:value-type="float" office:value="1.275518802" calcext:value-type="float">
            <text:p>1.27551880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14.603089" calcext:value-type="float">
            <text:p>214.603089</text:p>
          </table:table-cell>
          <table:table-cell office:value-type="float" office:value="73.1415723" calcext:value-type="float">
            <text:p>73.1415723</text:p>
          </table:table-cell>
          <table:table-cell office:value-type="float" office:value="1.501902787" calcext:value-type="float">
            <text:p>1.501902787</text:p>
          </table:table-cell>
          <table:table-cell office:value-type="float" office:value="0.846290586" calcext:value-type="float">
            <text:p>0.846290586</text:p>
          </table:table-cell>
          <table:table-cell office:value-type="float" office:value="1.681958308" calcext:value-type="float">
            <text:p>1.681958308</text:p>
          </table:table-cell>
          <table:table-cell office:value-type="float" office:value="1.37331314" calcext:value-type="float">
            <text:p>1.3733131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14.229469" calcext:value-type="float">
            <text:p>214.229469</text:p>
          </table:table-cell>
          <table:table-cell office:value-type="float" office:value="72.8506326" calcext:value-type="float">
            <text:p>72.8506326</text:p>
          </table:table-cell>
          <table:table-cell office:value-type="float" office:value="1.499816864" calcext:value-type="float">
            <text:p>1.499816864</text:p>
          </table:table-cell>
          <table:table-cell office:value-type="float" office:value="0.834581948" calcext:value-type="float">
            <text:p>0.834581948</text:p>
          </table:table-cell>
          <table:table-cell office:value-type="float" office:value="0.76491057" calcext:value-type="float">
            <text:p>0.76491057</text:p>
          </table:table-cell>
          <table:table-cell office:value-type="float" office:value="0.62454686" calcext:value-type="float">
            <text:p>0.6245468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15.611171" calcext:value-type="float">
            <text:p>215.611171</text:p>
          </table:table-cell>
          <table:table-cell office:value-type="float" office:value="73.494623" calcext:value-type="float">
            <text:p>73.494623</text:p>
          </table:table-cell>
          <table:table-cell office:value-type="float" office:value="1.487215354" calcext:value-type="float">
            <text:p>1.487215354</text:p>
          </table:table-cell>
          <table:table-cell office:value-type="float" office:value="0.893339839" calcext:value-type="float">
            <text:p>0.893339839</text:p>
          </table:table-cell>
          <table:table-cell office:value-type="float" office:value="2.173623575" calcext:value-type="float">
            <text:p>2.173623575</text:p>
          </table:table-cell>
          <table:table-cell office:value-type="float" office:value="1.774756183" calcext:value-type="float">
            <text:p>1.77475618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15.020989" calcext:value-type="float">
            <text:p>215.020989</text:p>
          </table:table-cell>
          <table:table-cell office:value-type="float" office:value="73.567617" calcext:value-type="float">
            <text:p>73.567617</text:p>
          </table:table-cell>
          <table:table-cell office:value-type="float" office:value="1.51911482" calcext:value-type="float">
            <text:p>1.51911482</text:p>
          </table:table-cell>
          <table:table-cell office:value-type="float" office:value="0.869951152" calcext:value-type="float">
            <text:p>0.869951152</text:p>
          </table:table-cell>
          <table:table-cell office:value-type="float" office:value="2.22155118" calcext:value-type="float">
            <text:p>2.22155118</text:p>
          </table:table-cell>
          <table:table-cell office:value-type="float" office:value="1.81388895" calcext:value-type="float">
            <text:p>1.8138889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13.84015" calcext:value-type="float">
            <text:p>213.84015</text:p>
          </table:table-cell>
          <table:table-cell office:value-type="float" office:value="73.710174" calcext:value-type="float">
            <text:p>73.710174</text:p>
          </table:table-cell>
          <table:table-cell office:value-type="float" office:value="1.56514391" calcext:value-type="float">
            <text:p>1.56514391</text:p>
          </table:table-cell>
          <table:table-cell office:value-type="float" office:value="0.865031596" calcext:value-type="float">
            <text:p>0.865031596</text:p>
          </table:table-cell>
          <table:table-cell office:value-type="float" office:value="1.56268379" calcext:value-type="float">
            <text:p>1.56268379</text:p>
          </table:table-cell>
          <table:table-cell office:value-type="float" office:value="1.275926022" calcext:value-type="float">
            <text:p>1.27592602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14.302006" calcext:value-type="float">
            <text:p>214.302006</text:p>
          </table:table-cell>
          <table:table-cell office:value-type="float" office:value="73.8932359" calcext:value-type="float">
            <text:p>73.8932359</text:p>
          </table:table-cell>
          <table:table-cell office:value-type="float" office:value="1.55977122" calcext:value-type="float">
            <text:p>1.55977122</text:p>
          </table:table-cell>
          <table:table-cell office:value-type="float" office:value="0.848801695" calcext:value-type="float">
            <text:p>0.848801695</text:p>
          </table:table-cell>
          <table:table-cell office:value-type="float" office:value="2.06829957" calcext:value-type="float">
            <text:p>2.06829957</text:p>
          </table:table-cell>
          <table:table-cell office:value-type="float" office:value="1.68875954" calcext:value-type="float">
            <text:p>1.68875954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14.587848" calcext:value-type="float">
            <text:p>214.587848</text:p>
          </table:table-cell>
          <table:table-cell office:value-type="float" office:value="74.1549713" calcext:value-type="float">
            <text:p>74.1549713</text:p>
          </table:table-cell>
          <table:table-cell office:value-type="float" office:value="1.55721335" calcext:value-type="float">
            <text:p>1.55721335</text:p>
          </table:table-cell>
          <table:table-cell office:value-type="float" office:value="0.8620952" calcext:value-type="float">
            <text:p>0.8620952</text:p>
          </table:table-cell>
          <table:table-cell office:value-type="float" office:value="1.56224676" calcext:value-type="float">
            <text:p>1.56224676</text:p>
          </table:table-cell>
          <table:table-cell office:value-type="float" office:value="1.27556914" calcext:value-type="float">
            <text:p>1.2755691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14.602213" calcext:value-type="float">
            <text:p>214.602213</text:p>
          </table:table-cell>
          <table:table-cell office:value-type="float" office:value="74.5433397" calcext:value-type="float">
            <text:p>74.5433397</text:p>
          </table:table-cell>
          <table:table-cell office:value-type="float" office:value="1.50273253" calcext:value-type="float">
            <text:p>1.50273253</text:p>
          </table:table-cell>
          <table:table-cell office:value-type="float" office:value="0.83647971" calcext:value-type="float">
            <text:p>0.83647971</text:p>
          </table:table-cell>
          <table:table-cell office:value-type="float" office:value="2.9568262" calcext:value-type="float">
            <text:p>2.9568262</text:p>
          </table:table-cell>
          <table:table-cell office:value-type="float" office:value="2.41423847" calcext:value-type="float">
            <text:p>2.4142384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13.852879" calcext:value-type="float">
            <text:p>213.852879</text:p>
          </table:table-cell>
          <table:table-cell office:value-type="float" office:value="74.6134232" calcext:value-type="float">
            <text:p>74.6134232</text:p>
          </table:table-cell>
          <table:table-cell office:value-type="float" office:value="1.506762854" calcext:value-type="float">
            <text:p>1.506762854</text:p>
          </table:table-cell>
          <table:table-cell office:value-type="float" office:value="0.841551031" calcext:value-type="float">
            <text:p>0.841551031</text:p>
          </table:table-cell>
          <table:table-cell office:value-type="float" office:value="1.46068024" calcext:value-type="float">
            <text:p>1.46068024</text:p>
          </table:table-cell>
          <table:table-cell office:value-type="float" office:value="1.19264042" calcext:value-type="float">
            <text:p>1.1926404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13.308759" calcext:value-type="float">
            <text:p>213.308759</text:p>
          </table:table-cell>
          <table:table-cell office:value-type="float" office:value="74.2011118" calcext:value-type="float">
            <text:p>74.2011118</text:p>
          </table:table-cell>
          <table:table-cell office:value-type="float" office:value="1.524039814" calcext:value-type="float">
            <text:p>1.524039814</text:p>
          </table:table-cell>
          <table:table-cell office:value-type="float" office:value="0.865942845" calcext:value-type="float">
            <text:p>0.865942845</text:p>
          </table:table-cell>
          <table:table-cell office:value-type="float" office:value="0.96233803" calcext:value-type="float">
            <text:p>0.96233803</text:p>
          </table:table-cell>
          <table:table-cell office:value-type="float" office:value="0.7857457" calcext:value-type="float">
            <text:p>0.785745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13.415895" calcext:value-type="float">
            <text:p>213.415895</text:p>
          </table:table-cell>
          <table:table-cell office:value-type="float" office:value="74.1059396" calcext:value-type="float">
            <text:p>74.1059396</text:p>
          </table:table-cell>
          <table:table-cell office:value-type="float" office:value="1.524714604" calcext:value-type="float">
            <text:p>1.524714604</text:p>
          </table:table-cell>
          <table:table-cell office:value-type="float" office:value="0.826180466" calcext:value-type="float">
            <text:p>0.826180466</text:p>
          </table:table-cell>
          <table:table-cell office:value-type="float" office:value="3.42183828" calcext:value-type="float">
            <text:p>3.42183828</text:p>
          </table:table-cell>
          <table:table-cell office:value-type="float" office:value="2.79391927" calcext:value-type="float">
            <text:p>2.7939192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12.32434" calcext:value-type="float">
            <text:p>212.32434</text:p>
          </table:table-cell>
          <table:table-cell office:value-type="float" office:value="73.6687211" calcext:value-type="float">
            <text:p>73.6687211</text:p>
          </table:table-cell>
          <table:table-cell office:value-type="float" office:value="1.53306225" calcext:value-type="float">
            <text:p>1.53306225</text:p>
          </table:table-cell>
          <table:table-cell office:value-type="float" office:value="0.816890976" calcext:value-type="float">
            <text:p>0.816890976</text:p>
          </table:table-cell>
          <table:table-cell office:value-type="float" office:value="2.07773214" calcext:value-type="float">
            <text:p>2.07773214</text:p>
          </table:table-cell>
          <table:table-cell office:value-type="float" office:value="1.69646117" calcext:value-type="float">
            <text:p>1.6964611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11.759888" calcext:value-type="float">
            <text:p>211.759888</text:p>
          </table:table-cell>
          <table:table-cell office:value-type="float" office:value="73.4158825" calcext:value-type="float">
            <text:p>73.4158825</text:p>
          </table:table-cell>
          <table:table-cell office:value-type="float" office:value="1.530839368" calcext:value-type="float">
            <text:p>1.530839368</text:p>
          </table:table-cell>
          <table:table-cell office:value-type="float" office:value="0.795974972" calcext:value-type="float">
            <text:p>0.795974972</text:p>
          </table:table-cell>
          <table:table-cell office:value-type="float" office:value="2.24712624" calcext:value-type="float">
            <text:p>2.24712624</text:p>
          </table:table-cell>
          <table:table-cell office:value-type="float" office:value="1.83477087" calcext:value-type="float">
            <text:p>1.8347708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10.880666" calcext:value-type="float">
            <text:p>210.880666</text:p>
          </table:table-cell>
          <table:table-cell office:value-type="float" office:value="73.0316021" calcext:value-type="float">
            <text:p>73.0316021</text:p>
          </table:table-cell>
          <table:table-cell office:value-type="float" office:value="1.489501365" calcext:value-type="float">
            <text:p>1.489501365</text:p>
          </table:table-cell>
          <table:table-cell office:value-type="float" office:value="0.761840644" calcext:value-type="float">
            <text:p>0.761840644</text:p>
          </table:table-cell>
          <table:table-cell office:value-type="float" office:value="2.01224712" calcext:value-type="float">
            <text:p>2.01224712</text:p>
          </table:table-cell>
          <table:table-cell office:value-type="float" office:value="1.64299291" calcext:value-type="float">
            <text:p>1.6429929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10.550856" calcext:value-type="float">
            <text:p>210.550856</text:p>
          </table:table-cell>
          <table:table-cell office:value-type="float" office:value="72.8123367" calcext:value-type="float">
            <text:p>72.8123367</text:p>
          </table:table-cell>
          <table:table-cell office:value-type="float" office:value="1.474416492" calcext:value-type="float">
            <text:p>1.474416492</text:p>
          </table:table-cell>
          <table:table-cell office:value-type="float" office:value="0.760016277" calcext:value-type="float">
            <text:p>0.760016277</text:p>
          </table:table-cell>
          <table:table-cell office:value-type="float" office:value="1.32416482" calcext:value-type="float">
            <text:p>1.32416482</text:p>
          </table:table-cell>
          <table:table-cell office:value-type="float" office:value="1.08117604" calcext:value-type="float">
            <text:p>1.0811760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09.458791" calcext:value-type="float">
            <text:p>209.458791</text:p>
          </table:table-cell>
          <table:table-cell office:value-type="float" office:value="72.0894064" calcext:value-type="float">
            <text:p>72.0894064</text:p>
          </table:table-cell>
          <table:table-cell office:value-type="float" office:value="1.460640958" calcext:value-type="float">
            <text:p>1.460640958</text:p>
          </table:table-cell>
          <table:table-cell office:value-type="float" office:value="0.744558473" calcext:value-type="float">
            <text:p>0.744558473</text:p>
          </table:table-cell>
          <table:table-cell office:value-type="float" office:value="1.93992387" calcext:value-type="float">
            <text:p>1.93992387</text:p>
          </table:table-cell>
          <table:table-cell office:value-type="float" office:value="1.58394115" calcext:value-type="float">
            <text:p>1.5839411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09.816527" calcext:value-type="float">
            <text:p>209.816527</text:p>
          </table:table-cell>
          <table:table-cell office:value-type="float" office:value="72.129398" calcext:value-type="float">
            <text:p>72.129398</text:p>
          </table:table-cell>
          <table:table-cell office:value-type="float" office:value="1.427003128" calcext:value-type="float">
            <text:p>1.427003128</text:p>
          </table:table-cell>
          <table:table-cell office:value-type="float" office:value="0.727479223" calcext:value-type="float">
            <text:p>0.727479223</text:p>
          </table:table-cell>
          <table:table-cell office:value-type="float" office:value="0.451889333" calcext:value-type="float">
            <text:p>0.451889333</text:p>
          </table:table-cell>
          <table:table-cell office:value-type="float" office:value="0.36896609" calcext:value-type="float">
            <text:p>0.36896609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08.008055" calcext:value-type="float">
            <text:p>208.008055</text:p>
          </table:table-cell>
          <table:table-cell office:value-type="float" office:value="70.8587259" calcext:value-type="float">
            <text:p>70.8587259</text:p>
          </table:table-cell>
          <table:table-cell office:value-type="float" office:value="1.434060065" calcext:value-type="float">
            <text:p>1.434060065</text:p>
          </table:table-cell>
          <table:table-cell office:value-type="float" office:value="0.733606345" calcext:value-type="float">
            <text:p>0.733606345</text:p>
          </table:table-cell>
          <table:table-cell office:value-type="float" office:value="2.47279169" calcext:value-type="float">
            <text:p>2.47279169</text:p>
          </table:table-cell>
          <table:table-cell office:value-type="float" office:value="2.01902593" calcext:value-type="float">
            <text:p>2.01902593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07.250299" calcext:value-type="float">
            <text:p>207.250299</text:p>
          </table:table-cell>
          <table:table-cell office:value-type="float" office:value="69.8728378" calcext:value-type="float">
            <text:p>69.8728378</text:p>
          </table:table-cell>
          <table:table-cell office:value-type="float" office:value="1.348678895" calcext:value-type="float">
            <text:p>1.348678895</text:p>
          </table:table-cell>
          <table:table-cell office:value-type="float" office:value="0.739167347" calcext:value-type="float">
            <text:p>0.739167347</text:p>
          </table:table-cell>
          <table:table-cell office:value-type="float" office:value="1.644737698" calcext:value-type="float">
            <text:p>1.644737698</text:p>
          </table:table-cell>
          <table:table-cell office:value-type="float" office:value="1.345028611" calcext:value-type="float">
            <text:p>1.34502861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06.271179" calcext:value-type="float">
            <text:p>206.271179</text:p>
          </table:table-cell>
          <table:table-cell office:value-type="float" office:value="69.5015962" calcext:value-type="float">
            <text:p>69.5015962</text:p>
          </table:table-cell>
          <table:table-cell office:value-type="float" office:value="1.390090145" calcext:value-type="float">
            <text:p>1.390090145</text:p>
          </table:table-cell>
          <table:table-cell office:value-type="float" office:value="0.713740284" calcext:value-type="float">
            <text:p>0.713740284</text:p>
          </table:table-cell>
          <table:table-cell office:value-type="float" office:value="0.98636512" calcext:value-type="float">
            <text:p>0.98636512</text:p>
          </table:table-cell>
          <table:table-cell office:value-type="float" office:value="0.8053637705" calcext:value-type="float">
            <text:p>0.805363770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06.285552" calcext:value-type="float">
            <text:p>206.285552</text:p>
          </table:table-cell>
          <table:table-cell office:value-type="float" office:value="69.5473281" calcext:value-type="float">
            <text:p>69.5473281</text:p>
          </table:table-cell>
          <table:table-cell office:value-type="float" office:value="1.45568065" calcext:value-type="float">
            <text:p>1.45568065</text:p>
          </table:table-cell>
          <table:table-cell office:value-type="float" office:value="0.738260146" calcext:value-type="float">
            <text:p>0.738260146</text:p>
          </table:table-cell>
          <table:table-cell office:value-type="float" office:value="0.56648408" calcext:value-type="float">
            <text:p>0.56648408</text:p>
          </table:table-cell>
          <table:table-cell office:value-type="float" office:value="0.4625323" calcext:value-type="float">
            <text:p>0.4625323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04.325836" calcext:value-type="float">
            <text:p>204.325836</text:p>
          </table:table-cell>
          <table:table-cell office:value-type="float" office:value="68.1554644" calcext:value-type="float">
            <text:p>68.1554644</text:p>
          </table:table-cell>
          <table:table-cell office:value-type="float" office:value="1.433059237" calcext:value-type="float">
            <text:p>1.433059237</text:p>
          </table:table-cell>
          <table:table-cell office:value-type="float" office:value="0.772925822" calcext:value-type="float">
            <text:p>0.772925822</text:p>
          </table:table-cell>
          <table:table-cell office:value-type="float" office:value="2.72228874" calcext:value-type="float">
            <text:p>2.72228874</text:p>
          </table:table-cell>
          <table:table-cell office:value-type="float" office:value="2.22273943" calcext:value-type="float">
            <text:p>2.2227394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03.554691" calcext:value-type="float">
            <text:p>203.554691</text:p>
          </table:table-cell>
          <table:table-cell office:value-type="float" office:value="67.699397" calcext:value-type="float">
            <text:p>67.699397</text:p>
          </table:table-cell>
          <table:table-cell office:value-type="float" office:value="1.437873927" calcext:value-type="float">
            <text:p>1.437873927</text:p>
          </table:table-cell>
          <table:table-cell office:value-type="float" office:value="0.786993762" calcext:value-type="float">
            <text:p>0.786993762</text:p>
          </table:table-cell>
          <table:table-cell office:value-type="float" office:value="0.909325406" calcext:value-type="float">
            <text:p>0.909325406</text:p>
          </table:table-cell>
          <table:table-cell office:value-type="float" office:value="0.742461085" calcext:value-type="float">
            <text:p>0.74246108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02.766087" calcext:value-type="float">
            <text:p>202.766087</text:p>
          </table:table-cell>
          <table:table-cell office:value-type="float" office:value="67.5248896" calcext:value-type="float">
            <text:p>67.5248896</text:p>
          </table:table-cell>
          <table:table-cell office:value-type="float" office:value="1.44547403" calcext:value-type="float">
            <text:p>1.44547403</text:p>
          </table:table-cell>
          <table:table-cell office:value-type="float" office:value="0.779069484" calcext:value-type="float">
            <text:p>0.779069484</text:p>
          </table:table-cell>
          <table:table-cell office:value-type="float" office:value="1.33252557" calcext:value-type="float">
            <text:p>1.33252557</text:p>
          </table:table-cell>
          <table:table-cell office:value-type="float" office:value="1.08800257" calcext:value-type="float">
            <text:p>1.0880025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02.442729" calcext:value-type="float">
            <text:p>202.442729</text:p>
          </table:table-cell>
          <table:table-cell office:value-type="float" office:value="67.2114086" calcext:value-type="float">
            <text:p>67.2114086</text:p>
          </table:table-cell>
          <table:table-cell office:value-type="float" office:value="1.46395463" calcext:value-type="float">
            <text:p>1.46395463</text:p>
          </table:table-cell>
          <table:table-cell office:value-type="float" office:value="0.794729648" calcext:value-type="float">
            <text:p>0.794729648</text:p>
          </table:table-cell>
          <table:table-cell office:value-type="float" office:value="0.639263521" calcext:value-type="float">
            <text:p>0.639263521</text:p>
          </table:table-cell>
          <table:table-cell office:value-type="float" office:value="0.521956478" calcext:value-type="float">
            <text:p>0.52195647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02.359108" calcext:value-type="float">
            <text:p>202.359108</text:p>
          </table:table-cell>
          <table:table-cell office:value-type="float" office:value="66.9292469" calcext:value-type="float">
            <text:p>66.9292469</text:p>
          </table:table-cell>
          <table:table-cell office:value-type="float" office:value="1.48544377" calcext:value-type="float">
            <text:p>1.48544377</text:p>
          </table:table-cell>
          <table:table-cell office:value-type="float" office:value="0.769802404" calcext:value-type="float">
            <text:p>0.769802404</text:p>
          </table:table-cell>
          <table:table-cell office:value-type="float" office:value="2.95724408" calcext:value-type="float">
            <text:p>2.95724408</text:p>
          </table:table-cell>
          <table:table-cell office:value-type="float" office:value="2.41457968" calcext:value-type="float">
            <text:p>2.4145796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02.118082" calcext:value-type="float">
            <text:p>202.118082</text:p>
          </table:table-cell>
          <table:table-cell office:value-type="float" office:value="66.5748056" calcext:value-type="float">
            <text:p>66.5748056</text:p>
          </table:table-cell>
          <table:table-cell office:value-type="float" office:value="1.52050405" calcext:value-type="float">
            <text:p>1.52050405</text:p>
          </table:table-cell>
          <table:table-cell office:value-type="float" office:value="0.79244383" calcext:value-type="float">
            <text:p>0.79244383</text:p>
          </table:table-cell>
          <table:table-cell office:value-type="float" office:value="0.91222188" calcext:value-type="float">
            <text:p>0.91222188</text:p>
          </table:table-cell>
          <table:table-cell office:value-type="float" office:value="0.744826056" calcext:value-type="float">
            <text:p>0.74482605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01.904981" calcext:value-type="float">
            <text:p>201.904981</text:p>
          </table:table-cell>
          <table:table-cell office:value-type="float" office:value="66.9302799" calcext:value-type="float">
            <text:p>66.9302799</text:p>
          </table:table-cell>
          <table:table-cell office:value-type="float" office:value="1.54395689" calcext:value-type="float">
            <text:p>1.54395689</text:p>
          </table:table-cell>
          <table:table-cell office:value-type="float" office:value="0.801909879" calcext:value-type="float">
            <text:p>0.801909879</text:p>
          </table:table-cell>
          <table:table-cell office:value-type="float" office:value="1.25052466" calcext:value-type="float">
            <text:p>1.25052466</text:p>
          </table:table-cell>
          <table:table-cell office:value-type="float" office:value="1.02104913" calcext:value-type="float">
            <text:p>1.0210491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02.106414" calcext:value-type="float">
            <text:p>202.106414</text:p>
          </table:table-cell>
          <table:table-cell office:value-type="float" office:value="66.6674492" calcext:value-type="float">
            <text:p>66.6674492</text:p>
          </table:table-cell>
          <table:table-cell office:value-type="float" office:value="1.57550139" calcext:value-type="float">
            <text:p>1.57550139</text:p>
          </table:table-cell>
          <table:table-cell office:value-type="float" office:value="0.810563588" calcext:value-type="float">
            <text:p>0.810563588</text:p>
          </table:table-cell>
          <table:table-cell office:value-type="float" office:value="1.69723452" calcext:value-type="float">
            <text:p>1.69723452</text:p>
          </table:table-cell>
          <table:table-cell office:value-type="float" office:value="1.38578621" calcext:value-type="float">
            <text:p>1.3857862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01.72714" calcext:value-type="float">
            <text:p>201.72714</text:p>
          </table:table-cell>
          <table:table-cell office:value-type="float" office:value="66.4583316" calcext:value-type="float">
            <text:p>66.4583316</text:p>
          </table:table-cell>
          <table:table-cell office:value-type="float" office:value="1.66326142" calcext:value-type="float">
            <text:p>1.66326142</text:p>
          </table:table-cell>
          <table:table-cell office:value-type="float" office:value="0.831298719" calcext:value-type="float">
            <text:p>0.831298719</text:p>
          </table:table-cell>
          <table:table-cell office:value-type="float" office:value="2.53611615" calcext:value-type="float">
            <text:p>2.53611615</text:p>
          </table:table-cell>
          <table:table-cell office:value-type="float" office:value="2.07073013" calcext:value-type="float">
            <text:p>2.0707301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01.435019" calcext:value-type="float">
            <text:p>201.435019</text:p>
          </table:table-cell>
          <table:table-cell office:value-type="float" office:value="66.2664552" calcext:value-type="float">
            <text:p>66.2664552</text:p>
          </table:table-cell>
          <table:table-cell office:value-type="float" office:value="1.6529091" calcext:value-type="float">
            <text:p>1.6529091</text:p>
          </table:table-cell>
          <table:table-cell office:value-type="float" office:value="0.853243682" calcext:value-type="float">
            <text:p>0.853243682</text:p>
          </table:table-cell>
          <table:table-cell office:value-type="float" office:value="2.276295342" calcext:value-type="float">
            <text:p>2.276295342</text:p>
          </table:table-cell>
          <table:table-cell office:value-type="float" office:value="1.8585873467" calcext:value-type="float">
            <text:p>1.8585873467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00.568075" calcext:value-type="float">
            <text:p>200.568075</text:p>
          </table:table-cell>
          <table:table-cell office:value-type="float" office:value="66.3353304" calcext:value-type="float">
            <text:p>66.3353304</text:p>
          </table:table-cell>
          <table:table-cell office:value-type="float" office:value="1.627122994" calcext:value-type="float">
            <text:p>1.627122994</text:p>
          </table:table-cell>
          <table:table-cell office:value-type="float" office:value="0.805270041" calcext:value-type="float">
            <text:p>0.805270041</text:p>
          </table:table-cell>
          <table:table-cell office:value-type="float" office:value="1.606340715" calcext:value-type="float">
            <text:p>1.606340715</text:p>
          </table:table-cell>
          <table:table-cell office:value-type="float" office:value="1.311571704" calcext:value-type="float">
            <text:p>1.31157170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00.119997" calcext:value-type="float">
            <text:p>200.119997</text:p>
          </table:table-cell>
          <table:table-cell office:value-type="float" office:value="66.022558" calcext:value-type="float">
            <text:p>66.022558</text:p>
          </table:table-cell>
          <table:table-cell office:value-type="float" office:value="1.613624564" calcext:value-type="float">
            <text:p>1.613624564</text:p>
          </table:table-cell>
          <table:table-cell office:value-type="float" office:value="0.801668958" calcext:value-type="float">
            <text:p>0.801668958</text:p>
          </table:table-cell>
          <table:table-cell office:value-type="float" office:value="1.553424398" calcext:value-type="float">
            <text:p>1.553424398</text:p>
          </table:table-cell>
          <table:table-cell office:value-type="float" office:value="1.268365709" calcext:value-type="float">
            <text:p>1.268365709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98.892011" calcext:value-type="float">
            <text:p>198.892011</text:p>
          </table:table-cell>
          <table:table-cell office:value-type="float" office:value="65.4768885" calcext:value-type="float">
            <text:p>65.4768885</text:p>
          </table:table-cell>
          <table:table-cell office:value-type="float" office:value="1.75063736" calcext:value-type="float">
            <text:p>1.75063736</text:p>
          </table:table-cell>
          <table:table-cell office:value-type="float" office:value="0.903358122" calcext:value-type="float">
            <text:p>0.903358122</text:p>
          </table:table-cell>
          <table:table-cell office:value-type="float" office:value="3.08010558" calcext:value-type="float">
            <text:p>3.08010558</text:p>
          </table:table-cell>
          <table:table-cell office:value-type="float" office:value="2.514895734" calcext:value-type="float">
            <text:p>2.514895734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98.162561" calcext:value-type="float">
            <text:p>198.162561</text:p>
          </table:table-cell>
          <table:table-cell office:value-type="float" office:value="65.236128" calcext:value-type="float">
            <text:p>65.236128</text:p>
          </table:table-cell>
          <table:table-cell office:value-type="float" office:value="1.74770413" calcext:value-type="float">
            <text:p>1.74770413</text:p>
          </table:table-cell>
          <table:table-cell office:value-type="float" office:value="0.907525423" calcext:value-type="float">
            <text:p>0.907525423</text:p>
          </table:table-cell>
          <table:table-cell office:value-type="float" office:value="0.87218941" calcext:value-type="float">
            <text:p>0.87218941</text:p>
          </table:table-cell>
          <table:table-cell office:value-type="float" office:value="0.7121397" calcext:value-type="float">
            <text:p>0.712139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96.690742" calcext:value-type="float">
            <text:p>196.690742</text:p>
          </table:table-cell>
          <table:table-cell office:value-type="float" office:value="64.8623872" calcext:value-type="float">
            <text:p>64.8623872</text:p>
          </table:table-cell>
          <table:table-cell office:value-type="float" office:value="1.73565078" calcext:value-type="float">
            <text:p>1.73565078</text:p>
          </table:table-cell>
          <table:table-cell office:value-type="float" office:value="0.933883435" calcext:value-type="float">
            <text:p>0.933883435</text:p>
          </table:table-cell>
          <table:table-cell office:value-type="float" office:value="2.80445832" calcext:value-type="float">
            <text:p>2.80445832</text:p>
          </table:table-cell>
          <table:table-cell office:value-type="float" office:value="2.28983065" calcext:value-type="float">
            <text:p>2.2898306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95.853594" calcext:value-type="float">
            <text:p>195.853594</text:p>
          </table:table-cell>
          <table:table-cell office:value-type="float" office:value="64.4613839" calcext:value-type="float">
            <text:p>64.4613839</text:p>
          </table:table-cell>
          <table:table-cell office:value-type="float" office:value="1.7503026" calcext:value-type="float">
            <text:p>1.7503026</text:p>
          </table:table-cell>
          <table:table-cell office:value-type="float" office:value="0.95386929" calcext:value-type="float">
            <text:p>0.95386929</text:p>
          </table:table-cell>
          <table:table-cell office:value-type="float" office:value="1.16689394" calcext:value-type="float">
            <text:p>1.16689394</text:p>
          </table:table-cell>
          <table:table-cell office:value-type="float" office:value="0.95276493" calcext:value-type="float">
            <text:p>0.9527649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94.386492" calcext:value-type="float">
            <text:p>194.386492</text:p>
          </table:table-cell>
          <table:table-cell office:value-type="float" office:value="64.0936224" calcext:value-type="float">
            <text:p>64.0936224</text:p>
          </table:table-cell>
          <table:table-cell office:value-type="float" office:value="1.74611244" calcext:value-type="float">
            <text:p>1.74611244</text:p>
          </table:table-cell>
          <table:table-cell office:value-type="float" office:value="0.948861564" calcext:value-type="float">
            <text:p>0.948861564</text:p>
          </table:table-cell>
          <table:table-cell office:value-type="float" office:value="1.92688558" calcext:value-type="float">
            <text:p>1.92688558</text:p>
          </table:table-cell>
          <table:table-cell office:value-type="float" office:value="1.573295504" calcext:value-type="float">
            <text:p>1.573295504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93.875284" calcext:value-type="float">
            <text:p>193.875284</text:p>
          </table:table-cell>
          <table:table-cell office:value-type="float" office:value="63.6682389" calcext:value-type="float">
            <text:p>63.6682389</text:p>
          </table:table-cell>
          <table:table-cell office:value-type="float" office:value="1.75156961" calcext:value-type="float">
            <text:p>1.75156961</text:p>
          </table:table-cell>
          <table:table-cell office:value-type="float" office:value="0.950328204" calcext:value-type="float">
            <text:p>0.950328204</text:p>
          </table:table-cell>
          <table:table-cell office:value-type="float" office:value="1.03920828" calcext:value-type="float">
            <text:p>1.03920828</text:p>
          </table:table-cell>
          <table:table-cell office:value-type="float" office:value="0.84850999" calcext:value-type="float">
            <text:p>0.8485099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92.557599" calcext:value-type="float">
            <text:p>192.557599</text:p>
          </table:table-cell>
          <table:table-cell office:value-type="float" office:value="63.0931038" calcext:value-type="float">
            <text:p>63.0931038</text:p>
          </table:table-cell>
          <table:table-cell office:value-type="float" office:value="1.75599862" calcext:value-type="float">
            <text:p>1.75599862</text:p>
          </table:table-cell>
          <table:table-cell office:value-type="float" office:value="0.952020108" calcext:value-type="float">
            <text:p>0.952020108</text:p>
          </table:table-cell>
          <table:table-cell office:value-type="float" office:value="2.256362264" calcext:value-type="float">
            <text:p>2.256362264</text:p>
          </table:table-cell>
          <table:table-cell office:value-type="float" office:value="1.84231202" calcext:value-type="float">
            <text:p>1.8423120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92.719594" calcext:value-type="float">
            <text:p>192.719594</text:p>
          </table:table-cell>
          <table:table-cell office:value-type="float" office:value="62.9150152" calcext:value-type="float">
            <text:p>62.9150152</text:p>
          </table:table-cell>
          <table:table-cell office:value-type="float" office:value="1.78064489" calcext:value-type="float">
            <text:p>1.78064489</text:p>
          </table:table-cell>
          <table:table-cell office:value-type="float" office:value="0.970310498" calcext:value-type="float">
            <text:p>0.970310498</text:p>
          </table:table-cell>
          <table:table-cell office:value-type="float" office:value="1.0563071" calcext:value-type="float">
            <text:p>1.0563071</text:p>
          </table:table-cell>
          <table:table-cell office:value-type="float" office:value="0.86247116" calcext:value-type="float">
            <text:p>0.8624711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91.165649" calcext:value-type="float">
            <text:p>191.165649</text:p>
          </table:table-cell>
          <table:table-cell office:value-type="float" office:value="62.1784164" calcext:value-type="float">
            <text:p>62.1784164</text:p>
          </table:table-cell>
          <table:table-cell office:value-type="float" office:value="1.75070758" calcext:value-type="float">
            <text:p>1.75070758</text:p>
          </table:table-cell>
          <table:table-cell office:value-type="float" office:value="0.976578174" calcext:value-type="float">
            <text:p>0.976578174</text:p>
          </table:table-cell>
          <table:table-cell office:value-type="float" office:value="1.95794077" calcext:value-type="float">
            <text:p>1.95794077</text:p>
          </table:table-cell>
          <table:table-cell office:value-type="float" office:value="1.59865199" calcext:value-type="float">
            <text:p>1.5986519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91.35922" calcext:value-type="float">
            <text:p>191.35922</text:p>
          </table:table-cell>
          <table:table-cell office:value-type="float" office:value="62.0774858" calcext:value-type="float">
            <text:p>62.0774858</text:p>
          </table:table-cell>
          <table:table-cell office:value-type="float" office:value="1.77653334" calcext:value-type="float">
            <text:p>1.77653334</text:p>
          </table:table-cell>
          <table:table-cell office:value-type="float" office:value="0.981041401" calcext:value-type="float">
            <text:p>0.981041401</text:p>
          </table:table-cell>
          <table:table-cell office:value-type="float" office:value="1.3053024" calcext:value-type="float">
            <text:p>1.3053024</text:p>
          </table:table-cell>
          <table:table-cell office:value-type="float" office:value="1.06577495" calcext:value-type="float">
            <text:p>1.0657749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90.040835" calcext:value-type="float">
            <text:p>190.040835</text:p>
          </table:table-cell>
          <table:table-cell office:value-type="float" office:value="61.3702427" calcext:value-type="float">
            <text:p>61.3702427</text:p>
          </table:table-cell>
          <table:table-cell office:value-type="float" office:value="1.73321854" calcext:value-type="float">
            <text:p>1.73321854</text:p>
          </table:table-cell>
          <table:table-cell office:value-type="float" office:value="1.000773113" calcext:value-type="float">
            <text:p>1.000773113</text:p>
          </table:table-cell>
          <table:table-cell office:value-type="float" office:value="2.11752646" calcext:value-type="float">
            <text:p>2.11752646</text:p>
          </table:table-cell>
          <table:table-cell office:value-type="float" office:value="1.7289531" calcext:value-type="float">
            <text:p>1.728953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90.191282" calcext:value-type="float">
            <text:p>190.191282</text:p>
          </table:table-cell>
          <table:table-cell office:value-type="float" office:value="61.3461145" calcext:value-type="float">
            <text:p>61.3461145</text:p>
          </table:table-cell>
          <table:table-cell office:value-type="float" office:value="1.73248969" calcext:value-type="float">
            <text:p>1.73248969</text:p>
          </table:table-cell>
          <table:table-cell office:value-type="float" office:value="0.981614814" calcext:value-type="float">
            <text:p>0.981614814</text:p>
          </table:table-cell>
          <table:table-cell office:value-type="float" office:value="1.2282779" calcext:value-type="float">
            <text:p>1.2282779</text:p>
          </table:table-cell>
          <table:table-cell office:value-type="float" office:value="1.0028847" calcext:value-type="float">
            <text:p>1.002884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89.703825" calcext:value-type="float">
            <text:p>189.703825</text:p>
          </table:table-cell>
          <table:table-cell office:value-type="float" office:value="61.8892796" calcext:value-type="float">
            <text:p>61.8892796</text:p>
          </table:table-cell>
          <table:table-cell office:value-type="float" office:value="1.73684658" calcext:value-type="float">
            <text:p>1.73684658</text:p>
          </table:table-cell>
          <table:table-cell office:value-type="float" office:value="1.017374361" calcext:value-type="float">
            <text:p>1.017374361</text:p>
          </table:table-cell>
          <table:table-cell office:value-type="float" office:value="2.21606853" calcext:value-type="float">
            <text:p>2.21606853</text:p>
          </table:table-cell>
          <table:table-cell office:value-type="float" office:value="1.80941241" calcext:value-type="float">
            <text:p>1.8094124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89.575381" calcext:value-type="float">
            <text:p>189.575381</text:p>
          </table:table-cell>
          <table:table-cell office:value-type="float" office:value="61.607836" calcext:value-type="float">
            <text:p>61.607836</text:p>
          </table:table-cell>
          <table:table-cell office:value-type="float" office:value="1.72482565" calcext:value-type="float">
            <text:p>1.72482565</text:p>
          </table:table-cell>
          <table:table-cell office:value-type="float" office:value="0.998047866" calcext:value-type="float">
            <text:p>0.998047866</text:p>
          </table:table-cell>
          <table:table-cell office:value-type="float" office:value="1.21514656" calcext:value-type="float">
            <text:p>1.21514656</text:p>
          </table:table-cell>
          <table:table-cell office:value-type="float" office:value="0.99216304" calcext:value-type="float">
            <text:p>0.9921630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89.296413" calcext:value-type="float">
            <text:p>189.296413</text:p>
          </table:table-cell>
          <table:table-cell office:value-type="float" office:value="62.2628577" calcext:value-type="float">
            <text:p>62.2628577</text:p>
          </table:table-cell>
          <table:table-cell office:value-type="float" office:value="1.70748617" calcext:value-type="float">
            <text:p>1.70748617</text:p>
          </table:table-cell>
          <table:table-cell office:value-type="float" office:value="1.00077577" calcext:value-type="float">
            <text:p>1.00077577</text:p>
          </table:table-cell>
          <table:table-cell office:value-type="float" office:value="2.08504736" calcext:value-type="float">
            <text:p>2.08504736</text:p>
          </table:table-cell>
          <table:table-cell office:value-type="float" office:value="1.70243408" calcext:value-type="float">
            <text:p>1.7024340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88.967641" calcext:value-type="float">
            <text:p>188.967641</text:p>
          </table:table-cell>
          <table:table-cell office:value-type="float" office:value="61.617053" calcext:value-type="float">
            <text:p>61.617053</text:p>
          </table:table-cell>
          <table:table-cell office:value-type="float" office:value="1.70284296" calcext:value-type="float">
            <text:p>1.70284296</text:p>
          </table:table-cell>
          <table:table-cell office:value-type="float" office:value="0.996361733" calcext:value-type="float">
            <text:p>0.996361733</text:p>
          </table:table-cell>
          <table:table-cell office:value-type="float" office:value="1.116707213" calcext:value-type="float">
            <text:p>1.116707213</text:p>
          </table:table-cell>
          <table:table-cell office:value-type="float" office:value="0.911787634" calcext:value-type="float">
            <text:p>0.91178763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89.345025" calcext:value-type="float">
            <text:p>189.345025</text:p>
          </table:table-cell>
          <table:table-cell office:value-type="float" office:value="62.514865" calcext:value-type="float">
            <text:p>62.514865</text:p>
          </table:table-cell>
          <table:table-cell office:value-type="float" office:value="1.6882567" calcext:value-type="float">
            <text:p>1.6882567</text:p>
          </table:table-cell>
          <table:table-cell office:value-type="float" office:value="0.965581236" calcext:value-type="float">
            <text:p>0.965581236</text:p>
          </table:table-cell>
          <table:table-cell office:value-type="float" office:value="2.322583533" calcext:value-type="float">
            <text:p>2.322583533</text:p>
          </table:table-cell>
          <table:table-cell office:value-type="float" office:value="1.89638148" calcext:value-type="float">
            <text:p>1.8963814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88.981613" calcext:value-type="float">
            <text:p>188.981613</text:p>
          </table:table-cell>
          <table:table-cell office:value-type="float" office:value="61.9926017" calcext:value-type="float">
            <text:p>61.9926017</text:p>
          </table:table-cell>
          <table:table-cell office:value-type="float" office:value="1.68821341" calcext:value-type="float">
            <text:p>1.68821341</text:p>
          </table:table-cell>
          <table:table-cell office:value-type="float" office:value="0.959045778" calcext:value-type="float">
            <text:p>0.959045778</text:p>
          </table:table-cell>
          <table:table-cell office:value-type="float" office:value="1.192830435" calcext:value-type="float">
            <text:p>1.192830435</text:p>
          </table:table-cell>
          <table:table-cell office:value-type="float" office:value="0.97394194" calcext:value-type="float">
            <text:p>0.97394194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89.375388" calcext:value-type="float">
            <text:p>189.375388</text:p>
          </table:table-cell>
          <table:table-cell office:value-type="float" office:value="63.1588936" calcext:value-type="float">
            <text:p>63.1588936</text:p>
          </table:table-cell>
          <table:table-cell office:value-type="float" office:value="1.65503134" calcext:value-type="float">
            <text:p>1.65503134</text:p>
          </table:table-cell>
          <table:table-cell office:value-type="float" office:value="0.929490544" calcext:value-type="float">
            <text:p>0.929490544</text:p>
          </table:table-cell>
          <table:table-cell office:value-type="float" office:value="3.02271556" calcext:value-type="float">
            <text:p>3.02271556</text:p>
          </table:table-cell>
          <table:table-cell office:value-type="float" office:value="2.46803696" calcext:value-type="float">
            <text:p>2.4680369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88.665898" calcext:value-type="float">
            <text:p>188.665898</text:p>
          </table:table-cell>
          <table:table-cell office:value-type="float" office:value="62.7449866" calcext:value-type="float">
            <text:p>62.7449866</text:p>
          </table:table-cell>
          <table:table-cell office:value-type="float" office:value="1.65476524" calcext:value-type="float">
            <text:p>1.65476524</text:p>
          </table:table-cell>
          <table:table-cell office:value-type="float" office:value="0.931229299" calcext:value-type="float">
            <text:p>0.931229299</text:p>
          </table:table-cell>
          <table:table-cell office:value-type="float" office:value="1.072562085" calcext:value-type="float">
            <text:p>1.072562085</text:p>
          </table:table-cell>
          <table:table-cell office:value-type="float" office:value="0.87574326" calcext:value-type="float">
            <text:p>0.87574326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88.971805" calcext:value-type="float">
            <text:p>188.971805</text:p>
          </table:table-cell>
          <table:table-cell office:value-type="float" office:value="63.9584724" calcext:value-type="float">
            <text:p>63.9584724</text:p>
          </table:table-cell>
          <table:table-cell office:value-type="float" office:value="1.61989197" calcext:value-type="float">
            <text:p>1.61989197</text:p>
          </table:table-cell>
          <table:table-cell office:value-type="float" office:value="0.91213526" calcext:value-type="float">
            <text:p>0.91213526</text:p>
          </table:table-cell>
          <table:table-cell office:value-type="float" office:value="3.39885614" calcext:value-type="float">
            <text:p>3.39885614</text:p>
          </table:table-cell>
          <table:table-cell office:value-type="float" office:value="2.77515437" calcext:value-type="float">
            <text:p>2.7751543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87.915247" calcext:value-type="float">
            <text:p>187.915247</text:p>
          </table:table-cell>
          <table:table-cell office:value-type="float" office:value="63.5590168" calcext:value-type="float">
            <text:p>63.5590168</text:p>
          </table:table-cell>
          <table:table-cell office:value-type="float" office:value="1.61367742" calcext:value-type="float">
            <text:p>1.61367742</text:p>
          </table:table-cell>
          <table:table-cell office:value-type="float" office:value="0.91684006" calcext:value-type="float">
            <text:p>0.91684006</text:p>
          </table:table-cell>
          <table:table-cell office:value-type="float" office:value="1.097381941" calcext:value-type="float">
            <text:p>1.097381941</text:p>
          </table:table-cell>
          <table:table-cell office:value-type="float" office:value="0.896008592" calcext:value-type="float">
            <text:p>0.89600859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88.291158" calcext:value-type="float">
            <text:p>188.291158</text:p>
          </table:table-cell>
          <table:table-cell office:value-type="float" office:value="64.2496555" calcext:value-type="float">
            <text:p>64.2496555</text:p>
          </table:table-cell>
          <table:table-cell office:value-type="float" office:value="1.56587632" calcext:value-type="float">
            <text:p>1.56587632</text:p>
          </table:table-cell>
          <table:table-cell office:value-type="float" office:value="0.906136443" calcext:value-type="float">
            <text:p>0.906136443</text:p>
          </table:table-cell>
          <table:table-cell office:value-type="float" office:value="3.06915784" calcext:value-type="float">
            <text:p>3.06915784</text:p>
          </table:table-cell>
          <table:table-cell office:value-type="float" office:value="2.50595681" calcext:value-type="float">
            <text:p>2.5059568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87.77444" calcext:value-type="float">
            <text:p>187.77444</text:p>
          </table:table-cell>
          <table:table-cell office:value-type="float" office:value="64.0644279" calcext:value-type="float">
            <text:p>64.0644279</text:p>
          </table:table-cell>
          <table:table-cell office:value-type="float" office:value="1.56782655" calcext:value-type="float">
            <text:p>1.56782655</text:p>
          </table:table-cell>
          <table:table-cell office:value-type="float" office:value="0.939490649" calcext:value-type="float">
            <text:p>0.939490649</text:p>
          </table:table-cell>
          <table:table-cell office:value-type="float" office:value="0.9979538" calcext:value-type="float">
            <text:p>0.9979538</text:p>
          </table:table-cell>
          <table:table-cell office:value-type="float" office:value="0.81482587" calcext:value-type="float">
            <text:p>0.8148258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87.079428" calcext:value-type="float">
            <text:p>187.079428</text:p>
          </table:table-cell>
          <table:table-cell office:value-type="float" office:value="64.0771004" calcext:value-type="float">
            <text:p>64.0771004</text:p>
          </table:table-cell>
          <table:table-cell office:value-type="float" office:value="1.70617733" calcext:value-type="float">
            <text:p>1.70617733</text:p>
          </table:table-cell>
          <table:table-cell office:value-type="float" office:value="0.934180649" calcext:value-type="float">
            <text:p>0.934180649</text:p>
          </table:table-cell>
          <table:table-cell office:value-type="float" office:value="2.86846355" calcext:value-type="float">
            <text:p>2.86846355</text:p>
          </table:table-cell>
          <table:table-cell office:value-type="float" office:value="2.34209074" calcext:value-type="float">
            <text:p>2.3420907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87.100382" calcext:value-type="float">
            <text:p>187.100382</text:p>
          </table:table-cell>
          <table:table-cell office:value-type="float" office:value="64.1573016" calcext:value-type="float">
            <text:p>64.1573016</text:p>
          </table:table-cell>
          <table:table-cell office:value-type="float" office:value="1.6933671" calcext:value-type="float">
            <text:p>1.6933671</text:p>
          </table:table-cell>
          <table:table-cell office:value-type="float" office:value="0.935817983" calcext:value-type="float">
            <text:p>0.935817983</text:p>
          </table:table-cell>
          <table:table-cell office:value-type="float" office:value="0.79244665" calcext:value-type="float">
            <text:p>0.79244665</text:p>
          </table:table-cell>
          <table:table-cell office:value-type="float" office:value="0.64702994" calcext:value-type="float">
            <text:p>0.6470299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86.422314" calcext:value-type="float">
            <text:p>186.422314</text:p>
          </table:table-cell>
          <table:table-cell office:value-type="float" office:value="63.5915909" calcext:value-type="float">
            <text:p>63.5915909</text:p>
          </table:table-cell>
          <table:table-cell office:value-type="float" office:value="1.55939332" calcext:value-type="float">
            <text:p>1.55939332</text:p>
          </table:table-cell>
          <table:table-cell office:value-type="float" office:value="0.845514665" calcext:value-type="float">
            <text:p>0.845514665</text:p>
          </table:table-cell>
          <table:table-cell office:value-type="float" office:value="2.77022159" calcext:value-type="float">
            <text:p>2.77022159</text:p>
          </table:table-cell>
          <table:table-cell office:value-type="float" office:value="2.26187653" calcext:value-type="float">
            <text:p>2.2618765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86.098823" calcext:value-type="float">
            <text:p>186.098823</text:p>
          </table:table-cell>
          <table:table-cell office:value-type="float" office:value="63.5081171" calcext:value-type="float">
            <text:p>63.5081171</text:p>
          </table:table-cell>
          <table:table-cell office:value-type="float" office:value="1.53539877" calcext:value-type="float">
            <text:p>1.53539877</text:p>
          </table:table-cell>
          <table:table-cell office:value-type="float" office:value="0.843801735" calcext:value-type="float">
            <text:p>0.843801735</text:p>
          </table:table-cell>
          <table:table-cell office:value-type="float" office:value="0.94557502" calcext:value-type="float">
            <text:p>0.94557502</text:p>
          </table:table-cell>
          <table:table-cell office:value-type="float" office:value="0.77205875" calcext:value-type="float">
            <text:p>0.7720587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86.021919" calcext:value-type="float">
            <text:p>186.021919</text:p>
          </table:table-cell>
          <table:table-cell office:value-type="float" office:value="63.1059407" calcext:value-type="float">
            <text:p>63.1059407</text:p>
          </table:table-cell>
          <table:table-cell office:value-type="float" office:value="1.57670779" calcext:value-type="float">
            <text:p>1.57670779</text:p>
          </table:table-cell>
          <table:table-cell office:value-type="float" office:value="0.859207787" calcext:value-type="float">
            <text:p>0.859207787</text:p>
          </table:table-cell>
          <table:table-cell office:value-type="float" office:value="2.03561477" calcext:value-type="float">
            <text:p>2.03561477</text:p>
          </table:table-cell>
          <table:table-cell office:value-type="float" office:value="1.662072549" calcext:value-type="float">
            <text:p>1.66207254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85.507539" calcext:value-type="float">
            <text:p>185.507539</text:p>
          </table:table-cell>
          <table:table-cell office:value-type="float" office:value="63.0009502" calcext:value-type="float">
            <text:p>63.0009502</text:p>
          </table:table-cell>
          <table:table-cell office:value-type="float" office:value="1.56962986" calcext:value-type="float">
            <text:p>1.56962986</text:p>
          </table:table-cell>
          <table:table-cell office:value-type="float" office:value="0.858145927" calcext:value-type="float">
            <text:p>0.858145927</text:p>
          </table:table-cell>
          <table:table-cell office:value-type="float" office:value="0.95257315" calcext:value-type="float">
            <text:p>0.95257315</text:p>
          </table:table-cell>
          <table:table-cell office:value-type="float" office:value="0.77777269" calcext:value-type="float">
            <text:p>0.77777269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85.885145" calcext:value-type="float">
            <text:p>185.885145</text:p>
          </table:table-cell>
          <table:table-cell office:value-type="float" office:value="62.7070794" calcext:value-type="float">
            <text:p>62.7070794</text:p>
          </table:table-cell>
          <table:table-cell office:value-type="float" office:value="1.67182821" calcext:value-type="float">
            <text:p>1.67182821</text:p>
          </table:table-cell>
          <table:table-cell office:value-type="float" office:value="0.89129803" calcext:value-type="float">
            <text:p>0.89129803</text:p>
          </table:table-cell>
          <table:table-cell office:value-type="float" office:value="1.86189292" calcext:value-type="float">
            <text:p>1.86189292</text:p>
          </table:table-cell>
          <table:table-cell office:value-type="float" office:value="1.52022917" calcext:value-type="float">
            <text:p>1.52022917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86.023679" calcext:value-type="float">
            <text:p>186.023679</text:p>
          </table:table-cell>
          <table:table-cell office:value-type="float" office:value="62.7955508" calcext:value-type="float">
            <text:p>62.7955508</text:p>
          </table:table-cell>
          <table:table-cell office:value-type="float" office:value="1.65807631" calcext:value-type="float">
            <text:p>1.65807631</text:p>
          </table:table-cell>
          <table:table-cell office:value-type="float" office:value="0.886844385" calcext:value-type="float">
            <text:p>0.886844385</text:p>
          </table:table-cell>
          <table:table-cell office:value-type="float" office:value="0.92273345" calcext:value-type="float">
            <text:p>0.92273345</text:p>
          </table:table-cell>
          <table:table-cell office:value-type="float" office:value="0.75340869" calcext:value-type="float">
            <text:p>0.75340869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86.428826" calcext:value-type="float">
            <text:p>186.428826</text:p>
          </table:table-cell>
          <table:table-cell office:value-type="float" office:value="62.2255854" calcext:value-type="float">
            <text:p>62.2255854</text:p>
          </table:table-cell>
          <table:table-cell office:value-type="float" office:value="1.60705111" calcext:value-type="float">
            <text:p>1.60705111</text:p>
          </table:table-cell>
          <table:table-cell office:value-type="float" office:value="0.863139821" calcext:value-type="float">
            <text:p>0.863139821</text:p>
          </table:table-cell>
          <table:table-cell office:value-type="float" office:value="1.93070801" calcext:value-type="float">
            <text:p>1.93070801</text:p>
          </table:table-cell>
          <table:table-cell office:value-type="float" office:value="1.57641652" calcext:value-type="float">
            <text:p>1.5764165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86.462096" calcext:value-type="float">
            <text:p>186.462096</text:p>
          </table:table-cell>
          <table:table-cell office:value-type="float" office:value="62.0804307" calcext:value-type="float">
            <text:p>62.0804307</text:p>
          </table:table-cell>
          <table:table-cell office:value-type="float" office:value="1.5809456" calcext:value-type="float">
            <text:p>1.5809456</text:p>
          </table:table-cell>
          <table:table-cell office:value-type="float" office:value="0.83763977" calcext:value-type="float">
            <text:p>0.83763977</text:p>
          </table:table-cell>
          <table:table-cell office:value-type="float" office:value="0.95744429" calcext:value-type="float">
            <text:p>0.95744429</text:p>
          </table:table-cell>
          <table:table-cell office:value-type="float" office:value="0.78175002" calcext:value-type="float">
            <text:p>0.7817500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86.777433" calcext:value-type="float">
            <text:p>186.777433</text:p>
          </table:table-cell>
          <table:table-cell office:value-type="float" office:value="61.821473" calcext:value-type="float">
            <text:p>61.821473</text:p>
          </table:table-cell>
          <table:table-cell office:value-type="float" office:value="1.61285674" calcext:value-type="float">
            <text:p>1.61285674</text:p>
          </table:table-cell>
          <table:table-cell office:value-type="float" office:value="0.838082863" calcext:value-type="float">
            <text:p>0.838082863</text:p>
          </table:table-cell>
          <table:table-cell office:value-type="float" office:value="2.23719832" calcext:value-type="float">
            <text:p>2.23719832</text:p>
          </table:table-cell>
          <table:table-cell office:value-type="float" office:value="1.82666479" calcext:value-type="float">
            <text:p>1.82666479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87.021665" calcext:value-type="float">
            <text:p>187.021665</text:p>
          </table:table-cell>
          <table:table-cell office:value-type="float" office:value="61.6802658" calcext:value-type="float">
            <text:p>61.6802658</text:p>
          </table:table-cell>
          <table:table-cell office:value-type="float" office:value="1.60788216" calcext:value-type="float">
            <text:p>1.60788216</text:p>
          </table:table-cell>
          <table:table-cell office:value-type="float" office:value="0.838801841" calcext:value-type="float">
            <text:p>0.838801841</text:p>
          </table:table-cell>
          <table:table-cell office:value-type="float" office:value="0.79494669" calcext:value-type="float">
            <text:p>0.79494669</text:p>
          </table:table-cell>
          <table:table-cell office:value-type="float" office:value="0.64907128" calcext:value-type="float">
            <text:p>0.6490712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86.966888" calcext:value-type="float">
            <text:p>186.966888</text:p>
          </table:table-cell>
          <table:table-cell office:value-type="float" office:value="62.1951111" calcext:value-type="float">
            <text:p>62.1951111</text:p>
          </table:table-cell>
          <table:table-cell office:value-type="float" office:value="1.68924042" calcext:value-type="float">
            <text:p>1.68924042</text:p>
          </table:table-cell>
          <table:table-cell office:value-type="float" office:value="0.83696517" calcext:value-type="float">
            <text:p>0.83696517</text:p>
          </table:table-cell>
          <table:table-cell office:value-type="float" office:value="2.29708663" calcext:value-type="float">
            <text:p>2.29708663</text:p>
          </table:table-cell>
          <table:table-cell office:value-type="float" office:value="1.87556338" calcext:value-type="float">
            <text:p>1.8755633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87.333009" calcext:value-type="float">
            <text:p>187.333009</text:p>
          </table:table-cell>
          <table:table-cell office:value-type="float" office:value="62.0010694" calcext:value-type="float">
            <text:p>62.0010694</text:p>
          </table:table-cell>
          <table:table-cell office:value-type="float" office:value="1.69496753" calcext:value-type="float">
            <text:p>1.69496753</text:p>
          </table:table-cell>
          <table:table-cell office:value-type="float" office:value="0.815854814" calcext:value-type="float">
            <text:p>0.815854814</text:p>
          </table:table-cell>
          <table:table-cell office:value-type="float" office:value="0.93472629" calcext:value-type="float">
            <text:p>0.93472629</text:p>
          </table:table-cell>
          <table:table-cell office:value-type="float" office:value="0.76320084" calcext:value-type="float">
            <text:p>0.76320084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87.077718" calcext:value-type="float">
            <text:p>187.077718</text:p>
          </table:table-cell>
          <table:table-cell office:value-type="float" office:value="62.5302337" calcext:value-type="float">
            <text:p>62.5302337</text:p>
          </table:table-cell>
          <table:table-cell office:value-type="float" office:value="1.56144696" calcext:value-type="float">
            <text:p>1.56144696</text:p>
          </table:table-cell>
          <table:table-cell office:value-type="float" office:value="0.803055543" calcext:value-type="float">
            <text:p>0.803055543</text:p>
          </table:table-cell>
          <table:table-cell office:value-type="float" office:value="1.928049537" calcext:value-type="float">
            <text:p>1.928049537</text:p>
          </table:table-cell>
          <table:table-cell office:value-type="float" office:value="1.5742458194" calcext:value-type="float">
            <text:p>1.574245819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87.461413" calcext:value-type="float">
            <text:p>187.461413</text:p>
          </table:table-cell>
          <table:table-cell office:value-type="float" office:value="62.3894327" calcext:value-type="float">
            <text:p>62.3894327</text:p>
          </table:table-cell>
          <table:table-cell office:value-type="float" office:value="1.5770681" calcext:value-type="float">
            <text:p>1.5770681</text:p>
          </table:table-cell>
          <table:table-cell office:value-type="float" office:value="0.818265624" calcext:value-type="float">
            <text:p>0.818265624</text:p>
          </table:table-cell>
          <table:table-cell office:value-type="float" office:value="1.501386745" calcext:value-type="float">
            <text:p>1.501386745</text:p>
          </table:table-cell>
          <table:table-cell office:value-type="float" office:value="1.22587714" calcext:value-type="float">
            <text:p>1.2258771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87.419339" calcext:value-type="float">
            <text:p>187.419339</text:p>
          </table:table-cell>
          <table:table-cell office:value-type="float" office:value="62.9562548" calcext:value-type="float">
            <text:p>62.9562548</text:p>
          </table:table-cell>
          <table:table-cell office:value-type="float" office:value="1.56993353" calcext:value-type="float">
            <text:p>1.56993353</text:p>
          </table:table-cell>
          <table:table-cell office:value-type="float" office:value="0.852543915" calcext:value-type="float">
            <text:p>0.852543915</text:p>
          </table:table-cell>
          <table:table-cell office:value-type="float" office:value="1.999501435" calcext:value-type="float">
            <text:p>1.999501435</text:p>
          </table:table-cell>
          <table:table-cell office:value-type="float" office:value="1.632586017" calcext:value-type="float">
            <text:p>1.63258601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88.077547" calcext:value-type="float">
            <text:p>188.077547</text:p>
          </table:table-cell>
          <table:table-cell office:value-type="float" office:value="62.8966295" calcext:value-type="float">
            <text:p>62.8966295</text:p>
          </table:table-cell>
          <table:table-cell office:value-type="float" office:value="1.55107364" calcext:value-type="float">
            <text:p>1.55107364</text:p>
          </table:table-cell>
          <table:table-cell office:value-type="float" office:value="0.847678474" calcext:value-type="float">
            <text:p>0.847678474</text:p>
          </table:table-cell>
          <table:table-cell office:value-type="float" office:value="1.117923415" calcext:value-type="float">
            <text:p>1.117923415</text:p>
          </table:table-cell>
          <table:table-cell office:value-type="float" office:value="0.91278064" calcext:value-type="float">
            <text:p>0.9127806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87.543887" calcext:value-type="float">
            <text:p>187.543887</text:p>
          </table:table-cell>
          <table:table-cell office:value-type="float" office:value="62.9961673" calcext:value-type="float">
            <text:p>62.9961673</text:p>
          </table:table-cell>
          <table:table-cell office:value-type="float" office:value="1.54239055" calcext:value-type="float">
            <text:p>1.54239055</text:p>
          </table:table-cell>
          <table:table-cell office:value-type="float" office:value="0.891838773" calcext:value-type="float">
            <text:p>0.891838773</text:p>
          </table:table-cell>
          <table:table-cell office:value-type="float" office:value="1.54998215" calcext:value-type="float">
            <text:p>1.54998215</text:p>
          </table:table-cell>
          <table:table-cell office:value-type="float" office:value="1.26555515" calcext:value-type="float">
            <text:p>1.2655551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87.641833" calcext:value-type="float">
            <text:p>187.641833</text:p>
          </table:table-cell>
          <table:table-cell office:value-type="float" office:value="62.9610994" calcext:value-type="float">
            <text:p>62.9610994</text:p>
          </table:table-cell>
          <table:table-cell office:value-type="float" office:value="1.57408582" calcext:value-type="float">
            <text:p>1.57408582</text:p>
          </table:table-cell>
          <table:table-cell office:value-type="float" office:value="0.892697647" calcext:value-type="float">
            <text:p>0.892697647</text:p>
          </table:table-cell>
          <table:table-cell office:value-type="float" office:value="0.87675457" calcext:value-type="float">
            <text:p>0.87675457</text:p>
          </table:table-cell>
          <table:table-cell office:value-type="float" office:value="0.715867076" calcext:value-type="float">
            <text:p>0.71586707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86.892433" calcext:value-type="float">
            <text:p>186.892433</text:p>
          </table:table-cell>
          <table:table-cell office:value-type="float" office:value="62.6625022" calcext:value-type="float">
            <text:p>62.6625022</text:p>
          </table:table-cell>
          <table:table-cell office:value-type="float" office:value="1.57012798" calcext:value-type="float">
            <text:p>1.57012798</text:p>
          </table:table-cell>
          <table:table-cell office:value-type="float" office:value="0.92331336" calcext:value-type="float">
            <text:p>0.92331336</text:p>
          </table:table-cell>
          <table:table-cell office:value-type="float" office:value="1.544223093" calcext:value-type="float">
            <text:p>1.544223093</text:p>
          </table:table-cell>
          <table:table-cell office:value-type="float" office:value="1.260852855" calcext:value-type="float">
            <text:p>1.26085285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86.766304" calcext:value-type="float">
            <text:p>186.766304</text:p>
          </table:table-cell>
          <table:table-cell office:value-type="float" office:value="62.5324301" calcext:value-type="float">
            <text:p>62.5324301</text:p>
          </table:table-cell>
          <table:table-cell office:value-type="float" office:value="1.56966293" calcext:value-type="float">
            <text:p>1.56966293</text:p>
          </table:table-cell>
          <table:table-cell office:value-type="float" office:value="0.928733485" calcext:value-type="float">
            <text:p>0.928733485</text:p>
          </table:table-cell>
          <table:table-cell office:value-type="float" office:value="0.99819074" calcext:value-type="float">
            <text:p>0.99819074</text:p>
          </table:table-cell>
          <table:table-cell office:value-type="float" office:value="0.815019342" calcext:value-type="float">
            <text:p>0.81501934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85.951932" calcext:value-type="float">
            <text:p>185.951932</text:p>
          </table:table-cell>
          <table:table-cell office:value-type="float" office:value="62.4619287" calcext:value-type="float">
            <text:p>62.4619287</text:p>
          </table:table-cell>
          <table:table-cell office:value-type="float" office:value="1.56075443" calcext:value-type="float">
            <text:p>1.56075443</text:p>
          </table:table-cell>
          <table:table-cell office:value-type="float" office:value="0.92760287" calcext:value-type="float">
            <text:p>0.92760287</text:p>
          </table:table-cell>
          <table:table-cell office:value-type="float" office:value="1.016371158" calcext:value-type="float">
            <text:p>1.016371158</text:p>
          </table:table-cell>
          <table:table-cell office:value-type="float" office:value="0.829863563" calcext:value-type="float">
            <text:p>0.829863563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86.054274" calcext:value-type="float">
            <text:p>186.054274</text:p>
          </table:table-cell>
          <table:table-cell office:value-type="float" office:value="62.2942155" calcext:value-type="float">
            <text:p>62.2942155</text:p>
          </table:table-cell>
          <table:table-cell office:value-type="float" office:value="1.5143057" calcext:value-type="float">
            <text:p>1.5143057</text:p>
          </table:table-cell>
          <table:table-cell office:value-type="float" office:value="0.91298102" calcext:value-type="float">
            <text:p>0.91298102</text:p>
          </table:table-cell>
          <table:table-cell office:value-type="float" office:value="1.06965466" calcext:value-type="float">
            <text:p>1.06965466</text:p>
          </table:table-cell>
          <table:table-cell office:value-type="float" office:value="0.87336937" calcext:value-type="float">
            <text:p>0.8733693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85.582234" calcext:value-type="float">
            <text:p>185.582234</text:p>
          </table:table-cell>
          <table:table-cell office:value-type="float" office:value="62.3385041" calcext:value-type="float">
            <text:p>62.3385041</text:p>
          </table:table-cell>
          <table:table-cell office:value-type="float" office:value="1.54846358" calcext:value-type="float">
            <text:p>1.54846358</text:p>
          </table:table-cell>
          <table:table-cell office:value-type="float" office:value="0.92268685" calcext:value-type="float">
            <text:p>0.92268685</text:p>
          </table:table-cell>
          <table:table-cell office:value-type="float" office:value="1.112591847" calcext:value-type="float">
            <text:p>1.112591847</text:p>
          </table:table-cell>
          <table:table-cell office:value-type="float" office:value="0.908427427" calcext:value-type="float">
            <text:p>0.90842742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85.387244" calcext:value-type="float">
            <text:p>185.387244</text:p>
          </table:table-cell>
          <table:table-cell office:value-type="float" office:value="62.5170272" calcext:value-type="float">
            <text:p>62.5170272</text:p>
          </table:table-cell>
          <table:table-cell office:value-type="float" office:value="1.52594394" calcext:value-type="float">
            <text:p>1.52594394</text:p>
          </table:table-cell>
          <table:table-cell office:value-type="float" office:value="0.926706978" calcext:value-type="float">
            <text:p>0.926706978</text:p>
          </table:table-cell>
          <table:table-cell office:value-type="float" office:value="0.60569115" calcext:value-type="float">
            <text:p>0.60569115</text:p>
          </table:table-cell>
          <table:table-cell office:value-type="float" office:value="0.49454475" calcext:value-type="float">
            <text:p>0.4945447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85.127905" calcext:value-type="float">
            <text:p>185.127905</text:p>
          </table:table-cell>
          <table:table-cell office:value-type="float" office:value="62.0885152" calcext:value-type="float">
            <text:p>62.0885152</text:p>
          </table:table-cell>
          <table:table-cell office:value-type="float" office:value="1.4760031" calcext:value-type="float">
            <text:p>1.4760031</text:p>
          </table:table-cell>
          <table:table-cell office:value-type="float" office:value="0.895021559" calcext:value-type="float">
            <text:p>0.895021559</text:p>
          </table:table-cell>
          <table:table-cell office:value-type="float" office:value="1.459859998" calcext:value-type="float">
            <text:p>1.459859998</text:p>
          </table:table-cell>
          <table:table-cell office:value-type="float" office:value="1.191970691" calcext:value-type="float">
            <text:p>1.19197069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84.770076" calcext:value-type="float">
            <text:p>184.770076</text:p>
          </table:table-cell>
          <table:table-cell office:value-type="float" office:value="62.2414908" calcext:value-type="float">
            <text:p>62.2414908</text:p>
          </table:table-cell>
          <table:table-cell office:value-type="float" office:value="1.438060307" calcext:value-type="float">
            <text:p>1.438060307</text:p>
          </table:table-cell>
          <table:table-cell office:value-type="float" office:value="0.875869807" calcext:value-type="float">
            <text:p>0.875869807</text:p>
          </table:table-cell>
          <table:table-cell office:value-type="float" office:value="0.71019011" calcext:value-type="float">
            <text:p>0.71019011</text:p>
          </table:table-cell>
          <table:table-cell office:value-type="float" office:value="0.579867773" calcext:value-type="float">
            <text:p>0.57986777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84.808445" calcext:value-type="float">
            <text:p>184.808445</text:p>
          </table:table-cell>
          <table:table-cell office:value-type="float" office:value="61.9793533" calcext:value-type="float">
            <text:p>61.9793533</text:p>
          </table:table-cell>
          <table:table-cell office:value-type="float" office:value="1.465012187" calcext:value-type="float">
            <text:p>1.465012187</text:p>
          </table:table-cell>
          <table:table-cell office:value-type="float" office:value="0.831368535" calcext:value-type="float">
            <text:p>0.831368535</text:p>
          </table:table-cell>
          <table:table-cell office:value-type="float" office:value="1.454379599" calcext:value-type="float">
            <text:p>1.454379599</text:p>
          </table:table-cell>
          <table:table-cell office:value-type="float" office:value="1.187495968" calcext:value-type="float">
            <text:p>1.18749596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84.603442" calcext:value-type="float">
            <text:p>184.603442</text:p>
          </table:table-cell>
          <table:table-cell office:value-type="float" office:value="62.0762588" calcext:value-type="float">
            <text:p>62.0762588</text:p>
          </table:table-cell>
          <table:table-cell office:value-type="float" office:value="1.45262859" calcext:value-type="float">
            <text:p>1.45262859</text:p>
          </table:table-cell>
          <table:table-cell office:value-type="float" office:value="0.8089792" calcext:value-type="float">
            <text:p>0.8089792</text:p>
          </table:table-cell>
          <table:table-cell office:value-type="float" office:value="1.16268253" calcext:value-type="float">
            <text:p>1.16268253</text:p>
          </table:table-cell>
          <table:table-cell office:value-type="float" office:value="0.949326323" calcext:value-type="float">
            <text:p>0.94932632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83.787829" calcext:value-type="float">
            <text:p>183.787829</text:p>
          </table:table-cell>
          <table:table-cell office:value-type="float" office:value="61.7329738" calcext:value-type="float">
            <text:p>61.7329738</text:p>
          </table:table-cell>
          <table:table-cell office:value-type="float" office:value="1.366732747" calcext:value-type="float">
            <text:p>1.366732747</text:p>
          </table:table-cell>
          <table:table-cell office:value-type="float" office:value="0.780515729" calcext:value-type="float">
            <text:p>0.780515729</text:p>
          </table:table-cell>
          <table:table-cell office:value-type="float" office:value="1.61295539" calcext:value-type="float">
            <text:p>1.61295539</text:p>
          </table:table-cell>
          <table:table-cell office:value-type="float" office:value="1.31697259" calcext:value-type="float">
            <text:p>1.31697259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83.558782" calcext:value-type="float">
            <text:p>183.558782</text:p>
          </table:table-cell>
          <table:table-cell office:value-type="float" office:value="61.8689995" calcext:value-type="float">
            <text:p>61.8689995</text:p>
          </table:table-cell>
          <table:table-cell office:value-type="float" office:value="1.363495781" calcext:value-type="float">
            <text:p>1.363495781</text:p>
          </table:table-cell>
          <table:table-cell office:value-type="float" office:value="0.765176775" calcext:value-type="float">
            <text:p>0.765176775</text:p>
          </table:table-cell>
          <table:table-cell office:value-type="float" office:value="0.79291599" calcext:value-type="float">
            <text:p>0.79291599</text:p>
          </table:table-cell>
          <table:table-cell office:value-type="float" office:value="0.64741319" calcext:value-type="float">
            <text:p>0.64741319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82.55063" calcext:value-type="float">
            <text:p>182.55063</text:p>
          </table:table-cell>
          <table:table-cell office:value-type="float" office:value="61.1901268" calcext:value-type="float">
            <text:p>61.1901268</text:p>
          </table:table-cell>
          <table:table-cell office:value-type="float" office:value="1.444510134" calcext:value-type="float">
            <text:p>1.444510134</text:p>
          </table:table-cell>
          <table:table-cell office:value-type="float" office:value="0.773940271" calcext:value-type="float">
            <text:p>0.773940271</text:p>
          </table:table-cell>
          <table:table-cell office:value-type="float" office:value="2.32566766" calcext:value-type="float">
            <text:p>2.32566766</text:p>
          </table:table-cell>
          <table:table-cell office:value-type="float" office:value="1.89889971" calcext:value-type="float">
            <text:p>1.8988997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82.861484" calcext:value-type="float">
            <text:p>182.861484</text:p>
          </table:table-cell>
          <table:table-cell office:value-type="float" office:value="61.3235916" calcext:value-type="float">
            <text:p>61.3235916</text:p>
          </table:table-cell>
          <table:table-cell office:value-type="float" office:value="1.436587486" calcext:value-type="float">
            <text:p>1.436587486</text:p>
          </table:table-cell>
          <table:table-cell office:value-type="float" office:value="0.770961502" calcext:value-type="float">
            <text:p>0.770961502</text:p>
          </table:table-cell>
          <table:table-cell office:value-type="float" office:value="1.04861583" calcext:value-type="float">
            <text:p>1.04861583</text:p>
          </table:table-cell>
          <table:table-cell office:value-type="float" office:value="0.85619123" calcext:value-type="float">
            <text:p>0.8561912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81.529147" calcext:value-type="float">
            <text:p>181.529147</text:p>
          </table:table-cell>
          <table:table-cell office:value-type="float" office:value="60.2771765" calcext:value-type="float">
            <text:p>60.2771765</text:p>
          </table:table-cell>
          <table:table-cell office:value-type="float" office:value="1.397913676" calcext:value-type="float">
            <text:p>1.397913676</text:p>
          </table:table-cell>
          <table:table-cell office:value-type="float" office:value="0.758229946" calcext:value-type="float">
            <text:p>0.758229946</text:p>
          </table:table-cell>
          <table:table-cell office:value-type="float" office:value="2.478272416" calcext:value-type="float">
            <text:p>2.478272416</text:p>
          </table:table-cell>
          <table:table-cell office:value-type="float" office:value="2.02350096" calcext:value-type="float">
            <text:p>2.0235009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81.732395" calcext:value-type="float">
            <text:p>181.732395</text:p>
          </table:table-cell>
          <table:table-cell office:value-type="float" office:value="60.3960447" calcext:value-type="float">
            <text:p>60.3960447</text:p>
          </table:table-cell>
          <table:table-cell office:value-type="float" office:value="1.3731368" calcext:value-type="float">
            <text:p>1.3731368</text:p>
          </table:table-cell>
          <table:table-cell office:value-type="float" office:value="0.752223076" calcext:value-type="float">
            <text:p>0.752223076</text:p>
          </table:table-cell>
          <table:table-cell office:value-type="float" office:value="1.21386935" calcext:value-type="float">
            <text:p>1.21386935</text:p>
          </table:table-cell>
          <table:table-cell office:value-type="float" office:value="0.991120164" calcext:value-type="float">
            <text:p>0.991120164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80.237015" calcext:value-type="float">
            <text:p>180.237015</text:p>
          </table:table-cell>
          <table:table-cell office:value-type="float" office:value="59.4517631" calcext:value-type="float">
            <text:p>59.4517631</text:p>
          </table:table-cell>
          <table:table-cell office:value-type="float" office:value="1.34959449" calcext:value-type="float">
            <text:p>1.34959449</text:p>
          </table:table-cell>
          <table:table-cell office:value-type="float" office:value="0.725072263" calcext:value-type="float">
            <text:p>0.725072263</text:p>
          </table:table-cell>
          <table:table-cell office:value-type="float" office:value="2.33033069" calcext:value-type="float">
            <text:p>2.33033069</text:p>
          </table:table-cell>
          <table:table-cell office:value-type="float" office:value="1.902707043" calcext:value-type="float">
            <text:p>1.90270704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80.434133" calcext:value-type="float">
            <text:p>180.434133</text:p>
          </table:table-cell>
          <table:table-cell office:value-type="float" office:value="59.5466784" calcext:value-type="float">
            <text:p>59.5466784</text:p>
          </table:table-cell>
          <table:table-cell office:value-type="float" office:value="1.374668374" calcext:value-type="float">
            <text:p>1.374668374</text:p>
          </table:table-cell>
          <table:table-cell office:value-type="float" office:value="0.753730266" calcext:value-type="float">
            <text:p>0.753730266</text:p>
          </table:table-cell>
          <table:table-cell office:value-type="float" office:value="1.15288619" calcext:value-type="float">
            <text:p>1.15288619</text:p>
          </table:table-cell>
          <table:table-cell office:value-type="float" office:value="0.941327607" calcext:value-type="float">
            <text:p>0.941327607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79.549509" calcext:value-type="float">
            <text:p>179.549509</text:p>
          </table:table-cell>
          <table:table-cell office:value-type="float" office:value="59.0014419" calcext:value-type="float">
            <text:p>59.0014419</text:p>
          </table:table-cell>
          <table:table-cell office:value-type="float" office:value="1.379713014" calcext:value-type="float">
            <text:p>1.379713014</text:p>
          </table:table-cell>
          <table:table-cell office:value-type="float" office:value="0.733225441" calcext:value-type="float">
            <text:p>0.733225441</text:p>
          </table:table-cell>
          <table:table-cell office:value-type="float" office:value="1.110132019" calcext:value-type="float">
            <text:p>1.110132019</text:p>
          </table:table-cell>
          <table:table-cell office:value-type="float" office:value="0.906419002" calcext:value-type="float">
            <text:p>0.90641900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78.656592" calcext:value-type="float">
            <text:p>178.656592</text:p>
          </table:table-cell>
          <table:table-cell office:value-type="float" office:value="58.734233" calcext:value-type="float">
            <text:p>58.734233</text:p>
          </table:table-cell>
          <table:table-cell office:value-type="float" office:value="1.372049713" calcext:value-type="float">
            <text:p>1.372049713</text:p>
          </table:table-cell>
          <table:table-cell office:value-type="float" office:value="0.697084672" calcext:value-type="float">
            <text:p>0.697084672</text:p>
          </table:table-cell>
          <table:table-cell office:value-type="float" office:value="1.523699413" calcext:value-type="float">
            <text:p>1.523699413</text:p>
          </table:table-cell>
          <table:table-cell office:value-type="float" office:value="1.244095287" calcext:value-type="float">
            <text:p>1.24409528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78.079029" calcext:value-type="float">
            <text:p>178.079029</text:p>
          </table:table-cell>
          <table:table-cell office:value-type="float" office:value="58.4455557" calcext:value-type="float">
            <text:p>58.4455557</text:p>
          </table:table-cell>
          <table:table-cell office:value-type="float" office:value="1.368712703" calcext:value-type="float">
            <text:p>1.368712703</text:p>
          </table:table-cell>
          <table:table-cell office:value-type="float" office:value="0.750325575" calcext:value-type="float">
            <text:p>0.750325575</text:p>
          </table:table-cell>
          <table:table-cell office:value-type="float" office:value="0.785100087" calcext:value-type="float">
            <text:p>0.785100087</text:p>
          </table:table-cell>
          <table:table-cell office:value-type="float" office:value="0.641031519" calcext:value-type="float">
            <text:p>0.641031519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76.853346" calcext:value-type="float">
            <text:p>176.853346</text:p>
          </table:table-cell>
          <table:table-cell office:value-type="float" office:value="58.2031055" calcext:value-type="float">
            <text:p>58.2031055</text:p>
          </table:table-cell>
          <table:table-cell office:value-type="float" office:value="1.318677208" calcext:value-type="float">
            <text:p>1.318677208</text:p>
          </table:table-cell>
          <table:table-cell office:value-type="float" office:value="0.741698502" calcext:value-type="float">
            <text:p>0.741698502</text:p>
          </table:table-cell>
          <table:table-cell office:value-type="float" office:value="1.58374579" calcext:value-type="float">
            <text:p>1.58374579</text:p>
          </table:table-cell>
          <table:table-cell office:value-type="float" office:value="1.293123036" calcext:value-type="float">
            <text:p>1.29312303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76.108568" calcext:value-type="float">
            <text:p>176.108568</text:p>
          </table:table-cell>
          <table:table-cell office:value-type="float" office:value="57.8659788" calcext:value-type="float">
            <text:p>57.8659788</text:p>
          </table:table-cell>
          <table:table-cell office:value-type="float" office:value="1.314004808" calcext:value-type="float">
            <text:p>1.314004808</text:p>
          </table:table-cell>
          <table:table-cell office:value-type="float" office:value="0.700623348" calcext:value-type="float">
            <text:p>0.700623348</text:p>
          </table:table-cell>
          <table:table-cell office:value-type="float" office:value="1.362214514" calcext:value-type="float">
            <text:p>1.362214514</text:p>
          </table:table-cell>
          <table:table-cell office:value-type="float" office:value="1.11224351" calcext:value-type="float">
            <text:p>1.1122435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75.400223" calcext:value-type="float">
            <text:p>175.400223</text:p>
          </table:table-cell>
          <table:table-cell office:value-type="float" office:value="57.7134455" calcext:value-type="float">
            <text:p>57.7134455</text:p>
          </table:table-cell>
          <table:table-cell office:value-type="float" office:value="1.339698212" calcext:value-type="float">
            <text:p>1.339698212</text:p>
          </table:table-cell>
          <table:table-cell office:value-type="float" office:value="0.69683171" calcext:value-type="float">
            <text:p>0.69683171</text:p>
          </table:table-cell>
          <table:table-cell office:value-type="float" office:value="1.23076775" calcext:value-type="float">
            <text:p>1.23076775</text:p>
          </table:table-cell>
          <table:table-cell office:value-type="float" office:value="1.00491766" calcext:value-type="float">
            <text:p>1.00491766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75.432479" calcext:value-type="float">
            <text:p>175.432479</text:p>
          </table:table-cell>
          <table:table-cell office:value-type="float" office:value="57.3544191" calcext:value-type="float">
            <text:p>57.3544191</text:p>
          </table:table-cell>
          <table:table-cell office:value-type="float" office:value="1.399373802" calcext:value-type="float">
            <text:p>1.399373802</text:p>
          </table:table-cell>
          <table:table-cell office:value-type="float" office:value="0.740509646" calcext:value-type="float">
            <text:p>0.740509646</text:p>
          </table:table-cell>
          <table:table-cell office:value-type="float" office:value="1.53434396" calcext:value-type="float">
            <text:p>1.53434396</text:p>
          </table:table-cell>
          <table:table-cell office:value-type="float" office:value="1.252786636" calcext:value-type="float">
            <text:p>1.25278663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74.677959" calcext:value-type="float">
            <text:p>174.677959</text:p>
          </table:table-cell>
          <table:table-cell office:value-type="float" office:value="56.9714356" calcext:value-type="float">
            <text:p>56.9714356</text:p>
          </table:table-cell>
          <table:table-cell office:value-type="float" office:value="1.43262586" calcext:value-type="float">
            <text:p>1.43262586</text:p>
          </table:table-cell>
          <table:table-cell office:value-type="float" office:value="0.737977627" calcext:value-type="float">
            <text:p>0.737977627</text:p>
          </table:table-cell>
          <table:table-cell office:value-type="float" office:value="1.1888696" calcext:value-type="float">
            <text:p>1.1888696</text:p>
          </table:table-cell>
          <table:table-cell office:value-type="float" office:value="0.97070792" calcext:value-type="float">
            <text:p>0.9707079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74.658004" calcext:value-type="float">
            <text:p>174.658004</text:p>
          </table:table-cell>
          <table:table-cell office:value-type="float" office:value="56.6859298" calcext:value-type="float">
            <text:p>56.6859298</text:p>
          </table:table-cell>
          <table:table-cell office:value-type="float" office:value="1.41545016" calcext:value-type="float">
            <text:p>1.41545016</text:p>
          </table:table-cell>
          <table:table-cell office:value-type="float" office:value="0.761145725" calcext:value-type="float">
            <text:p>0.761145725</text:p>
          </table:table-cell>
          <table:table-cell office:value-type="float" office:value="1.76976127" calcext:value-type="float">
            <text:p>1.76976127</text:p>
          </table:table-cell>
          <table:table-cell office:value-type="float" office:value="1.44500405" calcext:value-type="float">
            <text:p>1.4450040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74.109335" calcext:value-type="float">
            <text:p>174.109335</text:p>
          </table:table-cell>
          <table:table-cell office:value-type="float" office:value="56.2247651" calcext:value-type="float">
            <text:p>56.2247651</text:p>
          </table:table-cell>
          <table:table-cell office:value-type="float" office:value="1.42439646" calcext:value-type="float">
            <text:p>1.42439646</text:p>
          </table:table-cell>
          <table:table-cell office:value-type="float" office:value="0.790502358" calcext:value-type="float">
            <text:p>0.790502358</text:p>
          </table:table-cell>
          <table:table-cell office:value-type="float" office:value="1.61456174" calcext:value-type="float">
            <text:p>1.61456174</text:p>
          </table:table-cell>
          <table:table-cell office:value-type="float" office:value="1.31828411" calcext:value-type="float">
            <text:p>1.3182841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74.591007" calcext:value-type="float">
            <text:p>174.591007</text:p>
          </table:table-cell>
          <table:table-cell office:value-type="float" office:value="56.059725" calcext:value-type="float">
            <text:p>56.059725</text:p>
          </table:table-cell>
          <table:table-cell office:value-type="float" office:value="1.45458298" calcext:value-type="float">
            <text:p>1.45458298</text:p>
          </table:table-cell>
          <table:table-cell office:value-type="float" office:value="0.77263502" calcext:value-type="float">
            <text:p>0.77263502</text:p>
          </table:table-cell>
          <table:table-cell office:value-type="float" office:value="1.80715751" calcext:value-type="float">
            <text:p>1.80715751</text:p>
          </table:table-cell>
          <table:table-cell office:value-type="float" office:value="1.47553794" calcext:value-type="float">
            <text:p>1.4755379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74.303735" calcext:value-type="float">
            <text:p>174.303735</text:p>
          </table:table-cell>
          <table:table-cell office:value-type="float" office:value="55.8226743" calcext:value-type="float">
            <text:p>55.8226743</text:p>
          </table:table-cell>
          <table:table-cell office:value-type="float" office:value="1.469082365" calcext:value-type="float">
            <text:p>1.469082365</text:p>
          </table:table-cell>
          <table:table-cell office:value-type="float" office:value="0.778850805" calcext:value-type="float">
            <text:p>0.778850805</text:p>
          </table:table-cell>
          <table:table-cell office:value-type="float" office:value="1.64019136" calcext:value-type="float">
            <text:p>1.64019136</text:p>
          </table:table-cell>
          <table:table-cell office:value-type="float" office:value="1.33921066" calcext:value-type="float">
            <text:p>1.3392106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74.977913" calcext:value-type="float">
            <text:p>174.977913</text:p>
          </table:table-cell>
          <table:table-cell office:value-type="float" office:value="55.5547156" calcext:value-type="float">
            <text:p>55.5547156</text:p>
          </table:table-cell>
          <table:table-cell office:value-type="float" office:value="1.451299505" calcext:value-type="float">
            <text:p>1.451299505</text:p>
          </table:table-cell>
          <table:table-cell office:value-type="float" office:value="0.761954872" calcext:value-type="float">
            <text:p>0.761954872</text:p>
          </table:table-cell>
          <table:table-cell office:value-type="float" office:value="1.690530085" calcext:value-type="float">
            <text:p>1.690530085</text:p>
          </table:table-cell>
          <table:table-cell office:value-type="float" office:value="1.380312065" calcext:value-type="float">
            <text:p>1.38031206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75.292133" calcext:value-type="float">
            <text:p>175.292133</text:p>
          </table:table-cell>
          <table:table-cell office:value-type="float" office:value="55.667309" calcext:value-type="float">
            <text:p>55.667309</text:p>
          </table:table-cell>
          <table:table-cell office:value-type="float" office:value="1.46108913" calcext:value-type="float">
            <text:p>1.46108913</text:p>
          </table:table-cell>
          <table:table-cell office:value-type="float" office:value="0.786705853" calcext:value-type="float">
            <text:p>0.786705853</text:p>
          </table:table-cell>
          <table:table-cell office:value-type="float" office:value="1.82065497" calcext:value-type="float">
            <text:p>1.82065497</text:p>
          </table:table-cell>
          <table:table-cell office:value-type="float" office:value="1.48655859" calcext:value-type="float">
            <text:p>1.48655859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75.846138" calcext:value-type="float">
            <text:p>175.846138</text:p>
          </table:table-cell>
          <table:table-cell office:value-type="float" office:value="55.3389814" calcext:value-type="float">
            <text:p>55.3389814</text:p>
          </table:table-cell>
          <table:table-cell office:value-type="float" office:value="1.47981879" calcext:value-type="float">
            <text:p>1.47981879</text:p>
          </table:table-cell>
          <table:table-cell office:value-type="float" office:value="0.812648875" calcext:value-type="float">
            <text:p>0.812648875</text:p>
          </table:table-cell>
          <table:table-cell office:value-type="float" office:value="2.03870174" calcext:value-type="float">
            <text:p>2.03870174</text:p>
          </table:table-cell>
          <table:table-cell office:value-type="float" office:value="1.66459301" calcext:value-type="float">
            <text:p>1.6645930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76.031287" calcext:value-type="float">
            <text:p>176.031287</text:p>
          </table:table-cell>
          <table:table-cell office:value-type="float" office:value="55.7293274" calcext:value-type="float">
            <text:p>55.7293274</text:p>
          </table:table-cell>
          <table:table-cell office:value-type="float" office:value="1.51634051" calcext:value-type="float">
            <text:p>1.51634051</text:p>
          </table:table-cell>
          <table:table-cell office:value-type="float" office:value="0.817642078" calcext:value-type="float">
            <text:p>0.817642078</text:p>
          </table:table-cell>
          <table:table-cell office:value-type="float" office:value="1.58703552" calcext:value-type="float">
            <text:p>1.58703552</text:p>
          </table:table-cell>
          <table:table-cell office:value-type="float" office:value="1.29580906" calcext:value-type="float">
            <text:p>1.2958090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76.114383" calcext:value-type="float">
            <text:p>176.114383</text:p>
          </table:table-cell>
          <table:table-cell office:value-type="float" office:value="55.4206452" calcext:value-type="float">
            <text:p>55.4206452</text:p>
          </table:table-cell>
          <table:table-cell office:value-type="float" office:value="1.48275983" calcext:value-type="float">
            <text:p>1.48275983</text:p>
          </table:table-cell>
          <table:table-cell office:value-type="float" office:value="0.819728933" calcext:value-type="float">
            <text:p>0.819728933</text:p>
          </table:table-cell>
          <table:table-cell office:value-type="float" office:value="1.86729096" calcext:value-type="float">
            <text:p>1.86729096</text:p>
          </table:table-cell>
          <table:table-cell office:value-type="float" office:value="1.52463661" calcext:value-type="float">
            <text:p>1.5246366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76.59685" calcext:value-type="float">
            <text:p>176.59685</text:p>
          </table:table-cell>
          <table:table-cell office:value-type="float" office:value="55.584318" calcext:value-type="float">
            <text:p>55.584318</text:p>
          </table:table-cell>
          <table:table-cell office:value-type="float" office:value="1.50382528" calcext:value-type="float">
            <text:p>1.50382528</text:p>
          </table:table-cell>
          <table:table-cell office:value-type="float" office:value="0.811087467" calcext:value-type="float">
            <text:p>0.811087467</text:p>
          </table:table-cell>
          <table:table-cell office:value-type="float" office:value="1.37229072" calcext:value-type="float">
            <text:p>1.37229072</text:p>
          </table:table-cell>
          <table:table-cell office:value-type="float" office:value="1.12047064" calcext:value-type="float">
            <text:p>1.1204706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76.25258" calcext:value-type="float">
            <text:p>176.25258</text:p>
          </table:table-cell>
          <table:table-cell office:value-type="float" office:value="55.3335543" calcext:value-type="float">
            <text:p>55.3335543</text:p>
          </table:table-cell>
          <table:table-cell office:value-type="float" office:value="1.439112213" calcext:value-type="float">
            <text:p>1.439112213</text:p>
          </table:table-cell>
          <table:table-cell office:value-type="float" office:value="0.72105385" calcext:value-type="float">
            <text:p>0.72105385</text:p>
          </table:table-cell>
          <table:table-cell office:value-type="float" office:value="1.469325313" calcext:value-type="float">
            <text:p>1.469325313</text:p>
          </table:table-cell>
          <table:table-cell office:value-type="float" office:value="1.19969909" calcext:value-type="float">
            <text:p>1.19969909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77.279627" calcext:value-type="float">
            <text:p>177.279627</text:p>
          </table:table-cell>
          <table:table-cell office:value-type="float" office:value="55.3422642" calcext:value-type="float">
            <text:p>55.3422642</text:p>
          </table:table-cell>
          <table:table-cell office:value-type="float" office:value="1.458394393" calcext:value-type="float">
            <text:p>1.458394393</text:p>
          </table:table-cell>
          <table:table-cell office:value-type="float" office:value="0.746663624" calcext:value-type="float">
            <text:p>0.746663624</text:p>
          </table:table-cell>
          <table:table-cell office:value-type="float" office:value="1.79582197" calcext:value-type="float">
            <text:p>1.79582197</text:p>
          </table:table-cell>
          <table:table-cell office:value-type="float" office:value="1.466282505" calcext:value-type="float">
            <text:p>1.466282505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76.714257" calcext:value-type="float">
            <text:p>176.714257</text:p>
          </table:table-cell>
          <table:table-cell office:value-type="float" office:value="55.2452464" calcext:value-type="float">
            <text:p>55.2452464</text:p>
          </table:table-cell>
          <table:table-cell office:value-type="float" office:value="1.44945042" calcext:value-type="float">
            <text:p>1.44945042</text:p>
          </table:table-cell>
          <table:table-cell office:value-type="float" office:value="0.757383902" calcext:value-type="float">
            <text:p>0.757383902</text:p>
          </table:table-cell>
          <table:table-cell office:value-type="float" office:value="1.24727711" calcext:value-type="float">
            <text:p>1.24727711</text:p>
          </table:table-cell>
          <table:table-cell office:value-type="float" office:value="1.0183975" calcext:value-type="float">
            <text:p>1.018397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77.07546" calcext:value-type="float">
            <text:p>177.07546</text:p>
          </table:table-cell>
          <table:table-cell office:value-type="float" office:value="54.7972568" calcext:value-type="float">
            <text:p>54.7972568</text:p>
          </table:table-cell>
          <table:table-cell office:value-type="float" office:value="1.47204708" calcext:value-type="float">
            <text:p>1.47204708</text:p>
          </table:table-cell>
          <table:table-cell office:value-type="float" office:value="0.769578304" calcext:value-type="float">
            <text:p>0.769578304</text:p>
          </table:table-cell>
          <table:table-cell office:value-type="float" office:value="2.39298464" calcext:value-type="float">
            <text:p>2.39298464</text:p>
          </table:table-cell>
          <table:table-cell office:value-type="float" office:value="1.953863764" calcext:value-type="float">
            <text:p>1.95386376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76.931362" calcext:value-type="float">
            <text:p>176.931362</text:p>
          </table:table-cell>
          <table:table-cell office:value-type="float" office:value="54.7457951" calcext:value-type="float">
            <text:p>54.7457951</text:p>
          </table:table-cell>
          <table:table-cell office:value-type="float" office:value="1.49552159" calcext:value-type="float">
            <text:p>1.49552159</text:p>
          </table:table-cell>
          <table:table-cell office:value-type="float" office:value="0.800266137" calcext:value-type="float">
            <text:p>0.800266137</text:p>
          </table:table-cell>
          <table:table-cell office:value-type="float" office:value="0.713593805" calcext:value-type="float">
            <text:p>0.713593805</text:p>
          </table:table-cell>
          <table:table-cell office:value-type="float" office:value="0.582646903" calcext:value-type="float">
            <text:p>0.58264690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76.917233" calcext:value-type="float">
            <text:p>176.917233</text:p>
          </table:table-cell>
          <table:table-cell office:value-type="float" office:value="54.081795" calcext:value-type="float">
            <text:p>54.081795</text:p>
          </table:table-cell>
          <table:table-cell office:value-type="float" office:value="1.51630382" calcext:value-type="float">
            <text:p>1.51630382</text:p>
          </table:table-cell>
          <table:table-cell office:value-type="float" office:value="0.816759088" calcext:value-type="float">
            <text:p>0.816759088</text:p>
          </table:table-cell>
          <table:table-cell office:value-type="float" office:value="2.09563516" calcext:value-type="float">
            <text:p>2.09563516</text:p>
          </table:table-cell>
          <table:table-cell office:value-type="float" office:value="1.711078957" calcext:value-type="float">
            <text:p>1.711078957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76.791747" calcext:value-type="float">
            <text:p>176.791747</text:p>
          </table:table-cell>
          <table:table-cell office:value-type="float" office:value="54.0259495" calcext:value-type="float">
            <text:p>54.0259495</text:p>
          </table:table-cell>
          <table:table-cell office:value-type="float" office:value="1.62207757" calcext:value-type="float">
            <text:p>1.62207757</text:p>
          </table:table-cell>
          <table:table-cell office:value-type="float" office:value="0.860566949" calcext:value-type="float">
            <text:p>0.860566949</text:p>
          </table:table-cell>
          <table:table-cell office:value-type="float" office:value="0.782102113" calcext:value-type="float">
            <text:p>0.782102113</text:p>
          </table:table-cell>
          <table:table-cell office:value-type="float" office:value="0.63858369" calcext:value-type="float">
            <text:p>0.63858369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76.403922" calcext:value-type="float">
            <text:p>176.403922</text:p>
          </table:table-cell>
          <table:table-cell office:value-type="float" office:value="53.2809432" calcext:value-type="float">
            <text:p>53.2809432</text:p>
          </table:table-cell>
          <table:table-cell office:value-type="float" office:value="1.62190849" calcext:value-type="float">
            <text:p>1.62190849</text:p>
          </table:table-cell>
          <table:table-cell office:value-type="float" office:value="0.869256995" calcext:value-type="float">
            <text:p>0.869256995</text:p>
          </table:table-cell>
          <table:table-cell office:value-type="float" office:value="2.18008929" calcext:value-type="float">
            <text:p>2.18008929</text:p>
          </table:table-cell>
          <table:table-cell office:value-type="float" office:value="1.780035422" calcext:value-type="float">
            <text:p>1.780035422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76.360595" calcext:value-type="float">
            <text:p>176.360595</text:p>
          </table:table-cell>
          <table:table-cell office:value-type="float" office:value="53.3762899" calcext:value-type="float">
            <text:p>53.3762899</text:p>
          </table:table-cell>
          <table:table-cell office:value-type="float" office:value="1.613504013" calcext:value-type="float">
            <text:p>1.613504013</text:p>
          </table:table-cell>
          <table:table-cell office:value-type="float" office:value="0.854533167" calcext:value-type="float">
            <text:p>0.854533167</text:p>
          </table:table-cell>
          <table:table-cell office:value-type="float" office:value="0.893879179" calcext:value-type="float">
            <text:p>0.893879179</text:p>
          </table:table-cell>
          <table:table-cell office:value-type="float" office:value="0.729849313" calcext:value-type="float">
            <text:p>0.72984931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74.808748" calcext:value-type="float">
            <text:p>174.808748</text:p>
          </table:table-cell>
          <table:table-cell office:value-type="float" office:value="52.485133" calcext:value-type="float">
            <text:p>52.485133</text:p>
          </table:table-cell>
          <table:table-cell office:value-type="float" office:value="1.601565143" calcext:value-type="float">
            <text:p>1.601565143</text:p>
          </table:table-cell>
          <table:table-cell office:value-type="float" office:value="0.858904928" calcext:value-type="float">
            <text:p>0.858904928</text:p>
          </table:table-cell>
          <table:table-cell office:value-type="float" office:value="2.01628002" calcext:value-type="float">
            <text:p>2.01628002</text:p>
          </table:table-cell>
          <table:table-cell office:value-type="float" office:value="1.64628569" calcext:value-type="float">
            <text:p>1.64628569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74.604907" calcext:value-type="float">
            <text:p>174.604907</text:p>
          </table:table-cell>
          <table:table-cell office:value-type="float" office:value="52.639891" calcext:value-type="float">
            <text:p>52.639891</text:p>
          </table:table-cell>
          <table:table-cell office:value-type="float" office:value="1.540038614" calcext:value-type="float">
            <text:p>1.540038614</text:p>
          </table:table-cell>
          <table:table-cell office:value-type="float" office:value="0.894828073" calcext:value-type="float">
            <text:p>0.894828073</text:p>
          </table:table-cell>
          <table:table-cell office:value-type="float" office:value="1.153377135" calcext:value-type="float">
            <text:p>1.153377135</text:p>
          </table:table-cell>
          <table:table-cell office:value-type="float" office:value="0.941728514" calcext:value-type="float">
            <text:p>0.94172851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73.435196" calcext:value-type="float">
            <text:p>173.435196</text:p>
          </table:table-cell>
          <table:table-cell office:value-type="float" office:value="52.0245543" calcext:value-type="float">
            <text:p>52.0245543</text:p>
          </table:table-cell>
          <table:table-cell office:value-type="float" office:value="1.562799134" calcext:value-type="float">
            <text:p>1.562799134</text:p>
          </table:table-cell>
          <table:table-cell office:value-type="float" office:value="0.919170322" calcext:value-type="float">
            <text:p>0.919170322</text:p>
          </table:table-cell>
          <table:table-cell office:value-type="float" office:value="1.931275412" calcext:value-type="float">
            <text:p>1.931275412</text:p>
          </table:table-cell>
          <table:table-cell office:value-type="float" office:value="1.57687977" calcext:value-type="float">
            <text:p>1.57687977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72.986571" calcext:value-type="float">
            <text:p>172.986571</text:p>
          </table:table-cell>
          <table:table-cell office:value-type="float" office:value="52.1208329" calcext:value-type="float">
            <text:p>52.1208329</text:p>
          </table:table-cell>
          <table:table-cell office:value-type="float" office:value="1.61138335" calcext:value-type="float">
            <text:p>1.61138335</text:p>
          </table:table-cell>
          <table:table-cell office:value-type="float" office:value="0.885557575" calcext:value-type="float">
            <text:p>0.885557575</text:p>
          </table:table-cell>
          <table:table-cell office:value-type="float" office:value="1.219415136" calcext:value-type="float">
            <text:p>1.219415136</text:p>
          </table:table-cell>
          <table:table-cell office:value-type="float" office:value="0.995648269" calcext:value-type="float">
            <text:p>0.995648269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72.677063" calcext:value-type="float">
            <text:p>172.677063</text:p>
          </table:table-cell>
          <table:table-cell office:value-type="float" office:value="51.9584146" calcext:value-type="float">
            <text:p>51.9584146</text:p>
          </table:table-cell>
          <table:table-cell office:value-type="float" office:value="1.63962249" calcext:value-type="float">
            <text:p>1.63962249</text:p>
          </table:table-cell>
          <table:table-cell office:value-type="float" office:value="0.884382887" calcext:value-type="float">
            <text:p>0.884382887</text:p>
          </table:table-cell>
          <table:table-cell office:value-type="float" office:value="1.389374288" calcext:value-type="float">
            <text:p>1.389374288</text:p>
          </table:table-cell>
          <table:table-cell office:value-type="float" office:value="1.134419356" calcext:value-type="float">
            <text:p>1.13441935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72.004282" calcext:value-type="float">
            <text:p>172.004282</text:p>
          </table:table-cell>
          <table:table-cell office:value-type="float" office:value="51.9908659" calcext:value-type="float">
            <text:p>51.9908659</text:p>
          </table:table-cell>
          <table:table-cell office:value-type="float" office:value="1.687965297" calcext:value-type="float">
            <text:p>1.687965297</text:p>
          </table:table-cell>
          <table:table-cell office:value-type="float" office:value="0.930645568" calcext:value-type="float">
            <text:p>0.930645568</text:p>
          </table:table-cell>
          <table:table-cell office:value-type="float" office:value="1.987775009" calcext:value-type="float">
            <text:p>1.987775009</text:p>
          </table:table-cell>
          <table:table-cell office:value-type="float" office:value="1.62301145" calcext:value-type="float">
            <text:p>1.6230114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71.91006" calcext:value-type="float">
            <text:p>171.91006</text:p>
          </table:table-cell>
          <table:table-cell office:value-type="float" office:value="51.7991827" calcext:value-type="float">
            <text:p>51.7991827</text:p>
          </table:table-cell>
          <table:table-cell office:value-type="float" office:value="1.678219207" calcext:value-type="float">
            <text:p>1.678219207</text:p>
          </table:table-cell>
          <table:table-cell office:value-type="float" office:value="0.92542888" calcext:value-type="float">
            <text:p>0.92542888</text:p>
          </table:table-cell>
          <table:table-cell office:value-type="float" office:value="1.812520394" calcext:value-type="float">
            <text:p>1.812520394</text:p>
          </table:table-cell>
          <table:table-cell office:value-type="float" office:value="1.47991669" calcext:value-type="float">
            <text:p>1.47991669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71.326508" calcext:value-type="float">
            <text:p>171.326508</text:p>
          </table:table-cell>
          <table:table-cell office:value-type="float" office:value="52.1602001" calcext:value-type="float">
            <text:p>52.1602001</text:p>
          </table:table-cell>
          <table:table-cell office:value-type="float" office:value="1.703535017" calcext:value-type="float">
            <text:p>1.703535017</text:p>
          </table:table-cell>
          <table:table-cell office:value-type="float" office:value="0.903568599" calcext:value-type="float">
            <text:p>0.903568599</text:p>
          </table:table-cell>
          <table:table-cell office:value-type="float" office:value="1.64322025" calcext:value-type="float">
            <text:p>1.64322025</text:p>
          </table:table-cell>
          <table:table-cell office:value-type="float" office:value="1.34168372" calcext:value-type="float">
            <text:p>1.34168372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72.183406" calcext:value-type="float">
            <text:p>172.183406</text:p>
          </table:table-cell>
          <table:table-cell office:value-type="float" office:value="52.2835398" calcext:value-type="float">
            <text:p>52.2835398</text:p>
          </table:table-cell>
          <table:table-cell office:value-type="float" office:value="1.708743947" calcext:value-type="float">
            <text:p>1.708743947</text:p>
          </table:table-cell>
          <table:table-cell office:value-type="float" office:value="0.869360041" calcext:value-type="float">
            <text:p>0.869360041</text:p>
          </table:table-cell>
          <table:table-cell office:value-type="float" office:value="1.66933104" calcext:value-type="float">
            <text:p>1.66933104</text:p>
          </table:table-cell>
          <table:table-cell office:value-type="float" office:value="1.363003093" calcext:value-type="float">
            <text:p>1.36300309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72.199551" calcext:value-type="float">
            <text:p>172.199551</text:p>
          </table:table-cell>
          <table:table-cell office:value-type="float" office:value="52.6861063" calcext:value-type="float">
            <text:p>52.6861063</text:p>
          </table:table-cell>
          <table:table-cell office:value-type="float" office:value="1.69797399" calcext:value-type="float">
            <text:p>1.69797399</text:p>
          </table:table-cell>
          <table:table-cell office:value-type="float" office:value="0.872619691" calcext:value-type="float">
            <text:p>0.872619691</text:p>
          </table:table-cell>
          <table:table-cell office:value-type="float" office:value="1.748144175" calcext:value-type="float">
            <text:p>1.748144175</text:p>
          </table:table-cell>
          <table:table-cell office:value-type="float" office:value="1.42735377" calcext:value-type="float">
            <text:p>1.4273537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73.561937" calcext:value-type="float">
            <text:p>173.561937</text:p>
          </table:table-cell>
          <table:table-cell office:value-type="float" office:value="52.9000354" calcext:value-type="float">
            <text:p>52.9000354</text:p>
          </table:table-cell>
          <table:table-cell office:value-type="float" office:value="1.70951349" calcext:value-type="float">
            <text:p>1.70951349</text:p>
          </table:table-cell>
          <table:table-cell office:value-type="float" office:value="0.886373708" calcext:value-type="float">
            <text:p>0.886373708</text:p>
          </table:table-cell>
          <table:table-cell office:value-type="float" office:value="1.98004102" calcext:value-type="float">
            <text:p>1.98004102</text:p>
          </table:table-cell>
          <table:table-cell office:value-type="float" office:value="1.61669673" calcext:value-type="float">
            <text:p>1.6166967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74.006275" calcext:value-type="float">
            <text:p>174.006275</text:p>
          </table:table-cell>
          <table:table-cell office:value-type="float" office:value="53.5710269" calcext:value-type="float">
            <text:p>53.5710269</text:p>
          </table:table-cell>
          <table:table-cell office:value-type="float" office:value="1.68131191" calcext:value-type="float">
            <text:p>1.68131191</text:p>
          </table:table-cell>
          <table:table-cell office:value-type="float" office:value="0.878303058" calcext:value-type="float">
            <text:p>0.878303058</text:p>
          </table:table-cell>
          <table:table-cell office:value-type="float" office:value="1.717392661" calcext:value-type="float">
            <text:p>1.717392661</text:p>
          </table:table-cell>
          <table:table-cell office:value-type="float" office:value="1.402245257" calcext:value-type="float">
            <text:p>1.402245257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75.126276" calcext:value-type="float">
            <text:p>175.126276</text:p>
          </table:table-cell>
          <table:table-cell office:value-type="float" office:value="53.8963994" calcext:value-type="float">
            <text:p>53.8963994</text:p>
          </table:table-cell>
          <table:table-cell office:value-type="float" office:value="1.66715061" calcext:value-type="float">
            <text:p>1.66715061</text:p>
          </table:table-cell>
          <table:table-cell office:value-type="float" office:value="0.870121759" calcext:value-type="float">
            <text:p>0.870121759</text:p>
          </table:table-cell>
          <table:table-cell office:value-type="float" office:value="2.1751822" calcext:value-type="float">
            <text:p>2.1751822</text:p>
          </table:table-cell>
          <table:table-cell office:value-type="float" office:value="1.77602888" calcext:value-type="float">
            <text:p>1.7760288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75.381635" calcext:value-type="float">
            <text:p>175.381635</text:p>
          </table:table-cell>
          <table:table-cell office:value-type="float" office:value="54.5884196" calcext:value-type="float">
            <text:p>54.5884196</text:p>
          </table:table-cell>
          <table:table-cell office:value-type="float" office:value="1.64037714" calcext:value-type="float">
            <text:p>1.64037714</text:p>
          </table:table-cell>
          <table:table-cell office:value-type="float" office:value="0.886862592" calcext:value-type="float">
            <text:p>0.886862592</text:p>
          </table:table-cell>
          <table:table-cell office:value-type="float" office:value="1.640939794" calcext:value-type="float">
            <text:p>1.640939794</text:p>
          </table:table-cell>
          <table:table-cell office:value-type="float" office:value="1.339821704" calcext:value-type="float">
            <text:p>1.33982170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77.019259" calcext:value-type="float">
            <text:p>177.019259</text:p>
          </table:table-cell>
          <table:table-cell office:value-type="float" office:value="55.4292793" calcext:value-type="float">
            <text:p>55.4292793</text:p>
          </table:table-cell>
          <table:table-cell office:value-type="float" office:value="1.58162944" calcext:value-type="float">
            <text:p>1.58162944</text:p>
          </table:table-cell>
          <table:table-cell office:value-type="float" office:value="0.904374636" calcext:value-type="float">
            <text:p>0.904374636</text:p>
          </table:table-cell>
          <table:table-cell office:value-type="float" office:value="2.50544293" calcext:value-type="float">
            <text:p>2.50544293</text:p>
          </table:table-cell>
          <table:table-cell office:value-type="float" office:value="2.04568557" calcext:value-type="float">
            <text:p>2.04568557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77.184991" calcext:value-type="float">
            <text:p>177.184991</text:p>
          </table:table-cell>
          <table:table-cell office:value-type="float" office:value="56.0149159" calcext:value-type="float">
            <text:p>56.0149159</text:p>
          </table:table-cell>
          <table:table-cell office:value-type="float" office:value="1.59053504" calcext:value-type="float">
            <text:p>1.59053504</text:p>
          </table:table-cell>
          <table:table-cell office:value-type="float" office:value="0.883094265" calcext:value-type="float">
            <text:p>0.883094265</text:p>
          </table:table-cell>
          <table:table-cell office:value-type="float" office:value="1.478528825" calcext:value-type="float">
            <text:p>1.478528825</text:p>
          </table:table-cell>
          <table:table-cell office:value-type="float" office:value="1.2072137765" calcext:value-type="float">
            <text:p>1.207213776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78.467338" calcext:value-type="float">
            <text:p>178.467338</text:p>
          </table:table-cell>
          <table:table-cell office:value-type="float" office:value="56.929073" calcext:value-type="float">
            <text:p>56.929073</text:p>
          </table:table-cell>
          <table:table-cell office:value-type="float" office:value="1.60773002" calcext:value-type="float">
            <text:p>1.60773002</text:p>
          </table:table-cell>
          <table:table-cell office:value-type="float" office:value="0.883358505" calcext:value-type="float">
            <text:p>0.883358505</text:p>
          </table:table-cell>
          <table:table-cell office:value-type="float" office:value="2.56310986" calcext:value-type="float">
            <text:p>2.56310986</text:p>
          </table:table-cell>
          <table:table-cell office:value-type="float" office:value="2.09277044" calcext:value-type="float">
            <text:p>2.0927704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78.429764" calcext:value-type="float">
            <text:p>178.429764</text:p>
          </table:table-cell>
          <table:table-cell office:value-type="float" office:value="57.223462" calcext:value-type="float">
            <text:p>57.223462</text:p>
          </table:table-cell>
          <table:table-cell office:value-type="float" office:value="1.68512778" calcext:value-type="float">
            <text:p>1.68512778</text:p>
          </table:table-cell>
          <table:table-cell office:value-type="float" office:value="0.917909555" calcext:value-type="float">
            <text:p>0.917909555</text:p>
          </table:table-cell>
          <table:table-cell office:value-type="float" office:value="1.13490583" calcext:value-type="float">
            <text:p>1.13490583</text:p>
          </table:table-cell>
          <table:table-cell office:value-type="float" office:value="0.926646714" calcext:value-type="float">
            <text:p>0.926646714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78.851577" calcext:value-type="float">
            <text:p>178.851577</text:p>
          </table:table-cell>
          <table:table-cell office:value-type="float" office:value="57.8184729" calcext:value-type="float">
            <text:p>57.8184729</text:p>
          </table:table-cell>
          <table:table-cell office:value-type="float" office:value="1.71159638" calcext:value-type="float">
            <text:p>1.71159638</text:p>
          </table:table-cell>
          <table:table-cell office:value-type="float" office:value="0.870842895" calcext:value-type="float">
            <text:p>0.870842895</text:p>
          </table:table-cell>
          <table:table-cell office:value-type="float" office:value="2.0200801" calcext:value-type="float">
            <text:p>2.0200801</text:p>
          </table:table-cell>
          <table:table-cell office:value-type="float" office:value="1.649388515" calcext:value-type="float">
            <text:p>1.649388515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78.786255" calcext:value-type="float">
            <text:p>178.786255</text:p>
          </table:table-cell>
          <table:table-cell office:value-type="float" office:value="57.7216147" calcext:value-type="float">
            <text:p>57.7216147</text:p>
          </table:table-cell>
          <table:table-cell office:value-type="float" office:value="1.70605745" calcext:value-type="float">
            <text:p>1.70605745</text:p>
          </table:table-cell>
          <table:table-cell office:value-type="float" office:value="0.864218134" calcext:value-type="float">
            <text:p>0.864218134</text:p>
          </table:table-cell>
          <table:table-cell office:value-type="float" office:value="1.295885383" calcext:value-type="float">
            <text:p>1.295885383</text:p>
          </table:table-cell>
          <table:table-cell office:value-type="float" office:value="1.058086005" calcext:value-type="float">
            <text:p>1.05808600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78.524578" calcext:value-type="float">
            <text:p>178.524578</text:p>
          </table:table-cell>
          <table:table-cell office:value-type="float" office:value="57.9022067" calcext:value-type="float">
            <text:p>57.9022067</text:p>
          </table:table-cell>
          <table:table-cell office:value-type="float" office:value="1.68132051" calcext:value-type="float">
            <text:p>1.68132051</text:p>
          </table:table-cell>
          <table:table-cell office:value-type="float" office:value="0.858199247" calcext:value-type="float">
            <text:p>0.858199247</text:p>
          </table:table-cell>
          <table:table-cell office:value-type="float" office:value="1.210640925" calcext:value-type="float">
            <text:p>1.210640925</text:p>
          </table:table-cell>
          <table:table-cell office:value-type="float" office:value="0.988484174" calcext:value-type="float">
            <text:p>0.98848417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78.081943" calcext:value-type="float">
            <text:p>178.081943</text:p>
          </table:table-cell>
          <table:table-cell office:value-type="float" office:value="57.8193075" calcext:value-type="float">
            <text:p>57.8193075</text:p>
          </table:table-cell>
          <table:table-cell office:value-type="float" office:value="1.66867647" calcext:value-type="float">
            <text:p>1.66867647</text:p>
          </table:table-cell>
          <table:table-cell office:value-type="float" office:value="0.857181649" calcext:value-type="float">
            <text:p>0.857181649</text:p>
          </table:table-cell>
          <table:table-cell office:value-type="float" office:value="0.90850932" calcext:value-type="float">
            <text:p>0.90850932</text:p>
          </table:table-cell>
          <table:table-cell office:value-type="float" office:value="0.741794753" calcext:value-type="float">
            <text:p>0.741794753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78.233382" calcext:value-type="float">
            <text:p>178.233382</text:p>
          </table:table-cell>
          <table:table-cell office:value-type="float" office:value="57.5729125" calcext:value-type="float">
            <text:p>57.5729125</text:p>
          </table:table-cell>
          <table:table-cell office:value-type="float" office:value="1.64669167" calcext:value-type="float">
            <text:p>1.64669167</text:p>
          </table:table-cell>
          <table:table-cell office:value-type="float" office:value="0.840207584" calcext:value-type="float">
            <text:p>0.840207584</text:p>
          </table:table-cell>
          <table:table-cell office:value-type="float" office:value="1.52579733" calcext:value-type="float">
            <text:p>1.52579733</text:p>
          </table:table-cell>
          <table:table-cell office:value-type="float" office:value="1.24580833" calcext:value-type="float">
            <text:p>1.24580833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77.955755" calcext:value-type="float">
            <text:p>177.955755</text:p>
          </table:table-cell>
          <table:table-cell office:value-type="float" office:value="57.6520166" calcext:value-type="float">
            <text:p>57.6520166</text:p>
          </table:table-cell>
          <table:table-cell office:value-type="float" office:value="1.65436038" calcext:value-type="float">
            <text:p>1.65436038</text:p>
          </table:table-cell>
          <table:table-cell office:value-type="float" office:value="0.85318937" calcext:value-type="float">
            <text:p>0.85318937</text:p>
          </table:table-cell>
          <table:table-cell office:value-type="float" office:value="1.101899851" calcext:value-type="float">
            <text:p>1.101899851</text:p>
          </table:table-cell>
          <table:table-cell office:value-type="float" office:value="0.899697422" calcext:value-type="float">
            <text:p>0.899697422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78.021909" calcext:value-type="float">
            <text:p>178.021909</text:p>
          </table:table-cell>
          <table:table-cell office:value-type="float" office:value="57.3352559" calcext:value-type="float">
            <text:p>57.3352559</text:p>
          </table:table-cell>
          <table:table-cell office:value-type="float" office:value="1.63382028" calcext:value-type="float">
            <text:p>1.63382028</text:p>
          </table:table-cell>
          <table:table-cell office:value-type="float" office:value="0.860074736" calcext:value-type="float">
            <text:p>0.860074736</text:p>
          </table:table-cell>
          <table:table-cell office:value-type="float" office:value="1.47103784" calcext:value-type="float">
            <text:p>1.47103784</text:p>
          </table:table-cell>
          <table:table-cell office:value-type="float" office:value="1.20109736" calcext:value-type="float">
            <text:p>1.2010973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77.283226" calcext:value-type="float">
            <text:p>177.283226</text:p>
          </table:table-cell>
          <table:table-cell office:value-type="float" office:value="57.5222287" calcext:value-type="float">
            <text:p>57.5222287</text:p>
          </table:table-cell>
          <table:table-cell office:value-type="float" office:value="1.64323532" calcext:value-type="float">
            <text:p>1.64323532</text:p>
          </table:table-cell>
          <table:table-cell office:value-type="float" office:value="0.856787964" calcext:value-type="float">
            <text:p>0.856787964</text:p>
          </table:table-cell>
          <table:table-cell office:value-type="float" office:value="1.016640992" calcext:value-type="float">
            <text:p>1.016640992</text:p>
          </table:table-cell>
          <table:table-cell office:value-type="float" office:value="0.830083893" calcext:value-type="float">
            <text:p>0.83008389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77.597943" calcext:value-type="float">
            <text:p>177.597943</text:p>
          </table:table-cell>
          <table:table-cell office:value-type="float" office:value="57.0983848" calcext:value-type="float">
            <text:p>57.0983848</text:p>
          </table:table-cell>
          <table:table-cell office:value-type="float" office:value="1.66646713" calcext:value-type="float">
            <text:p>1.66646713</text:p>
          </table:table-cell>
          <table:table-cell office:value-type="float" office:value="0.856581072" calcext:value-type="float">
            <text:p>0.856581072</text:p>
          </table:table-cell>
          <table:table-cell office:value-type="float" office:value="1.860085848" calcext:value-type="float">
            <text:p>1.860085848</text:p>
          </table:table-cell>
          <table:table-cell office:value-type="float" office:value="1.51875372" calcext:value-type="float">
            <text:p>1.51875372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76.472857" calcext:value-type="float">
            <text:p>176.472857</text:p>
          </table:table-cell>
          <table:table-cell office:value-type="float" office:value="57.0334178" calcext:value-type="float">
            <text:p>57.0334178</text:p>
          </table:table-cell>
          <table:table-cell office:value-type="float" office:value="1.67727197" calcext:value-type="float">
            <text:p>1.67727197</text:p>
          </table:table-cell>
          <table:table-cell office:value-type="float" office:value="0.84627563" calcext:value-type="float">
            <text:p>0.84627563</text:p>
          </table:table-cell>
          <table:table-cell office:value-type="float" office:value="1.11802691" calcext:value-type="float">
            <text:p>1.11802691</text:p>
          </table:table-cell>
          <table:table-cell office:value-type="float" office:value="0.912865116" calcext:value-type="float">
            <text:p>0.91286511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76.980929" calcext:value-type="float">
            <text:p>176.980929</text:p>
          </table:table-cell>
          <table:table-cell office:value-type="float" office:value="56.4788137" calcext:value-type="float">
            <text:p>56.4788137</text:p>
          </table:table-cell>
          <table:table-cell office:value-type="float" office:value="1.698788775" calcext:value-type="float">
            <text:p>1.698788775</text:p>
          </table:table-cell>
          <table:table-cell office:value-type="float" office:value="0.868056328" calcext:value-type="float">
            <text:p>0.868056328</text:p>
          </table:table-cell>
          <table:table-cell office:value-type="float" office:value="2.217296426" calcext:value-type="float">
            <text:p>2.217296426</text:p>
          </table:table-cell>
          <table:table-cell office:value-type="float" office:value="1.810414917" calcext:value-type="float">
            <text:p>1.810414917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75.551043" calcext:value-type="float">
            <text:p>175.551043</text:p>
          </table:table-cell>
          <table:table-cell office:value-type="float" office:value="56.619939" calcext:value-type="float">
            <text:p>56.619939</text:p>
          </table:table-cell>
          <table:table-cell office:value-type="float" office:value="1.688968095" calcext:value-type="float">
            <text:p>1.688968095</text:p>
          </table:table-cell>
          <table:table-cell office:value-type="float" office:value="0.847647061" calcext:value-type="float">
            <text:p>0.847647061</text:p>
          </table:table-cell>
          <table:table-cell office:value-type="float" office:value="1.50187048" calcext:value-type="float">
            <text:p>1.50187048</text:p>
          </table:table-cell>
          <table:table-cell office:value-type="float" office:value="1.22627213" calcext:value-type="float">
            <text:p>1.2262721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76.26222" calcext:value-type="float">
            <text:p>176.26222</text:p>
          </table:table-cell>
          <table:table-cell office:value-type="float" office:value="56.2450311" calcext:value-type="float">
            <text:p>56.2450311</text:p>
          </table:table-cell>
          <table:table-cell office:value-type="float" office:value="1.74845747" calcext:value-type="float">
            <text:p>1.74845747</text:p>
          </table:table-cell>
          <table:table-cell office:value-type="float" office:value="0.914099731" calcext:value-type="float">
            <text:p>0.914099731</text:p>
          </table:table-cell>
          <table:table-cell office:value-type="float" office:value="2.20437115" calcext:value-type="float">
            <text:p>2.20437115</text:p>
          </table:table-cell>
          <table:table-cell office:value-type="float" office:value="1.799861526" calcext:value-type="float">
            <text:p>1.79986152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75.765478" calcext:value-type="float">
            <text:p>175.765478</text:p>
          </table:table-cell>
          <table:table-cell office:value-type="float" office:value="56.8711021" calcext:value-type="float">
            <text:p>56.8711021</text:p>
          </table:table-cell>
          <table:table-cell office:value-type="float" office:value="1.73539365" calcext:value-type="float">
            <text:p>1.73539365</text:p>
          </table:table-cell>
          <table:table-cell office:value-type="float" office:value="0.912846228" calcext:value-type="float">
            <text:p>0.912846228</text:p>
          </table:table-cell>
          <table:table-cell office:value-type="float" office:value="1.3936528" calcext:value-type="float">
            <text:p>1.3936528</text:p>
          </table:table-cell>
          <table:table-cell office:value-type="float" office:value="1.13791274" calcext:value-type="float">
            <text:p>1.13791274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75.932365" calcext:value-type="float">
            <text:p>175.932365</text:p>
          </table:table-cell>
          <table:table-cell office:value-type="float" office:value="56.3882131" calcext:value-type="float">
            <text:p>56.3882131</text:p>
          </table:table-cell>
          <table:table-cell office:value-type="float" office:value="1.78262545" calcext:value-type="float">
            <text:p>1.78262545</text:p>
          </table:table-cell>
          <table:table-cell office:value-type="float" office:value="0.929194458" calcext:value-type="float">
            <text:p>0.929194458</text:p>
          </table:table-cell>
          <table:table-cell office:value-type="float" office:value="2.116525464" calcext:value-type="float">
            <text:p>2.116525464</text:p>
          </table:table-cell>
          <table:table-cell office:value-type="float" office:value="1.728135818" calcext:value-type="float">
            <text:p>1.72813581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75.881203" calcext:value-type="float">
            <text:p>175.881203</text:p>
          </table:table-cell>
          <table:table-cell office:value-type="float" office:value="57.3735943" calcext:value-type="float">
            <text:p>57.3735943</text:p>
          </table:table-cell>
          <table:table-cell office:value-type="float" office:value="1.77424798" calcext:value-type="float">
            <text:p>1.77424798</text:p>
          </table:table-cell>
          <table:table-cell office:value-type="float" office:value="0.939328166" calcext:value-type="float">
            <text:p>0.939328166</text:p>
          </table:table-cell>
          <table:table-cell office:value-type="float" office:value="1.3400141" calcext:value-type="float">
            <text:p>1.3400141</text:p>
          </table:table-cell>
          <table:table-cell office:value-type="float" office:value="1.09411694" calcext:value-type="float">
            <text:p>1.09411694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76.447962" calcext:value-type="float">
            <text:p>176.447962</text:p>
          </table:table-cell>
          <table:table-cell office:value-type="float" office:value="57.1328318" calcext:value-type="float">
            <text:p>57.1328318</text:p>
          </table:table-cell>
          <table:table-cell office:value-type="float" office:value="1.77947526" calcext:value-type="float">
            <text:p>1.77947526</text:p>
          </table:table-cell>
          <table:table-cell office:value-type="float" office:value="0.93658398" calcext:value-type="float">
            <text:p>0.93658398</text:p>
          </table:table-cell>
          <table:table-cell office:value-type="float" office:value="1.83419597" calcext:value-type="float">
            <text:p>1.83419597</text:p>
          </table:table-cell>
          <table:table-cell office:value-type="float" office:value="1.497614701" calcext:value-type="float">
            <text:p>1.49761470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76.720249" calcext:value-type="float">
            <text:p>176.720249</text:p>
          </table:table-cell>
          <table:table-cell office:value-type="float" office:value="58.0415193" calcext:value-type="float">
            <text:p>58.0415193</text:p>
          </table:table-cell>
          <table:table-cell office:value-type="float" office:value="1.78499367" calcext:value-type="float">
            <text:p>1.78499367</text:p>
          </table:table-cell>
          <table:table-cell office:value-type="float" office:value="0.946484854" calcext:value-type="float">
            <text:p>0.946484854</text:p>
          </table:table-cell>
          <table:table-cell office:value-type="float" office:value="0.99423354" calcext:value-type="float">
            <text:p>0.99423354</text:p>
          </table:table-cell>
          <table:table-cell office:value-type="float" office:value="0.8117883" calcext:value-type="float">
            <text:p>0.8117883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77.293739" calcext:value-type="float">
            <text:p>177.293739</text:p>
          </table:table-cell>
          <table:table-cell office:value-type="float" office:value="57.667866" calcext:value-type="float">
            <text:p>57.667866</text:p>
          </table:table-cell>
          <table:table-cell office:value-type="float" office:value="1.74313077" calcext:value-type="float">
            <text:p>1.74313077</text:p>
          </table:table-cell>
          <table:table-cell office:value-type="float" office:value="0.882399959" calcext:value-type="float">
            <text:p>0.882399959</text:p>
          </table:table-cell>
          <table:table-cell office:value-type="float" office:value="1.98386202" calcext:value-type="float">
            <text:p>1.98386202</text:p>
          </table:table-cell>
          <table:table-cell office:value-type="float" office:value="1.619816528" calcext:value-type="float">
            <text:p>1.61981652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77.774195" calcext:value-type="float">
            <text:p>177.774195</text:p>
          </table:table-cell>
          <table:table-cell office:value-type="float" office:value="58.3912444" calcext:value-type="float">
            <text:p>58.3912444</text:p>
          </table:table-cell>
          <table:table-cell office:value-type="float" office:value="1.750492854" calcext:value-type="float">
            <text:p>1.750492854</text:p>
          </table:table-cell>
          <table:table-cell office:value-type="float" office:value="0.884279555" calcext:value-type="float">
            <text:p>0.884279555</text:p>
          </table:table-cell>
          <table:table-cell office:value-type="float" office:value="0.76054538" calcext:value-type="float">
            <text:p>0.76054538</text:p>
          </table:table-cell>
          <table:table-cell office:value-type="float" office:value="0.620982701" calcext:value-type="float">
            <text:p>0.620982701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78.868812" calcext:value-type="float">
            <text:p>178.868812</text:p>
          </table:table-cell>
          <table:table-cell office:value-type="float" office:value="58.4786172" calcext:value-type="float">
            <text:p>58.4786172</text:p>
          </table:table-cell>
          <table:table-cell office:value-type="float" office:value="1.716987324" calcext:value-type="float">
            <text:p>1.716987324</text:p>
          </table:table-cell>
          <table:table-cell office:value-type="float" office:value="0.873225697" calcext:value-type="float">
            <text:p>0.873225697</text:p>
          </table:table-cell>
          <table:table-cell office:value-type="float" office:value="2.281446793" calcext:value-type="float">
            <text:p>2.281446793</text:p>
          </table:table-cell>
          <table:table-cell office:value-type="float" office:value="1.862793462" calcext:value-type="float">
            <text:p>1.862793462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79.031564" calcext:value-type="float">
            <text:p>179.031564</text:p>
          </table:table-cell>
          <table:table-cell office:value-type="float" office:value="58.8729998" calcext:value-type="float">
            <text:p>58.8729998</text:p>
          </table:table-cell>
          <table:table-cell office:value-type="float" office:value="1.71334599" calcext:value-type="float">
            <text:p>1.71334599</text:p>
          </table:table-cell>
          <table:table-cell office:value-type="float" office:value="0.863142759" calcext:value-type="float">
            <text:p>0.863142759</text:p>
          </table:table-cell>
          <table:table-cell office:value-type="float" office:value="0.54910236" calcext:value-type="float">
            <text:p>0.54910236</text:p>
          </table:table-cell>
          <table:table-cell office:value-type="float" office:value="0.448340205" calcext:value-type="float">
            <text:p>0.44834020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80.786101" calcext:value-type="float">
            <text:p>180.786101</text:p>
          </table:table-cell>
          <table:table-cell office:value-type="float" office:value="59.4820806" calcext:value-type="float">
            <text:p>59.4820806</text:p>
          </table:table-cell>
          <table:table-cell office:value-type="float" office:value="1.76432978" calcext:value-type="float">
            <text:p>1.76432978</text:p>
          </table:table-cell>
          <table:table-cell office:value-type="float" office:value="0.880508543" calcext:value-type="float">
            <text:p>0.880508543</text:p>
          </table:table-cell>
          <table:table-cell office:value-type="float" office:value="2.079503118" calcext:value-type="float">
            <text:p>2.079503118</text:p>
          </table:table-cell>
          <table:table-cell office:value-type="float" office:value="1.697907118" calcext:value-type="float">
            <text:p>1.69790711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80.27929" calcext:value-type="float">
            <text:p>180.27929</text:p>
          </table:table-cell>
          <table:table-cell office:value-type="float" office:value="59.3253203" calcext:value-type="float">
            <text:p>59.3253203</text:p>
          </table:table-cell>
          <table:table-cell office:value-type="float" office:value="1.75558005" calcext:value-type="float">
            <text:p>1.75558005</text:p>
          </table:table-cell>
          <table:table-cell office:value-type="float" office:value="0.891124978" calcext:value-type="float">
            <text:p>0.891124978</text:p>
          </table:table-cell>
          <table:table-cell office:value-type="float" office:value="0.82591269" calcext:value-type="float">
            <text:p>0.82591269</text:p>
          </table:table-cell>
          <table:table-cell office:value-type="float" office:value="0.674354894" calcext:value-type="float">
            <text:p>0.674354894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82.249956" calcext:value-type="float">
            <text:p>182.249956</text:p>
          </table:table-cell>
          <table:table-cell office:value-type="float" office:value="60.0424219" calcext:value-type="float">
            <text:p>60.0424219</text:p>
          </table:table-cell>
          <table:table-cell office:value-type="float" office:value="1.69017123" calcext:value-type="float">
            <text:p>1.69017123</text:p>
          </table:table-cell>
          <table:table-cell office:value-type="float" office:value="0.896864663" calcext:value-type="float">
            <text:p>0.896864663</text:p>
          </table:table-cell>
          <table:table-cell office:value-type="float" office:value="2.37208474" calcext:value-type="float">
            <text:p>2.37208474</text:p>
          </table:table-cell>
          <table:table-cell office:value-type="float" office:value="1.93679906" calcext:value-type="float">
            <text:p>1.93679906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81.803121" calcext:value-type="float">
            <text:p>181.803121</text:p>
          </table:table-cell>
          <table:table-cell office:value-type="float" office:value="59.6903779" calcext:value-type="float">
            <text:p>59.6903779</text:p>
          </table:table-cell>
          <table:table-cell office:value-type="float" office:value="1.63661874" calcext:value-type="float">
            <text:p>1.63661874</text:p>
          </table:table-cell>
          <table:table-cell office:value-type="float" office:value="0.918835295" calcext:value-type="float">
            <text:p>0.918835295</text:p>
          </table:table-cell>
          <table:table-cell office:value-type="float" office:value="0.93412295" calcext:value-type="float">
            <text:p>0.93412295</text:p>
          </table:table-cell>
          <table:table-cell office:value-type="float" office:value="0.7627082" calcext:value-type="float">
            <text:p>0.7627082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82.299277" calcext:value-type="float">
            <text:p>182.299277</text:p>
          </table:table-cell>
          <table:table-cell office:value-type="float" office:value="59.8441939" calcext:value-type="float">
            <text:p>59.8441939</text:p>
          </table:table-cell>
          <table:table-cell office:value-type="float" office:value="1.66177318" calcext:value-type="float">
            <text:p>1.66177318</text:p>
          </table:table-cell>
          <table:table-cell office:value-type="float" office:value="0.883266604" calcext:value-type="float">
            <text:p>0.883266604</text:p>
          </table:table-cell>
          <table:table-cell office:value-type="float" office:value="2.00017082" calcext:value-type="float">
            <text:p>2.00017082</text:p>
          </table:table-cell>
          <table:table-cell office:value-type="float" office:value="1.63313264" calcext:value-type="float">
            <text:p>1.63313264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81.818559" calcext:value-type="float">
            <text:p>181.818559</text:p>
          </table:table-cell>
          <table:table-cell office:value-type="float" office:value="59.4539391" calcext:value-type="float">
            <text:p>59.4539391</text:p>
          </table:table-cell>
          <table:table-cell office:value-type="float" office:value="1.73730584" calcext:value-type="float">
            <text:p>1.73730584</text:p>
          </table:table-cell>
          <table:table-cell office:value-type="float" office:value="0.834870002" calcext:value-type="float">
            <text:p>0.834870002</text:p>
          </table:table-cell>
          <table:table-cell office:value-type="float" office:value="1.34245341" calcext:value-type="float">
            <text:p>1.34245341</text:p>
          </table:table-cell>
          <table:table-cell office:value-type="float" office:value="1.09610856" calcext:value-type="float">
            <text:p>1.09610856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81.567695" calcext:value-type="float">
            <text:p>181.567695</text:p>
          </table:table-cell>
          <table:table-cell office:value-type="float" office:value="59.7320478" calcext:value-type="float">
            <text:p>59.7320478</text:p>
          </table:table-cell>
          <table:table-cell office:value-type="float" office:value="1.7238126" calcext:value-type="float">
            <text:p>1.7238126</text:p>
          </table:table-cell>
          <table:table-cell office:value-type="float" office:value="0.794098781" calcext:value-type="float">
            <text:p>0.794098781</text:p>
          </table:table-cell>
          <table:table-cell office:value-type="float" office:value="2.01911898" calcext:value-type="float">
            <text:p>2.01911898</text:p>
          </table:table-cell>
          <table:table-cell office:value-type="float" office:value="1.648603746" calcext:value-type="float">
            <text:p>1.64860374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81.163086" calcext:value-type="float">
            <text:p>181.163086</text:p>
          </table:table-cell>
          <table:table-cell office:value-type="float" office:value="59.3276312" calcext:value-type="float">
            <text:p>59.3276312</text:p>
          </table:table-cell>
          <table:table-cell office:value-type="float" office:value="1.71965982" calcext:value-type="float">
            <text:p>1.71965982</text:p>
          </table:table-cell>
          <table:table-cell office:value-type="float" office:value="0.758090899" calcext:value-type="float">
            <text:p>0.758090899</text:p>
          </table:table-cell>
          <table:table-cell office:value-type="float" office:value="1.42807782" calcext:value-type="float">
            <text:p>1.42807782</text:p>
          </table:table-cell>
          <table:table-cell office:value-type="float" office:value="1.1660207" calcext:value-type="float">
            <text:p>1.1660207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81.419466" calcext:value-type="float">
            <text:p>181.419466</text:p>
          </table:table-cell>
          <table:table-cell office:value-type="float" office:value="59.9024355" calcext:value-type="float">
            <text:p>59.9024355</text:p>
          </table:table-cell>
          <table:table-cell office:value-type="float" office:value="1.65255408" calcext:value-type="float">
            <text:p>1.65255408</text:p>
          </table:table-cell>
          <table:table-cell office:value-type="float" office:value="0.741224373" calcext:value-type="float">
            <text:p>0.741224373</text:p>
          </table:table-cell>
          <table:table-cell office:value-type="float" office:value="2.62775537" calcext:value-type="float">
            <text:p>2.62775537</text:p>
          </table:table-cell>
          <table:table-cell office:value-type="float" office:value="2.14555325" calcext:value-type="float">
            <text:p>2.1455532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81.706779" calcext:value-type="float">
            <text:p>181.706779</text:p>
          </table:table-cell>
          <table:table-cell office:value-type="float" office:value="59.5026706" calcext:value-type="float">
            <text:p>59.5026706</text:p>
          </table:table-cell>
          <table:table-cell office:value-type="float" office:value="1.66172237" calcext:value-type="float">
            <text:p>1.66172237</text:p>
          </table:table-cell>
          <table:table-cell office:value-type="float" office:value="0.748988436" calcext:value-type="float">
            <text:p>0.748988436</text:p>
          </table:table-cell>
          <table:table-cell office:value-type="float" office:value="0.943014954" calcext:value-type="float">
            <text:p>0.943014954</text:p>
          </table:table-cell>
          <table:table-cell office:value-type="float" office:value="0.769968516" calcext:value-type="float">
            <text:p>0.76996851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82.306344" calcext:value-type="float">
            <text:p>182.306344</text:p>
          </table:table-cell>
          <table:table-cell office:value-type="float" office:value="60.5607652" calcext:value-type="float">
            <text:p>60.5607652</text:p>
          </table:table-cell>
          <table:table-cell office:value-type="float" office:value="1.67501966" calcext:value-type="float">
            <text:p>1.67501966</text:p>
          </table:table-cell>
          <table:table-cell office:value-type="float" office:value="0.770673366" calcext:value-type="float">
            <text:p>0.770673366</text:p>
          </table:table-cell>
          <table:table-cell office:value-type="float" office:value="2.98792037" calcext:value-type="float">
            <text:p>2.98792037</text:p>
          </table:table-cell>
          <table:table-cell office:value-type="float" office:value="2.43962679" calcext:value-type="float">
            <text:p>2.43962679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83.007019" calcext:value-type="float">
            <text:p>183.007019</text:p>
          </table:table-cell>
          <table:table-cell office:value-type="float" office:value="60.4064697" calcext:value-type="float">
            <text:p>60.4064697</text:p>
          </table:table-cell>
          <table:table-cell office:value-type="float" office:value="1.67514756" calcext:value-type="float">
            <text:p>1.67514756</text:p>
          </table:table-cell>
          <table:table-cell office:value-type="float" office:value="0.763878846" calcext:value-type="float">
            <text:p>0.763878846</text:p>
          </table:table-cell>
          <table:table-cell office:value-type="float" office:value="0.669815958" calcext:value-type="float">
            <text:p>0.669815958</text:p>
          </table:table-cell>
          <table:table-cell office:value-type="float" office:value="0.546902465" calcext:value-type="float">
            <text:p>0.54690246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84.035956" calcext:value-type="float">
            <text:p>184.035956</text:p>
          </table:table-cell>
          <table:table-cell office:value-type="float" office:value="61.5596796" calcext:value-type="float">
            <text:p>61.5596796</text:p>
          </table:table-cell>
          <table:table-cell office:value-type="float" office:value="1.7217379" calcext:value-type="float">
            <text:p>1.7217379</text:p>
          </table:table-cell>
          <table:table-cell office:value-type="float" office:value="0.838014249" calcext:value-type="float">
            <text:p>0.838014249</text:p>
          </table:table-cell>
          <table:table-cell office:value-type="float" office:value="3.28419843" calcext:value-type="float">
            <text:p>3.28419843</text:p>
          </table:table-cell>
          <table:table-cell office:value-type="float" office:value="2.68153672" calcext:value-type="float">
            <text:p>2.68153672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85.152945" calcext:value-type="float">
            <text:p>185.152945</text:p>
          </table:table-cell>
          <table:table-cell office:value-type="float" office:value="61.8260111" calcext:value-type="float">
            <text:p>61.8260111</text:p>
          </table:table-cell>
          <table:table-cell office:value-type="float" office:value="1.72315274" calcext:value-type="float">
            <text:p>1.72315274</text:p>
          </table:table-cell>
          <table:table-cell office:value-type="float" office:value="0.842994434" calcext:value-type="float">
            <text:p>0.842994434</text:p>
          </table:table-cell>
          <table:table-cell office:value-type="float" office:value="1.04377174" calcext:value-type="float">
            <text:p>1.04377174</text:p>
          </table:table-cell>
          <table:table-cell office:value-type="float" office:value="0.85223607" calcext:value-type="float">
            <text:p>0.85223607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86.232514" calcext:value-type="float">
            <text:p>186.232514</text:p>
          </table:table-cell>
          <table:table-cell office:value-type="float" office:value="62.3244115" calcext:value-type="float">
            <text:p>62.3244115</text:p>
          </table:table-cell>
          <table:table-cell office:value-type="float" office:value="1.74005021" calcext:value-type="float">
            <text:p>1.74005021</text:p>
          </table:table-cell>
          <table:table-cell office:value-type="float" office:value="0.847329083" calcext:value-type="float">
            <text:p>0.847329083</text:p>
          </table:table-cell>
          <table:table-cell office:value-type="float" office:value="2.89584778" calcext:value-type="float">
            <text:p>2.89584778</text:p>
          </table:table-cell>
          <table:table-cell office:value-type="float" office:value="2.36444986" calcext:value-type="float">
            <text:p>2.3644498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86.339991" calcext:value-type="float">
            <text:p>186.339991</text:p>
          </table:table-cell>
          <table:table-cell office:value-type="float" office:value="62.0056865" calcext:value-type="float">
            <text:p>62.0056865</text:p>
          </table:table-cell>
          <table:table-cell office:value-type="float" office:value="1.7348947" calcext:value-type="float">
            <text:p>1.7348947</text:p>
          </table:table-cell>
          <table:table-cell office:value-type="float" office:value="0.869132548" calcext:value-type="float">
            <text:p>0.869132548</text:p>
          </table:table-cell>
          <table:table-cell office:value-type="float" office:value="0.5556113" calcext:value-type="float">
            <text:p>0.5556113</text:p>
          </table:table-cell>
          <table:table-cell office:value-type="float" office:value="0.45365471" calcext:value-type="float">
            <text:p>0.45365471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86.939478" calcext:value-type="float">
            <text:p>186.939478</text:p>
          </table:table-cell>
          <table:table-cell office:value-type="float" office:value="62.8225763" calcext:value-type="float">
            <text:p>62.8225763</text:p>
          </table:table-cell>
          <table:table-cell office:value-type="float" office:value="1.70143945" calcext:value-type="float">
            <text:p>1.70143945</text:p>
          </table:table-cell>
          <table:table-cell office:value-type="float" office:value="0.914064525" calcext:value-type="float">
            <text:p>0.914064525</text:p>
          </table:table-cell>
          <table:table-cell office:value-type="float" office:value="2.85306903" calcext:value-type="float">
            <text:p>2.85306903</text:p>
          </table:table-cell>
          <table:table-cell office:value-type="float" office:value="2.3295211" calcext:value-type="float">
            <text:p>2.329521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87.321737" calcext:value-type="float">
            <text:p>187.321737</text:p>
          </table:table-cell>
          <table:table-cell office:value-type="float" office:value="62.9245138" calcext:value-type="float">
            <text:p>62.9245138</text:p>
          </table:table-cell>
          <table:table-cell office:value-type="float" office:value="1.70306494" calcext:value-type="float">
            <text:p>1.70306494</text:p>
          </table:table-cell>
          <table:table-cell office:value-type="float" office:value="0.919698989" calcext:value-type="float">
            <text:p>0.919698989</text:p>
          </table:table-cell>
          <table:table-cell office:value-type="float" office:value="0.8236045" calcext:value-type="float">
            <text:p>0.8236045</text:p>
          </table:table-cell>
          <table:table-cell office:value-type="float" office:value="0.67247023" calcext:value-type="float">
            <text:p>0.67247023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86.80999" calcext:value-type="float">
            <text:p>186.80999</text:p>
          </table:table-cell>
          <table:table-cell office:value-type="float" office:value="63.1234203" calcext:value-type="float">
            <text:p>63.1234203</text:p>
          </table:table-cell>
          <table:table-cell office:value-type="float" office:value="1.69597068" calcext:value-type="float">
            <text:p>1.69597068</text:p>
          </table:table-cell>
          <table:table-cell office:value-type="float" office:value="0.898621058" calcext:value-type="float">
            <text:p>0.898621058</text:p>
          </table:table-cell>
          <table:table-cell office:value-type="float" office:value="2.50812528" calcext:value-type="float">
            <text:p>2.50812528</text:p>
          </table:table-cell>
          <table:table-cell office:value-type="float" office:value="2.047875717" calcext:value-type="float">
            <text:p>2.047875717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87.073398" calcext:value-type="float">
            <text:p>187.073398</text:p>
          </table:table-cell>
          <table:table-cell office:value-type="float" office:value="63.2591945" calcext:value-type="float">
            <text:p>63.2591945</text:p>
          </table:table-cell>
          <table:table-cell office:value-type="float" office:value="1.68748097" calcext:value-type="float">
            <text:p>1.68748097</text:p>
          </table:table-cell>
          <table:table-cell office:value-type="float" office:value="0.8972143" calcext:value-type="float">
            <text:p>0.8972143</text:p>
          </table:table-cell>
          <table:table-cell office:value-type="float" office:value="0.861754686" calcext:value-type="float">
            <text:p>0.861754686</text:p>
          </table:table-cell>
          <table:table-cell office:value-type="float" office:value="0.70361972" calcext:value-type="float">
            <text:p>0.7036197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85.855325" calcext:value-type="float">
            <text:p>185.855325</text:p>
          </table:table-cell>
          <table:table-cell office:value-type="float" office:value="63.2631025" calcext:value-type="float">
            <text:p>63.2631025</text:p>
          </table:table-cell>
          <table:table-cell office:value-type="float" office:value="1.64305599" calcext:value-type="float">
            <text:p>1.64305599</text:p>
          </table:table-cell>
          <table:table-cell office:value-type="float" office:value="0.862262115" calcext:value-type="float">
            <text:p>0.862262115</text:p>
          </table:table-cell>
          <table:table-cell office:value-type="float" office:value="2.395180694" calcext:value-type="float">
            <text:p>2.395180694</text:p>
          </table:table-cell>
          <table:table-cell office:value-type="float" office:value="1.955656844" calcext:value-type="float">
            <text:p>1.95565684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86.482156" calcext:value-type="float">
            <text:p>186.482156</text:p>
          </table:table-cell>
          <table:table-cell office:value-type="float" office:value="63.2534171" calcext:value-type="float">
            <text:p>63.2534171</text:p>
          </table:table-cell>
          <table:table-cell office:value-type="float" office:value="1.61682083" calcext:value-type="float">
            <text:p>1.61682083</text:p>
          </table:table-cell>
          <table:table-cell office:value-type="float" office:value="0.84570988" calcext:value-type="float">
            <text:p>0.84570988</text:p>
          </table:table-cell>
          <table:table-cell office:value-type="float" office:value="1.25639015" calcext:value-type="float">
            <text:p>1.25639015</text:p>
          </table:table-cell>
          <table:table-cell office:value-type="float" office:value="1.02583827" calcext:value-type="float">
            <text:p>1.02583827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86.028275" calcext:value-type="float">
            <text:p>186.028275</text:p>
          </table:table-cell>
          <table:table-cell office:value-type="float" office:value="62.7071871" calcext:value-type="float">
            <text:p>62.7071871</text:p>
          </table:table-cell>
          <table:table-cell office:value-type="float" office:value="1.59803626" calcext:value-type="float">
            <text:p>1.59803626</text:p>
          </table:table-cell>
          <table:table-cell office:value-type="float" office:value="0.868109594" calcext:value-type="float">
            <text:p>0.868109594</text:p>
          </table:table-cell>
          <table:table-cell office:value-type="float" office:value="1.88090256" calcext:value-type="float">
            <text:p>1.88090256</text:p>
          </table:table-cell>
          <table:table-cell office:value-type="float" office:value="1.53575049" calcext:value-type="float">
            <text:p>1.53575049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86.795789" calcext:value-type="float">
            <text:p>186.795789</text:p>
          </table:table-cell>
          <table:table-cell office:value-type="float" office:value="62.8342826" calcext:value-type="float">
            <text:p>62.8342826</text:p>
          </table:table-cell>
          <table:table-cell office:value-type="float" office:value="1.61937191" calcext:value-type="float">
            <text:p>1.61937191</text:p>
          </table:table-cell>
          <table:table-cell office:value-type="float" office:value="0.895665114" calcext:value-type="float">
            <text:p>0.895665114</text:p>
          </table:table-cell>
          <table:table-cell office:value-type="float" office:value="1.16282233" calcext:value-type="float">
            <text:p>1.16282233</text:p>
          </table:table-cell>
          <table:table-cell office:value-type="float" office:value="0.94944045" calcext:value-type="float">
            <text:p>0.9494404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87.421072" calcext:value-type="float">
            <text:p>187.421072</text:p>
          </table:table-cell>
          <table:table-cell office:value-type="float" office:value="62.7230016" calcext:value-type="float">
            <text:p>62.7230016</text:p>
          </table:table-cell>
          <table:table-cell office:value-type="float" office:value="1.57214345" calcext:value-type="float">
            <text:p>1.57214345</text:p>
          </table:table-cell>
          <table:table-cell office:value-type="float" office:value="0.902551525" calcext:value-type="float">
            <text:p>0.902551525</text:p>
          </table:table-cell>
          <table:table-cell office:value-type="float" office:value="1.73314705" calcext:value-type="float">
            <text:p>1.73314705</text:p>
          </table:table-cell>
          <table:table-cell office:value-type="float" office:value="1.41510865" calcext:value-type="float">
            <text:p>1.4151086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87.747172" calcext:value-type="float">
            <text:p>187.747172</text:p>
          </table:table-cell>
          <table:table-cell office:value-type="float" office:value="62.8324057" calcext:value-type="float">
            <text:p>62.8324057</text:p>
          </table:table-cell>
          <table:table-cell office:value-type="float" office:value="1.55075484" calcext:value-type="float">
            <text:p>1.55075484</text:p>
          </table:table-cell>
          <table:table-cell office:value-type="float" office:value="0.878379775" calcext:value-type="float">
            <text:p>0.878379775</text:p>
          </table:table-cell>
          <table:table-cell office:value-type="float" office:value="0.93331616" calcext:value-type="float">
            <text:p>0.93331616</text:p>
          </table:table-cell>
          <table:table-cell office:value-type="float" office:value="0.76204947" calcext:value-type="float">
            <text:p>0.76204947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88.464096" calcext:value-type="float">
            <text:p>188.464096</text:p>
          </table:table-cell>
          <table:table-cell office:value-type="float" office:value="63.4168408" calcext:value-type="float">
            <text:p>63.4168408</text:p>
          </table:table-cell>
          <table:table-cell office:value-type="float" office:value="1.51066878" calcext:value-type="float">
            <text:p>1.51066878</text:p>
          </table:table-cell>
          <table:table-cell office:value-type="float" office:value="0.849265468" calcext:value-type="float">
            <text:p>0.849265468</text:p>
          </table:table-cell>
          <table:table-cell office:value-type="float" office:value="1.753813155" calcext:value-type="float">
            <text:p>1.753813155</text:p>
          </table:table-cell>
          <table:table-cell office:value-type="float" office:value="1.431982453" calcext:value-type="float">
            <text:p>1.431982453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88.741704" calcext:value-type="float">
            <text:p>188.741704</text:p>
          </table:table-cell>
          <table:table-cell office:value-type="float" office:value="63.4901063" calcext:value-type="float">
            <text:p>63.4901063</text:p>
          </table:table-cell>
          <table:table-cell office:value-type="float" office:value="1.491602605" calcext:value-type="float">
            <text:p>1.491602605</text:p>
          </table:table-cell>
          <table:table-cell office:value-type="float" office:value="0.859899898" calcext:value-type="float">
            <text:p>0.859899898</text:p>
          </table:table-cell>
          <table:table-cell office:value-type="float" office:value="0.79973915" calcext:value-type="float">
            <text:p>0.79973915</text:p>
          </table:table-cell>
          <table:table-cell office:value-type="float" office:value="0.652984287" calcext:value-type="float">
            <text:p>0.652984287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89.424881" calcext:value-type="float">
            <text:p>189.424881</text:p>
          </table:table-cell>
          <table:table-cell office:value-type="float" office:value="64.2315634" calcext:value-type="float">
            <text:p>64.2315634</text:p>
          </table:table-cell>
          <table:table-cell office:value-type="float" office:value="1.451871141" calcext:value-type="float">
            <text:p>1.451871141</text:p>
          </table:table-cell>
          <table:table-cell office:value-type="float" office:value="0.848921319" calcext:value-type="float">
            <text:p>0.848921319</text:p>
          </table:table-cell>
          <table:table-cell office:value-type="float" office:value="1.709822965" calcext:value-type="float">
            <text:p>1.709822965</text:p>
          </table:table-cell>
          <table:table-cell office:value-type="float" office:value="1.396064626" calcext:value-type="float">
            <text:p>1.396064626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90.535074" calcext:value-type="float">
            <text:p>190.535074</text:p>
          </table:table-cell>
          <table:table-cell office:value-type="float" office:value="64.3858452" calcext:value-type="float">
            <text:p>64.3858452</text:p>
          </table:table-cell>
          <table:table-cell office:value-type="float" office:value="1.440838003" calcext:value-type="float">
            <text:p>1.440838003</text:p>
          </table:table-cell>
          <table:table-cell office:value-type="float" office:value="0.824974787" calcext:value-type="float">
            <text:p>0.824974787</text:p>
          </table:table-cell>
          <table:table-cell office:value-type="float" office:value="1.26150859" calcext:value-type="float">
            <text:p>1.26150859</text:p>
          </table:table-cell>
          <table:table-cell office:value-type="float" office:value="1.030017456" calcext:value-type="float">
            <text:p>1.03001745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91.871271" calcext:value-type="float">
            <text:p>191.871271</text:p>
          </table:table-cell>
          <table:table-cell office:value-type="float" office:value="64.9600421" calcext:value-type="float">
            <text:p>64.9600421</text:p>
          </table:table-cell>
          <table:table-cell office:value-type="float" office:value="1.369735738" calcext:value-type="float">
            <text:p>1.369735738</text:p>
          </table:table-cell>
          <table:table-cell office:value-type="float" office:value="0.85380525" calcext:value-type="float">
            <text:p>0.85380525</text:p>
          </table:table-cell>
          <table:table-cell office:value-type="float" office:value="2.553939775" calcext:value-type="float">
            <text:p>2.553939775</text:p>
          </table:table-cell>
          <table:table-cell office:value-type="float" office:value="2.085283035" calcext:value-type="float">
            <text:p>2.08528303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92.438895" calcext:value-type="float">
            <text:p>192.438895</text:p>
          </table:table-cell>
          <table:table-cell office:value-type="float" office:value="64.8385352" calcext:value-type="float">
            <text:p>64.8385352</text:p>
          </table:table-cell>
          <table:table-cell office:value-type="float" office:value="1.394079608" calcext:value-type="float">
            <text:p>1.394079608</text:p>
          </table:table-cell>
          <table:table-cell office:value-type="float" office:value="0.863382509" calcext:value-type="float">
            <text:p>0.863382509</text:p>
          </table:table-cell>
          <table:table-cell office:value-type="float" office:value="0.630806033" calcext:value-type="float">
            <text:p>0.630806033</text:p>
          </table:table-cell>
          <table:table-cell office:value-type="float" office:value="0.515050972" calcext:value-type="float">
            <text:p>0.51505097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93.155573" calcext:value-type="float">
            <text:p>193.155573</text:p>
          </table:table-cell>
          <table:table-cell office:value-type="float" office:value="64.9413518" calcext:value-type="float">
            <text:p>64.9413518</text:p>
          </table:table-cell>
          <table:table-cell office:value-type="float" office:value="1.413445782" calcext:value-type="float">
            <text:p>1.413445782</text:p>
          </table:table-cell>
          <table:table-cell office:value-type="float" office:value="0.81817216" calcext:value-type="float">
            <text:p>0.81817216</text:p>
          </table:table-cell>
          <table:table-cell office:value-type="float" office:value="1.697562587" calcext:value-type="float">
            <text:p>1.697562587</text:p>
          </table:table-cell>
          <table:table-cell office:value-type="float" office:value="1.386054065" calcext:value-type="float">
            <text:p>1.38605406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93.859483" calcext:value-type="float">
            <text:p>193.859483</text:p>
          </table:table-cell>
          <table:table-cell office:value-type="float" office:value="64.8470398" calcext:value-type="float">
            <text:p>64.8470398</text:p>
          </table:table-cell>
          <table:table-cell office:value-type="float" office:value="1.418207152" calcext:value-type="float">
            <text:p>1.418207152</text:p>
          </table:table-cell>
          <table:table-cell office:value-type="float" office:value="0.8218836925" calcext:value-type="float">
            <text:p>0.8218836925</text:p>
          </table:table-cell>
          <table:table-cell office:value-type="float" office:value="1.24059048" calcext:value-type="float">
            <text:p>1.24059048</text:p>
          </table:table-cell>
          <table:table-cell office:value-type="float" office:value="1.012937877" calcext:value-type="float">
            <text:p>1.012937877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93.999469" calcext:value-type="float">
            <text:p>193.999469</text:p>
          </table:table-cell>
          <table:table-cell office:value-type="float" office:value="64.2982482" calcext:value-type="float">
            <text:p>64.2982482</text:p>
          </table:table-cell>
          <table:table-cell office:value-type="float" office:value="1.442005182" calcext:value-type="float">
            <text:p>1.442005182</text:p>
          </table:table-cell>
          <table:table-cell office:value-type="float" office:value="0.7905555225" calcext:value-type="float">
            <text:p>0.7905555225</text:p>
          </table:table-cell>
          <table:table-cell office:value-type="float" office:value="1.548816414" calcext:value-type="float">
            <text:p>1.548816414</text:p>
          </table:table-cell>
          <table:table-cell office:value-type="float" office:value="1.264603364" calcext:value-type="float">
            <text:p>1.264603364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94.407289" calcext:value-type="float">
            <text:p>194.407289</text:p>
          </table:table-cell>
          <table:table-cell office:value-type="float" office:value="64.2476835" calcext:value-type="float">
            <text:p>64.2476835</text:p>
          </table:table-cell>
          <table:table-cell office:value-type="float" office:value="1.444310991" calcext:value-type="float">
            <text:p>1.444310991</text:p>
          </table:table-cell>
          <table:table-cell office:value-type="float" office:value="0.76557312" calcext:value-type="float">
            <text:p>0.76557312</text:p>
          </table:table-cell>
          <table:table-cell office:value-type="float" office:value="1.57285954" calcext:value-type="float">
            <text:p>1.57285954</text:p>
          </table:table-cell>
          <table:table-cell office:value-type="float" office:value="1.28423442" calcext:value-type="float">
            <text:p>1.28423442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94.132029" calcext:value-type="float">
            <text:p>194.132029</text:p>
          </table:table-cell>
          <table:table-cell office:value-type="float" office:value="63.4243568" calcext:value-type="float">
            <text:p>63.4243568</text:p>
          </table:table-cell>
          <table:table-cell office:value-type="float" office:value="1.414436967" calcext:value-type="float">
            <text:p>1.414436967</text:p>
          </table:table-cell>
          <table:table-cell office:value-type="float" office:value="0.744216044" calcext:value-type="float">
            <text:p>0.744216044</text:p>
          </table:table-cell>
          <table:table-cell office:value-type="float" office:value="1.85413718" calcext:value-type="float">
            <text:p>1.85413718</text:p>
          </table:table-cell>
          <table:table-cell office:value-type="float" office:value="1.513896628" calcext:value-type="float">
            <text:p>1.51389662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93.681343" calcext:value-type="float">
            <text:p>193.681343</text:p>
          </table:table-cell>
          <table:table-cell office:value-type="float" office:value="63.1904011" calcext:value-type="float">
            <text:p>63.1904011</text:p>
          </table:table-cell>
          <table:table-cell office:value-type="float" office:value="1.413303045" calcext:value-type="float">
            <text:p>1.413303045</text:p>
          </table:table-cell>
          <table:table-cell office:value-type="float" office:value="0.716006581" calcext:value-type="float">
            <text:p>0.716006581</text:p>
          </table:table-cell>
          <table:table-cell office:value-type="float" office:value="1.69253889" calcext:value-type="float">
            <text:p>1.69253889</text:p>
          </table:table-cell>
          <table:table-cell office:value-type="float" office:value="1.38195217" calcext:value-type="float">
            <text:p>1.38195217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93.608747" calcext:value-type="float">
            <text:p>193.608747</text:p>
          </table:table-cell>
          <table:table-cell office:value-type="float" office:value="62.9338238" calcext:value-type="float">
            <text:p>62.9338238</text:p>
          </table:table-cell>
          <table:table-cell office:value-type="float" office:value="1.511025915" calcext:value-type="float">
            <text:p>1.511025915</text:p>
          </table:table-cell>
          <table:table-cell office:value-type="float" office:value="0.746962188" calcext:value-type="float">
            <text:p>0.746962188</text:p>
          </table:table-cell>
          <table:table-cell office:value-type="float" office:value="1.66528654" calcext:value-type="float">
            <text:p>1.66528654</text:p>
          </table:table-cell>
          <table:table-cell office:value-type="float" office:value="1.35970079" calcext:value-type="float">
            <text:p>1.35970079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92.548325" calcext:value-type="float">
            <text:p>192.548325</text:p>
          </table:table-cell>
          <table:table-cell office:value-type="float" office:value="62.6160896" calcext:value-type="float">
            <text:p>62.6160896</text:p>
          </table:table-cell>
          <table:table-cell office:value-type="float" office:value="1.510101564" calcext:value-type="float">
            <text:p>1.510101564</text:p>
          </table:table-cell>
          <table:table-cell office:value-type="float" office:value="0.747625448" calcext:value-type="float">
            <text:p>0.747625448</text:p>
          </table:table-cell>
          <table:table-cell office:value-type="float" office:value="1.63529735" calcext:value-type="float">
            <text:p>1.63529735</text:p>
          </table:table-cell>
          <table:table-cell office:value-type="float" office:value="1.33521479" calcext:value-type="float">
            <text:p>1.3352147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92.510702" calcext:value-type="float">
            <text:p>192.510702</text:p>
          </table:table-cell>
          <table:table-cell office:value-type="float" office:value="62.5363579" calcext:value-type="float">
            <text:p>62.5363579</text:p>
          </table:table-cell>
          <table:table-cell office:value-type="float" office:value="1.517632804" calcext:value-type="float">
            <text:p>1.517632804</text:p>
          </table:table-cell>
          <table:table-cell office:value-type="float" office:value="0.762874462" calcext:value-type="float">
            <text:p>0.762874462</text:p>
          </table:table-cell>
          <table:table-cell office:value-type="float" office:value="1.83257499" calcext:value-type="float">
            <text:p>1.83257499</text:p>
          </table:table-cell>
          <table:table-cell office:value-type="float" office:value="1.49629127" calcext:value-type="float">
            <text:p>1.49629127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91.451631" calcext:value-type="float">
            <text:p>191.451631</text:p>
          </table:table-cell>
          <table:table-cell office:value-type="float" office:value="62.5336322" calcext:value-type="float">
            <text:p>62.5336322</text:p>
          </table:table-cell>
          <table:table-cell office:value-type="float" office:value="1.536696411" calcext:value-type="float">
            <text:p>1.536696411</text:p>
          </table:table-cell>
          <table:table-cell office:value-type="float" office:value="0.810698432" calcext:value-type="float">
            <text:p>0.810698432</text:p>
          </table:table-cell>
          <table:table-cell office:value-type="float" office:value="1.14404618" calcext:value-type="float">
            <text:p>1.14404618</text:p>
          </table:table-cell>
          <table:table-cell office:value-type="float" office:value="0.934109812" calcext:value-type="float">
            <text:p>0.93410981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92.255437" calcext:value-type="float">
            <text:p>192.255437</text:p>
          </table:table-cell>
          <table:table-cell office:value-type="float" office:value="62.4058995" calcext:value-type="float">
            <text:p>62.4058995</text:p>
          </table:table-cell>
          <table:table-cell office:value-type="float" office:value="1.575565771" calcext:value-type="float">
            <text:p>1.575565771</text:p>
          </table:table-cell>
          <table:table-cell office:value-type="float" office:value="0.825879678" calcext:value-type="float">
            <text:p>0.825879678</text:p>
          </table:table-cell>
          <table:table-cell office:value-type="float" office:value="1.54575605" calcext:value-type="float">
            <text:p>1.54575605</text:p>
          </table:table-cell>
          <table:table-cell office:value-type="float" office:value="1.262104566" calcext:value-type="float">
            <text:p>1.26210456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91.68532" calcext:value-type="float">
            <text:p>191.68532</text:p>
          </table:table-cell>
          <table:table-cell office:value-type="float" office:value="62.6433334" calcext:value-type="float">
            <text:p>62.6433334</text:p>
          </table:table-cell>
          <table:table-cell office:value-type="float" office:value="1.553054395" calcext:value-type="float">
            <text:p>1.553054395</text:p>
          </table:table-cell>
          <table:table-cell office:value-type="float" office:value="0.839788214" calcext:value-type="float">
            <text:p>0.839788214</text:p>
          </table:table-cell>
          <table:table-cell office:value-type="float" office:value="0.875319527" calcext:value-type="float">
            <text:p>0.875319527</text:p>
          </table:table-cell>
          <table:table-cell office:value-type="float" office:value="0.714695383" calcext:value-type="float">
            <text:p>0.714695383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92.602516" calcext:value-type="float">
            <text:p>192.602516</text:p>
          </table:table-cell>
          <table:table-cell office:value-type="float" office:value="62.7488315" calcext:value-type="float">
            <text:p>62.7488315</text:p>
          </table:table-cell>
          <table:table-cell office:value-type="float" office:value="1.553127855" calcext:value-type="float">
            <text:p>1.553127855</text:p>
          </table:table-cell>
          <table:table-cell office:value-type="float" office:value="0.867981689" calcext:value-type="float">
            <text:p>0.867981689</text:p>
          </table:table-cell>
          <table:table-cell office:value-type="float" office:value="1.489353676" calcext:value-type="float">
            <text:p>1.489353676</text:p>
          </table:table-cell>
          <table:table-cell office:value-type="float" office:value="1.21605212" calcext:value-type="float">
            <text:p>1.21605212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92.313874" calcext:value-type="float">
            <text:p>192.313874</text:p>
          </table:table-cell>
          <table:table-cell office:value-type="float" office:value="63.0706247" calcext:value-type="float">
            <text:p>63.0706247</text:p>
          </table:table-cell>
          <table:table-cell office:value-type="float" office:value="1.587640121" calcext:value-type="float">
            <text:p>1.587640121</text:p>
          </table:table-cell>
          <table:table-cell office:value-type="float" office:value="0.851310151" calcext:value-type="float">
            <text:p>0.851310151</text:p>
          </table:table-cell>
          <table:table-cell office:value-type="float" office:value="1.226024275" calcext:value-type="float">
            <text:p>1.226024275</text:p>
          </table:table-cell>
          <table:table-cell office:value-type="float" office:value="1.001044656" calcext:value-type="float">
            <text:p>1.001044656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92.98205" calcext:value-type="float">
            <text:p>192.98205</text:p>
          </table:table-cell>
          <table:table-cell office:value-type="float" office:value="63.384515" calcext:value-type="float">
            <text:p>63.384515</text:p>
          </table:table-cell>
          <table:table-cell office:value-type="float" office:value="1.604990221" calcext:value-type="float">
            <text:p>1.604990221</text:p>
          </table:table-cell>
          <table:table-cell office:value-type="float" office:value="0.835384105" calcext:value-type="float">
            <text:p>0.835384105</text:p>
          </table:table-cell>
          <table:table-cell office:value-type="float" office:value="1.61500953" calcext:value-type="float">
            <text:p>1.61500953</text:p>
          </table:table-cell>
          <table:table-cell office:value-type="float" office:value="1.31864973" calcext:value-type="float">
            <text:p>1.31864973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92.742453" calcext:value-type="float">
            <text:p>192.742453</text:p>
          </table:table-cell>
          <table:table-cell office:value-type="float" office:value="63.5504577" calcext:value-type="float">
            <text:p>63.5504577</text:p>
          </table:table-cell>
          <table:table-cell office:value-type="float" office:value="1.620674739" calcext:value-type="float">
            <text:p>1.620674739</text:p>
          </table:table-cell>
          <table:table-cell office:value-type="float" office:value="0.7755999274" calcext:value-type="float">
            <text:p>0.7755999274</text:p>
          </table:table-cell>
          <table:table-cell office:value-type="float" office:value="1.3192996" calcext:value-type="float">
            <text:p>1.3192996</text:p>
          </table:table-cell>
          <table:table-cell office:value-type="float" office:value="1.077203626" calcext:value-type="float">
            <text:p>1.077203626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93.231692" calcext:value-type="float">
            <text:p>193.231692</text:p>
          </table:table-cell>
          <table:table-cell office:value-type="float" office:value="64.0221218" calcext:value-type="float">
            <text:p>64.0221218</text:p>
          </table:table-cell>
          <table:table-cell office:value-type="float" office:value="1.61953582" calcext:value-type="float">
            <text:p>1.61953582</text:p>
          </table:table-cell>
          <table:table-cell office:value-type="float" office:value="0.741342291" calcext:value-type="float">
            <text:p>0.741342291</text:p>
          </table:table-cell>
          <table:table-cell office:value-type="float" office:value="1.77375211" calcext:value-type="float">
            <text:p>1.77375211</text:p>
          </table:table-cell>
          <table:table-cell office:value-type="float" office:value="1.44826251" calcext:value-type="float">
            <text:p>1.4482625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93.513084" calcext:value-type="float">
            <text:p>193.513084</text:p>
          </table:table-cell>
          <table:table-cell office:value-type="float" office:value="63.9936351" calcext:value-type="float">
            <text:p>63.9936351</text:p>
          </table:table-cell>
          <table:table-cell office:value-type="float" office:value="1.58705437" calcext:value-type="float">
            <text:p>1.58705437</text:p>
          </table:table-cell>
          <table:table-cell office:value-type="float" office:value="0.740366634" calcext:value-type="float">
            <text:p>0.740366634</text:p>
          </table:table-cell>
          <table:table-cell office:value-type="float" office:value="1.06842538" calcext:value-type="float">
            <text:p>1.06842538</text:p>
          </table:table-cell>
          <table:table-cell office:value-type="float" office:value="0.87236568" calcext:value-type="float">
            <text:p>0.8723656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93.956926" calcext:value-type="float">
            <text:p>193.956926</text:p>
          </table:table-cell>
          <table:table-cell office:value-type="float" office:value="64.3244821" calcext:value-type="float">
            <text:p>64.3244821</text:p>
          </table:table-cell>
          <table:table-cell office:value-type="float" office:value="1.616411235" calcext:value-type="float">
            <text:p>1.616411235</text:p>
          </table:table-cell>
          <table:table-cell office:value-type="float" office:value="0.749188771" calcext:value-type="float">
            <text:p>0.749188771</text:p>
          </table:table-cell>
          <table:table-cell office:value-type="float" office:value="1.681115409" calcext:value-type="float">
            <text:p>1.681115409</text:p>
          </table:table-cell>
          <table:table-cell office:value-type="float" office:value="1.372625012" calcext:value-type="float">
            <text:p>1.372625012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94.069183" calcext:value-type="float">
            <text:p>194.069183</text:p>
          </table:table-cell>
          <table:table-cell office:value-type="float" office:value="64.1224047" calcext:value-type="float">
            <text:p>64.1224047</text:p>
          </table:table-cell>
          <table:table-cell office:value-type="float" office:value="1.541819475" calcext:value-type="float">
            <text:p>1.541819475</text:p>
          </table:table-cell>
          <table:table-cell office:value-type="float" office:value="0.744007156" calcext:value-type="float">
            <text:p>0.744007156</text:p>
          </table:table-cell>
          <table:table-cell office:value-type="float" office:value="0.939726342" calcext:value-type="float">
            <text:p>0.939726342</text:p>
          </table:table-cell>
          <table:table-cell office:value-type="float" office:value="0.767283298" calcext:value-type="float">
            <text:p>0.76728329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94.022022" calcext:value-type="float">
            <text:p>194.022022</text:p>
          </table:table-cell>
          <table:table-cell office:value-type="float" office:value="64.1152936" calcext:value-type="float">
            <text:p>64.1152936</text:p>
          </table:table-cell>
          <table:table-cell office:value-type="float" office:value="1.513559807" calcext:value-type="float">
            <text:p>1.513559807</text:p>
          </table:table-cell>
          <table:table-cell office:value-type="float" office:value="0.774155956" calcext:value-type="float">
            <text:p>0.774155956</text:p>
          </table:table-cell>
          <table:table-cell office:value-type="float" office:value="1.873818516" calcext:value-type="float">
            <text:p>1.873818516</text:p>
          </table:table-cell>
          <table:table-cell office:value-type="float" office:value="1.529966411" calcext:value-type="float">
            <text:p>1.52996641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94.20856" calcext:value-type="float">
            <text:p>194.20856</text:p>
          </table:table-cell>
          <table:table-cell office:value-type="float" office:value="64.0822956" calcext:value-type="float">
            <text:p>64.0822956</text:p>
          </table:table-cell>
          <table:table-cell office:value-type="float" office:value="1.555734847" calcext:value-type="float">
            <text:p>1.555734847</text:p>
          </table:table-cell>
          <table:table-cell office:value-type="float" office:value="0.790277678" calcext:value-type="float">
            <text:p>0.790277678</text:p>
          </table:table-cell>
          <table:table-cell office:value-type="float" office:value="0.837063505" calcext:value-type="float">
            <text:p>0.837063505</text:p>
          </table:table-cell>
          <table:table-cell office:value-type="float" office:value="0.683459478" calcext:value-type="float">
            <text:p>0.68345947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93.544983" calcext:value-type="float">
            <text:p>193.544983</text:p>
          </table:table-cell>
          <table:table-cell office:value-type="float" office:value="63.1965943" calcext:value-type="float">
            <text:p>63.1965943</text:p>
          </table:table-cell>
          <table:table-cell office:value-type="float" office:value="1.529223109" calcext:value-type="float">
            <text:p>1.529223109</text:p>
          </table:table-cell>
          <table:table-cell office:value-type="float" office:value="0.8071232476" calcext:value-type="float">
            <text:p>0.8071232476</text:p>
          </table:table-cell>
          <table:table-cell office:value-type="float" office:value="2.50941413" calcext:value-type="float">
            <text:p>2.50941413</text:p>
          </table:table-cell>
          <table:table-cell office:value-type="float" office:value="2.048928036" calcext:value-type="float">
            <text:p>2.048928036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94.1087" calcext:value-type="float">
            <text:p>194.1087</text:p>
          </table:table-cell>
          <table:table-cell office:value-type="float" office:value="63.8348999" calcext:value-type="float">
            <text:p>63.8348999</text:p>
          </table:table-cell>
          <table:table-cell office:value-type="float" office:value="1.485125599" calcext:value-type="float">
            <text:p>1.485125599</text:p>
          </table:table-cell>
          <table:table-cell office:value-type="float" office:value="0.7940191446" calcext:value-type="float">
            <text:p>0.7940191446</text:p>
          </table:table-cell>
          <table:table-cell office:value-type="float" office:value="1.39156262" calcext:value-type="float">
            <text:p>1.39156262</text:p>
          </table:table-cell>
          <table:table-cell office:value-type="float" office:value="1.136206122" calcext:value-type="float">
            <text:p>1.136206122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94.076024" calcext:value-type="float">
            <text:p>194.076024</text:p>
          </table:table-cell>
          <table:table-cell office:value-type="float" office:value="63.2742812" calcext:value-type="float">
            <text:p>63.2742812</text:p>
          </table:table-cell>
          <table:table-cell office:value-type="float" office:value="1.493459589" calcext:value-type="float">
            <text:p>1.493459589</text:p>
          </table:table-cell>
          <table:table-cell office:value-type="float" office:value="0.74684745" calcext:value-type="float">
            <text:p>0.74684745</text:p>
          </table:table-cell>
          <table:table-cell office:value-type="float" office:value="2.248621953" calcext:value-type="float">
            <text:p>2.248621953</text:p>
          </table:table-cell>
          <table:table-cell office:value-type="float" office:value="1.835992165" calcext:value-type="float">
            <text:p>1.835992165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94.849032" calcext:value-type="float">
            <text:p>194.849032</text:p>
          </table:table-cell>
          <table:table-cell office:value-type="float" office:value="63.8757241" calcext:value-type="float">
            <text:p>63.8757241</text:p>
          </table:table-cell>
          <table:table-cell office:value-type="float" office:value="1.477568239" calcext:value-type="float">
            <text:p>1.477568239</text:p>
          </table:table-cell>
          <table:table-cell office:value-type="float" office:value="0.717255526" calcext:value-type="float">
            <text:p>0.717255526</text:p>
          </table:table-cell>
          <table:table-cell office:value-type="float" office:value="1.15944677" calcext:value-type="float">
            <text:p>1.15944677</text:p>
          </table:table-cell>
          <table:table-cell office:value-type="float" office:value="0.946684372" calcext:value-type="float">
            <text:p>0.946684372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95.053229" calcext:value-type="float">
            <text:p>195.053229</text:p>
          </table:table-cell>
          <table:table-cell office:value-type="float" office:value="63.586168" calcext:value-type="float">
            <text:p>63.586168</text:p>
          </table:table-cell>
          <table:table-cell office:value-type="float" office:value="1.458184552" calcext:value-type="float">
            <text:p>1.458184552</text:p>
          </table:table-cell>
          <table:table-cell office:value-type="float" office:value="0.704750308" calcext:value-type="float">
            <text:p>0.704750308</text:p>
          </table:table-cell>
          <table:table-cell office:value-type="float" office:value="2.053581593" calcext:value-type="float">
            <text:p>2.053581593</text:p>
          </table:table-cell>
          <table:table-cell office:value-type="float" office:value="1.676742368" calcext:value-type="float">
            <text:p>1.67674236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95.909634" calcext:value-type="float">
            <text:p>195.909634</text:p>
          </table:table-cell>
          <table:table-cell office:value-type="float" office:value="64.1713945" calcext:value-type="float">
            <text:p>64.1713945</text:p>
          </table:table-cell>
          <table:table-cell office:value-type="float" office:value="1.431618438" calcext:value-type="float">
            <text:p>1.431618438</text:p>
          </table:table-cell>
          <table:table-cell office:value-type="float" office:value="0.68372186" calcext:value-type="float">
            <text:p>0.68372186</text:p>
          </table:table-cell>
          <table:table-cell office:value-type="float" office:value="1.17499557" calcext:value-type="float">
            <text:p>1.17499557</text:p>
          </table:table-cell>
          <table:table-cell office:value-type="float" office:value="0.95937987" calcext:value-type="float">
            <text:p>0.9593798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96.534385" calcext:value-type="float">
            <text:p>196.534385</text:p>
          </table:table-cell>
          <table:table-cell office:value-type="float" office:value="64.4783486" calcext:value-type="float">
            <text:p>64.4783486</text:p>
          </table:table-cell>
          <table:table-cell office:value-type="float" office:value="1.433403711" calcext:value-type="float">
            <text:p>1.433403711</text:p>
          </table:table-cell>
          <table:table-cell office:value-type="float" office:value="0.679749611" calcext:value-type="float">
            <text:p>0.679749611</text:p>
          </table:table-cell>
          <table:table-cell office:value-type="float" office:value="1.93293314" calcext:value-type="float">
            <text:p>1.93293314</text:p>
          </table:table-cell>
          <table:table-cell office:value-type="float" office:value="1.57823333" calcext:value-type="float">
            <text:p>1.5782333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97.371407" calcext:value-type="float">
            <text:p>197.371407</text:p>
          </table:table-cell>
          <table:table-cell office:value-type="float" office:value="64.7636046" calcext:value-type="float">
            <text:p>64.7636046</text:p>
          </table:table-cell>
          <table:table-cell office:value-type="float" office:value="1.454097721" calcext:value-type="float">
            <text:p>1.454097721</text:p>
          </table:table-cell>
          <table:table-cell office:value-type="float" office:value="0.682045199" calcext:value-type="float">
            <text:p>0.682045199</text:p>
          </table:table-cell>
          <table:table-cell office:value-type="float" office:value="0.89318177" calcext:value-type="float">
            <text:p>0.89318177</text:p>
          </table:table-cell>
          <table:table-cell office:value-type="float" office:value="0.72927984" calcext:value-type="float">
            <text:p>0.72927984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97.369343" calcext:value-type="float">
            <text:p>197.369343</text:p>
          </table:table-cell>
          <table:table-cell office:value-type="float" office:value="65.3362199" calcext:value-type="float">
            <text:p>65.3362199</text:p>
          </table:table-cell>
          <table:table-cell office:value-type="float" office:value="1.393347786" calcext:value-type="float">
            <text:p>1.393347786</text:p>
          </table:table-cell>
          <table:table-cell office:value-type="float" office:value="0.67138956" calcext:value-type="float">
            <text:p>0.67138956</text:p>
          </table:table-cell>
          <table:table-cell office:value-type="float" office:value="2.118710427" calcext:value-type="float">
            <text:p>2.118710427</text:p>
          </table:table-cell>
          <table:table-cell office:value-type="float" office:value="1.729919758" calcext:value-type="float">
            <text:p>1.72991975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98.027776" calcext:value-type="float">
            <text:p>198.027776</text:p>
          </table:table-cell>
          <table:table-cell office:value-type="float" office:value="65.7463277" calcext:value-type="float">
            <text:p>65.7463277</text:p>
          </table:table-cell>
          <table:table-cell office:value-type="float" office:value="1.383176976" calcext:value-type="float">
            <text:p>1.383176976</text:p>
          </table:table-cell>
          <table:table-cell office:value-type="float" office:value="0.693170341" calcext:value-type="float">
            <text:p>0.693170341</text:p>
          </table:table-cell>
          <table:table-cell office:value-type="float" office:value="0.98586314" calcext:value-type="float">
            <text:p>0.98586314</text:p>
          </table:table-cell>
          <table:table-cell office:value-type="float" office:value="0.804953875" calcext:value-type="float">
            <text:p>0.804953875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96.82356" calcext:value-type="float">
            <text:p>196.82356</text:p>
          </table:table-cell>
          <table:table-cell office:value-type="float" office:value="65.4153317" calcext:value-type="float">
            <text:p>65.4153317</text:p>
          </table:table-cell>
          <table:table-cell office:value-type="float" office:value="1.365122286" calcext:value-type="float">
            <text:p>1.365122286</text:p>
          </table:table-cell>
          <table:table-cell office:value-type="float" office:value="0.697411028" calcext:value-type="float">
            <text:p>0.697411028</text:p>
          </table:table-cell>
          <table:table-cell office:value-type="float" office:value="1.88632224" calcext:value-type="float">
            <text:p>1.88632224</text:p>
          </table:table-cell>
          <table:table-cell office:value-type="float" office:value="1.540175653" calcext:value-type="float">
            <text:p>1.540175653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97.302024" calcext:value-type="float">
            <text:p>197.302024</text:p>
          </table:table-cell>
          <table:table-cell office:value-type="float" office:value="65.7000877" calcext:value-type="float">
            <text:p>65.7000877</text:p>
          </table:table-cell>
          <table:table-cell office:value-type="float" office:value="1.371728236" calcext:value-type="float">
            <text:p>1.371728236</text:p>
          </table:table-cell>
          <table:table-cell office:value-type="float" office:value="0.668359092" calcext:value-type="float">
            <text:p>0.668359092</text:p>
          </table:table-cell>
          <table:table-cell office:value-type="float" office:value="0.81787749" calcext:value-type="float">
            <text:p>0.81787749</text:p>
          </table:table-cell>
          <table:table-cell office:value-type="float" office:value="0.66779418" calcext:value-type="float">
            <text:p>0.6677941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95.941354" calcext:value-type="float">
            <text:p>195.941354</text:p>
          </table:table-cell>
          <table:table-cell office:value-type="float" office:value="65.3164951" calcext:value-type="float">
            <text:p>65.3164951</text:p>
          </table:table-cell>
          <table:table-cell office:value-type="float" office:value="1.372088582" calcext:value-type="float">
            <text:p>1.372088582</text:p>
          </table:table-cell>
          <table:table-cell office:value-type="float" office:value="0.655564296" calcext:value-type="float">
            <text:p>0.655564296</text:p>
          </table:table-cell>
          <table:table-cell office:value-type="float" office:value="1.79906018" calcext:value-type="float">
            <text:p>1.79906018</text:p>
          </table:table-cell>
          <table:table-cell office:value-type="float" office:value="1.468926491" calcext:value-type="float">
            <text:p>1.46892649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95.963412" calcext:value-type="float">
            <text:p>195.963412</text:p>
          </table:table-cell>
          <table:table-cell office:value-type="float" office:value="65.383894" calcext:value-type="float">
            <text:p>65.383894</text:p>
          </table:table-cell>
          <table:table-cell office:value-type="float" office:value="1.375521402" calcext:value-type="float">
            <text:p>1.375521402</text:p>
          </table:table-cell>
          <table:table-cell office:value-type="float" office:value="0.671155278" calcext:value-type="float">
            <text:p>0.671155278</text:p>
          </table:table-cell>
          <table:table-cell office:value-type="float" office:value="0.531245266" calcext:value-type="float">
            <text:p>0.531245266</text:p>
          </table:table-cell>
          <table:table-cell office:value-type="float" office:value="0.433759951" calcext:value-type="float">
            <text:p>0.43375995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95.850569" calcext:value-type="float">
            <text:p>195.850569</text:p>
          </table:table-cell>
          <table:table-cell office:value-type="float" office:value="65.3744948" calcext:value-type="float">
            <text:p>65.3744948</text:p>
          </table:table-cell>
          <table:table-cell office:value-type="float" office:value="1.383815167" calcext:value-type="float">
            <text:p>1.383815167</text:p>
          </table:table-cell>
          <table:table-cell office:value-type="float" office:value="0.656589162" calcext:value-type="float">
            <text:p>0.656589162</text:p>
          </table:table-cell>
          <table:table-cell office:value-type="float" office:value="1.49787752" calcext:value-type="float">
            <text:p>1.49787752</text:p>
          </table:table-cell>
          <table:table-cell office:value-type="float" office:value="1.22301185" calcext:value-type="float">
            <text:p>1.2230118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95.403615" calcext:value-type="float">
            <text:p>195.403615</text:p>
          </table:table-cell>
          <table:table-cell office:value-type="float" office:value="65.5501491" calcext:value-type="float">
            <text:p>65.5501491</text:p>
          </table:table-cell>
          <table:table-cell office:value-type="float" office:value="1.361890433" calcext:value-type="float">
            <text:p>1.361890433</text:p>
          </table:table-cell>
          <table:table-cell office:value-type="float" office:value="0.640771968" calcext:value-type="float">
            <text:p>0.640771968</text:p>
          </table:table-cell>
          <table:table-cell office:value-type="float" office:value="0.98825072" calcext:value-type="float">
            <text:p>0.98825072</text:p>
          </table:table-cell>
          <table:table-cell office:value-type="float" office:value="0.80690335" calcext:value-type="float">
            <text:p>0.8069033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94.870761" calcext:value-type="float">
            <text:p>194.870761</text:p>
          </table:table-cell>
          <table:table-cell office:value-type="float" office:value="65.0944846" calcext:value-type="float">
            <text:p>65.0944846</text:p>
          </table:table-cell>
          <table:table-cell office:value-type="float" office:value="1.35178103" calcext:value-type="float">
            <text:p>1.35178103</text:p>
          </table:table-cell>
          <table:table-cell office:value-type="float" office:value="0.649933464" calcext:value-type="float">
            <text:p>0.649933464</text:p>
          </table:table-cell>
          <table:table-cell office:value-type="float" office:value="2.053555062" calcext:value-type="float">
            <text:p>2.053555062</text:p>
          </table:table-cell>
          <table:table-cell office:value-type="float" office:value="1.67672068" calcext:value-type="float">
            <text:p>1.67672068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94.761091" calcext:value-type="float">
            <text:p>194.761091</text:p>
          </table:table-cell>
          <table:table-cell office:value-type="float" office:value="65.7385716" calcext:value-type="float">
            <text:p>65.7385716</text:p>
          </table:table-cell>
          <table:table-cell office:value-type="float" office:value="1.334338232" calcext:value-type="float">
            <text:p>1.334338232</text:p>
          </table:table-cell>
          <table:table-cell office:value-type="float" office:value="0.643825667" calcext:value-type="float">
            <text:p>0.643825667</text:p>
          </table:table-cell>
          <table:table-cell office:value-type="float" office:value="1.180750864" calcext:value-type="float">
            <text:p>1.180750864</text:p>
          </table:table-cell>
          <table:table-cell office:value-type="float" office:value="0.964079053" calcext:value-type="float">
            <text:p>0.96407905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94.280211" calcext:value-type="float">
            <text:p>194.280211</text:p>
          </table:table-cell>
          <table:table-cell office:value-type="float" office:value="65.3921317" calcext:value-type="float">
            <text:p>65.3921317</text:p>
          </table:table-cell>
          <table:table-cell office:value-type="float" office:value="1.423406797" calcext:value-type="float">
            <text:p>1.423406797</text:p>
          </table:table-cell>
          <table:table-cell office:value-type="float" office:value="0.685534523" calcext:value-type="float">
            <text:p>0.685534523</text:p>
          </table:table-cell>
          <table:table-cell office:value-type="float" office:value="1.55114971" calcext:value-type="float">
            <text:p>1.55114971</text:p>
          </table:table-cell>
          <table:table-cell office:value-type="float" office:value="1.26650841" calcext:value-type="float">
            <text:p>1.2665084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94.51497" calcext:value-type="float">
            <text:p>194.51497</text:p>
          </table:table-cell>
          <table:table-cell office:value-type="float" office:value="66.2637541" calcext:value-type="float">
            <text:p>66.2637541</text:p>
          </table:table-cell>
          <table:table-cell office:value-type="float" office:value="1.406012482" calcext:value-type="float">
            <text:p>1.406012482</text:p>
          </table:table-cell>
          <table:table-cell office:value-type="float" office:value="0.700971387" calcext:value-type="float">
            <text:p>0.700971387</text:p>
          </table:table-cell>
          <table:table-cell office:value-type="float" office:value="1.592219966" calcext:value-type="float">
            <text:p>1.592219966</text:p>
          </table:table-cell>
          <table:table-cell office:value-type="float" office:value="1.30004219" calcext:value-type="float">
            <text:p>1.30004219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94.157563" calcext:value-type="float">
            <text:p>194.157563</text:p>
          </table:table-cell>
          <table:table-cell office:value-type="float" office:value="65.8754919" calcext:value-type="float">
            <text:p>65.8754919</text:p>
          </table:table-cell>
          <table:table-cell office:value-type="float" office:value="1.358549281" calcext:value-type="float">
            <text:p>1.358549281</text:p>
          </table:table-cell>
          <table:table-cell office:value-type="float" office:value="0.76504632" calcext:value-type="float">
            <text:p>0.76504632</text:p>
          </table:table-cell>
          <table:table-cell office:value-type="float" office:value="0.967361749" calcext:value-type="float">
            <text:p>0.967361749</text:p>
          </table:table-cell>
          <table:table-cell office:value-type="float" office:value="0.789847586" calcext:value-type="float">
            <text:p>0.789847586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94.484997" calcext:value-type="float">
            <text:p>194.484997</text:p>
          </table:table-cell>
          <table:table-cell office:value-type="float" office:value="66.5735045" calcext:value-type="float">
            <text:p>66.5735045</text:p>
          </table:table-cell>
          <table:table-cell office:value-type="float" office:value="1.366448471" calcext:value-type="float">
            <text:p>1.366448471</text:p>
          </table:table-cell>
          <table:table-cell office:value-type="float" office:value="0.775943903" calcext:value-type="float">
            <text:p>0.775943903</text:p>
          </table:table-cell>
          <table:table-cell office:value-type="float" office:value="2.392721185" calcext:value-type="float">
            <text:p>2.392721185</text:p>
          </table:table-cell>
          <table:table-cell office:value-type="float" office:value="1.953648754" calcext:value-type="float">
            <text:p>1.953648754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93.995473" calcext:value-type="float">
            <text:p>193.995473</text:p>
          </table:table-cell>
          <table:table-cell office:value-type="float" office:value="66.4249794" calcext:value-type="float">
            <text:p>66.4249794</text:p>
          </table:table-cell>
          <table:table-cell office:value-type="float" office:value="1.365398685" calcext:value-type="float">
            <text:p>1.365398685</text:p>
          </table:table-cell>
          <table:table-cell office:value-type="float" office:value="0.80762598" calcext:value-type="float">
            <text:p>0.80762598</text:p>
          </table:table-cell>
          <table:table-cell office:value-type="float" office:value="0.813546161" calcext:value-type="float">
            <text:p>0.813546161</text:p>
          </table:table-cell>
          <table:table-cell office:value-type="float" office:value="0.664257642" calcext:value-type="float">
            <text:p>0.66425764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94.558724" calcext:value-type="float">
            <text:p>194.558724</text:p>
          </table:table-cell>
          <table:table-cell office:value-type="float" office:value="66.8927102" calcext:value-type="float">
            <text:p>66.8927102</text:p>
          </table:table-cell>
          <table:table-cell office:value-type="float" office:value="1.391255648" calcext:value-type="float">
            <text:p>1.391255648</text:p>
          </table:table-cell>
          <table:table-cell office:value-type="float" office:value="0.776691144" calcext:value-type="float">
            <text:p>0.776691144</text:p>
          </table:table-cell>
          <table:table-cell office:value-type="float" office:value="2.414133544" calcext:value-type="float">
            <text:p>2.414133544</text:p>
          </table:table-cell>
          <table:table-cell office:value-type="float" office:value="1.971131734" calcext:value-type="float">
            <text:p>1.971131734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94.402995" calcext:value-type="float">
            <text:p>194.402995</text:p>
          </table:table-cell>
          <table:table-cell office:value-type="float" office:value="66.8628478" calcext:value-type="float">
            <text:p>66.8628478</text:p>
          </table:table-cell>
          <table:table-cell office:value-type="float" office:value="1.40645582" calcext:value-type="float">
            <text:p>1.40645582</text:p>
          </table:table-cell>
          <table:table-cell office:value-type="float" office:value="0.794562904" calcext:value-type="float">
            <text:p>0.794562904</text:p>
          </table:table-cell>
          <table:table-cell office:value-type="float" office:value="1.11642972" calcext:value-type="float">
            <text:p>1.11642972</text:p>
          </table:table-cell>
          <table:table-cell office:value-type="float" office:value="0.911561004" calcext:value-type="float">
            <text:p>0.911561004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94.099103" calcext:value-type="float">
            <text:p>194.099103</text:p>
          </table:table-cell>
          <table:table-cell office:value-type="float" office:value="66.7560019" calcext:value-type="float">
            <text:p>66.7560019</text:p>
          </table:table-cell>
          <table:table-cell office:value-type="float" office:value="1.353633888" calcext:value-type="float">
            <text:p>1.353633888</text:p>
          </table:table-cell>
          <table:table-cell office:value-type="float" office:value="0.81320402" calcext:value-type="float">
            <text:p>0.81320402</text:p>
          </table:table-cell>
          <table:table-cell office:value-type="float" office:value="1.57519156" calcext:value-type="float">
            <text:p>1.57519156</text:p>
          </table:table-cell>
          <table:table-cell office:value-type="float" office:value="1.286138555" calcext:value-type="float">
            <text:p>1.28613855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95.645344" calcext:value-type="float">
            <text:p>195.645344</text:p>
          </table:table-cell>
          <table:table-cell office:value-type="float" office:value="67.5739649" calcext:value-type="float">
            <text:p>67.5739649</text:p>
          </table:table-cell>
          <table:table-cell office:value-type="float" office:value="1.323087112" calcext:value-type="float">
            <text:p>1.323087112</text:p>
          </table:table-cell>
          <table:table-cell office:value-type="float" office:value="0.809326046" calcext:value-type="float">
            <text:p>0.809326046</text:p>
          </table:table-cell>
          <table:table-cell office:value-type="float" office:value="2.574898357" calcext:value-type="float">
            <text:p>2.574898357</text:p>
          </table:table-cell>
          <table:table-cell office:value-type="float" office:value="2.102395786" calcext:value-type="float">
            <text:p>2.102395786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94.861467" calcext:value-type="float">
            <text:p>194.861467</text:p>
          </table:table-cell>
          <table:table-cell office:value-type="float" office:value="67.456308" calcext:value-type="float">
            <text:p>67.456308</text:p>
          </table:table-cell>
          <table:table-cell office:value-type="float" office:value="1.324067928" calcext:value-type="float">
            <text:p>1.324067928</text:p>
          </table:table-cell>
          <table:table-cell office:value-type="float" office:value="0.786899406" calcext:value-type="float">
            <text:p>0.786899406</text:p>
          </table:table-cell>
          <table:table-cell office:value-type="float" office:value="1.95180073" calcext:value-type="float">
            <text:p>1.95180073</text:p>
          </table:table-cell>
          <table:table-cell office:value-type="float" office:value="1.5936386" calcext:value-type="float">
            <text:p>1.593638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95.503785" calcext:value-type="float">
            <text:p>195.503785</text:p>
          </table:table-cell>
          <table:table-cell office:value-type="float" office:value="67.9390515" calcext:value-type="float">
            <text:p>67.9390515</text:p>
          </table:table-cell>
          <table:table-cell office:value-type="float" office:value="1.330313834" calcext:value-type="float">
            <text:p>1.330313834</text:p>
          </table:table-cell>
          <table:table-cell office:value-type="float" office:value="0.780640794" calcext:value-type="float">
            <text:p>0.780640794</text:p>
          </table:table-cell>
          <table:table-cell office:value-type="float" office:value="1.585695514" calcext:value-type="float">
            <text:p>1.585695514</text:p>
          </table:table-cell>
          <table:table-cell office:value-type="float" office:value="1.294714986" calcext:value-type="float">
            <text:p>1.294714986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94.680489" calcext:value-type="float">
            <text:p>194.680489</text:p>
          </table:table-cell>
          <table:table-cell office:value-type="float" office:value="67.8063077" calcext:value-type="float">
            <text:p>67.8063077</text:p>
          </table:table-cell>
          <table:table-cell office:value-type="float" office:value="1.275065252" calcext:value-type="float">
            <text:p>1.275065252</text:p>
          </table:table-cell>
          <table:table-cell office:value-type="float" office:value="0.730111861" calcext:value-type="float">
            <text:p>0.730111861</text:p>
          </table:table-cell>
          <table:table-cell office:value-type="float" office:value="2.26308898" calcext:value-type="float">
            <text:p>2.26308898</text:p>
          </table:table-cell>
          <table:table-cell office:value-type="float" office:value="1.84780434" calcext:value-type="float">
            <text:p>1.84780434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95.05788" calcext:value-type="float">
            <text:p>195.05788</text:p>
          </table:table-cell>
          <table:table-cell office:value-type="float" office:value="68.1647967" calcext:value-type="float">
            <text:p>68.1647967</text:p>
          </table:table-cell>
          <table:table-cell office:value-type="float" office:value="1.310589097" calcext:value-type="float">
            <text:p>1.310589097</text:p>
          </table:table-cell>
          <table:table-cell office:value-type="float" office:value="0.717833696" calcext:value-type="float">
            <text:p>0.717833696</text:p>
          </table:table-cell>
          <table:table-cell office:value-type="float" office:value="1.297234203" calcext:value-type="float">
            <text:p>1.297234203</text:p>
          </table:table-cell>
          <table:table-cell office:value-type="float" office:value="1.0591873" calcext:value-type="float">
            <text:p>1.0591873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94.785919" calcext:value-type="float">
            <text:p>194.785919</text:p>
          </table:table-cell>
          <table:table-cell office:value-type="float" office:value="68.0626339" calcext:value-type="float">
            <text:p>68.0626339</text:p>
          </table:table-cell>
          <table:table-cell office:value-type="float" office:value="1.339686122" calcext:value-type="float">
            <text:p>1.339686122</text:p>
          </table:table-cell>
          <table:table-cell office:value-type="float" office:value="0.698196844" calcext:value-type="float">
            <text:p>0.698196844</text:p>
          </table:table-cell>
          <table:table-cell office:value-type="float" office:value="1.94544364" calcext:value-type="float">
            <text:p>1.94544364</text:p>
          </table:table-cell>
          <table:table-cell office:value-type="float" office:value="1.58844801" calcext:value-type="float">
            <text:p>1.5884480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94.23495" calcext:value-type="float">
            <text:p>194.23495</text:p>
          </table:table-cell>
          <table:table-cell office:value-type="float" office:value="67.9977495" calcext:value-type="float">
            <text:p>67.9977495</text:p>
          </table:table-cell>
          <table:table-cell office:value-type="float" office:value="1.368892357" calcext:value-type="float">
            <text:p>1.368892357</text:p>
          </table:table-cell>
          <table:table-cell office:value-type="float" office:value="0.682777385" calcext:value-type="float">
            <text:p>0.682777385</text:p>
          </table:table-cell>
          <table:table-cell office:value-type="float" office:value="1.03053113" calcext:value-type="float">
            <text:p>1.03053113</text:p>
          </table:table-cell>
          <table:table-cell office:value-type="float" office:value="0.841425116" calcext:value-type="float">
            <text:p>0.841425116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94.714863" calcext:value-type="float">
            <text:p>194.714863</text:p>
          </table:table-cell>
          <table:table-cell office:value-type="float" office:value="68.080821" calcext:value-type="float">
            <text:p>68.080821</text:p>
          </table:table-cell>
          <table:table-cell office:value-type="float" office:value="1.337667658" calcext:value-type="float">
            <text:p>1.337667658</text:p>
          </table:table-cell>
          <table:table-cell office:value-type="float" office:value="0.632182003" calcext:value-type="float">
            <text:p>0.632182003</text:p>
          </table:table-cell>
          <table:table-cell office:value-type="float" office:value="2.46843423" calcext:value-type="float">
            <text:p>2.46843423</text:p>
          </table:table-cell>
          <table:table-cell office:value-type="float" office:value="2.01546814" calcext:value-type="float">
            <text:p>2.0154681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94.68012" calcext:value-type="float">
            <text:p>194.68012</text:p>
          </table:table-cell>
          <table:table-cell office:value-type="float" office:value="68.0543221" calcext:value-type="float">
            <text:p>68.0543221</text:p>
          </table:table-cell>
          <table:table-cell office:value-type="float" office:value="1.337935823" calcext:value-type="float">
            <text:p>1.337935823</text:p>
          </table:table-cell>
          <table:table-cell office:value-type="float" office:value="0.638727836" calcext:value-type="float">
            <text:p>0.638727836</text:p>
          </table:table-cell>
          <table:table-cell office:value-type="float" office:value="1.03716124" calcext:value-type="float">
            <text:p>1.03716124</text:p>
          </table:table-cell>
          <table:table-cell office:value-type="float" office:value="0.8468386" calcext:value-type="float">
            <text:p>0.8468386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95.343445" calcext:value-type="float">
            <text:p>195.343445</text:p>
          </table:table-cell>
          <table:table-cell office:value-type="float" office:value="68.2852557" calcext:value-type="float">
            <text:p>68.2852557</text:p>
          </table:table-cell>
          <table:table-cell office:value-type="float" office:value="1.403472965" calcext:value-type="float">
            <text:p>1.403472965</text:p>
          </table:table-cell>
          <table:table-cell office:value-type="float" office:value="0.693267184" calcext:value-type="float">
            <text:p>0.693267184</text:p>
          </table:table-cell>
          <table:table-cell office:value-type="float" office:value="1.48687541" calcext:value-type="float">
            <text:p>1.48687541</text:p>
          </table:table-cell>
          <table:table-cell office:value-type="float" office:value="1.21402866" calcext:value-type="float">
            <text:p>1.2140286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95.170614" calcext:value-type="float">
            <text:p>195.170614</text:p>
          </table:table-cell>
          <table:table-cell office:value-type="float" office:value="68.0209621" calcext:value-type="float">
            <text:p>68.0209621</text:p>
          </table:table-cell>
          <table:table-cell office:value-type="float" office:value="1.38168784" calcext:value-type="float">
            <text:p>1.38168784</text:p>
          </table:table-cell>
          <table:table-cell office:value-type="float" office:value="0.687067883" calcext:value-type="float">
            <text:p>0.687067883</text:p>
          </table:table-cell>
          <table:table-cell office:value-type="float" office:value="0.825661676" calcext:value-type="float">
            <text:p>0.825661676</text:p>
          </table:table-cell>
          <table:table-cell office:value-type="float" office:value="0.674149933" calcext:value-type="float">
            <text:p>0.674149933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95.432341" calcext:value-type="float">
            <text:p>195.432341</text:p>
          </table:table-cell>
          <table:table-cell office:value-type="float" office:value="67.9173395" calcext:value-type="float">
            <text:p>67.9173395</text:p>
          </table:table-cell>
          <table:table-cell office:value-type="float" office:value="1.38558357" calcext:value-type="float">
            <text:p>1.38558357</text:p>
          </table:table-cell>
          <table:table-cell office:value-type="float" office:value="0.690489716" calcext:value-type="float">
            <text:p>0.690489716</text:p>
          </table:table-cell>
          <table:table-cell office:value-type="float" office:value="1.85870942" calcext:value-type="float">
            <text:p>1.85870942</text:p>
          </table:table-cell>
          <table:table-cell office:value-type="float" office:value="1.517629837" calcext:value-type="float">
            <text:p>1.517629837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95.345216" calcext:value-type="float">
            <text:p>195.345216</text:p>
          </table:table-cell>
          <table:table-cell office:value-type="float" office:value="67.9450977" calcext:value-type="float">
            <text:p>67.9450977</text:p>
          </table:table-cell>
          <table:table-cell office:value-type="float" office:value="1.396272643" calcext:value-type="float">
            <text:p>1.396272643</text:p>
          </table:table-cell>
          <table:table-cell office:value-type="float" office:value="0.69112839" calcext:value-type="float">
            <text:p>0.69112839</text:p>
          </table:table-cell>
          <table:table-cell office:value-type="float" office:value="1.15740529" calcext:value-type="float">
            <text:p>1.15740529</text:p>
          </table:table-cell>
          <table:table-cell office:value-type="float" office:value="0.945017477" calcext:value-type="float">
            <text:p>0.94501747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95.438666" calcext:value-type="float">
            <text:p>195.438666</text:p>
          </table:table-cell>
          <table:table-cell office:value-type="float" office:value="68.0333244" calcext:value-type="float">
            <text:p>68.0333244</text:p>
          </table:table-cell>
          <table:table-cell office:value-type="float" office:value="1.408303448" calcext:value-type="float">
            <text:p>1.408303448</text:p>
          </table:table-cell>
          <table:table-cell office:value-type="float" office:value="0.728562663" calcext:value-type="float">
            <text:p>0.728562663</text:p>
          </table:table-cell>
          <table:table-cell office:value-type="float" office:value="1.13288314" calcext:value-type="float">
            <text:p>1.13288314</text:p>
          </table:table-cell>
          <table:table-cell office:value-type="float" office:value="0.924995212" calcext:value-type="float">
            <text:p>0.924995212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95.655008" calcext:value-type="float">
            <text:p>195.655008</text:p>
          </table:table-cell>
          <table:table-cell office:value-type="float" office:value="68.0892766" calcext:value-type="float">
            <text:p>68.0892766</text:p>
          </table:table-cell>
          <table:table-cell office:value-type="float" office:value="1.426877121" calcext:value-type="float">
            <text:p>1.426877121</text:p>
          </table:table-cell>
          <table:table-cell office:value-type="float" office:value="0.752901081" calcext:value-type="float">
            <text:p>0.752901081</text:p>
          </table:table-cell>
          <table:table-cell office:value-type="float" office:value="1.36271004" calcext:value-type="float">
            <text:p>1.36271004</text:p>
          </table:table-cell>
          <table:table-cell office:value-type="float" office:value="1.11264811" calcext:value-type="float">
            <text:p>1.1126481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95.494911" calcext:value-type="float">
            <text:p>195.494911</text:p>
          </table:table-cell>
          <table:table-cell office:value-type="float" office:value="67.4230059" calcext:value-type="float">
            <text:p>67.4230059</text:p>
          </table:table-cell>
          <table:table-cell office:value-type="float" office:value="1.39601841" calcext:value-type="float">
            <text:p>1.39601841</text:p>
          </table:table-cell>
          <table:table-cell office:value-type="float" office:value="0.760312423" calcext:value-type="float">
            <text:p>0.760312423</text:p>
          </table:table-cell>
          <table:table-cell office:value-type="float" office:value="1.436173435" calcext:value-type="float">
            <text:p>1.436173435</text:p>
          </table:table-cell>
          <table:table-cell office:value-type="float" office:value="1.17263069" calcext:value-type="float">
            <text:p>1.17263069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95.40526" calcext:value-type="float">
            <text:p>195.40526</text:p>
          </table:table-cell>
          <table:table-cell office:value-type="float" office:value="67.6335776" calcext:value-type="float">
            <text:p>67.6335776</text:p>
          </table:table-cell>
          <table:table-cell office:value-type="float" office:value="1.409702304" calcext:value-type="float">
            <text:p>1.409702304</text:p>
          </table:table-cell>
          <table:table-cell office:value-type="float" office:value="0.779905555" calcext:value-type="float">
            <text:p>0.779905555</text:p>
          </table:table-cell>
          <table:table-cell office:value-type="float" office:value="1.38029012" calcext:value-type="float">
            <text:p>1.38029012</text:p>
          </table:table-cell>
          <table:table-cell office:value-type="float" office:value="1.1270022" calcext:value-type="float">
            <text:p>1.1270022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94.826257" calcext:value-type="float">
            <text:p>194.826257</text:p>
          </table:table-cell>
          <table:table-cell office:value-type="float" office:value="66.8061337" calcext:value-type="float">
            <text:p>66.8061337</text:p>
          </table:table-cell>
          <table:table-cell office:value-type="float" office:value="1.383002697" calcext:value-type="float">
            <text:p>1.383002697</text:p>
          </table:table-cell>
          <table:table-cell office:value-type="float" office:value="0.794019458" calcext:value-type="float">
            <text:p>0.794019458</text:p>
          </table:table-cell>
          <table:table-cell office:value-type="float" office:value="1.558156774" calcext:value-type="float">
            <text:p>1.558156774</text:p>
          </table:table-cell>
          <table:table-cell office:value-type="float" office:value="1.272229676" calcext:value-type="float">
            <text:p>1.272229676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94.947446" calcext:value-type="float">
            <text:p>194.947446</text:p>
          </table:table-cell>
          <table:table-cell office:value-type="float" office:value="66.9987615" calcext:value-type="float">
            <text:p>66.9987615</text:p>
          </table:table-cell>
          <table:table-cell office:value-type="float" office:value="1.396902981" calcext:value-type="float">
            <text:p>1.396902981</text:p>
          </table:table-cell>
          <table:table-cell office:value-type="float" office:value="0.775124943" calcext:value-type="float">
            <text:p>0.775124943</text:p>
          </table:table-cell>
          <table:table-cell office:value-type="float" office:value="1.33519575" calcext:value-type="float">
            <text:p>1.33519575</text:p>
          </table:table-cell>
          <table:table-cell office:value-type="float" office:value="1.09018278" calcext:value-type="float">
            <text:p>1.0901827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94.087536" calcext:value-type="float">
            <text:p>194.087536</text:p>
          </table:table-cell>
          <table:table-cell office:value-type="float" office:value="66.5764826" calcext:value-type="float">
            <text:p>66.5764826</text:p>
          </table:table-cell>
          <table:table-cell office:value-type="float" office:value="1.424471028" calcext:value-type="float">
            <text:p>1.424471028</text:p>
          </table:table-cell>
          <table:table-cell office:value-type="float" office:value="0.788378459" calcext:value-type="float">
            <text:p>0.788378459</text:p>
          </table:table-cell>
          <table:table-cell office:value-type="float" office:value="2.27236758" calcext:value-type="float">
            <text:p>2.27236758</text:p>
          </table:table-cell>
          <table:table-cell office:value-type="float" office:value="1.855380374" calcext:value-type="float">
            <text:p>1.85538037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94.592844" calcext:value-type="float">
            <text:p>194.592844</text:p>
          </table:table-cell>
          <table:table-cell office:value-type="float" office:value="66.7822245" calcext:value-type="float">
            <text:p>66.7822245</text:p>
          </table:table-cell>
          <table:table-cell office:value-type="float" office:value="1.409827074" calcext:value-type="float">
            <text:p>1.409827074</text:p>
          </table:table-cell>
          <table:table-cell office:value-type="float" office:value="0.773673169" calcext:value-type="float">
            <text:p>0.773673169</text:p>
          </table:table-cell>
          <table:table-cell office:value-type="float" office:value="1.107798605" calcext:value-type="float">
            <text:p>1.107798605</text:p>
          </table:table-cell>
          <table:table-cell office:value-type="float" office:value="0.9045137663" calcext:value-type="float">
            <text:p>0.904513766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94.577078" calcext:value-type="float">
            <text:p>194.577078</text:p>
          </table:table-cell>
          <table:table-cell office:value-type="float" office:value="66.3401983" calcext:value-type="float">
            <text:p>66.3401983</text:p>
          </table:table-cell>
          <table:table-cell office:value-type="float" office:value="1.43835305" calcext:value-type="float">
            <text:p>1.43835305</text:p>
          </table:table-cell>
          <table:table-cell office:value-type="float" office:value="0.751010192" calcext:value-type="float">
            <text:p>0.751010192</text:p>
          </table:table-cell>
          <table:table-cell office:value-type="float" office:value="0.8798485516" calcext:value-type="float">
            <text:p>0.8798485516</text:p>
          </table:table-cell>
          <table:table-cell office:value-type="float" office:value="0.71839338" calcext:value-type="float">
            <text:p>0.7183933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94.847655" calcext:value-type="float">
            <text:p>194.847655</text:p>
          </table:table-cell>
          <table:table-cell office:value-type="float" office:value="66.3076148" calcext:value-type="float">
            <text:p>66.3076148</text:p>
          </table:table-cell>
          <table:table-cell office:value-type="float" office:value="1.43678521" calcext:value-type="float">
            <text:p>1.43678521</text:p>
          </table:table-cell>
          <table:table-cell office:value-type="float" office:value="0.755770411" calcext:value-type="float">
            <text:p>0.755770411</text:p>
          </table:table-cell>
          <table:table-cell office:value-type="float" office:value="1.49686091" calcext:value-type="float">
            <text:p>1.49686091</text:p>
          </table:table-cell>
          <table:table-cell office:value-type="float" office:value="1.22218179" calcext:value-type="float">
            <text:p>1.22218179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94.918383" calcext:value-type="float">
            <text:p>194.918383</text:p>
          </table:table-cell>
          <table:table-cell office:value-type="float" office:value="66.8526066" calcext:value-type="float">
            <text:p>66.8526066</text:p>
          </table:table-cell>
          <table:table-cell office:value-type="float" office:value="1.438043973" calcext:value-type="float">
            <text:p>1.438043973</text:p>
          </table:table-cell>
          <table:table-cell office:value-type="float" office:value="0.737592278" calcext:value-type="float">
            <text:p>0.737592278</text:p>
          </table:table-cell>
          <table:table-cell office:value-type="float" office:value="3.015983" calcext:value-type="float">
            <text:p>3.015983</text:p>
          </table:table-cell>
          <table:table-cell office:value-type="float" office:value="2.462539685" calcext:value-type="float">
            <text:p>2.46253968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95.574531" calcext:value-type="float">
            <text:p>195.574531</text:p>
          </table:table-cell>
          <table:table-cell office:value-type="float" office:value="67.0550901" calcext:value-type="float">
            <text:p>67.0550901</text:p>
          </table:table-cell>
          <table:table-cell office:value-type="float" office:value="1.470387993" calcext:value-type="float">
            <text:p>1.470387993</text:p>
          </table:table-cell>
          <table:table-cell office:value-type="float" office:value="0.755690737" calcext:value-type="float">
            <text:p>0.755690737</text:p>
          </table:table-cell>
          <table:table-cell office:value-type="float" office:value="1.52463276" calcext:value-type="float">
            <text:p>1.52463276</text:p>
          </table:table-cell>
          <table:table-cell office:value-type="float" office:value="1.24485743" calcext:value-type="float">
            <text:p>1.24485743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96.343283" calcext:value-type="float">
            <text:p>196.343283</text:p>
          </table:table-cell>
          <table:table-cell office:value-type="float" office:value="67.173868" calcext:value-type="float">
            <text:p>67.173868</text:p>
          </table:table-cell>
          <table:table-cell office:value-type="float" office:value="1.430660575" calcext:value-type="float">
            <text:p>1.430660575</text:p>
          </table:table-cell>
          <table:table-cell office:value-type="float" office:value="0.783348276" calcext:value-type="float">
            <text:p>0.783348276</text:p>
          </table:table-cell>
          <table:table-cell office:value-type="float" office:value="1.29644388" calcext:value-type="float">
            <text:p>1.29644388</text:p>
          </table:table-cell>
          <table:table-cell office:value-type="float" office:value="1.05854203" calcext:value-type="float">
            <text:p>1.05854203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97.676948" calcext:value-type="float">
            <text:p>197.676948</text:p>
          </table:table-cell>
          <table:table-cell office:value-type="float" office:value="67.9563064" calcext:value-type="float">
            <text:p>67.9563064</text:p>
          </table:table-cell>
          <table:table-cell office:value-type="float" office:value="1.441787345" calcext:value-type="float">
            <text:p>1.441787345</text:p>
          </table:table-cell>
          <table:table-cell office:value-type="float" office:value="0.810860295" calcext:value-type="float">
            <text:p>0.810860295</text:p>
          </table:table-cell>
          <table:table-cell office:value-type="float" office:value="2.12449809" calcext:value-type="float">
            <text:p>2.12449809</text:p>
          </table:table-cell>
          <table:table-cell office:value-type="float" office:value="1.7346455" calcext:value-type="float">
            <text:p>1.734645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98.56751" calcext:value-type="float">
            <text:p>198.56751</text:p>
          </table:table-cell>
          <table:table-cell office:value-type="float" office:value="68.3056957" calcext:value-type="float">
            <text:p>68.3056957</text:p>
          </table:table-cell>
          <table:table-cell office:value-type="float" office:value="1.434972855" calcext:value-type="float">
            <text:p>1.434972855</text:p>
          </table:table-cell>
          <table:table-cell office:value-type="float" office:value="0.818214872" calcext:value-type="float">
            <text:p>0.818214872</text:p>
          </table:table-cell>
          <table:table-cell office:value-type="float" office:value="1.49656431" calcext:value-type="float">
            <text:p>1.49656431</text:p>
          </table:table-cell>
          <table:table-cell office:value-type="float" office:value="1.221939664" calcext:value-type="float">
            <text:p>1.22193966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00.110024" calcext:value-type="float">
            <text:p>200.110024</text:p>
          </table:table-cell>
          <table:table-cell office:value-type="float" office:value="69.0783868" calcext:value-type="float">
            <text:p>69.0783868</text:p>
          </table:table-cell>
          <table:table-cell office:value-type="float" office:value="1.446437475" calcext:value-type="float">
            <text:p>1.446437475</text:p>
          </table:table-cell>
          <table:table-cell office:value-type="float" office:value="0.84837868" calcext:value-type="float">
            <text:p>0.84837868</text:p>
          </table:table-cell>
          <table:table-cell office:value-type="float" office:value="1.40055822" calcext:value-type="float">
            <text:p>1.40055822</text:p>
          </table:table-cell>
          <table:table-cell office:value-type="float" office:value="1.14355101" calcext:value-type="float">
            <text:p>1.1435510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00.415742" calcext:value-type="float">
            <text:p>200.415742</text:p>
          </table:table-cell>
          <table:table-cell office:value-type="float" office:value="69.1496027" calcext:value-type="float">
            <text:p>69.1496027</text:p>
          </table:table-cell>
          <table:table-cell office:value-type="float" office:value="1.422615395" calcext:value-type="float">
            <text:p>1.422615395</text:p>
          </table:table-cell>
          <table:table-cell office:value-type="float" office:value="0.879711952" calcext:value-type="float">
            <text:p>0.879711952</text:p>
          </table:table-cell>
          <table:table-cell office:value-type="float" office:value="1.204379364" calcext:value-type="float">
            <text:p>1.204379364</text:p>
          </table:table-cell>
          <table:table-cell office:value-type="float" office:value="0.983371634" calcext:value-type="float">
            <text:p>0.98337163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01.398299" calcext:value-type="float">
            <text:p>201.398299</text:p>
          </table:table-cell>
          <table:table-cell office:value-type="float" office:value="69.8524083" calcext:value-type="float">
            <text:p>69.8524083</text:p>
          </table:table-cell>
          <table:table-cell office:value-type="float" office:value="1.421883295" calcext:value-type="float">
            <text:p>1.421883295</text:p>
          </table:table-cell>
          <table:table-cell office:value-type="float" office:value="0.908922987" calcext:value-type="float">
            <text:p>0.908922987</text:p>
          </table:table-cell>
          <table:table-cell office:value-type="float" office:value="1.337674664" calcext:value-type="float">
            <text:p>1.337674664</text:p>
          </table:table-cell>
          <table:table-cell office:value-type="float" office:value="1.092206808" calcext:value-type="float">
            <text:p>1.09220680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01.203893" calcext:value-type="float">
            <text:p>201.203893</text:p>
          </table:table-cell>
          <table:table-cell office:value-type="float" office:value="69.7859102" calcext:value-type="float">
            <text:p>69.7859102</text:p>
          </table:table-cell>
          <table:table-cell office:value-type="float" office:value="1.4729613" calcext:value-type="float">
            <text:p>1.4729613</text:p>
          </table:table-cell>
          <table:table-cell office:value-type="float" office:value="0.930790291" calcext:value-type="float">
            <text:p>0.930790291</text:p>
          </table:table-cell>
          <table:table-cell office:value-type="float" office:value="1.45722585" calcext:value-type="float">
            <text:p>1.45722585</text:p>
          </table:table-cell>
          <table:table-cell office:value-type="float" office:value="1.189819918" calcext:value-type="float">
            <text:p>1.189819918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01.593114" calcext:value-type="float">
            <text:p>201.593114</text:p>
          </table:table-cell>
          <table:table-cell office:value-type="float" office:value="69.7306443" calcext:value-type="float">
            <text:p>69.7306443</text:p>
          </table:table-cell>
          <table:table-cell office:value-type="float" office:value="1.46249515" calcext:value-type="float">
            <text:p>1.46249515</text:p>
          </table:table-cell>
          <table:table-cell office:value-type="float" office:value="0.930565878" calcext:value-type="float">
            <text:p>0.930565878</text:p>
          </table:table-cell>
          <table:table-cell office:value-type="float" office:value="1.111671377" calcext:value-type="float">
            <text:p>1.111671377</text:p>
          </table:table-cell>
          <table:table-cell office:value-type="float" office:value="0.90767588" calcext:value-type="float">
            <text:p>0.9076758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01.398485" calcext:value-type="float">
            <text:p>201.398485</text:p>
          </table:table-cell>
          <table:table-cell office:value-type="float" office:value="69.5160932" calcext:value-type="float">
            <text:p>69.5160932</text:p>
          </table:table-cell>
          <table:table-cell office:value-type="float" office:value="1.499808646" calcext:value-type="float">
            <text:p>1.499808646</text:p>
          </table:table-cell>
          <table:table-cell office:value-type="float" office:value="0.931017733" calcext:value-type="float">
            <text:p>0.931017733</text:p>
          </table:table-cell>
          <table:table-cell office:value-type="float" office:value="1.787376195" calcext:value-type="float">
            <text:p>1.787376195</text:p>
          </table:table-cell>
          <table:table-cell office:value-type="float" office:value="1.459386523" calcext:value-type="float">
            <text:p>1.45938652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01.873068" calcext:value-type="float">
            <text:p>201.873068</text:p>
          </table:table-cell>
          <table:table-cell office:value-type="float" office:value="69.3864314" calcext:value-type="float">
            <text:p>69.3864314</text:p>
          </table:table-cell>
          <table:table-cell office:value-type="float" office:value="1.518108586" calcext:value-type="float">
            <text:p>1.518108586</text:p>
          </table:table-cell>
          <table:table-cell office:value-type="float" office:value="0.92439196" calcext:value-type="float">
            <text:p>0.92439196</text:p>
          </table:table-cell>
          <table:table-cell office:value-type="float" office:value="1.1699129512" calcext:value-type="float">
            <text:p>1.1699129512</text:p>
          </table:table-cell>
          <table:table-cell office:value-type="float" office:value="0.955229957" calcext:value-type="float">
            <text:p>0.955229957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01.964531" calcext:value-type="float">
            <text:p>201.964531</text:p>
          </table:table-cell>
          <table:table-cell office:value-type="float" office:value="69.1680019" calcext:value-type="float">
            <text:p>69.1680019</text:p>
          </table:table-cell>
          <table:table-cell office:value-type="float" office:value="1.54600958" calcext:value-type="float">
            <text:p>1.54600958</text:p>
          </table:table-cell>
          <table:table-cell office:value-type="float" office:value="0.943288838" calcext:value-type="float">
            <text:p>0.943288838</text:p>
          </table:table-cell>
          <table:table-cell office:value-type="float" office:value="1.74309571" calcext:value-type="float">
            <text:p>1.74309571</text:p>
          </table:table-cell>
          <table:table-cell office:value-type="float" office:value="1.423231666" calcext:value-type="float">
            <text:p>1.42323166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02.767014" calcext:value-type="float">
            <text:p>202.767014</text:p>
          </table:table-cell>
          <table:table-cell office:value-type="float" office:value="69.4093741" calcext:value-type="float">
            <text:p>69.4093741</text:p>
          </table:table-cell>
          <table:table-cell office:value-type="float" office:value="1.5476742" calcext:value-type="float">
            <text:p>1.5476742</text:p>
          </table:table-cell>
          <table:table-cell office:value-type="float" office:value="0.911107338" calcext:value-type="float">
            <text:p>0.911107338</text:p>
          </table:table-cell>
          <table:table-cell office:value-type="float" office:value="1.324716966" calcext:value-type="float">
            <text:p>1.324716966</text:p>
          </table:table-cell>
          <table:table-cell office:value-type="float" office:value="1.081626858" calcext:value-type="float">
            <text:p>1.08162685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02.898026" calcext:value-type="float">
            <text:p>202.898026</text:p>
          </table:table-cell>
          <table:table-cell office:value-type="float" office:value="69.1337189" calcext:value-type="float">
            <text:p>69.1337189</text:p>
          </table:table-cell>
          <table:table-cell office:value-type="float" office:value="1.57598572" calcext:value-type="float">
            <text:p>1.57598572</text:p>
          </table:table-cell>
          <table:table-cell office:value-type="float" office:value="0.915085107" calcext:value-type="float">
            <text:p>0.915085107</text:p>
          </table:table-cell>
          <table:table-cell office:value-type="float" office:value="1.709424462" calcext:value-type="float">
            <text:p>1.709424462</text:p>
          </table:table-cell>
          <table:table-cell office:value-type="float" office:value="1.395739243" calcext:value-type="float">
            <text:p>1.395739243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03.849202" calcext:value-type="float">
            <text:p>203.849202</text:p>
          </table:table-cell>
          <table:table-cell office:value-type="float" office:value="69.4720046" calcext:value-type="float">
            <text:p>69.4720046</text:p>
          </table:table-cell>
          <table:table-cell office:value-type="float" office:value="1.484766186" calcext:value-type="float">
            <text:p>1.484766186</text:p>
          </table:table-cell>
          <table:table-cell office:value-type="float" office:value="0.857880277" calcext:value-type="float">
            <text:p>0.857880277</text:p>
          </table:table-cell>
          <table:table-cell office:value-type="float" office:value="1.331028935" calcext:value-type="float">
            <text:p>1.331028935</text:p>
          </table:table-cell>
          <table:table-cell office:value-type="float" office:value="1.086780574" calcext:value-type="float">
            <text:p>1.086780574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03.644194" calcext:value-type="float">
            <text:p>203.644194</text:p>
          </table:table-cell>
          <table:table-cell office:value-type="float" office:value="69.6257651" calcext:value-type="float">
            <text:p>69.6257651</text:p>
          </table:table-cell>
          <table:table-cell office:value-type="float" office:value="1.495993506" calcext:value-type="float">
            <text:p>1.495993506</text:p>
          </table:table-cell>
          <table:table-cell office:value-type="float" office:value="0.830983718" calcext:value-type="float">
            <text:p>0.830983718</text:p>
          </table:table-cell>
          <table:table-cell office:value-type="float" office:value="1.697669267" calcext:value-type="float">
            <text:p>1.697669267</text:p>
          </table:table-cell>
          <table:table-cell office:value-type="float" office:value="1.386141159" calcext:value-type="float">
            <text:p>1.38614115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4.733621" calcext:value-type="float">
            <text:p>204.733621</text:p>
          </table:table-cell>
          <table:table-cell office:value-type="float" office:value="69.9290849" calcext:value-type="float">
            <text:p>69.9290849</text:p>
          </table:table-cell>
          <table:table-cell office:value-type="float" office:value="1.50671413" calcext:value-type="float">
            <text:p>1.50671413</text:p>
          </table:table-cell>
          <table:table-cell office:value-type="float" office:value="0.79839839" calcext:value-type="float">
            <text:p>0.79839839</text:p>
          </table:table-cell>
          <table:table-cell office:value-type="float" office:value="1.33220805" calcext:value-type="float">
            <text:p>1.33220805</text:p>
          </table:table-cell>
          <table:table-cell office:value-type="float" office:value="1.087743343" calcext:value-type="float">
            <text:p>1.08774334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04.047542" calcext:value-type="float">
            <text:p>204.047542</text:p>
          </table:table-cell>
          <table:table-cell office:value-type="float" office:value="70.0048484" calcext:value-type="float">
            <text:p>70.0048484</text:p>
          </table:table-cell>
          <table:table-cell office:value-type="float" office:value="1.524975983" calcext:value-type="float">
            <text:p>1.524975983</text:p>
          </table:table-cell>
          <table:table-cell office:value-type="float" office:value="0.780384796" calcext:value-type="float">
            <text:p>0.780384796</text:p>
          </table:table-cell>
          <table:table-cell office:value-type="float" office:value="1.89936625" calcext:value-type="float">
            <text:p>1.89936625</text:p>
          </table:table-cell>
          <table:table-cell office:value-type="float" office:value="1.550826051" calcext:value-type="float">
            <text:p>1.55082605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04.588391" calcext:value-type="float">
            <text:p>204.588391</text:p>
          </table:table-cell>
          <table:table-cell office:value-type="float" office:value="70.4085593" calcext:value-type="float">
            <text:p>70.4085593</text:p>
          </table:table-cell>
          <table:table-cell office:value-type="float" office:value="1.462628723" calcext:value-type="float">
            <text:p>1.462628723</text:p>
          </table:table-cell>
          <table:table-cell office:value-type="float" office:value="0.7374838" calcext:value-type="float">
            <text:p>0.7374838</text:p>
          </table:table-cell>
          <table:table-cell office:value-type="float" office:value="0.963300259" calcext:value-type="float">
            <text:p>0.963300259</text:p>
          </table:table-cell>
          <table:table-cell office:value-type="float" office:value="0.786531335" calcext:value-type="float">
            <text:p>0.78653133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04.034388" calcext:value-type="float">
            <text:p>204.034388</text:p>
          </table:table-cell>
          <table:table-cell office:value-type="float" office:value="70.7196433" calcext:value-type="float">
            <text:p>70.7196433</text:p>
          </table:table-cell>
          <table:table-cell office:value-type="float" office:value="1.48066679" calcext:value-type="float">
            <text:p>1.48066679</text:p>
          </table:table-cell>
          <table:table-cell office:value-type="float" office:value="0.737947988" calcext:value-type="float">
            <text:p>0.737947988</text:p>
          </table:table-cell>
          <table:table-cell office:value-type="float" office:value="2.10734273" calcext:value-type="float">
            <text:p>2.10734273</text:p>
          </table:table-cell>
          <table:table-cell office:value-type="float" office:value="1.720638123" calcext:value-type="float">
            <text:p>1.72063812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04.012866" calcext:value-type="float">
            <text:p>204.012866</text:p>
          </table:table-cell>
          <table:table-cell office:value-type="float" office:value="70.4833038" calcext:value-type="float">
            <text:p>70.4833038</text:p>
          </table:table-cell>
          <table:table-cell office:value-type="float" office:value="1.397078903" calcext:value-type="float">
            <text:p>1.397078903</text:p>
          </table:table-cell>
          <table:table-cell office:value-type="float" office:value="0.69465968" calcext:value-type="float">
            <text:p>0.69465968</text:p>
          </table:table-cell>
          <table:table-cell office:value-type="float" office:value="0.576714678" calcext:value-type="float">
            <text:p>0.576714678</text:p>
          </table:table-cell>
          <table:table-cell office:value-type="float" office:value="0.470885576" calcext:value-type="float">
            <text:p>0.470885576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03.706893" calcext:value-type="float">
            <text:p>203.706893</text:p>
          </table:table-cell>
          <table:table-cell office:value-type="float" office:value="70.9933547" calcext:value-type="float">
            <text:p>70.9933547</text:p>
          </table:table-cell>
          <table:table-cell office:value-type="float" office:value="1.400349627" calcext:value-type="float">
            <text:p>1.400349627</text:p>
          </table:table-cell>
          <table:table-cell office:value-type="float" office:value="0.706310304" calcext:value-type="float">
            <text:p>0.706310304</text:p>
          </table:table-cell>
          <table:table-cell office:value-type="float" office:value="2.38959076" calcext:value-type="float">
            <text:p>2.38959076</text:p>
          </table:table-cell>
          <table:table-cell office:value-type="float" office:value="1.95109267" calcext:value-type="float">
            <text:p>1.95109267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03.540393" calcext:value-type="float">
            <text:p>203.540393</text:p>
          </table:table-cell>
          <table:table-cell office:value-type="float" office:value="70.7095792" calcext:value-type="float">
            <text:p>70.7095792</text:p>
          </table:table-cell>
          <table:table-cell office:value-type="float" office:value="1.416532574" calcext:value-type="float">
            <text:p>1.416532574</text:p>
          </table:table-cell>
          <table:table-cell office:value-type="float" office:value="0.712313967" calcext:value-type="float">
            <text:p>0.712313967</text:p>
          </table:table-cell>
          <table:table-cell office:value-type="float" office:value="0.63555727" calcext:value-type="float">
            <text:p>0.63555727</text:p>
          </table:table-cell>
          <table:table-cell office:value-type="float" office:value="0.518930325" calcext:value-type="float">
            <text:p>0.51893032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03.268663" calcext:value-type="float">
            <text:p>203.268663</text:p>
          </table:table-cell>
          <table:table-cell office:value-type="float" office:value="71.5780613" calcext:value-type="float">
            <text:p>71.5780613</text:p>
          </table:table-cell>
          <table:table-cell office:value-type="float" office:value="1.378020235" calcext:value-type="float">
            <text:p>1.378020235</text:p>
          </table:table-cell>
          <table:table-cell office:value-type="float" office:value="0.705772552" calcext:value-type="float">
            <text:p>0.705772552</text:p>
          </table:table-cell>
          <table:table-cell office:value-type="float" office:value="2.5991911" calcext:value-type="float">
            <text:p>2.5991911</text:p>
          </table:table-cell>
          <table:table-cell office:value-type="float" office:value="2.12223059" calcext:value-type="float">
            <text:p>2.12223059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03.390872" calcext:value-type="float">
            <text:p>203.390872</text:p>
          </table:table-cell>
          <table:table-cell office:value-type="float" office:value="71.3195422" calcext:value-type="float">
            <text:p>71.3195422</text:p>
          </table:table-cell>
          <table:table-cell office:value-type="float" office:value="1.40089381" calcext:value-type="float">
            <text:p>1.40089381</text:p>
          </table:table-cell>
          <table:table-cell office:value-type="float" office:value="0.708379568" calcext:value-type="float">
            <text:p>0.708379568</text:p>
          </table:table-cell>
          <table:table-cell office:value-type="float" office:value="0.7613056544" calcext:value-type="float">
            <text:p>0.7613056544</text:p>
          </table:table-cell>
          <table:table-cell office:value-type="float" office:value="0.6216034845" calcext:value-type="float">
            <text:p>0.621603484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03.765404" calcext:value-type="float">
            <text:p>203.765404</text:p>
          </table:table-cell>
          <table:table-cell office:value-type="float" office:value="72.4391628" calcext:value-type="float">
            <text:p>72.4391628</text:p>
          </table:table-cell>
          <table:table-cell office:value-type="float" office:value="1.311725105" calcext:value-type="float">
            <text:p>1.311725105</text:p>
          </table:table-cell>
          <table:table-cell office:value-type="float" office:value="0.689866374" calcext:value-type="float">
            <text:p>0.689866374</text:p>
          </table:table-cell>
          <table:table-cell office:value-type="float" office:value="2.058492064" calcext:value-type="float">
            <text:p>2.058492064</text:p>
          </table:table-cell>
          <table:table-cell office:value-type="float" office:value="1.680751748" calcext:value-type="float">
            <text:p>1.68075174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03.843025" calcext:value-type="float">
            <text:p>203.843025</text:p>
          </table:table-cell>
          <table:table-cell office:value-type="float" office:value="72.3421218" calcext:value-type="float">
            <text:p>72.3421218</text:p>
          </table:table-cell>
          <table:table-cell office:value-type="float" office:value="1.335535974" calcext:value-type="float">
            <text:p>1.335535974</text:p>
          </table:table-cell>
          <table:table-cell office:value-type="float" office:value="0.714548835" calcext:value-type="float">
            <text:p>0.714548835</text:p>
          </table:table-cell>
          <table:table-cell office:value-type="float" office:value="0.6654053866" calcext:value-type="float">
            <text:p>0.6654053866</text:p>
          </table:table-cell>
          <table:table-cell office:value-type="float" office:value="0.5433012116" calcext:value-type="float">
            <text:p>0.5433012116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04.732006" calcext:value-type="float">
            <text:p>204.732006</text:p>
          </table:table-cell>
          <table:table-cell office:value-type="float" office:value="73.2592418" calcext:value-type="float">
            <text:p>73.2592418</text:p>
          </table:table-cell>
          <table:table-cell office:value-type="float" office:value="1.362086937" calcext:value-type="float">
            <text:p>1.362086937</text:p>
          </table:table-cell>
          <table:table-cell office:value-type="float" office:value="0.733443831" calcext:value-type="float">
            <text:p>0.733443831</text:p>
          </table:table-cell>
          <table:table-cell office:value-type="float" office:value="1.968357582" calcext:value-type="float">
            <text:p>1.968357582</text:p>
          </table:table-cell>
          <table:table-cell office:value-type="float" office:value="1.607157196" calcext:value-type="float">
            <text:p>1.607157196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04.822318" calcext:value-type="float">
            <text:p>204.822318</text:p>
          </table:table-cell>
          <table:table-cell office:value-type="float" office:value="73.1431251" calcext:value-type="float">
            <text:p>73.1431251</text:p>
          </table:table-cell>
          <table:table-cell office:value-type="float" office:value="1.360051323" calcext:value-type="float">
            <text:p>1.360051323</text:p>
          </table:table-cell>
          <table:table-cell office:value-type="float" office:value="0.774233474" calcext:value-type="float">
            <text:p>0.774233474</text:p>
          </table:table-cell>
          <table:table-cell office:value-type="float" office:value="0.681743096" calcext:value-type="float">
            <text:p>0.681743096</text:p>
          </table:table-cell>
          <table:table-cell office:value-type="float" office:value="0.556640897" calcext:value-type="float">
            <text:p>0.55664089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05.507462" calcext:value-type="float">
            <text:p>205.507462</text:p>
          </table:table-cell>
          <table:table-cell office:value-type="float" office:value="73.4891974" calcext:value-type="float">
            <text:p>73.4891974</text:p>
          </table:table-cell>
          <table:table-cell office:value-type="float" office:value="1.336610413" calcext:value-type="float">
            <text:p>1.336610413</text:p>
          </table:table-cell>
          <table:table-cell office:value-type="float" office:value="0.734682237" calcext:value-type="float">
            <text:p>0.734682237</text:p>
          </table:table-cell>
          <table:table-cell office:value-type="float" office:value="1.981749418" calcext:value-type="float">
            <text:p>1.981749418</text:p>
          </table:table-cell>
          <table:table-cell office:value-type="float" office:value="1.618091654" calcext:value-type="float">
            <text:p>1.618091654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05.492834" calcext:value-type="float">
            <text:p>205.492834</text:p>
          </table:table-cell>
          <table:table-cell office:value-type="float" office:value="73.6486346" calcext:value-type="float">
            <text:p>73.6486346</text:p>
          </table:table-cell>
          <table:table-cell office:value-type="float" office:value="1.393465763" calcext:value-type="float">
            <text:p>1.393465763</text:p>
          </table:table-cell>
          <table:table-cell office:value-type="float" office:value="0.730197406" calcext:value-type="float">
            <text:p>0.730197406</text:p>
          </table:table-cell>
          <table:table-cell office:value-type="float" office:value="0.561152937" calcext:value-type="float">
            <text:p>0.561152937</text:p>
          </table:table-cell>
          <table:table-cell office:value-type="float" office:value="0.458179467" calcext:value-type="float">
            <text:p>0.458179467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05.93069" calcext:value-type="float">
            <text:p>205.93069</text:p>
          </table:table-cell>
          <table:table-cell office:value-type="float" office:value="73.8897936" calcext:value-type="float">
            <text:p>73.8897936</text:p>
          </table:table-cell>
          <table:table-cell office:value-type="float" office:value="1.348331473" calcext:value-type="float">
            <text:p>1.348331473</text:p>
          </table:table-cell>
          <table:table-cell office:value-type="float" office:value="0.69648781" calcext:value-type="float">
            <text:p>0.69648781</text:p>
          </table:table-cell>
          <table:table-cell office:value-type="float" office:value="1.983371646" calcext:value-type="float">
            <text:p>1.983371646</text:p>
          </table:table-cell>
          <table:table-cell office:value-type="float" office:value="1.6194161228" calcext:value-type="float">
            <text:p>1.6194161228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05.995826" calcext:value-type="float">
            <text:p>205.995826</text:p>
          </table:table-cell>
          <table:table-cell office:value-type="float" office:value="74.0945422" calcext:value-type="float">
            <text:p>74.0945422</text:p>
          </table:table-cell>
          <table:table-cell office:value-type="float" office:value="1.269485083" calcext:value-type="float">
            <text:p>1.269485083</text:p>
          </table:table-cell>
          <table:table-cell office:value-type="float" office:value="0.671710681" calcext:value-type="float">
            <text:p>0.671710681</text:p>
          </table:table-cell>
          <table:table-cell office:value-type="float" office:value="0.743003391" calcext:value-type="float">
            <text:p>0.743003391</text:p>
          </table:table-cell>
          <table:table-cell office:value-type="float" office:value="0.606659717" calcext:value-type="float">
            <text:p>0.606659717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06.482607" calcext:value-type="float">
            <text:p>206.482607</text:p>
          </table:table-cell>
          <table:table-cell office:value-type="float" office:value="74.2604127" calcext:value-type="float">
            <text:p>74.2604127</text:p>
          </table:table-cell>
          <table:table-cell office:value-type="float" office:value="1.200920614" calcext:value-type="float">
            <text:p>1.200920614</text:p>
          </table:table-cell>
          <table:table-cell office:value-type="float" office:value="0.674993661" calcext:value-type="float">
            <text:p>0.674993661</text:p>
          </table:table-cell>
          <table:table-cell office:value-type="float" office:value="1.691091442" calcext:value-type="float">
            <text:p>1.691091442</text:p>
          </table:table-cell>
          <table:table-cell office:value-type="float" office:value="1.3807703724" calcext:value-type="float">
            <text:p>1.3807703724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06.616477" calcext:value-type="float">
            <text:p>206.616477</text:p>
          </table:table-cell>
          <table:table-cell office:value-type="float" office:value="74.4973918" calcext:value-type="float">
            <text:p>74.4973918</text:p>
          </table:table-cell>
          <table:table-cell office:value-type="float" office:value="1.224550694" calcext:value-type="float">
            <text:p>1.224550694</text:p>
          </table:table-cell>
          <table:table-cell office:value-type="float" office:value="0.669048225" calcext:value-type="float">
            <text:p>0.669048225</text:p>
          </table:table-cell>
          <table:table-cell office:value-type="float" office:value="0.780894523" calcext:value-type="float">
            <text:p>0.780894523</text:p>
          </table:table-cell>
          <table:table-cell office:value-type="float" office:value="0.63759772" calcext:value-type="float">
            <text:p>0.63759772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06.835032" calcext:value-type="float">
            <text:p>206.835032</text:p>
          </table:table-cell>
          <table:table-cell office:value-type="float" office:value="74.3427325" calcext:value-type="float">
            <text:p>74.3427325</text:p>
          </table:table-cell>
          <table:table-cell office:value-type="float" office:value="1.281993577" calcext:value-type="float">
            <text:p>1.281993577</text:p>
          </table:table-cell>
          <table:table-cell office:value-type="float" office:value="0.736015515" calcext:value-type="float">
            <text:p>0.736015515</text:p>
          </table:table-cell>
          <table:table-cell office:value-type="float" office:value="1.431991206" calcext:value-type="float">
            <text:p>1.431991206</text:p>
          </table:table-cell>
          <table:table-cell office:value-type="float" office:value="1.169215935" calcext:value-type="float">
            <text:p>1.16921593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06.793373" calcext:value-type="float">
            <text:p>206.793373</text:p>
          </table:table-cell>
          <table:table-cell office:value-type="float" office:value="74.8543934" calcext:value-type="float">
            <text:p>74.8543934</text:p>
          </table:table-cell>
          <table:table-cell office:value-type="float" office:value="1.295346457" calcext:value-type="float">
            <text:p>1.295346457</text:p>
          </table:table-cell>
          <table:table-cell office:value-type="float" office:value="0.674031212" calcext:value-type="float">
            <text:p>0.674031212</text:p>
          </table:table-cell>
          <table:table-cell office:value-type="float" office:value="0.960994131" calcext:value-type="float">
            <text:p>0.960994131</text:p>
          </table:table-cell>
          <table:table-cell office:value-type="float" office:value="0.7846484106" calcext:value-type="float">
            <text:p>0.7846484106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06.575245" calcext:value-type="float">
            <text:p>206.575245</text:p>
          </table:table-cell>
          <table:table-cell office:value-type="float" office:value="74.5022165" calcext:value-type="float">
            <text:p>74.5022165</text:p>
          </table:table-cell>
          <table:table-cell office:value-type="float" office:value="1.35065816" calcext:value-type="float">
            <text:p>1.35065816</text:p>
          </table:table-cell>
          <table:table-cell office:value-type="float" office:value="0.669184128" calcext:value-type="float">
            <text:p>0.669184128</text:p>
          </table:table-cell>
          <table:table-cell office:value-type="float" office:value="1.42909364" calcext:value-type="float">
            <text:p>1.42909364</text:p>
          </table:table-cell>
          <table:table-cell office:value-type="float" office:value="1.166850063" calcext:value-type="float">
            <text:p>1.16685006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06.265371" calcext:value-type="float">
            <text:p>206.265371</text:p>
          </table:table-cell>
          <table:table-cell office:value-type="float" office:value="74.7834615" calcext:value-type="float">
            <text:p>74.7834615</text:p>
          </table:table-cell>
          <table:table-cell office:value-type="float" office:value="1.33143099" calcext:value-type="float">
            <text:p>1.33143099</text:p>
          </table:table-cell>
          <table:table-cell office:value-type="float" office:value="0.646975512" calcext:value-type="float">
            <text:p>0.646975512</text:p>
          </table:table-cell>
          <table:table-cell office:value-type="float" office:value="1.00245102" calcext:value-type="float">
            <text:p>1.00245102</text:p>
          </table:table-cell>
          <table:table-cell office:value-type="float" office:value="0.8184978343" calcext:value-type="float">
            <text:p>0.8184978343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04.841043" calcext:value-type="float">
            <text:p>204.841043</text:p>
          </table:table-cell>
          <table:table-cell office:value-type="float" office:value="74.5744098" calcext:value-type="float">
            <text:p>74.5744098</text:p>
          </table:table-cell>
          <table:table-cell office:value-type="float" office:value="1.433243425" calcext:value-type="float">
            <text:p>1.433243425</text:p>
          </table:table-cell>
          <table:table-cell office:value-type="float" office:value="0.703893785" calcext:value-type="float">
            <text:p>0.703893785</text:p>
          </table:table-cell>
          <table:table-cell office:value-type="float" office:value="1.459643885" calcext:value-type="float">
            <text:p>1.459643885</text:p>
          </table:table-cell>
          <table:table-cell office:value-type="float" office:value="1.191794256" calcext:value-type="float">
            <text:p>1.191794256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04.19068" calcext:value-type="float">
            <text:p>204.19068</text:p>
          </table:table-cell>
          <table:table-cell office:value-type="float" office:value="74.5340028" calcext:value-type="float">
            <text:p>74.5340028</text:p>
          </table:table-cell>
          <table:table-cell office:value-type="float" office:value="1.41295794" calcext:value-type="float">
            <text:p>1.41295794</text:p>
          </table:table-cell>
          <table:table-cell office:value-type="float" office:value="0.691524974" calcext:value-type="float">
            <text:p>0.691524974</text:p>
          </table:table-cell>
          <table:table-cell office:value-type="float" office:value="1.015085462" calcext:value-type="float">
            <text:p>1.015085462</text:p>
          </table:table-cell>
          <table:table-cell office:value-type="float" office:value="0.8288137936" calcext:value-type="float">
            <text:p>0.8288137936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03.247417" calcext:value-type="float">
            <text:p>203.247417</text:p>
          </table:table-cell>
          <table:table-cell office:value-type="float" office:value="74.6093104" calcext:value-type="float">
            <text:p>74.6093104</text:p>
          </table:table-cell>
          <table:table-cell office:value-type="float" office:value="1.446769996" calcext:value-type="float">
            <text:p>1.446769996</text:p>
          </table:table-cell>
          <table:table-cell office:value-type="float" office:value="0.724494795" calcext:value-type="float">
            <text:p>0.724494795</text:p>
          </table:table-cell>
          <table:table-cell office:value-type="float" office:value="1.5302642695" calcext:value-type="float">
            <text:p>1.5302642695</text:p>
          </table:table-cell>
          <table:table-cell office:value-type="float" office:value="1.2494555659" calcext:value-type="float">
            <text:p>1.2494555659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02.564232" calcext:value-type="float">
            <text:p>202.564232</text:p>
          </table:table-cell>
          <table:table-cell office:value-type="float" office:value="74.2899134" calcext:value-type="float">
            <text:p>74.2899134</text:p>
          </table:table-cell>
          <table:table-cell office:value-type="float" office:value="1.428051116" calcext:value-type="float">
            <text:p>1.428051116</text:p>
          </table:table-cell>
          <table:table-cell office:value-type="float" office:value="0.742974173" calcext:value-type="float">
            <text:p>0.742974173</text:p>
          </table:table-cell>
          <table:table-cell office:value-type="float" office:value="0.615908801" calcext:value-type="float">
            <text:p>0.615908801</text:p>
          </table:table-cell>
          <table:table-cell office:value-type="float" office:value="0.5028874364" calcext:value-type="float">
            <text:p>0.5028874364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01.841577" calcext:value-type="float">
            <text:p>201.841577</text:p>
          </table:table-cell>
          <table:table-cell office:value-type="float" office:value="74.0838997" calcext:value-type="float">
            <text:p>74.0838997</text:p>
          </table:table-cell>
          <table:table-cell office:value-type="float" office:value="1.553537664" calcext:value-type="float">
            <text:p>1.553537664</text:p>
          </table:table-cell>
          <table:table-cell office:value-type="float" office:value="0.759508633" calcext:value-type="float">
            <text:p>0.759508633</text:p>
          </table:table-cell>
          <table:table-cell office:value-type="float" office:value="1.92993569" calcext:value-type="float">
            <text:p>1.92993569</text:p>
          </table:table-cell>
          <table:table-cell office:value-type="float" office:value="1.575785864" calcext:value-type="float">
            <text:p>1.575785864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00.883945" calcext:value-type="float">
            <text:p>200.883945</text:p>
          </table:table-cell>
          <table:table-cell office:value-type="float" office:value="73.3597567" calcext:value-type="float">
            <text:p>73.3597567</text:p>
          </table:table-cell>
          <table:table-cell office:value-type="float" office:value="1.521622324" calcext:value-type="float">
            <text:p>1.521622324</text:p>
          </table:table-cell>
          <table:table-cell office:value-type="float" office:value="0.795413555" calcext:value-type="float">
            <text:p>0.795413555</text:p>
          </table:table-cell>
          <table:table-cell office:value-type="float" office:value="0.71255199" calcext:value-type="float">
            <text:p>0.71255199</text:p>
          </table:table-cell>
          <table:table-cell office:value-type="float" office:value="0.581796257" calcext:value-type="float">
            <text:p>0.581796257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00.596464" calcext:value-type="float">
            <text:p>200.596464</text:p>
          </table:table-cell>
          <table:table-cell office:value-type="float" office:value="72.4386678" calcext:value-type="float">
            <text:p>72.4386678</text:p>
          </table:table-cell>
          <table:table-cell office:value-type="float" office:value="1.54589576" calcext:value-type="float">
            <text:p>1.54589576</text:p>
          </table:table-cell>
          <table:table-cell office:value-type="float" office:value="0.738890516" calcext:value-type="float">
            <text:p>0.738890516</text:p>
          </table:table-cell>
          <table:table-cell office:value-type="float" office:value="2.008519606" calcext:value-type="float">
            <text:p>2.008519606</text:p>
          </table:table-cell>
          <table:table-cell office:value-type="float" office:value="1.639949397" calcext:value-type="float">
            <text:p>1.63994939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99.598875" calcext:value-type="float">
            <text:p>199.598875</text:p>
          </table:table-cell>
          <table:table-cell office:value-type="float" office:value="71.5994034" calcext:value-type="float">
            <text:p>71.5994034</text:p>
          </table:table-cell>
          <table:table-cell office:value-type="float" office:value="1.51641268" calcext:value-type="float">
            <text:p>1.51641268</text:p>
          </table:table-cell>
          <table:table-cell office:value-type="float" office:value="0.736353856" calcext:value-type="float">
            <text:p>0.736353856</text:p>
          </table:table-cell>
          <table:table-cell office:value-type="float" office:value="0.95746041" calcext:value-type="float">
            <text:p>0.95746041</text:p>
          </table:table-cell>
          <table:table-cell office:value-type="float" office:value="0.781763139" calcext:value-type="float">
            <text:p>0.781763139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99.240511" calcext:value-type="float">
            <text:p>199.240511</text:p>
          </table:table-cell>
          <table:table-cell office:value-type="float" office:value="70.6815875" calcext:value-type="float">
            <text:p>70.6815875</text:p>
          </table:table-cell>
          <table:table-cell office:value-type="float" office:value="1.57138695" calcext:value-type="float">
            <text:p>1.57138695</text:p>
          </table:table-cell>
          <table:table-cell office:value-type="float" office:value="0.762621497" calcext:value-type="float">
            <text:p>0.762621497</text:p>
          </table:table-cell>
          <table:table-cell office:value-type="float" office:value="2.114084083" calcext:value-type="float">
            <text:p>2.114084083</text:p>
          </table:table-cell>
          <table:table-cell office:value-type="float" office:value="1.726142432" calcext:value-type="float">
            <text:p>1.72614243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98.751269" calcext:value-type="float">
            <text:p>198.751269</text:p>
          </table:table-cell>
          <table:table-cell office:value-type="float" office:value="70.444861" calcext:value-type="float">
            <text:p>70.444861</text:p>
          </table:table-cell>
          <table:table-cell office:value-type="float" office:value="1.55510591" calcext:value-type="float">
            <text:p>1.55510591</text:p>
          </table:table-cell>
          <table:table-cell office:value-type="float" office:value="0.768774023" calcext:value-type="float">
            <text:p>0.768774023</text:p>
          </table:table-cell>
          <table:table-cell office:value-type="float" office:value="0.5791459" calcext:value-type="float">
            <text:p>0.5791459</text:p>
          </table:table-cell>
          <table:table-cell office:value-type="float" office:value="0.472870662" calcext:value-type="float">
            <text:p>0.472870662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98.332736" calcext:value-type="float">
            <text:p>198.332736</text:p>
          </table:table-cell>
          <table:table-cell office:value-type="float" office:value="69.7339716" calcext:value-type="float">
            <text:p>69.7339716</text:p>
          </table:table-cell>
          <table:table-cell office:value-type="float" office:value="1.59623448" calcext:value-type="float">
            <text:p>1.59623448</text:p>
          </table:table-cell>
          <table:table-cell office:value-type="float" office:value="0.752339864" calcext:value-type="float">
            <text:p>0.752339864</text:p>
          </table:table-cell>
          <table:table-cell office:value-type="float" office:value="2.17641346" calcext:value-type="float">
            <text:p>2.17641346</text:p>
          </table:table-cell>
          <table:table-cell office:value-type="float" office:value="1.7770341565" calcext:value-type="float">
            <text:p>1.777034156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97.790841" calcext:value-type="float">
            <text:p>197.790841</text:p>
          </table:table-cell>
          <table:table-cell office:value-type="float" office:value="69.4689957" calcext:value-type="float">
            <text:p>69.4689957</text:p>
          </table:table-cell>
          <table:table-cell office:value-type="float" office:value="1.60984374" calcext:value-type="float">
            <text:p>1.60984374</text:p>
          </table:table-cell>
          <table:table-cell office:value-type="float" office:value="0.750845936" calcext:value-type="float">
            <text:p>0.750845936</text:p>
          </table:table-cell>
          <table:table-cell office:value-type="float" office:value="0.93632784" calcext:value-type="float">
            <text:p>0.93632784</text:p>
          </table:table-cell>
          <table:table-cell office:value-type="float" office:value="0.764508484" calcext:value-type="float">
            <text:p>0.76450848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97.257257" calcext:value-type="float">
            <text:p>197.257257</text:p>
          </table:table-cell>
          <table:table-cell office:value-type="float" office:value="69.0721135" calcext:value-type="float">
            <text:p>69.0721135</text:p>
          </table:table-cell>
          <table:table-cell office:value-type="float" office:value="1.62391999" calcext:value-type="float">
            <text:p>1.62391999</text:p>
          </table:table-cell>
          <table:table-cell office:value-type="float" office:value="0.790930699" calcext:value-type="float">
            <text:p>0.790930699</text:p>
          </table:table-cell>
          <table:table-cell office:value-type="float" office:value="2.175874179" calcext:value-type="float">
            <text:p>2.175874179</text:p>
          </table:table-cell>
          <table:table-cell office:value-type="float" office:value="1.776593851" calcext:value-type="float">
            <text:p>1.77659385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97.117814" calcext:value-type="float">
            <text:p>197.117814</text:p>
          </table:table-cell>
          <table:table-cell office:value-type="float" office:value="69.11217" calcext:value-type="float">
            <text:p>69.11217</text:p>
          </table:table-cell>
          <table:table-cell office:value-type="float" office:value="1.6394301" calcext:value-type="float">
            <text:p>1.6394301</text:p>
          </table:table-cell>
          <table:table-cell office:value-type="float" office:value="0.786120667" calcext:value-type="float">
            <text:p>0.786120667</text:p>
          </table:table-cell>
          <table:table-cell office:value-type="float" office:value="1.40909725" calcext:value-type="float">
            <text:p>1.40909725</text:p>
          </table:table-cell>
          <table:table-cell office:value-type="float" office:value="1.15052307" calcext:value-type="float">
            <text:p>1.15052307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96.860204" calcext:value-type="float">
            <text:p>196.860204</text:p>
          </table:table-cell>
          <table:table-cell office:value-type="float" office:value="68.8323226" calcext:value-type="float">
            <text:p>68.8323226</text:p>
          </table:table-cell>
          <table:table-cell office:value-type="float" office:value="1.66329983" calcext:value-type="float">
            <text:p>1.66329983</text:p>
          </table:table-cell>
          <table:table-cell office:value-type="float" office:value="0.851583321" calcext:value-type="float">
            <text:p>0.851583321</text:p>
          </table:table-cell>
          <table:table-cell office:value-type="float" office:value="1.910963857" calcext:value-type="float">
            <text:p>1.910963857</text:p>
          </table:table-cell>
          <table:table-cell office:value-type="float" office:value="1.560295416" calcext:value-type="float">
            <text:p>1.56029541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97.052271" calcext:value-type="float">
            <text:p>197.052271</text:p>
          </table:table-cell>
          <table:table-cell office:value-type="float" office:value="69.2981573" calcext:value-type="float">
            <text:p>69.2981573</text:p>
          </table:table-cell>
          <table:table-cell office:value-type="float" office:value="1.67385834" calcext:value-type="float">
            <text:p>1.67385834</text:p>
          </table:table-cell>
          <table:table-cell office:value-type="float" office:value="0.84507174" calcext:value-type="float">
            <text:p>0.84507174</text:p>
          </table:table-cell>
          <table:table-cell office:value-type="float" office:value="1.342570944" calcext:value-type="float">
            <text:p>1.342570944</text:p>
          </table:table-cell>
          <table:table-cell office:value-type="float" office:value="1.09620457" calcext:value-type="float">
            <text:p>1.09620457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96.686808" calcext:value-type="float">
            <text:p>196.686808</text:p>
          </table:table-cell>
          <table:table-cell office:value-type="float" office:value="69.0303302" calcext:value-type="float">
            <text:p>69.0303302</text:p>
          </table:table-cell>
          <table:table-cell office:value-type="float" office:value="1.675691175" calcext:value-type="float">
            <text:p>1.675691175</text:p>
          </table:table-cell>
          <table:table-cell office:value-type="float" office:value="0.849496993" calcext:value-type="float">
            <text:p>0.849496993</text:p>
          </table:table-cell>
          <table:table-cell office:value-type="float" office:value="1.973883874" calcext:value-type="float">
            <text:p>1.973883874</text:p>
          </table:table-cell>
          <table:table-cell office:value-type="float" office:value="1.611669442" calcext:value-type="float">
            <text:p>1.611669442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96.396606" calcext:value-type="float">
            <text:p>196.396606</text:p>
          </table:table-cell>
          <table:table-cell office:value-type="float" office:value="69.3328203" calcext:value-type="float">
            <text:p>69.3328203</text:p>
          </table:table-cell>
          <table:table-cell office:value-type="float" office:value="1.680267935" calcext:value-type="float">
            <text:p>1.680267935</text:p>
          </table:table-cell>
          <table:table-cell office:value-type="float" office:value="0.846113414" calcext:value-type="float">
            <text:p>0.846113414</text:p>
          </table:table-cell>
          <table:table-cell office:value-type="float" office:value="1.485669755" calcext:value-type="float">
            <text:p>1.485669755</text:p>
          </table:table-cell>
          <table:table-cell office:value-type="float" office:value="1.213044249" calcext:value-type="float">
            <text:p>1.213044249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96.747912" calcext:value-type="float">
            <text:p>196.747912</text:p>
          </table:table-cell>
          <table:table-cell office:value-type="float" office:value="69.3255249" calcext:value-type="float">
            <text:p>69.3255249</text:p>
          </table:table-cell>
          <table:table-cell office:value-type="float" office:value="1.654626277" calcext:value-type="float">
            <text:p>1.654626277</text:p>
          </table:table-cell>
          <table:table-cell office:value-type="float" office:value="0.848902554" calcext:value-type="float">
            <text:p>0.848902554</text:p>
          </table:table-cell>
          <table:table-cell office:value-type="float" office:value="1.646327574" calcext:value-type="float">
            <text:p>1.646327574</text:p>
          </table:table-cell>
          <table:table-cell office:value-type="float" office:value="1.3442208255" calcext:value-type="float">
            <text:p>1.344220825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96.50418" calcext:value-type="float">
            <text:p>196.50418</text:p>
          </table:table-cell>
          <table:table-cell office:value-type="float" office:value="69.8682693" calcext:value-type="float">
            <text:p>69.8682693</text:p>
          </table:table-cell>
          <table:table-cell office:value-type="float" office:value="1.640861107" calcext:value-type="float">
            <text:p>1.640861107</text:p>
          </table:table-cell>
          <table:table-cell office:value-type="float" office:value="0.806458964" calcext:value-type="float">
            <text:p>0.806458964</text:p>
          </table:table-cell>
          <table:table-cell office:value-type="float" office:value="1.5216577846" calcext:value-type="float">
            <text:p>1.5216577846</text:p>
          </table:table-cell>
          <table:table-cell office:value-type="float" office:value="1.2424283658" calcext:value-type="float">
            <text:p>1.242428365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97.097866" calcext:value-type="float">
            <text:p>197.097866</text:p>
          </table:table-cell>
          <table:table-cell office:value-type="float" office:value="69.7721324" calcext:value-type="float">
            <text:p>69.7721324</text:p>
          </table:table-cell>
          <table:table-cell office:value-type="float" office:value="1.61873481" calcext:value-type="float">
            <text:p>1.61873481</text:p>
          </table:table-cell>
          <table:table-cell office:value-type="float" office:value="0.808981838" calcext:value-type="float">
            <text:p>0.808981838</text:p>
          </table:table-cell>
          <table:table-cell office:value-type="float" office:value="1.714009005" calcext:value-type="float">
            <text:p>1.714009005</text:p>
          </table:table-cell>
          <table:table-cell office:value-type="float" office:value="1.399482497" calcext:value-type="float">
            <text:p>1.399482497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96.554984" calcext:value-type="float">
            <text:p>196.554984</text:p>
          </table:table-cell>
          <table:table-cell office:value-type="float" office:value="70.2524192" calcext:value-type="float">
            <text:p>70.2524192</text:p>
          </table:table-cell>
          <table:table-cell office:value-type="float" office:value="1.63738669" calcext:value-type="float">
            <text:p>1.63738669</text:p>
          </table:table-cell>
          <table:table-cell office:value-type="float" office:value="0.831202303" calcext:value-type="float">
            <text:p>0.831202303</text:p>
          </table:table-cell>
          <table:table-cell office:value-type="float" office:value="1.097249006" calcext:value-type="float">
            <text:p>1.097249006</text:p>
          </table:table-cell>
          <table:table-cell office:value-type="float" office:value="0.895900014" calcext:value-type="float">
            <text:p>0.89590001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96.745469" calcext:value-type="float">
            <text:p>196.745469</text:p>
          </table:table-cell>
          <table:table-cell office:value-type="float" office:value="70.1211398" calcext:value-type="float">
            <text:p>70.1211398</text:p>
          </table:table-cell>
          <table:table-cell office:value-type="float" office:value="1.622077024" calcext:value-type="float">
            <text:p>1.622077024</text:p>
          </table:table-cell>
          <table:table-cell office:value-type="float" office:value="0.81005708" calcext:value-type="float">
            <text:p>0.81005708</text:p>
          </table:table-cell>
          <table:table-cell office:value-type="float" office:value="1.604164776" calcext:value-type="float">
            <text:p>1.604164776</text:p>
          </table:table-cell>
          <table:table-cell office:value-type="float" office:value="1.309795058" calcext:value-type="float">
            <text:p>1.30979505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95.860257" calcext:value-type="float">
            <text:p>195.860257</text:p>
          </table:table-cell>
          <table:table-cell office:value-type="float" office:value="70.2475801" calcext:value-type="float">
            <text:p>70.2475801</text:p>
          </table:table-cell>
          <table:table-cell office:value-type="float" office:value="1.583817784" calcext:value-type="float">
            <text:p>1.583817784</text:p>
          </table:table-cell>
          <table:table-cell office:value-type="float" office:value="0.795413421" calcext:value-type="float">
            <text:p>0.795413421</text:p>
          </table:table-cell>
          <table:table-cell office:value-type="float" office:value="0.9425180904" calcext:value-type="float">
            <text:p>0.9425180904</text:p>
          </table:table-cell>
          <table:table-cell office:value-type="float" office:value="0.7695627845" calcext:value-type="float">
            <text:p>0.769562784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96.005288" calcext:value-type="float">
            <text:p>196.005288</text:p>
          </table:table-cell>
          <table:table-cell office:value-type="float" office:value="70.0173821" calcext:value-type="float">
            <text:p>70.0173821</text:p>
          </table:table-cell>
          <table:table-cell office:value-type="float" office:value="1.5828402" calcext:value-type="float">
            <text:p>1.5828402</text:p>
          </table:table-cell>
          <table:table-cell office:value-type="float" office:value="0.777080496" calcext:value-type="float">
            <text:p>0.777080496</text:p>
          </table:table-cell>
          <table:table-cell office:value-type="float" office:value="1.692522132" calcext:value-type="float">
            <text:p>1.692522132</text:p>
          </table:table-cell>
          <table:table-cell office:value-type="float" office:value="1.381938519" calcext:value-type="float">
            <text:p>1.381938519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95.30203" calcext:value-type="float">
            <text:p>195.30203</text:p>
          </table:table-cell>
          <table:table-cell office:value-type="float" office:value="69.6658117" calcext:value-type="float">
            <text:p>69.6658117</text:p>
          </table:table-cell>
          <table:table-cell office:value-type="float" office:value="1.58641774" calcext:value-type="float">
            <text:p>1.58641774</text:p>
          </table:table-cell>
          <table:table-cell office:value-type="float" office:value="0.805783549" calcext:value-type="float">
            <text:p>0.805783549</text:p>
          </table:table-cell>
          <table:table-cell office:value-type="float" office:value="0.7218427965" calcext:value-type="float">
            <text:p>0.7218427965</text:p>
          </table:table-cell>
          <table:table-cell office:value-type="float" office:value="0.589382181" calcext:value-type="float">
            <text:p>0.589382181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95.653873" calcext:value-type="float">
            <text:p>195.653873</text:p>
          </table:table-cell>
          <table:table-cell office:value-type="float" office:value="69.4162358" calcext:value-type="float">
            <text:p>69.4162358</text:p>
          </table:table-cell>
          <table:table-cell office:value-type="float" office:value="1.59143098" calcext:value-type="float">
            <text:p>1.59143098</text:p>
          </table:table-cell>
          <table:table-cell office:value-type="float" office:value="0.809535401" calcext:value-type="float">
            <text:p>0.809535401</text:p>
          </table:table-cell>
          <table:table-cell office:value-type="float" office:value="1.8377326634" calcext:value-type="float">
            <text:p>1.8377326634</text:p>
          </table:table-cell>
          <table:table-cell office:value-type="float" office:value="1.500502437" calcext:value-type="float">
            <text:p>1.50050243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94.9714" calcext:value-type="float">
            <text:p>194.9714</text:p>
          </table:table-cell>
          <table:table-cell office:value-type="float" office:value="68.8542221" calcext:value-type="float">
            <text:p>68.8542221</text:p>
          </table:table-cell>
          <table:table-cell office:value-type="float" office:value="1.63475358" calcext:value-type="float">
            <text:p>1.63475358</text:p>
          </table:table-cell>
          <table:table-cell office:value-type="float" office:value="0.838305849" calcext:value-type="float">
            <text:p>0.838305849</text:p>
          </table:table-cell>
          <table:table-cell office:value-type="float" office:value="0.777170687" calcext:value-type="float">
            <text:p>0.777170687</text:p>
          </table:table-cell>
          <table:table-cell office:value-type="float" office:value="0.634557207" calcext:value-type="float">
            <text:p>0.634557207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94.824891" calcext:value-type="float">
            <text:p>194.824891</text:p>
          </table:table-cell>
          <table:table-cell office:value-type="float" office:value="68.6601973" calcext:value-type="float">
            <text:p>68.6601973</text:p>
          </table:table-cell>
          <table:table-cell office:value-type="float" office:value="1.63934451" calcext:value-type="float">
            <text:p>1.63934451</text:p>
          </table:table-cell>
          <table:table-cell office:value-type="float" office:value="0.819760356" calcext:value-type="float">
            <text:p>0.819760356</text:p>
          </table:table-cell>
          <table:table-cell office:value-type="float" office:value="2.049801673" calcext:value-type="float">
            <text:p>2.049801673</text:p>
          </table:table-cell>
          <table:table-cell office:value-type="float" office:value="1.673656084" calcext:value-type="float">
            <text:p>1.673656084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93.883006" calcext:value-type="float">
            <text:p>193.883006</text:p>
          </table:table-cell>
          <table:table-cell office:value-type="float" office:value="68.070493" calcext:value-type="float">
            <text:p>68.070493</text:p>
          </table:table-cell>
          <table:table-cell office:value-type="float" office:value="1.64831453" calcext:value-type="float">
            <text:p>1.64831453</text:p>
          </table:table-cell>
          <table:table-cell office:value-type="float" office:value="0.8377106" calcext:value-type="float">
            <text:p>0.8377106</text:p>
          </table:table-cell>
          <table:table-cell office:value-type="float" office:value="0.785960505" calcext:value-type="float">
            <text:p>0.785960505</text:p>
          </table:table-cell>
          <table:table-cell office:value-type="float" office:value="0.641734057" calcext:value-type="float">
            <text:p>0.641734057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93.572131" calcext:value-type="float">
            <text:p>193.572131</text:p>
          </table:table-cell>
          <table:table-cell office:value-type="float" office:value="67.7099808" calcext:value-type="float">
            <text:p>67.7099808</text:p>
          </table:table-cell>
          <table:table-cell office:value-type="float" office:value="1.66139992" calcext:value-type="float">
            <text:p>1.66139992</text:p>
          </table:table-cell>
          <table:table-cell office:value-type="float" office:value="0.816748926" calcext:value-type="float">
            <text:p>0.816748926</text:p>
          </table:table-cell>
          <table:table-cell office:value-type="float" office:value="2.148982575" calcext:value-type="float">
            <text:p>2.148982575</text:p>
          </table:table-cell>
          <table:table-cell office:value-type="float" office:value="1.754636882" calcext:value-type="float">
            <text:p>1.754636882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92.839343" calcext:value-type="float">
            <text:p>192.839343</text:p>
          </table:table-cell>
          <table:table-cell office:value-type="float" office:value="67.2190474" calcext:value-type="float">
            <text:p>67.2190474</text:p>
          </table:table-cell>
          <table:table-cell office:value-type="float" office:value="1.63797014" calcext:value-type="float">
            <text:p>1.63797014</text:p>
          </table:table-cell>
          <table:table-cell office:value-type="float" office:value="0.875830693" calcext:value-type="float">
            <text:p>0.875830693</text:p>
          </table:table-cell>
          <table:table-cell office:value-type="float" office:value="0.9506983" calcext:value-type="float">
            <text:p>0.9506983</text:p>
          </table:table-cell>
          <table:table-cell office:value-type="float" office:value="0.776241894" calcext:value-type="float">
            <text:p>0.776241894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92.612769" calcext:value-type="float">
            <text:p>192.612769</text:p>
          </table:table-cell>
          <table:table-cell office:value-type="float" office:value="67.3402558" calcext:value-type="float">
            <text:p>67.3402558</text:p>
          </table:table-cell>
          <table:table-cell office:value-type="float" office:value="1.647238025" calcext:value-type="float">
            <text:p>1.647238025</text:p>
          </table:table-cell>
          <table:table-cell office:value-type="float" office:value="0.829475269" calcext:value-type="float">
            <text:p>0.829475269</text:p>
          </table:table-cell>
          <table:table-cell office:value-type="float" office:value="2.47874794" calcext:value-type="float">
            <text:p>2.47874794</text:p>
          </table:table-cell>
          <table:table-cell office:value-type="float" office:value="2.02388924" calcext:value-type="float">
            <text:p>2.0238892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92.474063" calcext:value-type="float">
            <text:p>192.474063</text:p>
          </table:table-cell>
          <table:table-cell office:value-type="float" office:value="67.0430103" calcext:value-type="float">
            <text:p>67.0430103</text:p>
          </table:table-cell>
          <table:table-cell office:value-type="float" office:value="1.672901365" calcext:value-type="float">
            <text:p>1.672901365</text:p>
          </table:table-cell>
          <table:table-cell office:value-type="float" office:value="0.814626683" calcext:value-type="float">
            <text:p>0.814626683</text:p>
          </table:table-cell>
          <table:table-cell office:value-type="float" office:value="0.86186195" calcext:value-type="float">
            <text:p>0.86186195</text:p>
          </table:table-cell>
          <table:table-cell office:value-type="float" office:value="0.70370733" calcext:value-type="float">
            <text:p>0.70370733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92.320306" calcext:value-type="float">
            <text:p>192.320306</text:p>
          </table:table-cell>
          <table:table-cell office:value-type="float" office:value="67.5335327" calcext:value-type="float">
            <text:p>67.5335327</text:p>
          </table:table-cell>
          <table:table-cell office:value-type="float" office:value="1.66638467" calcext:value-type="float">
            <text:p>1.66638467</text:p>
          </table:table-cell>
          <table:table-cell office:value-type="float" office:value="0.82938716" calcext:value-type="float">
            <text:p>0.82938716</text:p>
          </table:table-cell>
          <table:table-cell office:value-type="float" office:value="2.47107812" calcext:value-type="float">
            <text:p>2.47107812</text:p>
          </table:table-cell>
          <table:table-cell office:value-type="float" office:value="2.01762684" calcext:value-type="float">
            <text:p>2.01762684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92.161537" calcext:value-type="float">
            <text:p>192.161537</text:p>
          </table:table-cell>
          <table:table-cell office:value-type="float" office:value="67.2575187" calcext:value-type="float">
            <text:p>67.2575187</text:p>
          </table:table-cell>
          <table:table-cell office:value-type="float" office:value="1.68595159" calcext:value-type="float">
            <text:p>1.68595159</text:p>
          </table:table-cell>
          <table:table-cell office:value-type="float" office:value="0.822054345" calcext:value-type="float">
            <text:p>0.822054345</text:p>
          </table:table-cell>
          <table:table-cell office:value-type="float" office:value="0.934897727" calcext:value-type="float">
            <text:p>0.934897727</text:p>
          </table:table-cell>
          <table:table-cell office:value-type="float" office:value="0.763340797" calcext:value-type="float">
            <text:p>0.763340797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92.346036" calcext:value-type="float">
            <text:p>192.346036</text:p>
          </table:table-cell>
          <table:table-cell office:value-type="float" office:value="67.808597" calcext:value-type="float">
            <text:p>67.808597</text:p>
          </table:table-cell>
          <table:table-cell office:value-type="float" office:value="1.6832165" calcext:value-type="float">
            <text:p>1.6832165</text:p>
          </table:table-cell>
          <table:table-cell office:value-type="float" office:value="0.826231002" calcext:value-type="float">
            <text:p>0.826231002</text:p>
          </table:table-cell>
          <table:table-cell office:value-type="float" office:value="1.489131362" calcext:value-type="float">
            <text:p>1.489131362</text:p>
          </table:table-cell>
          <table:table-cell office:value-type="float" office:value="1.215870656" calcext:value-type="float">
            <text:p>1.21587065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92.68011" calcext:value-type="float">
            <text:p>192.68011</text:p>
          </table:table-cell>
          <table:table-cell office:value-type="float" office:value="67.3218921" calcext:value-type="float">
            <text:p>67.3218921</text:p>
          </table:table-cell>
          <table:table-cell office:value-type="float" office:value="1.66498682" calcext:value-type="float">
            <text:p>1.66498682</text:p>
          </table:table-cell>
          <table:table-cell office:value-type="float" office:value="0.806606937" calcext:value-type="float">
            <text:p>0.806606937</text:p>
          </table:table-cell>
          <table:table-cell office:value-type="float" office:value="1.928447479" calcext:value-type="float">
            <text:p>1.928447479</text:p>
          </table:table-cell>
          <table:table-cell office:value-type="float" office:value="1.574570727" calcext:value-type="float">
            <text:p>1.574570727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92.98658" calcext:value-type="float">
            <text:p>192.98658</text:p>
          </table:table-cell>
          <table:table-cell office:value-type="float" office:value="67.7213695" calcext:value-type="float">
            <text:p>67.7213695</text:p>
          </table:table-cell>
          <table:table-cell office:value-type="float" office:value="1.68155469" calcext:value-type="float">
            <text:p>1.68155469</text:p>
          </table:table-cell>
          <table:table-cell office:value-type="float" office:value="0.821505364" calcext:value-type="float">
            <text:p>0.821505364</text:p>
          </table:table-cell>
          <table:table-cell office:value-type="float" office:value="1.085144533" calcext:value-type="float">
            <text:p>1.085144533</text:p>
          </table:table-cell>
          <table:table-cell office:value-type="float" office:value="0.886016801" calcext:value-type="float">
            <text:p>0.88601680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92.860881" calcext:value-type="float">
            <text:p>192.860881</text:p>
          </table:table-cell>
          <table:table-cell office:value-type="float" office:value="66.9766501" calcext:value-type="float">
            <text:p>66.9766501</text:p>
          </table:table-cell>
          <table:table-cell office:value-type="float" office:value="1.64058495" calcext:value-type="float">
            <text:p>1.64058495</text:p>
          </table:table-cell>
          <table:table-cell office:value-type="float" office:value="0.800958855" calcext:value-type="float">
            <text:p>0.800958855</text:p>
          </table:table-cell>
          <table:table-cell office:value-type="float" office:value="2.075984662" calcext:value-type="float">
            <text:p>2.075984662</text:p>
          </table:table-cell>
          <table:table-cell office:value-type="float" office:value="1.6950344163" calcext:value-type="float">
            <text:p>1.6950344163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93.343256" calcext:value-type="float">
            <text:p>193.343256</text:p>
          </table:table-cell>
          <table:table-cell office:value-type="float" office:value="67.1390596" calcext:value-type="float">
            <text:p>67.1390596</text:p>
          </table:table-cell>
          <table:table-cell office:value-type="float" office:value="1.66228439" calcext:value-type="float">
            <text:p>1.66228439</text:p>
          </table:table-cell>
          <table:table-cell office:value-type="float" office:value="0.833372374" calcext:value-type="float">
            <text:p>0.833372374</text:p>
          </table:table-cell>
          <table:table-cell office:value-type="float" office:value="1.3340306885" calcext:value-type="float">
            <text:p>1.3340306885</text:p>
          </table:table-cell>
          <table:table-cell office:value-type="float" office:value="1.0892314914" calcext:value-type="float">
            <text:p>1.0892314914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92.608483" calcext:value-type="float">
            <text:p>192.608483</text:p>
          </table:table-cell>
          <table:table-cell office:value-type="float" office:value="66.147494" calcext:value-type="float">
            <text:p>66.147494</text:p>
          </table:table-cell>
          <table:table-cell office:value-type="float" office:value="1.63797891" calcext:value-type="float">
            <text:p>1.63797891</text:p>
          </table:table-cell>
          <table:table-cell office:value-type="float" office:value="0.842538292" calcext:value-type="float">
            <text:p>0.842538292</text:p>
          </table:table-cell>
          <table:table-cell office:value-type="float" office:value="2.130747798" calcext:value-type="float">
            <text:p>2.130747798</text:p>
          </table:table-cell>
          <table:table-cell office:value-type="float" office:value="1.739748357" calcext:value-type="float">
            <text:p>1.739748357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92.419276" calcext:value-type="float">
            <text:p>192.419276</text:p>
          </table:table-cell>
          <table:table-cell office:value-type="float" office:value="66.2692787" calcext:value-type="float">
            <text:p>66.2692787</text:p>
          </table:table-cell>
          <table:table-cell office:value-type="float" office:value="1.67470258" calcext:value-type="float">
            <text:p>1.67470258</text:p>
          </table:table-cell>
          <table:table-cell office:value-type="float" office:value="0.862186697" calcext:value-type="float">
            <text:p>0.862186697</text:p>
          </table:table-cell>
          <table:table-cell office:value-type="float" office:value="1.375274621" calcext:value-type="float">
            <text:p>1.375274621</text:p>
          </table:table-cell>
          <table:table-cell office:value-type="float" office:value="1.122907036" calcext:value-type="float">
            <text:p>1.122907036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91.995002" calcext:value-type="float">
            <text:p>191.995002</text:p>
          </table:table-cell>
          <table:table-cell office:value-type="float" office:value="65.5866646" calcext:value-type="float">
            <text:p>65.5866646</text:p>
          </table:table-cell>
          <table:table-cell office:value-type="float" office:value="1.56892428" calcext:value-type="float">
            <text:p>1.56892428</text:p>
          </table:table-cell>
          <table:table-cell office:value-type="float" office:value="0.793203044" calcext:value-type="float">
            <text:p>0.793203044</text:p>
          </table:table-cell>
          <table:table-cell office:value-type="float" office:value="1.480137845" calcext:value-type="float">
            <text:p>1.480137845</text:p>
          </table:table-cell>
          <table:table-cell office:value-type="float" office:value="1.208527494" calcext:value-type="float">
            <text:p>1.208527494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91.193267" calcext:value-type="float">
            <text:p>191.193267</text:p>
          </table:table-cell>
          <table:table-cell office:value-type="float" office:value="65.4639122" calcext:value-type="float">
            <text:p>65.4639122</text:p>
          </table:table-cell>
          <table:table-cell office:value-type="float" office:value="1.503619857" calcext:value-type="float">
            <text:p>1.503619857</text:p>
          </table:table-cell>
          <table:table-cell office:value-type="float" office:value="0.747109814" calcext:value-type="float">
            <text:p>0.747109814</text:p>
          </table:table-cell>
          <table:table-cell office:value-type="float" office:value="1.372556496" calcext:value-type="float">
            <text:p>1.372556496</text:p>
          </table:table-cell>
          <table:table-cell office:value-type="float" office:value="1.1206876956" calcext:value-type="float">
            <text:p>1.1206876956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91.235127" calcext:value-type="float">
            <text:p>191.235127</text:p>
          </table:table-cell>
          <table:table-cell office:value-type="float" office:value="65.5622377" calcext:value-type="float">
            <text:p>65.5622377</text:p>
          </table:table-cell>
          <table:table-cell office:value-type="float" office:value="1.62350059" calcext:value-type="float">
            <text:p>1.62350059</text:p>
          </table:table-cell>
          <table:table-cell office:value-type="float" office:value="0.784503174" calcext:value-type="float">
            <text:p>0.784503174</text:p>
          </table:table-cell>
          <table:table-cell office:value-type="float" office:value="1.16643146" calcext:value-type="float">
            <text:p>1.16643146</text:p>
          </table:table-cell>
          <table:table-cell office:value-type="float" office:value="0.952387294" calcext:value-type="float">
            <text:p>0.952387294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90.683781" calcext:value-type="float">
            <text:p>190.683781</text:p>
          </table:table-cell>
          <table:table-cell office:value-type="float" office:value="65.260247" calcext:value-type="float">
            <text:p>65.260247</text:p>
          </table:table-cell>
          <table:table-cell office:value-type="float" office:value="1.60140031" calcext:value-type="float">
            <text:p>1.60140031</text:p>
          </table:table-cell>
          <table:table-cell office:value-type="float" office:value="0.72768648" calcext:value-type="float">
            <text:p>0.72768648</text:p>
          </table:table-cell>
          <table:table-cell office:value-type="float" office:value="1.79703511" calcext:value-type="float">
            <text:p>1.79703511</text:p>
          </table:table-cell>
          <table:table-cell office:value-type="float" office:value="1.467273064" calcext:value-type="float">
            <text:p>1.467273064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90.850754" calcext:value-type="float">
            <text:p>190.850754</text:p>
          </table:table-cell>
          <table:table-cell office:value-type="float" office:value="65.2053592" calcext:value-type="float">
            <text:p>65.2053592</text:p>
          </table:table-cell>
          <table:table-cell office:value-type="float" office:value="1.6054717" calcext:value-type="float">
            <text:p>1.6054717</text:p>
          </table:table-cell>
          <table:table-cell office:value-type="float" office:value="0.768902419" calcext:value-type="float">
            <text:p>0.768902419</text:p>
          </table:table-cell>
          <table:table-cell office:value-type="float" office:value="0.63005607" calcext:value-type="float">
            <text:p>0.63005607</text:p>
          </table:table-cell>
          <table:table-cell office:value-type="float" office:value="0.51443865" calcext:value-type="float">
            <text:p>0.5144386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90.235185" calcext:value-type="float">
            <text:p>190.235185</text:p>
          </table:table-cell>
          <table:table-cell office:value-type="float" office:value="64.8893077" calcext:value-type="float">
            <text:p>64.8893077</text:p>
          </table:table-cell>
          <table:table-cell office:value-type="float" office:value="1.67938105" calcext:value-type="float">
            <text:p>1.67938105</text:p>
          </table:table-cell>
          <table:table-cell office:value-type="float" office:value="0.845441824" calcext:value-type="float">
            <text:p>0.845441824</text:p>
          </table:table-cell>
          <table:table-cell office:value-type="float" office:value="2.24972433" calcext:value-type="float">
            <text:p>2.24972433</text:p>
          </table:table-cell>
          <table:table-cell office:value-type="float" office:value="1.83689225" calcext:value-type="float">
            <text:p>1.8368922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90.155467" calcext:value-type="float">
            <text:p>190.155467</text:p>
          </table:table-cell>
          <table:table-cell office:value-type="float" office:value="64.8409246" calcext:value-type="float">
            <text:p>64.8409246</text:p>
          </table:table-cell>
          <table:table-cell office:value-type="float" office:value="1.73178743" calcext:value-type="float">
            <text:p>1.73178743</text:p>
          </table:table-cell>
          <table:table-cell office:value-type="float" office:value="0.83822821" calcext:value-type="float">
            <text:p>0.83822821</text:p>
          </table:table-cell>
          <table:table-cell office:value-type="float" office:value="0.421338826" calcext:value-type="float">
            <text:p>0.421338826</text:p>
          </table:table-cell>
          <table:table-cell office:value-type="float" office:value="0.3440217" calcext:value-type="float">
            <text:p>0.3440217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89.320067" calcext:value-type="float">
            <text:p>189.320067</text:p>
          </table:table-cell>
          <table:table-cell office:value-type="float" office:value="64.4921255" calcext:value-type="float">
            <text:p>64.4921255</text:p>
          </table:table-cell>
          <table:table-cell office:value-type="float" office:value="1.74375993" calcext:value-type="float">
            <text:p>1.74375993</text:p>
          </table:table-cell>
          <table:table-cell office:value-type="float" office:value="0.871473565" calcext:value-type="float">
            <text:p>0.871473565</text:p>
          </table:table-cell>
          <table:table-cell office:value-type="float" office:value="2.04897639" calcext:value-type="float">
            <text:p>2.04897639</text:p>
          </table:table-cell>
          <table:table-cell office:value-type="float" office:value="1.672982202" calcext:value-type="float">
            <text:p>1.672982202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89.199419" calcext:value-type="float">
            <text:p>189.199419</text:p>
          </table:table-cell>
          <table:table-cell office:value-type="float" office:value="64.4316574" calcext:value-type="float">
            <text:p>64.4316574</text:p>
          </table:table-cell>
          <table:table-cell office:value-type="float" office:value="1.76140178" calcext:value-type="float">
            <text:p>1.76140178</text:p>
          </table:table-cell>
          <table:table-cell office:value-type="float" office:value="0.850703238" calcext:value-type="float">
            <text:p>0.850703238</text:p>
          </table:table-cell>
          <table:table-cell office:value-type="float" office:value="0.500315765" calcext:value-type="float">
            <text:p>0.500315765</text:p>
          </table:table-cell>
          <table:table-cell office:value-type="float" office:value="0.408506112" calcext:value-type="float">
            <text:p>0.408506112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88.695561" calcext:value-type="float">
            <text:p>188.695561</text:p>
          </table:table-cell>
          <table:table-cell office:value-type="float" office:value="63.9754138" calcext:value-type="float">
            <text:p>63.9754138</text:p>
          </table:table-cell>
          <table:table-cell office:value-type="float" office:value="1.70548243" calcext:value-type="float">
            <text:p>1.70548243</text:p>
          </table:table-cell>
          <table:table-cell office:value-type="float" office:value="0.789199261" calcext:value-type="float">
            <text:p>0.789199261</text:p>
          </table:table-cell>
          <table:table-cell office:value-type="float" office:value="1.36410675" calcext:value-type="float">
            <text:p>1.36410675</text:p>
          </table:table-cell>
          <table:table-cell office:value-type="float" office:value="1.113788457" calcext:value-type="float">
            <text:p>1.113788457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88.600545" calcext:value-type="float">
            <text:p>188.600545</text:p>
          </table:table-cell>
          <table:table-cell office:value-type="float" office:value="64.0998389" calcext:value-type="float">
            <text:p>64.0998389</text:p>
          </table:table-cell>
          <table:table-cell office:value-type="float" office:value="1.71526612" calcext:value-type="float">
            <text:p>1.71526612</text:p>
          </table:table-cell>
          <table:table-cell office:value-type="float" office:value="0.79170571" calcext:value-type="float">
            <text:p>0.79170571</text:p>
          </table:table-cell>
          <table:table-cell office:value-type="float" office:value="1.31202006" calcext:value-type="float">
            <text:p>1.31202006</text:p>
          </table:table-cell>
          <table:table-cell office:value-type="float" office:value="1.07125992" calcext:value-type="float">
            <text:p>1.07125992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87.748952" calcext:value-type="float">
            <text:p>187.748952</text:p>
          </table:table-cell>
          <table:table-cell office:value-type="float" office:value="63.9336545" calcext:value-type="float">
            <text:p>63.9336545</text:p>
          </table:table-cell>
          <table:table-cell office:value-type="float" office:value="1.73010908" calcext:value-type="float">
            <text:p>1.73010908</text:p>
          </table:table-cell>
          <table:table-cell office:value-type="float" office:value="0.771889633" calcext:value-type="float">
            <text:p>0.771889633</text:p>
          </table:table-cell>
          <table:table-cell office:value-type="float" office:value="0.9896815" calcext:value-type="float">
            <text:p>0.9896815</text:p>
          </table:table-cell>
          <table:table-cell office:value-type="float" office:value="0.808071538" calcext:value-type="float">
            <text:p>0.80807153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87.542461" calcext:value-type="float">
            <text:p>187.542461</text:p>
          </table:table-cell>
          <table:table-cell office:value-type="float" office:value="64.0465453" calcext:value-type="float">
            <text:p>64.0465453</text:p>
          </table:table-cell>
          <table:table-cell office:value-type="float" office:value="1.70656264" calcext:value-type="float">
            <text:p>1.70656264</text:p>
          </table:table-cell>
          <table:table-cell office:value-type="float" office:value="0.779970081" calcext:value-type="float">
            <text:p>0.779970081</text:p>
          </table:table-cell>
          <table:table-cell office:value-type="float" office:value="1.402814845" calcext:value-type="float">
            <text:p>1.402814845</text:p>
          </table:table-cell>
          <table:table-cell office:value-type="float" office:value="1.14539352" calcext:value-type="float">
            <text:p>1.14539352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87.139394" calcext:value-type="float">
            <text:p>187.139394</text:p>
          </table:table-cell>
          <table:table-cell office:value-type="float" office:value="63.7887426" calcext:value-type="float">
            <text:p>63.7887426</text:p>
          </table:table-cell>
          <table:table-cell office:value-type="float" office:value="1.73592722" calcext:value-type="float">
            <text:p>1.73592722</text:p>
          </table:table-cell>
          <table:table-cell office:value-type="float" office:value="0.783265175" calcext:value-type="float">
            <text:p>0.783265175</text:p>
          </table:table-cell>
          <table:table-cell office:value-type="float" office:value="1.146920522" calcext:value-type="float">
            <text:p>1.146920522</text:p>
          </table:table-cell>
          <table:table-cell office:value-type="float" office:value="0.936456654" calcext:value-type="float">
            <text:p>0.936456654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86.913154" calcext:value-type="float">
            <text:p>186.913154</text:p>
          </table:table-cell>
          <table:table-cell office:value-type="float" office:value="63.7382812" calcext:value-type="float">
            <text:p>63.7382812</text:p>
          </table:table-cell>
          <table:table-cell office:value-type="float" office:value="1.7275831" calcext:value-type="float">
            <text:p>1.7275831</text:p>
          </table:table-cell>
          <table:table-cell office:value-type="float" office:value="0.82050129" calcext:value-type="float">
            <text:p>0.82050129</text:p>
          </table:table-cell>
          <table:table-cell office:value-type="float" office:value="1.652438785" calcext:value-type="float">
            <text:p>1.652438785</text:p>
          </table:table-cell>
          <table:table-cell office:value-type="float" office:value="1.349210637" calcext:value-type="float">
            <text:p>1.349210637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87.3896925" calcext:value-type="float">
            <text:p>187.3896925</text:p>
          </table:table-cell>
          <table:table-cell office:value-type="float" office:value="63.7485785" calcext:value-type="float">
            <text:p>63.7485785</text:p>
          </table:table-cell>
          <table:table-cell office:value-type="float" office:value="1.71065221" calcext:value-type="float">
            <text:p>1.71065221</text:p>
          </table:table-cell>
          <table:table-cell office:value-type="float" office:value="0.826873355" calcext:value-type="float">
            <text:p>0.826873355</text:p>
          </table:table-cell>
          <table:table-cell office:value-type="float" office:value="1.612710356" calcext:value-type="float">
            <text:p>1.612710356</text:p>
          </table:table-cell>
          <table:table-cell office:value-type="float" office:value="1.316772467" calcext:value-type="float">
            <text:p>1.316772467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86.7169965" calcext:value-type="float">
            <text:p>186.7169965</text:p>
          </table:table-cell>
          <table:table-cell office:value-type="float" office:value="63.5388663" calcext:value-type="float">
            <text:p>63.5388663</text:p>
          </table:table-cell>
          <table:table-cell office:value-type="float" office:value="1.67054717" calcext:value-type="float">
            <text:p>1.67054717</text:p>
          </table:table-cell>
          <table:table-cell office:value-type="float" office:value="0.798418102" calcext:value-type="float">
            <text:p>0.798418102</text:p>
          </table:table-cell>
          <table:table-cell office:value-type="float" office:value="1.488601296" calcext:value-type="float">
            <text:p>1.488601296</text:p>
          </table:table-cell>
          <table:table-cell office:value-type="float" office:value="1.215437888" calcext:value-type="float">
            <text:p>1.215437888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87.339917" calcext:value-type="float">
            <text:p>187.339917</text:p>
          </table:table-cell>
          <table:table-cell office:value-type="float" office:value="64.0500561" calcext:value-type="float">
            <text:p>64.0500561</text:p>
          </table:table-cell>
          <table:table-cell office:value-type="float" office:value="1.65057575" calcext:value-type="float">
            <text:p>1.65057575</text:p>
          </table:table-cell>
          <table:table-cell office:value-type="float" office:value="0.839107608" calcext:value-type="float">
            <text:p>0.839107608</text:p>
          </table:table-cell>
          <table:table-cell office:value-type="float" office:value="1.23935492" calcext:value-type="float">
            <text:p>1.23935492</text:p>
          </table:table-cell>
          <table:table-cell office:value-type="float" office:value="1.0119291" calcext:value-type="float">
            <text:p>1.011929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87.142518" calcext:value-type="float">
            <text:p>187.142518</text:p>
          </table:table-cell>
          <table:table-cell office:value-type="float" office:value="63.490152" calcext:value-type="float">
            <text:p>63.490152</text:p>
          </table:table-cell>
          <table:table-cell office:value-type="float" office:value="1.63975136" calcext:value-type="float">
            <text:p>1.63975136</text:p>
          </table:table-cell>
          <table:table-cell office:value-type="float" office:value="0.855835171" calcext:value-type="float">
            <text:p>0.855835171</text:p>
          </table:table-cell>
          <table:table-cell office:value-type="float" office:value="2.14605226" calcext:value-type="float">
            <text:p>2.14605226</text:p>
          </table:table-cell>
          <table:table-cell office:value-type="float" office:value="1.75224431" calcext:value-type="float">
            <text:p>1.75224431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88.280506" calcext:value-type="float">
            <text:p>188.280506</text:p>
          </table:table-cell>
          <table:table-cell office:value-type="float" office:value="63.7566811" calcext:value-type="float">
            <text:p>63.7566811</text:p>
          </table:table-cell>
          <table:table-cell office:value-type="float" office:value="1.64027371" calcext:value-type="float">
            <text:p>1.64027371</text:p>
          </table:table-cell>
          <table:table-cell office:value-type="float" office:value="0.85788252" calcext:value-type="float">
            <text:p>0.85788252</text:p>
          </table:table-cell>
          <table:table-cell office:value-type="float" office:value="1.87508073" calcext:value-type="float">
            <text:p>1.87508073</text:p>
          </table:table-cell>
          <table:table-cell office:value-type="float" office:value="1.53099699" calcext:value-type="float">
            <text:p>1.53099699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88.267036" calcext:value-type="float">
            <text:p>188.267036</text:p>
          </table:table-cell>
          <table:table-cell office:value-type="float" office:value="63.6741992" calcext:value-type="float">
            <text:p>63.6741992</text:p>
          </table:table-cell>
          <table:table-cell office:value-type="float" office:value="1.61821213" calcext:value-type="float">
            <text:p>1.61821213</text:p>
          </table:table-cell>
          <table:table-cell office:value-type="float" office:value="0.874111937" calcext:value-type="float">
            <text:p>0.874111937</text:p>
          </table:table-cell>
          <table:table-cell office:value-type="float" office:value="1.78135859" calcext:value-type="float">
            <text:p>1.78135859</text:p>
          </table:table-cell>
          <table:table-cell office:value-type="float" office:value="1.45447318" calcext:value-type="float">
            <text:p>1.4544731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88.3895945" calcext:value-type="float">
            <text:p>188.3895945</text:p>
          </table:table-cell>
          <table:table-cell office:value-type="float" office:value="64.1300755" calcext:value-type="float">
            <text:p>64.1300755</text:p>
          </table:table-cell>
          <table:table-cell office:value-type="float" office:value="1.59289193" calcext:value-type="float">
            <text:p>1.59289193</text:p>
          </table:table-cell>
          <table:table-cell office:value-type="float" office:value="0.877724272" calcext:value-type="float">
            <text:p>0.877724272</text:p>
          </table:table-cell>
          <table:table-cell office:value-type="float" office:value="1.26148205" calcext:value-type="float">
            <text:p>1.26148205</text:p>
          </table:table-cell>
          <table:table-cell office:value-type="float" office:value="1.02999578" calcext:value-type="float">
            <text:p>1.02999578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89.0229935" calcext:value-type="float">
            <text:p>189.0229935</text:p>
          </table:table-cell>
          <table:table-cell office:value-type="float" office:value="64.4967767" calcext:value-type="float">
            <text:p>64.4967767</text:p>
          </table:table-cell>
          <table:table-cell office:value-type="float" office:value="1.59187825" calcext:value-type="float">
            <text:p>1.59187825</text:p>
          </table:table-cell>
          <table:table-cell office:value-type="float" office:value="0.808747765" calcext:value-type="float">
            <text:p>0.808747765</text:p>
          </table:table-cell>
          <table:table-cell office:value-type="float" office:value="1.67247436" calcext:value-type="float">
            <text:p>1.67247436</text:p>
          </table:table-cell>
          <table:table-cell office:value-type="float" office:value="1.365569637" calcext:value-type="float">
            <text:p>1.365569637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88.8097304" calcext:value-type="float">
            <text:p>188.8097304</text:p>
          </table:table-cell>
          <table:table-cell office:value-type="float" office:value="65.0729183" calcext:value-type="float">
            <text:p>65.0729183</text:p>
          </table:table-cell>
          <table:table-cell office:value-type="float" office:value="1.52726249" calcext:value-type="float">
            <text:p>1.52726249</text:p>
          </table:table-cell>
          <table:table-cell office:value-type="float" office:value="0.780536382" calcext:value-type="float">
            <text:p>0.780536382</text:p>
          </table:table-cell>
          <table:table-cell office:value-type="float" office:value="0.8481286" calcext:value-type="float">
            <text:p>0.8481286</text:p>
          </table:table-cell>
          <table:table-cell office:value-type="float" office:value="0.6924941" calcext:value-type="float">
            <text:p>0.692494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90.1672894" calcext:value-type="float">
            <text:p>190.1672894</text:p>
          </table:table-cell>
          <table:table-cell office:value-type="float" office:value="65.6751197" calcext:value-type="float">
            <text:p>65.6751197</text:p>
          </table:table-cell>
          <table:table-cell office:value-type="float" office:value="1.53707157" calcext:value-type="float">
            <text:p>1.53707157</text:p>
          </table:table-cell>
          <table:table-cell office:value-type="float" office:value="0.783078691" calcext:value-type="float">
            <text:p>0.783078691</text:p>
          </table:table-cell>
          <table:table-cell office:value-type="float" office:value="2.22244945" calcext:value-type="float">
            <text:p>2.22244945</text:p>
          </table:table-cell>
          <table:table-cell office:value-type="float" office:value="1.814622405" calcext:value-type="float">
            <text:p>1.814622405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90.01669" calcext:value-type="float">
            <text:p>190.01669</text:p>
          </table:table-cell>
          <table:table-cell office:value-type="float" office:value="66.0822968" calcext:value-type="float">
            <text:p>66.0822968</text:p>
          </table:table-cell>
          <table:table-cell office:value-type="float" office:value="1.497069207" calcext:value-type="float">
            <text:p>1.497069207</text:p>
          </table:table-cell>
          <table:table-cell office:value-type="float" office:value="0.789507254" calcext:value-type="float">
            <text:p>0.789507254</text:p>
          </table:table-cell>
          <table:table-cell office:value-type="float" office:value="1.0576108" calcext:value-type="float">
            <text:p>1.0576108</text:p>
          </table:table-cell>
          <table:table-cell office:value-type="float" office:value="0.86353559" calcext:value-type="float">
            <text:p>0.86353559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91.533469" calcext:value-type="float">
            <text:p>191.533469</text:p>
          </table:table-cell>
          <table:table-cell office:value-type="float" office:value="66.8527145" calcext:value-type="float">
            <text:p>66.8527145</text:p>
          </table:table-cell>
          <table:table-cell office:value-type="float" office:value="1.547003117" calcext:value-type="float">
            <text:p>1.547003117</text:p>
          </table:table-cell>
          <table:table-cell office:value-type="float" office:value="0.784509554" calcext:value-type="float">
            <text:p>0.784509554</text:p>
          </table:table-cell>
          <table:table-cell office:value-type="float" office:value="2.34447877" calcext:value-type="float">
            <text:p>2.34447877</text:p>
          </table:table-cell>
          <table:table-cell office:value-type="float" office:value="1.914258934" calcext:value-type="float">
            <text:p>1.914258934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91.701142" calcext:value-type="float">
            <text:p>191.701142</text:p>
          </table:table-cell>
          <table:table-cell office:value-type="float" office:value="66.7311048" calcext:value-type="float">
            <text:p>66.7311048</text:p>
          </table:table-cell>
          <table:table-cell office:value-type="float" office:value="1.58803612" calcext:value-type="float">
            <text:p>1.58803612</text:p>
          </table:table-cell>
          <table:table-cell office:value-type="float" office:value="0.779721935" calcext:value-type="float">
            <text:p>0.779721935</text:p>
          </table:table-cell>
          <table:table-cell office:value-type="float" office:value="1.05567397" calcext:value-type="float">
            <text:p>1.05567397</text:p>
          </table:table-cell>
          <table:table-cell office:value-type="float" office:value="0.86195416" calcext:value-type="float">
            <text:p>0.86195416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93.427616" calcext:value-type="float">
            <text:p>193.427616</text:p>
          </table:table-cell>
          <table:table-cell office:value-type="float" office:value="67.1261066" calcext:value-type="float">
            <text:p>67.1261066</text:p>
          </table:table-cell>
          <table:table-cell office:value-type="float" office:value="1.66066073" calcext:value-type="float">
            <text:p>1.66066073</text:p>
          </table:table-cell>
          <table:table-cell office:value-type="float" office:value="0.826295367" calcext:value-type="float">
            <text:p>0.826295367</text:p>
          </table:table-cell>
          <table:table-cell office:value-type="float" office:value="2.385294493" calcext:value-type="float">
            <text:p>2.385294493</text:p>
          </table:table-cell>
          <table:table-cell office:value-type="float" office:value="1.947584793" calcext:value-type="float">
            <text:p>1.947584793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93.832823" calcext:value-type="float">
            <text:p>193.832823</text:p>
          </table:table-cell>
          <table:table-cell office:value-type="float" office:value="66.640624" calcext:value-type="float">
            <text:p>66.640624</text:p>
          </table:table-cell>
          <table:table-cell office:value-type="float" office:value="1.61238966" calcext:value-type="float">
            <text:p>1.61238966</text:p>
          </table:table-cell>
          <table:table-cell office:value-type="float" office:value="0.793348529" calcext:value-type="float">
            <text:p>0.793348529</text:p>
          </table:table-cell>
          <table:table-cell office:value-type="float" office:value="0.7700247" calcext:value-type="float">
            <text:p>0.7700247</text:p>
          </table:table-cell>
          <table:table-cell office:value-type="float" office:value="0.628722544" calcext:value-type="float">
            <text:p>0.628722544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95.393099" calcext:value-type="float">
            <text:p>195.393099</text:p>
          </table:table-cell>
          <table:table-cell office:value-type="float" office:value="67.0913033" calcext:value-type="float">
            <text:p>67.0913033</text:p>
          </table:table-cell>
          <table:table-cell office:value-type="float" office:value="1.54115809" calcext:value-type="float">
            <text:p>1.54115809</text:p>
          </table:table-cell>
          <table:table-cell office:value-type="float" office:value="0.781823777" calcext:value-type="float">
            <text:p>0.781823777</text:p>
          </table:table-cell>
          <table:table-cell office:value-type="float" office:value="2.038248492" calcext:value-type="float">
            <text:p>2.038248492</text:p>
          </table:table-cell>
          <table:table-cell office:value-type="float" office:value="1.66422291" calcext:value-type="float">
            <text:p>1.6642229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95.9107155" calcext:value-type="float">
            <text:p>195.9107155</text:p>
          </table:table-cell>
          <table:table-cell office:value-type="float" office:value="66.6423833" calcext:value-type="float">
            <text:p>66.6423833</text:p>
          </table:table-cell>
          <table:table-cell office:value-type="float" office:value="1.60668089" calcext:value-type="float">
            <text:p>1.60668089</text:p>
          </table:table-cell>
          <table:table-cell office:value-type="float" office:value="0.805216034" calcext:value-type="float">
            <text:p>0.805216034</text:p>
          </table:table-cell>
          <table:table-cell office:value-type="float" office:value="0.642606403" calcext:value-type="float">
            <text:p>0.642606403</text:p>
          </table:table-cell>
          <table:table-cell office:value-type="float" office:value="0.524685927" calcext:value-type="float">
            <text:p>0.524685927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95.5885275" calcext:value-type="float">
            <text:p>195.5885275</text:p>
          </table:table-cell>
          <table:table-cell office:value-type="float" office:value="66.5461666" calcext:value-type="float">
            <text:p>66.5461666</text:p>
          </table:table-cell>
          <table:table-cell office:value-type="float" office:value="1.59515164" calcext:value-type="float">
            <text:p>1.59515164</text:p>
          </table:table-cell>
          <table:table-cell office:value-type="float" office:value="0.76800318" calcext:value-type="float">
            <text:p>0.76800318</text:p>
          </table:table-cell>
          <table:table-cell office:value-type="float" office:value="1.28963373" calcext:value-type="float">
            <text:p>1.28963373</text:p>
          </table:table-cell>
          <table:table-cell office:value-type="float" office:value="1.0529815" calcext:value-type="float">
            <text:p>1.0529815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96.647132" calcext:value-type="float">
            <text:p>196.647132</text:p>
          </table:table-cell>
          <table:table-cell office:value-type="float" office:value="66.6596848" calcext:value-type="float">
            <text:p>66.6596848</text:p>
          </table:table-cell>
          <table:table-cell office:value-type="float" office:value="1.54369999" calcext:value-type="float">
            <text:p>1.54369999</text:p>
          </table:table-cell>
          <table:table-cell office:value-type="float" office:value="0.754594558" calcext:value-type="float">
            <text:p>0.754594558</text:p>
          </table:table-cell>
          <table:table-cell office:value-type="float" office:value="1.28242946" calcext:value-type="float">
            <text:p>1.28242946</text:p>
          </table:table-cell>
          <table:table-cell office:value-type="float" office:value="1.04709924" calcext:value-type="float">
            <text:p>1.0470992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5.881055" calcext:value-type="float">
            <text:p>195.881055</text:p>
          </table:table-cell>
          <table:table-cell office:value-type="float" office:value="66.4081653" calcext:value-type="float">
            <text:p>66.4081653</text:p>
          </table:table-cell>
          <table:table-cell office:value-type="float" office:value="1.50239" calcext:value-type="float">
            <text:p>1.50239</text:p>
          </table:table-cell>
          <table:table-cell office:value-type="float" office:value="0.790041105" calcext:value-type="float">
            <text:p>0.790041105</text:p>
          </table:table-cell>
          <table:table-cell office:value-type="float" office:value="1.455260726" calcext:value-type="float">
            <text:p>1.455260726</text:p>
          </table:table-cell>
          <table:table-cell office:value-type="float" office:value="1.18821542" calcext:value-type="float">
            <text:p>1.18821542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96.3590606" calcext:value-type="float">
            <text:p>196.3590606</text:p>
          </table:table-cell>
          <table:table-cell office:value-type="float" office:value="66.4195115" calcext:value-type="float">
            <text:p>66.4195115</text:p>
          </table:table-cell>
          <table:table-cell office:value-type="float" office:value="1.49912359" calcext:value-type="float">
            <text:p>1.49912359</text:p>
          </table:table-cell>
          <table:table-cell office:value-type="float" office:value="0.810518483" calcext:value-type="float">
            <text:p>0.810518483</text:p>
          </table:table-cell>
          <table:table-cell office:value-type="float" office:value="0.807474962" calcext:value-type="float">
            <text:p>0.807474962</text:p>
          </table:table-cell>
          <table:table-cell office:value-type="float" office:value="0.659300526" calcext:value-type="float">
            <text:p>0.659300526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95.8545406" calcext:value-type="float">
            <text:p>195.8545406</text:p>
          </table:table-cell>
          <table:table-cell office:value-type="float" office:value="66.5437334" calcext:value-type="float">
            <text:p>66.5437334</text:p>
          </table:table-cell>
          <table:table-cell office:value-type="float" office:value="1.47194538" calcext:value-type="float">
            <text:p>1.47194538</text:p>
          </table:table-cell>
          <table:table-cell office:value-type="float" office:value="0.822685706" calcext:value-type="float">
            <text:p>0.822685706</text:p>
          </table:table-cell>
          <table:table-cell office:value-type="float" office:value="2.044674572" calcext:value-type="float">
            <text:p>2.044674572</text:p>
          </table:table-cell>
          <table:table-cell office:value-type="float" office:value="1.669469785" calcext:value-type="float">
            <text:p>1.669469785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95.5832264" calcext:value-type="float">
            <text:p>195.5832264</text:p>
          </table:table-cell>
          <table:table-cell office:value-type="float" office:value="66.5728302" calcext:value-type="float">
            <text:p>66.5728302</text:p>
          </table:table-cell>
          <table:table-cell office:value-type="float" office:value="1.5387068" calcext:value-type="float">
            <text:p>1.5387068</text:p>
          </table:table-cell>
          <table:table-cell office:value-type="float" office:value="0.828379157" calcext:value-type="float">
            <text:p>0.828379157</text:p>
          </table:table-cell>
          <table:table-cell office:value-type="float" office:value="0.475390182" calcext:value-type="float">
            <text:p>0.475390182</text:p>
          </table:table-cell>
          <table:table-cell office:value-type="float" office:value="0.388154461" calcext:value-type="float">
            <text:p>0.388154461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94.6035764" calcext:value-type="float">
            <text:p>194.6035764</text:p>
          </table:table-cell>
          <table:table-cell office:value-type="float" office:value="66.3085565" calcext:value-type="float">
            <text:p>66.3085565</text:p>
          </table:table-cell>
          <table:table-cell office:value-type="float" office:value="1.493878406" calcext:value-type="float">
            <text:p>1.493878406</text:p>
          </table:table-cell>
          <table:table-cell office:value-type="float" office:value="0.8338582" calcext:value-type="float">
            <text:p>0.8338582</text:p>
          </table:table-cell>
          <table:table-cell office:value-type="float" office:value="2.38499033" calcext:value-type="float">
            <text:p>2.38499033</text:p>
          </table:table-cell>
          <table:table-cell office:value-type="float" office:value="1.9473364" calcext:value-type="float">
            <text:p>1.9473364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94.5145345" calcext:value-type="float">
            <text:p>194.5145345</text:p>
          </table:table-cell>
          <table:table-cell office:value-type="float" office:value="66.2593644" calcext:value-type="float">
            <text:p>66.2593644</text:p>
          </table:table-cell>
          <table:table-cell office:value-type="float" office:value="1.425245933" calcext:value-type="float">
            <text:p>1.425245933</text:p>
          </table:table-cell>
          <table:table-cell office:value-type="float" office:value="0.813729968" calcext:value-type="float">
            <text:p>0.813729968</text:p>
          </table:table-cell>
          <table:table-cell office:value-type="float" office:value="0.343105527" calcext:value-type="float">
            <text:p>0.343105527</text:p>
          </table:table-cell>
          <table:table-cell office:value-type="float" office:value="0.28014449" calcext:value-type="float">
            <text:p>0.28014449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93.8364025" calcext:value-type="float">
            <text:p>193.8364025</text:p>
          </table:table-cell>
          <table:table-cell office:value-type="float" office:value="65.9597011" calcext:value-type="float">
            <text:p>65.9597011</text:p>
          </table:table-cell>
          <table:table-cell office:value-type="float" office:value="1.332466197" calcext:value-type="float">
            <text:p>1.332466197</text:p>
          </table:table-cell>
          <table:table-cell office:value-type="float" office:value="0.804407003" calcext:value-type="float">
            <text:p>0.804407003</text:p>
          </table:table-cell>
          <table:table-cell office:value-type="float" office:value="2.4883915" calcext:value-type="float">
            <text:p>2.4883915</text:p>
          </table:table-cell>
          <table:table-cell office:value-type="float" office:value="2.0317631" calcext:value-type="float">
            <text:p>2.0317631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93.195305" calcext:value-type="float">
            <text:p>193.195305</text:p>
          </table:table-cell>
          <table:table-cell office:value-type="float" office:value="65.4977828" calcext:value-type="float">
            <text:p>65.4977828</text:p>
          </table:table-cell>
          <table:table-cell office:value-type="float" office:value="1.312342157" calcext:value-type="float">
            <text:p>1.312342157</text:p>
          </table:table-cell>
          <table:table-cell office:value-type="float" office:value="0.77507693" calcext:value-type="float">
            <text:p>0.77507693</text:p>
          </table:table-cell>
          <table:table-cell office:value-type="float" office:value="0.55729762" calcext:value-type="float">
            <text:p>0.55729762</text:p>
          </table:table-cell>
          <table:table-cell office:value-type="float" office:value="0.455031623" calcext:value-type="float">
            <text:p>0.455031623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93.100498" calcext:value-type="float">
            <text:p>193.100498</text:p>
          </table:table-cell>
          <table:table-cell office:value-type="float" office:value="65.1478276" calcext:value-type="float">
            <text:p>65.1478276</text:p>
          </table:table-cell>
          <table:table-cell office:value-type="float" office:value="1.215665406" calcext:value-type="float">
            <text:p>1.215665406</text:p>
          </table:table-cell>
          <table:table-cell office:value-type="float" office:value="0.683917128" calcext:value-type="float">
            <text:p>0.683917128</text:p>
          </table:table-cell>
          <table:table-cell office:value-type="float" office:value="2.008146798" calcext:value-type="float">
            <text:p>2.008146798</text:p>
          </table:table-cell>
          <table:table-cell office:value-type="float" office:value="1.639645004" calcext:value-type="float">
            <text:p>1.639645004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92.357863" calcext:value-type="float">
            <text:p>192.357863</text:p>
          </table:table-cell>
          <table:table-cell office:value-type="float" office:value="64.661661" calcext:value-type="float">
            <text:p>64.661661</text:p>
          </table:table-cell>
          <table:table-cell office:value-type="float" office:value="1.282713399" calcext:value-type="float">
            <text:p>1.282713399</text:p>
          </table:table-cell>
          <table:table-cell office:value-type="float" office:value="0.710980505" calcext:value-type="float">
            <text:p>0.710980505</text:p>
          </table:table-cell>
          <table:table-cell office:value-type="float" office:value="0.62432186" calcext:value-type="float">
            <text:p>0.62432186</text:p>
          </table:table-cell>
          <table:table-cell office:value-type="float" office:value="0.509756675" calcext:value-type="float">
            <text:p>0.509756675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92.210991" calcext:value-type="float">
            <text:p>192.210991</text:p>
          </table:table-cell>
          <table:table-cell office:value-type="float" office:value="64.4134799" calcext:value-type="float">
            <text:p>64.4134799</text:p>
          </table:table-cell>
          <table:table-cell office:value-type="float" office:value="1.265836666" calcext:value-type="float">
            <text:p>1.265836666</text:p>
          </table:table-cell>
          <table:table-cell office:value-type="float" office:value="0.731186878" calcext:value-type="float">
            <text:p>0.731186878</text:p>
          </table:table-cell>
          <table:table-cell office:value-type="float" office:value="1.64037872" calcext:value-type="float">
            <text:p>1.64037872</text:p>
          </table:table-cell>
          <table:table-cell office:value-type="float" office:value="1.33936362" calcext:value-type="float">
            <text:p>1.33936362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91.399821" calcext:value-type="float">
            <text:p>191.399821</text:p>
          </table:table-cell>
          <table:table-cell office:value-type="float" office:value="64.1533381" calcext:value-type="float">
            <text:p>64.1533381</text:p>
          </table:table-cell>
          <table:table-cell office:value-type="float" office:value="1.247847416" calcext:value-type="float">
            <text:p>1.247847416</text:p>
          </table:table-cell>
          <table:table-cell office:value-type="float" office:value="0.746331088" calcext:value-type="float">
            <text:p>0.746331088</text:p>
          </table:table-cell>
          <table:table-cell office:value-type="float" office:value="0.771312845" calcext:value-type="float">
            <text:p>0.771312845</text:p>
          </table:table-cell>
          <table:table-cell office:value-type="float" office:value="0.62977426" calcext:value-type="float">
            <text:p>0.62977426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91.080727" calcext:value-type="float">
            <text:p>191.080727</text:p>
          </table:table-cell>
          <table:table-cell office:value-type="float" office:value="64.0635922" calcext:value-type="float">
            <text:p>64.0635922</text:p>
          </table:table-cell>
          <table:table-cell office:value-type="float" office:value="1.264128236" calcext:value-type="float">
            <text:p>1.264128236</text:p>
          </table:table-cell>
          <table:table-cell office:value-type="float" office:value="0.705668606" calcext:value-type="float">
            <text:p>0.705668606</text:p>
          </table:table-cell>
          <table:table-cell office:value-type="float" office:value="1.32353247" calcext:value-type="float">
            <text:p>1.32353247</text:p>
          </table:table-cell>
          <table:table-cell office:value-type="float" office:value="1.08065974" calcext:value-type="float">
            <text:p>1.08065974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90.653514" calcext:value-type="float">
            <text:p>190.653514</text:p>
          </table:table-cell>
          <table:table-cell office:value-type="float" office:value="64.0796876" calcext:value-type="float">
            <text:p>64.0796876</text:p>
          </table:table-cell>
          <table:table-cell office:value-type="float" office:value="1.200826486" calcext:value-type="float">
            <text:p>1.200826486</text:p>
          </table:table-cell>
          <table:table-cell office:value-type="float" office:value="0.696474626" calcext:value-type="float">
            <text:p>0.696474626</text:p>
          </table:table-cell>
          <table:table-cell office:value-type="float" office:value="0.49050739" calcext:value-type="float">
            <text:p>0.49050739</text:p>
          </table:table-cell>
          <table:table-cell office:value-type="float" office:value="0.4004976" calcext:value-type="float">
            <text:p>0.4004976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89.943394" calcext:value-type="float">
            <text:p>189.943394</text:p>
          </table:table-cell>
          <table:table-cell office:value-type="float" office:value="64.374017" calcext:value-type="float">
            <text:p>64.374017</text:p>
          </table:table-cell>
          <table:table-cell office:value-type="float" office:value="1.213784028" calcext:value-type="float">
            <text:p>1.213784028</text:p>
          </table:table-cell>
          <table:table-cell office:value-type="float" office:value="0.6944426" calcext:value-type="float">
            <text:p>0.6944426</text:p>
          </table:table-cell>
          <table:table-cell office:value-type="float" office:value="1.80501712" calcext:value-type="float">
            <text:p>1.80501712</text:p>
          </table:table-cell>
          <table:table-cell office:value-type="float" office:value="1.473790323" calcext:value-type="float">
            <text:p>1.473790323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89.347157" calcext:value-type="float">
            <text:p>189.347157</text:p>
          </table:table-cell>
          <table:table-cell office:value-type="float" office:value="64.5570935" calcext:value-type="float">
            <text:p>64.5570935</text:p>
          </table:table-cell>
          <table:table-cell office:value-type="float" office:value="1.248963463" calcext:value-type="float">
            <text:p>1.248963463</text:p>
          </table:table-cell>
          <table:table-cell office:value-type="float" office:value="0.666246505" calcext:value-type="float">
            <text:p>0.666246505</text:p>
          </table:table-cell>
          <table:table-cell office:value-type="float" office:value="0.85527956" calcext:value-type="float">
            <text:p>0.85527956</text:p>
          </table:table-cell>
          <table:table-cell office:value-type="float" office:value="0.698332846" calcext:value-type="float">
            <text:p>0.698332846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88.99135" calcext:value-type="float">
            <text:p>188.99135</text:p>
          </table:table-cell>
          <table:table-cell office:value-type="float" office:value="64.6721642" calcext:value-type="float">
            <text:p>64.6721642</text:p>
          </table:table-cell>
          <table:table-cell office:value-type="float" office:value="1.29019503" calcext:value-type="float">
            <text:p>1.29019503</text:p>
          </table:table-cell>
          <table:table-cell office:value-type="float" office:value="0.688938508" calcext:value-type="float">
            <text:p>0.688938508</text:p>
          </table:table-cell>
          <table:table-cell office:value-type="float" office:value="1.73546244" calcext:value-type="float">
            <text:p>1.73546244</text:p>
          </table:table-cell>
          <table:table-cell office:value-type="float" office:value="1.416999146" calcext:value-type="float">
            <text:p>1.416999146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89.5480416" calcext:value-type="float">
            <text:p>189.5480416</text:p>
          </table:table-cell>
          <table:table-cell office:value-type="float" office:value="64.7915528" calcext:value-type="float">
            <text:p>64.7915528</text:p>
          </table:table-cell>
          <table:table-cell office:value-type="float" office:value="1.30465147" calcext:value-type="float">
            <text:p>1.30465147</text:p>
          </table:table-cell>
          <table:table-cell office:value-type="float" office:value="0.669078224" calcext:value-type="float">
            <text:p>0.669078224</text:p>
          </table:table-cell>
          <table:table-cell office:value-type="float" office:value="1.3341833" calcext:value-type="float">
            <text:p>1.3341833</text:p>
          </table:table-cell>
          <table:table-cell office:value-type="float" office:value="1.08935615" calcext:value-type="float">
            <text:p>1.08935615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89.0404946" calcext:value-type="float">
            <text:p>189.0404946</text:p>
          </table:table-cell>
          <table:table-cell office:value-type="float" office:value="64.8135131" calcext:value-type="float">
            <text:p>64.8135131</text:p>
          </table:table-cell>
          <table:table-cell office:value-type="float" office:value="1.376097785" calcext:value-type="float">
            <text:p>1.376097785</text:p>
          </table:table-cell>
          <table:table-cell office:value-type="float" office:value="0.734870329" calcext:value-type="float">
            <text:p>0.734870329</text:p>
          </table:table-cell>
          <table:table-cell office:value-type="float" office:value="2.058330665" calcext:value-type="float">
            <text:p>2.058330665</text:p>
          </table:table-cell>
          <table:table-cell office:value-type="float" office:value="1.680619956" calcext:value-type="float">
            <text:p>1.680619956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89.314042" calcext:value-type="float">
            <text:p>189.314042</text:p>
          </table:table-cell>
          <table:table-cell office:value-type="float" office:value="64.75231" calcext:value-type="float">
            <text:p>64.75231</text:p>
          </table:table-cell>
          <table:table-cell office:value-type="float" office:value="1.387946105" calcext:value-type="float">
            <text:p>1.387946105</text:p>
          </table:table-cell>
          <table:table-cell office:value-type="float" office:value="0.737888647" calcext:value-type="float">
            <text:p>0.737888647</text:p>
          </table:table-cell>
          <table:table-cell office:value-type="float" office:value="1.00663209" calcext:value-type="float">
            <text:p>1.00663209</text:p>
          </table:table-cell>
          <table:table-cell office:value-type="float" office:value="0.82191166" calcext:value-type="float">
            <text:p>0.82191166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89.096297" calcext:value-type="float">
            <text:p>189.096297</text:p>
          </table:table-cell>
          <table:table-cell office:value-type="float" office:value="64.5789747" calcext:value-type="float">
            <text:p>64.5789747</text:p>
          </table:table-cell>
          <table:table-cell office:value-type="float" office:value="1.42340404" calcext:value-type="float">
            <text:p>1.42340404</text:p>
          </table:table-cell>
          <table:table-cell office:value-type="float" office:value="0.762868382" calcext:value-type="float">
            <text:p>0.762868382</text:p>
          </table:table-cell>
          <table:table-cell office:value-type="float" office:value="1.72037944" calcext:value-type="float">
            <text:p>1.72037944</text:p>
          </table:table-cell>
          <table:table-cell office:value-type="float" office:value="1.404683912" calcext:value-type="float">
            <text:p>1.404683912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89.159324" calcext:value-type="float">
            <text:p>189.159324</text:p>
          </table:table-cell>
          <table:table-cell office:value-type="float" office:value="64.4285807" calcext:value-type="float">
            <text:p>64.4285807</text:p>
          </table:table-cell>
          <table:table-cell office:value-type="float" office:value="1.47598796" calcext:value-type="float">
            <text:p>1.47598796</text:p>
          </table:table-cell>
          <table:table-cell office:value-type="float" office:value="0.778270273" calcext:value-type="float">
            <text:p>0.778270273</text:p>
          </table:table-cell>
          <table:table-cell office:value-type="float" office:value="0.3636383" calcext:value-type="float">
            <text:p>0.3636383</text:p>
          </table:table-cell>
          <table:table-cell office:value-type="float" office:value="0.296909426" calcext:value-type="float">
            <text:p>0.296909426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89.013703" calcext:value-type="float">
            <text:p>189.013703</text:p>
          </table:table-cell>
          <table:table-cell office:value-type="float" office:value="64.5036662" calcext:value-type="float">
            <text:p>64.5036662</text:p>
          </table:table-cell>
          <table:table-cell office:value-type="float" office:value="1.495237852" calcext:value-type="float">
            <text:p>1.495237852</text:p>
          </table:table-cell>
          <table:table-cell office:value-type="float" office:value="0.768188854" calcext:value-type="float">
            <text:p>0.768188854</text:p>
          </table:table-cell>
          <table:table-cell office:value-type="float" office:value="2.65878171" calcext:value-type="float">
            <text:p>2.65878171</text:p>
          </table:table-cell>
          <table:table-cell office:value-type="float" office:value="2.17088619" calcext:value-type="float">
            <text:p>2.17088619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89.096519" calcext:value-type="float">
            <text:p>189.096519</text:p>
          </table:table-cell>
          <table:table-cell office:value-type="float" office:value="64.4496642" calcext:value-type="float">
            <text:p>64.4496642</text:p>
          </table:table-cell>
          <table:table-cell office:value-type="float" office:value="1.499858292" calcext:value-type="float">
            <text:p>1.499858292</text:p>
          </table:table-cell>
          <table:table-cell office:value-type="float" office:value="0.776534901" calcext:value-type="float">
            <text:p>0.776534901</text:p>
          </table:table-cell>
          <table:table-cell office:value-type="float" office:value="0.342410054" calcext:value-type="float">
            <text:p>0.342410054</text:p>
          </table:table-cell>
          <table:table-cell office:value-type="float" office:value="0.279576633" calcext:value-type="float">
            <text:p>0.27957663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88.559429" calcext:value-type="float">
            <text:p>188.559429</text:p>
          </table:table-cell>
          <table:table-cell office:value-type="float" office:value="64.539165" calcext:value-type="float">
            <text:p>64.539165</text:p>
          </table:table-cell>
          <table:table-cell office:value-type="float" office:value="1.532373986" calcext:value-type="float">
            <text:p>1.532373986</text:p>
          </table:table-cell>
          <table:table-cell office:value-type="float" office:value="0.778945354" calcext:value-type="float">
            <text:p>0.778945354</text:p>
          </table:table-cell>
          <table:table-cell office:value-type="float" office:value="2.55201451" calcext:value-type="float">
            <text:p>2.55201451</text:p>
          </table:table-cell>
          <table:table-cell office:value-type="float" office:value="2.08371116" calcext:value-type="float">
            <text:p>2.08371116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88.559354" calcext:value-type="float">
            <text:p>188.559354</text:p>
          </table:table-cell>
          <table:table-cell office:value-type="float" office:value="64.5576898" calcext:value-type="float">
            <text:p>64.5576898</text:p>
          </table:table-cell>
          <table:table-cell office:value-type="float" office:value="1.520645006" calcext:value-type="float">
            <text:p>1.520645006</text:p>
          </table:table-cell>
          <table:table-cell office:value-type="float" office:value="0.793338757" calcext:value-type="float">
            <text:p>0.793338757</text:p>
          </table:table-cell>
          <table:table-cell office:value-type="float" office:value="0.48281152" calcext:value-type="float">
            <text:p>0.48281152</text:p>
          </table:table-cell>
          <table:table-cell office:value-type="float" office:value="0.39421394" calcext:value-type="float">
            <text:p>0.39421394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87.894997" calcext:value-type="float">
            <text:p>187.894997</text:p>
          </table:table-cell>
          <table:table-cell office:value-type="float" office:value="64.2179197" calcext:value-type="float">
            <text:p>64.2179197</text:p>
          </table:table-cell>
          <table:table-cell office:value-type="float" office:value="1.52707992" calcext:value-type="float">
            <text:p>1.52707992</text:p>
          </table:table-cell>
          <table:table-cell office:value-type="float" office:value="0.785425976" calcext:value-type="float">
            <text:p>0.785425976</text:p>
          </table:table-cell>
          <table:table-cell office:value-type="float" office:value="2.52453237" calcext:value-type="float">
            <text:p>2.52453237</text:p>
          </table:table-cell>
          <table:table-cell office:value-type="float" office:value="2.061272075" calcext:value-type="float">
            <text:p>2.061272075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87.489102" calcext:value-type="float">
            <text:p>187.489102</text:p>
          </table:table-cell>
          <table:table-cell office:value-type="float" office:value="64.6229898" calcext:value-type="float">
            <text:p>64.6229898</text:p>
          </table:table-cell>
          <table:table-cell office:value-type="float" office:value="1.53165958" calcext:value-type="float">
            <text:p>1.53165958</text:p>
          </table:table-cell>
          <table:table-cell office:value-type="float" office:value="0.789012434" calcext:value-type="float">
            <text:p>0.789012434</text:p>
          </table:table-cell>
          <table:table-cell office:value-type="float" office:value="1.35803781" calcext:value-type="float">
            <text:p>1.35803781</text:p>
          </table:table-cell>
          <table:table-cell office:value-type="float" office:value="1.1088332" calcext:value-type="float">
            <text:p>1.1088332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87.191902" calcext:value-type="float">
            <text:p>187.191902</text:p>
          </table:table-cell>
          <table:table-cell office:value-type="float" office:value="64.6382946" calcext:value-type="float">
            <text:p>64.6382946</text:p>
          </table:table-cell>
          <table:table-cell office:value-type="float" office:value="1.61954839" calcext:value-type="float">
            <text:p>1.61954839</text:p>
          </table:table-cell>
          <table:table-cell office:value-type="float" office:value="0.83997329" calcext:value-type="float">
            <text:p>0.83997329</text:p>
          </table:table-cell>
          <table:table-cell office:value-type="float" office:value="2.39767192" calcext:value-type="float">
            <text:p>2.39767192</text:p>
          </table:table-cell>
          <table:table-cell office:value-type="float" office:value="1.957690976" calcext:value-type="float">
            <text:p>1.957690976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87.2668055" calcext:value-type="float">
            <text:p>187.2668055</text:p>
          </table:table-cell>
          <table:table-cell office:value-type="float" office:value="64.9753893" calcext:value-type="float">
            <text:p>64.9753893</text:p>
          </table:table-cell>
          <table:table-cell office:value-type="float" office:value="1.62814461" calcext:value-type="float">
            <text:p>1.62814461</text:p>
          </table:table-cell>
          <table:table-cell office:value-type="float" office:value="0.851239712" calcext:value-type="float">
            <text:p>0.851239712</text:p>
          </table:table-cell>
          <table:table-cell office:value-type="float" office:value="1.36886869" calcext:value-type="float">
            <text:p>1.36886869</text:p>
          </table:table-cell>
          <table:table-cell office:value-type="float" office:value="1.1176766" calcext:value-type="float">
            <text:p>1.1176766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87.0205645" calcext:value-type="float">
            <text:p>187.0205645</text:p>
          </table:table-cell>
          <table:table-cell office:value-type="float" office:value="64.9449495" calcext:value-type="float">
            <text:p>64.9449495</text:p>
          </table:table-cell>
          <table:table-cell office:value-type="float" office:value="1.72749093" calcext:value-type="float">
            <text:p>1.72749093</text:p>
          </table:table-cell>
          <table:table-cell office:value-type="float" office:value="0.909975191" calcext:value-type="float">
            <text:p>0.909975191</text:p>
          </table:table-cell>
          <table:table-cell office:value-type="float" office:value="2.09328449" calcext:value-type="float">
            <text:p>2.09328449</text:p>
          </table:table-cell>
          <table:table-cell office:value-type="float" office:value="1.7091596" calcext:value-type="float">
            <text:p>1.7091596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87.128713" calcext:value-type="float">
            <text:p>187.128713</text:p>
          </table:table-cell>
          <table:table-cell office:value-type="float" office:value="64.9429497" calcext:value-type="float">
            <text:p>64.9429497</text:p>
          </table:table-cell>
          <table:table-cell office:value-type="float" office:value="1.70002158" calcext:value-type="float">
            <text:p>1.70002158</text:p>
          </table:table-cell>
          <table:table-cell office:value-type="float" office:value="0.920598585" calcext:value-type="float">
            <text:p>0.920598585</text:p>
          </table:table-cell>
          <table:table-cell office:value-type="float" office:value="1.495943754" calcext:value-type="float">
            <text:p>1.495943754</text:p>
          </table:table-cell>
          <table:table-cell office:value-type="float" office:value="1.22143294" calcext:value-type="float">
            <text:p>1.22143294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86.47519" calcext:value-type="float">
            <text:p>186.47519</text:p>
          </table:table-cell>
          <table:table-cell office:value-type="float" office:value="65.3270324" calcext:value-type="float">
            <text:p>65.3270324</text:p>
          </table:table-cell>
          <table:table-cell office:value-type="float" office:value="1.68431904" calcext:value-type="float">
            <text:p>1.68431904</text:p>
          </table:table-cell>
          <table:table-cell office:value-type="float" office:value="0.927931527" calcext:value-type="float">
            <text:p>0.927931527</text:p>
          </table:table-cell>
          <table:table-cell office:value-type="float" office:value="1.8016945" calcext:value-type="float">
            <text:p>1.8016945</text:p>
          </table:table-cell>
          <table:table-cell office:value-type="float" office:value="1.47107745" calcext:value-type="float">
            <text:p>1.47107745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86.608406" calcext:value-type="float">
            <text:p>186.608406</text:p>
          </table:table-cell>
          <table:table-cell office:value-type="float" office:value="65.4520381" calcext:value-type="float">
            <text:p>65.4520381</text:p>
          </table:table-cell>
          <table:table-cell office:value-type="float" office:value="1.65937468" calcext:value-type="float">
            <text:p>1.65937468</text:p>
          </table:table-cell>
          <table:table-cell office:value-type="float" office:value="0.926538308" calcext:value-type="float">
            <text:p>0.926538308</text:p>
          </table:table-cell>
          <table:table-cell office:value-type="float" office:value="1.48079817" calcext:value-type="float">
            <text:p>1.48079817</text:p>
          </table:table-cell>
          <table:table-cell office:value-type="float" office:value="1.20906669" calcext:value-type="float">
            <text:p>1.20906669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85.686129" calcext:value-type="float">
            <text:p>185.686129</text:p>
          </table:table-cell>
          <table:table-cell office:value-type="float" office:value="66.0334592" calcext:value-type="float">
            <text:p>66.0334592</text:p>
          </table:table-cell>
          <table:table-cell office:value-type="float" office:value="1.64852022" calcext:value-type="float">
            <text:p>1.64852022</text:p>
          </table:table-cell>
          <table:table-cell office:value-type="float" office:value="0.899905886" calcext:value-type="float">
            <text:p>0.899905886</text:p>
          </table:table-cell>
          <table:table-cell office:value-type="float" office:value="1.80161916" calcext:value-type="float">
            <text:p>1.80161916</text:p>
          </table:table-cell>
          <table:table-cell office:value-type="float" office:value="1.471015925" calcext:value-type="float">
            <text:p>1.471015925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86.397357" calcext:value-type="float">
            <text:p>186.397357</text:p>
          </table:table-cell>
          <table:table-cell office:value-type="float" office:value="66.2746491" calcext:value-type="float">
            <text:p>66.2746491</text:p>
          </table:table-cell>
          <table:table-cell office:value-type="float" office:value="1.59080054" calcext:value-type="float">
            <text:p>1.59080054</text:p>
          </table:table-cell>
          <table:table-cell office:value-type="float" office:value="0.87446086" calcext:value-type="float">
            <text:p>0.87446086</text:p>
          </table:table-cell>
          <table:table-cell office:value-type="float" office:value="1.41145955" calcext:value-type="float">
            <text:p>1.41145955</text:p>
          </table:table-cell>
          <table:table-cell office:value-type="float" office:value="1.1524519" calcext:value-type="float">
            <text:p>1.1524519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85.805068" calcext:value-type="float">
            <text:p>185.805068</text:p>
          </table:table-cell>
          <table:table-cell office:value-type="float" office:value="66.5358684" calcext:value-type="float">
            <text:p>66.5358684</text:p>
          </table:table-cell>
          <table:table-cell office:value-type="float" office:value="1.5823322" calcext:value-type="float">
            <text:p>1.5823322</text:p>
          </table:table-cell>
          <table:table-cell office:value-type="float" office:value="0.849749887" calcext:value-type="float">
            <text:p>0.849749887</text:p>
          </table:table-cell>
          <table:table-cell office:value-type="float" office:value="2.12645342" calcext:value-type="float">
            <text:p>2.12645342</text:p>
          </table:table-cell>
          <table:table-cell office:value-type="float" office:value="1.73624191" calcext:value-type="float">
            <text:p>1.73624191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86.138401" calcext:value-type="float">
            <text:p>186.138401</text:p>
          </table:table-cell>
          <table:table-cell office:value-type="float" office:value="66.7691055" calcext:value-type="float">
            <text:p>66.7691055</text:p>
          </table:table-cell>
          <table:table-cell office:value-type="float" office:value="1.55444543" calcext:value-type="float">
            <text:p>1.55444543</text:p>
          </table:table-cell>
          <table:table-cell office:value-type="float" office:value="0.85411632" calcext:value-type="float">
            <text:p>0.85411632</text:p>
          </table:table-cell>
          <table:table-cell office:value-type="float" office:value="1.28047992" calcext:value-type="float">
            <text:p>1.28047992</text:p>
          </table:table-cell>
          <table:table-cell office:value-type="float" office:value="1.04550748" calcext:value-type="float">
            <text:p>1.04550748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86.703917" calcext:value-type="float">
            <text:p>186.703917</text:p>
          </table:table-cell>
          <table:table-cell office:value-type="float" office:value="66.7984577" calcext:value-type="float">
            <text:p>66.7984577</text:p>
          </table:table-cell>
          <table:table-cell office:value-type="float" office:value="1.53535658" calcext:value-type="float">
            <text:p>1.53535658</text:p>
          </table:table-cell>
          <table:table-cell office:value-type="float" office:value="0.797145045" calcext:value-type="float">
            <text:p>0.797145045</text:p>
          </table:table-cell>
          <table:table-cell office:value-type="float" office:value="2.586377024" calcext:value-type="float">
            <text:p>2.586377024</text:p>
          </table:table-cell>
          <table:table-cell office:value-type="float" office:value="2.111768042" calcext:value-type="float">
            <text:p>2.111768042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86.1309" calcext:value-type="float">
            <text:p>186.1309</text:p>
          </table:table-cell>
          <table:table-cell office:value-type="float" office:value="66.6493303" calcext:value-type="float">
            <text:p>66.6493303</text:p>
          </table:table-cell>
          <table:table-cell office:value-type="float" office:value="1.510218595" calcext:value-type="float">
            <text:p>1.510218595</text:p>
          </table:table-cell>
          <table:table-cell office:value-type="float" office:value="0.753922695" calcext:value-type="float">
            <text:p>0.753922695</text:p>
          </table:table-cell>
          <table:table-cell office:value-type="float" office:value="2.03870054" calcext:value-type="float">
            <text:p>2.03870054</text:p>
          </table:table-cell>
          <table:table-cell office:value-type="float" office:value="1.66459201" calcext:value-type="float">
            <text:p>1.66459201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86.861446" calcext:value-type="float">
            <text:p>186.861446</text:p>
          </table:table-cell>
          <table:table-cell office:value-type="float" office:value="66.8273209" calcext:value-type="float">
            <text:p>66.8273209</text:p>
          </table:table-cell>
          <table:table-cell office:value-type="float" office:value="1.463056965" calcext:value-type="float">
            <text:p>1.463056965</text:p>
          </table:table-cell>
          <table:table-cell office:value-type="float" office:value="0.7227263" calcext:value-type="float">
            <text:p>0.7227263</text:p>
          </table:table-cell>
          <table:table-cell office:value-type="float" office:value="1.620740555" calcext:value-type="float">
            <text:p>1.620740555</text:p>
          </table:table-cell>
          <table:table-cell office:value-type="float" office:value="1.323329106" calcext:value-type="float">
            <text:p>1.323329106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87.0813255" calcext:value-type="float">
            <text:p>187.0813255</text:p>
          </table:table-cell>
          <table:table-cell office:value-type="float" office:value="67.0968372" calcext:value-type="float">
            <text:p>67.0968372</text:p>
          </table:table-cell>
          <table:table-cell office:value-type="float" office:value="1.456472327" calcext:value-type="float">
            <text:p>1.456472327</text:p>
          </table:table-cell>
          <table:table-cell office:value-type="float" office:value="0.695104831" calcext:value-type="float">
            <text:p>0.695104831</text:p>
          </table:table-cell>
          <table:table-cell office:value-type="float" office:value="0.820484707" calcext:value-type="float">
            <text:p>0.820484707</text:p>
          </table:table-cell>
          <table:table-cell office:value-type="float" office:value="0.669922974" calcext:value-type="float">
            <text:p>0.669922974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87.4626405" calcext:value-type="float">
            <text:p>187.4626405</text:p>
          </table:table-cell>
          <table:table-cell office:value-type="float" office:value="66.635365" calcext:value-type="float">
            <text:p>66.635365</text:p>
          </table:table-cell>
          <table:table-cell office:value-type="float" office:value="1.511028577" calcext:value-type="float">
            <text:p>1.511028577</text:p>
          </table:table-cell>
          <table:table-cell office:value-type="float" office:value="0.707375403" calcext:value-type="float">
            <text:p>0.707375403</text:p>
          </table:table-cell>
          <table:table-cell office:value-type="float" office:value="2.88754279" calcext:value-type="float">
            <text:p>2.88754279</text:p>
          </table:table-cell>
          <table:table-cell office:value-type="float" office:value="2.35766883" calcext:value-type="float">
            <text:p>2.35766883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87.703131" calcext:value-type="float">
            <text:p>187.703131</text:p>
          </table:table-cell>
          <table:table-cell office:value-type="float" office:value="66.8146899" calcext:value-type="float">
            <text:p>66.8146899</text:p>
          </table:table-cell>
          <table:table-cell office:value-type="float" office:value="1.513516254" calcext:value-type="float">
            <text:p>1.513516254</text:p>
          </table:table-cell>
          <table:table-cell office:value-type="float" office:value="0.7244691" calcext:value-type="float">
            <text:p>0.7244691</text:p>
          </table:table-cell>
          <table:table-cell office:value-type="float" office:value="0.612973883" calcext:value-type="float">
            <text:p>0.612973883</text:p>
          </table:table-cell>
          <table:table-cell office:value-type="float" office:value="0.50049107" calcext:value-type="float">
            <text:p>0.50049107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88.12908" calcext:value-type="float">
            <text:p>188.12908</text:p>
          </table:table-cell>
          <table:table-cell office:value-type="float" office:value="66.6271946" calcext:value-type="float">
            <text:p>66.6271946</text:p>
          </table:table-cell>
          <table:table-cell office:value-type="float" office:value="1.491099379" calcext:value-type="float">
            <text:p>1.491099379</text:p>
          </table:table-cell>
          <table:table-cell office:value-type="float" office:value="0.726979237" calcext:value-type="float">
            <text:p>0.726979237</text:p>
          </table:table-cell>
          <table:table-cell office:value-type="float" office:value="2.23157571" calcext:value-type="float">
            <text:p>2.23157571</text:p>
          </table:table-cell>
          <table:table-cell office:value-type="float" office:value="1.82207398" calcext:value-type="float">
            <text:p>1.82207398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87.978674" calcext:value-type="float">
            <text:p>187.978674</text:p>
          </table:table-cell>
          <table:table-cell office:value-type="float" office:value="66.6085848" calcext:value-type="float">
            <text:p>66.6085848</text:p>
          </table:table-cell>
          <table:table-cell office:value-type="float" office:value="1.482206599" calcext:value-type="float">
            <text:p>1.482206599</text:p>
          </table:table-cell>
          <table:table-cell office:value-type="float" office:value="0.741235787" calcext:value-type="float">
            <text:p>0.741235787</text:p>
          </table:table-cell>
          <table:table-cell office:value-type="float" office:value="0.248543812" calcext:value-type="float">
            <text:p>0.248543812</text:p>
          </table:table-cell>
          <table:table-cell office:value-type="float" office:value="0.2029351773" calcext:value-type="float">
            <text:p>0.2029351773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86.95855" calcext:value-type="float">
            <text:p>186.95855</text:p>
          </table:table-cell>
          <table:table-cell office:value-type="float" office:value="66.4666111" calcext:value-type="float">
            <text:p>66.4666111</text:p>
          </table:table-cell>
          <table:table-cell office:value-type="float" office:value="1.467506888" calcext:value-type="float">
            <text:p>1.467506888</text:p>
          </table:table-cell>
          <table:table-cell office:value-type="float" office:value="0.770286853" calcext:value-type="float">
            <text:p>0.770286853</text:p>
          </table:table-cell>
          <table:table-cell office:value-type="float" office:value="2.750467593" calcext:value-type="float">
            <text:p>2.750467593</text:p>
          </table:table-cell>
          <table:table-cell office:value-type="float" office:value="2.245747387" calcext:value-type="float">
            <text:p>2.245747387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86.75333" calcext:value-type="float">
            <text:p>186.75333</text:p>
          </table:table-cell>
          <table:table-cell office:value-type="float" office:value="66.4755048" calcext:value-type="float">
            <text:p>66.4755048</text:p>
          </table:table-cell>
          <table:table-cell office:value-type="float" office:value="1.481054324" calcext:value-type="float">
            <text:p>1.481054324</text:p>
          </table:table-cell>
          <table:table-cell office:value-type="float" office:value="0.785338325" calcext:value-type="float">
            <text:p>0.785338325</text:p>
          </table:table-cell>
          <table:table-cell office:value-type="float" office:value="0.299669567" calcext:value-type="float">
            <text:p>0.299669567</text:p>
          </table:table-cell>
          <table:table-cell office:value-type="float" office:value="0.244679174" calcext:value-type="float">
            <text:p>0.244679174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86.751872" calcext:value-type="float">
            <text:p>186.751872</text:p>
          </table:table-cell>
          <table:table-cell office:value-type="float" office:value="66.3007929" calcext:value-type="float">
            <text:p>66.3007929</text:p>
          </table:table-cell>
          <table:table-cell office:value-type="float" office:value="1.486544944" calcext:value-type="float">
            <text:p>1.486544944</text:p>
          </table:table-cell>
          <table:table-cell office:value-type="float" office:value="0.786063097" calcext:value-type="float">
            <text:p>0.786063097</text:p>
          </table:table-cell>
          <table:table-cell office:value-type="float" office:value="2.20927926" calcext:value-type="float">
            <text:p>2.20927926</text:p>
          </table:table-cell>
          <table:table-cell office:value-type="float" office:value="1.80386897" calcext:value-type="float">
            <text:p>1.80386897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85.885224" calcext:value-type="float">
            <text:p>185.885224</text:p>
          </table:table-cell>
          <table:table-cell office:value-type="float" office:value="66.3364458" calcext:value-type="float">
            <text:p>66.3364458</text:p>
          </table:table-cell>
          <table:table-cell office:value-type="float" office:value="1.52916947" calcext:value-type="float">
            <text:p>1.52916947</text:p>
          </table:table-cell>
          <table:table-cell office:value-type="float" office:value="0.756724012" calcext:value-type="float">
            <text:p>0.756724012</text:p>
          </table:table-cell>
          <table:table-cell office:value-type="float" office:value="1.22949729" calcext:value-type="float">
            <text:p>1.22949729</text:p>
          </table:table-cell>
          <table:table-cell office:value-type="float" office:value="1.003880318" calcext:value-type="float">
            <text:p>1.003880318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85.231092" calcext:value-type="float">
            <text:p>185.231092</text:p>
          </table:table-cell>
          <table:table-cell office:value-type="float" office:value="66.0872564" calcext:value-type="float">
            <text:p>66.0872564</text:p>
          </table:table-cell>
          <table:table-cell office:value-type="float" office:value="1.53381226" calcext:value-type="float">
            <text:p>1.53381226</text:p>
          </table:table-cell>
          <table:table-cell office:value-type="float" office:value="0.762878641" calcext:value-type="float">
            <text:p>0.762878641</text:p>
          </table:table-cell>
          <table:table-cell office:value-type="float" office:value="2.24517009" calcext:value-type="float">
            <text:p>2.24517009</text:p>
          </table:table-cell>
          <table:table-cell office:value-type="float" office:value="1.8331737" calcext:value-type="float">
            <text:p>1.8331737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84.218836" calcext:value-type="float">
            <text:p>184.218836</text:p>
          </table:table-cell>
          <table:table-cell office:value-type="float" office:value="65.6796884" calcext:value-type="float">
            <text:p>65.6796884</text:p>
          </table:table-cell>
          <table:table-cell office:value-type="float" office:value="1.536393513" calcext:value-type="float">
            <text:p>1.536393513</text:p>
          </table:table-cell>
          <table:table-cell office:value-type="float" office:value="0.757142943" calcext:value-type="float">
            <text:p>0.757142943</text:p>
          </table:table-cell>
          <table:table-cell office:value-type="float" office:value="1.215717533" calcext:value-type="float">
            <text:p>1.215717533</text:p>
          </table:table-cell>
          <table:table-cell office:value-type="float" office:value="0.992629232" calcext:value-type="float">
            <text:p>0.992629232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83.375561" calcext:value-type="float">
            <text:p>183.375561</text:p>
          </table:table-cell>
          <table:table-cell office:value-type="float" office:value="65.1111975" calcext:value-type="float">
            <text:p>65.1111975</text:p>
          </table:table-cell>
          <table:table-cell office:value-type="float" office:value="1.527320183" calcext:value-type="float">
            <text:p>1.527320183</text:p>
          </table:table-cell>
          <table:table-cell office:value-type="float" office:value="0.755023059" calcext:value-type="float">
            <text:p>0.755023059</text:p>
          </table:table-cell>
          <table:table-cell office:value-type="float" office:value="2.05039386" calcext:value-type="float">
            <text:p>2.05039386</text:p>
          </table:table-cell>
          <table:table-cell office:value-type="float" office:value="1.67413955" calcext:value-type="float">
            <text:p>1.67413955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82.322112" calcext:value-type="float">
            <text:p>182.322112</text:p>
          </table:table-cell>
          <table:table-cell office:value-type="float" office:value="64.651133" calcext:value-type="float">
            <text:p>64.651133</text:p>
          </table:table-cell>
          <table:table-cell office:value-type="float" office:value="1.458611565" calcext:value-type="float">
            <text:p>1.458611565</text:p>
          </table:table-cell>
          <table:table-cell office:value-type="float" office:value="0.716607587" calcext:value-type="float">
            <text:p>0.716607587</text:p>
          </table:table-cell>
          <table:table-cell office:value-type="float" office:value="1.898982187" calcext:value-type="float">
            <text:p>1.898982187</text:p>
          </table:table-cell>
          <table:table-cell office:value-type="float" office:value="1.5505125122" calcext:value-type="float">
            <text:p>1.5505125122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81.292656" calcext:value-type="float">
            <text:p>181.292656</text:p>
          </table:table-cell>
          <table:table-cell office:value-type="float" office:value="64.0926138" calcext:value-type="float">
            <text:p>64.0926138</text:p>
          </table:table-cell>
          <table:table-cell office:value-type="float" office:value="1.418911995" calcext:value-type="float">
            <text:p>1.418911995</text:p>
          </table:table-cell>
          <table:table-cell office:value-type="float" office:value="0.716319419" calcext:value-type="float">
            <text:p>0.716319419</text:p>
          </table:table-cell>
          <table:table-cell office:value-type="float" office:value="2.05845598" calcext:value-type="float">
            <text:p>2.05845598</text:p>
          </table:table-cell>
          <table:table-cell office:value-type="float" office:value="1.68072228" calcext:value-type="float">
            <text:p>1.68072228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80.139385" calcext:value-type="float">
            <text:p>180.139385</text:p>
          </table:table-cell>
          <table:table-cell office:value-type="float" office:value="63.7510239" calcext:value-type="float">
            <text:p>63.7510239</text:p>
          </table:table-cell>
          <table:table-cell office:value-type="float" office:value="1.42382638" calcext:value-type="float">
            <text:p>1.42382638</text:p>
          </table:table-cell>
          <table:table-cell office:value-type="float" office:value="0.72682013" calcext:value-type="float">
            <text:p>0.72682013</text:p>
          </table:table-cell>
          <table:table-cell office:value-type="float" office:value="1.738980347" calcext:value-type="float">
            <text:p>1.738980347</text:p>
          </table:table-cell>
          <table:table-cell office:value-type="float" office:value="1.419871498" calcext:value-type="float">
            <text:p>1.419871498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78.814583" calcext:value-type="float">
            <text:p>178.814583</text:p>
          </table:table-cell>
          <table:table-cell office:value-type="float" office:value="63.0671978" calcext:value-type="float">
            <text:p>63.0671978</text:p>
          </table:table-cell>
          <table:table-cell office:value-type="float" office:value="1.4800685" calcext:value-type="float">
            <text:p>1.4800685</text:p>
          </table:table-cell>
          <table:table-cell office:value-type="float" office:value="0.753937576" calcext:value-type="float">
            <text:p>0.753937576</text:p>
          </table:table-cell>
          <table:table-cell office:value-type="float" office:value="2.19417868" calcext:value-type="float">
            <text:p>2.19417868</text:p>
          </table:table-cell>
          <table:table-cell office:value-type="float" office:value="1.79153938" calcext:value-type="float">
            <text:p>1.79153938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77.9999265" calcext:value-type="float">
            <text:p>177.9999265</text:p>
          </table:table-cell>
          <table:table-cell office:value-type="float" office:value="62.938312" calcext:value-type="float">
            <text:p>62.938312</text:p>
          </table:table-cell>
          <table:table-cell office:value-type="float" office:value="1.41839835" calcext:value-type="float">
            <text:p>1.41839835</text:p>
          </table:table-cell>
          <table:table-cell office:value-type="float" office:value="0.732763278" calcext:value-type="float">
            <text:p>0.732763278</text:p>
          </table:table-cell>
          <table:table-cell office:value-type="float" office:value="1.591293373" calcext:value-type="float">
            <text:p>1.591293373</text:p>
          </table:table-cell>
          <table:table-cell office:value-type="float" office:value="1.299285598" calcext:value-type="float">
            <text:p>1.299285598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77.4215205" calcext:value-type="float">
            <text:p>177.4215205</text:p>
          </table:table-cell>
          <table:table-cell office:value-type="float" office:value="62.4549017" calcext:value-type="float">
            <text:p>62.4549017</text:p>
          </table:table-cell>
          <table:table-cell office:value-type="float" office:value="1.43493518" calcext:value-type="float">
            <text:p>1.43493518</text:p>
          </table:table-cell>
          <table:table-cell office:value-type="float" office:value="0.762025728" calcext:value-type="float">
            <text:p>0.762025728</text:p>
          </table:table-cell>
          <table:table-cell office:value-type="float" office:value="1.11688246" calcext:value-type="float">
            <text:p>1.11688246</text:p>
          </table:table-cell>
          <table:table-cell office:value-type="float" office:value="0.91193072" calcext:value-type="float">
            <text:p>0.91193072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76.624265" calcext:value-type="float">
            <text:p>176.624265</text:p>
          </table:table-cell>
          <table:table-cell office:value-type="float" office:value="62.1696727" calcext:value-type="float">
            <text:p>62.1696727</text:p>
          </table:table-cell>
          <table:table-cell office:value-type="float" office:value="1.408782137" calcext:value-type="float">
            <text:p>1.408782137</text:p>
          </table:table-cell>
          <table:table-cell office:value-type="float" office:value="0.77603568" calcext:value-type="float">
            <text:p>0.77603568</text:p>
          </table:table-cell>
          <table:table-cell office:value-type="float" office:value="2.087077855" calcext:value-type="float">
            <text:p>2.087077855</text:p>
          </table:table-cell>
          <table:table-cell office:value-type="float" office:value="1.704091928" calcext:value-type="float">
            <text:p>1.704091928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76.166958" calcext:value-type="float">
            <text:p>176.166958</text:p>
          </table:table-cell>
          <table:table-cell office:value-type="float" office:value="61.5281983" calcext:value-type="float">
            <text:p>61.5281983</text:p>
          </table:table-cell>
          <table:table-cell office:value-type="float" office:value="1.435924997" calcext:value-type="float">
            <text:p>1.435924997</text:p>
          </table:table-cell>
          <table:table-cell office:value-type="float" office:value="0.801947495" calcext:value-type="float">
            <text:p>0.801947495</text:p>
          </table:table-cell>
          <table:table-cell office:value-type="float" office:value="1.80426629" calcext:value-type="float">
            <text:p>1.80426629</text:p>
          </table:table-cell>
          <table:table-cell office:value-type="float" office:value="1.47317731" calcext:value-type="float">
            <text:p>1.47317731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76.339252" calcext:value-type="float">
            <text:p>176.339252</text:p>
          </table:table-cell>
          <table:table-cell office:value-type="float" office:value="61.8522524" calcext:value-type="float">
            <text:p>61.8522524</text:p>
          </table:table-cell>
          <table:table-cell office:value-type="float" office:value="1.404214514" calcext:value-type="float">
            <text:p>1.404214514</text:p>
          </table:table-cell>
          <table:table-cell office:value-type="float" office:value="0.799679926" calcext:value-type="float">
            <text:p>0.799679926</text:p>
          </table:table-cell>
          <table:table-cell office:value-type="float" office:value="1.09035197" calcext:value-type="float">
            <text:p>1.09035197</text:p>
          </table:table-cell>
          <table:table-cell office:value-type="float" office:value="0.890268658" calcext:value-type="float">
            <text:p>0.890268658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76.167098" calcext:value-type="float">
            <text:p>176.167098</text:p>
          </table:table-cell>
          <table:table-cell office:value-type="float" office:value="61.8741607" calcext:value-type="float">
            <text:p>61.8741607</text:p>
          </table:table-cell>
          <table:table-cell office:value-type="float" office:value="1.420307824" calcext:value-type="float">
            <text:p>1.420307824</text:p>
          </table:table-cell>
          <table:table-cell office:value-type="float" office:value="0.83871287" calcext:value-type="float">
            <text:p>0.83871287</text:p>
          </table:table-cell>
          <table:table-cell office:value-type="float" office:value="1.46076877" calcext:value-type="float">
            <text:p>1.46076877</text:p>
          </table:table-cell>
          <table:table-cell office:value-type="float" office:value="1.19271272" calcext:value-type="float">
            <text:p>1.19271272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76.215249" calcext:value-type="float">
            <text:p>176.215249</text:p>
          </table:table-cell>
          <table:table-cell office:value-type="float" office:value="61.90323" calcext:value-type="float">
            <text:p>61.90323</text:p>
          </table:table-cell>
          <table:table-cell office:value-type="float" office:value="1.318939277" calcext:value-type="float">
            <text:p>1.318939277</text:p>
          </table:table-cell>
          <table:table-cell office:value-type="float" office:value="0.785729968" calcext:value-type="float">
            <text:p>0.785729968</text:p>
          </table:table-cell>
          <table:table-cell office:value-type="float" office:value="1.439512258" calcext:value-type="float">
            <text:p>1.439512258</text:p>
          </table:table-cell>
          <table:table-cell office:value-type="float" office:value="1.175356829" calcext:value-type="float">
            <text:p>1.175356829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76.092052" calcext:value-type="float">
            <text:p>176.092052</text:p>
          </table:table-cell>
          <table:table-cell office:value-type="float" office:value="62.1778659" calcext:value-type="float">
            <text:p>62.1778659</text:p>
          </table:table-cell>
          <table:table-cell office:value-type="float" office:value="1.327744207" calcext:value-type="float">
            <text:p>1.327744207</text:p>
          </table:table-cell>
          <table:table-cell office:value-type="float" office:value="0.7945683" calcext:value-type="float">
            <text:p>0.7945683</text:p>
          </table:table-cell>
          <table:table-cell office:value-type="float" office:value="1.36509924" calcext:value-type="float">
            <text:p>1.36509924</text:p>
          </table:table-cell>
          <table:table-cell office:value-type="float" office:value="1.11459886" calcext:value-type="float">
            <text:p>1.11459886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76.1974066" calcext:value-type="float">
            <text:p>176.1974066</text:p>
          </table:table-cell>
          <table:table-cell office:value-type="float" office:value="61.8839627" calcext:value-type="float">
            <text:p>61.8839627</text:p>
          </table:table-cell>
          <table:table-cell office:value-type="float" office:value="1.401188522" calcext:value-type="float">
            <text:p>1.401188522</text:p>
          </table:table-cell>
          <table:table-cell office:value-type="float" office:value="0.826206402" calcext:value-type="float">
            <text:p>0.826206402</text:p>
          </table:table-cell>
          <table:table-cell office:value-type="float" office:value="0.9752565186" calcext:value-type="float">
            <text:p>0.9752565186</text:p>
          </table:table-cell>
          <table:table-cell office:value-type="float" office:value="0.7962936207" calcext:value-type="float">
            <text:p>0.7962936207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76.334603" calcext:value-type="float">
            <text:p>176.334603</text:p>
          </table:table-cell>
          <table:table-cell office:value-type="float" office:value="61.9980875" calcext:value-type="float">
            <text:p>61.9980875</text:p>
          </table:table-cell>
          <table:table-cell office:value-type="float" office:value="1.393027482" calcext:value-type="float">
            <text:p>1.393027482</text:p>
          </table:table-cell>
          <table:table-cell office:value-type="float" office:value="0.81432501" calcext:value-type="float">
            <text:p>0.81432501</text:p>
          </table:table-cell>
          <table:table-cell office:value-type="float" office:value="1.978676876" calcext:value-type="float">
            <text:p>1.978676876</text:p>
          </table:table-cell>
          <table:table-cell office:value-type="float" office:value="1.615582943" calcext:value-type="float">
            <text:p>1.615582943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77.050425" calcext:value-type="float">
            <text:p>177.050425</text:p>
          </table:table-cell>
          <table:table-cell office:value-type="float" office:value="62.1213314" calcext:value-type="float">
            <text:p>62.1213314</text:p>
          </table:table-cell>
          <table:table-cell office:value-type="float" office:value="1.425713536" calcext:value-type="float">
            <text:p>1.425713536</text:p>
          </table:table-cell>
          <table:table-cell office:value-type="float" office:value="0.812589751" calcext:value-type="float">
            <text:p>0.812589751</text:p>
          </table:table-cell>
          <table:table-cell office:value-type="float" office:value="0.741942514" calcext:value-type="float">
            <text:p>0.741942514</text:p>
          </table:table-cell>
          <table:table-cell office:value-type="float" office:value="0.605793483" calcext:value-type="float">
            <text:p>0.605793483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76.8186675" calcext:value-type="float">
            <text:p>176.8186675</text:p>
          </table:table-cell>
          <table:table-cell office:value-type="float" office:value="62.2703919" calcext:value-type="float">
            <text:p>62.2703919</text:p>
          </table:table-cell>
          <table:table-cell office:value-type="float" office:value="1.392786376" calcext:value-type="float">
            <text:p>1.392786376</text:p>
          </table:table-cell>
          <table:table-cell office:value-type="float" office:value="0.852187196" calcext:value-type="float">
            <text:p>0.852187196</text:p>
          </table:table-cell>
          <table:table-cell office:value-type="float" office:value="1.441750897" calcext:value-type="float">
            <text:p>1.441750897</text:p>
          </table:table-cell>
          <table:table-cell office:value-type="float" office:value="1.177184692" calcext:value-type="float">
            <text:p>1.177184692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76.7908665" calcext:value-type="float">
            <text:p>176.7908665</text:p>
          </table:table-cell>
          <table:table-cell office:value-type="float" office:value="62.151465" calcext:value-type="float">
            <text:p>62.151465</text:p>
          </table:table-cell>
          <table:table-cell office:value-type="float" office:value="1.408913135" calcext:value-type="float">
            <text:p>1.408913135</text:p>
          </table:table-cell>
          <table:table-cell office:value-type="float" office:value="0.861045316" calcext:value-type="float">
            <text:p>0.861045316</text:p>
          </table:table-cell>
          <table:table-cell office:value-type="float" office:value="0.607722086" calcext:value-type="float">
            <text:p>0.607722086</text:p>
          </table:table-cell>
          <table:table-cell office:value-type="float" office:value="0.496202996" calcext:value-type="float">
            <text:p>0.496202996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77.667567" calcext:value-type="float">
            <text:p>177.667567</text:p>
          </table:table-cell>
          <table:table-cell office:value-type="float" office:value="62.8810991" calcext:value-type="float">
            <text:p>62.8810991</text:p>
          </table:table-cell>
          <table:table-cell office:value-type="float" office:value="1.421527935" calcext:value-type="float">
            <text:p>1.421527935</text:p>
          </table:table-cell>
          <table:table-cell office:value-type="float" office:value="0.816008506" calcext:value-type="float">
            <text:p>0.816008506</text:p>
          </table:table-cell>
          <table:table-cell office:value-type="float" office:value="1.70246999" calcext:value-type="float">
            <text:p>1.70246999</text:p>
          </table:table-cell>
          <table:table-cell office:value-type="float" office:value="1.390060956" calcext:value-type="float">
            <text:p>1.390060956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77.753301" calcext:value-type="float">
            <text:p>177.753301</text:p>
          </table:table-cell>
          <table:table-cell office:value-type="float" office:value="62.6180668" calcext:value-type="float">
            <text:p>62.6180668</text:p>
          </table:table-cell>
          <table:table-cell office:value-type="float" office:value="1.448546363" calcext:value-type="float">
            <text:p>1.448546363</text:p>
          </table:table-cell>
          <table:table-cell office:value-type="float" office:value="0.818095054" calcext:value-type="float">
            <text:p>0.818095054</text:p>
          </table:table-cell>
          <table:table-cell office:value-type="float" office:value="1.015923442" calcext:value-type="float">
            <text:p>1.015923442</text:p>
          </table:table-cell>
          <table:table-cell office:value-type="float" office:value="0.8294980168" calcext:value-type="float">
            <text:p>0.8294980168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78.884422" calcext:value-type="float">
            <text:p>178.884422</text:p>
          </table:table-cell>
          <table:table-cell office:value-type="float" office:value="63.566746" calcext:value-type="float">
            <text:p>63.566746</text:p>
          </table:table-cell>
          <table:table-cell office:value-type="float" office:value="1.442059013" calcext:value-type="float">
            <text:p>1.442059013</text:p>
          </table:table-cell>
          <table:table-cell office:value-type="float" office:value="0.813670472" calcext:value-type="float">
            <text:p>0.813670472</text:p>
          </table:table-cell>
          <table:table-cell office:value-type="float" office:value="1.36907607" calcext:value-type="float">
            <text:p>1.36907607</text:p>
          </table:table-cell>
          <table:table-cell office:value-type="float" office:value="1.117845927" calcext:value-type="float">
            <text:p>1.117845927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78.327543" calcext:value-type="float">
            <text:p>178.327543</text:p>
          </table:table-cell>
          <table:table-cell office:value-type="float" office:value="62.9216273" calcext:value-type="float">
            <text:p>62.9216273</text:p>
          </table:table-cell>
          <table:table-cell office:value-type="float" office:value="1.40151392" calcext:value-type="float">
            <text:p>1.40151392</text:p>
          </table:table-cell>
          <table:table-cell office:value-type="float" office:value="0.769314409" calcext:value-type="float">
            <text:p>0.769314409</text:p>
          </table:table-cell>
          <table:table-cell office:value-type="float" office:value="1.312537987" calcext:value-type="float">
            <text:p>1.312537987</text:p>
          </table:table-cell>
          <table:table-cell office:value-type="float" office:value="1.07168276" calcext:value-type="float">
            <text:p>1.07168276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79.278777" calcext:value-type="float">
            <text:p>179.278777</text:p>
          </table:table-cell>
          <table:table-cell office:value-type="float" office:value="63.4184967" calcext:value-type="float">
            <text:p>63.4184967</text:p>
          </table:table-cell>
          <table:table-cell office:value-type="float" office:value="1.39783296" calcext:value-type="float">
            <text:p>1.39783296</text:p>
          </table:table-cell>
          <table:table-cell office:value-type="float" office:value="0.775122169" calcext:value-type="float">
            <text:p>0.775122169</text:p>
          </table:table-cell>
          <table:table-cell office:value-type="float" office:value="1.38926695" calcext:value-type="float">
            <text:p>1.38926695</text:p>
          </table:table-cell>
          <table:table-cell office:value-type="float" office:value="1.134331714" calcext:value-type="float">
            <text:p>1.134331714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79.2688165" calcext:value-type="float">
            <text:p>179.2688165</text:p>
          </table:table-cell>
          <table:table-cell office:value-type="float" office:value="62.7127969" calcext:value-type="float">
            <text:p>62.7127969</text:p>
          </table:table-cell>
          <table:table-cell office:value-type="float" office:value="1.40752444" calcext:value-type="float">
            <text:p>1.40752444</text:p>
          </table:table-cell>
          <table:table-cell office:value-type="float" office:value="0.765081265" calcext:value-type="float">
            <text:p>0.765081265</text:p>
          </table:table-cell>
          <table:table-cell office:value-type="float" office:value="1.5987744695" calcext:value-type="float">
            <text:p>1.5987744695</text:p>
          </table:table-cell>
          <table:table-cell office:value-type="float" office:value="1.305393915" calcext:value-type="float">
            <text:p>1.305393915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79.831239" calcext:value-type="float">
            <text:p>179.831239</text:p>
          </table:table-cell>
          <table:table-cell office:value-type="float" office:value="62.9649421" calcext:value-type="float">
            <text:p>62.9649421</text:p>
          </table:table-cell>
          <table:table-cell office:value-type="float" office:value="1.4778964" calcext:value-type="float">
            <text:p>1.4778964</text:p>
          </table:table-cell>
          <table:table-cell office:value-type="float" office:value="0.877892902" calcext:value-type="float">
            <text:p>0.877892902</text:p>
          </table:table-cell>
          <table:table-cell office:value-type="float" office:value="1.369557883" calcext:value-type="float">
            <text:p>1.369557883</text:p>
          </table:table-cell>
          <table:table-cell office:value-type="float" office:value="1.118239335" calcext:value-type="float">
            <text:p>1.118239335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80.032082" calcext:value-type="float">
            <text:p>180.032082</text:p>
          </table:table-cell>
          <table:table-cell office:value-type="float" office:value="62.5924142" calcext:value-type="float">
            <text:p>62.5924142</text:p>
          </table:table-cell>
          <table:table-cell office:value-type="float" office:value="1.48328353" calcext:value-type="float">
            <text:p>1.48328353</text:p>
          </table:table-cell>
          <table:table-cell office:value-type="float" office:value="0.885448286" calcext:value-type="float">
            <text:p>0.885448286</text:p>
          </table:table-cell>
          <table:table-cell office:value-type="float" office:value="1.1234955697" calcext:value-type="float">
            <text:p>1.1234955697</text:p>
          </table:table-cell>
          <table:table-cell office:value-type="float" office:value="0.9173303132" calcext:value-type="float">
            <text:p>0.9173303132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80.474893" calcext:value-type="float">
            <text:p>180.474893</text:p>
          </table:table-cell>
          <table:table-cell office:value-type="float" office:value="62.1846616" calcext:value-type="float">
            <text:p>62.1846616</text:p>
          </table:table-cell>
          <table:table-cell office:value-type="float" office:value="1.475956454" calcext:value-type="float">
            <text:p>1.475956454</text:p>
          </table:table-cell>
          <table:table-cell office:value-type="float" office:value="0.875861379" calcext:value-type="float">
            <text:p>0.875861379</text:p>
          </table:table-cell>
          <table:table-cell office:value-type="float" office:value="2.10040411" calcext:value-type="float">
            <text:p>2.10040411</text:p>
          </table:table-cell>
          <table:table-cell office:value-type="float" office:value="1.714972814" calcext:value-type="float">
            <text:p>1.714972814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80.908898" calcext:value-type="float">
            <text:p>180.908898</text:p>
          </table:table-cell>
          <table:table-cell office:value-type="float" office:value="61.7561134" calcext:value-type="float">
            <text:p>61.7561134</text:p>
          </table:table-cell>
          <table:table-cell office:value-type="float" office:value="1.46152407" calcext:value-type="float">
            <text:p>1.46152407</text:p>
          </table:table-cell>
          <table:table-cell office:value-type="float" office:value="0.879544735" calcext:value-type="float">
            <text:p>0.879544735</text:p>
          </table:table-cell>
          <table:table-cell office:value-type="float" office:value="1.2501442545" calcext:value-type="float">
            <text:p>1.2501442545</text:p>
          </table:table-cell>
          <table:table-cell office:value-type="float" office:value="1.0207385026" calcext:value-type="float">
            <text:p>1.0207385026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81.040092" calcext:value-type="float">
            <text:p>181.040092</text:p>
          </table:table-cell>
          <table:table-cell office:value-type="float" office:value="61.3590105" calcext:value-type="float">
            <text:p>61.3590105</text:p>
          </table:table-cell>
          <table:table-cell office:value-type="float" office:value="1.36362248" calcext:value-type="float">
            <text:p>1.36362248</text:p>
          </table:table-cell>
          <table:table-cell office:value-type="float" office:value="0.75702642" calcext:value-type="float">
            <text:p>0.75702642</text:p>
          </table:table-cell>
          <table:table-cell office:value-type="float" office:value="1.978001234" calcext:value-type="float">
            <text:p>1.978001234</text:p>
          </table:table-cell>
          <table:table-cell office:value-type="float" office:value="1.615031209" calcext:value-type="float">
            <text:p>1.615031209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81.728869" calcext:value-type="float">
            <text:p>181.728869</text:p>
          </table:table-cell>
          <table:table-cell office:value-type="float" office:value="61.1596225" calcext:value-type="float">
            <text:p>61.1596225</text:p>
          </table:table-cell>
          <table:table-cell office:value-type="float" office:value="1.32923022" calcext:value-type="float">
            <text:p>1.32923022</text:p>
          </table:table-cell>
          <table:table-cell office:value-type="float" office:value="0.762755353" calcext:value-type="float">
            <text:p>0.762755353</text:p>
          </table:table-cell>
          <table:table-cell office:value-type="float" office:value="0.764671222" calcext:value-type="float">
            <text:p>0.764671222</text:p>
          </table:table-cell>
          <table:table-cell office:value-type="float" office:value="0.624351435" calcext:value-type="float">
            <text:p>0.624351435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81.70216" calcext:value-type="float">
            <text:p>181.70216</text:p>
          </table:table-cell>
          <table:table-cell office:value-type="float" office:value="60.8725073" calcext:value-type="float">
            <text:p>60.8725073</text:p>
          </table:table-cell>
          <table:table-cell office:value-type="float" office:value="1.257717295" calcext:value-type="float">
            <text:p>1.257717295</text:p>
          </table:table-cell>
          <table:table-cell office:value-type="float" office:value="0.754662928" calcext:value-type="float">
            <text:p>0.754662928</text:p>
          </table:table-cell>
          <table:table-cell office:value-type="float" office:value="2.540991762" calcext:value-type="float">
            <text:p>2.540991762</text:p>
          </table:table-cell>
          <table:table-cell office:value-type="float" office:value="2.074711037" calcext:value-type="float">
            <text:p>2.074711037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82.301231" calcext:value-type="float">
            <text:p>182.301231</text:p>
          </table:table-cell>
          <table:table-cell office:value-type="float" office:value="60.7345218" calcext:value-type="float">
            <text:p>60.7345218</text:p>
          </table:table-cell>
          <table:table-cell office:value-type="float" office:value="1.247931534" calcext:value-type="float">
            <text:p>1.247931534</text:p>
          </table:table-cell>
          <table:table-cell office:value-type="float" office:value="0.73423316" calcext:value-type="float">
            <text:p>0.73423316</text:p>
          </table:table-cell>
          <table:table-cell office:value-type="float" office:value="0.7318090436" calcext:value-type="float">
            <text:p>0.7318090436</text:p>
          </table:table-cell>
          <table:table-cell office:value-type="float" office:value="0.5975195517" calcext:value-type="float">
            <text:p>0.5975195517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81.865139" calcext:value-type="float">
            <text:p>181.865139</text:p>
          </table:table-cell>
          <table:table-cell office:value-type="float" office:value="60.6118141" calcext:value-type="float">
            <text:p>60.6118141</text:p>
          </table:table-cell>
          <table:table-cell office:value-type="float" office:value="1.206107734" calcext:value-type="float">
            <text:p>1.206107734</text:p>
          </table:table-cell>
          <table:table-cell office:value-type="float" office:value="0.704221565" calcext:value-type="float">
            <text:p>0.704221565</text:p>
          </table:table-cell>
          <table:table-cell office:value-type="float" office:value="2.319145202" calcext:value-type="float">
            <text:p>2.319145202</text:p>
          </table:table-cell>
          <table:table-cell office:value-type="float" office:value="1.893574085" calcext:value-type="float">
            <text:p>1.893574085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81.9417024" calcext:value-type="float">
            <text:p>181.9417024</text:p>
          </table:table-cell>
          <table:table-cell office:value-type="float" office:value="60.4819473" calcext:value-type="float">
            <text:p>60.4819473</text:p>
          </table:table-cell>
          <table:table-cell office:value-type="float" office:value="1.188109986" calcext:value-type="float">
            <text:p>1.188109986</text:p>
          </table:table-cell>
          <table:table-cell office:value-type="float" office:value="0.721136372" calcext:value-type="float">
            <text:p>0.721136372</text:p>
          </table:table-cell>
          <table:table-cell office:value-type="float" office:value="0.7474043" calcext:value-type="float">
            <text:p>0.7474043</text:p>
          </table:table-cell>
          <table:table-cell office:value-type="float" office:value="0.610253071" calcext:value-type="float">
            <text:p>0.610253071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81.0982784" calcext:value-type="float">
            <text:p>181.0982784</text:p>
          </table:table-cell>
          <table:table-cell office:value-type="float" office:value="60.3075281" calcext:value-type="float">
            <text:p>60.3075281</text:p>
          </table:table-cell>
          <table:table-cell office:value-type="float" office:value="1.189902748" calcext:value-type="float">
            <text:p>1.189902748</text:p>
          </table:table-cell>
          <table:table-cell office:value-type="float" office:value="0.712158445" calcext:value-type="float">
            <text:p>0.712158445</text:p>
          </table:table-cell>
          <table:table-cell office:value-type="float" office:value="2.23675743" calcext:value-type="float">
            <text:p>2.23675743</text:p>
          </table:table-cell>
          <table:table-cell office:value-type="float" office:value="1.826304715" calcext:value-type="float">
            <text:p>1.826304715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80.917308" calcext:value-type="float">
            <text:p>180.917308</text:p>
          </table:table-cell>
          <table:table-cell office:value-type="float" office:value="60.0837573" calcext:value-type="float">
            <text:p>60.0837573</text:p>
          </table:table-cell>
          <table:table-cell office:value-type="float" office:value="1.177884329" calcext:value-type="float">
            <text:p>1.177884329</text:p>
          </table:table-cell>
          <table:table-cell office:value-type="float" office:value="0.710098437" calcext:value-type="float">
            <text:p>0.710098437</text:p>
          </table:table-cell>
          <table:table-cell office:value-type="float" office:value="1.306125061" calcext:value-type="float">
            <text:p>1.306125061</text:p>
          </table:table-cell>
          <table:table-cell office:value-type="float" office:value="1.066446634" calcext:value-type="float">
            <text:p>1.066446634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80.400184" calcext:value-type="float">
            <text:p>180.400184</text:p>
          </table:table-cell>
          <table:table-cell office:value-type="float" office:value="59.7161315" calcext:value-type="float">
            <text:p>59.7161315</text:p>
          </table:table-cell>
          <table:table-cell office:value-type="float" office:value="1.22170015" calcext:value-type="float">
            <text:p>1.22170015</text:p>
          </table:table-cell>
          <table:table-cell office:value-type="float" office:value="0.689330743" calcext:value-type="float">
            <text:p>0.689330743</text:p>
          </table:table-cell>
          <table:table-cell office:value-type="float" office:value="1.444390803" calcext:value-type="float">
            <text:p>1.444390803</text:p>
          </table:table-cell>
          <table:table-cell office:value-type="float" office:value="1.179340129" calcext:value-type="float">
            <text:p>1.179340129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80.480002" calcext:value-type="float">
            <text:p>180.480002</text:p>
          </table:table-cell>
          <table:table-cell office:value-type="float" office:value="59.5630979" calcext:value-type="float">
            <text:p>59.5630979</text:p>
          </table:table-cell>
          <table:table-cell office:value-type="float" office:value="1.21341637" calcext:value-type="float">
            <text:p>1.21341637</text:p>
          </table:table-cell>
          <table:table-cell office:value-type="float" office:value="0.705211213" calcext:value-type="float">
            <text:p>0.705211213</text:p>
          </table:table-cell>
          <table:table-cell office:value-type="float" office:value="1.1275948325" calcext:value-type="float">
            <text:p>1.1275948325</text:p>
          </table:table-cell>
          <table:table-cell office:value-type="float" office:value="0.9206773375" calcext:value-type="float">
            <text:p>0.9206773375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80.093371" calcext:value-type="float">
            <text:p>180.093371</text:p>
          </table:table-cell>
          <table:table-cell office:value-type="float" office:value="59.4785057" calcext:value-type="float">
            <text:p>59.4785057</text:p>
          </table:table-cell>
          <table:table-cell office:value-type="float" office:value="1.20826286" calcext:value-type="float">
            <text:p>1.20826286</text:p>
          </table:table-cell>
          <table:table-cell office:value-type="float" office:value="0.679570654" calcext:value-type="float">
            <text:p>0.679570654</text:p>
          </table:table-cell>
          <table:table-cell office:value-type="float" office:value="1.38846817" calcext:value-type="float">
            <text:p>1.38846817</text:p>
          </table:table-cell>
          <table:table-cell office:value-type="float" office:value="1.133679531" calcext:value-type="float">
            <text:p>1.133679531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79.998491" calcext:value-type="float">
            <text:p>179.998491</text:p>
          </table:table-cell>
          <table:table-cell office:value-type="float" office:value="59.3539975" calcext:value-type="float">
            <text:p>59.3539975</text:p>
          </table:table-cell>
          <table:table-cell office:value-type="float" office:value="1.227234835" calcext:value-type="float">
            <text:p>1.227234835</text:p>
          </table:table-cell>
          <table:table-cell office:value-type="float" office:value="0.689583282" calcext:value-type="float">
            <text:p>0.689583282</text:p>
          </table:table-cell>
          <table:table-cell office:value-type="float" office:value="1.72057352" calcext:value-type="float">
            <text:p>1.72057352</text:p>
          </table:table-cell>
          <table:table-cell office:value-type="float" office:value="1.40484239" calcext:value-type="float">
            <text:p>1.40484239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80.865193" calcext:value-type="float">
            <text:p>180.865193</text:p>
          </table:table-cell>
          <table:table-cell office:value-type="float" office:value="60.2400146" calcext:value-type="float">
            <text:p>60.2400146</text:p>
          </table:table-cell>
          <table:table-cell office:value-type="float" office:value="1.221110049" calcext:value-type="float">
            <text:p>1.221110049</text:p>
          </table:table-cell>
          <table:table-cell office:value-type="float" office:value="0.705477689" calcext:value-type="float">
            <text:p>0.705477689</text:p>
          </table:table-cell>
          <table:table-cell office:value-type="float" office:value="1.674024975" calcext:value-type="float">
            <text:p>1.674024975</text:p>
          </table:table-cell>
          <table:table-cell office:value-type="float" office:value="1.36683565" calcext:value-type="float">
            <text:p>1.36683565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79.701966" calcext:value-type="float">
            <text:p>179.701966</text:p>
          </table:table-cell>
          <table:table-cell office:value-type="float" office:value="59.6192166" calcext:value-type="float">
            <text:p>59.6192166</text:p>
          </table:table-cell>
          <table:table-cell office:value-type="float" office:value="1.246921112" calcext:value-type="float">
            <text:p>1.246921112</text:p>
          </table:table-cell>
          <table:table-cell office:value-type="float" office:value="0.738267163" calcext:value-type="float">
            <text:p>0.738267163</text:p>
          </table:table-cell>
          <table:table-cell office:value-type="float" office:value="1.684756342" calcext:value-type="float">
            <text:p>1.684756342</text:p>
          </table:table-cell>
          <table:table-cell office:value-type="float" office:value="1.375597798" calcext:value-type="float">
            <text:p>1.375597798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80.668617" calcext:value-type="float">
            <text:p>180.668617</text:p>
          </table:table-cell>
          <table:table-cell office:value-type="float" office:value="60.2438861" calcext:value-type="float">
            <text:p>60.2438861</text:p>
          </table:table-cell>
          <table:table-cell office:value-type="float" office:value="1.265693622" calcext:value-type="float">
            <text:p>1.265693622</text:p>
          </table:table-cell>
          <table:table-cell office:value-type="float" office:value="0.750250191" calcext:value-type="float">
            <text:p>0.750250191</text:p>
          </table:table-cell>
          <table:table-cell office:value-type="float" office:value="0.948580573" calcext:value-type="float">
            <text:p>0.948580573</text:p>
          </table:table-cell>
          <table:table-cell office:value-type="float" office:value="0.7745128" calcext:value-type="float">
            <text:p>0.7745128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79.975564" calcext:value-type="float">
            <text:p>179.975564</text:p>
          </table:table-cell>
          <table:table-cell office:value-type="float" office:value="59.7958228" calcext:value-type="float">
            <text:p>59.7958228</text:p>
          </table:table-cell>
          <table:table-cell office:value-type="float" office:value="1.296334951" calcext:value-type="float">
            <text:p>1.296334951</text:p>
          </table:table-cell>
          <table:table-cell office:value-type="float" office:value="0.771197869" calcext:value-type="float">
            <text:p>0.771197869</text:p>
          </table:table-cell>
          <table:table-cell office:value-type="float" office:value="2.16254563" calcext:value-type="float">
            <text:p>2.16254563</text:p>
          </table:table-cell>
          <table:table-cell office:value-type="float" office:value="1.76571114" calcext:value-type="float">
            <text:p>1.76571114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81.222775" calcext:value-type="float">
            <text:p>181.222775</text:p>
          </table:table-cell>
          <table:table-cell office:value-type="float" office:value="60.2524502" calcext:value-type="float">
            <text:p>60.2524502</text:p>
          </table:table-cell>
          <table:table-cell office:value-type="float" office:value="1.323678316" calcext:value-type="float">
            <text:p>1.323678316</text:p>
          </table:table-cell>
          <table:table-cell office:value-type="float" office:value="0.788852771" calcext:value-type="float">
            <text:p>0.788852771</text:p>
          </table:table-cell>
          <table:table-cell office:value-type="float" office:value="0.948740967" calcext:value-type="float">
            <text:p>0.948740967</text:p>
          </table:table-cell>
          <table:table-cell office:value-type="float" office:value="0.774643727" calcext:value-type="float">
            <text:p>0.774643727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80.119989" calcext:value-type="float">
            <text:p>180.119989</text:p>
          </table:table-cell>
          <table:table-cell office:value-type="float" office:value="59.9750957" calcext:value-type="float">
            <text:p>59.9750957</text:p>
          </table:table-cell>
          <table:table-cell office:value-type="float" office:value="1.353872395" calcext:value-type="float">
            <text:p>1.353872395</text:p>
          </table:table-cell>
          <table:table-cell office:value-type="float" office:value="0.778624733" calcext:value-type="float">
            <text:p>0.778624733</text:p>
          </table:table-cell>
          <table:table-cell office:value-type="float" office:value="2.10441467" calcext:value-type="float">
            <text:p>2.10441467</text:p>
          </table:table-cell>
          <table:table-cell office:value-type="float" office:value="1.71824735" calcext:value-type="float">
            <text:p>1.71824735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81.178225" calcext:value-type="float">
            <text:p>181.178225</text:p>
          </table:table-cell>
          <table:table-cell office:value-type="float" office:value="60.4082996" calcext:value-type="float">
            <text:p>60.4082996</text:p>
          </table:table-cell>
          <table:table-cell office:value-type="float" office:value="1.353536624" calcext:value-type="float">
            <text:p>1.353536624</text:p>
          </table:table-cell>
          <table:table-cell office:value-type="float" office:value="0.785028907" calcext:value-type="float">
            <text:p>0.785028907</text:p>
          </table:table-cell>
          <table:table-cell office:value-type="float" office:value="1.052452844" calcext:value-type="float">
            <text:p>1.052452844</text:p>
          </table:table-cell>
          <table:table-cell office:value-type="float" office:value="0.859324142" calcext:value-type="float">
            <text:p>0.859324142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80.259717" calcext:value-type="float">
            <text:p>180.259717</text:p>
          </table:table-cell>
          <table:table-cell office:value-type="float" office:value="60.0921702" calcext:value-type="float">
            <text:p>60.0921702</text:p>
          </table:table-cell>
          <table:table-cell office:value-type="float" office:value="1.365989042" calcext:value-type="float">
            <text:p>1.365989042</text:p>
          </table:table-cell>
          <table:table-cell office:value-type="float" office:value="0.759025977" calcext:value-type="float">
            <text:p>0.759025977</text:p>
          </table:table-cell>
          <table:table-cell office:value-type="float" office:value="1.715204945" calcext:value-type="float">
            <text:p>1.715204945</text:p>
          </table:table-cell>
          <table:table-cell office:value-type="float" office:value="1.400458945" calcext:value-type="float">
            <text:p>1.40045894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81.115406" calcext:value-type="float">
            <text:p>181.115406</text:p>
          </table:table-cell>
          <table:table-cell office:value-type="float" office:value="60.2364597" calcext:value-type="float">
            <text:p>60.2364597</text:p>
          </table:table-cell>
          <table:table-cell office:value-type="float" office:value="1.405482628" calcext:value-type="float">
            <text:p>1.405482628</text:p>
          </table:table-cell>
          <table:table-cell office:value-type="float" office:value="0.761058029" calcext:value-type="float">
            <text:p>0.761058029</text:p>
          </table:table-cell>
          <table:table-cell office:value-type="float" office:value="1.034094566" calcext:value-type="float">
            <text:p>1.034094566</text:p>
          </table:table-cell>
          <table:table-cell office:value-type="float" office:value="0.844334708" calcext:value-type="float">
            <text:p>0.844334708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80.605686" calcext:value-type="float">
            <text:p>180.605686</text:p>
          </table:table-cell>
          <table:table-cell office:value-type="float" office:value="60.0146275" calcext:value-type="float">
            <text:p>60.0146275</text:p>
          </table:table-cell>
          <table:table-cell office:value-type="float" office:value="1.418618638" calcext:value-type="float">
            <text:p>1.418618638</text:p>
          </table:table-cell>
          <table:table-cell office:value-type="float" office:value="0.73999701" calcext:value-type="float">
            <text:p>0.73999701</text:p>
          </table:table-cell>
          <table:table-cell office:value-type="float" office:value="1.40845502" calcext:value-type="float">
            <text:p>1.40845502</text:p>
          </table:table-cell>
          <table:table-cell office:value-type="float" office:value="1.149998693" calcext:value-type="float">
            <text:p>1.149998693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80.716035" calcext:value-type="float">
            <text:p>180.716035</text:p>
          </table:table-cell>
          <table:table-cell office:value-type="float" office:value="60.0347874" calcext:value-type="float">
            <text:p>60.0347874</text:p>
          </table:table-cell>
          <table:table-cell office:value-type="float" office:value="1.388375922" calcext:value-type="float">
            <text:p>1.388375922</text:p>
          </table:table-cell>
          <table:table-cell office:value-type="float" office:value="0.736478792" calcext:value-type="float">
            <text:p>0.736478792</text:p>
          </table:table-cell>
          <table:table-cell office:value-type="float" office:value="1.13995419" calcext:value-type="float">
            <text:p>1.13995419</text:p>
          </table:table-cell>
          <table:table-cell office:value-type="float" office:value="0.930768692" calcext:value-type="float">
            <text:p>0.930768692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80.515179" calcext:value-type="float">
            <text:p>180.515179</text:p>
          </table:table-cell>
          <table:table-cell office:value-type="float" office:value="60.179571" calcext:value-type="float">
            <text:p>60.179571</text:p>
          </table:table-cell>
          <table:table-cell office:value-type="float" office:value="1.378538905" calcext:value-type="float">
            <text:p>1.378538905</text:p>
          </table:table-cell>
          <table:table-cell office:value-type="float" office:value="0.772605909" calcext:value-type="float">
            <text:p>0.772605909</text:p>
          </table:table-cell>
          <table:table-cell office:value-type="float" office:value="1.13031604" calcext:value-type="float">
            <text:p>1.13031604</text:p>
          </table:table-cell>
          <table:table-cell office:value-type="float" office:value="0.922899141" calcext:value-type="float">
            <text:p>0.922899141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80.561325" calcext:value-type="float">
            <text:p>180.561325</text:p>
          </table:table-cell>
          <table:table-cell office:value-type="float" office:value="60.2816989" calcext:value-type="float">
            <text:p>60.2816989</text:p>
          </table:table-cell>
          <table:table-cell office:value-type="float" office:value="1.398605288" calcext:value-type="float">
            <text:p>1.398605288</text:p>
          </table:table-cell>
          <table:table-cell office:value-type="float" office:value="0.795080594" calcext:value-type="float">
            <text:p>0.795080594</text:p>
          </table:table-cell>
          <table:table-cell office:value-type="float" office:value="1.08190937" calcext:value-type="float">
            <text:p>1.08190937</text:p>
          </table:table-cell>
          <table:table-cell office:value-type="float" office:value="0.883375333" calcext:value-type="float">
            <text:p>0.883375333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80.720804" calcext:value-type="float">
            <text:p>180.720804</text:p>
          </table:table-cell>
          <table:table-cell office:value-type="float" office:value="60.5127559" calcext:value-type="float">
            <text:p>60.5127559</text:p>
          </table:table-cell>
          <table:table-cell office:value-type="float" office:value="1.459075914" calcext:value-type="float">
            <text:p>1.459075914</text:p>
          </table:table-cell>
          <table:table-cell office:value-type="float" office:value="0.82456169" calcext:value-type="float">
            <text:p>0.82456169</text:p>
          </table:table-cell>
          <table:table-cell office:value-type="float" office:value="1.044578371" calcext:value-type="float">
            <text:p>1.044578371</text:p>
          </table:table-cell>
          <table:table-cell office:value-type="float" office:value="0.85289465" calcext:value-type="float">
            <text:p>0.85289465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80.177294" calcext:value-type="float">
            <text:p>180.177294</text:p>
          </table:table-cell>
          <table:table-cell office:value-type="float" office:value="60.873727" calcext:value-type="float">
            <text:p>60.873727</text:p>
          </table:table-cell>
          <table:table-cell office:value-type="float" office:value="1.459140624" calcext:value-type="float">
            <text:p>1.459140624</text:p>
          </table:table-cell>
          <table:table-cell office:value-type="float" office:value="0.831922176" calcext:value-type="float">
            <text:p>0.831922176</text:p>
          </table:table-cell>
          <table:table-cell office:value-type="float" office:value="1.150381582" calcext:value-type="float">
            <text:p>1.150381582</text:p>
          </table:table-cell>
          <table:table-cell office:value-type="float" office:value="0.93928268" calcext:value-type="float">
            <text:p>0.93928268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80.406953" calcext:value-type="float">
            <text:p>180.406953</text:p>
          </table:table-cell>
          <table:table-cell office:value-type="float" office:value="60.9153455" calcext:value-type="float">
            <text:p>60.9153455</text:p>
          </table:table-cell>
          <table:table-cell office:value-type="float" office:value="1.50987508" calcext:value-type="float">
            <text:p>1.50987508</text:p>
          </table:table-cell>
          <table:table-cell office:value-type="float" office:value="0.813369985" calcext:value-type="float">
            <text:p>0.813369985</text:p>
          </table:table-cell>
          <table:table-cell office:value-type="float" office:value="1.018130684" calcext:value-type="float">
            <text:p>1.018130684</text:p>
          </table:table-cell>
          <table:table-cell office:value-type="float" office:value="0.8313002087" calcext:value-type="float">
            <text:p>0.8313002087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79.649375" calcext:value-type="float">
            <text:p>179.649375</text:p>
          </table:table-cell>
          <table:table-cell office:value-type="float" office:value="61.3698243" calcext:value-type="float">
            <text:p>61.3698243</text:p>
          </table:table-cell>
          <table:table-cell office:value-type="float" office:value="1.49616447" calcext:value-type="float">
            <text:p>1.49616447</text:p>
          </table:table-cell>
          <table:table-cell office:value-type="float" office:value="0.809490707" calcext:value-type="float">
            <text:p>0.809490707</text:p>
          </table:table-cell>
          <table:table-cell office:value-type="float" office:value="1.35486095" calcext:value-type="float">
            <text:p>1.35486095</text:p>
          </table:table-cell>
          <table:table-cell office:value-type="float" office:value="1.106239324" calcext:value-type="float">
            <text:p>1.106239324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79.783874" calcext:value-type="float">
            <text:p>179.783874</text:p>
          </table:table-cell>
          <table:table-cell office:value-type="float" office:value="61.3710464" calcext:value-type="float">
            <text:p>61.3710464</text:p>
          </table:table-cell>
          <table:table-cell office:value-type="float" office:value="1.55392981" calcext:value-type="float">
            <text:p>1.55392981</text:p>
          </table:table-cell>
          <table:table-cell office:value-type="float" office:value="0.850466391" calcext:value-type="float">
            <text:p>0.850466391</text:p>
          </table:table-cell>
          <table:table-cell office:value-type="float" office:value="1.123530034" calcext:value-type="float">
            <text:p>1.123530034</text:p>
          </table:table-cell>
          <table:table-cell office:value-type="float" office:value="0.917358441" calcext:value-type="float">
            <text:p>0.917358441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79.701614" calcext:value-type="float">
            <text:p>179.701614</text:p>
          </table:table-cell>
          <table:table-cell office:value-type="float" office:value="61.9495268" calcext:value-type="float">
            <text:p>61.9495268</text:p>
          </table:table-cell>
          <table:table-cell office:value-type="float" office:value="1.5748507" calcext:value-type="float">
            <text:p>1.5748507</text:p>
          </table:table-cell>
          <table:table-cell office:value-type="float" office:value="0.858483735" calcext:value-type="float">
            <text:p>0.858483735</text:p>
          </table:table-cell>
          <table:table-cell office:value-type="float" office:value="0.827554517" calcext:value-type="float">
            <text:p>0.827554517</text:p>
          </table:table-cell>
          <table:table-cell office:value-type="float" office:value="0.675695458" calcext:value-type="float">
            <text:p>0.675695458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79.43656" calcext:value-type="float">
            <text:p>179.43656</text:p>
          </table:table-cell>
          <table:table-cell office:value-type="float" office:value="61.5589448" calcext:value-type="float">
            <text:p>61.5589448</text:p>
          </table:table-cell>
          <table:table-cell office:value-type="float" office:value="1.611291115" calcext:value-type="float">
            <text:p>1.611291115</text:p>
          </table:table-cell>
          <table:table-cell office:value-type="float" office:value="0.858748116" calcext:value-type="float">
            <text:p>0.858748116</text:p>
          </table:table-cell>
          <table:table-cell office:value-type="float" office:value="2.038472706" calcext:value-type="float">
            <text:p>2.038472706</text:p>
          </table:table-cell>
          <table:table-cell office:value-type="float" office:value="1.66440597" calcext:value-type="float">
            <text:p>1.66440597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79.020931" calcext:value-type="float">
            <text:p>179.020931</text:p>
          </table:table-cell>
          <table:table-cell office:value-type="float" office:value="61.8942686" calcext:value-type="float">
            <text:p>61.8942686</text:p>
          </table:table-cell>
          <table:table-cell office:value-type="float" office:value="1.527652115" calcext:value-type="float">
            <text:p>1.527652115</text:p>
          </table:table-cell>
          <table:table-cell office:value-type="float" office:value="0.824892799" calcext:value-type="float">
            <text:p>0.824892799</text:p>
          </table:table-cell>
          <table:table-cell office:value-type="float" office:value="0.69663585" calcext:value-type="float">
            <text:p>0.69663585</text:p>
          </table:table-cell>
          <table:table-cell office:value-type="float" office:value="0.568800797" calcext:value-type="float">
            <text:p>0.568800797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78.647572" calcext:value-type="float">
            <text:p>178.647572</text:p>
          </table:table-cell>
          <table:table-cell office:value-type="float" office:value="61.5042843" calcext:value-type="float">
            <text:p>61.5042843</text:p>
          </table:table-cell>
          <table:table-cell office:value-type="float" office:value="1.567293244" calcext:value-type="float">
            <text:p>1.567293244</text:p>
          </table:table-cell>
          <table:table-cell office:value-type="float" office:value="0.805594812" calcext:value-type="float">
            <text:p>0.805594812</text:p>
          </table:table-cell>
          <table:table-cell office:value-type="float" office:value="2.4742914876" calcext:value-type="float">
            <text:p>2.4742914876</text:p>
          </table:table-cell>
          <table:table-cell office:value-type="float" office:value="2.0202505175" calcext:value-type="float">
            <text:p>2.0202505175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78.504193" calcext:value-type="float">
            <text:p>178.504193</text:p>
          </table:table-cell>
          <table:table-cell office:value-type="float" office:value="61.8720892" calcext:value-type="float">
            <text:p>61.8720892</text:p>
          </table:table-cell>
          <table:table-cell office:value-type="float" office:value="1.594548674" calcext:value-type="float">
            <text:p>1.594548674</text:p>
          </table:table-cell>
          <table:table-cell office:value-type="float" office:value="0.804910295" calcext:value-type="float">
            <text:p>0.804910295</text:p>
          </table:table-cell>
          <table:table-cell office:value-type="float" office:value="0.77876084" calcext:value-type="float">
            <text:p>0.77876084</text:p>
          </table:table-cell>
          <table:table-cell office:value-type="float" office:value="0.63585554" calcext:value-type="float">
            <text:p>0.63585554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77.743014" calcext:value-type="float">
            <text:p>177.743014</text:p>
          </table:table-cell>
          <table:table-cell office:value-type="float" office:value="61.414489" calcext:value-type="float">
            <text:p>61.414489</text:p>
          </table:table-cell>
          <table:table-cell office:value-type="float" office:value="1.60422534" calcext:value-type="float">
            <text:p>1.60422534</text:p>
          </table:table-cell>
          <table:table-cell office:value-type="float" office:value="0.7725765" calcext:value-type="float">
            <text:p>0.7725765</text:p>
          </table:table-cell>
          <table:table-cell office:value-type="float" office:value="2.76916919" calcext:value-type="float">
            <text:p>2.76916919</text:p>
          </table:table-cell>
          <table:table-cell office:value-type="float" office:value="2.26101717" calcext:value-type="float">
            <text:p>2.26101717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78.169379" calcext:value-type="float">
            <text:p>178.169379</text:p>
          </table:table-cell>
          <table:table-cell office:value-type="float" office:value="61.7785215" calcext:value-type="float">
            <text:p>61.7785215</text:p>
          </table:table-cell>
          <table:table-cell office:value-type="float" office:value="1.516107617" calcext:value-type="float">
            <text:p>1.516107617</text:p>
          </table:table-cell>
          <table:table-cell office:value-type="float" office:value="0.750925034" calcext:value-type="float">
            <text:p>0.750925034</text:p>
          </table:table-cell>
          <table:table-cell office:value-type="float" office:value="0.826309613" calcext:value-type="float">
            <text:p>0.826309613</text:p>
          </table:table-cell>
          <table:table-cell office:value-type="float" office:value="0.674678987" calcext:value-type="float">
            <text:p>0.674678987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77.341527" calcext:value-type="float">
            <text:p>177.341527</text:p>
          </table:table-cell>
          <table:table-cell office:value-type="float" office:value="61.3052823" calcext:value-type="float">
            <text:p>61.3052823</text:p>
          </table:table-cell>
          <table:table-cell office:value-type="float" office:value="1.561704077" calcext:value-type="float">
            <text:p>1.561704077</text:p>
          </table:table-cell>
          <table:table-cell office:value-type="float" office:value="0.771730779" calcext:value-type="float">
            <text:p>0.771730779</text:p>
          </table:table-cell>
          <table:table-cell office:value-type="float" office:value="2.67315497" calcext:value-type="float">
            <text:p>2.67315497</text:p>
          </table:table-cell>
          <table:table-cell office:value-type="float" office:value="2.18262187" calcext:value-type="float">
            <text:p>2.18262187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78.300442" calcext:value-type="float">
            <text:p>178.300442</text:p>
          </table:table-cell>
          <table:table-cell office:value-type="float" office:value="61.3468818" calcext:value-type="float">
            <text:p>61.3468818</text:p>
          </table:table-cell>
          <table:table-cell office:value-type="float" office:value="1.54694754" calcext:value-type="float">
            <text:p>1.54694754</text:p>
          </table:table-cell>
          <table:table-cell office:value-type="float" office:value="0.740697199" calcext:value-type="float">
            <text:p>0.740697199</text:p>
          </table:table-cell>
          <table:table-cell office:value-type="float" office:value="1.180477473" calcext:value-type="float">
            <text:p>1.180477473</text:p>
          </table:table-cell>
          <table:table-cell office:value-type="float" office:value="0.963855815" calcext:value-type="float">
            <text:p>0.963855815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77.866656" calcext:value-type="float">
            <text:p>177.866656</text:p>
          </table:table-cell>
          <table:table-cell office:value-type="float" office:value="61.405515" calcext:value-type="float">
            <text:p>61.405515</text:p>
          </table:table-cell>
          <table:table-cell office:value-type="float" office:value="1.5521916" calcext:value-type="float">
            <text:p>1.5521916</text:p>
          </table:table-cell>
          <table:table-cell office:value-type="float" office:value="0.721285906" calcext:value-type="float">
            <text:p>0.721285906</text:p>
          </table:table-cell>
          <table:table-cell office:value-type="float" office:value="2.22944913" calcext:value-type="float">
            <text:p>2.22944913</text:p>
          </table:table-cell>
          <table:table-cell office:value-type="float" office:value="1.820337582" calcext:value-type="float">
            <text:p>1.820337582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78.923983" calcext:value-type="float">
            <text:p>178.923983</text:p>
          </table:table-cell>
          <table:table-cell office:value-type="float" office:value="61.3940193" calcext:value-type="float">
            <text:p>61.3940193</text:p>
          </table:table-cell>
          <table:table-cell office:value-type="float" office:value="1.573422739" calcext:value-type="float">
            <text:p>1.573422739</text:p>
          </table:table-cell>
          <table:table-cell office:value-type="float" office:value="0.685801771" calcext:value-type="float">
            <text:p>0.685801771</text:p>
          </table:table-cell>
          <table:table-cell office:value-type="float" office:value="1.315908215" calcext:value-type="float">
            <text:p>1.315908215</text:p>
          </table:table-cell>
          <table:table-cell office:value-type="float" office:value="1.074434562" calcext:value-type="float">
            <text:p>1.074434562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78.567909" calcext:value-type="float">
            <text:p>178.567909</text:p>
          </table:table-cell>
          <table:table-cell office:value-type="float" office:value="61.3868208" calcext:value-type="float">
            <text:p>61.3868208</text:p>
          </table:table-cell>
          <table:table-cell office:value-type="float" office:value="1.544830419" calcext:value-type="float">
            <text:p>1.544830419</text:p>
          </table:table-cell>
          <table:table-cell office:value-type="float" office:value="0.708009909" calcext:value-type="float">
            <text:p>0.708009909</text:p>
          </table:table-cell>
          <table:table-cell office:value-type="float" office:value="1.989143345" calcext:value-type="float">
            <text:p>1.989143345</text:p>
          </table:table-cell>
          <table:table-cell office:value-type="float" office:value="1.624128712" calcext:value-type="float">
            <text:p>1.624128712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79.107097" calcext:value-type="float">
            <text:p>179.107097</text:p>
          </table:table-cell>
          <table:table-cell office:value-type="float" office:value="61.4486502" calcext:value-type="float">
            <text:p>61.4486502</text:p>
          </table:table-cell>
          <table:table-cell office:value-type="float" office:value="1.557624424" calcext:value-type="float">
            <text:p>1.557624424</text:p>
          </table:table-cell>
          <table:table-cell office:value-type="float" office:value="0.727444031" calcext:value-type="float">
            <text:p>0.727444031</text:p>
          </table:table-cell>
          <table:table-cell office:value-type="float" office:value="1.58383136" calcext:value-type="float">
            <text:p>1.58383136</text:p>
          </table:table-cell>
          <table:table-cell office:value-type="float" office:value="1.29319293" calcext:value-type="float">
            <text:p>1.29319293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78.907817" calcext:value-type="float">
            <text:p>178.907817</text:p>
          </table:table-cell>
          <table:table-cell office:value-type="float" office:value="61.7600194" calcext:value-type="float">
            <text:p>61.7600194</text:p>
          </table:table-cell>
          <table:table-cell office:value-type="float" office:value="1.542696084" calcext:value-type="float">
            <text:p>1.542696084</text:p>
          </table:table-cell>
          <table:table-cell office:value-type="float" office:value="0.748714067" calcext:value-type="float">
            <text:p>0.748714067</text:p>
          </table:table-cell>
          <table:table-cell office:value-type="float" office:value="0.76802375" calcext:value-type="float">
            <text:p>0.76802375</text:p>
          </table:table-cell>
          <table:table-cell office:value-type="float" office:value="0.627088768" calcext:value-type="float">
            <text:p>0.627088768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79.550029" calcext:value-type="float">
            <text:p>179.550029</text:p>
          </table:table-cell>
          <table:table-cell office:value-type="float" office:value="61.9463104" calcext:value-type="float">
            <text:p>61.9463104</text:p>
          </table:table-cell>
          <table:table-cell office:value-type="float" office:value="1.530922356" calcext:value-type="float">
            <text:p>1.530922356</text:p>
          </table:table-cell>
          <table:table-cell office:value-type="float" office:value="0.77647047" calcext:value-type="float">
            <text:p>0.77647047</text:p>
          </table:table-cell>
          <table:table-cell office:value-type="float" office:value="2.075901546" calcext:value-type="float">
            <text:p>2.075901546</text:p>
          </table:table-cell>
          <table:table-cell office:value-type="float" office:value="1.694966566" calcext:value-type="float">
            <text:p>1.69496656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78.921641" calcext:value-type="float">
            <text:p>178.921641</text:p>
          </table:table-cell>
          <table:table-cell office:value-type="float" office:value="61.8349038" calcext:value-type="float">
            <text:p>61.8349038</text:p>
          </table:table-cell>
          <table:table-cell office:value-type="float" office:value="1.521600286" calcext:value-type="float">
            <text:p>1.521600286</text:p>
          </table:table-cell>
          <table:table-cell office:value-type="float" office:value="0.776011016" calcext:value-type="float">
            <text:p>0.776011016</text:p>
          </table:table-cell>
          <table:table-cell office:value-type="float" office:value="1.197379052" calcext:value-type="float">
            <text:p>1.197379052</text:p>
          </table:table-cell>
          <table:table-cell office:value-type="float" office:value="0.977655941" calcext:value-type="float">
            <text:p>0.977655941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79.241067" calcext:value-type="float">
            <text:p>179.241067</text:p>
          </table:table-cell>
          <table:table-cell office:value-type="float" office:value="62.2396259" calcext:value-type="float">
            <text:p>62.2396259</text:p>
          </table:table-cell>
          <table:table-cell office:value-type="float" office:value="1.52240385" calcext:value-type="float">
            <text:p>1.52240385</text:p>
          </table:table-cell>
          <table:table-cell office:value-type="float" office:value="0.789939549" calcext:value-type="float">
            <text:p>0.789939549</text:p>
          </table:table-cell>
          <table:table-cell office:value-type="float" office:value="1.60928662" calcext:value-type="float">
            <text:p>1.60928662</text:p>
          </table:table-cell>
          <table:table-cell office:value-type="float" office:value="1.31397701" calcext:value-type="float">
            <text:p>1.31397701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78.96595" calcext:value-type="float">
            <text:p>178.96595</text:p>
          </table:table-cell>
          <table:table-cell office:value-type="float" office:value="62.5645662" calcext:value-type="float">
            <text:p>62.5645662</text:p>
          </table:table-cell>
          <table:table-cell office:value-type="float" office:value="1.50591581" calcext:value-type="float">
            <text:p>1.50591581</text:p>
          </table:table-cell>
          <table:table-cell office:value-type="float" office:value="0.796742033" calcext:value-type="float">
            <text:p>0.796742033</text:p>
          </table:table-cell>
          <table:table-cell office:value-type="float" office:value="0.772413504" calcext:value-type="float">
            <text:p>0.772413504</text:p>
          </table:table-cell>
          <table:table-cell office:value-type="float" office:value="0.630672975" calcext:value-type="float">
            <text:p>0.630672975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78.274133" calcext:value-type="float">
            <text:p>178.274133</text:p>
          </table:table-cell>
          <table:table-cell office:value-type="float" office:value="62.9454199" calcext:value-type="float">
            <text:p>62.9454199</text:p>
          </table:table-cell>
          <table:table-cell office:value-type="float" office:value="1.55421789" calcext:value-type="float">
            <text:p>1.55421789</text:p>
          </table:table-cell>
          <table:table-cell office:value-type="float" office:value="0.847025096" calcext:value-type="float">
            <text:p>0.847025096</text:p>
          </table:table-cell>
          <table:table-cell office:value-type="float" office:value="1.5384253" calcext:value-type="float">
            <text:p>1.5384253</text:p>
          </table:table-cell>
          <table:table-cell office:value-type="float" office:value="1.256118955" calcext:value-type="float">
            <text:p>1.256118955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78.398463" calcext:value-type="float">
            <text:p>178.398463</text:p>
          </table:table-cell>
          <table:table-cell office:value-type="float" office:value="63.1219412" calcext:value-type="float">
            <text:p>63.1219412</text:p>
          </table:table-cell>
          <table:table-cell office:value-type="float" office:value="1.56551464" calcext:value-type="float">
            <text:p>1.56551464</text:p>
          </table:table-cell>
          <table:table-cell office:value-type="float" office:value="0.826234366" calcext:value-type="float">
            <text:p>0.826234366</text:p>
          </table:table-cell>
          <table:table-cell office:value-type="float" office:value="0.93158772" calcext:value-type="float">
            <text:p>0.93158772</text:p>
          </table:table-cell>
          <table:table-cell office:value-type="float" office:value="0.76063818" calcext:value-type="float">
            <text:p>0.76063818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78.038713" calcext:value-type="float">
            <text:p>178.038713</text:p>
          </table:table-cell>
          <table:table-cell office:value-type="float" office:value="62.9461295" calcext:value-type="float">
            <text:p>62.9461295</text:p>
          </table:table-cell>
          <table:table-cell office:value-type="float" office:value="1.585035465" calcext:value-type="float">
            <text:p>1.585035465</text:p>
          </table:table-cell>
          <table:table-cell office:value-type="float" office:value="0.801358956" calcext:value-type="float">
            <text:p>0.801358956</text:p>
          </table:table-cell>
          <table:table-cell office:value-type="float" office:value="0.99203071" calcext:value-type="float">
            <text:p>0.99203071</text:p>
          </table:table-cell>
          <table:table-cell office:value-type="float" office:value="0.80998969" calcext:value-type="float">
            <text:p>0.80998969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78.078992" calcext:value-type="float">
            <text:p>178.078992</text:p>
          </table:table-cell>
          <table:table-cell office:value-type="float" office:value="63.3819275" calcext:value-type="float">
            <text:p>63.3819275</text:p>
          </table:table-cell>
          <table:table-cell office:value-type="float" office:value="1.524662551" calcext:value-type="float">
            <text:p>1.524662551</text:p>
          </table:table-cell>
          <table:table-cell office:value-type="float" office:value="0.787794775" calcext:value-type="float">
            <text:p>0.787794775</text:p>
          </table:table-cell>
          <table:table-cell office:value-type="float" office:value="1.657199205" calcext:value-type="float">
            <text:p>1.657199205</text:p>
          </table:table-cell>
          <table:table-cell office:value-type="float" office:value="1.3530975" calcext:value-type="float">
            <text:p>1.3530975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77.702486" calcext:value-type="float">
            <text:p>177.702486</text:p>
          </table:table-cell>
          <table:table-cell office:value-type="float" office:value="63.0487309" calcext:value-type="float">
            <text:p>63.0487309</text:p>
          </table:table-cell>
          <table:table-cell office:value-type="float" office:value="1.476185976" calcext:value-type="float">
            <text:p>1.476185976</text:p>
          </table:table-cell>
          <table:table-cell office:value-type="float" office:value="0.80999032" calcext:value-type="float">
            <text:p>0.80999032</text:p>
          </table:table-cell>
          <table:table-cell office:value-type="float" office:value="0.74751515" calcext:value-type="float">
            <text:p>0.74751515</text:p>
          </table:table-cell>
          <table:table-cell office:value-type="float" office:value="0.610343567" calcext:value-type="float">
            <text:p>0.610343567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77.511526" calcext:value-type="float">
            <text:p>177.511526</text:p>
          </table:table-cell>
          <table:table-cell office:value-type="float" office:value="63.2942122" calcext:value-type="float">
            <text:p>63.2942122</text:p>
          </table:table-cell>
          <table:table-cell office:value-type="float" office:value="1.484994335" calcext:value-type="float">
            <text:p>1.484994335</text:p>
          </table:table-cell>
          <table:table-cell office:value-type="float" office:value="0.803003299" calcext:value-type="float">
            <text:p>0.803003299</text:p>
          </table:table-cell>
          <table:table-cell office:value-type="float" office:value="1.98508584" calcext:value-type="float">
            <text:p>1.98508584</text:p>
          </table:table-cell>
          <table:table-cell office:value-type="float" office:value="1.620815805" calcext:value-type="float">
            <text:p>1.620815805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77.145017" calcext:value-type="float">
            <text:p>177.145017</text:p>
          </table:table-cell>
          <table:table-cell office:value-type="float" office:value="63.3494834" calcext:value-type="float">
            <text:p>63.3494834</text:p>
          </table:table-cell>
          <table:table-cell office:value-type="float" office:value="1.44662534" calcext:value-type="float">
            <text:p>1.44662534</text:p>
          </table:table-cell>
          <table:table-cell office:value-type="float" office:value="0.791421944" calcext:value-type="float">
            <text:p>0.791421944</text:p>
          </table:table-cell>
          <table:table-cell office:value-type="float" office:value="1.275340466" calcext:value-type="float">
            <text:p>1.275340466</text:p>
          </table:table-cell>
          <table:table-cell office:value-type="float" office:value="1.04131112" calcext:value-type="float">
            <text:p>1.04131112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76.600487" calcext:value-type="float">
            <text:p>176.600487</text:p>
          </table:table-cell>
          <table:table-cell office:value-type="float" office:value="63.3953102" calcext:value-type="float">
            <text:p>63.3953102</text:p>
          </table:table-cell>
          <table:table-cell office:value-type="float" office:value="1.40391744" calcext:value-type="float">
            <text:p>1.40391744</text:p>
          </table:table-cell>
          <table:table-cell office:value-type="float" office:value="0.780136173" calcext:value-type="float">
            <text:p>0.780136173</text:p>
          </table:table-cell>
          <table:table-cell office:value-type="float" office:value="1.649066564" calcext:value-type="float">
            <text:p>1.649066564</text:p>
          </table:table-cell>
          <table:table-cell office:value-type="float" office:value="1.346457229" calcext:value-type="float">
            <text:p>1.346457229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76.471803" calcext:value-type="float">
            <text:p>176.471803</text:p>
          </table:table-cell>
          <table:table-cell office:value-type="float" office:value="63.5402038" calcext:value-type="float">
            <text:p>63.5402038</text:p>
          </table:table-cell>
          <table:table-cell office:value-type="float" office:value="1.399916545" calcext:value-type="float">
            <text:p>1.399916545</text:p>
          </table:table-cell>
          <table:table-cell office:value-type="float" office:value="0.790859343" calcext:value-type="float">
            <text:p>0.790859343</text:p>
          </table:table-cell>
          <table:table-cell office:value-type="float" office:value="1.656756303" calcext:value-type="float">
            <text:p>1.656756303</text:p>
          </table:table-cell>
          <table:table-cell office:value-type="float" office:value="1.352735893" calcext:value-type="float">
            <text:p>1.352735893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75.69325" calcext:value-type="float">
            <text:p>175.69325</text:p>
          </table:table-cell>
          <table:table-cell office:value-type="float" office:value="63.2775376" calcext:value-type="float">
            <text:p>63.2775376</text:p>
          </table:table-cell>
          <table:table-cell office:value-type="float" office:value="1.46412057" calcext:value-type="float">
            <text:p>1.46412057</text:p>
          </table:table-cell>
          <table:table-cell office:value-type="float" office:value="0.828482247" calcext:value-type="float">
            <text:p>0.828482247</text:p>
          </table:table-cell>
          <table:table-cell office:value-type="float" office:value="1.96239751" calcext:value-type="float">
            <text:p>1.96239751</text:p>
          </table:table-cell>
          <table:table-cell office:value-type="float" office:value="1.60229083" calcext:value-type="float">
            <text:p>1.60229083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75.72724" calcext:value-type="float">
            <text:p>175.72724</text:p>
          </table:table-cell>
          <table:table-cell office:value-type="float" office:value="63.5928822" calcext:value-type="float">
            <text:p>63.5928822</text:p>
          </table:table-cell>
          <table:table-cell office:value-type="float" office:value="1.48082814" calcext:value-type="float">
            <text:p>1.48082814</text:p>
          </table:table-cell>
          <table:table-cell office:value-type="float" office:value="0.820833263" calcext:value-type="float">
            <text:p>0.820833263</text:p>
          </table:table-cell>
          <table:table-cell office:value-type="float" office:value="1.62983207" calcext:value-type="float">
            <text:p>1.62983207</text:p>
          </table:table-cell>
          <table:table-cell office:value-type="float" office:value="1.330752293" calcext:value-type="float">
            <text:p>1.330752293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74.565977" calcext:value-type="float">
            <text:p>174.565977</text:p>
          </table:table-cell>
          <table:table-cell office:value-type="float" office:value="62.9452131" calcext:value-type="float">
            <text:p>62.9452131</text:p>
          </table:table-cell>
          <table:table-cell office:value-type="float" office:value="1.44639155" calcext:value-type="float">
            <text:p>1.44639155</text:p>
          </table:table-cell>
          <table:table-cell office:value-type="float" office:value="0.846406968" calcext:value-type="float">
            <text:p>0.846406968</text:p>
          </table:table-cell>
          <table:table-cell office:value-type="float" office:value="1.82749079" calcext:value-type="float">
            <text:p>1.82749079</text:p>
          </table:table-cell>
          <table:table-cell office:value-type="float" office:value="1.49214003" calcext:value-type="float">
            <text:p>1.49214003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74.602787" calcext:value-type="float">
            <text:p>174.602787</text:p>
          </table:table-cell>
          <table:table-cell office:value-type="float" office:value="62.9788429" calcext:value-type="float">
            <text:p>62.9788429</text:p>
          </table:table-cell>
          <table:table-cell office:value-type="float" office:value="1.49417218" calcext:value-type="float">
            <text:p>1.49417218</text:p>
          </table:table-cell>
          <table:table-cell office:value-type="float" office:value="0.858345193" calcext:value-type="float">
            <text:p>0.858345193</text:p>
          </table:table-cell>
          <table:table-cell office:value-type="float" office:value="1.877627904" calcext:value-type="float">
            <text:p>1.877627904</text:p>
          </table:table-cell>
          <table:table-cell office:value-type="float" office:value="1.533076749" calcext:value-type="float">
            <text:p>1.533076749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73.597205" calcext:value-type="float">
            <text:p>173.597205</text:p>
          </table:table-cell>
          <table:table-cell office:value-type="float" office:value="62.3693961" calcext:value-type="float">
            <text:p>62.3693961</text:p>
          </table:table-cell>
          <table:table-cell office:value-type="float" office:value="1.50329405" calcext:value-type="float">
            <text:p>1.50329405</text:p>
          </table:table-cell>
          <table:table-cell office:value-type="float" office:value="0.854538575" calcext:value-type="float">
            <text:p>0.854538575</text:p>
          </table:table-cell>
          <table:table-cell office:value-type="float" office:value="1.41768319" calcext:value-type="float">
            <text:p>1.41768319</text:p>
          </table:table-cell>
          <table:table-cell office:value-type="float" office:value="1.15753346" calcext:value-type="float">
            <text:p>1.15753346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74.031384" calcext:value-type="float">
            <text:p>174.031384</text:p>
          </table:table-cell>
          <table:table-cell office:value-type="float" office:value="62.2225257" calcext:value-type="float">
            <text:p>62.2225257</text:p>
          </table:table-cell>
          <table:table-cell office:value-type="float" office:value="1.57634326" calcext:value-type="float">
            <text:p>1.57634326</text:p>
          </table:table-cell>
          <table:table-cell office:value-type="float" office:value="0.856347391" calcext:value-type="float">
            <text:p>0.856347391</text:p>
          </table:table-cell>
          <table:table-cell office:value-type="float" office:value="2.16021261" calcext:value-type="float">
            <text:p>2.16021261</text:p>
          </table:table-cell>
          <table:table-cell office:value-type="float" office:value="1.76380621" calcext:value-type="float">
            <text:p>1.76380621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72.920981" calcext:value-type="float">
            <text:p>172.920981</text:p>
          </table:table-cell>
          <table:table-cell office:value-type="float" office:value="61.7921611" calcext:value-type="float">
            <text:p>61.7921611</text:p>
          </table:table-cell>
          <table:table-cell office:value-type="float" office:value="1.563827416" calcext:value-type="float">
            <text:p>1.563827416</text:p>
          </table:table-cell>
          <table:table-cell office:value-type="float" office:value="0.850943307" calcext:value-type="float">
            <text:p>0.850943307</text:p>
          </table:table-cell>
          <table:table-cell office:value-type="float" office:value="1.14994459" calcext:value-type="float">
            <text:p>1.14994459</text:p>
          </table:table-cell>
          <table:table-cell office:value-type="float" office:value="0.93892581" calcext:value-type="float">
            <text:p>0.93892581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72.644428" calcext:value-type="float">
            <text:p>172.644428</text:p>
          </table:table-cell>
          <table:table-cell office:value-type="float" office:value="61.1140571" calcext:value-type="float">
            <text:p>61.1140571</text:p>
          </table:table-cell>
          <table:table-cell office:value-type="float" office:value="1.586752166" calcext:value-type="float">
            <text:p>1.586752166</text:p>
          </table:table-cell>
          <table:table-cell office:value-type="float" office:value="0.907848287" calcext:value-type="float">
            <text:p>0.907848287</text:p>
          </table:table-cell>
          <table:table-cell office:value-type="float" office:value="2.24652221" calcext:value-type="float">
            <text:p>2.24652221</text:p>
          </table:table-cell>
          <table:table-cell office:value-type="float" office:value="1.83427765" calcext:value-type="float">
            <text:p>1.83427765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72.390505" calcext:value-type="float">
            <text:p>172.390505</text:p>
          </table:table-cell>
          <table:table-cell office:value-type="float" office:value="60.9393363" calcext:value-type="float">
            <text:p>60.9393363</text:p>
          </table:table-cell>
          <table:table-cell office:value-type="float" office:value="1.575683176" calcext:value-type="float">
            <text:p>1.575683176</text:p>
          </table:table-cell>
          <table:table-cell office:value-type="float" office:value="0.889702407" calcext:value-type="float">
            <text:p>0.889702407</text:p>
          </table:table-cell>
          <table:table-cell office:value-type="float" office:value="0.801159452" calcext:value-type="float">
            <text:p>0.801159452</text:p>
          </table:table-cell>
          <table:table-cell office:value-type="float" office:value="0.654143959" calcext:value-type="float">
            <text:p>0.654143959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71.916534" calcext:value-type="float">
            <text:p>171.916534</text:p>
          </table:table-cell>
          <table:table-cell office:value-type="float" office:value="60.2314262" calcext:value-type="float">
            <text:p>60.2314262</text:p>
          </table:table-cell>
          <table:table-cell office:value-type="float" office:value="1.640708566" calcext:value-type="float">
            <text:p>1.640708566</text:p>
          </table:table-cell>
          <table:table-cell office:value-type="float" office:value="0.858574696" calcext:value-type="float">
            <text:p>0.858574696</text:p>
          </table:table-cell>
          <table:table-cell office:value-type="float" office:value="2.324101" calcext:value-type="float">
            <text:p>2.324101</text:p>
          </table:table-cell>
          <table:table-cell office:value-type="float" office:value="1.89762051" calcext:value-type="float">
            <text:p>1.89762051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71.384427" calcext:value-type="float">
            <text:p>171.384427</text:p>
          </table:table-cell>
          <table:table-cell office:value-type="float" office:value="60.2066967" calcext:value-type="float">
            <text:p>60.2066967</text:p>
          </table:table-cell>
          <table:table-cell office:value-type="float" office:value="1.60741921" calcext:value-type="float">
            <text:p>1.60741921</text:p>
          </table:table-cell>
          <table:table-cell office:value-type="float" office:value="0.825969665" calcext:value-type="float">
            <text:p>0.825969665</text:p>
          </table:table-cell>
          <table:table-cell office:value-type="float" office:value="0.550340646" calcext:value-type="float">
            <text:p>0.550340646</text:p>
          </table:table-cell>
          <table:table-cell office:value-type="float" office:value="0.449351266" calcext:value-type="float">
            <text:p>0.449351266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70.793277" calcext:value-type="float">
            <text:p>170.793277</text:p>
          </table:table-cell>
          <table:table-cell office:value-type="float" office:value="59.6020879" calcext:value-type="float">
            <text:p>59.6020879</text:p>
          </table:table-cell>
          <table:table-cell office:value-type="float" office:value="1.62487576" calcext:value-type="float">
            <text:p>1.62487576</text:p>
          </table:table-cell>
          <table:table-cell office:value-type="float" office:value="0.85806546" calcext:value-type="float">
            <text:p>0.85806546</text:p>
          </table:table-cell>
          <table:table-cell office:value-type="float" office:value="1.7970114" calcext:value-type="float">
            <text:p>1.7970114</text:p>
          </table:table-cell>
          <table:table-cell office:value-type="float" office:value="1.46725363" calcext:value-type="float">
            <text:p>1.46725363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71.182416" calcext:value-type="float">
            <text:p>171.182416</text:p>
          </table:table-cell>
          <table:table-cell office:value-type="float" office:value="59.7669115" calcext:value-type="float">
            <text:p>59.7669115</text:p>
          </table:table-cell>
          <table:table-cell office:value-type="float" office:value="1.580668205" calcext:value-type="float">
            <text:p>1.580668205</text:p>
          </table:table-cell>
          <table:table-cell office:value-type="float" office:value="0.875031167" calcext:value-type="float">
            <text:p>0.875031167</text:p>
          </table:table-cell>
          <table:table-cell office:value-type="float" office:value="0.577241507" calcext:value-type="float">
            <text:p>0.577241507</text:p>
          </table:table-cell>
          <table:table-cell office:value-type="float" office:value="0.471315731" calcext:value-type="float">
            <text:p>0.471315731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70.921753" calcext:value-type="float">
            <text:p>170.921753</text:p>
          </table:table-cell>
          <table:table-cell office:value-type="float" office:value="59.5867978" calcext:value-type="float">
            <text:p>59.5867978</text:p>
          </table:table-cell>
          <table:table-cell office:value-type="float" office:value="1.531516635" calcext:value-type="float">
            <text:p>1.531516635</text:p>
          </table:table-cell>
          <table:table-cell office:value-type="float" office:value="0.88150941" calcext:value-type="float">
            <text:p>0.88150941</text:p>
          </table:table-cell>
          <table:table-cell office:value-type="float" office:value="1.041935352" calcext:value-type="float">
            <text:p>1.041935352</text:p>
          </table:table-cell>
          <table:table-cell office:value-type="float" office:value="0.850736667" calcext:value-type="float">
            <text:p>0.850736667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71.725965" calcext:value-type="float">
            <text:p>171.725965</text:p>
          </table:table-cell>
          <table:table-cell office:value-type="float" office:value="59.9660043" calcext:value-type="float">
            <text:p>59.9660043</text:p>
          </table:table-cell>
          <table:table-cell office:value-type="float" office:value="1.50109198" calcext:value-type="float">
            <text:p>1.50109198</text:p>
          </table:table-cell>
          <table:table-cell office:value-type="float" office:value="0.859379498" calcext:value-type="float">
            <text:p>0.859379498</text:p>
          </table:table-cell>
          <table:table-cell office:value-type="float" office:value="0.876932226" calcext:value-type="float">
            <text:p>0.876932226</text:p>
          </table:table-cell>
          <table:table-cell office:value-type="float" office:value="0.7160121583" calcext:value-type="float">
            <text:p>0.7160121583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71.662525" calcext:value-type="float">
            <text:p>171.662525</text:p>
          </table:table-cell>
          <table:table-cell office:value-type="float" office:value="59.7645682" calcext:value-type="float">
            <text:p>59.7645682</text:p>
          </table:table-cell>
          <table:table-cell office:value-type="float" office:value="1.47938172" calcext:value-type="float">
            <text:p>1.47938172</text:p>
          </table:table-cell>
          <table:table-cell office:value-type="float" office:value="0.870178839" calcext:value-type="float">
            <text:p>0.870178839</text:p>
          </table:table-cell>
          <table:table-cell office:value-type="float" office:value="0.658920014" calcext:value-type="float">
            <text:p>0.658920014</text:p>
          </table:table-cell>
          <table:table-cell office:value-type="float" office:value="0.538005941" calcext:value-type="float">
            <text:p>0.538005941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72.54407" calcext:value-type="float">
            <text:p>172.54407</text:p>
          </table:table-cell>
          <table:table-cell office:value-type="float" office:value="60.1106523" calcext:value-type="float">
            <text:p>60.1106523</text:p>
          </table:table-cell>
          <table:table-cell office:value-type="float" office:value="1.48346096" calcext:value-type="float">
            <text:p>1.48346096</text:p>
          </table:table-cell>
          <table:table-cell office:value-type="float" office:value="0.860065169" calcext:value-type="float">
            <text:p>0.860065169</text:p>
          </table:table-cell>
          <table:table-cell office:value-type="float" office:value="1.0457923665" calcext:value-type="float">
            <text:p>1.0457923665</text:p>
          </table:table-cell>
          <table:table-cell office:value-type="float" office:value="0.853885856" calcext:value-type="float">
            <text:p>0.853885856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72.524965" calcext:value-type="float">
            <text:p>172.524965</text:p>
          </table:table-cell>
          <table:table-cell office:value-type="float" office:value="59.8915216" calcext:value-type="float">
            <text:p>59.8915216</text:p>
          </table:table-cell>
          <table:table-cell office:value-type="float" office:value="1.46839762" calcext:value-type="float">
            <text:p>1.46839762</text:p>
          </table:table-cell>
          <table:table-cell office:value-type="float" office:value="0.857018219" calcext:value-type="float">
            <text:p>0.857018219</text:p>
          </table:table-cell>
          <table:table-cell office:value-type="float" office:value="0.50948155" calcext:value-type="float">
            <text:p>0.50948155</text:p>
          </table:table-cell>
          <table:table-cell office:value-type="float" office:value="0.415989955" calcext:value-type="float">
            <text:p>0.415989955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73.654242" calcext:value-type="float">
            <text:p>173.654242</text:p>
          </table:table-cell>
          <table:table-cell office:value-type="float" office:value="60.0089295" calcext:value-type="float">
            <text:p>60.0089295</text:p>
          </table:table-cell>
          <table:table-cell office:value-type="float" office:value="1.49490261" calcext:value-type="float">
            <text:p>1.49490261</text:p>
          </table:table-cell>
          <table:table-cell office:value-type="float" office:value="0.86100879" calcext:value-type="float">
            <text:p>0.86100879</text:p>
          </table:table-cell>
          <table:table-cell office:value-type="float" office:value="1.313179657" calcext:value-type="float">
            <text:p>1.313179657</text:p>
          </table:table-cell>
          <table:table-cell office:value-type="float" office:value="1.0722067178" calcext:value-type="float">
            <text:p>1.0722067178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74.039802" calcext:value-type="float">
            <text:p>174.039802</text:p>
          </table:table-cell>
          <table:table-cell office:value-type="float" office:value="59.9398351" calcext:value-type="float">
            <text:p>59.9398351</text:p>
          </table:table-cell>
          <table:table-cell office:value-type="float" office:value="1.51575341" calcext:value-type="float">
            <text:p>1.51575341</text:p>
          </table:table-cell>
          <table:table-cell office:value-type="float" office:value="0.877662989" calcext:value-type="float">
            <text:p>0.877662989</text:p>
          </table:table-cell>
          <table:table-cell office:value-type="float" office:value="0.923022243" calcext:value-type="float">
            <text:p>0.923022243</text:p>
          </table:table-cell>
          <table:table-cell office:value-type="float" office:value="0.753644524" calcext:value-type="float">
            <text:p>0.753644524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75.374378" calcext:value-type="float">
            <text:p>175.374378</text:p>
          </table:table-cell>
          <table:table-cell office:value-type="float" office:value="59.8364567" calcext:value-type="float">
            <text:p>59.8364567</text:p>
          </table:table-cell>
          <table:table-cell office:value-type="float" office:value="1.538431006" calcext:value-type="float">
            <text:p>1.538431006</text:p>
          </table:table-cell>
          <table:table-cell office:value-type="float" office:value="0.855659836" calcext:value-type="float">
            <text:p>0.855659836</text:p>
          </table:table-cell>
          <table:table-cell office:value-type="float" office:value="1.43958643" calcext:value-type="float">
            <text:p>1.43958643</text:p>
          </table:table-cell>
          <table:table-cell office:value-type="float" office:value="1.17541739" calcext:value-type="float">
            <text:p>1.17541739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75.934734" calcext:value-type="float">
            <text:p>175.934734</text:p>
          </table:table-cell>
          <table:table-cell office:value-type="float" office:value="59.8207122" calcext:value-type="float">
            <text:p>59.8207122</text:p>
          </table:table-cell>
          <table:table-cell office:value-type="float" office:value="1.524976676" calcext:value-type="float">
            <text:p>1.524976676</text:p>
          </table:table-cell>
          <table:table-cell office:value-type="float" office:value="0.825092637" calcext:value-type="float">
            <text:p>0.825092637</text:p>
          </table:table-cell>
          <table:table-cell office:value-type="float" office:value="1.152942572" calcext:value-type="float">
            <text:p>1.152942572</text:p>
          </table:table-cell>
          <table:table-cell office:value-type="float" office:value="0.94137367" calcext:value-type="float">
            <text:p>0.94137367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77.238043" calcext:value-type="float">
            <text:p>177.238043</text:p>
          </table:table-cell>
          <table:table-cell office:value-type="float" office:value="59.699567" calcext:value-type="float">
            <text:p>59.699567</text:p>
          </table:table-cell>
          <table:table-cell office:value-type="float" office:value="1.53349025" calcext:value-type="float">
            <text:p>1.53349025</text:p>
          </table:table-cell>
          <table:table-cell office:value-type="float" office:value="0.807628299" calcext:value-type="float">
            <text:p>0.807628299</text:p>
          </table:table-cell>
          <table:table-cell office:value-type="float" office:value="1.64414907" calcext:value-type="float">
            <text:p>1.64414907</text:p>
          </table:table-cell>
          <table:table-cell office:value-type="float" office:value="1.34244206" calcext:value-type="float">
            <text:p>1.34244206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77.446103" calcext:value-type="float">
            <text:p>177.446103</text:p>
          </table:table-cell>
          <table:table-cell office:value-type="float" office:value="59.7029623" calcext:value-type="float">
            <text:p>59.7029623</text:p>
          </table:table-cell>
          <table:table-cell office:value-type="float" office:value="1.50717" calcext:value-type="float">
            <text:p>1.50717</text:p>
          </table:table-cell>
          <table:table-cell office:value-type="float" office:value="0.792680499" calcext:value-type="float">
            <text:p>0.792680499</text:p>
          </table:table-cell>
          <table:table-cell office:value-type="float" office:value="1.70394935" calcext:value-type="float">
            <text:p>1.70394935</text:p>
          </table:table-cell>
          <table:table-cell office:value-type="float" office:value="1.391268827" calcext:value-type="float">
            <text:p>1.391268827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78.822034" calcext:value-type="float">
            <text:p>178.822034</text:p>
          </table:table-cell>
          <table:table-cell office:value-type="float" office:value="59.6349572" calcext:value-type="float">
            <text:p>59.6349572</text:p>
          </table:table-cell>
          <table:table-cell office:value-type="float" office:value="1.504201674" calcext:value-type="float">
            <text:p>1.504201674</text:p>
          </table:table-cell>
          <table:table-cell office:value-type="float" office:value="0.786839669" calcext:value-type="float">
            <text:p>0.786839669</text:p>
          </table:table-cell>
          <table:table-cell office:value-type="float" office:value="1.6371077" calcext:value-type="float">
            <text:p>1.6371077</text:p>
          </table:table-cell>
          <table:table-cell office:value-type="float" office:value="1.33669284" calcext:value-type="float">
            <text:p>1.33669284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78.934881" calcext:value-type="float">
            <text:p>178.934881</text:p>
          </table:table-cell>
          <table:table-cell office:value-type="float" office:value="59.5565449" calcext:value-type="float">
            <text:p>59.5565449</text:p>
          </table:table-cell>
          <table:table-cell office:value-type="float" office:value="1.488229304" calcext:value-type="float">
            <text:p>1.488229304</text:p>
          </table:table-cell>
          <table:table-cell office:value-type="float" office:value="0.785932129" calcext:value-type="float">
            <text:p>0.785932129</text:p>
          </table:table-cell>
          <table:table-cell office:value-type="float" office:value="2.47118923" calcext:value-type="float">
            <text:p>2.47118923</text:p>
          </table:table-cell>
          <table:table-cell office:value-type="float" office:value="2.017717507" calcext:value-type="float">
            <text:p>2.017717507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79.715978" calcext:value-type="float">
            <text:p>179.715978</text:p>
          </table:table-cell>
          <table:table-cell office:value-type="float" office:value="59.3938195" calcext:value-type="float">
            <text:p>59.3938195</text:p>
          </table:table-cell>
          <table:table-cell office:value-type="float" office:value="1.478572386" calcext:value-type="float">
            <text:p>1.478572386</text:p>
          </table:table-cell>
          <table:table-cell office:value-type="float" office:value="0.781785283" calcext:value-type="float">
            <text:p>0.781785283</text:p>
          </table:table-cell>
          <table:table-cell office:value-type="float" office:value="1.42250054" calcext:value-type="float">
            <text:p>1.42250054</text:p>
          </table:table-cell>
          <table:table-cell office:value-type="float" office:value="1.16146685" calcext:value-type="float">
            <text:p>1.16146685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79.464962" calcext:value-type="float">
            <text:p>179.464962</text:p>
          </table:table-cell>
          <table:table-cell office:value-type="float" office:value="59.1747893" calcext:value-type="float">
            <text:p>59.1747893</text:p>
          </table:table-cell>
          <table:table-cell office:value-type="float" office:value="1.495489836" calcext:value-type="float">
            <text:p>1.495489836</text:p>
          </table:table-cell>
          <table:table-cell office:value-type="float" office:value="0.773705357" calcext:value-type="float">
            <text:p>0.773705357</text:p>
          </table:table-cell>
          <table:table-cell office:value-type="float" office:value="1.97656908" calcext:value-type="float">
            <text:p>1.97656908</text:p>
          </table:table-cell>
          <table:table-cell office:value-type="float" office:value="1.61386189" calcext:value-type="float">
            <text:p>1.61386189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80.428908" calcext:value-type="float">
            <text:p>180.428908</text:p>
          </table:table-cell>
          <table:table-cell office:value-type="float" office:value="58.9855433" calcext:value-type="float">
            <text:p>58.9855433</text:p>
          </table:table-cell>
          <table:table-cell office:value-type="float" office:value="1.464439515" calcext:value-type="float">
            <text:p>1.464439515</text:p>
          </table:table-cell>
          <table:table-cell office:value-type="float" office:value="0.754358299" calcext:value-type="float">
            <text:p>0.754358299</text:p>
          </table:table-cell>
          <table:table-cell office:value-type="float" office:value="1.85688364" calcext:value-type="float">
            <text:p>1.85688364</text:p>
          </table:table-cell>
          <table:table-cell office:value-type="float" office:value="1.51613911" calcext:value-type="float">
            <text:p>1.51613911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79.7601305" calcext:value-type="float">
            <text:p>179.7601305</text:p>
          </table:table-cell>
          <table:table-cell office:value-type="float" office:value="58.9170949" calcext:value-type="float">
            <text:p>58.9170949</text:p>
          </table:table-cell>
          <table:table-cell office:value-type="float" office:value="1.499508165" calcext:value-type="float">
            <text:p>1.499508165</text:p>
          </table:table-cell>
          <table:table-cell office:value-type="float" office:value="0.787682445" calcext:value-type="float">
            <text:p>0.787682445</text:p>
          </table:table-cell>
          <table:table-cell office:value-type="float" office:value="1.97504994" calcext:value-type="float">
            <text:p>1.97504994</text:p>
          </table:table-cell>
          <table:table-cell office:value-type="float" office:value="1.61262154" calcext:value-type="float">
            <text:p>1.61262154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80.3112655" calcext:value-type="float">
            <text:p>180.3112655</text:p>
          </table:table-cell>
          <table:table-cell office:value-type="float" office:value="58.6847844" calcext:value-type="float">
            <text:p>58.6847844</text:p>
          </table:table-cell>
          <table:table-cell office:value-type="float" office:value="1.400052179" calcext:value-type="float">
            <text:p>1.400052179</text:p>
          </table:table-cell>
          <table:table-cell office:value-type="float" office:value="0.716434153" calcext:value-type="float">
            <text:p>0.716434153</text:p>
          </table:table-cell>
          <table:table-cell office:value-type="float" office:value="1.391148564" calcext:value-type="float">
            <text:p>1.391148564</text:p>
          </table:table-cell>
          <table:table-cell office:value-type="float" office:value="1.13586805" calcext:value-type="float">
            <text:p>1.13586805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80.06581" calcext:value-type="float">
            <text:p>180.06581</text:p>
          </table:table-cell>
          <table:table-cell office:value-type="float" office:value="58.7322727" calcext:value-type="float">
            <text:p>58.7322727</text:p>
          </table:table-cell>
          <table:table-cell office:value-type="float" office:value="1.433209189" calcext:value-type="float">
            <text:p>1.433209189</text:p>
          </table:table-cell>
          <table:table-cell office:value-type="float" office:value="0.756991078" calcext:value-type="float">
            <text:p>0.756991078</text:p>
          </table:table-cell>
          <table:table-cell office:value-type="float" office:value="1.253303774" calcext:value-type="float">
            <text:p>1.253303774</text:p>
          </table:table-cell>
          <table:table-cell office:value-type="float" office:value="1.023318262" calcext:value-type="float">
            <text:p>1.023318262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80.307676" calcext:value-type="float">
            <text:p>180.307676</text:p>
          </table:table-cell>
          <table:table-cell office:value-type="float" office:value="58.5228455" calcext:value-type="float">
            <text:p>58.5228455</text:p>
          </table:table-cell>
          <table:table-cell office:value-type="float" office:value="1.401805981" calcext:value-type="float">
            <text:p>1.401805981</text:p>
          </table:table-cell>
          <table:table-cell office:value-type="float" office:value="0.750358599" calcext:value-type="float">
            <text:p>0.750358599</text:p>
          </table:table-cell>
          <table:table-cell office:value-type="float" office:value="1.524073494" calcext:value-type="float">
            <text:p>1.524073494</text:p>
          </table:table-cell>
          <table:table-cell office:value-type="float" office:value="1.244400828" calcext:value-type="float">
            <text:p>1.244400828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80.299268" calcext:value-type="float">
            <text:p>180.299268</text:p>
          </table:table-cell>
          <table:table-cell office:value-type="float" office:value="58.4041601" calcext:value-type="float">
            <text:p>58.4041601</text:p>
          </table:table-cell>
          <table:table-cell office:value-type="float" office:value="1.418074796" calcext:value-type="float">
            <text:p>1.418074796</text:p>
          </table:table-cell>
          <table:table-cell office:value-type="float" office:value="0.71277278" calcext:value-type="float">
            <text:p>0.71277278</text:p>
          </table:table-cell>
          <table:table-cell office:value-type="float" office:value="0.9162731" calcext:value-type="float">
            <text:p>0.9162731</text:p>
          </table:table-cell>
          <table:table-cell office:value-type="float" office:value="0.748133854" calcext:value-type="float">
            <text:p>0.748133854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80.67948" calcext:value-type="float">
            <text:p>180.67948</text:p>
          </table:table-cell>
          <table:table-cell office:value-type="float" office:value="58.8229487" calcext:value-type="float">
            <text:p>58.8229487</text:p>
          </table:table-cell>
          <table:table-cell office:value-type="float" office:value="1.439038185" calcext:value-type="float">
            <text:p>1.439038185</text:p>
          </table:table-cell>
          <table:table-cell office:value-type="float" office:value="0.718540509" calcext:value-type="float">
            <text:p>0.718540509</text:p>
          </table:table-cell>
          <table:table-cell office:value-type="float" office:value="0.963787213" calcext:value-type="float">
            <text:p>0.963787213</text:p>
          </table:table-cell>
          <table:table-cell office:value-type="float" office:value="0.786928994" calcext:value-type="float">
            <text:p>0.786928994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80.192707" calcext:value-type="float">
            <text:p>180.192707</text:p>
          </table:table-cell>
          <table:table-cell office:value-type="float" office:value="58.5395675" calcext:value-type="float">
            <text:p>58.5395675</text:p>
          </table:table-cell>
          <table:table-cell office:value-type="float" office:value="1.465102075" calcext:value-type="float">
            <text:p>1.465102075</text:p>
          </table:table-cell>
          <table:table-cell office:value-type="float" office:value="0.728884329" calcext:value-type="float">
            <text:p>0.728884329</text:p>
          </table:table-cell>
          <table:table-cell office:value-type="float" office:value="1.1390839" calcext:value-type="float">
            <text:p>1.1390839</text:p>
          </table:table-cell>
          <table:table-cell office:value-type="float" office:value="0.930058124" calcext:value-type="float">
            <text:p>0.930058124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80.582153" calcext:value-type="float">
            <text:p>180.582153</text:p>
          </table:table-cell>
          <table:table-cell office:value-type="float" office:value="58.9135239" calcext:value-type="float">
            <text:p>58.9135239</text:p>
          </table:table-cell>
          <table:table-cell office:value-type="float" office:value="1.48376502" calcext:value-type="float">
            <text:p>1.48376502</text:p>
          </table:table-cell>
          <table:table-cell office:value-type="float" office:value="0.714615197" calcext:value-type="float">
            <text:p>0.714615197</text:p>
          </table:table-cell>
          <table:table-cell office:value-type="float" office:value="0.885553824" calcext:value-type="float">
            <text:p>0.885553824</text:p>
          </table:table-cell>
          <table:table-cell office:value-type="float" office:value="0.723051648" calcext:value-type="float">
            <text:p>0.723051648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80.345842" calcext:value-type="float">
            <text:p>180.345842</text:p>
          </table:table-cell>
          <table:table-cell office:value-type="float" office:value="58.5822171" calcext:value-type="float">
            <text:p>58.5822171</text:p>
          </table:table-cell>
          <table:table-cell office:value-type="float" office:value="1.48199514" calcext:value-type="float">
            <text:p>1.48199514</text:p>
          </table:table-cell>
          <table:table-cell office:value-type="float" office:value="0.724683058" calcext:value-type="float">
            <text:p>0.724683058</text:p>
          </table:table-cell>
          <table:table-cell office:value-type="float" office:value="0.957682825" calcext:value-type="float">
            <text:p>0.957682825</text:p>
          </table:table-cell>
          <table:table-cell office:value-type="float" office:value="0.781944775" calcext:value-type="float">
            <text:p>0.781944775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80.72783" calcext:value-type="float">
            <text:p>180.72783</text:p>
          </table:table-cell>
          <table:table-cell office:value-type="float" office:value="58.5590851" calcext:value-type="float">
            <text:p>58.5590851</text:p>
          </table:table-cell>
          <table:table-cell office:value-type="float" office:value="1.542691104" calcext:value-type="float">
            <text:p>1.542691104</text:p>
          </table:table-cell>
          <table:table-cell office:value-type="float" office:value="0.745723528" calcext:value-type="float">
            <text:p>0.745723528</text:p>
          </table:table-cell>
          <table:table-cell office:value-type="float" office:value="1.08374471" calcext:value-type="float">
            <text:p>1.08374471</text:p>
          </table:table-cell>
          <table:table-cell office:value-type="float" office:value="0.884873837" calcext:value-type="float">
            <text:p>0.884873837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80.603161" calcext:value-type="float">
            <text:p>180.603161</text:p>
          </table:table-cell>
          <table:table-cell office:value-type="float" office:value="58.156342" calcext:value-type="float">
            <text:p>58.156342</text:p>
          </table:table-cell>
          <table:table-cell office:value-type="float" office:value="1.619415134" calcext:value-type="float">
            <text:p>1.619415134</text:p>
          </table:table-cell>
          <table:table-cell office:value-type="float" office:value="0.73851714" calcext:value-type="float">
            <text:p>0.73851714</text:p>
          </table:table-cell>
          <table:table-cell office:value-type="float" office:value="0.93481147" calcext:value-type="float">
            <text:p>0.93481147</text:p>
          </table:table-cell>
          <table:table-cell office:value-type="float" office:value="0.763270362" calcext:value-type="float">
            <text:p>0.763270362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80.642415" calcext:value-type="float">
            <text:p>180.642415</text:p>
          </table:table-cell>
          <table:table-cell office:value-type="float" office:value="57.8476386" calcext:value-type="float">
            <text:p>57.8476386</text:p>
          </table:table-cell>
          <table:table-cell office:value-type="float" office:value="1.614557163" calcext:value-type="float">
            <text:p>1.614557163</text:p>
          </table:table-cell>
          <table:table-cell office:value-type="float" office:value="0.755399733" calcext:value-type="float">
            <text:p>0.755399733</text:p>
          </table:table-cell>
          <table:table-cell office:value-type="float" office:value="1.5356593459" calcext:value-type="float">
            <text:p>1.5356593459</text:p>
          </table:table-cell>
          <table:table-cell office:value-type="float" office:value="1.2538606262" calcext:value-type="float">
            <text:p>1.2538606262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81.006186" calcext:value-type="float">
            <text:p>181.006186</text:p>
          </table:table-cell>
          <table:table-cell office:value-type="float" office:value="57.9722551" calcext:value-type="float">
            <text:p>57.9722551</text:p>
          </table:table-cell>
          <table:table-cell office:value-type="float" office:value="1.605808953" calcext:value-type="float">
            <text:p>1.605808953</text:p>
          </table:table-cell>
          <table:table-cell office:value-type="float" office:value="0.787226037" calcext:value-type="float">
            <text:p>0.787226037</text:p>
          </table:table-cell>
          <table:table-cell office:value-type="float" office:value="1.40811516" calcext:value-type="float">
            <text:p>1.40811516</text:p>
          </table:table-cell>
          <table:table-cell office:value-type="float" office:value="1.149721232" calcext:value-type="float">
            <text:p>1.149721232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80.896579" calcext:value-type="float">
            <text:p>180.896579</text:p>
          </table:table-cell>
          <table:table-cell office:value-type="float" office:value="57.4856729" calcext:value-type="float">
            <text:p>57.4856729</text:p>
          </table:table-cell>
          <table:table-cell office:value-type="float" office:value="1.59737273" calcext:value-type="float">
            <text:p>1.59737273</text:p>
          </table:table-cell>
          <table:table-cell office:value-type="float" office:value="0.810323086" calcext:value-type="float">
            <text:p>0.810323086</text:p>
          </table:table-cell>
          <table:table-cell office:value-type="float" office:value="1.670659392" calcext:value-type="float">
            <text:p>1.670659392</text:p>
          </table:table-cell>
          <table:table-cell office:value-type="float" office:value="1.364087678" calcext:value-type="float">
            <text:p>1.364087678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81.689822" calcext:value-type="float">
            <text:p>181.689822</text:p>
          </table:table-cell>
          <table:table-cell office:value-type="float" office:value="58.0762434" calcext:value-type="float">
            <text:p>58.0762434</text:p>
          </table:table-cell>
          <table:table-cell office:value-type="float" office:value="1.59454519" calcext:value-type="float">
            <text:p>1.59454519</text:p>
          </table:table-cell>
          <table:table-cell office:value-type="float" office:value="0.805253383" calcext:value-type="float">
            <text:p>0.805253383</text:p>
          </table:table-cell>
          <table:table-cell office:value-type="float" office:value="1.973413126" calcext:value-type="float">
            <text:p>1.973413126</text:p>
          </table:table-cell>
          <table:table-cell office:value-type="float" office:value="1.611285138" calcext:value-type="float">
            <text:p>1.611285138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81.425015" calcext:value-type="float">
            <text:p>181.425015</text:p>
          </table:table-cell>
          <table:table-cell office:value-type="float" office:value="57.6962796" calcext:value-type="float">
            <text:p>57.6962796</text:p>
          </table:table-cell>
          <table:table-cell office:value-type="float" office:value="1.61030912" calcext:value-type="float">
            <text:p>1.61030912</text:p>
          </table:table-cell>
          <table:table-cell office:value-type="float" office:value="0.827591017" calcext:value-type="float">
            <text:p>0.827591017</text:p>
          </table:table-cell>
          <table:table-cell office:value-type="float" office:value="1.365077157" calcext:value-type="float">
            <text:p>1.365077157</text:p>
          </table:table-cell>
          <table:table-cell office:value-type="float" office:value="1.114580803" calcext:value-type="float">
            <text:p>1.114580803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81.817025" calcext:value-type="float">
            <text:p>181.817025</text:p>
          </table:table-cell>
          <table:table-cell office:value-type="float" office:value="57.9586489" calcext:value-type="float">
            <text:p>57.9586489</text:p>
          </table:table-cell>
          <table:table-cell office:value-type="float" office:value="1.5956302" calcext:value-type="float">
            <text:p>1.5956302</text:p>
          </table:table-cell>
          <table:table-cell office:value-type="float" office:value="0.809041526" calcext:value-type="float">
            <text:p>0.809041526</text:p>
          </table:table-cell>
          <table:table-cell office:value-type="float" office:value="1.711642422" calcext:value-type="float">
            <text:p>1.711642422</text:p>
          </table:table-cell>
          <table:table-cell office:value-type="float" office:value="1.397550225" calcext:value-type="float">
            <text:p>1.397550225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81.919193" calcext:value-type="float">
            <text:p>181.919193</text:p>
          </table:table-cell>
          <table:table-cell office:value-type="float" office:value="58.4296947" calcext:value-type="float">
            <text:p>58.4296947</text:p>
          </table:table-cell>
          <table:table-cell office:value-type="float" office:value="1.56922659" calcext:value-type="float">
            <text:p>1.56922659</text:p>
          </table:table-cell>
          <table:table-cell office:value-type="float" office:value="0.84727545" calcext:value-type="float">
            <text:p>0.84727545</text:p>
          </table:table-cell>
          <table:table-cell office:value-type="float" office:value="2.22688548" calcext:value-type="float">
            <text:p>2.22688548</text:p>
          </table:table-cell>
          <table:table-cell office:value-type="float" office:value="1.81824439" calcext:value-type="float">
            <text:p>1.81824439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82.114224" calcext:value-type="float">
            <text:p>182.114224</text:p>
          </table:table-cell>
          <table:table-cell office:value-type="float" office:value="58.7384861" calcext:value-type="float">
            <text:p>58.7384861</text:p>
          </table:table-cell>
          <table:table-cell office:value-type="float" office:value="1.57307422" calcext:value-type="float">
            <text:p>1.57307422</text:p>
          </table:table-cell>
          <table:table-cell office:value-type="float" office:value="0.872455498" calcext:value-type="float">
            <text:p>0.872455498</text:p>
          </table:table-cell>
          <table:table-cell office:value-type="float" office:value="1.713649974" calcext:value-type="float">
            <text:p>1.713649974</text:p>
          </table:table-cell>
          <table:table-cell office:value-type="float" office:value="1.399189336" calcext:value-type="float">
            <text:p>1.399189336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82.069807" calcext:value-type="float">
            <text:p>182.069807</text:p>
          </table:table-cell>
          <table:table-cell office:value-type="float" office:value="59.3867668" calcext:value-type="float">
            <text:p>59.3867668</text:p>
          </table:table-cell>
          <table:table-cell office:value-type="float" office:value="1.59056958" calcext:value-type="float">
            <text:p>1.59056958</text:p>
          </table:table-cell>
          <table:table-cell office:value-type="float" office:value="0.893286181" calcext:value-type="float">
            <text:p>0.893286181</text:p>
          </table:table-cell>
          <table:table-cell office:value-type="float" office:value="1.997738975" calcext:value-type="float">
            <text:p>1.997738975</text:p>
          </table:table-cell>
          <table:table-cell office:value-type="float" office:value="1.631147026" calcext:value-type="float">
            <text:p>1.631147026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82.6496" calcext:value-type="float">
            <text:p>182.6496</text:p>
          </table:table-cell>
          <table:table-cell office:value-type="float" office:value="59.5232908" calcext:value-type="float">
            <text:p>59.5232908</text:p>
          </table:table-cell>
          <table:table-cell office:value-type="float" office:value="1.56145149" calcext:value-type="float">
            <text:p>1.56145149</text:p>
          </table:table-cell>
          <table:table-cell office:value-type="float" office:value="0.918227663" calcext:value-type="float">
            <text:p>0.918227663</text:p>
          </table:table-cell>
          <table:table-cell office:value-type="float" office:value="1.78009971" calcext:value-type="float">
            <text:p>1.78009971</text:p>
          </table:table-cell>
          <table:table-cell office:value-type="float" office:value="1.45344534" calcext:value-type="float">
            <text:p>1.45344534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81.960665" calcext:value-type="float">
            <text:p>181.960665</text:p>
          </table:table-cell>
          <table:table-cell office:value-type="float" office:value="59.4878516" calcext:value-type="float">
            <text:p>59.4878516</text:p>
          </table:table-cell>
          <table:table-cell office:value-type="float" office:value="1.59677619" calcext:value-type="float">
            <text:p>1.59677619</text:p>
          </table:table-cell>
          <table:table-cell office:value-type="float" office:value="0.918106753" calcext:value-type="float">
            <text:p>0.918106753</text:p>
          </table:table-cell>
          <table:table-cell office:value-type="float" office:value="1.43420598" calcext:value-type="float">
            <text:p>1.43420598</text:p>
          </table:table-cell>
          <table:table-cell office:value-type="float" office:value="1.17102429" calcext:value-type="float">
            <text:p>1.17102429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82.5737175" calcext:value-type="float">
            <text:p>182.5737175</text:p>
          </table:table-cell>
          <table:table-cell office:value-type="float" office:value="59.3355176" calcext:value-type="float">
            <text:p>59.3355176</text:p>
          </table:table-cell>
          <table:table-cell office:value-type="float" office:value="1.5831595" calcext:value-type="float">
            <text:p>1.5831595</text:p>
          </table:table-cell>
          <table:table-cell office:value-type="float" office:value="0.931031249" calcext:value-type="float">
            <text:p>0.931031249</text:p>
          </table:table-cell>
          <table:table-cell office:value-type="float" office:value="1.32666399" calcext:value-type="float">
            <text:p>1.32666399</text:p>
          </table:table-cell>
          <table:table-cell office:value-type="float" office:value="1.083216614" calcext:value-type="float">
            <text:p>1.083216614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82.0437645" calcext:value-type="float">
            <text:p>182.0437645</text:p>
          </table:table-cell>
          <table:table-cell office:value-type="float" office:value="59.3544838" calcext:value-type="float">
            <text:p>59.3544838</text:p>
          </table:table-cell>
          <table:table-cell office:value-type="float" office:value="1.61430161" calcext:value-type="float">
            <text:p>1.61430161</text:p>
          </table:table-cell>
          <table:table-cell office:value-type="float" office:value="0.899348862" calcext:value-type="float">
            <text:p>0.899348862</text:p>
          </table:table-cell>
          <table:table-cell office:value-type="float" office:value="1.466992682" calcext:value-type="float">
            <text:p>1.466992682</text:p>
          </table:table-cell>
          <table:table-cell office:value-type="float" office:value="1.19779451" calcext:value-type="float">
            <text:p>1.19779451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82.488184" calcext:value-type="float">
            <text:p>182.488184</text:p>
          </table:table-cell>
          <table:table-cell office:value-type="float" office:value="59.2194478" calcext:value-type="float">
            <text:p>59.2194478</text:p>
          </table:table-cell>
          <table:table-cell office:value-type="float" office:value="1.514090745" calcext:value-type="float">
            <text:p>1.514090745</text:p>
          </table:table-cell>
          <table:table-cell office:value-type="float" office:value="0.832584669" calcext:value-type="float">
            <text:p>0.832584669</text:p>
          </table:table-cell>
          <table:table-cell office:value-type="float" office:value="1.128439297" calcext:value-type="float">
            <text:p>1.128439297</text:p>
          </table:table-cell>
          <table:table-cell office:value-type="float" office:value="0.921366826" calcext:value-type="float">
            <text:p>0.921366826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81.797608" calcext:value-type="float">
            <text:p>181.797608</text:p>
          </table:table-cell>
          <table:table-cell office:value-type="float" office:value="59.1497932" calcext:value-type="float">
            <text:p>59.1497932</text:p>
          </table:table-cell>
          <table:table-cell office:value-type="float" office:value="1.438723835" calcext:value-type="float">
            <text:p>1.438723835</text:p>
          </table:table-cell>
          <table:table-cell office:value-type="float" office:value="0.790600391" calcext:value-type="float">
            <text:p>0.790600391</text:p>
          </table:table-cell>
          <table:table-cell office:value-type="float" office:value="1.515401426" calcext:value-type="float">
            <text:p>1.515401426</text:p>
          </table:table-cell>
          <table:table-cell office:value-type="float" office:value="1.237320096" calcext:value-type="float">
            <text:p>1.237320096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81.993295" calcext:value-type="float">
            <text:p>181.993295</text:p>
          </table:table-cell>
          <table:table-cell office:value-type="float" office:value="59.0097986" calcext:value-type="float">
            <text:p>59.0097986</text:p>
          </table:table-cell>
          <table:table-cell office:value-type="float" office:value="1.48831155" calcext:value-type="float">
            <text:p>1.48831155</text:p>
          </table:table-cell>
          <table:table-cell office:value-type="float" office:value="0.884236425" calcext:value-type="float">
            <text:p>0.884236425</text:p>
          </table:table-cell>
          <table:table-cell office:value-type="float" office:value="0.719754887" calcext:value-type="float">
            <text:p>0.719754887</text:p>
          </table:table-cell>
          <table:table-cell office:value-type="float" office:value="0.587677399" calcext:value-type="float">
            <text:p>0.587677399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81.545399" calcext:value-type="float">
            <text:p>181.545399</text:p>
          </table:table-cell>
          <table:table-cell office:value-type="float" office:value="59.0871592" calcext:value-type="float">
            <text:p>59.0871592</text:p>
          </table:table-cell>
          <table:table-cell office:value-type="float" office:value="1.61936975" calcext:value-type="float">
            <text:p>1.61936975</text:p>
          </table:table-cell>
          <table:table-cell office:value-type="float" office:value="0.927324169" calcext:value-type="float">
            <text:p>0.927324169</text:p>
          </table:table-cell>
          <table:table-cell office:value-type="float" office:value="1.202511052" calcext:value-type="float">
            <text:p>1.202511052</text:p>
          </table:table-cell>
          <table:table-cell office:value-type="float" office:value="0.981846162" calcext:value-type="float">
            <text:p>0.981846162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81.619098" calcext:value-type="float">
            <text:p>181.619098</text:p>
          </table:table-cell>
          <table:table-cell office:value-type="float" office:value="59.0994882" calcext:value-type="float">
            <text:p>59.0994882</text:p>
          </table:table-cell>
          <table:table-cell office:value-type="float" office:value="1.57139198" calcext:value-type="float">
            <text:p>1.57139198</text:p>
          </table:table-cell>
          <table:table-cell office:value-type="float" office:value="0.862659579" calcext:value-type="float">
            <text:p>0.862659579</text:p>
          </table:table-cell>
          <table:table-cell office:value-type="float" office:value="0.74424022" calcext:value-type="float">
            <text:p>0.74424022</text:p>
          </table:table-cell>
          <table:table-cell office:value-type="float" office:value="0.607669594" calcext:value-type="float">
            <text:p>0.607669594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81.06186" calcext:value-type="float">
            <text:p>181.06186</text:p>
          </table:table-cell>
          <table:table-cell office:value-type="float" office:value="59.3407863" calcext:value-type="float">
            <text:p>59.3407863</text:p>
          </table:table-cell>
          <table:table-cell office:value-type="float" office:value="1.55370424" calcext:value-type="float">
            <text:p>1.55370424</text:p>
          </table:table-cell>
          <table:table-cell office:value-type="float" office:value="0.854557018" calcext:value-type="float">
            <text:p>0.854557018</text:p>
          </table:table-cell>
          <table:table-cell office:value-type="float" office:value="1.192236503" calcext:value-type="float">
            <text:p>1.192236503</text:p>
          </table:table-cell>
          <table:table-cell office:value-type="float" office:value="0.973457023" calcext:value-type="float">
            <text:p>0.973457023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80.929441" calcext:value-type="float">
            <text:p>180.929441</text:p>
          </table:table-cell>
          <table:table-cell office:value-type="float" office:value="59.3901318" calcext:value-type="float">
            <text:p>59.3901318</text:p>
          </table:table-cell>
          <table:table-cell office:value-type="float" office:value="1.547493885" calcext:value-type="float">
            <text:p>1.547493885</text:p>
          </table:table-cell>
          <table:table-cell office:value-type="float" office:value="0.790030684" calcext:value-type="float">
            <text:p>0.790030684</text:p>
          </table:table-cell>
          <table:table-cell office:value-type="float" office:value="0.819845166" calcext:value-type="float">
            <text:p>0.819845166</text:p>
          </table:table-cell>
          <table:table-cell office:value-type="float" office:value="0.669400764" calcext:value-type="float">
            <text:p>0.669400764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80.206152" calcext:value-type="float">
            <text:p>180.206152</text:p>
          </table:table-cell>
          <table:table-cell office:value-type="float" office:value="59.629086" calcext:value-type="float">
            <text:p>59.629086</text:p>
          </table:table-cell>
          <table:table-cell office:value-type="float" office:value="1.583236201" calcext:value-type="float">
            <text:p>1.583236201</text:p>
          </table:table-cell>
          <table:table-cell office:value-type="float" office:value="0.788719601" calcext:value-type="float">
            <text:p>0.788719601</text:p>
          </table:table-cell>
          <table:table-cell office:value-type="float" office:value="1.081334176" calcext:value-type="float">
            <text:p>1.081334176</text:p>
          </table:table-cell>
          <table:table-cell office:value-type="float" office:value="0.8829056456" calcext:value-type="float">
            <text:p>0.8829056456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80.10408" calcext:value-type="float">
            <text:p>180.10408</text:p>
          </table:table-cell>
          <table:table-cell office:value-type="float" office:value="59.6160984" calcext:value-type="float">
            <text:p>59.6160984</text:p>
          </table:table-cell>
          <table:table-cell office:value-type="float" office:value="1.564636106" calcext:value-type="float">
            <text:p>1.564636106</text:p>
          </table:table-cell>
          <table:table-cell office:value-type="float" office:value="0.777504372" calcext:value-type="float">
            <text:p>0.777504372</text:p>
          </table:table-cell>
          <table:table-cell office:value-type="float" office:value="0.411661643" calcext:value-type="float">
            <text:p>0.411661643</text:p>
          </table:table-cell>
          <table:table-cell office:value-type="float" office:value="0.336120317" calcext:value-type="float">
            <text:p>0.336120317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79.362763" calcext:value-type="float">
            <text:p>179.362763</text:p>
          </table:table-cell>
          <table:table-cell office:value-type="float" office:value="59.7100111" calcext:value-type="float">
            <text:p>59.7100111</text:p>
          </table:table-cell>
          <table:table-cell office:value-type="float" office:value="1.53777762" calcext:value-type="float">
            <text:p>1.53777762</text:p>
          </table:table-cell>
          <table:table-cell office:value-type="float" office:value="0.738573301" calcext:value-type="float">
            <text:p>0.738573301</text:p>
          </table:table-cell>
          <table:table-cell office:value-type="float" office:value="1.640147936" calcext:value-type="float">
            <text:p>1.640147936</text:p>
          </table:table-cell>
          <table:table-cell office:value-type="float" office:value="1.339175176" calcext:value-type="float">
            <text:p>1.33917517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79.4875" calcext:value-type="float">
            <text:p>179.4875</text:p>
          </table:table-cell>
          <table:table-cell office:value-type="float" office:value="59.4762152" calcext:value-type="float">
            <text:p>59.4762152</text:p>
          </table:table-cell>
          <table:table-cell office:value-type="float" office:value="1.53945708" calcext:value-type="float">
            <text:p>1.53945708</text:p>
          </table:table-cell>
          <table:table-cell office:value-type="float" office:value="0.736461247" calcext:value-type="float">
            <text:p>0.736461247</text:p>
          </table:table-cell>
          <table:table-cell office:value-type="float" office:value="0.825003833" calcext:value-type="float">
            <text:p>0.825003833</text:p>
          </table:table-cell>
          <table:table-cell office:value-type="float" office:value="0.673612842" calcext:value-type="float">
            <text:p>0.673612842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78.594846" calcext:value-type="float">
            <text:p>178.594846</text:p>
          </table:table-cell>
          <table:table-cell office:value-type="float" office:value="59.6178529" calcext:value-type="float">
            <text:p>59.6178529</text:p>
          </table:table-cell>
          <table:table-cell office:value-type="float" office:value="1.53826963" calcext:value-type="float">
            <text:p>1.53826963</text:p>
          </table:table-cell>
          <table:table-cell office:value-type="float" office:value="0.723083823" calcext:value-type="float">
            <text:p>0.723083823</text:p>
          </table:table-cell>
          <table:table-cell office:value-type="float" office:value="1.916844962" calcext:value-type="float">
            <text:p>1.916844962</text:p>
          </table:table-cell>
          <table:table-cell office:value-type="float" office:value="1.56509737" calcext:value-type="float">
            <text:p>1.56509737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78.035886" calcext:value-type="float">
            <text:p>178.035886</text:p>
          </table:table-cell>
          <table:table-cell office:value-type="float" office:value="59.2672254" calcext:value-type="float">
            <text:p>59.2672254</text:p>
          </table:table-cell>
          <table:table-cell office:value-type="float" office:value="1.542935425" calcext:value-type="float">
            <text:p>1.542935425</text:p>
          </table:table-cell>
          <table:table-cell office:value-type="float" office:value="0.733843309" calcext:value-type="float">
            <text:p>0.733843309</text:p>
          </table:table-cell>
          <table:table-cell office:value-type="float" office:value="1.7594122" calcext:value-type="float">
            <text:p>1.7594122</text:p>
          </table:table-cell>
          <table:table-cell office:value-type="float" office:value="1.43655402" calcext:value-type="float">
            <text:p>1.43655402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77.4234" calcext:value-type="float">
            <text:p>177.4234</text:p>
          </table:table-cell>
          <table:table-cell office:value-type="float" office:value="59.558409" calcext:value-type="float">
            <text:p>59.558409</text:p>
          </table:table-cell>
          <table:table-cell office:value-type="float" office:value="1.51005403" calcext:value-type="float">
            <text:p>1.51005403</text:p>
          </table:table-cell>
          <table:table-cell office:value-type="float" office:value="0.691745884" calcext:value-type="float">
            <text:p>0.691745884</text:p>
          </table:table-cell>
          <table:table-cell office:value-type="float" office:value="1.75116931" calcext:value-type="float">
            <text:p>1.75116931</text:p>
          </table:table-cell>
          <table:table-cell office:value-type="float" office:value="1.42982372" calcext:value-type="float">
            <text:p>1.42982372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77.839511" calcext:value-type="float">
            <text:p>177.839511</text:p>
          </table:table-cell>
          <table:table-cell office:value-type="float" office:value="59.2210569" calcext:value-type="float">
            <text:p>59.2210569</text:p>
          </table:table-cell>
          <table:table-cell office:value-type="float" office:value="1.504583125" calcext:value-type="float">
            <text:p>1.504583125</text:p>
          </table:table-cell>
          <table:table-cell office:value-type="float" office:value="0.706316896" calcext:value-type="float">
            <text:p>0.706316896</text:p>
          </table:table-cell>
          <table:table-cell office:value-type="float" office:value="1.05480687" calcext:value-type="float">
            <text:p>1.05480687</text:p>
          </table:table-cell>
          <table:table-cell office:value-type="float" office:value="0.86124618" calcext:value-type="float">
            <text:p>0.86124618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77.409312" calcext:value-type="float">
            <text:p>177.409312</text:p>
          </table:table-cell>
          <table:table-cell office:value-type="float" office:value="59.6451717" calcext:value-type="float">
            <text:p>59.6451717</text:p>
          </table:table-cell>
          <table:table-cell office:value-type="float" office:value="1.54389114" calcext:value-type="float">
            <text:p>1.54389114</text:p>
          </table:table-cell>
          <table:table-cell office:value-type="float" office:value="0.776495938" calcext:value-type="float">
            <text:p>0.776495938</text:p>
          </table:table-cell>
          <table:table-cell office:value-type="float" office:value="2.36062522" calcext:value-type="float">
            <text:p>2.36062522</text:p>
          </table:table-cell>
          <table:table-cell office:value-type="float" office:value="1.92744247" calcext:value-type="float">
            <text:p>1.92744247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77.740964" calcext:value-type="float">
            <text:p>177.740964</text:p>
          </table:table-cell>
          <table:table-cell office:value-type="float" office:value="59.2740466" calcext:value-type="float">
            <text:p>59.2740466</text:p>
          </table:table-cell>
          <table:table-cell office:value-type="float" office:value="1.536988827" calcext:value-type="float">
            <text:p>1.536988827</text:p>
          </table:table-cell>
          <table:table-cell office:value-type="float" office:value="0.79365762" calcext:value-type="float">
            <text:p>0.79365762</text:p>
          </table:table-cell>
          <table:table-cell office:value-type="float" office:value="1.32894878" calcext:value-type="float">
            <text:p>1.32894878</text:p>
          </table:table-cell>
          <table:table-cell office:value-type="float" office:value="1.08508213" calcext:value-type="float">
            <text:p>1.08508213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77.432664" calcext:value-type="float">
            <text:p>177.432664</text:p>
          </table:table-cell>
          <table:table-cell office:value-type="float" office:value="59.8790083" calcext:value-type="float">
            <text:p>59.8790083</text:p>
          </table:table-cell>
          <table:table-cell office:value-type="float" office:value="1.408571768" calcext:value-type="float">
            <text:p>1.408571768</text:p>
          </table:table-cell>
          <table:table-cell office:value-type="float" office:value="0.689815288" calcext:value-type="float">
            <text:p>0.689815288</text:p>
          </table:table-cell>
          <table:table-cell office:value-type="float" office:value="2.67985754" calcext:value-type="float">
            <text:p>2.67985754</text:p>
          </table:table-cell>
          <table:table-cell office:value-type="float" office:value="2.188094563" calcext:value-type="float">
            <text:p>2.188094563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78.164951" calcext:value-type="float">
            <text:p>178.164951</text:p>
          </table:table-cell>
          <table:table-cell office:value-type="float" office:value="59.7165614" calcext:value-type="float">
            <text:p>59.7165614</text:p>
          </table:table-cell>
          <table:table-cell office:value-type="float" office:value="1.473888261" calcext:value-type="float">
            <text:p>1.473888261</text:p>
          </table:table-cell>
          <table:table-cell office:value-type="float" office:value="0.710457621" calcext:value-type="float">
            <text:p>0.710457621</text:p>
          </table:table-cell>
          <table:table-cell office:value-type="float" office:value="1.15706134" calcext:value-type="float">
            <text:p>1.15706134</text:p>
          </table:table-cell>
          <table:table-cell office:value-type="float" office:value="0.94473662" calcext:value-type="float">
            <text:p>0.94473662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77.414084" calcext:value-type="float">
            <text:p>177.414084</text:p>
          </table:table-cell>
          <table:table-cell office:value-type="float" office:value="59.9434538" calcext:value-type="float">
            <text:p>59.9434538</text:p>
          </table:table-cell>
          <table:table-cell office:value-type="float" office:value="1.460020055" calcext:value-type="float">
            <text:p>1.460020055</text:p>
          </table:table-cell>
          <table:table-cell office:value-type="float" office:value="0.691714557" calcext:value-type="float">
            <text:p>0.691714557</text:p>
          </table:table-cell>
          <table:table-cell office:value-type="float" office:value="2.834113396" calcext:value-type="float">
            <text:p>2.834113396</text:p>
          </table:table-cell>
          <table:table-cell office:value-type="float" office:value="2.31404396" calcext:value-type="float">
            <text:p>2.31404396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77.765332" calcext:value-type="float">
            <text:p>177.765332</text:p>
          </table:table-cell>
          <table:table-cell office:value-type="float" office:value="59.848713" calcext:value-type="float">
            <text:p>59.848713</text:p>
          </table:table-cell>
          <table:table-cell office:value-type="float" office:value="1.361245285" calcext:value-type="float">
            <text:p>1.361245285</text:p>
          </table:table-cell>
          <table:table-cell office:value-type="float" office:value="0.622877466" calcext:value-type="float">
            <text:p>0.622877466</text:p>
          </table:table-cell>
          <table:table-cell office:value-type="float" office:value="0.82948248" calcext:value-type="float">
            <text:p>0.82948248</text:p>
          </table:table-cell>
          <table:table-cell office:value-type="float" office:value="0.67726959" calcext:value-type="float">
            <text:p>0.67726959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77.673667" calcext:value-type="float">
            <text:p>177.673667</text:p>
          </table:table-cell>
          <table:table-cell office:value-type="float" office:value="59.8754563" calcext:value-type="float">
            <text:p>59.8754563</text:p>
          </table:table-cell>
          <table:table-cell office:value-type="float" office:value="1.336728349" calcext:value-type="float">
            <text:p>1.336728349</text:p>
          </table:table-cell>
          <table:table-cell office:value-type="float" office:value="0.641196929" calcext:value-type="float">
            <text:p>0.641196929</text:p>
          </table:table-cell>
          <table:table-cell office:value-type="float" office:value="1.796519737" calcext:value-type="float">
            <text:p>1.796519737</text:p>
          </table:table-cell>
          <table:table-cell office:value-type="float" office:value="1.466852166" calcext:value-type="float">
            <text:p>1.466852166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77.982967" calcext:value-type="float">
            <text:p>177.982967</text:p>
          </table:table-cell>
          <table:table-cell office:value-type="float" office:value="60.0162468" calcext:value-type="float">
            <text:p>60.0162468</text:p>
          </table:table-cell>
          <table:table-cell office:value-type="float" office:value="1.382344204" calcext:value-type="float">
            <text:p>1.382344204</text:p>
          </table:table-cell>
          <table:table-cell office:value-type="float" office:value="0.651926467" calcext:value-type="float">
            <text:p>0.651926467</text:p>
          </table:table-cell>
          <table:table-cell office:value-type="float" office:value="0.621437798" calcext:value-type="float">
            <text:p>0.621437798</text:p>
          </table:table-cell>
          <table:table-cell office:value-type="float" office:value="0.50740182" calcext:value-type="float">
            <text:p>0.50740182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77.909943" calcext:value-type="float">
            <text:p>177.909943</text:p>
          </table:table-cell>
          <table:table-cell office:value-type="float" office:value="59.7712571" calcext:value-type="float">
            <text:p>59.7712571</text:p>
          </table:table-cell>
          <table:table-cell office:value-type="float" office:value="1.392318633" calcext:value-type="float">
            <text:p>1.392318633</text:p>
          </table:table-cell>
          <table:table-cell office:value-type="float" office:value="0.669161228" calcext:value-type="float">
            <text:p>0.669161228</text:p>
          </table:table-cell>
          <table:table-cell office:value-type="float" office:value="1.804718646" calcext:value-type="float">
            <text:p>1.804718646</text:p>
          </table:table-cell>
          <table:table-cell office:value-type="float" office:value="1.473546594" calcext:value-type="float">
            <text:p>1.473546594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78.224359" calcext:value-type="float">
            <text:p>178.224359</text:p>
          </table:table-cell>
          <table:table-cell office:value-type="float" office:value="59.9263898" calcext:value-type="float">
            <text:p>59.9263898</text:p>
          </table:table-cell>
          <table:table-cell office:value-type="float" office:value="1.385386148" calcext:value-type="float">
            <text:p>1.385386148</text:p>
          </table:table-cell>
          <table:table-cell office:value-type="float" office:value="0.683613872" calcext:value-type="float">
            <text:p>0.683613872</text:p>
          </table:table-cell>
          <table:table-cell office:value-type="float" office:value="0.583306894" calcext:value-type="float">
            <text:p>0.583306894</text:p>
          </table:table-cell>
          <table:table-cell office:value-type="float" office:value="0.476268085" calcext:value-type="float">
            <text:p>0.476268085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78.342332" calcext:value-type="float">
            <text:p>178.342332</text:p>
          </table:table-cell>
          <table:table-cell office:value-type="float" office:value="59.9309433" calcext:value-type="float">
            <text:p>59.9309433</text:p>
          </table:table-cell>
          <table:table-cell office:value-type="float" office:value="1.379967253" calcext:value-type="float">
            <text:p>1.379967253</text:p>
          </table:table-cell>
          <table:table-cell office:value-type="float" office:value="0.694636371" calcext:value-type="float">
            <text:p>0.694636371</text:p>
          </table:table-cell>
          <table:table-cell office:value-type="float" office:value="0.769058732" calcext:value-type="float">
            <text:p>0.769058732</text:p>
          </table:table-cell>
          <table:table-cell office:value-type="float" office:value="0.62793382" calcext:value-type="float">
            <text:p>0.62793382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78.297367" calcext:value-type="float">
            <text:p>178.297367</text:p>
          </table:table-cell>
          <table:table-cell office:value-type="float" office:value="59.9076196" calcext:value-type="float">
            <text:p>59.9076196</text:p>
          </table:table-cell>
          <table:table-cell office:value-type="float" office:value="1.391461713" calcext:value-type="float">
            <text:p>1.391461713</text:p>
          </table:table-cell>
          <table:table-cell office:value-type="float" office:value="0.696981358" calcext:value-type="float">
            <text:p>0.696981358</text:p>
          </table:table-cell>
          <table:table-cell office:value-type="float" office:value="0.392762214" calcext:value-type="float">
            <text:p>0.392762214</text:p>
          </table:table-cell>
          <table:table-cell office:value-type="float" office:value="0.320689002" calcext:value-type="float">
            <text:p>0.320689002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78.548851" calcext:value-type="float">
            <text:p>178.548851</text:p>
          </table:table-cell>
          <table:table-cell office:value-type="float" office:value="59.8816287" calcext:value-type="float">
            <text:p>59.8816287</text:p>
          </table:table-cell>
          <table:table-cell office:value-type="float" office:value="1.411467571" calcext:value-type="float">
            <text:p>1.411467571</text:p>
          </table:table-cell>
          <table:table-cell office:value-type="float" office:value="0.71907655" calcext:value-type="float">
            <text:p>0.71907655</text:p>
          </table:table-cell>
          <table:table-cell office:value-type="float" office:value="1.141139493" calcext:value-type="float">
            <text:p>1.141139493</text:p>
          </table:table-cell>
          <table:table-cell office:value-type="float" office:value="0.931736494" calcext:value-type="float">
            <text:p>0.931736494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78.224518" calcext:value-type="float">
            <text:p>178.224518</text:p>
          </table:table-cell>
          <table:table-cell office:value-type="float" office:value="59.8093001" calcext:value-type="float">
            <text:p>59.8093001</text:p>
          </table:table-cell>
          <table:table-cell office:value-type="float" office:value="1.428221015" calcext:value-type="float">
            <text:p>1.428221015</text:p>
          </table:table-cell>
          <table:table-cell office:value-type="float" office:value="0.738235033" calcext:value-type="float">
            <text:p>0.738235033</text:p>
          </table:table-cell>
          <table:table-cell office:value-type="float" office:value="0.57105175" calcext:value-type="float">
            <text:p>0.57105175</text:p>
          </table:table-cell>
          <table:table-cell office:value-type="float" office:value="0.46626178" calcext:value-type="float">
            <text:p>0.46626178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78.371657" calcext:value-type="float">
            <text:p>178.371657</text:p>
          </table:table-cell>
          <table:table-cell office:value-type="float" office:value="59.9704012" calcext:value-type="float">
            <text:p>59.9704012</text:p>
          </table:table-cell>
          <table:table-cell office:value-type="float" office:value="1.477464899" calcext:value-type="float">
            <text:p>1.477464899</text:p>
          </table:table-cell>
          <table:table-cell office:value-type="float" office:value="0.729887433" calcext:value-type="float">
            <text:p>0.729887433</text:p>
          </table:table-cell>
          <table:table-cell office:value-type="float" office:value="0.954102597" calcext:value-type="float">
            <text:p>0.954102597</text:p>
          </table:table-cell>
          <table:table-cell office:value-type="float" office:value="0.779021501" calcext:value-type="float">
            <text:p>0.779021501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78.142165" calcext:value-type="float">
            <text:p>178.142165</text:p>
          </table:table-cell>
          <table:table-cell office:value-type="float" office:value="59.9872951" calcext:value-type="float">
            <text:p>59.9872951</text:p>
          </table:table-cell>
          <table:table-cell office:value-type="float" office:value="1.475867955" calcext:value-type="float">
            <text:p>1.475867955</text:p>
          </table:table-cell>
          <table:table-cell office:value-type="float" office:value="0.751227717" calcext:value-type="float">
            <text:p>0.751227717</text:p>
          </table:table-cell>
          <table:table-cell office:value-type="float" office:value="0.313100258" calcext:value-type="float">
            <text:p>0.313100258</text:p>
          </table:table-cell>
          <table:table-cell office:value-type="float" office:value="0.255645287" calcext:value-type="float">
            <text:p>0.255645287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78.389155" calcext:value-type="float">
            <text:p>178.389155</text:p>
          </table:table-cell>
          <table:table-cell office:value-type="float" office:value="60.2406721" calcext:value-type="float">
            <text:p>60.2406721</text:p>
          </table:table-cell>
          <table:table-cell office:value-type="float" office:value="1.49650531" calcext:value-type="float">
            <text:p>1.49650531</text:p>
          </table:table-cell>
          <table:table-cell office:value-type="float" office:value="0.761381877" calcext:value-type="float">
            <text:p>0.761381877</text:p>
          </table:table-cell>
          <table:table-cell office:value-type="float" office:value="2.17057311" calcext:value-type="float">
            <text:p>2.17057311</text:p>
          </table:table-cell>
          <table:table-cell office:value-type="float" office:value="1.77226551" calcext:value-type="float">
            <text:p>1.77226551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78.430699" calcext:value-type="float">
            <text:p>178.430699</text:p>
          </table:table-cell>
          <table:table-cell office:value-type="float" office:value="60.2373766" calcext:value-type="float">
            <text:p>60.2373766</text:p>
          </table:table-cell>
          <table:table-cell office:value-type="float" office:value="1.47837308" calcext:value-type="float">
            <text:p>1.47837308</text:p>
          </table:table-cell>
          <table:table-cell office:value-type="float" office:value="0.7300038" calcext:value-type="float">
            <text:p>0.7300038</text:p>
          </table:table-cell>
          <table:table-cell office:value-type="float" office:value="0.20273738" calcext:value-type="float">
            <text:p>0.20273738</text:p>
          </table:table-cell>
          <table:table-cell office:value-type="float" office:value="0.165534365" calcext:value-type="float">
            <text:p>0.165534365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77.927996" calcext:value-type="float">
            <text:p>177.927996</text:p>
          </table:table-cell>
          <table:table-cell office:value-type="float" office:value="60.3782689" calcext:value-type="float">
            <text:p>60.3782689</text:p>
          </table:table-cell>
          <table:table-cell office:value-type="float" office:value="1.506233577" calcext:value-type="float">
            <text:p>1.506233577</text:p>
          </table:table-cell>
          <table:table-cell office:value-type="float" office:value="0.735979499" calcext:value-type="float">
            <text:p>0.735979499</text:p>
          </table:table-cell>
          <table:table-cell office:value-type="float" office:value="1.98336353" calcext:value-type="float">
            <text:p>1.98336353</text:p>
          </table:table-cell>
          <table:table-cell office:value-type="float" office:value="1.61940955" calcext:value-type="float">
            <text:p>1.61940955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77.952394" calcext:value-type="float">
            <text:p>177.952394</text:p>
          </table:table-cell>
          <table:table-cell office:value-type="float" office:value="60.4298735" calcext:value-type="float">
            <text:p>60.4298735</text:p>
          </table:table-cell>
          <table:table-cell office:value-type="float" office:value="1.479484227" calcext:value-type="float">
            <text:p>1.479484227</text:p>
          </table:table-cell>
          <table:table-cell office:value-type="float" office:value="0.695572986" calcext:value-type="float">
            <text:p>0.695572986</text:p>
          </table:table-cell>
          <table:table-cell office:value-type="float" office:value="1.29972746" calcext:value-type="float">
            <text:p>1.29972746</text:p>
          </table:table-cell>
          <table:table-cell office:value-type="float" office:value="1.06122298" calcext:value-type="float">
            <text:p>1.06122298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77.544421" calcext:value-type="float">
            <text:p>177.544421</text:p>
          </table:table-cell>
          <table:table-cell office:value-type="float" office:value="60.5151179" calcext:value-type="float">
            <text:p>60.5151179</text:p>
          </table:table-cell>
          <table:table-cell office:value-type="float" office:value="1.49559842" calcext:value-type="float">
            <text:p>1.49559842</text:p>
          </table:table-cell>
          <table:table-cell office:value-type="float" office:value="0.712868419" calcext:value-type="float">
            <text:p>0.712868419</text:p>
          </table:table-cell>
          <table:table-cell office:value-type="float" office:value="3.16542663" calcext:value-type="float">
            <text:p>3.16542663</text:p>
          </table:table-cell>
          <table:table-cell office:value-type="float" office:value="2.584560046" calcext:value-type="float">
            <text:p>2.584560046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77.088681" calcext:value-type="float">
            <text:p>177.088681</text:p>
          </table:table-cell>
          <table:table-cell office:value-type="float" office:value="60.3191774" calcext:value-type="float">
            <text:p>60.3191774</text:p>
          </table:table-cell>
          <table:table-cell office:value-type="float" office:value="1.47860754" calcext:value-type="float">
            <text:p>1.47860754</text:p>
          </table:table-cell>
          <table:table-cell office:value-type="float" office:value="0.704521169" calcext:value-type="float">
            <text:p>0.704521169</text:p>
          </table:table-cell>
          <table:table-cell office:value-type="float" office:value="0.94717934" calcext:value-type="float">
            <text:p>0.94717934</text:p>
          </table:table-cell>
          <table:table-cell office:value-type="float" office:value="0.77336865" calcext:value-type="float">
            <text:p>0.77336865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76.470889" calcext:value-type="float">
            <text:p>176.470889</text:p>
          </table:table-cell>
          <table:table-cell office:value-type="float" office:value="59.9407229" calcext:value-type="float">
            <text:p>59.9407229</text:p>
          </table:table-cell>
          <table:table-cell office:value-type="float" office:value="1.466046473" calcext:value-type="float">
            <text:p>1.466046473</text:p>
          </table:table-cell>
          <table:table-cell office:value-type="float" office:value="0.714080769" calcext:value-type="float">
            <text:p>0.714080769</text:p>
          </table:table-cell>
          <table:table-cell office:value-type="float" office:value="2.87007229" calcext:value-type="float">
            <text:p>2.87007229</text:p>
          </table:table-cell>
          <table:table-cell office:value-type="float" office:value="2.34340421" calcext:value-type="float">
            <text:p>2.34340421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75.98704" calcext:value-type="float">
            <text:p>175.98704</text:p>
          </table:table-cell>
          <table:table-cell office:value-type="float" office:value="59.9330543" calcext:value-type="float">
            <text:p>59.9330543</text:p>
          </table:table-cell>
          <table:table-cell office:value-type="float" office:value="1.472955323" calcext:value-type="float">
            <text:p>1.472955323</text:p>
          </table:table-cell>
          <table:table-cell office:value-type="float" office:value="0.688529975" calcext:value-type="float">
            <text:p>0.688529975</text:p>
          </table:table-cell>
          <table:table-cell office:value-type="float" office:value="1.30415743" calcext:value-type="float">
            <text:p>1.30415743</text:p>
          </table:table-cell>
          <table:table-cell office:value-type="float" office:value="1.06484016" calcext:value-type="float">
            <text:p>1.06484016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75.153747" calcext:value-type="float">
            <text:p>175.153747</text:p>
          </table:table-cell>
          <table:table-cell office:value-type="float" office:value="59.4846381" calcext:value-type="float">
            <text:p>59.4846381</text:p>
          </table:table-cell>
          <table:table-cell office:value-type="float" office:value="1.440244437" calcext:value-type="float">
            <text:p>1.440244437</text:p>
          </table:table-cell>
          <table:table-cell office:value-type="float" office:value="0.696601764" calcext:value-type="float">
            <text:p>0.696601764</text:p>
          </table:table-cell>
          <table:table-cell office:value-type="float" office:value="3.74159322" calcext:value-type="float">
            <text:p>3.74159322</text:p>
          </table:table-cell>
          <table:table-cell office:value-type="float" office:value="3.05499798" calcext:value-type="float">
            <text:p>3.05499798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74.327245" calcext:value-type="float">
            <text:p>174.327245</text:p>
          </table:table-cell>
          <table:table-cell office:value-type="float" office:value="59.0381786" calcext:value-type="float">
            <text:p>59.0381786</text:p>
          </table:table-cell>
          <table:table-cell office:value-type="float" office:value="1.426714397" calcext:value-type="float">
            <text:p>1.426714397</text:p>
          </table:table-cell>
          <table:table-cell office:value-type="float" office:value="0.695354818" calcext:value-type="float">
            <text:p>0.695354818</text:p>
          </table:table-cell>
          <table:table-cell office:value-type="float" office:value="1.53305948" calcext:value-type="float">
            <text:p>1.53305948</text:p>
          </table:table-cell>
          <table:table-cell office:value-type="float" office:value="1.25173785" calcext:value-type="float">
            <text:p>1.25173785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74.152239" calcext:value-type="float">
            <text:p>174.152239</text:p>
          </table:table-cell>
          <table:table-cell office:value-type="float" office:value="59.3097334" calcext:value-type="float">
            <text:p>59.3097334</text:p>
          </table:table-cell>
          <table:table-cell office:value-type="float" office:value="1.46380069" calcext:value-type="float">
            <text:p>1.46380069</text:p>
          </table:table-cell>
          <table:table-cell office:value-type="float" office:value="0.734761115" calcext:value-type="float">
            <text:p>0.734761115</text:p>
          </table:table-cell>
          <table:table-cell office:value-type="float" office:value="1.64181401" calcext:value-type="float">
            <text:p>1.64181401</text:p>
          </table:table-cell>
          <table:table-cell office:value-type="float" office:value="1.34053556" calcext:value-type="float">
            <text:p>1.34053556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72.76694" calcext:value-type="float">
            <text:p>172.76694</text:p>
          </table:table-cell>
          <table:table-cell office:value-type="float" office:value="58.4585698" calcext:value-type="float">
            <text:p>58.4585698</text:p>
          </table:table-cell>
          <table:table-cell office:value-type="float" office:value="1.47473269" calcext:value-type="float">
            <text:p>1.47473269</text:p>
          </table:table-cell>
          <table:table-cell office:value-type="float" office:value="0.72071221" calcext:value-type="float">
            <text:p>0.72071221</text:p>
          </table:table-cell>
          <table:table-cell office:value-type="float" office:value="2.18873182" calcext:value-type="float">
            <text:p>2.18873182</text:p>
          </table:table-cell>
          <table:table-cell office:value-type="float" office:value="1.78709208" calcext:value-type="float">
            <text:p>1.78709208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72.619247" calcext:value-type="float">
            <text:p>172.619247</text:p>
          </table:table-cell>
          <table:table-cell office:value-type="float" office:value="58.3641109" calcext:value-type="float">
            <text:p>58.3641109</text:p>
          </table:table-cell>
          <table:table-cell office:value-type="float" office:value="1.461847416" calcext:value-type="float">
            <text:p>1.461847416</text:p>
          </table:table-cell>
          <table:table-cell office:value-type="float" office:value="0.711414555" calcext:value-type="float">
            <text:p>0.711414555</text:p>
          </table:table-cell>
          <table:table-cell office:value-type="float" office:value="1.187196214" calcext:value-type="float">
            <text:p>1.187196214</text:p>
          </table:table-cell>
          <table:table-cell office:value-type="float" office:value="0.969341677" calcext:value-type="float">
            <text:p>0.969341677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71.3017" calcext:value-type="float">
            <text:p>171.3017</text:p>
          </table:table-cell>
          <table:table-cell office:value-type="float" office:value="57.7212774" calcext:value-type="float">
            <text:p>57.7212774</text:p>
          </table:table-cell>
          <table:table-cell office:value-type="float" office:value="1.484060772" calcext:value-type="float">
            <text:p>1.484060772</text:p>
          </table:table-cell>
          <table:table-cell office:value-type="float" office:value="0.717683695" calcext:value-type="float">
            <text:p>0.717683695</text:p>
          </table:table-cell>
          <table:table-cell office:value-type="float" office:value="1.70597046" calcext:value-type="float">
            <text:p>1.70597046</text:p>
          </table:table-cell>
          <table:table-cell office:value-type="float" office:value="1.39291902" calcext:value-type="float">
            <text:p>1.39291902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70.981781" calcext:value-type="float">
            <text:p>170.981781</text:p>
          </table:table-cell>
          <table:table-cell office:value-type="float" office:value="57.3021951" calcext:value-type="float">
            <text:p>57.3021951</text:p>
          </table:table-cell>
          <table:table-cell office:value-type="float" office:value="1.451739536" calcext:value-type="float">
            <text:p>1.451739536</text:p>
          </table:table-cell>
          <table:table-cell office:value-type="float" office:value="0.714141666" calcext:value-type="float">
            <text:p>0.714141666</text:p>
          </table:table-cell>
          <table:table-cell office:value-type="float" office:value="1.508489375" calcext:value-type="float">
            <text:p>1.508489375</text:p>
          </table:table-cell>
          <table:table-cell office:value-type="float" office:value="1.231676456" calcext:value-type="float">
            <text:p>1.231676456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71.016861" calcext:value-type="float">
            <text:p>171.016861</text:p>
          </table:table-cell>
          <table:table-cell office:value-type="float" office:value="57.4397052" calcext:value-type="float">
            <text:p>57.4397052</text:p>
          </table:table-cell>
          <table:table-cell office:value-type="float" office:value="1.468075804" calcext:value-type="float">
            <text:p>1.468075804</text:p>
          </table:table-cell>
          <table:table-cell office:value-type="float" office:value="0.736584335" calcext:value-type="float">
            <text:p>0.736584335</text:p>
          </table:table-cell>
          <table:table-cell office:value-type="float" office:value="0.93989028" calcext:value-type="float">
            <text:p>0.93989028</text:p>
          </table:table-cell>
          <table:table-cell office:value-type="float" office:value="0.76741724" calcext:value-type="float">
            <text:p>0.76741724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71.177704" calcext:value-type="float">
            <text:p>171.177704</text:p>
          </table:table-cell>
          <table:table-cell office:value-type="float" office:value="57.5391163" calcext:value-type="float">
            <text:p>57.5391163</text:p>
          </table:table-cell>
          <table:table-cell office:value-type="float" office:value="1.589956154" calcext:value-type="float">
            <text:p>1.589956154</text:p>
          </table:table-cell>
          <table:table-cell office:value-type="float" office:value="0.745970461" calcext:value-type="float">
            <text:p>0.745970461</text:p>
          </table:table-cell>
          <table:table-cell office:value-type="float" office:value="0.8145966898" calcext:value-type="float">
            <text:p>0.8145966898</text:p>
          </table:table-cell>
          <table:table-cell office:value-type="float" office:value="0.665115413" calcext:value-type="float">
            <text:p>0.665115413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71.451459" calcext:value-type="float">
            <text:p>171.451459</text:p>
          </table:table-cell>
          <table:table-cell office:value-type="float" office:value="57.811605" calcext:value-type="float">
            <text:p>57.811605</text:p>
          </table:table-cell>
          <table:table-cell office:value-type="float" office:value="1.584358614" calcext:value-type="float">
            <text:p>1.584358614</text:p>
          </table:table-cell>
          <table:table-cell office:value-type="float" office:value="0.748432305" calcext:value-type="float">
            <text:p>0.748432305</text:p>
          </table:table-cell>
          <table:table-cell office:value-type="float" office:value="0.7592323" calcext:value-type="float">
            <text:p>0.7592323</text:p>
          </table:table-cell>
          <table:table-cell office:value-type="float" office:value="0.619910586" calcext:value-type="float">
            <text:p>0.619910586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70.985836" calcext:value-type="float">
            <text:p>170.985836</text:p>
          </table:table-cell>
          <table:table-cell office:value-type="float" office:value="58.0062755" calcext:value-type="float">
            <text:p>58.0062755</text:p>
          </table:table-cell>
          <table:table-cell office:value-type="float" office:value="1.621902304" calcext:value-type="float">
            <text:p>1.621902304</text:p>
          </table:table-cell>
          <table:table-cell office:value-type="float" office:value="0.77065084" calcext:value-type="float">
            <text:p>0.77065084</text:p>
          </table:table-cell>
          <table:table-cell office:value-type="float" office:value="1.63119731" calcext:value-type="float">
            <text:p>1.63119731</text:p>
          </table:table-cell>
          <table:table-cell office:value-type="float" office:value="1.331867041" calcext:value-type="float">
            <text:p>1.331867041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70.9844924" calcext:value-type="float">
            <text:p>170.9844924</text:p>
          </table:table-cell>
          <table:table-cell office:value-type="float" office:value="58.2232782" calcext:value-type="float">
            <text:p>58.2232782</text:p>
          </table:table-cell>
          <table:table-cell office:value-type="float" office:value="1.70558246" calcext:value-type="float">
            <text:p>1.70558246</text:p>
          </table:table-cell>
          <table:table-cell office:value-type="float" office:value="0.834024594" calcext:value-type="float">
            <text:p>0.834024594</text:p>
          </table:table-cell>
          <table:table-cell office:value-type="float" office:value="1.09563197" calcext:value-type="float">
            <text:p>1.09563197</text:p>
          </table:table-cell>
          <table:table-cell office:value-type="float" office:value="0.89457976" calcext:value-type="float">
            <text:p>0.89457976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70.9920574" calcext:value-type="float">
            <text:p>170.9920574</text:p>
          </table:table-cell>
          <table:table-cell office:value-type="float" office:value="58.2432101" calcext:value-type="float">
            <text:p>58.2432101</text:p>
          </table:table-cell>
          <table:table-cell office:value-type="float" office:value="1.73001431" calcext:value-type="float">
            <text:p>1.73001431</text:p>
          </table:table-cell>
          <table:table-cell office:value-type="float" office:value="0.821835535" calcext:value-type="float">
            <text:p>0.821835535</text:p>
          </table:table-cell>
          <table:table-cell office:value-type="float" office:value="0.877238354" calcext:value-type="float">
            <text:p>0.877238354</text:p>
          </table:table-cell>
          <table:table-cell office:value-type="float" office:value="0.7162621" calcext:value-type="float">
            <text:p>0.7162621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70.864544" calcext:value-type="float">
            <text:p>170.864544</text:p>
          </table:table-cell>
          <table:table-cell office:value-type="float" office:value="58.4299464" calcext:value-type="float">
            <text:p>58.4299464</text:p>
          </table:table-cell>
          <table:table-cell office:value-type="float" office:value="1.75068151" calcext:value-type="float">
            <text:p>1.75068151</text:p>
          </table:table-cell>
          <table:table-cell office:value-type="float" office:value="0.819005448" calcext:value-type="float">
            <text:p>0.819005448</text:p>
          </table:table-cell>
          <table:table-cell office:value-type="float" office:value="0.70977813" calcext:value-type="float">
            <text:p>0.70977813</text:p>
          </table:table-cell>
          <table:table-cell office:value-type="float" office:value="0.57953142" calcext:value-type="float">
            <text:p>0.57953142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70.711304" calcext:value-type="float">
            <text:p>170.711304</text:p>
          </table:table-cell>
          <table:table-cell office:value-type="float" office:value="58.7328628" calcext:value-type="float">
            <text:p>58.7328628</text:p>
          </table:table-cell>
          <table:table-cell office:value-type="float" office:value="1.76198736" calcext:value-type="float">
            <text:p>1.76198736</text:p>
          </table:table-cell>
          <table:table-cell office:value-type="float" office:value="0.844144444" calcext:value-type="float">
            <text:p>0.844144444</text:p>
          </table:table-cell>
          <table:table-cell office:value-type="float" office:value="1.81327589" calcext:value-type="float">
            <text:p>1.81327589</text:p>
          </table:table-cell>
          <table:table-cell office:value-type="float" office:value="1.48053355" calcext:value-type="float">
            <text:p>1.48053355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69.950079" calcext:value-type="float">
            <text:p>169.950079</text:p>
          </table:table-cell>
          <table:table-cell office:value-type="float" office:value="59.0102112" calcext:value-type="float">
            <text:p>59.0102112</text:p>
          </table:table-cell>
          <table:table-cell office:value-type="float" office:value="1.7449929" calcext:value-type="float">
            <text:p>1.7449929</text:p>
          </table:table-cell>
          <table:table-cell office:value-type="float" office:value="0.826640864" calcext:value-type="float">
            <text:p>0.826640864</text:p>
          </table:table-cell>
          <table:table-cell office:value-type="float" office:value="1.828690624" calcext:value-type="float">
            <text:p>1.828690624</text:p>
          </table:table-cell>
          <table:table-cell office:value-type="float" office:value="1.49311966" calcext:value-type="float">
            <text:p>1.49311966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70.6548" calcext:value-type="float">
            <text:p>170.6548</text:p>
          </table:table-cell>
          <table:table-cell office:value-type="float" office:value="59.7867812" calcext:value-type="float">
            <text:p>59.7867812</text:p>
          </table:table-cell>
          <table:table-cell office:value-type="float" office:value="1.73065349" calcext:value-type="float">
            <text:p>1.73065349</text:p>
          </table:table-cell>
          <table:table-cell office:value-type="float" office:value="0.828910325" calcext:value-type="float">
            <text:p>0.828910325</text:p>
          </table:table-cell>
          <table:table-cell office:value-type="float" office:value="2.76705081" calcext:value-type="float">
            <text:p>2.76705081</text:p>
          </table:table-cell>
          <table:table-cell office:value-type="float" office:value="2.2592876" calcext:value-type="float">
            <text:p>2.2592876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70.906332" calcext:value-type="float">
            <text:p>170.906332</text:p>
          </table:table-cell>
          <table:table-cell office:value-type="float" office:value="61.0075318" calcext:value-type="float">
            <text:p>61.0075318</text:p>
          </table:table-cell>
          <table:table-cell office:value-type="float" office:value="1.70332621" calcext:value-type="float">
            <text:p>1.70332621</text:p>
          </table:table-cell>
          <table:table-cell office:value-type="float" office:value="0.804236691" calcext:value-type="float">
            <text:p>0.804236691</text:p>
          </table:table-cell>
          <table:table-cell office:value-type="float" office:value="2.24412311" calcext:value-type="float">
            <text:p>2.24412311</text:p>
          </table:table-cell>
          <table:table-cell office:value-type="float" office:value="1.832318836" calcext:value-type="float">
            <text:p>1.832318836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71.942386" calcext:value-type="float">
            <text:p>171.942386</text:p>
          </table:table-cell>
          <table:table-cell office:value-type="float" office:value="61.4823894" calcext:value-type="float">
            <text:p>61.4823894</text:p>
          </table:table-cell>
          <table:table-cell office:value-type="float" office:value="1.70539895" calcext:value-type="float">
            <text:p>1.70539895</text:p>
          </table:table-cell>
          <table:table-cell office:value-type="float" office:value="0.792668752" calcext:value-type="float">
            <text:p>0.792668752</text:p>
          </table:table-cell>
          <table:table-cell office:value-type="float" office:value="2.18712359" calcext:value-type="float">
            <text:p>2.18712359</text:p>
          </table:table-cell>
          <table:table-cell office:value-type="float" office:value="1.785778916" calcext:value-type="float">
            <text:p>1.785778916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72.259771" calcext:value-type="float">
            <text:p>172.259771</text:p>
          </table:table-cell>
          <table:table-cell office:value-type="float" office:value="63.0139391" calcext:value-type="float">
            <text:p>63.0139391</text:p>
          </table:table-cell>
          <table:table-cell office:value-type="float" office:value="1.672125575" calcext:value-type="float">
            <text:p>1.672125575</text:p>
          </table:table-cell>
          <table:table-cell office:value-type="float" office:value="0.757398363" calcext:value-type="float">
            <text:p>0.757398363</text:p>
          </table:table-cell>
          <table:table-cell office:value-type="float" office:value="2.42815651" calcext:value-type="float">
            <text:p>2.42815651</text:p>
          </table:table-cell>
          <table:table-cell office:value-type="float" office:value="1.98258152" calcext:value-type="float">
            <text:p>1.98258152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73.8904" calcext:value-type="float">
            <text:p>173.8904</text:p>
          </table:table-cell>
          <table:table-cell office:value-type="float" office:value="63.8513724" calcext:value-type="float">
            <text:p>63.8513724</text:p>
          </table:table-cell>
          <table:table-cell office:value-type="float" office:value="1.663170285" calcext:value-type="float">
            <text:p>1.663170285</text:p>
          </table:table-cell>
          <table:table-cell office:value-type="float" office:value="0.75152199" calcext:value-type="float">
            <text:p>0.75152199</text:p>
          </table:table-cell>
          <table:table-cell office:value-type="float" office:value="2.29033729" calcext:value-type="float">
            <text:p>2.29033729</text:p>
          </table:table-cell>
          <table:table-cell office:value-type="float" office:value="1.87005257" calcext:value-type="float">
            <text:p>1.87005257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74.125901" calcext:value-type="float">
            <text:p>174.125901</text:p>
          </table:table-cell>
          <table:table-cell office:value-type="float" office:value="64.9812242" calcext:value-type="float">
            <text:p>64.9812242</text:p>
          </table:table-cell>
          <table:table-cell office:value-type="float" office:value="1.676586416" calcext:value-type="float">
            <text:p>1.676586416</text:p>
          </table:table-cell>
          <table:table-cell office:value-type="float" office:value="0.741629411" calcext:value-type="float">
            <text:p>0.741629411</text:p>
          </table:table-cell>
          <table:table-cell office:value-type="float" office:value="1.9745186" calcext:value-type="float">
            <text:p>1.9745186</text:p>
          </table:table-cell>
          <table:table-cell office:value-type="float" office:value="1.61218773" calcext:value-type="float">
            <text:p>1.61218773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73.833609" calcext:value-type="float">
            <text:p>173.833609</text:p>
          </table:table-cell>
          <table:table-cell office:value-type="float" office:value="65.2174712" calcext:value-type="float">
            <text:p>65.2174712</text:p>
          </table:table-cell>
          <table:table-cell office:value-type="float" office:value="1.656918996" calcext:value-type="float">
            <text:p>1.656918996</text:p>
          </table:table-cell>
          <table:table-cell office:value-type="float" office:value="0.766150673" calcext:value-type="float">
            <text:p>0.766150673</text:p>
          </table:table-cell>
          <table:table-cell office:value-type="float" office:value="2.94645843" calcext:value-type="float">
            <text:p>2.94645843</text:p>
          </table:table-cell>
          <table:table-cell office:value-type="float" office:value="2.40577326" calcext:value-type="float">
            <text:p>2.40577326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74.099452" calcext:value-type="float">
            <text:p>174.099452</text:p>
          </table:table-cell>
          <table:table-cell office:value-type="float" office:value="65.9575205" calcext:value-type="float">
            <text:p>65.9575205</text:p>
          </table:table-cell>
          <table:table-cell office:value-type="float" office:value="1.60485906" calcext:value-type="float">
            <text:p>1.60485906</text:p>
          </table:table-cell>
          <table:table-cell office:value-type="float" office:value="0.752992274" calcext:value-type="float">
            <text:p>0.752992274</text:p>
          </table:table-cell>
          <table:table-cell office:value-type="float" office:value="1.76428616" calcext:value-type="float">
            <text:p>1.76428616</text:p>
          </table:table-cell>
          <table:table-cell office:value-type="float" office:value="1.44053364" calcext:value-type="float">
            <text:p>1.44053364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73.613945" calcext:value-type="float">
            <text:p>173.613945</text:p>
          </table:table-cell>
          <table:table-cell office:value-type="float" office:value="65.9138493" calcext:value-type="float">
            <text:p>65.9138493</text:p>
          </table:table-cell>
          <table:table-cell office:value-type="float" office:value="1.61384298" calcext:value-type="float">
            <text:p>1.61384298</text:p>
          </table:table-cell>
          <table:table-cell office:value-type="float" office:value="0.74130177" calcext:value-type="float">
            <text:p>0.74130177</text:p>
          </table:table-cell>
          <table:table-cell office:value-type="float" office:value="1.2951647694" calcext:value-type="float">
            <text:p>1.2951647694</text:p>
          </table:table-cell>
          <table:table-cell office:value-type="float" office:value="1.057497609" calcext:value-type="float">
            <text:p>1.057497609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73.348228" calcext:value-type="float">
            <text:p>173.348228</text:p>
          </table:table-cell>
          <table:table-cell office:value-type="float" office:value="65.6931555" calcext:value-type="float">
            <text:p>65.6931555</text:p>
          </table:table-cell>
          <table:table-cell office:value-type="float" office:value="1.609185353" calcext:value-type="float">
            <text:p>1.609185353</text:p>
          </table:table-cell>
          <table:table-cell office:value-type="float" office:value="0.745897475" calcext:value-type="float">
            <text:p>0.745897475</text:p>
          </table:table-cell>
          <table:table-cell office:value-type="float" office:value="1.43239503" calcext:value-type="float">
            <text:p>1.43239503</text:p>
          </table:table-cell>
          <table:table-cell office:value-type="float" office:value="1.169545607" calcext:value-type="float">
            <text:p>1.169545607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72.982103" calcext:value-type="float">
            <text:p>172.982103</text:p>
          </table:table-cell>
          <table:table-cell office:value-type="float" office:value="65.2744168" calcext:value-type="float">
            <text:p>65.2744168</text:p>
          </table:table-cell>
          <table:table-cell office:value-type="float" office:value="1.607538903" calcext:value-type="float">
            <text:p>1.607538903</text:p>
          </table:table-cell>
          <table:table-cell office:value-type="float" office:value="0.758837867" calcext:value-type="float">
            <text:p>0.758837867</text:p>
          </table:table-cell>
          <table:table-cell office:value-type="float" office:value="1.616961746" calcext:value-type="float">
            <text:p>1.616961746</text:p>
          </table:table-cell>
          <table:table-cell office:value-type="float" office:value="1.32024375" calcext:value-type="float">
            <text:p>1.32024375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73.022844" calcext:value-type="float">
            <text:p>173.022844</text:p>
          </table:table-cell>
          <table:table-cell office:value-type="float" office:value="65.5705956" calcext:value-type="float">
            <text:p>65.5705956</text:p>
          </table:table-cell>
          <table:table-cell office:value-type="float" office:value="1.59289638" calcext:value-type="float">
            <text:p>1.59289638</text:p>
          </table:table-cell>
          <table:table-cell office:value-type="float" office:value="0.76427363" calcext:value-type="float">
            <text:p>0.76427363</text:p>
          </table:table-cell>
          <table:table-cell office:value-type="float" office:value="0.908855152" calcext:value-type="float">
            <text:p>0.908855152</text:p>
          </table:table-cell>
          <table:table-cell office:value-type="float" office:value="0.742077124" calcext:value-type="float">
            <text:p>0.742077124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73.585223" calcext:value-type="float">
            <text:p>173.585223</text:p>
          </table:table-cell>
          <table:table-cell office:value-type="float" office:value="65.4067317" calcext:value-type="float">
            <text:p>65.4067317</text:p>
          </table:table-cell>
          <table:table-cell office:value-type="float" office:value="1.61191854" calcext:value-type="float">
            <text:p>1.61191854</text:p>
          </table:table-cell>
          <table:table-cell office:value-type="float" office:value="0.766055917" calcext:value-type="float">
            <text:p>0.766055917</text:p>
          </table:table-cell>
          <table:table-cell office:value-type="float" office:value="0.928344713" calcext:value-type="float">
            <text:p>0.928344713</text:p>
          </table:table-cell>
          <table:table-cell office:value-type="float" office:value="0.757990302" calcext:value-type="float">
            <text:p>0.757990302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73.342845" calcext:value-type="float">
            <text:p>173.342845</text:p>
          </table:table-cell>
          <table:table-cell office:value-type="float" office:value="65.5920942" calcext:value-type="float">
            <text:p>65.5920942</text:p>
          </table:table-cell>
          <table:table-cell office:value-type="float" office:value="1.590196933" calcext:value-type="float">
            <text:p>1.590196933</text:p>
          </table:table-cell>
          <table:table-cell office:value-type="float" office:value="0.797004993" calcext:value-type="float">
            <text:p>0.797004993</text:p>
          </table:table-cell>
          <table:table-cell office:value-type="float" office:value="1.05423943" calcext:value-type="float">
            <text:p>1.05423943</text:p>
          </table:table-cell>
          <table:table-cell office:value-type="float" office:value="0.860782911" calcext:value-type="float">
            <text:p>0.860782911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73.678311" calcext:value-type="float">
            <text:p>173.678311</text:p>
          </table:table-cell>
          <table:table-cell office:value-type="float" office:value="65.4470223" calcext:value-type="float">
            <text:p>65.4470223</text:p>
          </table:table-cell>
          <table:table-cell office:value-type="float" office:value="1.629296323" calcext:value-type="float">
            <text:p>1.629296323</text:p>
          </table:table-cell>
          <table:table-cell office:value-type="float" office:value="0.717010079" calcext:value-type="float">
            <text:p>0.717010079</text:p>
          </table:table-cell>
          <table:table-cell office:value-type="float" office:value="0.733834654" calcext:value-type="float">
            <text:p>0.733834654</text:p>
          </table:table-cell>
          <table:table-cell office:value-type="float" office:value="0.599173465" calcext:value-type="float">
            <text:p>0.599173465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73.987612" calcext:value-type="float">
            <text:p>173.987612</text:p>
          </table:table-cell>
          <table:table-cell office:value-type="float" office:value="65.3725319" calcext:value-type="float">
            <text:p>65.3725319</text:p>
          </table:table-cell>
          <table:table-cell office:value-type="float" office:value="1.644084275" calcext:value-type="float">
            <text:p>1.644084275</text:p>
          </table:table-cell>
          <table:table-cell office:value-type="float" office:value="0.70157386" calcext:value-type="float">
            <text:p>0.70157386</text:p>
          </table:table-cell>
          <table:table-cell office:value-type="float" office:value="0.67069579" calcext:value-type="float">
            <text:p>0.67069579</text:p>
          </table:table-cell>
          <table:table-cell office:value-type="float" office:value="0.547620832" calcext:value-type="float">
            <text:p>0.547620832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73.775309" calcext:value-type="float">
            <text:p>173.775309</text:p>
          </table:table-cell>
          <table:table-cell office:value-type="float" office:value="65.4168233" calcext:value-type="float">
            <text:p>65.4168233</text:p>
          </table:table-cell>
          <table:table-cell office:value-type="float" office:value="1.633792095" calcext:value-type="float">
            <text:p>1.633792095</text:p>
          </table:table-cell>
          <table:table-cell office:value-type="float" office:value="0.729216796" calcext:value-type="float">
            <text:p>0.729216796</text:p>
          </table:table-cell>
          <table:table-cell office:value-type="float" office:value="1.024515004" calcext:value-type="float">
            <text:p>1.024515004</text:p>
          </table:table-cell>
          <table:table-cell office:value-type="float" office:value="0.836512993" calcext:value-type="float">
            <text:p>0.836512993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74.44263" calcext:value-type="float">
            <text:p>174.44263</text:p>
          </table:table-cell>
          <table:table-cell office:value-type="float" office:value="65.0821185" calcext:value-type="float">
            <text:p>65.0821185</text:p>
          </table:table-cell>
          <table:table-cell office:value-type="float" office:value="1.60027268" calcext:value-type="float">
            <text:p>1.60027268</text:p>
          </table:table-cell>
          <table:table-cell office:value-type="float" office:value="0.6993672095" calcext:value-type="float">
            <text:p>0.6993672095</text:p>
          </table:table-cell>
          <table:table-cell office:value-type="float" office:value="0.994200007" calcext:value-type="float">
            <text:p>0.994200007</text:p>
          </table:table-cell>
          <table:table-cell office:value-type="float" office:value="0.8117609" calcext:value-type="float">
            <text:p>0.8117609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73.8378" calcext:value-type="float">
            <text:p>173.8378</text:p>
          </table:table-cell>
          <table:table-cell office:value-type="float" office:value="65.2194057" calcext:value-type="float">
            <text:p>65.2194057</text:p>
          </table:table-cell>
          <table:table-cell office:value-type="float" office:value="1.59866794" calcext:value-type="float">
            <text:p>1.59866794</text:p>
          </table:table-cell>
          <table:table-cell office:value-type="float" office:value="0.7434831815" calcext:value-type="float">
            <text:p>0.7434831815</text:p>
          </table:table-cell>
          <table:table-cell office:value-type="float" office:value="1.12864228" calcext:value-type="float">
            <text:p>1.12864228</text:p>
          </table:table-cell>
          <table:table-cell office:value-type="float" office:value="0.92153258" calcext:value-type="float">
            <text:p>0.92153258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74.590967" calcext:value-type="float">
            <text:p>174.590967</text:p>
          </table:table-cell>
          <table:table-cell office:value-type="float" office:value="64.8386621" calcext:value-type="float">
            <text:p>64.8386621</text:p>
          </table:table-cell>
          <table:table-cell office:value-type="float" office:value="1.584918211" calcext:value-type="float">
            <text:p>1.584918211</text:p>
          </table:table-cell>
          <table:table-cell office:value-type="float" office:value="0.745567724" calcext:value-type="float">
            <text:p>0.745567724</text:p>
          </table:table-cell>
          <table:table-cell office:value-type="float" office:value="1.133030913" calcext:value-type="float">
            <text:p>1.133030913</text:p>
          </table:table-cell>
          <table:table-cell office:value-type="float" office:value="0.925115886" calcext:value-type="float">
            <text:p>0.925115886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74.091599" calcext:value-type="float">
            <text:p>174.091599</text:p>
          </table:table-cell>
          <table:table-cell office:value-type="float" office:value="64.8235344" calcext:value-type="float">
            <text:p>64.8235344</text:p>
          </table:table-cell>
          <table:table-cell office:value-type="float" office:value="1.587277881" calcext:value-type="float">
            <text:p>1.587277881</text:p>
          </table:table-cell>
          <table:table-cell office:value-type="float" office:value="0.722086434" calcext:value-type="float">
            <text:p>0.722086434</text:p>
          </table:table-cell>
          <table:table-cell office:value-type="float" office:value="1.249152899" calcext:value-type="float">
            <text:p>1.249152899</text:p>
          </table:table-cell>
          <table:table-cell office:value-type="float" office:value="1.01992909" calcext:value-type="float">
            <text:p>1.01992909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75.093595" calcext:value-type="float">
            <text:p>175.093595</text:p>
          </table:table-cell>
          <table:table-cell office:value-type="float" office:value="64.5014523" calcext:value-type="float">
            <text:p>64.5014523</text:p>
          </table:table-cell>
          <table:table-cell office:value-type="float" office:value="1.609582356" calcext:value-type="float">
            <text:p>1.609582356</text:p>
          </table:table-cell>
          <table:table-cell office:value-type="float" office:value="0.728337139" calcext:value-type="float">
            <text:p>0.728337139</text:p>
          </table:table-cell>
          <table:table-cell office:value-type="float" office:value="1.73632149" calcext:value-type="float">
            <text:p>1.73632149</text:p>
          </table:table-cell>
          <table:table-cell office:value-type="float" office:value="1.41770058" calcext:value-type="float">
            <text:p>1.41770058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74.832099" calcext:value-type="float">
            <text:p>174.832099</text:p>
          </table:table-cell>
          <table:table-cell office:value-type="float" office:value="64.6820639" calcext:value-type="float">
            <text:p>64.6820639</text:p>
          </table:table-cell>
          <table:table-cell office:value-type="float" office:value="1.531073406" calcext:value-type="float">
            <text:p>1.531073406</text:p>
          </table:table-cell>
          <table:table-cell office:value-type="float" office:value="0.723788042" calcext:value-type="float">
            <text:p>0.723788042</text:p>
          </table:table-cell>
          <table:table-cell office:value-type="float" office:value="1.45781171" calcext:value-type="float">
            <text:p>1.45781171</text:p>
          </table:table-cell>
          <table:table-cell office:value-type="float" office:value="1.19029827" calcext:value-type="float">
            <text:p>1.19029827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76.2147" calcext:value-type="float">
            <text:p>176.2147</text:p>
          </table:table-cell>
          <table:table-cell office:value-type="float" office:value="64.5388777" calcext:value-type="float">
            <text:p>64.5388777</text:p>
          </table:table-cell>
          <table:table-cell office:value-type="float" office:value="1.53245749" calcext:value-type="float">
            <text:p>1.53245749</text:p>
          </table:table-cell>
          <table:table-cell office:value-type="float" office:value="0.724598842" calcext:value-type="float">
            <text:p>0.724598842</text:p>
          </table:table-cell>
          <table:table-cell office:value-type="float" office:value="2.83563212" calcext:value-type="float">
            <text:p>2.83563212</text:p>
          </table:table-cell>
          <table:table-cell office:value-type="float" office:value="2.31528383" calcext:value-type="float">
            <text:p>2.31528383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76.121221" calcext:value-type="float">
            <text:p>176.121221</text:p>
          </table:table-cell>
          <table:table-cell office:value-type="float" office:value="64.5496746" calcext:value-type="float">
            <text:p>64.5496746</text:p>
          </table:table-cell>
          <table:table-cell office:value-type="float" office:value="1.60854355" calcext:value-type="float">
            <text:p>1.60854355</text:p>
          </table:table-cell>
          <table:table-cell office:value-type="float" office:value="0.724190527" calcext:value-type="float">
            <text:p>0.724190527</text:p>
          </table:table-cell>
          <table:table-cell office:value-type="float" office:value="1.263560513" calcext:value-type="float">
            <text:p>1.263560513</text:p>
          </table:table-cell>
          <table:table-cell office:value-type="float" office:value="1.031692842" calcext:value-type="float">
            <text:p>1.031692842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77.198201" calcext:value-type="float">
            <text:p>177.198201</text:p>
          </table:table-cell>
          <table:table-cell office:value-type="float" office:value="64.5571696" calcext:value-type="float">
            <text:p>64.5571696</text:p>
          </table:table-cell>
          <table:table-cell office:value-type="float" office:value="1.591988706" calcext:value-type="float">
            <text:p>1.591988706</text:p>
          </table:table-cell>
          <table:table-cell office:value-type="float" office:value="0.738983219" calcext:value-type="float">
            <text:p>0.738983219</text:p>
          </table:table-cell>
          <table:table-cell office:value-type="float" office:value="2.91822911" calcext:value-type="float">
            <text:p>2.91822911</text:p>
          </table:table-cell>
          <table:table-cell office:value-type="float" office:value="2.38272408" calcext:value-type="float">
            <text:p>2.38272408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77.204807" calcext:value-type="float">
            <text:p>177.204807</text:p>
          </table:table-cell>
          <table:table-cell office:value-type="float" office:value="64.6936449" calcext:value-type="float">
            <text:p>64.6936449</text:p>
          </table:table-cell>
          <table:table-cell office:value-type="float" office:value="1.579186866" calcext:value-type="float">
            <text:p>1.579186866</text:p>
          </table:table-cell>
          <table:table-cell office:value-type="float" office:value="0.752425583" calcext:value-type="float">
            <text:p>0.752425583</text:p>
          </table:table-cell>
          <table:table-cell office:value-type="float" office:value="1.15820952" calcext:value-type="float">
            <text:p>1.15820952</text:p>
          </table:table-cell>
          <table:table-cell office:value-type="float" office:value="0.945674113" calcext:value-type="float">
            <text:p>0.945674113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77.510627" calcext:value-type="float">
            <text:p>177.510627</text:p>
          </table:table-cell>
          <table:table-cell office:value-type="float" office:value="64.8088621" calcext:value-type="float">
            <text:p>64.8088621</text:p>
          </table:table-cell>
          <table:table-cell office:value-type="float" office:value="1.576418515" calcext:value-type="float">
            <text:p>1.576418515</text:p>
          </table:table-cell>
          <table:table-cell office:value-type="float" office:value="0.794383544" calcext:value-type="float">
            <text:p>0.794383544</text:p>
          </table:table-cell>
          <table:table-cell office:value-type="float" office:value="3.03444016" calcext:value-type="float">
            <text:p>3.03444016</text:p>
          </table:table-cell>
          <table:table-cell office:value-type="float" office:value="2.47761" calcext:value-type="float">
            <text:p>2.47761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77.4448334" calcext:value-type="float">
            <text:p>177.4448334</text:p>
          </table:table-cell>
          <table:table-cell office:value-type="float" office:value="64.728455" calcext:value-type="float">
            <text:p>64.728455</text:p>
          </table:table-cell>
          <table:table-cell office:value-type="float" office:value="1.579851315" calcext:value-type="float">
            <text:p>1.579851315</text:p>
          </table:table-cell>
          <table:table-cell office:value-type="float" office:value="0.781309527" calcext:value-type="float">
            <text:p>0.781309527</text:p>
          </table:table-cell>
          <table:table-cell office:value-type="float" office:value="1.149485013" calcext:value-type="float">
            <text:p>1.149485013</text:p>
          </table:table-cell>
          <table:table-cell office:value-type="float" office:value="0.938550623" calcext:value-type="float">
            <text:p>0.938550623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76.6662624" calcext:value-type="float">
            <text:p>176.6662624</text:p>
          </table:table-cell>
          <table:table-cell office:value-type="float" office:value="64.795483" calcext:value-type="float">
            <text:p>64.795483</text:p>
          </table:table-cell>
          <table:table-cell office:value-type="float" office:value="1.573827012" calcext:value-type="float">
            <text:p>1.573827012</text:p>
          </table:table-cell>
          <table:table-cell office:value-type="float" office:value="0.820991872" calcext:value-type="float">
            <text:p>0.820991872</text:p>
          </table:table-cell>
          <table:table-cell office:value-type="float" office:value="2.6332038" calcext:value-type="float">
            <text:p>2.6332038</text:p>
          </table:table-cell>
          <table:table-cell office:value-type="float" office:value="2.150001914" calcext:value-type="float">
            <text:p>2.150001914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77.0258686" calcext:value-type="float">
            <text:p>177.0258686</text:p>
          </table:table-cell>
          <table:table-cell office:value-type="float" office:value="64.7033256" calcext:value-type="float">
            <text:p>64.7033256</text:p>
          </table:table-cell>
          <table:table-cell office:value-type="float" office:value="1.559084072" calcext:value-type="float">
            <text:p>1.559084072</text:p>
          </table:table-cell>
          <table:table-cell office:value-type="float" office:value="0.81157455" calcext:value-type="float">
            <text:p>0.81157455</text:p>
          </table:table-cell>
          <table:table-cell office:value-type="float" office:value="1.52856924" calcext:value-type="float">
            <text:p>1.52856924</text:p>
          </table:table-cell>
          <table:table-cell office:value-type="float" office:value="1.248071546" calcext:value-type="float">
            <text:p>1.248071546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75.9767556" calcext:value-type="float">
            <text:p>175.9767556</text:p>
          </table:table-cell>
          <table:table-cell office:value-type="float" office:value="64.5491059" calcext:value-type="float">
            <text:p>64.5491059</text:p>
          </table:table-cell>
          <table:table-cell office:value-type="float" office:value="1.526864855" calcext:value-type="float">
            <text:p>1.526864855</text:p>
          </table:table-cell>
          <table:table-cell office:value-type="float" office:value="0.807145613" calcext:value-type="float">
            <text:p>0.807145613</text:p>
          </table:table-cell>
          <table:table-cell office:value-type="float" office:value="2.19082797" calcext:value-type="float">
            <text:p>2.19082797</text:p>
          </table:table-cell>
          <table:table-cell office:value-type="float" office:value="1.78880357" calcext:value-type="float">
            <text:p>1.78880357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76.509116" calcext:value-type="float">
            <text:p>176.509116</text:p>
          </table:table-cell>
          <table:table-cell office:value-type="float" office:value="64.5635015" calcext:value-type="float">
            <text:p>64.5635015</text:p>
          </table:table-cell>
          <table:table-cell office:value-type="float" office:value="1.515219075" calcext:value-type="float">
            <text:p>1.515219075</text:p>
          </table:table-cell>
          <table:table-cell office:value-type="float" office:value="0.804383166" calcext:value-type="float">
            <text:p>0.804383166</text:p>
          </table:table-cell>
          <table:table-cell office:value-type="float" office:value="1.111816247" calcext:value-type="float">
            <text:p>1.111816247</text:p>
          </table:table-cell>
          <table:table-cell office:value-type="float" office:value="0.907794188" calcext:value-type="float">
            <text:p>0.90779418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76.023009" calcext:value-type="float">
            <text:p>176.023009</text:p>
          </table:table-cell>
          <table:table-cell office:value-type="float" office:value="64.6046867" calcext:value-type="float">
            <text:p>64.6046867</text:p>
          </table:table-cell>
          <table:table-cell office:value-type="float" office:value="1.532944659" calcext:value-type="float">
            <text:p>1.532944659</text:p>
          </table:table-cell>
          <table:table-cell office:value-type="float" office:value="0.781912032" calcext:value-type="float">
            <text:p>0.781912032</text:p>
          </table:table-cell>
          <table:table-cell office:value-type="float" office:value="1.26093915" calcext:value-type="float">
            <text:p>1.26093915</text:p>
          </table:table-cell>
          <table:table-cell office:value-type="float" office:value="1.02955249" calcext:value-type="float">
            <text:p>1.02955249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76.390287" calcext:value-type="float">
            <text:p>176.390287</text:p>
          </table:table-cell>
          <table:table-cell office:value-type="float" office:value="64.7915237" calcext:value-type="float">
            <text:p>64.7915237</text:p>
          </table:table-cell>
          <table:table-cell office:value-type="float" office:value="1.515909989" calcext:value-type="float">
            <text:p>1.515909989</text:p>
          </table:table-cell>
          <table:table-cell office:value-type="float" office:value="0.776082608" calcext:value-type="float">
            <text:p>0.776082608</text:p>
          </table:table-cell>
          <table:table-cell office:value-type="float" office:value="0.92748485" calcext:value-type="float">
            <text:p>0.92748485</text:p>
          </table:table-cell>
          <table:table-cell office:value-type="float" office:value="0.757288173" calcext:value-type="float">
            <text:p>0.757288173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76.417784" calcext:value-type="float">
            <text:p>176.417784</text:p>
          </table:table-cell>
          <table:table-cell office:value-type="float" office:value="64.95427" calcext:value-type="float">
            <text:p>64.95427</text:p>
          </table:table-cell>
          <table:table-cell office:value-type="float" office:value="1.52012382" calcext:value-type="float">
            <text:p>1.52012382</text:p>
          </table:table-cell>
          <table:table-cell office:value-type="float" office:value="0.744278245" calcext:value-type="float">
            <text:p>0.744278245</text:p>
          </table:table-cell>
          <table:table-cell office:value-type="float" office:value="0.657890376" calcext:value-type="float">
            <text:p>0.657890376</text:p>
          </table:table-cell>
          <table:table-cell office:value-type="float" office:value="0.53716524" calcext:value-type="float">
            <text:p>0.53716524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75.932775" calcext:value-type="float">
            <text:p>175.932775</text:p>
          </table:table-cell>
          <table:table-cell office:value-type="float" office:value="65.2091459" calcext:value-type="float">
            <text:p>65.2091459</text:p>
          </table:table-cell>
          <table:table-cell office:value-type="float" office:value="1.489940426" calcext:value-type="float">
            <text:p>1.489940426</text:p>
          </table:table-cell>
          <table:table-cell office:value-type="float" office:value="0.737282882" calcext:value-type="float">
            <text:p>0.737282882</text:p>
          </table:table-cell>
          <table:table-cell office:value-type="float" office:value="0.976882471" calcext:value-type="float">
            <text:p>0.976882471</text:p>
          </table:table-cell>
          <table:table-cell office:value-type="float" office:value="0.79762123" calcext:value-type="float">
            <text:p>0.79762123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76.019368" calcext:value-type="float">
            <text:p>176.019368</text:p>
          </table:table-cell>
          <table:table-cell office:value-type="float" office:value="65.3595541" calcext:value-type="float">
            <text:p>65.3595541</text:p>
          </table:table-cell>
          <table:table-cell office:value-type="float" office:value="1.503264356" calcext:value-type="float">
            <text:p>1.503264356</text:p>
          </table:table-cell>
          <table:table-cell office:value-type="float" office:value="0.732797296" calcext:value-type="float">
            <text:p>0.732797296</text:p>
          </table:table-cell>
          <table:table-cell office:value-type="float" office:value="0.713174239" calcext:value-type="float">
            <text:p>0.713174239</text:p>
          </table:table-cell>
          <table:table-cell office:value-type="float" office:value="0.582304331" calcext:value-type="float">
            <text:p>0.582304331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75.441495" calcext:value-type="float">
            <text:p>175.441495</text:p>
          </table:table-cell>
          <table:table-cell office:value-type="float" office:value="65.536427" calcext:value-type="float">
            <text:p>65.536427</text:p>
          </table:table-cell>
          <table:table-cell office:value-type="float" office:value="1.496400064" calcext:value-type="float">
            <text:p>1.496400064</text:p>
          </table:table-cell>
          <table:table-cell office:value-type="float" office:value="0.72488858" calcext:value-type="float">
            <text:p>0.72488858</text:p>
          </table:table-cell>
          <table:table-cell office:value-type="float" office:value="0.828064707" calcext:value-type="float">
            <text:p>0.828064707</text:p>
          </table:table-cell>
          <table:table-cell office:value-type="float" office:value="0.676112" calcext:value-type="float">
            <text:p>0.676112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75.839204" calcext:value-type="float">
            <text:p>175.839204</text:p>
          </table:table-cell>
          <table:table-cell office:value-type="float" office:value="65.5607753" calcext:value-type="float">
            <text:p>65.5607753</text:p>
          </table:table-cell>
          <table:table-cell office:value-type="float" office:value="1.557687731" calcext:value-type="float">
            <text:p>1.557687731</text:p>
          </table:table-cell>
          <table:table-cell office:value-type="float" office:value="0.759686849" calcext:value-type="float">
            <text:p>0.759686849</text:p>
          </table:table-cell>
          <table:table-cell office:value-type="float" office:value="0.976916774" calcext:value-type="float">
            <text:p>0.976916774</text:p>
          </table:table-cell>
          <table:table-cell office:value-type="float" office:value="0.797649221" calcext:value-type="float">
            <text:p>0.797649221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75.311282" calcext:value-type="float">
            <text:p>175.311282</text:p>
          </table:table-cell>
          <table:table-cell office:value-type="float" office:value="65.8901636" calcext:value-type="float">
            <text:p>65.8901636</text:p>
          </table:table-cell>
          <table:table-cell office:value-type="float" office:value="1.545534677" calcext:value-type="float">
            <text:p>1.545534677</text:p>
          </table:table-cell>
          <table:table-cell office:value-type="float" office:value="0.747250153" calcext:value-type="float">
            <text:p>0.747250153</text:p>
          </table:table-cell>
          <table:table-cell office:value-type="float" office:value="1.193665718" calcext:value-type="float">
            <text:p>1.193665718</text:p>
          </table:table-cell>
          <table:table-cell office:value-type="float" office:value="0.974624004" calcext:value-type="float">
            <text:p>0.97462400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76.028201" calcext:value-type="float">
            <text:p>176.028201</text:p>
          </table:table-cell>
          <table:table-cell office:value-type="float" office:value="65.7812449" calcext:value-type="float">
            <text:p>65.7812449</text:p>
          </table:table-cell>
          <table:table-cell office:value-type="float" office:value="1.557690072" calcext:value-type="float">
            <text:p>1.557690072</text:p>
          </table:table-cell>
          <table:table-cell office:value-type="float" office:value="0.756294717" calcext:value-type="float">
            <text:p>0.756294717</text:p>
          </table:table-cell>
          <table:table-cell office:value-type="float" office:value="1.56464011" calcext:value-type="float">
            <text:p>1.56464011</text:p>
          </table:table-cell>
          <table:table-cell office:value-type="float" office:value="1.277523288" calcext:value-type="float">
            <text:p>1.277523288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75.808383" calcext:value-type="float">
            <text:p>175.808383</text:p>
          </table:table-cell>
          <table:table-cell office:value-type="float" office:value="66.013465" calcext:value-type="float">
            <text:p>66.013465</text:p>
          </table:table-cell>
          <table:table-cell office:value-type="float" office:value="1.542318012" calcext:value-type="float">
            <text:p>1.542318012</text:p>
          </table:table-cell>
          <table:table-cell office:value-type="float" office:value="0.759164948" calcext:value-type="float">
            <text:p>0.759164948</text:p>
          </table:table-cell>
          <table:table-cell office:value-type="float" office:value="1.07179442" calcext:value-type="float">
            <text:p>1.07179442</text:p>
          </table:table-cell>
          <table:table-cell office:value-type="float" office:value="0.87511648" calcext:value-type="float">
            <text:p>0.87511648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77.162176" calcext:value-type="float">
            <text:p>177.162176</text:p>
          </table:table-cell>
          <table:table-cell office:value-type="float" office:value="65.8014116" calcext:value-type="float">
            <text:p>65.8014116</text:p>
          </table:table-cell>
          <table:table-cell office:value-type="float" office:value="1.526936967" calcext:value-type="float">
            <text:p>1.526936967</text:p>
          </table:table-cell>
          <table:table-cell office:value-type="float" office:value="0.708730756" calcext:value-type="float">
            <text:p>0.708730756</text:p>
          </table:table-cell>
          <table:table-cell office:value-type="float" office:value="2.47671744" calcext:value-type="float">
            <text:p>2.47671744</text:p>
          </table:table-cell>
          <table:table-cell office:value-type="float" office:value="2.02223135" calcext:value-type="float">
            <text:p>2.02223135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77.343532" calcext:value-type="float">
            <text:p>177.343532</text:p>
          </table:table-cell>
          <table:table-cell office:value-type="float" office:value="65.749004" calcext:value-type="float">
            <text:p>65.749004</text:p>
          </table:table-cell>
          <table:table-cell office:value-type="float" office:value="1.520896187" calcext:value-type="float">
            <text:p>1.520896187</text:p>
          </table:table-cell>
          <table:table-cell office:value-type="float" office:value="0.717280874" calcext:value-type="float">
            <text:p>0.717280874</text:p>
          </table:table-cell>
          <table:table-cell office:value-type="float" office:value="1.1845574" calcext:value-type="float">
            <text:p>1.1845574</text:p>
          </table:table-cell>
          <table:table-cell office:value-type="float" office:value="0.96718704" calcext:value-type="float">
            <text:p>0.96718704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79.518487" calcext:value-type="float">
            <text:p>179.518487</text:p>
          </table:table-cell>
          <table:table-cell office:value-type="float" office:value="65.8006366" calcext:value-type="float">
            <text:p>65.8006366</text:p>
          </table:table-cell>
          <table:table-cell office:value-type="float" office:value="1.569875443" calcext:value-type="float">
            <text:p>1.569875443</text:p>
          </table:table-cell>
          <table:table-cell office:value-type="float" office:value="0.734261841" calcext:value-type="float">
            <text:p>0.734261841</text:p>
          </table:table-cell>
          <table:table-cell office:value-type="float" office:value="3.0904674" calcext:value-type="float">
            <text:p>3.0904674</text:p>
          </table:table-cell>
          <table:table-cell office:value-type="float" office:value="2.52335603" calcext:value-type="float">
            <text:p>2.52335603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79.727007" calcext:value-type="float">
            <text:p>179.727007</text:p>
          </table:table-cell>
          <table:table-cell office:value-type="float" office:value="65.538848" calcext:value-type="float">
            <text:p>65.538848</text:p>
          </table:table-cell>
          <table:table-cell office:value-type="float" office:value="1.557884453" calcext:value-type="float">
            <text:p>1.557884453</text:p>
          </table:table-cell>
          <table:table-cell office:value-type="float" office:value="0.745099886" calcext:value-type="float">
            <text:p>0.745099886</text:p>
          </table:table-cell>
          <table:table-cell office:value-type="float" office:value="1.20867227" calcext:value-type="float">
            <text:p>1.20867227</text:p>
          </table:table-cell>
          <table:table-cell office:value-type="float" office:value="0.986876757" calcext:value-type="float">
            <text:p>0.986876757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82.413124" calcext:value-type="float">
            <text:p>182.413124</text:p>
          </table:table-cell>
          <table:table-cell office:value-type="float" office:value="65.6163503" calcext:value-type="float">
            <text:p>65.6163503</text:p>
          </table:table-cell>
          <table:table-cell office:value-type="float" office:value="1.56890015" calcext:value-type="float">
            <text:p>1.56890015</text:p>
          </table:table-cell>
          <table:table-cell office:value-type="float" office:value="0.749743096" calcext:value-type="float">
            <text:p>0.749743096</text:p>
          </table:table-cell>
          <table:table-cell office:value-type="float" office:value="3.83524309" calcext:value-type="float">
            <text:p>3.83524309</text:p>
          </table:table-cell>
          <table:table-cell office:value-type="float" office:value="3.13146286" calcext:value-type="float">
            <text:p>3.13146286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81.841338" calcext:value-type="float">
            <text:p>181.841338</text:p>
          </table:table-cell>
          <table:table-cell office:value-type="float" office:value="65.066027" calcext:value-type="float">
            <text:p>65.066027</text:p>
          </table:table-cell>
          <table:table-cell office:value-type="float" office:value="1.57068113" calcext:value-type="float">
            <text:p>1.57068113</text:p>
          </table:table-cell>
          <table:table-cell office:value-type="float" office:value="0.724994983" calcext:value-type="float">
            <text:p>0.724994983</text:p>
          </table:table-cell>
          <table:table-cell office:value-type="float" office:value="1.21640518" calcext:value-type="float">
            <text:p>1.21640518</text:p>
          </table:table-cell>
          <table:table-cell office:value-type="float" office:value="0.99319069" calcext:value-type="float">
            <text:p>0.99319069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84.269188" calcext:value-type="float">
            <text:p>184.269188</text:p>
          </table:table-cell>
          <table:table-cell office:value-type="float" office:value="65.3272327" calcext:value-type="float">
            <text:p>65.3272327</text:p>
          </table:table-cell>
          <table:table-cell office:value-type="float" office:value="1.55759937" calcext:value-type="float">
            <text:p>1.55759937</text:p>
          </table:table-cell>
          <table:table-cell office:value-type="float" office:value="0.712849985" calcext:value-type="float">
            <text:p>0.712849985</text:p>
          </table:table-cell>
          <table:table-cell office:value-type="float" office:value="3.33764889" calcext:value-type="float">
            <text:p>3.33764889</text:p>
          </table:table-cell>
          <table:table-cell office:value-type="float" office:value="2.72517895" calcext:value-type="float">
            <text:p>2.72517895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84.5021575" calcext:value-type="float">
            <text:p>184.5021575</text:p>
          </table:table-cell>
          <table:table-cell office:value-type="float" office:value="64.8286863" calcext:value-type="float">
            <text:p>64.8286863</text:p>
          </table:table-cell>
          <table:table-cell office:value-type="float" office:value="1.55406369" calcext:value-type="float">
            <text:p>1.55406369</text:p>
          </table:table-cell>
          <table:table-cell office:value-type="float" office:value="0.708795103" calcext:value-type="float">
            <text:p>0.708795103</text:p>
          </table:table-cell>
          <table:table-cell office:value-type="float" office:value="1.228037386" calcext:value-type="float">
            <text:p>1.228037386</text:p>
          </table:table-cell>
          <table:table-cell office:value-type="float" office:value="1.00268832" calcext:value-type="float">
            <text:p>1.00268832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86.3111265" calcext:value-type="float">
            <text:p>186.3111265</text:p>
          </table:table-cell>
          <table:table-cell office:value-type="float" office:value="65.1032608" calcext:value-type="float">
            <text:p>65.1032608</text:p>
          </table:table-cell>
          <table:table-cell office:value-type="float" office:value="1.5460688" calcext:value-type="float">
            <text:p>1.5460688</text:p>
          </table:table-cell>
          <table:table-cell office:value-type="float" office:value="0.715526769" calcext:value-type="float">
            <text:p>0.715526769</text:p>
          </table:table-cell>
          <table:table-cell office:value-type="float" office:value="2.60949217" calcext:value-type="float">
            <text:p>2.60949217</text:p>
          </table:table-cell>
          <table:table-cell office:value-type="float" office:value="2.13064137" calcext:value-type="float">
            <text:p>2.13064137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86.913175" calcext:value-type="float">
            <text:p>186.913175</text:p>
          </table:table-cell>
          <table:table-cell office:value-type="float" office:value="64.5048973" calcext:value-type="float">
            <text:p>64.5048973</text:p>
          </table:table-cell>
          <table:table-cell office:value-type="float" office:value="1.596064996" calcext:value-type="float">
            <text:p>1.596064996</text:p>
          </table:table-cell>
          <table:table-cell office:value-type="float" office:value="0.813710255" calcext:value-type="float">
            <text:p>0.813710255</text:p>
          </table:table-cell>
          <table:table-cell office:value-type="float" office:value="1.596338466" calcext:value-type="float">
            <text:p>1.596338466</text:p>
          </table:table-cell>
          <table:table-cell office:value-type="float" office:value="1.30340492" calcext:value-type="float">
            <text:p>1.30340492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87.476561" calcext:value-type="float">
            <text:p>187.476561</text:p>
          </table:table-cell>
          <table:table-cell office:value-type="float" office:value="64.3940404" calcext:value-type="float">
            <text:p>64.3940404</text:p>
          </table:table-cell>
          <table:table-cell office:value-type="float" office:value="1.484029336" calcext:value-type="float">
            <text:p>1.484029336</text:p>
          </table:table-cell>
          <table:table-cell office:value-type="float" office:value="0.782617357" calcext:value-type="float">
            <text:p>0.782617357</text:p>
          </table:table-cell>
          <table:table-cell office:value-type="float" office:value="1.22429966" calcext:value-type="float">
            <text:p>1.22429966</text:p>
          </table:table-cell>
          <table:table-cell office:value-type="float" office:value="0.99963649" calcext:value-type="float">
            <text:p>0.99963649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88.1794405" calcext:value-type="float">
            <text:p>188.1794405</text:p>
          </table:table-cell>
          <table:table-cell office:value-type="float" office:value="63.8787724" calcext:value-type="float">
            <text:p>63.8787724</text:p>
          </table:table-cell>
          <table:table-cell office:value-type="float" office:value="1.4268879" calcext:value-type="float">
            <text:p>1.4268879</text:p>
          </table:table-cell>
          <table:table-cell office:value-type="float" office:value="0.752886686" calcext:value-type="float">
            <text:p>0.752886686</text:p>
          </table:table-cell>
          <table:table-cell office:value-type="float" office:value="1.37910625" calcext:value-type="float">
            <text:p>1.37910625</text:p>
          </table:table-cell>
          <table:table-cell office:value-type="float" office:value="1.12603556" calcext:value-type="float">
            <text:p>1.1260355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88.2158965" calcext:value-type="float">
            <text:p>188.2158965</text:p>
          </table:table-cell>
          <table:table-cell office:value-type="float" office:value="63.8963412" calcext:value-type="float">
            <text:p>63.8963412</text:p>
          </table:table-cell>
          <table:table-cell office:value-type="float" office:value="1.38811835" calcext:value-type="float">
            <text:p>1.38811835</text:p>
          </table:table-cell>
          <table:table-cell office:value-type="float" office:value="0.744759383" calcext:value-type="float">
            <text:p>0.744759383</text:p>
          </table:table-cell>
          <table:table-cell office:value-type="float" office:value="0.631917885" calcext:value-type="float">
            <text:p>0.631917885</text:p>
          </table:table-cell>
          <table:table-cell office:value-type="float" office:value="0.51595879" calcext:value-type="float">
            <text:p>0.51595879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89.3512594" calcext:value-type="float">
            <text:p>189.3512594</text:p>
          </table:table-cell>
          <table:table-cell office:value-type="float" office:value="63.6760142" calcext:value-type="float">
            <text:p>63.6760142</text:p>
          </table:table-cell>
          <table:table-cell office:value-type="float" office:value="1.51200897" calcext:value-type="float">
            <text:p>1.51200897</text:p>
          </table:table-cell>
          <table:table-cell office:value-type="float" office:value="0.803338914" calcext:value-type="float">
            <text:p>0.803338914</text:p>
          </table:table-cell>
          <table:table-cell office:value-type="float" office:value="1.194950314" calcext:value-type="float">
            <text:p>1.194950314</text:p>
          </table:table-cell>
          <table:table-cell office:value-type="float" office:value="0.975672854" calcext:value-type="float">
            <text:p>0.975672854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89.3631054" calcext:value-type="float">
            <text:p>189.3631054</text:p>
          </table:table-cell>
          <table:table-cell office:value-type="float" office:value="63.8918659" calcext:value-type="float">
            <text:p>63.8918659</text:p>
          </table:table-cell>
          <table:table-cell office:value-type="float" office:value="1.60097155" calcext:value-type="float">
            <text:p>1.60097155</text:p>
          </table:table-cell>
          <table:table-cell office:value-type="float" office:value="0.876880095" calcext:value-type="float">
            <text:p>0.876880095</text:p>
          </table:table-cell>
          <table:table-cell office:value-type="float" office:value="0.71262824" calcext:value-type="float">
            <text:p>0.71262824</text:p>
          </table:table-cell>
          <table:table-cell office:value-type="float" office:value="0.581858534" calcext:value-type="float">
            <text:p>0.581858534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90.411856" calcext:value-type="float">
            <text:p>190.411856</text:p>
          </table:table-cell>
          <table:table-cell office:value-type="float" office:value="63.7662096" calcext:value-type="float">
            <text:p>63.7662096</text:p>
          </table:table-cell>
          <table:table-cell office:value-type="float" office:value="1.6352559" calcext:value-type="float">
            <text:p>1.6352559</text:p>
          </table:table-cell>
          <table:table-cell office:value-type="float" office:value="0.878279217" calcext:value-type="float">
            <text:p>0.878279217</text:p>
          </table:table-cell>
          <table:table-cell office:value-type="float" office:value="1.15436209" calcext:value-type="float">
            <text:p>1.15436209</text:p>
          </table:table-cell>
          <table:table-cell office:value-type="float" office:value="0.9425327" calcext:value-type="float">
            <text:p>0.9425327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90.897085" calcext:value-type="float">
            <text:p>190.897085</text:p>
          </table:table-cell>
          <table:table-cell office:value-type="float" office:value="63.9970425" calcext:value-type="float">
            <text:p>63.9970425</text:p>
          </table:table-cell>
          <table:table-cell office:value-type="float" office:value="1.5130072" calcext:value-type="float">
            <text:p>1.5130072</text:p>
          </table:table-cell>
          <table:table-cell office:value-type="float" office:value="0.810869303" calcext:value-type="float">
            <text:p>0.810869303</text:p>
          </table:table-cell>
          <table:table-cell office:value-type="float" office:value="0.509109366" calcext:value-type="float">
            <text:p>0.509109366</text:p>
          </table:table-cell>
          <table:table-cell office:value-type="float" office:value="0.415686044" calcext:value-type="float">
            <text:p>0.415686044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91.3044825" calcext:value-type="float">
            <text:p>191.3044825</text:p>
          </table:table-cell>
          <table:table-cell office:value-type="float" office:value="63.8392863" calcext:value-type="float">
            <text:p>63.8392863</text:p>
          </table:table-cell>
          <table:table-cell office:value-type="float" office:value="1.48061863" calcext:value-type="float">
            <text:p>1.48061863</text:p>
          </table:table-cell>
          <table:table-cell office:value-type="float" office:value="0.770769614" calcext:value-type="float">
            <text:p>0.770769614</text:p>
          </table:table-cell>
          <table:table-cell office:value-type="float" office:value="1.41376589" calcext:value-type="float">
            <text:p>1.41376589</text:p>
          </table:table-cell>
          <table:table-cell office:value-type="float" office:value="1.154335" calcext:value-type="float">
            <text:p>1.154335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91.6664495" calcext:value-type="float">
            <text:p>191.6664495</text:p>
          </table:table-cell>
          <table:table-cell office:value-type="float" office:value="64.2221666" calcext:value-type="float">
            <text:p>64.2221666</text:p>
          </table:table-cell>
          <table:table-cell office:value-type="float" office:value="1.465225404" calcext:value-type="float">
            <text:p>1.465225404</text:p>
          </table:table-cell>
          <table:table-cell office:value-type="float" office:value="0.772677988" calcext:value-type="float">
            <text:p>0.772677988</text:p>
          </table:table-cell>
          <table:table-cell office:value-type="float" office:value="0.76245827" calcext:value-type="float">
            <text:p>0.76245827</text:p>
          </table:table-cell>
          <table:table-cell office:value-type="float" office:value="0.62254458" calcext:value-type="float">
            <text:p>0.62254458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91.886304" calcext:value-type="float">
            <text:p>191.886304</text:p>
          </table:table-cell>
          <table:table-cell office:value-type="float" office:value="64.1202497" calcext:value-type="float">
            <text:p>64.1202497</text:p>
          </table:table-cell>
          <table:table-cell office:value-type="float" office:value="1.435533289" calcext:value-type="float">
            <text:p>1.435533289</text:p>
          </table:table-cell>
          <table:table-cell office:value-type="float" office:value="0.76003585" calcext:value-type="float">
            <text:p>0.76003585</text:p>
          </table:table-cell>
          <table:table-cell office:value-type="float" office:value="1.51326828" calcext:value-type="float">
            <text:p>1.51326828</text:p>
          </table:table-cell>
          <table:table-cell office:value-type="float" office:value="1.235578417" calcext:value-type="float">
            <text:p>1.235578417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92.223574" calcext:value-type="float">
            <text:p>192.223574</text:p>
          </table:table-cell>
          <table:table-cell office:value-type="float" office:value="64.5973452" calcext:value-type="float">
            <text:p>64.5973452</text:p>
          </table:table-cell>
          <table:table-cell office:value-type="float" office:value="1.516303965" calcext:value-type="float">
            <text:p>1.516303965</text:p>
          </table:table-cell>
          <table:table-cell office:value-type="float" office:value="0.835404985" calcext:value-type="float">
            <text:p>0.835404985</text:p>
          </table:table-cell>
          <table:table-cell office:value-type="float" office:value="1.0258145" calcext:value-type="float">
            <text:p>1.0258145</text:p>
          </table:table-cell>
          <table:table-cell office:value-type="float" office:value="0.83757402" calcext:value-type="float">
            <text:p>0.83757402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92.5114884" calcext:value-type="float">
            <text:p>192.5114884</text:p>
          </table:table-cell>
          <table:table-cell office:value-type="float" office:value="64.5719193" calcext:value-type="float">
            <text:p>64.5719193</text:p>
          </table:table-cell>
          <table:table-cell office:value-type="float" office:value="1.45945601" calcext:value-type="float">
            <text:p>1.45945601</text:p>
          </table:table-cell>
          <table:table-cell office:value-type="float" office:value="0.832204213" calcext:value-type="float">
            <text:p>0.832204213</text:p>
          </table:table-cell>
          <table:table-cell office:value-type="float" office:value="1.76619374" calcext:value-type="float">
            <text:p>1.76619374</text:p>
          </table:table-cell>
          <table:table-cell office:value-type="float" office:value="1.44209114" calcext:value-type="float">
            <text:p>1.44209114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92.9608964" calcext:value-type="float">
            <text:p>192.9608964</text:p>
          </table:table-cell>
          <table:table-cell office:value-type="float" office:value="65.053953" calcext:value-type="float">
            <text:p>65.053953</text:p>
          </table:table-cell>
          <table:table-cell office:value-type="float" office:value="1.40346107" calcext:value-type="float">
            <text:p>1.40346107</text:p>
          </table:table-cell>
          <table:table-cell office:value-type="float" office:value="0.774032475" calcext:value-type="float">
            <text:p>0.774032475</text:p>
          </table:table-cell>
          <table:table-cell office:value-type="float" office:value="1.35990528" calcext:value-type="float">
            <text:p>1.35990528</text:p>
          </table:table-cell>
          <table:table-cell office:value-type="float" office:value="1.110358" calcext:value-type="float">
            <text:p>1.110358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93.55534" calcext:value-type="float">
            <text:p>193.55534</text:p>
          </table:table-cell>
          <table:table-cell office:value-type="float" office:value="65.4193085" calcext:value-type="float">
            <text:p>65.4193085</text:p>
          </table:table-cell>
          <table:table-cell office:value-type="float" office:value="1.385856085" calcext:value-type="float">
            <text:p>1.385856085</text:p>
          </table:table-cell>
          <table:table-cell office:value-type="float" office:value="0.748299587" calcext:value-type="float">
            <text:p>0.748299587</text:p>
          </table:table-cell>
          <table:table-cell office:value-type="float" office:value="2.161937598" calcext:value-type="float">
            <text:p>2.161937598</text:p>
          </table:table-cell>
          <table:table-cell office:value-type="float" office:value="1.765214627" calcext:value-type="float">
            <text:p>1.765214627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94.420342" calcext:value-type="float">
            <text:p>194.420342</text:p>
          </table:table-cell>
          <table:table-cell office:value-type="float" office:value="65.8536066" calcext:value-type="float">
            <text:p>65.8536066</text:p>
          </table:table-cell>
          <table:table-cell office:value-type="float" office:value="1.405798485" calcext:value-type="float">
            <text:p>1.405798485</text:p>
          </table:table-cell>
          <table:table-cell office:value-type="float" office:value="0.766463332" calcext:value-type="float">
            <text:p>0.766463332</text:p>
          </table:table-cell>
          <table:table-cell office:value-type="float" office:value="1.92658709" calcext:value-type="float">
            <text:p>1.92658709</text:p>
          </table:table-cell>
          <table:table-cell office:value-type="float" office:value="1.57305177" calcext:value-type="float">
            <text:p>1.57305177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94.91687" calcext:value-type="float">
            <text:p>194.91687</text:p>
          </table:table-cell>
          <table:table-cell office:value-type="float" office:value="66.1403436" calcext:value-type="float">
            <text:p>66.1403436</text:p>
          </table:table-cell>
          <table:table-cell office:value-type="float" office:value="1.423070057" calcext:value-type="float">
            <text:p>1.423070057</text:p>
          </table:table-cell>
          <table:table-cell office:value-type="float" office:value="0.726099723" calcext:value-type="float">
            <text:p>0.726099723</text:p>
          </table:table-cell>
          <table:table-cell office:value-type="float" office:value="1.848479176" calcext:value-type="float">
            <text:p>1.848479176</text:p>
          </table:table-cell>
          <table:table-cell office:value-type="float" office:value="1.509276956" calcext:value-type="float">
            <text:p>1.509276956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95.935307" calcext:value-type="float">
            <text:p>195.935307</text:p>
          </table:table-cell>
          <table:table-cell office:value-type="float" office:value="66.436351" calcext:value-type="float">
            <text:p>66.436351</text:p>
          </table:table-cell>
          <table:table-cell office:value-type="float" office:value="1.429562223" calcext:value-type="float">
            <text:p>1.429562223</text:p>
          </table:table-cell>
          <table:table-cell office:value-type="float" office:value="0.732021817" calcext:value-type="float">
            <text:p>0.732021817</text:p>
          </table:table-cell>
          <table:table-cell office:value-type="float" office:value="2.17352311" calcext:value-type="float">
            <text:p>2.17352311</text:p>
          </table:table-cell>
          <table:table-cell office:value-type="float" office:value="1.77467414" calcext:value-type="float">
            <text:p>1.77467414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96.3767274" calcext:value-type="float">
            <text:p>196.3767274</text:p>
          </table:table-cell>
          <table:table-cell office:value-type="float" office:value="66.6336375" calcext:value-type="float">
            <text:p>66.6336375</text:p>
          </table:table-cell>
          <table:table-cell office:value-type="float" office:value="1.44792785" calcext:value-type="float">
            <text:p>1.44792785</text:p>
          </table:table-cell>
          <table:table-cell office:value-type="float" office:value="0.723324377" calcext:value-type="float">
            <text:p>0.723324377</text:p>
          </table:table-cell>
          <table:table-cell office:value-type="float" office:value="1.909817811" calcext:value-type="float">
            <text:p>1.909817811</text:p>
          </table:table-cell>
          <table:table-cell office:value-type="float" office:value="1.559359727" calcext:value-type="float">
            <text:p>1.559359727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97.4629014" calcext:value-type="float">
            <text:p>197.4629014</text:p>
          </table:table-cell>
          <table:table-cell office:value-type="float" office:value="66.9453497" calcext:value-type="float">
            <text:p>66.9453497</text:p>
          </table:table-cell>
          <table:table-cell office:value-type="float" office:value="1.456267764" calcext:value-type="float">
            <text:p>1.456267764</text:p>
          </table:table-cell>
          <table:table-cell office:value-type="float" office:value="0.737130695" calcext:value-type="float">
            <text:p>0.737130695</text:p>
          </table:table-cell>
          <table:table-cell office:value-type="float" office:value="2.02913769" calcext:value-type="float">
            <text:p>2.02913769</text:p>
          </table:table-cell>
          <table:table-cell office:value-type="float" office:value="1.65678401" calcext:value-type="float">
            <text:p>1.65678401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98.033838" calcext:value-type="float">
            <text:p>198.033838</text:p>
          </table:table-cell>
          <table:table-cell office:value-type="float" office:value="67.3382726" calcext:value-type="float">
            <text:p>67.3382726</text:p>
          </table:table-cell>
          <table:table-cell office:value-type="float" office:value="1.508629981" calcext:value-type="float">
            <text:p>1.508629981</text:p>
          </table:table-cell>
          <table:table-cell office:value-type="float" office:value="0.809674808" calcext:value-type="float">
            <text:p>0.809674808</text:p>
          </table:table-cell>
          <table:table-cell office:value-type="float" office:value="1.65055496" calcext:value-type="float">
            <text:p>1.65055496</text:p>
          </table:table-cell>
          <table:table-cell office:value-type="float" office:value="1.347672419" calcext:value-type="float">
            <text:p>1.347672419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98.333114" calcext:value-type="float">
            <text:p>198.333114</text:p>
          </table:table-cell>
          <table:table-cell office:value-type="float" office:value="67.306216" calcext:value-type="float">
            <text:p>67.306216</text:p>
          </table:table-cell>
          <table:table-cell office:value-type="float" office:value="1.493618821" calcext:value-type="float">
            <text:p>1.493618821</text:p>
          </table:table-cell>
          <table:table-cell office:value-type="float" office:value="0.794972943" calcext:value-type="float">
            <text:p>0.794972943</text:p>
          </table:table-cell>
          <table:table-cell office:value-type="float" office:value="1.44791633" calcext:value-type="float">
            <text:p>1.44791633</text:p>
          </table:table-cell>
          <table:table-cell office:value-type="float" office:value="1.18221874" calcext:value-type="float">
            <text:p>1.18221874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98.166021" calcext:value-type="float">
            <text:p>198.166021</text:p>
          </table:table-cell>
          <table:table-cell office:value-type="float" office:value="67.6508442" calcext:value-type="float">
            <text:p>67.6508442</text:p>
          </table:table-cell>
          <table:table-cell office:value-type="float" office:value="1.454899274" calcext:value-type="float">
            <text:p>1.454899274</text:p>
          </table:table-cell>
          <table:table-cell office:value-type="float" office:value="0.822146595" calcext:value-type="float">
            <text:p>0.822146595</text:p>
          </table:table-cell>
          <table:table-cell office:value-type="float" office:value="1.53959661" calcext:value-type="float">
            <text:p>1.53959661</text:p>
          </table:table-cell>
          <table:table-cell office:value-type="float" office:value="1.25707532" calcext:value-type="float">
            <text:p>1.25707532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98.302767" calcext:value-type="float">
            <text:p>198.302767</text:p>
          </table:table-cell>
          <table:table-cell office:value-type="float" office:value="67.5151542" calcext:value-type="float">
            <text:p>67.5151542</text:p>
          </table:table-cell>
          <table:table-cell office:value-type="float" office:value="1.537964394" calcext:value-type="float">
            <text:p>1.537964394</text:p>
          </table:table-cell>
          <table:table-cell office:value-type="float" office:value="0.855956975" calcext:value-type="float">
            <text:p>0.855956975</text:p>
          </table:table-cell>
          <table:table-cell office:value-type="float" office:value="1.16656507" calcext:value-type="float">
            <text:p>1.16656507</text:p>
          </table:table-cell>
          <table:table-cell office:value-type="float" office:value="0.95249642" calcext:value-type="float">
            <text:p>0.95249642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97.779259" calcext:value-type="float">
            <text:p>197.779259</text:p>
          </table:table-cell>
          <table:table-cell office:value-type="float" office:value="67.5576001" calcext:value-type="float">
            <text:p>67.5576001</text:p>
          </table:table-cell>
          <table:table-cell office:value-type="float" office:value="1.547523114" calcext:value-type="float">
            <text:p>1.547523114</text:p>
          </table:table-cell>
          <table:table-cell office:value-type="float" office:value="0.795944994" calcext:value-type="float">
            <text:p>0.795944994</text:p>
          </table:table-cell>
          <table:table-cell office:value-type="float" office:value="0.97114225" calcext:value-type="float">
            <text:p>0.97114225</text:p>
          </table:table-cell>
          <table:table-cell office:value-type="float" office:value="0.79293435" calcext:value-type="float">
            <text:p>0.79293435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97.850326" calcext:value-type="float">
            <text:p>197.850326</text:p>
          </table:table-cell>
          <table:table-cell office:value-type="float" office:value="67.7761522" calcext:value-type="float">
            <text:p>67.7761522</text:p>
          </table:table-cell>
          <table:table-cell office:value-type="float" office:value="1.42646976" calcext:value-type="float">
            <text:p>1.42646976</text:p>
          </table:table-cell>
          <table:table-cell office:value-type="float" office:value="0.71725147" calcext:value-type="float">
            <text:p>0.71725147</text:p>
          </table:table-cell>
          <table:table-cell office:value-type="float" office:value="0.842994597" calcext:value-type="float">
            <text:p>0.842994597</text:p>
          </table:table-cell>
          <table:table-cell office:value-type="float" office:value="0.68830222" calcext:value-type="float">
            <text:p>0.68830222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97.730303" calcext:value-type="float">
            <text:p>197.730303</text:p>
          </table:table-cell>
          <table:table-cell office:value-type="float" office:value="68.0959422" calcext:value-type="float">
            <text:p>68.0959422</text:p>
          </table:table-cell>
          <table:table-cell office:value-type="float" office:value="1.4905555" calcext:value-type="float">
            <text:p>1.4905555</text:p>
          </table:table-cell>
          <table:table-cell office:value-type="float" office:value="0.739110139" calcext:value-type="float">
            <text:p>0.739110139</text:p>
          </table:table-cell>
          <table:table-cell office:value-type="float" office:value="0.902336524" calcext:value-type="float">
            <text:p>0.902336524</text:p>
          </table:table-cell>
          <table:table-cell office:value-type="float" office:value="0.73675471" calcext:value-type="float">
            <text:p>0.73675471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98.322285" calcext:value-type="float">
            <text:p>198.322285</text:p>
          </table:table-cell>
          <table:table-cell office:value-type="float" office:value="68.4925288" calcext:value-type="float">
            <text:p>68.4925288</text:p>
          </table:table-cell>
          <table:table-cell office:value-type="float" office:value="1.537603754" calcext:value-type="float">
            <text:p>1.537603754</text:p>
          </table:table-cell>
          <table:table-cell office:value-type="float" office:value="0.772539926" calcext:value-type="float">
            <text:p>0.772539926</text:p>
          </table:table-cell>
          <table:table-cell office:value-type="float" office:value="0.716728274" calcext:value-type="float">
            <text:p>0.716728274</text:p>
          </table:table-cell>
          <table:table-cell office:value-type="float" office:value="0.585206168" calcext:value-type="float">
            <text:p>0.585206168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98.345905" calcext:value-type="float">
            <text:p>198.345905</text:p>
          </table:table-cell>
          <table:table-cell office:value-type="float" office:value="68.7798395" calcext:value-type="float">
            <text:p>68.7798395</text:p>
          </table:table-cell>
          <table:table-cell office:value-type="float" office:value="1.505186518" calcext:value-type="float">
            <text:p>1.505186518</text:p>
          </table:table-cell>
          <table:table-cell office:value-type="float" office:value="0.746558946" calcext:value-type="float">
            <text:p>0.746558946</text:p>
          </table:table-cell>
          <table:table-cell office:value-type="float" office:value="0.854475894" calcext:value-type="float">
            <text:p>0.854475894</text:p>
          </table:table-cell>
          <table:table-cell office:value-type="float" office:value="0.69767665" calcext:value-type="float">
            <text:p>0.69767665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98.707756" calcext:value-type="float">
            <text:p>198.707756</text:p>
          </table:table-cell>
          <table:table-cell office:value-type="float" office:value="69.0286207" calcext:value-type="float">
            <text:p>69.0286207</text:p>
          </table:table-cell>
          <table:table-cell office:value-type="float" office:value="1.519207768" calcext:value-type="float">
            <text:p>1.519207768</text:p>
          </table:table-cell>
          <table:table-cell office:value-type="float" office:value="0.720212103" calcext:value-type="float">
            <text:p>0.720212103</text:p>
          </table:table-cell>
          <table:table-cell office:value-type="float" office:value="0.75979734" calcext:value-type="float">
            <text:p>0.75979734</text:p>
          </table:table-cell>
          <table:table-cell office:value-type="float" office:value="0.620371925" calcext:value-type="float">
            <text:p>0.620371925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98.288151" calcext:value-type="float">
            <text:p>198.288151</text:p>
          </table:table-cell>
          <table:table-cell office:value-type="float" office:value="68.8465367" calcext:value-type="float">
            <text:p>68.8465367</text:p>
          </table:table-cell>
          <table:table-cell office:value-type="float" office:value="1.557096853" calcext:value-type="float">
            <text:p>1.557096853</text:p>
          </table:table-cell>
          <table:table-cell office:value-type="float" office:value="0.748856364" calcext:value-type="float">
            <text:p>0.748856364</text:p>
          </table:table-cell>
          <table:table-cell office:value-type="float" office:value="1.070423638" calcext:value-type="float">
            <text:p>1.070423638</text:p>
          </table:table-cell>
          <table:table-cell office:value-type="float" office:value="0.873997262" calcext:value-type="float">
            <text:p>0.873997262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99.057697" calcext:value-type="float">
            <text:p>199.057697</text:p>
          </table:table-cell>
          <table:table-cell office:value-type="float" office:value="69.0355831" calcext:value-type="float">
            <text:p>69.0355831</text:p>
          </table:table-cell>
          <table:table-cell office:value-type="float" office:value="1.57145864" calcext:value-type="float">
            <text:p>1.57145864</text:p>
          </table:table-cell>
          <table:table-cell office:value-type="float" office:value="0.780791599" calcext:value-type="float">
            <text:p>0.780791599</text:p>
          </table:table-cell>
          <table:table-cell office:value-type="float" office:value="1.19383357" calcext:value-type="float">
            <text:p>1.19383357</text:p>
          </table:table-cell>
          <table:table-cell office:value-type="float" office:value="0.97476105" calcext:value-type="float">
            <text:p>0.97476105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98.527818" calcext:value-type="float">
            <text:p>198.527818</text:p>
          </table:table-cell>
          <table:table-cell office:value-type="float" office:value="68.7037381" calcext:value-type="float">
            <text:p>68.7037381</text:p>
          </table:table-cell>
          <table:table-cell office:value-type="float" office:value="1.58450455" calcext:value-type="float">
            <text:p>1.58450455</text:p>
          </table:table-cell>
          <table:table-cell office:value-type="float" office:value="0.781321239" calcext:value-type="float">
            <text:p>0.781321239</text:p>
          </table:table-cell>
          <table:table-cell office:value-type="float" office:value="1.14062145" calcext:value-type="float">
            <text:p>1.14062145</text:p>
          </table:table-cell>
          <table:table-cell office:value-type="float" office:value="0.931313546" calcext:value-type="float">
            <text:p>0.931313546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99.279624" calcext:value-type="float">
            <text:p>199.279624</text:p>
          </table:table-cell>
          <table:table-cell office:value-type="float" office:value="68.8335675" calcext:value-type="float">
            <text:p>68.8335675</text:p>
          </table:table-cell>
          <table:table-cell office:value-type="float" office:value="1.649645746" calcext:value-type="float">
            <text:p>1.649645746</text:p>
          </table:table-cell>
          <table:table-cell office:value-type="float" office:value="0.79561906" calcext:value-type="float">
            <text:p>0.79561906</text:p>
          </table:table-cell>
          <table:table-cell office:value-type="float" office:value="1.65577389" calcext:value-type="float">
            <text:p>1.65577389</text:p>
          </table:table-cell>
          <table:table-cell office:value-type="float" office:value="1.35193373" calcext:value-type="float">
            <text:p>1.35193373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98.55697" calcext:value-type="float">
            <text:p>198.55697</text:p>
          </table:table-cell>
          <table:table-cell office:value-type="float" office:value="68.4639151" calcext:value-type="float">
            <text:p>68.4639151</text:p>
          </table:table-cell>
          <table:table-cell office:value-type="float" office:value="1.673380046" calcext:value-type="float">
            <text:p>1.673380046</text:p>
          </table:table-cell>
          <table:table-cell office:value-type="float" office:value="0.785593277" calcext:value-type="float">
            <text:p>0.785593277</text:p>
          </table:table-cell>
          <table:table-cell office:value-type="float" office:value="1.700106782" calcext:value-type="float">
            <text:p>1.700106782</text:p>
          </table:table-cell>
          <table:table-cell office:value-type="float" office:value="1.388131356" calcext:value-type="float">
            <text:p>1.388131356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99.135302" calcext:value-type="float">
            <text:p>199.135302</text:p>
          </table:table-cell>
          <table:table-cell office:value-type="float" office:value="68.7781892" calcext:value-type="float">
            <text:p>68.7781892</text:p>
          </table:table-cell>
          <table:table-cell office:value-type="float" office:value="1.626655916" calcext:value-type="float">
            <text:p>1.626655916</text:p>
          </table:table-cell>
          <table:table-cell office:value-type="float" office:value="0.771912569" calcext:value-type="float">
            <text:p>0.771912569</text:p>
          </table:table-cell>
          <table:table-cell office:value-type="float" office:value="1.4669804" calcext:value-type="float">
            <text:p>1.4669804</text:p>
          </table:table-cell>
          <table:table-cell office:value-type="float" office:value="1.19778452" calcext:value-type="float">
            <text:p>1.19778452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98.232452" calcext:value-type="float">
            <text:p>198.232452</text:p>
          </table:table-cell>
          <table:table-cell office:value-type="float" office:value="68.1747819" calcext:value-type="float">
            <text:p>68.1747819</text:p>
          </table:table-cell>
          <table:table-cell office:value-type="float" office:value="1.598388032" calcext:value-type="float">
            <text:p>1.598388032</text:p>
          </table:table-cell>
          <table:table-cell office:value-type="float" office:value="0.761756344" calcext:value-type="float">
            <text:p>0.761756344</text:p>
          </table:table-cell>
          <table:table-cell office:value-type="float" office:value="2.06221714" calcext:value-type="float">
            <text:p>2.06221714</text:p>
          </table:table-cell>
          <table:table-cell office:value-type="float" office:value="1.6837932" calcext:value-type="float">
            <text:p>1.6837932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98.661078" calcext:value-type="float">
            <text:p>198.661078</text:p>
          </table:table-cell>
          <table:table-cell office:value-type="float" office:value="68.1655506" calcext:value-type="float">
            <text:p>68.1655506</text:p>
          </table:table-cell>
          <table:table-cell office:value-type="float" office:value="1.597204397" calcext:value-type="float">
            <text:p>1.597204397</text:p>
          </table:table-cell>
          <table:table-cell office:value-type="float" office:value="0.772254593" calcext:value-type="float">
            <text:p>0.772254593</text:p>
          </table:table-cell>
          <table:table-cell office:value-type="float" office:value="2.42681188" calcext:value-type="float">
            <text:p>2.42681188</text:p>
          </table:table-cell>
          <table:table-cell office:value-type="float" office:value="1.98148361" calcext:value-type="float">
            <text:p>1.98148361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97.4082025" calcext:value-type="float">
            <text:p>197.4082025</text:p>
          </table:table-cell>
          <table:table-cell office:value-type="float" office:value="67.563473" calcext:value-type="float">
            <text:p>67.563473</text:p>
          </table:table-cell>
          <table:table-cell office:value-type="float" office:value="1.651642907" calcext:value-type="float">
            <text:p>1.651642907</text:p>
          </table:table-cell>
          <table:table-cell office:value-type="float" office:value="0.757137853" calcext:value-type="float">
            <text:p>0.757137853</text:p>
          </table:table-cell>
          <table:table-cell office:value-type="float" office:value="2.021813026" calcext:value-type="float">
            <text:p>2.021813026</text:p>
          </table:table-cell>
          <table:table-cell office:value-type="float" office:value="1.65080342" calcext:value-type="float">
            <text:p>1.65080342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96.8755115" calcext:value-type="float">
            <text:p>196.8755115</text:p>
          </table:table-cell>
          <table:table-cell office:value-type="float" office:value="66.9245772" calcext:value-type="float">
            <text:p>66.9245772</text:p>
          </table:table-cell>
          <table:table-cell office:value-type="float" office:value="1.659019472" calcext:value-type="float">
            <text:p>1.659019472</text:p>
          </table:table-cell>
          <table:table-cell office:value-type="float" office:value="0.78510515" calcext:value-type="float">
            <text:p>0.78510515</text:p>
          </table:table-cell>
          <table:table-cell office:value-type="float" office:value="2.68779337" calcext:value-type="float">
            <text:p>2.68779337</text:p>
          </table:table-cell>
          <table:table-cell office:value-type="float" office:value="2.19457401" calcext:value-type="float">
            <text:p>2.19457401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96.089641" calcext:value-type="float">
            <text:p>196.089641</text:p>
          </table:table-cell>
          <table:table-cell office:value-type="float" office:value="66.8522253" calcext:value-type="float">
            <text:p>66.8522253</text:p>
          </table:table-cell>
          <table:table-cell office:value-type="float" office:value="1.599120612" calcext:value-type="float">
            <text:p>1.599120612</text:p>
          </table:table-cell>
          <table:table-cell office:value-type="float" office:value="0.79730194" calcext:value-type="float">
            <text:p>0.79730194</text:p>
          </table:table-cell>
          <table:table-cell office:value-type="float" office:value="2.0566899" calcext:value-type="float">
            <text:p>2.0566899</text:p>
          </table:table-cell>
          <table:table-cell office:value-type="float" office:value="1.67928026" calcext:value-type="float">
            <text:p>1.67928026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96.192596" calcext:value-type="float">
            <text:p>196.192596</text:p>
          </table:table-cell>
          <table:table-cell office:value-type="float" office:value="66.7018515" calcext:value-type="float">
            <text:p>66.7018515</text:p>
          </table:table-cell>
          <table:table-cell office:value-type="float" office:value="1.621238992" calcext:value-type="float">
            <text:p>1.621238992</text:p>
          </table:table-cell>
          <table:table-cell office:value-type="float" office:value="0.77889876" calcext:value-type="float">
            <text:p>0.77889876</text:p>
          </table:table-cell>
          <table:table-cell office:value-type="float" office:value="1.87947211" calcext:value-type="float">
            <text:p>1.87947211</text:p>
          </table:table-cell>
          <table:table-cell office:value-type="float" office:value="1.53458251" calcext:value-type="float">
            <text:p>1.53458251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194.742228" calcext:value-type="float">
            <text:p>194.742228</text:p>
          </table:table-cell>
          <table:table-cell office:value-type="float" office:value="66.2392113" calcext:value-type="float">
            <text:p>66.2392113</text:p>
          </table:table-cell>
          <table:table-cell office:value-type="float" office:value="1.637181747" calcext:value-type="float">
            <text:p>1.637181747</text:p>
          </table:table-cell>
          <table:table-cell office:value-type="float" office:value="0.765051015" calcext:value-type="float">
            <text:p>0.765051015</text:p>
          </table:table-cell>
          <table:table-cell office:value-type="float" office:value="2.29036214" calcext:value-type="float">
            <text:p>2.29036214</text:p>
          </table:table-cell>
          <table:table-cell office:value-type="float" office:value="1.87007283" calcext:value-type="float">
            <text:p>1.87007283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94.855507" calcext:value-type="float">
            <text:p>194.855507</text:p>
          </table:table-cell>
          <table:table-cell office:value-type="float" office:value="65.9978783" calcext:value-type="float">
            <text:p>65.9978783</text:p>
          </table:table-cell>
          <table:table-cell office:value-type="float" office:value="1.584700605" calcext:value-type="float">
            <text:p>1.584700605</text:p>
          </table:table-cell>
          <table:table-cell office:value-type="float" office:value="0.807283416" calcext:value-type="float">
            <text:p>0.807283416</text:p>
          </table:table-cell>
          <table:table-cell office:value-type="float" office:value="1.71149143" calcext:value-type="float">
            <text:p>1.71149143</text:p>
          </table:table-cell>
          <table:table-cell office:value-type="float" office:value="1.397426866" calcext:value-type="float">
            <text:p>1.397426866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94.1392986" calcext:value-type="float">
            <text:p>194.1392986</text:p>
          </table:table-cell>
          <table:table-cell office:value-type="float" office:value="66.5836027" calcext:value-type="float">
            <text:p>66.5836027</text:p>
          </table:table-cell>
          <table:table-cell office:value-type="float" office:value="1.552832585" calcext:value-type="float">
            <text:p>1.552832585</text:p>
          </table:table-cell>
          <table:table-cell office:value-type="float" office:value="0.776866756" calcext:value-type="float">
            <text:p>0.776866756</text:p>
          </table:table-cell>
          <table:table-cell office:value-type="float" office:value="1.71859772" calcext:value-type="float">
            <text:p>1.71859772</text:p>
          </table:table-cell>
          <table:table-cell office:value-type="float" office:value="1.403229148" calcext:value-type="float">
            <text:p>1.403229148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94.6085106" calcext:value-type="float">
            <text:p>194.6085106</text:p>
          </table:table-cell>
          <table:table-cell office:value-type="float" office:value="66.3812659" calcext:value-type="float">
            <text:p>66.3812659</text:p>
          </table:table-cell>
          <table:table-cell office:value-type="float" office:value="1.538119454" calcext:value-type="float">
            <text:p>1.538119454</text:p>
          </table:table-cell>
          <table:table-cell office:value-type="float" office:value="0.783748265" calcext:value-type="float">
            <text:p>0.783748265</text:p>
          </table:table-cell>
          <table:table-cell office:value-type="float" office:value="1.43766962" calcext:value-type="float">
            <text:p>1.43766962</text:p>
          </table:table-cell>
          <table:table-cell office:value-type="float" office:value="1.173852337" calcext:value-type="float">
            <text:p>1.173852337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194.475338" calcext:value-type="float">
            <text:p>194.475338</text:p>
          </table:table-cell>
          <table:table-cell office:value-type="float" office:value="66.6780538" calcext:value-type="float">
            <text:p>66.6780538</text:p>
          </table:table-cell>
          <table:table-cell office:value-type="float" office:value="1.539656364" calcext:value-type="float">
            <text:p>1.539656364</text:p>
          </table:table-cell>
          <table:table-cell office:value-type="float" office:value="0.756493655" calcext:value-type="float">
            <text:p>0.756493655</text:p>
          </table:table-cell>
          <table:table-cell office:value-type="float" office:value="0.56192022" calcext:value-type="float">
            <text:p>0.56192022</text:p>
          </table:table-cell>
          <table:table-cell office:value-type="float" office:value="0.45880595" calcext:value-type="float">
            <text:p>0.45880595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95.049967" calcext:value-type="float">
            <text:p>195.049967</text:p>
          </table:table-cell>
          <table:table-cell office:value-type="float" office:value="66.7948031" calcext:value-type="float">
            <text:p>66.7948031</text:p>
          </table:table-cell>
          <table:table-cell office:value-type="float" office:value="1.555962338" calcext:value-type="float">
            <text:p>1.555962338</text:p>
          </table:table-cell>
          <table:table-cell office:value-type="float" office:value="0.747898597" calcext:value-type="float">
            <text:p>0.747898597</text:p>
          </table:table-cell>
          <table:table-cell office:value-type="float" office:value="0.82964896" calcext:value-type="float">
            <text:p>0.82964896</text:p>
          </table:table-cell>
          <table:table-cell office:value-type="float" office:value="0.67740555" calcext:value-type="float">
            <text:p>0.67740555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94.955016" calcext:value-type="float">
            <text:p>194.955016</text:p>
          </table:table-cell>
          <table:table-cell office:value-type="float" office:value="66.7274187" calcext:value-type="float">
            <text:p>66.7274187</text:p>
          </table:table-cell>
          <table:table-cell office:value-type="float" office:value="1.537069268" calcext:value-type="float">
            <text:p>1.537069268</text:p>
          </table:table-cell>
          <table:table-cell office:value-type="float" office:value="0.741611942" calcext:value-type="float">
            <text:p>0.741611942</text:p>
          </table:table-cell>
          <table:table-cell office:value-type="float" office:value="1.11409174" calcext:value-type="float">
            <text:p>1.11409174</text:p>
          </table:table-cell>
          <table:table-cell office:value-type="float" office:value="0.90965212" calcext:value-type="float">
            <text:p>0.90965212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95.676989" calcext:value-type="float">
            <text:p>195.676989</text:p>
          </table:table-cell>
          <table:table-cell office:value-type="float" office:value="67.0496976" calcext:value-type="float">
            <text:p>67.0496976</text:p>
          </table:table-cell>
          <table:table-cell office:value-type="float" office:value="1.495883496" calcext:value-type="float">
            <text:p>1.495883496</text:p>
          </table:table-cell>
          <table:table-cell office:value-type="float" office:value="0.715269668" calcext:value-type="float">
            <text:p>0.715269668</text:p>
          </table:table-cell>
          <table:table-cell office:value-type="float" office:value="0.620087382" calcext:value-type="float">
            <text:p>0.620087382</text:p>
          </table:table-cell>
          <table:table-cell office:value-type="float" office:value="0.506299242" calcext:value-type="float">
            <text:p>0.506299242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95.5815814" calcext:value-type="float">
            <text:p>195.5815814</text:p>
          </table:table-cell>
          <table:table-cell office:value-type="float" office:value="66.9647302" calcext:value-type="float">
            <text:p>66.9647302</text:p>
          </table:table-cell>
          <table:table-cell office:value-type="float" office:value="1.483015156" calcext:value-type="float">
            <text:p>1.483015156</text:p>
          </table:table-cell>
          <table:table-cell office:value-type="float" office:value="0.73507123" calcext:value-type="float">
            <text:p>0.73507123</text:p>
          </table:table-cell>
          <table:table-cell office:value-type="float" office:value="0.86652442" calcext:value-type="float">
            <text:p>0.86652442</text:p>
          </table:table-cell>
          <table:table-cell office:value-type="float" office:value="0.707514232" calcext:value-type="float">
            <text:p>0.707514232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95.9351244" calcext:value-type="float">
            <text:p>195.9351244</text:p>
          </table:table-cell>
          <table:table-cell office:value-type="float" office:value="67.1988384" calcext:value-type="float">
            <text:p>67.1988384</text:p>
          </table:table-cell>
          <table:table-cell office:value-type="float" office:value="1.485509498" calcext:value-type="float">
            <text:p>1.485509498</text:p>
          </table:table-cell>
          <table:table-cell office:value-type="float" office:value="0.753299019" calcext:value-type="float">
            <text:p>0.753299019</text:p>
          </table:table-cell>
          <table:table-cell office:value-type="float" office:value="0.77970653" calcext:value-type="float">
            <text:p>0.77970653</text:p>
          </table:table-cell>
          <table:table-cell office:value-type="float" office:value="0.636627698" calcext:value-type="float">
            <text:p>0.636627698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95.026378" calcext:value-type="float">
            <text:p>195.026378</text:p>
          </table:table-cell>
          <table:table-cell office:value-type="float" office:value="66.9649934" calcext:value-type="float">
            <text:p>66.9649934</text:p>
          </table:table-cell>
          <table:table-cell office:value-type="float" office:value="1.485868348" calcext:value-type="float">
            <text:p>1.485868348</text:p>
          </table:table-cell>
          <table:table-cell office:value-type="float" office:value="0.814353001" calcext:value-type="float">
            <text:p>0.814353001</text:p>
          </table:table-cell>
          <table:table-cell office:value-type="float" office:value="1.464475568" calcext:value-type="float">
            <text:p>1.464475568</text:p>
          </table:table-cell>
          <table:table-cell office:value-type="float" office:value="1.19573928" calcext:value-type="float">
            <text:p>1.19573928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94.676374" calcext:value-type="float">
            <text:p>194.676374</text:p>
          </table:table-cell>
          <table:table-cell office:value-type="float" office:value="66.952834" calcext:value-type="float">
            <text:p>66.952834</text:p>
          </table:table-cell>
          <table:table-cell office:value-type="float" office:value="1.476232046" calcext:value-type="float">
            <text:p>1.476232046</text:p>
          </table:table-cell>
          <table:table-cell office:value-type="float" office:value="0.804688442" calcext:value-type="float">
            <text:p>0.804688442</text:p>
          </table:table-cell>
          <table:table-cell office:value-type="float" office:value="0.937984998" calcext:value-type="float">
            <text:p>0.937984998</text:p>
          </table:table-cell>
          <table:table-cell office:value-type="float" office:value="0.765861561" calcext:value-type="float">
            <text:p>0.765861561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93.306473" calcext:value-type="float">
            <text:p>193.306473</text:p>
          </table:table-cell>
          <table:table-cell office:value-type="float" office:value="66.2405368" calcext:value-type="float">
            <text:p>66.2405368</text:p>
          </table:table-cell>
          <table:table-cell office:value-type="float" office:value="1.475040756" calcext:value-type="float">
            <text:p>1.475040756</text:p>
          </table:table-cell>
          <table:table-cell office:value-type="float" office:value="0.784073676" calcext:value-type="float">
            <text:p>0.784073676</text:p>
          </table:table-cell>
          <table:table-cell office:value-type="float" office:value="1.220103866" calcext:value-type="float">
            <text:p>1.220103866</text:p>
          </table:table-cell>
          <table:table-cell office:value-type="float" office:value="0.99621065" calcext:value-type="float">
            <text:p>0.99621065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92.914684" calcext:value-type="float">
            <text:p>192.914684</text:p>
          </table:table-cell>
          <table:table-cell office:value-type="float" office:value="66.1051983" calcext:value-type="float">
            <text:p>66.1051983</text:p>
          </table:table-cell>
          <table:table-cell office:value-type="float" office:value="1.51925309" calcext:value-type="float">
            <text:p>1.51925309</text:p>
          </table:table-cell>
          <table:table-cell office:value-type="float" office:value="0.762415356" calcext:value-type="float">
            <text:p>0.762415356</text:p>
          </table:table-cell>
          <table:table-cell office:value-type="float" office:value="1.33765795" calcext:value-type="float">
            <text:p>1.33765795</text:p>
          </table:table-cell>
          <table:table-cell office:value-type="float" office:value="1.09219316" calcext:value-type="float">
            <text:p>1.09219316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91.6594305" calcext:value-type="float">
            <text:p>191.6594305</text:p>
          </table:table-cell>
          <table:table-cell office:value-type="float" office:value="65.8604146" calcext:value-type="float">
            <text:p>65.8604146</text:p>
          </table:table-cell>
          <table:table-cell office:value-type="float" office:value="1.43658512" calcext:value-type="float">
            <text:p>1.43658512</text:p>
          </table:table-cell>
          <table:table-cell office:value-type="float" office:value="0.76307009" calcext:value-type="float">
            <text:p>0.76307009</text:p>
          </table:table-cell>
          <table:table-cell office:value-type="float" office:value="1.628021454" calcext:value-type="float">
            <text:p>1.628021454</text:p>
          </table:table-cell>
          <table:table-cell office:value-type="float" office:value="1.329273975" calcext:value-type="float">
            <text:p>1.329273975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91.2791675" calcext:value-type="float">
            <text:p>191.2791675</text:p>
          </table:table-cell>
          <table:table-cell office:value-type="float" office:value="65.8749498" calcext:value-type="float">
            <text:p>65.8749498</text:p>
          </table:table-cell>
          <table:table-cell office:value-type="float" office:value="1.36186253" calcext:value-type="float">
            <text:p>1.36186253</text:p>
          </table:table-cell>
          <table:table-cell office:value-type="float" office:value="0.765677531" calcext:value-type="float">
            <text:p>0.765677531</text:p>
          </table:table-cell>
          <table:table-cell office:value-type="float" office:value="1.37544848" calcext:value-type="float">
            <text:p>1.37544848</text:p>
          </table:table-cell>
          <table:table-cell office:value-type="float" office:value="1.12304904" calcext:value-type="float">
            <text:p>1.12304904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90.850564" calcext:value-type="float">
            <text:p>190.850564</text:p>
          </table:table-cell>
          <table:table-cell office:value-type="float" office:value="65.6345764" calcext:value-type="float">
            <text:p>65.6345764</text:p>
          </table:table-cell>
          <table:table-cell office:value-type="float" office:value="1.33965996" calcext:value-type="float">
            <text:p>1.33965996</text:p>
          </table:table-cell>
          <table:table-cell office:value-type="float" office:value="0.786086754" calcext:value-type="float">
            <text:p>0.786086754</text:p>
          </table:table-cell>
          <table:table-cell office:value-type="float" office:value="1.300813571" calcext:value-type="float">
            <text:p>1.300813571</text:p>
          </table:table-cell>
          <table:table-cell office:value-type="float" office:value="1.062109852" calcext:value-type="float">
            <text:p>1.062109852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90.373663" calcext:value-type="float">
            <text:p>190.373663</text:p>
          </table:table-cell>
          <table:table-cell office:value-type="float" office:value="65.6610911" calcext:value-type="float">
            <text:p>65.6610911</text:p>
          </table:table-cell>
          <table:table-cell office:value-type="float" office:value="1.33720337" calcext:value-type="float">
            <text:p>1.33720337</text:p>
          </table:table-cell>
          <table:table-cell office:value-type="float" office:value="0.766546052" calcext:value-type="float">
            <text:p>0.766546052</text:p>
          </table:table-cell>
          <table:table-cell office:value-type="float" office:value="1.37456376" calcext:value-type="float">
            <text:p>1.37456376</text:p>
          </table:table-cell>
          <table:table-cell office:value-type="float" office:value="1.12232665" calcext:value-type="float">
            <text:p>1.12232665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89.7345495" calcext:value-type="float">
            <text:p>189.7345495</text:p>
          </table:table-cell>
          <table:table-cell office:value-type="float" office:value="65.3850038" calcext:value-type="float">
            <text:p>65.3850038</text:p>
          </table:table-cell>
          <table:table-cell office:value-type="float" office:value="1.36257519" calcext:value-type="float">
            <text:p>1.36257519</text:p>
          </table:table-cell>
          <table:table-cell office:value-type="float" office:value="0.766795263" calcext:value-type="float">
            <text:p>0.766795263</text:p>
          </table:table-cell>
          <table:table-cell office:value-type="float" office:value="2.81726058" calcext:value-type="float">
            <text:p>2.81726058</text:p>
          </table:table-cell>
          <table:table-cell office:value-type="float" office:value="2.30028358" calcext:value-type="float">
            <text:p>2.30028358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89.1356355" calcext:value-type="float">
            <text:p>189.1356355</text:p>
          </table:table-cell>
          <table:table-cell office:value-type="float" office:value="65.2167825" calcext:value-type="float">
            <text:p>65.2167825</text:p>
          </table:table-cell>
          <table:table-cell office:value-type="float" office:value="1.349897074" calcext:value-type="float">
            <text:p>1.349897074</text:p>
          </table:table-cell>
          <table:table-cell office:value-type="float" office:value="0.774963469" calcext:value-type="float">
            <text:p>0.774963469</text:p>
          </table:table-cell>
          <table:table-cell office:value-type="float" office:value="1.30670996" calcext:value-type="float">
            <text:p>1.30670996</text:p>
          </table:table-cell>
          <table:table-cell office:value-type="float" office:value="1.06692425" calcext:value-type="float">
            <text:p>1.06692425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89.393727" calcext:value-type="float">
            <text:p>189.393727</text:p>
          </table:table-cell>
          <table:table-cell office:value-type="float" office:value="65.3802207" calcext:value-type="float">
            <text:p>65.3802207</text:p>
          </table:table-cell>
          <table:table-cell office:value-type="float" office:value="1.439825804" calcext:value-type="float">
            <text:p>1.439825804</text:p>
          </table:table-cell>
          <table:table-cell office:value-type="float" office:value="0.805038854" calcext:value-type="float">
            <text:p>0.805038854</text:p>
          </table:table-cell>
          <table:table-cell office:value-type="float" office:value="1.086842942" calcext:value-type="float">
            <text:p>1.086842942</text:p>
          </table:table-cell>
          <table:table-cell office:value-type="float" office:value="0.887403565" calcext:value-type="float">
            <text:p>0.887403565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87.050224" calcext:value-type="float">
            <text:p>187.050224</text:p>
          </table:table-cell>
          <table:table-cell office:value-type="float" office:value="65.1239875" calcext:value-type="float">
            <text:p>65.1239875</text:p>
          </table:table-cell>
          <table:table-cell office:value-type="float" office:value="1.435399154" calcext:value-type="float">
            <text:p>1.435399154</text:p>
          </table:table-cell>
          <table:table-cell office:value-type="float" office:value="0.799174488" calcext:value-type="float">
            <text:p>0.799174488</text:p>
          </table:table-cell>
          <table:table-cell office:value-type="float" office:value="3.162232" calcext:value-type="float">
            <text:p>3.162232</text:p>
          </table:table-cell>
          <table:table-cell office:value-type="float" office:value="2.58195165" calcext:value-type="float">
            <text:p>2.58195165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87.462611" calcext:value-type="float">
            <text:p>187.462611</text:p>
          </table:table-cell>
          <table:table-cell office:value-type="float" office:value="65.1693243" calcext:value-type="float">
            <text:p>65.1693243</text:p>
          </table:table-cell>
          <table:table-cell office:value-type="float" office:value="1.392454044" calcext:value-type="float">
            <text:p>1.392454044</text:p>
          </table:table-cell>
          <table:table-cell office:value-type="float" office:value="0.780223791" calcext:value-type="float">
            <text:p>0.780223791</text:p>
          </table:table-cell>
          <table:table-cell office:value-type="float" office:value="1.102305576" calcext:value-type="float">
            <text:p>1.102305576</text:p>
          </table:table-cell>
          <table:table-cell office:value-type="float" office:value="0.90002872" calcext:value-type="float">
            <text:p>0.90002872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87.391891" calcext:value-type="float">
            <text:p>187.391891</text:p>
          </table:table-cell>
          <table:table-cell office:value-type="float" office:value="65.4919562" calcext:value-type="float">
            <text:p>65.4919562</text:p>
          </table:table-cell>
          <table:table-cell office:value-type="float" office:value="1.320933354" calcext:value-type="float">
            <text:p>1.320933354</text:p>
          </table:table-cell>
          <table:table-cell office:value-type="float" office:value="0.76162706" calcext:value-type="float">
            <text:p>0.76162706</text:p>
          </table:table-cell>
          <table:table-cell office:value-type="float" office:value="1.39363406" calcext:value-type="float">
            <text:p>1.39363406</text:p>
          </table:table-cell>
          <table:table-cell office:value-type="float" office:value="1.13789743" calcext:value-type="float">
            <text:p>1.13789743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86.927314" calcext:value-type="float">
            <text:p>186.927314</text:p>
          </table:table-cell>
          <table:table-cell office:value-type="float" office:value="65.7365457" calcext:value-type="float">
            <text:p>65.7365457</text:p>
          </table:table-cell>
          <table:table-cell office:value-type="float" office:value="1.27519945" calcext:value-type="float">
            <text:p>1.27519945</text:p>
          </table:table-cell>
          <table:table-cell office:value-type="float" office:value="0.716168826" calcext:value-type="float">
            <text:p>0.716168826</text:p>
          </table:table-cell>
          <table:table-cell office:value-type="float" office:value="2.0723948" calcext:value-type="float">
            <text:p>2.0723948</text:p>
          </table:table-cell>
          <table:table-cell office:value-type="float" office:value="1.692103244" calcext:value-type="float">
            <text:p>1.692103244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87.042681" calcext:value-type="float">
            <text:p>187.042681</text:p>
          </table:table-cell>
          <table:table-cell office:value-type="float" office:value="65.9410869" calcext:value-type="float">
            <text:p>65.9410869</text:p>
          </table:table-cell>
          <table:table-cell office:value-type="float" office:value="1.366327" calcext:value-type="float">
            <text:p>1.366327</text:p>
          </table:table-cell>
          <table:table-cell office:value-type="float" office:value="0.730750735" calcext:value-type="float">
            <text:p>0.730750735</text:p>
          </table:table-cell>
          <table:table-cell office:value-type="float" office:value="1.08998619" calcext:value-type="float">
            <text:p>1.08998619</text:p>
          </table:table-cell>
          <table:table-cell office:value-type="float" office:value="0.88996997" calcext:value-type="float">
            <text:p>0.88996997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88.0620684" calcext:value-type="float">
            <text:p>188.0620684</text:p>
          </table:table-cell>
          <table:table-cell office:value-type="float" office:value="66.3791776" calcext:value-type="float">
            <text:p>66.3791776</text:p>
          </table:table-cell>
          <table:table-cell office:value-type="float" office:value="1.49661726" calcext:value-type="float">
            <text:p>1.49661726</text:p>
          </table:table-cell>
          <table:table-cell office:value-type="float" office:value="0.781384752" calcext:value-type="float">
            <text:p>0.781384752</text:p>
          </table:table-cell>
          <table:table-cell office:value-type="float" office:value="1.29090594" calcext:value-type="float">
            <text:p>1.29090594</text:p>
          </table:table-cell>
          <table:table-cell office:value-type="float" office:value="1.05402029" calcext:value-type="float">
            <text:p>1.05402029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87.9857224" calcext:value-type="float">
            <text:p>187.9857224</text:p>
          </table:table-cell>
          <table:table-cell office:value-type="float" office:value="66.6093036" calcext:value-type="float">
            <text:p>66.6093036</text:p>
          </table:table-cell>
          <table:table-cell office:value-type="float" office:value="1.49376163" calcext:value-type="float">
            <text:p>1.49376163</text:p>
          </table:table-cell>
          <table:table-cell office:value-type="float" office:value="0.774655422" calcext:value-type="float">
            <text:p>0.774655422</text:p>
          </table:table-cell>
          <table:table-cell office:value-type="float" office:value="0.76920959" calcext:value-type="float">
            <text:p>0.76920959</text:p>
          </table:table-cell>
          <table:table-cell office:value-type="float" office:value="0.62805701" calcext:value-type="float">
            <text:p>0.62805701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88.564459" calcext:value-type="float">
            <text:p>188.564459</text:p>
          </table:table-cell>
          <table:table-cell office:value-type="float" office:value="66.9147695" calcext:value-type="float">
            <text:p>66.9147695</text:p>
          </table:table-cell>
          <table:table-cell office:value-type="float" office:value="1.4398076" calcext:value-type="float">
            <text:p>1.4398076</text:p>
          </table:table-cell>
          <table:table-cell office:value-type="float" office:value="0.754240289" calcext:value-type="float">
            <text:p>0.754240289</text:p>
          </table:table-cell>
          <table:table-cell office:value-type="float" office:value="1.39929218" calcext:value-type="float">
            <text:p>1.39929218</text:p>
          </table:table-cell>
          <table:table-cell office:value-type="float" office:value="1.14251726" calcext:value-type="float">
            <text:p>1.14251726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88.727188" calcext:value-type="float">
            <text:p>188.727188</text:p>
          </table:table-cell>
          <table:table-cell office:value-type="float" office:value="67.1055076" calcext:value-type="float">
            <text:p>67.1055076</text:p>
          </table:table-cell>
          <table:table-cell office:value-type="float" office:value="1.44993506" calcext:value-type="float">
            <text:p>1.44993506</text:p>
          </table:table-cell>
          <table:table-cell office:value-type="float" office:value="0.789464173" calcext:value-type="float">
            <text:p>0.789464173</text:p>
          </table:table-cell>
          <table:table-cell office:value-type="float" office:value="0.373084024" calcext:value-type="float">
            <text:p>0.373084024</text:p>
          </table:table-cell>
          <table:table-cell office:value-type="float" office:value="0.304621835" calcext:value-type="float">
            <text:p>0.304621835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88.905585" calcext:value-type="float">
            <text:p>188.905585</text:p>
          </table:table-cell>
          <table:table-cell office:value-type="float" office:value="67.6416746" calcext:value-type="float">
            <text:p>67.6416746</text:p>
          </table:table-cell>
          <table:table-cell office:value-type="float" office:value="1.5173647" calcext:value-type="float">
            <text:p>1.5173647</text:p>
          </table:table-cell>
          <table:table-cell office:value-type="float" office:value="0.748418593" calcext:value-type="float">
            <text:p>0.748418593</text:p>
          </table:table-cell>
          <table:table-cell office:value-type="float" office:value="1.184497105" calcext:value-type="float">
            <text:p>1.184497105</text:p>
          </table:table-cell>
          <table:table-cell office:value-type="float" office:value="0.967137817" calcext:value-type="float">
            <text:p>0.967137817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89.325066" calcext:value-type="float">
            <text:p>189.325066</text:p>
          </table:table-cell>
          <table:table-cell office:value-type="float" office:value="67.9763649" calcext:value-type="float">
            <text:p>67.9763649</text:p>
          </table:table-cell>
          <table:table-cell office:value-type="float" office:value="1.51570567" calcext:value-type="float">
            <text:p>1.51570567</text:p>
          </table:table-cell>
          <table:table-cell office:value-type="float" office:value="0.758239066" calcext:value-type="float">
            <text:p>0.758239066</text:p>
          </table:table-cell>
          <table:table-cell office:value-type="float" office:value="0.65859438" calcext:value-type="float">
            <text:p>0.65859438</text:p>
          </table:table-cell>
          <table:table-cell office:value-type="float" office:value="0.53774007" calcext:value-type="float">
            <text:p>0.53774007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89.401022" calcext:value-type="float">
            <text:p>189.401022</text:p>
          </table:table-cell>
          <table:table-cell office:value-type="float" office:value="68.6179904" calcext:value-type="float">
            <text:p>68.6179904</text:p>
          </table:table-cell>
          <table:table-cell office:value-type="float" office:value="1.49146926" calcext:value-type="float">
            <text:p>1.49146926</text:p>
          </table:table-cell>
          <table:table-cell office:value-type="float" office:value="0.750913771" calcext:value-type="float">
            <text:p>0.750913771</text:p>
          </table:table-cell>
          <table:table-cell office:value-type="float" office:value="1.274030906" calcext:value-type="float">
            <text:p>1.274030906</text:p>
          </table:table-cell>
          <table:table-cell office:value-type="float" office:value="1.04024187" calcext:value-type="float">
            <text:p>1.04024187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89.718744" calcext:value-type="float">
            <text:p>189.718744</text:p>
          </table:table-cell>
          <table:table-cell office:value-type="float" office:value="68.7867647" calcext:value-type="float">
            <text:p>68.7867647</text:p>
          </table:table-cell>
          <table:table-cell office:value-type="float" office:value="1.47646369" calcext:value-type="float">
            <text:p>1.47646369</text:p>
          </table:table-cell>
          <table:table-cell office:value-type="float" office:value="0.742648678" calcext:value-type="float">
            <text:p>0.742648678</text:p>
          </table:table-cell>
          <table:table-cell office:value-type="float" office:value="1.049358378" calcext:value-type="float">
            <text:p>1.049358378</text:p>
          </table:table-cell>
          <table:table-cell office:value-type="float" office:value="0.856797522" calcext:value-type="float">
            <text:p>0.856797522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89.257117" calcext:value-type="float">
            <text:p>189.257117</text:p>
          </table:table-cell>
          <table:table-cell office:value-type="float" office:value="69.0079503" calcext:value-type="float">
            <text:p>69.0079503</text:p>
          </table:table-cell>
          <table:table-cell office:value-type="float" office:value="1.44501765" calcext:value-type="float">
            <text:p>1.44501765</text:p>
          </table:table-cell>
          <table:table-cell office:value-type="float" office:value="0.782154716" calcext:value-type="float">
            <text:p>0.782154716</text:p>
          </table:table-cell>
          <table:table-cell office:value-type="float" office:value="1.130370314" calcext:value-type="float">
            <text:p>1.130370314</text:p>
          </table:table-cell>
          <table:table-cell office:value-type="float" office:value="0.922943469" calcext:value-type="float">
            <text:p>0.922943469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89.77262" calcext:value-type="float">
            <text:p>189.77262</text:p>
          </table:table-cell>
          <table:table-cell office:value-type="float" office:value="69.2430941" calcext:value-type="float">
            <text:p>69.2430941</text:p>
          </table:table-cell>
          <table:table-cell office:value-type="float" office:value="1.43844334" calcext:value-type="float">
            <text:p>1.43844334</text:p>
          </table:table-cell>
          <table:table-cell office:value-type="float" office:value="0.777621742" calcext:value-type="float">
            <text:p>0.777621742</text:p>
          </table:table-cell>
          <table:table-cell office:value-type="float" office:value="1.47864431" calcext:value-type="float">
            <text:p>1.47864431</text:p>
          </table:table-cell>
          <table:table-cell office:value-type="float" office:value="1.20730801" calcext:value-type="float">
            <text:p>1.20730801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89.526157" calcext:value-type="float">
            <text:p>189.526157</text:p>
          </table:table-cell>
          <table:table-cell office:value-type="float" office:value="69.2613927" calcext:value-type="float">
            <text:p>69.2613927</text:p>
          </table:table-cell>
          <table:table-cell office:value-type="float" office:value="1.38352835" calcext:value-type="float">
            <text:p>1.38352835</text:p>
          </table:table-cell>
          <table:table-cell office:value-type="float" office:value="0.685239668" calcext:value-type="float">
            <text:p>0.685239668</text:p>
          </table:table-cell>
          <table:table-cell office:value-type="float" office:value="1.616393691" calcext:value-type="float">
            <text:p>1.616393691</text:p>
          </table:table-cell>
          <table:table-cell office:value-type="float" office:value="1.319779932" calcext:value-type="float">
            <text:p>1.319779932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89.397083" calcext:value-type="float">
            <text:p>189.397083</text:p>
          </table:table-cell>
          <table:table-cell office:value-type="float" office:value="69.0756061" calcext:value-type="float">
            <text:p>69.0756061</text:p>
          </table:table-cell>
          <table:table-cell office:value-type="float" office:value="1.38263032" calcext:value-type="float">
            <text:p>1.38263032</text:p>
          </table:table-cell>
          <table:table-cell office:value-type="float" office:value="0.684371487" calcext:value-type="float">
            <text:p>0.684371487</text:p>
          </table:table-cell>
          <table:table-cell office:value-type="float" office:value="1.84386421" calcext:value-type="float">
            <text:p>1.84386421</text:p>
          </table:table-cell>
          <table:table-cell office:value-type="float" office:value="1.50550881" calcext:value-type="float">
            <text:p>1.50550881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89.603705" calcext:value-type="float">
            <text:p>189.603705</text:p>
          </table:table-cell>
          <table:table-cell office:value-type="float" office:value="69.2125452" calcext:value-type="float">
            <text:p>69.2125452</text:p>
          </table:table-cell>
          <table:table-cell office:value-type="float" office:value="1.37299264" calcext:value-type="float">
            <text:p>1.37299264</text:p>
          </table:table-cell>
          <table:table-cell office:value-type="float" office:value="0.683859321" calcext:value-type="float">
            <text:p>0.683859321</text:p>
          </table:table-cell>
          <table:table-cell office:value-type="float" office:value="1.53103171" calcext:value-type="float">
            <text:p>1.53103171</text:p>
          </table:table-cell>
          <table:table-cell office:value-type="float" office:value="1.25008214" calcext:value-type="float">
            <text:p>1.25008214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88.882263" calcext:value-type="float">
            <text:p>188.882263</text:p>
          </table:table-cell>
          <table:table-cell office:value-type="float" office:value="69.0626763" calcext:value-type="float">
            <text:p>69.0626763</text:p>
          </table:table-cell>
          <table:table-cell office:value-type="float" office:value="1.35716522" calcext:value-type="float">
            <text:p>1.35716522</text:p>
          </table:table-cell>
          <table:table-cell office:value-type="float" office:value="0.697713062" calcext:value-type="float">
            <text:p>0.697713062</text:p>
          </table:table-cell>
          <table:table-cell office:value-type="float" office:value="1.27591116" calcext:value-type="float">
            <text:p>1.27591116</text:p>
          </table:table-cell>
          <table:table-cell office:value-type="float" office:value="1.0417771" calcext:value-type="float">
            <text:p>1.0417771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89.161485" calcext:value-type="float">
            <text:p>189.161485</text:p>
          </table:table-cell>
          <table:table-cell office:value-type="float" office:value="68.7622091" calcext:value-type="float">
            <text:p>68.7622091</text:p>
          </table:table-cell>
          <table:table-cell office:value-type="float" office:value="1.367581532" calcext:value-type="float">
            <text:p>1.367581532</text:p>
          </table:table-cell>
          <table:table-cell office:value-type="float" office:value="0.718545356" calcext:value-type="float">
            <text:p>0.718545356</text:p>
          </table:table-cell>
          <table:table-cell office:value-type="float" office:value="2.936192953" calcext:value-type="float">
            <text:p>2.936192953</text:p>
          </table:table-cell>
          <table:table-cell office:value-type="float" office:value="2.397391554" calcext:value-type="float">
            <text:p>2.397391554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88.611102" calcext:value-type="float">
            <text:p>188.611102</text:p>
          </table:table-cell>
          <table:table-cell office:value-type="float" office:value="68.2722522" calcext:value-type="float">
            <text:p>68.2722522</text:p>
          </table:table-cell>
          <table:table-cell office:value-type="float" office:value="1.373953038" calcext:value-type="float">
            <text:p>1.373953038</text:p>
          </table:table-cell>
          <table:table-cell office:value-type="float" office:value="0.721821712" calcext:value-type="float">
            <text:p>0.721821712</text:p>
          </table:table-cell>
          <table:table-cell office:value-type="float" office:value="1.03740893" calcext:value-type="float">
            <text:p>1.03740893</text:p>
          </table:table-cell>
          <table:table-cell office:value-type="float" office:value="0.84704082" calcext:value-type="float">
            <text:p>0.84704082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89.358503" calcext:value-type="float">
            <text:p>189.358503</text:p>
          </table:table-cell>
          <table:table-cell office:value-type="float" office:value="68.2453086" calcext:value-type="float">
            <text:p>68.2453086</text:p>
          </table:table-cell>
          <table:table-cell office:value-type="float" office:value="1.417836291" calcext:value-type="float">
            <text:p>1.417836291</text:p>
          </table:table-cell>
          <table:table-cell office:value-type="float" office:value="0.7095971824" calcext:value-type="float">
            <text:p>0.7095971824</text:p>
          </table:table-cell>
          <table:table-cell office:value-type="float" office:value="1.66062714" calcext:value-type="float">
            <text:p>1.66062714</text:p>
          </table:table-cell>
          <table:table-cell office:value-type="float" office:value="1.355896381" calcext:value-type="float">
            <text:p>1.355896381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89.065411" calcext:value-type="float">
            <text:p>189.065411</text:p>
          </table:table-cell>
          <table:table-cell office:value-type="float" office:value="67.9714472" calcext:value-type="float">
            <text:p>67.9714472</text:p>
          </table:table-cell>
          <table:table-cell office:value-type="float" office:value="1.423069895" calcext:value-type="float">
            <text:p>1.423069895</text:p>
          </table:table-cell>
          <table:table-cell office:value-type="float" office:value="0.7122336804" calcext:value-type="float">
            <text:p>0.7122336804</text:p>
          </table:table-cell>
          <table:table-cell office:value-type="float" office:value="0.84170124" calcext:value-type="float">
            <text:p>0.84170124</text:p>
          </table:table-cell>
          <table:table-cell office:value-type="float" office:value="0.68724622" calcext:value-type="float">
            <text:p>0.68724622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89.820027" calcext:value-type="float">
            <text:p>189.820027</text:p>
          </table:table-cell>
          <table:table-cell office:value-type="float" office:value="68.2004828" calcext:value-type="float">
            <text:p>68.2004828</text:p>
          </table:table-cell>
          <table:table-cell office:value-type="float" office:value="1.4514135" calcext:value-type="float">
            <text:p>1.4514135</text:p>
          </table:table-cell>
          <table:table-cell office:value-type="float" office:value="0.7195011245" calcext:value-type="float">
            <text:p>0.7195011245</text:p>
          </table:table-cell>
          <table:table-cell office:value-type="float" office:value="3.36111999" calcext:value-type="float">
            <text:p>3.36111999</text:p>
          </table:table-cell>
          <table:table-cell office:value-type="float" office:value="2.74434298" calcext:value-type="float">
            <text:p>2.74434298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89.564092" calcext:value-type="float">
            <text:p>189.564092</text:p>
          </table:table-cell>
          <table:table-cell office:value-type="float" office:value="68.2277517" calcext:value-type="float">
            <text:p>68.2277517</text:p>
          </table:table-cell>
          <table:table-cell office:value-type="float" office:value="1.44155659" calcext:value-type="float">
            <text:p>1.44155659</text:p>
          </table:table-cell>
          <table:table-cell office:value-type="float" office:value="0.7131071615" calcext:value-type="float">
            <text:p>0.7131071615</text:p>
          </table:table-cell>
          <table:table-cell office:value-type="float" office:value="0.65015964" calcext:value-type="float">
            <text:p>0.65015964</text:p>
          </table:table-cell>
          <table:table-cell office:value-type="float" office:value="0.53085313" calcext:value-type="float">
            <text:p>0.53085313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90.46337" calcext:value-type="float">
            <text:p>190.46337</text:p>
          </table:table-cell>
          <table:table-cell office:value-type="float" office:value="68.4932607" calcext:value-type="float">
            <text:p>68.4932607</text:p>
          </table:table-cell>
          <table:table-cell office:value-type="float" office:value="1.48187082" calcext:value-type="float">
            <text:p>1.48187082</text:p>
          </table:table-cell>
          <table:table-cell office:value-type="float" office:value="0.681285012" calcext:value-type="float">
            <text:p>0.681285012</text:p>
          </table:table-cell>
          <table:table-cell office:value-type="float" office:value="1.827691667" calcext:value-type="float">
            <text:p>1.827691667</text:p>
          </table:table-cell>
          <table:table-cell office:value-type="float" office:value="1.492304007" calcext:value-type="float">
            <text:p>1.492304007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90.211265" calcext:value-type="float">
            <text:p>190.211265</text:p>
          </table:table-cell>
          <table:table-cell office:value-type="float" office:value="68.5509225" calcext:value-type="float">
            <text:p>68.5509225</text:p>
          </table:table-cell>
          <table:table-cell office:value-type="float" office:value="1.46135352" calcext:value-type="float">
            <text:p>1.46135352</text:p>
          </table:table-cell>
          <table:table-cell office:value-type="float" office:value="0.670625295" calcext:value-type="float">
            <text:p>0.670625295</text:p>
          </table:table-cell>
          <table:table-cell office:value-type="float" office:value="0.56050463" calcext:value-type="float">
            <text:p>0.56050463</text:p>
          </table:table-cell>
          <table:table-cell office:value-type="float" office:value="0.45765011" calcext:value-type="float">
            <text:p>0.45765011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90.609977" calcext:value-type="float">
            <text:p>190.609977</text:p>
          </table:table-cell>
          <table:table-cell office:value-type="float" office:value="69.2650697" calcext:value-type="float">
            <text:p>69.2650697</text:p>
          </table:table-cell>
          <table:table-cell office:value-type="float" office:value="1.43014072" calcext:value-type="float">
            <text:p>1.43014072</text:p>
          </table:table-cell>
          <table:table-cell office:value-type="float" office:value="0.672439211" calcext:value-type="float">
            <text:p>0.672439211</text:p>
          </table:table-cell>
          <table:table-cell office:value-type="float" office:value="1.798315233" calcext:value-type="float">
            <text:p>1.798315233</text:p>
          </table:table-cell>
          <table:table-cell office:value-type="float" office:value="1.468318226" calcext:value-type="float">
            <text:p>1.468318226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91.170278" calcext:value-type="float">
            <text:p>191.170278</text:p>
          </table:table-cell>
          <table:table-cell office:value-type="float" office:value="69.5972089" calcext:value-type="float">
            <text:p>69.5972089</text:p>
          </table:table-cell>
          <table:table-cell office:value-type="float" office:value="1.409612101" calcext:value-type="float">
            <text:p>1.409612101</text:p>
          </table:table-cell>
          <table:table-cell office:value-type="float" office:value="0.662791151" calcext:value-type="float">
            <text:p>0.662791151</text:p>
          </table:table-cell>
          <table:table-cell office:value-type="float" office:value="0.7269863" calcext:value-type="float">
            <text:p>0.7269863</text:p>
          </table:table-cell>
          <table:table-cell office:value-type="float" office:value="0.59358182" calcext:value-type="float">
            <text:p>0.59358182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92.212645" calcext:value-type="float">
            <text:p>192.212645</text:p>
          </table:table-cell>
          <table:table-cell office:value-type="float" office:value="70.4442758" calcext:value-type="float">
            <text:p>70.4442758</text:p>
          </table:table-cell>
          <table:table-cell office:value-type="float" office:value="1.496136577" calcext:value-type="float">
            <text:p>1.496136577</text:p>
          </table:table-cell>
          <table:table-cell office:value-type="float" office:value="0.642763661" calcext:value-type="float">
            <text:p>0.642763661</text:p>
          </table:table-cell>
          <table:table-cell office:value-type="float" office:value="1.65182795" calcext:value-type="float">
            <text:p>1.65182795</text:p>
          </table:table-cell>
          <table:table-cell office:value-type="float" office:value="1.348711881" calcext:value-type="float">
            <text:p>1.348711881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92.573338" calcext:value-type="float">
            <text:p>192.573338</text:p>
          </table:table-cell>
          <table:table-cell office:value-type="float" office:value="70.739245" calcext:value-type="float">
            <text:p>70.739245</text:p>
          </table:table-cell>
          <table:table-cell office:value-type="float" office:value="1.493862687" calcext:value-type="float">
            <text:p>1.493862687</text:p>
          </table:table-cell>
          <table:table-cell office:value-type="float" office:value="0.636534179" calcext:value-type="float">
            <text:p>0.636534179</text:p>
          </table:table-cell>
          <table:table-cell office:value-type="float" office:value="0.383258007" calcext:value-type="float">
            <text:p>0.383258007</text:p>
          </table:table-cell>
          <table:table-cell office:value-type="float" office:value="0.312928846" calcext:value-type="float">
            <text:p>0.312928846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92.802238" calcext:value-type="float">
            <text:p>192.802238</text:p>
          </table:table-cell>
          <table:table-cell office:value-type="float" office:value="71.1587965" calcext:value-type="float">
            <text:p>71.1587965</text:p>
          </table:table-cell>
          <table:table-cell office:value-type="float" office:value="1.508807027" calcext:value-type="float">
            <text:p>1.508807027</text:p>
          </table:table-cell>
          <table:table-cell office:value-type="float" office:value="0.670558694" calcext:value-type="float">
            <text:p>0.670558694</text:p>
          </table:table-cell>
          <table:table-cell office:value-type="float" office:value="1.030810957" calcext:value-type="float">
            <text:p>1.030810957</text:p>
          </table:table-cell>
          <table:table-cell office:value-type="float" office:value="0.841653615" calcext:value-type="float">
            <text:p>0.841653615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93.34767" calcext:value-type="float">
            <text:p>193.34767</text:p>
          </table:table-cell>
          <table:table-cell office:value-type="float" office:value="71.9470205" calcext:value-type="float">
            <text:p>71.9470205</text:p>
          </table:table-cell>
          <table:table-cell office:value-type="float" office:value="1.507197032" calcext:value-type="float">
            <text:p>1.507197032</text:p>
          </table:table-cell>
          <table:table-cell office:value-type="float" office:value="0.673592514" calcext:value-type="float">
            <text:p>0.673592514</text:p>
          </table:table-cell>
          <table:table-cell office:value-type="float" office:value="0.96367241" calcext:value-type="float">
            <text:p>0.96367241</text:p>
          </table:table-cell>
          <table:table-cell office:value-type="float" office:value="0.78683523" calcext:value-type="float">
            <text:p>0.78683523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92.917955" calcext:value-type="float">
            <text:p>192.917955</text:p>
          </table:table-cell>
          <table:table-cell office:value-type="float" office:value="71.9394318" calcext:value-type="float">
            <text:p>71.9394318</text:p>
          </table:table-cell>
          <table:table-cell office:value-type="float" office:value="1.497704432" calcext:value-type="float">
            <text:p>1.497704432</text:p>
          </table:table-cell>
          <table:table-cell office:value-type="float" office:value="0.719849148" calcext:value-type="float">
            <text:p>0.719849148</text:p>
          </table:table-cell>
          <table:table-cell office:value-type="float" office:value="1.048650846" calcext:value-type="float">
            <text:p>1.048650846</text:p>
          </table:table-cell>
          <table:table-cell office:value-type="float" office:value="0.856219812" calcext:value-type="float">
            <text:p>0.856219812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92.757459" calcext:value-type="float">
            <text:p>192.757459</text:p>
          </table:table-cell>
          <table:table-cell office:value-type="float" office:value="72.7722614" calcext:value-type="float">
            <text:p>72.7722614</text:p>
          </table:table-cell>
          <table:table-cell office:value-type="float" office:value="1.483024408" calcext:value-type="float">
            <text:p>1.483024408</text:p>
          </table:table-cell>
          <table:table-cell office:value-type="float" office:value="0.7078546203" calcext:value-type="float">
            <text:p>0.7078546203</text:p>
          </table:table-cell>
          <table:table-cell office:value-type="float" office:value="1.3453481" calcext:value-type="float">
            <text:p>1.3453481</text:p>
          </table:table-cell>
          <table:table-cell office:value-type="float" office:value="1.0984721" calcext:value-type="float">
            <text:p>1.0984721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92.745595" calcext:value-type="float">
            <text:p>192.745595</text:p>
          </table:table-cell>
          <table:table-cell office:value-type="float" office:value="73.3358132" calcext:value-type="float">
            <text:p>73.3358132</text:p>
          </table:table-cell>
          <table:table-cell office:value-type="float" office:value="1.542187715" calcext:value-type="float">
            <text:p>1.542187715</text:p>
          </table:table-cell>
          <table:table-cell office:value-type="float" office:value="0.778873648" calcext:value-type="float">
            <text:p>0.778873648</text:p>
          </table:table-cell>
          <table:table-cell office:value-type="float" office:value="2.05042462" calcext:value-type="float">
            <text:p>2.05042462</text:p>
          </table:table-cell>
          <table:table-cell office:value-type="float" office:value="1.67416474" calcext:value-type="float">
            <text:p>1.67416474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92.739173" calcext:value-type="float">
            <text:p>192.739173</text:p>
          </table:table-cell>
          <table:table-cell office:value-type="float" office:value="73.5856138" calcext:value-type="float">
            <text:p>73.5856138</text:p>
          </table:table-cell>
          <table:table-cell office:value-type="float" office:value="1.593298861" calcext:value-type="float">
            <text:p>1.593298861</text:p>
          </table:table-cell>
          <table:table-cell office:value-type="float" office:value="0.805046157" calcext:value-type="float">
            <text:p>0.805046157</text:p>
          </table:table-cell>
          <table:table-cell office:value-type="float" office:value="1.15784537" calcext:value-type="float">
            <text:p>1.15784537</text:p>
          </table:table-cell>
          <table:table-cell office:value-type="float" office:value="0.94537684" calcext:value-type="float">
            <text:p>0.94537684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92.125192" calcext:value-type="float">
            <text:p>192.125192</text:p>
          </table:table-cell>
          <table:table-cell office:value-type="float" office:value="73.4982864" calcext:value-type="float">
            <text:p>73.4982864</text:p>
          </table:table-cell>
          <table:table-cell office:value-type="float" office:value="1.606429153" calcext:value-type="float">
            <text:p>1.606429153</text:p>
          </table:table-cell>
          <table:table-cell office:value-type="float" office:value="0.779116064" calcext:value-type="float">
            <text:p>0.779116064</text:p>
          </table:table-cell>
          <table:table-cell office:value-type="float" office:value="2.61969992" calcext:value-type="float">
            <text:p>2.61969992</text:p>
          </table:table-cell>
          <table:table-cell office:value-type="float" office:value="2.13897606" calcext:value-type="float">
            <text:p>2.13897606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91.756732" calcext:value-type="float">
            <text:p>191.756732</text:p>
          </table:table-cell>
          <table:table-cell office:value-type="float" office:value="73.4192646" calcext:value-type="float">
            <text:p>73.4192646</text:p>
          </table:table-cell>
          <table:table-cell office:value-type="float" office:value="1.62804679" calcext:value-type="float">
            <text:p>1.62804679</text:p>
          </table:table-cell>
          <table:table-cell office:value-type="float" office:value="0.763288451" calcext:value-type="float">
            <text:p>0.763288451</text:p>
          </table:table-cell>
          <table:table-cell office:value-type="float" office:value="1.46302793" calcext:value-type="float">
            <text:p>1.46302793</text:p>
          </table:table-cell>
          <table:table-cell office:value-type="float" office:value="1.19455736" calcext:value-type="float">
            <text:p>1.19455736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91.542482" calcext:value-type="float">
            <text:p>191.542482</text:p>
          </table:table-cell>
          <table:table-cell office:value-type="float" office:value="73.1642898" calcext:value-type="float">
            <text:p>73.1642898</text:p>
          </table:table-cell>
          <table:table-cell office:value-type="float" office:value="1.63180797" calcext:value-type="float">
            <text:p>1.63180797</text:p>
          </table:table-cell>
          <table:table-cell office:value-type="float" office:value="0.724458601" calcext:value-type="float">
            <text:p>0.724458601</text:p>
          </table:table-cell>
          <table:table-cell office:value-type="float" office:value="2.77907806" calcext:value-type="float">
            <text:p>2.77907806</text:p>
          </table:table-cell>
          <table:table-cell office:value-type="float" office:value="2.269107713" calcext:value-type="float">
            <text:p>2.26910771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91.120189" calcext:value-type="float">
            <text:p>191.120189</text:p>
          </table:table-cell>
          <table:table-cell office:value-type="float" office:value="72.7242888" calcext:value-type="float">
            <text:p>72.7242888</text:p>
          </table:table-cell>
          <table:table-cell office:value-type="float" office:value="1.60440093" calcext:value-type="float">
            <text:p>1.60440093</text:p>
          </table:table-cell>
          <table:table-cell office:value-type="float" office:value="0.744677401" calcext:value-type="float">
            <text:p>0.744677401</text:p>
          </table:table-cell>
          <table:table-cell office:value-type="float" office:value="1.3033084" calcext:value-type="float">
            <text:p>1.3033084</text:p>
          </table:table-cell>
          <table:table-cell office:value-type="float" office:value="1.06414691" calcext:value-type="float">
            <text:p>1.06414691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91.539371" calcext:value-type="float">
            <text:p>191.539371</text:p>
          </table:table-cell>
          <table:table-cell office:value-type="float" office:value="72.8144297" calcext:value-type="float">
            <text:p>72.8144297</text:p>
          </table:table-cell>
          <table:table-cell office:value-type="float" office:value="1.6806634" calcext:value-type="float">
            <text:p>1.6806634</text:p>
          </table:table-cell>
          <table:table-cell office:value-type="float" office:value="0.829703483" calcext:value-type="float">
            <text:p>0.829703483</text:p>
          </table:table-cell>
          <table:table-cell office:value-type="float" office:value="2.812892074" calcext:value-type="float">
            <text:p>2.812892074</text:p>
          </table:table-cell>
          <table:table-cell office:value-type="float" office:value="2.29671675" calcext:value-type="float">
            <text:p>2.29671675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90.586932" calcext:value-type="float">
            <text:p>190.586932</text:p>
          </table:table-cell>
          <table:table-cell office:value-type="float" office:value="72.1317876" calcext:value-type="float">
            <text:p>72.1317876</text:p>
          </table:table-cell>
          <table:table-cell office:value-type="float" office:value="1.69630894" calcext:value-type="float">
            <text:p>1.69630894</text:p>
          </table:table-cell>
          <table:table-cell office:value-type="float" office:value="0.797735149" calcext:value-type="float">
            <text:p>0.797735149</text:p>
          </table:table-cell>
          <table:table-cell office:value-type="float" office:value="1.42939911" calcext:value-type="float">
            <text:p>1.42939911</text:p>
          </table:table-cell>
          <table:table-cell office:value-type="float" office:value="1.16709945" calcext:value-type="float">
            <text:p>1.16709945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91.270035" calcext:value-type="float">
            <text:p>191.270035</text:p>
          </table:table-cell>
          <table:table-cell office:value-type="float" office:value="72.1056104" calcext:value-type="float">
            <text:p>72.1056104</text:p>
          </table:table-cell>
          <table:table-cell office:value-type="float" office:value="1.68847047" calcext:value-type="float">
            <text:p>1.68847047</text:p>
          </table:table-cell>
          <table:table-cell office:value-type="float" office:value="0.85940561" calcext:value-type="float">
            <text:p>0.85940561</text:p>
          </table:table-cell>
          <table:table-cell office:value-type="float" office:value="2.65623793" calcext:value-type="float">
            <text:p>2.65623793</text:p>
          </table:table-cell>
          <table:table-cell office:value-type="float" office:value="2.16880914" calcext:value-type="float">
            <text:p>2.16880914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90.233039" calcext:value-type="float">
            <text:p>190.233039</text:p>
          </table:table-cell>
          <table:table-cell office:value-type="float" office:value="71.8574244" calcext:value-type="float">
            <text:p>71.8574244</text:p>
          </table:table-cell>
          <table:table-cell office:value-type="float" office:value="1.67989434" calcext:value-type="float">
            <text:p>1.67989434</text:p>
          </table:table-cell>
          <table:table-cell office:value-type="float" office:value="0.850442613" calcext:value-type="float">
            <text:p>0.850442613</text:p>
          </table:table-cell>
          <table:table-cell office:value-type="float" office:value="1.04435303" calcext:value-type="float">
            <text:p>1.04435303</text:p>
          </table:table-cell>
          <table:table-cell office:value-type="float" office:value="0.85271069" calcext:value-type="float">
            <text:p>0.85271069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91.6658295" calcext:value-type="float">
            <text:p>191.6658295</text:p>
          </table:table-cell>
          <table:table-cell office:value-type="float" office:value="71.4918412" calcext:value-type="float">
            <text:p>71.4918412</text:p>
          </table:table-cell>
          <table:table-cell office:value-type="float" office:value="1.75281708" calcext:value-type="float">
            <text:p>1.75281708</text:p>
          </table:table-cell>
          <table:table-cell office:value-type="float" office:value="0.840302886" calcext:value-type="float">
            <text:p>0.840302886</text:p>
          </table:table-cell>
          <table:table-cell office:value-type="float" office:value="2.96119022" calcext:value-type="float">
            <text:p>2.96119022</text:p>
          </table:table-cell>
          <table:table-cell office:value-type="float" office:value="2.41780171" calcext:value-type="float">
            <text:p>2.41780171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90.9183655" calcext:value-type="float">
            <text:p>190.9183655</text:p>
          </table:table-cell>
          <table:table-cell office:value-type="float" office:value="71.5325474" calcext:value-type="float">
            <text:p>71.5325474</text:p>
          </table:table-cell>
          <table:table-cell office:value-type="float" office:value="1.73350625" calcext:value-type="float">
            <text:p>1.73350625</text:p>
          </table:table-cell>
          <table:table-cell office:value-type="float" office:value="0.843791593" calcext:value-type="float">
            <text:p>0.843791593</text:p>
          </table:table-cell>
          <table:table-cell office:value-type="float" office:value="0.83865934" calcext:value-type="float">
            <text:p>0.83865934</text:p>
          </table:table-cell>
          <table:table-cell office:value-type="float" office:value="0.68476248" calcext:value-type="float">
            <text:p>0.68476248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92.42863" calcext:value-type="float">
            <text:p>192.42863</text:p>
          </table:table-cell>
          <table:table-cell office:value-type="float" office:value="71.59529" calcext:value-type="float">
            <text:p>71.59529</text:p>
          </table:table-cell>
          <table:table-cell office:value-type="float" office:value="1.68915168" calcext:value-type="float">
            <text:p>1.68915168</text:p>
          </table:table-cell>
          <table:table-cell office:value-type="float" office:value="0.825592531" calcext:value-type="float">
            <text:p>0.825592531</text:p>
          </table:table-cell>
          <table:table-cell office:value-type="float" office:value="2.30446214" calcext:value-type="float">
            <text:p>2.30446214</text:p>
          </table:table-cell>
          <table:table-cell office:value-type="float" office:value="1.881585444" calcext:value-type="float">
            <text:p>1.881585444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91.707548" calcext:value-type="float">
            <text:p>191.707548</text:p>
          </table:table-cell>
          <table:table-cell office:value-type="float" office:value="71.6153189" calcext:value-type="float">
            <text:p>71.6153189</text:p>
          </table:table-cell>
          <table:table-cell office:value-type="float" office:value="1.70728853" calcext:value-type="float">
            <text:p>1.70728853</text:p>
          </table:table-cell>
          <table:table-cell office:value-type="float" office:value="0.853104551" calcext:value-type="float">
            <text:p>0.853104551</text:p>
          </table:table-cell>
          <table:table-cell office:value-type="float" office:value="0.76632535" calcext:value-type="float">
            <text:p>0.76632535</text:p>
          </table:table-cell>
          <table:table-cell office:value-type="float" office:value="0.62570204" calcext:value-type="float">
            <text:p>0.62570204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93.016318" calcext:value-type="float">
            <text:p>193.016318</text:p>
          </table:table-cell>
          <table:table-cell office:value-type="float" office:value="71.5740437" calcext:value-type="float">
            <text:p>71.5740437</text:p>
          </table:table-cell>
          <table:table-cell office:value-type="float" office:value="1.73017723" calcext:value-type="float">
            <text:p>1.73017723</text:p>
          </table:table-cell>
          <table:table-cell office:value-type="float" office:value="0.801573916" calcext:value-type="float">
            <text:p>0.801573916</text:p>
          </table:table-cell>
          <table:table-cell office:value-type="float" office:value="1.90789412" calcext:value-type="float">
            <text:p>1.90789412</text:p>
          </table:table-cell>
          <table:table-cell office:value-type="float" office:value="1.557789036" calcext:value-type="float">
            <text:p>1.557789036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92.510391" calcext:value-type="float">
            <text:p>192.510391</text:p>
          </table:table-cell>
          <table:table-cell office:value-type="float" office:value="71.6720242" calcext:value-type="float">
            <text:p>71.6720242</text:p>
          </table:table-cell>
          <table:table-cell office:value-type="float" office:value="1.722711204" calcext:value-type="float">
            <text:p>1.722711204</text:p>
          </table:table-cell>
          <table:table-cell office:value-type="float" office:value="0.801986088" calcext:value-type="float">
            <text:p>0.801986088</text:p>
          </table:table-cell>
          <table:table-cell office:value-type="float" office:value="0.60254412" calcext:value-type="float">
            <text:p>0.60254412</text:p>
          </table:table-cell>
          <table:table-cell office:value-type="float" office:value="0.491975205" calcext:value-type="float">
            <text:p>0.491975205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93.094182" calcext:value-type="float">
            <text:p>193.094182</text:p>
          </table:table-cell>
          <table:table-cell office:value-type="float" office:value="71.4778669" calcext:value-type="float">
            <text:p>71.4778669</text:p>
          </table:table-cell>
          <table:table-cell office:value-type="float" office:value="1.671614424" calcext:value-type="float">
            <text:p>1.671614424</text:p>
          </table:table-cell>
          <table:table-cell office:value-type="float" office:value="0.777643405" calcext:value-type="float">
            <text:p>0.777643405</text:p>
          </table:table-cell>
          <table:table-cell office:value-type="float" office:value="1.4155715" calcext:value-type="float">
            <text:p>1.4155715</text:p>
          </table:table-cell>
          <table:table-cell office:value-type="float" office:value="1.155809259" calcext:value-type="float">
            <text:p>1.155809259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93.011435" calcext:value-type="float">
            <text:p>193.011435</text:p>
          </table:table-cell>
          <table:table-cell office:value-type="float" office:value="71.4602863" calcext:value-type="float">
            <text:p>71.4602863</text:p>
          </table:table-cell>
          <table:table-cell office:value-type="float" office:value="1.65596423" calcext:value-type="float">
            <text:p>1.65596423</text:p>
          </table:table-cell>
          <table:table-cell office:value-type="float" office:value="0.772767483" calcext:value-type="float">
            <text:p>0.772767483</text:p>
          </table:table-cell>
          <table:table-cell office:value-type="float" office:value="0.40370171" calcext:value-type="float">
            <text:p>0.40370171</text:p>
          </table:table-cell>
          <table:table-cell office:value-type="float" office:value="0.32962107" calcext:value-type="float">
            <text:p>0.32962107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93.351633" calcext:value-type="float">
            <text:p>193.351633</text:p>
          </table:table-cell>
          <table:table-cell office:value-type="float" office:value="71.5624362" calcext:value-type="float">
            <text:p>71.5624362</text:p>
          </table:table-cell>
          <table:table-cell office:value-type="float" office:value="1.53073944" calcext:value-type="float">
            <text:p>1.53073944</text:p>
          </table:table-cell>
          <table:table-cell office:value-type="float" office:value="0.832053377" calcext:value-type="float">
            <text:p>0.832053377</text:p>
          </table:table-cell>
          <table:table-cell office:value-type="float" office:value="1.211234509" calcext:value-type="float">
            <text:p>1.211234509</text:p>
          </table:table-cell>
          <table:table-cell office:value-type="float" office:value="0.988968815" calcext:value-type="float">
            <text:p>0.988968815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93.23351" calcext:value-type="float">
            <text:p>193.23351</text:p>
          </table:table-cell>
          <table:table-cell office:value-type="float" office:value="71.3487075" calcext:value-type="float">
            <text:p>71.3487075</text:p>
          </table:table-cell>
          <table:table-cell office:value-type="float" office:value="1.51572336" calcext:value-type="float">
            <text:p>1.51572336</text:p>
          </table:table-cell>
          <table:table-cell office:value-type="float" office:value="0.827934026" calcext:value-type="float">
            <text:p>0.827934026</text:p>
          </table:table-cell>
          <table:table-cell office:value-type="float" office:value="0.395041253" calcext:value-type="float">
            <text:p>0.395041253</text:p>
          </table:table-cell>
          <table:table-cell office:value-type="float" office:value="0.322549825" calcext:value-type="float">
            <text:p>0.322549825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93.2121276" calcext:value-type="float">
            <text:p>193.2121276</text:p>
          </table:table-cell>
          <table:table-cell office:value-type="float" office:value="71.1004674" calcext:value-type="float">
            <text:p>71.1004674</text:p>
          </table:table-cell>
          <table:table-cell office:value-type="float" office:value="1.5410573" calcext:value-type="float">
            <text:p>1.5410573</text:p>
          </table:table-cell>
          <table:table-cell office:value-type="float" office:value="0.778508284" calcext:value-type="float">
            <text:p>0.778508284</text:p>
          </table:table-cell>
          <table:table-cell office:value-type="float" office:value="0.85145272" calcext:value-type="float">
            <text:p>0.85145272</text:p>
          </table:table-cell>
          <table:table-cell office:value-type="float" office:value="0.695208234" calcext:value-type="float">
            <text:p>0.695208234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92.7338106" calcext:value-type="float">
            <text:p>192.7338106</text:p>
          </table:table-cell>
          <table:table-cell office:value-type="float" office:value="70.719667" calcext:value-type="float">
            <text:p>70.719667</text:p>
          </table:table-cell>
          <table:table-cell office:value-type="float" office:value="1.51187641" calcext:value-type="float">
            <text:p>1.51187641</text:p>
          </table:table-cell>
          <table:table-cell office:value-type="float" office:value="0.765996631" calcext:value-type="float">
            <text:p>0.765996631</text:p>
          </table:table-cell>
          <table:table-cell office:value-type="float" office:value="0.75877958" calcext:value-type="float">
            <text:p>0.75877958</text:p>
          </table:table-cell>
          <table:table-cell office:value-type="float" office:value="0.619540945" calcext:value-type="float">
            <text:p>0.619540945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92.4580796" calcext:value-type="float">
            <text:p>192.4580796</text:p>
          </table:table-cell>
          <table:table-cell office:value-type="float" office:value="70.4791625" calcext:value-type="float">
            <text:p>70.4791625</text:p>
          </table:table-cell>
          <table:table-cell office:value-type="float" office:value="1.477831704" calcext:value-type="float">
            <text:p>1.477831704</text:p>
          </table:table-cell>
          <table:table-cell office:value-type="float" office:value="0.743548121" calcext:value-type="float">
            <text:p>0.743548121</text:p>
          </table:table-cell>
          <table:table-cell office:value-type="float" office:value="1.34970397" calcext:value-type="float">
            <text:p>1.34970397</text:p>
          </table:table-cell>
          <table:table-cell office:value-type="float" office:value="1.102028694" calcext:value-type="float">
            <text:p>1.102028694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92.1329886" calcext:value-type="float">
            <text:p>192.1329886</text:p>
          </table:table-cell>
          <table:table-cell office:value-type="float" office:value="70.0194923" calcext:value-type="float">
            <text:p>70.0194923</text:p>
          </table:table-cell>
          <table:table-cell office:value-type="float" office:value="1.455023871" calcext:value-type="float">
            <text:p>1.455023871</text:p>
          </table:table-cell>
          <table:table-cell office:value-type="float" office:value="0.735844766" calcext:value-type="float">
            <text:p>0.735844766</text:p>
          </table:table-cell>
          <table:table-cell office:value-type="float" office:value="0.92385615" calcext:value-type="float">
            <text:p>0.92385615</text:p>
          </table:table-cell>
          <table:table-cell office:value-type="float" office:value="0.754325373" calcext:value-type="float">
            <text:p>0.754325373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91.395599" calcext:value-type="float">
            <text:p>191.395599</text:p>
          </table:table-cell>
          <table:table-cell office:value-type="float" office:value="69.9437458" calcext:value-type="float">
            <text:p>69.9437458</text:p>
          </table:table-cell>
          <table:table-cell office:value-type="float" office:value="1.453611216" calcext:value-type="float">
            <text:p>1.453611216</text:p>
          </table:table-cell>
          <table:table-cell office:value-type="float" office:value="0.740699227" calcext:value-type="float">
            <text:p>0.740699227</text:p>
          </table:table-cell>
          <table:table-cell office:value-type="float" office:value="2.06591598" calcext:value-type="float">
            <text:p>2.06591598</text:p>
          </table:table-cell>
          <table:table-cell office:value-type="float" office:value="1.686813285" calcext:value-type="float">
            <text:p>1.686813285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91.337148" calcext:value-type="float">
            <text:p>191.337148</text:p>
          </table:table-cell>
          <table:table-cell office:value-type="float" office:value="69.6446386" calcext:value-type="float">
            <text:p>69.6446386</text:p>
          </table:table-cell>
          <table:table-cell office:value-type="float" office:value="1.446389211" calcext:value-type="float">
            <text:p>1.446389211</text:p>
          </table:table-cell>
          <table:table-cell office:value-type="float" office:value="0.7325574" calcext:value-type="float">
            <text:p>0.7325574</text:p>
          </table:table-cell>
          <table:table-cell office:value-type="float" office:value="1.291994505" calcext:value-type="float">
            <text:p>1.291994505</text:p>
          </table:table-cell>
          <table:table-cell office:value-type="float" office:value="1.05490907" calcext:value-type="float">
            <text:p>1.05490907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90.499003" calcext:value-type="float">
            <text:p>190.499003</text:p>
          </table:table-cell>
          <table:table-cell office:value-type="float" office:value="69.7617422" calcext:value-type="float">
            <text:p>69.7617422</text:p>
          </table:table-cell>
          <table:table-cell office:value-type="float" office:value="1.462658066" calcext:value-type="float">
            <text:p>1.462658066</text:p>
          </table:table-cell>
          <table:table-cell office:value-type="float" office:value="0.748196903" calcext:value-type="float">
            <text:p>0.748196903</text:p>
          </table:table-cell>
          <table:table-cell office:value-type="float" office:value="2.422877287" calcext:value-type="float">
            <text:p>2.422877287</text:p>
          </table:table-cell>
          <table:table-cell office:value-type="float" office:value="1.97827098" calcext:value-type="float">
            <text:p>1.97827098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91.337818" calcext:value-type="float">
            <text:p>191.337818</text:p>
          </table:table-cell>
          <table:table-cell office:value-type="float" office:value="69.7158362" calcext:value-type="float">
            <text:p>69.7158362</text:p>
          </table:table-cell>
          <table:table-cell office:value-type="float" office:value="1.45651088" calcext:value-type="float">
            <text:p>1.45651088</text:p>
          </table:table-cell>
          <table:table-cell office:value-type="float" office:value="0.760176831" calcext:value-type="float">
            <text:p>0.760176831</text:p>
          </table:table-cell>
          <table:table-cell office:value-type="float" office:value="1.46194717" calcext:value-type="float">
            <text:p>1.46194717</text:p>
          </table:table-cell>
          <table:table-cell office:value-type="float" office:value="1.19367486" calcext:value-type="float">
            <text:p>1.19367486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89.857683" calcext:value-type="float">
            <text:p>189.857683</text:p>
          </table:table-cell>
          <table:table-cell office:value-type="float" office:value="69.7126548" calcext:value-type="float">
            <text:p>69.7126548</text:p>
          </table:table-cell>
          <table:table-cell office:value-type="float" office:value="1.46966875" calcext:value-type="float">
            <text:p>1.46966875</text:p>
          </table:table-cell>
          <table:table-cell office:value-type="float" office:value="0.78525444" calcext:value-type="float">
            <text:p>0.78525444</text:p>
          </table:table-cell>
          <table:table-cell office:value-type="float" office:value="2.66616825" calcext:value-type="float">
            <text:p>2.66616825</text:p>
          </table:table-cell>
          <table:table-cell office:value-type="float" office:value="2.17691725" calcext:value-type="float">
            <text:p>2.17691725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90.846244" calcext:value-type="float">
            <text:p>190.846244</text:p>
          </table:table-cell>
          <table:table-cell office:value-type="float" office:value="69.4896144" calcext:value-type="float">
            <text:p>69.4896144</text:p>
          </table:table-cell>
          <table:table-cell office:value-type="float" office:value="1.485920135" calcext:value-type="float">
            <text:p>1.485920135</text:p>
          </table:table-cell>
          <table:table-cell office:value-type="float" office:value="0.787656238" calcext:value-type="float">
            <text:p>0.787656238</text:p>
          </table:table-cell>
          <table:table-cell office:value-type="float" office:value="1.7427335" calcext:value-type="float">
            <text:p>1.7427335</text:p>
          </table:table-cell>
          <table:table-cell office:value-type="float" office:value="1.42293594" calcext:value-type="float">
            <text:p>1.42293594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90.598705" calcext:value-type="float">
            <text:p>190.598705</text:p>
          </table:table-cell>
          <table:table-cell office:value-type="float" office:value="69.8674299" calcext:value-type="float">
            <text:p>69.8674299</text:p>
          </table:table-cell>
          <table:table-cell office:value-type="float" office:value="1.481455005" calcext:value-type="float">
            <text:p>1.481455005</text:p>
          </table:table-cell>
          <table:table-cell office:value-type="float" office:value="0.799253785" calcext:value-type="float">
            <text:p>0.799253785</text:p>
          </table:table-cell>
          <table:table-cell office:value-type="float" office:value="2.669766317" calcext:value-type="float">
            <text:p>2.669766317</text:p>
          </table:table-cell>
          <table:table-cell office:value-type="float" office:value="2.179855035" calcext:value-type="float">
            <text:p>2.179855035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91.485296" calcext:value-type="float">
            <text:p>191.485296</text:p>
          </table:table-cell>
          <table:table-cell office:value-type="float" office:value="69.680316" calcext:value-type="float">
            <text:p>69.680316</text:p>
          </table:table-cell>
          <table:table-cell office:value-type="float" office:value="1.50589959" calcext:value-type="float">
            <text:p>1.50589959</text:p>
          </table:table-cell>
          <table:table-cell office:value-type="float" office:value="0.82520238" calcext:value-type="float">
            <text:p>0.82520238</text:p>
          </table:table-cell>
          <table:table-cell office:value-type="float" office:value="1.9631493" calcext:value-type="float">
            <text:p>1.9631493</text:p>
          </table:table-cell>
          <table:table-cell office:value-type="float" office:value="1.60290467" calcext:value-type="float">
            <text:p>1.60290467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92.031323" calcext:value-type="float">
            <text:p>192.031323</text:p>
          </table:table-cell>
          <table:table-cell office:value-type="float" office:value="69.9504411" calcext:value-type="float">
            <text:p>69.9504411</text:p>
          </table:table-cell>
          <table:table-cell office:value-type="float" office:value="1.49001461" calcext:value-type="float">
            <text:p>1.49001461</text:p>
          </table:table-cell>
          <table:table-cell office:value-type="float" office:value="0.832274705" calcext:value-type="float">
            <text:p>0.832274705</text:p>
          </table:table-cell>
          <table:table-cell office:value-type="float" office:value="2.591600669" calcext:value-type="float">
            <text:p>2.591600669</text:p>
          </table:table-cell>
          <table:table-cell office:value-type="float" office:value="2.116033073" calcext:value-type="float">
            <text:p>2.116033073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92.578491" calcext:value-type="float">
            <text:p>192.578491</text:p>
          </table:table-cell>
          <table:table-cell office:value-type="float" office:value="69.7071307" calcext:value-type="float">
            <text:p>69.7071307</text:p>
          </table:table-cell>
          <table:table-cell office:value-type="float" office:value="1.449599685" calcext:value-type="float">
            <text:p>1.449599685</text:p>
          </table:table-cell>
          <table:table-cell office:value-type="float" office:value="0.776351798" calcext:value-type="float">
            <text:p>0.776351798</text:p>
          </table:table-cell>
          <table:table-cell office:value-type="float" office:value="1.58086087" calcext:value-type="float">
            <text:p>1.58086087</text:p>
          </table:table-cell>
          <table:table-cell office:value-type="float" office:value="1.29076747" calcext:value-type="float">
            <text:p>1.29076747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93.6115615" calcext:value-type="float">
            <text:p>193.6115615</text:p>
          </table:table-cell>
          <table:table-cell office:value-type="float" office:value="70.069778" calcext:value-type="float">
            <text:p>70.069778</text:p>
          </table:table-cell>
          <table:table-cell office:value-type="float" office:value="1.47605054" calcext:value-type="float">
            <text:p>1.47605054</text:p>
          </table:table-cell>
          <table:table-cell office:value-type="float" office:value="0.759570016" calcext:value-type="float">
            <text:p>0.759570016</text:p>
          </table:table-cell>
          <table:table-cell office:value-type="float" office:value="2.527331274" calcext:value-type="float">
            <text:p>2.527331274</text:p>
          </table:table-cell>
          <table:table-cell office:value-type="float" office:value="2.0635574" calcext:value-type="float">
            <text:p>2.0635574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93.9096425" calcext:value-type="float">
            <text:p>193.9096425</text:p>
          </table:table-cell>
          <table:table-cell office:value-type="float" office:value="69.8791249" calcext:value-type="float">
            <text:p>69.8791249</text:p>
          </table:table-cell>
          <table:table-cell office:value-type="float" office:value="1.469623995" calcext:value-type="float">
            <text:p>1.469623995</text:p>
          </table:table-cell>
          <table:table-cell office:value-type="float" office:value="0.779400184" calcext:value-type="float">
            <text:p>0.779400184</text:p>
          </table:table-cell>
          <table:table-cell office:value-type="float" office:value="1.382705036" calcext:value-type="float">
            <text:p>1.382705036</text:p>
          </table:table-cell>
          <table:table-cell office:value-type="float" office:value="1.12897391" calcext:value-type="float">
            <text:p>1.12897391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94.4764405" calcext:value-type="float">
            <text:p>194.4764405</text:p>
          </table:table-cell>
          <table:table-cell office:value-type="float" office:value="70.2982863" calcext:value-type="float">
            <text:p>70.2982863</text:p>
          </table:table-cell>
          <table:table-cell office:value-type="float" office:value="1.490127245" calcext:value-type="float">
            <text:p>1.490127245</text:p>
          </table:table-cell>
          <table:table-cell office:value-type="float" office:value="0.759824596" calcext:value-type="float">
            <text:p>0.759824596</text:p>
          </table:table-cell>
          <table:table-cell office:value-type="float" office:value="1.1546868" calcext:value-type="float">
            <text:p>1.1546868</text:p>
          </table:table-cell>
          <table:table-cell office:value-type="float" office:value="0.942797833" calcext:value-type="float">
            <text:p>0.942797833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95.395208" calcext:value-type="float">
            <text:p>195.395208</text:p>
          </table:table-cell>
          <table:table-cell office:value-type="float" office:value="70.3074846" calcext:value-type="float">
            <text:p>70.3074846</text:p>
          </table:table-cell>
          <table:table-cell office:value-type="float" office:value="1.476588016" calcext:value-type="float">
            <text:p>1.476588016</text:p>
          </table:table-cell>
          <table:table-cell office:value-type="float" office:value="0.770844753" calcext:value-type="float">
            <text:p>0.770844753</text:p>
          </table:table-cell>
          <table:table-cell office:value-type="float" office:value="1.6952809" calcext:value-type="float">
            <text:p>1.6952809</text:p>
          </table:table-cell>
          <table:table-cell office:value-type="float" office:value="1.384191063" calcext:value-type="float">
            <text:p>1.384191063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96.25019" calcext:value-type="float">
            <text:p>196.25019</text:p>
          </table:table-cell>
          <table:table-cell office:value-type="float" office:value="70.955848" calcext:value-type="float">
            <text:p>70.955848</text:p>
          </table:table-cell>
          <table:table-cell office:value-type="float" office:value="1.445383076" calcext:value-type="float">
            <text:p>1.445383076</text:p>
          </table:table-cell>
          <table:table-cell office:value-type="float" office:value="0.753507696" calcext:value-type="float">
            <text:p>0.753507696</text:p>
          </table:table-cell>
          <table:table-cell office:value-type="float" office:value="1.467725249" calcext:value-type="float">
            <text:p>1.467725249</text:p>
          </table:table-cell>
          <table:table-cell office:value-type="float" office:value="1.198392615" calcext:value-type="float">
            <text:p>1.198392615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96.319252" calcext:value-type="float">
            <text:p>196.319252</text:p>
          </table:table-cell>
          <table:table-cell office:value-type="float" office:value="70.6375586" calcext:value-type="float">
            <text:p>70.6375586</text:p>
          </table:table-cell>
          <table:table-cell office:value-type="float" office:value="1.461505906" calcext:value-type="float">
            <text:p>1.461505906</text:p>
          </table:table-cell>
          <table:table-cell office:value-type="float" office:value="0.763861449" calcext:value-type="float">
            <text:p>0.763861449</text:p>
          </table:table-cell>
          <table:table-cell office:value-type="float" office:value="1.21264852" calcext:value-type="float">
            <text:p>1.21264852</text:p>
          </table:table-cell>
          <table:table-cell office:value-type="float" office:value="0.990123355" calcext:value-type="float">
            <text:p>0.990123355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96.144534" calcext:value-type="float">
            <text:p>196.144534</text:p>
          </table:table-cell>
          <table:table-cell office:value-type="float" office:value="70.6423124" calcext:value-type="float">
            <text:p>70.6423124</text:p>
          </table:table-cell>
          <table:table-cell office:value-type="float" office:value="1.402601726" calcext:value-type="float">
            <text:p>1.402601726</text:p>
          </table:table-cell>
          <table:table-cell office:value-type="float" office:value="0.767878007" calcext:value-type="float">
            <text:p>0.767878007</text:p>
          </table:table-cell>
          <table:table-cell office:value-type="float" office:value="0.758632116" calcext:value-type="float">
            <text:p>0.758632116</text:p>
          </table:table-cell>
          <table:table-cell office:value-type="float" office:value="0.61942051" calcext:value-type="float">
            <text:p>0.61942051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96.910389" calcext:value-type="float">
            <text:p>196.910389</text:p>
          </table:table-cell>
          <table:table-cell office:value-type="float" office:value="70.9873037" calcext:value-type="float">
            <text:p>70.9873037</text:p>
          </table:table-cell>
          <table:table-cell office:value-type="float" office:value="1.46760394" calcext:value-type="float">
            <text:p>1.46760394</text:p>
          </table:table-cell>
          <table:table-cell office:value-type="float" office:value="0.770965343" calcext:value-type="float">
            <text:p>0.770965343</text:p>
          </table:table-cell>
          <table:table-cell office:value-type="float" office:value="1.82758102" calcext:value-type="float">
            <text:p>1.82758102</text:p>
          </table:table-cell>
          <table:table-cell office:value-type="float" office:value="1.49221365" calcext:value-type="float">
            <text:p>1.49221365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96.738787" calcext:value-type="float">
            <text:p>196.738787</text:p>
          </table:table-cell>
          <table:table-cell office:value-type="float" office:value="71.1558524" calcext:value-type="float">
            <text:p>71.1558524</text:p>
          </table:table-cell>
          <table:table-cell office:value-type="float" office:value="1.42689521" calcext:value-type="float">
            <text:p>1.42689521</text:p>
          </table:table-cell>
          <table:table-cell office:value-type="float" office:value="0.745106471" calcext:value-type="float">
            <text:p>0.745106471</text:p>
          </table:table-cell>
          <table:table-cell office:value-type="float" office:value="0.844841932" calcext:value-type="float">
            <text:p>0.844841932</text:p>
          </table:table-cell>
          <table:table-cell office:value-type="float" office:value="0.689810578" calcext:value-type="float">
            <text:p>0.689810578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96.656833" calcext:value-type="float">
            <text:p>196.656833</text:p>
          </table:table-cell>
          <table:table-cell office:value-type="float" office:value="71.0041528" calcext:value-type="float">
            <text:p>71.0041528</text:p>
          </table:table-cell>
          <table:table-cell office:value-type="float" office:value="1.53564881" calcext:value-type="float">
            <text:p>1.53564881</text:p>
          </table:table-cell>
          <table:table-cell office:value-type="float" office:value="0.836528798" calcext:value-type="float">
            <text:p>0.836528798</text:p>
          </table:table-cell>
          <table:table-cell office:value-type="float" office:value="1.53419827" calcext:value-type="float">
            <text:p>1.53419827</text:p>
          </table:table-cell>
          <table:table-cell office:value-type="float" office:value="1.25266766" calcext:value-type="float">
            <text:p>1.25266766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96.170299" calcext:value-type="float">
            <text:p>196.170299</text:p>
          </table:table-cell>
          <table:table-cell office:value-type="float" office:value="70.8186045" calcext:value-type="float">
            <text:p>70.8186045</text:p>
          </table:table-cell>
          <table:table-cell office:value-type="float" office:value="1.518664705" calcext:value-type="float">
            <text:p>1.518664705</text:p>
          </table:table-cell>
          <table:table-cell office:value-type="float" office:value="0.830635403" calcext:value-type="float">
            <text:p>0.830635403</text:p>
          </table:table-cell>
          <table:table-cell office:value-type="float" office:value="1.31701913" calcext:value-type="float">
            <text:p>1.31701913</text:p>
          </table:table-cell>
          <table:table-cell office:value-type="float" office:value="1.075341643" calcext:value-type="float">
            <text:p>1.075341643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96.445391" calcext:value-type="float">
            <text:p>196.445391</text:p>
          </table:table-cell>
          <table:table-cell office:value-type="float" office:value="70.814228" calcext:value-type="float">
            <text:p>70.814228</text:p>
          </table:table-cell>
          <table:table-cell office:value-type="float" office:value="1.472622625" calcext:value-type="float">
            <text:p>1.472622625</text:p>
          </table:table-cell>
          <table:table-cell office:value-type="float" office:value="0.798459546" calcext:value-type="float">
            <text:p>0.798459546</text:p>
          </table:table-cell>
          <table:table-cell office:value-type="float" office:value="1.09912336" calcext:value-type="float">
            <text:p>1.09912336</text:p>
          </table:table-cell>
          <table:table-cell office:value-type="float" office:value="0.897430449" calcext:value-type="float">
            <text:p>0.897430449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95.66314" calcext:value-type="float">
            <text:p>195.66314</text:p>
          </table:table-cell>
          <table:table-cell office:value-type="float" office:value="70.5827763" calcext:value-type="float">
            <text:p>70.5827763</text:p>
          </table:table-cell>
          <table:table-cell office:value-type="float" office:value="1.462972094" calcext:value-type="float">
            <text:p>1.462972094</text:p>
          </table:table-cell>
          <table:table-cell office:value-type="float" office:value="0.778868681" calcext:value-type="float">
            <text:p>0.778868681</text:p>
          </table:table-cell>
          <table:table-cell office:value-type="float" office:value="1.87768986" calcext:value-type="float">
            <text:p>1.87768986</text:p>
          </table:table-cell>
          <table:table-cell office:value-type="float" office:value="1.53312735" calcext:value-type="float">
            <text:p>1.53312735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96.129459" calcext:value-type="float">
            <text:p>196.129459</text:p>
          </table:table-cell>
          <table:table-cell office:value-type="float" office:value="70.552543" calcext:value-type="float">
            <text:p>70.552543</text:p>
          </table:table-cell>
          <table:table-cell office:value-type="float" office:value="1.446174694" calcext:value-type="float">
            <text:p>1.446174694</text:p>
          </table:table-cell>
          <table:table-cell office:value-type="float" office:value="0.765028445" calcext:value-type="float">
            <text:p>0.765028445</text:p>
          </table:table-cell>
          <table:table-cell office:value-type="float" office:value="1.172711293" calcext:value-type="float">
            <text:p>1.172711293</text:p>
          </table:table-cell>
          <table:table-cell office:value-type="float" office:value="0.957514776" calcext:value-type="float">
            <text:p>0.957514776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94.671223" calcext:value-type="float">
            <text:p>194.671223</text:p>
          </table:table-cell>
          <table:table-cell office:value-type="float" office:value="69.7982366" calcext:value-type="float">
            <text:p>69.7982366</text:p>
          </table:table-cell>
          <table:table-cell office:value-type="float" office:value="1.420438387" calcext:value-type="float">
            <text:p>1.420438387</text:p>
          </table:table-cell>
          <table:table-cell office:value-type="float" office:value="0.76278731" calcext:value-type="float">
            <text:p>0.76278731</text:p>
          </table:table-cell>
          <table:table-cell office:value-type="float" office:value="2.209898997" calcext:value-type="float">
            <text:p>2.209898997</text:p>
          </table:table-cell>
          <table:table-cell office:value-type="float" office:value="1.804374918" calcext:value-type="float">
            <text:p>1.804374918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94.563759" calcext:value-type="float">
            <text:p>194.563759</text:p>
          </table:table-cell>
          <table:table-cell office:value-type="float" office:value="69.5146188" calcext:value-type="float">
            <text:p>69.5146188</text:p>
          </table:table-cell>
          <table:table-cell office:value-type="float" office:value="1.385800077" calcext:value-type="float">
            <text:p>1.385800077</text:p>
          </table:table-cell>
          <table:table-cell office:value-type="float" office:value="0.755421383" calcext:value-type="float">
            <text:p>0.755421383</text:p>
          </table:table-cell>
          <table:table-cell office:value-type="float" office:value="1.885194956" calcext:value-type="float">
            <text:p>1.885194956</text:p>
          </table:table-cell>
          <table:table-cell office:value-type="float" office:value="1.539255197" calcext:value-type="float">
            <text:p>1.539255197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94.429995" calcext:value-type="float">
            <text:p>194.429995</text:p>
          </table:table-cell>
          <table:table-cell office:value-type="float" office:value="68.9307767" calcext:value-type="float">
            <text:p>68.9307767</text:p>
          </table:table-cell>
          <table:table-cell office:value-type="float" office:value="1.365310113" calcext:value-type="float">
            <text:p>1.365310113</text:p>
          </table:table-cell>
          <table:table-cell office:value-type="float" office:value="0.74229679" calcext:value-type="float">
            <text:p>0.74229679</text:p>
          </table:table-cell>
          <table:table-cell office:value-type="float" office:value="1.03748811" calcext:value-type="float">
            <text:p>1.03748811</text:p>
          </table:table-cell>
          <table:table-cell office:value-type="float" office:value="0.847105542" calcext:value-type="float">
            <text:p>0.847105542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94.223569" calcext:value-type="float">
            <text:p>194.223569</text:p>
          </table:table-cell>
          <table:table-cell office:value-type="float" office:value="68.7322466" calcext:value-type="float">
            <text:p>68.7322466</text:p>
          </table:table-cell>
          <table:table-cell office:value-type="float" office:value="1.364330473" calcext:value-type="float">
            <text:p>1.364330473</text:p>
          </table:table-cell>
          <table:table-cell office:value-type="float" office:value="0.743299937" calcext:value-type="float">
            <text:p>0.743299937</text:p>
          </table:table-cell>
          <table:table-cell office:value-type="float" office:value="2.46980449" calcext:value-type="float">
            <text:p>2.46980449</text:p>
          </table:table-cell>
          <table:table-cell office:value-type="float" office:value="2.016586847" calcext:value-type="float">
            <text:p>2.016586847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94.065805" calcext:value-type="float">
            <text:p>194.065805</text:p>
          </table:table-cell>
          <table:table-cell office:value-type="float" office:value="67.9913728" calcext:value-type="float">
            <text:p>67.9913728</text:p>
          </table:table-cell>
          <table:table-cell office:value-type="float" office:value="1.40175597" calcext:value-type="float">
            <text:p>1.40175597</text:p>
          </table:table-cell>
          <table:table-cell office:value-type="float" office:value="0.772785249" calcext:value-type="float">
            <text:p>0.772785249</text:p>
          </table:table-cell>
          <table:table-cell office:value-type="float" office:value="1.46355705" calcext:value-type="float">
            <text:p>1.46355705</text:p>
          </table:table-cell>
          <table:table-cell office:value-type="float" office:value="1.1949893196" calcext:value-type="float">
            <text:p>1.1949893196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94.975658" calcext:value-type="float">
            <text:p>194.975658</text:p>
          </table:table-cell>
          <table:table-cell office:value-type="float" office:value="68.0302832" calcext:value-type="float">
            <text:p>68.0302832</text:p>
          </table:table-cell>
          <table:table-cell office:value-type="float" office:value="1.41876381" calcext:value-type="float">
            <text:p>1.41876381</text:p>
          </table:table-cell>
          <table:table-cell office:value-type="float" office:value="0.799122402" calcext:value-type="float">
            <text:p>0.799122402</text:p>
          </table:table-cell>
          <table:table-cell office:value-type="float" office:value="1.70698683" calcext:value-type="float">
            <text:p>1.70698683</text:p>
          </table:table-cell>
          <table:table-cell office:value-type="float" office:value="1.3937489" calcext:value-type="float">
            <text:p>1.3937489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94.605791" calcext:value-type="float">
            <text:p>194.605791</text:p>
          </table:table-cell>
          <table:table-cell office:value-type="float" office:value="67.4159356" calcext:value-type="float">
            <text:p>67.4159356</text:p>
          </table:table-cell>
          <table:table-cell office:value-type="float" office:value="1.44149223" calcext:value-type="float">
            <text:p>1.44149223</text:p>
          </table:table-cell>
          <table:table-cell office:value-type="float" office:value="0.817236291" calcext:value-type="float">
            <text:p>0.817236291</text:p>
          </table:table-cell>
          <table:table-cell office:value-type="float" office:value="2.376217742" calcext:value-type="float">
            <text:p>2.376217742</text:p>
          </table:table-cell>
          <table:table-cell office:value-type="float" office:value="1.940173688" calcext:value-type="float">
            <text:p>1.940173688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95.908536" calcext:value-type="float">
            <text:p>195.908536</text:p>
          </table:table-cell>
          <table:table-cell office:value-type="float" office:value="67.5423019" calcext:value-type="float">
            <text:p>67.5423019</text:p>
          </table:table-cell>
          <table:table-cell office:value-type="float" office:value="1.45665613" calcext:value-type="float">
            <text:p>1.45665613</text:p>
          </table:table-cell>
          <table:table-cell office:value-type="float" office:value="0.810306514" calcext:value-type="float">
            <text:p>0.810306514</text:p>
          </table:table-cell>
          <table:table-cell office:value-type="float" office:value="1.89549937" calcext:value-type="float">
            <text:p>1.89549937</text:p>
          </table:table-cell>
          <table:table-cell office:value-type="float" office:value="1.54766873" calcext:value-type="float">
            <text:p>1.54766873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95.619065" calcext:value-type="float">
            <text:p>195.619065</text:p>
          </table:table-cell>
          <table:table-cell office:value-type="float" office:value="67.3179551" calcext:value-type="float">
            <text:p>67.3179551</text:p>
          </table:table-cell>
          <table:table-cell office:value-type="float" office:value="1.48491578" calcext:value-type="float">
            <text:p>1.48491578</text:p>
          </table:table-cell>
          <table:table-cell office:value-type="float" office:value="0.816054831" calcext:value-type="float">
            <text:p>0.816054831</text:p>
          </table:table-cell>
          <table:table-cell office:value-type="float" office:value="2.11415759" calcext:value-type="float">
            <text:p>2.11415759</text:p>
          </table:table-cell>
          <table:table-cell office:value-type="float" office:value="1.726202416" calcext:value-type="float">
            <text:p>1.726202416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96.431132" calcext:value-type="float">
            <text:p>196.431132</text:p>
          </table:table-cell>
          <table:table-cell office:value-type="float" office:value="67.5545432" calcext:value-type="float">
            <text:p>67.5545432</text:p>
          </table:table-cell>
          <table:table-cell office:value-type="float" office:value="1.47560334" calcext:value-type="float">
            <text:p>1.47560334</text:p>
          </table:table-cell>
          <table:table-cell office:value-type="float" office:value="0.766928662" calcext:value-type="float">
            <text:p>0.766928662</text:p>
          </table:table-cell>
          <table:table-cell office:value-type="float" office:value="1.91693698" calcext:value-type="float">
            <text:p>1.91693698</text:p>
          </table:table-cell>
          <table:table-cell office:value-type="float" office:value="1.565172475" calcext:value-type="float">
            <text:p>1.565172475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96.764443" calcext:value-type="float">
            <text:p>196.764443</text:p>
          </table:table-cell>
          <table:table-cell office:value-type="float" office:value="68.0008963" calcext:value-type="float">
            <text:p>68.0008963</text:p>
          </table:table-cell>
          <table:table-cell office:value-type="float" office:value="1.507690455" calcext:value-type="float">
            <text:p>1.507690455</text:p>
          </table:table-cell>
          <table:table-cell office:value-type="float" office:value="0.782025683" calcext:value-type="float">
            <text:p>0.782025683</text:p>
          </table:table-cell>
          <table:table-cell office:value-type="float" office:value="1.365601079" calcext:value-type="float">
            <text:p>1.365601079</text:p>
          </table:table-cell>
          <table:table-cell office:value-type="float" office:value="1.115008592" calcext:value-type="float">
            <text:p>1.115008592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97.612216" calcext:value-type="float">
            <text:p>197.612216</text:p>
          </table:table-cell>
          <table:table-cell office:value-type="float" office:value="67.9307752" calcext:value-type="float">
            <text:p>67.9307752</text:p>
          </table:table-cell>
          <table:table-cell office:value-type="float" office:value="1.499043635" calcext:value-type="float">
            <text:p>1.499043635</text:p>
          </table:table-cell>
          <table:table-cell office:value-type="float" office:value="0.742693606" calcext:value-type="float">
            <text:p>0.742693606</text:p>
          </table:table-cell>
          <table:table-cell office:value-type="float" office:value="1.540108398" calcext:value-type="float">
            <text:p>1.540108398</text:p>
          </table:table-cell>
          <table:table-cell office:value-type="float" office:value="1.257493244" calcext:value-type="float">
            <text:p>1.257493244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98.865625" calcext:value-type="float">
            <text:p>198.865625</text:p>
          </table:table-cell>
          <table:table-cell office:value-type="float" office:value="68.9094761" calcext:value-type="float">
            <text:p>68.9094761</text:p>
          </table:table-cell>
          <table:table-cell office:value-type="float" office:value="1.507971686" calcext:value-type="float">
            <text:p>1.507971686</text:p>
          </table:table-cell>
          <table:table-cell office:value-type="float" office:value="0.790302819" calcext:value-type="float">
            <text:p>0.790302819</text:p>
          </table:table-cell>
          <table:table-cell office:value-type="float" office:value="2.203498456" calcext:value-type="float">
            <text:p>2.203498456</text:p>
          </table:table-cell>
          <table:table-cell office:value-type="float" office:value="1.7991489736" calcext:value-type="float">
            <text:p>1.7991489736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99.239988" calcext:value-type="float">
            <text:p>199.239988</text:p>
          </table:table-cell>
          <table:table-cell office:value-type="float" office:value="68.8156597" calcext:value-type="float">
            <text:p>68.8156597</text:p>
          </table:table-cell>
          <table:table-cell office:value-type="float" office:value="1.501957806" calcext:value-type="float">
            <text:p>1.501957806</text:p>
          </table:table-cell>
          <table:table-cell office:value-type="float" office:value="0.805610977" calcext:value-type="float">
            <text:p>0.805610977</text:p>
          </table:table-cell>
          <table:table-cell office:value-type="float" office:value="0.82017064" calcext:value-type="float">
            <text:p>0.82017064</text:p>
          </table:table-cell>
          <table:table-cell office:value-type="float" office:value="0.66966653" calcext:value-type="float">
            <text:p>0.66966653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99.829545" calcext:value-type="float">
            <text:p>199.829545</text:p>
          </table:table-cell>
          <table:table-cell office:value-type="float" office:value="69.25113" calcext:value-type="float">
            <text:p>69.25113</text:p>
          </table:table-cell>
          <table:table-cell office:value-type="float" office:value="1.53238028" calcext:value-type="float">
            <text:p>1.53238028</text:p>
          </table:table-cell>
          <table:table-cell office:value-type="float" office:value="0.815831199" calcext:value-type="float">
            <text:p>0.815831199</text:p>
          </table:table-cell>
          <table:table-cell office:value-type="float" office:value="1.1892993346" calcext:value-type="float">
            <text:p>1.1892993346</text:p>
          </table:table-cell>
          <table:table-cell office:value-type="float" office:value="0.9710588404" calcext:value-type="float">
            <text:p>0.9710588404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200.481663" calcext:value-type="float">
            <text:p>200.481663</text:p>
          </table:table-cell>
          <table:table-cell office:value-type="float" office:value="69.3802785" calcext:value-type="float">
            <text:p>69.3802785</text:p>
          </table:table-cell>
          <table:table-cell office:value-type="float" office:value="1.51952977" calcext:value-type="float">
            <text:p>1.51952977</text:p>
          </table:table-cell>
          <table:table-cell office:value-type="float" office:value="0.846917039" calcext:value-type="float">
            <text:p>0.846917039</text:p>
          </table:table-cell>
          <table:table-cell office:value-type="float" office:value="1.21837186" calcext:value-type="float">
            <text:p>1.21837186</text:p>
          </table:table-cell>
          <table:table-cell office:value-type="float" office:value="0.994796457" calcext:value-type="float">
            <text:p>0.994796457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200.442525" calcext:value-type="float">
            <text:p>200.442525</text:p>
          </table:table-cell>
          <table:table-cell office:value-type="float" office:value="69.2158158" calcext:value-type="float">
            <text:p>69.2158158</text:p>
          </table:table-cell>
          <table:table-cell office:value-type="float" office:value="1.54794665" calcext:value-type="float">
            <text:p>1.54794665</text:p>
          </table:table-cell>
          <table:table-cell office:value-type="float" office:value="0.858091347" calcext:value-type="float">
            <text:p>0.858091347</text:p>
          </table:table-cell>
          <table:table-cell office:value-type="float" office:value="1.043319525" calcext:value-type="float">
            <text:p>1.043319525</text:p>
          </table:table-cell>
          <table:table-cell office:value-type="float" office:value="0.851866851" calcext:value-type="float">
            <text:p>0.851866851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200.986639" calcext:value-type="float">
            <text:p>200.986639</text:p>
          </table:table-cell>
          <table:table-cell office:value-type="float" office:value="69.042223" calcext:value-type="float">
            <text:p>69.042223</text:p>
          </table:table-cell>
          <table:table-cell office:value-type="float" office:value="1.53423385" calcext:value-type="float">
            <text:p>1.53423385</text:p>
          </table:table-cell>
          <table:table-cell office:value-type="float" office:value="0.848561498" calcext:value-type="float">
            <text:p>0.848561498</text:p>
          </table:table-cell>
          <table:table-cell office:value-type="float" office:value="1.46213611" calcext:value-type="float">
            <text:p>1.46213611</text:p>
          </table:table-cell>
          <table:table-cell office:value-type="float" office:value="1.19382913" calcext:value-type="float">
            <text:p>1.19382913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200.079717" calcext:value-type="float">
            <text:p>200.079717</text:p>
          </table:table-cell>
          <table:table-cell office:value-type="float" office:value="68.6658174" calcext:value-type="float">
            <text:p>68.6658174</text:p>
          </table:table-cell>
          <table:table-cell office:value-type="float" office:value="1.59875024" calcext:value-type="float">
            <text:p>1.59875024</text:p>
          </table:table-cell>
          <table:table-cell office:value-type="float" office:value="0.863374069" calcext:value-type="float">
            <text:p>0.863374069</text:p>
          </table:table-cell>
          <table:table-cell office:value-type="float" office:value="1.335991438" calcext:value-type="float">
            <text:p>1.335991438</text:p>
          </table:table-cell>
          <table:table-cell office:value-type="float" office:value="1.090832453" calcext:value-type="float">
            <text:p>1.090832453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200.682849" calcext:value-type="float">
            <text:p>200.682849</text:p>
          </table:table-cell>
          <table:table-cell office:value-type="float" office:value="68.6732739" calcext:value-type="float">
            <text:p>68.6732739</text:p>
          </table:table-cell>
          <table:table-cell office:value-type="float" office:value="1.56979862" calcext:value-type="float">
            <text:p>1.56979862</text:p>
          </table:table-cell>
          <table:table-cell office:value-type="float" office:value="0.834995419" calcext:value-type="float">
            <text:p>0.834995419</text:p>
          </table:table-cell>
          <table:table-cell office:value-type="float" office:value="1.638341813" calcext:value-type="float">
            <text:p>1.638341813</text:p>
          </table:table-cell>
          <table:table-cell office:value-type="float" office:value="1.33770046" calcext:value-type="float">
            <text:p>1.33770046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99.786017" calcext:value-type="float">
            <text:p>199.786017</text:p>
          </table:table-cell>
          <table:table-cell office:value-type="float" office:value="68.2995487" calcext:value-type="float">
            <text:p>68.2995487</text:p>
          </table:table-cell>
          <table:table-cell office:value-type="float" office:value="1.61111893" calcext:value-type="float">
            <text:p>1.61111893</text:p>
          </table:table-cell>
          <table:table-cell office:value-type="float" office:value="0.857347915" calcext:value-type="float">
            <text:p>0.857347915</text:p>
          </table:table-cell>
          <table:table-cell office:value-type="float" office:value="1.33118047" calcext:value-type="float">
            <text:p>1.33118047</text:p>
          </table:table-cell>
          <table:table-cell office:value-type="float" office:value="1.086904312" calcext:value-type="float">
            <text:p>1.086904312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200.09662" calcext:value-type="float">
            <text:p>200.09662</text:p>
          </table:table-cell>
          <table:table-cell office:value-type="float" office:value="68.3091014" calcext:value-type="float">
            <text:p>68.3091014</text:p>
          </table:table-cell>
          <table:table-cell office:value-type="float" office:value="1.57117627" calcext:value-type="float">
            <text:p>1.57117627</text:p>
          </table:table-cell>
          <table:table-cell office:value-type="float" office:value="0.824443894" calcext:value-type="float">
            <text:p>0.824443894</text:p>
          </table:table-cell>
          <table:table-cell office:value-type="float" office:value="1.8139898" calcext:value-type="float">
            <text:p>1.8139898</text:p>
          </table:table-cell>
          <table:table-cell office:value-type="float" office:value="1.481116434" calcext:value-type="float">
            <text:p>1.481116434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99.79678" calcext:value-type="float">
            <text:p>199.79678</text:p>
          </table:table-cell>
          <table:table-cell office:value-type="float" office:value="67.8187446" calcext:value-type="float">
            <text:p>67.8187446</text:p>
          </table:table-cell>
          <table:table-cell office:value-type="float" office:value="1.56226414" calcext:value-type="float">
            <text:p>1.56226414</text:p>
          </table:table-cell>
          <table:table-cell office:value-type="float" office:value="0.79126818" calcext:value-type="float">
            <text:p>0.79126818</text:p>
          </table:table-cell>
          <table:table-cell office:value-type="float" office:value="1.88101485" calcext:value-type="float">
            <text:p>1.88101485</text:p>
          </table:table-cell>
          <table:table-cell office:value-type="float" office:value="1.53584218" calcext:value-type="float">
            <text:p>1.53584218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200.122803" calcext:value-type="float">
            <text:p>200.122803</text:p>
          </table:table-cell>
          <table:table-cell office:value-type="float" office:value="67.6484925" calcext:value-type="float">
            <text:p>67.6484925</text:p>
          </table:table-cell>
          <table:table-cell office:value-type="float" office:value="1.5418967" calcext:value-type="float">
            <text:p>1.5418967</text:p>
          </table:table-cell>
          <table:table-cell office:value-type="float" office:value="0.771466039" calcext:value-type="float">
            <text:p>0.771466039</text:p>
          </table:table-cell>
          <table:table-cell office:value-type="float" office:value="1.91331518" calcext:value-type="float">
            <text:p>1.91331518</text:p>
          </table:table-cell>
          <table:table-cell office:value-type="float" office:value="1.56221533" calcext:value-type="float">
            <text:p>1.56221533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99.873353" calcext:value-type="float">
            <text:p>199.873353</text:p>
          </table:table-cell>
          <table:table-cell office:value-type="float" office:value="67.2064116" calcext:value-type="float">
            <text:p>67.2064116</text:p>
          </table:table-cell>
          <table:table-cell office:value-type="float" office:value="1.53588831" calcext:value-type="float">
            <text:p>1.53588831</text:p>
          </table:table-cell>
          <table:table-cell office:value-type="float" office:value="0.778068192" calcext:value-type="float">
            <text:p>0.778068192</text:p>
          </table:table-cell>
          <table:table-cell office:value-type="float" office:value="2.43717871" calcext:value-type="float">
            <text:p>2.43717871</text:p>
          </table:table-cell>
          <table:table-cell office:value-type="float" office:value="1.98994809" calcext:value-type="float">
            <text:p>1.98994809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200.08269" calcext:value-type="float">
            <text:p>200.08269</text:p>
          </table:table-cell>
          <table:table-cell office:value-type="float" office:value="66.9254933" calcext:value-type="float">
            <text:p>66.9254933</text:p>
          </table:table-cell>
          <table:table-cell office:value-type="float" office:value="1.531552274" calcext:value-type="float">
            <text:p>1.531552274</text:p>
          </table:table-cell>
          <table:table-cell office:value-type="float" office:value="0.776116208" calcext:value-type="float">
            <text:p>0.776116208</text:p>
          </table:table-cell>
          <table:table-cell office:value-type="float" office:value="1.6569407" calcext:value-type="float">
            <text:p>1.6569407</text:p>
          </table:table-cell>
          <table:table-cell office:value-type="float" office:value="1.35288645" calcext:value-type="float">
            <text:p>1.35288645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200.271534" calcext:value-type="float">
            <text:p>200.271534</text:p>
          </table:table-cell>
          <table:table-cell office:value-type="float" office:value="66.6029809" calcext:value-type="float">
            <text:p>66.6029809</text:p>
          </table:table-cell>
          <table:table-cell office:value-type="float" office:value="1.496088644" calcext:value-type="float">
            <text:p>1.496088644</text:p>
          </table:table-cell>
          <table:table-cell office:value-type="float" office:value="0.729434927" calcext:value-type="float">
            <text:p>0.729434927</text:p>
          </table:table-cell>
          <table:table-cell office:value-type="float" office:value="2.3148964" calcext:value-type="float">
            <text:p>2.3148964</text:p>
          </table:table-cell>
          <table:table-cell office:value-type="float" office:value="1.89010509" calcext:value-type="float">
            <text:p>1.89010509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200.655578" calcext:value-type="float">
            <text:p>200.655578</text:p>
          </table:table-cell>
          <table:table-cell office:value-type="float" office:value="66.7215998" calcext:value-type="float">
            <text:p>66.7215998</text:p>
          </table:table-cell>
          <table:table-cell office:value-type="float" office:value="1.477062669" calcext:value-type="float">
            <text:p>1.477062669</text:p>
          </table:table-cell>
          <table:table-cell office:value-type="float" office:value="0.725554079" calcext:value-type="float">
            <text:p>0.725554079</text:p>
          </table:table-cell>
          <table:table-cell office:value-type="float" office:value="1.89468255" calcext:value-type="float">
            <text:p>1.89468255</text:p>
          </table:table-cell>
          <table:table-cell office:value-type="float" office:value="1.54700183" calcext:value-type="float">
            <text:p>1.54700183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200.821271" calcext:value-type="float">
            <text:p>200.821271</text:p>
          </table:table-cell>
          <table:table-cell office:value-type="float" office:value="66.3542162" calcext:value-type="float">
            <text:p>66.3542162</text:p>
          </table:table-cell>
          <table:table-cell office:value-type="float" office:value="1.449120649" calcext:value-type="float">
            <text:p>1.449120649</text:p>
          </table:table-cell>
          <table:table-cell office:value-type="float" office:value="0.715609282" calcext:value-type="float">
            <text:p>0.715609282</text:p>
          </table:table-cell>
          <table:table-cell office:value-type="float" office:value="2.2566988848" calcext:value-type="float">
            <text:p>2.2566988848</text:p>
          </table:table-cell>
          <table:table-cell office:value-type="float" office:value="1.842586955" calcext:value-type="float">
            <text:p>1.842586955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201.358079" calcext:value-type="float">
            <text:p>201.358079</text:p>
          </table:table-cell>
          <table:table-cell office:value-type="float" office:value="66.659258" calcext:value-type="float">
            <text:p>66.659258</text:p>
          </table:table-cell>
          <table:table-cell office:value-type="float" office:value="1.47115523" calcext:value-type="float">
            <text:p>1.47115523</text:p>
          </table:table-cell>
          <table:table-cell office:value-type="float" office:value="0.752240969" calcext:value-type="float">
            <text:p>0.752240969</text:p>
          </table:table-cell>
          <table:table-cell office:value-type="float" office:value="1.78111214" calcext:value-type="float">
            <text:p>1.78111214</text:p>
          </table:table-cell>
          <table:table-cell office:value-type="float" office:value="1.45427194" calcext:value-type="float">
            <text:p>1.45427194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201.245937" calcext:value-type="float">
            <text:p>201.245937</text:p>
          </table:table-cell>
          <table:table-cell office:value-type="float" office:value="65.799641" calcext:value-type="float">
            <text:p>65.799641</text:p>
          </table:table-cell>
          <table:table-cell office:value-type="float" office:value="1.448642197" calcext:value-type="float">
            <text:p>1.448642197</text:p>
          </table:table-cell>
          <table:table-cell office:value-type="float" office:value="0.730909443" calcext:value-type="float">
            <text:p>0.730909443</text:p>
          </table:table-cell>
          <table:table-cell office:value-type="float" office:value="2.28404786" calcext:value-type="float">
            <text:p>2.28404786</text:p>
          </table:table-cell>
          <table:table-cell office:value-type="float" office:value="1.864917263" calcext:value-type="float">
            <text:p>1.864917263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201.915623" calcext:value-type="float">
            <text:p>201.915623</text:p>
          </table:table-cell>
          <table:table-cell office:value-type="float" office:value="66.2601844" calcext:value-type="float">
            <text:p>66.2601844</text:p>
          </table:table-cell>
          <table:table-cell office:value-type="float" office:value="1.477098442" calcext:value-type="float">
            <text:p>1.477098442</text:p>
          </table:table-cell>
          <table:table-cell office:value-type="float" office:value="0.763902328" calcext:value-type="float">
            <text:p>0.763902328</text:p>
          </table:table-cell>
          <table:table-cell office:value-type="float" office:value="1.63954274" calcext:value-type="float">
            <text:p>1.63954274</text:p>
          </table:table-cell>
          <table:table-cell office:value-type="float" office:value="1.33868097" calcext:value-type="float">
            <text:p>1.33868097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201.237014" calcext:value-type="float">
            <text:p>201.237014</text:p>
          </table:table-cell>
          <table:table-cell office:value-type="float" office:value="65.2519265" calcext:value-type="float">
            <text:p>65.2519265</text:p>
          </table:table-cell>
          <table:table-cell office:value-type="float" office:value="1.490269905" calcext:value-type="float">
            <text:p>1.490269905</text:p>
          </table:table-cell>
          <table:table-cell office:value-type="float" office:value="0.798227226" calcext:value-type="float">
            <text:p>0.798227226</text:p>
          </table:table-cell>
          <table:table-cell office:value-type="float" office:value="2.14733345" calcext:value-type="float">
            <text:p>2.14733345</text:p>
          </table:table-cell>
          <table:table-cell office:value-type="float" office:value="1.75329039" calcext:value-type="float">
            <text:p>1.75329039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202.187562" calcext:value-type="float">
            <text:p>202.187562</text:p>
          </table:table-cell>
          <table:table-cell office:value-type="float" office:value="65.7969429" calcext:value-type="float">
            <text:p>65.7969429</text:p>
          </table:table-cell>
          <table:table-cell office:value-type="float" office:value="1.42072753" calcext:value-type="float">
            <text:p>1.42072753</text:p>
          </table:table-cell>
          <table:table-cell office:value-type="float" office:value="0.750223371" calcext:value-type="float">
            <text:p>0.750223371</text:p>
          </table:table-cell>
          <table:table-cell office:value-type="float" office:value="1.47529848" calcext:value-type="float">
            <text:p>1.47529848</text:p>
          </table:table-cell>
          <table:table-cell office:value-type="float" office:value="1.20457617" calcext:value-type="float">
            <text:p>1.20457617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201.590337" calcext:value-type="float">
            <text:p>201.590337</text:p>
          </table:table-cell>
          <table:table-cell office:value-type="float" office:value="65.2770196" calcext:value-type="float">
            <text:p>65.2770196</text:p>
          </table:table-cell>
          <table:table-cell office:value-type="float" office:value="1.50972108" calcext:value-type="float">
            <text:p>1.50972108</text:p>
          </table:table-cell>
          <table:table-cell office:value-type="float" office:value="0.798303725" calcext:value-type="float">
            <text:p>0.798303725</text:p>
          </table:table-cell>
          <table:table-cell office:value-type="float" office:value="1.200908094" calcext:value-type="float">
            <text:p>1.200908094</text:p>
          </table:table-cell>
          <table:table-cell office:value-type="float" office:value="0.980537342" calcext:value-type="float">
            <text:p>0.980537342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202.660716" calcext:value-type="float">
            <text:p>202.660716</text:p>
          </table:table-cell>
          <table:table-cell office:value-type="float" office:value="65.7942939" calcext:value-type="float">
            <text:p>65.7942939</text:p>
          </table:table-cell>
          <table:table-cell office:value-type="float" office:value="1.530325145" calcext:value-type="float">
            <text:p>1.530325145</text:p>
          </table:table-cell>
          <table:table-cell office:value-type="float" office:value="0.838257283" calcext:value-type="float">
            <text:p>0.838257283</text:p>
          </table:table-cell>
          <table:table-cell office:value-type="float" office:value="1.861634297" calcext:value-type="float">
            <text:p>1.861634297</text:p>
          </table:table-cell>
          <table:table-cell office:value-type="float" office:value="1.52001804" calcext:value-type="float">
            <text:p>1.52001804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202.35482" calcext:value-type="float">
            <text:p>202.35482</text:p>
          </table:table-cell>
          <table:table-cell office:value-type="float" office:value="65.3329242" calcext:value-type="float">
            <text:p>65.3329242</text:p>
          </table:table-cell>
          <table:table-cell office:value-type="float" office:value="1.506659185" calcext:value-type="float">
            <text:p>1.506659185</text:p>
          </table:table-cell>
          <table:table-cell office:value-type="float" office:value="0.857892083" calcext:value-type="float">
            <text:p>0.857892083</text:p>
          </table:table-cell>
          <table:table-cell office:value-type="float" office:value="1.11020556" calcext:value-type="float">
            <text:p>1.11020556</text:p>
          </table:table-cell>
          <table:table-cell office:value-type="float" office:value="0.90647907" calcext:value-type="float">
            <text:p>0.90647907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203.447602" calcext:value-type="float">
            <text:p>203.447602</text:p>
          </table:table-cell>
          <table:table-cell office:value-type="float" office:value="66.0435453" calcext:value-type="float">
            <text:p>66.0435453</text:p>
          </table:table-cell>
          <table:table-cell office:value-type="float" office:value="1.50385547" calcext:value-type="float">
            <text:p>1.50385547</text:p>
          </table:table-cell>
          <table:table-cell office:value-type="float" office:value="0.868366715" calcext:value-type="float">
            <text:p>0.868366715</text:p>
          </table:table-cell>
          <table:table-cell office:value-type="float" office:value="1.50234097" calcext:value-type="float">
            <text:p>1.50234097</text:p>
          </table:table-cell>
          <table:table-cell office:value-type="float" office:value="1.22665619" calcext:value-type="float">
            <text:p>1.22665619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202.837274" calcext:value-type="float">
            <text:p>202.837274</text:p>
          </table:table-cell>
          <table:table-cell office:value-type="float" office:value="65.8350864" calcext:value-type="float">
            <text:p>65.8350864</text:p>
          </table:table-cell>
          <table:table-cell office:value-type="float" office:value="1.4838015" calcext:value-type="float">
            <text:p>1.4838015</text:p>
          </table:table-cell>
          <table:table-cell office:value-type="float" office:value="0.897078912" calcext:value-type="float">
            <text:p>0.897078912</text:p>
          </table:table-cell>
          <table:table-cell office:value-type="float" office:value="1.34099071" calcext:value-type="float">
            <text:p>1.34099071</text:p>
          </table:table-cell>
          <table:table-cell office:value-type="float" office:value="1.09491432" calcext:value-type="float">
            <text:p>1.09491432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203.257897" calcext:value-type="float">
            <text:p>203.257897</text:p>
          </table:table-cell>
          <table:table-cell office:value-type="float" office:value="66.1674007" calcext:value-type="float">
            <text:p>66.1674007</text:p>
          </table:table-cell>
          <table:table-cell office:value-type="float" office:value="1.52968886" calcext:value-type="float">
            <text:p>1.52968886</text:p>
          </table:table-cell>
          <table:table-cell office:value-type="float" office:value="0.869398952" calcext:value-type="float">
            <text:p>0.869398952</text:p>
          </table:table-cell>
          <table:table-cell office:value-type="float" office:value="0.95859182" calcext:value-type="float">
            <text:p>0.95859182</text:p>
          </table:table-cell>
          <table:table-cell office:value-type="float" office:value="0.78268695" calcext:value-type="float">
            <text:p>0.78268695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203.41129" calcext:value-type="float">
            <text:p>203.41129</text:p>
          </table:table-cell>
          <table:table-cell office:value-type="float" office:value="65.7473999" calcext:value-type="float">
            <text:p>65.7473999</text:p>
          </table:table-cell>
          <table:table-cell office:value-type="float" office:value="1.51768317" calcext:value-type="float">
            <text:p>1.51768317</text:p>
          </table:table-cell>
          <table:table-cell office:value-type="float" office:value="0.83247147" calcext:value-type="float">
            <text:p>0.83247147</text:p>
          </table:table-cell>
          <table:table-cell office:value-type="float" office:value="1.88354031" calcext:value-type="float">
            <text:p>1.88354031</text:p>
          </table:table-cell>
          <table:table-cell office:value-type="float" office:value="1.5379042" calcext:value-type="float">
            <text:p>1.5379042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203.700937" calcext:value-type="float">
            <text:p>203.700937</text:p>
          </table:table-cell>
          <table:table-cell office:value-type="float" office:value="65.6809232" calcext:value-type="float">
            <text:p>65.6809232</text:p>
          </table:table-cell>
          <table:table-cell office:value-type="float" office:value="1.61272014" calcext:value-type="float">
            <text:p>1.61272014</text:p>
          </table:table-cell>
          <table:table-cell office:value-type="float" office:value="0.827175767" calcext:value-type="float">
            <text:p>0.827175767</text:p>
          </table:table-cell>
          <table:table-cell office:value-type="float" office:value="1.7375947" calcext:value-type="float">
            <text:p>1.7375947</text:p>
          </table:table-cell>
          <table:table-cell office:value-type="float" office:value="1.418740127" calcext:value-type="float">
            <text:p>1.418740127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203.8915766" calcext:value-type="float">
            <text:p>203.8915766</text:p>
          </table:table-cell>
          <table:table-cell office:value-type="float" office:value="65.1185583" calcext:value-type="float">
            <text:p>65.1185583</text:p>
          </table:table-cell>
          <table:table-cell office:value-type="float" office:value="1.60978786" calcext:value-type="float">
            <text:p>1.60978786</text:p>
          </table:table-cell>
          <table:table-cell office:value-type="float" office:value="0.778484912" calcext:value-type="float">
            <text:p>0.778484912</text:p>
          </table:table-cell>
          <table:table-cell office:value-type="float" office:value="1.80790245" calcext:value-type="float">
            <text:p>1.80790245</text:p>
          </table:table-cell>
          <table:table-cell office:value-type="float" office:value="1.47614619" calcext:value-type="float">
            <text:p>1.47614619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203.9337556" calcext:value-type="float">
            <text:p>203.9337556</text:p>
          </table:table-cell>
          <table:table-cell office:value-type="float" office:value="65.0947178" calcext:value-type="float">
            <text:p>65.0947178</text:p>
          </table:table-cell>
          <table:table-cell office:value-type="float" office:value="1.59373032" calcext:value-type="float">
            <text:p>1.59373032</text:p>
          </table:table-cell>
          <table:table-cell office:value-type="float" office:value="0.823449838" calcext:value-type="float">
            <text:p>0.823449838</text:p>
          </table:table-cell>
          <table:table-cell office:value-type="float" office:value="1.597857114" calcext:value-type="float">
            <text:p>1.597857114</text:p>
          </table:table-cell>
          <table:table-cell office:value-type="float" office:value="1.30464486" calcext:value-type="float">
            <text:p>1.30464486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204.414858" calcext:value-type="float">
            <text:p>204.414858</text:p>
          </table:table-cell>
          <table:table-cell office:value-type="float" office:value="64.6105965" calcext:value-type="float">
            <text:p>64.6105965</text:p>
          </table:table-cell>
          <table:table-cell office:value-type="float" office:value="1.573948663" calcext:value-type="float">
            <text:p>1.573948663</text:p>
          </table:table-cell>
          <table:table-cell office:value-type="float" office:value="0.794342969" calcext:value-type="float">
            <text:p>0.794342969</text:p>
          </table:table-cell>
          <table:table-cell office:value-type="float" office:value="2.04269865" calcext:value-type="float">
            <text:p>2.04269865</text:p>
          </table:table-cell>
          <table:table-cell office:value-type="float" office:value="1.66785644" calcext:value-type="float">
            <text:p>1.66785644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204.270118" calcext:value-type="float">
            <text:p>204.270118</text:p>
          </table:table-cell>
          <table:table-cell office:value-type="float" office:value="64.2086869" calcext:value-type="float">
            <text:p>64.2086869</text:p>
          </table:table-cell>
          <table:table-cell office:value-type="float" office:value="1.562200733" calcext:value-type="float">
            <text:p>1.562200733</text:p>
          </table:table-cell>
          <table:table-cell office:value-type="float" office:value="0.792723673" calcext:value-type="float">
            <text:p>0.792723673</text:p>
          </table:table-cell>
          <table:table-cell office:value-type="float" office:value="1.7619383" calcext:value-type="float">
            <text:p>1.7619383</text:p>
          </table:table-cell>
          <table:table-cell office:value-type="float" office:value="1.4386166" calcext:value-type="float">
            <text:p>1.4386166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204.948852" calcext:value-type="float">
            <text:p>204.948852</text:p>
          </table:table-cell>
          <table:table-cell office:value-type="float" office:value="63.726155" calcext:value-type="float">
            <text:p>63.726155</text:p>
          </table:table-cell>
          <table:table-cell office:value-type="float" office:value="1.528316495" calcext:value-type="float">
            <text:p>1.528316495</text:p>
          </table:table-cell>
          <table:table-cell office:value-type="float" office:value="0.792581607" calcext:value-type="float">
            <text:p>0.792581607</text:p>
          </table:table-cell>
          <table:table-cell office:value-type="float" office:value="1.98442681" calcext:value-type="float">
            <text:p>1.98442681</text:p>
          </table:table-cell>
          <table:table-cell office:value-type="float" office:value="1.62027774" calcext:value-type="float">
            <text:p>1.62027774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205.239786" calcext:value-type="float">
            <text:p>205.239786</text:p>
          </table:table-cell>
          <table:table-cell office:value-type="float" office:value="63.4639356" calcext:value-type="float">
            <text:p>63.4639356</text:p>
          </table:table-cell>
          <table:table-cell office:value-type="float" office:value="1.510651555" calcext:value-type="float">
            <text:p>1.510651555</text:p>
          </table:table-cell>
          <table:table-cell office:value-type="float" office:value="0.765082788" calcext:value-type="float">
            <text:p>0.765082788</text:p>
          </table:table-cell>
          <table:table-cell office:value-type="float" office:value="1.35580224" calcext:value-type="float">
            <text:p>1.35580224</text:p>
          </table:table-cell>
          <table:table-cell office:value-type="float" office:value="1.107007904" calcext:value-type="float">
            <text:p>1.107007904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205.488778" calcext:value-type="float">
            <text:p>205.488778</text:p>
          </table:table-cell>
          <table:table-cell office:value-type="float" office:value="63.2895818" calcext:value-type="float">
            <text:p>63.2895818</text:p>
          </table:table-cell>
          <table:table-cell office:value-type="float" office:value="1.50899556" calcext:value-type="float">
            <text:p>1.50899556</text:p>
          </table:table-cell>
          <table:table-cell office:value-type="float" office:value="0.849148306" calcext:value-type="float">
            <text:p>0.849148306</text:p>
          </table:table-cell>
          <table:table-cell office:value-type="float" office:value="2.07134273" calcext:value-type="float">
            <text:p>2.07134273</text:p>
          </table:table-cell>
          <table:table-cell office:value-type="float" office:value="1.69124421" calcext:value-type="float">
            <text:p>1.69124421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205.661843" calcext:value-type="float">
            <text:p>205.661843</text:p>
          </table:table-cell>
          <table:table-cell office:value-type="float" office:value="62.9561387" calcext:value-type="float">
            <text:p>62.9561387</text:p>
          </table:table-cell>
          <table:table-cell office:value-type="float" office:value="1.50050593" calcext:value-type="float">
            <text:p>1.50050593</text:p>
          </table:table-cell>
          <table:table-cell office:value-type="float" office:value="0.841602053" calcext:value-type="float">
            <text:p>0.841602053</text:p>
          </table:table-cell>
          <table:table-cell office:value-type="float" office:value="1.422277336" calcext:value-type="float">
            <text:p>1.422277336</text:p>
          </table:table-cell>
          <table:table-cell office:value-type="float" office:value="1.161284582" calcext:value-type="float">
            <text:p>1.161284582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205.936852" calcext:value-type="float">
            <text:p>205.936852</text:p>
          </table:table-cell>
          <table:table-cell office:value-type="float" office:value="63.2167424" calcext:value-type="float">
            <text:p>63.2167424</text:p>
          </table:table-cell>
          <table:table-cell office:value-type="float" office:value="1.524292924" calcext:value-type="float">
            <text:p>1.524292924</text:p>
          </table:table-cell>
          <table:table-cell office:value-type="float" office:value="0.842927465" calcext:value-type="float">
            <text:p>0.842927465</text:p>
          </table:table-cell>
          <table:table-cell office:value-type="float" office:value="2.53209138" calcext:value-type="float">
            <text:p>2.53209138</text:p>
          </table:table-cell>
          <table:table-cell office:value-type="float" office:value="2.06744396" calcext:value-type="float">
            <text:p>2.06744396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205.957507" calcext:value-type="float">
            <text:p>205.957507</text:p>
          </table:table-cell>
          <table:table-cell office:value-type="float" office:value="62.9474412" calcext:value-type="float">
            <text:p>62.9474412</text:p>
          </table:table-cell>
          <table:table-cell office:value-type="float" office:value="1.542400354" calcext:value-type="float">
            <text:p>1.542400354</text:p>
          </table:table-cell>
          <table:table-cell office:value-type="float" office:value="0.844447552" calcext:value-type="float">
            <text:p>0.844447552</text:p>
          </table:table-cell>
          <table:table-cell office:value-type="float" office:value="1.238624158" calcext:value-type="float">
            <text:p>1.238624158</text:p>
          </table:table-cell>
          <table:table-cell office:value-type="float" office:value="1.011332377" calcext:value-type="float">
            <text:p>1.011332377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206.152083" calcext:value-type="float">
            <text:p>206.152083</text:p>
          </table:table-cell>
          <table:table-cell office:value-type="float" office:value="63.2376516" calcext:value-type="float">
            <text:p>63.2376516</text:p>
          </table:table-cell>
          <table:table-cell office:value-type="float" office:value="1.53623049" calcext:value-type="float">
            <text:p>1.53623049</text:p>
          </table:table-cell>
          <table:table-cell office:value-type="float" office:value="0.893180214" calcext:value-type="float">
            <text:p>0.893180214</text:p>
          </table:table-cell>
          <table:table-cell office:value-type="float" office:value="2.585328724" calcext:value-type="float">
            <text:p>2.585328724</text:p>
          </table:table-cell>
          <table:table-cell office:value-type="float" office:value="2.110912074" calcext:value-type="float">
            <text:p>2.110912074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206.160349" calcext:value-type="float">
            <text:p>206.160349</text:p>
          </table:table-cell>
          <table:table-cell office:value-type="float" office:value="63.034823" calcext:value-type="float">
            <text:p>63.034823</text:p>
          </table:table-cell>
          <table:table-cell office:value-type="float" office:value="1.55153265" calcext:value-type="float">
            <text:p>1.55153265</text:p>
          </table:table-cell>
          <table:table-cell office:value-type="float" office:value="0.916444639" calcext:value-type="float">
            <text:p>0.916444639</text:p>
          </table:table-cell>
          <table:table-cell office:value-type="float" office:value="1.29064048" calcext:value-type="float">
            <text:p>1.29064048</text:p>
          </table:table-cell>
          <table:table-cell office:value-type="float" office:value="1.053803618" calcext:value-type="float">
            <text:p>1.053803618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205.677917" calcext:value-type="float">
            <text:p>205.677917</text:p>
          </table:table-cell>
          <table:table-cell office:value-type="float" office:value="63.4586785" calcext:value-type="float">
            <text:p>63.4586785</text:p>
          </table:table-cell>
          <table:table-cell office:value-type="float" office:value="1.63954909" calcext:value-type="float">
            <text:p>1.63954909</text:p>
          </table:table-cell>
          <table:table-cell office:value-type="float" office:value="0.896539159" calcext:value-type="float">
            <text:p>0.896539159</text:p>
          </table:table-cell>
          <table:table-cell office:value-type="float" office:value="2.213506506" calcext:value-type="float">
            <text:p>2.213506506</text:p>
          </table:table-cell>
          <table:table-cell office:value-type="float" office:value="1.807320454" calcext:value-type="float">
            <text:p>1.807320454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205.37057" calcext:value-type="float">
            <text:p>205.37057</text:p>
          </table:table-cell>
          <table:table-cell office:value-type="float" office:value="63.3073495" calcext:value-type="float">
            <text:p>63.3073495</text:p>
          </table:table-cell>
          <table:table-cell office:value-type="float" office:value="1.65187256" calcext:value-type="float">
            <text:p>1.65187256</text:p>
          </table:table-cell>
          <table:table-cell office:value-type="float" office:value="0.915125473" calcext:value-type="float">
            <text:p>0.915125473</text:p>
          </table:table-cell>
          <table:table-cell office:value-type="float" office:value="1.69033939" calcext:value-type="float">
            <text:p>1.69033939</text:p>
          </table:table-cell>
          <table:table-cell office:value-type="float" office:value="1.380156366" calcext:value-type="float">
            <text:p>1.380156366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205.276583" calcext:value-type="float">
            <text:p>205.276583</text:p>
          </table:table-cell>
          <table:table-cell office:value-type="float" office:value="63.7072179" calcext:value-type="float">
            <text:p>63.7072179</text:p>
          </table:table-cell>
          <table:table-cell office:value-type="float" office:value="1.55689267" calcext:value-type="float">
            <text:p>1.55689267</text:p>
          </table:table-cell>
          <table:table-cell office:value-type="float" office:value="0.89335245" calcext:value-type="float">
            <text:p>0.89335245</text:p>
          </table:table-cell>
          <table:table-cell office:value-type="float" office:value="1.19214686" calcext:value-type="float">
            <text:p>1.19214686</text:p>
          </table:table-cell>
          <table:table-cell office:value-type="float" office:value="0.973383868" calcext:value-type="float">
            <text:p>0.97338386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5.325302" calcext:value-type="float">
            <text:p>205.325302</text:p>
          </table:table-cell>
          <table:table-cell office:value-type="float" office:value="63.8079507" calcext:value-type="float">
            <text:p>63.8079507</text:p>
          </table:table-cell>
          <table:table-cell office:value-type="float" office:value="1.52522515" calcext:value-type="float">
            <text:p>1.52522515</text:p>
          </table:table-cell>
          <table:table-cell office:value-type="float" office:value="0.876677068" calcext:value-type="float">
            <text:p>0.876677068</text:p>
          </table:table-cell>
          <table:table-cell office:value-type="float" office:value="1.29605277" calcext:value-type="float">
            <text:p>1.29605277</text:p>
          </table:table-cell>
          <table:table-cell office:value-type="float" office:value="1.058222628" calcext:value-type="float">
            <text:p>1.058222628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204.843271" calcext:value-type="float">
            <text:p>204.843271</text:p>
          </table:table-cell>
          <table:table-cell office:value-type="float" office:value="63.6523341" calcext:value-type="float">
            <text:p>63.6523341</text:p>
          </table:table-cell>
          <table:table-cell office:value-type="float" office:value="1.57403351" calcext:value-type="float">
            <text:p>1.57403351</text:p>
          </table:table-cell>
          <table:table-cell office:value-type="float" office:value="0.870991283" calcext:value-type="float">
            <text:p>0.870991283</text:p>
          </table:table-cell>
          <table:table-cell office:value-type="float" office:value="1.348394736" calcext:value-type="float">
            <text:p>1.348394736</text:p>
          </table:table-cell>
          <table:table-cell office:value-type="float" office:value="1.100959715" calcext:value-type="float">
            <text:p>1.100959715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204.672366" calcext:value-type="float">
            <text:p>204.672366</text:p>
          </table:table-cell>
          <table:table-cell office:value-type="float" office:value="63.8449253" calcext:value-type="float">
            <text:p>63.8449253</text:p>
          </table:table-cell>
          <table:table-cell office:value-type="float" office:value="1.57535644" calcext:value-type="float">
            <text:p>1.57535644</text:p>
          </table:table-cell>
          <table:table-cell office:value-type="float" office:value="0.867990488" calcext:value-type="float">
            <text:p>0.867990488</text:p>
          </table:table-cell>
          <table:table-cell office:value-type="float" office:value="0.91152238" calcext:value-type="float">
            <text:p>0.91152238</text:p>
          </table:table-cell>
          <table:table-cell office:value-type="float" office:value="0.74425489" calcext:value-type="float">
            <text:p>0.74425489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204.7648886" calcext:value-type="float">
            <text:p>204.7648886</text:p>
          </table:table-cell>
          <table:table-cell office:value-type="float" office:value="63.2964083" calcext:value-type="float">
            <text:p>63.2964083</text:p>
          </table:table-cell>
          <table:table-cell office:value-type="float" office:value="1.55251673" calcext:value-type="float">
            <text:p>1.55251673</text:p>
          </table:table-cell>
          <table:table-cell office:value-type="float" office:value="0.827320803" calcext:value-type="float">
            <text:p>0.827320803</text:p>
          </table:table-cell>
          <table:table-cell office:value-type="float" office:value="1.52863234" calcext:value-type="float">
            <text:p>1.52863234</text:p>
          </table:table-cell>
          <table:table-cell office:value-type="float" office:value="1.248123024" calcext:value-type="float">
            <text:p>1.248123024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204.9283466" calcext:value-type="float">
            <text:p>204.9283466</text:p>
          </table:table-cell>
          <table:table-cell office:value-type="float" office:value="63.3847101" calcext:value-type="float">
            <text:p>63.3847101</text:p>
          </table:table-cell>
          <table:table-cell office:value-type="float" office:value="1.56183975" calcext:value-type="float">
            <text:p>1.56183975</text:p>
          </table:table-cell>
          <table:table-cell office:value-type="float" office:value="0.853122241" calcext:value-type="float">
            <text:p>0.853122241</text:p>
          </table:table-cell>
          <table:table-cell office:value-type="float" office:value="0.69061412" calcext:value-type="float">
            <text:p>0.69061412</text:p>
          </table:table-cell>
          <table:table-cell office:value-type="float" office:value="0.56388405" calcext:value-type="float">
            <text:p>0.56388405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205.528211" calcext:value-type="float">
            <text:p>205.528211</text:p>
          </table:table-cell>
          <table:table-cell office:value-type="float" office:value="62.7884628" calcext:value-type="float">
            <text:p>62.7884628</text:p>
          </table:table-cell>
          <table:table-cell office:value-type="float" office:value="1.59148061" calcext:value-type="float">
            <text:p>1.59148061</text:p>
          </table:table-cell>
          <table:table-cell office:value-type="float" office:value="0.823520783" calcext:value-type="float">
            <text:p>0.823520783</text:p>
          </table:table-cell>
          <table:table-cell office:value-type="float" office:value="1.93021551" calcext:value-type="float">
            <text:p>1.93021551</text:p>
          </table:table-cell>
          <table:table-cell office:value-type="float" office:value="1.576014374" calcext:value-type="float">
            <text:p>1.576014374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205.587733" calcext:value-type="float">
            <text:p>205.587733</text:p>
          </table:table-cell>
          <table:table-cell office:value-type="float" office:value="62.7019972" calcext:value-type="float">
            <text:p>62.7019972</text:p>
          </table:table-cell>
          <table:table-cell office:value-type="float" office:value="1.64941854" calcext:value-type="float">
            <text:p>1.64941854</text:p>
          </table:table-cell>
          <table:table-cell office:value-type="float" office:value="0.829676949" calcext:value-type="float">
            <text:p>0.829676949</text:p>
          </table:table-cell>
          <table:table-cell office:value-type="float" office:value="0.99038195" calcext:value-type="float">
            <text:p>0.99038195</text:p>
          </table:table-cell>
          <table:table-cell office:value-type="float" office:value="0.80864346" calcext:value-type="float">
            <text:p>0.80864346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205.796208" calcext:value-type="float">
            <text:p>205.796208</text:p>
          </table:table-cell>
          <table:table-cell office:value-type="float" office:value="62.1162439" calcext:value-type="float">
            <text:p>62.1162439</text:p>
          </table:table-cell>
          <table:table-cell office:value-type="float" office:value="1.64666468" calcext:value-type="float">
            <text:p>1.64666468</text:p>
          </table:table-cell>
          <table:table-cell office:value-type="float" office:value="0.843736192" calcext:value-type="float">
            <text:p>0.843736192</text:p>
          </table:table-cell>
          <table:table-cell office:value-type="float" office:value="2.0207393762" calcext:value-type="float">
            <text:p>2.0207393762</text:p>
          </table:table-cell>
          <table:table-cell office:value-type="float" office:value="1.6499267554" calcext:value-type="float">
            <text:p>1.6499267554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206.015613" calcext:value-type="float">
            <text:p>206.015613</text:p>
          </table:table-cell>
          <table:table-cell office:value-type="float" office:value="62.2864731" calcext:value-type="float">
            <text:p>62.2864731</text:p>
          </table:table-cell>
          <table:table-cell office:value-type="float" office:value="1.6866029" calcext:value-type="float">
            <text:p>1.6866029</text:p>
          </table:table-cell>
          <table:table-cell office:value-type="float" office:value="0.833468986" calcext:value-type="float">
            <text:p>0.833468986</text:p>
          </table:table-cell>
          <table:table-cell office:value-type="float" office:value="0.74608344" calcext:value-type="float">
            <text:p>0.74608344</text:p>
          </table:table-cell>
          <table:table-cell office:value-type="float" office:value="0.609174579" calcext:value-type="float">
            <text:p>0.609174579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206.218423" calcext:value-type="float">
            <text:p>206.218423</text:p>
          </table:table-cell>
          <table:table-cell office:value-type="float" office:value="61.736144" calcext:value-type="float">
            <text:p>61.736144</text:p>
          </table:table-cell>
          <table:table-cell office:value-type="float" office:value="1.69608854" calcext:value-type="float">
            <text:p>1.69608854</text:p>
          </table:table-cell>
          <table:table-cell office:value-type="float" office:value="0.868479968" calcext:value-type="float">
            <text:p>0.868479968</text:p>
          </table:table-cell>
          <table:table-cell office:value-type="float" office:value="2.426172128" calcext:value-type="float">
            <text:p>2.426172128</text:p>
          </table:table-cell>
          <table:table-cell office:value-type="float" office:value="1.980961282" calcext:value-type="float">
            <text:p>1.980961282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206.669572" calcext:value-type="float">
            <text:p>206.669572</text:p>
          </table:table-cell>
          <table:table-cell office:value-type="float" office:value="61.4316998" calcext:value-type="float">
            <text:p>61.4316998</text:p>
          </table:table-cell>
          <table:table-cell office:value-type="float" office:value="1.72363603" calcext:value-type="float">
            <text:p>1.72363603</text:p>
          </table:table-cell>
          <table:table-cell office:value-type="float" office:value="0.879511791" calcext:value-type="float">
            <text:p>0.879511791</text:p>
          </table:table-cell>
          <table:table-cell office:value-type="float" office:value="1.33629196" calcext:value-type="float">
            <text:p>1.33629196</text:p>
          </table:table-cell>
          <table:table-cell office:value-type="float" office:value="1.09107784" calcext:value-type="float">
            <text:p>1.09107784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206.2071536" calcext:value-type="float">
            <text:p>206.2071536</text:p>
          </table:table-cell>
          <table:table-cell office:value-type="float" office:value="61.3814585" calcext:value-type="float">
            <text:p>61.3814585</text:p>
          </table:table-cell>
          <table:table-cell office:value-type="float" office:value="1.69977701" calcext:value-type="float">
            <text:p>1.69977701</text:p>
          </table:table-cell>
          <table:table-cell office:value-type="float" office:value="0.920505348" calcext:value-type="float">
            <text:p>0.920505348</text:p>
          </table:table-cell>
          <table:table-cell office:value-type="float" office:value="1.60697895" calcext:value-type="float">
            <text:p>1.60697895</text:p>
          </table:table-cell>
          <table:table-cell office:value-type="float" office:value="1.312092804" calcext:value-type="float">
            <text:p>1.312092804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206.0683976" calcext:value-type="float">
            <text:p>206.0683976</text:p>
          </table:table-cell>
          <table:table-cell office:value-type="float" office:value="61.2550267" calcext:value-type="float">
            <text:p>61.2550267</text:p>
          </table:table-cell>
          <table:table-cell office:value-type="float" office:value="1.71159961" calcext:value-type="float">
            <text:p>1.71159961</text:p>
          </table:table-cell>
          <table:table-cell office:value-type="float" office:value="0.945949974" calcext:value-type="float">
            <text:p>0.945949974</text:p>
          </table:table-cell>
          <table:table-cell office:value-type="float" office:value="1.7162427" calcext:value-type="float">
            <text:p>1.7162427</text:p>
          </table:table-cell>
          <table:table-cell office:value-type="float" office:value="1.40130626" calcext:value-type="float">
            <text:p>1.40130626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205.173329" calcext:value-type="float">
            <text:p>205.173329</text:p>
          </table:table-cell>
          <table:table-cell office:value-type="float" office:value="61.5115694" calcext:value-type="float">
            <text:p>61.5115694</text:p>
          </table:table-cell>
          <table:table-cell office:value-type="float" office:value="1.75554886" calcext:value-type="float">
            <text:p>1.75554886</text:p>
          </table:table-cell>
          <table:table-cell office:value-type="float" office:value="0.966682856" calcext:value-type="float">
            <text:p>0.966682856</text:p>
          </table:table-cell>
          <table:table-cell office:value-type="float" office:value="2.445346903" calcext:value-type="float">
            <text:p>2.445346903</text:p>
          </table:table-cell>
          <table:table-cell office:value-type="float" office:value="1.99661742" calcext:value-type="float">
            <text:p>1.99661742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203.924831" calcext:value-type="float">
            <text:p>203.924831</text:p>
          </table:table-cell>
          <table:table-cell office:value-type="float" office:value="61.5557164" calcext:value-type="float">
            <text:p>61.5557164</text:p>
          </table:table-cell>
          <table:table-cell office:value-type="float" office:value="1.76462752" calcext:value-type="float">
            <text:p>1.76462752</text:p>
          </table:table-cell>
          <table:table-cell office:value-type="float" office:value="0.979641206" calcext:value-type="float">
            <text:p>0.979641206</text:p>
          </table:table-cell>
          <table:table-cell office:value-type="float" office:value="1.176326713" calcext:value-type="float">
            <text:p>1.176326713</text:p>
          </table:table-cell>
          <table:table-cell office:value-type="float" office:value="0.96046672" calcext:value-type="float">
            <text:p>0.96046672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203.016461" calcext:value-type="float">
            <text:p>203.016461</text:p>
          </table:table-cell>
          <table:table-cell office:value-type="float" office:value="62.0016045" calcext:value-type="float">
            <text:p>62.0016045</text:p>
          </table:table-cell>
          <table:table-cell office:value-type="float" office:value="1.79762964" calcext:value-type="float">
            <text:p>1.79762964</text:p>
          </table:table-cell>
          <table:table-cell office:value-type="float" office:value="0.939923529" calcext:value-type="float">
            <text:p>0.939923529</text:p>
          </table:table-cell>
          <table:table-cell office:value-type="float" office:value="2.40331923" calcext:value-type="float">
            <text:p>2.40331923</text:p>
          </table:table-cell>
          <table:table-cell office:value-type="float" office:value="1.96230197" calcext:value-type="float">
            <text:p>1.96230197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201.712756" calcext:value-type="float">
            <text:p>201.712756</text:p>
          </table:table-cell>
          <table:table-cell office:value-type="float" office:value="62.0165942" calcext:value-type="float">
            <text:p>62.0165942</text:p>
          </table:table-cell>
          <table:table-cell office:value-type="float" office:value="1.80568756" calcext:value-type="float">
            <text:p>1.80568756</text:p>
          </table:table-cell>
          <table:table-cell office:value-type="float" office:value="0.942117743" calcext:value-type="float">
            <text:p>0.942117743</text:p>
          </table:table-cell>
          <table:table-cell office:value-type="float" office:value="1.005313463" calcext:value-type="float">
            <text:p>1.005313463</text:p>
          </table:table-cell>
          <table:table-cell office:value-type="float" office:value="0.8208350286" calcext:value-type="float">
            <text:p>0.8208350286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201.165416" calcext:value-type="float">
            <text:p>201.165416</text:p>
          </table:table-cell>
          <table:table-cell office:value-type="float" office:value="62.4665029" calcext:value-type="float">
            <text:p>62.4665029</text:p>
          </table:table-cell>
          <table:table-cell office:value-type="float" office:value="1.77914973" calcext:value-type="float">
            <text:p>1.77914973</text:p>
          </table:table-cell>
          <table:table-cell office:value-type="float" office:value="0.860479429" calcext:value-type="float">
            <text:p>0.860479429</text:p>
          </table:table-cell>
          <table:table-cell office:value-type="float" office:value="2.39063508" calcext:value-type="float">
            <text:p>2.39063508</text:p>
          </table:table-cell>
          <table:table-cell office:value-type="float" office:value="1.951945394" calcext:value-type="float">
            <text:p>1.951945394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99.626634" calcext:value-type="float">
            <text:p>199.626634</text:p>
          </table:table-cell>
          <table:table-cell office:value-type="float" office:value="62.386698" calcext:value-type="float">
            <text:p>62.386698</text:p>
          </table:table-cell>
          <table:table-cell office:value-type="float" office:value="1.77635642" calcext:value-type="float">
            <text:p>1.77635642</text:p>
          </table:table-cell>
          <table:table-cell office:value-type="float" office:value="0.83522103" calcext:value-type="float">
            <text:p>0.83522103</text:p>
          </table:table-cell>
          <table:table-cell office:value-type="float" office:value="1.20820888" calcext:value-type="float">
            <text:p>1.20820888</text:p>
          </table:table-cell>
          <table:table-cell office:value-type="float" office:value="0.986498406" calcext:value-type="float">
            <text:p>0.986498406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99.811352" calcext:value-type="float">
            <text:p>199.811352</text:p>
          </table:table-cell>
          <table:table-cell office:value-type="float" office:value="62.9659077" calcext:value-type="float">
            <text:p>62.9659077</text:p>
          </table:table-cell>
          <table:table-cell office:value-type="float" office:value="1.737985224" calcext:value-type="float">
            <text:p>1.737985224</text:p>
          </table:table-cell>
          <table:table-cell office:value-type="float" office:value="0.870667774" calcext:value-type="float">
            <text:p>0.870667774</text:p>
          </table:table-cell>
          <table:table-cell office:value-type="float" office:value="2.53960651" calcext:value-type="float">
            <text:p>2.53960651</text:p>
          </table:table-cell>
          <table:table-cell office:value-type="float" office:value="2.07358001" calcext:value-type="float">
            <text:p>2.07358001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98.405275" calcext:value-type="float">
            <text:p>198.405275</text:p>
          </table:table-cell>
          <table:table-cell office:value-type="float" office:value="62.8574317" calcext:value-type="float">
            <text:p>62.8574317</text:p>
          </table:table-cell>
          <table:table-cell office:value-type="float" office:value="1.730599684" calcext:value-type="float">
            <text:p>1.730599684</text:p>
          </table:table-cell>
          <table:table-cell office:value-type="float" office:value="0.863105017" calcext:value-type="float">
            <text:p>0.863105017</text:p>
          </table:table-cell>
          <table:table-cell office:value-type="float" office:value="1.347854184" calcext:value-type="float">
            <text:p>1.347854184</text:p>
          </table:table-cell>
          <table:table-cell office:value-type="float" office:value="1.10051832" calcext:value-type="float">
            <text:p>1.10051832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99.089629" calcext:value-type="float">
            <text:p>199.089629</text:p>
          </table:table-cell>
          <table:table-cell office:value-type="float" office:value="63.3385743" calcext:value-type="float">
            <text:p>63.3385743</text:p>
          </table:table-cell>
          <table:table-cell office:value-type="float" office:value="1.742281054" calcext:value-type="float">
            <text:p>1.742281054</text:p>
          </table:table-cell>
          <table:table-cell office:value-type="float" office:value="0.861863491" calcext:value-type="float">
            <text:p>0.861863491</text:p>
          </table:table-cell>
          <table:table-cell office:value-type="float" office:value="1.633334564" calcext:value-type="float">
            <text:p>1.633334564</text:p>
          </table:table-cell>
          <table:table-cell office:value-type="float" office:value="1.33361208" calcext:value-type="float">
            <text:p>1.33361208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98.402886" calcext:value-type="float">
            <text:p>198.402886</text:p>
          </table:table-cell>
          <table:table-cell office:value-type="float" office:value="63.0864833" calcext:value-type="float">
            <text:p>63.0864833</text:p>
          </table:table-cell>
          <table:table-cell office:value-type="float" office:value="1.71946769" calcext:value-type="float">
            <text:p>1.71946769</text:p>
          </table:table-cell>
          <table:table-cell office:value-type="float" office:value="0.87453973" calcext:value-type="float">
            <text:p>0.87453973</text:p>
          </table:table-cell>
          <table:table-cell office:value-type="float" office:value="1.345574169" calcext:value-type="float">
            <text:p>1.345574169</text:p>
          </table:table-cell>
          <table:table-cell office:value-type="float" office:value="1.098656743" calcext:value-type="float">
            <text:p>1.098656743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99.463974" calcext:value-type="float">
            <text:p>199.463974</text:p>
          </table:table-cell>
          <table:table-cell office:value-type="float" office:value="63.4963802" calcext:value-type="float">
            <text:p>63.4963802</text:p>
          </table:table-cell>
          <table:table-cell office:value-type="float" office:value="1.73382066" calcext:value-type="float">
            <text:p>1.73382066</text:p>
          </table:table-cell>
          <table:table-cell office:value-type="float" office:value="0.909838191" calcext:value-type="float">
            <text:p>0.909838191</text:p>
          </table:table-cell>
          <table:table-cell office:value-type="float" office:value="1.42251287" calcext:value-type="float">
            <text:p>1.42251287</text:p>
          </table:table-cell>
          <table:table-cell office:value-type="float" office:value="1.16147686" calcext:value-type="float">
            <text:p>1.16147686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99.648616" calcext:value-type="float">
            <text:p>199.648616</text:p>
          </table:table-cell>
          <table:table-cell office:value-type="float" office:value="63.5491012" calcext:value-type="float">
            <text:p>63.5491012</text:p>
          </table:table-cell>
          <table:table-cell office:value-type="float" office:value="1.71873586" calcext:value-type="float">
            <text:p>1.71873586</text:p>
          </table:table-cell>
          <table:table-cell office:value-type="float" office:value="0.886475733" calcext:value-type="float">
            <text:p>0.886475733</text:p>
          </table:table-cell>
          <table:table-cell office:value-type="float" office:value="1.58178477" calcext:value-type="float">
            <text:p>1.58178477</text:p>
          </table:table-cell>
          <table:table-cell office:value-type="float" office:value="1.29152188" calcext:value-type="float">
            <text:p>1.29152188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199.953251" calcext:value-type="float">
            <text:p>199.953251</text:p>
          </table:table-cell>
          <table:table-cell office:value-type="float" office:value="63.5940416" calcext:value-type="float">
            <text:p>63.5940416</text:p>
          </table:table-cell>
          <table:table-cell office:value-type="float" office:value="1.70067452" calcext:value-type="float">
            <text:p>1.70067452</text:p>
          </table:table-cell>
          <table:table-cell office:value-type="float" office:value="0.894814256" calcext:value-type="float">
            <text:p>0.894814256</text:p>
          </table:table-cell>
          <table:table-cell office:value-type="float" office:value="1.32569535" calcext:value-type="float">
            <text:p>1.32569535</text:p>
          </table:table-cell>
          <table:table-cell office:value-type="float" office:value="1.082425746" calcext:value-type="float">
            <text:p>1.082425746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99.65792" calcext:value-type="float">
            <text:p>199.65792</text:p>
          </table:table-cell>
          <table:table-cell office:value-type="float" office:value="63.2854928" calcext:value-type="float">
            <text:p>63.2854928</text:p>
          </table:table-cell>
          <table:table-cell office:value-type="float" office:value="1.70640857" calcext:value-type="float">
            <text:p>1.70640857</text:p>
          </table:table-cell>
          <table:table-cell office:value-type="float" office:value="0.867552841" calcext:value-type="float">
            <text:p>0.867552841</text:p>
          </table:table-cell>
          <table:table-cell office:value-type="float" office:value="1.36742215" calcext:value-type="float">
            <text:p>1.36742215</text:p>
          </table:table-cell>
          <table:table-cell office:value-type="float" office:value="1.116495545" calcext:value-type="float">
            <text:p>1.116495545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99.351621" calcext:value-type="float">
            <text:p>199.351621</text:p>
          </table:table-cell>
          <table:table-cell office:value-type="float" office:value="63.126833" calcext:value-type="float">
            <text:p>63.126833</text:p>
          </table:table-cell>
          <table:table-cell office:value-type="float" office:value="1.66662525" calcext:value-type="float">
            <text:p>1.66662525</text:p>
          </table:table-cell>
          <table:table-cell office:value-type="float" office:value="0.826980117" calcext:value-type="float">
            <text:p>0.826980117</text:p>
          </table:table-cell>
          <table:table-cell office:value-type="float" office:value="1.8525465993" calcext:value-type="float">
            <text:p>1.8525465993</text:p>
          </table:table-cell>
          <table:table-cell office:value-type="float" office:value="1.5125980148" calcext:value-type="float">
            <text:p>1.5125980148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98.854572" calcext:value-type="float">
            <text:p>198.854572</text:p>
          </table:table-cell>
          <table:table-cell office:value-type="float" office:value="62.8358867" calcext:value-type="float">
            <text:p>62.8358867</text:p>
          </table:table-cell>
          <table:table-cell office:value-type="float" office:value="1.73138287" calcext:value-type="float">
            <text:p>1.73138287</text:p>
          </table:table-cell>
          <table:table-cell office:value-type="float" office:value="0.828363947" calcext:value-type="float">
            <text:p>0.828363947</text:p>
          </table:table-cell>
          <table:table-cell office:value-type="float" office:value="1.620486731" calcext:value-type="float">
            <text:p>1.620486731</text:p>
          </table:table-cell>
          <table:table-cell office:value-type="float" office:value="1.32312185" calcext:value-type="float">
            <text:p>1.32312185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98.671084" calcext:value-type="float">
            <text:p>198.671084</text:p>
          </table:table-cell>
          <table:table-cell office:value-type="float" office:value="62.2302167" calcext:value-type="float">
            <text:p>62.2302167</text:p>
          </table:table-cell>
          <table:table-cell office:value-type="float" office:value="1.777428" calcext:value-type="float">
            <text:p>1.777428</text:p>
          </table:table-cell>
          <table:table-cell office:value-type="float" office:value="0.833506675" calcext:value-type="float">
            <text:p>0.833506675</text:p>
          </table:table-cell>
          <table:table-cell office:value-type="float" office:value="1.455250021" calcext:value-type="float">
            <text:p>1.455250021</text:p>
          </table:table-cell>
          <table:table-cell office:value-type="float" office:value="1.188206682" calcext:value-type="float">
            <text:p>1.188206682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97.990716" calcext:value-type="float">
            <text:p>197.990716</text:p>
          </table:table-cell>
          <table:table-cell office:value-type="float" office:value="62.0901989" calcext:value-type="float">
            <text:p>62.0901989</text:p>
          </table:table-cell>
          <table:table-cell office:value-type="float" office:value="1.77180984" calcext:value-type="float">
            <text:p>1.77180984</text:p>
          </table:table-cell>
          <table:table-cell office:value-type="float" office:value="0.815316543" calcext:value-type="float">
            <text:p>0.815316543</text:p>
          </table:table-cell>
          <table:table-cell office:value-type="float" office:value="0.991143537" calcext:value-type="float">
            <text:p>0.991143537</text:p>
          </table:table-cell>
          <table:table-cell office:value-type="float" office:value="0.809265325" calcext:value-type="float">
            <text:p>0.809265325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97.7091856" calcext:value-type="float">
            <text:p>197.7091856</text:p>
          </table:table-cell>
          <table:table-cell office:value-type="float" office:value="61.6830739" calcext:value-type="float">
            <text:p>61.6830739</text:p>
          </table:table-cell>
          <table:table-cell office:value-type="float" office:value="1.68335219" calcext:value-type="float">
            <text:p>1.68335219</text:p>
          </table:table-cell>
          <table:table-cell office:value-type="float" office:value="0.806739677" calcext:value-type="float">
            <text:p>0.806739677</text:p>
          </table:table-cell>
          <table:table-cell office:value-type="float" office:value="1.952148224" calcext:value-type="float">
            <text:p>1.952148224</text:p>
          </table:table-cell>
          <table:table-cell office:value-type="float" office:value="1.593922404" calcext:value-type="float">
            <text:p>1.593922404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97.4697726" calcext:value-type="float">
            <text:p>197.4697726</text:p>
          </table:table-cell>
          <table:table-cell office:value-type="float" office:value="61.7805237" calcext:value-type="float">
            <text:p>61.7805237</text:p>
          </table:table-cell>
          <table:table-cell office:value-type="float" office:value="1.67560254" calcext:value-type="float">
            <text:p>1.67560254</text:p>
          </table:table-cell>
          <table:table-cell office:value-type="float" office:value="0.790781405" calcext:value-type="float">
            <text:p>0.790781405</text:p>
          </table:table-cell>
          <table:table-cell office:value-type="float" office:value="0.9335193" calcext:value-type="float">
            <text:p>0.9335193</text:p>
          </table:table-cell>
          <table:table-cell office:value-type="float" office:value="0.76221531" calcext:value-type="float">
            <text:p>0.76221531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97.046432" calcext:value-type="float">
            <text:p>197.046432</text:p>
          </table:table-cell>
          <table:table-cell office:value-type="float" office:value="61.7616145" calcext:value-type="float">
            <text:p>61.7616145</text:p>
          </table:table-cell>
          <table:table-cell office:value-type="float" office:value="1.66725021" calcext:value-type="float">
            <text:p>1.66725021</text:p>
          </table:table-cell>
          <table:table-cell office:value-type="float" office:value="0.816845" calcext:value-type="float">
            <text:p>0.816845</text:p>
          </table:table-cell>
          <table:table-cell office:value-type="float" office:value="2.125571441" calcext:value-type="float">
            <text:p>2.125571441</text:p>
          </table:table-cell>
          <table:table-cell office:value-type="float" office:value="1.735521851" calcext:value-type="float">
            <text:p>1.735521851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96.106394" calcext:value-type="float">
            <text:p>196.106394</text:p>
          </table:table-cell>
          <table:table-cell office:value-type="float" office:value="61.9117945" calcext:value-type="float">
            <text:p>61.9117945</text:p>
          </table:table-cell>
          <table:table-cell office:value-type="float" office:value="1.65413527" calcext:value-type="float">
            <text:p>1.65413527</text:p>
          </table:table-cell>
          <table:table-cell office:value-type="float" office:value="0.815272411" calcext:value-type="float">
            <text:p>0.815272411</text:p>
          </table:table-cell>
          <table:table-cell office:value-type="float" office:value="1.575796579" calcext:value-type="float">
            <text:p>1.575796579</text:p>
          </table:table-cell>
          <table:table-cell office:value-type="float" office:value="1.286632477" calcext:value-type="float">
            <text:p>1.286632477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195.665247" calcext:value-type="float">
            <text:p>195.665247</text:p>
          </table:table-cell>
          <table:table-cell office:value-type="float" office:value="61.9008031" calcext:value-type="float">
            <text:p>61.9008031</text:p>
          </table:table-cell>
          <table:table-cell office:value-type="float" office:value="1.63523396" calcext:value-type="float">
            <text:p>1.63523396</text:p>
          </table:table-cell>
          <table:table-cell office:value-type="float" office:value="0.809980456" calcext:value-type="float">
            <text:p>0.809980456</text:p>
          </table:table-cell>
          <table:table-cell office:value-type="float" office:value="1.91751798" calcext:value-type="float">
            <text:p>1.91751798</text:p>
          </table:table-cell>
          <table:table-cell office:value-type="float" office:value="1.56564686" calcext:value-type="float">
            <text:p>1.56564686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94.816963" calcext:value-type="float">
            <text:p>194.816963</text:p>
          </table:table-cell>
          <table:table-cell office:value-type="float" office:value="62.4328618" calcext:value-type="float">
            <text:p>62.4328618</text:p>
          </table:table-cell>
          <table:table-cell office:value-type="float" office:value="1.615484137" calcext:value-type="float">
            <text:p>1.615484137</text:p>
          </table:table-cell>
          <table:table-cell office:value-type="float" office:value="0.797836812" calcext:value-type="float">
            <text:p>0.797836812</text:p>
          </table:table-cell>
          <table:table-cell office:value-type="float" office:value="2.40548942" calcext:value-type="float">
            <text:p>2.40548942</text:p>
          </table:table-cell>
          <table:table-cell office:value-type="float" office:value="1.964073873" calcext:value-type="float">
            <text:p>1.964073873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193.936642" calcext:value-type="float">
            <text:p>193.936642</text:p>
          </table:table-cell>
          <table:table-cell office:value-type="float" office:value="62.64443" calcext:value-type="float">
            <text:p>62.64443</text:p>
          </table:table-cell>
          <table:table-cell office:value-type="float" office:value="1.64357584" calcext:value-type="float">
            <text:p>1.64357584</text:p>
          </table:table-cell>
          <table:table-cell office:value-type="float" office:value="0.773247191" calcext:value-type="float">
            <text:p>0.773247191</text:p>
          </table:table-cell>
          <table:table-cell office:value-type="float" office:value="1.407897163" calcext:value-type="float">
            <text:p>1.407897163</text:p>
          </table:table-cell>
          <table:table-cell office:value-type="float" office:value="1.149543223" calcext:value-type="float">
            <text:p>1.149543223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193.070718" calcext:value-type="float">
            <text:p>193.070718</text:p>
          </table:table-cell>
          <table:table-cell office:value-type="float" office:value="62.8518803" calcext:value-type="float">
            <text:p>62.8518803</text:p>
          </table:table-cell>
          <table:table-cell office:value-type="float" office:value="1.638286457" calcext:value-type="float">
            <text:p>1.638286457</text:p>
          </table:table-cell>
          <table:table-cell office:value-type="float" office:value="0.772045012" calcext:value-type="float">
            <text:p>0.772045012</text:p>
          </table:table-cell>
          <table:table-cell office:value-type="float" office:value="2.625464044" calcext:value-type="float">
            <text:p>2.625464044</text:p>
          </table:table-cell>
          <table:table-cell office:value-type="float" office:value="2.143682433" calcext:value-type="float">
            <text:p>2.143682433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192.426322" calcext:value-type="float">
            <text:p>192.426322</text:p>
          </table:table-cell>
          <table:table-cell office:value-type="float" office:value="62.8791031" calcext:value-type="float">
            <text:p>62.8791031</text:p>
          </table:table-cell>
          <table:table-cell office:value-type="float" office:value="1.568735296" calcext:value-type="float">
            <text:p>1.568735296</text:p>
          </table:table-cell>
          <table:table-cell office:value-type="float" office:value="0.768888392" calcext:value-type="float">
            <text:p>0.768888392</text:p>
          </table:table-cell>
          <table:table-cell office:value-type="float" office:value="0.953238139" calcext:value-type="float">
            <text:p>0.953238139</text:p>
          </table:table-cell>
          <table:table-cell office:value-type="float" office:value="0.778315671" calcext:value-type="float">
            <text:p>0.778315671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91.77981" calcext:value-type="float">
            <text:p>191.77981</text:p>
          </table:table-cell>
          <table:table-cell office:value-type="float" office:value="63.1571591" calcext:value-type="float">
            <text:p>63.1571591</text:p>
          </table:table-cell>
          <table:table-cell office:value-type="float" office:value="1.59178864" calcext:value-type="float">
            <text:p>1.59178864</text:p>
          </table:table-cell>
          <table:table-cell office:value-type="float" office:value="0.756458265" calcext:value-type="float">
            <text:p>0.756458265</text:p>
          </table:table-cell>
          <table:table-cell office:value-type="float" office:value="2.228222905" calcext:value-type="float">
            <text:p>2.228222905</text:p>
          </table:table-cell>
          <table:table-cell office:value-type="float" office:value="1.819336356" calcext:value-type="float">
            <text:p>1.819336356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90.987129" calcext:value-type="float">
            <text:p>190.987129</text:p>
          </table:table-cell>
          <table:table-cell office:value-type="float" office:value="63.142297" calcext:value-type="float">
            <text:p>63.142297</text:p>
          </table:table-cell>
          <table:table-cell office:value-type="float" office:value="1.573608521" calcext:value-type="float">
            <text:p>1.573608521</text:p>
          </table:table-cell>
          <table:table-cell office:value-type="float" office:value="0.768718316" calcext:value-type="float">
            <text:p>0.768718316</text:p>
          </table:table-cell>
          <table:table-cell office:value-type="float" office:value="1.439223432" calcext:value-type="float">
            <text:p>1.439223432</text:p>
          </table:table-cell>
          <table:table-cell office:value-type="float" office:value="1.175121043" calcext:value-type="float">
            <text:p>1.175121043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90.60383" calcext:value-type="float">
            <text:p>190.60383</text:p>
          </table:table-cell>
          <table:table-cell office:value-type="float" office:value="63.3596117" calcext:value-type="float">
            <text:p>63.3596117</text:p>
          </table:table-cell>
          <table:table-cell office:value-type="float" office:value="1.490055729" calcext:value-type="float">
            <text:p>1.490055729</text:p>
          </table:table-cell>
          <table:table-cell office:value-type="float" office:value="0.745374387" calcext:value-type="float">
            <text:p>0.745374387</text:p>
          </table:table-cell>
          <table:table-cell office:value-type="float" office:value="2.3582429865" calcext:value-type="float">
            <text:p>2.3582429865</text:p>
          </table:table-cell>
          <table:table-cell office:value-type="float" office:value="1.925497321" calcext:value-type="float">
            <text:p>1.925497321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89.72992" calcext:value-type="float">
            <text:p>189.72992</text:p>
          </table:table-cell>
          <table:table-cell office:value-type="float" office:value="63.1174866" calcext:value-type="float">
            <text:p>63.1174866</text:p>
          </table:table-cell>
          <table:table-cell office:value-type="float" office:value="1.470449848" calcext:value-type="float">
            <text:p>1.470449848</text:p>
          </table:table-cell>
          <table:table-cell office:value-type="float" office:value="0.760590185" calcext:value-type="float">
            <text:p>0.760590185</text:p>
          </table:table-cell>
          <table:table-cell office:value-type="float" office:value="1.6109174959845" calcext:value-type="float">
            <text:p>1.610917496</text:p>
          </table:table-cell>
          <table:table-cell office:value-type="float" office:value="1.3153086729305" calcext:value-type="float">
            <text:p>1.3153086729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89.401804" calcext:value-type="float">
            <text:p>189.401804</text:p>
          </table:table-cell>
          <table:table-cell office:value-type="float" office:value="63.0902722" calcext:value-type="float">
            <text:p>63.0902722</text:p>
          </table:table-cell>
          <table:table-cell office:value-type="float" office:value="1.603466613" calcext:value-type="float">
            <text:p>1.603466613</text:p>
          </table:table-cell>
          <table:table-cell office:value-type="float" office:value="0.76726002" calcext:value-type="float">
            <text:p>0.76726002</text:p>
          </table:table-cell>
          <table:table-cell office:value-type="float" office:value="1.6197187485" calcext:value-type="float">
            <text:p>1.6197187485</text:p>
          </table:table-cell>
          <table:table-cell office:value-type="float" office:value="1.3224947913" calcext:value-type="float">
            <text:p>1.3224947913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88.639494" calcext:value-type="float">
            <text:p>188.639494</text:p>
          </table:table-cell>
          <table:table-cell office:value-type="float" office:value="62.6352646" calcext:value-type="float">
            <text:p>62.6352646</text:p>
          </table:table-cell>
          <table:table-cell office:value-type="float" office:value="1.600421757" calcext:value-type="float">
            <text:p>1.600421757</text:p>
          </table:table-cell>
          <table:table-cell office:value-type="float" office:value="0.782799334" calcext:value-type="float">
            <text:p>0.782799334</text:p>
          </table:table-cell>
          <table:table-cell office:value-type="float" office:value="1.812657928" calcext:value-type="float">
            <text:p>1.812657928</text:p>
          </table:table-cell>
          <table:table-cell office:value-type="float" office:value="1.4800289543" calcext:value-type="float">
            <text:p>1.4800289543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188.644607" calcext:value-type="float">
            <text:p>188.644607</text:p>
          </table:table-cell>
          <table:table-cell office:value-type="float" office:value="62.6789758" calcext:value-type="float">
            <text:p>62.6789758</text:p>
          </table:table-cell>
          <table:table-cell office:value-type="float" office:value="1.637863757" calcext:value-type="float">
            <text:p>1.637863757</text:p>
          </table:table-cell>
          <table:table-cell office:value-type="float" office:value="0.765077107" calcext:value-type="float">
            <text:p>0.765077107</text:p>
          </table:table-cell>
          <table:table-cell office:value-type="float" office:value="1.38317468" calcext:value-type="float">
            <text:p>1.38317468</text:p>
          </table:table-cell>
          <table:table-cell office:value-type="float" office:value="1.129357451" calcext:value-type="float">
            <text:p>1.129357451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187.934053" calcext:value-type="float">
            <text:p>187.934053</text:p>
          </table:table-cell>
          <table:table-cell office:value-type="float" office:value="61.975108" calcext:value-type="float">
            <text:p>61.975108</text:p>
          </table:table-cell>
          <table:table-cell office:value-type="float" office:value="1.636826903" calcext:value-type="float">
            <text:p>1.636826903</text:p>
          </table:table-cell>
          <table:table-cell office:value-type="float" office:value="0.762646927" calcext:value-type="float">
            <text:p>0.762646927</text:p>
          </table:table-cell>
          <table:table-cell office:value-type="float" office:value="2.1162075059845" calcext:value-type="float">
            <text:p>2.116207506</text:p>
          </table:table-cell>
          <table:table-cell office:value-type="float" office:value="1.7278762149305" calcext:value-type="float">
            <text:p>1.7278762149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87.539851" calcext:value-type="float">
            <text:p>187.539851</text:p>
          </table:table-cell>
          <table:table-cell office:value-type="float" office:value="62.1973641" calcext:value-type="float">
            <text:p>62.1973641</text:p>
          </table:table-cell>
          <table:table-cell office:value-type="float" office:value="1.615323243" calcext:value-type="float">
            <text:p>1.615323243</text:p>
          </table:table-cell>
          <table:table-cell office:value-type="float" office:value="0.744031022" calcext:value-type="float">
            <text:p>0.744031022</text:p>
          </table:table-cell>
          <table:table-cell office:value-type="float" office:value="1.173563966" calcext:value-type="float">
            <text:p>1.173563966</text:p>
          </table:table-cell>
          <table:table-cell office:value-type="float" office:value="0.95821092" calcext:value-type="float">
            <text:p>0.95821092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86.525876" calcext:value-type="float">
            <text:p>186.525876</text:p>
          </table:table-cell>
          <table:table-cell office:value-type="float" office:value="61.3210274" calcext:value-type="float">
            <text:p>61.3210274</text:p>
          </table:table-cell>
          <table:table-cell office:value-type="float" office:value="1.612395733" calcext:value-type="float">
            <text:p>1.612395733</text:p>
          </table:table-cell>
          <table:table-cell office:value-type="float" office:value="0.758218997" calcext:value-type="float">
            <text:p>0.758218997</text:p>
          </table:table-cell>
          <table:table-cell office:value-type="float" office:value="1.724538188" calcext:value-type="float">
            <text:p>1.724538188</text:p>
          </table:table-cell>
          <table:table-cell office:value-type="float" office:value="1.408079545" calcext:value-type="float">
            <text:p>1.408079545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86.454927" calcext:value-type="float">
            <text:p>186.454927</text:p>
          </table:table-cell>
          <table:table-cell office:value-type="float" office:value="61.3900593" calcext:value-type="float">
            <text:p>61.3900593</text:p>
          </table:table-cell>
          <table:table-cell office:value-type="float" office:value="1.542675443" calcext:value-type="float">
            <text:p>1.542675443</text:p>
          </table:table-cell>
          <table:table-cell office:value-type="float" office:value="0.809951541" calcext:value-type="float">
            <text:p>0.809951541</text:p>
          </table:table-cell>
          <table:table-cell office:value-type="float" office:value="1.148666031" calcext:value-type="float">
            <text:p>1.148666031</text:p>
          </table:table-cell>
          <table:table-cell office:value-type="float" office:value="0.93788188" calcext:value-type="float">
            <text:p>0.93788188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85.637313" calcext:value-type="float">
            <text:p>185.637313</text:p>
          </table:table-cell>
          <table:table-cell office:value-type="float" office:value="60.8232563" calcext:value-type="float">
            <text:p>60.8232563</text:p>
          </table:table-cell>
          <table:table-cell office:value-type="float" office:value="1.52399114" calcext:value-type="float">
            <text:p>1.52399114</text:p>
          </table:table-cell>
          <table:table-cell office:value-type="float" office:value="0.836357784" calcext:value-type="float">
            <text:p>0.836357784</text:p>
          </table:table-cell>
          <table:table-cell office:value-type="float" office:value="1.829918127" calcext:value-type="float">
            <text:p>1.829918127</text:p>
          </table:table-cell>
          <table:table-cell office:value-type="float" office:value="1.494121948" calcext:value-type="float">
            <text:p>1.494121948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85.5511544" calcext:value-type="float">
            <text:p>185.5511544</text:p>
          </table:table-cell>
          <table:table-cell office:value-type="float" office:value="60.5685256" calcext:value-type="float">
            <text:p>60.5685256</text:p>
          </table:table-cell>
          <table:table-cell office:value-type="float" office:value="1.50719639" calcext:value-type="float">
            <text:p>1.50719639</text:p>
          </table:table-cell>
          <table:table-cell office:value-type="float" office:value="0.879842828" calcext:value-type="float">
            <text:p>0.879842828</text:p>
          </table:table-cell>
          <table:table-cell office:value-type="float" office:value="1.124629048" calcext:value-type="float">
            <text:p>1.124629048</text:p>
          </table:table-cell>
          <table:table-cell office:value-type="float" office:value="0.918255785" calcext:value-type="float">
            <text:p>0.918255785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84.790809" calcext:value-type="float">
            <text:p>184.790809</text:p>
          </table:table-cell>
          <table:table-cell office:value-type="float" office:value="60.2874248" calcext:value-type="float">
            <text:p>60.2874248</text:p>
          </table:table-cell>
          <table:table-cell office:value-type="float" office:value="1.480617" calcext:value-type="float">
            <text:p>1.480617</text:p>
          </table:table-cell>
          <table:table-cell office:value-type="float" office:value="0.9101513" calcext:value-type="float">
            <text:p>0.9101513</text:p>
          </table:table-cell>
          <table:table-cell office:value-type="float" office:value="1.942717579" calcext:value-type="float">
            <text:p>1.942717579</text:p>
          </table:table-cell>
          <table:table-cell office:value-type="float" office:value="1.586222234" calcext:value-type="float">
            <text:p>1.586222234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84.700949" calcext:value-type="float">
            <text:p>184.700949</text:p>
          </table:table-cell>
          <table:table-cell office:value-type="float" office:value="59.8501475" calcext:value-type="float">
            <text:p>59.8501475</text:p>
          </table:table-cell>
          <table:table-cell office:value-type="float" office:value="1.5398873" calcext:value-type="float">
            <text:p>1.5398873</text:p>
          </table:table-cell>
          <table:table-cell office:value-type="float" office:value="0.857655129" calcext:value-type="float">
            <text:p>0.857655129</text:p>
          </table:table-cell>
          <table:table-cell office:value-type="float" office:value="1.05478054" calcext:value-type="float">
            <text:p>1.05478054</text:p>
          </table:table-cell>
          <table:table-cell office:value-type="float" office:value="0.8612247" calcext:value-type="float">
            <text:p>0.8612247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84.6889144" calcext:value-type="float">
            <text:p>184.6889144</text:p>
          </table:table-cell>
          <table:table-cell office:value-type="float" office:value="60.0482774" calcext:value-type="float">
            <text:p>60.0482774</text:p>
          </table:table-cell>
          <table:table-cell office:value-type="float" office:value="1.579416514" calcext:value-type="float">
            <text:p>1.579416514</text:p>
          </table:table-cell>
          <table:table-cell office:value-type="float" office:value="0.884350759" calcext:value-type="float">
            <text:p>0.884350759</text:p>
          </table:table-cell>
          <table:table-cell office:value-type="float" office:value="1.385475868" calcext:value-type="float">
            <text:p>1.385475868</text:p>
          </table:table-cell>
          <table:table-cell office:value-type="float" office:value="1.131236342" calcext:value-type="float">
            <text:p>1.131236342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85.1083" calcext:value-type="float">
            <text:p>185.1083</text:p>
          </table:table-cell>
          <table:table-cell office:value-type="float" office:value="59.7862533" calcext:value-type="float">
            <text:p>59.7862533</text:p>
          </table:table-cell>
          <table:table-cell office:value-type="float" office:value="1.510907564" calcext:value-type="float">
            <text:p>1.510907564</text:p>
          </table:table-cell>
          <table:table-cell office:value-type="float" office:value="0.881856195" calcext:value-type="float">
            <text:p>0.881856195</text:p>
          </table:table-cell>
          <table:table-cell office:value-type="float" office:value="0.825320458" calcext:value-type="float">
            <text:p>0.825320458</text:p>
          </table:table-cell>
          <table:table-cell office:value-type="float" office:value="0.67387134" calcext:value-type="float">
            <text:p>0.67387134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85.1739955" calcext:value-type="float">
            <text:p>185.1739955</text:p>
          </table:table-cell>
          <table:table-cell office:value-type="float" office:value="60.117025" calcext:value-type="float">
            <text:p>60.117025</text:p>
          </table:table-cell>
          <table:table-cell office:value-type="float" office:value="1.529174616" calcext:value-type="float">
            <text:p>1.529174616</text:p>
          </table:table-cell>
          <table:table-cell office:value-type="float" office:value="0.841828487" calcext:value-type="float">
            <text:p>0.841828487</text:p>
          </table:table-cell>
          <table:table-cell office:value-type="float" office:value="1.571828747" calcext:value-type="float">
            <text:p>1.571828747</text:p>
          </table:table-cell>
          <table:table-cell office:value-type="float" office:value="1.283392798" calcext:value-type="float">
            <text:p>1.283392798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185.398335" calcext:value-type="float">
            <text:p>185.398335</text:p>
          </table:table-cell>
          <table:table-cell office:value-type="float" office:value="59.8470298" calcext:value-type="float">
            <text:p>59.8470298</text:p>
          </table:table-cell>
          <table:table-cell office:value-type="float" office:value="1.519158686" calcext:value-type="float">
            <text:p>1.519158686</text:p>
          </table:table-cell>
          <table:table-cell office:value-type="float" office:value="0.837650908" calcext:value-type="float">
            <text:p>0.837650908</text:p>
          </table:table-cell>
          <table:table-cell office:value-type="float" office:value="1.230070573" calcext:value-type="float">
            <text:p>1.230070573</text:p>
          </table:table-cell>
          <table:table-cell office:value-type="float" office:value="1.004348387" calcext:value-type="float">
            <text:p>1.004348387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85.83855" calcext:value-type="float">
            <text:p>185.83855</text:p>
          </table:table-cell>
          <table:table-cell office:value-type="float" office:value="60.1238802" calcext:value-type="float">
            <text:p>60.1238802</text:p>
          </table:table-cell>
          <table:table-cell office:value-type="float" office:value="1.56555048" calcext:value-type="float">
            <text:p>1.56555048</text:p>
          </table:table-cell>
          <table:table-cell office:value-type="float" office:value="0.813367651" calcext:value-type="float">
            <text:p>0.813367651</text:p>
          </table:table-cell>
          <table:table-cell office:value-type="float" office:value="1.40708247" calcext:value-type="float">
            <text:p>1.40708247</text:p>
          </table:table-cell>
          <table:table-cell office:value-type="float" office:value="1.148878004" calcext:value-type="float">
            <text:p>1.148878004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85.401146" calcext:value-type="float">
            <text:p>185.401146</text:p>
          </table:table-cell>
          <table:table-cell office:value-type="float" office:value="60.5388843" calcext:value-type="float">
            <text:p>60.5388843</text:p>
          </table:table-cell>
          <table:table-cell office:value-type="float" office:value="1.45074426" calcext:value-type="float">
            <text:p>1.45074426</text:p>
          </table:table-cell>
          <table:table-cell office:value-type="float" office:value="0.769794412" calcext:value-type="float">
            <text:p>0.769794412</text:p>
          </table:table-cell>
          <table:table-cell office:value-type="float" office:value="1.857263495" calcext:value-type="float">
            <text:p>1.857263495</text:p>
          </table:table-cell>
          <table:table-cell office:value-type="float" office:value="1.516449277" calcext:value-type="float">
            <text:p>1.516449277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85.225608" calcext:value-type="float">
            <text:p>185.225608</text:p>
          </table:table-cell>
          <table:table-cell office:value-type="float" office:value="60.1601769" calcext:value-type="float">
            <text:p>60.1601769</text:p>
          </table:table-cell>
          <table:table-cell office:value-type="float" office:value="1.52793217" calcext:value-type="float">
            <text:p>1.52793217</text:p>
          </table:table-cell>
          <table:table-cell office:value-type="float" office:value="0.712495451" calcext:value-type="float">
            <text:p>0.712495451</text:p>
          </table:table-cell>
          <table:table-cell office:value-type="float" office:value="1.077801058" calcext:value-type="float">
            <text:p>1.077801058</text:p>
          </table:table-cell>
          <table:table-cell office:value-type="float" office:value="0.880020852" calcext:value-type="float">
            <text:p>0.880020852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184.605117" calcext:value-type="float">
            <text:p>184.605117</text:p>
          </table:table-cell>
          <table:table-cell office:value-type="float" office:value="60.364975" calcext:value-type="float">
            <text:p>60.364975</text:p>
          </table:table-cell>
          <table:table-cell office:value-type="float" office:value="1.49950222" calcext:value-type="float">
            <text:p>1.49950222</text:p>
          </table:table-cell>
          <table:table-cell office:value-type="float" office:value="0.689762798" calcext:value-type="float">
            <text:p>0.689762798</text:p>
          </table:table-cell>
          <table:table-cell office:value-type="float" office:value="1.5129836" calcext:value-type="float">
            <text:p>1.5129836</text:p>
          </table:table-cell>
          <table:table-cell office:value-type="float" office:value="1.23534592" calcext:value-type="float">
            <text:p>1.23534592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184.352446" calcext:value-type="float">
            <text:p>184.352446</text:p>
          </table:table-cell>
          <table:table-cell office:value-type="float" office:value="60.3648527" calcext:value-type="float">
            <text:p>60.3648527</text:p>
          </table:table-cell>
          <table:table-cell office:value-type="float" office:value="1.52469657" calcext:value-type="float">
            <text:p>1.52469657</text:p>
          </table:table-cell>
          <table:table-cell office:value-type="float" office:value="0.702057785" calcext:value-type="float">
            <text:p>0.702057785</text:p>
          </table:table-cell>
          <table:table-cell office:value-type="float" office:value="1.984011367" calcext:value-type="float">
            <text:p>1.984011367</text:p>
          </table:table-cell>
          <table:table-cell office:value-type="float" office:value="1.61993852" calcext:value-type="float">
            <text:p>1.61993852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84.008031" calcext:value-type="float">
            <text:p>184.008031</text:p>
          </table:table-cell>
          <table:table-cell office:value-type="float" office:value="60.541613" calcext:value-type="float">
            <text:p>60.541613</text:p>
          </table:table-cell>
          <table:table-cell office:value-type="float" office:value="1.488088794" calcext:value-type="float">
            <text:p>1.488088794</text:p>
          </table:table-cell>
          <table:table-cell office:value-type="float" office:value="0.685658763" calcext:value-type="float">
            <text:p>0.685658763</text:p>
          </table:table-cell>
          <table:table-cell office:value-type="float" office:value="1.07544907" calcext:value-type="float">
            <text:p>1.07544907</text:p>
          </table:table-cell>
          <table:table-cell office:value-type="float" office:value="0.87810047" calcext:value-type="float">
            <text:p>0.87810047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184.179773" calcext:value-type="float">
            <text:p>184.179773</text:p>
          </table:table-cell>
          <table:table-cell office:value-type="float" office:value="60.7753023" calcext:value-type="float">
            <text:p>60.7753023</text:p>
          </table:table-cell>
          <table:table-cell office:value-type="float" office:value="1.466390009" calcext:value-type="float">
            <text:p>1.466390009</text:p>
          </table:table-cell>
          <table:table-cell office:value-type="float" office:value="0.683652203" calcext:value-type="float">
            <text:p>0.683652203</text:p>
          </table:table-cell>
          <table:table-cell office:value-type="float" office:value="1.6263106784" calcext:value-type="float">
            <text:p>1.6263106784</text:p>
          </table:table-cell>
          <table:table-cell office:value-type="float" office:value="1.3278770842" calcext:value-type="float">
            <text:p>1.3278770842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83.79411" calcext:value-type="float">
            <text:p>183.79411</text:p>
          </table:table-cell>
          <table:table-cell office:value-type="float" office:value="60.6843722" calcext:value-type="float">
            <text:p>60.6843722</text:p>
          </table:table-cell>
          <table:table-cell office:value-type="float" office:value="1.560839655" calcext:value-type="float">
            <text:p>1.560839655</text:p>
          </table:table-cell>
          <table:table-cell office:value-type="float" office:value="0.696934362" calcext:value-type="float">
            <text:p>0.696934362</text:p>
          </table:table-cell>
          <table:table-cell office:value-type="float" office:value="1.087352685" calcext:value-type="float">
            <text:p>1.087352685</text:p>
          </table:table-cell>
          <table:table-cell office:value-type="float" office:value="0.887819735" calcext:value-type="float">
            <text:p>0.887819735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84.047935" calcext:value-type="float">
            <text:p>184.047935</text:p>
          </table:table-cell>
          <table:table-cell office:value-type="float" office:value="60.9031352" calcext:value-type="float">
            <text:p>60.9031352</text:p>
          </table:table-cell>
          <table:table-cell office:value-type="float" office:value="1.66341284" calcext:value-type="float">
            <text:p>1.66341284</text:p>
          </table:table-cell>
          <table:table-cell office:value-type="float" office:value="0.721118299" calcext:value-type="float">
            <text:p>0.721118299</text:p>
          </table:table-cell>
          <table:table-cell office:value-type="float" office:value="1.633306176" calcext:value-type="float">
            <text:p>1.633306176</text:p>
          </table:table-cell>
          <table:table-cell office:value-type="float" office:value="1.3335889" calcext:value-type="float">
            <text:p>1.3335889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84.122489" calcext:value-type="float">
            <text:p>184.122489</text:p>
          </table:table-cell>
          <table:table-cell office:value-type="float" office:value="61.063963" calcext:value-type="float">
            <text:p>61.063963</text:p>
          </table:table-cell>
          <table:table-cell office:value-type="float" office:value="1.55278407" calcext:value-type="float">
            <text:p>1.55278407</text:p>
          </table:table-cell>
          <table:table-cell office:value-type="float" office:value="0.69387664" calcext:value-type="float">
            <text:p>0.69387664</text:p>
          </table:table-cell>
          <table:table-cell office:value-type="float" office:value="0.966126004" calcext:value-type="float">
            <text:p>0.966126004</text:p>
          </table:table-cell>
          <table:table-cell office:value-type="float" office:value="0.788838567" calcext:value-type="float">
            <text:p>0.788838567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84.17313" calcext:value-type="float">
            <text:p>184.17313</text:p>
          </table:table-cell>
          <table:table-cell office:value-type="float" office:value="61.0752485" calcext:value-type="float">
            <text:p>61.0752485</text:p>
          </table:table-cell>
          <table:table-cell office:value-type="float" office:value="1.52894331" calcext:value-type="float">
            <text:p>1.52894331</text:p>
          </table:table-cell>
          <table:table-cell office:value-type="float" office:value="0.723328256" calcext:value-type="float">
            <text:p>0.723328256</text:p>
          </table:table-cell>
          <table:table-cell office:value-type="float" office:value="1.868082139" calcext:value-type="float">
            <text:p>1.868082139</text:p>
          </table:table-cell>
          <table:table-cell office:value-type="float" office:value="1.525282667" calcext:value-type="float">
            <text:p>1.525282667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84.403809" calcext:value-type="float">
            <text:p>184.403809</text:p>
          </table:table-cell>
          <table:table-cell office:value-type="float" office:value="61.3147563" calcext:value-type="float">
            <text:p>61.3147563</text:p>
          </table:table-cell>
          <table:table-cell office:value-type="float" office:value="1.5054813" calcext:value-type="float">
            <text:p>1.5054813</text:p>
          </table:table-cell>
          <table:table-cell office:value-type="float" office:value="0.746721418" calcext:value-type="float">
            <text:p>0.746721418</text:p>
          </table:table-cell>
          <table:table-cell office:value-type="float" office:value="0.576880377" calcext:value-type="float">
            <text:p>0.576880377</text:p>
          </table:table-cell>
          <table:table-cell office:value-type="float" office:value="0.471020849" calcext:value-type="float">
            <text:p>0.471020849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184.295369" calcext:value-type="float">
            <text:p>184.295369</text:p>
          </table:table-cell>
          <table:table-cell office:value-type="float" office:value="61.1582776" calcext:value-type="float">
            <text:p>61.1582776</text:p>
          </table:table-cell>
          <table:table-cell office:value-type="float" office:value="1.51512163" calcext:value-type="float">
            <text:p>1.51512163</text:p>
          </table:table-cell>
          <table:table-cell office:value-type="float" office:value="0.741577107" calcext:value-type="float">
            <text:p>0.741577107</text:p>
          </table:table-cell>
          <table:table-cell office:value-type="float" office:value="2.33723467" calcext:value-type="float">
            <text:p>2.33723467</text:p>
          </table:table-cell>
          <table:table-cell office:value-type="float" office:value="1.90834418" calcext:value-type="float">
            <text:p>1.90834418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84.631627" calcext:value-type="float">
            <text:p>184.631627</text:p>
          </table:table-cell>
          <table:table-cell office:value-type="float" office:value="61.2297329" calcext:value-type="float">
            <text:p>61.2297329</text:p>
          </table:table-cell>
          <table:table-cell office:value-type="float" office:value="1.541593917" calcext:value-type="float">
            <text:p>1.541593917</text:p>
          </table:table-cell>
          <table:table-cell office:value-type="float" office:value="0.737528767" calcext:value-type="float">
            <text:p>0.737528767</text:p>
          </table:table-cell>
          <table:table-cell office:value-type="float" office:value="0.63964784" calcext:value-type="float">
            <text:p>0.63964784</text:p>
          </table:table-cell>
          <table:table-cell office:value-type="float" office:value="0.522270273" calcext:value-type="float">
            <text:p>0.522270273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184.638858" calcext:value-type="float">
            <text:p>184.638858</text:p>
          </table:table-cell>
          <table:table-cell office:value-type="float" office:value="61.1246402" calcext:value-type="float">
            <text:p>61.1246402</text:p>
          </table:table-cell>
          <table:table-cell office:value-type="float" office:value="1.579455237" calcext:value-type="float">
            <text:p>1.579455237</text:p>
          </table:table-cell>
          <table:table-cell office:value-type="float" office:value="0.749056113" calcext:value-type="float">
            <text:p>0.749056113</text:p>
          </table:table-cell>
          <table:table-cell office:value-type="float" office:value="1.83200565" calcext:value-type="float">
            <text:p>1.83200565</text:p>
          </table:table-cell>
          <table:table-cell office:value-type="float" office:value="1.495826353" calcext:value-type="float">
            <text:p>1.495826353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184.941662" calcext:value-type="float">
            <text:p>184.941662</text:p>
          </table:table-cell>
          <table:table-cell office:value-type="float" office:value="61.093796" calcext:value-type="float">
            <text:p>61.093796</text:p>
          </table:table-cell>
          <table:table-cell office:value-type="float" office:value="1.46778881" calcext:value-type="float">
            <text:p>1.46778881</text:p>
          </table:table-cell>
          <table:table-cell office:value-type="float" office:value="0.734734812" calcext:value-type="float">
            <text:p>0.734734812</text:p>
          </table:table-cell>
          <table:table-cell office:value-type="float" office:value="0.82841117" calcext:value-type="float">
            <text:p>0.82841117</text:p>
          </table:table-cell>
          <table:table-cell office:value-type="float" office:value="0.676394882" calcext:value-type="float">
            <text:p>0.676394882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85.279669" calcext:value-type="float">
            <text:p>185.279669</text:p>
          </table:table-cell>
          <table:table-cell office:value-type="float" office:value="60.8905973" calcext:value-type="float">
            <text:p>60.8905973</text:p>
          </table:table-cell>
          <table:table-cell office:value-type="float" office:value="1.48512532" calcext:value-type="float">
            <text:p>1.48512532</text:p>
          </table:table-cell>
          <table:table-cell office:value-type="float" office:value="0.795688496" calcext:value-type="float">
            <text:p>0.795688496</text:p>
          </table:table-cell>
          <table:table-cell office:value-type="float" office:value="1.439488174" calcext:value-type="float">
            <text:p>1.439488174</text:p>
          </table:table-cell>
          <table:table-cell office:value-type="float" office:value="1.175337163" calcext:value-type="float">
            <text:p>1.175337163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85.395975" calcext:value-type="float">
            <text:p>185.395975</text:p>
          </table:table-cell>
          <table:table-cell office:value-type="float" office:value="60.7875833" calcext:value-type="float">
            <text:p>60.7875833</text:p>
          </table:table-cell>
          <table:table-cell office:value-type="float" office:value="1.554838984" calcext:value-type="float">
            <text:p>1.554838984</text:p>
          </table:table-cell>
          <table:table-cell office:value-type="float" office:value="0.815667882" calcext:value-type="float">
            <text:p>0.815667882</text:p>
          </table:table-cell>
          <table:table-cell office:value-type="float" office:value="1.22069535" calcext:value-type="float">
            <text:p>1.22069535</text:p>
          </table:table-cell>
          <table:table-cell office:value-type="float" office:value="0.996693583" calcext:value-type="float">
            <text:p>0.996693583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185.532503" calcext:value-type="float">
            <text:p>185.532503</text:p>
          </table:table-cell>
          <table:table-cell office:value-type="float" office:value="60.6392779" calcext:value-type="float">
            <text:p>60.6392779</text:p>
          </table:table-cell>
          <table:table-cell office:value-type="float" office:value="1.543714584" calcext:value-type="float">
            <text:p>1.543714584</text:p>
          </table:table-cell>
          <table:table-cell office:value-type="float" office:value="0.843912715" calcext:value-type="float">
            <text:p>0.843912715</text:p>
          </table:table-cell>
          <table:table-cell office:value-type="float" office:value="1.1336209405" calcext:value-type="float">
            <text:p>1.1336209405</text:p>
          </table:table-cell>
          <table:table-cell office:value-type="float" office:value="0.925597602" calcext:value-type="float">
            <text:p>0.925597602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185.056593" calcext:value-type="float">
            <text:p>185.056593</text:p>
          </table:table-cell>
          <table:table-cell office:value-type="float" office:value="60.2387387" calcext:value-type="float">
            <text:p>60.2387387</text:p>
          </table:table-cell>
          <table:table-cell office:value-type="float" office:value="1.556635504" calcext:value-type="float">
            <text:p>1.556635504</text:p>
          </table:table-cell>
          <table:table-cell office:value-type="float" office:value="0.831483186" calcext:value-type="float">
            <text:p>0.831483186</text:p>
          </table:table-cell>
          <table:table-cell office:value-type="float" office:value="1.2202204" calcext:value-type="float">
            <text:p>1.2202204</text:p>
          </table:table-cell>
          <table:table-cell office:value-type="float" office:value="0.99630578" calcext:value-type="float">
            <text:p>0.99630578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184.904435" calcext:value-type="float">
            <text:p>184.904435</text:p>
          </table:table-cell>
          <table:table-cell office:value-type="float" office:value="59.9087703" calcext:value-type="float">
            <text:p>59.9087703</text:p>
          </table:table-cell>
          <table:table-cell office:value-type="float" office:value="1.606781356" calcext:value-type="float">
            <text:p>1.606781356</text:p>
          </table:table-cell>
          <table:table-cell office:value-type="float" office:value="0.826809154" calcext:value-type="float">
            <text:p>0.826809154</text:p>
          </table:table-cell>
          <table:table-cell office:value-type="float" office:value="1.291133162" calcext:value-type="float">
            <text:p>1.291133162</text:p>
          </table:table-cell>
          <table:table-cell office:value-type="float" office:value="1.054205803" calcext:value-type="float">
            <text:p>1.054205803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84.220996" calcext:value-type="float">
            <text:p>184.220996</text:p>
          </table:table-cell>
          <table:table-cell office:value-type="float" office:value="59.3891098" calcext:value-type="float">
            <text:p>59.3891098</text:p>
          </table:table-cell>
          <table:table-cell office:value-type="float" office:value="1.606697556" calcext:value-type="float">
            <text:p>1.606697556</text:p>
          </table:table-cell>
          <table:table-cell office:value-type="float" office:value="0.812340745" calcext:value-type="float">
            <text:p>0.812340745</text:p>
          </table:table-cell>
          <table:table-cell office:value-type="float" office:value="1.32662977" calcext:value-type="float">
            <text:p>1.32662977</text:p>
          </table:table-cell>
          <table:table-cell office:value-type="float" office:value="1.08318866" calcext:value-type="float">
            <text:p>1.08318866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83.899031" calcext:value-type="float">
            <text:p>183.899031</text:p>
          </table:table-cell>
          <table:table-cell office:value-type="float" office:value="59.4314131" calcext:value-type="float">
            <text:p>59.4314131</text:p>
          </table:table-cell>
          <table:table-cell office:value-type="float" office:value="1.60490401" calcext:value-type="float">
            <text:p>1.60490401</text:p>
          </table:table-cell>
          <table:table-cell office:value-type="float" office:value="0.826741888" calcext:value-type="float">
            <text:p>0.826741888</text:p>
          </table:table-cell>
          <table:table-cell office:value-type="float" office:value="0.982329918" calcext:value-type="float">
            <text:p>0.982329918</text:p>
          </table:table-cell>
          <table:table-cell office:value-type="float" office:value="0.802069008" calcext:value-type="float">
            <text:p>0.802069008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183.713594" calcext:value-type="float">
            <text:p>183.713594</text:p>
          </table:table-cell>
          <table:table-cell office:value-type="float" office:value="59.140655" calcext:value-type="float">
            <text:p>59.140655</text:p>
          </table:table-cell>
          <table:table-cell office:value-type="float" office:value="1.61224929" calcext:value-type="float">
            <text:p>1.61224929</text:p>
          </table:table-cell>
          <table:table-cell office:value-type="float" office:value="0.79817392" calcext:value-type="float">
            <text:p>0.79817392</text:p>
          </table:table-cell>
          <table:table-cell office:value-type="float" office:value="1.55784376" calcext:value-type="float">
            <text:p>1.55784376</text:p>
          </table:table-cell>
          <table:table-cell office:value-type="float" office:value="1.2719741" calcext:value-type="float">
            <text:p>1.2719741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184.181158" calcext:value-type="float">
            <text:p>184.181158</text:p>
          </table:table-cell>
          <table:table-cell office:value-type="float" office:value="59.5049961" calcext:value-type="float">
            <text:p>59.5049961</text:p>
          </table:table-cell>
          <table:table-cell office:value-type="float" office:value="1.63731206" calcext:value-type="float">
            <text:p>1.63731206</text:p>
          </table:table-cell>
          <table:table-cell office:value-type="float" office:value="0.799470243" calcext:value-type="float">
            <text:p>0.799470243</text:p>
          </table:table-cell>
          <table:table-cell office:value-type="float" office:value="1.46767246" calcext:value-type="float">
            <text:p>1.46767246</text:p>
          </table:table-cell>
          <table:table-cell office:value-type="float" office:value="1.198349534" calcext:value-type="float">
            <text:p>1.198349534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83.322082" calcext:value-type="float">
            <text:p>183.322082</text:p>
          </table:table-cell>
          <table:table-cell office:value-type="float" office:value="58.6709482" calcext:value-type="float">
            <text:p>58.6709482</text:p>
          </table:table-cell>
          <table:table-cell office:value-type="float" office:value="1.6514886" calcext:value-type="float">
            <text:p>1.6514886</text:p>
          </table:table-cell>
          <table:table-cell office:value-type="float" office:value="0.806848056" calcext:value-type="float">
            <text:p>0.806848056</text:p>
          </table:table-cell>
          <table:table-cell office:value-type="float" office:value="1.63477184" calcext:value-type="float">
            <text:p>1.63477184</text:p>
          </table:table-cell>
          <table:table-cell office:value-type="float" office:value="1.33478561" calcext:value-type="float">
            <text:p>1.33478561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183.829887" calcext:value-type="float">
            <text:p>183.829887</text:p>
          </table:table-cell>
          <table:table-cell office:value-type="float" office:value="59.2262254" calcext:value-type="float">
            <text:p>59.2262254</text:p>
          </table:table-cell>
          <table:table-cell office:value-type="float" office:value="1.68897507" calcext:value-type="float">
            <text:p>1.68897507</text:p>
          </table:table-cell>
          <table:table-cell office:value-type="float" office:value="0.81353711" calcext:value-type="float">
            <text:p>0.81353711</text:p>
          </table:table-cell>
          <table:table-cell office:value-type="float" office:value="1.851380633" calcext:value-type="float">
            <text:p>1.851380633</text:p>
          </table:table-cell>
          <table:table-cell office:value-type="float" office:value="1.5116459702" calcext:value-type="float">
            <text:p>1.5116459702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183.459102" calcext:value-type="float">
            <text:p>183.459102</text:p>
          </table:table-cell>
          <table:table-cell office:value-type="float" office:value="59.0564506" calcext:value-type="float">
            <text:p>59.0564506</text:p>
          </table:table-cell>
          <table:table-cell office:value-type="float" office:value="1.67194917" calcext:value-type="float">
            <text:p>1.67194917</text:p>
          </table:table-cell>
          <table:table-cell office:value-type="float" office:value="0.807488018" calcext:value-type="float">
            <text:p>0.807488018</text:p>
          </table:table-cell>
          <table:table-cell office:value-type="float" office:value="0.91818096" calcext:value-type="float">
            <text:p>0.91818096</text:p>
          </table:table-cell>
          <table:table-cell office:value-type="float" office:value="0.749691627" calcext:value-type="float">
            <text:p>0.749691627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183.979842" calcext:value-type="float">
            <text:p>183.979842</text:p>
          </table:table-cell>
          <table:table-cell office:value-type="float" office:value="59.8719306" calcext:value-type="float">
            <text:p>59.8719306</text:p>
          </table:table-cell>
          <table:table-cell office:value-type="float" office:value="1.70034341" calcext:value-type="float">
            <text:p>1.70034341</text:p>
          </table:table-cell>
          <table:table-cell office:value-type="float" office:value="0.822675925" calcext:value-type="float">
            <text:p>0.822675925</text:p>
          </table:table-cell>
          <table:table-cell office:value-type="float" office:value="2.106623456" calcext:value-type="float">
            <text:p>2.106623456</text:p>
          </table:table-cell>
          <table:table-cell office:value-type="float" office:value="1.720050862" calcext:value-type="float">
            <text:p>1.720050862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183.4088035" calcext:value-type="float">
            <text:p>183.4088035</text:p>
          </table:table-cell>
          <table:table-cell office:value-type="float" office:value="59.995886" calcext:value-type="float">
            <text:p>59.995886</text:p>
          </table:table-cell>
          <table:table-cell office:value-type="float" office:value="1.65198521" calcext:value-type="float">
            <text:p>1.65198521</text:p>
          </table:table-cell>
          <table:table-cell office:value-type="float" office:value="0.811341204" calcext:value-type="float">
            <text:p>0.811341204</text:p>
          </table:table-cell>
          <table:table-cell office:value-type="float" office:value="0.87700715" calcext:value-type="float">
            <text:p>0.87700715</text:p>
          </table:table-cell>
          <table:table-cell office:value-type="float" office:value="0.71607334" calcext:value-type="float">
            <text:p>0.71607334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183.6885755" calcext:value-type="float">
            <text:p>183.6885755</text:p>
          </table:table-cell>
          <table:table-cell office:value-type="float" office:value="60.8603059" calcext:value-type="float">
            <text:p>60.8603059</text:p>
          </table:table-cell>
          <table:table-cell office:value-type="float" office:value="1.63295569" calcext:value-type="float">
            <text:p>1.63295569</text:p>
          </table:table-cell>
          <table:table-cell office:value-type="float" office:value="0.804202961" calcext:value-type="float">
            <text:p>0.804202961</text:p>
          </table:table-cell>
          <table:table-cell office:value-type="float" office:value="2.13044598" calcext:value-type="float">
            <text:p>2.13044598</text:p>
          </table:table-cell>
          <table:table-cell office:value-type="float" office:value="1.739501876" calcext:value-type="float">
            <text:p>1.739501876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82.696088" calcext:value-type="float">
            <text:p>182.696088</text:p>
          </table:table-cell>
          <table:table-cell office:value-type="float" office:value="60.8415021" calcext:value-type="float">
            <text:p>60.8415021</text:p>
          </table:table-cell>
          <table:table-cell office:value-type="float" office:value="1.59127461" calcext:value-type="float">
            <text:p>1.59127461</text:p>
          </table:table-cell>
          <table:table-cell office:value-type="float" office:value="0.807318767" calcext:value-type="float">
            <text:p>0.807318767</text:p>
          </table:table-cell>
          <table:table-cell office:value-type="float" office:value="1.035667506" calcext:value-type="float">
            <text:p>1.035667506</text:p>
          </table:table-cell>
          <table:table-cell office:value-type="float" office:value="0.845619002" calcext:value-type="float">
            <text:p>0.845619002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183.114092" calcext:value-type="float">
            <text:p>183.114092</text:p>
          </table:table-cell>
          <table:table-cell office:value-type="float" office:value="61.4531162" calcext:value-type="float">
            <text:p>61.4531162</text:p>
          </table:table-cell>
          <table:table-cell office:value-type="float" office:value="1.565122895" calcext:value-type="float">
            <text:p>1.565122895</text:p>
          </table:table-cell>
          <table:table-cell office:value-type="float" office:value="0.805188911" calcext:value-type="float">
            <text:p>0.805188911</text:p>
          </table:table-cell>
          <table:table-cell office:value-type="float" office:value="1.59556619" calcext:value-type="float">
            <text:p>1.59556619</text:p>
          </table:table-cell>
          <table:table-cell office:value-type="float" office:value="1.30277435" calcext:value-type="float">
            <text:p>1.30277435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183.121706" calcext:value-type="float">
            <text:p>183.121706</text:p>
          </table:table-cell>
          <table:table-cell office:value-type="float" office:value="61.523704" calcext:value-type="float">
            <text:p>61.523704</text:p>
          </table:table-cell>
          <table:table-cell office:value-type="float" office:value="1.526534648" calcext:value-type="float">
            <text:p>1.526534648</text:p>
          </table:table-cell>
          <table:table-cell office:value-type="float" office:value="0.782341794" calcext:value-type="float">
            <text:p>0.782341794</text:p>
          </table:table-cell>
          <table:table-cell office:value-type="float" office:value="0.620058439" calcext:value-type="float">
            <text:p>0.620058439</text:p>
          </table:table-cell>
          <table:table-cell office:value-type="float" office:value="0.506275592" calcext:value-type="float">
            <text:p>0.506275592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182.816519" calcext:value-type="float">
            <text:p>182.816519</text:p>
          </table:table-cell>
          <table:table-cell office:value-type="float" office:value="61.718635" calcext:value-type="float">
            <text:p>61.718635</text:p>
          </table:table-cell>
          <table:table-cell office:value-type="float" office:value="1.5126816" calcext:value-type="float">
            <text:p>1.5126816</text:p>
          </table:table-cell>
          <table:table-cell office:value-type="float" office:value="0.82278646" calcext:value-type="float">
            <text:p>0.82278646</text:p>
          </table:table-cell>
          <table:table-cell office:value-type="float" office:value="1.804566152" calcext:value-type="float">
            <text:p>1.804566152</text:p>
          </table:table-cell>
          <table:table-cell office:value-type="float" office:value="1.473422074" calcext:value-type="float">
            <text:p>1.473422074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81.9748686" calcext:value-type="float">
            <text:p>181.9748686</text:p>
          </table:table-cell>
          <table:table-cell office:value-type="float" office:value="61.3879921" calcext:value-type="float">
            <text:p>61.3879921</text:p>
          </table:table-cell>
          <table:table-cell office:value-type="float" office:value="1.528252702" calcext:value-type="float">
            <text:p>1.528252702</text:p>
          </table:table-cell>
          <table:table-cell office:value-type="float" office:value="0.803937447" calcext:value-type="float">
            <text:p>0.803937447</text:p>
          </table:table-cell>
          <table:table-cell office:value-type="float" office:value="1.459131435" calcext:value-type="float">
            <text:p>1.459131435</text:p>
          </table:table-cell>
          <table:table-cell office:value-type="float" office:value="1.19137581" calcext:value-type="float">
            <text:p>1.19137581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182.0874686" calcext:value-type="float">
            <text:p>182.0874686</text:p>
          </table:table-cell>
          <table:table-cell office:value-type="float" office:value="61.7072903" calcext:value-type="float">
            <text:p>61.7072903</text:p>
          </table:table-cell>
          <table:table-cell office:value-type="float" office:value="1.529154575" calcext:value-type="float">
            <text:p>1.529154575</text:p>
          </table:table-cell>
          <table:table-cell office:value-type="float" office:value="0.753138646" calcext:value-type="float">
            <text:p>0.753138646</text:p>
          </table:table-cell>
          <table:table-cell office:value-type="float" office:value="1.485426076" calcext:value-type="float">
            <text:p>1.485426076</text:p>
          </table:table-cell>
          <table:table-cell office:value-type="float" office:value="1.21284535" calcext:value-type="float">
            <text:p>1.21284535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181.227166" calcext:value-type="float">
            <text:p>181.227166</text:p>
          </table:table-cell>
          <table:table-cell office:value-type="float" office:value="60.9274541" calcext:value-type="float">
            <text:p>60.9274541</text:p>
          </table:table-cell>
          <table:table-cell office:value-type="float" office:value="1.4244581" calcext:value-type="float">
            <text:p>1.4244581</text:p>
          </table:table-cell>
          <table:table-cell office:value-type="float" office:value="0.708878079" calcext:value-type="float">
            <text:p>0.708878079</text:p>
          </table:table-cell>
          <table:table-cell office:value-type="float" office:value="1.770900174" calcext:value-type="float">
            <text:p>1.770900174</text:p>
          </table:table-cell>
          <table:table-cell office:value-type="float" office:value="1.44593394" calcext:value-type="float">
            <text:p>1.44593394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181.472565" calcext:value-type="float">
            <text:p>181.472565</text:p>
          </table:table-cell>
          <table:table-cell office:value-type="float" office:value="61.0188054" calcext:value-type="float">
            <text:p>61.0188054</text:p>
          </table:table-cell>
          <table:table-cell office:value-type="float" office:value="1.45730277" calcext:value-type="float">
            <text:p>1.45730277</text:p>
          </table:table-cell>
          <table:table-cell office:value-type="float" office:value="0.758942349" calcext:value-type="float">
            <text:p>0.758942349</text:p>
          </table:table-cell>
          <table:table-cell office:value-type="float" office:value="1.4247989556" calcext:value-type="float">
            <text:p>1.4247989556</text:p>
          </table:table-cell>
          <table:table-cell office:value-type="float" office:value="1.163343465" calcext:value-type="float">
            <text:p>1.163343465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181.518519" calcext:value-type="float">
            <text:p>181.518519</text:p>
          </table:table-cell>
          <table:table-cell office:value-type="float" office:value="60.6625107" calcext:value-type="float">
            <text:p>60.6625107</text:p>
          </table:table-cell>
          <table:table-cell office:value-type="float" office:value="1.53828225" calcext:value-type="float">
            <text:p>1.53828225</text:p>
          </table:table-cell>
          <table:table-cell office:value-type="float" office:value="0.860287731" calcext:value-type="float">
            <text:p>0.860287731</text:p>
          </table:table-cell>
          <table:table-cell office:value-type="float" office:value="2.0202302" calcext:value-type="float">
            <text:p>2.0202302</text:p>
          </table:table-cell>
          <table:table-cell office:value-type="float" office:value="1.64951104" calcext:value-type="float">
            <text:p>1.64951104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181.273135" calcext:value-type="float">
            <text:p>181.273135</text:p>
          </table:table-cell>
          <table:table-cell office:value-type="float" office:value="60.4512328" calcext:value-type="float">
            <text:p>60.4512328</text:p>
          </table:table-cell>
          <table:table-cell office:value-type="float" office:value="1.55531946" calcext:value-type="float">
            <text:p>1.55531946</text:p>
          </table:table-cell>
          <table:table-cell office:value-type="float" office:value="0.903834301" calcext:value-type="float">
            <text:p>0.903834301</text:p>
          </table:table-cell>
          <table:table-cell office:value-type="float" office:value="0.778315981" calcext:value-type="float">
            <text:p>0.778315981</text:p>
          </table:table-cell>
          <table:table-cell office:value-type="float" office:value="0.635492333" calcext:value-type="float">
            <text:p>0.63549233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81.201112" calcext:value-type="float">
            <text:p>181.201112</text:p>
          </table:table-cell>
          <table:table-cell office:value-type="float" office:value="60.2582501" calcext:value-type="float">
            <text:p>60.2582501</text:p>
          </table:table-cell>
          <table:table-cell office:value-type="float" office:value="1.511909136" calcext:value-type="float">
            <text:p>1.511909136</text:p>
          </table:table-cell>
          <table:table-cell office:value-type="float" office:value="0.867996865" calcext:value-type="float">
            <text:p>0.867996865</text:p>
          </table:table-cell>
          <table:table-cell office:value-type="float" office:value="2.39567769" calcext:value-type="float">
            <text:p>2.39567769</text:p>
          </table:table-cell>
          <table:table-cell office:value-type="float" office:value="1.95606262" calcext:value-type="float">
            <text:p>1.95606262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180.84834" calcext:value-type="float">
            <text:p>180.84834</text:p>
          </table:table-cell>
          <table:table-cell office:value-type="float" office:value="60.1808639" calcext:value-type="float">
            <text:p>60.1808639</text:p>
          </table:table-cell>
          <table:table-cell office:value-type="float" office:value="1.34253029" calcext:value-type="float">
            <text:p>1.34253029</text:p>
          </table:table-cell>
          <table:table-cell office:value-type="float" office:value="0.762965164" calcext:value-type="float">
            <text:p>0.762965164</text:p>
          </table:table-cell>
          <table:table-cell office:value-type="float" office:value="0.767159237" calcext:value-type="float">
            <text:p>0.767159237</text:p>
          </table:table-cell>
          <table:table-cell office:value-type="float" office:value="0.626382914" calcext:value-type="float">
            <text:p>0.626382914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181.095201" calcext:value-type="float">
            <text:p>181.095201</text:p>
          </table:table-cell>
          <table:table-cell office:value-type="float" office:value="60.1310265" calcext:value-type="float">
            <text:p>60.1310265</text:p>
          </table:table-cell>
          <table:table-cell office:value-type="float" office:value="1.295781004" calcext:value-type="float">
            <text:p>1.295781004</text:p>
          </table:table-cell>
          <table:table-cell office:value-type="float" office:value="0.713966414" calcext:value-type="float">
            <text:p>0.713966414</text:p>
          </table:table-cell>
          <table:table-cell office:value-type="float" office:value="2.6304105" calcext:value-type="float">
            <text:p>2.6304105</text:p>
          </table:table-cell>
          <table:table-cell office:value-type="float" office:value="2.147721226" calcext:value-type="float">
            <text:p>2.147721226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180.608123" calcext:value-type="float">
            <text:p>180.608123</text:p>
          </table:table-cell>
          <table:table-cell office:value-type="float" office:value="60.2025582" calcext:value-type="float">
            <text:p>60.2025582</text:p>
          </table:table-cell>
          <table:table-cell office:value-type="float" office:value="1.32914634" calcext:value-type="float">
            <text:p>1.32914634</text:p>
          </table:table-cell>
          <table:table-cell office:value-type="float" office:value="0.730531971" calcext:value-type="float">
            <text:p>0.730531971</text:p>
          </table:table-cell>
          <table:table-cell office:value-type="float" office:value="0.7746795525" calcext:value-type="float">
            <text:p>0.7746795525</text:p>
          </table:table-cell>
          <table:table-cell office:value-type="float" office:value="0.6325232075" calcext:value-type="float">
            <text:p>0.6325232075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180.834984" calcext:value-type="float">
            <text:p>180.834984</text:p>
          </table:table-cell>
          <table:table-cell office:value-type="float" office:value="60.450061" calcext:value-type="float">
            <text:p>60.450061</text:p>
          </table:table-cell>
          <table:table-cell office:value-type="float" office:value="1.34881453" calcext:value-type="float">
            <text:p>1.34881453</text:p>
          </table:table-cell>
          <table:table-cell office:value-type="float" office:value="0.737484768" calcext:value-type="float">
            <text:p>0.737484768</text:p>
          </table:table-cell>
          <table:table-cell office:value-type="float" office:value="2.742510213" calcext:value-type="float">
            <text:p>2.742510213</text:p>
          </table:table-cell>
          <table:table-cell office:value-type="float" office:value="2.23925018" calcext:value-type="float">
            <text:p>2.23925018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180.488968" calcext:value-type="float">
            <text:p>180.488968</text:p>
          </table:table-cell>
          <table:table-cell office:value-type="float" office:value="60.6648726" calcext:value-type="float">
            <text:p>60.6648726</text:p>
          </table:table-cell>
          <table:table-cell office:value-type="float" office:value="1.312572427" calcext:value-type="float">
            <text:p>1.312572427</text:p>
          </table:table-cell>
          <table:table-cell office:value-type="float" office:value="0.731629916" calcext:value-type="float">
            <text:p>0.731629916</text:p>
          </table:table-cell>
          <table:table-cell office:value-type="float" office:value="1.186090186" calcext:value-type="float">
            <text:p>1.186090186</text:p>
          </table:table-cell>
          <table:table-cell office:value-type="float" office:value="0.968438571" calcext:value-type="float">
            <text:p>0.968438571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180.961906" calcext:value-type="float">
            <text:p>180.961906</text:p>
          </table:table-cell>
          <table:table-cell office:value-type="float" office:value="60.9693051" calcext:value-type="float">
            <text:p>60.9693051</text:p>
          </table:table-cell>
          <table:table-cell office:value-type="float" office:value="1.350586731" calcext:value-type="float">
            <text:p>1.350586731</text:p>
          </table:table-cell>
          <table:table-cell office:value-type="float" office:value="0.788543257" calcext:value-type="float">
            <text:p>0.788543257</text:p>
          </table:table-cell>
          <table:table-cell office:value-type="float" office:value="2.62402912" calcext:value-type="float">
            <text:p>2.62402912</text:p>
          </table:table-cell>
          <table:table-cell office:value-type="float" office:value="2.14251076" calcext:value-type="float">
            <text:p>2.14251076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180.957528" calcext:value-type="float">
            <text:p>180.957528</text:p>
          </table:table-cell>
          <table:table-cell office:value-type="float" office:value="61.2342945" calcext:value-type="float">
            <text:p>61.2342945</text:p>
          </table:table-cell>
          <table:table-cell office:value-type="float" office:value="1.347964769" calcext:value-type="float">
            <text:p>1.347964769</text:p>
          </table:table-cell>
          <table:table-cell office:value-type="float" office:value="0.792795534" calcext:value-type="float">
            <text:p>0.792795534</text:p>
          </table:table-cell>
          <table:table-cell office:value-type="float" office:value="1.436632464" calcext:value-type="float">
            <text:p>1.436632464</text:p>
          </table:table-cell>
          <table:table-cell office:value-type="float" office:value="1.17300553" calcext:value-type="float">
            <text:p>1.17300553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80.956937" calcext:value-type="float">
            <text:p>180.956937</text:p>
          </table:table-cell>
          <table:table-cell office:value-type="float" office:value="61.3160097" calcext:value-type="float">
            <text:p>61.3160097</text:p>
          </table:table-cell>
          <table:table-cell office:value-type="float" office:value="1.2565428" calcext:value-type="float">
            <text:p>1.2565428</text:p>
          </table:table-cell>
          <table:table-cell office:value-type="float" office:value="0.782312061" calcext:value-type="float">
            <text:p>0.782312061</text:p>
          </table:table-cell>
          <table:table-cell office:value-type="float" office:value="1.825971643" calcext:value-type="float">
            <text:p>1.825971643</text:p>
          </table:table-cell>
          <table:table-cell office:value-type="float" office:value="1.49089962" calcext:value-type="float">
            <text:p>1.49089962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181.358926" calcext:value-type="float">
            <text:p>181.358926</text:p>
          </table:table-cell>
          <table:table-cell office:value-type="float" office:value="61.8357816" calcext:value-type="float">
            <text:p>61.8357816</text:p>
          </table:table-cell>
          <table:table-cell office:value-type="float" office:value="1.320688175" calcext:value-type="float">
            <text:p>1.320688175</text:p>
          </table:table-cell>
          <table:table-cell office:value-type="float" office:value="0.776286212" calcext:value-type="float">
            <text:p>0.776286212</text:p>
          </table:table-cell>
          <table:table-cell office:value-type="float" office:value="1.2310252022" calcext:value-type="float">
            <text:p>1.2310252022</text:p>
          </table:table-cell>
          <table:table-cell office:value-type="float" office:value="1.0051278807" calcext:value-type="float">
            <text:p>1.0051278807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81.197271" calcext:value-type="float">
            <text:p>181.197271</text:p>
          </table:table-cell>
          <table:table-cell office:value-type="float" office:value="62.2010656" calcext:value-type="float">
            <text:p>62.2010656</text:p>
          </table:table-cell>
          <table:table-cell office:value-type="float" office:value="1.357625114" calcext:value-type="float">
            <text:p>1.357625114</text:p>
          </table:table-cell>
          <table:table-cell office:value-type="float" office:value="0.77900934" calcext:value-type="float">
            <text:p>0.77900934</text:p>
          </table:table-cell>
          <table:table-cell office:value-type="float" office:value="1.543138425" calcext:value-type="float">
            <text:p>1.543138425</text:p>
          </table:table-cell>
          <table:table-cell office:value-type="float" office:value="1.25996722" calcext:value-type="float">
            <text:p>1.25996722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81.827474" calcext:value-type="float">
            <text:p>181.827474</text:p>
          </table:table-cell>
          <table:table-cell office:value-type="float" office:value="62.9757201" calcext:value-type="float">
            <text:p>62.9757201</text:p>
          </table:table-cell>
          <table:table-cell office:value-type="float" office:value="1.387248534" calcext:value-type="float">
            <text:p>1.387248534</text:p>
          </table:table-cell>
          <table:table-cell office:value-type="float" office:value="0.742002231" calcext:value-type="float">
            <text:p>0.742002231</text:p>
          </table:table-cell>
          <table:table-cell office:value-type="float" office:value="1.596670806" calcext:value-type="float">
            <text:p>1.596670806</text:p>
          </table:table-cell>
          <table:table-cell office:value-type="float" office:value="1.303676242" calcext:value-type="float">
            <text:p>1.303676242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181.684389" calcext:value-type="float">
            <text:p>181.684389</text:p>
          </table:table-cell>
          <table:table-cell office:value-type="float" office:value="63.3570278" calcext:value-type="float">
            <text:p>63.3570278</text:p>
          </table:table-cell>
          <table:table-cell office:value-type="float" office:value="1.35367948" calcext:value-type="float">
            <text:p>1.35367948</text:p>
          </table:table-cell>
          <table:table-cell office:value-type="float" office:value="0.77213906" calcext:value-type="float">
            <text:p>0.77213906</text:p>
          </table:table-cell>
          <table:table-cell office:value-type="float" office:value="1.309557434" calcext:value-type="float">
            <text:p>1.309557434</text:p>
          </table:table-cell>
          <table:table-cell office:value-type="float" office:value="1.069249186" calcext:value-type="float">
            <text:p>1.069249186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82.440523" calcext:value-type="float">
            <text:p>182.440523</text:p>
          </table:table-cell>
          <table:table-cell office:value-type="float" office:value="64.1198481" calcext:value-type="float">
            <text:p>64.1198481</text:p>
          </table:table-cell>
          <table:table-cell office:value-type="float" office:value="1.38800397" calcext:value-type="float">
            <text:p>1.38800397</text:p>
          </table:table-cell>
          <table:table-cell office:value-type="float" office:value="0.812948342" calcext:value-type="float">
            <text:p>0.812948342</text:p>
          </table:table-cell>
          <table:table-cell office:value-type="float" office:value="1.475342846" calcext:value-type="float">
            <text:p>1.475342846</text:p>
          </table:table-cell>
          <table:table-cell office:value-type="float" office:value="1.204612407" calcext:value-type="float">
            <text:p>1.204612407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81.979539" calcext:value-type="float">
            <text:p>181.979539</text:p>
          </table:table-cell>
          <table:table-cell office:value-type="float" office:value="64.302788" calcext:value-type="float">
            <text:p>64.302788</text:p>
          </table:table-cell>
          <table:table-cell office:value-type="float" office:value="1.56824056" calcext:value-type="float">
            <text:p>1.56824056</text:p>
          </table:table-cell>
          <table:table-cell office:value-type="float" office:value="0.884286644" calcext:value-type="float">
            <text:p>0.884286644</text:p>
          </table:table-cell>
          <table:table-cell office:value-type="float" office:value="1.385298854" calcext:value-type="float">
            <text:p>1.385298854</text:p>
          </table:table-cell>
          <table:table-cell office:value-type="float" office:value="1.13109179" calcext:value-type="float">
            <text:p>1.13109179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182.177465" calcext:value-type="float">
            <text:p>182.177465</text:p>
          </table:table-cell>
          <table:table-cell office:value-type="float" office:value="65.1127524" calcext:value-type="float">
            <text:p>65.1127524</text:p>
          </table:table-cell>
          <table:table-cell office:value-type="float" office:value="1.55676968" calcext:value-type="float">
            <text:p>1.55676968</text:p>
          </table:table-cell>
          <table:table-cell office:value-type="float" office:value="0.915935089" calcext:value-type="float">
            <text:p>0.915935089</text:p>
          </table:table-cell>
          <table:table-cell office:value-type="float" office:value="1.328979746" calcext:value-type="float">
            <text:p>1.328979746</text:p>
          </table:table-cell>
          <table:table-cell office:value-type="float" office:value="1.085107457" calcext:value-type="float">
            <text:p>1.085107457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182.1825215" calcext:value-type="float">
            <text:p>182.1825215</text:p>
          </table:table-cell>
          <table:table-cell office:value-type="float" office:value="65.2685385" calcext:value-type="float">
            <text:p>65.2685385</text:p>
          </table:table-cell>
          <table:table-cell office:value-type="float" office:value="1.6122072" calcext:value-type="float">
            <text:p>1.6122072</text:p>
          </table:table-cell>
          <table:table-cell office:value-type="float" office:value="0.909207331" calcext:value-type="float">
            <text:p>0.909207331</text:p>
          </table:table-cell>
          <table:table-cell office:value-type="float" office:value="1.28274189" calcext:value-type="float">
            <text:p>1.28274189</text:p>
          </table:table-cell>
          <table:table-cell office:value-type="float" office:value="1.047354364" calcext:value-type="float">
            <text:p>1.047354364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181.8132505" calcext:value-type="float">
            <text:p>181.8132505</text:p>
          </table:table-cell>
          <table:table-cell office:value-type="float" office:value="66.1492603" calcext:value-type="float">
            <text:p>66.1492603</text:p>
          </table:table-cell>
          <table:table-cell office:value-type="float" office:value="1.60271021" calcext:value-type="float">
            <text:p>1.60271021</text:p>
          </table:table-cell>
          <table:table-cell office:value-type="float" office:value="0.923666382" calcext:value-type="float">
            <text:p>0.923666382</text:p>
          </table:table-cell>
          <table:table-cell office:value-type="float" office:value="1.352933864" calcext:value-type="float">
            <text:p>1.352933864</text:p>
          </table:table-cell>
          <table:table-cell office:value-type="float" office:value="1.10466583" calcext:value-type="float">
            <text:p>1.10466583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182.417779" calcext:value-type="float">
            <text:p>182.417779</text:p>
          </table:table-cell>
          <table:table-cell office:value-type="float" office:value="66.1316199" calcext:value-type="float">
            <text:p>66.1316199</text:p>
          </table:table-cell>
          <table:table-cell office:value-type="float" office:value="1.57823246" calcext:value-type="float">
            <text:p>1.57823246</text:p>
          </table:table-cell>
          <table:table-cell office:value-type="float" office:value="0.903836212" calcext:value-type="float">
            <text:p>0.903836212</text:p>
          </table:table-cell>
          <table:table-cell office:value-type="float" office:value="1.65790466" calcext:value-type="float">
            <text:p>1.65790466</text:p>
          </table:table-cell>
          <table:table-cell office:value-type="float" office:value="1.353673454" calcext:value-type="float">
            <text:p>1.353673454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182.287697" calcext:value-type="float">
            <text:p>182.287697</text:p>
          </table:table-cell>
          <table:table-cell office:value-type="float" office:value="66.8192746" calcext:value-type="float">
            <text:p>66.8192746</text:p>
          </table:table-cell>
          <table:table-cell office:value-type="float" office:value="1.58740397" calcext:value-type="float">
            <text:p>1.58740397</text:p>
          </table:table-cell>
          <table:table-cell office:value-type="float" office:value="0.906801784" calcext:value-type="float">
            <text:p>0.906801784</text:p>
          </table:table-cell>
          <table:table-cell office:value-type="float" office:value="1.056257697" calcext:value-type="float">
            <text:p>1.056257697</text:p>
          </table:table-cell>
          <table:table-cell office:value-type="float" office:value="0.86243079" calcext:value-type="float">
            <text:p>0.86243079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82.6628736" calcext:value-type="float">
            <text:p>182.6628736</text:p>
          </table:table-cell>
          <table:table-cell office:value-type="float" office:value="66.9591297" calcext:value-type="float">
            <text:p>66.9591297</text:p>
          </table:table-cell>
          <table:table-cell office:value-type="float" office:value="1.57376395" calcext:value-type="float">
            <text:p>1.57376395</text:p>
          </table:table-cell>
          <table:table-cell office:value-type="float" office:value="0.939951157" calcext:value-type="float">
            <text:p>0.939951157</text:p>
          </table:table-cell>
          <table:table-cell office:value-type="float" office:value="1.83192171" calcext:value-type="float">
            <text:p>1.83192171</text:p>
          </table:table-cell>
          <table:table-cell office:value-type="float" office:value="1.49575778" calcext:value-type="float">
            <text:p>1.49575778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82.2897406" calcext:value-type="float">
            <text:p>182.2897406</text:p>
          </table:table-cell>
          <table:table-cell office:value-type="float" office:value="67.3333069" calcext:value-type="float">
            <text:p>67.3333069</text:p>
          </table:table-cell>
          <table:table-cell office:value-type="float" office:value="1.563723354" calcext:value-type="float">
            <text:p>1.563723354</text:p>
          </table:table-cell>
          <table:table-cell office:value-type="float" office:value="0.935727004" calcext:value-type="float">
            <text:p>0.935727004</text:p>
          </table:table-cell>
          <table:table-cell office:value-type="float" office:value="0.74601019" calcext:value-type="float">
            <text:p>0.74601019</text:p>
          </table:table-cell>
          <table:table-cell office:value-type="float" office:value="0.60911479" calcext:value-type="float">
            <text:p>0.60911479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182.8012396" calcext:value-type="float">
            <text:p>182.8012396</text:p>
          </table:table-cell>
          <table:table-cell office:value-type="float" office:value="67.7550754" calcext:value-type="float">
            <text:p>67.7550754</text:p>
          </table:table-cell>
          <table:table-cell office:value-type="float" office:value="1.59184934" calcext:value-type="float">
            <text:p>1.59184934</text:p>
          </table:table-cell>
          <table:table-cell office:value-type="float" office:value="0.92359708" calcext:value-type="float">
            <text:p>0.92359708</text:p>
          </table:table-cell>
          <table:table-cell office:value-type="float" office:value="2.62318963" calcext:value-type="float">
            <text:p>2.62318963</text:p>
          </table:table-cell>
          <table:table-cell office:value-type="float" office:value="2.14182541" calcext:value-type="float">
            <text:p>2.14182541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182.4041276" calcext:value-type="float">
            <text:p>182.4041276</text:p>
          </table:table-cell>
          <table:table-cell office:value-type="float" office:value="67.8990193" calcext:value-type="float">
            <text:p>67.8990193</text:p>
          </table:table-cell>
          <table:table-cell office:value-type="float" office:value="1.60583644" calcext:value-type="float">
            <text:p>1.60583644</text:p>
          </table:table-cell>
          <table:table-cell office:value-type="float" office:value="0.894702709" calcext:value-type="float">
            <text:p>0.894702709</text:p>
          </table:table-cell>
          <table:table-cell office:value-type="float" office:value="0.621129503" calcext:value-type="float">
            <text:p>0.621129503</text:p>
          </table:table-cell>
          <table:table-cell office:value-type="float" office:value="0.507150133" calcext:value-type="float">
            <text:p>0.507150133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181.933825" calcext:value-type="float">
            <text:p>181.933825</text:p>
          </table:table-cell>
          <table:table-cell office:value-type="float" office:value="67.8407989" calcext:value-type="float">
            <text:p>67.8407989</text:p>
          </table:table-cell>
          <table:table-cell office:value-type="float" office:value="1.59985448" calcext:value-type="float">
            <text:p>1.59985448</text:p>
          </table:table-cell>
          <table:table-cell office:value-type="float" office:value="0.88887163" calcext:value-type="float">
            <text:p>0.88887163</text:p>
          </table:table-cell>
          <table:table-cell office:value-type="float" office:value="2.80996237" calcext:value-type="float">
            <text:p>2.80996237</text:p>
          </table:table-cell>
          <table:table-cell office:value-type="float" office:value="2.29432461" calcext:value-type="float">
            <text:p>2.29432461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181.73711" calcext:value-type="float">
            <text:p>181.73711</text:p>
          </table:table-cell>
          <table:table-cell office:value-type="float" office:value="67.7269944" calcext:value-type="float">
            <text:p>67.7269944</text:p>
          </table:table-cell>
          <table:table-cell office:value-type="float" office:value="1.6248433" calcext:value-type="float">
            <text:p>1.6248433</text:p>
          </table:table-cell>
          <table:table-cell office:value-type="float" office:value="0.860870921" calcext:value-type="float">
            <text:p>0.860870921</text:p>
          </table:table-cell>
          <table:table-cell office:value-type="float" office:value="0.78889921" calcext:value-type="float">
            <text:p>0.78889921</text:p>
          </table:table-cell>
          <table:table-cell office:value-type="float" office:value="0.64413351" calcext:value-type="float">
            <text:p>0.64413351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181.734505" calcext:value-type="float">
            <text:p>181.734505</text:p>
          </table:table-cell>
          <table:table-cell office:value-type="float" office:value="67.9848353" calcext:value-type="float">
            <text:p>67.9848353</text:p>
          </table:table-cell>
          <table:table-cell office:value-type="float" office:value="1.600191613" calcext:value-type="float">
            <text:p>1.600191613</text:p>
          </table:table-cell>
          <table:table-cell office:value-type="float" office:value="0.855248876" calcext:value-type="float">
            <text:p>0.855248876</text:p>
          </table:table-cell>
          <table:table-cell office:value-type="float" office:value="2.49182061" calcext:value-type="float">
            <text:p>2.49182061</text:p>
          </table:table-cell>
          <table:table-cell office:value-type="float" office:value="2.03456301" calcext:value-type="float">
            <text:p>2.03456301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181.636949" calcext:value-type="float">
            <text:p>181.636949</text:p>
          </table:table-cell>
          <table:table-cell office:value-type="float" office:value="67.8863013" calcext:value-type="float">
            <text:p>67.8863013</text:p>
          </table:table-cell>
          <table:table-cell office:value-type="float" office:value="1.537399453" calcext:value-type="float">
            <text:p>1.537399453</text:p>
          </table:table-cell>
          <table:table-cell office:value-type="float" office:value="0.835513864" calcext:value-type="float">
            <text:p>0.835513864</text:p>
          </table:table-cell>
          <table:table-cell office:value-type="float" office:value="0.80009448" calcext:value-type="float">
            <text:p>0.80009448</text:p>
          </table:table-cell>
          <table:table-cell office:value-type="float" office:value="0.653274393" calcext:value-type="float">
            <text:p>0.653274393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181.759806" calcext:value-type="float">
            <text:p>181.759806</text:p>
          </table:table-cell>
          <table:table-cell office:value-type="float" office:value="67.9988359" calcext:value-type="float">
            <text:p>67.9988359</text:p>
          </table:table-cell>
          <table:table-cell office:value-type="float" office:value="1.572452067" calcext:value-type="float">
            <text:p>1.572452067</text:p>
          </table:table-cell>
          <table:table-cell office:value-type="float" office:value="0.851160741" calcext:value-type="float">
            <text:p>0.851160741</text:p>
          </table:table-cell>
          <table:table-cell office:value-type="float" office:value="1.93238472" calcext:value-type="float">
            <text:p>1.93238472</text:p>
          </table:table-cell>
          <table:table-cell office:value-type="float" office:value="1.57778553" calcext:value-type="float">
            <text:p>1.57778553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181.600562" calcext:value-type="float">
            <text:p>181.600562</text:p>
          </table:table-cell>
          <table:table-cell office:value-type="float" office:value="67.964636" calcext:value-type="float">
            <text:p>67.964636</text:p>
          </table:table-cell>
          <table:table-cell office:value-type="float" office:value="1.637180937" calcext:value-type="float">
            <text:p>1.637180937</text:p>
          </table:table-cell>
          <table:table-cell office:value-type="float" office:value="0.866550847" calcext:value-type="float">
            <text:p>0.866550847</text:p>
          </table:table-cell>
          <table:table-cell office:value-type="float" office:value="1.2114897715" calcext:value-type="float">
            <text:p>1.2114897715</text:p>
          </table:table-cell>
          <table:table-cell office:value-type="float" office:value="0.989177242" calcext:value-type="float">
            <text:p>0.989177242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81.642439" calcext:value-type="float">
            <text:p>181.642439</text:p>
          </table:table-cell>
          <table:table-cell office:value-type="float" office:value="68.1396513" calcext:value-type="float">
            <text:p>68.1396513</text:p>
          </table:table-cell>
          <table:table-cell office:value-type="float" office:value="1.65046598" calcext:value-type="float">
            <text:p>1.65046598</text:p>
          </table:table-cell>
          <table:table-cell office:value-type="float" office:value="0.837725192" calcext:value-type="float">
            <text:p>0.837725192</text:p>
          </table:table-cell>
          <table:table-cell office:value-type="float" office:value="1.789413678" calcext:value-type="float">
            <text:p>1.789413678</text:p>
          </table:table-cell>
          <table:table-cell office:value-type="float" office:value="1.461050138" calcext:value-type="float">
            <text:p>1.461050138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181.394648" calcext:value-type="float">
            <text:p>181.394648</text:p>
          </table:table-cell>
          <table:table-cell office:value-type="float" office:value="67.9588283" calcext:value-type="float">
            <text:p>67.9588283</text:p>
          </table:table-cell>
          <table:table-cell office:value-type="float" office:value="1.62146632" calcext:value-type="float">
            <text:p>1.62146632</text:p>
          </table:table-cell>
          <table:table-cell office:value-type="float" office:value="0.867504207" calcext:value-type="float">
            <text:p>0.867504207</text:p>
          </table:table-cell>
          <table:table-cell office:value-type="float" office:value="0.915356327" calcext:value-type="float">
            <text:p>0.915356327</text:p>
          </table:table-cell>
          <table:table-cell office:value-type="float" office:value="0.7473853308" calcext:value-type="float">
            <text:p>0.7473853308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81.787182" calcext:value-type="float">
            <text:p>181.787182</text:p>
          </table:table-cell>
          <table:table-cell office:value-type="float" office:value="67.8937412" calcext:value-type="float">
            <text:p>67.8937412</text:p>
          </table:table-cell>
          <table:table-cell office:value-type="float" office:value="1.63567508" calcext:value-type="float">
            <text:p>1.63567508</text:p>
          </table:table-cell>
          <table:table-cell office:value-type="float" office:value="0.877014165" calcext:value-type="float">
            <text:p>0.877014165</text:p>
          </table:table-cell>
          <table:table-cell office:value-type="float" office:value="0.968386637" calcext:value-type="float">
            <text:p>0.968386637</text:p>
          </table:table-cell>
          <table:table-cell office:value-type="float" office:value="0.790684372" calcext:value-type="float">
            <text:p>0.790684372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181.840702" calcext:value-type="float">
            <text:p>181.840702</text:p>
          </table:table-cell>
          <table:table-cell office:value-type="float" office:value="67.9931026" calcext:value-type="float">
            <text:p>67.9931026</text:p>
          </table:table-cell>
          <table:table-cell office:value-type="float" office:value="1.61827114" calcext:value-type="float">
            <text:p>1.61827114</text:p>
          </table:table-cell>
          <table:table-cell office:value-type="float" office:value="0.893372778" calcext:value-type="float">
            <text:p>0.893372778</text:p>
          </table:table-cell>
          <table:table-cell office:value-type="float" office:value="1.20040047" calcext:value-type="float">
            <text:p>1.20040047</text:p>
          </table:table-cell>
          <table:table-cell office:value-type="float" office:value="0.980122856" calcext:value-type="float">
            <text:p>0.980122856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182.4649196" calcext:value-type="float">
            <text:p>182.4649196</text:p>
          </table:table-cell>
          <table:table-cell office:value-type="float" office:value="68.110516" calcext:value-type="float">
            <text:p>68.110516</text:p>
          </table:table-cell>
          <table:table-cell office:value-type="float" office:value="1.56058948" calcext:value-type="float">
            <text:p>1.56058948</text:p>
          </table:table-cell>
          <table:table-cell office:value-type="float" office:value="0.858357043" calcext:value-type="float">
            <text:p>0.858357043</text:p>
          </table:table-cell>
          <table:table-cell office:value-type="float" office:value="1.073785045" calcext:value-type="float">
            <text:p>1.073785045</text:p>
          </table:table-cell>
          <table:table-cell office:value-type="float" office:value="0.876741806" calcext:value-type="float">
            <text:p>0.876741806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182.5713266" calcext:value-type="float">
            <text:p>182.5713266</text:p>
          </table:table-cell>
          <table:table-cell office:value-type="float" office:value="68.2946907" calcext:value-type="float">
            <text:p>68.2946907</text:p>
          </table:table-cell>
          <table:table-cell office:value-type="float" office:value="1.55089542" calcext:value-type="float">
            <text:p>1.55089542</text:p>
          </table:table-cell>
          <table:table-cell office:value-type="float" office:value="0.848905378" calcext:value-type="float">
            <text:p>0.848905378</text:p>
          </table:table-cell>
          <table:table-cell office:value-type="float" office:value="1.1891148" calcext:value-type="float">
            <text:p>1.1891148</text:p>
          </table:table-cell>
          <table:table-cell office:value-type="float" office:value="0.970908179" calcext:value-type="float">
            <text:p>0.970908179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83.183571" calcext:value-type="float">
            <text:p>183.183571</text:p>
          </table:table-cell>
          <table:table-cell office:value-type="float" office:value="69.063444" calcext:value-type="float">
            <text:p>69.063444</text:p>
          </table:table-cell>
          <table:table-cell office:value-type="float" office:value="1.51608302" calcext:value-type="float">
            <text:p>1.51608302</text:p>
          </table:table-cell>
          <table:table-cell office:value-type="float" office:value="0.833158041" calcext:value-type="float">
            <text:p>0.833158041</text:p>
          </table:table-cell>
          <table:table-cell office:value-type="float" office:value="1.1841601" calcext:value-type="float">
            <text:p>1.1841601</text:p>
          </table:table-cell>
          <table:table-cell office:value-type="float" office:value="0.966862685" calcext:value-type="float">
            <text:p>0.966862685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182.628815" calcext:value-type="float">
            <text:p>182.628815</text:p>
          </table:table-cell>
          <table:table-cell office:value-type="float" office:value="68.749918" calcext:value-type="float">
            <text:p>68.749918</text:p>
          </table:table-cell>
          <table:table-cell office:value-type="float" office:value="1.48529851" calcext:value-type="float">
            <text:p>1.48529851</text:p>
          </table:table-cell>
          <table:table-cell office:value-type="float" office:value="0.807070872" calcext:value-type="float">
            <text:p>0.807070872</text:p>
          </table:table-cell>
          <table:table-cell office:value-type="float" office:value="1.114535612" calcext:value-type="float">
            <text:p>1.114535612</text:p>
          </table:table-cell>
          <table:table-cell office:value-type="float" office:value="0.910014544" calcext:value-type="float">
            <text:p>0.910014544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183.387793" calcext:value-type="float">
            <text:p>183.387793</text:p>
          </table:table-cell>
          <table:table-cell office:value-type="float" office:value="69.2725072" calcext:value-type="float">
            <text:p>69.2725072</text:p>
          </table:table-cell>
          <table:table-cell office:value-type="float" office:value="1.470857854" calcext:value-type="float">
            <text:p>1.470857854</text:p>
          </table:table-cell>
          <table:table-cell office:value-type="float" office:value="0.82233055" calcext:value-type="float">
            <text:p>0.82233055</text:p>
          </table:table-cell>
          <table:table-cell office:value-type="float" office:value="1.217532752" calcext:value-type="float">
            <text:p>1.217532752</text:p>
          </table:table-cell>
          <table:table-cell office:value-type="float" office:value="0.994111344" calcext:value-type="float">
            <text:p>0.994111344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182.79223" calcext:value-type="float">
            <text:p>182.79223</text:p>
          </table:table-cell>
          <table:table-cell office:value-type="float" office:value="68.9804615" calcext:value-type="float">
            <text:p>68.9804615</text:p>
          </table:table-cell>
          <table:table-cell office:value-type="float" office:value="1.423583884" calcext:value-type="float">
            <text:p>1.423583884</text:p>
          </table:table-cell>
          <table:table-cell office:value-type="float" office:value="0.809876539" calcext:value-type="float">
            <text:p>0.809876539</text:p>
          </table:table-cell>
          <table:table-cell office:value-type="float" office:value="0.9453209125" calcext:value-type="float">
            <text:p>0.9453209125</text:p>
          </table:table-cell>
          <table:table-cell office:value-type="float" office:value="0.771851307" calcext:value-type="float">
            <text:p>0.771851307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82.977223" calcext:value-type="float">
            <text:p>182.977223</text:p>
          </table:table-cell>
          <table:table-cell office:value-type="float" office:value="69.6406147" calcext:value-type="float">
            <text:p>69.6406147</text:p>
          </table:table-cell>
          <table:table-cell office:value-type="float" office:value="1.42164428" calcext:value-type="float">
            <text:p>1.42164428</text:p>
          </table:table-cell>
          <table:table-cell office:value-type="float" office:value="0.792983356" calcext:value-type="float">
            <text:p>0.792983356</text:p>
          </table:table-cell>
          <table:table-cell office:value-type="float" office:value="2.214237552" calcext:value-type="float">
            <text:p>2.214237552</text:p>
          </table:table-cell>
          <table:table-cell office:value-type="float" office:value="1.807917459" calcext:value-type="float">
            <text:p>1.807917459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182.74877" calcext:value-type="float">
            <text:p>182.74877</text:p>
          </table:table-cell>
          <table:table-cell office:value-type="float" office:value="69.593603" calcext:value-type="float">
            <text:p>69.593603</text:p>
          </table:table-cell>
          <table:table-cell office:value-type="float" office:value="1.30614755" calcext:value-type="float">
            <text:p>1.30614755</text:p>
          </table:table-cell>
          <table:table-cell office:value-type="float" office:value="0.753881356" calcext:value-type="float">
            <text:p>0.753881356</text:p>
          </table:table-cell>
          <table:table-cell office:value-type="float" office:value="0.7534845984" calcext:value-type="float">
            <text:p>0.7534845984</text:p>
          </table:table-cell>
          <table:table-cell office:value-type="float" office:value="0.615217601" calcext:value-type="float">
            <text:p>0.615217601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182.597734" calcext:value-type="float">
            <text:p>182.597734</text:p>
          </table:table-cell>
          <table:table-cell office:value-type="float" office:value="70.231028" calcext:value-type="float">
            <text:p>70.231028</text:p>
          </table:table-cell>
          <table:table-cell office:value-type="float" office:value="1.320957503" calcext:value-type="float">
            <text:p>1.320957503</text:p>
          </table:table-cell>
          <table:table-cell office:value-type="float" office:value="0.75271307" calcext:value-type="float">
            <text:p>0.75271307</text:p>
          </table:table-cell>
          <table:table-cell office:value-type="float" office:value="2.08798233" calcext:value-type="float">
            <text:p>2.08798233</text:p>
          </table:table-cell>
          <table:table-cell office:value-type="float" office:value="1.70483042" calcext:value-type="float">
            <text:p>1.70483042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182.649889" calcext:value-type="float">
            <text:p>182.649889</text:p>
          </table:table-cell>
          <table:table-cell office:value-type="float" office:value="70.333663" calcext:value-type="float">
            <text:p>70.333663</text:p>
          </table:table-cell>
          <table:table-cell office:value-type="float" office:value="1.318016933" calcext:value-type="float">
            <text:p>1.318016933</text:p>
          </table:table-cell>
          <table:table-cell office:value-type="float" office:value="0.729838431" calcext:value-type="float">
            <text:p>0.729838431</text:p>
          </table:table-cell>
          <table:table-cell office:value-type="float" office:value="0.58425102" calcext:value-type="float">
            <text:p>0.58425102</text:p>
          </table:table-cell>
          <table:table-cell office:value-type="float" office:value="0.477038953" calcext:value-type="float">
            <text:p>0.477038953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81.574477" calcext:value-type="float">
            <text:p>181.574477</text:p>
          </table:table-cell>
          <table:table-cell office:value-type="float" office:value="70.086533" calcext:value-type="float">
            <text:p>70.086533</text:p>
          </table:table-cell>
          <table:table-cell office:value-type="float" office:value="1.32260509" calcext:value-type="float">
            <text:p>1.32260509</text:p>
          </table:table-cell>
          <table:table-cell office:value-type="float" office:value="0.738320698" calcext:value-type="float">
            <text:p>0.738320698</text:p>
          </table:table-cell>
          <table:table-cell office:value-type="float" office:value="1.87076295" calcext:value-type="float">
            <text:p>1.87076295</text:p>
          </table:table-cell>
          <table:table-cell office:value-type="float" office:value="1.527471566" calcext:value-type="float">
            <text:p>1.527471566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181.646265" calcext:value-type="float">
            <text:p>181.646265</text:p>
          </table:table-cell>
          <table:table-cell office:value-type="float" office:value="70.1257136" calcext:value-type="float">
            <text:p>70.1257136</text:p>
          </table:table-cell>
          <table:table-cell office:value-type="float" office:value="1.292985045" calcext:value-type="float">
            <text:p>1.292985045</text:p>
          </table:table-cell>
          <table:table-cell office:value-type="float" office:value="0.715045218" calcext:value-type="float">
            <text:p>0.715045218</text:p>
          </table:table-cell>
          <table:table-cell office:value-type="float" office:value="0.855165255" calcext:value-type="float">
            <text:p>0.855165255</text:p>
          </table:table-cell>
          <table:table-cell office:value-type="float" office:value="0.698239508" calcext:value-type="float">
            <text:p>0.698239508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181.612255" calcext:value-type="float">
            <text:p>181.612255</text:p>
          </table:table-cell>
          <table:table-cell office:value-type="float" office:value="70.3270846" calcext:value-type="float">
            <text:p>70.3270846</text:p>
          </table:table-cell>
          <table:table-cell office:value-type="float" office:value="1.32662731" calcext:value-type="float">
            <text:p>1.32662731</text:p>
          </table:table-cell>
          <table:table-cell office:value-type="float" office:value="0.749272646" calcext:value-type="float">
            <text:p>0.749272646</text:p>
          </table:table-cell>
          <table:table-cell office:value-type="float" office:value="1.408256287" calcext:value-type="float">
            <text:p>1.408256287</text:p>
          </table:table-cell>
          <table:table-cell office:value-type="float" office:value="1.1498364344" calcext:value-type="float">
            <text:p>1.1498364344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182.067862" calcext:value-type="float">
            <text:p>182.067862</text:p>
          </table:table-cell>
          <table:table-cell office:value-type="float" office:value="70.5866994" calcext:value-type="float">
            <text:p>70.5866994</text:p>
          </table:table-cell>
          <table:table-cell office:value-type="float" office:value="1.39692981" calcext:value-type="float">
            <text:p>1.39692981</text:p>
          </table:table-cell>
          <table:table-cell office:value-type="float" office:value="0.777770216" calcext:value-type="float">
            <text:p>0.777770216</text:p>
          </table:table-cell>
          <table:table-cell office:value-type="float" office:value="1.328813927" calcext:value-type="float">
            <text:p>1.328813927</text:p>
          </table:table-cell>
          <table:table-cell office:value-type="float" office:value="1.084972041" calcext:value-type="float">
            <text:p>1.084972041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82.409288" calcext:value-type="float">
            <text:p>182.409288</text:p>
          </table:table-cell>
          <table:table-cell office:value-type="float" office:value="70.7833091" calcext:value-type="float">
            <text:p>70.7833091</text:p>
          </table:table-cell>
          <table:table-cell office:value-type="float" office:value="1.391698965" calcext:value-type="float">
            <text:p>1.391698965</text:p>
          </table:table-cell>
          <table:table-cell office:value-type="float" office:value="0.765502168" calcext:value-type="float">
            <text:p>0.765502168</text:p>
          </table:table-cell>
          <table:table-cell office:value-type="float" office:value="1.0667958486" calcext:value-type="float">
            <text:p>1.0667958486</text:p>
          </table:table-cell>
          <table:table-cell office:value-type="float" office:value="0.8710351592" calcext:value-type="float">
            <text:p>0.8710351592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182.854176" calcext:value-type="float">
            <text:p>182.854176</text:p>
          </table:table-cell>
          <table:table-cell office:value-type="float" office:value="70.9423353" calcext:value-type="float">
            <text:p>70.9423353</text:p>
          </table:table-cell>
          <table:table-cell office:value-type="float" office:value="1.288106191" calcext:value-type="float">
            <text:p>1.288106191</text:p>
          </table:table-cell>
          <table:table-cell office:value-type="float" office:value="0.745536054" calcext:value-type="float">
            <text:p>0.745536054</text:p>
          </table:table-cell>
          <table:table-cell office:value-type="float" office:value="1.84602464" calcext:value-type="float">
            <text:p>1.84602464</text:p>
          </table:table-cell>
          <table:table-cell office:value-type="float" office:value="1.507272824" calcext:value-type="float">
            <text:p>1.507272824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83.360776" calcext:value-type="float">
            <text:p>183.360776</text:p>
          </table:table-cell>
          <table:table-cell office:value-type="float" office:value="70.9885835" calcext:value-type="float">
            <text:p>70.9885835</text:p>
          </table:table-cell>
          <table:table-cell office:value-type="float" office:value="1.271958021" calcext:value-type="float">
            <text:p>1.271958021</text:p>
          </table:table-cell>
          <table:table-cell office:value-type="float" office:value="0.761448137" calcext:value-type="float">
            <text:p>0.761448137</text:p>
          </table:table-cell>
          <table:table-cell office:value-type="float" office:value="1.088813138" calcext:value-type="float">
            <text:p>1.088813138</text:p>
          </table:table-cell>
          <table:table-cell office:value-type="float" office:value="0.8890121627" calcext:value-type="float">
            <text:p>0.8890121627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183.584845" calcext:value-type="float">
            <text:p>183.584845</text:p>
          </table:table-cell>
          <table:table-cell office:value-type="float" office:value="71.1003997" calcext:value-type="float">
            <text:p>71.1003997</text:p>
          </table:table-cell>
          <table:table-cell office:value-type="float" office:value="1.423764045" calcext:value-type="float">
            <text:p>1.423764045</text:p>
          </table:table-cell>
          <table:table-cell office:value-type="float" office:value="0.81355384" calcext:value-type="float">
            <text:p>0.81355384</text:p>
          </table:table-cell>
          <table:table-cell office:value-type="float" office:value="2.047339" calcext:value-type="float">
            <text:p>2.047339</text:p>
          </table:table-cell>
          <table:table-cell office:value-type="float" office:value="1.67164532" calcext:value-type="float">
            <text:p>1.67164532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183.710476" calcext:value-type="float">
            <text:p>183.710476</text:p>
          </table:table-cell>
          <table:table-cell office:value-type="float" office:value="71.0065042" calcext:value-type="float">
            <text:p>71.0065042</text:p>
          </table:table-cell>
          <table:table-cell office:value-type="float" office:value="1.36631296" calcext:value-type="float">
            <text:p>1.36631296</text:p>
          </table:table-cell>
          <table:table-cell office:value-type="float" office:value="0.798922844" calcext:value-type="float">
            <text:p>0.798922844</text:p>
          </table:table-cell>
          <table:table-cell office:value-type="float" office:value="0.6603581196" calcext:value-type="float">
            <text:p>0.6603581196</text:p>
          </table:table-cell>
          <table:table-cell office:value-type="float" office:value="0.539180155" calcext:value-type="float">
            <text:p>0.539180155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184.308656" calcext:value-type="float">
            <text:p>184.308656</text:p>
          </table:table-cell>
          <table:table-cell office:value-type="float" office:value="71.548151" calcext:value-type="float">
            <text:p>71.548151</text:p>
          </table:table-cell>
          <table:table-cell office:value-type="float" office:value="1.26706959" calcext:value-type="float">
            <text:p>1.26706959</text:p>
          </table:table-cell>
          <table:table-cell office:value-type="float" office:value="0.813510352" calcext:value-type="float">
            <text:p>0.813510352</text:p>
          </table:table-cell>
          <table:table-cell office:value-type="float" office:value="2.016738411" calcext:value-type="float">
            <text:p>2.016738411</text:p>
          </table:table-cell>
          <table:table-cell office:value-type="float" office:value="1.646660042" calcext:value-type="float">
            <text:p>1.646660042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184.606487" calcext:value-type="float">
            <text:p>184.606487</text:p>
          </table:table-cell>
          <table:table-cell office:value-type="float" office:value="71.6320618" calcext:value-type="float">
            <text:p>71.6320618</text:p>
          </table:table-cell>
          <table:table-cell office:value-type="float" office:value="1.33957798" calcext:value-type="float">
            <text:p>1.33957798</text:p>
          </table:table-cell>
          <table:table-cell office:value-type="float" office:value="0.860454538" calcext:value-type="float">
            <text:p>0.860454538</text:p>
          </table:table-cell>
          <table:table-cell office:value-type="float" office:value="0.517970581" calcext:value-type="float">
            <text:p>0.517970581</text:p>
          </table:table-cell>
          <table:table-cell office:value-type="float" office:value="0.422921204" calcext:value-type="float">
            <text:p>0.422921204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184.629339" calcext:value-type="float">
            <text:p>184.629339</text:p>
          </table:table-cell>
          <table:table-cell office:value-type="float" office:value="71.8504602" calcext:value-type="float">
            <text:p>71.8504602</text:p>
          </table:table-cell>
          <table:table-cell office:value-type="float" office:value="1.42112249" calcext:value-type="float">
            <text:p>1.42112249</text:p>
          </table:table-cell>
          <table:table-cell office:value-type="float" office:value="0.860611949" calcext:value-type="float">
            <text:p>0.860611949</text:p>
          </table:table-cell>
          <table:table-cell office:value-type="float" office:value="1.431708492" calcext:value-type="float">
            <text:p>1.431708492</text:p>
          </table:table-cell>
          <table:table-cell office:value-type="float" office:value="1.168985081" calcext:value-type="float">
            <text:p>1.168985081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84.732491" calcext:value-type="float">
            <text:p>184.732491</text:p>
          </table:table-cell>
          <table:table-cell office:value-type="float" office:value="72.1137792" calcext:value-type="float">
            <text:p>72.1137792</text:p>
          </table:table-cell>
          <table:table-cell office:value-type="float" office:value="1.39457556" calcext:value-type="float">
            <text:p>1.39457556</text:p>
          </table:table-cell>
          <table:table-cell office:value-type="float" office:value="0.806487287" calcext:value-type="float">
            <text:p>0.806487287</text:p>
          </table:table-cell>
          <table:table-cell office:value-type="float" office:value="1.118724817" calcext:value-type="float">
            <text:p>1.118724817</text:p>
          </table:table-cell>
          <table:table-cell office:value-type="float" office:value="0.913434962" calcext:value-type="float">
            <text:p>0.913434962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184.001472" calcext:value-type="float">
            <text:p>184.001472</text:p>
          </table:table-cell>
          <table:table-cell office:value-type="float" office:value="72.116864" calcext:value-type="float">
            <text:p>72.116864</text:p>
          </table:table-cell>
          <table:table-cell office:value-type="float" office:value="1.48229325" calcext:value-type="float">
            <text:p>1.48229325</text:p>
          </table:table-cell>
          <table:table-cell office:value-type="float" office:value="0.802718135" calcext:value-type="float">
            <text:p>0.802718135</text:p>
          </table:table-cell>
          <table:table-cell office:value-type="float" office:value="1.79274113" calcext:value-type="float">
            <text:p>1.79274113</text:p>
          </table:table-cell>
          <table:table-cell office:value-type="float" office:value="1.4637669456" calcext:value-type="float">
            <text:p>1.4637669456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183.91365" calcext:value-type="float">
            <text:p>183.91365</text:p>
          </table:table-cell>
          <table:table-cell office:value-type="float" office:value="71.9720743" calcext:value-type="float">
            <text:p>71.9720743</text:p>
          </table:table-cell>
          <table:table-cell office:value-type="float" office:value="1.51435126" calcext:value-type="float">
            <text:p>1.51435126</text:p>
          </table:table-cell>
          <table:table-cell office:value-type="float" office:value="0.801393024" calcext:value-type="float">
            <text:p>0.801393024</text:p>
          </table:table-cell>
          <table:table-cell office:value-type="float" office:value="0.5367410206" calcext:value-type="float">
            <text:p>0.5367410206</text:p>
          </table:table-cell>
          <table:table-cell office:value-type="float" office:value="0.4382472082" calcext:value-type="float">
            <text:p>0.4382472082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183.577337" calcext:value-type="float">
            <text:p>183.577337</text:p>
          </table:table-cell>
          <table:table-cell office:value-type="float" office:value="72.3815151" calcext:value-type="float">
            <text:p>72.3815151</text:p>
          </table:table-cell>
          <table:table-cell office:value-type="float" office:value="1.6397037" calcext:value-type="float">
            <text:p>1.6397037</text:p>
          </table:table-cell>
          <table:table-cell office:value-type="float" office:value="0.800333768" calcext:value-type="float">
            <text:p>0.800333768</text:p>
          </table:table-cell>
          <table:table-cell office:value-type="float" office:value="2.329230926" calcext:value-type="float">
            <text:p>2.329230926</text:p>
          </table:table-cell>
          <table:table-cell office:value-type="float" office:value="1.901809089" calcext:value-type="float">
            <text:p>1.901809089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84.054559" calcext:value-type="float">
            <text:p>184.054559</text:p>
          </table:table-cell>
          <table:table-cell office:value-type="float" office:value="72.2001863" calcext:value-type="float">
            <text:p>72.2001863</text:p>
          </table:table-cell>
          <table:table-cell office:value-type="float" office:value="1.67610126" calcext:value-type="float">
            <text:p>1.67610126</text:p>
          </table:table-cell>
          <table:table-cell office:value-type="float" office:value="0.822518114" calcext:value-type="float">
            <text:p>0.822518114</text:p>
          </table:table-cell>
          <table:table-cell office:value-type="float" office:value="0.597770423" calcext:value-type="float">
            <text:p>0.597770423</text:p>
          </table:table-cell>
          <table:table-cell office:value-type="float" office:value="0.488077503" calcext:value-type="float">
            <text:p>0.488077503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184.583977" calcext:value-type="float">
            <text:p>184.583977</text:p>
          </table:table-cell>
          <table:table-cell office:value-type="float" office:value="72.5557366" calcext:value-type="float">
            <text:p>72.5557366</text:p>
          </table:table-cell>
          <table:table-cell office:value-type="float" office:value="1.66820202" calcext:value-type="float">
            <text:p>1.66820202</text:p>
          </table:table-cell>
          <table:table-cell office:value-type="float" office:value="0.778672236" calcext:value-type="float">
            <text:p>0.778672236</text:p>
          </table:table-cell>
          <table:table-cell office:value-type="float" office:value="2.7795637644" calcext:value-type="float">
            <text:p>2.7795637644</text:p>
          </table:table-cell>
          <table:table-cell office:value-type="float" office:value="2.269504315" calcext:value-type="float">
            <text:p>2.269504315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185.070885" calcext:value-type="float">
            <text:p>185.070885</text:p>
          </table:table-cell>
          <table:table-cell office:value-type="float" office:value="72.3399219" calcext:value-type="float">
            <text:p>72.3399219</text:p>
          </table:table-cell>
          <table:table-cell office:value-type="float" office:value="1.63977933" calcext:value-type="float">
            <text:p>1.63977933</text:p>
          </table:table-cell>
          <table:table-cell office:value-type="float" office:value="0.763922125" calcext:value-type="float">
            <text:p>0.763922125</text:p>
          </table:table-cell>
          <table:table-cell office:value-type="float" office:value="0.63829737" calcext:value-type="float">
            <text:p>0.63829737</text:p>
          </table:table-cell>
          <table:table-cell office:value-type="float" office:value="0.521167644" calcext:value-type="float">
            <text:p>0.521167644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185.144371" calcext:value-type="float">
            <text:p>185.144371</text:p>
          </table:table-cell>
          <table:table-cell office:value-type="float" office:value="72.0246911" calcext:value-type="float">
            <text:p>72.0246911</text:p>
          </table:table-cell>
          <table:table-cell office:value-type="float" office:value="1.66460595" calcext:value-type="float">
            <text:p>1.66460595</text:p>
          </table:table-cell>
          <table:table-cell office:value-type="float" office:value="0.764604058" calcext:value-type="float">
            <text:p>0.764604058</text:p>
          </table:table-cell>
          <table:table-cell office:value-type="float" office:value="1.8574931116" calcext:value-type="float">
            <text:p>1.8574931116</text:p>
          </table:table-cell>
          <table:table-cell office:value-type="float" office:value="1.516636742" calcext:value-type="float">
            <text:p>1.516636742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85.857643" calcext:value-type="float">
            <text:p>185.857643</text:p>
          </table:table-cell>
          <table:table-cell office:value-type="float" office:value="71.9495401" calcext:value-type="float">
            <text:p>71.9495401</text:p>
          </table:table-cell>
          <table:table-cell office:value-type="float" office:value="1.64626348" calcext:value-type="float">
            <text:p>1.64626348</text:p>
          </table:table-cell>
          <table:table-cell office:value-type="float" office:value="0.762673375" calcext:value-type="float">
            <text:p>0.762673375</text:p>
          </table:table-cell>
          <table:table-cell office:value-type="float" office:value="0.988223195" calcext:value-type="float">
            <text:p>0.988223195</text:p>
          </table:table-cell>
          <table:table-cell office:value-type="float" office:value="0.806880856" calcext:value-type="float">
            <text:p>0.806880856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185.965882" calcext:value-type="float">
            <text:p>185.965882</text:p>
          </table:table-cell>
          <table:table-cell office:value-type="float" office:value="71.5210864" calcext:value-type="float">
            <text:p>71.5210864</text:p>
          </table:table-cell>
          <table:table-cell office:value-type="float" office:value="1.63145686" calcext:value-type="float">
            <text:p>1.63145686</text:p>
          </table:table-cell>
          <table:table-cell office:value-type="float" office:value="0.774022946" calcext:value-type="float">
            <text:p>0.774022946</text:p>
          </table:table-cell>
          <table:table-cell office:value-type="float" office:value="1.66919219" calcext:value-type="float">
            <text:p>1.66919219</text:p>
          </table:table-cell>
          <table:table-cell office:value-type="float" office:value="1.362889764" calcext:value-type="float">
            <text:p>1.362889764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186.240166" calcext:value-type="float">
            <text:p>186.240166</text:p>
          </table:table-cell>
          <table:table-cell office:value-type="float" office:value="71.4683754" calcext:value-type="float">
            <text:p>71.4683754</text:p>
          </table:table-cell>
          <table:table-cell office:value-type="float" office:value="1.62459734" calcext:value-type="float">
            <text:p>1.62459734</text:p>
          </table:table-cell>
          <table:table-cell office:value-type="float" office:value="0.769987399" calcext:value-type="float">
            <text:p>0.769987399</text:p>
          </table:table-cell>
          <table:table-cell office:value-type="float" office:value="1.48322154" calcext:value-type="float">
            <text:p>1.48322154</text:p>
          </table:table-cell>
          <table:table-cell office:value-type="float" office:value="1.21104527" calcext:value-type="float">
            <text:p>1.21104527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185.59825" calcext:value-type="float">
            <text:p>185.59825</text:p>
          </table:table-cell>
          <table:table-cell office:value-type="float" office:value="71.3735692" calcext:value-type="float">
            <text:p>71.3735692</text:p>
          </table:table-cell>
          <table:table-cell office:value-type="float" office:value="1.68228178" calcext:value-type="float">
            <text:p>1.68228178</text:p>
          </table:table-cell>
          <table:table-cell office:value-type="float" office:value="0.766471854" calcext:value-type="float">
            <text:p>0.766471854</text:p>
          </table:table-cell>
          <table:table-cell office:value-type="float" office:value="2.053724026" calcext:value-type="float">
            <text:p>2.053724026</text:p>
          </table:table-cell>
          <table:table-cell office:value-type="float" office:value="1.67685862" calcext:value-type="float">
            <text:p>1.67685862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86.606754" calcext:value-type="float">
            <text:p>186.606754</text:p>
          </table:table-cell>
          <table:table-cell office:value-type="float" office:value="71.5029512" calcext:value-type="float">
            <text:p>71.5029512</text:p>
          </table:table-cell>
          <table:table-cell office:value-type="float" office:value="1.68322336" calcext:value-type="float">
            <text:p>1.68322336</text:p>
          </table:table-cell>
          <table:table-cell office:value-type="float" office:value="0.774606772" calcext:value-type="float">
            <text:p>0.774606772</text:p>
          </table:table-cell>
          <table:table-cell office:value-type="float" office:value="0.9568102" calcext:value-type="float">
            <text:p>0.9568102</text:p>
          </table:table-cell>
          <table:table-cell office:value-type="float" office:value="0.78123228" calcext:value-type="float">
            <text:p>0.78123228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186.653209" calcext:value-type="float">
            <text:p>186.653209</text:p>
          </table:table-cell>
          <table:table-cell office:value-type="float" office:value="71.879198" calcext:value-type="float">
            <text:p>71.879198</text:p>
          </table:table-cell>
          <table:table-cell office:value-type="float" office:value="1.67879428" calcext:value-type="float">
            <text:p>1.67879428</text:p>
          </table:table-cell>
          <table:table-cell office:value-type="float" office:value="0.781732837" calcext:value-type="float">
            <text:p>0.781732837</text:p>
          </table:table-cell>
          <table:table-cell office:value-type="float" office:value="1.494406305" calcext:value-type="float">
            <text:p>1.494406305</text:p>
          </table:table-cell>
          <table:table-cell office:value-type="float" office:value="1.22017767" calcext:value-type="float">
            <text:p>1.22017767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87.71101" calcext:value-type="float">
            <text:p>187.71101</text:p>
          </table:table-cell>
          <table:table-cell office:value-type="float" office:value="72.2339963" calcext:value-type="float">
            <text:p>72.2339963</text:p>
          </table:table-cell>
          <table:table-cell office:value-type="float" office:value="1.66650297" calcext:value-type="float">
            <text:p>1.66650297</text:p>
          </table:table-cell>
          <table:table-cell office:value-type="float" office:value="0.799193016" calcext:value-type="float">
            <text:p>0.799193016</text:p>
          </table:table-cell>
          <table:table-cell office:value-type="float" office:value="1.7139589" calcext:value-type="float">
            <text:p>1.7139589</text:p>
          </table:table-cell>
          <table:table-cell office:value-type="float" office:value="1.39944157" calcext:value-type="float">
            <text:p>1.39944157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187.465949" calcext:value-type="float">
            <text:p>187.465949</text:p>
          </table:table-cell>
          <table:table-cell office:value-type="float" office:value="72.2506008" calcext:value-type="float">
            <text:p>72.2506008</text:p>
          </table:table-cell>
          <table:table-cell office:value-type="float" office:value="1.66393272" calcext:value-type="float">
            <text:p>1.66393272</text:p>
          </table:table-cell>
          <table:table-cell office:value-type="float" office:value="0.79833016" calcext:value-type="float">
            <text:p>0.79833016</text:p>
          </table:table-cell>
          <table:table-cell office:value-type="float" office:value="1.35627482" calcext:value-type="float">
            <text:p>1.35627482</text:p>
          </table:table-cell>
          <table:table-cell office:value-type="float" office:value="1.107393752" calcext:value-type="float">
            <text:p>1.107393752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187.805098" calcext:value-type="float">
            <text:p>187.805098</text:p>
          </table:table-cell>
          <table:table-cell office:value-type="float" office:value="72.5331879" calcext:value-type="float">
            <text:p>72.5331879</text:p>
          </table:table-cell>
          <table:table-cell office:value-type="float" office:value="1.678316423" calcext:value-type="float">
            <text:p>1.678316423</text:p>
          </table:table-cell>
          <table:table-cell office:value-type="float" office:value="0.861442603" calcext:value-type="float">
            <text:p>0.861442603</text:p>
          </table:table-cell>
          <table:table-cell office:value-type="float" office:value="1.26524799" calcext:value-type="float">
            <text:p>1.26524799</text:p>
          </table:table-cell>
          <table:table-cell office:value-type="float" office:value="1.033070641" calcext:value-type="float">
            <text:p>1.033070641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187.713114" calcext:value-type="float">
            <text:p>187.713114</text:p>
          </table:table-cell>
          <table:table-cell office:value-type="float" office:value="72.4946066" calcext:value-type="float">
            <text:p>72.4946066</text:p>
          </table:table-cell>
          <table:table-cell office:value-type="float" office:value="1.680218963" calcext:value-type="float">
            <text:p>1.680218963</text:p>
          </table:table-cell>
          <table:table-cell office:value-type="float" office:value="0.868530038" calcext:value-type="float">
            <text:p>0.868530038</text:p>
          </table:table-cell>
          <table:table-cell office:value-type="float" office:value="1.707301565" calcext:value-type="float">
            <text:p>1.707301565</text:p>
          </table:table-cell>
          <table:table-cell office:value-type="float" office:value="1.3940058624" calcext:value-type="float">
            <text:p>1.3940058624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187.891852" calcext:value-type="float">
            <text:p>187.891852</text:p>
          </table:table-cell>
          <table:table-cell office:value-type="float" office:value="72.7690711" calcext:value-type="float">
            <text:p>72.7690711</text:p>
          </table:table-cell>
          <table:table-cell office:value-type="float" office:value="1.62128012" calcext:value-type="float">
            <text:p>1.62128012</text:p>
          </table:table-cell>
          <table:table-cell office:value-type="float" office:value="0.877258883" calcext:value-type="float">
            <text:p>0.877258883</text:p>
          </table:table-cell>
          <table:table-cell office:value-type="float" office:value="1.02846211" calcext:value-type="float">
            <text:p>1.02846211</text:p>
          </table:table-cell>
          <table:table-cell office:value-type="float" office:value="0.83973582" calcext:value-type="float">
            <text:p>0.83973582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187.988518" calcext:value-type="float">
            <text:p>187.988518</text:p>
          </table:table-cell>
          <table:table-cell office:value-type="float" office:value="72.6263722" calcext:value-type="float">
            <text:p>72.6263722</text:p>
          </table:table-cell>
          <table:table-cell office:value-type="float" office:value="1.64540051" calcext:value-type="float">
            <text:p>1.64540051</text:p>
          </table:table-cell>
          <table:table-cell office:value-type="float" office:value="0.891143791" calcext:value-type="float">
            <text:p>0.891143791</text:p>
          </table:table-cell>
          <table:table-cell office:value-type="float" office:value="1.524062416" calcext:value-type="float">
            <text:p>1.524062416</text:p>
          </table:table-cell>
          <table:table-cell office:value-type="float" office:value="1.244391816" calcext:value-type="float">
            <text:p>1.244391816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188.387527" calcext:value-type="float">
            <text:p>188.387527</text:p>
          </table:table-cell>
          <table:table-cell office:value-type="float" office:value="72.6041987" calcext:value-type="float">
            <text:p>72.6041987</text:p>
          </table:table-cell>
          <table:table-cell office:value-type="float" office:value="1.64013218" calcext:value-type="float">
            <text:p>1.64013218</text:p>
          </table:table-cell>
          <table:table-cell office:value-type="float" office:value="0.889211981" calcext:value-type="float">
            <text:p>0.889211981</text:p>
          </table:table-cell>
          <table:table-cell office:value-type="float" office:value="0.802132974" calcext:value-type="float">
            <text:p>0.802132974</text:p>
          </table:table-cell>
          <table:table-cell office:value-type="float" office:value="0.65493883" calcext:value-type="float">
            <text:p>0.65493883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188.150338" calcext:value-type="float">
            <text:p>188.150338</text:p>
          </table:table-cell>
          <table:table-cell office:value-type="float" office:value="72.4745946" calcext:value-type="float">
            <text:p>72.4745946</text:p>
          </table:table-cell>
          <table:table-cell office:value-type="float" office:value="1.62461883" calcext:value-type="float">
            <text:p>1.62461883</text:p>
          </table:table-cell>
          <table:table-cell office:value-type="float" office:value="0.866255489" calcext:value-type="float">
            <text:p>0.866255489</text:p>
          </table:table-cell>
          <table:table-cell office:value-type="float" office:value="1.3812389" calcext:value-type="float">
            <text:p>1.3812389</text:p>
          </table:table-cell>
          <table:table-cell office:value-type="float" office:value="1.127776865" calcext:value-type="float">
            <text:p>1.127776865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188.8496" calcext:value-type="float">
            <text:p>188.8496</text:p>
          </table:table-cell>
          <table:table-cell office:value-type="float" office:value="72.730848" calcext:value-type="float">
            <text:p>72.730848</text:p>
          </table:table-cell>
          <table:table-cell office:value-type="float" office:value="1.66200761" calcext:value-type="float">
            <text:p>1.66200761</text:p>
          </table:table-cell>
          <table:table-cell office:value-type="float" office:value="0.866278596" calcext:value-type="float">
            <text:p>0.866278596</text:p>
          </table:table-cell>
          <table:table-cell office:value-type="float" office:value="1.035050908" calcext:value-type="float">
            <text:p>1.035050908</text:p>
          </table:table-cell>
          <table:table-cell office:value-type="float" office:value="0.84511551" calcext:value-type="float">
            <text:p>0.84511551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188.524006" calcext:value-type="float">
            <text:p>188.524006</text:p>
          </table:table-cell>
          <table:table-cell office:value-type="float" office:value="72.6329026" calcext:value-type="float">
            <text:p>72.6329026</text:p>
          </table:table-cell>
          <table:table-cell office:value-type="float" office:value="1.63876238" calcext:value-type="float">
            <text:p>1.63876238</text:p>
          </table:table-cell>
          <table:table-cell office:value-type="float" office:value="0.914656881" calcext:value-type="float">
            <text:p>0.914656881</text:p>
          </table:table-cell>
          <table:table-cell office:value-type="float" office:value="1.150532322" calcext:value-type="float">
            <text:p>1.150532322</text:p>
          </table:table-cell>
          <table:table-cell office:value-type="float" office:value="0.939405721" calcext:value-type="float">
            <text:p>0.939405721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88.920829" calcext:value-type="float">
            <text:p>188.920829</text:p>
          </table:table-cell>
          <table:table-cell office:value-type="float" office:value="72.7015796" calcext:value-type="float">
            <text:p>72.7015796</text:p>
          </table:table-cell>
          <table:table-cell office:value-type="float" office:value="1.67514401" calcext:value-type="float">
            <text:p>1.67514401</text:p>
          </table:table-cell>
          <table:table-cell office:value-type="float" office:value="0.93378325" calcext:value-type="float">
            <text:p>0.93378325</text:p>
          </table:table-cell>
          <table:table-cell office:value-type="float" office:value="1.12283075" calcext:value-type="float">
            <text:p>1.12283075</text:p>
          </table:table-cell>
          <table:table-cell office:value-type="float" office:value="0.91678747" calcext:value-type="float">
            <text:p>0.91678747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188.949192" calcext:value-type="float">
            <text:p>188.949192</text:p>
          </table:table-cell>
          <table:table-cell office:value-type="float" office:value="73.1220463" calcext:value-type="float">
            <text:p>73.1220463</text:p>
          </table:table-cell>
          <table:table-cell office:value-type="float" office:value="1.69749493" calcext:value-type="float">
            <text:p>1.69749493</text:p>
          </table:table-cell>
          <table:table-cell office:value-type="float" office:value="0.883477048" calcext:value-type="float">
            <text:p>0.883477048</text:p>
          </table:table-cell>
          <table:table-cell office:value-type="float" office:value="1.108696946" calcext:value-type="float">
            <text:p>1.108696946</text:p>
          </table:table-cell>
          <table:table-cell office:value-type="float" office:value="0.905247266" calcext:value-type="float">
            <text:p>0.905247266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189.792481" calcext:value-type="float">
            <text:p>189.792481</text:p>
          </table:table-cell>
          <table:table-cell office:value-type="float" office:value="73.1089957" calcext:value-type="float">
            <text:p>73.1089957</text:p>
          </table:table-cell>
          <table:table-cell office:value-type="float" office:value="1.71483129" calcext:value-type="float">
            <text:p>1.71483129</text:p>
          </table:table-cell>
          <table:table-cell office:value-type="float" office:value="0.86130159" calcext:value-type="float">
            <text:p>0.86130159</text:p>
          </table:table-cell>
          <table:table-cell office:value-type="float" office:value="1.313189618" calcext:value-type="float">
            <text:p>1.313189618</text:p>
          </table:table-cell>
          <table:table-cell office:value-type="float" office:value="1.072214844" calcext:value-type="float">
            <text:p>1.072214844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189.939221" calcext:value-type="float">
            <text:p>189.939221</text:p>
          </table:table-cell>
          <table:table-cell office:value-type="float" office:value="73.8346885" calcext:value-type="float">
            <text:p>73.8346885</text:p>
          </table:table-cell>
          <table:table-cell office:value-type="float" office:value="1.73807481" calcext:value-type="float">
            <text:p>1.73807481</text:p>
          </table:table-cell>
          <table:table-cell office:value-type="float" office:value="0.867118251" calcext:value-type="float">
            <text:p>0.867118251</text:p>
          </table:table-cell>
          <table:table-cell office:value-type="float" office:value="0.916100313" calcext:value-type="float">
            <text:p>0.916100313</text:p>
          </table:table-cell>
          <table:table-cell office:value-type="float" office:value="0.7479927765" calcext:value-type="float">
            <text:p>0.7479927765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191.064539" calcext:value-type="float">
            <text:p>191.064539</text:p>
          </table:table-cell>
          <table:table-cell office:value-type="float" office:value="73.7738105" calcext:value-type="float">
            <text:p>73.7738105</text:p>
          </table:table-cell>
          <table:table-cell office:value-type="float" office:value="1.77797011" calcext:value-type="float">
            <text:p>1.77797011</text:p>
          </table:table-cell>
          <table:table-cell office:value-type="float" office:value="0.866296101" calcext:value-type="float">
            <text:p>0.866296101</text:p>
          </table:table-cell>
          <table:table-cell office:value-type="float" office:value="2.20834706" calcext:value-type="float">
            <text:p>2.20834706</text:p>
          </table:table-cell>
          <table:table-cell office:value-type="float" office:value="1.80310785" calcext:value-type="float">
            <text:p>1.80310785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190.861096" calcext:value-type="float">
            <text:p>190.861096</text:p>
          </table:table-cell>
          <table:table-cell office:value-type="float" office:value="74.0782691" calcext:value-type="float">
            <text:p>74.0782691</text:p>
          </table:table-cell>
          <table:table-cell office:value-type="float" office:value="1.70538117" calcext:value-type="float">
            <text:p>1.70538117</text:p>
          </table:table-cell>
          <table:table-cell office:value-type="float" office:value="0.906171676" calcext:value-type="float">
            <text:p>0.906171676</text:p>
          </table:table-cell>
          <table:table-cell office:value-type="float" office:value="0.951976022" calcext:value-type="float">
            <text:p>0.951976022</text:p>
          </table:table-cell>
          <table:table-cell office:value-type="float" office:value="0.777285182" calcext:value-type="float">
            <text:p>0.777285182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191.930664" calcext:value-type="float">
            <text:p>191.930664</text:p>
          </table:table-cell>
          <table:table-cell office:value-type="float" office:value="74.1012782" calcext:value-type="float">
            <text:p>74.1012782</text:p>
          </table:table-cell>
          <table:table-cell office:value-type="float" office:value="1.67284273" calcext:value-type="float">
            <text:p>1.67284273</text:p>
          </table:table-cell>
          <table:table-cell office:value-type="float" office:value="0.92574847" calcext:value-type="float">
            <text:p>0.92574847</text:p>
          </table:table-cell>
          <table:table-cell office:value-type="float" office:value="2.17846111" calcext:value-type="float">
            <text:p>2.17846111</text:p>
          </table:table-cell>
          <table:table-cell office:value-type="float" office:value="1.77870601" calcext:value-type="float">
            <text:p>1.77870601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192.045662" calcext:value-type="float">
            <text:p>192.045662</text:p>
          </table:table-cell>
          <table:table-cell office:value-type="float" office:value="73.8888493" calcext:value-type="float">
            <text:p>73.8888493</text:p>
          </table:table-cell>
          <table:table-cell office:value-type="float" office:value="1.70247004" calcext:value-type="float">
            <text:p>1.70247004</text:p>
          </table:table-cell>
          <table:table-cell office:value-type="float" office:value="0.937170605" calcext:value-type="float">
            <text:p>0.937170605</text:p>
          </table:table-cell>
          <table:table-cell office:value-type="float" office:value="0.709087325" calcext:value-type="float">
            <text:p>0.709087325</text:p>
          </table:table-cell>
          <table:table-cell office:value-type="float" office:value="0.5789673696" calcext:value-type="float">
            <text:p>0.5789673696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192.504409" calcext:value-type="float">
            <text:p>192.504409</text:p>
          </table:table-cell>
          <table:table-cell office:value-type="float" office:value="73.7396052" calcext:value-type="float">
            <text:p>73.7396052</text:p>
          </table:table-cell>
          <table:table-cell office:value-type="float" office:value="1.69436429" calcext:value-type="float">
            <text:p>1.69436429</text:p>
          </table:table-cell>
          <table:table-cell office:value-type="float" office:value="0.951311499" calcext:value-type="float">
            <text:p>0.951311499</text:p>
          </table:table-cell>
          <table:table-cell office:value-type="float" office:value="2.67984265" calcext:value-type="float">
            <text:p>2.67984265</text:p>
          </table:table-cell>
          <table:table-cell office:value-type="float" office:value="2.18808241" calcext:value-type="float">
            <text:p>2.18808241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192.574238" calcext:value-type="float">
            <text:p>192.574238</text:p>
          </table:table-cell>
          <table:table-cell office:value-type="float" office:value="73.7083691" calcext:value-type="float">
            <text:p>73.7083691</text:p>
          </table:table-cell>
          <table:table-cell office:value-type="float" office:value="1.68198939" calcext:value-type="float">
            <text:p>1.68198939</text:p>
          </table:table-cell>
          <table:table-cell office:value-type="float" office:value="0.961484395" calcext:value-type="float">
            <text:p>0.961484395</text:p>
          </table:table-cell>
          <table:table-cell office:value-type="float" office:value="0.243078574" calcext:value-type="float">
            <text:p>0.243078574</text:p>
          </table:table-cell>
          <table:table-cell office:value-type="float" office:value="0.198472826" calcext:value-type="float">
            <text:p>0.198472826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92.972866" calcext:value-type="float">
            <text:p>192.972866</text:p>
          </table:table-cell>
          <table:table-cell office:value-type="float" office:value="73.3092412" calcext:value-type="float">
            <text:p>73.3092412</text:p>
          </table:table-cell>
          <table:table-cell office:value-type="float" office:value="1.6964312" calcext:value-type="float">
            <text:p>1.6964312</text:p>
          </table:table-cell>
          <table:table-cell office:value-type="float" office:value="1.015196427" calcext:value-type="float">
            <text:p>1.015196427</text:p>
          </table:table-cell>
          <table:table-cell office:value-type="float" office:value="2.87465033" calcext:value-type="float">
            <text:p>2.87465033</text:p>
          </table:table-cell>
          <table:table-cell office:value-type="float" office:value="2.34714212" calcext:value-type="float">
            <text:p>2.34714212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193.298211" calcext:value-type="float">
            <text:p>193.298211</text:p>
          </table:table-cell>
          <table:table-cell office:value-type="float" office:value="73.2459138" calcext:value-type="float">
            <text:p>73.2459138</text:p>
          </table:table-cell>
          <table:table-cell office:value-type="float" office:value="1.62570428" calcext:value-type="float">
            <text:p>1.62570428</text:p>
          </table:table-cell>
          <table:table-cell office:value-type="float" office:value="0.937919845" calcext:value-type="float">
            <text:p>0.937919845</text:p>
          </table:table-cell>
          <table:table-cell office:value-type="float" office:value="0.993004376" calcext:value-type="float">
            <text:p>0.993004376</text:p>
          </table:table-cell>
          <table:table-cell office:value-type="float" office:value="0.810784668" calcext:value-type="float">
            <text:p>0.810784668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193.684443" calcext:value-type="float">
            <text:p>193.684443</text:p>
          </table:table-cell>
          <table:table-cell office:value-type="float" office:value="73.1658084" calcext:value-type="float">
            <text:p>73.1658084</text:p>
          </table:table-cell>
          <table:table-cell office:value-type="float" office:value="1.70990731" calcext:value-type="float">
            <text:p>1.70990731</text:p>
          </table:table-cell>
          <table:table-cell office:value-type="float" office:value="0.912008897" calcext:value-type="float">
            <text:p>0.912008897</text:p>
          </table:table-cell>
          <table:table-cell office:value-type="float" office:value="3.02395724" calcext:value-type="float">
            <text:p>3.02395724</text:p>
          </table:table-cell>
          <table:table-cell office:value-type="float" office:value="2.46905075" calcext:value-type="float">
            <text:p>2.46905075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193.432141" calcext:value-type="float">
            <text:p>193.432141</text:p>
          </table:table-cell>
          <table:table-cell office:value-type="float" office:value="73.014106" calcext:value-type="float">
            <text:p>73.014106</text:p>
          </table:table-cell>
          <table:table-cell office:value-type="float" office:value="1.72700465" calcext:value-type="float">
            <text:p>1.72700465</text:p>
          </table:table-cell>
          <table:table-cell office:value-type="float" office:value="0.919621671" calcext:value-type="float">
            <text:p>0.919621671</text:p>
          </table:table-cell>
          <table:table-cell office:value-type="float" office:value="0.276664708" calcext:value-type="float">
            <text:p>0.276664708</text:p>
          </table:table-cell>
          <table:table-cell office:value-type="float" office:value="0.225895778" calcext:value-type="float">
            <text:p>0.225895778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193.308734" calcext:value-type="float">
            <text:p>193.308734</text:p>
          </table:table-cell>
          <table:table-cell office:value-type="float" office:value="73.0762275" calcext:value-type="float">
            <text:p>73.0762275</text:p>
          </table:table-cell>
          <table:table-cell office:value-type="float" office:value="1.68113272" calcext:value-type="float">
            <text:p>1.68113272</text:p>
          </table:table-cell>
          <table:table-cell office:value-type="float" office:value="0.943422536" calcext:value-type="float">
            <text:p>0.943422536</text:p>
          </table:table-cell>
          <table:table-cell office:value-type="float" office:value="3.645705727" calcext:value-type="float">
            <text:p>3.645705727</text:p>
          </table:table-cell>
          <table:table-cell office:value-type="float" office:value="2.976706255" calcext:value-type="float">
            <text:p>2.976706255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193.251368" calcext:value-type="float">
            <text:p>193.251368</text:p>
          </table:table-cell>
          <table:table-cell office:value-type="float" office:value="73.0143779" calcext:value-type="float">
            <text:p>73.0143779</text:p>
          </table:table-cell>
          <table:table-cell office:value-type="float" office:value="1.66967527" calcext:value-type="float">
            <text:p>1.66967527</text:p>
          </table:table-cell>
          <table:table-cell office:value-type="float" office:value="0.922225154" calcext:value-type="float">
            <text:p>0.922225154</text:p>
          </table:table-cell>
          <table:table-cell office:value-type="float" office:value="0.341298707" calcext:value-type="float">
            <text:p>0.341298707</text:p>
          </table:table-cell>
          <table:table-cell office:value-type="float" office:value="0.27866921" calcext:value-type="float">
            <text:p>0.27866921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193.156223" calcext:value-type="float">
            <text:p>193.156223</text:p>
          </table:table-cell>
          <table:table-cell office:value-type="float" office:value="73.5457557" calcext:value-type="float">
            <text:p>73.5457557</text:p>
          </table:table-cell>
          <table:table-cell office:value-type="float" office:value="1.65478797" calcext:value-type="float">
            <text:p>1.65478797</text:p>
          </table:table-cell>
          <table:table-cell office:value-type="float" office:value="0.891681642" calcext:value-type="float">
            <text:p>0.891681642</text:p>
          </table:table-cell>
          <table:table-cell office:value-type="float" office:value="2.62888874" calcext:value-type="float">
            <text:p>2.62888874</text:p>
          </table:table-cell>
          <table:table-cell office:value-type="float" office:value="2.14647859" calcext:value-type="float">
            <text:p>2.14647859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192.881375" calcext:value-type="float">
            <text:p>192.881375</text:p>
          </table:table-cell>
          <table:table-cell office:value-type="float" office:value="73.3797913" calcext:value-type="float">
            <text:p>73.3797913</text:p>
          </table:table-cell>
          <table:table-cell office:value-type="float" office:value="1.68435491" calcext:value-type="float">
            <text:p>1.68435491</text:p>
          </table:table-cell>
          <table:table-cell office:value-type="float" office:value="0.899298092" calcext:value-type="float">
            <text:p>0.899298092</text:p>
          </table:table-cell>
          <table:table-cell office:value-type="float" office:value="0.41632548" calcext:value-type="float">
            <text:p>0.41632548</text:p>
          </table:table-cell>
          <table:table-cell office:value-type="float" office:value="0.33992833" calcext:value-type="float">
            <text:p>0.33992833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192.672208" calcext:value-type="float">
            <text:p>192.672208</text:p>
          </table:table-cell>
          <table:table-cell office:value-type="float" office:value="74.1280837" calcext:value-type="float">
            <text:p>74.1280837</text:p>
          </table:table-cell>
          <table:table-cell office:value-type="float" office:value="1.67572269" calcext:value-type="float">
            <text:p>1.67572269</text:p>
          </table:table-cell>
          <table:table-cell office:value-type="float" office:value="0.824491781" calcext:value-type="float">
            <text:p>0.824491781</text:p>
          </table:table-cell>
          <table:table-cell office:value-type="float" office:value="2.46167773" calcext:value-type="float">
            <text:p>2.46167773</text:p>
          </table:table-cell>
          <table:table-cell office:value-type="float" office:value="2.00995143" calcext:value-type="float">
            <text:p>2.00995143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192.622652" calcext:value-type="float">
            <text:p>192.622652</text:p>
          </table:table-cell>
          <table:table-cell office:value-type="float" office:value="74.0383981" calcext:value-type="float">
            <text:p>74.0383981</text:p>
          </table:table-cell>
          <table:table-cell office:value-type="float" office:value="1.65266259" calcext:value-type="float">
            <text:p>1.65266259</text:p>
          </table:table-cell>
          <table:table-cell office:value-type="float" office:value="0.864552242" calcext:value-type="float">
            <text:p>0.864552242</text:p>
          </table:table-cell>
          <table:table-cell office:value-type="float" office:value="0.59160169" calcext:value-type="float">
            <text:p>0.59160169</text:p>
          </table:table-cell>
          <table:table-cell office:value-type="float" office:value="0.483040754" calcext:value-type="float">
            <text:p>0.48304075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92.468601" calcext:value-type="float">
            <text:p>192.468601</text:p>
          </table:table-cell>
          <table:table-cell office:value-type="float" office:value="74.0026147" calcext:value-type="float">
            <text:p>74.0026147</text:p>
          </table:table-cell>
          <table:table-cell office:value-type="float" office:value="1.61766398" calcext:value-type="float">
            <text:p>1.61766398</text:p>
          </table:table-cell>
          <table:table-cell office:value-type="float" office:value="0.829412102" calcext:value-type="float">
            <text:p>0.829412102</text:p>
          </table:table-cell>
          <table:table-cell office:value-type="float" office:value="2.154654525" calcext:value-type="float">
            <text:p>2.154654525</text:p>
          </table:table-cell>
          <table:table-cell office:value-type="float" office:value="1.759268058" calcext:value-type="float">
            <text:p>1.759268058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192.499352" calcext:value-type="float">
            <text:p>192.499352</text:p>
          </table:table-cell>
          <table:table-cell office:value-type="float" office:value="73.9737333" calcext:value-type="float">
            <text:p>73.9737333</text:p>
          </table:table-cell>
          <table:table-cell office:value-type="float" office:value="1.63389683" calcext:value-type="float">
            <text:p>1.63389683</text:p>
          </table:table-cell>
          <table:table-cell office:value-type="float" office:value="0.825897436" calcext:value-type="float">
            <text:p>0.825897436</text:p>
          </table:table-cell>
          <table:table-cell office:value-type="float" office:value="0.36852313" calcext:value-type="float">
            <text:p>0.36852313</text:p>
          </table:table-cell>
          <table:table-cell office:value-type="float" office:value="0.300897886" calcext:value-type="float">
            <text:p>0.300897886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192.773815" calcext:value-type="float">
            <text:p>192.773815</text:p>
          </table:table-cell>
          <table:table-cell office:value-type="float" office:value="73.643979" calcext:value-type="float">
            <text:p>73.643979</text:p>
          </table:table-cell>
          <table:table-cell office:value-type="float" office:value="1.66486494" calcext:value-type="float">
            <text:p>1.66486494</text:p>
          </table:table-cell>
          <table:table-cell office:value-type="float" office:value="0.811198173" calcext:value-type="float">
            <text:p>0.811198173</text:p>
          </table:table-cell>
          <table:table-cell office:value-type="float" office:value="1.773403484" calcext:value-type="float">
            <text:p>1.773403484</text:p>
          </table:table-cell>
          <table:table-cell office:value-type="float" office:value="1.44797786" calcext:value-type="float">
            <text:p>1.44797786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192.932038" calcext:value-type="float">
            <text:p>192.932038</text:p>
          </table:table-cell>
          <table:table-cell office:value-type="float" office:value="73.562783" calcext:value-type="float">
            <text:p>73.562783</text:p>
          </table:table-cell>
          <table:table-cell office:value-type="float" office:value="1.67912651" calcext:value-type="float">
            <text:p>1.67912651</text:p>
          </table:table-cell>
          <table:table-cell office:value-type="float" office:value="0.793096143" calcext:value-type="float">
            <text:p>0.793096143</text:p>
          </table:table-cell>
          <table:table-cell office:value-type="float" office:value="0.57940746" calcext:value-type="float">
            <text:p>0.57940746</text:p>
          </table:table-cell>
          <table:table-cell office:value-type="float" office:value="0.47308421" calcext:value-type="float">
            <text:p>0.47308421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93.755955" calcext:value-type="float">
            <text:p>193.755955</text:p>
          </table:table-cell>
          <table:table-cell office:value-type="float" office:value="73.3536496" calcext:value-type="float">
            <text:p>73.3536496</text:p>
          </table:table-cell>
          <table:table-cell office:value-type="float" office:value="1.62271224" calcext:value-type="float">
            <text:p>1.62271224</text:p>
          </table:table-cell>
          <table:table-cell office:value-type="float" office:value="0.731696475" calcext:value-type="float">
            <text:p>0.731696475</text:p>
          </table:table-cell>
          <table:table-cell office:value-type="float" office:value="2.19338461" calcext:value-type="float">
            <text:p>2.19338461</text:p>
          </table:table-cell>
          <table:table-cell office:value-type="float" office:value="1.79089101" calcext:value-type="float">
            <text:p>1.79089101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193.824304" calcext:value-type="float">
            <text:p>193.824304</text:p>
          </table:table-cell>
          <table:table-cell office:value-type="float" office:value="73.2983112" calcext:value-type="float">
            <text:p>73.2983112</text:p>
          </table:table-cell>
          <table:table-cell office:value-type="float" office:value="1.66871171" calcext:value-type="float">
            <text:p>1.66871171</text:p>
          </table:table-cell>
          <table:table-cell office:value-type="float" office:value="0.777056572" calcext:value-type="float">
            <text:p>0.777056572</text:p>
          </table:table-cell>
          <table:table-cell office:value-type="float" office:value="0.41285325" calcext:value-type="float">
            <text:p>0.41285325</text:p>
          </table:table-cell>
          <table:table-cell office:value-type="float" office:value="0.33709326" calcext:value-type="float">
            <text:p>0.33709326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195.328209" calcext:value-type="float">
            <text:p>195.328209</text:p>
          </table:table-cell>
          <table:table-cell office:value-type="float" office:value="73.1523281" calcext:value-type="float">
            <text:p>73.1523281</text:p>
          </table:table-cell>
          <table:table-cell office:value-type="float" office:value="1.69046859" calcext:value-type="float">
            <text:p>1.69046859</text:p>
          </table:table-cell>
          <table:table-cell office:value-type="float" office:value="0.743789488" calcext:value-type="float">
            <text:p>0.743789488</text:p>
          </table:table-cell>
          <table:table-cell office:value-type="float" office:value="2.43285223" calcext:value-type="float">
            <text:p>2.43285223</text:p>
          </table:table-cell>
          <table:table-cell office:value-type="float" office:value="1.98641551" calcext:value-type="float">
            <text:p>1.98641551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195.347764" calcext:value-type="float">
            <text:p>195.347764</text:p>
          </table:table-cell>
          <table:table-cell office:value-type="float" office:value="73.2179756" calcext:value-type="float">
            <text:p>73.2179756</text:p>
          </table:table-cell>
          <table:table-cell office:value-type="float" office:value="1.62873084" calcext:value-type="float">
            <text:p>1.62873084</text:p>
          </table:table-cell>
          <table:table-cell office:value-type="float" office:value="0.760250471" calcext:value-type="float">
            <text:p>0.760250471</text:p>
          </table:table-cell>
          <table:table-cell office:value-type="float" office:value="0.305529907" calcext:value-type="float">
            <text:p>0.305529907</text:p>
          </table:table-cell>
          <table:table-cell office:value-type="float" office:value="0.24946412" calcext:value-type="float">
            <text:p>0.24946412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196.932782" calcext:value-type="float">
            <text:p>196.932782</text:p>
          </table:table-cell>
          <table:table-cell office:value-type="float" office:value="73.0937834" calcext:value-type="float">
            <text:p>73.0937834</text:p>
          </table:table-cell>
          <table:table-cell office:value-type="float" office:value="1.610138076" calcext:value-type="float">
            <text:p>1.610138076</text:p>
          </table:table-cell>
          <table:table-cell office:value-type="float" office:value="0.787784519" calcext:value-type="float">
            <text:p>0.787784519</text:p>
          </table:table-cell>
          <table:table-cell office:value-type="float" office:value="1.70155466" calcext:value-type="float">
            <text:p>1.70155466</text:p>
          </table:table-cell>
          <table:table-cell office:value-type="float" office:value="1.38931358" calcext:value-type="float">
            <text:p>1.38931358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197.819318" calcext:value-type="float">
            <text:p>197.819318</text:p>
          </table:table-cell>
          <table:table-cell office:value-type="float" office:value="73.2348163" calcext:value-type="float">
            <text:p>73.2348163</text:p>
          </table:table-cell>
          <table:table-cell office:value-type="float" office:value="1.622361916" calcext:value-type="float">
            <text:p>1.622361916</text:p>
          </table:table-cell>
          <table:table-cell office:value-type="float" office:value="0.81919563" calcext:value-type="float">
            <text:p>0.81919563</text:p>
          </table:table-cell>
          <table:table-cell office:value-type="float" office:value="0.647813782" calcext:value-type="float">
            <text:p>0.647813782</text:p>
          </table:table-cell>
          <table:table-cell office:value-type="float" office:value="0.528937735" calcext:value-type="float">
            <text:p>0.528937735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201.15269" calcext:value-type="float">
            <text:p>201.15269</text:p>
          </table:table-cell>
          <table:table-cell office:value-type="float" office:value="73.725769" calcext:value-type="float">
            <text:p>73.725769</text:p>
          </table:table-cell>
          <table:table-cell office:value-type="float" office:value="1.577356166" calcext:value-type="float">
            <text:p>1.577356166</text:p>
          </table:table-cell>
          <table:table-cell office:value-type="float" office:value="0.803918876" calcext:value-type="float">
            <text:p>0.803918876</text:p>
          </table:table-cell>
          <table:table-cell office:value-type="float" office:value="2.8691649" calcext:value-type="float">
            <text:p>2.8691649</text:p>
          </table:table-cell>
          <table:table-cell office:value-type="float" office:value="2.3426633" calcext:value-type="float">
            <text:p>2.3426633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201.017594" calcext:value-type="float">
            <text:p>201.017594</text:p>
          </table:table-cell>
          <table:table-cell office:value-type="float" office:value="73.695562" calcext:value-type="float">
            <text:p>73.695562</text:p>
          </table:table-cell>
          <table:table-cell office:value-type="float" office:value="1.593481806" calcext:value-type="float">
            <text:p>1.593481806</text:p>
          </table:table-cell>
          <table:table-cell office:value-type="float" office:value="0.796402528" calcext:value-type="float">
            <text:p>0.796402528</text:p>
          </table:table-cell>
          <table:table-cell office:value-type="float" office:value="0.137538869" calcext:value-type="float">
            <text:p>0.137538869</text:p>
          </table:table-cell>
          <table:table-cell office:value-type="float" office:value="0.112300013" calcext:value-type="float">
            <text:p>0.112300013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203.622996" calcext:value-type="float">
            <text:p>203.622996</text:p>
          </table:table-cell>
          <table:table-cell office:value-type="float" office:value="73.8571344" calcext:value-type="float">
            <text:p>73.8571344</text:p>
          </table:table-cell>
          <table:table-cell office:value-type="float" office:value="1.6070601" calcext:value-type="float">
            <text:p>1.6070601</text:p>
          </table:table-cell>
          <table:table-cell office:value-type="float" office:value="0.794739389" calcext:value-type="float">
            <text:p>0.794739389</text:p>
          </table:table-cell>
          <table:table-cell office:value-type="float" office:value="2.15630605" calcext:value-type="float">
            <text:p>2.15630605</text:p>
          </table:table-cell>
          <table:table-cell office:value-type="float" office:value="1.76061654" calcext:value-type="float">
            <text:p>1.76061654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204.749702" calcext:value-type="float">
            <text:p>204.749702</text:p>
          </table:table-cell>
          <table:table-cell office:value-type="float" office:value="74.2138825" calcext:value-type="float">
            <text:p>74.2138825</text:p>
          </table:table-cell>
          <table:table-cell office:value-type="float" office:value="1.58821687" calcext:value-type="float">
            <text:p>1.58821687</text:p>
          </table:table-cell>
          <table:table-cell office:value-type="float" office:value="0.793393667" calcext:value-type="float">
            <text:p>0.793393667</text:p>
          </table:table-cell>
          <table:table-cell office:value-type="float" office:value="1.095580765" calcext:value-type="float">
            <text:p>1.095580765</text:p>
          </table:table-cell>
          <table:table-cell office:value-type="float" office:value="0.89453798" calcext:value-type="float">
            <text:p>0.89453798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206.533841" calcext:value-type="float">
            <text:p>206.533841</text:p>
          </table:table-cell>
          <table:table-cell office:value-type="float" office:value="74.149171" calcext:value-type="float">
            <text:p>74.149171</text:p>
          </table:table-cell>
          <table:table-cell office:value-type="float" office:value="1.53762429" calcext:value-type="float">
            <text:p>1.53762429</text:p>
          </table:table-cell>
          <table:table-cell office:value-type="float" office:value="0.7706905" calcext:value-type="float">
            <text:p>0.7706905</text:p>
          </table:table-cell>
          <table:table-cell office:value-type="float" office:value="1.64166338" calcext:value-type="float">
            <text:p>1.64166338</text:p>
          </table:table-cell>
          <table:table-cell office:value-type="float" office:value="1.34041252" calcext:value-type="float">
            <text:p>1.34041252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207.778204" calcext:value-type="float">
            <text:p>207.778204</text:p>
          </table:table-cell>
          <table:table-cell office:value-type="float" office:value="74.595199" calcext:value-type="float">
            <text:p>74.595199</text:p>
          </table:table-cell>
          <table:table-cell office:value-type="float" office:value="1.4603289" calcext:value-type="float">
            <text:p>1.4603289</text:p>
          </table:table-cell>
          <table:table-cell office:value-type="float" office:value="0.74543383" calcext:value-type="float">
            <text:p>0.74543383</text:p>
          </table:table-cell>
          <table:table-cell office:value-type="float" office:value="1.962228162" calcext:value-type="float">
            <text:p>1.962228162</text:p>
          </table:table-cell>
          <table:table-cell office:value-type="float" office:value="1.6021526" calcext:value-type="float">
            <text:p>1.6021526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209.063695" calcext:value-type="float">
            <text:p>209.063695</text:p>
          </table:table-cell>
          <table:table-cell office:value-type="float" office:value="74.5157764" calcext:value-type="float">
            <text:p>74.5157764</text:p>
          </table:table-cell>
          <table:table-cell office:value-type="float" office:value="1.500507665" calcext:value-type="float">
            <text:p>1.500507665</text:p>
          </table:table-cell>
          <table:table-cell office:value-type="float" office:value="0.768641351" calcext:value-type="float">
            <text:p>0.768641351</text:p>
          </table:table-cell>
          <table:table-cell office:value-type="float" office:value="1.97991933" calcext:value-type="float">
            <text:p>1.97991933</text:p>
          </table:table-cell>
          <table:table-cell office:value-type="float" office:value="1.61659736" calcext:value-type="float">
            <text:p>1.61659736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208.601521" calcext:value-type="float">
            <text:p>208.601521</text:p>
          </table:table-cell>
          <table:table-cell office:value-type="float" office:value="74.5783029" calcext:value-type="float">
            <text:p>74.5783029</text:p>
          </table:table-cell>
          <table:table-cell office:value-type="float" office:value="1.533219335" calcext:value-type="float">
            <text:p>1.533219335</text:p>
          </table:table-cell>
          <table:table-cell office:value-type="float" office:value="0.753961756" calcext:value-type="float">
            <text:p>0.753961756</text:p>
          </table:table-cell>
          <table:table-cell office:value-type="float" office:value="1.13694926" calcext:value-type="float">
            <text:p>1.13694926</text:p>
          </table:table-cell>
          <table:table-cell office:value-type="float" office:value="0.928315185" calcext:value-type="float">
            <text:p>0.928315185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209.341459" calcext:value-type="float">
            <text:p>209.341459</text:p>
          </table:table-cell>
          <table:table-cell office:value-type="float" office:value="74.6037574" calcext:value-type="float">
            <text:p>74.6037574</text:p>
          </table:table-cell>
          <table:table-cell office:value-type="float" office:value="1.531106589" calcext:value-type="float">
            <text:p>1.531106589</text:p>
          </table:table-cell>
          <table:table-cell office:value-type="float" office:value="0.752867714" calcext:value-type="float">
            <text:p>0.752867714</text:p>
          </table:table-cell>
          <table:table-cell office:value-type="float" office:value="1.61160427" calcext:value-type="float">
            <text:p>1.61160427</text:p>
          </table:table-cell>
          <table:table-cell office:value-type="float" office:value="1.31586934" calcext:value-type="float">
            <text:p>1.31586934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208.968071" calcext:value-type="float">
            <text:p>208.968071</text:p>
          </table:table-cell>
          <table:table-cell office:value-type="float" office:value="74.3066614" calcext:value-type="float">
            <text:p>74.3066614</text:p>
          </table:table-cell>
          <table:table-cell office:value-type="float" office:value="1.525858769" calcext:value-type="float">
            <text:p>1.525858769</text:p>
          </table:table-cell>
          <table:table-cell office:value-type="float" office:value="0.744162904" calcext:value-type="float">
            <text:p>0.744162904</text:p>
          </table:table-cell>
          <table:table-cell office:value-type="float" office:value="0.84023781" calcext:value-type="float">
            <text:p>0.84023781</text:p>
          </table:table-cell>
          <table:table-cell office:value-type="float" office:value="0.68605129" calcext:value-type="float">
            <text:p>0.68605129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209.848654" calcext:value-type="float">
            <text:p>209.848654</text:p>
          </table:table-cell>
          <table:table-cell office:value-type="float" office:value="74.3879651" calcext:value-type="float">
            <text:p>74.3879651</text:p>
          </table:table-cell>
          <table:table-cell office:value-type="float" office:value="1.398572549" calcext:value-type="float">
            <text:p>1.398572549</text:p>
          </table:table-cell>
          <table:table-cell office:value-type="float" office:value="0.739950487" calcext:value-type="float">
            <text:p>0.739950487</text:p>
          </table:table-cell>
          <table:table-cell office:value-type="float" office:value="1.06637407" calcext:value-type="float">
            <text:p>1.06637407</text:p>
          </table:table-cell>
          <table:table-cell office:value-type="float" office:value="0.87069078" calcext:value-type="float">
            <text:p>0.87069078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209.511832" calcext:value-type="float">
            <text:p>209.511832</text:p>
          </table:table-cell>
          <table:table-cell office:value-type="float" office:value="74.0007405" calcext:value-type="float">
            <text:p>74.0007405</text:p>
          </table:table-cell>
          <table:table-cell office:value-type="float" office:value="1.427884106" calcext:value-type="float">
            <text:p>1.427884106</text:p>
          </table:table-cell>
          <table:table-cell office:value-type="float" office:value="0.739803082" calcext:value-type="float">
            <text:p>0.739803082</text:p>
          </table:table-cell>
          <table:table-cell office:value-type="float" office:value="1.4418897" calcext:value-type="float">
            <text:p>1.4418897</text:p>
          </table:table-cell>
          <table:table-cell office:value-type="float" office:value="1.177297986" calcext:value-type="float">
            <text:p>1.177297986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208.590035" calcext:value-type="float">
            <text:p>208.590035</text:p>
          </table:table-cell>
          <table:table-cell office:value-type="float" office:value="73.6771719" calcext:value-type="float">
            <text:p>73.6771719</text:p>
          </table:table-cell>
          <table:table-cell office:value-type="float" office:value="1.478023196" calcext:value-type="float">
            <text:p>1.478023196</text:p>
          </table:table-cell>
          <table:table-cell office:value-type="float" office:value="0.750536043" calcext:value-type="float">
            <text:p>0.750536043</text:p>
          </table:table-cell>
          <table:table-cell office:value-type="float" office:value="1.43461266" calcext:value-type="float">
            <text:p>1.43461266</text:p>
          </table:table-cell>
          <table:table-cell office:value-type="float" office:value="1.171356346" calcext:value-type="float">
            <text:p>1.171356346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208.633756" calcext:value-type="float">
            <text:p>208.633756</text:p>
          </table:table-cell>
          <table:table-cell office:value-type="float" office:value="73.0396795" calcext:value-type="float">
            <text:p>73.0396795</text:p>
          </table:table-cell>
          <table:table-cell office:value-type="float" office:value="1.4896357" calcext:value-type="float">
            <text:p>1.4896357</text:p>
          </table:table-cell>
          <table:table-cell office:value-type="float" office:value="0.785750746" calcext:value-type="float">
            <text:p>0.785750746</text:p>
          </table:table-cell>
          <table:table-cell office:value-type="float" office:value="1.162034365" calcext:value-type="float">
            <text:p>1.162034365</text:p>
          </table:table-cell>
          <table:table-cell office:value-type="float" office:value="0.948797092" calcext:value-type="float">
            <text:p>0.948797092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207.649296" calcext:value-type="float">
            <text:p>207.649296</text:p>
          </table:table-cell>
          <table:table-cell office:value-type="float" office:value="72.3580329" calcext:value-type="float">
            <text:p>72.3580329</text:p>
          </table:table-cell>
          <table:table-cell office:value-type="float" office:value="1.446422983" calcext:value-type="float">
            <text:p>1.446422983</text:p>
          </table:table-cell>
          <table:table-cell office:value-type="float" office:value="0.7635212" calcext:value-type="float">
            <text:p>0.7635212</text:p>
          </table:table-cell>
          <table:table-cell office:value-type="float" office:value="1.707965207" calcext:value-type="float">
            <text:p>1.707965207</text:p>
          </table:table-cell>
          <table:table-cell office:value-type="float" office:value="1.39454776" calcext:value-type="float">
            <text:p>1.39454776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207.555887" calcext:value-type="float">
            <text:p>207.555887</text:p>
          </table:table-cell>
          <table:table-cell office:value-type="float" office:value="72.0791243" calcext:value-type="float">
            <text:p>72.0791243</text:p>
          </table:table-cell>
          <table:table-cell office:value-type="float" office:value="1.456368678" calcext:value-type="float">
            <text:p>1.456368678</text:p>
          </table:table-cell>
          <table:table-cell office:value-type="float" office:value="0.764550628" calcext:value-type="float">
            <text:p>0.764550628</text:p>
          </table:table-cell>
          <table:table-cell office:value-type="float" office:value="0.5882140746973" calcext:value-type="float">
            <text:p>0.5882140747</text:p>
          </table:table-cell>
          <table:table-cell office:value-type="float" office:value="0.4802747846872" calcext:value-type="float">
            <text:p>0.4802747847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206.624495" calcext:value-type="float">
            <text:p>206.624495</text:p>
          </table:table-cell>
          <table:table-cell office:value-type="float" office:value="71.280182" calcext:value-type="float">
            <text:p>71.280182</text:p>
          </table:table-cell>
          <table:table-cell office:value-type="float" office:value="1.506003805" calcext:value-type="float">
            <text:p>1.506003805</text:p>
          </table:table-cell>
          <table:table-cell office:value-type="float" office:value="0.744746642" calcext:value-type="float">
            <text:p>0.744746642</text:p>
          </table:table-cell>
          <table:table-cell office:value-type="float" office:value="2.224977864" calcext:value-type="float">
            <text:p>2.224977864</text:p>
          </table:table-cell>
          <table:table-cell office:value-type="float" office:value="1.816686843" calcext:value-type="float">
            <text:p>1.816686843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206.955965" calcext:value-type="float">
            <text:p>206.955965</text:p>
          </table:table-cell>
          <table:table-cell office:value-type="float" office:value="70.8853486" calcext:value-type="float">
            <text:p>70.8853486</text:p>
          </table:table-cell>
          <table:table-cell office:value-type="float" office:value="1.52863813" calcext:value-type="float">
            <text:p>1.52863813</text:p>
          </table:table-cell>
          <table:table-cell office:value-type="float" office:value="0.767732925" calcext:value-type="float">
            <text:p>0.767732925</text:p>
          </table:table-cell>
          <table:table-cell office:value-type="float" office:value="0.9311305" calcext:value-type="float">
            <text:p>0.9311305</text:p>
          </table:table-cell>
          <table:table-cell office:value-type="float" office:value="0.76026488" calcext:value-type="float">
            <text:p>0.76026488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206.545655" calcext:value-type="float">
            <text:p>206.545655</text:p>
          </table:table-cell>
          <table:table-cell office:value-type="float" office:value="70.8616659" calcext:value-type="float">
            <text:p>70.8616659</text:p>
          </table:table-cell>
          <table:table-cell office:value-type="float" office:value="1.568293" calcext:value-type="float">
            <text:p>1.568293</text:p>
          </table:table-cell>
          <table:table-cell office:value-type="float" office:value="0.77110439" calcext:value-type="float">
            <text:p>0.77110439</text:p>
          </table:table-cell>
          <table:table-cell office:value-type="float" office:value="1.633036494" calcext:value-type="float">
            <text:p>1.633036494</text:p>
          </table:table-cell>
          <table:table-cell office:value-type="float" office:value="1.333368713" calcext:value-type="float">
            <text:p>1.333368713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207.099228" calcext:value-type="float">
            <text:p>207.099228</text:p>
          </table:table-cell>
          <table:table-cell office:value-type="float" office:value="70.7437259" calcext:value-type="float">
            <text:p>70.7437259</text:p>
          </table:table-cell>
          <table:table-cell office:value-type="float" office:value="1.48347559" calcext:value-type="float">
            <text:p>1.48347559</text:p>
          </table:table-cell>
          <table:table-cell office:value-type="float" office:value="0.741528788" calcext:value-type="float">
            <text:p>0.741528788</text:p>
          </table:table-cell>
          <table:table-cell office:value-type="float" office:value="0.949869955" calcext:value-type="float">
            <text:p>0.949869955</text:p>
          </table:table-cell>
          <table:table-cell office:value-type="float" office:value="0.7755655693" calcext:value-type="float">
            <text:p>0.7755655693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207.101787" calcext:value-type="float">
            <text:p>207.101787</text:p>
          </table:table-cell>
          <table:table-cell office:value-type="float" office:value="70.9307176" calcext:value-type="float">
            <text:p>70.9307176</text:p>
          </table:table-cell>
          <table:table-cell office:value-type="float" office:value="1.5311441" calcext:value-type="float">
            <text:p>1.5311441</text:p>
          </table:table-cell>
          <table:table-cell office:value-type="float" office:value="0.804475021" calcext:value-type="float">
            <text:p>0.804475021</text:p>
          </table:table-cell>
          <table:table-cell office:value-type="float" office:value="2.179985014" calcext:value-type="float">
            <text:p>2.179985014</text:p>
          </table:table-cell>
          <table:table-cell office:value-type="float" office:value="1.779950357" calcext:value-type="float">
            <text:p>1.779950357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207.49352" calcext:value-type="float">
            <text:p>207.49352</text:p>
          </table:table-cell>
          <table:table-cell office:value-type="float" office:value="70.824706" calcext:value-type="float">
            <text:p>70.824706</text:p>
          </table:table-cell>
          <table:table-cell office:value-type="float" office:value="1.52040421" calcext:value-type="float">
            <text:p>1.52040421</text:p>
          </table:table-cell>
          <table:table-cell office:value-type="float" office:value="0.829010291" calcext:value-type="float">
            <text:p>0.829010291</text:p>
          </table:table-cell>
          <table:table-cell office:value-type="float" office:value="0.8436880636" calcext:value-type="float">
            <text:p>0.8436880636</text:p>
          </table:table-cell>
          <table:table-cell office:value-type="float" office:value="0.6888684336" calcext:value-type="float">
            <text:p>0.6888684336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206.732333" calcext:value-type="float">
            <text:p>206.732333</text:p>
          </table:table-cell>
          <table:table-cell office:value-type="float" office:value="70.6012657" calcext:value-type="float">
            <text:p>70.6012657</text:p>
          </table:table-cell>
          <table:table-cell office:value-type="float" office:value="1.54861344" calcext:value-type="float">
            <text:p>1.54861344</text:p>
          </table:table-cell>
          <table:table-cell office:value-type="float" office:value="0.858022831" calcext:value-type="float">
            <text:p>0.858022831</text:p>
          </table:table-cell>
          <table:table-cell office:value-type="float" office:value="1.7313552" calcext:value-type="float">
            <text:p>1.7313552</text:p>
          </table:table-cell>
          <table:table-cell office:value-type="float" office:value="1.41364561" calcext:value-type="float">
            <text:p>1.41364561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207.719521" calcext:value-type="float">
            <text:p>207.719521</text:p>
          </table:table-cell>
          <table:table-cell office:value-type="float" office:value="70.566165" calcext:value-type="float">
            <text:p>70.566165</text:p>
          </table:table-cell>
          <table:table-cell office:value-type="float" office:value="1.55627336" calcext:value-type="float">
            <text:p>1.55627336</text:p>
          </table:table-cell>
          <table:table-cell office:value-type="float" office:value="0.850877092" calcext:value-type="float">
            <text:p>0.850877092</text:p>
          </table:table-cell>
          <table:table-cell office:value-type="float" office:value="1.79557455" calcext:value-type="float">
            <text:p>1.79557455</text:p>
          </table:table-cell>
          <table:table-cell office:value-type="float" office:value="1.46608048" calcext:value-type="float">
            <text:p>1.46608048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206.435055" calcext:value-type="float">
            <text:p>206.435055</text:p>
          </table:table-cell>
          <table:table-cell office:value-type="float" office:value="69.8239191" calcext:value-type="float">
            <text:p>69.8239191</text:p>
          </table:table-cell>
          <table:table-cell office:value-type="float" office:value="1.60025708" calcext:value-type="float">
            <text:p>1.60025708</text:p>
          </table:table-cell>
          <table:table-cell office:value-type="float" office:value="0.878033229" calcext:value-type="float">
            <text:p>0.878033229</text:p>
          </table:table-cell>
          <table:table-cell office:value-type="float" office:value="2.071228562" calcext:value-type="float">
            <text:p>2.071228562</text:p>
          </table:table-cell>
          <table:table-cell office:value-type="float" office:value="1.691151049" calcext:value-type="float">
            <text:p>1.691151049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207.16123" calcext:value-type="float">
            <text:p>207.16123</text:p>
          </table:table-cell>
          <table:table-cell office:value-type="float" office:value="69.5155273" calcext:value-type="float">
            <text:p>69.5155273</text:p>
          </table:table-cell>
          <table:table-cell office:value-type="float" office:value="1.60475857" calcext:value-type="float">
            <text:p>1.60475857</text:p>
          </table:table-cell>
          <table:table-cell office:value-type="float" office:value="0.872750184" calcext:value-type="float">
            <text:p>0.872750184</text:p>
          </table:table-cell>
          <table:table-cell office:value-type="float" office:value="1.18603082" calcext:value-type="float">
            <text:p>1.18603082</text:p>
          </table:table-cell>
          <table:table-cell office:value-type="float" office:value="0.96839014" calcext:value-type="float">
            <text:p>0.96839014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205.394062" calcext:value-type="float">
            <text:p>205.394062</text:p>
          </table:table-cell>
          <table:table-cell office:value-type="float" office:value="69.0357611" calcext:value-type="float">
            <text:p>69.0357611</text:p>
          </table:table-cell>
          <table:table-cell office:value-type="float" office:value="1.69042884" calcext:value-type="float">
            <text:p>1.69042884</text:p>
          </table:table-cell>
          <table:table-cell office:value-type="float" office:value="0.904996637" calcext:value-type="float">
            <text:p>0.904996637</text:p>
          </table:table-cell>
          <table:table-cell office:value-type="float" office:value="2.210414215" calcext:value-type="float">
            <text:p>2.210414215</text:p>
          </table:table-cell>
          <table:table-cell office:value-type="float" office:value="1.804795645" calcext:value-type="float">
            <text:p>1.804795645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206.251639" calcext:value-type="float">
            <text:p>206.251639</text:p>
          </table:table-cell>
          <table:table-cell office:value-type="float" office:value="68.8172701" calcext:value-type="float">
            <text:p>68.8172701</text:p>
          </table:table-cell>
          <table:table-cell office:value-type="float" office:value="1.67495843" calcext:value-type="float">
            <text:p>1.67495843</text:p>
          </table:table-cell>
          <table:table-cell office:value-type="float" office:value="0.919745737" calcext:value-type="float">
            <text:p>0.919745737</text:p>
          </table:table-cell>
          <table:table-cell office:value-type="float" office:value="1.32562327" calcext:value-type="float">
            <text:p>1.32562327</text:p>
          </table:table-cell>
          <table:table-cell office:value-type="float" office:value="1.08236687" calcext:value-type="float">
            <text:p>1.08236687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205.005335" calcext:value-type="float">
            <text:p>205.005335</text:p>
          </table:table-cell>
          <table:table-cell office:value-type="float" office:value="68.4717562" calcext:value-type="float">
            <text:p>68.4717562</text:p>
          </table:table-cell>
          <table:table-cell office:value-type="float" office:value="1.66630967" calcext:value-type="float">
            <text:p>1.66630967</text:p>
          </table:table-cell>
          <table:table-cell office:value-type="float" office:value="0.902900286" calcext:value-type="float">
            <text:p>0.902900286</text:p>
          </table:table-cell>
          <table:table-cell office:value-type="float" office:value="2.226400549" calcext:value-type="float">
            <text:p>2.226400549</text:p>
          </table:table-cell>
          <table:table-cell office:value-type="float" office:value="1.817848442" calcext:value-type="float">
            <text:p>1.817848442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204.543562" calcext:value-type="float">
            <text:p>204.543562</text:p>
          </table:table-cell>
          <table:table-cell office:value-type="float" office:value="67.9429851" calcext:value-type="float">
            <text:p>67.9429851</text:p>
          </table:table-cell>
          <table:table-cell office:value-type="float" office:value="1.65127419" calcext:value-type="float">
            <text:p>1.65127419</text:p>
          </table:table-cell>
          <table:table-cell office:value-type="float" office:value="0.868714745" calcext:value-type="float">
            <text:p>0.868714745</text:p>
          </table:table-cell>
          <table:table-cell office:value-type="float" office:value="1.54644699" calcext:value-type="float">
            <text:p>1.54644699</text:p>
          </table:table-cell>
          <table:table-cell office:value-type="float" office:value="1.26266867" calcext:value-type="float">
            <text:p>1.26266867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204.238693" calcext:value-type="float">
            <text:p>204.238693</text:p>
          </table:table-cell>
          <table:table-cell office:value-type="float" office:value="67.9967251" calcext:value-type="float">
            <text:p>67.9967251</text:p>
          </table:table-cell>
          <table:table-cell office:value-type="float" office:value="1.57127847" calcext:value-type="float">
            <text:p>1.57127847</text:p>
          </table:table-cell>
          <table:table-cell office:value-type="float" office:value="0.844272466" calcext:value-type="float">
            <text:p>0.844272466</text:p>
          </table:table-cell>
          <table:table-cell office:value-type="float" office:value="1.252336608" calcext:value-type="float">
            <text:p>1.252336608</text:p>
          </table:table-cell>
          <table:table-cell office:value-type="float" office:value="1.022528508" calcext:value-type="float">
            <text:p>1.022528508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204.701206" calcext:value-type="float">
            <text:p>204.701206</text:p>
          </table:table-cell>
          <table:table-cell office:value-type="float" office:value="67.955337" calcext:value-type="float">
            <text:p>67.955337</text:p>
          </table:table-cell>
          <table:table-cell office:value-type="float" office:value="1.57999815" calcext:value-type="float">
            <text:p>1.57999815</text:p>
          </table:table-cell>
          <table:table-cell office:value-type="float" office:value="0.863058019" calcext:value-type="float">
            <text:p>0.863058019</text:p>
          </table:table-cell>
          <table:table-cell office:value-type="float" office:value="1.029572901" calcext:value-type="float">
            <text:p>1.029572901</text:p>
          </table:table-cell>
          <table:table-cell office:value-type="float" office:value="0.840642746" calcext:value-type="float">
            <text:p>0.840642746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203.883488" calcext:value-type="float">
            <text:p>203.883488</text:p>
          </table:table-cell>
          <table:table-cell office:value-type="float" office:value="67.742431" calcext:value-type="float">
            <text:p>67.742431</text:p>
          </table:table-cell>
          <table:table-cell office:value-type="float" office:value="1.59459124" calcext:value-type="float">
            <text:p>1.59459124</text:p>
          </table:table-cell>
          <table:table-cell office:value-type="float" office:value="0.849232845" calcext:value-type="float">
            <text:p>0.849232845</text:p>
          </table:table-cell>
          <table:table-cell office:value-type="float" office:value="1.053829635" calcext:value-type="float">
            <text:p>1.053829635</text:p>
          </table:table-cell>
          <table:table-cell office:value-type="float" office:value="0.860448307" calcext:value-type="float">
            <text:p>0.860448307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203.562792" calcext:value-type="float">
            <text:p>203.562792</text:p>
          </table:table-cell>
          <table:table-cell office:value-type="float" office:value="67.3035092" calcext:value-type="float">
            <text:p>67.3035092</text:p>
          </table:table-cell>
          <table:table-cell office:value-type="float" office:value="1.60843716" calcext:value-type="float">
            <text:p>1.60843716</text:p>
          </table:table-cell>
          <table:table-cell office:value-type="float" office:value="0.803958102" calcext:value-type="float">
            <text:p>0.803958102</text:p>
          </table:table-cell>
          <table:table-cell office:value-type="float" office:value="0.976165773" calcext:value-type="float">
            <text:p>0.976165773</text:p>
          </table:table-cell>
          <table:table-cell office:value-type="float" office:value="0.797036025" calcext:value-type="float">
            <text:p>0.797036025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203.287531" calcext:value-type="float">
            <text:p>203.287531</text:p>
          </table:table-cell>
          <table:table-cell office:value-type="float" office:value="67.4881708" calcext:value-type="float">
            <text:p>67.4881708</text:p>
          </table:table-cell>
          <table:table-cell office:value-type="float" office:value="1.57061028" calcext:value-type="float">
            <text:p>1.57061028</text:p>
          </table:table-cell>
          <table:table-cell office:value-type="float" office:value="0.839000699" calcext:value-type="float">
            <text:p>0.839000699</text:p>
          </table:table-cell>
          <table:table-cell office:value-type="float" office:value="1.914787094" calcext:value-type="float">
            <text:p>1.914787094</text:p>
          </table:table-cell>
          <table:table-cell office:value-type="float" office:value="1.5634171" calcext:value-type="float">
            <text:p>1.5634171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202.800139" calcext:value-type="float">
            <text:p>202.800139</text:p>
          </table:table-cell>
          <table:table-cell office:value-type="float" office:value="67.2358556" calcext:value-type="float">
            <text:p>67.2358556</text:p>
          </table:table-cell>
          <table:table-cell office:value-type="float" office:value="1.60045765" calcext:value-type="float">
            <text:p>1.60045765</text:p>
          </table:table-cell>
          <table:table-cell office:value-type="float" office:value="0.838987366" calcext:value-type="float">
            <text:p>0.838987366</text:p>
          </table:table-cell>
          <table:table-cell office:value-type="float" office:value="1.197480636" calcext:value-type="float">
            <text:p>1.197480636</text:p>
          </table:table-cell>
          <table:table-cell office:value-type="float" office:value="0.977738858" calcext:value-type="float">
            <text:p>0.977738858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202.756059" calcext:value-type="float">
            <text:p>202.756059</text:p>
          </table:table-cell>
          <table:table-cell office:value-type="float" office:value="67.2440061" calcext:value-type="float">
            <text:p>67.2440061</text:p>
          </table:table-cell>
          <table:table-cell office:value-type="float" office:value="1.60396815" calcext:value-type="float">
            <text:p>1.60396815</text:p>
          </table:table-cell>
          <table:table-cell office:value-type="float" office:value="0.804892456" calcext:value-type="float">
            <text:p>0.804892456</text:p>
          </table:table-cell>
          <table:table-cell office:value-type="float" office:value="1.670301783" calcext:value-type="float">
            <text:p>1.670301783</text:p>
          </table:table-cell>
          <table:table-cell office:value-type="float" office:value="1.363795624" calcext:value-type="float">
            <text:p>1.363795624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202.781099" calcext:value-type="float">
            <text:p>202.781099</text:p>
          </table:table-cell>
          <table:table-cell office:value-type="float" office:value="67.1175752" calcext:value-type="float">
            <text:p>67.1175752</text:p>
          </table:table-cell>
          <table:table-cell office:value-type="float" office:value="1.63586731" calcext:value-type="float">
            <text:p>1.63586731</text:p>
          </table:table-cell>
          <table:table-cell office:value-type="float" office:value="0.825470123" calcext:value-type="float">
            <text:p>0.825470123</text:p>
          </table:table-cell>
          <table:table-cell office:value-type="float" office:value="1.60548809" calcext:value-type="float">
            <text:p>1.60548809</text:p>
          </table:table-cell>
          <table:table-cell office:value-type="float" office:value="1.310875577" calcext:value-type="float">
            <text:p>1.310875577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203.07054" calcext:value-type="float">
            <text:p>203.07054</text:p>
          </table:table-cell>
          <table:table-cell office:value-type="float" office:value="67.3056039" calcext:value-type="float">
            <text:p>67.3056039</text:p>
          </table:table-cell>
          <table:table-cell office:value-type="float" office:value="1.60887529" calcext:value-type="float">
            <text:p>1.60887529</text:p>
          </table:table-cell>
          <table:table-cell office:value-type="float" office:value="0.821993108" calcext:value-type="float">
            <text:p>0.821993108</text:p>
          </table:table-cell>
          <table:table-cell office:value-type="float" office:value="1.68371204" calcext:value-type="float">
            <text:p>1.68371204</text:p>
          </table:table-cell>
          <table:table-cell office:value-type="float" office:value="1.37474514" calcext:value-type="float">
            <text:p>1.37474514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203.818163" calcext:value-type="float">
            <text:p>203.818163</text:p>
          </table:table-cell>
          <table:table-cell office:value-type="float" office:value="67.0777217" calcext:value-type="float">
            <text:p>67.0777217</text:p>
          </table:table-cell>
          <table:table-cell office:value-type="float" office:value="1.62671793" calcext:value-type="float">
            <text:p>1.62671793</text:p>
          </table:table-cell>
          <table:table-cell office:value-type="float" office:value="0.825456639" calcext:value-type="float">
            <text:p>0.825456639</text:p>
          </table:table-cell>
          <table:table-cell office:value-type="float" office:value="1.626331817" calcext:value-type="float">
            <text:p>1.626331817</text:p>
          </table:table-cell>
          <table:table-cell office:value-type="float" office:value="1.32789436" calcext:value-type="float">
            <text:p>1.32789436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04.0078155" calcext:value-type="float">
            <text:p>204.0078155</text:p>
          </table:table-cell>
          <table:table-cell office:value-type="float" office:value="67.2076359" calcext:value-type="float">
            <text:p>67.2076359</text:p>
          </table:table-cell>
          <table:table-cell office:value-type="float" office:value="1.60670553" calcext:value-type="float">
            <text:p>1.60670553</text:p>
          </table:table-cell>
          <table:table-cell office:value-type="float" office:value="0.808677184" calcext:value-type="float">
            <text:p>0.808677184</text:p>
          </table:table-cell>
          <table:table-cell office:value-type="float" office:value="1.572520703" calcext:value-type="float">
            <text:p>1.572520703</text:p>
          </table:table-cell>
          <table:table-cell office:value-type="float" office:value="1.28395778" calcext:value-type="float">
            <text:p>1.28395778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204.902429" calcext:value-type="float">
            <text:p>204.902429</text:p>
          </table:table-cell>
          <table:table-cell office:value-type="float" office:value="67.1494579" calcext:value-type="float">
            <text:p>67.1494579</text:p>
          </table:table-cell>
          <table:table-cell office:value-type="float" office:value="1.55633787" calcext:value-type="float">
            <text:p>1.55633787</text:p>
          </table:table-cell>
          <table:table-cell office:value-type="float" office:value="0.821027677" calcext:value-type="float">
            <text:p>0.821027677</text:p>
          </table:table-cell>
          <table:table-cell office:value-type="float" office:value="1.5083806276" calcext:value-type="float">
            <text:p>1.5083806276</text:p>
          </table:table-cell>
          <table:table-cell office:value-type="float" office:value="1.231587619" calcext:value-type="float">
            <text:p>1.231587619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205.0802456" calcext:value-type="float">
            <text:p>205.0802456</text:p>
          </table:table-cell>
          <table:table-cell office:value-type="float" office:value="67.3196925" calcext:value-type="float">
            <text:p>67.3196925</text:p>
          </table:table-cell>
          <table:table-cell office:value-type="float" office:value="1.46677094" calcext:value-type="float">
            <text:p>1.46677094</text:p>
          </table:table-cell>
          <table:table-cell office:value-type="float" office:value="0.781645617" calcext:value-type="float">
            <text:p>0.781645617</text:p>
          </table:table-cell>
          <table:table-cell office:value-type="float" office:value="1.262842614" calcext:value-type="float">
            <text:p>1.262842614</text:p>
          </table:table-cell>
          <table:table-cell office:value-type="float" office:value="1.031106634" calcext:value-type="float">
            <text:p>1.031106634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205.8795815" calcext:value-type="float">
            <text:p>205.8795815</text:p>
          </table:table-cell>
          <table:table-cell office:value-type="float" office:value="67.2659902" calcext:value-type="float">
            <text:p>67.2659902</text:p>
          </table:table-cell>
          <table:table-cell office:value-type="float" office:value="1.50714796" calcext:value-type="float">
            <text:p>1.50714796</text:p>
          </table:table-cell>
          <table:table-cell office:value-type="float" office:value="0.746903459" calcext:value-type="float">
            <text:p>0.746903459</text:p>
          </table:table-cell>
          <table:table-cell office:value-type="float" office:value="1.9935453092" calcext:value-type="float">
            <text:p>1.9935453092</text:p>
          </table:table-cell>
          <table:table-cell office:value-type="float" office:value="1.6277229875" calcext:value-type="float">
            <text:p>1.6277229875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206.361453" calcext:value-type="float">
            <text:p>206.361453</text:p>
          </table:table-cell>
          <table:table-cell office:value-type="float" office:value="67.2787591" calcext:value-type="float">
            <text:p>67.2787591</text:p>
          </table:table-cell>
          <table:table-cell office:value-type="float" office:value="1.468402323" calcext:value-type="float">
            <text:p>1.468402323</text:p>
          </table:table-cell>
          <table:table-cell office:value-type="float" office:value="0.78250619" calcext:value-type="float">
            <text:p>0.78250619</text:p>
          </table:table-cell>
          <table:table-cell office:value-type="float" office:value="1.45127911" calcext:value-type="float">
            <text:p>1.45127911</text:p>
          </table:table-cell>
          <table:table-cell office:value-type="float" office:value="1.184964433" calcext:value-type="float">
            <text:p>1.184964433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206.928824" calcext:value-type="float">
            <text:p>206.928824</text:p>
          </table:table-cell>
          <table:table-cell office:value-type="float" office:value="67.2487622" calcext:value-type="float">
            <text:p>67.2487622</text:p>
          </table:table-cell>
          <table:table-cell office:value-type="float" office:value="1.447253913" calcext:value-type="float">
            <text:p>1.447253913</text:p>
          </table:table-cell>
          <table:table-cell office:value-type="float" office:value="0.764377645" calcext:value-type="float">
            <text:p>0.764377645</text:p>
          </table:table-cell>
          <table:table-cell office:value-type="float" office:value="1.722269508" calcext:value-type="float">
            <text:p>1.722269508</text:p>
          </table:table-cell>
          <table:table-cell office:value-type="float" office:value="1.4062271794" calcext:value-type="float">
            <text:p>1.4062271794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207.201306" calcext:value-type="float">
            <text:p>207.201306</text:p>
          </table:table-cell>
          <table:table-cell office:value-type="float" office:value="67.0854323" calcext:value-type="float">
            <text:p>67.0854323</text:p>
          </table:table-cell>
          <table:table-cell office:value-type="float" office:value="1.420945943" calcext:value-type="float">
            <text:p>1.420945943</text:p>
          </table:table-cell>
          <table:table-cell office:value-type="float" office:value="0.771081938" calcext:value-type="float">
            <text:p>0.771081938</text:p>
          </table:table-cell>
          <table:table-cell office:value-type="float" office:value="0.959779478" calcext:value-type="float">
            <text:p>0.959779478</text:p>
          </table:table-cell>
          <table:table-cell office:value-type="float" office:value="0.78365667" calcext:value-type="float">
            <text:p>0.78365667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207.319199" calcext:value-type="float">
            <text:p>207.319199</text:p>
          </table:table-cell>
          <table:table-cell office:value-type="float" office:value="67.3455733" calcext:value-type="float">
            <text:p>67.3455733</text:p>
          </table:table-cell>
          <table:table-cell office:value-type="float" office:value="1.448035537" calcext:value-type="float">
            <text:p>1.448035537</text:p>
          </table:table-cell>
          <table:table-cell office:value-type="float" office:value="0.769139259" calcext:value-type="float">
            <text:p>0.769139259</text:p>
          </table:table-cell>
          <table:table-cell office:value-type="float" office:value="2.1323484645" calcext:value-type="float">
            <text:p>2.1323484645</text:p>
          </table:table-cell>
          <table:table-cell office:value-type="float" office:value="1.7410552444" calcext:value-type="float">
            <text:p>1.7410552444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207.189463" calcext:value-type="float">
            <text:p>207.189463</text:p>
          </table:table-cell>
          <table:table-cell office:value-type="float" office:value="67.2794767" calcext:value-type="float">
            <text:p>67.2794767</text:p>
          </table:table-cell>
          <table:table-cell office:value-type="float" office:value="1.54217561" calcext:value-type="float">
            <text:p>1.54217561</text:p>
          </table:table-cell>
          <table:table-cell office:value-type="float" office:value="0.795842074" calcext:value-type="float">
            <text:p>0.795842074</text:p>
          </table:table-cell>
          <table:table-cell office:value-type="float" office:value="1.834341723" calcext:value-type="float">
            <text:p>1.834341723</text:p>
          </table:table-cell>
          <table:table-cell office:value-type="float" office:value="1.49773375" calcext:value-type="float">
            <text:p>1.49773375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206.5399095" calcext:value-type="float">
            <text:p>206.5399095</text:p>
          </table:table-cell>
          <table:table-cell office:value-type="float" office:value="67.5265654" calcext:value-type="float">
            <text:p>67.5265654</text:p>
          </table:table-cell>
          <table:table-cell office:value-type="float" office:value="1.56701946" calcext:value-type="float">
            <text:p>1.56701946</text:p>
          </table:table-cell>
          <table:table-cell office:value-type="float" office:value="0.797838195" calcext:value-type="float">
            <text:p>0.797838195</text:p>
          </table:table-cell>
          <table:table-cell office:value-type="float" office:value="1.588375186" calcext:value-type="float">
            <text:p>1.588375186</text:p>
          </table:table-cell>
          <table:table-cell office:value-type="float" office:value="1.2969028715" calcext:value-type="float">
            <text:p>1.2969028715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206.605631" calcext:value-type="float">
            <text:p>206.605631</text:p>
          </table:table-cell>
          <table:table-cell office:value-type="float" office:value="67.6105299" calcext:value-type="float">
            <text:p>67.6105299</text:p>
          </table:table-cell>
          <table:table-cell office:value-type="float" office:value="1.56894731" calcext:value-type="float">
            <text:p>1.56894731</text:p>
          </table:table-cell>
          <table:table-cell office:value-type="float" office:value="0.795229491" calcext:value-type="float">
            <text:p>0.795229491</text:p>
          </table:table-cell>
          <table:table-cell office:value-type="float" office:value="0.986048714" calcext:value-type="float">
            <text:p>0.986048714</text:p>
          </table:table-cell>
          <table:table-cell office:value-type="float" office:value="0.805105413" calcext:value-type="float">
            <text:p>0.805105413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205.779848" calcext:value-type="float">
            <text:p>205.779848</text:p>
          </table:table-cell>
          <table:table-cell office:value-type="float" office:value="67.7589942" calcext:value-type="float">
            <text:p>67.7589942</text:p>
          </table:table-cell>
          <table:table-cell office:value-type="float" office:value="1.62622464" calcext:value-type="float">
            <text:p>1.62622464</text:p>
          </table:table-cell>
          <table:table-cell office:value-type="float" office:value="0.845635698" calcext:value-type="float">
            <text:p>0.845635698</text:p>
          </table:table-cell>
          <table:table-cell office:value-type="float" office:value="1.82374229" calcext:value-type="float">
            <text:p>1.82374229</text:p>
          </table:table-cell>
          <table:table-cell office:value-type="float" office:value="1.489079374" calcext:value-type="float">
            <text:p>1.489079374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205.7798565" calcext:value-type="float">
            <text:p>205.7798565</text:p>
          </table:table-cell>
          <table:table-cell office:value-type="float" office:value="67.9726942" calcext:value-type="float">
            <text:p>67.9726942</text:p>
          </table:table-cell>
          <table:table-cell office:value-type="float" office:value="1.62125406" calcext:value-type="float">
            <text:p>1.62125406</text:p>
          </table:table-cell>
          <table:table-cell office:value-type="float" office:value="0.863200612" calcext:value-type="float">
            <text:p>0.863200612</text:p>
          </table:table-cell>
          <table:table-cell office:value-type="float" office:value="1.3942222406" calcext:value-type="float">
            <text:p>1.3942222406</text:p>
          </table:table-cell>
          <table:table-cell office:value-type="float" office:value="1.138377664" calcext:value-type="float">
            <text:p>1.138377664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204.890573" calcext:value-type="float">
            <text:p>204.890573</text:p>
          </table:table-cell>
          <table:table-cell office:value-type="float" office:value="67.6690389" calcext:value-type="float">
            <text:p>67.6690389</text:p>
          </table:table-cell>
          <table:table-cell office:value-type="float" office:value="1.6235786" calcext:value-type="float">
            <text:p>1.6235786</text:p>
          </table:table-cell>
          <table:table-cell office:value-type="float" office:value="0.866345283" calcext:value-type="float">
            <text:p>0.866345283</text:p>
          </table:table-cell>
          <table:table-cell office:value-type="float" office:value="1.367802117" calcext:value-type="float">
            <text:p>1.367802117</text:p>
          </table:table-cell>
          <table:table-cell office:value-type="float" office:value="1.116805775" calcext:value-type="float">
            <text:p>1.116805775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205.28569" calcext:value-type="float">
            <text:p>205.28569</text:p>
          </table:table-cell>
          <table:table-cell office:value-type="float" office:value="67.8332444" calcext:value-type="float">
            <text:p>67.8332444</text:p>
          </table:table-cell>
          <table:table-cell office:value-type="float" office:value="1.61729811" calcext:value-type="float">
            <text:p>1.61729811</text:p>
          </table:table-cell>
          <table:table-cell office:value-type="float" office:value="0.888955357" calcext:value-type="float">
            <text:p>0.888955357</text:p>
          </table:table-cell>
          <table:table-cell office:value-type="float" office:value="0.904673833" calcext:value-type="float">
            <text:p>0.904673833</text:p>
          </table:table-cell>
          <table:table-cell office:value-type="float" office:value="0.73866309" calcext:value-type="float">
            <text:p>0.73866309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204.316712" calcext:value-type="float">
            <text:p>204.316712</text:p>
          </table:table-cell>
          <table:table-cell office:value-type="float" office:value="67.2712375" calcext:value-type="float">
            <text:p>67.2712375</text:p>
          </table:table-cell>
          <table:table-cell office:value-type="float" office:value="1.62393558" calcext:value-type="float">
            <text:p>1.62393558</text:p>
          </table:table-cell>
          <table:table-cell office:value-type="float" office:value="0.908629033" calcext:value-type="float">
            <text:p>0.908629033</text:p>
          </table:table-cell>
          <table:table-cell office:value-type="float" office:value="1.994590143" calcext:value-type="float">
            <text:p>1.994590143</text:p>
          </table:table-cell>
          <table:table-cell office:value-type="float" office:value="1.628576042" calcext:value-type="float">
            <text:p>1.628576042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204.320198" calcext:value-type="float">
            <text:p>204.320198</text:p>
          </table:table-cell>
          <table:table-cell office:value-type="float" office:value="66.8952617" calcext:value-type="float">
            <text:p>66.8952617</text:p>
          </table:table-cell>
          <table:table-cell office:value-type="float" office:value="1.56445717" calcext:value-type="float">
            <text:p>1.56445717</text:p>
          </table:table-cell>
          <table:table-cell office:value-type="float" office:value="0.890950729" calcext:value-type="float">
            <text:p>0.890950729</text:p>
          </table:table-cell>
          <table:table-cell office:value-type="float" office:value="1.350727456" calcext:value-type="float">
            <text:p>1.350727456</text:p>
          </table:table-cell>
          <table:table-cell office:value-type="float" office:value="1.102864287" calcext:value-type="float">
            <text:p>1.102864287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204.1486695" calcext:value-type="float">
            <text:p>204.1486695</text:p>
          </table:table-cell>
          <table:table-cell office:value-type="float" office:value="66.6475634" calcext:value-type="float">
            <text:p>66.6475634</text:p>
          </table:table-cell>
          <table:table-cell office:value-type="float" office:value="1.562683246" calcext:value-type="float">
            <text:p>1.562683246</text:p>
          </table:table-cell>
          <table:table-cell office:value-type="float" office:value="0.913644321" calcext:value-type="float">
            <text:p>0.913644321</text:p>
          </table:table-cell>
          <table:table-cell office:value-type="float" office:value="1.30537362" calcext:value-type="float">
            <text:p>1.30537362</text:p>
          </table:table-cell>
          <table:table-cell office:value-type="float" office:value="1.065833102" calcext:value-type="float">
            <text:p>1.065833102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204.030813" calcext:value-type="float">
            <text:p>204.030813</text:p>
          </table:table-cell>
          <table:table-cell office:value-type="float" office:value="66.6159116" calcext:value-type="float">
            <text:p>66.6159116</text:p>
          </table:table-cell>
          <table:table-cell office:value-type="float" office:value="1.532577116" calcext:value-type="float">
            <text:p>1.532577116</text:p>
          </table:table-cell>
          <table:table-cell office:value-type="float" office:value="0.908443832" calcext:value-type="float">
            <text:p>0.908443832</text:p>
          </table:table-cell>
          <table:table-cell office:value-type="float" office:value="0.197448285" calcext:value-type="float">
            <text:p>0.197448285</text:p>
          </table:table-cell>
          <table:table-cell office:value-type="float" office:value="0.16121586" calcext:value-type="float">
            <text:p>0.16121586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203.984065" calcext:value-type="float">
            <text:p>203.984065</text:p>
          </table:table-cell>
          <table:table-cell office:value-type="float" office:value="66.2312198" calcext:value-type="float">
            <text:p>66.2312198</text:p>
          </table:table-cell>
          <table:table-cell office:value-type="float" office:value="1.54888815" calcext:value-type="float">
            <text:p>1.54888815</text:p>
          </table:table-cell>
          <table:table-cell office:value-type="float" office:value="0.807013239" calcext:value-type="float">
            <text:p>0.807013239</text:p>
          </table:table-cell>
          <table:table-cell office:value-type="float" office:value="2.35104204" calcext:value-type="float">
            <text:p>2.35104204</text:p>
          </table:table-cell>
          <table:table-cell office:value-type="float" office:value="1.919617792" calcext:value-type="float">
            <text:p>1.919617792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204.288604" calcext:value-type="float">
            <text:p>204.288604</text:p>
          </table:table-cell>
          <table:table-cell office:value-type="float" office:value="66.1101739" calcext:value-type="float">
            <text:p>66.1101739</text:p>
          </table:table-cell>
          <table:table-cell office:value-type="float" office:value="1.52644491" calcext:value-type="float">
            <text:p>1.52644491</text:p>
          </table:table-cell>
          <table:table-cell office:value-type="float" office:value="0.780081101" calcext:value-type="float">
            <text:p>0.780081101</text:p>
          </table:table-cell>
          <table:table-cell office:value-type="float" office:value="0.77563062" calcext:value-type="float">
            <text:p>0.77563062</text:p>
          </table:table-cell>
          <table:table-cell office:value-type="float" office:value="0.63329974" calcext:value-type="float">
            <text:p>0.63329974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204.556029" calcext:value-type="float">
            <text:p>204.556029</text:p>
          </table:table-cell>
          <table:table-cell office:value-type="float" office:value="66.2164271" calcext:value-type="float">
            <text:p>66.2164271</text:p>
          </table:table-cell>
          <table:table-cell office:value-type="float" office:value="1.547492075" calcext:value-type="float">
            <text:p>1.547492075</text:p>
          </table:table-cell>
          <table:table-cell office:value-type="float" office:value="0.763994753" calcext:value-type="float">
            <text:p>0.763994753</text:p>
          </table:table-cell>
          <table:table-cell office:value-type="float" office:value="2.299136942" calcext:value-type="float">
            <text:p>2.299136942</text:p>
          </table:table-cell>
          <table:table-cell office:value-type="float" office:value="1.877237434" calcext:value-type="float">
            <text:p>1.877237434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205.057163" calcext:value-type="float">
            <text:p>205.057163</text:p>
          </table:table-cell>
          <table:table-cell office:value-type="float" office:value="66.4162292" calcext:value-type="float">
            <text:p>66.4162292</text:p>
          </table:table-cell>
          <table:table-cell office:value-type="float" office:value="1.486494645" calcext:value-type="float">
            <text:p>1.486494645</text:p>
          </table:table-cell>
          <table:table-cell office:value-type="float" office:value="0.771555508" calcext:value-type="float">
            <text:p>0.771555508</text:p>
          </table:table-cell>
          <table:table-cell office:value-type="float" office:value="0.967875834" calcext:value-type="float">
            <text:p>0.967875834</text:p>
          </table:table-cell>
          <table:table-cell office:value-type="float" office:value="0.790267304" calcext:value-type="float">
            <text:p>0.790267304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205.829187" calcext:value-type="float">
            <text:p>205.829187</text:p>
          </table:table-cell>
          <table:table-cell office:value-type="float" office:value="66.8010647" calcext:value-type="float">
            <text:p>66.8010647</text:p>
          </table:table-cell>
          <table:table-cell office:value-type="float" office:value="1.49273784" calcext:value-type="float">
            <text:p>1.49273784</text:p>
          </table:table-cell>
          <table:table-cell office:value-type="float" office:value="0.797307232" calcext:value-type="float">
            <text:p>0.797307232</text:p>
          </table:table-cell>
          <table:table-cell office:value-type="float" office:value="1.744911077" calcext:value-type="float">
            <text:p>1.744911077</text:p>
          </table:table-cell>
          <table:table-cell office:value-type="float" office:value="1.424713939" calcext:value-type="float">
            <text:p>1.424713939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205.9250255" calcext:value-type="float">
            <text:p>205.9250255</text:p>
          </table:table-cell>
          <table:table-cell office:value-type="float" office:value="66.6006418" calcext:value-type="float">
            <text:p>66.6006418</text:p>
          </table:table-cell>
          <table:table-cell office:value-type="float" office:value="1.52323646" calcext:value-type="float">
            <text:p>1.52323646</text:p>
          </table:table-cell>
          <table:table-cell office:value-type="float" office:value="0.774067117" calcext:value-type="float">
            <text:p>0.774067117</text:p>
          </table:table-cell>
          <table:table-cell office:value-type="float" office:value="0.320152346" calcext:value-type="float">
            <text:p>0.320152346</text:p>
          </table:table-cell>
          <table:table-cell office:value-type="float" office:value="0.261403294" calcext:value-type="float">
            <text:p>0.261403294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206.418064" calcext:value-type="float">
            <text:p>206.418064</text:p>
          </table:table-cell>
          <table:table-cell office:value-type="float" office:value="67.3589934" calcext:value-type="float">
            <text:p>67.3589934</text:p>
          </table:table-cell>
          <table:table-cell office:value-type="float" office:value="1.61320376" calcext:value-type="float">
            <text:p>1.61320376</text:p>
          </table:table-cell>
          <table:table-cell office:value-type="float" office:value="0.803605099" calcext:value-type="float">
            <text:p>0.803605099</text:p>
          </table:table-cell>
          <table:table-cell office:value-type="float" office:value="2.490306966" calcext:value-type="float">
            <text:p>2.490306966</text:p>
          </table:table-cell>
          <table:table-cell office:value-type="float" office:value="2.03332709" calcext:value-type="float">
            <text:p>2.03332709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206.389156" calcext:value-type="float">
            <text:p>206.389156</text:p>
          </table:table-cell>
          <table:table-cell office:value-type="float" office:value="67.3786155" calcext:value-type="float">
            <text:p>67.3786155</text:p>
          </table:table-cell>
          <table:table-cell office:value-type="float" office:value="1.60164871" calcext:value-type="float">
            <text:p>1.60164871</text:p>
          </table:table-cell>
          <table:table-cell office:value-type="float" office:value="0.806468495" calcext:value-type="float">
            <text:p>0.806468495</text:p>
          </table:table-cell>
          <table:table-cell office:value-type="float" office:value="0.24987868" calcext:value-type="float">
            <text:p>0.24987868</text:p>
          </table:table-cell>
          <table:table-cell office:value-type="float" office:value="0.204025091" calcext:value-type="float">
            <text:p>0.204025091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206.401536" calcext:value-type="float">
            <text:p>206.401536</text:p>
          </table:table-cell>
          <table:table-cell office:value-type="float" office:value="67.6600498" calcext:value-type="float">
            <text:p>67.6600498</text:p>
          </table:table-cell>
          <table:table-cell office:value-type="float" office:value="1.62548329" calcext:value-type="float">
            <text:p>1.62548329</text:p>
          </table:table-cell>
          <table:table-cell office:value-type="float" office:value="0.805771965" calcext:value-type="float">
            <text:p>0.805771965</text:p>
          </table:table-cell>
          <table:table-cell office:value-type="float" office:value="2.412881076" calcext:value-type="float">
            <text:p>2.412881076</text:p>
          </table:table-cell>
          <table:table-cell office:value-type="float" office:value="1.970109173" calcext:value-type="float">
            <text:p>1.970109173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206.562899" calcext:value-type="float">
            <text:p>206.562899</text:p>
          </table:table-cell>
          <table:table-cell office:value-type="float" office:value="67.7812188" calcext:value-type="float">
            <text:p>67.7812188</text:p>
          </table:table-cell>
          <table:table-cell office:value-type="float" office:value="1.62528222" calcext:value-type="float">
            <text:p>1.62528222</text:p>
          </table:table-cell>
          <table:table-cell office:value-type="float" office:value="0.819354665" calcext:value-type="float">
            <text:p>0.819354665</text:p>
          </table:table-cell>
          <table:table-cell office:value-type="float" office:value="0.48181787" calcext:value-type="float">
            <text:p>0.48181787</text:p>
          </table:table-cell>
          <table:table-cell office:value-type="float" office:value="0.393402634" calcext:value-type="float">
            <text:p>0.393402634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206.326097" calcext:value-type="float">
            <text:p>206.326097</text:p>
          </table:table-cell>
          <table:table-cell office:value-type="float" office:value="67.9195214" calcext:value-type="float">
            <text:p>67.9195214</text:p>
          </table:table-cell>
          <table:table-cell office:value-type="float" office:value="1.626637635" calcext:value-type="float">
            <text:p>1.626637635</text:p>
          </table:table-cell>
          <table:table-cell office:value-type="float" office:value="0.851672256" calcext:value-type="float">
            <text:p>0.851672256</text:p>
          </table:table-cell>
          <table:table-cell office:value-type="float" office:value="2.772701988" calcext:value-type="float">
            <text:p>2.772701988</text:p>
          </table:table-cell>
          <table:table-cell office:value-type="float" office:value="2.263901699" calcext:value-type="float">
            <text:p>2.263901699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207.089838" calcext:value-type="float">
            <text:p>207.089838</text:p>
          </table:table-cell>
          <table:table-cell office:value-type="float" office:value="68.2385877" calcext:value-type="float">
            <text:p>68.2385877</text:p>
          </table:table-cell>
          <table:table-cell office:value-type="float" office:value="1.626596245" calcext:value-type="float">
            <text:p>1.626596245</text:p>
          </table:table-cell>
          <table:table-cell office:value-type="float" office:value="0.855021436" calcext:value-type="float">
            <text:p>0.855021436</text:p>
          </table:table-cell>
          <table:table-cell office:value-type="float" office:value="0.56002397" calcext:value-type="float">
            <text:p>0.56002397</text:p>
          </table:table-cell>
          <table:table-cell office:value-type="float" office:value="0.45725766" calcext:value-type="float">
            <text:p>0.45725766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206.174373" calcext:value-type="float">
            <text:p>206.174373</text:p>
          </table:table-cell>
          <table:table-cell office:value-type="float" office:value="67.8394804" calcext:value-type="float">
            <text:p>67.8394804</text:p>
          </table:table-cell>
          <table:table-cell office:value-type="float" office:value="1.64092993" calcext:value-type="float">
            <text:p>1.64092993</text:p>
          </table:table-cell>
          <table:table-cell office:value-type="float" office:value="0.826139172" calcext:value-type="float">
            <text:p>0.826139172</text:p>
          </table:table-cell>
          <table:table-cell office:value-type="float" office:value="2.601163052" calcext:value-type="float">
            <text:p>2.601163052</text:p>
          </table:table-cell>
          <table:table-cell office:value-type="float" office:value="2.123840757" calcext:value-type="float">
            <text:p>2.123840757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206.993447" calcext:value-type="float">
            <text:p>206.993447</text:p>
          </table:table-cell>
          <table:table-cell office:value-type="float" office:value="68.2078871" calcext:value-type="float">
            <text:p>68.2078871</text:p>
          </table:table-cell>
          <table:table-cell office:value-type="float" office:value="1.64392365" calcext:value-type="float">
            <text:p>1.64392365</text:p>
          </table:table-cell>
          <table:table-cell office:value-type="float" office:value="0.816278998" calcext:value-type="float">
            <text:p>0.816278998</text:p>
          </table:table-cell>
          <table:table-cell office:value-type="float" office:value="0.58259478" calcext:value-type="float">
            <text:p>0.58259478</text:p>
          </table:table-cell>
          <table:table-cell office:value-type="float" office:value="0.47568665" calcext:value-type="float">
            <text:p>0.47568665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206.267664" calcext:value-type="float">
            <text:p>206.267664</text:p>
          </table:table-cell>
          <table:table-cell office:value-type="float" office:value="67.5031592" calcext:value-type="float">
            <text:p>67.5031592</text:p>
          </table:table-cell>
          <table:table-cell office:value-type="float" office:value="1.59282084" calcext:value-type="float">
            <text:p>1.59282084</text:p>
          </table:table-cell>
          <table:table-cell office:value-type="float" office:value="0.868744002" calcext:value-type="float">
            <text:p>0.868744002</text:p>
          </table:table-cell>
          <table:table-cell office:value-type="float" office:value="2.251495141" calcext:value-type="float">
            <text:p>2.251495141</text:p>
          </table:table-cell>
          <table:table-cell office:value-type="float" office:value="1.83833804" calcext:value-type="float">
            <text:p>1.83833804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206.935419" calcext:value-type="float">
            <text:p>206.935419</text:p>
          </table:table-cell>
          <table:table-cell office:value-type="float" office:value="67.7814347" calcext:value-type="float">
            <text:p>67.7814347</text:p>
          </table:table-cell>
          <table:table-cell office:value-type="float" office:value="1.59511025" calcext:value-type="float">
            <text:p>1.59511025</text:p>
          </table:table-cell>
          <table:table-cell office:value-type="float" office:value="0.864468542" calcext:value-type="float">
            <text:p>0.864468542</text:p>
          </table:table-cell>
          <table:table-cell office:value-type="float" office:value="0.43105677" calcext:value-type="float">
            <text:p>0.43105677</text:p>
          </table:table-cell>
          <table:table-cell office:value-type="float" office:value="0.3519564" calcext:value-type="float">
            <text:p>0.3519564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205.366494" calcext:value-type="float">
            <text:p>205.366494</text:p>
          </table:table-cell>
          <table:table-cell office:value-type="float" office:value="66.9146747" calcext:value-type="float">
            <text:p>66.9146747</text:p>
          </table:table-cell>
          <table:table-cell office:value-type="float" office:value="1.55098187" calcext:value-type="float">
            <text:p>1.55098187</text:p>
          </table:table-cell>
          <table:table-cell office:value-type="float" office:value="0.843620287" calcext:value-type="float">
            <text:p>0.843620287</text:p>
          </table:table-cell>
          <table:table-cell office:value-type="float" office:value="2.987992873" calcext:value-type="float">
            <text:p>2.987992873</text:p>
          </table:table-cell>
          <table:table-cell office:value-type="float" office:value="2.43968589" calcext:value-type="float">
            <text:p>2.43968589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205.772473" calcext:value-type="float">
            <text:p>205.772473</text:p>
          </table:table-cell>
          <table:table-cell office:value-type="float" office:value="67.2263238" calcext:value-type="float">
            <text:p>67.2263238</text:p>
          </table:table-cell>
          <table:table-cell office:value-type="float" office:value="1.56476224" calcext:value-type="float">
            <text:p>1.56476224</text:p>
          </table:table-cell>
          <table:table-cell office:value-type="float" office:value="0.846236807" calcext:value-type="float">
            <text:p>0.846236807</text:p>
          </table:table-cell>
          <table:table-cell office:value-type="float" office:value="0.46276418" calcext:value-type="float">
            <text:p>0.46276418</text:p>
          </table:table-cell>
          <table:table-cell office:value-type="float" office:value="0.37784537" calcext:value-type="float">
            <text:p>0.37784537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204.325362" calcext:value-type="float">
            <text:p>204.325362</text:p>
          </table:table-cell>
          <table:table-cell office:value-type="float" office:value="67.0083254" calcext:value-type="float">
            <text:p>67.0083254</text:p>
          </table:table-cell>
          <table:table-cell office:value-type="float" office:value="1.562340446" calcext:value-type="float">
            <text:p>1.562340446</text:p>
          </table:table-cell>
          <table:table-cell office:value-type="float" office:value="0.78831602" calcext:value-type="float">
            <text:p>0.78831602</text:p>
          </table:table-cell>
          <table:table-cell office:value-type="float" office:value="2.819828702" calcext:value-type="float">
            <text:p>2.819828702</text:p>
          </table:table-cell>
          <table:table-cell office:value-type="float" office:value="2.302380457" calcext:value-type="float">
            <text:p>2.302380457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204.821952" calcext:value-type="float">
            <text:p>204.821952</text:p>
          </table:table-cell>
          <table:table-cell office:value-type="float" office:value="67.3879017" calcext:value-type="float">
            <text:p>67.3879017</text:p>
          </table:table-cell>
          <table:table-cell office:value-type="float" office:value="1.543219966" calcext:value-type="float">
            <text:p>1.543219966</text:p>
          </table:table-cell>
          <table:table-cell office:value-type="float" office:value="0.811403274" calcext:value-type="float">
            <text:p>0.811403274</text:p>
          </table:table-cell>
          <table:table-cell office:value-type="float" office:value="0.5286946" calcext:value-type="float">
            <text:p>0.5286946</text:p>
          </table:table-cell>
          <table:table-cell office:value-type="float" office:value="0.43167732" calcext:value-type="float">
            <text:p>0.43167732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203.299677" calcext:value-type="float">
            <text:p>203.299677</text:p>
          </table:table-cell>
          <table:table-cell office:value-type="float" office:value="67.4302058" calcext:value-type="float">
            <text:p>67.4302058</text:p>
          </table:table-cell>
          <table:table-cell office:value-type="float" office:value="1.557694655" calcext:value-type="float">
            <text:p>1.557694655</text:p>
          </table:table-cell>
          <table:table-cell office:value-type="float" office:value="0.79052093" calcext:value-type="float">
            <text:p>0.79052093</text:p>
          </table:table-cell>
          <table:table-cell office:value-type="float" office:value="2.951888906" calcext:value-type="float">
            <text:p>2.951888906</text:p>
          </table:table-cell>
          <table:table-cell office:value-type="float" office:value="2.410207231" calcext:value-type="float">
            <text:p>2.410207231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203.566523" calcext:value-type="float">
            <text:p>203.566523</text:p>
          </table:table-cell>
          <table:table-cell office:value-type="float" office:value="67.7240908" calcext:value-type="float">
            <text:p>67.7240908</text:p>
          </table:table-cell>
          <table:table-cell office:value-type="float" office:value="1.578245155" calcext:value-type="float">
            <text:p>1.578245155</text:p>
          </table:table-cell>
          <table:table-cell office:value-type="float" office:value="0.796990436" calcext:value-type="float">
            <text:p>0.796990436</text:p>
          </table:table-cell>
          <table:table-cell office:value-type="float" office:value="0.32199073" calcext:value-type="float">
            <text:p>0.32199073</text:p>
          </table:table-cell>
          <table:table-cell office:value-type="float" office:value="0.26290434" calcext:value-type="float">
            <text:p>0.26290434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202.753066" calcext:value-type="float">
            <text:p>202.753066</text:p>
          </table:table-cell>
          <table:table-cell office:value-type="float" office:value="68.0685068" calcext:value-type="float">
            <text:p>68.0685068</text:p>
          </table:table-cell>
          <table:table-cell office:value-type="float" office:value="1.57769912" calcext:value-type="float">
            <text:p>1.57769912</text:p>
          </table:table-cell>
          <table:table-cell office:value-type="float" office:value="0.817323515" calcext:value-type="float">
            <text:p>0.817323515</text:p>
          </table:table-cell>
          <table:table-cell office:value-type="float" office:value="3.09846707" calcext:value-type="float">
            <text:p>3.09846707</text:p>
          </table:table-cell>
          <table:table-cell office:value-type="float" office:value="2.52988776" calcext:value-type="float">
            <text:p>2.52988776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202.674303" calcext:value-type="float">
            <text:p>202.674303</text:p>
          </table:table-cell>
          <table:table-cell office:value-type="float" office:value="68.1680421" calcext:value-type="float">
            <text:p>68.1680421</text:p>
          </table:table-cell>
          <table:table-cell office:value-type="float" office:value="1.52615489" calcext:value-type="float">
            <text:p>1.52615489</text:p>
          </table:table-cell>
          <table:table-cell office:value-type="float" office:value="0.786042285" calcext:value-type="float">
            <text:p>0.786042285</text:p>
          </table:table-cell>
          <table:table-cell office:value-type="float" office:value="0.34842248" calcext:value-type="float">
            <text:p>0.34842248</text:p>
          </table:table-cell>
          <table:table-cell office:value-type="float" office:value="0.284485753" calcext:value-type="float">
            <text:p>0.284485753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202.671367" calcext:value-type="float">
            <text:p>202.671367</text:p>
          </table:table-cell>
          <table:table-cell office:value-type="float" office:value="68.2481624" calcext:value-type="float">
            <text:p>68.2481624</text:p>
          </table:table-cell>
          <table:table-cell office:value-type="float" office:value="1.499751827" calcext:value-type="float">
            <text:p>1.499751827</text:p>
          </table:table-cell>
          <table:table-cell office:value-type="float" office:value="0.818617355" calcext:value-type="float">
            <text:p>0.818617355</text:p>
          </table:table-cell>
          <table:table-cell office:value-type="float" office:value="2.997769105" calcext:value-type="float">
            <text:p>2.997769105</text:p>
          </table:table-cell>
          <table:table-cell office:value-type="float" office:value="2.447668223" calcext:value-type="float">
            <text:p>2.447668223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202.447408" calcext:value-type="float">
            <text:p>202.447408</text:p>
          </table:table-cell>
          <table:table-cell office:value-type="float" office:value="68.4188336" calcext:value-type="float">
            <text:p>68.4188336</text:p>
          </table:table-cell>
          <table:table-cell office:value-type="float" office:value="1.495949527" calcext:value-type="float">
            <text:p>1.495949527</text:p>
          </table:table-cell>
          <table:table-cell office:value-type="float" office:value="0.80942904" calcext:value-type="float">
            <text:p>0.80942904</text:p>
          </table:table-cell>
          <table:table-cell office:value-type="float" office:value="0.4859306" calcext:value-type="float">
            <text:p>0.4859306</text:p>
          </table:table-cell>
          <table:table-cell office:value-type="float" office:value="0.39676068" calcext:value-type="float">
            <text:p>0.39676068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202.706812" calcext:value-type="float">
            <text:p>202.706812</text:p>
          </table:table-cell>
          <table:table-cell office:value-type="float" office:value="68.2206918" calcext:value-type="float">
            <text:p>68.2206918</text:p>
          </table:table-cell>
          <table:table-cell office:value-type="float" office:value="1.451804888" calcext:value-type="float">
            <text:p>1.451804888</text:p>
          </table:table-cell>
          <table:table-cell office:value-type="float" office:value="0.802071319" calcext:value-type="float">
            <text:p>0.802071319</text:p>
          </table:table-cell>
          <table:table-cell office:value-type="float" office:value="2.614639408" calcext:value-type="float">
            <text:p>2.614639408</text:p>
          </table:table-cell>
          <table:table-cell office:value-type="float" office:value="2.134844145" calcext:value-type="float">
            <text:p>2.134844145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202.45582" calcext:value-type="float">
            <text:p>202.45582</text:p>
          </table:table-cell>
          <table:table-cell office:value-type="float" office:value="68.3370399" calcext:value-type="float">
            <text:p>68.3370399</text:p>
          </table:table-cell>
          <table:table-cell office:value-type="float" office:value="1.455292398" calcext:value-type="float">
            <text:p>1.455292398</text:p>
          </table:table-cell>
          <table:table-cell office:value-type="float" office:value="0.792948527" calcext:value-type="float">
            <text:p>0.792948527</text:p>
          </table:table-cell>
          <table:table-cell office:value-type="float" office:value="0.47562685" calcext:value-type="float">
            <text:p>0.47562685</text:p>
          </table:table-cell>
          <table:table-cell office:value-type="float" office:value="0.38834771" calcext:value-type="float">
            <text:p>0.38834771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202.132076" calcext:value-type="float">
            <text:p>202.132076</text:p>
          </table:table-cell>
          <table:table-cell office:value-type="float" office:value="68.1592568" calcext:value-type="float">
            <text:p>68.1592568</text:p>
          </table:table-cell>
          <table:table-cell office:value-type="float" office:value="1.459541736" calcext:value-type="float">
            <text:p>1.459541736</text:p>
          </table:table-cell>
          <table:table-cell office:value-type="float" office:value="0.802789144" calcext:value-type="float">
            <text:p>0.802789144</text:p>
          </table:table-cell>
          <table:table-cell office:value-type="float" office:value="3.09783963" calcext:value-type="float">
            <text:p>3.09783963</text:p>
          </table:table-cell>
          <table:table-cell office:value-type="float" office:value="2.52937548" calcext:value-type="float">
            <text:p>2.52937548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201.824993" calcext:value-type="float">
            <text:p>201.824993</text:p>
          </table:table-cell>
          <table:table-cell office:value-type="float" office:value="68.0335448" calcext:value-type="float">
            <text:p>68.0335448</text:p>
          </table:table-cell>
          <table:table-cell office:value-type="float" office:value="1.476071816" calcext:value-type="float">
            <text:p>1.476071816</text:p>
          </table:table-cell>
          <table:table-cell office:value-type="float" office:value="0.815414545" calcext:value-type="float">
            <text:p>0.815414545</text:p>
          </table:table-cell>
          <table:table-cell office:value-type="float" office:value="0.42438333" calcext:value-type="float">
            <text:p>0.42438333</text:p>
          </table:table-cell>
          <table:table-cell office:value-type="float" office:value="0.346507523" calcext:value-type="float">
            <text:p>0.346507523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201.394046" calcext:value-type="float">
            <text:p>201.394046</text:p>
          </table:table-cell>
          <table:table-cell office:value-type="float" office:value="67.7477821" calcext:value-type="float">
            <text:p>67.7477821</text:p>
          </table:table-cell>
          <table:table-cell office:value-type="float" office:value="1.530822802" calcext:value-type="float">
            <text:p>1.530822802</text:p>
          </table:table-cell>
          <table:table-cell office:value-type="float" office:value="0.821819194" calcext:value-type="float">
            <text:p>0.821819194</text:p>
          </table:table-cell>
          <table:table-cell office:value-type="float" office:value="3.06633187" calcext:value-type="float">
            <text:p>3.06633187</text:p>
          </table:table-cell>
          <table:table-cell office:value-type="float" office:value="2.50364945" calcext:value-type="float">
            <text:p>2.5036494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01.090777" calcext:value-type="float">
            <text:p>201.090777</text:p>
          </table:table-cell>
          <table:table-cell office:value-type="float" office:value="67.5867472" calcext:value-type="float">
            <text:p>67.5867472</text:p>
          </table:table-cell>
          <table:table-cell office:value-type="float" office:value="1.541782332" calcext:value-type="float">
            <text:p>1.541782332</text:p>
          </table:table-cell>
          <table:table-cell office:value-type="float" office:value="0.825853357" calcext:value-type="float">
            <text:p>0.825853357</text:p>
          </table:table-cell>
          <table:table-cell office:value-type="float" office:value="0.53443621" calcext:value-type="float">
            <text:p>0.53443621</text:p>
          </table:table-cell>
          <table:table-cell office:value-type="float" office:value="0.43636534" calcext:value-type="float">
            <text:p>0.43636534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199.906354" calcext:value-type="float">
            <text:p>199.906354</text:p>
          </table:table-cell>
          <table:table-cell office:value-type="float" office:value="67.4085014" calcext:value-type="float">
            <text:p>67.4085014</text:p>
          </table:table-cell>
          <table:table-cell office:value-type="float" office:value="1.56064436" calcext:value-type="float">
            <text:p>1.56064436</text:p>
          </table:table-cell>
          <table:table-cell office:value-type="float" office:value="0.824430782" calcext:value-type="float">
            <text:p>0.824430782</text:p>
          </table:table-cell>
          <table:table-cell office:value-type="float" office:value="2.73991876" calcext:value-type="float">
            <text:p>2.73991876</text:p>
          </table:table-cell>
          <table:table-cell office:value-type="float" office:value="2.2371343" calcext:value-type="float">
            <text:p>2.2371343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199.74807" calcext:value-type="float">
            <text:p>199.74807</text:p>
          </table:table-cell>
          <table:table-cell office:value-type="float" office:value="67.354941" calcext:value-type="float">
            <text:p>67.354941</text:p>
          </table:table-cell>
          <table:table-cell office:value-type="float" office:value="1.56541879" calcext:value-type="float">
            <text:p>1.56541879</text:p>
          </table:table-cell>
          <table:table-cell office:value-type="float" office:value="0.855469985" calcext:value-type="float">
            <text:p>0.855469985</text:p>
          </table:table-cell>
          <table:table-cell office:value-type="float" office:value="0.538846046" calcext:value-type="float">
            <text:p>0.538846046</text:p>
          </table:table-cell>
          <table:table-cell office:value-type="float" office:value="0.43996593" calcext:value-type="float">
            <text:p>0.43996593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198.752462" calcext:value-type="float">
            <text:p>198.752462</text:p>
          </table:table-cell>
          <table:table-cell office:value-type="float" office:value="67.4718587" calcext:value-type="float">
            <text:p>67.4718587</text:p>
          </table:table-cell>
          <table:table-cell office:value-type="float" office:value="1.50782252" calcext:value-type="float">
            <text:p>1.50782252</text:p>
          </table:table-cell>
          <table:table-cell office:value-type="float" office:value="0.841998512" calcext:value-type="float">
            <text:p>0.841998512</text:p>
          </table:table-cell>
          <table:table-cell office:value-type="float" office:value="2.54115695" calcext:value-type="float">
            <text:p>2.54115695</text:p>
          </table:table-cell>
          <table:table-cell office:value-type="float" office:value="2.07484594" calcext:value-type="float">
            <text:p>2.07484594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198.598747" calcext:value-type="float">
            <text:p>198.598747</text:p>
          </table:table-cell>
          <table:table-cell office:value-type="float" office:value="67.5632928" calcext:value-type="float">
            <text:p>67.5632928</text:p>
          </table:table-cell>
          <table:table-cell office:value-type="float" office:value="1.50093652" calcext:value-type="float">
            <text:p>1.50093652</text:p>
          </table:table-cell>
          <table:table-cell office:value-type="float" office:value="0.868982492" calcext:value-type="float">
            <text:p>0.868982492</text:p>
          </table:table-cell>
          <table:table-cell office:value-type="float" office:value="0.75035132" calcext:value-type="float">
            <text:p>0.75035132</text:p>
          </table:table-cell>
          <table:table-cell office:value-type="float" office:value="0.61265928" calcext:value-type="float">
            <text:p>0.61265928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198.594618" calcext:value-type="float">
            <text:p>198.594618</text:p>
          </table:table-cell>
          <table:table-cell office:value-type="float" office:value="68.0434551" calcext:value-type="float">
            <text:p>68.0434551</text:p>
          </table:table-cell>
          <table:table-cell office:value-type="float" office:value="1.47485332" calcext:value-type="float">
            <text:p>1.47485332</text:p>
          </table:table-cell>
          <table:table-cell office:value-type="float" office:value="0.863007285" calcext:value-type="float">
            <text:p>0.863007285</text:p>
          </table:table-cell>
          <table:table-cell office:value-type="float" office:value="1.705734241" calcext:value-type="float">
            <text:p>1.705734241</text:p>
          </table:table-cell>
          <table:table-cell office:value-type="float" office:value="1.392726184" calcext:value-type="float">
            <text:p>1.392726184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198.163241" calcext:value-type="float">
            <text:p>198.163241</text:p>
          </table:table-cell>
          <table:table-cell office:value-type="float" office:value="68.1100849" calcext:value-type="float">
            <text:p>68.1100849</text:p>
          </table:table-cell>
          <table:table-cell office:value-type="float" office:value="1.48693016" calcext:value-type="float">
            <text:p>1.48693016</text:p>
          </table:table-cell>
          <table:table-cell office:value-type="float" office:value="0.867460962" calcext:value-type="float">
            <text:p>0.867460962</text:p>
          </table:table-cell>
          <table:table-cell office:value-type="float" office:value="0.87667664" calcext:value-type="float">
            <text:p>0.87667664</text:p>
          </table:table-cell>
          <table:table-cell office:value-type="float" office:value="0.71580348" calcext:value-type="float">
            <text:p>0.71580348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198.209327" calcext:value-type="float">
            <text:p>198.209327</text:p>
          </table:table-cell>
          <table:table-cell office:value-type="float" office:value="68.4694683" calcext:value-type="float">
            <text:p>68.4694683</text:p>
          </table:table-cell>
          <table:table-cell office:value-type="float" office:value="1.5128271" calcext:value-type="float">
            <text:p>1.5128271</text:p>
          </table:table-cell>
          <table:table-cell office:value-type="float" office:value="0.839035718" calcext:value-type="float">
            <text:p>0.839035718</text:p>
          </table:table-cell>
          <table:table-cell office:value-type="float" office:value="1.697246817" calcext:value-type="float">
            <text:p>1.697246817</text:p>
          </table:table-cell>
          <table:table-cell office:value-type="float" office:value="1.385796175" calcext:value-type="float">
            <text:p>1.385796175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197.971865" calcext:value-type="float">
            <text:p>197.971865</text:p>
          </table:table-cell>
          <table:table-cell office:value-type="float" office:value="68.5209693" calcext:value-type="float">
            <text:p>68.5209693</text:p>
          </table:table-cell>
          <table:table-cell office:value-type="float" office:value="1.5552671" calcext:value-type="float">
            <text:p>1.5552671</text:p>
          </table:table-cell>
          <table:table-cell office:value-type="float" office:value="0.838161962" calcext:value-type="float">
            <text:p>0.838161962</text:p>
          </table:table-cell>
          <table:table-cell office:value-type="float" office:value="0.40723961" calcext:value-type="float">
            <text:p>0.40723961</text:p>
          </table:table-cell>
          <table:table-cell office:value-type="float" office:value="0.33250975" calcext:value-type="float">
            <text:p>0.33250975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198.039116" calcext:value-type="float">
            <text:p>198.039116</text:p>
          </table:table-cell>
          <table:table-cell office:value-type="float" office:value="68.4181924" calcext:value-type="float">
            <text:p>68.4181924</text:p>
          </table:table-cell>
          <table:table-cell office:value-type="float" office:value="1.52469284" calcext:value-type="float">
            <text:p>1.52469284</text:p>
          </table:table-cell>
          <table:table-cell office:value-type="float" office:value="0.82303292" calcext:value-type="float">
            <text:p>0.82303292</text:p>
          </table:table-cell>
          <table:table-cell office:value-type="float" office:value="1.713661821" calcext:value-type="float">
            <text:p>1.713661821</text:p>
          </table:table-cell>
          <table:table-cell office:value-type="float" office:value="1.399199065" calcext:value-type="float">
            <text:p>1.399199065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97.90315" calcext:value-type="float">
            <text:p>197.90315</text:p>
          </table:table-cell>
          <table:table-cell office:value-type="float" office:value="68.3448459" calcext:value-type="float">
            <text:p>68.3448459</text:p>
          </table:table-cell>
          <table:table-cell office:value-type="float" office:value="1.51591131" calcext:value-type="float">
            <text:p>1.51591131</text:p>
          </table:table-cell>
          <table:table-cell office:value-type="float" office:value="0.817978605" calcext:value-type="float">
            <text:p>0.817978605</text:p>
          </table:table-cell>
          <table:table-cell office:value-type="float" office:value="0.193956044" calcext:value-type="float">
            <text:p>0.193956044</text:p>
          </table:table-cell>
          <table:table-cell office:value-type="float" office:value="0.158364439" calcext:value-type="float">
            <text:p>0.158364439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198.07917" calcext:value-type="float">
            <text:p>198.07917</text:p>
          </table:table-cell>
          <table:table-cell office:value-type="float" office:value="68.3658949" calcext:value-type="float">
            <text:p>68.3658949</text:p>
          </table:table-cell>
          <table:table-cell office:value-type="float" office:value="1.58877175" calcext:value-type="float">
            <text:p>1.58877175</text:p>
          </table:table-cell>
          <table:table-cell office:value-type="float" office:value="0.781422561" calcext:value-type="float">
            <text:p>0.781422561</text:p>
          </table:table-cell>
          <table:table-cell office:value-type="float" office:value="2.275301106" calcext:value-type="float">
            <text:p>2.275301106</text:p>
          </table:table-cell>
          <table:table-cell office:value-type="float" office:value="1.857775541" calcext:value-type="float">
            <text:p>1.857775541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198.034081" calcext:value-type="float">
            <text:p>198.034081</text:p>
          </table:table-cell>
          <table:table-cell office:value-type="float" office:value="68.2980425" calcext:value-type="float">
            <text:p>68.2980425</text:p>
          </table:table-cell>
          <table:table-cell office:value-type="float" office:value="1.63522901" calcext:value-type="float">
            <text:p>1.63522901</text:p>
          </table:table-cell>
          <table:table-cell office:value-type="float" office:value="0.773322766" calcext:value-type="float">
            <text:p>0.773322766</text:p>
          </table:table-cell>
          <table:table-cell office:value-type="float" office:value="0.17266791" calcext:value-type="float">
            <text:p>0.17266791</text:p>
          </table:table-cell>
          <table:table-cell office:value-type="float" office:value="0.14098275" calcext:value-type="float">
            <text:p>0.14098275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197.759054" calcext:value-type="float">
            <text:p>197.759054</text:p>
          </table:table-cell>
          <table:table-cell office:value-type="float" office:value="68.1651019" calcext:value-type="float">
            <text:p>68.1651019</text:p>
          </table:table-cell>
          <table:table-cell office:value-type="float" office:value="1.64170836" calcext:value-type="float">
            <text:p>1.64170836</text:p>
          </table:table-cell>
          <table:table-cell office:value-type="float" office:value="0.784163474" calcext:value-type="float">
            <text:p>0.784163474</text:p>
          </table:table-cell>
          <table:table-cell office:value-type="float" office:value="2.212510814" calcext:value-type="float">
            <text:p>2.212510814</text:p>
          </table:table-cell>
          <table:table-cell office:value-type="float" office:value="1.806507557" calcext:value-type="float">
            <text:p>1.806507557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197.671903" calcext:value-type="float">
            <text:p>197.671903</text:p>
          </table:table-cell>
          <table:table-cell office:value-type="float" office:value="68.0800631" calcext:value-type="float">
            <text:p>68.0800631</text:p>
          </table:table-cell>
          <table:table-cell office:value-type="float" office:value="1.65509744" calcext:value-type="float">
            <text:p>1.65509744</text:p>
          </table:table-cell>
          <table:table-cell office:value-type="float" office:value="0.785842504" calcext:value-type="float">
            <text:p>0.785842504</text:p>
          </table:table-cell>
          <table:table-cell office:value-type="float" office:value="0.2365168" calcext:value-type="float">
            <text:p>0.2365168</text:p>
          </table:table-cell>
          <table:table-cell office:value-type="float" office:value="0.19311515" calcext:value-type="float">
            <text:p>0.19311515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197.092932" calcext:value-type="float">
            <text:p>197.092932</text:p>
          </table:table-cell>
          <table:table-cell office:value-type="float" office:value="68.1473955" calcext:value-type="float">
            <text:p>68.1473955</text:p>
          </table:table-cell>
          <table:table-cell office:value-type="float" office:value="1.72405663" calcext:value-type="float">
            <text:p>1.72405663</text:p>
          </table:table-cell>
          <table:table-cell office:value-type="float" office:value="0.757845163" calcext:value-type="float">
            <text:p>0.757845163</text:p>
          </table:table-cell>
          <table:table-cell office:value-type="float" office:value="1.942231638" calcext:value-type="float">
            <text:p>1.942231638</text:p>
          </table:table-cell>
          <table:table-cell office:value-type="float" office:value="1.585825477" calcext:value-type="float">
            <text:p>1.585825477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196.859274" calcext:value-type="float">
            <text:p>196.859274</text:p>
          </table:table-cell>
          <table:table-cell office:value-type="float" office:value="67.9609661" calcext:value-type="float">
            <text:p>67.9609661</text:p>
          </table:table-cell>
          <table:table-cell office:value-type="float" office:value="1.72201164" calcext:value-type="float">
            <text:p>1.72201164</text:p>
          </table:table-cell>
          <table:table-cell office:value-type="float" office:value="0.760469046" calcext:value-type="float">
            <text:p>0.760469046</text:p>
          </table:table-cell>
          <table:table-cell office:value-type="float" office:value="0.42713205" calcext:value-type="float">
            <text:p>0.42713205</text:p>
          </table:table-cell>
          <table:table-cell office:value-type="float" office:value="0.348751862" calcext:value-type="float">
            <text:p>0.348751862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196.553877" calcext:value-type="float">
            <text:p>196.553877</text:p>
          </table:table-cell>
          <table:table-cell office:value-type="float" office:value="68.246762" calcext:value-type="float">
            <text:p>68.246762</text:p>
          </table:table-cell>
          <table:table-cell office:value-type="float" office:value="1.74418222" calcext:value-type="float">
            <text:p>1.74418222</text:p>
          </table:table-cell>
          <table:table-cell office:value-type="float" office:value="0.762255843" calcext:value-type="float">
            <text:p>0.762255843</text:p>
          </table:table-cell>
          <table:table-cell office:value-type="float" office:value="2.044278371" calcext:value-type="float">
            <text:p>2.044278371</text:p>
          </table:table-cell>
          <table:table-cell office:value-type="float" office:value="1.6691463" calcext:value-type="float">
            <text:p>1.6691463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196.545688" calcext:value-type="float">
            <text:p>196.545688</text:p>
          </table:table-cell>
          <table:table-cell office:value-type="float" office:value="68.2123975" calcext:value-type="float">
            <text:p>68.2123975</text:p>
          </table:table-cell>
          <table:table-cell office:value-type="float" office:value="1.74312818" calcext:value-type="float">
            <text:p>1.74312818</text:p>
          </table:table-cell>
          <table:table-cell office:value-type="float" office:value="0.765387034" calcext:value-type="float">
            <text:p>0.765387034</text:p>
          </table:table-cell>
          <table:table-cell office:value-type="float" office:value="0.5463828" calcext:value-type="float">
            <text:p>0.5463828</text:p>
          </table:table-cell>
          <table:table-cell office:value-type="float" office:value="0.44611969" calcext:value-type="float">
            <text:p>0.44611969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196.423316" calcext:value-type="float">
            <text:p>196.423316</text:p>
          </table:table-cell>
          <table:table-cell office:value-type="float" office:value="68.1756627" calcext:value-type="float">
            <text:p>68.1756627</text:p>
          </table:table-cell>
          <table:table-cell office:value-type="float" office:value="1.77830982" calcext:value-type="float">
            <text:p>1.77830982</text:p>
          </table:table-cell>
          <table:table-cell office:value-type="float" office:value="0.760217796" calcext:value-type="float">
            <text:p>0.760217796</text:p>
          </table:table-cell>
          <table:table-cell office:value-type="float" office:value="1.974245964" calcext:value-type="float">
            <text:p>1.974245964</text:p>
          </table:table-cell>
          <table:table-cell office:value-type="float" office:value="1.611965069" calcext:value-type="float">
            <text:p>1.611965069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96.520725" calcext:value-type="float">
            <text:p>196.520725</text:p>
          </table:table-cell>
          <table:table-cell office:value-type="float" office:value="68.306618" calcext:value-type="float">
            <text:p>68.306618</text:p>
          </table:table-cell>
          <table:table-cell office:value-type="float" office:value="1.78122754" calcext:value-type="float">
            <text:p>1.78122754</text:p>
          </table:table-cell>
          <table:table-cell office:value-type="float" office:value="0.762313469" calcext:value-type="float">
            <text:p>0.762313469</text:p>
          </table:table-cell>
          <table:table-cell office:value-type="float" office:value="0.77608573" calcext:value-type="float">
            <text:p>0.77608573</text:p>
          </table:table-cell>
          <table:table-cell office:value-type="float" office:value="0.63367134" calcext:value-type="float">
            <text:p>0.63367134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196.224791" calcext:value-type="float">
            <text:p>196.224791</text:p>
          </table:table-cell>
          <table:table-cell office:value-type="float" office:value="68.1138895" calcext:value-type="float">
            <text:p>68.1138895</text:p>
          </table:table-cell>
          <table:table-cell office:value-type="float" office:value="1.78986391" calcext:value-type="float">
            <text:p>1.78986391</text:p>
          </table:table-cell>
          <table:table-cell office:value-type="float" office:value="0.813881266" calcext:value-type="float">
            <text:p>0.813881266</text:p>
          </table:table-cell>
          <table:table-cell office:value-type="float" office:value="1.514705377" calcext:value-type="float">
            <text:p>1.514705377</text:p>
          </table:table-cell>
          <table:table-cell office:value-type="float" office:value="1.236751773" calcext:value-type="float">
            <text:p>1.236751773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195.760741" calcext:value-type="float">
            <text:p>195.760741</text:p>
          </table:table-cell>
          <table:table-cell office:value-type="float" office:value="68.4613927" calcext:value-type="float">
            <text:p>68.4613927</text:p>
          </table:table-cell>
          <table:table-cell office:value-type="float" office:value="1.78981475" calcext:value-type="float">
            <text:p>1.78981475</text:p>
          </table:table-cell>
          <table:table-cell office:value-type="float" office:value="0.81473257" calcext:value-type="float">
            <text:p>0.81473257</text:p>
          </table:table-cell>
          <table:table-cell office:value-type="float" office:value="1.67593862" calcext:value-type="float">
            <text:p>1.67593862</text:p>
          </table:table-cell>
          <table:table-cell office:value-type="float" office:value="1.36839817" calcext:value-type="float">
            <text:p>1.36839817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194.905605" calcext:value-type="float">
            <text:p>194.905605</text:p>
          </table:table-cell>
          <table:table-cell office:value-type="float" office:value="67.8955936" calcext:value-type="float">
            <text:p>67.8955936</text:p>
          </table:table-cell>
          <table:table-cell office:value-type="float" office:value="1.79494085" calcext:value-type="float">
            <text:p>1.79494085</text:p>
          </table:table-cell>
          <table:table-cell office:value-type="float" office:value="0.827305495" calcext:value-type="float">
            <text:p>0.827305495</text:p>
          </table:table-cell>
          <table:table-cell office:value-type="float" office:value="1.639500696" calcext:value-type="float">
            <text:p>1.639500696</text:p>
          </table:table-cell>
          <table:table-cell office:value-type="float" office:value="1.33864667" calcext:value-type="float">
            <text:p>1.33864667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194.799829" calcext:value-type="float">
            <text:p>194.799829</text:p>
          </table:table-cell>
          <table:table-cell office:value-type="float" office:value="68.4284959" calcext:value-type="float">
            <text:p>68.4284959</text:p>
          </table:table-cell>
          <table:table-cell office:value-type="float" office:value="1.789137" calcext:value-type="float">
            <text:p>1.789137</text:p>
          </table:table-cell>
          <table:table-cell office:value-type="float" office:value="0.831235901" calcext:value-type="float">
            <text:p>0.831235901</text:p>
          </table:table-cell>
          <table:table-cell office:value-type="float" office:value="1.35399374" calcext:value-type="float">
            <text:p>1.35399374</text:p>
          </table:table-cell>
          <table:table-cell office:value-type="float" office:value="1.10553124" calcext:value-type="float">
            <text:p>1.10553124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193.664002" calcext:value-type="float">
            <text:p>193.664002</text:p>
          </table:table-cell>
          <table:table-cell office:value-type="float" office:value="68.1953796" calcext:value-type="float">
            <text:p>68.1953796</text:p>
          </table:table-cell>
          <table:table-cell office:value-type="float" office:value="1.7292102" calcext:value-type="float">
            <text:p>1.7292102</text:p>
          </table:table-cell>
          <table:table-cell office:value-type="float" office:value="0.850817801" calcext:value-type="float">
            <text:p>0.850817801</text:p>
          </table:table-cell>
          <table:table-cell office:value-type="float" office:value="1.597770327" calcext:value-type="float">
            <text:p>1.597770327</text:p>
          </table:table-cell>
          <table:table-cell office:value-type="float" office:value="1.30457405" calcext:value-type="float">
            <text:p>1.30457405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193.751161" calcext:value-type="float">
            <text:p>193.751161</text:p>
          </table:table-cell>
          <table:table-cell office:value-type="float" office:value="68.8818709" calcext:value-type="float">
            <text:p>68.8818709</text:p>
          </table:table-cell>
          <table:table-cell office:value-type="float" office:value="1.71973668" calcext:value-type="float">
            <text:p>1.71973668</text:p>
          </table:table-cell>
          <table:table-cell office:value-type="float" office:value="0.866982607" calcext:value-type="float">
            <text:p>0.866982607</text:p>
          </table:table-cell>
          <table:table-cell office:value-type="float" office:value="1.00876913" calcext:value-type="float">
            <text:p>1.00876913</text:p>
          </table:table-cell>
          <table:table-cell office:value-type="float" office:value="0.82365653" calcext:value-type="float">
            <text:p>0.82365653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193.186952" calcext:value-type="float">
            <text:p>193.186952</text:p>
          </table:table-cell>
          <table:table-cell office:value-type="float" office:value="68.8715637" calcext:value-type="float">
            <text:p>68.8715637</text:p>
          </table:table-cell>
          <table:table-cell office:value-type="float" office:value="1.70063939" calcext:value-type="float">
            <text:p>1.70063939</text:p>
          </table:table-cell>
          <table:table-cell office:value-type="float" office:value="0.826388003" calcext:value-type="float">
            <text:p>0.826388003</text:p>
          </table:table-cell>
          <table:table-cell office:value-type="float" office:value="1.250971496" calcext:value-type="float">
            <text:p>1.250971496</text:p>
          </table:table-cell>
          <table:table-cell office:value-type="float" office:value="1.021413955" calcext:value-type="float">
            <text:p>1.021413955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193.042709" calcext:value-type="float">
            <text:p>193.042709</text:p>
          </table:table-cell>
          <table:table-cell office:value-type="float" office:value="69.1922372" calcext:value-type="float">
            <text:p>69.1922372</text:p>
          </table:table-cell>
          <table:table-cell office:value-type="float" office:value="1.68072502" calcext:value-type="float">
            <text:p>1.68072502</text:p>
          </table:table-cell>
          <table:table-cell office:value-type="float" office:value="0.847465499" calcext:value-type="float">
            <text:p>0.847465499</text:p>
          </table:table-cell>
          <table:table-cell office:value-type="float" office:value="0.69484567" calcext:value-type="float">
            <text:p>0.69484567</text:p>
          </table:table-cell>
          <table:table-cell office:value-type="float" office:value="0.567339096" calcext:value-type="float">
            <text:p>0.567339096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192.61606" calcext:value-type="float">
            <text:p>192.61606</text:p>
          </table:table-cell>
          <table:table-cell office:value-type="float" office:value="69.4423239" calcext:value-type="float">
            <text:p>69.4423239</text:p>
          </table:table-cell>
          <table:table-cell office:value-type="float" office:value="1.65921215" calcext:value-type="float">
            <text:p>1.65921215</text:p>
          </table:table-cell>
          <table:table-cell office:value-type="float" office:value="0.842276514" calcext:value-type="float">
            <text:p>0.842276514</text:p>
          </table:table-cell>
          <table:table-cell office:value-type="float" office:value="1.912916222" calcext:value-type="float">
            <text:p>1.912916222</text:p>
          </table:table-cell>
          <table:table-cell office:value-type="float" office:value="1.561889568" calcext:value-type="float">
            <text:p>1.561889568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92.752214" calcext:value-type="float">
            <text:p>192.752214</text:p>
          </table:table-cell>
          <table:table-cell office:value-type="float" office:value="69.3951263" calcext:value-type="float">
            <text:p>69.3951263</text:p>
          </table:table-cell>
          <table:table-cell office:value-type="float" office:value="1.63374484" calcext:value-type="float">
            <text:p>1.63374484</text:p>
          </table:table-cell>
          <table:table-cell office:value-type="float" office:value="0.861016918" calcext:value-type="float">
            <text:p>0.861016918</text:p>
          </table:table-cell>
          <table:table-cell office:value-type="float" office:value="0.37383148" calcext:value-type="float">
            <text:p>0.37383148</text:p>
          </table:table-cell>
          <table:table-cell office:value-type="float" office:value="0.30523212" calcext:value-type="float">
            <text:p>0.30523212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192.746864" calcext:value-type="float">
            <text:p>192.746864</text:p>
          </table:table-cell>
          <table:table-cell office:value-type="float" office:value="69.6051792" calcext:value-type="float">
            <text:p>69.6051792</text:p>
          </table:table-cell>
          <table:table-cell office:value-type="float" office:value="1.58600297" calcext:value-type="float">
            <text:p>1.58600297</text:p>
          </table:table-cell>
          <table:table-cell office:value-type="float" office:value="0.886189852" calcext:value-type="float">
            <text:p>0.886189852</text:p>
          </table:table-cell>
          <table:table-cell office:value-type="float" office:value="2.363809072" calcext:value-type="float">
            <text:p>2.363809072</text:p>
          </table:table-cell>
          <table:table-cell office:value-type="float" office:value="1.930042029" calcext:value-type="float">
            <text:p>1.930042029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192.859674" calcext:value-type="float">
            <text:p>192.859674</text:p>
          </table:table-cell>
          <table:table-cell office:value-type="float" office:value="69.6815822" calcext:value-type="float">
            <text:p>69.6815822</text:p>
          </table:table-cell>
          <table:table-cell office:value-type="float" office:value="1.59182024" calcext:value-type="float">
            <text:p>1.59182024</text:p>
          </table:table-cell>
          <table:table-cell office:value-type="float" office:value="0.889241186" calcext:value-type="float">
            <text:p>0.889241186</text:p>
          </table:table-cell>
          <table:table-cell office:value-type="float" office:value="0.353369896" calcext:value-type="float">
            <text:p>0.353369896</text:p>
          </table:table-cell>
          <table:table-cell office:value-type="float" office:value="0.288525297" calcext:value-type="float">
            <text:p>0.288525297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192.886885" calcext:value-type="float">
            <text:p>192.886885</text:p>
          </table:table-cell>
          <table:table-cell office:value-type="float" office:value="69.6638447" calcext:value-type="float">
            <text:p>69.6638447</text:p>
          </table:table-cell>
          <table:table-cell office:value-type="float" office:value="1.63477742" calcext:value-type="float">
            <text:p>1.63477742</text:p>
          </table:table-cell>
          <table:table-cell office:value-type="float" office:value="0.895230063" calcext:value-type="float">
            <text:p>0.895230063</text:p>
          </table:table-cell>
          <table:table-cell office:value-type="float" office:value="2.66232959" calcext:value-type="float">
            <text:p>2.66232959</text:p>
          </table:table-cell>
          <table:table-cell office:value-type="float" office:value="2.173782974" calcext:value-type="float">
            <text:p>2.173782974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192.981103" calcext:value-type="float">
            <text:p>192.981103</text:p>
          </table:table-cell>
          <table:table-cell office:value-type="float" office:value="69.7803087" calcext:value-type="float">
            <text:p>69.7803087</text:p>
          </table:table-cell>
          <table:table-cell office:value-type="float" office:value="1.60524144" calcext:value-type="float">
            <text:p>1.60524144</text:p>
          </table:table-cell>
          <table:table-cell office:value-type="float" office:value="0.876202633" calcext:value-type="float">
            <text:p>0.876202633</text:p>
          </table:table-cell>
          <table:table-cell office:value-type="float" office:value="0.35897735" calcext:value-type="float">
            <text:p>0.35897735</text:p>
          </table:table-cell>
          <table:table-cell office:value-type="float" office:value="0.29310377" calcext:value-type="float">
            <text:p>0.29310377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192.774548" calcext:value-type="float">
            <text:p>192.774548</text:p>
          </table:table-cell>
          <table:table-cell office:value-type="float" office:value="69.8225564" calcext:value-type="float">
            <text:p>69.8225564</text:p>
          </table:table-cell>
          <table:table-cell office:value-type="float" office:value="1.64953581" calcext:value-type="float">
            <text:p>1.64953581</text:p>
          </table:table-cell>
          <table:table-cell office:value-type="float" office:value="0.864961751" calcext:value-type="float">
            <text:p>0.864961751</text:p>
          </table:table-cell>
          <table:table-cell office:value-type="float" office:value="2.952869203" calcext:value-type="float">
            <text:p>2.952869203</text:p>
          </table:table-cell>
          <table:table-cell office:value-type="float" office:value="2.411007643" calcext:value-type="float">
            <text:p>2.411007643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192.543376" calcext:value-type="float">
            <text:p>192.543376</text:p>
          </table:table-cell>
          <table:table-cell office:value-type="float" office:value="69.9426483" calcext:value-type="float">
            <text:p>69.9426483</text:p>
          </table:table-cell>
          <table:table-cell office:value-type="float" office:value="1.63813121" calcext:value-type="float">
            <text:p>1.63813121</text:p>
          </table:table-cell>
          <table:table-cell office:value-type="float" office:value="0.897074121" calcext:value-type="float">
            <text:p>0.897074121</text:p>
          </table:table-cell>
          <table:table-cell office:value-type="float" office:value="0.43006371" calcext:value-type="float">
            <text:p>0.43006371</text:p>
          </table:table-cell>
          <table:table-cell office:value-type="float" office:value="0.351145574" calcext:value-type="float">
            <text:p>0.351145574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191.905481" calcext:value-type="float">
            <text:p>191.905481</text:p>
          </table:table-cell>
          <table:table-cell office:value-type="float" office:value="69.9923407" calcext:value-type="float">
            <text:p>69.9923407</text:p>
          </table:table-cell>
          <table:table-cell office:value-type="float" office:value="1.6325849" calcext:value-type="float">
            <text:p>1.6325849</text:p>
          </table:table-cell>
          <table:table-cell office:value-type="float" office:value="0.874735087" calcext:value-type="float">
            <text:p>0.874735087</text:p>
          </table:table-cell>
          <table:table-cell office:value-type="float" office:value="2.91236483" calcext:value-type="float">
            <text:p>2.91236483</text:p>
          </table:table-cell>
          <table:table-cell office:value-type="float" office:value="2.377935927" calcext:value-type="float">
            <text:p>2.377935927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191.458942" calcext:value-type="float">
            <text:p>191.458942</text:p>
          </table:table-cell>
          <table:table-cell office:value-type="float" office:value="70.2047723" calcext:value-type="float">
            <text:p>70.2047723</text:p>
          </table:table-cell>
          <table:table-cell office:value-type="float" office:value="1.66156866" calcext:value-type="float">
            <text:p>1.66156866</text:p>
          </table:table-cell>
          <table:table-cell office:value-type="float" office:value="0.840234474" calcext:value-type="float">
            <text:p>0.840234474</text:p>
          </table:table-cell>
          <table:table-cell office:value-type="float" office:value="0.59763504" calcext:value-type="float">
            <text:p>0.59763504</text:p>
          </table:table-cell>
          <table:table-cell office:value-type="float" office:value="0.487966954" calcext:value-type="float">
            <text:p>0.487966954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190.448194" calcext:value-type="float">
            <text:p>190.448194</text:p>
          </table:table-cell>
          <table:table-cell office:value-type="float" office:value="69.7096329" calcext:value-type="float">
            <text:p>69.7096329</text:p>
          </table:table-cell>
          <table:table-cell office:value-type="float" office:value="1.61634916" calcext:value-type="float">
            <text:p>1.61634916</text:p>
          </table:table-cell>
          <table:table-cell office:value-type="float" office:value="0.805945541" calcext:value-type="float">
            <text:p>0.805945541</text:p>
          </table:table-cell>
          <table:table-cell office:value-type="float" office:value="2.49113363" calcext:value-type="float">
            <text:p>2.49113363</text:p>
          </table:table-cell>
          <table:table-cell office:value-type="float" office:value="2.03400215" calcext:value-type="float">
            <text:p>2.03400215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90.065899" calcext:value-type="float">
            <text:p>190.065899</text:p>
          </table:table-cell>
          <table:table-cell office:value-type="float" office:value="69.9943749" calcext:value-type="float">
            <text:p>69.9943749</text:p>
          </table:table-cell>
          <table:table-cell office:value-type="float" office:value="1.56688448" calcext:value-type="float">
            <text:p>1.56688448</text:p>
          </table:table-cell>
          <table:table-cell office:value-type="float" office:value="0.807674684" calcext:value-type="float">
            <text:p>0.807674684</text:p>
          </table:table-cell>
          <table:table-cell office:value-type="float" office:value="0.68444388" calcext:value-type="float">
            <text:p>0.68444388</text:p>
          </table:table-cell>
          <table:table-cell office:value-type="float" office:value="0.5588461" calcext:value-type="float">
            <text:p>0.5588461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189.021762" calcext:value-type="float">
            <text:p>189.021762</text:p>
          </table:table-cell>
          <table:table-cell office:value-type="float" office:value="69.6415207" calcext:value-type="float">
            <text:p>69.6415207</text:p>
          </table:table-cell>
          <table:table-cell office:value-type="float" office:value="1.58459739" calcext:value-type="float">
            <text:p>1.58459739</text:p>
          </table:table-cell>
          <table:table-cell office:value-type="float" office:value="0.812550118" calcext:value-type="float">
            <text:p>0.812550118</text:p>
          </table:table-cell>
          <table:table-cell office:value-type="float" office:value="1.977855424" calcext:value-type="float">
            <text:p>1.977855424</text:p>
          </table:table-cell>
          <table:table-cell office:value-type="float" office:value="1.61491221" calcext:value-type="float">
            <text:p>1.61491221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188.561435" calcext:value-type="float">
            <text:p>188.561435</text:p>
          </table:table-cell>
          <table:table-cell office:value-type="float" office:value="69.8816267" calcext:value-type="float">
            <text:p>69.8816267</text:p>
          </table:table-cell>
          <table:table-cell office:value-type="float" office:value="1.62713845" calcext:value-type="float">
            <text:p>1.62713845</text:p>
          </table:table-cell>
          <table:table-cell office:value-type="float" office:value="0.837113408" calcext:value-type="float">
            <text:p>0.837113408</text:p>
          </table:table-cell>
          <table:table-cell office:value-type="float" office:value="0.88276782" calcext:value-type="float">
            <text:p>0.88276782</text:p>
          </table:table-cell>
          <table:table-cell office:value-type="float" office:value="0.72077691" calcext:value-type="float">
            <text:p>0.72077691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187.432474" calcext:value-type="float">
            <text:p>187.432474</text:p>
          </table:table-cell>
          <table:table-cell office:value-type="float" office:value="69.2579281" calcext:value-type="float">
            <text:p>69.2579281</text:p>
          </table:table-cell>
          <table:table-cell office:value-type="float" office:value="1.62863377" calcext:value-type="float">
            <text:p>1.62863377</text:p>
          </table:table-cell>
          <table:table-cell office:value-type="float" office:value="0.837949558" calcext:value-type="float">
            <text:p>0.837949558</text:p>
          </table:table-cell>
          <table:table-cell office:value-type="float" office:value="1.989294535" calcext:value-type="float">
            <text:p>1.989294535</text:p>
          </table:table-cell>
          <table:table-cell office:value-type="float" office:value="1.62425211" calcext:value-type="float">
            <text:p>1.62425211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187.221933" calcext:value-type="float">
            <text:p>187.221933</text:p>
          </table:table-cell>
          <table:table-cell office:value-type="float" office:value="69.5693104" calcext:value-type="float">
            <text:p>69.5693104</text:p>
          </table:table-cell>
          <table:table-cell office:value-type="float" office:value="1.64192079" calcext:value-type="float">
            <text:p>1.64192079</text:p>
          </table:table-cell>
          <table:table-cell office:value-type="float" office:value="0.848290338" calcext:value-type="float">
            <text:p>0.848290338</text:p>
          </table:table-cell>
          <table:table-cell office:value-type="float" office:value="1.07307459" calcext:value-type="float">
            <text:p>1.07307459</text:p>
          </table:table-cell>
          <table:table-cell office:value-type="float" office:value="0.87616174" calcext:value-type="float">
            <text:p>0.87616174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87.243596" calcext:value-type="float">
            <text:p>187.243596</text:p>
          </table:table-cell>
          <table:table-cell office:value-type="float" office:value="69.461313" calcext:value-type="float">
            <text:p>69.461313</text:p>
          </table:table-cell>
          <table:table-cell office:value-type="float" office:value="1.65210652" calcext:value-type="float">
            <text:p>1.65210652</text:p>
          </table:table-cell>
          <table:table-cell office:value-type="float" office:value="0.81690305" calcext:value-type="float">
            <text:p>0.81690305</text:p>
          </table:table-cell>
          <table:table-cell office:value-type="float" office:value="1.306998385" calcext:value-type="float">
            <text:p>1.306998385</text:p>
          </table:table-cell>
          <table:table-cell office:value-type="float" office:value="1.067159714" calcext:value-type="float">
            <text:p>1.067159714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186.950263" calcext:value-type="float">
            <text:p>186.950263</text:p>
          </table:table-cell>
          <table:table-cell office:value-type="float" office:value="69.2293023" calcext:value-type="float">
            <text:p>69.2293023</text:p>
          </table:table-cell>
          <table:table-cell office:value-type="float" office:value="1.67017858" calcext:value-type="float">
            <text:p>1.67017858</text:p>
          </table:table-cell>
          <table:table-cell office:value-type="float" office:value="0.83438456" calcext:value-type="float">
            <text:p>0.83438456</text:p>
          </table:table-cell>
          <table:table-cell office:value-type="float" office:value="0.88969279" calcext:value-type="float">
            <text:p>0.88969279</text:p>
          </table:table-cell>
          <table:table-cell office:value-type="float" office:value="0.72643112" calcext:value-type="float">
            <text:p>0.72643112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187.545015" calcext:value-type="float">
            <text:p>187.545015</text:p>
          </table:table-cell>
          <table:table-cell office:value-type="float" office:value="69.3507732" calcext:value-type="float">
            <text:p>69.3507732</text:p>
          </table:table-cell>
          <table:table-cell office:value-type="float" office:value="1.62162301" calcext:value-type="float">
            <text:p>1.62162301</text:p>
          </table:table-cell>
          <table:table-cell office:value-type="float" office:value="0.881297889" calcext:value-type="float">
            <text:p>0.881297889</text:p>
          </table:table-cell>
          <table:table-cell office:value-type="float" office:value="1.166249125" calcext:value-type="float">
            <text:p>1.166249125</text:p>
          </table:table-cell>
          <table:table-cell office:value-type="float" office:value="0.952238405" calcext:value-type="float">
            <text:p>0.952238405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187.31854" calcext:value-type="float">
            <text:p>187.31854</text:p>
          </table:table-cell>
          <table:table-cell office:value-type="float" office:value="69.0510166" calcext:value-type="float">
            <text:p>69.0510166</text:p>
          </table:table-cell>
          <table:table-cell office:value-type="float" office:value="1.61555188" calcext:value-type="float">
            <text:p>1.61555188</text:p>
          </table:table-cell>
          <table:table-cell office:value-type="float" office:value="0.862260966" calcext:value-type="float">
            <text:p>0.862260966</text:p>
          </table:table-cell>
          <table:table-cell office:value-type="float" office:value="0.83754861" calcext:value-type="float">
            <text:p>0.83754861</text:p>
          </table:table-cell>
          <table:table-cell office:value-type="float" office:value="0.683855595" calcext:value-type="float">
            <text:p>0.683855595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188.309123" calcext:value-type="float">
            <text:p>188.309123</text:p>
          </table:table-cell>
          <table:table-cell office:value-type="float" office:value="68.6632677" calcext:value-type="float">
            <text:p>68.6632677</text:p>
          </table:table-cell>
          <table:table-cell office:value-type="float" office:value="1.71975439" calcext:value-type="float">
            <text:p>1.71975439</text:p>
          </table:table-cell>
          <table:table-cell office:value-type="float" office:value="0.844054864" calcext:value-type="float">
            <text:p>0.844054864</text:p>
          </table:table-cell>
          <table:table-cell office:value-type="float" office:value="1.577914243" calcext:value-type="float">
            <text:p>1.577914243</text:p>
          </table:table-cell>
          <table:table-cell office:value-type="float" office:value="1.28836157" calcext:value-type="float">
            <text:p>1.28836157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88.01426" calcext:value-type="float">
            <text:p>188.01426</text:p>
          </table:table-cell>
          <table:table-cell office:value-type="float" office:value="68.5173037" calcext:value-type="float">
            <text:p>68.5173037</text:p>
          </table:table-cell>
          <table:table-cell office:value-type="float" office:value="1.70301255" calcext:value-type="float">
            <text:p>1.70301255</text:p>
          </table:table-cell>
          <table:table-cell office:value-type="float" office:value="0.847068342" calcext:value-type="float">
            <text:p>0.847068342</text:p>
          </table:table-cell>
          <table:table-cell office:value-type="float" office:value="0.631309036" calcext:value-type="float">
            <text:p>0.631309036</text:p>
          </table:table-cell>
          <table:table-cell office:value-type="float" office:value="0.515461665" calcext:value-type="float">
            <text:p>0.515461665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188.755783" calcext:value-type="float">
            <text:p>188.755783</text:p>
          </table:table-cell>
          <table:table-cell office:value-type="float" office:value="67.7387807" calcext:value-type="float">
            <text:p>67.7387807</text:p>
          </table:table-cell>
          <table:table-cell office:value-type="float" office:value="1.72169088" calcext:value-type="float">
            <text:p>1.72169088</text:p>
          </table:table-cell>
          <table:table-cell office:value-type="float" office:value="0.843067157" calcext:value-type="float">
            <text:p>0.843067157</text:p>
          </table:table-cell>
          <table:table-cell office:value-type="float" office:value="1.884731396" calcext:value-type="float">
            <text:p>1.884731396</text:p>
          </table:table-cell>
          <table:table-cell office:value-type="float" office:value="1.53887676" calcext:value-type="float">
            <text:p>1.53887676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188.492146" calcext:value-type="float">
            <text:p>188.492146</text:p>
          </table:table-cell>
          <table:table-cell office:value-type="float" office:value="67.7381111" calcext:value-type="float">
            <text:p>67.7381111</text:p>
          </table:table-cell>
          <table:table-cell office:value-type="float" office:value="1.72655246" calcext:value-type="float">
            <text:p>1.72655246</text:p>
          </table:table-cell>
          <table:table-cell office:value-type="float" office:value="0.849275969" calcext:value-type="float">
            <text:p>0.849275969</text:p>
          </table:table-cell>
          <table:table-cell office:value-type="float" office:value="0.845091796" calcext:value-type="float">
            <text:p>0.845091796</text:p>
          </table:table-cell>
          <table:table-cell office:value-type="float" office:value="0.690014563" calcext:value-type="float">
            <text:p>0.690014563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189.020546" calcext:value-type="float">
            <text:p>189.020546</text:p>
          </table:table-cell>
          <table:table-cell office:value-type="float" office:value="67.0265693" calcext:value-type="float">
            <text:p>67.0265693</text:p>
          </table:table-cell>
          <table:table-cell office:value-type="float" office:value="1.69226845" calcext:value-type="float">
            <text:p>1.69226845</text:p>
          </table:table-cell>
          <table:table-cell office:value-type="float" office:value="0.868673174" calcext:value-type="float">
            <text:p>0.868673174</text:p>
          </table:table-cell>
          <table:table-cell office:value-type="float" office:value="2.088473427" calcext:value-type="float">
            <text:p>2.088473427</text:p>
          </table:table-cell>
          <table:table-cell office:value-type="float" office:value="1.70523138" calcext:value-type="float">
            <text:p>1.70523138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188.595226" calcext:value-type="float">
            <text:p>188.595226</text:p>
          </table:table-cell>
          <table:table-cell office:value-type="float" office:value="67.1245105" calcext:value-type="float">
            <text:p>67.1245105</text:p>
          </table:table-cell>
          <table:table-cell office:value-type="float" office:value="1.69827784" calcext:value-type="float">
            <text:p>1.69827784</text:p>
          </table:table-cell>
          <table:table-cell office:value-type="float" office:value="0.869335845" calcext:value-type="float">
            <text:p>0.869335845</text:p>
          </table:table-cell>
          <table:table-cell office:value-type="float" office:value="0.92967873" calcext:value-type="float">
            <text:p>0.92967873</text:p>
          </table:table-cell>
          <table:table-cell office:value-type="float" office:value="0.75907951" calcext:value-type="float">
            <text:p>0.75907951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188.709796" calcext:value-type="float">
            <text:p>188.709796</text:p>
          </table:table-cell>
          <table:table-cell office:value-type="float" office:value="66.6733786" calcext:value-type="float">
            <text:p>66.6733786</text:p>
          </table:table-cell>
          <table:table-cell office:value-type="float" office:value="1.72406294" calcext:value-type="float">
            <text:p>1.72406294</text:p>
          </table:table-cell>
          <table:table-cell office:value-type="float" office:value="0.822425385" calcext:value-type="float">
            <text:p>0.822425385</text:p>
          </table:table-cell>
          <table:table-cell office:value-type="float" office:value="2.39186323" calcext:value-type="float">
            <text:p>2.39186323</text:p>
          </table:table-cell>
          <table:table-cell office:value-type="float" office:value="1.952948174" calcext:value-type="float">
            <text:p>1.952948174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188.434043" calcext:value-type="float">
            <text:p>188.434043</text:p>
          </table:table-cell>
          <table:table-cell office:value-type="float" office:value="66.907263" calcext:value-type="float">
            <text:p>66.907263</text:p>
          </table:table-cell>
          <table:table-cell office:value-type="float" office:value="1.76982241" calcext:value-type="float">
            <text:p>1.76982241</text:p>
          </table:table-cell>
          <table:table-cell office:value-type="float" office:value="0.809847027" calcext:value-type="float">
            <text:p>0.809847027</text:p>
          </table:table-cell>
          <table:table-cell office:value-type="float" office:value="0.89738052" calcext:value-type="float">
            <text:p>0.89738052</text:p>
          </table:table-cell>
          <table:table-cell office:value-type="float" office:value="0.73270811" calcext:value-type="float">
            <text:p>0.73270811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187.988824" calcext:value-type="float">
            <text:p>187.988824</text:p>
          </table:table-cell>
          <table:table-cell office:value-type="float" office:value="66.4345863" calcext:value-type="float">
            <text:p>66.4345863</text:p>
          </table:table-cell>
          <table:table-cell office:value-type="float" office:value="1.78336589" calcext:value-type="float">
            <text:p>1.78336589</text:p>
          </table:table-cell>
          <table:table-cell office:value-type="float" office:value="0.815813349" calcext:value-type="float">
            <text:p>0.815813349</text:p>
          </table:table-cell>
          <table:table-cell office:value-type="float" office:value="2.4395865" calcext:value-type="float">
            <text:p>2.4395865</text:p>
          </table:table-cell>
          <table:table-cell office:value-type="float" office:value="1.991914034" calcext:value-type="float">
            <text:p>1.991914034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187.594089" calcext:value-type="float">
            <text:p>187.594089</text:p>
          </table:table-cell>
          <table:table-cell office:value-type="float" office:value="66.4716307" calcext:value-type="float">
            <text:p>66.4716307</text:p>
          </table:table-cell>
          <table:table-cell office:value-type="float" office:value="1.79312747" calcext:value-type="float">
            <text:p>1.79312747</text:p>
          </table:table-cell>
          <table:table-cell office:value-type="float" office:value="0.821357476" calcext:value-type="float">
            <text:p>0.821357476</text:p>
          </table:table-cell>
          <table:table-cell office:value-type="float" office:value="0.788852566" calcext:value-type="float">
            <text:p>0.788852566</text:p>
          </table:table-cell>
          <table:table-cell office:value-type="float" office:value="0.64409543" calcext:value-type="float">
            <text:p>0.64409543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187.386463" calcext:value-type="float">
            <text:p>187.386463</text:p>
          </table:table-cell>
          <table:table-cell office:value-type="float" office:value="65.9440994" calcext:value-type="float">
            <text:p>65.9440994</text:p>
          </table:table-cell>
          <table:table-cell office:value-type="float" office:value="1.74206192" calcext:value-type="float">
            <text:p>1.74206192</text:p>
          </table:table-cell>
          <table:table-cell office:value-type="float" office:value="0.849844121" calcext:value-type="float">
            <text:p>0.849844121</text:p>
          </table:table-cell>
          <table:table-cell office:value-type="float" office:value="2.105110875" calcext:value-type="float">
            <text:p>2.105110875</text:p>
          </table:table-cell>
          <table:table-cell office:value-type="float" office:value="1.71881588" calcext:value-type="float">
            <text:p>1.71881588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86.476285" calcext:value-type="float">
            <text:p>186.476285</text:p>
          </table:table-cell>
          <table:table-cell office:value-type="float" office:value="66.1201515" calcext:value-type="float">
            <text:p>66.1201515</text:p>
          </table:table-cell>
          <table:table-cell office:value-type="float" office:value="1.70715099" calcext:value-type="float">
            <text:p>1.70715099</text:p>
          </table:table-cell>
          <table:table-cell office:value-type="float" office:value="0.846303055" calcext:value-type="float">
            <text:p>0.846303055</text:p>
          </table:table-cell>
          <table:table-cell office:value-type="float" office:value="1.08673766" calcext:value-type="float">
            <text:p>1.08673766</text:p>
          </table:table-cell>
          <table:table-cell office:value-type="float" office:value="0.88731758" calcext:value-type="float">
            <text:p>0.88731758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186.363819" calcext:value-type="float">
            <text:p>186.363819</text:p>
          </table:table-cell>
          <table:table-cell office:value-type="float" office:value="65.8743964" calcext:value-type="float">
            <text:p>65.8743964</text:p>
          </table:table-cell>
          <table:table-cell office:value-type="float" office:value="1.65542009" calcext:value-type="float">
            <text:p>1.65542009</text:p>
          </table:table-cell>
          <table:table-cell office:value-type="float" office:value="0.816617447" calcext:value-type="float">
            <text:p>0.816617447</text:p>
          </table:table-cell>
          <table:table-cell office:value-type="float" office:value="1.9413754" calcext:value-type="float">
            <text:p>1.9413754</text:p>
          </table:table-cell>
          <table:table-cell office:value-type="float" office:value="1.585126396" calcext:value-type="float">
            <text:p>1.585126396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185.737469" calcext:value-type="float">
            <text:p>185.737469</text:p>
          </table:table-cell>
          <table:table-cell office:value-type="float" office:value="65.3069375" calcext:value-type="float">
            <text:p>65.3069375</text:p>
          </table:table-cell>
          <table:table-cell office:value-type="float" office:value="1.72258773" calcext:value-type="float">
            <text:p>1.72258773</text:p>
          </table:table-cell>
          <table:table-cell office:value-type="float" office:value="0.824891944" calcext:value-type="float">
            <text:p>0.824891944</text:p>
          </table:table-cell>
          <table:table-cell office:value-type="float" office:value="1.06944433" calcext:value-type="float">
            <text:p>1.06944433</text:p>
          </table:table-cell>
          <table:table-cell office:value-type="float" office:value="0.87319764" calcext:value-type="float">
            <text:p>0.87319764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185.007915" calcext:value-type="float">
            <text:p>185.007915</text:p>
          </table:table-cell>
          <table:table-cell office:value-type="float" office:value="64.7433792" calcext:value-type="float">
            <text:p>64.7433792</text:p>
          </table:table-cell>
          <table:table-cell office:value-type="float" office:value="1.69802455" calcext:value-type="float">
            <text:p>1.69802455</text:p>
          </table:table-cell>
          <table:table-cell office:value-type="float" office:value="0.825892482" calcext:value-type="float">
            <text:p>0.825892482</text:p>
          </table:table-cell>
          <table:table-cell office:value-type="float" office:value="1.70859346" calcext:value-type="float">
            <text:p>1.70859346</text:p>
          </table:table-cell>
          <table:table-cell office:value-type="float" office:value="1.395060727" calcext:value-type="float">
            <text:p>1.395060727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184.297266" calcext:value-type="float">
            <text:p>184.297266</text:p>
          </table:table-cell>
          <table:table-cell office:value-type="float" office:value="63.9663449" calcext:value-type="float">
            <text:p>63.9663449</text:p>
          </table:table-cell>
          <table:table-cell office:value-type="float" office:value="1.67159008" calcext:value-type="float">
            <text:p>1.67159008</text:p>
          </table:table-cell>
          <table:table-cell office:value-type="float" office:value="0.789606926" calcext:value-type="float">
            <text:p>0.789606926</text:p>
          </table:table-cell>
          <table:table-cell office:value-type="float" office:value="1.63556364" calcext:value-type="float">
            <text:p>1.63556364</text:p>
          </table:table-cell>
          <table:table-cell office:value-type="float" office:value="1.33543214" calcext:value-type="float">
            <text:p>1.33543214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183.944163" calcext:value-type="float">
            <text:p>183.944163</text:p>
          </table:table-cell>
          <table:table-cell office:value-type="float" office:value="64.002959" calcext:value-type="float">
            <text:p>64.002959</text:p>
          </table:table-cell>
          <table:table-cell office:value-type="float" office:value="1.66502076" calcext:value-type="float">
            <text:p>1.66502076</text:p>
          </table:table-cell>
          <table:table-cell office:value-type="float" office:value="0.765239744" calcext:value-type="float">
            <text:p>0.765239744</text:p>
          </table:table-cell>
          <table:table-cell office:value-type="float" office:value="1.141734004" calcext:value-type="float">
            <text:p>1.141734004</text:p>
          </table:table-cell>
          <table:table-cell office:value-type="float" office:value="0.932221896" calcext:value-type="float">
            <text:p>0.932221896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183.247615" calcext:value-type="float">
            <text:p>183.247615</text:p>
          </table:table-cell>
          <table:table-cell office:value-type="float" office:value="63.0348093" calcext:value-type="float">
            <text:p>63.0348093</text:p>
          </table:table-cell>
          <table:table-cell office:value-type="float" office:value="1.70382797" calcext:value-type="float">
            <text:p>1.70382797</text:p>
          </table:table-cell>
          <table:table-cell office:value-type="float" office:value="0.775336109" calcext:value-type="float">
            <text:p>0.775336109</text:p>
          </table:table-cell>
          <table:table-cell office:value-type="float" office:value="1.4004088" calcext:value-type="float">
            <text:p>1.4004088</text:p>
          </table:table-cell>
          <table:table-cell office:value-type="float" office:value="1.14342899" calcext:value-type="float">
            <text:p>1.14342899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82.821609" calcext:value-type="float">
            <text:p>182.821609</text:p>
          </table:table-cell>
          <table:table-cell office:value-type="float" office:value="63.2447958" calcext:value-type="float">
            <text:p>63.2447958</text:p>
          </table:table-cell>
          <table:table-cell office:value-type="float" office:value="1.739701776" calcext:value-type="float">
            <text:p>1.739701776</text:p>
          </table:table-cell>
          <table:table-cell office:value-type="float" office:value="0.82509131" calcext:value-type="float">
            <text:p>0.82509131</text:p>
          </table:table-cell>
          <table:table-cell office:value-type="float" office:value="1.037193564" calcext:value-type="float">
            <text:p>1.037193564</text:p>
          </table:table-cell>
          <table:table-cell office:value-type="float" office:value="0.846864985" calcext:value-type="float">
            <text:p>0.846864985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182.557953" calcext:value-type="float">
            <text:p>182.557953</text:p>
          </table:table-cell>
          <table:table-cell office:value-type="float" office:value="62.3533854" calcext:value-type="float">
            <text:p>62.3533854</text:p>
          </table:table-cell>
          <table:table-cell office:value-type="float" office:value="1.74696668" calcext:value-type="float">
            <text:p>1.74696668</text:p>
          </table:table-cell>
          <table:table-cell office:value-type="float" office:value="0.820230102" calcext:value-type="float">
            <text:p>0.820230102</text:p>
          </table:table-cell>
          <table:table-cell office:value-type="float" office:value="1.40807825" calcext:value-type="float">
            <text:p>1.40807825</text:p>
          </table:table-cell>
          <table:table-cell office:value-type="float" office:value="1.14969109" calcext:value-type="float">
            <text:p>1.14969109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182.618852" calcext:value-type="float">
            <text:p>182.618852</text:p>
          </table:table-cell>
          <table:table-cell office:value-type="float" office:value="62.6010076" calcext:value-type="float">
            <text:p>62.6010076</text:p>
          </table:table-cell>
          <table:table-cell office:value-type="float" office:value="1.73228387" calcext:value-type="float">
            <text:p>1.73228387</text:p>
          </table:table-cell>
          <table:table-cell office:value-type="float" office:value="0.841958362" calcext:value-type="float">
            <text:p>0.841958362</text:p>
          </table:table-cell>
          <table:table-cell office:value-type="float" office:value="0.85593385" calcext:value-type="float">
            <text:p>0.85593385</text:p>
          </table:table-cell>
          <table:table-cell office:value-type="float" office:value="0.698867057" calcext:value-type="float">
            <text:p>0.698867057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82.741942" calcext:value-type="float">
            <text:p>182.741942</text:p>
          </table:table-cell>
          <table:table-cell office:value-type="float" office:value="61.9641811" calcext:value-type="float">
            <text:p>61.9641811</text:p>
          </table:table-cell>
          <table:table-cell office:value-type="float" office:value="1.72890838" calcext:value-type="float">
            <text:p>1.72890838</text:p>
          </table:table-cell>
          <table:table-cell office:value-type="float" office:value="0.859329531" calcext:value-type="float">
            <text:p>0.859329531</text:p>
          </table:table-cell>
          <table:table-cell office:value-type="float" office:value="1.1096366" calcext:value-type="float">
            <text:p>1.1096366</text:p>
          </table:table-cell>
          <table:table-cell office:value-type="float" office:value="0.906014474" calcext:value-type="float">
            <text:p>0.906014474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183.118058" calcext:value-type="float">
            <text:p>183.118058</text:p>
          </table:table-cell>
          <table:table-cell office:value-type="float" office:value="62.1724229" calcext:value-type="float">
            <text:p>62.1724229</text:p>
          </table:table-cell>
          <table:table-cell office:value-type="float" office:value="1.74008924" calcext:value-type="float">
            <text:p>1.74008924</text:p>
          </table:table-cell>
          <table:table-cell office:value-type="float" office:value="0.873351827" calcext:value-type="float">
            <text:p>0.873351827</text:p>
          </table:table-cell>
          <table:table-cell office:value-type="float" office:value="0.753872515" calcext:value-type="float">
            <text:p>0.753872515</text:p>
          </table:table-cell>
          <table:table-cell office:value-type="float" office:value="0.615534325" calcext:value-type="float">
            <text:p>0.615534325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182.927379" calcext:value-type="float">
            <text:p>182.927379</text:p>
          </table:table-cell>
          <table:table-cell office:value-type="float" office:value="61.6318592" calcext:value-type="float">
            <text:p>61.6318592</text:p>
          </table:table-cell>
          <table:table-cell office:value-type="float" office:value="1.74029627" calcext:value-type="float">
            <text:p>1.74029627</text:p>
          </table:table-cell>
          <table:table-cell office:value-type="float" office:value="0.85528479" calcext:value-type="float">
            <text:p>0.85528479</text:p>
          </table:table-cell>
          <table:table-cell office:value-type="float" office:value="1.257048966" calcext:value-type="float">
            <text:p>1.257048966</text:p>
          </table:table-cell>
          <table:table-cell office:value-type="float" office:value="1.0263762" calcext:value-type="float">
            <text:p>1.0263762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183.391636" calcext:value-type="float">
            <text:p>183.391636</text:p>
          </table:table-cell>
          <table:table-cell office:value-type="float" office:value="62.0694101" calcext:value-type="float">
            <text:p>62.0694101</text:p>
          </table:table-cell>
          <table:table-cell office:value-type="float" office:value="1.72886702" calcext:value-type="float">
            <text:p>1.72886702</text:p>
          </table:table-cell>
          <table:table-cell office:value-type="float" office:value="0.869423931" calcext:value-type="float">
            <text:p>0.869423931</text:p>
          </table:table-cell>
          <table:table-cell office:value-type="float" office:value="1.262974488" calcext:value-type="float">
            <text:p>1.262974488</text:p>
          </table:table-cell>
          <table:table-cell office:value-type="float" office:value="1.031214342" calcext:value-type="float">
            <text:p>1.031214342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183.2497675" calcext:value-type="float">
            <text:p>183.2497675</text:p>
          </table:table-cell>
          <table:table-cell office:value-type="float" office:value="61.8110432" calcext:value-type="float">
            <text:p>61.8110432</text:p>
          </table:table-cell>
          <table:table-cell office:value-type="float" office:value="1.72844649" calcext:value-type="float">
            <text:p>1.72844649</text:p>
          </table:table-cell>
          <table:table-cell office:value-type="float" office:value="0.872898884" calcext:value-type="float">
            <text:p>0.872898884</text:p>
          </table:table-cell>
          <table:table-cell office:value-type="float" office:value="0.903566201" calcext:value-type="float">
            <text:p>0.903566201</text:p>
          </table:table-cell>
          <table:table-cell office:value-type="float" office:value="0.737758724" calcext:value-type="float">
            <text:p>0.737758724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183.4907945" calcext:value-type="float">
            <text:p>183.4907945</text:p>
          </table:table-cell>
          <table:table-cell office:value-type="float" office:value="62.4688517" calcext:value-type="float">
            <text:p>62.4688517</text:p>
          </table:table-cell>
          <table:table-cell office:value-type="float" office:value="1.79202198" calcext:value-type="float">
            <text:p>1.79202198</text:p>
          </table:table-cell>
          <table:table-cell office:value-type="float" office:value="0.899440134" calcext:value-type="float">
            <text:p>0.899440134</text:p>
          </table:table-cell>
          <table:table-cell office:value-type="float" office:value="1.744383352" calcext:value-type="float">
            <text:p>1.744383352</text:p>
          </table:table-cell>
          <table:table-cell office:value-type="float" office:value="1.424283069" calcext:value-type="float">
            <text:p>1.424283069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183.398694" calcext:value-type="float">
            <text:p>183.398694</text:p>
          </table:table-cell>
          <table:table-cell office:value-type="float" office:value="62.3408539" calcext:value-type="float">
            <text:p>62.3408539</text:p>
          </table:table-cell>
          <table:table-cell office:value-type="float" office:value="1.80094111" calcext:value-type="float">
            <text:p>1.80094111</text:p>
          </table:table-cell>
          <table:table-cell office:value-type="float" office:value="0.902624518" calcext:value-type="float">
            <text:p>0.902624518</text:p>
          </table:table-cell>
          <table:table-cell office:value-type="float" office:value="0.920470507" calcext:value-type="float">
            <text:p>0.920470507</text:p>
          </table:table-cell>
          <table:table-cell office:value-type="float" office:value="0.751561035" calcext:value-type="float">
            <text:p>0.751561035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182.864689" calcext:value-type="float">
            <text:p>182.864689</text:p>
          </table:table-cell>
          <table:table-cell office:value-type="float" office:value="63.0135075" calcext:value-type="float">
            <text:p>63.0135075</text:p>
          </table:table-cell>
          <table:table-cell office:value-type="float" office:value="1.82696594" calcext:value-type="float">
            <text:p>1.82696594</text:p>
          </table:table-cell>
          <table:table-cell office:value-type="float" office:value="0.896177648" calcext:value-type="float">
            <text:p>0.896177648</text:p>
          </table:table-cell>
          <table:table-cell office:value-type="float" office:value="2.063189573" calcext:value-type="float">
            <text:p>2.063189573</text:p>
          </table:table-cell>
          <table:table-cell office:value-type="float" office:value="1.684587266" calcext:value-type="float">
            <text:p>1.684587266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182.722313" calcext:value-type="float">
            <text:p>182.722313</text:p>
          </table:table-cell>
          <table:table-cell office:value-type="float" office:value="62.9412713" calcext:value-type="float">
            <text:p>62.9412713</text:p>
          </table:table-cell>
          <table:table-cell office:value-type="float" office:value="1.83791897" calcext:value-type="float">
            <text:p>1.83791897</text:p>
          </table:table-cell>
          <table:table-cell office:value-type="float" office:value="0.898285826" calcext:value-type="float">
            <text:p>0.898285826</text:p>
          </table:table-cell>
          <table:table-cell office:value-type="float" office:value="1.040436212" calcext:value-type="float">
            <text:p>1.040436212</text:p>
          </table:table-cell>
          <table:table-cell office:value-type="float" office:value="0.849512624" calcext:value-type="float">
            <text:p>0.849512624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181.756007" calcext:value-type="float">
            <text:p>181.756007</text:p>
          </table:table-cell>
          <table:table-cell office:value-type="float" office:value="62.8453726" calcext:value-type="float">
            <text:p>62.8453726</text:p>
          </table:table-cell>
          <table:table-cell office:value-type="float" office:value="1.84346453" calcext:value-type="float">
            <text:p>1.84346453</text:p>
          </table:table-cell>
          <table:table-cell office:value-type="float" office:value="0.878999644" calcext:value-type="float">
            <text:p>0.878999644</text:p>
          </table:table-cell>
          <table:table-cell office:value-type="float" office:value="1.29179126" calcext:value-type="float">
            <text:p>1.29179126</text:p>
          </table:table-cell>
          <table:table-cell office:value-type="float" office:value="1.054743121" calcext:value-type="float">
            <text:p>1.054743121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81.215341" calcext:value-type="float">
            <text:p>181.215341</text:p>
          </table:table-cell>
          <table:table-cell office:value-type="float" office:value="62.8815286" calcext:value-type="float">
            <text:p>62.8815286</text:p>
          </table:table-cell>
          <table:table-cell office:value-type="float" office:value="1.82938635" calcext:value-type="float">
            <text:p>1.82938635</text:p>
          </table:table-cell>
          <table:table-cell office:value-type="float" office:value="0.89888519" calcext:value-type="float">
            <text:p>0.89888519</text:p>
          </table:table-cell>
          <table:table-cell office:value-type="float" office:value="1.251029664" calcext:value-type="float">
            <text:p>1.251029664</text:p>
          </table:table-cell>
          <table:table-cell office:value-type="float" office:value="1.021461372" calcext:value-type="float">
            <text:p>1.021461372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179.869531" calcext:value-type="float">
            <text:p>179.869531</text:p>
          </table:table-cell>
          <table:table-cell office:value-type="float" office:value="62.4307108" calcext:value-type="float">
            <text:p>62.4307108</text:p>
          </table:table-cell>
          <table:table-cell office:value-type="float" office:value="1.83163014" calcext:value-type="float">
            <text:p>1.83163014</text:p>
          </table:table-cell>
          <table:table-cell office:value-type="float" office:value="0.854738896" calcext:value-type="float">
            <text:p>0.854738896</text:p>
          </table:table-cell>
          <table:table-cell office:value-type="float" office:value="1.367550566" calcext:value-type="float">
            <text:p>1.367550566</text:p>
          </table:table-cell>
          <table:table-cell office:value-type="float" office:value="1.116600373" calcext:value-type="float">
            <text:p>1.116600373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179.344227" calcext:value-type="float">
            <text:p>179.344227</text:p>
          </table:table-cell>
          <table:table-cell office:value-type="float" office:value="62.5190988" calcext:value-type="float">
            <text:p>62.5190988</text:p>
          </table:table-cell>
          <table:table-cell office:value-type="float" office:value="1.85469951" calcext:value-type="float">
            <text:p>1.85469951</text:p>
          </table:table-cell>
          <table:table-cell office:value-type="float" office:value="0.846864414" calcext:value-type="float">
            <text:p>0.846864414</text:p>
          </table:table-cell>
          <table:table-cell office:value-type="float" office:value="1.35856459" calcext:value-type="float">
            <text:p>1.35856459</text:p>
          </table:table-cell>
          <table:table-cell office:value-type="float" office:value="1.109263418" calcext:value-type="float">
            <text:p>1.109263418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178.430003" calcext:value-type="float">
            <text:p>178.430003</text:p>
          </table:table-cell>
          <table:table-cell office:value-type="float" office:value="62.2303266" calcext:value-type="float">
            <text:p>62.2303266</text:p>
          </table:table-cell>
          <table:table-cell office:value-type="float" office:value="1.86245247" calcext:value-type="float">
            <text:p>1.86245247</text:p>
          </table:table-cell>
          <table:table-cell office:value-type="float" office:value="0.852724375" calcext:value-type="float">
            <text:p>0.852724375</text:p>
          </table:table-cell>
          <table:table-cell office:value-type="float" office:value="1.484278286" calcext:value-type="float">
            <text:p>1.484278286</text:p>
          </table:table-cell>
          <table:table-cell office:value-type="float" office:value="1.211908157" calcext:value-type="float">
            <text:p>1.211908157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178.031473" calcext:value-type="float">
            <text:p>178.031473</text:p>
          </table:table-cell>
          <table:table-cell office:value-type="float" office:value="62.1082089" calcext:value-type="float">
            <text:p>62.1082089</text:p>
          </table:table-cell>
          <table:table-cell office:value-type="float" office:value="1.84740258" calcext:value-type="float">
            <text:p>1.84740258</text:p>
          </table:table-cell>
          <table:table-cell office:value-type="float" office:value="0.847892555" calcext:value-type="float">
            <text:p>0.847892555</text:p>
          </table:table-cell>
          <table:table-cell office:value-type="float" office:value="0.947000067" calcext:value-type="float">
            <text:p>0.947000067</text:p>
          </table:table-cell>
          <table:table-cell office:value-type="float" office:value="0.77322233" calcext:value-type="float">
            <text:p>0.77322233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178.089845" calcext:value-type="float">
            <text:p>178.089845</text:p>
          </table:table-cell>
          <table:table-cell office:value-type="float" office:value="61.8572005" calcext:value-type="float">
            <text:p>61.8572005</text:p>
          </table:table-cell>
          <table:table-cell office:value-type="float" office:value="1.88679647" calcext:value-type="float">
            <text:p>1.88679647</text:p>
          </table:table-cell>
          <table:table-cell office:value-type="float" office:value="0.811683942" calcext:value-type="float">
            <text:p>0.811683942</text:p>
          </table:table-cell>
          <table:table-cell office:value-type="float" office:value="1.632272467" calcext:value-type="float">
            <text:p>1.632272467</text:p>
          </table:table-cell>
          <table:table-cell office:value-type="float" office:value="1.332744877" calcext:value-type="float">
            <text:p>1.332744877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178.014946" calcext:value-type="float">
            <text:p>178.014946</text:p>
          </table:table-cell>
          <table:table-cell office:value-type="float" office:value="61.7444671" calcext:value-type="float">
            <text:p>61.7444671</text:p>
          </table:table-cell>
          <table:table-cell office:value-type="float" office:value="1.91493163" calcext:value-type="float">
            <text:p>1.91493163</text:p>
          </table:table-cell>
          <table:table-cell office:value-type="float" office:value="0.801409662" calcext:value-type="float">
            <text:p>0.801409662</text:p>
          </table:table-cell>
          <table:table-cell office:value-type="float" office:value="1.05428303" calcext:value-type="float">
            <text:p>1.05428303</text:p>
          </table:table-cell>
          <table:table-cell office:value-type="float" office:value="0.860818522" calcext:value-type="float">
            <text:p>0.860818522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178.4828176" calcext:value-type="float">
            <text:p>178.4828176</text:p>
          </table:table-cell>
          <table:table-cell office:value-type="float" office:value="61.524531" calcext:value-type="float">
            <text:p>61.524531</text:p>
          </table:table-cell>
          <table:table-cell office:value-type="float" office:value="1.9244372" calcext:value-type="float">
            <text:p>1.9244372</text:p>
          </table:table-cell>
          <table:table-cell office:value-type="float" office:value="0.78802159" calcext:value-type="float">
            <text:p>0.78802159</text:p>
          </table:table-cell>
          <table:table-cell office:value-type="float" office:value="1.500730017" calcext:value-type="float">
            <text:p>1.500730017</text:p>
          </table:table-cell>
          <table:table-cell office:value-type="float" office:value="1.2253409" calcext:value-type="float">
            <text:p>1.2253409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178.8935606" calcext:value-type="float">
            <text:p>178.8935606</text:p>
          </table:table-cell>
          <table:table-cell office:value-type="float" office:value="61.4693954" calcext:value-type="float">
            <text:p>61.4693954</text:p>
          </table:table-cell>
          <table:table-cell office:value-type="float" office:value="1.86975262" calcext:value-type="float">
            <text:p>1.86975262</text:p>
          </table:table-cell>
          <table:table-cell office:value-type="float" office:value="0.784961219" calcext:value-type="float">
            <text:p>0.784961219</text:p>
          </table:table-cell>
          <table:table-cell office:value-type="float" office:value="0.71332826" calcext:value-type="float">
            <text:p>0.71332826</text:p>
          </table:table-cell>
          <table:table-cell office:value-type="float" office:value="0.5824301" calcext:value-type="float">
            <text:p>0.5824301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179.5334824" calcext:value-type="float">
            <text:p>179.5334824</text:p>
          </table:table-cell>
          <table:table-cell office:value-type="float" office:value="61.065624" calcext:value-type="float">
            <text:p>61.065624</text:p>
          </table:table-cell>
          <table:table-cell office:value-type="float" office:value="1.85219588" calcext:value-type="float">
            <text:p>1.85219588</text:p>
          </table:table-cell>
          <table:table-cell office:value-type="float" office:value="0.728968959" calcext:value-type="float">
            <text:p>0.728968959</text:p>
          </table:table-cell>
          <table:table-cell office:value-type="float" office:value="1.634586913" calcext:value-type="float">
            <text:p>1.634586913</text:p>
          </table:table-cell>
          <table:table-cell office:value-type="float" office:value="1.33463465" calcext:value-type="float">
            <text:p>1.33463465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80.2343104" calcext:value-type="float">
            <text:p>180.2343104</text:p>
          </table:table-cell>
          <table:table-cell office:value-type="float" office:value="60.9795827" calcext:value-type="float">
            <text:p>60.9795827</text:p>
          </table:table-cell>
          <table:table-cell office:value-type="float" office:value="1.80836819" calcext:value-type="float">
            <text:p>1.80836819</text:p>
          </table:table-cell>
          <table:table-cell office:value-type="float" office:value="0.710713389" calcext:value-type="float">
            <text:p>0.710713389</text:p>
          </table:table-cell>
          <table:table-cell office:value-type="float" office:value="0.7362239" calcext:value-type="float">
            <text:p>0.7362239</text:p>
          </table:table-cell>
          <table:table-cell office:value-type="float" office:value="0.6011243" calcext:value-type="float">
            <text:p>0.6011243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180.932744" calcext:value-type="float">
            <text:p>180.932744</text:p>
          </table:table-cell>
          <table:table-cell office:value-type="float" office:value="60.7076948" calcext:value-type="float">
            <text:p>60.7076948</text:p>
          </table:table-cell>
          <table:table-cell office:value-type="float" office:value="1.80228034" calcext:value-type="float">
            <text:p>1.80228034</text:p>
          </table:table-cell>
          <table:table-cell office:value-type="float" office:value="0.744511681" calcext:value-type="float">
            <text:p>0.744511681</text:p>
          </table:table-cell>
          <table:table-cell office:value-type="float" office:value="1.599957833" calcext:value-type="float">
            <text:p>1.599957833</text:p>
          </table:table-cell>
          <table:table-cell office:value-type="float" office:value="1.306360102" calcext:value-type="float">
            <text:p>1.306360102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181.387942" calcext:value-type="float">
            <text:p>181.387942</text:p>
          </table:table-cell>
          <table:table-cell office:value-type="float" office:value="60.5788407" calcext:value-type="float">
            <text:p>60.5788407</text:p>
          </table:table-cell>
          <table:table-cell office:value-type="float" office:value="1.81790752" calcext:value-type="float">
            <text:p>1.81790752</text:p>
          </table:table-cell>
          <table:table-cell office:value-type="float" office:value="0.770522155" calcext:value-type="float">
            <text:p>0.770522155</text:p>
          </table:table-cell>
          <table:table-cell office:value-type="float" office:value="0.50658742" calcext:value-type="float">
            <text:p>0.50658742</text:p>
          </table:table-cell>
          <table:table-cell office:value-type="float" office:value="0.41362689" calcext:value-type="float">
            <text:p>0.41362689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181.549807" calcext:value-type="float">
            <text:p>181.549807</text:p>
          </table:table-cell>
          <table:table-cell office:value-type="float" office:value="60.5754516" calcext:value-type="float">
            <text:p>60.5754516</text:p>
          </table:table-cell>
          <table:table-cell office:value-type="float" office:value="1.79093998" calcext:value-type="float">
            <text:p>1.79093998</text:p>
          </table:table-cell>
          <table:table-cell office:value-type="float" office:value="0.810499881" calcext:value-type="float">
            <text:p>0.810499881</text:p>
          </table:table-cell>
          <table:table-cell office:value-type="float" office:value="1.590663686" calcext:value-type="float">
            <text:p>1.590663686</text:p>
          </table:table-cell>
          <table:table-cell office:value-type="float" office:value="1.298771468" calcext:value-type="float">
            <text:p>1.298771468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181.740128" calcext:value-type="float">
            <text:p>181.740128</text:p>
          </table:table-cell>
          <table:table-cell office:value-type="float" office:value="60.2513924" calcext:value-type="float">
            <text:p>60.2513924</text:p>
          </table:table-cell>
          <table:table-cell office:value-type="float" office:value="1.77630343" calcext:value-type="float">
            <text:p>1.77630343</text:p>
          </table:table-cell>
          <table:table-cell office:value-type="float" office:value="0.834294201" calcext:value-type="float">
            <text:p>0.834294201</text:p>
          </table:table-cell>
          <table:table-cell office:value-type="float" office:value="0.56344749" calcext:value-type="float">
            <text:p>0.56344749</text:p>
          </table:table-cell>
          <table:table-cell office:value-type="float" office:value="0.460052931" calcext:value-type="float">
            <text:p>0.460052931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182.462452" calcext:value-type="float">
            <text:p>182.462452</text:p>
          </table:table-cell>
          <table:table-cell office:value-type="float" office:value="60.5407991" calcext:value-type="float">
            <text:p>60.5407991</text:p>
          </table:table-cell>
          <table:table-cell office:value-type="float" office:value="1.73072505" calcext:value-type="float">
            <text:p>1.73072505</text:p>
          </table:table-cell>
          <table:table-cell office:value-type="float" office:value="0.848048756" calcext:value-type="float">
            <text:p>0.848048756</text:p>
          </table:table-cell>
          <table:table-cell office:value-type="float" office:value="1.68263992" calcext:value-type="float">
            <text:p>1.68263992</text:p>
          </table:table-cell>
          <table:table-cell office:value-type="float" office:value="1.373869722" calcext:value-type="float">
            <text:p>1.373869722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182.617082" calcext:value-type="float">
            <text:p>182.617082</text:p>
          </table:table-cell>
          <table:table-cell office:value-type="float" office:value="60.1996168" calcext:value-type="float">
            <text:p>60.1996168</text:p>
          </table:table-cell>
          <table:table-cell office:value-type="float" office:value="1.75108992" calcext:value-type="float">
            <text:p>1.75108992</text:p>
          </table:table-cell>
          <table:table-cell office:value-type="float" office:value="0.839022909" calcext:value-type="float">
            <text:p>0.839022909</text:p>
          </table:table-cell>
          <table:table-cell office:value-type="float" office:value="0.677383312" calcext:value-type="float">
            <text:p>0.677383312</text:p>
          </table:table-cell>
          <table:table-cell office:value-type="float" office:value="0.553081129" calcext:value-type="float">
            <text:p>0.553081129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183.0443075" calcext:value-type="float">
            <text:p>183.0443075</text:p>
          </table:table-cell>
          <table:table-cell office:value-type="float" office:value="60.3729516" calcext:value-type="float">
            <text:p>60.3729516</text:p>
          </table:table-cell>
          <table:table-cell office:value-type="float" office:value="1.71873246" calcext:value-type="float">
            <text:p>1.71873246</text:p>
          </table:table-cell>
          <table:table-cell office:value-type="float" office:value="0.779496447" calcext:value-type="float">
            <text:p>0.779496447</text:p>
          </table:table-cell>
          <table:table-cell office:value-type="float" office:value="2.08182861" calcext:value-type="float">
            <text:p>2.08182861</text:p>
          </table:table-cell>
          <table:table-cell office:value-type="float" office:value="1.699805943" calcext:value-type="float">
            <text:p>1.699805943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183.3228285" calcext:value-type="float">
            <text:p>183.3228285</text:p>
          </table:table-cell>
          <table:table-cell office:value-type="float" office:value="60.0466721" calcext:value-type="float">
            <text:p>60.0466721</text:p>
          </table:table-cell>
          <table:table-cell office:value-type="float" office:value="1.72540459" calcext:value-type="float">
            <text:p>1.72540459</text:p>
          </table:table-cell>
          <table:table-cell office:value-type="float" office:value="0.778227127" calcext:value-type="float">
            <text:p>0.778227127</text:p>
          </table:table-cell>
          <table:table-cell office:value-type="float" office:value="0.550886364" calcext:value-type="float">
            <text:p>0.550886364</text:p>
          </table:table-cell>
          <table:table-cell office:value-type="float" office:value="0.449796812" calcext:value-type="float">
            <text:p>0.449796812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183.927704" calcext:value-type="float">
            <text:p>183.927704</text:p>
          </table:table-cell>
          <table:table-cell office:value-type="float" office:value="60.3301484" calcext:value-type="float">
            <text:p>60.3301484</text:p>
          </table:table-cell>
          <table:table-cell office:value-type="float" office:value="1.6995037" calcext:value-type="float">
            <text:p>1.6995037</text:p>
          </table:table-cell>
          <table:table-cell office:value-type="float" office:value="0.740903512" calcext:value-type="float">
            <text:p>0.740903512</text:p>
          </table:table-cell>
          <table:table-cell office:value-type="float" office:value="1.986958409" calcext:value-type="float">
            <text:p>1.986958409</text:p>
          </table:table-cell>
          <table:table-cell office:value-type="float" office:value="1.622344711" calcext:value-type="float">
            <text:p>1.62234471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84.230275" calcext:value-type="float">
            <text:p>184.230275</text:p>
          </table:table-cell>
          <table:table-cell office:value-type="float" office:value="59.8830262" calcext:value-type="float">
            <text:p>59.8830262</text:p>
          </table:table-cell>
          <table:table-cell office:value-type="float" office:value="1.69998073" calcext:value-type="float">
            <text:p>1.69998073</text:p>
          </table:table-cell>
          <table:table-cell office:value-type="float" office:value="0.747883446" calcext:value-type="float">
            <text:p>0.747883446</text:p>
          </table:table-cell>
          <table:table-cell office:value-type="float" office:value="0.85727904" calcext:value-type="float">
            <text:p>0.85727904</text:p>
          </table:table-cell>
          <table:table-cell office:value-type="float" office:value="0.69996543" calcext:value-type="float">
            <text:p>0.69996543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184.7098534" calcext:value-type="float">
            <text:p>184.7098534</text:p>
          </table:table-cell>
          <table:table-cell office:value-type="float" office:value="60.0124786" calcext:value-type="float">
            <text:p>60.0124786</text:p>
          </table:table-cell>
          <table:table-cell office:value-type="float" office:value="1.68800436" calcext:value-type="float">
            <text:p>1.68800436</text:p>
          </table:table-cell>
          <table:table-cell office:value-type="float" office:value="0.739570793" calcext:value-type="float">
            <text:p>0.739570793</text:p>
          </table:table-cell>
          <table:table-cell office:value-type="float" office:value="2.167266382" calcext:value-type="float">
            <text:p>2.167266382</text:p>
          </table:table-cell>
          <table:table-cell office:value-type="float" office:value="1.76956562" calcext:value-type="float">
            <text:p>1.76956562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84.6279134" calcext:value-type="float">
            <text:p>184.6279134</text:p>
          </table:table-cell>
          <table:table-cell office:value-type="float" office:value="59.5757645" calcext:value-type="float">
            <text:p>59.5757645</text:p>
          </table:table-cell>
          <table:table-cell office:value-type="float" office:value="1.68773261" calcext:value-type="float">
            <text:p>1.68773261</text:p>
          </table:table-cell>
          <table:table-cell office:value-type="float" office:value="0.750173397" calcext:value-type="float">
            <text:p>0.750173397</text:p>
          </table:table-cell>
          <table:table-cell office:value-type="float" office:value="1.084435764" calcext:value-type="float">
            <text:p>1.084435764</text:p>
          </table:table-cell>
          <table:table-cell office:value-type="float" office:value="0.885438096" calcext:value-type="float">
            <text:p>0.885438096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185.0627244" calcext:value-type="float">
            <text:p>185.0627244</text:p>
          </table:table-cell>
          <table:table-cell office:value-type="float" office:value="59.9666686" calcext:value-type="float">
            <text:p>59.9666686</text:p>
          </table:table-cell>
          <table:table-cell office:value-type="float" office:value="1.67764593" calcext:value-type="float">
            <text:p>1.67764593</text:p>
          </table:table-cell>
          <table:table-cell office:value-type="float" office:value="0.772149699" calcext:value-type="float">
            <text:p>0.772149699</text:p>
          </table:table-cell>
          <table:table-cell office:value-type="float" office:value="1.86839297" calcext:value-type="float">
            <text:p>1.86839297</text:p>
          </table:table-cell>
          <table:table-cell office:value-type="float" office:value="1.5255365" calcext:value-type="float">
            <text:p>1.5255365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184.7737874" calcext:value-type="float">
            <text:p>184.7737874</text:p>
          </table:table-cell>
          <table:table-cell office:value-type="float" office:value="59.532248" calcext:value-type="float">
            <text:p>59.532248</text:p>
          </table:table-cell>
          <table:table-cell office:value-type="float" office:value="1.68726955" calcext:value-type="float">
            <text:p>1.68726955</text:p>
          </table:table-cell>
          <table:table-cell office:value-type="float" office:value="0.766275603" calcext:value-type="float">
            <text:p>0.766275603</text:p>
          </table:table-cell>
          <table:table-cell office:value-type="float" office:value="1.13514935" calcext:value-type="float">
            <text:p>1.13514935</text:p>
          </table:table-cell>
          <table:table-cell office:value-type="float" office:value="0.92684556" calcext:value-type="float">
            <text:p>0.92684556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186.0637384" calcext:value-type="float">
            <text:p>186.0637384</text:p>
          </table:table-cell>
          <table:table-cell office:value-type="float" office:value="59.8769696" calcext:value-type="float">
            <text:p>59.8769696</text:p>
          </table:table-cell>
          <table:table-cell office:value-type="float" office:value="1.65640185" calcext:value-type="float">
            <text:p>1.65640185</text:p>
          </table:table-cell>
          <table:table-cell office:value-type="float" office:value="0.824924053" calcext:value-type="float">
            <text:p>0.824924053</text:p>
          </table:table-cell>
          <table:table-cell office:value-type="float" office:value="2.026097463" calcext:value-type="float">
            <text:p>2.026097463</text:p>
          </table:table-cell>
          <table:table-cell office:value-type="float" office:value="1.654301696" calcext:value-type="float">
            <text:p>1.654301696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185.4107934" calcext:value-type="float">
            <text:p>185.4107934</text:p>
          </table:table-cell>
          <table:table-cell office:value-type="float" office:value="59.5880583" calcext:value-type="float">
            <text:p>59.5880583</text:p>
          </table:table-cell>
          <table:table-cell office:value-type="float" office:value="1.64385116" calcext:value-type="float">
            <text:p>1.64385116</text:p>
          </table:table-cell>
          <table:table-cell office:value-type="float" office:value="0.830703507" calcext:value-type="float">
            <text:p>0.830703507</text:p>
          </table:table-cell>
          <table:table-cell office:value-type="float" office:value="1.33446411" calcext:value-type="float">
            <text:p>1.33446411</text:p>
          </table:table-cell>
          <table:table-cell office:value-type="float" office:value="1.089585387" calcext:value-type="float">
            <text:p>1.089585387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187.0340274" calcext:value-type="float">
            <text:p>187.0340274</text:p>
          </table:table-cell>
          <table:table-cell office:value-type="float" office:value="59.9620144" calcext:value-type="float">
            <text:p>59.9620144</text:p>
          </table:table-cell>
          <table:table-cell office:value-type="float" office:value="1.67671978" calcext:value-type="float">
            <text:p>1.67671978</text:p>
          </table:table-cell>
          <table:table-cell office:value-type="float" office:value="0.79304876" calcext:value-type="float">
            <text:p>0.79304876</text:p>
          </table:table-cell>
          <table:table-cell office:value-type="float" office:value="1.857686066" calcext:value-type="float">
            <text:p>1.857686066</text:p>
          </table:table-cell>
          <table:table-cell office:value-type="float" office:value="1.516794334" calcext:value-type="float">
            <text:p>1.516794334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186.885032" calcext:value-type="float">
            <text:p>186.885032</text:p>
          </table:table-cell>
          <table:table-cell office:value-type="float" office:value="60.2392588" calcext:value-type="float">
            <text:p>60.2392588</text:p>
          </table:table-cell>
          <table:table-cell office:value-type="float" office:value="1.66379252" calcext:value-type="float">
            <text:p>1.66379252</text:p>
          </table:table-cell>
          <table:table-cell office:value-type="float" office:value="0.789265837" calcext:value-type="float">
            <text:p>0.789265837</text:p>
          </table:table-cell>
          <table:table-cell office:value-type="float" office:value="1.72107623" calcext:value-type="float">
            <text:p>1.72107623</text:p>
          </table:table-cell>
          <table:table-cell office:value-type="float" office:value="1.40525289" calcext:value-type="float">
            <text:p>1.40525289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186.899872" calcext:value-type="float">
            <text:p>186.899872</text:p>
          </table:table-cell>
          <table:table-cell office:value-type="float" office:value="60.0018899" calcext:value-type="float">
            <text:p>60.0018899</text:p>
          </table:table-cell>
          <table:table-cell office:value-type="float" office:value="1.66524549" calcext:value-type="float">
            <text:p>1.66524549</text:p>
          </table:table-cell>
          <table:table-cell office:value-type="float" office:value="0.799137653" calcext:value-type="float">
            <text:p>0.799137653</text:p>
          </table:table-cell>
          <table:table-cell office:value-type="float" office:value="1.777845103" calcext:value-type="float">
            <text:p>1.777845103</text:p>
          </table:table-cell>
          <table:table-cell office:value-type="float" office:value="1.451604385" calcext:value-type="float">
            <text:p>1.451604385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87.211361" calcext:value-type="float">
            <text:p>187.211361</text:p>
          </table:table-cell>
          <table:table-cell office:value-type="float" office:value="60.3905862" calcext:value-type="float">
            <text:p>60.3905862</text:p>
          </table:table-cell>
          <table:table-cell office:value-type="float" office:value="1.69108642" calcext:value-type="float">
            <text:p>1.69108642</text:p>
          </table:table-cell>
          <table:table-cell office:value-type="float" office:value="0.790370071" calcext:value-type="float">
            <text:p>0.790370071</text:p>
          </table:table-cell>
          <table:table-cell office:value-type="float" office:value="1.10439276" calcext:value-type="float">
            <text:p>1.10439276</text:p>
          </table:table-cell>
          <table:table-cell office:value-type="float" office:value="0.90173292" calcext:value-type="float">
            <text:p>0.90173292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187.821087" calcext:value-type="float">
            <text:p>187.821087</text:p>
          </table:table-cell>
          <table:table-cell office:value-type="float" office:value="60.4618527" calcext:value-type="float">
            <text:p>60.4618527</text:p>
          </table:table-cell>
          <table:table-cell office:value-type="float" office:value="1.68720479" calcext:value-type="float">
            <text:p>1.68720479</text:p>
          </table:table-cell>
          <table:table-cell office:value-type="float" office:value="0.794765007" calcext:value-type="float">
            <text:p>0.794765007</text:p>
          </table:table-cell>
          <table:table-cell office:value-type="float" office:value="1.585166566" calcext:value-type="float">
            <text:p>1.585166566</text:p>
          </table:table-cell>
          <table:table-cell office:value-type="float" office:value="1.294283103" calcext:value-type="float">
            <text:p>1.294283103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87.851492" calcext:value-type="float">
            <text:p>187.851492</text:p>
          </table:table-cell>
          <table:table-cell office:value-type="float" office:value="60.6523146" calcext:value-type="float">
            <text:p>60.6523146</text:p>
          </table:table-cell>
          <table:table-cell office:value-type="float" office:value="1.66850268" calcext:value-type="float">
            <text:p>1.66850268</text:p>
          </table:table-cell>
          <table:table-cell office:value-type="float" office:value="0.81748749" calcext:value-type="float">
            <text:p>0.81748749</text:p>
          </table:table-cell>
          <table:table-cell office:value-type="float" office:value="1.26211892" calcext:value-type="float">
            <text:p>1.26211892</text:p>
          </table:table-cell>
          <table:table-cell office:value-type="float" office:value="1.03051577" calcext:value-type="float">
            <text:p>1.03051577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188.215859" calcext:value-type="float">
            <text:p>188.215859</text:p>
          </table:table-cell>
          <table:table-cell office:value-type="float" office:value="60.5723938" calcext:value-type="float">
            <text:p>60.5723938</text:p>
          </table:table-cell>
          <table:table-cell office:value-type="float" office:value="1.66509551" calcext:value-type="float">
            <text:p>1.66509551</text:p>
          </table:table-cell>
          <table:table-cell office:value-type="float" office:value="0.856720811" calcext:value-type="float">
            <text:p>0.856720811</text:p>
          </table:table-cell>
          <table:table-cell office:value-type="float" office:value="1.358541973" calcext:value-type="float">
            <text:p>1.358541973</text:p>
          </table:table-cell>
          <table:table-cell office:value-type="float" office:value="1.10924483" calcext:value-type="float">
            <text:p>1.10924483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188.124773" calcext:value-type="float">
            <text:p>188.124773</text:p>
          </table:table-cell>
          <table:table-cell office:value-type="float" office:value="60.6777665" calcext:value-type="float">
            <text:p>60.6777665</text:p>
          </table:table-cell>
          <table:table-cell office:value-type="float" office:value="1.68315487" calcext:value-type="float">
            <text:p>1.68315487</text:p>
          </table:table-cell>
          <table:table-cell office:value-type="float" office:value="0.850932651" calcext:value-type="float">
            <text:p>0.850932651</text:p>
          </table:table-cell>
          <table:table-cell office:value-type="float" office:value="0.93110483" calcext:value-type="float">
            <text:p>0.93110483</text:p>
          </table:table-cell>
          <table:table-cell office:value-type="float" office:value="0.760243903" calcext:value-type="float">
            <text:p>0.760243903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187.866645" calcext:value-type="float">
            <text:p>187.866645</text:p>
          </table:table-cell>
          <table:table-cell office:value-type="float" office:value="60.4797776" calcext:value-type="float">
            <text:p>60.4797776</text:p>
          </table:table-cell>
          <table:table-cell office:value-type="float" office:value="1.63431602" calcext:value-type="float">
            <text:p>1.63431602</text:p>
          </table:table-cell>
          <table:table-cell office:value-type="float" office:value="0.8246786" calcext:value-type="float">
            <text:p>0.8246786</text:p>
          </table:table-cell>
          <table:table-cell office:value-type="float" office:value="1.1892627" calcext:value-type="float">
            <text:p>1.1892627</text:p>
          </table:table-cell>
          <table:table-cell office:value-type="float" office:value="0.971028916" calcext:value-type="float">
            <text:p>0.971028916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87.572366" calcext:value-type="float">
            <text:p>187.572366</text:p>
          </table:table-cell>
          <table:table-cell office:value-type="float" office:value="60.0325175" calcext:value-type="float">
            <text:p>60.0325175</text:p>
          </table:table-cell>
          <table:table-cell office:value-type="float" office:value="1.68193016" calcext:value-type="float">
            <text:p>1.68193016</text:p>
          </table:table-cell>
          <table:table-cell office:value-type="float" office:value="0.842558271" calcext:value-type="float">
            <text:p>0.842558271</text:p>
          </table:table-cell>
          <table:table-cell office:value-type="float" office:value="0.868153684" calcext:value-type="float">
            <text:p>0.868153684</text:p>
          </table:table-cell>
          <table:table-cell office:value-type="float" office:value="0.708844514" calcext:value-type="float">
            <text:p>0.708844514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187.585295" calcext:value-type="float">
            <text:p>187.585295</text:p>
          </table:table-cell>
          <table:table-cell office:value-type="float" office:value="60.0620502" calcext:value-type="float">
            <text:p>60.0620502</text:p>
          </table:table-cell>
          <table:table-cell office:value-type="float" office:value="1.60614647" calcext:value-type="float">
            <text:p>1.60614647</text:p>
          </table:table-cell>
          <table:table-cell office:value-type="float" office:value="0.865850162" calcext:value-type="float">
            <text:p>0.865850162</text:p>
          </table:table-cell>
          <table:table-cell office:value-type="float" office:value="1.47462255" calcext:value-type="float">
            <text:p>1.47462255</text:p>
          </table:table-cell>
          <table:table-cell office:value-type="float" office:value="1.204024294" calcext:value-type="float">
            <text:p>1.204024294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187.467558" calcext:value-type="float">
            <text:p>187.467558</text:p>
          </table:table-cell>
          <table:table-cell office:value-type="float" office:value="59.6324154" calcext:value-type="float">
            <text:p>59.6324154</text:p>
          </table:table-cell>
          <table:table-cell office:value-type="float" office:value="1.58546242" calcext:value-type="float">
            <text:p>1.58546242</text:p>
          </table:table-cell>
          <table:table-cell office:value-type="float" office:value="0.879587574" calcext:value-type="float">
            <text:p>0.879587574</text:p>
          </table:table-cell>
          <table:table-cell office:value-type="float" office:value="1.14239227" calcext:value-type="float">
            <text:p>1.14239227</text:p>
          </table:table-cell>
          <table:table-cell office:value-type="float" office:value="0.93275936" calcext:value-type="float">
            <text:p>0.93275936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188.115226" calcext:value-type="float">
            <text:p>188.115226</text:p>
          </table:table-cell>
          <table:table-cell office:value-type="float" office:value="60.119161" calcext:value-type="float">
            <text:p>60.119161</text:p>
          </table:table-cell>
          <table:table-cell office:value-type="float" office:value="1.58695543" calcext:value-type="float">
            <text:p>1.58695543</text:p>
          </table:table-cell>
          <table:table-cell office:value-type="float" office:value="0.873812696" calcext:value-type="float">
            <text:p>0.873812696</text:p>
          </table:table-cell>
          <table:table-cell office:value-type="float" office:value="2.2352593" calcext:value-type="float">
            <text:p>2.2352593</text:p>
          </table:table-cell>
          <table:table-cell office:value-type="float" office:value="1.825081548" calcext:value-type="float">
            <text:p>1.825081548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88.10757" calcext:value-type="float">
            <text:p>188.10757</text:p>
          </table:table-cell>
          <table:table-cell office:value-type="float" office:value="59.7811494" calcext:value-type="float">
            <text:p>59.7811494</text:p>
          </table:table-cell>
          <table:table-cell office:value-type="float" office:value="1.65541578" calcext:value-type="float">
            <text:p>1.65541578</text:p>
          </table:table-cell>
          <table:table-cell office:value-type="float" office:value="0.889514133" calcext:value-type="float">
            <text:p>0.889514133</text:p>
          </table:table-cell>
          <table:table-cell office:value-type="float" office:value="0.79788834" calcext:value-type="float">
            <text:p>0.79788834</text:p>
          </table:table-cell>
          <table:table-cell office:value-type="float" office:value="0.651473076" calcext:value-type="float">
            <text:p>0.651473076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87.855669" calcext:value-type="float">
            <text:p>187.855669</text:p>
          </table:table-cell>
          <table:table-cell office:value-type="float" office:value="59.9910142" calcext:value-type="float">
            <text:p>59.9910142</text:p>
          </table:table-cell>
          <table:table-cell office:value-type="float" office:value="1.56997842" calcext:value-type="float">
            <text:p>1.56997842</text:p>
          </table:table-cell>
          <table:table-cell office:value-type="float" office:value="0.895343869" calcext:value-type="float">
            <text:p>0.895343869</text:p>
          </table:table-cell>
          <table:table-cell office:value-type="float" office:value="1.76645865" calcext:value-type="float">
            <text:p>1.76645865</text:p>
          </table:table-cell>
          <table:table-cell office:value-type="float" office:value="1.44230747" calcext:value-type="float">
            <text:p>1.44230747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187.990929" calcext:value-type="float">
            <text:p>187.990929</text:p>
          </table:table-cell>
          <table:table-cell office:value-type="float" office:value="60.1932747" calcext:value-type="float">
            <text:p>60.1932747</text:p>
          </table:table-cell>
          <table:table-cell office:value-type="float" office:value="1.53499986" calcext:value-type="float">
            <text:p>1.53499986</text:p>
          </table:table-cell>
          <table:table-cell office:value-type="float" office:value="0.88973063" calcext:value-type="float">
            <text:p>0.88973063</text:p>
          </table:table-cell>
          <table:table-cell office:value-type="float" office:value="1.1910829336" calcext:value-type="float">
            <text:p>1.1910829336</text:p>
          </table:table-cell>
          <table:table-cell office:value-type="float" office:value="0.972515187" calcext:value-type="float">
            <text:p>0.972515187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187.2512" calcext:value-type="float">
            <text:p>187.2512</text:p>
          </table:table-cell>
          <table:table-cell office:value-type="float" office:value="60.493561" calcext:value-type="float">
            <text:p>60.493561</text:p>
          </table:table-cell>
          <table:table-cell office:value-type="float" office:value="1.453775977" calcext:value-type="float">
            <text:p>1.453775977</text:p>
          </table:table-cell>
          <table:table-cell office:value-type="float" office:value="0.853420717" calcext:value-type="float">
            <text:p>0.853420717</text:p>
          </table:table-cell>
          <table:table-cell office:value-type="float" office:value="2.06142487" calcext:value-type="float">
            <text:p>2.06142487</text:p>
          </table:table-cell>
          <table:table-cell office:value-type="float" office:value="1.68314633" calcext:value-type="float">
            <text:p>1.68314633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187.357096" calcext:value-type="float">
            <text:p>187.357096</text:p>
          </table:table-cell>
          <table:table-cell office:value-type="float" office:value="60.7949663" calcext:value-type="float">
            <text:p>60.7949663</text:p>
          </table:table-cell>
          <table:table-cell office:value-type="float" office:value="1.493301677" calcext:value-type="float">
            <text:p>1.493301677</text:p>
          </table:table-cell>
          <table:table-cell office:value-type="float" office:value="0.880021803" calcext:value-type="float">
            <text:p>0.880021803</text:p>
          </table:table-cell>
          <table:table-cell office:value-type="float" office:value="1.240759002" calcext:value-type="float">
            <text:p>1.240759002</text:p>
          </table:table-cell>
          <table:table-cell office:value-type="float" office:value="1.013075474" calcext:value-type="float">
            <text:p>1.013075474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186.268587" calcext:value-type="float">
            <text:p>186.268587</text:p>
          </table:table-cell>
          <table:table-cell office:value-type="float" office:value="60.8273097" calcext:value-type="float">
            <text:p>60.8273097</text:p>
          </table:table-cell>
          <table:table-cell office:value-type="float" office:value="1.46070096" calcext:value-type="float">
            <text:p>1.46070096</text:p>
          </table:table-cell>
          <table:table-cell office:value-type="float" office:value="0.879233728" calcext:value-type="float">
            <text:p>0.879233728</text:p>
          </table:table-cell>
          <table:table-cell office:value-type="float" office:value="1.857826646" calcext:value-type="float">
            <text:p>1.857826646</text:p>
          </table:table-cell>
          <table:table-cell office:value-type="float" office:value="1.51690912" calcext:value-type="float">
            <text:p>1.51690912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186.656725" calcext:value-type="float">
            <text:p>186.656725</text:p>
          </table:table-cell>
          <table:table-cell office:value-type="float" office:value="61.2522205" calcext:value-type="float">
            <text:p>61.2522205</text:p>
          </table:table-cell>
          <table:table-cell office:value-type="float" office:value="1.5023174" calcext:value-type="float">
            <text:p>1.5023174</text:p>
          </table:table-cell>
          <table:table-cell office:value-type="float" office:value="0.873637194" calcext:value-type="float">
            <text:p>0.873637194</text:p>
          </table:table-cell>
          <table:table-cell office:value-type="float" office:value="1.12289926" calcext:value-type="float">
            <text:p>1.12289926</text:p>
          </table:table-cell>
          <table:table-cell office:value-type="float" office:value="0.916843402" calcext:value-type="float">
            <text:p>0.916843402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186.104489" calcext:value-type="float">
            <text:p>186.104489</text:p>
          </table:table-cell>
          <table:table-cell office:value-type="float" office:value="61.7169817" calcext:value-type="float">
            <text:p>61.7169817</text:p>
          </table:table-cell>
          <table:table-cell office:value-type="float" office:value="1.471337937" calcext:value-type="float">
            <text:p>1.471337937</text:p>
          </table:table-cell>
          <table:table-cell office:value-type="float" office:value="0.829448383" calcext:value-type="float">
            <text:p>0.829448383</text:p>
          </table:table-cell>
          <table:table-cell office:value-type="float" office:value="2.79509111" calcext:value-type="float">
            <text:p>2.79509111</text:p>
          </table:table-cell>
          <table:table-cell office:value-type="float" office:value="2.282182309" calcext:value-type="float">
            <text:p>2.282182309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186.12871" calcext:value-type="float">
            <text:p>186.12871</text:p>
          </table:table-cell>
          <table:table-cell office:value-type="float" office:value="61.6660556" calcext:value-type="float">
            <text:p>61.6660556</text:p>
          </table:table-cell>
          <table:table-cell office:value-type="float" office:value="1.487710977" calcext:value-type="float">
            <text:p>1.487710977</text:p>
          </table:table-cell>
          <table:table-cell office:value-type="float" office:value="0.817755303" calcext:value-type="float">
            <text:p>0.817755303</text:p>
          </table:table-cell>
          <table:table-cell office:value-type="float" office:value="0.68016591" calcext:value-type="float">
            <text:p>0.68016591</text:p>
          </table:table-cell>
          <table:table-cell office:value-type="float" office:value="0.555353125" calcext:value-type="float">
            <text:p>0.555353125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185.834458" calcext:value-type="float">
            <text:p>185.834458</text:p>
          </table:table-cell>
          <table:table-cell office:value-type="float" office:value="62.019731" calcext:value-type="float">
            <text:p>62.019731</text:p>
          </table:table-cell>
          <table:table-cell office:value-type="float" office:value="1.47435117" calcext:value-type="float">
            <text:p>1.47435117</text:p>
          </table:table-cell>
          <table:table-cell office:value-type="float" office:value="0.809544037" calcext:value-type="float">
            <text:p>0.809544037</text:p>
          </table:table-cell>
          <table:table-cell office:value-type="float" office:value="2.973087604" calcext:value-type="float">
            <text:p>2.973087604</text:p>
          </table:table-cell>
          <table:table-cell office:value-type="float" office:value="2.427515777" calcext:value-type="float">
            <text:p>2.427515777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85.891403" calcext:value-type="float">
            <text:p>185.891403</text:p>
          </table:table-cell>
          <table:table-cell office:value-type="float" office:value="61.9925529" calcext:value-type="float">
            <text:p>61.9925529</text:p>
          </table:table-cell>
          <table:table-cell office:value-type="float" office:value="1.48286717" calcext:value-type="float">
            <text:p>1.48286717</text:p>
          </table:table-cell>
          <table:table-cell office:value-type="float" office:value="0.812725593" calcext:value-type="float">
            <text:p>0.812725593</text:p>
          </table:table-cell>
          <table:table-cell office:value-type="float" office:value="1.07243822" calcext:value-type="float">
            <text:p>1.07243822</text:p>
          </table:table-cell>
          <table:table-cell office:value-type="float" office:value="0.87564212" calcext:value-type="float">
            <text:p>0.87564212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186.087052" calcext:value-type="float">
            <text:p>186.087052</text:p>
          </table:table-cell>
          <table:table-cell office:value-type="float" office:value="62.4757699" calcext:value-type="float">
            <text:p>62.4757699</text:p>
          </table:table-cell>
          <table:table-cell office:value-type="float" office:value="1.44118469" calcext:value-type="float">
            <text:p>1.44118469</text:p>
          </table:table-cell>
          <table:table-cell office:value-type="float" office:value="0.77158454" calcext:value-type="float">
            <text:p>0.77158454</text:p>
          </table:table-cell>
          <table:table-cell office:value-type="float" office:value="2.99130077" calcext:value-type="float">
            <text:p>2.99130077</text:p>
          </table:table-cell>
          <table:table-cell office:value-type="float" office:value="2.442386857" calcext:value-type="float">
            <text:p>2.442386857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186.263002" calcext:value-type="float">
            <text:p>186.263002</text:p>
          </table:table-cell>
          <table:table-cell office:value-type="float" office:value="62.5243339" calcext:value-type="float">
            <text:p>62.5243339</text:p>
          </table:table-cell>
          <table:table-cell office:value-type="float" office:value="1.4586433" calcext:value-type="float">
            <text:p>1.4586433</text:p>
          </table:table-cell>
          <table:table-cell office:value-type="float" office:value="0.757513284" calcext:value-type="float">
            <text:p>0.757513284</text:p>
          </table:table-cell>
          <table:table-cell office:value-type="float" office:value="0.84115851" calcext:value-type="float">
            <text:p>0.84115851</text:p>
          </table:table-cell>
          <table:table-cell office:value-type="float" office:value="0.68680301" calcext:value-type="float">
            <text:p>0.68680301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187.314606" calcext:value-type="float">
            <text:p>187.314606</text:p>
          </table:table-cell>
          <table:table-cell office:value-type="float" office:value="63.1282425" calcext:value-type="float">
            <text:p>63.1282425</text:p>
          </table:table-cell>
          <table:table-cell office:value-type="float" office:value="1.58503826" calcext:value-type="float">
            <text:p>1.58503826</text:p>
          </table:table-cell>
          <table:table-cell office:value-type="float" office:value="0.748945933" calcext:value-type="float">
            <text:p>0.748945933</text:p>
          </table:table-cell>
          <table:table-cell office:value-type="float" office:value="2.68990709" calcext:value-type="float">
            <text:p>2.68990709</text:p>
          </table:table-cell>
          <table:table-cell office:value-type="float" office:value="2.19629993" calcext:value-type="float">
            <text:p>2.19629993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187.135589" calcext:value-type="float">
            <text:p>187.135589</text:p>
          </table:table-cell>
          <table:table-cell office:value-type="float" office:value="63.1990118" calcext:value-type="float">
            <text:p>63.1990118</text:p>
          </table:table-cell>
          <table:table-cell office:value-type="float" office:value="1.57936116" calcext:value-type="float">
            <text:p>1.57936116</text:p>
          </table:table-cell>
          <table:table-cell office:value-type="float" office:value="0.740811552" calcext:value-type="float">
            <text:p>0.740811552</text:p>
          </table:table-cell>
          <table:table-cell office:value-type="float" office:value="0.95199745" calcext:value-type="float">
            <text:p>0.95199745</text:p>
          </table:table-cell>
          <table:table-cell office:value-type="float" office:value="0.77730265" calcext:value-type="float">
            <text:p>0.77730265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188.13608" calcext:value-type="float">
            <text:p>188.13608</text:p>
          </table:table-cell>
          <table:table-cell office:value-type="float" office:value="63.432565" calcext:value-type="float">
            <text:p>63.432565</text:p>
          </table:table-cell>
          <table:table-cell office:value-type="float" office:value="1.57039004" calcext:value-type="float">
            <text:p>1.57039004</text:p>
          </table:table-cell>
          <table:table-cell office:value-type="float" office:value="0.78647303" calcext:value-type="float">
            <text:p>0.78647303</text:p>
          </table:table-cell>
          <table:table-cell office:value-type="float" office:value="2.34526724" calcext:value-type="float">
            <text:p>2.34526724</text:p>
          </table:table-cell>
          <table:table-cell office:value-type="float" office:value="1.91490266" calcext:value-type="float">
            <text:p>1.91490266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187.682304" calcext:value-type="float">
            <text:p>187.682304</text:p>
          </table:table-cell>
          <table:table-cell office:value-type="float" office:value="63.468353" calcext:value-type="float">
            <text:p>63.468353</text:p>
          </table:table-cell>
          <table:table-cell office:value-type="float" office:value="1.55437432" calcext:value-type="float">
            <text:p>1.55437432</text:p>
          </table:table-cell>
          <table:table-cell office:value-type="float" office:value="0.811564253" calcext:value-type="float">
            <text:p>0.811564253</text:p>
          </table:table-cell>
          <table:table-cell office:value-type="float" office:value="0.69525461" calcext:value-type="float">
            <text:p>0.69525461</text:p>
          </table:table-cell>
          <table:table-cell office:value-type="float" office:value="0.56767301" calcext:value-type="float">
            <text:p>0.56767301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187.388465" calcext:value-type="float">
            <text:p>187.388465</text:p>
          </table:table-cell>
          <table:table-cell office:value-type="float" office:value="63.0678634" calcext:value-type="float">
            <text:p>63.0678634</text:p>
          </table:table-cell>
          <table:table-cell office:value-type="float" office:value="1.55570107" calcext:value-type="float">
            <text:p>1.55570107</text:p>
          </table:table-cell>
          <table:table-cell office:value-type="float" office:value="0.805618248" calcext:value-type="float">
            <text:p>0.805618248</text:p>
          </table:table-cell>
          <table:table-cell office:value-type="float" office:value="1.8502276" calcext:value-type="float">
            <text:p>1.8502276</text:p>
          </table:table-cell>
          <table:table-cell office:value-type="float" office:value="1.510704524" calcext:value-type="float">
            <text:p>1.510704524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186.692999" calcext:value-type="float">
            <text:p>186.692999</text:p>
          </table:table-cell>
          <table:table-cell office:value-type="float" office:value="62.9452398" calcext:value-type="float">
            <text:p>62.9452398</text:p>
          </table:table-cell>
          <table:table-cell office:value-type="float" office:value="1.52991756" calcext:value-type="float">
            <text:p>1.52991756</text:p>
          </table:table-cell>
          <table:table-cell office:value-type="float" office:value="0.809996265" calcext:value-type="float">
            <text:p>0.809996265</text:p>
          </table:table-cell>
          <table:table-cell office:value-type="float" office:value="0.9862886622" calcext:value-type="float">
            <text:p>0.9862886622</text:p>
          </table:table-cell>
          <table:table-cell office:value-type="float" office:value="0.8053013113" calcext:value-type="float">
            <text:p>0.8053013113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186.364463" calcext:value-type="float">
            <text:p>186.364463</text:p>
          </table:table-cell>
          <table:table-cell office:value-type="float" office:value="62.6628656" calcext:value-type="float">
            <text:p>62.6628656</text:p>
          </table:table-cell>
          <table:table-cell office:value-type="float" office:value="1.5650963" calcext:value-type="float">
            <text:p>1.5650963</text:p>
          </table:table-cell>
          <table:table-cell office:value-type="float" office:value="0.794805667" calcext:value-type="float">
            <text:p>0.794805667</text:p>
          </table:table-cell>
          <table:table-cell office:value-type="float" office:value="1.70675515" calcext:value-type="float">
            <text:p>1.70675515</text:p>
          </table:table-cell>
          <table:table-cell office:value-type="float" office:value="1.393559724" calcext:value-type="float">
            <text:p>1.393559724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85.859857" calcext:value-type="float">
            <text:p>185.859857</text:p>
          </table:table-cell>
          <table:table-cell office:value-type="float" office:value="62.3412879" calcext:value-type="float">
            <text:p>62.3412879</text:p>
          </table:table-cell>
          <table:table-cell office:value-type="float" office:value="1.56314697" calcext:value-type="float">
            <text:p>1.56314697</text:p>
          </table:table-cell>
          <table:table-cell office:value-type="float" office:value="0.778902016" calcext:value-type="float">
            <text:p>0.778902016</text:p>
          </table:table-cell>
          <table:table-cell office:value-type="float" office:value="0.872774618" calcext:value-type="float">
            <text:p>0.872774618</text:p>
          </table:table-cell>
          <table:table-cell office:value-type="float" office:value="0.71261752" calcext:value-type="float">
            <text:p>0.71261752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185.940417" calcext:value-type="float">
            <text:p>185.940417</text:p>
          </table:table-cell>
          <table:table-cell office:value-type="float" office:value="62.0801651" calcext:value-type="float">
            <text:p>62.0801651</text:p>
          </table:table-cell>
          <table:table-cell office:value-type="float" office:value="1.490966105" calcext:value-type="float">
            <text:p>1.490966105</text:p>
          </table:table-cell>
          <table:table-cell office:value-type="float" office:value="0.757527501" calcext:value-type="float">
            <text:p>0.757527501</text:p>
          </table:table-cell>
          <table:table-cell office:value-type="float" office:value="2.0771851" calcext:value-type="float">
            <text:p>2.0771851</text:p>
          </table:table-cell>
          <table:table-cell office:value-type="float" office:value="1.69601457" calcext:value-type="float">
            <text:p>1.69601457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185.5594" calcext:value-type="float">
            <text:p>185.5594</text:p>
          </table:table-cell>
          <table:table-cell office:value-type="float" office:value="61.8692668" calcext:value-type="float">
            <text:p>61.8692668</text:p>
          </table:table-cell>
          <table:table-cell office:value-type="float" office:value="1.498548165" calcext:value-type="float">
            <text:p>1.498548165</text:p>
          </table:table-cell>
          <table:table-cell office:value-type="float" office:value="0.740571602" calcext:value-type="float">
            <text:p>0.740571602</text:p>
          </table:table-cell>
          <table:table-cell office:value-type="float" office:value="0.910541666" calcext:value-type="float">
            <text:p>0.910541666</text:p>
          </table:table-cell>
          <table:table-cell office:value-type="float" office:value="0.743454201" calcext:value-type="float">
            <text:p>0.743454201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185.689702" calcext:value-type="float">
            <text:p>185.689702</text:p>
          </table:table-cell>
          <table:table-cell office:value-type="float" office:value="62.054242" calcext:value-type="float">
            <text:p>62.054242</text:p>
          </table:table-cell>
          <table:table-cell office:value-type="float" office:value="1.440337117" calcext:value-type="float">
            <text:p>1.440337117</text:p>
          </table:table-cell>
          <table:table-cell office:value-type="float" office:value="0.747521631" calcext:value-type="float">
            <text:p>0.747521631</text:p>
          </table:table-cell>
          <table:table-cell office:value-type="float" office:value="2.37269649" calcext:value-type="float">
            <text:p>2.37269649</text:p>
          </table:table-cell>
          <table:table-cell office:value-type="float" office:value="1.9372986" calcext:value-type="float">
            <text:p>1.9372986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85.883952" calcext:value-type="float">
            <text:p>185.883952</text:p>
          </table:table-cell>
          <table:table-cell office:value-type="float" office:value="62.0873234" calcext:value-type="float">
            <text:p>62.0873234</text:p>
          </table:table-cell>
          <table:table-cell office:value-type="float" office:value="1.468195017" calcext:value-type="float">
            <text:p>1.468195017</text:p>
          </table:table-cell>
          <table:table-cell office:value-type="float" office:value="0.735096745" calcext:value-type="float">
            <text:p>0.735096745</text:p>
          </table:table-cell>
          <table:table-cell office:value-type="float" office:value="0.930262935" calcext:value-type="float">
            <text:p>0.930262935</text:p>
          </table:table-cell>
          <table:table-cell office:value-type="float" office:value="0.759556492" calcext:value-type="float">
            <text:p>0.759556492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186.158016" calcext:value-type="float">
            <text:p>186.158016</text:p>
          </table:table-cell>
          <table:table-cell office:value-type="float" office:value="62.5618171" calcext:value-type="float">
            <text:p>62.5618171</text:p>
          </table:table-cell>
          <table:table-cell office:value-type="float" office:value="1.455759694" calcext:value-type="float">
            <text:p>1.455759694</text:p>
          </table:table-cell>
          <table:table-cell office:value-type="float" office:value="0.710219663" calcext:value-type="float">
            <text:p>0.710219663</text:p>
          </table:table-cell>
          <table:table-cell office:value-type="float" office:value="2.58092126" calcext:value-type="float">
            <text:p>2.58092126</text:p>
          </table:table-cell>
          <table:table-cell office:value-type="float" office:value="2.107313404" calcext:value-type="float">
            <text:p>2.107313404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186.490934" calcext:value-type="float">
            <text:p>186.490934</text:p>
          </table:table-cell>
          <table:table-cell office:value-type="float" office:value="62.9118907" calcext:value-type="float">
            <text:p>62.9118907</text:p>
          </table:table-cell>
          <table:table-cell office:value-type="float" office:value="1.473615914" calcext:value-type="float">
            <text:p>1.473615914</text:p>
          </table:table-cell>
          <table:table-cell office:value-type="float" office:value="0.702401364" calcext:value-type="float">
            <text:p>0.702401364</text:p>
          </table:table-cell>
          <table:table-cell office:value-type="float" office:value="1.107843865" calcext:value-type="float">
            <text:p>1.107843865</text:p>
          </table:table-cell>
          <table:table-cell office:value-type="float" office:value="0.904550696" calcext:value-type="float">
            <text:p>0.904550696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186.358168" calcext:value-type="float">
            <text:p>186.358168</text:p>
          </table:table-cell>
          <table:table-cell office:value-type="float" office:value="63.3042108" calcext:value-type="float">
            <text:p>63.3042108</text:p>
          </table:table-cell>
          <table:table-cell office:value-type="float" office:value="1.472589846" calcext:value-type="float">
            <text:p>1.472589846</text:p>
          </table:table-cell>
          <table:table-cell office:value-type="float" office:value="0.697057508" calcext:value-type="float">
            <text:p>0.697057508</text:p>
          </table:table-cell>
          <table:table-cell office:value-type="float" office:value="2.2905664" calcext:value-type="float">
            <text:p>2.2905664</text:p>
          </table:table-cell>
          <table:table-cell office:value-type="float" office:value="1.870239614" calcext:value-type="float">
            <text:p>1.870239614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86.537294" calcext:value-type="float">
            <text:p>186.537294</text:p>
          </table:table-cell>
          <table:table-cell office:value-type="float" office:value="64.1298684" calcext:value-type="float">
            <text:p>64.1298684</text:p>
          </table:table-cell>
          <table:table-cell office:value-type="float" office:value="1.482122286" calcext:value-type="float">
            <text:p>1.482122286</text:p>
          </table:table-cell>
          <table:table-cell office:value-type="float" office:value="0.712290203" calcext:value-type="float">
            <text:p>0.712290203</text:p>
          </table:table-cell>
          <table:table-cell office:value-type="float" office:value="1.467418825" calcext:value-type="float">
            <text:p>1.467418825</text:p>
          </table:table-cell>
          <table:table-cell office:value-type="float" office:value="1.19814248" calcext:value-type="float">
            <text:p>1.19814248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186.123185" calcext:value-type="float">
            <text:p>186.123185</text:p>
          </table:table-cell>
          <table:table-cell office:value-type="float" office:value="64.5365057" calcext:value-type="float">
            <text:p>64.5365057</text:p>
          </table:table-cell>
          <table:table-cell office:value-type="float" office:value="1.578444797" calcext:value-type="float">
            <text:p>1.578444797</text:p>
          </table:table-cell>
          <table:table-cell office:value-type="float" office:value="0.791691946" calcext:value-type="float">
            <text:p>0.791691946</text:p>
          </table:table-cell>
          <table:table-cell office:value-type="float" office:value="2.22387795" calcext:value-type="float">
            <text:p>2.22387795</text:p>
          </table:table-cell>
          <table:table-cell office:value-type="float" office:value="1.815788749" calcext:value-type="float">
            <text:p>1.815788749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86.9058" calcext:value-type="float">
            <text:p>186.9058</text:p>
          </table:table-cell>
          <table:table-cell office:value-type="float" office:value="66.1825978" calcext:value-type="float">
            <text:p>66.1825978</text:p>
          </table:table-cell>
          <table:table-cell office:value-type="float" office:value="1.576282247" calcext:value-type="float">
            <text:p>1.576282247</text:p>
          </table:table-cell>
          <table:table-cell office:value-type="float" office:value="0.840228966" calcext:value-type="float">
            <text:p>0.840228966</text:p>
          </table:table-cell>
          <table:table-cell office:value-type="float" office:value="2.168217595" calcext:value-type="float">
            <text:p>2.168217595</text:p>
          </table:table-cell>
          <table:table-cell office:value-type="float" office:value="1.77034224" calcext:value-type="float">
            <text:p>1.77034224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187.09125" calcext:value-type="float">
            <text:p>187.09125</text:p>
          </table:table-cell>
          <table:table-cell office:value-type="float" office:value="66.600198" calcext:value-type="float">
            <text:p>66.600198</text:p>
          </table:table-cell>
          <table:table-cell office:value-type="float" office:value="1.498759396" calcext:value-type="float">
            <text:p>1.498759396</text:p>
          </table:table-cell>
          <table:table-cell office:value-type="float" office:value="0.792124524" calcext:value-type="float">
            <text:p>0.792124524</text:p>
          </table:table-cell>
          <table:table-cell office:value-type="float" office:value="2.29425175" calcext:value-type="float">
            <text:p>2.29425175</text:p>
          </table:table-cell>
          <table:table-cell office:value-type="float" office:value="1.873248685" calcext:value-type="float">
            <text:p>1.873248685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87.196131" calcext:value-type="float">
            <text:p>187.196131</text:p>
          </table:table-cell>
          <table:table-cell office:value-type="float" office:value="68.056991" calcext:value-type="float">
            <text:p>68.056991</text:p>
          </table:table-cell>
          <table:table-cell office:value-type="float" office:value="1.498802606" calcext:value-type="float">
            <text:p>1.498802606</text:p>
          </table:table-cell>
          <table:table-cell office:value-type="float" office:value="0.793294494" calcext:value-type="float">
            <text:p>0.793294494</text:p>
          </table:table-cell>
          <table:table-cell office:value-type="float" office:value="1.48116559" calcext:value-type="float">
            <text:p>1.48116559</text:p>
          </table:table-cell>
          <table:table-cell office:value-type="float" office:value="1.20936666" calcext:value-type="float">
            <text:p>1.20936666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188.582562" calcext:value-type="float">
            <text:p>188.582562</text:p>
          </table:table-cell>
          <table:table-cell office:value-type="float" office:value="68.6165295" calcext:value-type="float">
            <text:p>68.6165295</text:p>
          </table:table-cell>
          <table:table-cell office:value-type="float" office:value="1.46028799" calcext:value-type="float">
            <text:p>1.46028799</text:p>
          </table:table-cell>
          <table:table-cell office:value-type="float" office:value="0.793785152" calcext:value-type="float">
            <text:p>0.793785152</text:p>
          </table:table-cell>
          <table:table-cell office:value-type="float" office:value="2.595451637" calcext:value-type="float">
            <text:p>2.595451637</text:p>
          </table:table-cell>
          <table:table-cell office:value-type="float" office:value="2.11917744" calcext:value-type="float">
            <text:p>2.11917744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188.919158" calcext:value-type="float">
            <text:p>188.919158</text:p>
          </table:table-cell>
          <table:table-cell office:value-type="float" office:value="69.8662886" calcext:value-type="float">
            <text:p>69.8662886</text:p>
          </table:table-cell>
          <table:table-cell office:value-type="float" office:value="1.46127673" calcext:value-type="float">
            <text:p>1.46127673</text:p>
          </table:table-cell>
          <table:table-cell office:value-type="float" office:value="0.811106476" calcext:value-type="float">
            <text:p>0.811106476</text:p>
          </table:table-cell>
          <table:table-cell office:value-type="float" office:value="1.55180938" calcext:value-type="float">
            <text:p>1.55180938</text:p>
          </table:table-cell>
          <table:table-cell office:value-type="float" office:value="1.26704696" calcext:value-type="float">
            <text:p>1.26704696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189.967795" calcext:value-type="float">
            <text:p>189.967795</text:p>
          </table:table-cell>
          <table:table-cell office:value-type="float" office:value="70.0467328" calcext:value-type="float">
            <text:p>70.0467328</text:p>
          </table:table-cell>
          <table:table-cell office:value-type="float" office:value="1.456192862" calcext:value-type="float">
            <text:p>1.456192862</text:p>
          </table:table-cell>
          <table:table-cell office:value-type="float" office:value="0.817518682" calcext:value-type="float">
            <text:p>0.817518682</text:p>
          </table:table-cell>
          <table:table-cell office:value-type="float" office:value="1.89262379" calcext:value-type="float">
            <text:p>1.89262379</text:p>
          </table:table-cell>
          <table:table-cell office:value-type="float" office:value="1.545320871" calcext:value-type="float">
            <text:p>1.545320871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189.75584" calcext:value-type="float">
            <text:p>189.75584</text:p>
          </table:table-cell>
          <table:table-cell office:value-type="float" office:value="70.5613363" calcext:value-type="float">
            <text:p>70.5613363</text:p>
          </table:table-cell>
          <table:table-cell office:value-type="float" office:value="1.469143992" calcext:value-type="float">
            <text:p>1.469143992</text:p>
          </table:table-cell>
          <table:table-cell office:value-type="float" office:value="0.841654048" calcext:value-type="float">
            <text:p>0.841654048</text:p>
          </table:table-cell>
          <table:table-cell office:value-type="float" office:value="0.579959449" calcext:value-type="float">
            <text:p>0.579959449</text:p>
          </table:table-cell>
          <table:table-cell office:value-type="float" office:value="0.473534907" calcext:value-type="float">
            <text:p>0.473534907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190.700724" calcext:value-type="float">
            <text:p>190.700724</text:p>
          </table:table-cell>
          <table:table-cell office:value-type="float" office:value="70.6665162" calcext:value-type="float">
            <text:p>70.6665162</text:p>
          </table:table-cell>
          <table:table-cell office:value-type="float" office:value="1.516346533" calcext:value-type="float">
            <text:p>1.516346533</text:p>
          </table:table-cell>
          <table:table-cell office:value-type="float" office:value="0.859059857" calcext:value-type="float">
            <text:p>0.859059857</text:p>
          </table:table-cell>
          <table:table-cell office:value-type="float" office:value="1.76154849" calcext:value-type="float">
            <text:p>1.76154849</text:p>
          </table:table-cell>
          <table:table-cell office:value-type="float" office:value="1.43829834" calcext:value-type="float">
            <text:p>1.43829834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190.505587" calcext:value-type="float">
            <text:p>190.505587</text:p>
          </table:table-cell>
          <table:table-cell office:value-type="float" office:value="70.8715002" calcext:value-type="float">
            <text:p>70.8715002</text:p>
          </table:table-cell>
          <table:table-cell office:value-type="float" office:value="1.478518363" calcext:value-type="float">
            <text:p>1.478518363</text:p>
          </table:table-cell>
          <table:table-cell office:value-type="float" office:value="0.883825013" calcext:value-type="float">
            <text:p>0.883825013</text:p>
          </table:table-cell>
          <table:table-cell office:value-type="float" office:value="0.494199" calcext:value-type="float">
            <text:p>0.494199</text:p>
          </table:table-cell>
          <table:table-cell office:value-type="float" office:value="0.403511798" calcext:value-type="float">
            <text:p>0.403511798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90.89229" calcext:value-type="float">
            <text:p>190.89229</text:p>
          </table:table-cell>
          <table:table-cell office:value-type="float" office:value="70.6201994" calcext:value-type="float">
            <text:p>70.6201994</text:p>
          </table:table-cell>
          <table:table-cell office:value-type="float" office:value="1.422528114" calcext:value-type="float">
            <text:p>1.422528114</text:p>
          </table:table-cell>
          <table:table-cell office:value-type="float" office:value="0.843781622" calcext:value-type="float">
            <text:p>0.843781622</text:p>
          </table:table-cell>
          <table:table-cell office:value-type="float" office:value="1.77629418" calcext:value-type="float">
            <text:p>1.77629418</text:p>
          </table:table-cell>
          <table:table-cell office:value-type="float" office:value="1.450338135" calcext:value-type="float">
            <text:p>1.450338135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90.788275" calcext:value-type="float">
            <text:p>190.788275</text:p>
          </table:table-cell>
          <table:table-cell office:value-type="float" office:value="70.6841344" calcext:value-type="float">
            <text:p>70.6841344</text:p>
          </table:table-cell>
          <table:table-cell office:value-type="float" office:value="1.429020424" calcext:value-type="float">
            <text:p>1.429020424</text:p>
          </table:table-cell>
          <table:table-cell office:value-type="float" office:value="0.806924616" calcext:value-type="float">
            <text:p>0.806924616</text:p>
          </table:table-cell>
          <table:table-cell office:value-type="float" office:value="0.32181284" calcext:value-type="float">
            <text:p>0.32181284</text:p>
          </table:table-cell>
          <table:table-cell office:value-type="float" office:value="0.262759088" calcext:value-type="float">
            <text:p>0.262759088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191.903924" calcext:value-type="float">
            <text:p>191.903924</text:p>
          </table:table-cell>
          <table:table-cell office:value-type="float" office:value="70.4005368" calcext:value-type="float">
            <text:p>70.4005368</text:p>
          </table:table-cell>
          <table:table-cell office:value-type="float" office:value="1.444406376" calcext:value-type="float">
            <text:p>1.444406376</text:p>
          </table:table-cell>
          <table:table-cell office:value-type="float" office:value="0.817459999" calcext:value-type="float">
            <text:p>0.817459999</text:p>
          </table:table-cell>
          <table:table-cell office:value-type="float" office:value="2.014155803" calcext:value-type="float">
            <text:p>2.014155803</text:p>
          </table:table-cell>
          <table:table-cell office:value-type="float" office:value="1.64455124" calcext:value-type="float">
            <text:p>1.64455124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91.907229" calcext:value-type="float">
            <text:p>191.907229</text:p>
          </table:table-cell>
          <table:table-cell office:value-type="float" office:value="70.3466738" calcext:value-type="float">
            <text:p>70.3466738</text:p>
          </table:table-cell>
          <table:table-cell office:value-type="float" office:value="1.451414256" calcext:value-type="float">
            <text:p>1.451414256</text:p>
          </table:table-cell>
          <table:table-cell office:value-type="float" office:value="0.863263329" calcext:value-type="float">
            <text:p>0.863263329</text:p>
          </table:table-cell>
          <table:table-cell office:value-type="float" office:value="0.12573275" calcext:value-type="float">
            <text:p>0.12573275</text:p>
          </table:table-cell>
          <table:table-cell office:value-type="float" office:value="0.102660361" calcext:value-type="float">
            <text:p>0.102660361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192.764545" calcext:value-type="float">
            <text:p>192.764545</text:p>
          </table:table-cell>
          <table:table-cell office:value-type="float" office:value="69.886114" calcext:value-type="float">
            <text:p>69.886114</text:p>
          </table:table-cell>
          <table:table-cell office:value-type="float" office:value="1.50454393" calcext:value-type="float">
            <text:p>1.50454393</text:p>
          </table:table-cell>
          <table:table-cell office:value-type="float" office:value="0.862905028" calcext:value-type="float">
            <text:p>0.862905028</text:p>
          </table:table-cell>
          <table:table-cell office:value-type="float" office:value="2.4334564" calcext:value-type="float">
            <text:p>2.4334564</text:p>
          </table:table-cell>
          <table:table-cell office:value-type="float" office:value="1.98690886" calcext:value-type="float">
            <text:p>1.98690886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92.930295" calcext:value-type="float">
            <text:p>192.930295</text:p>
          </table:table-cell>
          <table:table-cell office:value-type="float" office:value="69.8102923" calcext:value-type="float">
            <text:p>69.8102923</text:p>
          </table:table-cell>
          <table:table-cell office:value-type="float" office:value="1.50959283" calcext:value-type="float">
            <text:p>1.50959283</text:p>
          </table:table-cell>
          <table:table-cell office:value-type="float" office:value="0.863370748" calcext:value-type="float">
            <text:p>0.863370748</text:p>
          </table:table-cell>
          <table:table-cell office:value-type="float" office:value="0.71800252" calcext:value-type="float">
            <text:p>0.71800252</text:p>
          </table:table-cell>
          <table:table-cell office:value-type="float" office:value="0.58624661" calcext:value-type="float">
            <text:p>0.58624661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193.547982" calcext:value-type="float">
            <text:p>193.547982</text:p>
          </table:table-cell>
          <table:table-cell office:value-type="float" office:value="69.3850645" calcext:value-type="float">
            <text:p>69.3850645</text:p>
          </table:table-cell>
          <table:table-cell office:value-type="float" office:value="1.4903875" calcext:value-type="float">
            <text:p>1.4903875</text:p>
          </table:table-cell>
          <table:table-cell office:value-type="float" office:value="0.882997408" calcext:value-type="float">
            <text:p>0.882997408</text:p>
          </table:table-cell>
          <table:table-cell office:value-type="float" office:value="2.42391745" calcext:value-type="float">
            <text:p>2.42391745</text:p>
          </table:table-cell>
          <table:table-cell office:value-type="float" office:value="1.97912033" calcext:value-type="float">
            <text:p>1.97912033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193.665708" calcext:value-type="float">
            <text:p>193.665708</text:p>
          </table:table-cell>
          <table:table-cell office:value-type="float" office:value="69.1986302" calcext:value-type="float">
            <text:p>69.1986302</text:p>
          </table:table-cell>
          <table:table-cell office:value-type="float" office:value="1.46552858" calcext:value-type="float">
            <text:p>1.46552858</text:p>
          </table:table-cell>
          <table:table-cell office:value-type="float" office:value="0.848040023" calcext:value-type="float">
            <text:p>0.848040023</text:p>
          </table:table-cell>
          <table:table-cell office:value-type="float" office:value="1.19977584" calcext:value-type="float">
            <text:p>1.19977584</text:p>
          </table:table-cell>
          <table:table-cell office:value-type="float" office:value="0.97961288" calcext:value-type="float">
            <text:p>0.97961288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93.678907" calcext:value-type="float">
            <text:p>193.678907</text:p>
          </table:table-cell>
          <table:table-cell office:value-type="float" office:value="68.7614363" calcext:value-type="float">
            <text:p>68.7614363</text:p>
          </table:table-cell>
          <table:table-cell office:value-type="float" office:value="1.46891345" calcext:value-type="float">
            <text:p>1.46891345</text:p>
          </table:table-cell>
          <table:table-cell office:value-type="float" office:value="0.868388141" calcext:value-type="float">
            <text:p>0.868388141</text:p>
          </table:table-cell>
          <table:table-cell office:value-type="float" office:value="2.6450506" calcext:value-type="float">
            <text:p>2.6450506</text:p>
          </table:table-cell>
          <table:table-cell office:value-type="float" office:value="2.15967485" calcext:value-type="float">
            <text:p>2.15967485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93.806599" calcext:value-type="float">
            <text:p>193.806599</text:p>
          </table:table-cell>
          <table:table-cell office:value-type="float" office:value="68.2533107" calcext:value-type="float">
            <text:p>68.2533107</text:p>
          </table:table-cell>
          <table:table-cell office:value-type="float" office:value="1.44893" calcext:value-type="float">
            <text:p>1.44893</text:p>
          </table:table-cell>
          <table:table-cell office:value-type="float" office:value="0.835241006" calcext:value-type="float">
            <text:p>0.835241006</text:p>
          </table:table-cell>
          <table:table-cell office:value-type="float" office:value="1.59414991" calcext:value-type="float">
            <text:p>1.59414991</text:p>
          </table:table-cell>
          <table:table-cell office:value-type="float" office:value="1.30161797" calcext:value-type="float">
            <text:p>1.30161797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192.677258" calcext:value-type="float">
            <text:p>192.677258</text:p>
          </table:table-cell>
          <table:table-cell office:value-type="float" office:value="67.7923676" calcext:value-type="float">
            <text:p>67.7923676</text:p>
          </table:table-cell>
          <table:table-cell office:value-type="float" office:value="1.479269775" calcext:value-type="float">
            <text:p>1.479269775</text:p>
          </table:table-cell>
          <table:table-cell office:value-type="float" office:value="0.765658878" calcext:value-type="float">
            <text:p>0.765658878</text:p>
          </table:table-cell>
          <table:table-cell office:value-type="float" office:value="2.18804298" calcext:value-type="float">
            <text:p>2.18804298</text:p>
          </table:table-cell>
          <table:table-cell office:value-type="float" office:value="1.78652966" calcext:value-type="float">
            <text:p>1.78652966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92.532357" calcext:value-type="float">
            <text:p>192.532357</text:p>
          </table:table-cell>
          <table:table-cell office:value-type="float" office:value="67.2583342" calcext:value-type="float">
            <text:p>67.2583342</text:p>
          </table:table-cell>
          <table:table-cell office:value-type="float" office:value="1.450664805" calcext:value-type="float">
            <text:p>1.450664805</text:p>
          </table:table-cell>
          <table:table-cell office:value-type="float" office:value="0.728599256" calcext:value-type="float">
            <text:p>0.728599256</text:p>
          </table:table-cell>
          <table:table-cell office:value-type="float" office:value="1.43262147" calcext:value-type="float">
            <text:p>1.43262147</text:p>
          </table:table-cell>
          <table:table-cell office:value-type="float" office:value="1.16973055" calcext:value-type="float">
            <text:p>1.16973055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0.723204" calcext:value-type="float">
            <text:p>190.723204</text:p>
          </table:table-cell>
          <table:table-cell office:value-type="float" office:value="66.6719861" calcext:value-type="float">
            <text:p>66.6719861</text:p>
          </table:table-cell>
          <table:table-cell office:value-type="float" office:value="1.47920593" calcext:value-type="float">
            <text:p>1.47920593</text:p>
          </table:table-cell>
          <table:table-cell office:value-type="float" office:value="0.714706818" calcext:value-type="float">
            <text:p>0.714706818</text:p>
          </table:table-cell>
          <table:table-cell office:value-type="float" office:value="2.33193002" calcext:value-type="float">
            <text:p>2.33193002</text:p>
          </table:table-cell>
          <table:table-cell office:value-type="float" office:value="1.90401291" calcext:value-type="float">
            <text:p>1.90401291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0.403462" calcext:value-type="float">
            <text:p>190.403462</text:p>
          </table:table-cell>
          <table:table-cell office:value-type="float" office:value="66.2608963" calcext:value-type="float">
            <text:p>66.2608963</text:p>
          </table:table-cell>
          <table:table-cell office:value-type="float" office:value="1.475172634" calcext:value-type="float">
            <text:p>1.475172634</text:p>
          </table:table-cell>
          <table:table-cell office:value-type="float" office:value="0.70469966" calcext:value-type="float">
            <text:p>0.70469966</text:p>
          </table:table-cell>
          <table:table-cell office:value-type="float" office:value="1.148616544" calcext:value-type="float">
            <text:p>1.148616544</text:p>
          </table:table-cell>
          <table:table-cell office:value-type="float" office:value="0.93784147" calcext:value-type="float">
            <text:p>0.93784147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88.6746186" calcext:value-type="float">
            <text:p>188.6746186</text:p>
          </table:table-cell>
          <table:table-cell office:value-type="float" office:value="65.9744808" calcext:value-type="float">
            <text:p>65.9744808</text:p>
          </table:table-cell>
          <table:table-cell office:value-type="float" office:value="1.44943562" calcext:value-type="float">
            <text:p>1.44943562</text:p>
          </table:table-cell>
          <table:table-cell office:value-type="float" office:value="0.70792978" calcext:value-type="float">
            <text:p>0.70792978</text:p>
          </table:table-cell>
          <table:table-cell office:value-type="float" office:value="2.79054438" calcext:value-type="float">
            <text:p>2.79054438</text:p>
          </table:table-cell>
          <table:table-cell office:value-type="float" office:value="2.27846995" calcext:value-type="float">
            <text:p>2.27846995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88.7328356" calcext:value-type="float">
            <text:p>188.7328356</text:p>
          </table:table-cell>
          <table:table-cell office:value-type="float" office:value="65.6194952" calcext:value-type="float">
            <text:p>65.6194952</text:p>
          </table:table-cell>
          <table:table-cell office:value-type="float" office:value="1.529460156" calcext:value-type="float">
            <text:p>1.529460156</text:p>
          </table:table-cell>
          <table:table-cell office:value-type="float" office:value="0.75971805" calcext:value-type="float">
            <text:p>0.75971805</text:p>
          </table:table-cell>
          <table:table-cell office:value-type="float" office:value="0.87018736" calcext:value-type="float">
            <text:p>0.87018736</text:p>
          </table:table-cell>
          <table:table-cell office:value-type="float" office:value="0.710505005" calcext:value-type="float">
            <text:p>0.710505005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87.943134" calcext:value-type="float">
            <text:p>187.943134</text:p>
          </table:table-cell>
          <table:table-cell office:value-type="float" office:value="65.3657993" calcext:value-type="float">
            <text:p>65.3657993</text:p>
          </table:table-cell>
          <table:table-cell office:value-type="float" office:value="1.540160516" calcext:value-type="float">
            <text:p>1.540160516</text:p>
          </table:table-cell>
          <table:table-cell office:value-type="float" office:value="0.801226892" calcext:value-type="float">
            <text:p>0.801226892</text:p>
          </table:table-cell>
          <table:table-cell office:value-type="float" office:value="2.14140694" calcext:value-type="float">
            <text:p>2.14140694</text:p>
          </table:table-cell>
          <table:table-cell office:value-type="float" office:value="1.74845144" calcext:value-type="float">
            <text:p>1.74845144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88.202299" calcext:value-type="float">
            <text:p>188.202299</text:p>
          </table:table-cell>
          <table:table-cell office:value-type="float" office:value="64.8263678" calcext:value-type="float">
            <text:p>64.8263678</text:p>
          </table:table-cell>
          <table:table-cell office:value-type="float" office:value="1.479667976" calcext:value-type="float">
            <text:p>1.479667976</text:p>
          </table:table-cell>
          <table:table-cell office:value-type="float" office:value="0.772991272" calcext:value-type="float">
            <text:p>0.772991272</text:p>
          </table:table-cell>
          <table:table-cell office:value-type="float" office:value="0.96651558" calcext:value-type="float">
            <text:p>0.96651558</text:p>
          </table:table-cell>
          <table:table-cell office:value-type="float" office:value="0.78915667" calcext:value-type="float">
            <text:p>0.7891566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88.119733" calcext:value-type="float">
            <text:p>188.119733</text:p>
          </table:table-cell>
          <table:table-cell office:value-type="float" office:value="64.5130797" calcext:value-type="float">
            <text:p>64.5130797</text:p>
          </table:table-cell>
          <table:table-cell office:value-type="float" office:value="1.46514362" calcext:value-type="float">
            <text:p>1.46514362</text:p>
          </table:table-cell>
          <table:table-cell office:value-type="float" office:value="0.817209486" calcext:value-type="float">
            <text:p>0.817209486</text:p>
          </table:table-cell>
          <table:table-cell office:value-type="float" office:value="1.78914248" calcext:value-type="float">
            <text:p>1.78914248</text:p>
          </table:table-cell>
          <table:table-cell office:value-type="float" office:value="1.46082872" calcext:value-type="float">
            <text:p>1.46082872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88.659825" calcext:value-type="float">
            <text:p>188.659825</text:p>
          </table:table-cell>
          <table:table-cell office:value-type="float" office:value="64.1686142" calcext:value-type="float">
            <text:p>64.1686142</text:p>
          </table:table-cell>
          <table:table-cell office:value-type="float" office:value="1.46910466" calcext:value-type="float">
            <text:p>1.46910466</text:p>
          </table:table-cell>
          <table:table-cell office:value-type="float" office:value="0.826791687" calcext:value-type="float">
            <text:p>0.826791687</text:p>
          </table:table-cell>
          <table:table-cell office:value-type="float" office:value="0.652270374" calcext:value-type="float">
            <text:p>0.652270374</text:p>
          </table:table-cell>
          <table:table-cell office:value-type="float" office:value="0.53257654" calcext:value-type="float">
            <text:p>0.53257654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88.881854" calcext:value-type="float">
            <text:p>188.881854</text:p>
          </table:table-cell>
          <table:table-cell office:value-type="float" office:value="63.7650205" calcext:value-type="float">
            <text:p>63.7650205</text:p>
          </table:table-cell>
          <table:table-cell office:value-type="float" office:value="1.48312304" calcext:value-type="float">
            <text:p>1.48312304</text:p>
          </table:table-cell>
          <table:table-cell office:value-type="float" office:value="0.803772087" calcext:value-type="float">
            <text:p>0.803772087</text:p>
          </table:table-cell>
          <table:table-cell office:value-type="float" office:value="1.63049104" calcext:value-type="float">
            <text:p>1.63049104</text:p>
          </table:table-cell>
          <table:table-cell office:value-type="float" office:value="1.33129035" calcext:value-type="float">
            <text:p>1.33129035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89.901331" calcext:value-type="float">
            <text:p>189.901331</text:p>
          </table:table-cell>
          <table:table-cell office:value-type="float" office:value="63.6622475" calcext:value-type="float">
            <text:p>63.6622475</text:p>
          </table:table-cell>
          <table:table-cell office:value-type="float" office:value="1.49958174" calcext:value-type="float">
            <text:p>1.49958174</text:p>
          </table:table-cell>
          <table:table-cell office:value-type="float" office:value="0.843969786" calcext:value-type="float">
            <text:p>0.843969786</text:p>
          </table:table-cell>
          <table:table-cell office:value-type="float" office:value="0.82575595" calcext:value-type="float">
            <text:p>0.82575595</text:p>
          </table:table-cell>
          <table:table-cell office:value-type="float" office:value="0.67422693" calcext:value-type="float">
            <text:p>0.67422693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90.048339" calcext:value-type="float">
            <text:p>190.048339</text:p>
          </table:table-cell>
          <table:table-cell office:value-type="float" office:value="63.2662863" calcext:value-type="float">
            <text:p>63.2662863</text:p>
          </table:table-cell>
          <table:table-cell office:value-type="float" office:value="1.381044749" calcext:value-type="float">
            <text:p>1.381044749</text:p>
          </table:table-cell>
          <table:table-cell office:value-type="float" office:value="0.761501959" calcext:value-type="float">
            <text:p>0.761501959</text:p>
          </table:table-cell>
          <table:table-cell office:value-type="float" office:value="1.409621645" calcext:value-type="float">
            <text:p>1.409621645</text:p>
          </table:table-cell>
          <table:table-cell office:value-type="float" office:value="1.150951245" calcext:value-type="float">
            <text:p>1.150951245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91.154534" calcext:value-type="float">
            <text:p>191.154534</text:p>
          </table:table-cell>
          <table:table-cell office:value-type="float" office:value="63.4274328" calcext:value-type="float">
            <text:p>63.4274328</text:p>
          </table:table-cell>
          <table:table-cell office:value-type="float" office:value="1.372667239" calcext:value-type="float">
            <text:p>1.372667239</text:p>
          </table:table-cell>
          <table:table-cell office:value-type="float" office:value="0.741097853" calcext:value-type="float">
            <text:p>0.741097853</text:p>
          </table:table-cell>
          <table:table-cell office:value-type="float" office:value="0.970742266" calcext:value-type="float">
            <text:p>0.970742266</text:p>
          </table:table-cell>
          <table:table-cell office:value-type="float" office:value="0.792607767" calcext:value-type="float">
            <text:p>0.792607767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91.841359" calcext:value-type="float">
            <text:p>191.841359</text:p>
          </table:table-cell>
          <table:table-cell office:value-type="float" office:value="63.2587327" calcext:value-type="float">
            <text:p>63.2587327</text:p>
          </table:table-cell>
          <table:table-cell office:value-type="float" office:value="1.40521735" calcext:value-type="float">
            <text:p>1.40521735</text:p>
          </table:table-cell>
          <table:table-cell office:value-type="float" office:value="0.751027449" calcext:value-type="float">
            <text:p>0.751027449</text:p>
          </table:table-cell>
          <table:table-cell office:value-type="float" office:value="1.445441406" calcext:value-type="float">
            <text:p>1.445441406</text:p>
          </table:table-cell>
          <table:table-cell office:value-type="float" office:value="1.18019797" calcext:value-type="float">
            <text:p>1.18019797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93.018993" calcext:value-type="float">
            <text:p>193.018993</text:p>
          </table:table-cell>
          <table:table-cell office:value-type="float" office:value="63.6425344" calcext:value-type="float">
            <text:p>63.6425344</text:p>
          </table:table-cell>
          <table:table-cell office:value-type="float" office:value="1.51541211" calcext:value-type="float">
            <text:p>1.51541211</text:p>
          </table:table-cell>
          <table:table-cell office:value-type="float" office:value="0.72230445" calcext:value-type="float">
            <text:p>0.72230445</text:p>
          </table:table-cell>
          <table:table-cell office:value-type="float" office:value="1.040145966" calcext:value-type="float">
            <text:p>1.040145966</text:p>
          </table:table-cell>
          <table:table-cell office:value-type="float" office:value="0.849275644" calcext:value-type="float">
            <text:p>0.849275644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93.942823" calcext:value-type="float">
            <text:p>193.942823</text:p>
          </table:table-cell>
          <table:table-cell office:value-type="float" office:value="63.644857" calcext:value-type="float">
            <text:p>63.644857</text:p>
          </table:table-cell>
          <table:table-cell office:value-type="float" office:value="1.44412156" calcext:value-type="float">
            <text:p>1.44412156</text:p>
          </table:table-cell>
          <table:table-cell office:value-type="float" office:value="0.729132993" calcext:value-type="float">
            <text:p>0.729132993</text:p>
          </table:table-cell>
          <table:table-cell office:value-type="float" office:value="1.83390771" calcext:value-type="float">
            <text:p>1.83390771</text:p>
          </table:table-cell>
          <table:table-cell office:value-type="float" office:value="1.497379384" calcext:value-type="float">
            <text:p>1.497379384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95.216452" calcext:value-type="float">
            <text:p>195.216452</text:p>
          </table:table-cell>
          <table:table-cell office:value-type="float" office:value="63.8918147" calcext:value-type="float">
            <text:p>63.8918147</text:p>
          </table:table-cell>
          <table:table-cell office:value-type="float" office:value="1.34517984" calcext:value-type="float">
            <text:p>1.34517984</text:p>
          </table:table-cell>
          <table:table-cell office:value-type="float" office:value="0.731003178" calcext:value-type="float">
            <text:p>0.731003178</text:p>
          </table:table-cell>
          <table:table-cell office:value-type="float" office:value="1.261366864" calcext:value-type="float">
            <text:p>1.261366864</text:p>
          </table:table-cell>
          <table:table-cell office:value-type="float" office:value="1.029901775" calcext:value-type="float">
            <text:p>1.029901775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96.5061934" calcext:value-type="float">
            <text:p>196.5061934</text:p>
          </table:table-cell>
          <table:table-cell office:value-type="float" office:value="64.1322537" calcext:value-type="float">
            <text:p>64.1322537</text:p>
          </table:table-cell>
          <table:table-cell office:value-type="float" office:value="1.35940638" calcext:value-type="float">
            <text:p>1.35940638</text:p>
          </table:table-cell>
          <table:table-cell office:value-type="float" office:value="0.761547958" calcext:value-type="float">
            <text:p>0.761547958</text:p>
          </table:table-cell>
          <table:table-cell office:value-type="float" office:value="2.276691" calcext:value-type="float">
            <text:p>2.276691</text:p>
          </table:table-cell>
          <table:table-cell office:value-type="float" office:value="1.858910445" calcext:value-type="float">
            <text:p>1.858910445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97.6946434" calcext:value-type="float">
            <text:p>197.6946434</text:p>
          </table:table-cell>
          <table:table-cell office:value-type="float" office:value="64.370077" calcext:value-type="float">
            <text:p>64.370077</text:p>
          </table:table-cell>
          <table:table-cell office:value-type="float" office:value="1.35550255" calcext:value-type="float">
            <text:p>1.35550255</text:p>
          </table:table-cell>
          <table:table-cell office:value-type="float" office:value="0.775672158" calcext:value-type="float">
            <text:p>0.775672158</text:p>
          </table:table-cell>
          <table:table-cell office:value-type="float" office:value="1.333051923" calcext:value-type="float">
            <text:p>1.333051923</text:p>
          </table:table-cell>
          <table:table-cell office:value-type="float" office:value="1.088432274" calcext:value-type="float">
            <text:p>1.088432274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98.0376206" calcext:value-type="float">
            <text:p>198.0376206</text:p>
          </table:table-cell>
          <table:table-cell office:value-type="float" office:value="64.5398281" calcext:value-type="float">
            <text:p>64.5398281</text:p>
          </table:table-cell>
          <table:table-cell office:value-type="float" office:value="1.44544935" calcext:value-type="float">
            <text:p>1.44544935</text:p>
          </table:table-cell>
          <table:table-cell office:value-type="float" office:value="0.82069921" calcext:value-type="float">
            <text:p>0.82069921</text:p>
          </table:table-cell>
          <table:table-cell office:value-type="float" office:value="2.46347837" calcext:value-type="float">
            <text:p>2.46347837</text:p>
          </table:table-cell>
          <table:table-cell office:value-type="float" office:value="2.011421694" calcext:value-type="float">
            <text:p>2.01142169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98.7499916" calcext:value-type="float">
            <text:p>198.7499916</text:p>
          </table:table-cell>
          <table:table-cell office:value-type="float" office:value="64.5735777" calcext:value-type="float">
            <text:p>64.5735777</text:p>
          </table:table-cell>
          <table:table-cell office:value-type="float" office:value="1.48974349" calcext:value-type="float">
            <text:p>1.48974349</text:p>
          </table:table-cell>
          <table:table-cell office:value-type="float" office:value="0.79247723" calcext:value-type="float">
            <text:p>0.79247723</text:p>
          </table:table-cell>
          <table:table-cell office:value-type="float" office:value="0.994257705" calcext:value-type="float">
            <text:p>0.994257705</text:p>
          </table:table-cell>
          <table:table-cell office:value-type="float" office:value="0.811808014" calcext:value-type="float">
            <text:p>0.811808014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99.114741" calcext:value-type="float">
            <text:p>199.114741</text:p>
          </table:table-cell>
          <table:table-cell office:value-type="float" office:value="64.9371885" calcext:value-type="float">
            <text:p>64.9371885</text:p>
          </table:table-cell>
          <table:table-cell office:value-type="float" office:value="1.52332726" calcext:value-type="float">
            <text:p>1.52332726</text:p>
          </table:table-cell>
          <table:table-cell office:value-type="float" office:value="0.821699405" calcext:value-type="float">
            <text:p>0.821699405</text:p>
          </table:table-cell>
          <table:table-cell office:value-type="float" office:value="2.023706736" calcext:value-type="float">
            <text:p>2.023706736</text:p>
          </table:table-cell>
          <table:table-cell office:value-type="float" office:value="1.652349634" calcext:value-type="float">
            <text:p>1.652349634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99.067796" calcext:value-type="float">
            <text:p>199.067796</text:p>
          </table:table-cell>
          <table:table-cell office:value-type="float" office:value="64.5828366" calcext:value-type="float">
            <text:p>64.5828366</text:p>
          </table:table-cell>
          <table:table-cell office:value-type="float" office:value="1.449969957" calcext:value-type="float">
            <text:p>1.449969957</text:p>
          </table:table-cell>
          <table:table-cell office:value-type="float" office:value="0.826101495" calcext:value-type="float">
            <text:p>0.826101495</text:p>
          </table:table-cell>
          <table:table-cell office:value-type="float" office:value="0.87319919" calcext:value-type="float">
            <text:p>0.87319919</text:p>
          </table:table-cell>
          <table:table-cell office:value-type="float" office:value="0.7129642" calcext:value-type="float">
            <text:p>0.7129642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98.085336" calcext:value-type="float">
            <text:p>198.085336</text:p>
          </table:table-cell>
          <table:table-cell office:value-type="float" office:value="64.3553107" calcext:value-type="float">
            <text:p>64.3553107</text:p>
          </table:table-cell>
          <table:table-cell office:value-type="float" office:value="1.464637502" calcext:value-type="float">
            <text:p>1.464637502</text:p>
          </table:table-cell>
          <table:table-cell office:value-type="float" office:value="0.807147876" calcext:value-type="float">
            <text:p>0.807147876</text:p>
          </table:table-cell>
          <table:table-cell office:value-type="float" office:value="1.694897703" calcext:value-type="float">
            <text:p>1.694897703</text:p>
          </table:table-cell>
          <table:table-cell office:value-type="float" office:value="1.38387814" calcext:value-type="float">
            <text:p>1.38387814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97.604992" calcext:value-type="float">
            <text:p>197.604992</text:p>
          </table:table-cell>
          <table:table-cell office:value-type="float" office:value="63.8294456" calcext:value-type="float">
            <text:p>63.8294456</text:p>
          </table:table-cell>
          <table:table-cell office:value-type="float" office:value="1.468371495" calcext:value-type="float">
            <text:p>1.468371495</text:p>
          </table:table-cell>
          <table:table-cell office:value-type="float" office:value="0.799759756" calcext:value-type="float">
            <text:p>0.799759756</text:p>
          </table:table-cell>
          <table:table-cell office:value-type="float" office:value="0.90398144" calcext:value-type="float">
            <text:p>0.90398144</text:p>
          </table:table-cell>
          <table:table-cell office:value-type="float" office:value="0.73809778" calcext:value-type="float">
            <text:p>0.7380977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97.41559" calcext:value-type="float">
            <text:p>197.41559</text:p>
          </table:table-cell>
          <table:table-cell office:value-type="float" office:value="64.482999" calcext:value-type="float">
            <text:p>64.482999</text:p>
          </table:table-cell>
          <table:table-cell office:value-type="float" office:value="1.42929922" calcext:value-type="float">
            <text:p>1.42929922</text:p>
          </table:table-cell>
          <table:table-cell office:value-type="float" office:value="0.790458555" calcext:value-type="float">
            <text:p>0.790458555</text:p>
          </table:table-cell>
          <table:table-cell office:value-type="float" office:value="1.66613753" calcext:value-type="float">
            <text:p>1.66613753</text:p>
          </table:table-cell>
          <table:table-cell office:value-type="float" office:value="1.360395533" calcext:value-type="float">
            <text:p>1.36039553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97.046823" calcext:value-type="float">
            <text:p>197.046823</text:p>
          </table:table-cell>
          <table:table-cell office:value-type="float" office:value="64.2851471" calcext:value-type="float">
            <text:p>64.2851471</text:p>
          </table:table-cell>
          <table:table-cell office:value-type="float" office:value="1.463551044" calcext:value-type="float">
            <text:p>1.463551044</text:p>
          </table:table-cell>
          <table:table-cell office:value-type="float" office:value="0.772995515" calcext:value-type="float">
            <text:p>0.772995515</text:p>
          </table:table-cell>
          <table:table-cell office:value-type="float" office:value="0.8767855" calcext:value-type="float">
            <text:p>0.8767855</text:p>
          </table:table-cell>
          <table:table-cell office:value-type="float" office:value="0.71589236" calcext:value-type="float">
            <text:p>0.7158923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96.739098" calcext:value-type="float">
            <text:p>196.739098</text:p>
          </table:table-cell>
          <table:table-cell office:value-type="float" office:value="64.9439977" calcext:value-type="float">
            <text:p>64.9439977</text:p>
          </table:table-cell>
          <table:table-cell office:value-type="float" office:value="1.40226336" calcext:value-type="float">
            <text:p>1.40226336</text:p>
          </table:table-cell>
          <table:table-cell office:value-type="float" office:value="0.751450344" calcext:value-type="float">
            <text:p>0.751450344</text:p>
          </table:table-cell>
          <table:table-cell office:value-type="float" office:value="1.848718222" calcext:value-type="float">
            <text:p>1.848718222</text:p>
          </table:table-cell>
          <table:table-cell office:value-type="float" office:value="1.50947211" calcext:value-type="float">
            <text:p>1.5094721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96.34793" calcext:value-type="float">
            <text:p>196.34793</text:p>
          </table:table-cell>
          <table:table-cell office:value-type="float" office:value="65.0340632" calcext:value-type="float">
            <text:p>65.0340632</text:p>
          </table:table-cell>
          <table:table-cell office:value-type="float" office:value="1.421025836" calcext:value-type="float">
            <text:p>1.421025836</text:p>
          </table:table-cell>
          <table:table-cell office:value-type="float" office:value="0.77520169" calcext:value-type="float">
            <text:p>0.77520169</text:p>
          </table:table-cell>
          <table:table-cell office:value-type="float" office:value="0.51430932" calcext:value-type="float">
            <text:p>0.51430932</text:p>
          </table:table-cell>
          <table:table-cell office:value-type="float" office:value="0.419931784" calcext:value-type="float">
            <text:p>0.41993178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95.685146" calcext:value-type="float">
            <text:p>195.685146</text:p>
          </table:table-cell>
          <table:table-cell office:value-type="float" office:value="65.4513915" calcext:value-type="float">
            <text:p>65.4513915</text:p>
          </table:table-cell>
          <table:table-cell office:value-type="float" office:value="1.395476342" calcext:value-type="float">
            <text:p>1.395476342</text:p>
          </table:table-cell>
          <table:table-cell office:value-type="float" office:value="0.790725671" calcext:value-type="float">
            <text:p>0.790725671</text:p>
          </table:table-cell>
          <table:table-cell office:value-type="float" office:value="1.9171651" calcext:value-type="float">
            <text:p>1.9171651</text:p>
          </table:table-cell>
          <table:table-cell office:value-type="float" office:value="1.56535877" calcext:value-type="float">
            <text:p>1.5653587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.3900454" calcext:value-type="float">
            <text:p>195.3900454</text:p>
          </table:table-cell>
          <table:table-cell office:value-type="float" office:value="65.6072523" calcext:value-type="float">
            <text:p>65.6072523</text:p>
          </table:table-cell>
          <table:table-cell office:value-type="float" office:value="1.336966142" calcext:value-type="float">
            <text:p>1.336966142</text:p>
          </table:table-cell>
          <table:table-cell office:value-type="float" office:value="0.781927198" calcext:value-type="float">
            <text:p>0.781927198</text:p>
          </table:table-cell>
          <table:table-cell office:value-type="float" office:value="0.771484435" calcext:value-type="float">
            <text:p>0.771484435</text:p>
          </table:table-cell>
          <table:table-cell office:value-type="float" office:value="0.629914413" calcext:value-type="float">
            <text:p>0.62991441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94.9342964" calcext:value-type="float">
            <text:p>194.9342964</text:p>
          </table:table-cell>
          <table:table-cell office:value-type="float" office:value="65.7623654" calcext:value-type="float">
            <text:p>65.7623654</text:p>
          </table:table-cell>
          <table:table-cell office:value-type="float" office:value="1.34101157" calcext:value-type="float">
            <text:p>1.34101157</text:p>
          </table:table-cell>
          <table:table-cell office:value-type="float" office:value="0.804669038" calcext:value-type="float">
            <text:p>0.804669038</text:p>
          </table:table-cell>
          <table:table-cell office:value-type="float" office:value="1.54940459" calcext:value-type="float">
            <text:p>1.54940459</text:p>
          </table:table-cell>
          <table:table-cell office:value-type="float" office:value="1.26508355" calcext:value-type="float">
            <text:p>1.2650835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94.558078" calcext:value-type="float">
            <text:p>194.558078</text:p>
          </table:table-cell>
          <table:table-cell office:value-type="float" office:value="65.8132325" calcext:value-type="float">
            <text:p>65.8132325</text:p>
          </table:table-cell>
          <table:table-cell office:value-type="float" office:value="1.46253488" calcext:value-type="float">
            <text:p>1.46253488</text:p>
          </table:table-cell>
          <table:table-cell office:value-type="float" office:value="0.859507068" calcext:value-type="float">
            <text:p>0.859507068</text:p>
          </table:table-cell>
          <table:table-cell office:value-type="float" office:value="0.81481233" calcext:value-type="float">
            <text:p>0.81481233</text:p>
          </table:table-cell>
          <table:table-cell office:value-type="float" office:value="0.665291492" calcext:value-type="float">
            <text:p>0.66529149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93.953736" calcext:value-type="float">
            <text:p>193.953736</text:p>
          </table:table-cell>
          <table:table-cell office:value-type="float" office:value="66.0772981" calcext:value-type="float">
            <text:p>66.0772981</text:p>
          </table:table-cell>
          <table:table-cell office:value-type="float" office:value="1.50869799" calcext:value-type="float">
            <text:p>1.50869799</text:p>
          </table:table-cell>
          <table:table-cell office:value-type="float" office:value="0.860814343" calcext:value-type="float">
            <text:p>0.860814343</text:p>
          </table:table-cell>
          <table:table-cell office:value-type="float" office:value="1.531027864" calcext:value-type="float">
            <text:p>1.531027864</text:p>
          </table:table-cell>
          <table:table-cell office:value-type="float" office:value="1.25007899" calcext:value-type="float">
            <text:p>1.2500789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93.7975754" calcext:value-type="float">
            <text:p>193.7975754</text:p>
          </table:table-cell>
          <table:table-cell office:value-type="float" office:value="65.9524549" calcext:value-type="float">
            <text:p>65.9524549</text:p>
          </table:table-cell>
          <table:table-cell office:value-type="float" office:value="1.53406073" calcext:value-type="float">
            <text:p>1.53406073</text:p>
          </table:table-cell>
          <table:table-cell office:value-type="float" office:value="0.850784724" calcext:value-type="float">
            <text:p>0.850784724</text:p>
          </table:table-cell>
          <table:table-cell office:value-type="float" office:value="0.874194507" calcext:value-type="float">
            <text:p>0.874194507</text:p>
          </table:table-cell>
          <table:table-cell office:value-type="float" office:value="0.713776805" calcext:value-type="float">
            <text:p>0.71377680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92.9909434" calcext:value-type="float">
            <text:p>192.9909434</text:p>
          </table:table-cell>
          <table:table-cell office:value-type="float" office:value="65.5714098" calcext:value-type="float">
            <text:p>65.5714098</text:p>
          </table:table-cell>
          <table:table-cell office:value-type="float" office:value="1.58665167" calcext:value-type="float">
            <text:p>1.58665167</text:p>
          </table:table-cell>
          <table:table-cell office:value-type="float" office:value="0.868475136" calcext:value-type="float">
            <text:p>0.868475136</text:p>
          </table:table-cell>
          <table:table-cell office:value-type="float" office:value="1.50388524" calcext:value-type="float">
            <text:p>1.50388524</text:p>
          </table:table-cell>
          <table:table-cell office:value-type="float" office:value="1.227917152" calcext:value-type="float">
            <text:p>1.22791715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93.174743" calcext:value-type="float">
            <text:p>193.174743</text:p>
          </table:table-cell>
          <table:table-cell office:value-type="float" office:value="65.2098179" calcext:value-type="float">
            <text:p>65.2098179</text:p>
          </table:table-cell>
          <table:table-cell office:value-type="float" office:value="1.57362167" calcext:value-type="float">
            <text:p>1.57362167</text:p>
          </table:table-cell>
          <table:table-cell office:value-type="float" office:value="0.876709062" calcext:value-type="float">
            <text:p>0.876709062</text:p>
          </table:table-cell>
          <table:table-cell office:value-type="float" office:value="0.86130105" calcext:value-type="float">
            <text:p>0.86130105</text:p>
          </table:table-cell>
          <table:table-cell office:value-type="float" office:value="0.70324937" calcext:value-type="float">
            <text:p>0.7032493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92.552731" calcext:value-type="float">
            <text:p>192.552731</text:p>
          </table:table-cell>
          <table:table-cell office:value-type="float" office:value="64.7166666" calcext:value-type="float">
            <text:p>64.7166666</text:p>
          </table:table-cell>
          <table:table-cell office:value-type="float" office:value="1.612544" calcext:value-type="float">
            <text:p>1.612544</text:p>
          </table:table-cell>
          <table:table-cell office:value-type="float" office:value="0.875041345" calcext:value-type="float">
            <text:p>0.875041345</text:p>
          </table:table-cell>
          <table:table-cell office:value-type="float" office:value="1.600597323" calcext:value-type="float">
            <text:p>1.600597323</text:p>
          </table:table-cell>
          <table:table-cell office:value-type="float" office:value="1.306882227" calcext:value-type="float">
            <text:p>1.30688222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92.789768" calcext:value-type="float">
            <text:p>192.789768</text:p>
          </table:table-cell>
          <table:table-cell office:value-type="float" office:value="64.6154328" calcext:value-type="float">
            <text:p>64.6154328</text:p>
          </table:table-cell>
          <table:table-cell office:value-type="float" office:value="1.65121994" calcext:value-type="float">
            <text:p>1.65121994</text:p>
          </table:table-cell>
          <table:table-cell office:value-type="float" office:value="0.893742535" calcext:value-type="float">
            <text:p>0.893742535</text:p>
          </table:table-cell>
          <table:table-cell office:value-type="float" office:value="1.18792801" calcext:value-type="float">
            <text:p>1.18792801</text:p>
          </table:table-cell>
          <table:table-cell office:value-type="float" office:value="0.969939186" calcext:value-type="float">
            <text:p>0.96993918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92.583808" calcext:value-type="float">
            <text:p>192.583808</text:p>
          </table:table-cell>
          <table:table-cell office:value-type="float" office:value="63.9020499" calcext:value-type="float">
            <text:p>63.9020499</text:p>
          </table:table-cell>
          <table:table-cell office:value-type="float" office:value="1.68890139" calcext:value-type="float">
            <text:p>1.68890139</text:p>
          </table:table-cell>
          <table:table-cell office:value-type="float" office:value="0.91122605" calcext:value-type="float">
            <text:p>0.91122605</text:p>
          </table:table-cell>
          <table:table-cell office:value-type="float" office:value="1.73980046" calcext:value-type="float">
            <text:p>1.73980046</text:p>
          </table:table-cell>
          <table:table-cell office:value-type="float" office:value="1.420541113" calcext:value-type="float">
            <text:p>1.42054111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92.886586" calcext:value-type="float">
            <text:p>192.886586</text:p>
          </table:table-cell>
          <table:table-cell office:value-type="float" office:value="63.8246017" calcext:value-type="float">
            <text:p>63.8246017</text:p>
          </table:table-cell>
          <table:table-cell office:value-type="float" office:value="1.70362171" calcext:value-type="float">
            <text:p>1.70362171</text:p>
          </table:table-cell>
          <table:table-cell office:value-type="float" office:value="0.897871275" calcext:value-type="float">
            <text:p>0.897871275</text:p>
          </table:table-cell>
          <table:table-cell office:value-type="float" office:value="1.214596495" calcext:value-type="float">
            <text:p>1.214596495</text:p>
          </table:table-cell>
          <table:table-cell office:value-type="float" office:value="0.991713906" calcext:value-type="float">
            <text:p>0.99171390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92.767957" calcext:value-type="float">
            <text:p>192.767957</text:p>
          </table:table-cell>
          <table:table-cell office:value-type="float" office:value="63.4374995" calcext:value-type="float">
            <text:p>63.4374995</text:p>
          </table:table-cell>
          <table:table-cell office:value-type="float" office:value="1.72847807" calcext:value-type="float">
            <text:p>1.72847807</text:p>
          </table:table-cell>
          <table:table-cell office:value-type="float" office:value="0.896273875" calcext:value-type="float">
            <text:p>0.896273875</text:p>
          </table:table-cell>
          <table:table-cell office:value-type="float" office:value="1.280212606" calcext:value-type="float">
            <text:p>1.280212606</text:p>
          </table:table-cell>
          <table:table-cell office:value-type="float" office:value="1.045289236" calcext:value-type="float">
            <text:p>1.04528923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92.61396" calcext:value-type="float">
            <text:p>192.61396</text:p>
          </table:table-cell>
          <table:table-cell office:value-type="float" office:value="63.1865904" calcext:value-type="float">
            <text:p>63.1865904</text:p>
          </table:table-cell>
          <table:table-cell office:value-type="float" office:value="1.72398753" calcext:value-type="float">
            <text:p>1.72398753</text:p>
          </table:table-cell>
          <table:table-cell office:value-type="float" office:value="0.888765266" calcext:value-type="float">
            <text:p>0.888765266</text:p>
          </table:table-cell>
          <table:table-cell office:value-type="float" office:value="1.598319576" calcext:value-type="float">
            <text:p>1.598319576</text:p>
          </table:table-cell>
          <table:table-cell office:value-type="float" office:value="1.30502246" calcext:value-type="float">
            <text:p>1.3050224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92.28332" calcext:value-type="float">
            <text:p>192.28332</text:p>
          </table:table-cell>
          <table:table-cell office:value-type="float" office:value="63.1176108" calcext:value-type="float">
            <text:p>63.1176108</text:p>
          </table:table-cell>
          <table:table-cell office:value-type="float" office:value="1.74370635" calcext:value-type="float">
            <text:p>1.74370635</text:p>
          </table:table-cell>
          <table:table-cell office:value-type="float" office:value="0.880967821" calcext:value-type="float">
            <text:p>0.880967821</text:p>
          </table:table-cell>
          <table:table-cell office:value-type="float" office:value="1.008147" calcext:value-type="float">
            <text:p>1.008147</text:p>
          </table:table-cell>
          <table:table-cell office:value-type="float" office:value="0.823148585" calcext:value-type="float">
            <text:p>0.82314858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91.967839" calcext:value-type="float">
            <text:p>191.967839</text:p>
          </table:table-cell>
          <table:table-cell office:value-type="float" office:value="62.5447435" calcext:value-type="float">
            <text:p>62.5447435</text:p>
          </table:table-cell>
          <table:table-cell office:value-type="float" office:value="1.70278173" calcext:value-type="float">
            <text:p>1.70278173</text:p>
          </table:table-cell>
          <table:table-cell office:value-type="float" office:value="0.888032843" calcext:value-type="float">
            <text:p>0.888032843</text:p>
          </table:table-cell>
          <table:table-cell office:value-type="float" office:value="1.63198669" calcext:value-type="float">
            <text:p>1.63198669</text:p>
          </table:table-cell>
          <table:table-cell office:value-type="float" office:value="1.33251157" calcext:value-type="float">
            <text:p>1.3325115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91.797334" calcext:value-type="float">
            <text:p>191.797334</text:p>
          </table:table-cell>
          <table:table-cell office:value-type="float" office:value="62.7633924" calcext:value-type="float">
            <text:p>62.7633924</text:p>
          </table:table-cell>
          <table:table-cell office:value-type="float" office:value="1.69537487" calcext:value-type="float">
            <text:p>1.69537487</text:p>
          </table:table-cell>
          <table:table-cell office:value-type="float" office:value="0.88583935" calcext:value-type="float">
            <text:p>0.88583935</text:p>
          </table:table-cell>
          <table:table-cell office:value-type="float" office:value="1.79378366" calcext:value-type="float">
            <text:p>1.79378366</text:p>
          </table:table-cell>
          <table:table-cell office:value-type="float" office:value="1.4646182" calcext:value-type="float">
            <text:p>1.464618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1.266899" calcext:value-type="float">
            <text:p>191.266899</text:p>
          </table:table-cell>
          <table:table-cell office:value-type="float" office:value="62.1629549" calcext:value-type="float">
            <text:p>62.1629549</text:p>
          </table:table-cell>
          <table:table-cell office:value-type="float" office:value="1.7055447" calcext:value-type="float">
            <text:p>1.7055447</text:p>
          </table:table-cell>
          <table:table-cell office:value-type="float" office:value="0.871897651" calcext:value-type="float">
            <text:p>0.871897651</text:p>
          </table:table-cell>
          <table:table-cell office:value-type="float" office:value="1.20102759" calcext:value-type="float">
            <text:p>1.20102759</text:p>
          </table:table-cell>
          <table:table-cell office:value-type="float" office:value="0.9806349" calcext:value-type="float">
            <text:p>0.980634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91.736601" calcext:value-type="float">
            <text:p>191.736601</text:p>
          </table:table-cell>
          <table:table-cell office:value-type="float" office:value="62.6023938" calcext:value-type="float">
            <text:p>62.6023938</text:p>
          </table:table-cell>
          <table:table-cell office:value-type="float" office:value="1.67170127" calcext:value-type="float">
            <text:p>1.67170127</text:p>
          </table:table-cell>
          <table:table-cell office:value-type="float" office:value="0.922673375" calcext:value-type="float">
            <text:p>0.922673375</text:p>
          </table:table-cell>
          <table:table-cell office:value-type="float" office:value="1.813374627" calcext:value-type="float">
            <text:p>1.813374627</text:p>
          </table:table-cell>
          <table:table-cell office:value-type="float" office:value="1.480614185" calcext:value-type="float">
            <text:p>1.48061418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91.427355" calcext:value-type="float">
            <text:p>191.427355</text:p>
          </table:table-cell>
          <table:table-cell office:value-type="float" office:value="62.1475295" calcext:value-type="float">
            <text:p>62.1475295</text:p>
          </table:table-cell>
          <table:table-cell office:value-type="float" office:value="1.61782345" calcext:value-type="float">
            <text:p>1.61782345</text:p>
          </table:table-cell>
          <table:table-cell office:value-type="float" office:value="0.955947119" calcext:value-type="float">
            <text:p>0.955947119</text:p>
          </table:table-cell>
          <table:table-cell office:value-type="float" office:value="1.155056314" calcext:value-type="float">
            <text:p>1.155056314</text:p>
          </table:table-cell>
          <table:table-cell office:value-type="float" office:value="0.943099533" calcext:value-type="float">
            <text:p>0.94309953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2.064168" calcext:value-type="float">
            <text:p>192.064168</text:p>
          </table:table-cell>
          <table:table-cell office:value-type="float" office:value="62.597445" calcext:value-type="float">
            <text:p>62.597445</text:p>
          </table:table-cell>
          <table:table-cell office:value-type="float" office:value="1.62976686" calcext:value-type="float">
            <text:p>1.62976686</text:p>
          </table:table-cell>
          <table:table-cell office:value-type="float" office:value="0.945989917" calcext:value-type="float">
            <text:p>0.945989917</text:p>
          </table:table-cell>
          <table:table-cell office:value-type="float" office:value="2.07763551" calcext:value-type="float">
            <text:p>2.07763551</text:p>
          </table:table-cell>
          <table:table-cell office:value-type="float" office:value="1.69638225" calcext:value-type="float">
            <text:p>1.6963822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91.771082" calcext:value-type="float">
            <text:p>191.771082</text:p>
          </table:table-cell>
          <table:table-cell office:value-type="float" office:value="62.1932005" calcext:value-type="float">
            <text:p>62.1932005</text:p>
          </table:table-cell>
          <table:table-cell office:value-type="float" office:value="1.57112936" calcext:value-type="float">
            <text:p>1.57112936</text:p>
          </table:table-cell>
          <table:table-cell office:value-type="float" office:value="0.976128922" calcext:value-type="float">
            <text:p>0.976128922</text:p>
          </table:table-cell>
          <table:table-cell office:value-type="float" office:value="1.08002608" calcext:value-type="float">
            <text:p>1.08002608</text:p>
          </table:table-cell>
          <table:table-cell office:value-type="float" office:value="0.881837576" calcext:value-type="float">
            <text:p>0.881837576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92.080431" calcext:value-type="float">
            <text:p>192.080431</text:p>
          </table:table-cell>
          <table:table-cell office:value-type="float" office:value="62.3276655" calcext:value-type="float">
            <text:p>62.3276655</text:p>
          </table:table-cell>
          <table:table-cell office:value-type="float" office:value="1.5795441" calcext:value-type="float">
            <text:p>1.5795441</text:p>
          </table:table-cell>
          <table:table-cell office:value-type="float" office:value="0.963781053" calcext:value-type="float">
            <text:p>0.963781053</text:p>
          </table:table-cell>
          <table:table-cell office:value-type="float" office:value="2.04360816" calcext:value-type="float">
            <text:p>2.04360816</text:p>
          </table:table-cell>
          <table:table-cell office:value-type="float" office:value="1.66859902" calcext:value-type="float">
            <text:p>1.6685990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92.268464" calcext:value-type="float">
            <text:p>192.268464</text:p>
          </table:table-cell>
          <table:table-cell office:value-type="float" office:value="62.127214" calcext:value-type="float">
            <text:p>62.127214</text:p>
          </table:table-cell>
          <table:table-cell office:value-type="float" office:value="1.454079135" calcext:value-type="float">
            <text:p>1.454079135</text:p>
          </table:table-cell>
          <table:table-cell office:value-type="float" office:value="0.8813311455" calcext:value-type="float">
            <text:p>0.8813311455</text:p>
          </table:table-cell>
          <table:table-cell office:value-type="float" office:value="0.76899748" calcext:value-type="float">
            <text:p>0.76899748</text:p>
          </table:table-cell>
          <table:table-cell office:value-type="float" office:value="0.62788381" calcext:value-type="float">
            <text:p>0.6278838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92.657041" calcext:value-type="float">
            <text:p>192.657041</text:p>
          </table:table-cell>
          <table:table-cell office:value-type="float" office:value="62.2053782" calcext:value-type="float">
            <text:p>62.2053782</text:p>
          </table:table-cell>
          <table:table-cell office:value-type="float" office:value="1.462326895" calcext:value-type="float">
            <text:p>1.462326895</text:p>
          </table:table-cell>
          <table:table-cell office:value-type="float" office:value="0.8773439205" calcext:value-type="float">
            <text:p>0.8773439205</text:p>
          </table:table-cell>
          <table:table-cell office:value-type="float" office:value="1.23972487" calcext:value-type="float">
            <text:p>1.23972487</text:p>
          </table:table-cell>
          <table:table-cell office:value-type="float" office:value="1.01223115" calcext:value-type="float">
            <text:p>1.0122311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92.148233" calcext:value-type="float">
            <text:p>192.148233</text:p>
          </table:table-cell>
          <table:table-cell office:value-type="float" office:value="62.0655606" calcext:value-type="float">
            <text:p>62.0655606</text:p>
          </table:table-cell>
          <table:table-cell office:value-type="float" office:value="1.391045895" calcext:value-type="float">
            <text:p>1.391045895</text:p>
          </table:table-cell>
          <table:table-cell office:value-type="float" office:value="0.7937433" calcext:value-type="float">
            <text:p>0.7937433</text:p>
          </table:table-cell>
          <table:table-cell office:value-type="float" office:value="1.42090727" calcext:value-type="float">
            <text:p>1.42090727</text:p>
          </table:table-cell>
          <table:table-cell office:value-type="float" office:value="1.16016595" calcext:value-type="float">
            <text:p>1.16016595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192.447276" calcext:value-type="float">
            <text:p>192.447276</text:p>
          </table:table-cell>
          <table:table-cell office:value-type="float" office:value="62.1984769" calcext:value-type="float">
            <text:p>62.1984769</text:p>
          </table:table-cell>
          <table:table-cell office:value-type="float" office:value="1.391881515" calcext:value-type="float">
            <text:p>1.391881515</text:p>
          </table:table-cell>
          <table:table-cell office:value-type="float" office:value="0.796452265" calcext:value-type="float">
            <text:p>0.796452265</text:p>
          </table:table-cell>
          <table:table-cell office:value-type="float" office:value="0.966808365" calcext:value-type="float">
            <text:p>0.966808365</text:p>
          </table:table-cell>
          <table:table-cell office:value-type="float" office:value="0.78939571" calcext:value-type="float">
            <text:p>0.78939571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191.392527" calcext:value-type="float">
            <text:p>191.392527</text:p>
          </table:table-cell>
          <table:table-cell office:value-type="float" office:value="62.1495441" calcext:value-type="float">
            <text:p>62.1495441</text:p>
          </table:table-cell>
          <table:table-cell office:value-type="float" office:value="1.52082209" calcext:value-type="float">
            <text:p>1.52082209</text:p>
          </table:table-cell>
          <table:table-cell office:value-type="float" office:value="0.874987805" calcext:value-type="float">
            <text:p>0.874987805</text:p>
          </table:table-cell>
          <table:table-cell office:value-type="float" office:value="1.73584892" calcext:value-type="float">
            <text:p>1.73584892</text:p>
          </table:table-cell>
          <table:table-cell office:value-type="float" office:value="1.41731469" calcext:value-type="float">
            <text:p>1.41731469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191.72117" calcext:value-type="float">
            <text:p>191.72117</text:p>
          </table:table-cell>
          <table:table-cell office:value-type="float" office:value="62.2228421" calcext:value-type="float">
            <text:p>62.2228421</text:p>
          </table:table-cell>
          <table:table-cell office:value-type="float" office:value="1.51095907" calcext:value-type="float">
            <text:p>1.51095907</text:p>
          </table:table-cell>
          <table:table-cell office:value-type="float" office:value="0.897642884" calcext:value-type="float">
            <text:p>0.897642884</text:p>
          </table:table-cell>
          <table:table-cell office:value-type="float" office:value="0.937189956" calcext:value-type="float">
            <text:p>0.937189956</text:p>
          </table:table-cell>
          <table:table-cell office:value-type="float" office:value="0.765212384" calcext:value-type="float">
            <text:p>0.765212384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190.797987" calcext:value-type="float">
            <text:p>190.797987</text:p>
          </table:table-cell>
          <table:table-cell office:value-type="float" office:value="62.1507028" calcext:value-type="float">
            <text:p>62.1507028</text:p>
          </table:table-cell>
          <table:table-cell office:value-type="float" office:value="1.531263184" calcext:value-type="float">
            <text:p>1.531263184</text:p>
          </table:table-cell>
          <table:table-cell office:value-type="float" office:value="0.89146795" calcext:value-type="float">
            <text:p>0.89146795</text:p>
          </table:table-cell>
          <table:table-cell office:value-type="float" office:value="1.82667038" calcext:value-type="float">
            <text:p>1.82667038</text:p>
          </table:table-cell>
          <table:table-cell office:value-type="float" office:value="1.49147012" calcext:value-type="float">
            <text:p>1.49147012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191.509054" calcext:value-type="float">
            <text:p>191.509054</text:p>
          </table:table-cell>
          <table:table-cell office:value-type="float" office:value="62.268735" calcext:value-type="float">
            <text:p>62.268735</text:p>
          </table:table-cell>
          <table:table-cell office:value-type="float" office:value="1.552172444" calcext:value-type="float">
            <text:p>1.552172444</text:p>
          </table:table-cell>
          <table:table-cell office:value-type="float" office:value="0.901172763" calcext:value-type="float">
            <text:p>0.901172763</text:p>
          </table:table-cell>
          <table:table-cell office:value-type="float" office:value="0.779129394" calcext:value-type="float">
            <text:p>0.779129394</text:p>
          </table:table-cell>
          <table:table-cell office:value-type="float" office:value="0.636156507" calcext:value-type="float">
            <text:p>0.636156507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190.58534" calcext:value-type="float">
            <text:p>190.58534</text:p>
          </table:table-cell>
          <table:table-cell office:value-type="float" office:value="62.1275887" calcext:value-type="float">
            <text:p>62.1275887</text:p>
          </table:table-cell>
          <table:table-cell office:value-type="float" office:value="1.53500726" calcext:value-type="float">
            <text:p>1.53500726</text:p>
          </table:table-cell>
          <table:table-cell office:value-type="float" office:value="0.844145561" calcext:value-type="float">
            <text:p>0.844145561</text:p>
          </table:table-cell>
          <table:table-cell office:value-type="float" office:value="2.15137541" calcext:value-type="float">
            <text:p>2.15137541</text:p>
          </table:table-cell>
          <table:table-cell office:value-type="float" office:value="1.75659067" calcext:value-type="float">
            <text:p>1.75659067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191.172829" calcext:value-type="float">
            <text:p>191.172829</text:p>
          </table:table-cell>
          <table:table-cell office:value-type="float" office:value="62.1485466" calcext:value-type="float">
            <text:p>62.1485466</text:p>
          </table:table-cell>
          <table:table-cell office:value-type="float" office:value="1.54069048" calcext:value-type="float">
            <text:p>1.54069048</text:p>
          </table:table-cell>
          <table:table-cell office:value-type="float" office:value="0.819354041" calcext:value-type="float">
            <text:p>0.819354041</text:p>
          </table:table-cell>
          <table:table-cell office:value-type="float" office:value="1.245189926" calcext:value-type="float">
            <text:p>1.245189926</text:p>
          </table:table-cell>
          <table:table-cell office:value-type="float" office:value="1.016693326" calcext:value-type="float">
            <text:p>1.016693326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190.658397" calcext:value-type="float">
            <text:p>190.658397</text:p>
          </table:table-cell>
          <table:table-cell office:value-type="float" office:value="62.0022509" calcext:value-type="float">
            <text:p>62.0022509</text:p>
          </table:table-cell>
          <table:table-cell office:value-type="float" office:value="1.586966114" calcext:value-type="float">
            <text:p>1.586966114</text:p>
          </table:table-cell>
          <table:table-cell office:value-type="float" office:value="0.877052723" calcext:value-type="float">
            <text:p>0.877052723</text:p>
          </table:table-cell>
          <table:table-cell office:value-type="float" office:value="2.13984838" calcext:value-type="float">
            <text:p>2.13984838</text:p>
          </table:table-cell>
          <table:table-cell office:value-type="float" office:value="1.74717891" calcext:value-type="float">
            <text:p>1.74717891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191.130223" calcext:value-type="float">
            <text:p>191.130223</text:p>
          </table:table-cell>
          <table:table-cell office:value-type="float" office:value="62.0340673" calcext:value-type="float">
            <text:p>62.0340673</text:p>
          </table:table-cell>
          <table:table-cell office:value-type="float" office:value="1.599310134" calcext:value-type="float">
            <text:p>1.599310134</text:p>
          </table:table-cell>
          <table:table-cell office:value-type="float" office:value="0.865517158" calcext:value-type="float">
            <text:p>0.865517158</text:p>
          </table:table-cell>
          <table:table-cell office:value-type="float" office:value="1.13812566" calcext:value-type="float">
            <text:p>1.13812566</text:p>
          </table:table-cell>
          <table:table-cell office:value-type="float" office:value="0.92927572" calcext:value-type="float">
            <text:p>0.92927572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190.321638" calcext:value-type="float">
            <text:p>190.321638</text:p>
          </table:table-cell>
          <table:table-cell office:value-type="float" office:value="62.0574777" calcext:value-type="float">
            <text:p>62.0574777</text:p>
          </table:table-cell>
          <table:table-cell office:value-type="float" office:value="1.59567446" calcext:value-type="float">
            <text:p>1.59567446</text:p>
          </table:table-cell>
          <table:table-cell office:value-type="float" office:value="0.847205715" calcext:value-type="float">
            <text:p>0.847205715</text:p>
          </table:table-cell>
          <table:table-cell office:value-type="float" office:value="1.51356997" calcext:value-type="float">
            <text:p>1.51356997</text:p>
          </table:table-cell>
          <table:table-cell office:value-type="float" office:value="1.23582471" calcext:value-type="float">
            <text:p>1.23582471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190.531445" calcext:value-type="float">
            <text:p>190.531445</text:p>
          </table:table-cell>
          <table:table-cell office:value-type="float" office:value="62.1178033" calcext:value-type="float">
            <text:p>62.1178033</text:p>
          </table:table-cell>
          <table:table-cell office:value-type="float" office:value="1.62760715" calcext:value-type="float">
            <text:p>1.62760715</text:p>
          </table:table-cell>
          <table:table-cell office:value-type="float" office:value="0.801782267" calcext:value-type="float">
            <text:p>0.801782267</text:p>
          </table:table-cell>
          <table:table-cell office:value-type="float" office:value="1.53220726" calcext:value-type="float">
            <text:p>1.53220726</text:p>
          </table:table-cell>
          <table:table-cell office:value-type="float" office:value="1.251041957" calcext:value-type="float">
            <text:p>1.251041957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189.814809" calcext:value-type="float">
            <text:p>189.814809</text:p>
          </table:table-cell>
          <table:table-cell office:value-type="float" office:value="62.2340795" calcext:value-type="float">
            <text:p>62.2340795</text:p>
          </table:table-cell>
          <table:table-cell office:value-type="float" office:value="1.64697245" calcext:value-type="float">
            <text:p>1.64697245</text:p>
          </table:table-cell>
          <table:table-cell office:value-type="float" office:value="0.798791388" calcext:value-type="float">
            <text:p>0.798791388</text:p>
          </table:table-cell>
          <table:table-cell office:value-type="float" office:value="1.29224134" calcext:value-type="float">
            <text:p>1.29224134</text:p>
          </table:table-cell>
          <table:table-cell office:value-type="float" office:value="1.0551106" calcext:value-type="float">
            <text:p>1.0551106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190.345724" calcext:value-type="float">
            <text:p>190.345724</text:p>
          </table:table-cell>
          <table:table-cell office:value-type="float" office:value="62.4432642" calcext:value-type="float">
            <text:p>62.4432642</text:p>
          </table:table-cell>
          <table:table-cell office:value-type="float" office:value="1.64867726" calcext:value-type="float">
            <text:p>1.64867726</text:p>
          </table:table-cell>
          <table:table-cell office:value-type="float" office:value="0.791663046" calcext:value-type="float">
            <text:p>0.791663046</text:p>
          </table:table-cell>
          <table:table-cell office:value-type="float" office:value="1.84672175" calcext:value-type="float">
            <text:p>1.84672175</text:p>
          </table:table-cell>
          <table:table-cell office:value-type="float" office:value="1.50784204" calcext:value-type="float">
            <text:p>1.50784204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189.666138" calcext:value-type="float">
            <text:p>189.666138</text:p>
          </table:table-cell>
          <table:table-cell office:value-type="float" office:value="62.6542701" calcext:value-type="float">
            <text:p>62.6542701</text:p>
          </table:table-cell>
          <table:table-cell office:value-type="float" office:value="1.65011497" calcext:value-type="float">
            <text:p>1.65011497</text:p>
          </table:table-cell>
          <table:table-cell office:value-type="float" office:value="0.766776512" calcext:value-type="float">
            <text:p>0.766776512</text:p>
          </table:table-cell>
          <table:table-cell office:value-type="float" office:value="1.30392979" calcext:value-type="float">
            <text:p>1.30392979</text:p>
          </table:table-cell>
          <table:table-cell office:value-type="float" office:value="1.06465425" calcext:value-type="float">
            <text:p>1.06465425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190.058949" calcext:value-type="float">
            <text:p>190.058949</text:p>
          </table:table-cell>
          <table:table-cell office:value-type="float" office:value="62.6214323" calcext:value-type="float">
            <text:p>62.6214323</text:p>
          </table:table-cell>
          <table:table-cell office:value-type="float" office:value="1.65377294" calcext:value-type="float">
            <text:p>1.65377294</text:p>
          </table:table-cell>
          <table:table-cell office:value-type="float" office:value="0.758106914" calcext:value-type="float">
            <text:p>0.758106914</text:p>
          </table:table-cell>
          <table:table-cell office:value-type="float" office:value="1.96379167" calcext:value-type="float">
            <text:p>1.96379167</text:p>
          </table:table-cell>
          <table:table-cell office:value-type="float" office:value="1.60342922" calcext:value-type="float">
            <text:p>1.60342922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88.965347" calcext:value-type="float">
            <text:p>188.965347</text:p>
          </table:table-cell>
          <table:table-cell office:value-type="float" office:value="62.4487995" calcext:value-type="float">
            <text:p>62.4487995</text:p>
          </table:table-cell>
          <table:table-cell office:value-type="float" office:value="1.585087933" calcext:value-type="float">
            <text:p>1.585087933</text:p>
          </table:table-cell>
          <table:table-cell office:value-type="float" office:value="0.787329521" calcext:value-type="float">
            <text:p>0.787329521</text:p>
          </table:table-cell>
          <table:table-cell office:value-type="float" office:value="2.06966714" calcext:value-type="float">
            <text:p>2.06966714</text:p>
          </table:table-cell>
          <table:table-cell office:value-type="float" office:value="1.68987616" calcext:value-type="float">
            <text:p>1.68987616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189.834176" calcext:value-type="float">
            <text:p>189.834176</text:p>
          </table:table-cell>
          <table:table-cell office:value-type="float" office:value="63.1443219" calcext:value-type="float">
            <text:p>63.1443219</text:p>
          </table:table-cell>
          <table:table-cell office:value-type="float" office:value="1.561441853" calcext:value-type="float">
            <text:p>1.561441853</text:p>
          </table:table-cell>
          <table:table-cell office:value-type="float" office:value="0.783787992" calcext:value-type="float">
            <text:p>0.783787992</text:p>
          </table:table-cell>
          <table:table-cell office:value-type="float" office:value="1.827247203" calcext:value-type="float">
            <text:p>1.827247203</text:p>
          </table:table-cell>
          <table:table-cell office:value-type="float" office:value="1.491941053" calcext:value-type="float">
            <text:p>1.491941053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189.574508" calcext:value-type="float">
            <text:p>189.574508</text:p>
          </table:table-cell>
          <table:table-cell office:value-type="float" office:value="63.1675572" calcext:value-type="float">
            <text:p>63.1675572</text:p>
          </table:table-cell>
          <table:table-cell office:value-type="float" office:value="1.59521625" calcext:value-type="float">
            <text:p>1.59521625</text:p>
          </table:table-cell>
          <table:table-cell office:value-type="float" office:value="0.828710283" calcext:value-type="float">
            <text:p>0.828710283</text:p>
          </table:table-cell>
          <table:table-cell office:value-type="float" office:value="0.44874871" calcext:value-type="float">
            <text:p>0.44874871</text:p>
          </table:table-cell>
          <table:table-cell office:value-type="float" office:value="0.36640179" calcext:value-type="float">
            <text:p>0.36640179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189.612135" calcext:value-type="float">
            <text:p>189.612135</text:p>
          </table:table-cell>
          <table:table-cell office:value-type="float" office:value="62.873956" calcext:value-type="float">
            <text:p>62.873956</text:p>
          </table:table-cell>
          <table:table-cell office:value-type="float" office:value="1.61006608" calcext:value-type="float">
            <text:p>1.61006608</text:p>
          </table:table-cell>
          <table:table-cell office:value-type="float" office:value="0.841149625" calcext:value-type="float">
            <text:p>0.841149625</text:p>
          </table:table-cell>
          <table:table-cell office:value-type="float" office:value="2.288480327" calcext:value-type="float">
            <text:p>2.288480327</text:p>
          </table:table-cell>
          <table:table-cell office:value-type="float" office:value="1.868536346" calcext:value-type="float">
            <text:p>1.868536346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188.7057835" calcext:value-type="float">
            <text:p>188.7057835</text:p>
          </table:table-cell>
          <table:table-cell office:value-type="float" office:value="62.7177804" calcext:value-type="float">
            <text:p>62.7177804</text:p>
          </table:table-cell>
          <table:table-cell office:value-type="float" office:value="1.57207099" calcext:value-type="float">
            <text:p>1.57207099</text:p>
          </table:table-cell>
          <table:table-cell office:value-type="float" office:value="0.827937716" calcext:value-type="float">
            <text:p>0.827937716</text:p>
          </table:table-cell>
          <table:table-cell office:value-type="float" office:value="1.07697768" calcext:value-type="float">
            <text:p>1.07697768</text:p>
          </table:table-cell>
          <table:table-cell office:value-type="float" office:value="0.87934856" calcext:value-type="float">
            <text:p>0.87934856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188.4133015" calcext:value-type="float">
            <text:p>188.4133015</text:p>
          </table:table-cell>
          <table:table-cell office:value-type="float" office:value="62.2384917" calcext:value-type="float">
            <text:p>62.2384917</text:p>
          </table:table-cell>
          <table:table-cell office:value-type="float" office:value="1.56308526" calcext:value-type="float">
            <text:p>1.56308526</text:p>
          </table:table-cell>
          <table:table-cell office:value-type="float" office:value="0.750338406" calcext:value-type="float">
            <text:p>0.750338406</text:p>
          </table:table-cell>
          <table:table-cell office:value-type="float" office:value="1.568347595" calcext:value-type="float">
            <text:p>1.568347595</text:p>
          </table:table-cell>
          <table:table-cell office:value-type="float" office:value="1.28055041" calcext:value-type="float">
            <text:p>1.28055041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187.36185" calcext:value-type="float">
            <text:p>187.36185</text:p>
          </table:table-cell>
          <table:table-cell office:value-type="float" office:value="61.8926852" calcext:value-type="float">
            <text:p>61.8926852</text:p>
          </table:table-cell>
          <table:table-cell office:value-type="float" office:value="1.57678902" calcext:value-type="float">
            <text:p>1.57678902</text:p>
          </table:table-cell>
          <table:table-cell office:value-type="float" office:value="0.73462947" calcext:value-type="float">
            <text:p>0.73462947</text:p>
          </table:table-cell>
          <table:table-cell office:value-type="float" office:value="1.4254587" calcext:value-type="float">
            <text:p>1.4254587</text:p>
          </table:table-cell>
          <table:table-cell office:value-type="float" office:value="1.16388214" calcext:value-type="float">
            <text:p>1.16388214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87.009547" calcext:value-type="float">
            <text:p>187.009547</text:p>
          </table:table-cell>
          <table:table-cell office:value-type="float" office:value="61.1384779" calcext:value-type="float">
            <text:p>61.1384779</text:p>
          </table:table-cell>
          <table:table-cell office:value-type="float" office:value="1.57467008" calcext:value-type="float">
            <text:p>1.57467008</text:p>
          </table:table-cell>
          <table:table-cell office:value-type="float" office:value="0.749297805" calcext:value-type="float">
            <text:p>0.749297805</text:p>
          </table:table-cell>
          <table:table-cell office:value-type="float" office:value="1.51508929" calcext:value-type="float">
            <text:p>1.51508929</text:p>
          </table:table-cell>
          <table:table-cell office:value-type="float" office:value="1.237065233" calcext:value-type="float">
            <text:p>1.23706523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85.854368" calcext:value-type="float">
            <text:p>185.854368</text:p>
          </table:table-cell>
          <table:table-cell office:value-type="float" office:value="61.3032354" calcext:value-type="float">
            <text:p>61.3032354</text:p>
          </table:table-cell>
          <table:table-cell office:value-type="float" office:value="1.61247279" calcext:value-type="float">
            <text:p>1.61247279</text:p>
          </table:table-cell>
          <table:table-cell office:value-type="float" office:value="0.771346539" calcext:value-type="float">
            <text:p>0.771346539</text:p>
          </table:table-cell>
          <table:table-cell office:value-type="float" office:value="1.84588415" calcext:value-type="float">
            <text:p>1.84588415</text:p>
          </table:table-cell>
          <table:table-cell office:value-type="float" office:value="1.50715806" calcext:value-type="float">
            <text:p>1.50715806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185.281334" calcext:value-type="float">
            <text:p>185.281334</text:p>
          </table:table-cell>
          <table:table-cell office:value-type="float" office:value="60.7834195" calcext:value-type="float">
            <text:p>60.7834195</text:p>
          </table:table-cell>
          <table:table-cell office:value-type="float" office:value="1.611315584" calcext:value-type="float">
            <text:p>1.611315584</text:p>
          </table:table-cell>
          <table:table-cell office:value-type="float" office:value="0.76406361" calcext:value-type="float">
            <text:p>0.76406361</text:p>
          </table:table-cell>
          <table:table-cell office:value-type="float" office:value="1.369442942" calcext:value-type="float">
            <text:p>1.369442942</text:p>
          </table:table-cell>
          <table:table-cell office:value-type="float" office:value="1.118145554" calcext:value-type="float">
            <text:p>1.118145554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85.0840516" calcext:value-type="float">
            <text:p>185.0840516</text:p>
          </table:table-cell>
          <table:table-cell office:value-type="float" office:value="61.2426683" calcext:value-type="float">
            <text:p>61.2426683</text:p>
          </table:table-cell>
          <table:table-cell office:value-type="float" office:value="1.573937868" calcext:value-type="float">
            <text:p>1.573937868</text:p>
          </table:table-cell>
          <table:table-cell office:value-type="float" office:value="0.719610955" calcext:value-type="float">
            <text:p>0.719610955</text:p>
          </table:table-cell>
          <table:table-cell office:value-type="float" office:value="1.00172923" calcext:value-type="float">
            <text:p>1.00172923</text:p>
          </table:table-cell>
          <table:table-cell office:value-type="float" office:value="0.8179085" calcext:value-type="float">
            <text:p>0.8179085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184.1509002" calcext:value-type="float">
            <text:p>184.1509002</text:p>
          </table:table-cell>
          <table:table-cell office:value-type="float" office:value="59.9454737" calcext:value-type="float">
            <text:p>59.9454737</text:p>
          </table:table-cell>
          <table:table-cell office:value-type="float" office:value="1.586065403" calcext:value-type="float">
            <text:p>1.586065403</text:p>
          </table:table-cell>
          <table:table-cell office:value-type="float" office:value="0.695321266" calcext:value-type="float">
            <text:p>0.695321266</text:p>
          </table:table-cell>
          <table:table-cell office:value-type="float" office:value="3.238706262" calcext:value-type="float">
            <text:p>3.238706262</text:p>
          </table:table-cell>
          <table:table-cell office:value-type="float" office:value="2.644392574" calcext:value-type="float">
            <text:p>2.644392574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184.0264776" calcext:value-type="float">
            <text:p>184.0264776</text:p>
          </table:table-cell>
          <table:table-cell office:value-type="float" office:value="60.1816723" calcext:value-type="float">
            <text:p>60.1816723</text:p>
          </table:table-cell>
          <table:table-cell office:value-type="float" office:value="1.66884216" calcext:value-type="float">
            <text:p>1.66884216</text:p>
          </table:table-cell>
          <table:table-cell office:value-type="float" office:value="0.775226849" calcext:value-type="float">
            <text:p>0.775226849</text:p>
          </table:table-cell>
          <table:table-cell office:value-type="float" office:value="1.35198799" calcext:value-type="float">
            <text:p>1.35198799</text:p>
          </table:table-cell>
          <table:table-cell office:value-type="float" office:value="1.10389353" calcext:value-type="float">
            <text:p>1.10389353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184.1034586" calcext:value-type="float">
            <text:p>184.1034586</text:p>
          </table:table-cell>
          <table:table-cell office:value-type="float" office:value="60.1514488" calcext:value-type="float">
            <text:p>60.1514488</text:p>
          </table:table-cell>
          <table:table-cell office:value-type="float" office:value="1.64705181" calcext:value-type="float">
            <text:p>1.64705181</text:p>
          </table:table-cell>
          <table:table-cell office:value-type="float" office:value="0.772726768" calcext:value-type="float">
            <text:p>0.772726768</text:p>
          </table:table-cell>
          <table:table-cell office:value-type="float" office:value="1.48913608" calcext:value-type="float">
            <text:p>1.48913608</text:p>
          </table:table-cell>
          <table:table-cell office:value-type="float" office:value="1.215874495" calcext:value-type="float">
            <text:p>1.215874495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183.6042526" calcext:value-type="float">
            <text:p>183.6042526</text:p>
          </table:table-cell>
          <table:table-cell office:value-type="float" office:value="59.8924083" calcext:value-type="float">
            <text:p>59.8924083</text:p>
          </table:table-cell>
          <table:table-cell office:value-type="float" office:value="1.6479898" calcext:value-type="float">
            <text:p>1.6479898</text:p>
          </table:table-cell>
          <table:table-cell office:value-type="float" office:value="0.787468853" calcext:value-type="float">
            <text:p>0.787468853</text:p>
          </table:table-cell>
          <table:table-cell office:value-type="float" office:value="1.37362251" calcext:value-type="float">
            <text:p>1.37362251</text:p>
          </table:table-cell>
          <table:table-cell office:value-type="float" office:value="1.12155808" calcext:value-type="float">
            <text:p>1.12155808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182.6751064" calcext:value-type="float">
            <text:p>182.6751064</text:p>
          </table:table-cell>
          <table:table-cell office:value-type="float" office:value="58.8769027" calcext:value-type="float">
            <text:p>58.8769027</text:p>
          </table:table-cell>
          <table:table-cell office:value-type="float" office:value="1.60377827" calcext:value-type="float">
            <text:p>1.60377827</text:p>
          </table:table-cell>
          <table:table-cell office:value-type="float" office:value="0.850742004" calcext:value-type="float">
            <text:p>0.850742004</text:p>
          </table:table-cell>
          <table:table-cell office:value-type="float" office:value="2.44988787" calcext:value-type="float">
            <text:p>2.44988787</text:p>
          </table:table-cell>
          <table:table-cell office:value-type="float" office:value="2.000325066" calcext:value-type="float">
            <text:p>2.000325066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182.6499919" calcext:value-type="float">
            <text:p>182.6499919</text:p>
          </table:table-cell>
          <table:table-cell office:value-type="float" office:value="58.530287" calcext:value-type="float">
            <text:p>58.530287</text:p>
          </table:table-cell>
          <table:table-cell office:value-type="float" office:value="1.593136795" calcext:value-type="float">
            <text:p>1.593136795</text:p>
          </table:table-cell>
          <table:table-cell office:value-type="float" office:value="0.88251909" calcext:value-type="float">
            <text:p>0.88251909</text:p>
          </table:table-cell>
          <table:table-cell office:value-type="float" office:value="1.9142113" calcext:value-type="float">
            <text:p>1.9142113</text:p>
          </table:table-cell>
          <table:table-cell office:value-type="float" office:value="1.56294702" calcext:value-type="float">
            <text:p>1.56294702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183.3382589" calcext:value-type="float">
            <text:p>183.3382589</text:p>
          </table:table-cell>
          <table:table-cell office:value-type="float" office:value="58.5539393" calcext:value-type="float">
            <text:p>58.5539393</text:p>
          </table:table-cell>
          <table:table-cell office:value-type="float" office:value="1.607373545" calcext:value-type="float">
            <text:p>1.607373545</text:p>
          </table:table-cell>
          <table:table-cell office:value-type="float" office:value="0.876079756" calcext:value-type="float">
            <text:p>0.876079756</text:p>
          </table:table-cell>
          <table:table-cell office:value-type="float" office:value="1.18005201" calcext:value-type="float">
            <text:p>1.18005201</text:p>
          </table:table-cell>
          <table:table-cell office:value-type="float" office:value="0.96350842" calcext:value-type="float">
            <text:p>0.96350842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182.7210169" calcext:value-type="float">
            <text:p>182.7210169</text:p>
          </table:table-cell>
          <table:table-cell office:value-type="float" office:value="58.148142" calcext:value-type="float">
            <text:p>58.148142</text:p>
          </table:table-cell>
          <table:table-cell office:value-type="float" office:value="1.573304784" calcext:value-type="float">
            <text:p>1.573304784</text:p>
          </table:table-cell>
          <table:table-cell office:value-type="float" office:value="0.874230719" calcext:value-type="float">
            <text:p>0.874230719</text:p>
          </table:table-cell>
          <table:table-cell office:value-type="float" office:value="1.323582632" calcext:value-type="float">
            <text:p>1.323582632</text:p>
          </table:table-cell>
          <table:table-cell office:value-type="float" office:value="1.080700683" calcext:value-type="float">
            <text:p>1.080700683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183.537643" calcext:value-type="float">
            <text:p>183.537643</text:p>
          </table:table-cell>
          <table:table-cell office:value-type="float" office:value="58.560128" calcext:value-type="float">
            <text:p>58.560128</text:p>
          </table:table-cell>
          <table:table-cell office:value-type="float" office:value="1.561529656" calcext:value-type="float">
            <text:p>1.561529656</text:p>
          </table:table-cell>
          <table:table-cell office:value-type="float" office:value="0.885557432" calcext:value-type="float">
            <text:p>0.885557432</text:p>
          </table:table-cell>
          <table:table-cell office:value-type="float" office:value="2.59740114" calcext:value-type="float">
            <text:p>2.59740114</text:p>
          </table:table-cell>
          <table:table-cell office:value-type="float" office:value="2.12076916" calcext:value-type="float">
            <text:p>2.12076916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183.499493" calcext:value-type="float">
            <text:p>183.499493</text:p>
          </table:table-cell>
          <table:table-cell office:value-type="float" office:value="58.5903954" calcext:value-type="float">
            <text:p>58.5903954</text:p>
          </table:table-cell>
          <table:table-cell office:value-type="float" office:value="1.520542166" calcext:value-type="float">
            <text:p>1.520542166</text:p>
          </table:table-cell>
          <table:table-cell office:value-type="float" office:value="0.897228492" calcext:value-type="float">
            <text:p>0.897228492</text:p>
          </table:table-cell>
          <table:table-cell office:value-type="float" office:value="0.455169187" calcext:value-type="float">
            <text:p>0.455169187</text:p>
          </table:table-cell>
          <table:table-cell office:value-type="float" office:value="0.371644103" calcext:value-type="float">
            <text:p>0.371644103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183.431165" calcext:value-type="float">
            <text:p>183.431165</text:p>
          </table:table-cell>
          <table:table-cell office:value-type="float" office:value="58.5380298" calcext:value-type="float">
            <text:p>58.5380298</text:p>
          </table:table-cell>
          <table:table-cell office:value-type="float" office:value="1.426283106" calcext:value-type="float">
            <text:p>1.426283106</text:p>
          </table:table-cell>
          <table:table-cell office:value-type="float" office:value="0.8616077" calcext:value-type="float">
            <text:p>0.8616077</text:p>
          </table:table-cell>
          <table:table-cell office:value-type="float" office:value="1.18303539" calcext:value-type="float">
            <text:p>1.18303539</text:p>
          </table:table-cell>
          <table:table-cell office:value-type="float" office:value="0.96594439" calcext:value-type="float">
            <text:p>0.96594439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183.365325" calcext:value-type="float">
            <text:p>183.365325</text:p>
          </table:table-cell>
          <table:table-cell office:value-type="float" office:value="59.8748787" calcext:value-type="float">
            <text:p>59.8748787</text:p>
          </table:table-cell>
          <table:table-cell office:value-type="float" office:value="1.466861496" calcext:value-type="float">
            <text:p>1.466861496</text:p>
          </table:table-cell>
          <table:table-cell office:value-type="float" office:value="0.856611117" calcext:value-type="float">
            <text:p>0.856611117</text:p>
          </table:table-cell>
          <table:table-cell office:value-type="float" office:value="1.962335914" calcext:value-type="float">
            <text:p>1.962335914</text:p>
          </table:table-cell>
          <table:table-cell office:value-type="float" office:value="1.602240532" calcext:value-type="float">
            <text:p>1.602240532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182.68282" calcext:value-type="float">
            <text:p>182.68282</text:p>
          </table:table-cell>
          <table:table-cell office:value-type="float" office:value="59.9291031" calcext:value-type="float">
            <text:p>59.9291031</text:p>
          </table:table-cell>
          <table:table-cell office:value-type="float" office:value="1.485519982" calcext:value-type="float">
            <text:p>1.485519982</text:p>
          </table:table-cell>
          <table:table-cell office:value-type="float" office:value="0.895790678" calcext:value-type="float">
            <text:p>0.895790678</text:p>
          </table:table-cell>
          <table:table-cell office:value-type="float" office:value="1.81979322" calcext:value-type="float">
            <text:p>1.81979322</text:p>
          </table:table-cell>
          <table:table-cell office:value-type="float" office:value="1.485855" calcext:value-type="float">
            <text:p>1.485855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182.252417" calcext:value-type="float">
            <text:p>182.252417</text:p>
          </table:table-cell>
          <table:table-cell office:value-type="float" office:value="59.9839783" calcext:value-type="float">
            <text:p>59.9839783</text:p>
          </table:table-cell>
          <table:table-cell office:value-type="float" office:value="1.486200566" calcext:value-type="float">
            <text:p>1.486200566</text:p>
          </table:table-cell>
          <table:table-cell office:value-type="float" office:value="0.884488395" calcext:value-type="float">
            <text:p>0.884488395</text:p>
          </table:table-cell>
          <table:table-cell office:value-type="float" office:value="0.53094213" calcext:value-type="float">
            <text:p>0.53094213</text:p>
          </table:table-cell>
          <table:table-cell office:value-type="float" office:value="0.433512446" calcext:value-type="float">
            <text:p>0.433512446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181.171009" calcext:value-type="float">
            <text:p>181.171009</text:p>
          </table:table-cell>
          <table:table-cell office:value-type="float" office:value="59.8709785" calcext:value-type="float">
            <text:p>59.8709785</text:p>
          </table:table-cell>
          <table:table-cell office:value-type="float" office:value="1.46340305" calcext:value-type="float">
            <text:p>1.46340305</text:p>
          </table:table-cell>
          <table:table-cell office:value-type="float" office:value="0.870541169" calcext:value-type="float">
            <text:p>0.870541169</text:p>
          </table:table-cell>
          <table:table-cell office:value-type="float" office:value="1.70179245" calcext:value-type="float">
            <text:p>1.70179245</text:p>
          </table:table-cell>
          <table:table-cell office:value-type="float" office:value="1.38950766" calcext:value-type="float">
            <text:p>1.38950766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181.253478" calcext:value-type="float">
            <text:p>181.253478</text:p>
          </table:table-cell>
          <table:table-cell office:value-type="float" office:value="60.3025116" calcext:value-type="float">
            <text:p>60.3025116</text:p>
          </table:table-cell>
          <table:table-cell office:value-type="float" office:value="1.43288524" calcext:value-type="float">
            <text:p>1.43288524</text:p>
          </table:table-cell>
          <table:table-cell office:value-type="float" office:value="0.823449794" calcext:value-type="float">
            <text:p>0.823449794</text:p>
          </table:table-cell>
          <table:table-cell office:value-type="float" office:value="1.29237059" calcext:value-type="float">
            <text:p>1.29237059</text:p>
          </table:table-cell>
          <table:table-cell office:value-type="float" office:value="1.055216134" calcext:value-type="float">
            <text:p>1.055216134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180.673044" calcext:value-type="float">
            <text:p>180.673044</text:p>
          </table:table-cell>
          <table:table-cell office:value-type="float" office:value="60.4435889" calcext:value-type="float">
            <text:p>60.4435889</text:p>
          </table:table-cell>
          <table:table-cell office:value-type="float" office:value="1.444002685" calcext:value-type="float">
            <text:p>1.444002685</text:p>
          </table:table-cell>
          <table:table-cell office:value-type="float" office:value="0.827902102" calcext:value-type="float">
            <text:p>0.827902102</text:p>
          </table:table-cell>
          <table:table-cell office:value-type="float" office:value="1.138475178" calcext:value-type="float">
            <text:p>1.138475178</text:p>
          </table:table-cell>
          <table:table-cell office:value-type="float" office:value="0.929561073" calcext:value-type="float">
            <text:p>0.929561073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180.41276" calcext:value-type="float">
            <text:p>180.41276</text:p>
          </table:table-cell>
          <table:table-cell office:value-type="float" office:value="60.6236098" calcext:value-type="float">
            <text:p>60.6236098</text:p>
          </table:table-cell>
          <table:table-cell office:value-type="float" office:value="1.43716231" calcext:value-type="float">
            <text:p>1.43716231</text:p>
          </table:table-cell>
          <table:table-cell office:value-type="float" office:value="0.810631125" calcext:value-type="float">
            <text:p>0.810631125</text:p>
          </table:table-cell>
          <table:table-cell office:value-type="float" office:value="0.67085069" calcext:value-type="float">
            <text:p>0.67085069</text:p>
          </table:table-cell>
          <table:table-cell office:value-type="float" office:value="0.54774729" calcext:value-type="float">
            <text:p>0.54774729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180.29056" calcext:value-type="float">
            <text:p>180.29056</text:p>
          </table:table-cell>
          <table:table-cell office:value-type="float" office:value="60.4111716" calcext:value-type="float">
            <text:p>60.4111716</text:p>
          </table:table-cell>
          <table:table-cell office:value-type="float" office:value="1.43653643" calcext:value-type="float">
            <text:p>1.43653643</text:p>
          </table:table-cell>
          <table:table-cell office:value-type="float" office:value="0.78372206" calcext:value-type="float">
            <text:p>0.78372206</text:p>
          </table:table-cell>
          <table:table-cell office:value-type="float" office:value="2.05323393" calcext:value-type="float">
            <text:p>2.05323393</text:p>
          </table:table-cell>
          <table:table-cell office:value-type="float" office:value="1.676458504" calcext:value-type="float">
            <text:p>1.676458504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180.8777264" calcext:value-type="float">
            <text:p>180.8777264</text:p>
          </table:table-cell>
          <table:table-cell office:value-type="float" office:value="60.9250886" calcext:value-type="float">
            <text:p>60.9250886</text:p>
          </table:table-cell>
          <table:table-cell office:value-type="float" office:value="1.362067246" calcext:value-type="float">
            <text:p>1.362067246</text:p>
          </table:table-cell>
          <table:table-cell office:value-type="float" office:value="0.719968637" calcext:value-type="float">
            <text:p>0.719968637</text:p>
          </table:table-cell>
          <table:table-cell office:value-type="float" office:value="1.453752867" calcext:value-type="float">
            <text:p>1.453752867</text:p>
          </table:table-cell>
          <table:table-cell office:value-type="float" office:value="1.186984235" calcext:value-type="float">
            <text:p>1.186984235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181.6420074" calcext:value-type="float">
            <text:p>181.6420074</text:p>
          </table:table-cell>
          <table:table-cell office:value-type="float" office:value="61.2197249" calcext:value-type="float">
            <text:p>61.2197249</text:p>
          </table:table-cell>
          <table:table-cell office:value-type="float" office:value="1.35247854" calcext:value-type="float">
            <text:p>1.35247854</text:p>
          </table:table-cell>
          <table:table-cell office:value-type="float" office:value="0.70687594" calcext:value-type="float">
            <text:p>0.70687594</text:p>
          </table:table-cell>
          <table:table-cell office:value-type="float" office:value="1.285550412" calcext:value-type="float">
            <text:p>1.285550412</text:p>
          </table:table-cell>
          <table:table-cell office:value-type="float" office:value="1.049647535" calcext:value-type="float">
            <text:p>1.049647535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181.3709424" calcext:value-type="float">
            <text:p>181.3709424</text:p>
          </table:table-cell>
          <table:table-cell office:value-type="float" office:value="61.1226633" calcext:value-type="float">
            <text:p>61.1226633</text:p>
          </table:table-cell>
          <table:table-cell office:value-type="float" office:value="1.341477699" calcext:value-type="float">
            <text:p>1.341477699</text:p>
          </table:table-cell>
          <table:table-cell office:value-type="float" office:value="0.686284403" calcext:value-type="float">
            <text:p>0.686284403</text:p>
          </table:table-cell>
          <table:table-cell office:value-type="float" office:value="1.1804651" calcext:value-type="float">
            <text:p>1.1804651</text:p>
          </table:table-cell>
          <table:table-cell office:value-type="float" office:value="0.96384573" calcext:value-type="float">
            <text:p>0.96384573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181.5476684" calcext:value-type="float">
            <text:p>181.5476684</text:p>
          </table:table-cell>
          <table:table-cell office:value-type="float" office:value="61.1357601" calcext:value-type="float">
            <text:p>61.1357601</text:p>
          </table:table-cell>
          <table:table-cell office:value-type="float" office:value="1.324304869" calcext:value-type="float">
            <text:p>1.324304869</text:p>
          </table:table-cell>
          <table:table-cell office:value-type="float" office:value="0.683493699" calcext:value-type="float">
            <text:p>0.683493699</text:p>
          </table:table-cell>
          <table:table-cell office:value-type="float" office:value="1.6301837" calcext:value-type="float">
            <text:p>1.6301837</text:p>
          </table:table-cell>
          <table:table-cell office:value-type="float" office:value="1.3310394" calcext:value-type="float">
            <text:p>1.3310394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181.1623976" calcext:value-type="float">
            <text:p>181.1623976</text:p>
          </table:table-cell>
          <table:table-cell office:value-type="float" office:value="60.7974067" calcext:value-type="float">
            <text:p>60.7974067</text:p>
          </table:table-cell>
          <table:table-cell office:value-type="float" office:value="1.385124089" calcext:value-type="float">
            <text:p>1.385124089</text:p>
          </table:table-cell>
          <table:table-cell office:value-type="float" office:value="0.689439561" calcext:value-type="float">
            <text:p>0.689439561</text:p>
          </table:table-cell>
          <table:table-cell office:value-type="float" office:value="1.86726429" calcext:value-type="float">
            <text:p>1.86726429</text:p>
          </table:table-cell>
          <table:table-cell office:value-type="float" office:value="1.5246149" calcext:value-type="float">
            <text:p>1.5246149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181.9110976" calcext:value-type="float">
            <text:p>181.9110976</text:p>
          </table:table-cell>
          <table:table-cell office:value-type="float" office:value="61.2624969" calcext:value-type="float">
            <text:p>61.2624969</text:p>
          </table:table-cell>
          <table:table-cell office:value-type="float" office:value="1.396541142" calcext:value-type="float">
            <text:p>1.396541142</text:p>
          </table:table-cell>
          <table:table-cell office:value-type="float" office:value="0.693477245" calcext:value-type="float">
            <text:p>0.693477245</text:p>
          </table:table-cell>
          <table:table-cell office:value-type="float" office:value="1.500225573" calcext:value-type="float">
            <text:p>1.500225573</text:p>
          </table:table-cell>
          <table:table-cell office:value-type="float" office:value="1.22492902" calcext:value-type="float">
            <text:p>1.22492902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181.9579626" calcext:value-type="float">
            <text:p>181.9579626</text:p>
          </table:table-cell>
          <table:table-cell office:value-type="float" office:value="61.1174919" calcext:value-type="float">
            <text:p>61.1174919</text:p>
          </table:table-cell>
          <table:table-cell office:value-type="float" office:value="1.455512257" calcext:value-type="float">
            <text:p>1.455512257</text:p>
          </table:table-cell>
          <table:table-cell office:value-type="float" office:value="0.72091664" calcext:value-type="float">
            <text:p>0.72091664</text:p>
          </table:table-cell>
          <table:table-cell office:value-type="float" office:value="0.94206284" calcext:value-type="float">
            <text:p>0.94206284</text:p>
          </table:table-cell>
          <table:table-cell office:value-type="float" office:value="0.76919108" calcext:value-type="float">
            <text:p>0.76919108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181.1615771" calcext:value-type="float">
            <text:p>181.1615771</text:p>
          </table:table-cell>
          <table:table-cell office:value-type="float" office:value="60.9999325" calcext:value-type="float">
            <text:p>60.9999325</text:p>
          </table:table-cell>
          <table:table-cell office:value-type="float" office:value="1.441520797" calcext:value-type="float">
            <text:p>1.441520797</text:p>
          </table:table-cell>
          <table:table-cell office:value-type="float" office:value="0.718682512" calcext:value-type="float">
            <text:p>0.718682512</text:p>
          </table:table-cell>
          <table:table-cell office:value-type="float" office:value="2.05269122" calcext:value-type="float">
            <text:p>2.05269122</text:p>
          </table:table-cell>
          <table:table-cell office:value-type="float" office:value="1.67601533" calcext:value-type="float">
            <text:p>1.67601533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180.773114" calcext:value-type="float">
            <text:p>180.773114</text:p>
          </table:table-cell>
          <table:table-cell office:value-type="float" office:value="60.6754038" calcext:value-type="float">
            <text:p>60.6754038</text:p>
          </table:table-cell>
          <table:table-cell office:value-type="float" office:value="1.38710768" calcext:value-type="float">
            <text:p>1.38710768</text:p>
          </table:table-cell>
          <table:table-cell office:value-type="float" office:value="0.658115783" calcext:value-type="float">
            <text:p>0.658115783</text:p>
          </table:table-cell>
          <table:table-cell office:value-type="float" office:value="2.07955547" calcext:value-type="float">
            <text:p>2.07955547</text:p>
          </table:table-cell>
          <table:table-cell office:value-type="float" office:value="1.69794989" calcext:value-type="float">
            <text:p>1.69794989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180.674834" calcext:value-type="float">
            <text:p>180.674834</text:p>
          </table:table-cell>
          <table:table-cell office:value-type="float" office:value="60.7671202" calcext:value-type="float">
            <text:p>60.7671202</text:p>
          </table:table-cell>
          <table:table-cell office:value-type="float" office:value="1.36699029" calcext:value-type="float">
            <text:p>1.36699029</text:p>
          </table:table-cell>
          <table:table-cell office:value-type="float" office:value="0.639302945" calcext:value-type="float">
            <text:p>0.639302945</text:p>
          </table:table-cell>
          <table:table-cell office:value-type="float" office:value="0.83249434" calcext:value-type="float">
            <text:p>0.83249434</text:p>
          </table:table-cell>
          <table:table-cell office:value-type="float" office:value="0.67972877" calcext:value-type="float">
            <text:p>0.67972877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180.8181445" calcext:value-type="float">
            <text:p>180.8181445</text:p>
          </table:table-cell>
          <table:table-cell office:value-type="float" office:value="60.8910672" calcext:value-type="float">
            <text:p>60.8910672</text:p>
          </table:table-cell>
          <table:table-cell office:value-type="float" office:value="1.371499899" calcext:value-type="float">
            <text:p>1.371499899</text:p>
          </table:table-cell>
          <table:table-cell office:value-type="float" office:value="0.655022421" calcext:value-type="float">
            <text:p>0.655022421</text:p>
          </table:table-cell>
          <table:table-cell office:value-type="float" office:value="1.36616499" calcext:value-type="float">
            <text:p>1.36616499</text:p>
          </table:table-cell>
          <table:table-cell office:value-type="float" office:value="1.11546899" calcext:value-type="float">
            <text:p>1.11546899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179.7986755" calcext:value-type="float">
            <text:p>179.7986755</text:p>
          </table:table-cell>
          <table:table-cell office:value-type="float" office:value="60.8823876" calcext:value-type="float">
            <text:p>60.8823876</text:p>
          </table:table-cell>
          <table:table-cell office:value-type="float" office:value="1.290304389" calcext:value-type="float">
            <text:p>1.290304389</text:p>
          </table:table-cell>
          <table:table-cell office:value-type="float" office:value="0.644486156" calcext:value-type="float">
            <text:p>0.644486156</text:p>
          </table:table-cell>
          <table:table-cell office:value-type="float" office:value="1.64083536" calcext:value-type="float">
            <text:p>1.64083536</text:p>
          </table:table-cell>
          <table:table-cell office:value-type="float" office:value="1.33973644" calcext:value-type="float">
            <text:p>1.33973644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179.0066384" calcext:value-type="float">
            <text:p>179.0066384</text:p>
          </table:table-cell>
          <table:table-cell office:value-type="float" office:value="60.3890075" calcext:value-type="float">
            <text:p>60.3890075</text:p>
          </table:table-cell>
          <table:table-cell office:value-type="float" office:value="1.310392269" calcext:value-type="float">
            <text:p>1.310392269</text:p>
          </table:table-cell>
          <table:table-cell office:value-type="float" office:value="0.619512918" calcext:value-type="float">
            <text:p>0.619512918</text:p>
          </table:table-cell>
          <table:table-cell office:value-type="float" office:value="1.912699486" calcext:value-type="float">
            <text:p>1.912699486</text:p>
          </table:table-cell>
          <table:table-cell office:value-type="float" office:value="1.56171258" calcext:value-type="float">
            <text:p>1.56171258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177.9957344" calcext:value-type="float">
            <text:p>177.9957344</text:p>
          </table:table-cell>
          <table:table-cell office:value-type="float" office:value="60.4639512" calcext:value-type="float">
            <text:p>60.4639512</text:p>
          </table:table-cell>
          <table:table-cell office:value-type="float" office:value="1.370257199" calcext:value-type="float">
            <text:p>1.370257199</text:p>
          </table:table-cell>
          <table:table-cell office:value-type="float" office:value="0.621402467" calcext:value-type="float">
            <text:p>0.621402467</text:p>
          </table:table-cell>
          <table:table-cell office:value-type="float" office:value="1.24435466" calcext:value-type="float">
            <text:p>1.24435466</text:p>
          </table:table-cell>
          <table:table-cell office:value-type="float" office:value="1.01601132" calcext:value-type="float">
            <text:p>1.01601132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178.47482" calcext:value-type="float">
            <text:p>178.47482</text:p>
          </table:table-cell>
          <table:table-cell office:value-type="float" office:value="60.4754079" calcext:value-type="float">
            <text:p>60.4754079</text:p>
          </table:table-cell>
          <table:table-cell office:value-type="float" office:value="1.388126454" calcext:value-type="float">
            <text:p>1.388126454</text:p>
          </table:table-cell>
          <table:table-cell office:value-type="float" office:value="0.646552605" calcext:value-type="float">
            <text:p>0.646552605</text:p>
          </table:table-cell>
          <table:table-cell office:value-type="float" office:value="1.63214211" calcext:value-type="float">
            <text:p>1.63214211</text:p>
          </table:table-cell>
          <table:table-cell office:value-type="float" office:value="1.33263845" calcext:value-type="float">
            <text:p>1.33263845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177.069812" calcext:value-type="float">
            <text:p>177.069812</text:p>
          </table:table-cell>
          <table:table-cell office:value-type="float" office:value="60.6883887" calcext:value-type="float">
            <text:p>60.6883887</text:p>
          </table:table-cell>
          <table:table-cell office:value-type="float" office:value="1.378637918" calcext:value-type="float">
            <text:p>1.378637918</text:p>
          </table:table-cell>
          <table:table-cell office:value-type="float" office:value="0.636819408" calcext:value-type="float">
            <text:p>0.636819408</text:p>
          </table:table-cell>
          <table:table-cell office:value-type="float" office:value="1.89640349" calcext:value-type="float">
            <text:p>1.89640349</text:p>
          </table:table-cell>
          <table:table-cell office:value-type="float" office:value="1.548406953" calcext:value-type="float">
            <text:p>1.548406953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177.441243" calcext:value-type="float">
            <text:p>177.441243</text:p>
          </table:table-cell>
          <table:table-cell office:value-type="float" office:value="60.9048994" calcext:value-type="float">
            <text:p>60.9048994</text:p>
          </table:table-cell>
          <table:table-cell office:value-type="float" office:value="1.364628767" calcext:value-type="float">
            <text:p>1.364628767</text:p>
          </table:table-cell>
          <table:table-cell office:value-type="float" office:value="0.663190729" calcext:value-type="float">
            <text:p>0.663190729</text:p>
          </table:table-cell>
          <table:table-cell office:value-type="float" office:value="1.263512575" calcext:value-type="float">
            <text:p>1.263512575</text:p>
          </table:table-cell>
          <table:table-cell office:value-type="float" office:value="1.0316537" calcext:value-type="float">
            <text:p>1.0316537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176.528939" calcext:value-type="float">
            <text:p>176.528939</text:p>
          </table:table-cell>
          <table:table-cell office:value-type="float" office:value="61.0121395" calcext:value-type="float">
            <text:p>61.0121395</text:p>
          </table:table-cell>
          <table:table-cell office:value-type="float" office:value="1.373840987" calcext:value-type="float">
            <text:p>1.373840987</text:p>
          </table:table-cell>
          <table:table-cell office:value-type="float" office:value="0.636306948" calcext:value-type="float">
            <text:p>0.636306948</text:p>
          </table:table-cell>
          <table:table-cell office:value-type="float" office:value="1.227688364" calcext:value-type="float">
            <text:p>1.227688364</text:p>
          </table:table-cell>
          <table:table-cell office:value-type="float" office:value="1.002403356" calcext:value-type="float">
            <text:p>1.002403356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176.9370806" calcext:value-type="float">
            <text:p>176.9370806</text:p>
          </table:table-cell>
          <table:table-cell office:value-type="float" office:value="61.0876091" calcext:value-type="float">
            <text:p>61.0876091</text:p>
          </table:table-cell>
          <table:table-cell office:value-type="float" office:value="1.341306027" calcext:value-type="float">
            <text:p>1.341306027</text:p>
          </table:table-cell>
          <table:table-cell office:value-type="float" office:value="0.664192082" calcext:value-type="float">
            <text:p>0.664192082</text:p>
          </table:table-cell>
          <table:table-cell office:value-type="float" office:value="1.35454071" calcext:value-type="float">
            <text:p>1.35454071</text:p>
          </table:table-cell>
          <table:table-cell office:value-type="float" office:value="1.10597785" calcext:value-type="float">
            <text:p>1.10597785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176.1335196" calcext:value-type="float">
            <text:p>176.1335196</text:p>
          </table:table-cell>
          <table:table-cell office:value-type="float" office:value="61.2039146" calcext:value-type="float">
            <text:p>61.2039146</text:p>
          </table:table-cell>
          <table:table-cell office:value-type="float" office:value="1.36248419" calcext:value-type="float">
            <text:p>1.36248419</text:p>
          </table:table-cell>
          <table:table-cell office:value-type="float" office:value="0.671158939" calcext:value-type="float">
            <text:p>0.671158939</text:p>
          </table:table-cell>
          <table:table-cell office:value-type="float" office:value="1.164440981" calcext:value-type="float">
            <text:p>1.164440981</text:p>
          </table:table-cell>
          <table:table-cell office:value-type="float" office:value="0.950762083" calcext:value-type="float">
            <text:p>0.950762083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176.902962" calcext:value-type="float">
            <text:p>176.902962</text:p>
          </table:table-cell>
          <table:table-cell office:value-type="float" office:value="61.2192334" calcext:value-type="float">
            <text:p>61.2192334</text:p>
          </table:table-cell>
          <table:table-cell office:value-type="float" office:value="1.224550024" calcext:value-type="float">
            <text:p>1.224550024</text:p>
          </table:table-cell>
          <table:table-cell office:value-type="float" office:value="0.560287529" calcext:value-type="float">
            <text:p>0.560287529</text:p>
          </table:table-cell>
          <table:table-cell office:value-type="float" office:value="1.24823742" calcext:value-type="float">
            <text:p>1.24823742</text:p>
          </table:table-cell>
          <table:table-cell office:value-type="float" office:value="1.0191816" calcext:value-type="float">
            <text:p>1.0191816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176.685846" calcext:value-type="float">
            <text:p>176.685846</text:p>
          </table:table-cell>
          <table:table-cell office:value-type="float" office:value="61.4064968" calcext:value-type="float">
            <text:p>61.4064968</text:p>
          </table:table-cell>
          <table:table-cell office:value-type="float" office:value="1.186934214" calcext:value-type="float">
            <text:p>1.186934214</text:p>
          </table:table-cell>
          <table:table-cell office:value-type="float" office:value="0.599947127" calcext:value-type="float">
            <text:p>0.599947127</text:p>
          </table:table-cell>
          <table:table-cell office:value-type="float" office:value="1.19010758" calcext:value-type="float">
            <text:p>1.19010758</text:p>
          </table:table-cell>
          <table:table-cell office:value-type="float" office:value="0.971718755" calcext:value-type="float">
            <text:p>0.971718755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177.2093185" calcext:value-type="float">
            <text:p>177.2093185</text:p>
          </table:table-cell>
          <table:table-cell office:value-type="float" office:value="61.2792114" calcext:value-type="float">
            <text:p>61.2792114</text:p>
          </table:table-cell>
          <table:table-cell office:value-type="float" office:value="1.277688685" calcext:value-type="float">
            <text:p>1.277688685</text:p>
          </table:table-cell>
          <table:table-cell office:value-type="float" office:value="0.636915461" calcext:value-type="float">
            <text:p>0.636915461</text:p>
          </table:table-cell>
          <table:table-cell office:value-type="float" office:value="1.56794594" calcext:value-type="float">
            <text:p>1.56794594</text:p>
          </table:table-cell>
          <table:table-cell office:value-type="float" office:value="1.28022246" calcext:value-type="float">
            <text:p>1.28022246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177.7512125" calcext:value-type="float">
            <text:p>177.7512125</text:p>
          </table:table-cell>
          <table:table-cell office:value-type="float" office:value="61.6744841" calcext:value-type="float">
            <text:p>61.6744841</text:p>
          </table:table-cell>
          <table:table-cell office:value-type="float" office:value="1.282482301" calcext:value-type="float">
            <text:p>1.282482301</text:p>
          </table:table-cell>
          <table:table-cell office:value-type="float" office:value="0.694419717" calcext:value-type="float">
            <text:p>0.694419717</text:p>
          </table:table-cell>
          <table:table-cell office:value-type="float" office:value="1.345826164" calcext:value-type="float">
            <text:p>1.345826164</text:p>
          </table:table-cell>
          <table:table-cell office:value-type="float" office:value="1.09886243" calcext:value-type="float">
            <text:p>1.09886243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177.8914086" calcext:value-type="float">
            <text:p>177.8914086</text:p>
          </table:table-cell>
          <table:table-cell office:value-type="float" office:value="61.590174" calcext:value-type="float">
            <text:p>61.590174</text:p>
          </table:table-cell>
          <table:table-cell office:value-type="float" office:value="1.322407636" calcext:value-type="float">
            <text:p>1.322407636</text:p>
          </table:table-cell>
          <table:table-cell office:value-type="float" office:value="0.70784276" calcext:value-type="float">
            <text:p>0.70784276</text:p>
          </table:table-cell>
          <table:table-cell office:value-type="float" office:value="1.661252523" calcext:value-type="float">
            <text:p>1.661252523</text:p>
          </table:table-cell>
          <table:table-cell office:value-type="float" office:value="1.35640701" calcext:value-type="float">
            <text:p>1.35640701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178.6670606" calcext:value-type="float">
            <text:p>178.6670606</text:p>
          </table:table-cell>
          <table:table-cell office:value-type="float" office:value="61.7383131" calcext:value-type="float">
            <text:p>61.7383131</text:p>
          </table:table-cell>
          <table:table-cell office:value-type="float" office:value="1.3020143" calcext:value-type="float">
            <text:p>1.3020143</text:p>
          </table:table-cell>
          <table:table-cell office:value-type="float" office:value="0.773886858" calcext:value-type="float">
            <text:p>0.773886858</text:p>
          </table:table-cell>
          <table:table-cell office:value-type="float" office:value="1.46505022" calcext:value-type="float">
            <text:p>1.46505022</text:p>
          </table:table-cell>
          <table:table-cell office:value-type="float" office:value="1.19620847" calcext:value-type="float">
            <text:p>1.19620847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177.9755826" calcext:value-type="float">
            <text:p>177.9755826</text:p>
          </table:table-cell>
          <table:table-cell office:value-type="float" office:value="61.0883036" calcext:value-type="float">
            <text:p>61.0883036</text:p>
          </table:table-cell>
          <table:table-cell office:value-type="float" office:value="1.353209777" calcext:value-type="float">
            <text:p>1.353209777</text:p>
          </table:table-cell>
          <table:table-cell office:value-type="float" office:value="0.819452822" calcext:value-type="float">
            <text:p>0.819452822</text:p>
          </table:table-cell>
          <table:table-cell office:value-type="float" office:value="2.17550957" calcext:value-type="float">
            <text:p>2.17550957</text:p>
          </table:table-cell>
          <table:table-cell office:value-type="float" office:value="1.77629611" calcext:value-type="float">
            <text:p>1.77629611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178.6166386" calcext:value-type="float">
            <text:p>178.6166386</text:p>
          </table:table-cell>
          <table:table-cell office:value-type="float" office:value="61.0240142" calcext:value-type="float">
            <text:p>61.0240142</text:p>
          </table:table-cell>
          <table:table-cell office:value-type="float" office:value="1.374269697" calcext:value-type="float">
            <text:p>1.374269697</text:p>
          </table:table-cell>
          <table:table-cell office:value-type="float" office:value="0.852061969" calcext:value-type="float">
            <text:p>0.852061969</text:p>
          </table:table-cell>
          <table:table-cell office:value-type="float" office:value="0.90779127" calcext:value-type="float">
            <text:p>0.90779127</text:p>
          </table:table-cell>
          <table:table-cell office:value-type="float" office:value="0.74120847" calcext:value-type="float">
            <text:p>0.74120847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177.2145005" calcext:value-type="float">
            <text:p>177.2145005</text:p>
          </table:table-cell>
          <table:table-cell office:value-type="float" office:value="59.8744866" calcext:value-type="float">
            <text:p>59.8744866</text:p>
          </table:table-cell>
          <table:table-cell office:value-type="float" office:value="1.36115925" calcext:value-type="float">
            <text:p>1.36115925</text:p>
          </table:table-cell>
          <table:table-cell office:value-type="float" office:value="0.821530675" calcext:value-type="float">
            <text:p>0.821530675</text:p>
          </table:table-cell>
          <table:table-cell office:value-type="float" office:value="2.67910901" calcext:value-type="float">
            <text:p>2.67910901</text:p>
          </table:table-cell>
          <table:table-cell office:value-type="float" office:value="2.18748339" calcext:value-type="float">
            <text:p>2.18748339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177.9747745" calcext:value-type="float">
            <text:p>177.9747745</text:p>
          </table:table-cell>
          <table:table-cell office:value-type="float" office:value="59.8785822" calcext:value-type="float">
            <text:p>59.8785822</text:p>
          </table:table-cell>
          <table:table-cell office:value-type="float" office:value="1.33722534" calcext:value-type="float">
            <text:p>1.33722534</text:p>
          </table:table-cell>
          <table:table-cell office:value-type="float" office:value="0.802806828" calcext:value-type="float">
            <text:p>0.802806828</text:p>
          </table:table-cell>
          <table:table-cell office:value-type="float" office:value="0.909794653" calcext:value-type="float">
            <text:p>0.909794653</text:p>
          </table:table-cell>
          <table:table-cell office:value-type="float" office:value="0.742844214" calcext:value-type="float">
            <text:p>0.74284421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76.795874" calcext:value-type="float">
            <text:p>176.795874</text:p>
          </table:table-cell>
          <table:table-cell office:value-type="float" office:value="59.0863461" calcext:value-type="float">
            <text:p>59.0863461</text:p>
          </table:table-cell>
          <table:table-cell office:value-type="float" office:value="1.31681132" calcext:value-type="float">
            <text:p>1.31681132</text:p>
          </table:table-cell>
          <table:table-cell office:value-type="float" office:value="0.78541911" calcext:value-type="float">
            <text:p>0.78541911</text:p>
          </table:table-cell>
          <table:table-cell office:value-type="float" office:value="1.78374875" calcext:value-type="float">
            <text:p>1.78374875</text:p>
          </table:table-cell>
          <table:table-cell office:value-type="float" office:value="1.45642475" calcext:value-type="float">
            <text:p>1.45642475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177.266" calcext:value-type="float">
            <text:p>177.266</text:p>
          </table:table-cell>
          <table:table-cell office:value-type="float" office:value="58.7209744" calcext:value-type="float">
            <text:p>58.7209744</text:p>
          </table:table-cell>
          <table:table-cell office:value-type="float" office:value="1.379999195" calcext:value-type="float">
            <text:p>1.379999195</text:p>
          </table:table-cell>
          <table:table-cell office:value-type="float" office:value="0.735328357" calcext:value-type="float">
            <text:p>0.735328357</text:p>
          </table:table-cell>
          <table:table-cell office:value-type="float" office:value="1.23377546" calcext:value-type="float">
            <text:p>1.23377546</text:p>
          </table:table-cell>
          <table:table-cell office:value-type="float" office:value="1.00737343" calcext:value-type="float">
            <text:p>1.00737343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176.9870886" calcext:value-type="float">
            <text:p>176.9870886</text:p>
          </table:table-cell>
          <table:table-cell office:value-type="float" office:value="58.2094794" calcext:value-type="float">
            <text:p>58.2094794</text:p>
          </table:table-cell>
          <table:table-cell office:value-type="float" office:value="1.392123166" calcext:value-type="float">
            <text:p>1.392123166</text:p>
          </table:table-cell>
          <table:table-cell office:value-type="float" office:value="0.756085965" calcext:value-type="float">
            <text:p>0.756085965</text:p>
          </table:table-cell>
          <table:table-cell office:value-type="float" office:value="2.03423479" calcext:value-type="float">
            <text:p>2.03423479</text:p>
          </table:table-cell>
          <table:table-cell office:value-type="float" office:value="1.66094571" calcext:value-type="float">
            <text:p>1.66094571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177.0461476" calcext:value-type="float">
            <text:p>177.0461476</text:p>
          </table:table-cell>
          <table:table-cell office:value-type="float" office:value="58.1074054" calcext:value-type="float">
            <text:p>58.1074054</text:p>
          </table:table-cell>
          <table:table-cell office:value-type="float" office:value="1.355867526" calcext:value-type="float">
            <text:p>1.355867526</text:p>
          </table:table-cell>
          <table:table-cell office:value-type="float" office:value="0.728193547" calcext:value-type="float">
            <text:p>0.728193547</text:p>
          </table:table-cell>
          <table:table-cell office:value-type="float" office:value="1.09128777" calcext:value-type="float">
            <text:p>1.09128777</text:p>
          </table:table-cell>
          <table:table-cell office:value-type="float" office:value="0.891032722" calcext:value-type="float">
            <text:p>0.891032722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176.7591654" calcext:value-type="float">
            <text:p>176.7591654</text:p>
          </table:table-cell>
          <table:table-cell office:value-type="float" office:value="58.0412213" calcext:value-type="float">
            <text:p>58.0412213</text:p>
          </table:table-cell>
          <table:table-cell office:value-type="float" office:value="1.37975484" calcext:value-type="float">
            <text:p>1.37975484</text:p>
          </table:table-cell>
          <table:table-cell office:value-type="float" office:value="0.720245921" calcext:value-type="float">
            <text:p>0.720245921</text:p>
          </table:table-cell>
          <table:table-cell office:value-type="float" office:value="1.119867564" calcext:value-type="float">
            <text:p>1.119867564</text:p>
          </table:table-cell>
          <table:table-cell office:value-type="float" office:value="0.914368052" calcext:value-type="float">
            <text:p>0.914368052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176.2173834" calcext:value-type="float">
            <text:p>176.2173834</text:p>
          </table:table-cell>
          <table:table-cell office:value-type="float" office:value="57.8170158" calcext:value-type="float">
            <text:p>57.8170158</text:p>
          </table:table-cell>
          <table:table-cell office:value-type="float" office:value="1.45302923" calcext:value-type="float">
            <text:p>1.45302923</text:p>
          </table:table-cell>
          <table:table-cell office:value-type="float" office:value="0.755666668" calcext:value-type="float">
            <text:p>0.755666668</text:p>
          </table:table-cell>
          <table:table-cell office:value-type="float" office:value="1.104025703" calcext:value-type="float">
            <text:p>1.104025703</text:p>
          </table:table-cell>
          <table:table-cell office:value-type="float" office:value="0.901433163" calcext:value-type="float">
            <text:p>0.901433163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175.487109" calcext:value-type="float">
            <text:p>175.487109</text:p>
          </table:table-cell>
          <table:table-cell office:value-type="float" office:value="57.8441619" calcext:value-type="float">
            <text:p>57.8441619</text:p>
          </table:table-cell>
          <table:table-cell office:value-type="float" office:value="1.497307164" calcext:value-type="float">
            <text:p>1.497307164</text:p>
          </table:table-cell>
          <table:table-cell office:value-type="float" office:value="0.802879679" calcext:value-type="float">
            <text:p>0.802879679</text:p>
          </table:table-cell>
          <table:table-cell office:value-type="float" office:value="1.34550697" calcext:value-type="float">
            <text:p>1.34550697</text:p>
          </table:table-cell>
          <table:table-cell office:value-type="float" office:value="1.09860184" calcext:value-type="float">
            <text:p>1.09860184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174.778186" calcext:value-type="float">
            <text:p>174.778186</text:p>
          </table:table-cell>
          <table:table-cell office:value-type="float" office:value="57.9129046" calcext:value-type="float">
            <text:p>57.9129046</text:p>
          </table:table-cell>
          <table:table-cell office:value-type="float" office:value="1.387614269" calcext:value-type="float">
            <text:p>1.387614269</text:p>
          </table:table-cell>
          <table:table-cell office:value-type="float" office:value="0.772877596" calcext:value-type="float">
            <text:p>0.772877596</text:p>
          </table:table-cell>
          <table:table-cell office:value-type="float" office:value="1.101214613" calcext:value-type="float">
            <text:p>1.101214613</text:p>
          </table:table-cell>
          <table:table-cell office:value-type="float" office:value="0.899137938" calcext:value-type="float">
            <text:p>0.899137938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174.1947465" calcext:value-type="float">
            <text:p>174.1947465</text:p>
          </table:table-cell>
          <table:table-cell office:value-type="float" office:value="57.8329427" calcext:value-type="float">
            <text:p>57.8329427</text:p>
          </table:table-cell>
          <table:table-cell office:value-type="float" office:value="1.343925435" calcext:value-type="float">
            <text:p>1.343925435</text:p>
          </table:table-cell>
          <table:table-cell office:value-type="float" office:value="0.721995228" calcext:value-type="float">
            <text:p>0.721995228</text:p>
          </table:table-cell>
          <table:table-cell office:value-type="float" office:value="1.18286957" calcext:value-type="float">
            <text:p>1.18286957</text:p>
          </table:table-cell>
          <table:table-cell office:value-type="float" office:value="0.965808914" calcext:value-type="float">
            <text:p>0.965808914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173.7398875" calcext:value-type="float">
            <text:p>173.7398875</text:p>
          </table:table-cell>
          <table:table-cell office:value-type="float" office:value="57.9819275" calcext:value-type="float">
            <text:p>57.9819275</text:p>
          </table:table-cell>
          <table:table-cell office:value-type="float" office:value="1.44064413" calcext:value-type="float">
            <text:p>1.44064413</text:p>
          </table:table-cell>
          <table:table-cell office:value-type="float" office:value="0.777000478" calcext:value-type="float">
            <text:p>0.777000478</text:p>
          </table:table-cell>
          <table:table-cell office:value-type="float" office:value="0.902486967" calcext:value-type="float">
            <text:p>0.902486967</text:p>
          </table:table-cell>
          <table:table-cell office:value-type="float" office:value="0.7368775" calcext:value-type="float">
            <text:p>0.7368775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173.823939" calcext:value-type="float">
            <text:p>173.823939</text:p>
          </table:table-cell>
          <table:table-cell office:value-type="float" office:value="58.174003" calcext:value-type="float">
            <text:p>58.174003</text:p>
          </table:table-cell>
          <table:table-cell office:value-type="float" office:value="1.455127395" calcext:value-type="float">
            <text:p>1.455127395</text:p>
          </table:table-cell>
          <table:table-cell office:value-type="float" office:value="0.783546184" calcext:value-type="float">
            <text:p>0.783546184</text:p>
          </table:table-cell>
          <table:table-cell office:value-type="float" office:value="1.56398216" calcext:value-type="float">
            <text:p>1.56398216</text:p>
          </table:table-cell>
          <table:table-cell office:value-type="float" office:value="1.27698606" calcext:value-type="float">
            <text:p>1.27698606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173.789457" calcext:value-type="float">
            <text:p>173.789457</text:p>
          </table:table-cell>
          <table:table-cell office:value-type="float" office:value="58.4879648" calcext:value-type="float">
            <text:p>58.4879648</text:p>
          </table:table-cell>
          <table:table-cell office:value-type="float" office:value="1.458618635" calcext:value-type="float">
            <text:p>1.458618635</text:p>
          </table:table-cell>
          <table:table-cell office:value-type="float" office:value="0.765089744" calcext:value-type="float">
            <text:p>0.765089744</text:p>
          </table:table-cell>
          <table:table-cell office:value-type="float" office:value="0.881101597" calcext:value-type="float">
            <text:p>0.881101597</text:p>
          </table:table-cell>
          <table:table-cell office:value-type="float" office:value="0.719416432" calcext:value-type="float">
            <text:p>0.719416432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174.015676" calcext:value-type="float">
            <text:p>174.015676</text:p>
          </table:table-cell>
          <table:table-cell office:value-type="float" office:value="58.8682634" calcext:value-type="float">
            <text:p>58.8682634</text:p>
          </table:table-cell>
          <table:table-cell office:value-type="float" office:value="1.477553796" calcext:value-type="float">
            <text:p>1.477553796</text:p>
          </table:table-cell>
          <table:table-cell office:value-type="float" office:value="0.802707556" calcext:value-type="float">
            <text:p>0.802707556</text:p>
          </table:table-cell>
          <table:table-cell office:value-type="float" office:value="1.15326321" calcext:value-type="float">
            <text:p>1.15326321</text:p>
          </table:table-cell>
          <table:table-cell office:value-type="float" office:value="0.94163546" calcext:value-type="float">
            <text:p>0.94163546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174.746933" calcext:value-type="float">
            <text:p>174.746933</text:p>
          </table:table-cell>
          <table:table-cell office:value-type="float" office:value="59.1925905" calcext:value-type="float">
            <text:p>59.1925905</text:p>
          </table:table-cell>
          <table:table-cell office:value-type="float" office:value="1.382167996" calcext:value-type="float">
            <text:p>1.382167996</text:p>
          </table:table-cell>
          <table:table-cell office:value-type="float" office:value="0.799019713" calcext:value-type="float">
            <text:p>0.799019713</text:p>
          </table:table-cell>
          <table:table-cell office:value-type="float" office:value="0.849736886" calcext:value-type="float">
            <text:p>0.849736886</text:p>
          </table:table-cell>
          <table:table-cell office:value-type="float" office:value="0.693807246" calcext:value-type="float">
            <text:p>0.693807246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175.111417" calcext:value-type="float">
            <text:p>175.111417</text:p>
          </table:table-cell>
          <table:table-cell office:value-type="float" office:value="59.2870926" calcext:value-type="float">
            <text:p>59.2870926</text:p>
          </table:table-cell>
          <table:table-cell office:value-type="float" office:value="1.429502324" calcext:value-type="float">
            <text:p>1.429502324</text:p>
          </table:table-cell>
          <table:table-cell office:value-type="float" office:value="0.833262748" calcext:value-type="float">
            <text:p>0.833262748</text:p>
          </table:table-cell>
          <table:table-cell office:value-type="float" office:value="0.9639413" calcext:value-type="float">
            <text:p>0.9639413</text:p>
          </table:table-cell>
          <table:table-cell office:value-type="float" office:value="0.78705477" calcext:value-type="float">
            <text:p>0.78705477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175.419328" calcext:value-type="float">
            <text:p>175.419328</text:p>
          </table:table-cell>
          <table:table-cell office:value-type="float" office:value="59.5109673" calcext:value-type="float">
            <text:p>59.5109673</text:p>
          </table:table-cell>
          <table:table-cell office:value-type="float" office:value="1.328049416" calcext:value-type="float">
            <text:p>1.328049416</text:p>
          </table:table-cell>
          <table:table-cell office:value-type="float" office:value="0.819894173" calcext:value-type="float">
            <text:p>0.819894173</text:p>
          </table:table-cell>
          <table:table-cell office:value-type="float" office:value="0.6532075" calcext:value-type="float">
            <text:p>0.6532075</text:p>
          </table:table-cell>
          <table:table-cell office:value-type="float" office:value="0.533341725" calcext:value-type="float">
            <text:p>0.533341725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176.204831" calcext:value-type="float">
            <text:p>176.204831</text:p>
          </table:table-cell>
          <table:table-cell office:value-type="float" office:value="59.5717219" calcext:value-type="float">
            <text:p>59.5717219</text:p>
          </table:table-cell>
          <table:table-cell office:value-type="float" office:value="1.335088952" calcext:value-type="float">
            <text:p>1.335088952</text:p>
          </table:table-cell>
          <table:table-cell office:value-type="float" office:value="0.797190748" calcext:value-type="float">
            <text:p>0.797190748</text:p>
          </table:table-cell>
          <table:table-cell office:value-type="float" office:value="1.72328878" calcext:value-type="float">
            <text:p>1.72328878</text:p>
          </table:table-cell>
          <table:table-cell office:value-type="float" office:value="1.40705938" calcext:value-type="float">
            <text:p>1.40705938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177.072467" calcext:value-type="float">
            <text:p>177.072467</text:p>
          </table:table-cell>
          <table:table-cell office:value-type="float" office:value="60.1499013" calcext:value-type="float">
            <text:p>60.1499013</text:p>
          </table:table-cell>
          <table:table-cell office:value-type="float" office:value="1.34356655" calcext:value-type="float">
            <text:p>1.34356655</text:p>
          </table:table-cell>
          <table:table-cell office:value-type="float" office:value="0.784180423" calcext:value-type="float">
            <text:p>0.784180423</text:p>
          </table:table-cell>
          <table:table-cell office:value-type="float" office:value="1.061012322" calcext:value-type="float">
            <text:p>1.061012322</text:p>
          </table:table-cell>
          <table:table-cell office:value-type="float" office:value="0.866312927" calcext:value-type="float">
            <text:p>0.866312927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178.1252284" calcext:value-type="float">
            <text:p>178.1252284</text:p>
          </table:table-cell>
          <table:table-cell office:value-type="float" office:value="60.0347354" calcext:value-type="float">
            <text:p>60.0347354</text:p>
          </table:table-cell>
          <table:table-cell office:value-type="float" office:value="1.35075106" calcext:value-type="float">
            <text:p>1.35075106</text:p>
          </table:table-cell>
          <table:table-cell office:value-type="float" office:value="0.781024032" calcext:value-type="float">
            <text:p>0.781024032</text:p>
          </table:table-cell>
          <table:table-cell office:value-type="float" office:value="2.19644924" calcext:value-type="float">
            <text:p>2.19644924</text:p>
          </table:table-cell>
          <table:table-cell office:value-type="float" office:value="1.79339334" calcext:value-type="float">
            <text:p>1.79339334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178.5746304" calcext:value-type="float">
            <text:p>178.5746304</text:p>
          </table:table-cell>
          <table:table-cell office:value-type="float" office:value="60.2109831" calcext:value-type="float">
            <text:p>60.2109831</text:p>
          </table:table-cell>
          <table:table-cell office:value-type="float" office:value="1.33953254" calcext:value-type="float">
            <text:p>1.33953254</text:p>
          </table:table-cell>
          <table:table-cell office:value-type="float" office:value="0.747381585" calcext:value-type="float">
            <text:p>0.747381585</text:p>
          </table:table-cell>
          <table:table-cell office:value-type="float" office:value="0.650624745" calcext:value-type="float">
            <text:p>0.650624745</text:p>
          </table:table-cell>
          <table:table-cell office:value-type="float" office:value="0.531232876" calcext:value-type="float">
            <text:p>0.531232876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179.602731" calcext:value-type="float">
            <text:p>179.602731</text:p>
          </table:table-cell>
          <table:table-cell office:value-type="float" office:value="60.6036619" calcext:value-type="float">
            <text:p>60.6036619</text:p>
          </table:table-cell>
          <table:table-cell office:value-type="float" office:value="1.292387" calcext:value-type="float">
            <text:p>1.292387</text:p>
          </table:table-cell>
          <table:table-cell office:value-type="float" office:value="0.766366992" calcext:value-type="float">
            <text:p>0.766366992</text:p>
          </table:table-cell>
          <table:table-cell office:value-type="float" office:value="2.88613584" calcext:value-type="float">
            <text:p>2.88613584</text:p>
          </table:table-cell>
          <table:table-cell office:value-type="float" office:value="2.35652004" calcext:value-type="float">
            <text:p>2.35652004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179.786542" calcext:value-type="float">
            <text:p>179.786542</text:p>
          </table:table-cell>
          <table:table-cell office:value-type="float" office:value="60.7383705" calcext:value-type="float">
            <text:p>60.7383705</text:p>
          </table:table-cell>
          <table:table-cell office:value-type="float" office:value="1.29178744" calcext:value-type="float">
            <text:p>1.29178744</text:p>
          </table:table-cell>
          <table:table-cell office:value-type="float" office:value="0.756506112" calcext:value-type="float">
            <text:p>0.756506112</text:p>
          </table:table-cell>
          <table:table-cell office:value-type="float" office:value="0.33539365" calcext:value-type="float">
            <text:p>0.33539365</text:p>
          </table:table-cell>
          <table:table-cell office:value-type="float" office:value="0.273847776" calcext:value-type="float">
            <text:p>0.273847776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180.753197" calcext:value-type="float">
            <text:p>180.753197</text:p>
          </table:table-cell>
          <table:table-cell office:value-type="float" office:value="61.2959323" calcext:value-type="float">
            <text:p>61.2959323</text:p>
          </table:table-cell>
          <table:table-cell office:value-type="float" office:value="1.289699545" calcext:value-type="float">
            <text:p>1.289699545</text:p>
          </table:table-cell>
          <table:table-cell office:value-type="float" office:value="0.772978001" calcext:value-type="float">
            <text:p>0.772978001</text:p>
          </table:table-cell>
          <table:table-cell office:value-type="float" office:value="2.34528303" calcext:value-type="float">
            <text:p>2.34528303</text:p>
          </table:table-cell>
          <table:table-cell office:value-type="float" office:value="1.91491557" calcext:value-type="float">
            <text:p>1.91491557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180.781556" calcext:value-type="float">
            <text:p>180.781556</text:p>
          </table:table-cell>
          <table:table-cell office:value-type="float" office:value="61.3671206" calcext:value-type="float">
            <text:p>61.3671206</text:p>
          </table:table-cell>
          <table:table-cell office:value-type="float" office:value="1.272169105" calcext:value-type="float">
            <text:p>1.272169105</text:p>
          </table:table-cell>
          <table:table-cell office:value-type="float" office:value="0.769175841" calcext:value-type="float">
            <text:p>0.769175841</text:p>
          </table:table-cell>
          <table:table-cell office:value-type="float" office:value="1.11837332" calcext:value-type="float">
            <text:p>1.11837332</text:p>
          </table:table-cell>
          <table:table-cell office:value-type="float" office:value="0.913148" calcext:value-type="float">
            <text:p>0.913148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181.4318885" calcext:value-type="float">
            <text:p>181.4318885</text:p>
          </table:table-cell>
          <table:table-cell office:value-type="float" office:value="61.8574231" calcext:value-type="float">
            <text:p>61.8574231</text:p>
          </table:table-cell>
          <table:table-cell office:value-type="float" office:value="1.25969573" calcext:value-type="float">
            <text:p>1.25969573</text:p>
          </table:table-cell>
          <table:table-cell office:value-type="float" office:value="0.757921015" calcext:value-type="float">
            <text:p>0.757921015</text:p>
          </table:table-cell>
          <table:table-cell office:value-type="float" office:value="2.50037289" calcext:value-type="float">
            <text:p>2.50037289</text:p>
          </table:table-cell>
          <table:table-cell office:value-type="float" office:value="2.04154596" calcext:value-type="float">
            <text:p>2.04154596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181.3618925" calcext:value-type="float">
            <text:p>181.3618925</text:p>
          </table:table-cell>
          <table:table-cell office:value-type="float" office:value="61.9155913" calcext:value-type="float">
            <text:p>61.9155913</text:p>
          </table:table-cell>
          <table:table-cell office:value-type="float" office:value="1.26808251" calcext:value-type="float">
            <text:p>1.26808251</text:p>
          </table:table-cell>
          <table:table-cell office:value-type="float" office:value="0.750986394" calcext:value-type="float">
            <text:p>0.750986394</text:p>
          </table:table-cell>
          <table:table-cell office:value-type="float" office:value="0.84681416" calcext:value-type="float">
            <text:p>0.84681416</text:p>
          </table:table-cell>
          <table:table-cell office:value-type="float" office:value="0.69142084" calcext:value-type="float">
            <text:p>0.69142084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181.02343" calcext:value-type="float">
            <text:p>181.02343</text:p>
          </table:table-cell>
          <table:table-cell office:value-type="float" office:value="62.2382122" calcext:value-type="float">
            <text:p>62.2382122</text:p>
          </table:table-cell>
          <table:table-cell office:value-type="float" office:value="1.25356113" calcext:value-type="float">
            <text:p>1.25356113</text:p>
          </table:table-cell>
          <table:table-cell office:value-type="float" office:value="0.755351947" calcext:value-type="float">
            <text:p>0.755351947</text:p>
          </table:table-cell>
          <table:table-cell office:value-type="float" office:value="2.21939605" calcext:value-type="float">
            <text:p>2.21939605</text:p>
          </table:table-cell>
          <table:table-cell office:value-type="float" office:value="1.81212928" calcext:value-type="float">
            <text:p>1.81212928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180.835559" calcext:value-type="float">
            <text:p>180.835559</text:p>
          </table:table-cell>
          <table:table-cell office:value-type="float" office:value="62.0877947" calcext:value-type="float">
            <text:p>62.0877947</text:p>
          </table:table-cell>
          <table:table-cell office:value-type="float" office:value="1.26215323" calcext:value-type="float">
            <text:p>1.26215323</text:p>
          </table:table-cell>
          <table:table-cell office:value-type="float" office:value="0.740801512" calcext:value-type="float">
            <text:p>0.740801512</text:p>
          </table:table-cell>
          <table:table-cell office:value-type="float" office:value="0.63718888" calcext:value-type="float">
            <text:p>0.63718888</text:p>
          </table:table-cell>
          <table:table-cell office:value-type="float" office:value="0.520262496" calcext:value-type="float">
            <text:p>0.520262496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180.428191" calcext:value-type="float">
            <text:p>180.428191</text:p>
          </table:table-cell>
          <table:table-cell office:value-type="float" office:value="62.1136261" calcext:value-type="float">
            <text:p>62.1136261</text:p>
          </table:table-cell>
          <table:table-cell office:value-type="float" office:value="1.27293028" calcext:value-type="float">
            <text:p>1.27293028</text:p>
          </table:table-cell>
          <table:table-cell office:value-type="float" office:value="0.735402764" calcext:value-type="float">
            <text:p>0.735402764</text:p>
          </table:table-cell>
          <table:table-cell office:value-type="float" office:value="1.41900975" calcext:value-type="float">
            <text:p>1.41900975</text:p>
          </table:table-cell>
          <table:table-cell office:value-type="float" office:value="1.158616594" calcext:value-type="float">
            <text:p>1.158616594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180.361795" calcext:value-type="float">
            <text:p>180.361795</text:p>
          </table:table-cell>
          <table:table-cell office:value-type="float" office:value="62.0701143" calcext:value-type="float">
            <text:p>62.0701143</text:p>
          </table:table-cell>
          <table:table-cell office:value-type="float" office:value="1.28965396" calcext:value-type="float">
            <text:p>1.28965396</text:p>
          </table:table-cell>
          <table:table-cell office:value-type="float" office:value="0.723256696" calcext:value-type="float">
            <text:p>0.723256696</text:p>
          </table:table-cell>
          <table:table-cell office:value-type="float" office:value="0.97335029" calcext:value-type="float">
            <text:p>0.97335029</text:p>
          </table:table-cell>
          <table:table-cell office:value-type="float" office:value="0.79473719" calcext:value-type="float">
            <text:p>0.79473719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179.781485" calcext:value-type="float">
            <text:p>179.781485</text:p>
          </table:table-cell>
          <table:table-cell office:value-type="float" office:value="61.9474961" calcext:value-type="float">
            <text:p>61.9474961</text:p>
          </table:table-cell>
          <table:table-cell office:value-type="float" office:value="1.25601438" calcext:value-type="float">
            <text:p>1.25601438</text:p>
          </table:table-cell>
          <table:table-cell office:value-type="float" office:value="0.724737461" calcext:value-type="float">
            <text:p>0.724737461</text:p>
          </table:table-cell>
          <table:table-cell office:value-type="float" office:value="1.500523371" calcext:value-type="float">
            <text:p>1.500523371</text:p>
          </table:table-cell>
          <table:table-cell office:value-type="float" office:value="1.225172201" calcext:value-type="float">
            <text:p>1.225172201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179.828902" calcext:value-type="float">
            <text:p>179.828902</text:p>
          </table:table-cell>
          <table:table-cell office:value-type="float" office:value="61.8548704" calcext:value-type="float">
            <text:p>61.8548704</text:p>
          </table:table-cell>
          <table:table-cell office:value-type="float" office:value="1.28751112" calcext:value-type="float">
            <text:p>1.28751112</text:p>
          </table:table-cell>
          <table:table-cell office:value-type="float" office:value="0.732271244" calcext:value-type="float">
            <text:p>0.732271244</text:p>
          </table:table-cell>
          <table:table-cell office:value-type="float" office:value="0.56847479" calcext:value-type="float">
            <text:p>0.56847479</text:p>
          </table:table-cell>
          <table:table-cell office:value-type="float" office:value="0.46415773" calcext:value-type="float">
            <text:p>0.46415773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178.9287015" calcext:value-type="float">
            <text:p>178.9287015</text:p>
          </table:table-cell>
          <table:table-cell office:value-type="float" office:value="61.8003917" calcext:value-type="float">
            <text:p>61.8003917</text:p>
          </table:table-cell>
          <table:table-cell office:value-type="float" office:value="1.32143277" calcext:value-type="float">
            <text:p>1.32143277</text:p>
          </table:table-cell>
          <table:table-cell office:value-type="float" office:value="0.738483603" calcext:value-type="float">
            <text:p>0.738483603</text:p>
          </table:table-cell>
          <table:table-cell office:value-type="float" office:value="1.426819978" calcext:value-type="float">
            <text:p>1.426819978</text:p>
          </table:table-cell>
          <table:table-cell office:value-type="float" office:value="1.164993632" calcext:value-type="float">
            <text:p>1.164993632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179.0840095" calcext:value-type="float">
            <text:p>179.0840095</text:p>
          </table:table-cell>
          <table:table-cell office:value-type="float" office:value="61.9518427" calcext:value-type="float">
            <text:p>61.9518427</text:p>
          </table:table-cell>
          <table:table-cell office:value-type="float" office:value="1.33238878" calcext:value-type="float">
            <text:p>1.33238878</text:p>
          </table:table-cell>
          <table:table-cell office:value-type="float" office:value="0.759497719" calcext:value-type="float">
            <text:p>0.759497719</text:p>
          </table:table-cell>
          <table:table-cell office:value-type="float" office:value="0.453237881" calcext:value-type="float">
            <text:p>0.453237881</text:p>
          </table:table-cell>
          <table:table-cell office:value-type="float" office:value="0.370067186" calcext:value-type="float">
            <text:p>0.370067186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178.36284" calcext:value-type="float">
            <text:p>178.36284</text:p>
          </table:table-cell>
          <table:table-cell office:value-type="float" office:value="61.6676469" calcext:value-type="float">
            <text:p>61.6676469</text:p>
          </table:table-cell>
          <table:table-cell office:value-type="float" office:value="1.32999911" calcext:value-type="float">
            <text:p>1.32999911</text:p>
          </table:table-cell>
          <table:table-cell office:value-type="float" office:value="0.726395395" calcext:value-type="float">
            <text:p>0.726395395</text:p>
          </table:table-cell>
          <table:table-cell office:value-type="float" office:value="1.586683379" calcext:value-type="float">
            <text:p>1.586683379</text:p>
          </table:table-cell>
          <table:table-cell office:value-type="float" office:value="1.295521565" calcext:value-type="float">
            <text:p>1.295521565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177.800284" calcext:value-type="float">
            <text:p>177.800284</text:p>
          </table:table-cell>
          <table:table-cell office:value-type="float" office:value="61.5679925" calcext:value-type="float">
            <text:p>61.5679925</text:p>
          </table:table-cell>
          <table:table-cell office:value-type="float" office:value="1.311694145" calcext:value-type="float">
            <text:p>1.311694145</text:p>
          </table:table-cell>
          <table:table-cell office:value-type="float" office:value="0.728910773" calcext:value-type="float">
            <text:p>0.728910773</text:p>
          </table:table-cell>
          <table:table-cell office:value-type="float" office:value="0.766423665" calcext:value-type="float">
            <text:p>0.766423665</text:p>
          </table:table-cell>
          <table:table-cell office:value-type="float" office:value="0.62578232" calcext:value-type="float">
            <text:p>0.62578232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177.3595784" calcext:value-type="float">
            <text:p>177.3595784</text:p>
          </table:table-cell>
          <table:table-cell office:value-type="float" office:value="61.0645897" calcext:value-type="float">
            <text:p>61.0645897</text:p>
          </table:table-cell>
          <table:table-cell office:value-type="float" office:value="1.325543285" calcext:value-type="float">
            <text:p>1.325543285</text:p>
          </table:table-cell>
          <table:table-cell office:value-type="float" office:value="0.747274181" calcext:value-type="float">
            <text:p>0.747274181</text:p>
          </table:table-cell>
          <table:table-cell office:value-type="float" office:value="1.87403715" calcext:value-type="float">
            <text:p>1.87403715</text:p>
          </table:table-cell>
          <table:table-cell office:value-type="float" office:value="1.530144919" calcext:value-type="float">
            <text:p>1.530144919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176.4640524" calcext:value-type="float">
            <text:p>176.4640524</text:p>
          </table:table-cell>
          <table:table-cell office:value-type="float" office:value="60.5229672" calcext:value-type="float">
            <text:p>60.5229672</text:p>
          </table:table-cell>
          <table:table-cell office:value-type="float" office:value="1.335132256" calcext:value-type="float">
            <text:p>1.335132256</text:p>
          </table:table-cell>
          <table:table-cell office:value-type="float" office:value="0.736461147" calcext:value-type="float">
            <text:p>0.736461147</text:p>
          </table:table-cell>
          <table:table-cell office:value-type="float" office:value="1.08076947" calcext:value-type="float">
            <text:p>1.08076947</text:p>
          </table:table-cell>
          <table:table-cell office:value-type="float" office:value="0.88244458" calcext:value-type="float">
            <text:p>0.88244458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176.4222365" calcext:value-type="float">
            <text:p>176.4222365</text:p>
          </table:table-cell>
          <table:table-cell office:value-type="float" office:value="60.335031" calcext:value-type="float">
            <text:p>60.335031</text:p>
          </table:table-cell>
          <table:table-cell office:value-type="float" office:value="1.295196201" calcext:value-type="float">
            <text:p>1.295196201</text:p>
          </table:table-cell>
          <table:table-cell office:value-type="float" office:value="0.755880952" calcext:value-type="float">
            <text:p>0.755880952</text:p>
          </table:table-cell>
          <table:table-cell office:value-type="float" office:value="2.129871238" calcext:value-type="float">
            <text:p>2.129871238</text:p>
          </table:table-cell>
          <table:table-cell office:value-type="float" office:value="1.739032624" calcext:value-type="float">
            <text:p>1.739032624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175.3144265" calcext:value-type="float">
            <text:p>175.3144265</text:p>
          </table:table-cell>
          <table:table-cell office:value-type="float" office:value="59.6895547" calcext:value-type="float">
            <text:p>59.6895547</text:p>
          </table:table-cell>
          <table:table-cell office:value-type="float" office:value="1.260136043" calcext:value-type="float">
            <text:p>1.260136043</text:p>
          </table:table-cell>
          <table:table-cell office:value-type="float" office:value="0.733128866" calcext:value-type="float">
            <text:p>0.733128866</text:p>
          </table:table-cell>
          <table:table-cell office:value-type="float" office:value="0.88569025" calcext:value-type="float">
            <text:p>0.88569025</text:p>
          </table:table-cell>
          <table:table-cell office:value-type="float" office:value="0.72316303" calcext:value-type="float">
            <text:p>0.72316303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176.174131" calcext:value-type="float">
            <text:p>176.174131</text:p>
          </table:table-cell>
          <table:table-cell office:value-type="float" office:value="60.1648547" calcext:value-type="float">
            <text:p>60.1648547</text:p>
          </table:table-cell>
          <table:table-cell office:value-type="float" office:value="1.25527793" calcext:value-type="float">
            <text:p>1.25527793</text:p>
          </table:table-cell>
          <table:table-cell office:value-type="float" office:value="0.705910491" calcext:value-type="float">
            <text:p>0.705910491</text:p>
          </table:table-cell>
          <table:table-cell office:value-type="float" office:value="2.32280012" calcext:value-type="float">
            <text:p>2.32280012</text:p>
          </table:table-cell>
          <table:table-cell office:value-type="float" office:value="1.896558329" calcext:value-type="float">
            <text:p>1.896558329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174.890997" calcext:value-type="float">
            <text:p>174.890997</text:p>
          </table:table-cell>
          <table:table-cell office:value-type="float" office:value="59.4515453" calcext:value-type="float">
            <text:p>59.4515453</text:p>
          </table:table-cell>
          <table:table-cell office:value-type="float" office:value="1.329312184" calcext:value-type="float">
            <text:p>1.329312184</text:p>
          </table:table-cell>
          <table:table-cell office:value-type="float" office:value="0.767904059" calcext:value-type="float">
            <text:p>0.767904059</text:p>
          </table:table-cell>
          <table:table-cell office:value-type="float" office:value="0.97846281" calcext:value-type="float">
            <text:p>0.97846281</text:p>
          </table:table-cell>
          <table:table-cell office:value-type="float" office:value="0.79891156" calcext:value-type="float">
            <text:p>0.79891156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176.039023" calcext:value-type="float">
            <text:p>176.039023</text:p>
          </table:table-cell>
          <table:table-cell office:value-type="float" office:value="60.0959158" calcext:value-type="float">
            <text:p>60.0959158</text:p>
          </table:table-cell>
          <table:table-cell office:value-type="float" office:value="1.338570067" calcext:value-type="float">
            <text:p>1.338570067</text:p>
          </table:table-cell>
          <table:table-cell office:value-type="float" office:value="0.767020087" calcext:value-type="float">
            <text:p>0.767020087</text:p>
          </table:table-cell>
          <table:table-cell office:value-type="float" office:value="2.0521358896" calcext:value-type="float">
            <text:p>2.0521358896</text:p>
          </table:table-cell>
          <table:table-cell office:value-type="float" office:value="1.675561899" calcext:value-type="float">
            <text:p>1.675561899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174.779807" calcext:value-type="float">
            <text:p>174.779807</text:p>
          </table:table-cell>
          <table:table-cell office:value-type="float" office:value="59.5228095" calcext:value-type="float">
            <text:p>59.5228095</text:p>
          </table:table-cell>
          <table:table-cell office:value-type="float" office:value="1.282016387" calcext:value-type="float">
            <text:p>1.282016387</text:p>
          </table:table-cell>
          <table:table-cell office:value-type="float" office:value="0.715280387" calcext:value-type="float">
            <text:p>0.715280387</text:p>
          </table:table-cell>
          <table:table-cell office:value-type="float" office:value="0.96030071" calcext:value-type="float">
            <text:p>0.96030071</text:p>
          </table:table-cell>
          <table:table-cell office:value-type="float" office:value="0.784082275" calcext:value-type="float">
            <text:p>0.784082275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175.201399" calcext:value-type="float">
            <text:p>175.201399</text:p>
          </table:table-cell>
          <table:table-cell office:value-type="float" office:value="60.0872" calcext:value-type="float">
            <text:p>60.0872</text:p>
          </table:table-cell>
          <table:table-cell office:value-type="float" office:value="1.293481807" calcext:value-type="float">
            <text:p>1.293481807</text:p>
          </table:table-cell>
          <table:table-cell office:value-type="float" office:value="0.733080032" calcext:value-type="float">
            <text:p>0.733080032</text:p>
          </table:table-cell>
          <table:table-cell office:value-type="float" office:value="1.96992845" calcext:value-type="float">
            <text:p>1.96992845</text:p>
          </table:table-cell>
          <table:table-cell office:value-type="float" office:value="1.608439868" calcext:value-type="float">
            <text:p>1.608439868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174.559289" calcext:value-type="float">
            <text:p>174.559289</text:p>
          </table:table-cell>
          <table:table-cell office:value-type="float" office:value="59.7176402" calcext:value-type="float">
            <text:p>59.7176402</text:p>
          </table:table-cell>
          <table:table-cell office:value-type="float" office:value="1.298527563" calcext:value-type="float">
            <text:p>1.298527563</text:p>
          </table:table-cell>
          <table:table-cell office:value-type="float" office:value="0.738730995" calcext:value-type="float">
            <text:p>0.738730995</text:p>
          </table:table-cell>
          <table:table-cell office:value-type="float" office:value="1.49095336" calcext:value-type="float">
            <text:p>1.49095336</text:p>
          </table:table-cell>
          <table:table-cell office:value-type="float" office:value="1.217358346" calcext:value-type="float">
            <text:p>1.217358346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174.21092" calcext:value-type="float">
            <text:p>174.21092</text:p>
          </table:table-cell>
          <table:table-cell office:value-type="float" office:value="60.2635771" calcext:value-type="float">
            <text:p>60.2635771</text:p>
          </table:table-cell>
          <table:table-cell office:value-type="float" office:value="1.319002619" calcext:value-type="float">
            <text:p>1.319002619</text:p>
          </table:table-cell>
          <table:table-cell office:value-type="float" office:value="0.757516023" calcext:value-type="float">
            <text:p>0.757516023</text:p>
          </table:table-cell>
          <table:table-cell office:value-type="float" office:value="1.645175228" calcext:value-type="float">
            <text:p>1.645175228</text:p>
          </table:table-cell>
          <table:table-cell office:value-type="float" office:value="1.343279955" calcext:value-type="float">
            <text:p>1.343279955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174.691935" calcext:value-type="float">
            <text:p>174.691935</text:p>
          </table:table-cell>
          <table:table-cell office:value-type="float" office:value="60.4007838" calcext:value-type="float">
            <text:p>60.4007838</text:p>
          </table:table-cell>
          <table:table-cell office:value-type="float" office:value="1.311713155" calcext:value-type="float">
            <text:p>1.311713155</text:p>
          </table:table-cell>
          <table:table-cell office:value-type="float" office:value="0.777624564" calcext:value-type="float">
            <text:p>0.777624564</text:p>
          </table:table-cell>
          <table:table-cell office:value-type="float" office:value="1.547711594" calcext:value-type="float">
            <text:p>1.547711594</text:p>
          </table:table-cell>
          <table:table-cell office:value-type="float" office:value="1.263701185" calcext:value-type="float">
            <text:p>1.263701185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173.2679885" calcext:value-type="float">
            <text:p>173.2679885</text:p>
          </table:table-cell>
          <table:table-cell office:value-type="float" office:value="60.8228922" calcext:value-type="float">
            <text:p>60.8228922</text:p>
          </table:table-cell>
          <table:table-cell office:value-type="float" office:value="1.255947787" calcext:value-type="float">
            <text:p>1.255947787</text:p>
          </table:table-cell>
          <table:table-cell office:value-type="float" office:value="0.694690336" calcext:value-type="float">
            <text:p>0.694690336</text:p>
          </table:table-cell>
          <table:table-cell office:value-type="float" office:value="1.878239026" calcext:value-type="float">
            <text:p>1.878239026</text:p>
          </table:table-cell>
          <table:table-cell office:value-type="float" office:value="1.533575776" calcext:value-type="float">
            <text:p>1.533575776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173.9714785" calcext:value-type="float">
            <text:p>173.9714785</text:p>
          </table:table-cell>
          <table:table-cell office:value-type="float" office:value="60.8994552" calcext:value-type="float">
            <text:p>60.8994552</text:p>
          </table:table-cell>
          <table:table-cell office:value-type="float" office:value="1.271083297" calcext:value-type="float">
            <text:p>1.271083297</text:p>
          </table:table-cell>
          <table:table-cell office:value-type="float" office:value="0.705691789" calcext:value-type="float">
            <text:p>0.705691789</text:p>
          </table:table-cell>
          <table:table-cell office:value-type="float" office:value="1.374428603" calcext:value-type="float">
            <text:p>1.374428603</text:p>
          </table:table-cell>
          <table:table-cell office:value-type="float" office:value="1.12221621" calcext:value-type="float">
            <text:p>1.12221621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172.702271" calcext:value-type="float">
            <text:p>172.702271</text:p>
          </table:table-cell>
          <table:table-cell office:value-type="float" office:value="61.1605968" calcext:value-type="float">
            <text:p>61.1605968</text:p>
          </table:table-cell>
          <table:table-cell office:value-type="float" office:value="1.36956797" calcext:value-type="float">
            <text:p>1.36956797</text:p>
          </table:table-cell>
          <table:table-cell office:value-type="float" office:value="0.790513888" calcext:value-type="float">
            <text:p>0.790513888</text:p>
          </table:table-cell>
          <table:table-cell office:value-type="float" office:value="1.468688771" calcext:value-type="float">
            <text:p>1.468688771</text:p>
          </table:table-cell>
          <table:table-cell office:value-type="float" office:value="1.199179349" calcext:value-type="float">
            <text:p>1.199179349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173.303896" calcext:value-type="float">
            <text:p>173.303896</text:p>
          </table:table-cell>
          <table:table-cell office:value-type="float" office:value="61.2470701" calcext:value-type="float">
            <text:p>61.2470701</text:p>
          </table:table-cell>
          <table:table-cell office:value-type="float" office:value="1.385534695" calcext:value-type="float">
            <text:p>1.385534695</text:p>
          </table:table-cell>
          <table:table-cell office:value-type="float" office:value="0.797180488" calcext:value-type="float">
            <text:p>0.797180488</text:p>
          </table:table-cell>
          <table:table-cell office:value-type="float" office:value="1.301721985" calcext:value-type="float">
            <text:p>1.301721985</text:p>
          </table:table-cell>
          <table:table-cell office:value-type="float" office:value="1.06285157" calcext:value-type="float">
            <text:p>1.06285157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172.44947" calcext:value-type="float">
            <text:p>172.44947</text:p>
          </table:table-cell>
          <table:table-cell office:value-type="float" office:value="61.6046594" calcext:value-type="float">
            <text:p>61.6046594</text:p>
          </table:table-cell>
          <table:table-cell office:value-type="float" office:value="1.35316312" calcext:value-type="float">
            <text:p>1.35316312</text:p>
          </table:table-cell>
          <table:table-cell office:value-type="float" office:value="0.815262609" calcext:value-type="float">
            <text:p>0.815262609</text:p>
          </table:table-cell>
          <table:table-cell office:value-type="float" office:value="1.5191313655447" calcext:value-type="float">
            <text:p>1.5191313655</text:p>
          </table:table-cell>
          <table:table-cell office:value-type="float" office:value="1.240365541505" calcext:value-type="float">
            <text:p>1.2403655415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173.15537" calcext:value-type="float">
            <text:p>173.15537</text:p>
          </table:table-cell>
          <table:table-cell office:value-type="float" office:value="61.6523451" calcext:value-type="float">
            <text:p>61.6523451</text:p>
          </table:table-cell>
          <table:table-cell office:value-type="float" office:value="1.359236235" calcext:value-type="float">
            <text:p>1.359236235</text:p>
          </table:table-cell>
          <table:table-cell office:value-type="float" office:value="0.843806672" calcext:value-type="float">
            <text:p>0.843806672</text:p>
          </table:table-cell>
          <table:table-cell office:value-type="float" office:value="0.931615706" calcext:value-type="float">
            <text:p>0.931615706</text:p>
          </table:table-cell>
          <table:table-cell office:value-type="float" office:value="0.76066106" calcext:value-type="float">
            <text:p>0.76066106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172.6736485" calcext:value-type="float">
            <text:p>172.6736485</text:p>
          </table:table-cell>
          <table:table-cell office:value-type="float" office:value="62.3660131" calcext:value-type="float">
            <text:p>62.3660131</text:p>
          </table:table-cell>
          <table:table-cell office:value-type="float" office:value="1.375315784" calcext:value-type="float">
            <text:p>1.375315784</text:p>
          </table:table-cell>
          <table:table-cell office:value-type="float" office:value="0.831863013" calcext:value-type="float">
            <text:p>0.831863013</text:p>
          </table:table-cell>
          <table:table-cell office:value-type="float" office:value="1.564017431" calcext:value-type="float">
            <text:p>1.564017431</text:p>
          </table:table-cell>
          <table:table-cell office:value-type="float" office:value="1.27701488" calcext:value-type="float">
            <text:p>1.27701488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172.8102195" calcext:value-type="float">
            <text:p>172.8102195</text:p>
          </table:table-cell>
          <table:table-cell office:value-type="float" office:value="62.4358229" calcext:value-type="float">
            <text:p>62.4358229</text:p>
          </table:table-cell>
          <table:table-cell office:value-type="float" office:value="1.284939874" calcext:value-type="float">
            <text:p>1.284939874</text:p>
          </table:table-cell>
          <table:table-cell office:value-type="float" office:value="0.788645223" calcext:value-type="float">
            <text:p>0.788645223</text:p>
          </table:table-cell>
          <table:table-cell office:value-type="float" office:value="0.580025843" calcext:value-type="float">
            <text:p>0.580025843</text:p>
          </table:table-cell>
          <table:table-cell office:value-type="float" office:value="0.473589109" calcext:value-type="float">
            <text:p>0.473589109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172.498118" calcext:value-type="float">
            <text:p>172.498118</text:p>
          </table:table-cell>
          <table:table-cell office:value-type="float" office:value="62.8209877" calcext:value-type="float">
            <text:p>62.8209877</text:p>
          </table:table-cell>
          <table:table-cell office:value-type="float" office:value="1.270599483" calcext:value-type="float">
            <text:p>1.270599483</text:p>
          </table:table-cell>
          <table:table-cell office:value-type="float" office:value="0.737196079" calcext:value-type="float">
            <text:p>0.737196079</text:p>
          </table:table-cell>
          <table:table-cell office:value-type="float" office:value="1.55948151" calcext:value-type="float">
            <text:p>1.55948151</text:p>
          </table:table-cell>
          <table:table-cell office:value-type="float" office:value="1.273311334" calcext:value-type="float">
            <text:p>1.273311334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172.265801" calcext:value-type="float">
            <text:p>172.265801</text:p>
          </table:table-cell>
          <table:table-cell office:value-type="float" office:value="62.6695164" calcext:value-type="float">
            <text:p>62.6695164</text:p>
          </table:table-cell>
          <table:table-cell office:value-type="float" office:value="1.392958623" calcext:value-type="float">
            <text:p>1.392958623</text:p>
          </table:table-cell>
          <table:table-cell office:value-type="float" office:value="0.789737375" calcext:value-type="float">
            <text:p>0.789737375</text:p>
          </table:table-cell>
          <table:table-cell office:value-type="float" office:value="0.712590823" calcext:value-type="float">
            <text:p>0.712590823</text:p>
          </table:table-cell>
          <table:table-cell office:value-type="float" office:value="0.581827992" calcext:value-type="float">
            <text:p>0.581827992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172.012287" calcext:value-type="float">
            <text:p>172.012287</text:p>
          </table:table-cell>
          <table:table-cell office:value-type="float" office:value="62.4553916" calcext:value-type="float">
            <text:p>62.4553916</text:p>
          </table:table-cell>
          <table:table-cell office:value-type="float" office:value="1.404827719" calcext:value-type="float">
            <text:p>1.404827719</text:p>
          </table:table-cell>
          <table:table-cell office:value-type="float" office:value="0.780733852" calcext:value-type="float">
            <text:p>0.780733852</text:p>
          </table:table-cell>
          <table:table-cell office:value-type="float" office:value="1.22320674" calcext:value-type="float">
            <text:p>1.22320674</text:p>
          </table:table-cell>
          <table:table-cell office:value-type="float" office:value="0.99874411" calcext:value-type="float">
            <text:p>0.99874411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171.132" calcext:value-type="float">
            <text:p>171.132</text:p>
          </table:table-cell>
          <table:table-cell office:value-type="float" office:value="62.1722985" calcext:value-type="float">
            <text:p>62.1722985</text:p>
          </table:table-cell>
          <table:table-cell office:value-type="float" office:value="1.439822739" calcext:value-type="float">
            <text:p>1.439822739</text:p>
          </table:table-cell>
          <table:table-cell office:value-type="float" office:value="0.748033525" calcext:value-type="float">
            <text:p>0.748033525</text:p>
          </table:table-cell>
          <table:table-cell office:value-type="float" office:value="1.615772256" calcext:value-type="float">
            <text:p>1.615772256</text:p>
          </table:table-cell>
          <table:table-cell office:value-type="float" office:value="1.319272567" calcext:value-type="float">
            <text:p>1.3192725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9T01:45:19.743191891</dc:date>
    <meta:editing-duration>PT21M52S</meta:editing-duration>
    <meta:editing-cycles>1</meta:editing-cycles>
    <meta:document-statistic meta:table-count="1" meta:cell-count="15120" meta:object-count="1"/>
    <meta:generator>LibreOffice/4.3.7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4cm" svg:height="9.005cm" xlink:href=".." xlink:type="simple" chart:class="chart:line" chart:style-name="ch1">
        <chart:title svg:x="6.917cm" svg:y="0.316cm" chart:style-name="ch2">
          <text:p>Distances</text:p>
        </chart:title>
        <chart:subtitle svg:x="3.225cm" svg:y="1.301cm" chart:style-name="ch3">
          <text:p>The average distance between the robots over 10 runs</text:p>
        </chart:subtitle>
        <chart:legend chart:legend-position="end" svg:x="13.793cm" svg:y="3.954cm" style:legend-expansion="high" chart:style-name="ch4"/>
        <chart:plot-area chart:style-name="ch5" table:cell-range-address="scenario3_avgTotal.B1:scenario3_avgTotal.C2160" chart:data-source-has-labels="row" svg:x="1.33cm" svg:y="2.19cm" svg:width="12.144cm" svg:height="5.654cm">
          <chartooo:coordinate-region svg:x="2.137cm" svg:y="2.389cm" svg:width="11.337cm" svg:height="4.401cm"/>
          <chart:axis chart:dimension="x" chart:name="primary-x" chart:style-name="ch6">
            <chart:title svg:x="7.001cm" svg:y="8.024cm" chart:style-name="ch7">
              <text:p>Time</text:p>
            </chart:title>
          </chart:axis>
          <chart:axis chart:dimension="y" chart:name="primary-y" chart:style-name="ch6">
            <chart:title svg:x="0.451cm" svg:y="6.344cm" chart:style-name="ch8">
              <text:p>Distance in pixels</text:p>
            </chart:title>
            <chart:grid chart:style-name="ch9" chart:class="major"/>
          </chart:axis>
          <chart:series chart:style-name="ch10" chart:values-cell-range-address="scenario3_avgTotal.B1:scenario3_avgTotal.B2160" loext:label-string="mean" chart:class="chart:line">
            <chart:data-point chart:repeated="2160"/>
          </chart:series>
          <chart:series chart:style-name="ch11" chart:values-cell-range-address="scenario3_avgTotal.C1:scenario3_avgTotal.C2160" loext:label-string="sd" chart:class="chart:line">
            <chart:data-point chart:repeated="21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</table:table-cell>
              <table:table-cell office:value-type="string">
                <text:p>s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1.695942">
                <text:p>441.695942</text:p>
                <draw:g>
                  <svg:desc>scenario3_avgTotal.B1:scenario3_avgTotal.B2160</svg:desc>
                </draw:g>
              </table:table-cell>
              <table:table-cell office:value-type="float" office:value="114.4981675">
                <text:p>114.4981675</text:p>
                <draw:g>
                  <svg:desc>scenario3_avgTotal.C1:scenario3_avgTotal.C2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1.735536">
                <text:p>441.735536</text:p>
              </table:table-cell>
              <table:table-cell office:value-type="float" office:value="114.5353045">
                <text:p>114.53530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1.733078">
                <text:p>441.733078</text:p>
              </table:table-cell>
              <table:table-cell office:value-type="float" office:value="114.5907134">
                <text:p>114.59071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1.79713">
                <text:p>441.79713</text:p>
              </table:table-cell>
              <table:table-cell office:value-type="float" office:value="114.5443284">
                <text:p>114.54432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1.800148">
                <text:p>441.800148</text:p>
              </table:table-cell>
              <table:table-cell office:value-type="float" office:value="114.570248">
                <text:p>114.5702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1.837387">
                <text:p>441.837387</text:p>
              </table:table-cell>
              <table:table-cell office:value-type="float" office:value="114.597743">
                <text:p>114.5977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1.883435">
                <text:p>441.883435</text:p>
              </table:table-cell>
              <table:table-cell office:value-type="float" office:value="114.5700631">
                <text:p>114.57006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1.74122">
                <text:p>441.74122</text:p>
              </table:table-cell>
              <table:table-cell office:value-type="float" office:value="114.5427296">
                <text:p>114.54272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1.738099">
                <text:p>441.738099</text:p>
              </table:table-cell>
              <table:table-cell office:value-type="float" office:value="114.4769845">
                <text:p>114.47698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1.743498">
                <text:p>441.743498</text:p>
              </table:table-cell>
              <table:table-cell office:value-type="float" office:value="114.4923128">
                <text:p>114.49231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1.868244">
                <text:p>441.868244</text:p>
              </table:table-cell>
              <table:table-cell office:value-type="float" office:value="114.4393128">
                <text:p>114.43931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2.046818">
                <text:p>442.046818</text:p>
              </table:table-cell>
              <table:table-cell office:value-type="float" office:value="114.393783">
                <text:p>114.3937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2.036106">
                <text:p>442.036106</text:p>
              </table:table-cell>
              <table:table-cell office:value-type="float" office:value="114.2714381">
                <text:p>114.27143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2.216867">
                <text:p>442.216867</text:p>
              </table:table-cell>
              <table:table-cell office:value-type="float" office:value="114.1727756">
                <text:p>114.17277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2.292533">
                <text:p>442.292533</text:p>
              </table:table-cell>
              <table:table-cell office:value-type="float" office:value="114.0999206">
                <text:p>114.09992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2.225247">
                <text:p>442.225247</text:p>
              </table:table-cell>
              <table:table-cell office:value-type="float" office:value="114.02279">
                <text:p>114.022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2.307002">
                <text:p>442.307002</text:p>
              </table:table-cell>
              <table:table-cell office:value-type="float" office:value="113.9799885">
                <text:p>113.97998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2.302439">
                <text:p>442.302439</text:p>
              </table:table-cell>
              <table:table-cell office:value-type="float" office:value="113.9295965">
                <text:p>113.92959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2.434024">
                <text:p>442.434024</text:p>
              </table:table-cell>
              <table:table-cell office:value-type="float" office:value="113.8817446">
                <text:p>113.88174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2.582061">
                <text:p>442.582061</text:p>
              </table:table-cell>
              <table:table-cell office:value-type="float" office:value="114.1051606">
                <text:p>114.10516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2.544199">
                <text:p>442.544199</text:p>
              </table:table-cell>
              <table:table-cell office:value-type="float" office:value="114.097858">
                <text:p>114.0978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.99678">
                <text:p>440.99678</text:p>
              </table:table-cell>
              <table:table-cell office:value-type="float" office:value="113.8200966">
                <text:p>113.82009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8.733303">
                <text:p>438.733303</text:p>
              </table:table-cell>
              <table:table-cell office:value-type="float" office:value="113.2749814">
                <text:p>113.27498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3.19359">
                <text:p>433.19359</text:p>
              </table:table-cell>
              <table:table-cell office:value-type="float" office:value="111.9125867">
                <text:p>111.91258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1.109497">
                <text:p>431.109497</text:p>
              </table:table-cell>
              <table:table-cell office:value-type="float" office:value="111.1480894">
                <text:p>111.14808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2.086387">
                <text:p>422.086387</text:p>
              </table:table-cell>
              <table:table-cell office:value-type="float" office:value="109.1122399">
                <text:p>109.11223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8.950417">
                <text:p>418.950417</text:p>
              </table:table-cell>
              <table:table-cell office:value-type="float" office:value="108.2744458">
                <text:p>108.27444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1.719208">
                <text:p>411.719208</text:p>
              </table:table-cell>
              <table:table-cell office:value-type="float" office:value="106.928445">
                <text:p>106.9284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9.5347">
                <text:p>409.5347</text:p>
              </table:table-cell>
              <table:table-cell office:value-type="float" office:value="106.714276">
                <text:p>106.7142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5.756704">
                <text:p>405.756704</text:p>
              </table:table-cell>
              <table:table-cell office:value-type="float" office:value="106.5176215">
                <text:p>106.51762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4.898256">
                <text:p>404.898256</text:p>
              </table:table-cell>
              <table:table-cell office:value-type="float" office:value="106.5561087">
                <text:p>106.55610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4.370407">
                <text:p>404.370407</text:p>
              </table:table-cell>
              <table:table-cell office:value-type="float" office:value="106.6988292">
                <text:p>106.69882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4.676587">
                <text:p>404.676587</text:p>
              </table:table-cell>
              <table:table-cell office:value-type="float" office:value="106.6270816">
                <text:p>106.62708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4.865736">
                <text:p>404.865736</text:p>
              </table:table-cell>
              <table:table-cell office:value-type="float" office:value="106.5929484">
                <text:p>106.59294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4.68858">
                <text:p>404.68858</text:p>
              </table:table-cell>
              <table:table-cell office:value-type="float" office:value="106.61258">
                <text:p>106.612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3.923906">
                <text:p>403.923906</text:p>
              </table:table-cell>
              <table:table-cell office:value-type="float" office:value="106.7538838">
                <text:p>106.75388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3.81175">
                <text:p>403.81175</text:p>
              </table:table-cell>
              <table:table-cell office:value-type="float" office:value="106.7086084">
                <text:p>106.70860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3.268008">
                <text:p>403.268008</text:p>
              </table:table-cell>
              <table:table-cell office:value-type="float" office:value="106.9572614">
                <text:p>106.95726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3.291925">
                <text:p>403.291925</text:p>
              </table:table-cell>
              <table:table-cell office:value-type="float" office:value="106.9022334">
                <text:p>106.90223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2.712487">
                <text:p>402.712487</text:p>
              </table:table-cell>
              <table:table-cell office:value-type="float" office:value="107.0766939">
                <text:p>107.07669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2.708384">
                <text:p>402.708384</text:p>
              </table:table-cell>
              <table:table-cell office:value-type="float" office:value="107.1732409">
                <text:p>107.17324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2.386543">
                <text:p>402.386543</text:p>
              </table:table-cell>
              <table:table-cell office:value-type="float" office:value="107.4302675">
                <text:p>107.43026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0.883407">
                <text:p>400.883407</text:p>
              </table:table-cell>
              <table:table-cell office:value-type="float" office:value="107.2421409">
                <text:p>107.24214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9.632788">
                <text:p>399.632788</text:p>
              </table:table-cell>
              <table:table-cell office:value-type="float" office:value="107.3335805">
                <text:p>107.33358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7.522219">
                <text:p>397.522219</text:p>
              </table:table-cell>
              <table:table-cell office:value-type="float" office:value="107.3874129">
                <text:p>107.38741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3.726116">
                <text:p>393.726116</text:p>
              </table:table-cell>
              <table:table-cell office:value-type="float" office:value="106.6715473">
                <text:p>106.67154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1.000445">
                <text:p>391.000445</text:p>
              </table:table-cell>
              <table:table-cell office:value-type="float" office:value="106.9405759">
                <text:p>106.94057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7.243097">
                <text:p>387.243097</text:p>
              </table:table-cell>
              <table:table-cell office:value-type="float" office:value="106.6327999">
                <text:p>106.63279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3.941829">
                <text:p>383.941829</text:p>
              </table:table-cell>
              <table:table-cell office:value-type="float" office:value="106.833502">
                <text:p>106.8335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1.199956">
                <text:p>381.199956</text:p>
              </table:table-cell>
              <table:table-cell office:value-type="float" office:value="106.8154755">
                <text:p>106.81547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9.105166">
                <text:p>379.105166</text:p>
              </table:table-cell>
              <table:table-cell office:value-type="float" office:value="107.3621435">
                <text:p>107.36214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8.183287">
                <text:p>378.183287</text:p>
              </table:table-cell>
              <table:table-cell office:value-type="float" office:value="107.657908">
                <text:p>107.6579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7.426304">
                <text:p>377.426304</text:p>
              </table:table-cell>
              <table:table-cell office:value-type="float" office:value="108.059806">
                <text:p>108.0598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7.152811">
                <text:p>377.152811</text:p>
              </table:table-cell>
              <table:table-cell office:value-type="float" office:value="107.798278">
                <text:p>107.7982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7.458338">
                <text:p>377.458338</text:p>
              </table:table-cell>
              <table:table-cell office:value-type="float" office:value="107.3723304">
                <text:p>107.37233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7.767385">
                <text:p>377.767385</text:p>
              </table:table-cell>
              <table:table-cell office:value-type="float" office:value="107.276919">
                <text:p>107.2769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7.461548">
                <text:p>377.461548</text:p>
              </table:table-cell>
              <table:table-cell office:value-type="float" office:value="106.879717">
                <text:p>106.8797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7.689966">
                <text:p>377.689966</text:p>
              </table:table-cell>
              <table:table-cell office:value-type="float" office:value="106.9739125">
                <text:p>106.9739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77.158025">
                <text:p>377.158025</text:p>
              </table:table-cell>
              <table:table-cell office:value-type="float" office:value="106.6475175">
                <text:p>106.64751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77.216595">
                <text:p>377.216595</text:p>
              </table:table-cell>
              <table:table-cell office:value-type="float" office:value="106.757244">
                <text:p>106.7572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76.835087">
                <text:p>376.835087</text:p>
              </table:table-cell>
              <table:table-cell office:value-type="float" office:value="106.4728194">
                <text:p>106.47281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76.806699">
                <text:p>376.806699</text:p>
              </table:table-cell>
              <table:table-cell office:value-type="float" office:value="106.5918174">
                <text:p>106.59181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6.312906">
                <text:p>376.312906</text:p>
              </table:table-cell>
              <table:table-cell office:value-type="float" office:value="106.3794185">
                <text:p>106.37941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6.049916">
                <text:p>376.049916</text:p>
              </table:table-cell>
              <table:table-cell office:value-type="float" office:value="106.3206295">
                <text:p>106.32062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5.233038">
                <text:p>375.233038</text:p>
              </table:table-cell>
              <table:table-cell office:value-type="float" office:value="106.5818075">
                <text:p>106.58180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2.783953">
                <text:p>372.783953</text:p>
              </table:table-cell>
              <table:table-cell office:value-type="float" office:value="106.1455691">
                <text:p>106.14556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71.025115">
                <text:p>371.025115</text:p>
              </table:table-cell>
              <table:table-cell office:value-type="float" office:value="106.8514996">
                <text:p>106.85149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7.908251">
                <text:p>367.908251</text:p>
              </table:table-cell>
              <table:table-cell office:value-type="float" office:value="106.3456472">
                <text:p>106.34564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5.368075">
                <text:p>365.368075</text:p>
              </table:table-cell>
              <table:table-cell office:value-type="float" office:value="107.2059441">
                <text:p>107.20594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1.819804">
                <text:p>361.819804</text:p>
              </table:table-cell>
              <table:table-cell office:value-type="float" office:value="106.7146231">
                <text:p>106.71462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9.437939">
                <text:p>359.437939</text:p>
              </table:table-cell>
              <table:table-cell office:value-type="float" office:value="107.5317812">
                <text:p>107.53178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6.508438">
                <text:p>356.508438</text:p>
              </table:table-cell>
              <table:table-cell office:value-type="float" office:value="107.260004">
                <text:p>107.2600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4.391584">
                <text:p>354.391584</text:p>
              </table:table-cell>
              <table:table-cell office:value-type="float" office:value="107.909692">
                <text:p>107.9096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3.00423">
                <text:p>353.00423</text:p>
              </table:table-cell>
              <table:table-cell office:value-type="float" office:value="108.2614836">
                <text:p>108.26148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2.436546">
                <text:p>352.436546</text:p>
              </table:table-cell>
              <table:table-cell office:value-type="float" office:value="108.288589">
                <text:p>108.2885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2.210526">
                <text:p>352.210526</text:p>
              </table:table-cell>
              <table:table-cell office:value-type="float" office:value="108.544181">
                <text:p>108.5441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2.815592">
                <text:p>352.815592</text:p>
              </table:table-cell>
              <table:table-cell office:value-type="float" office:value="108.503658">
                <text:p>108.5036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2.866417">
                <text:p>352.866417</text:p>
              </table:table-cell>
              <table:table-cell office:value-type="float" office:value="108.620662">
                <text:p>108.6206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2.271409">
                <text:p>352.271409</text:p>
              </table:table-cell>
              <table:table-cell office:value-type="float" office:value="108.4063188">
                <text:p>108.40631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2.053733">
                <text:p>352.053733</text:p>
              </table:table-cell>
              <table:table-cell office:value-type="float" office:value="108.5286534">
                <text:p>108.52865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1.102978">
                <text:p>351.102978</text:p>
              </table:table-cell>
              <table:table-cell office:value-type="float" office:value="108.0143876">
                <text:p>108.01438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0.883953">
                <text:p>350.883953</text:p>
              </table:table-cell>
              <table:table-cell office:value-type="float" office:value="108.144129">
                <text:p>108.1441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9.656763">
                <text:p>349.656763</text:p>
              </table:table-cell>
              <table:table-cell office:value-type="float" office:value="107.822419">
                <text:p>107.8224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9.038524">
                <text:p>349.038524</text:p>
              </table:table-cell>
              <table:table-cell office:value-type="float" office:value="107.821474">
                <text:p>107.8214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8.695406">
                <text:p>348.695406</text:p>
              </table:table-cell>
              <table:table-cell office:value-type="float" office:value="107.7127854">
                <text:p>107.71278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7.86597">
                <text:p>347.86597</text:p>
              </table:table-cell>
              <table:table-cell office:value-type="float" office:value="107.5898249">
                <text:p>107.58982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7.618593">
                <text:p>347.618593</text:p>
              </table:table-cell>
              <table:table-cell office:value-type="float" office:value="107.5959561">
                <text:p>107.59595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6.593778">
                <text:p>346.593778</text:p>
              </table:table-cell>
              <table:table-cell office:value-type="float" office:value="107.5829264">
                <text:p>107.58292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5.352891">
                <text:p>345.352891</text:p>
              </table:table-cell>
              <table:table-cell office:value-type="float" office:value="107.2050404">
                <text:p>107.20504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4.21963">
                <text:p>344.21963</text:p>
              </table:table-cell>
              <table:table-cell office:value-type="float" office:value="107.4720406">
                <text:p>107.47204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2.936735">
                <text:p>342.936735</text:p>
              </table:table-cell>
              <table:table-cell office:value-type="float" office:value="106.9457902">
                <text:p>106.94579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2.053426">
                <text:p>342.053426</text:p>
              </table:table-cell>
              <table:table-cell office:value-type="float" office:value="107.4393662">
                <text:p>107.43936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0.71864">
                <text:p>340.71864</text:p>
              </table:table-cell>
              <table:table-cell office:value-type="float" office:value="107.0716696">
                <text:p>107.07166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9.779279">
                <text:p>339.779279</text:p>
              </table:table-cell>
              <table:table-cell office:value-type="float" office:value="107.4369902">
                <text:p>107.43699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38.708535">
                <text:p>338.708535</text:p>
              </table:table-cell>
              <table:table-cell office:value-type="float" office:value="107.3128536">
                <text:p>107.31285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38.062587">
                <text:p>338.062587</text:p>
              </table:table-cell>
              <table:table-cell office:value-type="float" office:value="107.5964983">
                <text:p>107.59649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7.868831">
                <text:p>337.868831</text:p>
              </table:table-cell>
              <table:table-cell office:value-type="float" office:value="107.5726233">
                <text:p>107.57262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8.262495">
                <text:p>338.262495</text:p>
              </table:table-cell>
              <table:table-cell office:value-type="float" office:value="107.5645826">
                <text:p>107.56458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8.65475">
                <text:p>338.65475</text:p>
              </table:table-cell>
              <table:table-cell office:value-type="float" office:value="107.4595995">
                <text:p>107.45959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39.142705">
                <text:p>339.142705</text:p>
              </table:table-cell>
              <table:table-cell office:value-type="float" office:value="107.555718">
                <text:p>107.5557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39.001407">
                <text:p>339.001407</text:p>
              </table:table-cell>
              <table:table-cell office:value-type="float" office:value="107.4365875">
                <text:p>107.43658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9.296179">
                <text:p>339.296179</text:p>
              </table:table-cell>
              <table:table-cell office:value-type="float" office:value="107.4576459">
                <text:p>107.45764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8.785738">
                <text:p>338.785738</text:p>
              </table:table-cell>
              <table:table-cell office:value-type="float" office:value="107.1733534">
                <text:p>107.17335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9.264663">
                <text:p>339.264663</text:p>
              </table:table-cell>
              <table:table-cell office:value-type="float" office:value="107.21992">
                <text:p>107.219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8.936292">
                <text:p>338.936292</text:p>
              </table:table-cell>
              <table:table-cell office:value-type="float" office:value="107.0719285">
                <text:p>107.07192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39.369826">
                <text:p>339.369826</text:p>
              </table:table-cell>
              <table:table-cell office:value-type="float" office:value="107.0979476">
                <text:p>107.09794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8.605008">
                <text:p>338.605008</text:p>
              </table:table-cell>
              <table:table-cell office:value-type="float" office:value="107.0678766">
                <text:p>107.06787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8.242577">
                <text:p>338.242577</text:p>
              </table:table-cell>
              <table:table-cell office:value-type="float" office:value="106.9643524">
                <text:p>106.96435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36.525647">
                <text:p>336.525647</text:p>
              </table:table-cell>
              <table:table-cell office:value-type="float" office:value="106.9597698">
                <text:p>106.95976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35.142127">
                <text:p>335.142127</text:p>
              </table:table-cell>
              <table:table-cell office:value-type="float" office:value="106.6898714">
                <text:p>106.68987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1.881897">
                <text:p>331.881897</text:p>
              </table:table-cell>
              <table:table-cell office:value-type="float" office:value="106.4733249">
                <text:p>106.47332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0.286226">
                <text:p>330.286226</text:p>
              </table:table-cell>
              <table:table-cell office:value-type="float" office:value="106.282664">
                <text:p>106.2826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26.78521">
                <text:p>326.78521</text:p>
              </table:table-cell>
              <table:table-cell office:value-type="float" office:value="106.3633291">
                <text:p>106.36332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25.134026">
                <text:p>325.134026</text:p>
              </table:table-cell>
              <table:table-cell office:value-type="float" office:value="106.2356445">
                <text:p>106.23564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1.895268">
                <text:p>321.895268</text:p>
              </table:table-cell>
              <table:table-cell office:value-type="float" office:value="106.4706074">
                <text:p>106.47060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20.009779">
                <text:p>320.009779</text:p>
              </table:table-cell>
              <table:table-cell office:value-type="float" office:value="106.7554529">
                <text:p>106.75545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19.119934">
                <text:p>319.119934</text:p>
              </table:table-cell>
              <table:table-cell office:value-type="float" office:value="107.057685">
                <text:p>107.0576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18.694629">
                <text:p>318.694629</text:p>
              </table:table-cell>
              <table:table-cell office:value-type="float" office:value="107.8362615">
                <text:p>107.83626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8.813433">
                <text:p>318.813433</text:p>
              </table:table-cell>
              <table:table-cell office:value-type="float" office:value="107.7786279">
                <text:p>107.77862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8.607914">
                <text:p>318.607914</text:p>
              </table:table-cell>
              <table:table-cell office:value-type="float" office:value="107.825148">
                <text:p>107.8251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8.623963">
                <text:p>318.623963</text:p>
              </table:table-cell>
              <table:table-cell office:value-type="float" office:value="107.7867541">
                <text:p>107.78675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8.401436">
                <text:p>318.401436</text:p>
              </table:table-cell>
              <table:table-cell office:value-type="float" office:value="107.7088965">
                <text:p>107.70889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7.801155">
                <text:p>317.801155</text:p>
              </table:table-cell>
              <table:table-cell office:value-type="float" office:value="108.108049">
                <text:p>108.1080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7.37817">
                <text:p>317.37817</text:p>
              </table:table-cell>
              <table:table-cell office:value-type="float" office:value="108.0596244">
                <text:p>108.05962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16.943485">
                <text:p>316.943485</text:p>
              </table:table-cell>
              <table:table-cell office:value-type="float" office:value="108.3591848">
                <text:p>108.35918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6.401237">
                <text:p>316.401237</text:p>
              </table:table-cell>
              <table:table-cell office:value-type="float" office:value="108.4584505">
                <text:p>108.45845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15.5334">
                <text:p>315.5334</text:p>
              </table:table-cell>
              <table:table-cell office:value-type="float" office:value="108.6316735">
                <text:p>108.63167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5.075562">
                <text:p>315.075562</text:p>
              </table:table-cell>
              <table:table-cell office:value-type="float" office:value="108.6029549">
                <text:p>108.60295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14.199071">
                <text:p>314.199071</text:p>
              </table:table-cell>
              <table:table-cell office:value-type="float" office:value="108.892278">
                <text:p>108.8922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13.921527">
                <text:p>313.921527</text:p>
              </table:table-cell>
              <table:table-cell office:value-type="float" office:value="108.6755564">
                <text:p>108.67555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12.630787">
                <text:p>312.630787</text:p>
              </table:table-cell>
              <table:table-cell office:value-type="float" office:value="108.5298729">
                <text:p>108.52987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1.782719">
                <text:p>311.782719</text:p>
              </table:table-cell>
              <table:table-cell office:value-type="float" office:value="107.828372">
                <text:p>107.8283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9.749761">
                <text:p>309.749761</text:p>
              </table:table-cell>
              <table:table-cell office:value-type="float" office:value="107.63657">
                <text:p>107.6365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8.769896">
                <text:p>308.769896</text:p>
              </table:table-cell>
              <table:table-cell office:value-type="float" office:value="106.960961">
                <text:p>106.9609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6.602057">
                <text:p>306.602057</text:p>
              </table:table-cell>
              <table:table-cell office:value-type="float" office:value="106.969405">
                <text:p>106.9694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05.942719">
                <text:p>305.942719</text:p>
              </table:table-cell>
              <table:table-cell office:value-type="float" office:value="106.578313">
                <text:p>106.5783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04.180928">
                <text:p>304.180928</text:p>
              </table:table-cell>
              <table:table-cell office:value-type="float" office:value="106.816308">
                <text:p>106.8163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03.18192">
                <text:p>303.18192</text:p>
              </table:table-cell>
              <table:table-cell office:value-type="float" office:value="106.331748">
                <text:p>106.3317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2.568689">
                <text:p>302.568689</text:p>
              </table:table-cell>
              <table:table-cell office:value-type="float" office:value="106.5854876">
                <text:p>106.58548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2.380409">
                <text:p>302.380409</text:p>
              </table:table-cell>
              <table:table-cell office:value-type="float" office:value="106.4946822">
                <text:p>106.49468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2.284004">
                <text:p>302.284004</text:p>
              </table:table-cell>
              <table:table-cell office:value-type="float" office:value="106.800048">
                <text:p>106.8000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2.358393">
                <text:p>302.358393</text:p>
              </table:table-cell>
              <table:table-cell office:value-type="float" office:value="106.9201954">
                <text:p>106.92019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1.877884">
                <text:p>301.877884</text:p>
              </table:table-cell>
              <table:table-cell office:value-type="float" office:value="106.7861096">
                <text:p>106.78610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01.482725">
                <text:p>301.482725</text:p>
              </table:table-cell>
              <table:table-cell office:value-type="float" office:value="106.879108">
                <text:p>106.8791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01.102503">
                <text:p>301.102503</text:p>
              </table:table-cell>
              <table:table-cell office:value-type="float" office:value="106.4880274">
                <text:p>106.48802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0.488781">
                <text:p>300.488781</text:p>
              </table:table-cell>
              <table:table-cell office:value-type="float" office:value="106.5998419">
                <text:p>106.59984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9.929042">
                <text:p>299.929042</text:p>
              </table:table-cell>
              <table:table-cell office:value-type="float" office:value="106.2133949">
                <text:p>106.21339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9.102266">
                <text:p>299.102266</text:p>
              </table:table-cell>
              <table:table-cell office:value-type="float" office:value="106.2206026">
                <text:p>106.22060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8.698944">
                <text:p>298.698944</text:p>
              </table:table-cell>
              <table:table-cell office:value-type="float" office:value="105.9162476">
                <text:p>105.91624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8.046354">
                <text:p>298.046354</text:p>
              </table:table-cell>
              <table:table-cell office:value-type="float" office:value="106.0543956">
                <text:p>106.05439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97.993217">
                <text:p>297.993217</text:p>
              </table:table-cell>
              <table:table-cell office:value-type="float" office:value="105.871821">
                <text:p>105.87182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97.174644">
                <text:p>297.174644</text:p>
              </table:table-cell>
              <table:table-cell office:value-type="float" office:value="105.731845">
                <text:p>105.7318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96.26622">
                <text:p>296.26622</text:p>
              </table:table-cell>
              <table:table-cell office:value-type="float" office:value="105.5310191">
                <text:p>105.53101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95.089452">
                <text:p>295.089452</text:p>
              </table:table-cell>
              <table:table-cell office:value-type="float" office:value="105.1370995">
                <text:p>105.13709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93.542661">
                <text:p>293.542661</text:p>
              </table:table-cell>
              <table:table-cell office:value-type="float" office:value="104.935973">
                <text:p>104.93597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2.614838">
                <text:p>292.614838</text:p>
              </table:table-cell>
              <table:table-cell office:value-type="float" office:value="104.489941">
                <text:p>104.4899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1.255401">
                <text:p>291.255401</text:p>
              </table:table-cell>
              <table:table-cell office:value-type="float" office:value="104.4046161">
                <text:p>104.404616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90.557728">
                <text:p>290.557728</text:p>
              </table:table-cell>
              <table:table-cell office:value-type="float" office:value="104.2712661">
                <text:p>104.271266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9.591019">
                <text:p>289.591019</text:p>
              </table:table-cell>
              <table:table-cell office:value-type="float" office:value="104.2749826">
                <text:p>104.27498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8.802001">
                <text:p>288.802001</text:p>
              </table:table-cell>
              <table:table-cell office:value-type="float" office:value="104.342493">
                <text:p>104.34249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88.502584">
                <text:p>288.502584</text:p>
              </table:table-cell>
              <table:table-cell office:value-type="float" office:value="104.6021454">
                <text:p>104.60214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88.1231">
                <text:p>288.1231</text:p>
              </table:table-cell>
              <table:table-cell office:value-type="float" office:value="104.6787466">
                <text:p>104.67874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88.23542">
                <text:p>288.23542</text:p>
              </table:table-cell>
              <table:table-cell office:value-type="float" office:value="104.6785976">
                <text:p>104.67859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87.831113">
                <text:p>287.831113</text:p>
              </table:table-cell>
              <table:table-cell office:value-type="float" office:value="104.7953075">
                <text:p>104.79530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87.570374">
                <text:p>287.570374</text:p>
              </table:table-cell>
              <table:table-cell office:value-type="float" office:value="104.6028935">
                <text:p>104.60289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87.22758">
                <text:p>287.22758</text:p>
              </table:table-cell>
              <table:table-cell office:value-type="float" office:value="104.802221">
                <text:p>104.8022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86.472153">
                <text:p>286.472153</text:p>
              </table:table-cell>
              <table:table-cell office:value-type="float" office:value="104.34054">
                <text:p>104.340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86.290102">
                <text:p>286.290102</text:p>
              </table:table-cell>
              <table:table-cell office:value-type="float" office:value="104.5414595">
                <text:p>104.54145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85.178393">
                <text:p>285.178393</text:p>
              </table:table-cell>
              <table:table-cell office:value-type="float" office:value="103.9517552">
                <text:p>103.95175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85.009174">
                <text:p>285.009174</text:p>
              </table:table-cell>
              <table:table-cell office:value-type="float" office:value="104.1089802">
                <text:p>104.10898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84.376665">
                <text:p>284.376665</text:p>
              </table:table-cell>
              <table:table-cell office:value-type="float" office:value="103.6534">
                <text:p>103.65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84.104341">
                <text:p>284.104341</text:p>
              </table:table-cell>
              <table:table-cell office:value-type="float" office:value="103.7524805">
                <text:p>103.75248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3.875923">
                <text:p>283.875923</text:p>
              </table:table-cell>
              <table:table-cell office:value-type="float" office:value="103.1437675">
                <text:p>103.14376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3.664321">
                <text:p>283.664321</text:p>
              </table:table-cell>
              <table:table-cell office:value-type="float" office:value="103.256396">
                <text:p>103.2563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2.796656">
                <text:p>282.796656</text:p>
              </table:table-cell>
              <table:table-cell office:value-type="float" office:value="102.7309296">
                <text:p>102.73092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2.251069">
                <text:p>282.251069</text:p>
              </table:table-cell>
              <table:table-cell office:value-type="float" office:value="102.9362735">
                <text:p>102.936273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1.358893">
                <text:p>281.358893</text:p>
              </table:table-cell>
              <table:table-cell office:value-type="float" office:value="102.1953734">
                <text:p>102.19537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0.919489">
                <text:p>280.919489</text:p>
              </table:table-cell>
              <table:table-cell office:value-type="float" office:value="102.5015438">
                <text:p>102.50154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0.133686">
                <text:p>280.133686</text:p>
              </table:table-cell>
              <table:table-cell office:value-type="float" office:value="101.7694335">
                <text:p>101.76943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79.75243">
                <text:p>279.75243</text:p>
              </table:table-cell>
              <table:table-cell office:value-type="float" office:value="102.1241861">
                <text:p>102.124186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78.617596">
                <text:p>278.617596</text:p>
              </table:table-cell>
              <table:table-cell office:value-type="float" office:value="101.4739384">
                <text:p>101.47393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78.241066">
                <text:p>278.241066</text:p>
              </table:table-cell>
              <table:table-cell office:value-type="float" office:value="101.6954996">
                <text:p>101.69549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7.90057">
                <text:p>277.90057</text:p>
              </table:table-cell>
              <table:table-cell office:value-type="float" office:value="101.6264056">
                <text:p>101.62640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77.617434">
                <text:p>277.617434</text:p>
              </table:table-cell>
              <table:table-cell office:value-type="float" office:value="101.5963284">
                <text:p>101.59632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76.969889">
                <text:p>276.969889</text:p>
              </table:table-cell>
              <table:table-cell office:value-type="float" office:value="101.5394584">
                <text:p>101.53945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76.328168">
                <text:p>276.328168</text:p>
              </table:table-cell>
              <table:table-cell office:value-type="float" office:value="101.391136">
                <text:p>101.3911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75.805571">
                <text:p>275.805571</text:p>
              </table:table-cell>
              <table:table-cell office:value-type="float" office:value="101.497676">
                <text:p>101.4976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75.374889">
                <text:p>275.374889</text:p>
              </table:table-cell>
              <table:table-cell office:value-type="float" office:value="101.3915536">
                <text:p>101.39155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74.590048">
                <text:p>274.590048</text:p>
              </table:table-cell>
              <table:table-cell office:value-type="float" office:value="101.4729006">
                <text:p>101.47290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74.214562">
                <text:p>274.214562</text:p>
              </table:table-cell>
              <table:table-cell office:value-type="float" office:value="101.1830041">
                <text:p>101.18300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73.656048">
                <text:p>273.656048</text:p>
              </table:table-cell>
              <table:table-cell office:value-type="float" office:value="101.2243705">
                <text:p>101.22437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73.152676">
                <text:p>273.152676</text:p>
              </table:table-cell>
              <table:table-cell office:value-type="float" office:value="100.8710816">
                <text:p>100.87108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72.632516">
                <text:p>272.632516</text:p>
              </table:table-cell>
              <table:table-cell office:value-type="float" office:value="101.0898592">
                <text:p>101.08985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72.537827">
                <text:p>272.537827</text:p>
              </table:table-cell>
              <table:table-cell office:value-type="float" office:value="101.2670871">
                <text:p>101.267087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72.21489">
                <text:p>272.21489</text:p>
              </table:table-cell>
              <table:table-cell office:value-type="float" office:value="101.060837">
                <text:p>101.0608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71.752992">
                <text:p>271.752992</text:p>
              </table:table-cell>
              <table:table-cell office:value-type="float" office:value="101.5279031">
                <text:p>101.52790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71.385171">
                <text:p>271.385171</text:p>
              </table:table-cell>
              <table:table-cell office:value-type="float" office:value="101.2832046">
                <text:p>101.28320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70.618081">
                <text:p>270.618081</text:p>
              </table:table-cell>
              <table:table-cell office:value-type="float" office:value="101.5873793">
                <text:p>101.58737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70.533059">
                <text:p>270.533059</text:p>
              </table:table-cell>
              <table:table-cell office:value-type="float" office:value="101.7073083">
                <text:p>101.70730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69.746873">
                <text:p>269.746873</text:p>
              </table:table-cell>
              <table:table-cell office:value-type="float" office:value="102.194031">
                <text:p>102.19403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69.855347">
                <text:p>269.855347</text:p>
              </table:table-cell>
              <table:table-cell office:value-type="float" office:value="102.20451">
                <text:p>102.2045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69.423195">
                <text:p>269.423195</text:p>
              </table:table-cell>
              <table:table-cell office:value-type="float" office:value="102.9702978">
                <text:p>102.970297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69.599218">
                <text:p>269.599218</text:p>
              </table:table-cell>
              <table:table-cell office:value-type="float" office:value="103.3338318">
                <text:p>103.33383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69.326443">
                <text:p>269.326443</text:p>
              </table:table-cell>
              <table:table-cell office:value-type="float" office:value="103.7251224">
                <text:p>103.72512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69.387985">
                <text:p>269.387985</text:p>
              </table:table-cell>
              <table:table-cell office:value-type="float" office:value="104.1573016">
                <text:p>104.15730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69.069015">
                <text:p>269.069015</text:p>
              </table:table-cell>
              <table:table-cell office:value-type="float" office:value="103.7844518">
                <text:p>103.78445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68.572705">
                <text:p>268.572705</text:p>
              </table:table-cell>
              <table:table-cell office:value-type="float" office:value="103.9863236">
                <text:p>103.986323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68.354389">
                <text:p>268.354389</text:p>
              </table:table-cell>
              <table:table-cell office:value-type="float" office:value="103.7385465">
                <text:p>103.738546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6.95252">
                <text:p>266.95252</text:p>
              </table:table-cell>
              <table:table-cell office:value-type="float" office:value="103.5614655">
                <text:p>103.56146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6.983634">
                <text:p>266.983634</text:p>
              </table:table-cell>
              <table:table-cell office:value-type="float" office:value="102.9113445">
                <text:p>102.911344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5.59158">
                <text:p>265.59158</text:p>
              </table:table-cell>
              <table:table-cell office:value-type="float" office:value="102.7136286">
                <text:p>102.713628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5.992782">
                <text:p>265.992782</text:p>
              </table:table-cell>
              <table:table-cell office:value-type="float" office:value="102.0121756">
                <text:p>102.01217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4.68682">
                <text:p>264.68682</text:p>
              </table:table-cell>
              <table:table-cell office:value-type="float" office:value="101.9131531">
                <text:p>101.913153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4.455597">
                <text:p>264.455597</text:p>
              </table:table-cell>
              <table:table-cell office:value-type="float" office:value="101.3709666">
                <text:p>101.37096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63.845203">
                <text:p>263.845203</text:p>
              </table:table-cell>
              <table:table-cell office:value-type="float" office:value="101.1037656">
                <text:p>101.10376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63.748931">
                <text:p>263.748931</text:p>
              </table:table-cell>
              <table:table-cell office:value-type="float" office:value="100.8868736">
                <text:p>100.88687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63.162617">
                <text:p>263.162617</text:p>
              </table:table-cell>
              <table:table-cell office:value-type="float" office:value="100.1868775">
                <text:p>100.18687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62.847503">
                <text:p>262.847503</text:p>
              </table:table-cell>
              <table:table-cell office:value-type="float" office:value="100.2603475">
                <text:p>100.26034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62.36391">
                <text:p>262.36391</text:p>
              </table:table-cell>
              <table:table-cell office:value-type="float" office:value="99.3945155">
                <text:p>99.39451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2.435169">
                <text:p>262.435169</text:p>
              </table:table-cell>
              <table:table-cell office:value-type="float" office:value="99.5817804">
                <text:p>99.58178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62.250443">
                <text:p>262.250443</text:p>
              </table:table-cell>
              <table:table-cell office:value-type="float" office:value="99.0789581">
                <text:p>99.078958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2.080619">
                <text:p>262.080619</text:p>
              </table:table-cell>
              <table:table-cell office:value-type="float" office:value="99.1522176">
                <text:p>99.15221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61.826949">
                <text:p>261.826949</text:p>
              </table:table-cell>
              <table:table-cell office:value-type="float" office:value="98.7631884">
                <text:p>98.76318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2.21994">
                <text:p>262.21994</text:p>
              </table:table-cell>
              <table:table-cell office:value-type="float" office:value="98.8061776">
                <text:p>98.80617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2.08098">
                <text:p>262.08098</text:p>
              </table:table-cell>
              <table:table-cell office:value-type="float" office:value="98.9688535">
                <text:p>98.96885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62.791348">
                <text:p>262.791348</text:p>
              </table:table-cell>
              <table:table-cell office:value-type="float" office:value="99.050991">
                <text:p>99.0509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2.554348">
                <text:p>262.554348</text:p>
              </table:table-cell>
              <table:table-cell office:value-type="float" office:value="99.1542925">
                <text:p>99.15429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62.769836">
                <text:p>262.769836</text:p>
              </table:table-cell>
              <table:table-cell office:value-type="float" office:value="99.2326645">
                <text:p>99.232664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62.606721">
                <text:p>262.606721</text:p>
              </table:table-cell>
              <table:table-cell office:value-type="float" office:value="99.1046421">
                <text:p>99.104642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62.24143">
                <text:p>262.24143</text:p>
              </table:table-cell>
              <table:table-cell office:value-type="float" office:value="98.719049">
                <text:p>98.71904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61.659656">
                <text:p>261.659656</text:p>
              </table:table-cell>
              <table:table-cell office:value-type="float" office:value="98.2029295">
                <text:p>98.20292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61.34748">
                <text:p>261.34748</text:p>
              </table:table-cell>
              <table:table-cell office:value-type="float" office:value="97.7255673">
                <text:p>97.725567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60.520796">
                <text:p>260.520796</text:p>
              </table:table-cell>
              <table:table-cell office:value-type="float" office:value="97.1711364">
                <text:p>97.17113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9.816196">
                <text:p>259.816196</text:p>
              </table:table-cell>
              <table:table-cell office:value-type="float" office:value="96.6237532">
                <text:p>96.623753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8.795777">
                <text:p>258.795777</text:p>
              </table:table-cell>
              <table:table-cell office:value-type="float" office:value="95.8744931">
                <text:p>95.87449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7.891108">
                <text:p>257.891108</text:p>
              </table:table-cell>
              <table:table-cell office:value-type="float" office:value="95.0109919">
                <text:p>95.01099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6.889407">
                <text:p>256.889407</text:p>
              </table:table-cell>
              <table:table-cell office:value-type="float" office:value="94.1007148">
                <text:p>94.100714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6.52285">
                <text:p>256.52285</text:p>
              </table:table-cell>
              <table:table-cell office:value-type="float" office:value="93.3034184">
                <text:p>93.303418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5.487626">
                <text:p>255.487626</text:p>
              </table:table-cell>
              <table:table-cell office:value-type="float" office:value="92.378545">
                <text:p>92.3785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5.332584">
                <text:p>255.332584</text:p>
              </table:table-cell>
              <table:table-cell office:value-type="float" office:value="91.561251">
                <text:p>91.56125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4.27607">
                <text:p>254.27607</text:p>
              </table:table-cell>
              <table:table-cell office:value-type="float" office:value="91.0295621">
                <text:p>91.029562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4.331691">
                <text:p>254.331691</text:p>
              </table:table-cell>
              <table:table-cell office:value-type="float" office:value="90.2826261">
                <text:p>90.28262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4.496767">
                <text:p>254.496767</text:p>
              </table:table-cell>
              <table:table-cell office:value-type="float" office:value="89.9611696">
                <text:p>89.961169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5.211741">
                <text:p>255.211741</text:p>
              </table:table-cell>
              <table:table-cell office:value-type="float" office:value="89.958952">
                <text:p>89.95895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5.674015">
                <text:p>255.674015</text:p>
              </table:table-cell>
              <table:table-cell office:value-type="float" office:value="89.929328">
                <text:p>89.92932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6.152719">
                <text:p>256.152719</text:p>
              </table:table-cell>
              <table:table-cell office:value-type="float" office:value="89.8846026">
                <text:p>89.88460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7.145086">
                <text:p>257.145086</text:p>
              </table:table-cell>
              <table:table-cell office:value-type="float" office:value="90.26802">
                <text:p>90.2680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7.320656">
                <text:p>257.320656</text:p>
              </table:table-cell>
              <table:table-cell office:value-type="float" office:value="90.2622905">
                <text:p>90.26229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8.099294">
                <text:p>258.099294</text:p>
              </table:table-cell>
              <table:table-cell office:value-type="float" office:value="90.275467">
                <text:p>90.2754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7.939854">
                <text:p>257.939854</text:p>
              </table:table-cell>
              <table:table-cell office:value-type="float" office:value="90.2266809">
                <text:p>90.226680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7.700809">
                <text:p>257.700809</text:p>
              </table:table-cell>
              <table:table-cell office:value-type="float" office:value="89.9832603">
                <text:p>89.983260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7.24253">
                <text:p>257.24253</text:p>
              </table:table-cell>
              <table:table-cell office:value-type="float" office:value="89.8848047">
                <text:p>89.884804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6.791031">
                <text:p>256.791031</text:p>
              </table:table-cell>
              <table:table-cell office:value-type="float" office:value="89.6852808">
                <text:p>89.68528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6.322153">
                <text:p>256.322153</text:p>
              </table:table-cell>
              <table:table-cell office:value-type="float" office:value="89.634675">
                <text:p>89.6346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.876426">
                <text:p>255.876426</text:p>
              </table:table-cell>
              <table:table-cell office:value-type="float" office:value="89.3703496">
                <text:p>89.370349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.6058">
                <text:p>255.6058</text:p>
              </table:table-cell>
              <table:table-cell office:value-type="float" office:value="89.3768806">
                <text:p>89.376880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4.931041">
                <text:p>254.931041</text:p>
              </table:table-cell>
              <table:table-cell office:value-type="float" office:value="89.0596276">
                <text:p>89.05962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4.567996">
                <text:p>254.567996</text:p>
              </table:table-cell>
              <table:table-cell office:value-type="float" office:value="89.1619691">
                <text:p>89.161969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3.23428">
                <text:p>253.23428</text:p>
              </table:table-cell>
              <table:table-cell office:value-type="float" office:value="88.4097555">
                <text:p>88.40975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2.837404">
                <text:p>252.837404</text:p>
              </table:table-cell>
              <table:table-cell office:value-type="float" office:value="88.355884">
                <text:p>88.35588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1.372024">
                <text:p>251.372024</text:p>
              </table:table-cell>
              <table:table-cell office:value-type="float" office:value="87.4954585">
                <text:p>87.495458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51.021841">
                <text:p>251.021841</text:p>
              </table:table-cell>
              <table:table-cell office:value-type="float" office:value="87.3267135">
                <text:p>87.326713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9.890192">
                <text:p>249.890192</text:p>
              </table:table-cell>
              <table:table-cell office:value-type="float" office:value="86.6621134">
                <text:p>86.662113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9.661568">
                <text:p>249.661568</text:p>
              </table:table-cell>
              <table:table-cell office:value-type="float" office:value="86.5583628">
                <text:p>86.558362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9.054156">
                <text:p>249.054156</text:p>
              </table:table-cell>
              <table:table-cell office:value-type="float" office:value="86.2980724">
                <text:p>86.29807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8.529992">
                <text:p>248.529992</text:p>
              </table:table-cell>
              <table:table-cell office:value-type="float" office:value="86.1655115">
                <text:p>86.165511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48.035485">
                <text:p>248.035485</text:p>
              </table:table-cell>
              <table:table-cell office:value-type="float" office:value="86.4537315">
                <text:p>86.45373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7.174708">
                <text:p>247.174708</text:p>
              </table:table-cell>
              <table:table-cell office:value-type="float" office:value="86.0115686">
                <text:p>86.011568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47.288754">
                <text:p>247.288754</text:p>
              </table:table-cell>
              <table:table-cell office:value-type="float" office:value="86.341871">
                <text:p>86.34187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46.418604">
                <text:p>246.418604</text:p>
              </table:table-cell>
              <table:table-cell office:value-type="float" office:value="85.9068294">
                <text:p>85.906829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46.423612">
                <text:p>246.423612</text:p>
              </table:table-cell>
              <table:table-cell office:value-type="float" office:value="85.99114">
                <text:p>85.991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45.062458">
                <text:p>245.062458</text:p>
              </table:table-cell>
              <table:table-cell office:value-type="float" office:value="85.6800128">
                <text:p>85.680012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4.234064">
                <text:p>244.234064</text:p>
              </table:table-cell>
              <table:table-cell office:value-type="float" office:value="85.5625395">
                <text:p>85.562539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42.951319">
                <text:p>242.951319</text:p>
              </table:table-cell>
              <table:table-cell office:value-type="float" office:value="85.2068613">
                <text:p>85.206861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41.12467">
                <text:p>241.12467</text:p>
              </table:table-cell>
              <table:table-cell office:value-type="float" office:value="84.6783326">
                <text:p>84.678332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40.055226">
                <text:p>240.055226</text:p>
              </table:table-cell>
              <table:table-cell office:value-type="float" office:value="84.3401256">
                <text:p>84.34012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37.916554">
                <text:p>237.916554</text:p>
              </table:table-cell>
              <table:table-cell office:value-type="float" office:value="83.410322">
                <text:p>83.41032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37.118911">
                <text:p>237.118911</text:p>
              </table:table-cell>
              <table:table-cell office:value-type="float" office:value="83.424298">
                <text:p>83.42429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35.668008">
                <text:p>235.668008</text:p>
              </table:table-cell>
              <table:table-cell office:value-type="float" office:value="82.579363">
                <text:p>82.57936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34.94929">
                <text:p>234.94929</text:p>
              </table:table-cell>
              <table:table-cell office:value-type="float" office:value="82.5798888">
                <text:p>82.579888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34.002277">
                <text:p>234.002277</text:p>
              </table:table-cell>
              <table:table-cell office:value-type="float" office:value="82.1514276">
                <text:p>82.151427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33.610276">
                <text:p>233.610276</text:p>
              </table:table-cell>
              <table:table-cell office:value-type="float" office:value="82.0453902">
                <text:p>82.045390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32.455251">
                <text:p>232.455251</text:p>
              </table:table-cell>
              <table:table-cell office:value-type="float" office:value="81.9003185">
                <text:p>81.900318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31.851565">
                <text:p>231.851565</text:p>
              </table:table-cell>
              <table:table-cell office:value-type="float" office:value="81.694215">
                <text:p>81.6942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30.686265">
                <text:p>230.686265</text:p>
              </table:table-cell>
              <table:table-cell office:value-type="float" office:value="81.3954781">
                <text:p>81.395478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30.20972">
                <text:p>230.20972</text:p>
              </table:table-cell>
              <table:table-cell office:value-type="float" office:value="80.9945976">
                <text:p>80.994597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28.259346">
                <text:p>228.259346</text:p>
              </table:table-cell>
              <table:table-cell office:value-type="float" office:value="80.8612671">
                <text:p>80.861267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27.475448">
                <text:p>227.475448</text:p>
              </table:table-cell>
              <table:table-cell office:value-type="float" office:value="80.6629324">
                <text:p>80.662932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26.121784">
                <text:p>226.121784</text:p>
              </table:table-cell>
              <table:table-cell office:value-type="float" office:value="80.3581404">
                <text:p>80.358140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24.707899">
                <text:p>224.707899</text:p>
              </table:table-cell>
              <table:table-cell office:value-type="float" office:value="80.1341733">
                <text:p>80.13417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23.895229">
                <text:p>223.895229</text:p>
              </table:table-cell>
              <table:table-cell office:value-type="float" office:value="79.6029148">
                <text:p>79.602914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23.413013">
                <text:p>223.413013</text:p>
              </table:table-cell>
              <table:table-cell office:value-type="float" office:value="79.6626972">
                <text:p>79.662697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22.723704">
                <text:p>222.723704</text:p>
              </table:table-cell>
              <table:table-cell office:value-type="float" office:value="78.8873228">
                <text:p>78.887322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22.65383">
                <text:p>222.65383</text:p>
              </table:table-cell>
              <table:table-cell office:value-type="float" office:value="78.888652">
                <text:p>78.88865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21.535466">
                <text:p>221.535466</text:p>
              </table:table-cell>
              <table:table-cell office:value-type="float" office:value="78.1150827">
                <text:p>78.115082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20.865385">
                <text:p>220.865385</text:p>
              </table:table-cell>
              <table:table-cell office:value-type="float" office:value="77.8129511">
                <text:p>77.81295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19.357763">
                <text:p>219.357763</text:p>
              </table:table-cell>
              <table:table-cell office:value-type="float" office:value="77.0502389">
                <text:p>77.050238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19.026724">
                <text:p>219.026724</text:p>
              </table:table-cell>
              <table:table-cell office:value-type="float" office:value="76.8416768">
                <text:p>76.841676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17.707165">
                <text:p>217.707165</text:p>
              </table:table-cell>
              <table:table-cell office:value-type="float" office:value="76.2748823">
                <text:p>76.274882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17.481945">
                <text:p>217.481945</text:p>
              </table:table-cell>
              <table:table-cell office:value-type="float" office:value="76.0901023">
                <text:p>76.090102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16.304104">
                <text:p>216.304104</text:p>
              </table:table-cell>
              <table:table-cell office:value-type="float" office:value="75.579749">
                <text:p>75.57974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16.039684">
                <text:p>216.039684</text:p>
              </table:table-cell>
              <table:table-cell office:value-type="float" office:value="75.5059185">
                <text:p>75.505918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15.171568">
                <text:p>215.171568</text:p>
              </table:table-cell>
              <table:table-cell office:value-type="float" office:value="74.949844">
                <text:p>74.94984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14.826883">
                <text:p>214.826883</text:p>
              </table:table-cell>
              <table:table-cell office:value-type="float" office:value="75.0702797">
                <text:p>75.070279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3.886715">
                <text:p>213.886715</text:p>
              </table:table-cell>
              <table:table-cell office:value-type="float" office:value="74.709486">
                <text:p>74.70948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12.989235">
                <text:p>212.989235</text:p>
              </table:table-cell>
              <table:table-cell office:value-type="float" office:value="74.6741243">
                <text:p>74.674124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12.146094">
                <text:p>212.146094</text:p>
              </table:table-cell>
              <table:table-cell office:value-type="float" office:value="74.7168913">
                <text:p>74.716891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1.20883">
                <text:p>211.20883</text:p>
              </table:table-cell>
              <table:table-cell office:value-type="float" office:value="74.9500431">
                <text:p>74.950043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0.537697">
                <text:p>210.537697</text:p>
              </table:table-cell>
              <table:table-cell office:value-type="float" office:value="75.1398919">
                <text:p>75.139891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09.176659">
                <text:p>209.176659</text:p>
              </table:table-cell>
              <table:table-cell office:value-type="float" office:value="75.1750942">
                <text:p>75.175094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8.414231">
                <text:p>208.414231</text:p>
              </table:table-cell>
              <table:table-cell office:value-type="float" office:value="75.149942">
                <text:p>75.14994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7.63688">
                <text:p>207.63688</text:p>
              </table:table-cell>
              <table:table-cell office:value-type="float" office:value="75.6620953">
                <text:p>75.662095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7.027518">
                <text:p>207.027518</text:p>
              </table:table-cell>
              <table:table-cell office:value-type="float" office:value="75.6479602">
                <text:p>75.647960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6.833371">
                <text:p>206.833371</text:p>
              </table:table-cell>
              <table:table-cell office:value-type="float" office:value="76.3227352">
                <text:p>76.322735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6.727318">
                <text:p>206.727318</text:p>
              </table:table-cell>
              <table:table-cell office:value-type="float" office:value="76.4160205">
                <text:p>76.416020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7.087047">
                <text:p>207.087047</text:p>
              </table:table-cell>
              <table:table-cell office:value-type="float" office:value="76.9691962">
                <text:p>76.969196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6.696285">
                <text:p>206.696285</text:p>
              </table:table-cell>
              <table:table-cell office:value-type="float" office:value="76.764177">
                <text:p>76.76417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7.004634">
                <text:p>207.004634</text:p>
              </table:table-cell>
              <table:table-cell office:value-type="float" office:value="77.3257208">
                <text:p>77.325720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6.099834">
                <text:p>206.099834</text:p>
              </table:table-cell>
              <table:table-cell office:value-type="float" office:value="76.7965688">
                <text:p>76.796568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5.866406">
                <text:p>205.866406</text:p>
              </table:table-cell>
              <table:table-cell office:value-type="float" office:value="77.1692284">
                <text:p>77.169228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5.361055">
                <text:p>205.361055</text:p>
              </table:table-cell>
              <table:table-cell office:value-type="float" office:value="76.845263">
                <text:p>76.84526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4.290575">
                <text:p>204.290575</text:p>
              </table:table-cell>
              <table:table-cell office:value-type="float" office:value="76.7452659">
                <text:p>76.745265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3.36523">
                <text:p>203.36523</text:p>
              </table:table-cell>
              <table:table-cell office:value-type="float" office:value="76.2537103">
                <text:p>76.253710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02.892671">
                <text:p>202.892671</text:p>
              </table:table-cell>
              <table:table-cell office:value-type="float" office:value="76.0666073">
                <text:p>76.066607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2.639471">
                <text:p>202.639471</text:p>
              </table:table-cell>
              <table:table-cell office:value-type="float" office:value="76.0796018">
                <text:p>76.079601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01.713746">
                <text:p>201.713746</text:p>
              </table:table-cell>
              <table:table-cell office:value-type="float" office:value="75.3365782">
                <text:p>75.336578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1.300973">
                <text:p>201.300973</text:p>
              </table:table-cell>
              <table:table-cell office:value-type="float" office:value="75.7563013">
                <text:p>75.756301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1.362887">
                <text:p>201.362887</text:p>
              </table:table-cell>
              <table:table-cell office:value-type="float" office:value="75.6485274">
                <text:p>75.648527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0.967976">
                <text:p>200.967976</text:p>
              </table:table-cell>
              <table:table-cell office:value-type="float" office:value="75.9563644">
                <text:p>75.956364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00.78805">
                <text:p>200.78805</text:p>
              </table:table-cell>
              <table:table-cell office:value-type="float" office:value="75.7006893">
                <text:p>75.700689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0.362853">
                <text:p>200.362853</text:p>
              </table:table-cell>
              <table:table-cell office:value-type="float" office:value="76.1756752">
                <text:p>76.175675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0.447509">
                <text:p>200.447509</text:p>
              </table:table-cell>
              <table:table-cell office:value-type="float" office:value="75.8602001">
                <text:p>75.860200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99.9442">
                <text:p>199.9442</text:p>
              </table:table-cell>
              <table:table-cell office:value-type="float" office:value="76.1297561">
                <text:p>76.129756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9.826986">
                <text:p>199.826986</text:p>
              </table:table-cell>
              <table:table-cell office:value-type="float" office:value="75.9807796">
                <text:p>75.980779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00.065153">
                <text:p>200.065153</text:p>
              </table:table-cell>
              <table:table-cell office:value-type="float" office:value="76.4747566">
                <text:p>76.474756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99.278366">
                <text:p>199.278366</text:p>
              </table:table-cell>
              <table:table-cell office:value-type="float" office:value="75.6732013">
                <text:p>75.673201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99.457453">
                <text:p>199.457453</text:p>
              </table:table-cell>
              <table:table-cell office:value-type="float" office:value="76.1023002">
                <text:p>76.102300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98.669038">
                <text:p>198.669038</text:p>
              </table:table-cell>
              <table:table-cell office:value-type="float" office:value="75.3030933">
                <text:p>75.30309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98.660844">
                <text:p>198.660844</text:p>
              </table:table-cell>
              <table:table-cell office:value-type="float" office:value="75.3939404">
                <text:p>75.393940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97.465244">
                <text:p>197.465244</text:p>
              </table:table-cell>
              <table:table-cell office:value-type="float" office:value="74.6875533">
                <text:p>74.68755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6.765574">
                <text:p>196.765574</text:p>
              </table:table-cell>
              <table:table-cell office:value-type="float" office:value="74.8412811">
                <text:p>74.841281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96.318002">
                <text:p>196.318002</text:p>
              </table:table-cell>
              <table:table-cell office:value-type="float" office:value="74.5943339">
                <text:p>74.594333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6.135392">
                <text:p>196.135392</text:p>
              </table:table-cell>
              <table:table-cell office:value-type="float" office:value="75.0313372">
                <text:p>75.031337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95.289898">
                <text:p>195.289898</text:p>
              </table:table-cell>
              <table:table-cell office:value-type="float" office:value="74.7465743">
                <text:p>74.746574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93.946022">
                <text:p>193.946022</text:p>
              </table:table-cell>
              <table:table-cell office:value-type="float" office:value="74.7517613">
                <text:p>74.75176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3.717527">
                <text:p>193.717527</text:p>
              </table:table-cell>
              <table:table-cell office:value-type="float" office:value="74.7063128">
                <text:p>74.706312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2.549096">
                <text:p>192.549096</text:p>
              </table:table-cell>
              <table:table-cell office:value-type="float" office:value="74.3359275">
                <text:p>74.33592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92.805594">
                <text:p>192.805594</text:p>
              </table:table-cell>
              <table:table-cell office:value-type="float" office:value="74.2031397">
                <text:p>74.203139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92.173108">
                <text:p>192.173108</text:p>
              </table:table-cell>
              <table:table-cell office:value-type="float" office:value="73.9460086">
                <text:p>73.946008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2.417669">
                <text:p>192.417669</text:p>
              </table:table-cell>
              <table:table-cell office:value-type="float" office:value="73.804915">
                <text:p>73.80491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92.027323">
                <text:p>192.027323</text:p>
              </table:table-cell>
              <table:table-cell office:value-type="float" office:value="73.46628">
                <text:p>73.4662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92.359029">
                <text:p>192.359029</text:p>
              </table:table-cell>
              <table:table-cell office:value-type="float" office:value="73.2424447">
                <text:p>73.242444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92.427602">
                <text:p>192.427602</text:p>
              </table:table-cell>
              <table:table-cell office:value-type="float" office:value="73.1807808">
                <text:p>73.180780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2.662835">
                <text:p>192.662835</text:p>
              </table:table-cell>
              <table:table-cell office:value-type="float" office:value="72.9800501">
                <text:p>72.980050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92.980082">
                <text:p>192.980082</text:p>
              </table:table-cell>
              <table:table-cell office:value-type="float" office:value="73.0902939">
                <text:p>73.090293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92.501158">
                <text:p>192.501158</text:p>
              </table:table-cell>
              <table:table-cell office:value-type="float" office:value="72.6174714">
                <text:p>72.617471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93.141665">
                <text:p>193.141665</text:p>
              </table:table-cell>
              <table:table-cell office:value-type="float" office:value="72.9138107">
                <text:p>72.913810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92.404289">
                <text:p>192.404289</text:p>
              </table:table-cell>
              <table:table-cell office:value-type="float" office:value="72.4437881">
                <text:p>72.443788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92.949535">
                <text:p>192.949535</text:p>
              </table:table-cell>
              <table:table-cell office:value-type="float" office:value="72.7476736">
                <text:p>72.747673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91.895408">
                <text:p>191.895408</text:p>
              </table:table-cell>
              <table:table-cell office:value-type="float" office:value="72.3978746">
                <text:p>72.397874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91.679084">
                <text:p>191.679084</text:p>
              </table:table-cell>
              <table:table-cell office:value-type="float" office:value="72.3597401">
                <text:p>72.359740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91.100741">
                <text:p>191.100741</text:p>
              </table:table-cell>
              <table:table-cell office:value-type="float" office:value="72.1342404">
                <text:p>72.134240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90.339255">
                <text:p>190.339255</text:p>
              </table:table-cell>
              <table:table-cell office:value-type="float" office:value="71.7643548">
                <text:p>71.764354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9.858375">
                <text:p>189.858375</text:p>
              </table:table-cell>
              <table:table-cell office:value-type="float" office:value="71.611221">
                <text:p>71.61122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9.018285">
                <text:p>189.018285</text:p>
              </table:table-cell>
              <table:table-cell office:value-type="float" office:value="71.4279283">
                <text:p>71.427928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7.948868">
                <text:p>187.948868</text:p>
              </table:table-cell>
              <table:table-cell office:value-type="float" office:value="70.9355354">
                <text:p>70.935535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7.181467">
                <text:p>187.181467</text:p>
              </table:table-cell>
              <table:table-cell office:value-type="float" office:value="70.7203411">
                <text:p>70.720341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6.56813">
                <text:p>186.56813</text:p>
              </table:table-cell>
              <table:table-cell office:value-type="float" office:value="70.6345595">
                <text:p>70.634559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7.308867">
                <text:p>187.308867</text:p>
              </table:table-cell>
              <table:table-cell office:value-type="float" office:value="70.999908">
                <text:p>70.99990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7.18865">
                <text:p>187.18865</text:p>
              </table:table-cell>
              <table:table-cell office:value-type="float" office:value="70.8264844">
                <text:p>70.826484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8.022939">
                <text:p>188.022939</text:p>
              </table:table-cell>
              <table:table-cell office:value-type="float" office:value="70.9965198">
                <text:p>70.996519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8.075365">
                <text:p>188.075365</text:p>
              </table:table-cell>
              <table:table-cell office:value-type="float" office:value="71.1688595">
                <text:p>71.168859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9.906357">
                <text:p>189.906357</text:p>
              </table:table-cell>
              <table:table-cell office:value-type="float" office:value="71.4798352">
                <text:p>71.479835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90.094997">
                <text:p>190.094997</text:p>
              </table:table-cell>
              <table:table-cell office:value-type="float" office:value="71.7558143">
                <text:p>71.755814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91.144387">
                <text:p>191.144387</text:p>
              </table:table-cell>
              <table:table-cell office:value-type="float" office:value="71.5613358">
                <text:p>71.561335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91.484872">
                <text:p>191.484872</text:p>
              </table:table-cell>
              <table:table-cell office:value-type="float" office:value="71.9198154">
                <text:p>71.919815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92.539623">
                <text:p>192.539623</text:p>
              </table:table-cell>
              <table:table-cell office:value-type="float" office:value="71.8873087">
                <text:p>71.887308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92.520942">
                <text:p>192.520942</text:p>
              </table:table-cell>
              <table:table-cell office:value-type="float" office:value="72.0427746">
                <text:p>72.042774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2.398679">
                <text:p>192.398679</text:p>
              </table:table-cell>
              <table:table-cell office:value-type="float" office:value="71.7894451">
                <text:p>71.789445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92.428503">
                <text:p>192.428503</text:p>
              </table:table-cell>
              <table:table-cell office:value-type="float" office:value="71.7850684">
                <text:p>71.785068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1.841933">
                <text:p>191.841933</text:p>
              </table:table-cell>
              <table:table-cell office:value-type="float" office:value="71.5762938">
                <text:p>71.576293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1.883889">
                <text:p>191.883889</text:p>
              </table:table-cell>
              <table:table-cell office:value-type="float" office:value="71.7213682">
                <text:p>71.721368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1.038571">
                <text:p>191.038571</text:p>
              </table:table-cell>
              <table:table-cell office:value-type="float" office:value="71.5427693">
                <text:p>71.542769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0.927155">
                <text:p>190.927155</text:p>
              </table:table-cell>
              <table:table-cell office:value-type="float" office:value="71.6771692">
                <text:p>71.677169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0.173909">
                <text:p>190.173909</text:p>
              </table:table-cell>
              <table:table-cell office:value-type="float" office:value="71.6540662">
                <text:p>71.654066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89.871766">
                <text:p>189.871766</text:p>
              </table:table-cell>
              <table:table-cell office:value-type="float" office:value="71.6447351">
                <text:p>71.644735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89.626678">
                <text:p>189.626678</text:p>
              </table:table-cell>
              <table:table-cell office:value-type="float" office:value="71.8501951">
                <text:p>71.850195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89.000869">
                <text:p>189.000869</text:p>
              </table:table-cell>
              <table:table-cell office:value-type="float" office:value="71.6925416">
                <text:p>71.692541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89.345123">
                <text:p>189.345123</text:p>
              </table:table-cell>
              <table:table-cell office:value-type="float" office:value="72.0550004">
                <text:p>72.055000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89.111698">
                <text:p>189.111698</text:p>
              </table:table-cell>
              <table:table-cell office:value-type="float" office:value="71.9334648">
                <text:p>71.933464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89.73302">
                <text:p>189.73302</text:p>
              </table:table-cell>
              <table:table-cell office:value-type="float" office:value="72.2215273">
                <text:p>72.221527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89.85947">
                <text:p>189.85947</text:p>
              </table:table-cell>
              <table:table-cell office:value-type="float" office:value="72.2462985">
                <text:p>72.246298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1.11384">
                <text:p>191.11384</text:p>
              </table:table-cell>
              <table:table-cell office:value-type="float" office:value="72.6849948">
                <text:p>72.684994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1.687916">
                <text:p>191.687916</text:p>
              </table:table-cell>
              <table:table-cell office:value-type="float" office:value="72.8631089">
                <text:p>72.863108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2.850522">
                <text:p>192.850522</text:p>
              </table:table-cell>
              <table:table-cell office:value-type="float" office:value="73.2471408">
                <text:p>73.247140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3.429488">
                <text:p>193.429488</text:p>
              </table:table-cell>
              <table:table-cell office:value-type="float" office:value="73.6327526">
                <text:p>73.632752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4.671835">
                <text:p>194.671835</text:p>
              </table:table-cell>
              <table:table-cell office:value-type="float" office:value="74.2497179">
                <text:p>74.249717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5.170263">
                <text:p>195.170263</text:p>
              </table:table-cell>
              <table:table-cell office:value-type="float" office:value="74.8894949">
                <text:p>74.889494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5.564475">
                <text:p>195.564475</text:p>
              </table:table-cell>
              <table:table-cell office:value-type="float" office:value="75.1014095">
                <text:p>75.101409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5.02109">
                <text:p>195.02109</text:p>
              </table:table-cell>
              <table:table-cell office:value-type="float" office:value="75.2929229">
                <text:p>75.292922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93.990802">
                <text:p>193.990802</text:p>
              </table:table-cell>
              <table:table-cell office:value-type="float" office:value="74.9691518">
                <text:p>74.969151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93.151755">
                <text:p>193.151755</text:p>
              </table:table-cell>
              <table:table-cell office:value-type="float" office:value="75.155704">
                <text:p>75.15570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91.267504">
                <text:p>191.267504</text:p>
              </table:table-cell>
              <table:table-cell office:value-type="float" office:value="74.3779558">
                <text:p>74.377955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90.472146">
                <text:p>190.472146</text:p>
              </table:table-cell>
              <table:table-cell office:value-type="float" office:value="74.5591517">
                <text:p>74.559151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88.201253">
                <text:p>188.201253</text:p>
              </table:table-cell>
              <table:table-cell office:value-type="float" office:value="73.5947566">
                <text:p>73.594756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87.861308">
                <text:p>187.861308</text:p>
              </table:table-cell>
              <table:table-cell office:value-type="float" office:value="73.7447471">
                <text:p>73.744747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86.664523">
                <text:p>186.664523</text:p>
              </table:table-cell>
              <table:table-cell office:value-type="float" office:value="73.2121579">
                <text:p>73.212157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86.607157">
                <text:p>186.607157</text:p>
              </table:table-cell>
              <table:table-cell office:value-type="float" office:value="73.4291166">
                <text:p>73.429116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86.00554">
                <text:p>186.00554</text:p>
              </table:table-cell>
              <table:table-cell office:value-type="float" office:value="73.0551558">
                <text:p>73.055155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86.642246">
                <text:p>186.642246</text:p>
              </table:table-cell>
              <table:table-cell office:value-type="float" office:value="73.5815262">
                <text:p>73.581526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86.295096">
                <text:p>186.295096</text:p>
              </table:table-cell>
              <table:table-cell office:value-type="float" office:value="73.3345392">
                <text:p>73.334539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87.090877">
                <text:p>187.090877</text:p>
              </table:table-cell>
              <table:table-cell office:value-type="float" office:value="73.8724921">
                <text:p>73.872492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87.5821636">
                <text:p>187.5821636</text:p>
              </table:table-cell>
              <table:table-cell office:value-type="float" office:value="74.2468375">
                <text:p>74.246837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88.3520156">
                <text:p>188.3520156</text:p>
              </table:table-cell>
              <table:table-cell office:value-type="float" office:value="74.9068775">
                <text:p>74.906877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89.390371">
                <text:p>189.390371</text:p>
              </table:table-cell>
              <table:table-cell office:value-type="float" office:value="75.6345632">
                <text:p>75.634563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89.626864">
                <text:p>189.626864</text:p>
              </table:table-cell>
              <table:table-cell office:value-type="float" office:value="75.9684063">
                <text:p>75.968406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90.642511">
                <text:p>190.642511</text:p>
              </table:table-cell>
              <table:table-cell office:value-type="float" office:value="76.6537762">
                <text:p>76.653776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90.257541">
                <text:p>190.257541</text:p>
              </table:table-cell>
              <table:table-cell office:value-type="float" office:value="76.6281376">
                <text:p>76.628137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91.003102">
                <text:p>191.003102</text:p>
              </table:table-cell>
              <table:table-cell office:value-type="float" office:value="77.1026631">
                <text:p>77.102663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90.466939">
                <text:p>190.466939</text:p>
              </table:table-cell>
              <table:table-cell office:value-type="float" office:value="76.9808873">
                <text:p>76.980887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90.977531">
                <text:p>190.977531</text:p>
              </table:table-cell>
              <table:table-cell office:value-type="float" office:value="77.3826066">
                <text:p>77.382606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90.719935">
                <text:p>190.719935</text:p>
              </table:table-cell>
              <table:table-cell office:value-type="float" office:value="77.2755201">
                <text:p>77.275520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90.553342">
                <text:p>190.553342</text:p>
              </table:table-cell>
              <table:table-cell office:value-type="float" office:value="77.2032076">
                <text:p>77.203207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90.556124">
                <text:p>190.556124</text:p>
              </table:table-cell>
              <table:table-cell office:value-type="float" office:value="77.1603214">
                <text:p>77.160321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89.064743">
                <text:p>189.064743</text:p>
              </table:table-cell>
              <table:table-cell office:value-type="float" office:value="76.4260342">
                <text:p>76.426034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88.981441">
                <text:p>188.981441</text:p>
              </table:table-cell>
              <table:table-cell office:value-type="float" office:value="76.4647335">
                <text:p>76.464733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87.508477">
                <text:p>187.508477</text:p>
              </table:table-cell>
              <table:table-cell office:value-type="float" office:value="75.9480393">
                <text:p>75.948039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87.321088">
                <text:p>187.321088</text:p>
              </table:table-cell>
              <table:table-cell office:value-type="float" office:value="75.8936945">
                <text:p>75.893694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85.94305">
                <text:p>185.94305</text:p>
              </table:table-cell>
              <table:table-cell office:value-type="float" office:value="75.3428167">
                <text:p>75.342816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86.280613">
                <text:p>186.280613</text:p>
              </table:table-cell>
              <table:table-cell office:value-type="float" office:value="75.5740152">
                <text:p>75.574015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84.496925">
                <text:p>184.496925</text:p>
              </table:table-cell>
              <table:table-cell office:value-type="float" office:value="74.5849437">
                <text:p>74.584943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85.337772">
                <text:p>185.337772</text:p>
              </table:table-cell>
              <table:table-cell office:value-type="float" office:value="75.1517746">
                <text:p>75.151774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84.8087394">
                <text:p>184.8087394</text:p>
              </table:table-cell>
              <table:table-cell office:value-type="float" office:value="74.5791204">
                <text:p>74.579120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85.8610424">
                <text:p>185.8610424</text:p>
              </table:table-cell>
              <table:table-cell office:value-type="float" office:value="75.308989">
                <text:p>75.30898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85.582226">
                <text:p>185.582226</text:p>
              </table:table-cell>
              <table:table-cell office:value-type="float" office:value="74.8582325">
                <text:p>74.858232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86.636678">
                <text:p>186.636678</text:p>
              </table:table-cell>
              <table:table-cell office:value-type="float" office:value="75.6015672">
                <text:p>75.601567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86.30429">
                <text:p>186.30429</text:p>
              </table:table-cell>
              <table:table-cell office:value-type="float" office:value="75.2402042">
                <text:p>75.240204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87.183081">
                <text:p>187.183081</text:p>
              </table:table-cell>
              <table:table-cell office:value-type="float" office:value="75.8845645">
                <text:p>75.884564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87.355742">
                <text:p>187.355742</text:p>
              </table:table-cell>
              <table:table-cell office:value-type="float" office:value="75.7609573">
                <text:p>75.760957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88.394013">
                <text:p>188.394013</text:p>
              </table:table-cell>
              <table:table-cell office:value-type="float" office:value="76.4058872">
                <text:p>76.405887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89.065499">
                <text:p>189.065499</text:p>
              </table:table-cell>
              <table:table-cell office:value-type="float" office:value="76.5937074">
                <text:p>76.593707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89.5114">
                <text:p>189.5114</text:p>
              </table:table-cell>
              <table:table-cell office:value-type="float" office:value="76.68426">
                <text:p>76.6842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89.649385">
                <text:p>189.649385</text:p>
              </table:table-cell>
              <table:table-cell office:value-type="float" office:value="76.6203429">
                <text:p>76.620342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89.744639">
                <text:p>189.744639</text:p>
              </table:table-cell>
              <table:table-cell office:value-type="float" office:value="76.4079319">
                <text:p>76.407931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89.195662">
                <text:p>189.195662</text:p>
              </table:table-cell>
              <table:table-cell office:value-type="float" office:value="75.9433847">
                <text:p>75.943384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89.458948">
                <text:p>189.458948</text:p>
              </table:table-cell>
              <table:table-cell office:value-type="float" office:value="75.7119565">
                <text:p>75.711956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89.144987">
                <text:p>189.144987</text:p>
              </table:table-cell>
              <table:table-cell office:value-type="float" office:value="75.3191902">
                <text:p>75.319190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88.997538">
                <text:p>188.997538</text:p>
              </table:table-cell>
              <table:table-cell office:value-type="float" office:value="74.863064">
                <text:p>74.86306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89.291094">
                <text:p>189.291094</text:p>
              </table:table-cell>
              <table:table-cell office:value-type="float" office:value="74.4655501">
                <text:p>74.465550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88.893115">
                <text:p>188.893115</text:p>
              </table:table-cell>
              <table:table-cell office:value-type="float" office:value="74.0098768">
                <text:p>74.009876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89.012186">
                <text:p>189.012186</text:p>
              </table:table-cell>
              <table:table-cell office:value-type="float" office:value="73.5842903">
                <text:p>73.584290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88.763701">
                <text:p>188.763701</text:p>
              </table:table-cell>
              <table:table-cell office:value-type="float" office:value="73.2395199">
                <text:p>73.239519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89.478747">
                <text:p>189.478747</text:p>
              </table:table-cell>
              <table:table-cell office:value-type="float" office:value="73.3516243">
                <text:p>73.351624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88.843559">
                <text:p>188.843559</text:p>
              </table:table-cell>
              <table:table-cell office:value-type="float" office:value="72.9352823">
                <text:p>72.935282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89.428782">
                <text:p>189.428782</text:p>
              </table:table-cell>
              <table:table-cell office:value-type="float" office:value="73.0316999">
                <text:p>73.031699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90.361024">
                <text:p>190.361024</text:p>
              </table:table-cell>
              <table:table-cell office:value-type="float" office:value="73.5847759">
                <text:p>73.584775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91.351765">
                <text:p>191.351765</text:p>
              </table:table-cell>
              <table:table-cell office:value-type="float" office:value="74.0533407">
                <text:p>74.053340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92.101443">
                <text:p>192.101443</text:p>
              </table:table-cell>
              <table:table-cell office:value-type="float" office:value="74.297563">
                <text:p>74.29756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93.2377875">
                <text:p>193.2377875</text:p>
              </table:table-cell>
              <table:table-cell office:value-type="float" office:value="74.8266563">
                <text:p>74.826656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93.9107505">
                <text:p>193.9107505</text:p>
              </table:table-cell>
              <table:table-cell office:value-type="float" office:value="75.2606729">
                <text:p>75.260672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95.33123">
                <text:p>195.33123</text:p>
              </table:table-cell>
              <table:table-cell office:value-type="float" office:value="75.7926147">
                <text:p>75.792614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96.24925">
                <text:p>196.24925</text:p>
              </table:table-cell>
              <table:table-cell office:value-type="float" office:value="76.4321262">
                <text:p>76.432126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97.857419">
                <text:p>197.857419</text:p>
              </table:table-cell>
              <table:table-cell office:value-type="float" office:value="77.2907312">
                <text:p>77.290731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98.420359">
                <text:p>198.420359</text:p>
              </table:table-cell>
              <table:table-cell office:value-type="float" office:value="77.5557905">
                <text:p>77.555790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99.341949">
                <text:p>199.341949</text:p>
              </table:table-cell>
              <table:table-cell office:value-type="float" office:value="78.0031833">
                <text:p>78.003183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99.320257">
                <text:p>199.320257</text:p>
              </table:table-cell>
              <table:table-cell office:value-type="float" office:value="77.8811313">
                <text:p>77.881131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99.091886">
                <text:p>199.091886</text:p>
              </table:table-cell>
              <table:table-cell office:value-type="float" office:value="77.5093474">
                <text:p>77.509347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98.795419">
                <text:p>198.795419</text:p>
              </table:table-cell>
              <table:table-cell office:value-type="float" office:value="77.3746127">
                <text:p>77.374612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99.210895">
                <text:p>199.210895</text:p>
              </table:table-cell>
              <table:table-cell office:value-type="float" office:value="77.0012767">
                <text:p>77.001276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98.126084">
                <text:p>198.126084</text:p>
              </table:table-cell>
              <table:table-cell office:value-type="float" office:value="76.5581492">
                <text:p>76.558149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98.577533">
                <text:p>198.577533</text:p>
              </table:table-cell>
              <table:table-cell office:value-type="float" office:value="76.0444425">
                <text:p>76.044442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97.585357">
                <text:p>197.585357</text:p>
              </table:table-cell>
              <table:table-cell office:value-type="float" office:value="75.6879564">
                <text:p>75.687956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97.993423">
                <text:p>197.993423</text:p>
              </table:table-cell>
              <table:table-cell office:value-type="float" office:value="75.4512599">
                <text:p>75.451259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97.25762">
                <text:p>197.25762</text:p>
              </table:table-cell>
              <table:table-cell office:value-type="float" office:value="74.9983721">
                <text:p>74.998372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97.938274">
                <text:p>197.938274</text:p>
              </table:table-cell>
              <table:table-cell office:value-type="float" office:value="74.9371752">
                <text:p>74.937175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97.872397">
                <text:p>197.872397</text:p>
              </table:table-cell>
              <table:table-cell office:value-type="float" office:value="75.0768567">
                <text:p>75.076856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98.999297">
                <text:p>198.999297</text:p>
              </table:table-cell>
              <table:table-cell office:value-type="float" office:value="75.2984957">
                <text:p>75.298495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99.431999">
                <text:p>199.431999</text:p>
              </table:table-cell>
              <table:table-cell office:value-type="float" office:value="75.821921">
                <text:p>75.82192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00.633157">
                <text:p>200.633157</text:p>
              </table:table-cell>
              <table:table-cell office:value-type="float" office:value="76.6091777">
                <text:p>76.609177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1.850189">
                <text:p>201.850189</text:p>
              </table:table-cell>
              <table:table-cell office:value-type="float" office:value="77.3948422">
                <text:p>77.394842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02.591932">
                <text:p>202.591932</text:p>
              </table:table-cell>
              <table:table-cell office:value-type="float" office:value="78.0401872">
                <text:p>78.040187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04.136514">
                <text:p>204.136514</text:p>
              </table:table-cell>
              <table:table-cell office:value-type="float" office:value="78.8866752">
                <text:p>78.886675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04.816926">
                <text:p>204.816926</text:p>
              </table:table-cell>
              <table:table-cell office:value-type="float" office:value="79.2796591">
                <text:p>79.279659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05.639405">
                <text:p>205.639405</text:p>
              </table:table-cell>
              <table:table-cell office:value-type="float" office:value="79.6031659">
                <text:p>79.603165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06.456132">
                <text:p>206.456132</text:p>
              </table:table-cell>
              <table:table-cell office:value-type="float" office:value="80.1417209">
                <text:p>80.141720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07.058618">
                <text:p>207.058618</text:p>
              </table:table-cell>
              <table:table-cell office:value-type="float" office:value="80.6534673">
                <text:p>80.653467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07.21864">
                <text:p>207.21864</text:p>
              </table:table-cell>
              <table:table-cell office:value-type="float" office:value="80.8348453">
                <text:p>80.834845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07.062108">
                <text:p>207.062108</text:p>
              </table:table-cell>
              <table:table-cell office:value-type="float" office:value="81.0775388">
                <text:p>81.077538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07.29433">
                <text:p>207.29433</text:p>
              </table:table-cell>
              <table:table-cell office:value-type="float" office:value="81.0785612">
                <text:p>81.078561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06.689505">
                <text:p>206.689505</text:p>
              </table:table-cell>
              <table:table-cell office:value-type="float" office:value="81.3037343">
                <text:p>81.303734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06.29574">
                <text:p>206.29574</text:p>
              </table:table-cell>
              <table:table-cell office:value-type="float" office:value="80.9865026">
                <text:p>80.986502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05.611997">
                <text:p>205.611997</text:p>
              </table:table-cell>
              <table:table-cell office:value-type="float" office:value="81.0956609">
                <text:p>81.095660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05.352866">
                <text:p>205.352866</text:p>
              </table:table-cell>
              <table:table-cell office:value-type="float" office:value="81.5445925">
                <text:p>81.544592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05.235077">
                <text:p>205.235077</text:p>
              </table:table-cell>
              <table:table-cell office:value-type="float" office:value="81.4545342">
                <text:p>81.454534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05.579324">
                <text:p>205.579324</text:p>
              </table:table-cell>
              <table:table-cell office:value-type="float" office:value="82.0478713">
                <text:p>82.047871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05.767908">
                <text:p>205.767908</text:p>
              </table:table-cell>
              <table:table-cell office:value-type="float" office:value="82.3618333">
                <text:p>82.361833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06.056405">
                <text:p>206.056405</text:p>
              </table:table-cell>
              <table:table-cell office:value-type="float" office:value="82.7638835">
                <text:p>82.763883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06.85633">
                <text:p>206.85633</text:p>
              </table:table-cell>
              <table:table-cell office:value-type="float" office:value="83.484485">
                <text:p>83.48448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07.848064">
                <text:p>207.848064</text:p>
              </table:table-cell>
              <table:table-cell office:value-type="float" office:value="83.7883889">
                <text:p>83.788388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09.188962">
                <text:p>209.188962</text:p>
              </table:table-cell>
              <table:table-cell office:value-type="float" office:value="84.650522">
                <text:p>84.65052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10.462106">
                <text:p>210.462106</text:p>
              </table:table-cell>
              <table:table-cell office:value-type="float" office:value="85.112637">
                <text:p>85.11263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11.502081">
                <text:p>211.502081</text:p>
              </table:table-cell>
              <table:table-cell office:value-type="float" office:value="85.7268505">
                <text:p>85.726850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12.389329">
                <text:p>212.389329</text:p>
              </table:table-cell>
              <table:table-cell office:value-type="float" office:value="86.2144623">
                <text:p>86.214462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12.960125">
                <text:p>212.960125</text:p>
              </table:table-cell>
              <table:table-cell office:value-type="float" office:value="85.6793656">
                <text:p>85.679365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14.277978">
                <text:p>214.277978</text:p>
              </table:table-cell>
              <table:table-cell office:value-type="float" office:value="86.2300606">
                <text:p>86.230060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14.76389">
                <text:p>214.76389</text:p>
              </table:table-cell>
              <table:table-cell office:value-type="float" office:value="85.3211023">
                <text:p>85.321102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15.453927">
                <text:p>215.453927</text:p>
              </table:table-cell>
              <table:table-cell office:value-type="float" office:value="85.6831478">
                <text:p>85.683147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15.698644">
                <text:p>215.698644</text:p>
              </table:table-cell>
              <table:table-cell office:value-type="float" office:value="84.8414791">
                <text:p>84.841479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16.097243">
                <text:p>216.097243</text:p>
              </table:table-cell>
              <table:table-cell office:value-type="float" office:value="85.1274165">
                <text:p>85.127416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16.812867">
                <text:p>216.812867</text:p>
              </table:table-cell>
              <table:table-cell office:value-type="float" office:value="84.6605366">
                <text:p>84.660536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16.974411">
                <text:p>216.974411</text:p>
              </table:table-cell>
              <table:table-cell office:value-type="float" office:value="84.843947">
                <text:p>84.84394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16.879461">
                <text:p>216.879461</text:p>
              </table:table-cell>
              <table:table-cell office:value-type="float" office:value="84.5859382">
                <text:p>84.585938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17.054022">
                <text:p>217.054022</text:p>
              </table:table-cell>
              <table:table-cell office:value-type="float" office:value="84.7771063">
                <text:p>84.777106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16.45011">
                <text:p>216.45011</text:p>
              </table:table-cell>
              <table:table-cell office:value-type="float" office:value="84.1644341">
                <text:p>84.164434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17.013653">
                <text:p>217.013653</text:p>
              </table:table-cell>
              <table:table-cell office:value-type="float" office:value="84.6284429">
                <text:p>84.628442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16.830816">
                <text:p>216.830816</text:p>
              </table:table-cell>
              <table:table-cell office:value-type="float" office:value="84.0134785">
                <text:p>84.013478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17.482405">
                <text:p>217.482405</text:p>
              </table:table-cell>
              <table:table-cell office:value-type="float" office:value="84.4523998">
                <text:p>84.452399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17.358115">
                <text:p>217.358115</text:p>
              </table:table-cell>
              <table:table-cell office:value-type="float" office:value="83.7233307">
                <text:p>83.723330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17.813675">
                <text:p>217.813675</text:p>
              </table:table-cell>
              <table:table-cell office:value-type="float" office:value="83.9867417">
                <text:p>83.986741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18.622577">
                <text:p>218.622577</text:p>
              </table:table-cell>
              <table:table-cell office:value-type="float" office:value="83.8189148">
                <text:p>83.818914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19.221344">
                <text:p>219.221344</text:p>
              </table:table-cell>
              <table:table-cell office:value-type="float" office:value="84.1696568">
                <text:p>84.169656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19.95359">
                <text:p>219.95359</text:p>
              </table:table-cell>
              <table:table-cell office:value-type="float" office:value="84.4808542">
                <text:p>84.480854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20.827287">
                <text:p>220.827287</text:p>
              </table:table-cell>
              <table:table-cell office:value-type="float" office:value="84.754217">
                <text:p>84.75421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20.665668">
                <text:p>220.665668</text:p>
              </table:table-cell>
              <table:table-cell office:value-type="float" office:value="85.4336931">
                <text:p>85.433693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21.327097">
                <text:p>221.327097</text:p>
              </table:table-cell>
              <table:table-cell office:value-type="float" office:value="85.6357407">
                <text:p>85.635740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20.74084">
                <text:p>220.74084</text:p>
              </table:table-cell>
              <table:table-cell office:value-type="float" office:value="86.0123287">
                <text:p>86.012328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21.271532">
                <text:p>221.271532</text:p>
              </table:table-cell>
              <table:table-cell office:value-type="float" office:value="86.4969161">
                <text:p>86.496916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20.59846">
                <text:p>220.59846</text:p>
              </table:table-cell>
              <table:table-cell office:value-type="float" office:value="86.6045674">
                <text:p>86.604567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20.913269">
                <text:p>220.913269</text:p>
              </table:table-cell>
              <table:table-cell office:value-type="float" office:value="86.9612531">
                <text:p>86.961253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20.529547">
                <text:p>220.529547</text:p>
              </table:table-cell>
              <table:table-cell office:value-type="float" office:value="87.1132457">
                <text:p>87.113245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20.105799">
                <text:p>220.105799</text:p>
              </table:table-cell>
              <table:table-cell office:value-type="float" office:value="87.1863475">
                <text:p>87.186347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20.181503">
                <text:p>220.181503</text:p>
              </table:table-cell>
              <table:table-cell office:value-type="float" office:value="87.4665932">
                <text:p>87.466593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19.305603">
                <text:p>219.305603</text:p>
              </table:table-cell>
              <table:table-cell office:value-type="float" office:value="87.5200084">
                <text:p>87.520008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19.650526">
                <text:p>219.650526</text:p>
              </table:table-cell>
              <table:table-cell office:value-type="float" office:value="87.3051481">
                <text:p>87.305148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18.854096">
                <text:p>218.854096</text:p>
              </table:table-cell>
              <table:table-cell office:value-type="float" office:value="87.3480921">
                <text:p>87.348092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18.965028">
                <text:p>218.965028</text:p>
              </table:table-cell>
              <table:table-cell office:value-type="float" office:value="86.7939048">
                <text:p>86.793904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18.305248">
                <text:p>218.305248</text:p>
              </table:table-cell>
              <table:table-cell office:value-type="float" office:value="86.8731014">
                <text:p>86.873101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18.765355">
                <text:p>218.765355</text:p>
              </table:table-cell>
              <table:table-cell office:value-type="float" office:value="86.8450561">
                <text:p>86.845056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18.218783">
                <text:p>218.218783</text:p>
              </table:table-cell>
              <table:table-cell office:value-type="float" office:value="86.9648455">
                <text:p>86.964845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19.919261">
                <text:p>219.919261</text:p>
              </table:table-cell>
              <table:table-cell office:value-type="float" office:value="87.5017477">
                <text:p>87.501747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20.062557">
                <text:p>220.062557</text:p>
              </table:table-cell>
              <table:table-cell office:value-type="float" office:value="87.7893558">
                <text:p>87.789355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21.398647">
                <text:p>221.398647</text:p>
              </table:table-cell>
              <table:table-cell office:value-type="float" office:value="88.6447776">
                <text:p>88.644777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22.029858">
                <text:p>222.029858</text:p>
              </table:table-cell>
              <table:table-cell office:value-type="float" office:value="89.1948873">
                <text:p>89.194887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22.095955">
                <text:p>222.095955</text:p>
              </table:table-cell>
              <table:table-cell office:value-type="float" office:value="89.7935473">
                <text:p>89.793547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22.428564">
                <text:p>222.428564</text:p>
              </table:table-cell>
              <table:table-cell office:value-type="float" office:value="90.221275">
                <text:p>90.22127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22.473205">
                <text:p>222.473205</text:p>
              </table:table-cell>
              <table:table-cell office:value-type="float" office:value="90.6434387">
                <text:p>90.643438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22.566067">
                <text:p>222.566067</text:p>
              </table:table-cell>
              <table:table-cell office:value-type="float" office:value="91.0017692">
                <text:p>91.001769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22.12302">
                <text:p>222.12302</text:p>
              </table:table-cell>
              <table:table-cell office:value-type="float" office:value="90.5783059">
                <text:p>90.578305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22.389475">
                <text:p>222.389475</text:p>
              </table:table-cell>
              <table:table-cell office:value-type="float" office:value="91.0916469">
                <text:p>91.091646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21.644157">
                <text:p>221.644157</text:p>
              </table:table-cell>
              <table:table-cell office:value-type="float" office:value="90.029162">
                <text:p>90.02916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21.566734">
                <text:p>221.566734</text:p>
              </table:table-cell>
              <table:table-cell office:value-type="float" office:value="90.3737482">
                <text:p>90.373748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21.388409">
                <text:p>221.388409</text:p>
              </table:table-cell>
              <table:table-cell office:value-type="float" office:value="89.6721232">
                <text:p>89.672123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21.242213">
                <text:p>221.242213</text:p>
              </table:table-cell>
              <table:table-cell office:value-type="float" office:value="89.6293999">
                <text:p>89.629399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21.857109">
                <text:p>221.857109</text:p>
              </table:table-cell>
              <table:table-cell office:value-type="float" office:value="89.1977905">
                <text:p>89.197790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22.078376">
                <text:p>222.078376</text:p>
              </table:table-cell>
              <table:table-cell office:value-type="float" office:value="89.1459051">
                <text:p>89.145905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22.028154">
                <text:p>222.028154</text:p>
              </table:table-cell>
              <table:table-cell office:value-type="float" office:value="88.9402965">
                <text:p>88.940296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22.246783">
                <text:p>222.246783</text:p>
              </table:table-cell>
              <table:table-cell office:value-type="float" office:value="88.5345883">
                <text:p>88.534588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21.434224">
                <text:p>221.434224</text:p>
              </table:table-cell>
              <table:table-cell office:value-type="float" office:value="88.0953978">
                <text:p>88.095397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22.038921">
                <text:p>222.038921</text:p>
              </table:table-cell>
              <table:table-cell office:value-type="float" office:value="87.5446785">
                <text:p>87.544678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21.150536">
                <text:p>221.150536</text:p>
              </table:table-cell>
              <table:table-cell office:value-type="float" office:value="86.866995">
                <text:p>86.86699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21.717953">
                <text:p>221.717953</text:p>
              </table:table-cell>
              <table:table-cell office:value-type="float" office:value="86.472615">
                <text:p>86.47261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20.436387">
                <text:p>220.436387</text:p>
              </table:table-cell>
              <table:table-cell office:value-type="float" office:value="85.3145334">
                <text:p>85.314533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21.267769">
                <text:p>221.267769</text:p>
              </table:table-cell>
              <table:table-cell office:value-type="float" office:value="84.427044">
                <text:p>84.42704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20.046101">
                <text:p>220.046101</text:p>
              </table:table-cell>
              <table:table-cell office:value-type="float" office:value="83.5994878">
                <text:p>83.599487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19.604865">
                <text:p>219.604865</text:p>
              </table:table-cell>
              <table:table-cell office:value-type="float" office:value="82.7213788">
                <text:p>82.721378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19.858059">
                <text:p>219.858059</text:p>
              </table:table-cell>
              <table:table-cell office:value-type="float" office:value="82.6840496">
                <text:p>82.684049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19.003153">
                <text:p>219.003153</text:p>
              </table:table-cell>
              <table:table-cell office:value-type="float" office:value="82.4148336">
                <text:p>82.414833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20.148733">
                <text:p>220.148733</text:p>
              </table:table-cell>
              <table:table-cell office:value-type="float" office:value="82.8575524">
                <text:p>82.857552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20.029769">
                <text:p>220.029769</text:p>
              </table:table-cell>
              <table:table-cell office:value-type="float" office:value="82.8424514">
                <text:p>82.842451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20.963437">
                <text:p>220.963437</text:p>
              </table:table-cell>
              <table:table-cell office:value-type="float" office:value="83.113137">
                <text:p>83.11313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20.799226">
                <text:p>220.799226</text:p>
              </table:table-cell>
              <table:table-cell office:value-type="float" office:value="82.9126696">
                <text:p>82.912669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21.239134">
                <text:p>221.239134</text:p>
              </table:table-cell>
              <table:table-cell office:value-type="float" office:value="82.959895">
                <text:p>82.95989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21.361886">
                <text:p>221.361886</text:p>
              </table:table-cell>
              <table:table-cell office:value-type="float" office:value="82.7695888">
                <text:p>82.769588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21.924338">
                <text:p>221.924338</text:p>
              </table:table-cell>
              <table:table-cell office:value-type="float" office:value="82.8934029">
                <text:p>82.893402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22.141876">
                <text:p>222.141876</text:p>
              </table:table-cell>
              <table:table-cell office:value-type="float" office:value="82.9813385">
                <text:p>82.981338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22.266827">
                <text:p>222.266827</text:p>
              </table:table-cell>
              <table:table-cell office:value-type="float" office:value="82.792355">
                <text:p>82.79235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22.133207">
                <text:p>222.133207</text:p>
              </table:table-cell>
              <table:table-cell office:value-type="float" office:value="82.9933474">
                <text:p>82.993347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21.551832">
                <text:p>221.551832</text:p>
              </table:table-cell>
              <table:table-cell office:value-type="float" office:value="82.1313843">
                <text:p>82.131384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21.718772">
                <text:p>221.718772</text:p>
              </table:table-cell>
              <table:table-cell office:value-type="float" office:value="82.0062889">
                <text:p>82.006288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21.030458">
                <text:p>221.030458</text:p>
              </table:table-cell>
              <table:table-cell office:value-type="float" office:value="81.1323322">
                <text:p>81.132332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21.206194">
                <text:p>221.206194</text:p>
              </table:table-cell>
              <table:table-cell office:value-type="float" office:value="81.0032945">
                <text:p>81.003294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20.80633">
                <text:p>220.80633</text:p>
              </table:table-cell>
              <table:table-cell office:value-type="float" office:value="80.0775014">
                <text:p>80.077501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20.232108">
                <text:p>220.232108</text:p>
              </table:table-cell>
              <table:table-cell office:value-type="float" office:value="79.679778">
                <text:p>79.67977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19.932786">
                <text:p>219.932786</text:p>
              </table:table-cell>
              <table:table-cell office:value-type="float" office:value="79.069606">
                <text:p>79.06960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18.874537">
                <text:p>218.874537</text:p>
              </table:table-cell>
              <table:table-cell office:value-type="float" office:value="78.4758957">
                <text:p>78.475895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18.860628">
                <text:p>218.860628</text:p>
              </table:table-cell>
              <table:table-cell office:value-type="float" office:value="78.2232152">
                <text:p>78.223215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17.960357">
                <text:p>217.960357</text:p>
              </table:table-cell>
              <table:table-cell office:value-type="float" office:value="78.0180632">
                <text:p>78.018063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17.785907">
                <text:p>217.785907</text:p>
              </table:table-cell>
              <table:table-cell office:value-type="float" office:value="78.0782932">
                <text:p>78.078293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16.253651">
                <text:p>216.253651</text:p>
              </table:table-cell>
              <table:table-cell office:value-type="float" office:value="77.7640223">
                <text:p>77.764022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16.55214">
                <text:p>216.55214</text:p>
              </table:table-cell>
              <table:table-cell office:value-type="float" office:value="77.7976798">
                <text:p>77.797679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16.153216">
                <text:p>216.153216</text:p>
              </table:table-cell>
              <table:table-cell office:value-type="float" office:value="77.734007">
                <text:p>77.73400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16.100604">
                <text:p>216.100604</text:p>
              </table:table-cell>
              <table:table-cell office:value-type="float" office:value="77.6982232">
                <text:p>77.698223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16.677171">
                <text:p>216.677171</text:p>
              </table:table-cell>
              <table:table-cell office:value-type="float" office:value="77.7536862">
                <text:p>77.753686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16.429159">
                <text:p>216.429159</text:p>
              </table:table-cell>
              <table:table-cell office:value-type="float" office:value="77.6306145">
                <text:p>77.630614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16.228144">
                <text:p>216.228144</text:p>
              </table:table-cell>
              <table:table-cell office:value-type="float" office:value="77.4269603">
                <text:p>77.426960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16.225333">
                <text:p>216.225333</text:p>
              </table:table-cell>
              <table:table-cell office:value-type="float" office:value="77.6942207">
                <text:p>77.694220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15.357249">
                <text:p>215.357249</text:p>
              </table:table-cell>
              <table:table-cell office:value-type="float" office:value="77.1553298">
                <text:p>77.155329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15.056936">
                <text:p>215.056936</text:p>
              </table:table-cell>
              <table:table-cell office:value-type="float" office:value="77.2160495">
                <text:p>77.216049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14.63375">
                <text:p>214.63375</text:p>
              </table:table-cell>
              <table:table-cell office:value-type="float" office:value="77.2245653">
                <text:p>77.224565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14.387594">
                <text:p>214.387594</text:p>
              </table:table-cell>
              <table:table-cell office:value-type="float" office:value="76.5927507">
                <text:p>76.592750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13.297752">
                <text:p>213.297752</text:p>
              </table:table-cell>
              <table:table-cell office:value-type="float" office:value="76.3344332">
                <text:p>76.334433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13.909066">
                <text:p>213.909066</text:p>
              </table:table-cell>
              <table:table-cell office:value-type="float" office:value="76.1790242">
                <text:p>76.179024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12.578228">
                <text:p>212.578228</text:p>
              </table:table-cell>
              <table:table-cell office:value-type="float" office:value="75.7463399">
                <text:p>75.746339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13.647377">
                <text:p>213.647377</text:p>
              </table:table-cell>
              <table:table-cell office:value-type="float" office:value="75.7313444">
                <text:p>75.731344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12.184655">
                <text:p>212.184655</text:p>
              </table:table-cell>
              <table:table-cell office:value-type="float" office:value="75.2974599">
                <text:p>75.297459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12.994706">
                <text:p>212.994706</text:p>
              </table:table-cell>
              <table:table-cell office:value-type="float" office:value="75.3549182">
                <text:p>75.354918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11.890058">
                <text:p>211.890058</text:p>
              </table:table-cell>
              <table:table-cell office:value-type="float" office:value="74.5843557">
                <text:p>74.584355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13.022873">
                <text:p>213.022873</text:p>
              </table:table-cell>
              <table:table-cell office:value-type="float" office:value="74.6220414">
                <text:p>74.622041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11.747001">
                <text:p>211.747001</text:p>
              </table:table-cell>
              <table:table-cell office:value-type="float" office:value="74.0039854">
                <text:p>74.003985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13.051995">
                <text:p>213.051995</text:p>
              </table:table-cell>
              <table:table-cell office:value-type="float" office:value="74.3439562">
                <text:p>74.343956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12.161112">
                <text:p>212.161112</text:p>
              </table:table-cell>
              <table:table-cell office:value-type="float" office:value="73.7114112">
                <text:p>73.711411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12.626278">
                <text:p>212.626278</text:p>
              </table:table-cell>
              <table:table-cell office:value-type="float" office:value="73.9029131">
                <text:p>73.902913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12.700255">
                <text:p>212.700255</text:p>
              </table:table-cell>
              <table:table-cell office:value-type="float" office:value="73.5277758">
                <text:p>73.527775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13.151111">
                <text:p>213.151111</text:p>
              </table:table-cell>
              <table:table-cell office:value-type="float" office:value="73.3919239">
                <text:p>73.391923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13.765091">
                <text:p>213.765091</text:p>
              </table:table-cell>
              <table:table-cell office:value-type="float" office:value="73.1762211">
                <text:p>73.176221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13.530205">
                <text:p>213.530205</text:p>
              </table:table-cell>
              <table:table-cell office:value-type="float" office:value="72.9237466">
                <text:p>72.923746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14.2196">
                <text:p>214.2196</text:p>
              </table:table-cell>
              <table:table-cell office:value-type="float" office:value="73.0178198">
                <text:p>73.017819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15.44949">
                <text:p>215.44949</text:p>
              </table:table-cell>
              <table:table-cell office:value-type="float" office:value="73.2341">
                <text:p>73.234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14.603089">
                <text:p>214.603089</text:p>
              </table:table-cell>
              <table:table-cell office:value-type="float" office:value="73.1415723">
                <text:p>73.141572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14.229469">
                <text:p>214.229469</text:p>
              </table:table-cell>
              <table:table-cell office:value-type="float" office:value="72.8506326">
                <text:p>72.850632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15.611171">
                <text:p>215.611171</text:p>
              </table:table-cell>
              <table:table-cell office:value-type="float" office:value="73.494623">
                <text:p>73.49462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15.020989">
                <text:p>215.020989</text:p>
              </table:table-cell>
              <table:table-cell office:value-type="float" office:value="73.567617">
                <text:p>73.56761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13.84015">
                <text:p>213.84015</text:p>
              </table:table-cell>
              <table:table-cell office:value-type="float" office:value="73.710174">
                <text:p>73.71017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14.302006">
                <text:p>214.302006</text:p>
              </table:table-cell>
              <table:table-cell office:value-type="float" office:value="73.8932359">
                <text:p>73.893235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14.587848">
                <text:p>214.587848</text:p>
              </table:table-cell>
              <table:table-cell office:value-type="float" office:value="74.1549713">
                <text:p>74.154971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14.602213">
                <text:p>214.602213</text:p>
              </table:table-cell>
              <table:table-cell office:value-type="float" office:value="74.5433397">
                <text:p>74.543339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13.852879">
                <text:p>213.852879</text:p>
              </table:table-cell>
              <table:table-cell office:value-type="float" office:value="74.6134232">
                <text:p>74.613423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13.308759">
                <text:p>213.308759</text:p>
              </table:table-cell>
              <table:table-cell office:value-type="float" office:value="74.2011118">
                <text:p>74.201111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13.415895">
                <text:p>213.415895</text:p>
              </table:table-cell>
              <table:table-cell office:value-type="float" office:value="74.1059396">
                <text:p>74.105939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12.32434">
                <text:p>212.32434</text:p>
              </table:table-cell>
              <table:table-cell office:value-type="float" office:value="73.6687211">
                <text:p>73.668721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11.759888">
                <text:p>211.759888</text:p>
              </table:table-cell>
              <table:table-cell office:value-type="float" office:value="73.4158825">
                <text:p>73.415882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10.880666">
                <text:p>210.880666</text:p>
              </table:table-cell>
              <table:table-cell office:value-type="float" office:value="73.0316021">
                <text:p>73.031602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10.550856">
                <text:p>210.550856</text:p>
              </table:table-cell>
              <table:table-cell office:value-type="float" office:value="72.8123367">
                <text:p>72.812336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09.458791">
                <text:p>209.458791</text:p>
              </table:table-cell>
              <table:table-cell office:value-type="float" office:value="72.0894064">
                <text:p>72.089406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09.816527">
                <text:p>209.816527</text:p>
              </table:table-cell>
              <table:table-cell office:value-type="float" office:value="72.129398">
                <text:p>72.12939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08.008055">
                <text:p>208.008055</text:p>
              </table:table-cell>
              <table:table-cell office:value-type="float" office:value="70.8587259">
                <text:p>70.858725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07.250299">
                <text:p>207.250299</text:p>
              </table:table-cell>
              <table:table-cell office:value-type="float" office:value="69.8728378">
                <text:p>69.872837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06.271179">
                <text:p>206.271179</text:p>
              </table:table-cell>
              <table:table-cell office:value-type="float" office:value="69.5015962">
                <text:p>69.501596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06.285552">
                <text:p>206.285552</text:p>
              </table:table-cell>
              <table:table-cell office:value-type="float" office:value="69.5473281">
                <text:p>69.547328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04.325836">
                <text:p>204.325836</text:p>
              </table:table-cell>
              <table:table-cell office:value-type="float" office:value="68.1554644">
                <text:p>68.155464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03.554691">
                <text:p>203.554691</text:p>
              </table:table-cell>
              <table:table-cell office:value-type="float" office:value="67.699397">
                <text:p>67.69939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02.766087">
                <text:p>202.766087</text:p>
              </table:table-cell>
              <table:table-cell office:value-type="float" office:value="67.5248896">
                <text:p>67.524889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02.442729">
                <text:p>202.442729</text:p>
              </table:table-cell>
              <table:table-cell office:value-type="float" office:value="67.2114086">
                <text:p>67.211408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02.359108">
                <text:p>202.359108</text:p>
              </table:table-cell>
              <table:table-cell office:value-type="float" office:value="66.9292469">
                <text:p>66.929246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02.118082">
                <text:p>202.118082</text:p>
              </table:table-cell>
              <table:table-cell office:value-type="float" office:value="66.5748056">
                <text:p>66.574805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01.904981">
                <text:p>201.904981</text:p>
              </table:table-cell>
              <table:table-cell office:value-type="float" office:value="66.9302799">
                <text:p>66.930279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02.106414">
                <text:p>202.106414</text:p>
              </table:table-cell>
              <table:table-cell office:value-type="float" office:value="66.6674492">
                <text:p>66.667449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01.72714">
                <text:p>201.72714</text:p>
              </table:table-cell>
              <table:table-cell office:value-type="float" office:value="66.4583316">
                <text:p>66.458331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01.435019">
                <text:p>201.435019</text:p>
              </table:table-cell>
              <table:table-cell office:value-type="float" office:value="66.2664552">
                <text:p>66.266455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00.568075">
                <text:p>200.568075</text:p>
              </table:table-cell>
              <table:table-cell office:value-type="float" office:value="66.3353304">
                <text:p>66.335330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00.119997">
                <text:p>200.119997</text:p>
              </table:table-cell>
              <table:table-cell office:value-type="float" office:value="66.022558">
                <text:p>66.02255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98.892011">
                <text:p>198.892011</text:p>
              </table:table-cell>
              <table:table-cell office:value-type="float" office:value="65.4768885">
                <text:p>65.476888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98.162561">
                <text:p>198.162561</text:p>
              </table:table-cell>
              <table:table-cell office:value-type="float" office:value="65.236128">
                <text:p>65.23612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96.690742">
                <text:p>196.690742</text:p>
              </table:table-cell>
              <table:table-cell office:value-type="float" office:value="64.8623872">
                <text:p>64.862387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95.853594">
                <text:p>195.853594</text:p>
              </table:table-cell>
              <table:table-cell office:value-type="float" office:value="64.4613839">
                <text:p>64.461383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94.386492">
                <text:p>194.386492</text:p>
              </table:table-cell>
              <table:table-cell office:value-type="float" office:value="64.0936224">
                <text:p>64.093622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93.875284">
                <text:p>193.875284</text:p>
              </table:table-cell>
              <table:table-cell office:value-type="float" office:value="63.6682389">
                <text:p>63.668238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92.557599">
                <text:p>192.557599</text:p>
              </table:table-cell>
              <table:table-cell office:value-type="float" office:value="63.0931038">
                <text:p>63.093103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92.719594">
                <text:p>192.719594</text:p>
              </table:table-cell>
              <table:table-cell office:value-type="float" office:value="62.9150152">
                <text:p>62.915015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91.165649">
                <text:p>191.165649</text:p>
              </table:table-cell>
              <table:table-cell office:value-type="float" office:value="62.1784164">
                <text:p>62.178416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91.35922">
                <text:p>191.35922</text:p>
              </table:table-cell>
              <table:table-cell office:value-type="float" office:value="62.0774858">
                <text:p>62.077485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90.040835">
                <text:p>190.040835</text:p>
              </table:table-cell>
              <table:table-cell office:value-type="float" office:value="61.3702427">
                <text:p>61.370242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90.191282">
                <text:p>190.191282</text:p>
              </table:table-cell>
              <table:table-cell office:value-type="float" office:value="61.3461145">
                <text:p>61.346114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89.703825">
                <text:p>189.703825</text:p>
              </table:table-cell>
              <table:table-cell office:value-type="float" office:value="61.8892796">
                <text:p>61.889279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89.575381">
                <text:p>189.575381</text:p>
              </table:table-cell>
              <table:table-cell office:value-type="float" office:value="61.607836">
                <text:p>61.60783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89.296413">
                <text:p>189.296413</text:p>
              </table:table-cell>
              <table:table-cell office:value-type="float" office:value="62.2628577">
                <text:p>62.262857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88.967641">
                <text:p>188.967641</text:p>
              </table:table-cell>
              <table:table-cell office:value-type="float" office:value="61.617053">
                <text:p>61.61705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89.345025">
                <text:p>189.345025</text:p>
              </table:table-cell>
              <table:table-cell office:value-type="float" office:value="62.514865">
                <text:p>62.51486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88.981613">
                <text:p>188.981613</text:p>
              </table:table-cell>
              <table:table-cell office:value-type="float" office:value="61.9926017">
                <text:p>61.992601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89.375388">
                <text:p>189.375388</text:p>
              </table:table-cell>
              <table:table-cell office:value-type="float" office:value="63.1588936">
                <text:p>63.158893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88.665898">
                <text:p>188.665898</text:p>
              </table:table-cell>
              <table:table-cell office:value-type="float" office:value="62.7449866">
                <text:p>62.744986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88.971805">
                <text:p>188.971805</text:p>
              </table:table-cell>
              <table:table-cell office:value-type="float" office:value="63.9584724">
                <text:p>63.958472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87.915247">
                <text:p>187.915247</text:p>
              </table:table-cell>
              <table:table-cell office:value-type="float" office:value="63.5590168">
                <text:p>63.559016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88.291158">
                <text:p>188.291158</text:p>
              </table:table-cell>
              <table:table-cell office:value-type="float" office:value="64.2496555">
                <text:p>64.249655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87.77444">
                <text:p>187.77444</text:p>
              </table:table-cell>
              <table:table-cell office:value-type="float" office:value="64.0644279">
                <text:p>64.064427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87.079428">
                <text:p>187.079428</text:p>
              </table:table-cell>
              <table:table-cell office:value-type="float" office:value="64.0771004">
                <text:p>64.077100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87.100382">
                <text:p>187.100382</text:p>
              </table:table-cell>
              <table:table-cell office:value-type="float" office:value="64.1573016">
                <text:p>64.157301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86.422314">
                <text:p>186.422314</text:p>
              </table:table-cell>
              <table:table-cell office:value-type="float" office:value="63.5915909">
                <text:p>63.591590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86.098823">
                <text:p>186.098823</text:p>
              </table:table-cell>
              <table:table-cell office:value-type="float" office:value="63.5081171">
                <text:p>63.508117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86.021919">
                <text:p>186.021919</text:p>
              </table:table-cell>
              <table:table-cell office:value-type="float" office:value="63.1059407">
                <text:p>63.105940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85.507539">
                <text:p>185.507539</text:p>
              </table:table-cell>
              <table:table-cell office:value-type="float" office:value="63.0009502">
                <text:p>63.000950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85.885145">
                <text:p>185.885145</text:p>
              </table:table-cell>
              <table:table-cell office:value-type="float" office:value="62.7070794">
                <text:p>62.707079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86.023679">
                <text:p>186.023679</text:p>
              </table:table-cell>
              <table:table-cell office:value-type="float" office:value="62.7955508">
                <text:p>62.795550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86.428826">
                <text:p>186.428826</text:p>
              </table:table-cell>
              <table:table-cell office:value-type="float" office:value="62.2255854">
                <text:p>62.225585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86.462096">
                <text:p>186.462096</text:p>
              </table:table-cell>
              <table:table-cell office:value-type="float" office:value="62.0804307">
                <text:p>62.080430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86.777433">
                <text:p>186.777433</text:p>
              </table:table-cell>
              <table:table-cell office:value-type="float" office:value="61.821473">
                <text:p>61.82147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87.021665">
                <text:p>187.021665</text:p>
              </table:table-cell>
              <table:table-cell office:value-type="float" office:value="61.6802658">
                <text:p>61.680265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86.966888">
                <text:p>186.966888</text:p>
              </table:table-cell>
              <table:table-cell office:value-type="float" office:value="62.1951111">
                <text:p>62.195111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87.333009">
                <text:p>187.333009</text:p>
              </table:table-cell>
              <table:table-cell office:value-type="float" office:value="62.0010694">
                <text:p>62.001069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87.077718">
                <text:p>187.077718</text:p>
              </table:table-cell>
              <table:table-cell office:value-type="float" office:value="62.5302337">
                <text:p>62.530233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87.461413">
                <text:p>187.461413</text:p>
              </table:table-cell>
              <table:table-cell office:value-type="float" office:value="62.3894327">
                <text:p>62.389432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87.419339">
                <text:p>187.419339</text:p>
              </table:table-cell>
              <table:table-cell office:value-type="float" office:value="62.9562548">
                <text:p>62.956254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88.077547">
                <text:p>188.077547</text:p>
              </table:table-cell>
              <table:table-cell office:value-type="float" office:value="62.8966295">
                <text:p>62.896629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87.543887">
                <text:p>187.543887</text:p>
              </table:table-cell>
              <table:table-cell office:value-type="float" office:value="62.9961673">
                <text:p>62.996167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87.641833">
                <text:p>187.641833</text:p>
              </table:table-cell>
              <table:table-cell office:value-type="float" office:value="62.9610994">
                <text:p>62.961099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86.892433">
                <text:p>186.892433</text:p>
              </table:table-cell>
              <table:table-cell office:value-type="float" office:value="62.6625022">
                <text:p>62.662502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86.766304">
                <text:p>186.766304</text:p>
              </table:table-cell>
              <table:table-cell office:value-type="float" office:value="62.5324301">
                <text:p>62.532430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85.951932">
                <text:p>185.951932</text:p>
              </table:table-cell>
              <table:table-cell office:value-type="float" office:value="62.4619287">
                <text:p>62.461928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86.054274">
                <text:p>186.054274</text:p>
              </table:table-cell>
              <table:table-cell office:value-type="float" office:value="62.2942155">
                <text:p>62.294215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85.582234">
                <text:p>185.582234</text:p>
              </table:table-cell>
              <table:table-cell office:value-type="float" office:value="62.3385041">
                <text:p>62.338504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85.387244">
                <text:p>185.387244</text:p>
              </table:table-cell>
              <table:table-cell office:value-type="float" office:value="62.5170272">
                <text:p>62.517027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85.127905">
                <text:p>185.127905</text:p>
              </table:table-cell>
              <table:table-cell office:value-type="float" office:value="62.0885152">
                <text:p>62.088515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84.770076">
                <text:p>184.770076</text:p>
              </table:table-cell>
              <table:table-cell office:value-type="float" office:value="62.2414908">
                <text:p>62.241490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84.808445">
                <text:p>184.808445</text:p>
              </table:table-cell>
              <table:table-cell office:value-type="float" office:value="61.9793533">
                <text:p>61.979353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84.603442">
                <text:p>184.603442</text:p>
              </table:table-cell>
              <table:table-cell office:value-type="float" office:value="62.0762588">
                <text:p>62.076258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83.787829">
                <text:p>183.787829</text:p>
              </table:table-cell>
              <table:table-cell office:value-type="float" office:value="61.7329738">
                <text:p>61.732973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83.558782">
                <text:p>183.558782</text:p>
              </table:table-cell>
              <table:table-cell office:value-type="float" office:value="61.8689995">
                <text:p>61.868999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82.55063">
                <text:p>182.55063</text:p>
              </table:table-cell>
              <table:table-cell office:value-type="float" office:value="61.1901268">
                <text:p>61.190126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82.861484">
                <text:p>182.861484</text:p>
              </table:table-cell>
              <table:table-cell office:value-type="float" office:value="61.3235916">
                <text:p>61.323591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81.529147">
                <text:p>181.529147</text:p>
              </table:table-cell>
              <table:table-cell office:value-type="float" office:value="60.2771765">
                <text:p>60.277176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81.732395">
                <text:p>181.732395</text:p>
              </table:table-cell>
              <table:table-cell office:value-type="float" office:value="60.3960447">
                <text:p>60.396044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80.237015">
                <text:p>180.237015</text:p>
              </table:table-cell>
              <table:table-cell office:value-type="float" office:value="59.4517631">
                <text:p>59.451763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80.434133">
                <text:p>180.434133</text:p>
              </table:table-cell>
              <table:table-cell office:value-type="float" office:value="59.5466784">
                <text:p>59.546678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79.549509">
                <text:p>179.549509</text:p>
              </table:table-cell>
              <table:table-cell office:value-type="float" office:value="59.0014419">
                <text:p>59.001441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78.656592">
                <text:p>178.656592</text:p>
              </table:table-cell>
              <table:table-cell office:value-type="float" office:value="58.734233">
                <text:p>58.73423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78.079029">
                <text:p>178.079029</text:p>
              </table:table-cell>
              <table:table-cell office:value-type="float" office:value="58.4455557">
                <text:p>58.445555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76.853346">
                <text:p>176.853346</text:p>
              </table:table-cell>
              <table:table-cell office:value-type="float" office:value="58.2031055">
                <text:p>58.203105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76.108568">
                <text:p>176.108568</text:p>
              </table:table-cell>
              <table:table-cell office:value-type="float" office:value="57.8659788">
                <text:p>57.865978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75.400223">
                <text:p>175.400223</text:p>
              </table:table-cell>
              <table:table-cell office:value-type="float" office:value="57.7134455">
                <text:p>57.713445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75.432479">
                <text:p>175.432479</text:p>
              </table:table-cell>
              <table:table-cell office:value-type="float" office:value="57.3544191">
                <text:p>57.354419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74.677959">
                <text:p>174.677959</text:p>
              </table:table-cell>
              <table:table-cell office:value-type="float" office:value="56.9714356">
                <text:p>56.971435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74.658004">
                <text:p>174.658004</text:p>
              </table:table-cell>
              <table:table-cell office:value-type="float" office:value="56.6859298">
                <text:p>56.685929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74.109335">
                <text:p>174.109335</text:p>
              </table:table-cell>
              <table:table-cell office:value-type="float" office:value="56.2247651">
                <text:p>56.224765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74.591007">
                <text:p>174.591007</text:p>
              </table:table-cell>
              <table:table-cell office:value-type="float" office:value="56.059725">
                <text:p>56.05972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74.303735">
                <text:p>174.303735</text:p>
              </table:table-cell>
              <table:table-cell office:value-type="float" office:value="55.8226743">
                <text:p>55.822674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74.977913">
                <text:p>174.977913</text:p>
              </table:table-cell>
              <table:table-cell office:value-type="float" office:value="55.5547156">
                <text:p>55.554715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75.292133">
                <text:p>175.292133</text:p>
              </table:table-cell>
              <table:table-cell office:value-type="float" office:value="55.667309">
                <text:p>55.66730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75.846138">
                <text:p>175.846138</text:p>
              </table:table-cell>
              <table:table-cell office:value-type="float" office:value="55.3389814">
                <text:p>55.338981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76.031287">
                <text:p>176.031287</text:p>
              </table:table-cell>
              <table:table-cell office:value-type="float" office:value="55.7293274">
                <text:p>55.729327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76.114383">
                <text:p>176.114383</text:p>
              </table:table-cell>
              <table:table-cell office:value-type="float" office:value="55.4206452">
                <text:p>55.420645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76.59685">
                <text:p>176.59685</text:p>
              </table:table-cell>
              <table:table-cell office:value-type="float" office:value="55.584318">
                <text:p>55.58431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76.25258">
                <text:p>176.25258</text:p>
              </table:table-cell>
              <table:table-cell office:value-type="float" office:value="55.3335543">
                <text:p>55.333554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77.279627">
                <text:p>177.279627</text:p>
              </table:table-cell>
              <table:table-cell office:value-type="float" office:value="55.3422642">
                <text:p>55.342264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76.714257">
                <text:p>176.714257</text:p>
              </table:table-cell>
              <table:table-cell office:value-type="float" office:value="55.2452464">
                <text:p>55.245246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77.07546">
                <text:p>177.07546</text:p>
              </table:table-cell>
              <table:table-cell office:value-type="float" office:value="54.7972568">
                <text:p>54.797256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76.931362">
                <text:p>176.931362</text:p>
              </table:table-cell>
              <table:table-cell office:value-type="float" office:value="54.7457951">
                <text:p>54.745795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76.917233">
                <text:p>176.917233</text:p>
              </table:table-cell>
              <table:table-cell office:value-type="float" office:value="54.081795">
                <text:p>54.08179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76.791747">
                <text:p>176.791747</text:p>
              </table:table-cell>
              <table:table-cell office:value-type="float" office:value="54.0259495">
                <text:p>54.025949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76.403922">
                <text:p>176.403922</text:p>
              </table:table-cell>
              <table:table-cell office:value-type="float" office:value="53.2809432">
                <text:p>53.280943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76.360595">
                <text:p>176.360595</text:p>
              </table:table-cell>
              <table:table-cell office:value-type="float" office:value="53.3762899">
                <text:p>53.376289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74.808748">
                <text:p>174.808748</text:p>
              </table:table-cell>
              <table:table-cell office:value-type="float" office:value="52.485133">
                <text:p>52.48513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74.604907">
                <text:p>174.604907</text:p>
              </table:table-cell>
              <table:table-cell office:value-type="float" office:value="52.639891">
                <text:p>52.63989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73.435196">
                <text:p>173.435196</text:p>
              </table:table-cell>
              <table:table-cell office:value-type="float" office:value="52.0245543">
                <text:p>52.024554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72.986571">
                <text:p>172.986571</text:p>
              </table:table-cell>
              <table:table-cell office:value-type="float" office:value="52.1208329">
                <text:p>52.120832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72.677063">
                <text:p>172.677063</text:p>
              </table:table-cell>
              <table:table-cell office:value-type="float" office:value="51.9584146">
                <text:p>51.958414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72.004282">
                <text:p>172.004282</text:p>
              </table:table-cell>
              <table:table-cell office:value-type="float" office:value="51.9908659">
                <text:p>51.990865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71.91006">
                <text:p>171.91006</text:p>
              </table:table-cell>
              <table:table-cell office:value-type="float" office:value="51.7991827">
                <text:p>51.799182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71.326508">
                <text:p>171.326508</text:p>
              </table:table-cell>
              <table:table-cell office:value-type="float" office:value="52.1602001">
                <text:p>52.160200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72.183406">
                <text:p>172.183406</text:p>
              </table:table-cell>
              <table:table-cell office:value-type="float" office:value="52.2835398">
                <text:p>52.283539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72.199551">
                <text:p>172.199551</text:p>
              </table:table-cell>
              <table:table-cell office:value-type="float" office:value="52.6861063">
                <text:p>52.686106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73.561937">
                <text:p>173.561937</text:p>
              </table:table-cell>
              <table:table-cell office:value-type="float" office:value="52.9000354">
                <text:p>52.900035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74.006275">
                <text:p>174.006275</text:p>
              </table:table-cell>
              <table:table-cell office:value-type="float" office:value="53.5710269">
                <text:p>53.571026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75.126276">
                <text:p>175.126276</text:p>
              </table:table-cell>
              <table:table-cell office:value-type="float" office:value="53.8963994">
                <text:p>53.896399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75.381635">
                <text:p>175.381635</text:p>
              </table:table-cell>
              <table:table-cell office:value-type="float" office:value="54.5884196">
                <text:p>54.588419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77.019259">
                <text:p>177.019259</text:p>
              </table:table-cell>
              <table:table-cell office:value-type="float" office:value="55.4292793">
                <text:p>55.429279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77.184991">
                <text:p>177.184991</text:p>
              </table:table-cell>
              <table:table-cell office:value-type="float" office:value="56.0149159">
                <text:p>56.014915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78.467338">
                <text:p>178.467338</text:p>
              </table:table-cell>
              <table:table-cell office:value-type="float" office:value="56.929073">
                <text:p>56.92907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78.429764">
                <text:p>178.429764</text:p>
              </table:table-cell>
              <table:table-cell office:value-type="float" office:value="57.223462">
                <text:p>57.22346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78.851577">
                <text:p>178.851577</text:p>
              </table:table-cell>
              <table:table-cell office:value-type="float" office:value="57.8184729">
                <text:p>57.818472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78.786255">
                <text:p>178.786255</text:p>
              </table:table-cell>
              <table:table-cell office:value-type="float" office:value="57.7216147">
                <text:p>57.721614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78.524578">
                <text:p>178.524578</text:p>
              </table:table-cell>
              <table:table-cell office:value-type="float" office:value="57.9022067">
                <text:p>57.902206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78.081943">
                <text:p>178.081943</text:p>
              </table:table-cell>
              <table:table-cell office:value-type="float" office:value="57.8193075">
                <text:p>57.819307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78.233382">
                <text:p>178.233382</text:p>
              </table:table-cell>
              <table:table-cell office:value-type="float" office:value="57.5729125">
                <text:p>57.572912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77.955755">
                <text:p>177.955755</text:p>
              </table:table-cell>
              <table:table-cell office:value-type="float" office:value="57.6520166">
                <text:p>57.652016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78.021909">
                <text:p>178.021909</text:p>
              </table:table-cell>
              <table:table-cell office:value-type="float" office:value="57.3352559">
                <text:p>57.335255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77.283226">
                <text:p>177.283226</text:p>
              </table:table-cell>
              <table:table-cell office:value-type="float" office:value="57.5222287">
                <text:p>57.522228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77.597943">
                <text:p>177.597943</text:p>
              </table:table-cell>
              <table:table-cell office:value-type="float" office:value="57.0983848">
                <text:p>57.098384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76.472857">
                <text:p>176.472857</text:p>
              </table:table-cell>
              <table:table-cell office:value-type="float" office:value="57.0334178">
                <text:p>57.033417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76.980929">
                <text:p>176.980929</text:p>
              </table:table-cell>
              <table:table-cell office:value-type="float" office:value="56.4788137">
                <text:p>56.478813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75.551043">
                <text:p>175.551043</text:p>
              </table:table-cell>
              <table:table-cell office:value-type="float" office:value="56.619939">
                <text:p>56.61993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76.26222">
                <text:p>176.26222</text:p>
              </table:table-cell>
              <table:table-cell office:value-type="float" office:value="56.2450311">
                <text:p>56.245031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75.765478">
                <text:p>175.765478</text:p>
              </table:table-cell>
              <table:table-cell office:value-type="float" office:value="56.8711021">
                <text:p>56.871102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75.932365">
                <text:p>175.932365</text:p>
              </table:table-cell>
              <table:table-cell office:value-type="float" office:value="56.3882131">
                <text:p>56.388213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75.881203">
                <text:p>175.881203</text:p>
              </table:table-cell>
              <table:table-cell office:value-type="float" office:value="57.3735943">
                <text:p>57.373594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76.447962">
                <text:p>176.447962</text:p>
              </table:table-cell>
              <table:table-cell office:value-type="float" office:value="57.1328318">
                <text:p>57.132831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76.720249">
                <text:p>176.720249</text:p>
              </table:table-cell>
              <table:table-cell office:value-type="float" office:value="58.0415193">
                <text:p>58.041519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77.293739">
                <text:p>177.293739</text:p>
              </table:table-cell>
              <table:table-cell office:value-type="float" office:value="57.667866">
                <text:p>57.66786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77.774195">
                <text:p>177.774195</text:p>
              </table:table-cell>
              <table:table-cell office:value-type="float" office:value="58.3912444">
                <text:p>58.391244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78.868812">
                <text:p>178.868812</text:p>
              </table:table-cell>
              <table:table-cell office:value-type="float" office:value="58.4786172">
                <text:p>58.478617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79.031564">
                <text:p>179.031564</text:p>
              </table:table-cell>
              <table:table-cell office:value-type="float" office:value="58.8729998">
                <text:p>58.872999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80.786101">
                <text:p>180.786101</text:p>
              </table:table-cell>
              <table:table-cell office:value-type="float" office:value="59.4820806">
                <text:p>59.482080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80.27929">
                <text:p>180.27929</text:p>
              </table:table-cell>
              <table:table-cell office:value-type="float" office:value="59.3253203">
                <text:p>59.325320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82.249956">
                <text:p>182.249956</text:p>
              </table:table-cell>
              <table:table-cell office:value-type="float" office:value="60.0424219">
                <text:p>60.042421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81.803121">
                <text:p>181.803121</text:p>
              </table:table-cell>
              <table:table-cell office:value-type="float" office:value="59.6903779">
                <text:p>59.690377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82.299277">
                <text:p>182.299277</text:p>
              </table:table-cell>
              <table:table-cell office:value-type="float" office:value="59.8441939">
                <text:p>59.844193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81.818559">
                <text:p>181.818559</text:p>
              </table:table-cell>
              <table:table-cell office:value-type="float" office:value="59.4539391">
                <text:p>59.453939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81.567695">
                <text:p>181.567695</text:p>
              </table:table-cell>
              <table:table-cell office:value-type="float" office:value="59.7320478">
                <text:p>59.732047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81.163086">
                <text:p>181.163086</text:p>
              </table:table-cell>
              <table:table-cell office:value-type="float" office:value="59.3276312">
                <text:p>59.327631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81.419466">
                <text:p>181.419466</text:p>
              </table:table-cell>
              <table:table-cell office:value-type="float" office:value="59.9024355">
                <text:p>59.902435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81.706779">
                <text:p>181.706779</text:p>
              </table:table-cell>
              <table:table-cell office:value-type="float" office:value="59.5026706">
                <text:p>59.502670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82.306344">
                <text:p>182.306344</text:p>
              </table:table-cell>
              <table:table-cell office:value-type="float" office:value="60.5607652">
                <text:p>60.560765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83.007019">
                <text:p>183.007019</text:p>
              </table:table-cell>
              <table:table-cell office:value-type="float" office:value="60.4064697">
                <text:p>60.406469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84.035956">
                <text:p>184.035956</text:p>
              </table:table-cell>
              <table:table-cell office:value-type="float" office:value="61.5596796">
                <text:p>61.559679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85.152945">
                <text:p>185.152945</text:p>
              </table:table-cell>
              <table:table-cell office:value-type="float" office:value="61.8260111">
                <text:p>61.826011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86.232514">
                <text:p>186.232514</text:p>
              </table:table-cell>
              <table:table-cell office:value-type="float" office:value="62.3244115">
                <text:p>62.324411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86.339991">
                <text:p>186.339991</text:p>
              </table:table-cell>
              <table:table-cell office:value-type="float" office:value="62.0056865">
                <text:p>62.005686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86.939478">
                <text:p>186.939478</text:p>
              </table:table-cell>
              <table:table-cell office:value-type="float" office:value="62.8225763">
                <text:p>62.822576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87.321737">
                <text:p>187.321737</text:p>
              </table:table-cell>
              <table:table-cell office:value-type="float" office:value="62.9245138">
                <text:p>62.924513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86.80999">
                <text:p>186.80999</text:p>
              </table:table-cell>
              <table:table-cell office:value-type="float" office:value="63.1234203">
                <text:p>63.123420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87.073398">
                <text:p>187.073398</text:p>
              </table:table-cell>
              <table:table-cell office:value-type="float" office:value="63.2591945">
                <text:p>63.259194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85.855325">
                <text:p>185.855325</text:p>
              </table:table-cell>
              <table:table-cell office:value-type="float" office:value="63.2631025">
                <text:p>63.263102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86.482156">
                <text:p>186.482156</text:p>
              </table:table-cell>
              <table:table-cell office:value-type="float" office:value="63.2534171">
                <text:p>63.253417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86.028275">
                <text:p>186.028275</text:p>
              </table:table-cell>
              <table:table-cell office:value-type="float" office:value="62.7071871">
                <text:p>62.707187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86.795789">
                <text:p>186.795789</text:p>
              </table:table-cell>
              <table:table-cell office:value-type="float" office:value="62.8342826">
                <text:p>62.834282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87.421072">
                <text:p>187.421072</text:p>
              </table:table-cell>
              <table:table-cell office:value-type="float" office:value="62.7230016">
                <text:p>62.723001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87.747172">
                <text:p>187.747172</text:p>
              </table:table-cell>
              <table:table-cell office:value-type="float" office:value="62.8324057">
                <text:p>62.832405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88.464096">
                <text:p>188.464096</text:p>
              </table:table-cell>
              <table:table-cell office:value-type="float" office:value="63.4168408">
                <text:p>63.416840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88.741704">
                <text:p>188.741704</text:p>
              </table:table-cell>
              <table:table-cell office:value-type="float" office:value="63.4901063">
                <text:p>63.490106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89.424881">
                <text:p>189.424881</text:p>
              </table:table-cell>
              <table:table-cell office:value-type="float" office:value="64.2315634">
                <text:p>64.231563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90.535074">
                <text:p>190.535074</text:p>
              </table:table-cell>
              <table:table-cell office:value-type="float" office:value="64.3858452">
                <text:p>64.385845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91.871271">
                <text:p>191.871271</text:p>
              </table:table-cell>
              <table:table-cell office:value-type="float" office:value="64.9600421">
                <text:p>64.960042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92.438895">
                <text:p>192.438895</text:p>
              </table:table-cell>
              <table:table-cell office:value-type="float" office:value="64.8385352">
                <text:p>64.838535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93.155573">
                <text:p>193.155573</text:p>
              </table:table-cell>
              <table:table-cell office:value-type="float" office:value="64.9413518">
                <text:p>64.941351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93.859483">
                <text:p>193.859483</text:p>
              </table:table-cell>
              <table:table-cell office:value-type="float" office:value="64.8470398">
                <text:p>64.847039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93.999469">
                <text:p>193.999469</text:p>
              </table:table-cell>
              <table:table-cell office:value-type="float" office:value="64.2982482">
                <text:p>64.298248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94.407289">
                <text:p>194.407289</text:p>
              </table:table-cell>
              <table:table-cell office:value-type="float" office:value="64.2476835">
                <text:p>64.247683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94.132029">
                <text:p>194.132029</text:p>
              </table:table-cell>
              <table:table-cell office:value-type="float" office:value="63.4243568">
                <text:p>63.424356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93.681343">
                <text:p>193.681343</text:p>
              </table:table-cell>
              <table:table-cell office:value-type="float" office:value="63.1904011">
                <text:p>63.190401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93.608747">
                <text:p>193.608747</text:p>
              </table:table-cell>
              <table:table-cell office:value-type="float" office:value="62.9338238">
                <text:p>62.933823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92.548325">
                <text:p>192.548325</text:p>
              </table:table-cell>
              <table:table-cell office:value-type="float" office:value="62.6160896">
                <text:p>62.616089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92.510702">
                <text:p>192.510702</text:p>
              </table:table-cell>
              <table:table-cell office:value-type="float" office:value="62.5363579">
                <text:p>62.536357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91.451631">
                <text:p>191.451631</text:p>
              </table:table-cell>
              <table:table-cell office:value-type="float" office:value="62.5336322">
                <text:p>62.533632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92.255437">
                <text:p>192.255437</text:p>
              </table:table-cell>
              <table:table-cell office:value-type="float" office:value="62.4058995">
                <text:p>62.405899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91.68532">
                <text:p>191.68532</text:p>
              </table:table-cell>
              <table:table-cell office:value-type="float" office:value="62.6433334">
                <text:p>62.643333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92.602516">
                <text:p>192.602516</text:p>
              </table:table-cell>
              <table:table-cell office:value-type="float" office:value="62.7488315">
                <text:p>62.748831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92.313874">
                <text:p>192.313874</text:p>
              </table:table-cell>
              <table:table-cell office:value-type="float" office:value="63.0706247">
                <text:p>63.070624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92.98205">
                <text:p>192.98205</text:p>
              </table:table-cell>
              <table:table-cell office:value-type="float" office:value="63.384515">
                <text:p>63.38451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92.742453">
                <text:p>192.742453</text:p>
              </table:table-cell>
              <table:table-cell office:value-type="float" office:value="63.5504577">
                <text:p>63.550457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93.231692">
                <text:p>193.231692</text:p>
              </table:table-cell>
              <table:table-cell office:value-type="float" office:value="64.0221218">
                <text:p>64.022121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93.513084">
                <text:p>193.513084</text:p>
              </table:table-cell>
              <table:table-cell office:value-type="float" office:value="63.9936351">
                <text:p>63.993635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93.956926">
                <text:p>193.956926</text:p>
              </table:table-cell>
              <table:table-cell office:value-type="float" office:value="64.3244821">
                <text:p>64.324482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94.069183">
                <text:p>194.069183</text:p>
              </table:table-cell>
              <table:table-cell office:value-type="float" office:value="64.1224047">
                <text:p>64.122404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94.022022">
                <text:p>194.022022</text:p>
              </table:table-cell>
              <table:table-cell office:value-type="float" office:value="64.1152936">
                <text:p>64.115293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94.20856">
                <text:p>194.20856</text:p>
              </table:table-cell>
              <table:table-cell office:value-type="float" office:value="64.0822956">
                <text:p>64.082295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93.544983">
                <text:p>193.544983</text:p>
              </table:table-cell>
              <table:table-cell office:value-type="float" office:value="63.1965943">
                <text:p>63.196594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94.1087">
                <text:p>194.1087</text:p>
              </table:table-cell>
              <table:table-cell office:value-type="float" office:value="63.8348999">
                <text:p>63.834899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94.076024">
                <text:p>194.076024</text:p>
              </table:table-cell>
              <table:table-cell office:value-type="float" office:value="63.2742812">
                <text:p>63.274281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94.849032">
                <text:p>194.849032</text:p>
              </table:table-cell>
              <table:table-cell office:value-type="float" office:value="63.8757241">
                <text:p>63.875724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95.053229">
                <text:p>195.053229</text:p>
              </table:table-cell>
              <table:table-cell office:value-type="float" office:value="63.586168">
                <text:p>63.58616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95.909634">
                <text:p>195.909634</text:p>
              </table:table-cell>
              <table:table-cell office:value-type="float" office:value="64.1713945">
                <text:p>64.171394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96.534385">
                <text:p>196.534385</text:p>
              </table:table-cell>
              <table:table-cell office:value-type="float" office:value="64.4783486">
                <text:p>64.478348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97.371407">
                <text:p>197.371407</text:p>
              </table:table-cell>
              <table:table-cell office:value-type="float" office:value="64.7636046">
                <text:p>64.763604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97.369343">
                <text:p>197.369343</text:p>
              </table:table-cell>
              <table:table-cell office:value-type="float" office:value="65.3362199">
                <text:p>65.336219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98.027776">
                <text:p>198.027776</text:p>
              </table:table-cell>
              <table:table-cell office:value-type="float" office:value="65.7463277">
                <text:p>65.746327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96.82356">
                <text:p>196.82356</text:p>
              </table:table-cell>
              <table:table-cell office:value-type="float" office:value="65.4153317">
                <text:p>65.415331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97.302024">
                <text:p>197.302024</text:p>
              </table:table-cell>
              <table:table-cell office:value-type="float" office:value="65.7000877">
                <text:p>65.700087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95.941354">
                <text:p>195.941354</text:p>
              </table:table-cell>
              <table:table-cell office:value-type="float" office:value="65.3164951">
                <text:p>65.316495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95.963412">
                <text:p>195.963412</text:p>
              </table:table-cell>
              <table:table-cell office:value-type="float" office:value="65.383894">
                <text:p>65.38389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95.850569">
                <text:p>195.850569</text:p>
              </table:table-cell>
              <table:table-cell office:value-type="float" office:value="65.3744948">
                <text:p>65.374494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95.403615">
                <text:p>195.403615</text:p>
              </table:table-cell>
              <table:table-cell office:value-type="float" office:value="65.5501491">
                <text:p>65.550149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94.870761">
                <text:p>194.870761</text:p>
              </table:table-cell>
              <table:table-cell office:value-type="float" office:value="65.0944846">
                <text:p>65.094484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94.761091">
                <text:p>194.761091</text:p>
              </table:table-cell>
              <table:table-cell office:value-type="float" office:value="65.7385716">
                <text:p>65.738571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94.280211">
                <text:p>194.280211</text:p>
              </table:table-cell>
              <table:table-cell office:value-type="float" office:value="65.3921317">
                <text:p>65.392131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94.51497">
                <text:p>194.51497</text:p>
              </table:table-cell>
              <table:table-cell office:value-type="float" office:value="66.2637541">
                <text:p>66.263754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94.157563">
                <text:p>194.157563</text:p>
              </table:table-cell>
              <table:table-cell office:value-type="float" office:value="65.8754919">
                <text:p>65.875491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94.484997">
                <text:p>194.484997</text:p>
              </table:table-cell>
              <table:table-cell office:value-type="float" office:value="66.5735045">
                <text:p>66.573504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93.995473">
                <text:p>193.995473</text:p>
              </table:table-cell>
              <table:table-cell office:value-type="float" office:value="66.4249794">
                <text:p>66.424979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94.558724">
                <text:p>194.558724</text:p>
              </table:table-cell>
              <table:table-cell office:value-type="float" office:value="66.8927102">
                <text:p>66.892710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94.402995">
                <text:p>194.402995</text:p>
              </table:table-cell>
              <table:table-cell office:value-type="float" office:value="66.8628478">
                <text:p>66.862847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94.099103">
                <text:p>194.099103</text:p>
              </table:table-cell>
              <table:table-cell office:value-type="float" office:value="66.7560019">
                <text:p>66.756001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95.645344">
                <text:p>195.645344</text:p>
              </table:table-cell>
              <table:table-cell office:value-type="float" office:value="67.5739649">
                <text:p>67.573964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94.861467">
                <text:p>194.861467</text:p>
              </table:table-cell>
              <table:table-cell office:value-type="float" office:value="67.456308">
                <text:p>67.45630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95.503785">
                <text:p>195.503785</text:p>
              </table:table-cell>
              <table:table-cell office:value-type="float" office:value="67.9390515">
                <text:p>67.939051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94.680489">
                <text:p>194.680489</text:p>
              </table:table-cell>
              <table:table-cell office:value-type="float" office:value="67.8063077">
                <text:p>67.806307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95.05788">
                <text:p>195.05788</text:p>
              </table:table-cell>
              <table:table-cell office:value-type="float" office:value="68.1647967">
                <text:p>68.164796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94.785919">
                <text:p>194.785919</text:p>
              </table:table-cell>
              <table:table-cell office:value-type="float" office:value="68.0626339">
                <text:p>68.062633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94.23495">
                <text:p>194.23495</text:p>
              </table:table-cell>
              <table:table-cell office:value-type="float" office:value="67.9977495">
                <text:p>67.997749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94.714863">
                <text:p>194.714863</text:p>
              </table:table-cell>
              <table:table-cell office:value-type="float" office:value="68.080821">
                <text:p>68.08082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94.68012">
                <text:p>194.68012</text:p>
              </table:table-cell>
              <table:table-cell office:value-type="float" office:value="68.0543221">
                <text:p>68.054322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95.343445">
                <text:p>195.343445</text:p>
              </table:table-cell>
              <table:table-cell office:value-type="float" office:value="68.2852557">
                <text:p>68.285255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95.170614">
                <text:p>195.170614</text:p>
              </table:table-cell>
              <table:table-cell office:value-type="float" office:value="68.0209621">
                <text:p>68.020962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95.432341">
                <text:p>195.432341</text:p>
              </table:table-cell>
              <table:table-cell office:value-type="float" office:value="67.9173395">
                <text:p>67.917339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95.345216">
                <text:p>195.345216</text:p>
              </table:table-cell>
              <table:table-cell office:value-type="float" office:value="67.9450977">
                <text:p>67.945097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95.438666">
                <text:p>195.438666</text:p>
              </table:table-cell>
              <table:table-cell office:value-type="float" office:value="68.0333244">
                <text:p>68.033324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95.655008">
                <text:p>195.655008</text:p>
              </table:table-cell>
              <table:table-cell office:value-type="float" office:value="68.0892766">
                <text:p>68.089276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95.494911">
                <text:p>195.494911</text:p>
              </table:table-cell>
              <table:table-cell office:value-type="float" office:value="67.4230059">
                <text:p>67.423005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95.40526">
                <text:p>195.40526</text:p>
              </table:table-cell>
              <table:table-cell office:value-type="float" office:value="67.6335776">
                <text:p>67.633577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94.826257">
                <text:p>194.826257</text:p>
              </table:table-cell>
              <table:table-cell office:value-type="float" office:value="66.8061337">
                <text:p>66.806133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94.947446">
                <text:p>194.947446</text:p>
              </table:table-cell>
              <table:table-cell office:value-type="float" office:value="66.9987615">
                <text:p>66.998761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94.087536">
                <text:p>194.087536</text:p>
              </table:table-cell>
              <table:table-cell office:value-type="float" office:value="66.5764826">
                <text:p>66.576482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94.592844">
                <text:p>194.592844</text:p>
              </table:table-cell>
              <table:table-cell office:value-type="float" office:value="66.7822245">
                <text:p>66.782224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94.577078">
                <text:p>194.577078</text:p>
              </table:table-cell>
              <table:table-cell office:value-type="float" office:value="66.3401983">
                <text:p>66.340198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94.847655">
                <text:p>194.847655</text:p>
              </table:table-cell>
              <table:table-cell office:value-type="float" office:value="66.3076148">
                <text:p>66.307614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94.918383">
                <text:p>194.918383</text:p>
              </table:table-cell>
              <table:table-cell office:value-type="float" office:value="66.8526066">
                <text:p>66.852606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95.574531">
                <text:p>195.574531</text:p>
              </table:table-cell>
              <table:table-cell office:value-type="float" office:value="67.0550901">
                <text:p>67.055090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96.343283">
                <text:p>196.343283</text:p>
              </table:table-cell>
              <table:table-cell office:value-type="float" office:value="67.173868">
                <text:p>67.17386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97.676948">
                <text:p>197.676948</text:p>
              </table:table-cell>
              <table:table-cell office:value-type="float" office:value="67.9563064">
                <text:p>67.956306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98.56751">
                <text:p>198.56751</text:p>
              </table:table-cell>
              <table:table-cell office:value-type="float" office:value="68.3056957">
                <text:p>68.305695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00.110024">
                <text:p>200.110024</text:p>
              </table:table-cell>
              <table:table-cell office:value-type="float" office:value="69.0783868">
                <text:p>69.078386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00.415742">
                <text:p>200.415742</text:p>
              </table:table-cell>
              <table:table-cell office:value-type="float" office:value="69.1496027">
                <text:p>69.149602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01.398299">
                <text:p>201.398299</text:p>
              </table:table-cell>
              <table:table-cell office:value-type="float" office:value="69.8524083">
                <text:p>69.852408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01.203893">
                <text:p>201.203893</text:p>
              </table:table-cell>
              <table:table-cell office:value-type="float" office:value="69.7859102">
                <text:p>69.785910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01.593114">
                <text:p>201.593114</text:p>
              </table:table-cell>
              <table:table-cell office:value-type="float" office:value="69.7306443">
                <text:p>69.730644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01.398485">
                <text:p>201.398485</text:p>
              </table:table-cell>
              <table:table-cell office:value-type="float" office:value="69.5160932">
                <text:p>69.516093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01.873068">
                <text:p>201.873068</text:p>
              </table:table-cell>
              <table:table-cell office:value-type="float" office:value="69.3864314">
                <text:p>69.386431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01.964531">
                <text:p>201.964531</text:p>
              </table:table-cell>
              <table:table-cell office:value-type="float" office:value="69.1680019">
                <text:p>69.168001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02.767014">
                <text:p>202.767014</text:p>
              </table:table-cell>
              <table:table-cell office:value-type="float" office:value="69.4093741">
                <text:p>69.409374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02.898026">
                <text:p>202.898026</text:p>
              </table:table-cell>
              <table:table-cell office:value-type="float" office:value="69.1337189">
                <text:p>69.133718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03.849202">
                <text:p>203.849202</text:p>
              </table:table-cell>
              <table:table-cell office:value-type="float" office:value="69.4720046">
                <text:p>69.472004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03.644194">
                <text:p>203.644194</text:p>
              </table:table-cell>
              <table:table-cell office:value-type="float" office:value="69.6257651">
                <text:p>69.625765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04.733621">
                <text:p>204.733621</text:p>
              </table:table-cell>
              <table:table-cell office:value-type="float" office:value="69.9290849">
                <text:p>69.929084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04.047542">
                <text:p>204.047542</text:p>
              </table:table-cell>
              <table:table-cell office:value-type="float" office:value="70.0048484">
                <text:p>70.004848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04.588391">
                <text:p>204.588391</text:p>
              </table:table-cell>
              <table:table-cell office:value-type="float" office:value="70.4085593">
                <text:p>70.408559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04.034388">
                <text:p>204.034388</text:p>
              </table:table-cell>
              <table:table-cell office:value-type="float" office:value="70.7196433">
                <text:p>70.719643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04.012866">
                <text:p>204.012866</text:p>
              </table:table-cell>
              <table:table-cell office:value-type="float" office:value="70.4833038">
                <text:p>70.483303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03.706893">
                <text:p>203.706893</text:p>
              </table:table-cell>
              <table:table-cell office:value-type="float" office:value="70.9933547">
                <text:p>70.993354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03.540393">
                <text:p>203.540393</text:p>
              </table:table-cell>
              <table:table-cell office:value-type="float" office:value="70.7095792">
                <text:p>70.709579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03.268663">
                <text:p>203.268663</text:p>
              </table:table-cell>
              <table:table-cell office:value-type="float" office:value="71.5780613">
                <text:p>71.578061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03.390872">
                <text:p>203.390872</text:p>
              </table:table-cell>
              <table:table-cell office:value-type="float" office:value="71.3195422">
                <text:p>71.319542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03.765404">
                <text:p>203.765404</text:p>
              </table:table-cell>
              <table:table-cell office:value-type="float" office:value="72.4391628">
                <text:p>72.439162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03.843025">
                <text:p>203.843025</text:p>
              </table:table-cell>
              <table:table-cell office:value-type="float" office:value="72.3421218">
                <text:p>72.342121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04.732006">
                <text:p>204.732006</text:p>
              </table:table-cell>
              <table:table-cell office:value-type="float" office:value="73.2592418">
                <text:p>73.259241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04.822318">
                <text:p>204.822318</text:p>
              </table:table-cell>
              <table:table-cell office:value-type="float" office:value="73.1431251">
                <text:p>73.143125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05.507462">
                <text:p>205.507462</text:p>
              </table:table-cell>
              <table:table-cell office:value-type="float" office:value="73.4891974">
                <text:p>73.489197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05.492834">
                <text:p>205.492834</text:p>
              </table:table-cell>
              <table:table-cell office:value-type="float" office:value="73.6486346">
                <text:p>73.648634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05.93069">
                <text:p>205.93069</text:p>
              </table:table-cell>
              <table:table-cell office:value-type="float" office:value="73.8897936">
                <text:p>73.889793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05.995826">
                <text:p>205.995826</text:p>
              </table:table-cell>
              <table:table-cell office:value-type="float" office:value="74.0945422">
                <text:p>74.094542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06.482607">
                <text:p>206.482607</text:p>
              </table:table-cell>
              <table:table-cell office:value-type="float" office:value="74.2604127">
                <text:p>74.260412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06.616477">
                <text:p>206.616477</text:p>
              </table:table-cell>
              <table:table-cell office:value-type="float" office:value="74.4973918">
                <text:p>74.497391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06.835032">
                <text:p>206.835032</text:p>
              </table:table-cell>
              <table:table-cell office:value-type="float" office:value="74.3427325">
                <text:p>74.342732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06.793373">
                <text:p>206.793373</text:p>
              </table:table-cell>
              <table:table-cell office:value-type="float" office:value="74.8543934">
                <text:p>74.854393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06.575245">
                <text:p>206.575245</text:p>
              </table:table-cell>
              <table:table-cell office:value-type="float" office:value="74.5022165">
                <text:p>74.502216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06.265371">
                <text:p>206.265371</text:p>
              </table:table-cell>
              <table:table-cell office:value-type="float" office:value="74.7834615">
                <text:p>74.783461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04.841043">
                <text:p>204.841043</text:p>
              </table:table-cell>
              <table:table-cell office:value-type="float" office:value="74.5744098">
                <text:p>74.574409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04.19068">
                <text:p>204.19068</text:p>
              </table:table-cell>
              <table:table-cell office:value-type="float" office:value="74.5340028">
                <text:p>74.534002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03.247417">
                <text:p>203.247417</text:p>
              </table:table-cell>
              <table:table-cell office:value-type="float" office:value="74.6093104">
                <text:p>74.609310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02.564232">
                <text:p>202.564232</text:p>
              </table:table-cell>
              <table:table-cell office:value-type="float" office:value="74.2899134">
                <text:p>74.289913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01.841577">
                <text:p>201.841577</text:p>
              </table:table-cell>
              <table:table-cell office:value-type="float" office:value="74.0838997">
                <text:p>74.083899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00.883945">
                <text:p>200.883945</text:p>
              </table:table-cell>
              <table:table-cell office:value-type="float" office:value="73.3597567">
                <text:p>73.359756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00.596464">
                <text:p>200.596464</text:p>
              </table:table-cell>
              <table:table-cell office:value-type="float" office:value="72.4386678">
                <text:p>72.438667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99.598875">
                <text:p>199.598875</text:p>
              </table:table-cell>
              <table:table-cell office:value-type="float" office:value="71.5994034">
                <text:p>71.599403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99.240511">
                <text:p>199.240511</text:p>
              </table:table-cell>
              <table:table-cell office:value-type="float" office:value="70.6815875">
                <text:p>70.681587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98.751269">
                <text:p>198.751269</text:p>
              </table:table-cell>
              <table:table-cell office:value-type="float" office:value="70.444861">
                <text:p>70.44486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98.332736">
                <text:p>198.332736</text:p>
              </table:table-cell>
              <table:table-cell office:value-type="float" office:value="69.7339716">
                <text:p>69.733971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97.790841">
                <text:p>197.790841</text:p>
              </table:table-cell>
              <table:table-cell office:value-type="float" office:value="69.4689957">
                <text:p>69.468995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97.257257">
                <text:p>197.257257</text:p>
              </table:table-cell>
              <table:table-cell office:value-type="float" office:value="69.0721135">
                <text:p>69.072113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97.117814">
                <text:p>197.117814</text:p>
              </table:table-cell>
              <table:table-cell office:value-type="float" office:value="69.11217">
                <text:p>69.1121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96.860204">
                <text:p>196.860204</text:p>
              </table:table-cell>
              <table:table-cell office:value-type="float" office:value="68.8323226">
                <text:p>68.832322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97.052271">
                <text:p>197.052271</text:p>
              </table:table-cell>
              <table:table-cell office:value-type="float" office:value="69.2981573">
                <text:p>69.298157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96.686808">
                <text:p>196.686808</text:p>
              </table:table-cell>
              <table:table-cell office:value-type="float" office:value="69.0303302">
                <text:p>69.030330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96.396606">
                <text:p>196.396606</text:p>
              </table:table-cell>
              <table:table-cell office:value-type="float" office:value="69.3328203">
                <text:p>69.332820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96.747912">
                <text:p>196.747912</text:p>
              </table:table-cell>
              <table:table-cell office:value-type="float" office:value="69.3255249">
                <text:p>69.325524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96.50418">
                <text:p>196.50418</text:p>
              </table:table-cell>
              <table:table-cell office:value-type="float" office:value="69.8682693">
                <text:p>69.868269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97.097866">
                <text:p>197.097866</text:p>
              </table:table-cell>
              <table:table-cell office:value-type="float" office:value="69.7721324">
                <text:p>69.772132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96.554984">
                <text:p>196.554984</text:p>
              </table:table-cell>
              <table:table-cell office:value-type="float" office:value="70.2524192">
                <text:p>70.252419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96.745469">
                <text:p>196.745469</text:p>
              </table:table-cell>
              <table:table-cell office:value-type="float" office:value="70.1211398">
                <text:p>70.121139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95.860257">
                <text:p>195.860257</text:p>
              </table:table-cell>
              <table:table-cell office:value-type="float" office:value="70.2475801">
                <text:p>70.247580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96.005288">
                <text:p>196.005288</text:p>
              </table:table-cell>
              <table:table-cell office:value-type="float" office:value="70.0173821">
                <text:p>70.017382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95.30203">
                <text:p>195.30203</text:p>
              </table:table-cell>
              <table:table-cell office:value-type="float" office:value="69.6658117">
                <text:p>69.665811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95.653873">
                <text:p>195.653873</text:p>
              </table:table-cell>
              <table:table-cell office:value-type="float" office:value="69.4162358">
                <text:p>69.416235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4.9714">
                <text:p>194.9714</text:p>
              </table:table-cell>
              <table:table-cell office:value-type="float" office:value="68.8542221">
                <text:p>68.854222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4.824891">
                <text:p>194.824891</text:p>
              </table:table-cell>
              <table:table-cell office:value-type="float" office:value="68.6601973">
                <text:p>68.660197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3.883006">
                <text:p>193.883006</text:p>
              </table:table-cell>
              <table:table-cell office:value-type="float" office:value="68.070493">
                <text:p>68.07049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3.572131">
                <text:p>193.572131</text:p>
              </table:table-cell>
              <table:table-cell office:value-type="float" office:value="67.7099808">
                <text:p>67.709980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2.839343">
                <text:p>192.839343</text:p>
              </table:table-cell>
              <table:table-cell office:value-type="float" office:value="67.2190474">
                <text:p>67.219047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2.612769">
                <text:p>192.612769</text:p>
              </table:table-cell>
              <table:table-cell office:value-type="float" office:value="67.3402558">
                <text:p>67.340255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2.474063">
                <text:p>192.474063</text:p>
              </table:table-cell>
              <table:table-cell office:value-type="float" office:value="67.0430103">
                <text:p>67.043010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2.320306">
                <text:p>192.320306</text:p>
              </table:table-cell>
              <table:table-cell office:value-type="float" office:value="67.5335327">
                <text:p>67.533532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2.161537">
                <text:p>192.161537</text:p>
              </table:table-cell>
              <table:table-cell office:value-type="float" office:value="67.2575187">
                <text:p>67.257518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2.346036">
                <text:p>192.346036</text:p>
              </table:table-cell>
              <table:table-cell office:value-type="float" office:value="67.808597">
                <text:p>67.80859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2.68011">
                <text:p>192.68011</text:p>
              </table:table-cell>
              <table:table-cell office:value-type="float" office:value="67.3218921">
                <text:p>67.321892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2.98658">
                <text:p>192.98658</text:p>
              </table:table-cell>
              <table:table-cell office:value-type="float" office:value="67.7213695">
                <text:p>67.721369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2.860881">
                <text:p>192.860881</text:p>
              </table:table-cell>
              <table:table-cell office:value-type="float" office:value="66.9766501">
                <text:p>66.976650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3.343256">
                <text:p>193.343256</text:p>
              </table:table-cell>
              <table:table-cell office:value-type="float" office:value="67.1390596">
                <text:p>67.139059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2.608483">
                <text:p>192.608483</text:p>
              </table:table-cell>
              <table:table-cell office:value-type="float" office:value="66.147494">
                <text:p>66.14749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2.419276">
                <text:p>192.419276</text:p>
              </table:table-cell>
              <table:table-cell office:value-type="float" office:value="66.2692787">
                <text:p>66.269278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1.995002">
                <text:p>191.995002</text:p>
              </table:table-cell>
              <table:table-cell office:value-type="float" office:value="65.5866646">
                <text:p>65.586664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1.193267">
                <text:p>191.193267</text:p>
              </table:table-cell>
              <table:table-cell office:value-type="float" office:value="65.4639122">
                <text:p>65.463912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1.235127">
                <text:p>191.235127</text:p>
              </table:table-cell>
              <table:table-cell office:value-type="float" office:value="65.5622377">
                <text:p>65.562237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0.683781">
                <text:p>190.683781</text:p>
              </table:table-cell>
              <table:table-cell office:value-type="float" office:value="65.260247">
                <text:p>65.26024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0.850754">
                <text:p>190.850754</text:p>
              </table:table-cell>
              <table:table-cell office:value-type="float" office:value="65.2053592">
                <text:p>65.205359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0.235185">
                <text:p>190.235185</text:p>
              </table:table-cell>
              <table:table-cell office:value-type="float" office:value="64.8893077">
                <text:p>64.889307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0.155467">
                <text:p>190.155467</text:p>
              </table:table-cell>
              <table:table-cell office:value-type="float" office:value="64.8409246">
                <text:p>64.840924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89.320067">
                <text:p>189.320067</text:p>
              </table:table-cell>
              <table:table-cell office:value-type="float" office:value="64.4921255">
                <text:p>64.492125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89.199419">
                <text:p>189.199419</text:p>
              </table:table-cell>
              <table:table-cell office:value-type="float" office:value="64.4316574">
                <text:p>64.431657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88.695561">
                <text:p>188.695561</text:p>
              </table:table-cell>
              <table:table-cell office:value-type="float" office:value="63.9754138">
                <text:p>63.975413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88.600545">
                <text:p>188.600545</text:p>
              </table:table-cell>
              <table:table-cell office:value-type="float" office:value="64.0998389">
                <text:p>64.099838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87.748952">
                <text:p>187.748952</text:p>
              </table:table-cell>
              <table:table-cell office:value-type="float" office:value="63.9336545">
                <text:p>63.933654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87.542461">
                <text:p>187.542461</text:p>
              </table:table-cell>
              <table:table-cell office:value-type="float" office:value="64.0465453">
                <text:p>64.046545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87.139394">
                <text:p>187.139394</text:p>
              </table:table-cell>
              <table:table-cell office:value-type="float" office:value="63.7887426">
                <text:p>63.788742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86.913154">
                <text:p>186.913154</text:p>
              </table:table-cell>
              <table:table-cell office:value-type="float" office:value="63.7382812">
                <text:p>63.738281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87.3896925">
                <text:p>187.3896925</text:p>
              </table:table-cell>
              <table:table-cell office:value-type="float" office:value="63.7485785">
                <text:p>63.748578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86.7169965">
                <text:p>186.7169965</text:p>
              </table:table-cell>
              <table:table-cell office:value-type="float" office:value="63.5388663">
                <text:p>63.538866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87.339917">
                <text:p>187.339917</text:p>
              </table:table-cell>
              <table:table-cell office:value-type="float" office:value="64.0500561">
                <text:p>64.050056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87.142518">
                <text:p>187.142518</text:p>
              </table:table-cell>
              <table:table-cell office:value-type="float" office:value="63.490152">
                <text:p>63.49015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88.280506">
                <text:p>188.280506</text:p>
              </table:table-cell>
              <table:table-cell office:value-type="float" office:value="63.7566811">
                <text:p>63.756681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88.267036">
                <text:p>188.267036</text:p>
              </table:table-cell>
              <table:table-cell office:value-type="float" office:value="63.6741992">
                <text:p>63.674199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88.3895945">
                <text:p>188.3895945</text:p>
              </table:table-cell>
              <table:table-cell office:value-type="float" office:value="64.1300755">
                <text:p>64.130075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89.0229935">
                <text:p>189.0229935</text:p>
              </table:table-cell>
              <table:table-cell office:value-type="float" office:value="64.4967767">
                <text:p>64.496776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88.8097304">
                <text:p>188.8097304</text:p>
              </table:table-cell>
              <table:table-cell office:value-type="float" office:value="65.0729183">
                <text:p>65.072918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0.1672894">
                <text:p>190.1672894</text:p>
              </table:table-cell>
              <table:table-cell office:value-type="float" office:value="65.6751197">
                <text:p>65.675119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90.01669">
                <text:p>190.01669</text:p>
              </table:table-cell>
              <table:table-cell office:value-type="float" office:value="66.0822968">
                <text:p>66.082296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1.533469">
                <text:p>191.533469</text:p>
              </table:table-cell>
              <table:table-cell office:value-type="float" office:value="66.8527145">
                <text:p>66.852714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1.701142">
                <text:p>191.701142</text:p>
              </table:table-cell>
              <table:table-cell office:value-type="float" office:value="66.7311048">
                <text:p>66.731104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3.427616">
                <text:p>193.427616</text:p>
              </table:table-cell>
              <table:table-cell office:value-type="float" office:value="67.1261066">
                <text:p>67.126106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3.832823">
                <text:p>193.832823</text:p>
              </table:table-cell>
              <table:table-cell office:value-type="float" office:value="66.640624">
                <text:p>66.64062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5.393099">
                <text:p>195.393099</text:p>
              </table:table-cell>
              <table:table-cell office:value-type="float" office:value="67.0913033">
                <text:p>67.091303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5.9107155">
                <text:p>195.9107155</text:p>
              </table:table-cell>
              <table:table-cell office:value-type="float" office:value="66.6423833">
                <text:p>66.642383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5.5885275">
                <text:p>195.5885275</text:p>
              </table:table-cell>
              <table:table-cell office:value-type="float" office:value="66.5461666">
                <text:p>66.546166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96.647132">
                <text:p>196.647132</text:p>
              </table:table-cell>
              <table:table-cell office:value-type="float" office:value="66.6596848">
                <text:p>66.659684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95.881055">
                <text:p>195.881055</text:p>
              </table:table-cell>
              <table:table-cell office:value-type="float" office:value="66.4081653">
                <text:p>66.408165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96.3590606">
                <text:p>196.3590606</text:p>
              </table:table-cell>
              <table:table-cell office:value-type="float" office:value="66.4195115">
                <text:p>66.419511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95.8545406">
                <text:p>195.8545406</text:p>
              </table:table-cell>
              <table:table-cell office:value-type="float" office:value="66.5437334">
                <text:p>66.543733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95.5832264">
                <text:p>195.5832264</text:p>
              </table:table-cell>
              <table:table-cell office:value-type="float" office:value="66.5728302">
                <text:p>66.572830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94.6035764">
                <text:p>194.6035764</text:p>
              </table:table-cell>
              <table:table-cell office:value-type="float" office:value="66.3085565">
                <text:p>66.308556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94.5145345">
                <text:p>194.5145345</text:p>
              </table:table-cell>
              <table:table-cell office:value-type="float" office:value="66.2593644">
                <text:p>66.259364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93.8364025">
                <text:p>193.8364025</text:p>
              </table:table-cell>
              <table:table-cell office:value-type="float" office:value="65.9597011">
                <text:p>65.959701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93.195305">
                <text:p>193.195305</text:p>
              </table:table-cell>
              <table:table-cell office:value-type="float" office:value="65.4977828">
                <text:p>65.497782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93.100498">
                <text:p>193.100498</text:p>
              </table:table-cell>
              <table:table-cell office:value-type="float" office:value="65.1478276">
                <text:p>65.147827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92.357863">
                <text:p>192.357863</text:p>
              </table:table-cell>
              <table:table-cell office:value-type="float" office:value="64.661661">
                <text:p>64.66166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92.210991">
                <text:p>192.210991</text:p>
              </table:table-cell>
              <table:table-cell office:value-type="float" office:value="64.4134799">
                <text:p>64.4134799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91.399821">
                <text:p>191.399821</text:p>
              </table:table-cell>
              <table:table-cell office:value-type="float" office:value="64.1533381">
                <text:p>64.153338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91.080727">
                <text:p>191.080727</text:p>
              </table:table-cell>
              <table:table-cell office:value-type="float" office:value="64.0635922">
                <text:p>64.063592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90.653514">
                <text:p>190.653514</text:p>
              </table:table-cell>
              <table:table-cell office:value-type="float" office:value="64.0796876">
                <text:p>64.079687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89.943394">
                <text:p>189.943394</text:p>
              </table:table-cell>
              <table:table-cell office:value-type="float" office:value="64.374017">
                <text:p>64.37401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89.347157">
                <text:p>189.347157</text:p>
              </table:table-cell>
              <table:table-cell office:value-type="float" office:value="64.5570935">
                <text:p>64.557093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88.99135">
                <text:p>188.99135</text:p>
              </table:table-cell>
              <table:table-cell office:value-type="float" office:value="64.6721642">
                <text:p>64.672164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89.5480416">
                <text:p>189.5480416</text:p>
              </table:table-cell>
              <table:table-cell office:value-type="float" office:value="64.7915528">
                <text:p>64.791552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89.0404946">
                <text:p>189.0404946</text:p>
              </table:table-cell>
              <table:table-cell office:value-type="float" office:value="64.8135131">
                <text:p>64.813513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89.314042">
                <text:p>189.314042</text:p>
              </table:table-cell>
              <table:table-cell office:value-type="float" office:value="64.75231">
                <text:p>64.7523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89.096297">
                <text:p>189.096297</text:p>
              </table:table-cell>
              <table:table-cell office:value-type="float" office:value="64.5789747">
                <text:p>64.578974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89.159324">
                <text:p>189.159324</text:p>
              </table:table-cell>
              <table:table-cell office:value-type="float" office:value="64.4285807">
                <text:p>64.428580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89.013703">
                <text:p>189.013703</text:p>
              </table:table-cell>
              <table:table-cell office:value-type="float" office:value="64.5036662">
                <text:p>64.503666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89.096519">
                <text:p>189.096519</text:p>
              </table:table-cell>
              <table:table-cell office:value-type="float" office:value="64.4496642">
                <text:p>64.449664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88.559429">
                <text:p>188.559429</text:p>
              </table:table-cell>
              <table:table-cell office:value-type="float" office:value="64.539165">
                <text:p>64.53916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88.559354">
                <text:p>188.559354</text:p>
              </table:table-cell>
              <table:table-cell office:value-type="float" office:value="64.5576898">
                <text:p>64.557689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87.894997">
                <text:p>187.894997</text:p>
              </table:table-cell>
              <table:table-cell office:value-type="float" office:value="64.2179197">
                <text:p>64.217919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87.489102">
                <text:p>187.489102</text:p>
              </table:table-cell>
              <table:table-cell office:value-type="float" office:value="64.6229898">
                <text:p>64.622989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87.191902">
                <text:p>187.191902</text:p>
              </table:table-cell>
              <table:table-cell office:value-type="float" office:value="64.6382946">
                <text:p>64.638294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87.2668055">
                <text:p>187.2668055</text:p>
              </table:table-cell>
              <table:table-cell office:value-type="float" office:value="64.9753893">
                <text:p>64.975389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87.0205645">
                <text:p>187.0205645</text:p>
              </table:table-cell>
              <table:table-cell office:value-type="float" office:value="64.9449495">
                <text:p>64.944949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87.128713">
                <text:p>187.128713</text:p>
              </table:table-cell>
              <table:table-cell office:value-type="float" office:value="64.9429497">
                <text:p>64.9429497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86.47519">
                <text:p>186.47519</text:p>
              </table:table-cell>
              <table:table-cell office:value-type="float" office:value="65.3270324">
                <text:p>65.327032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86.608406">
                <text:p>186.608406</text:p>
              </table:table-cell>
              <table:table-cell office:value-type="float" office:value="65.4520381">
                <text:p>65.452038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85.686129">
                <text:p>185.686129</text:p>
              </table:table-cell>
              <table:table-cell office:value-type="float" office:value="66.0334592">
                <text:p>66.033459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86.397357">
                <text:p>186.397357</text:p>
              </table:table-cell>
              <table:table-cell office:value-type="float" office:value="66.2746491">
                <text:p>66.274649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85.805068">
                <text:p>185.805068</text:p>
              </table:table-cell>
              <table:table-cell office:value-type="float" office:value="66.5358684">
                <text:p>66.535868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86.138401">
                <text:p>186.138401</text:p>
              </table:table-cell>
              <table:table-cell office:value-type="float" office:value="66.7691055">
                <text:p>66.769105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86.703917">
                <text:p>186.703917</text:p>
              </table:table-cell>
              <table:table-cell office:value-type="float" office:value="66.7984577">
                <text:p>66.798457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86.1309">
                <text:p>186.1309</text:p>
              </table:table-cell>
              <table:table-cell office:value-type="float" office:value="66.6493303">
                <text:p>66.649330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86.861446">
                <text:p>186.861446</text:p>
              </table:table-cell>
              <table:table-cell office:value-type="float" office:value="66.8273209">
                <text:p>66.827320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87.0813255">
                <text:p>187.0813255</text:p>
              </table:table-cell>
              <table:table-cell office:value-type="float" office:value="67.0968372">
                <text:p>67.096837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87.4626405">
                <text:p>187.4626405</text:p>
              </table:table-cell>
              <table:table-cell office:value-type="float" office:value="66.635365">
                <text:p>66.63536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87.703131">
                <text:p>187.703131</text:p>
              </table:table-cell>
              <table:table-cell office:value-type="float" office:value="66.8146899">
                <text:p>66.8146899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88.12908">
                <text:p>188.12908</text:p>
              </table:table-cell>
              <table:table-cell office:value-type="float" office:value="66.6271946">
                <text:p>66.627194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87.978674">
                <text:p>187.978674</text:p>
              </table:table-cell>
              <table:table-cell office:value-type="float" office:value="66.6085848">
                <text:p>66.608584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86.95855">
                <text:p>186.95855</text:p>
              </table:table-cell>
              <table:table-cell office:value-type="float" office:value="66.4666111">
                <text:p>66.466611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86.75333">
                <text:p>186.75333</text:p>
              </table:table-cell>
              <table:table-cell office:value-type="float" office:value="66.4755048">
                <text:p>66.475504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86.751872">
                <text:p>186.751872</text:p>
              </table:table-cell>
              <table:table-cell office:value-type="float" office:value="66.3007929">
                <text:p>66.300792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85.885224">
                <text:p>185.885224</text:p>
              </table:table-cell>
              <table:table-cell office:value-type="float" office:value="66.3364458">
                <text:p>66.336445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85.231092">
                <text:p>185.231092</text:p>
              </table:table-cell>
              <table:table-cell office:value-type="float" office:value="66.0872564">
                <text:p>66.087256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84.218836">
                <text:p>184.218836</text:p>
              </table:table-cell>
              <table:table-cell office:value-type="float" office:value="65.6796884">
                <text:p>65.679688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83.375561">
                <text:p>183.375561</text:p>
              </table:table-cell>
              <table:table-cell office:value-type="float" office:value="65.1111975">
                <text:p>65.111197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82.322112">
                <text:p>182.322112</text:p>
              </table:table-cell>
              <table:table-cell office:value-type="float" office:value="64.651133">
                <text:p>64.65113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81.292656">
                <text:p>181.292656</text:p>
              </table:table-cell>
              <table:table-cell office:value-type="float" office:value="64.0926138">
                <text:p>64.092613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80.139385">
                <text:p>180.139385</text:p>
              </table:table-cell>
              <table:table-cell office:value-type="float" office:value="63.7510239">
                <text:p>63.751023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78.814583">
                <text:p>178.814583</text:p>
              </table:table-cell>
              <table:table-cell office:value-type="float" office:value="63.0671978">
                <text:p>63.067197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77.9999265">
                <text:p>177.9999265</text:p>
              </table:table-cell>
              <table:table-cell office:value-type="float" office:value="62.938312">
                <text:p>62.93831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77.4215205">
                <text:p>177.4215205</text:p>
              </table:table-cell>
              <table:table-cell office:value-type="float" office:value="62.4549017">
                <text:p>62.454901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76.624265">
                <text:p>176.624265</text:p>
              </table:table-cell>
              <table:table-cell office:value-type="float" office:value="62.1696727">
                <text:p>62.169672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76.166958">
                <text:p>176.166958</text:p>
              </table:table-cell>
              <table:table-cell office:value-type="float" office:value="61.5281983">
                <text:p>61.5281983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76.339252">
                <text:p>176.339252</text:p>
              </table:table-cell>
              <table:table-cell office:value-type="float" office:value="61.8522524">
                <text:p>61.8522524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76.167098">
                <text:p>176.167098</text:p>
              </table:table-cell>
              <table:table-cell office:value-type="float" office:value="61.8741607">
                <text:p>61.874160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76.215249">
                <text:p>176.215249</text:p>
              </table:table-cell>
              <table:table-cell office:value-type="float" office:value="61.90323">
                <text:p>61.9032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76.092052">
                <text:p>176.092052</text:p>
              </table:table-cell>
              <table:table-cell office:value-type="float" office:value="62.1778659">
                <text:p>62.177865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76.1974066">
                <text:p>176.1974066</text:p>
              </table:table-cell>
              <table:table-cell office:value-type="float" office:value="61.8839627">
                <text:p>61.883962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76.334603">
                <text:p>176.334603</text:p>
              </table:table-cell>
              <table:table-cell office:value-type="float" office:value="61.9980875">
                <text:p>61.998087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77.050425">
                <text:p>177.050425</text:p>
              </table:table-cell>
              <table:table-cell office:value-type="float" office:value="62.1213314">
                <text:p>62.121331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76.8186675">
                <text:p>176.8186675</text:p>
              </table:table-cell>
              <table:table-cell office:value-type="float" office:value="62.2703919">
                <text:p>62.270391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76.7908665">
                <text:p>176.7908665</text:p>
              </table:table-cell>
              <table:table-cell office:value-type="float" office:value="62.151465">
                <text:p>62.15146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77.667567">
                <text:p>177.667567</text:p>
              </table:table-cell>
              <table:table-cell office:value-type="float" office:value="62.8810991">
                <text:p>62.881099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77.753301">
                <text:p>177.753301</text:p>
              </table:table-cell>
              <table:table-cell office:value-type="float" office:value="62.6180668">
                <text:p>62.618066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78.884422">
                <text:p>178.884422</text:p>
              </table:table-cell>
              <table:table-cell office:value-type="float" office:value="63.566746">
                <text:p>63.56674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78.327543">
                <text:p>178.327543</text:p>
              </table:table-cell>
              <table:table-cell office:value-type="float" office:value="62.9216273">
                <text:p>62.921627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79.278777">
                <text:p>179.278777</text:p>
              </table:table-cell>
              <table:table-cell office:value-type="float" office:value="63.4184967">
                <text:p>63.418496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79.2688165">
                <text:p>179.2688165</text:p>
              </table:table-cell>
              <table:table-cell office:value-type="float" office:value="62.7127969">
                <text:p>62.712796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79.831239">
                <text:p>179.831239</text:p>
              </table:table-cell>
              <table:table-cell office:value-type="float" office:value="62.9649421">
                <text:p>62.964942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80.032082">
                <text:p>180.032082</text:p>
              </table:table-cell>
              <table:table-cell office:value-type="float" office:value="62.5924142">
                <text:p>62.592414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80.474893">
                <text:p>180.474893</text:p>
              </table:table-cell>
              <table:table-cell office:value-type="float" office:value="62.1846616">
                <text:p>62.184661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80.908898">
                <text:p>180.908898</text:p>
              </table:table-cell>
              <table:table-cell office:value-type="float" office:value="61.7561134">
                <text:p>61.7561134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81.040092">
                <text:p>181.040092</text:p>
              </table:table-cell>
              <table:table-cell office:value-type="float" office:value="61.3590105">
                <text:p>61.359010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81.728869">
                <text:p>181.728869</text:p>
              </table:table-cell>
              <table:table-cell office:value-type="float" office:value="61.1596225">
                <text:p>61.159622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81.70216">
                <text:p>181.70216</text:p>
              </table:table-cell>
              <table:table-cell office:value-type="float" office:value="60.8725073">
                <text:p>60.872507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82.301231">
                <text:p>182.301231</text:p>
              </table:table-cell>
              <table:table-cell office:value-type="float" office:value="60.7345218">
                <text:p>60.734521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81.865139">
                <text:p>181.865139</text:p>
              </table:table-cell>
              <table:table-cell office:value-type="float" office:value="60.6118141">
                <text:p>60.611814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81.9417024">
                <text:p>181.9417024</text:p>
              </table:table-cell>
              <table:table-cell office:value-type="float" office:value="60.4819473">
                <text:p>60.481947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81.0982784">
                <text:p>181.0982784</text:p>
              </table:table-cell>
              <table:table-cell office:value-type="float" office:value="60.3075281">
                <text:p>60.307528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80.917308">
                <text:p>180.917308</text:p>
              </table:table-cell>
              <table:table-cell office:value-type="float" office:value="60.0837573">
                <text:p>60.083757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80.400184">
                <text:p>180.400184</text:p>
              </table:table-cell>
              <table:table-cell office:value-type="float" office:value="59.7161315">
                <text:p>59.716131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80.480002">
                <text:p>180.480002</text:p>
              </table:table-cell>
              <table:table-cell office:value-type="float" office:value="59.5630979">
                <text:p>59.5630979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80.093371">
                <text:p>180.093371</text:p>
              </table:table-cell>
              <table:table-cell office:value-type="float" office:value="59.4785057">
                <text:p>59.478505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79.998491">
                <text:p>179.998491</text:p>
              </table:table-cell>
              <table:table-cell office:value-type="float" office:value="59.3539975">
                <text:p>59.353997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80.865193">
                <text:p>180.865193</text:p>
              </table:table-cell>
              <table:table-cell office:value-type="float" office:value="60.2400146">
                <text:p>60.240014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79.701966">
                <text:p>179.701966</text:p>
              </table:table-cell>
              <table:table-cell office:value-type="float" office:value="59.6192166">
                <text:p>59.619216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80.668617">
                <text:p>180.668617</text:p>
              </table:table-cell>
              <table:table-cell office:value-type="float" office:value="60.2438861">
                <text:p>60.243886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79.975564">
                <text:p>179.975564</text:p>
              </table:table-cell>
              <table:table-cell office:value-type="float" office:value="59.7958228">
                <text:p>59.7958228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81.222775">
                <text:p>181.222775</text:p>
              </table:table-cell>
              <table:table-cell office:value-type="float" office:value="60.2524502">
                <text:p>60.252450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80.119989">
                <text:p>180.119989</text:p>
              </table:table-cell>
              <table:table-cell office:value-type="float" office:value="59.9750957">
                <text:p>59.9750957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81.178225">
                <text:p>181.178225</text:p>
              </table:table-cell>
              <table:table-cell office:value-type="float" office:value="60.4082996">
                <text:p>60.408299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80.259717">
                <text:p>180.259717</text:p>
              </table:table-cell>
              <table:table-cell office:value-type="float" office:value="60.0921702">
                <text:p>60.092170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81.115406">
                <text:p>181.115406</text:p>
              </table:table-cell>
              <table:table-cell office:value-type="float" office:value="60.2364597">
                <text:p>60.236459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80.605686">
                <text:p>180.605686</text:p>
              </table:table-cell>
              <table:table-cell office:value-type="float" office:value="60.0146275">
                <text:p>60.014627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80.716035">
                <text:p>180.716035</text:p>
              </table:table-cell>
              <table:table-cell office:value-type="float" office:value="60.0347874">
                <text:p>60.034787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80.515179">
                <text:p>180.515179</text:p>
              </table:table-cell>
              <table:table-cell office:value-type="float" office:value="60.179571">
                <text:p>60.17957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80.561325">
                <text:p>180.561325</text:p>
              </table:table-cell>
              <table:table-cell office:value-type="float" office:value="60.2816989">
                <text:p>60.281698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80.720804">
                <text:p>180.720804</text:p>
              </table:table-cell>
              <table:table-cell office:value-type="float" office:value="60.5127559">
                <text:p>60.512755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80.177294">
                <text:p>180.177294</text:p>
              </table:table-cell>
              <table:table-cell office:value-type="float" office:value="60.873727">
                <text:p>60.87372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80.406953">
                <text:p>180.406953</text:p>
              </table:table-cell>
              <table:table-cell office:value-type="float" office:value="60.9153455">
                <text:p>60.915345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79.649375">
                <text:p>179.649375</text:p>
              </table:table-cell>
              <table:table-cell office:value-type="float" office:value="61.3698243">
                <text:p>61.369824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79.783874">
                <text:p>179.783874</text:p>
              </table:table-cell>
              <table:table-cell office:value-type="float" office:value="61.3710464">
                <text:p>61.3710464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79.701614">
                <text:p>179.701614</text:p>
              </table:table-cell>
              <table:table-cell office:value-type="float" office:value="61.9495268">
                <text:p>61.949526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79.43656">
                <text:p>179.43656</text:p>
              </table:table-cell>
              <table:table-cell office:value-type="float" office:value="61.5589448">
                <text:p>61.558944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79.020931">
                <text:p>179.020931</text:p>
              </table:table-cell>
              <table:table-cell office:value-type="float" office:value="61.8942686">
                <text:p>61.894268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78.647572">
                <text:p>178.647572</text:p>
              </table:table-cell>
              <table:table-cell office:value-type="float" office:value="61.5042843">
                <text:p>61.5042843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78.504193">
                <text:p>178.504193</text:p>
              </table:table-cell>
              <table:table-cell office:value-type="float" office:value="61.8720892">
                <text:p>61.872089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77.743014">
                <text:p>177.743014</text:p>
              </table:table-cell>
              <table:table-cell office:value-type="float" office:value="61.414489">
                <text:p>61.41448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78.169379">
                <text:p>178.169379</text:p>
              </table:table-cell>
              <table:table-cell office:value-type="float" office:value="61.7785215">
                <text:p>61.778521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77.341527">
                <text:p>177.341527</text:p>
              </table:table-cell>
              <table:table-cell office:value-type="float" office:value="61.3052823">
                <text:p>61.305282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78.300442">
                <text:p>178.300442</text:p>
              </table:table-cell>
              <table:table-cell office:value-type="float" office:value="61.3468818">
                <text:p>61.3468818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77.866656">
                <text:p>177.866656</text:p>
              </table:table-cell>
              <table:table-cell office:value-type="float" office:value="61.405515">
                <text:p>61.40551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78.923983">
                <text:p>178.923983</text:p>
              </table:table-cell>
              <table:table-cell office:value-type="float" office:value="61.3940193">
                <text:p>61.394019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78.567909">
                <text:p>178.567909</text:p>
              </table:table-cell>
              <table:table-cell office:value-type="float" office:value="61.3868208">
                <text:p>61.386820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79.107097">
                <text:p>179.107097</text:p>
              </table:table-cell>
              <table:table-cell office:value-type="float" office:value="61.4486502">
                <text:p>61.4486502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78.907817">
                <text:p>178.907817</text:p>
              </table:table-cell>
              <table:table-cell office:value-type="float" office:value="61.7600194">
                <text:p>61.7600194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79.550029">
                <text:p>179.550029</text:p>
              </table:table-cell>
              <table:table-cell office:value-type="float" office:value="61.9463104">
                <text:p>61.946310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78.921641">
                <text:p>178.921641</text:p>
              </table:table-cell>
              <table:table-cell office:value-type="float" office:value="61.8349038">
                <text:p>61.834903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79.241067">
                <text:p>179.241067</text:p>
              </table:table-cell>
              <table:table-cell office:value-type="float" office:value="62.2396259">
                <text:p>62.2396259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78.96595">
                <text:p>178.96595</text:p>
              </table:table-cell>
              <table:table-cell office:value-type="float" office:value="62.5645662">
                <text:p>62.564566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78.274133">
                <text:p>178.274133</text:p>
              </table:table-cell>
              <table:table-cell office:value-type="float" office:value="62.9454199">
                <text:p>62.945419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78.398463">
                <text:p>178.398463</text:p>
              </table:table-cell>
              <table:table-cell office:value-type="float" office:value="63.1219412">
                <text:p>63.121941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78.038713">
                <text:p>178.038713</text:p>
              </table:table-cell>
              <table:table-cell office:value-type="float" office:value="62.9461295">
                <text:p>62.946129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78.078992">
                <text:p>178.078992</text:p>
              </table:table-cell>
              <table:table-cell office:value-type="float" office:value="63.3819275">
                <text:p>63.381927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77.702486">
                <text:p>177.702486</text:p>
              </table:table-cell>
              <table:table-cell office:value-type="float" office:value="63.0487309">
                <text:p>63.048730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77.511526">
                <text:p>177.511526</text:p>
              </table:table-cell>
              <table:table-cell office:value-type="float" office:value="63.2942122">
                <text:p>63.294212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77.145017">
                <text:p>177.145017</text:p>
              </table:table-cell>
              <table:table-cell office:value-type="float" office:value="63.3494834">
                <text:p>63.349483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76.600487">
                <text:p>176.600487</text:p>
              </table:table-cell>
              <table:table-cell office:value-type="float" office:value="63.3953102">
                <text:p>63.3953102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76.471803">
                <text:p>176.471803</text:p>
              </table:table-cell>
              <table:table-cell office:value-type="float" office:value="63.5402038">
                <text:p>63.5402038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75.69325">
                <text:p>175.69325</text:p>
              </table:table-cell>
              <table:table-cell office:value-type="float" office:value="63.2775376">
                <text:p>63.277537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75.72724">
                <text:p>175.72724</text:p>
              </table:table-cell>
              <table:table-cell office:value-type="float" office:value="63.5928822">
                <text:p>63.592882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74.565977">
                <text:p>174.565977</text:p>
              </table:table-cell>
              <table:table-cell office:value-type="float" office:value="62.9452131">
                <text:p>62.945213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74.602787">
                <text:p>174.602787</text:p>
              </table:table-cell>
              <table:table-cell office:value-type="float" office:value="62.9788429">
                <text:p>62.9788429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73.597205">
                <text:p>173.597205</text:p>
              </table:table-cell>
              <table:table-cell office:value-type="float" office:value="62.3693961">
                <text:p>62.369396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74.031384">
                <text:p>174.031384</text:p>
              </table:table-cell>
              <table:table-cell office:value-type="float" office:value="62.2225257">
                <text:p>62.2225257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72.920981">
                <text:p>172.920981</text:p>
              </table:table-cell>
              <table:table-cell office:value-type="float" office:value="61.7921611">
                <text:p>61.792161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72.644428">
                <text:p>172.644428</text:p>
              </table:table-cell>
              <table:table-cell office:value-type="float" office:value="61.1140571">
                <text:p>61.114057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72.390505">
                <text:p>172.390505</text:p>
              </table:table-cell>
              <table:table-cell office:value-type="float" office:value="60.9393363">
                <text:p>60.939336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71.916534">
                <text:p>171.916534</text:p>
              </table:table-cell>
              <table:table-cell office:value-type="float" office:value="60.2314262">
                <text:p>60.231426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71.384427">
                <text:p>171.384427</text:p>
              </table:table-cell>
              <table:table-cell office:value-type="float" office:value="60.2066967">
                <text:p>60.206696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70.793277">
                <text:p>170.793277</text:p>
              </table:table-cell>
              <table:table-cell office:value-type="float" office:value="59.6020879">
                <text:p>59.602087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71.182416">
                <text:p>171.182416</text:p>
              </table:table-cell>
              <table:table-cell office:value-type="float" office:value="59.7669115">
                <text:p>59.766911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70.921753">
                <text:p>170.921753</text:p>
              </table:table-cell>
              <table:table-cell office:value-type="float" office:value="59.5867978">
                <text:p>59.586797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71.725965">
                <text:p>171.725965</text:p>
              </table:table-cell>
              <table:table-cell office:value-type="float" office:value="59.9660043">
                <text:p>59.966004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71.662525">
                <text:p>171.662525</text:p>
              </table:table-cell>
              <table:table-cell office:value-type="float" office:value="59.7645682">
                <text:p>59.764568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72.54407">
                <text:p>172.54407</text:p>
              </table:table-cell>
              <table:table-cell office:value-type="float" office:value="60.1106523">
                <text:p>60.110652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72.524965">
                <text:p>172.524965</text:p>
              </table:table-cell>
              <table:table-cell office:value-type="float" office:value="59.8915216">
                <text:p>59.891521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73.654242">
                <text:p>173.654242</text:p>
              </table:table-cell>
              <table:table-cell office:value-type="float" office:value="60.0089295">
                <text:p>60.008929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74.039802">
                <text:p>174.039802</text:p>
              </table:table-cell>
              <table:table-cell office:value-type="float" office:value="59.9398351">
                <text:p>59.939835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75.374378">
                <text:p>175.374378</text:p>
              </table:table-cell>
              <table:table-cell office:value-type="float" office:value="59.8364567">
                <text:p>59.836456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75.934734">
                <text:p>175.934734</text:p>
              </table:table-cell>
              <table:table-cell office:value-type="float" office:value="59.8207122">
                <text:p>59.820712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77.238043">
                <text:p>177.238043</text:p>
              </table:table-cell>
              <table:table-cell office:value-type="float" office:value="59.699567">
                <text:p>59.699567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77.446103">
                <text:p>177.446103</text:p>
              </table:table-cell>
              <table:table-cell office:value-type="float" office:value="59.7029623">
                <text:p>59.702962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78.822034">
                <text:p>178.822034</text:p>
              </table:table-cell>
              <table:table-cell office:value-type="float" office:value="59.6349572">
                <text:p>59.6349572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78.934881">
                <text:p>178.934881</text:p>
              </table:table-cell>
              <table:table-cell office:value-type="float" office:value="59.5565449">
                <text:p>59.556544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79.715978">
                <text:p>179.715978</text:p>
              </table:table-cell>
              <table:table-cell office:value-type="float" office:value="59.3938195">
                <text:p>59.393819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79.464962">
                <text:p>179.464962</text:p>
              </table:table-cell>
              <table:table-cell office:value-type="float" office:value="59.1747893">
                <text:p>59.1747893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80.428908">
                <text:p>180.428908</text:p>
              </table:table-cell>
              <table:table-cell office:value-type="float" office:value="58.9855433">
                <text:p>58.985543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79.7601305">
                <text:p>179.7601305</text:p>
              </table:table-cell>
              <table:table-cell office:value-type="float" office:value="58.9170949">
                <text:p>58.917094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80.3112655">
                <text:p>180.3112655</text:p>
              </table:table-cell>
              <table:table-cell office:value-type="float" office:value="58.6847844">
                <text:p>58.684784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80.06581">
                <text:p>180.06581</text:p>
              </table:table-cell>
              <table:table-cell office:value-type="float" office:value="58.7322727">
                <text:p>58.7322727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80.307676">
                <text:p>180.307676</text:p>
              </table:table-cell>
              <table:table-cell office:value-type="float" office:value="58.5228455">
                <text:p>58.522845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80.299268">
                <text:p>180.299268</text:p>
              </table:table-cell>
              <table:table-cell office:value-type="float" office:value="58.4041601">
                <text:p>58.404160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80.67948">
                <text:p>180.67948</text:p>
              </table:table-cell>
              <table:table-cell office:value-type="float" office:value="58.8229487">
                <text:p>58.8229487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80.192707">
                <text:p>180.192707</text:p>
              </table:table-cell>
              <table:table-cell office:value-type="float" office:value="58.5395675">
                <text:p>58.539567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80.582153">
                <text:p>180.582153</text:p>
              </table:table-cell>
              <table:table-cell office:value-type="float" office:value="58.9135239">
                <text:p>58.9135239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80.345842">
                <text:p>180.345842</text:p>
              </table:table-cell>
              <table:table-cell office:value-type="float" office:value="58.5822171">
                <text:p>58.582217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80.72783">
                <text:p>180.72783</text:p>
              </table:table-cell>
              <table:table-cell office:value-type="float" office:value="58.5590851">
                <text:p>58.559085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80.603161">
                <text:p>180.603161</text:p>
              </table:table-cell>
              <table:table-cell office:value-type="float" office:value="58.156342">
                <text:p>58.15634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80.642415">
                <text:p>180.642415</text:p>
              </table:table-cell>
              <table:table-cell office:value-type="float" office:value="57.8476386">
                <text:p>57.8476386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81.006186">
                <text:p>181.006186</text:p>
              </table:table-cell>
              <table:table-cell office:value-type="float" office:value="57.9722551">
                <text:p>57.972255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80.896579">
                <text:p>180.896579</text:p>
              </table:table-cell>
              <table:table-cell office:value-type="float" office:value="57.4856729">
                <text:p>57.485672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81.689822">
                <text:p>181.689822</text:p>
              </table:table-cell>
              <table:table-cell office:value-type="float" office:value="58.0762434">
                <text:p>58.076243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81.425015">
                <text:p>181.425015</text:p>
              </table:table-cell>
              <table:table-cell office:value-type="float" office:value="57.6962796">
                <text:p>57.6962796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81.817025">
                <text:p>181.817025</text:p>
              </table:table-cell>
              <table:table-cell office:value-type="float" office:value="57.9586489">
                <text:p>57.958648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81.919193">
                <text:p>181.919193</text:p>
              </table:table-cell>
              <table:table-cell office:value-type="float" office:value="58.4296947">
                <text:p>58.429694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82.114224">
                <text:p>182.114224</text:p>
              </table:table-cell>
              <table:table-cell office:value-type="float" office:value="58.7384861">
                <text:p>58.738486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82.069807">
                <text:p>182.069807</text:p>
              </table:table-cell>
              <table:table-cell office:value-type="float" office:value="59.3867668">
                <text:p>59.386766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82.6496">
                <text:p>182.6496</text:p>
              </table:table-cell>
              <table:table-cell office:value-type="float" office:value="59.5232908">
                <text:p>59.5232908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81.960665">
                <text:p>181.960665</text:p>
              </table:table-cell>
              <table:table-cell office:value-type="float" office:value="59.4878516">
                <text:p>59.487851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82.5737175">
                <text:p>182.5737175</text:p>
              </table:table-cell>
              <table:table-cell office:value-type="float" office:value="59.3355176">
                <text:p>59.3355176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82.0437645">
                <text:p>182.0437645</text:p>
              </table:table-cell>
              <table:table-cell office:value-type="float" office:value="59.3544838">
                <text:p>59.3544838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82.488184">
                <text:p>182.488184</text:p>
              </table:table-cell>
              <table:table-cell office:value-type="float" office:value="59.2194478">
                <text:p>59.2194478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81.797608">
                <text:p>181.797608</text:p>
              </table:table-cell>
              <table:table-cell office:value-type="float" office:value="59.1497932">
                <text:p>59.1497932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81.993295">
                <text:p>181.993295</text:p>
              </table:table-cell>
              <table:table-cell office:value-type="float" office:value="59.0097986">
                <text:p>59.0097986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81.545399">
                <text:p>181.545399</text:p>
              </table:table-cell>
              <table:table-cell office:value-type="float" office:value="59.0871592">
                <text:p>59.087159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81.619098">
                <text:p>181.619098</text:p>
              </table:table-cell>
              <table:table-cell office:value-type="float" office:value="59.0994882">
                <text:p>59.0994882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81.06186">
                <text:p>181.06186</text:p>
              </table:table-cell>
              <table:table-cell office:value-type="float" office:value="59.3407863">
                <text:p>59.340786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80.929441">
                <text:p>180.929441</text:p>
              </table:table-cell>
              <table:table-cell office:value-type="float" office:value="59.3901318">
                <text:p>59.390131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80.206152">
                <text:p>180.206152</text:p>
              </table:table-cell>
              <table:table-cell office:value-type="float" office:value="59.629086">
                <text:p>59.629086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80.10408">
                <text:p>180.10408</text:p>
              </table:table-cell>
              <table:table-cell office:value-type="float" office:value="59.6160984">
                <text:p>59.616098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79.362763">
                <text:p>179.362763</text:p>
              </table:table-cell>
              <table:table-cell office:value-type="float" office:value="59.7100111">
                <text:p>59.710011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79.4875">
                <text:p>179.4875</text:p>
              </table:table-cell>
              <table:table-cell office:value-type="float" office:value="59.4762152">
                <text:p>59.476215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78.594846">
                <text:p>178.594846</text:p>
              </table:table-cell>
              <table:table-cell office:value-type="float" office:value="59.6178529">
                <text:p>59.6178529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78.035886">
                <text:p>178.035886</text:p>
              </table:table-cell>
              <table:table-cell office:value-type="float" office:value="59.2672254">
                <text:p>59.267225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77.4234">
                <text:p>177.4234</text:p>
              </table:table-cell>
              <table:table-cell office:value-type="float" office:value="59.558409">
                <text:p>59.55840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77.839511">
                <text:p>177.839511</text:p>
              </table:table-cell>
              <table:table-cell office:value-type="float" office:value="59.2210569">
                <text:p>59.221056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77.409312">
                <text:p>177.409312</text:p>
              </table:table-cell>
              <table:table-cell office:value-type="float" office:value="59.6451717">
                <text:p>59.6451717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77.740964">
                <text:p>177.740964</text:p>
              </table:table-cell>
              <table:table-cell office:value-type="float" office:value="59.2740466">
                <text:p>59.2740466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77.432664">
                <text:p>177.432664</text:p>
              </table:table-cell>
              <table:table-cell office:value-type="float" office:value="59.8790083">
                <text:p>59.879008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78.164951">
                <text:p>178.164951</text:p>
              </table:table-cell>
              <table:table-cell office:value-type="float" office:value="59.7165614">
                <text:p>59.716561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77.414084">
                <text:p>177.414084</text:p>
              </table:table-cell>
              <table:table-cell office:value-type="float" office:value="59.9434538">
                <text:p>59.943453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77.765332">
                <text:p>177.765332</text:p>
              </table:table-cell>
              <table:table-cell office:value-type="float" office:value="59.848713">
                <text:p>59.84871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77.673667">
                <text:p>177.673667</text:p>
              </table:table-cell>
              <table:table-cell office:value-type="float" office:value="59.8754563">
                <text:p>59.875456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77.982967">
                <text:p>177.982967</text:p>
              </table:table-cell>
              <table:table-cell office:value-type="float" office:value="60.0162468">
                <text:p>60.016246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77.909943">
                <text:p>177.909943</text:p>
              </table:table-cell>
              <table:table-cell office:value-type="float" office:value="59.7712571">
                <text:p>59.771257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78.224359">
                <text:p>178.224359</text:p>
              </table:table-cell>
              <table:table-cell office:value-type="float" office:value="59.9263898">
                <text:p>59.9263898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78.342332">
                <text:p>178.342332</text:p>
              </table:table-cell>
              <table:table-cell office:value-type="float" office:value="59.9309433">
                <text:p>59.9309433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78.297367">
                <text:p>178.297367</text:p>
              </table:table-cell>
              <table:table-cell office:value-type="float" office:value="59.9076196">
                <text:p>59.9076196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78.548851">
                <text:p>178.548851</text:p>
              </table:table-cell>
              <table:table-cell office:value-type="float" office:value="59.8816287">
                <text:p>59.8816287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78.224518">
                <text:p>178.224518</text:p>
              </table:table-cell>
              <table:table-cell office:value-type="float" office:value="59.8093001">
                <text:p>59.809300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78.371657">
                <text:p>178.371657</text:p>
              </table:table-cell>
              <table:table-cell office:value-type="float" office:value="59.9704012">
                <text:p>59.9704012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78.142165">
                <text:p>178.142165</text:p>
              </table:table-cell>
              <table:table-cell office:value-type="float" office:value="59.9872951">
                <text:p>59.987295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78.389155">
                <text:p>178.389155</text:p>
              </table:table-cell>
              <table:table-cell office:value-type="float" office:value="60.2406721">
                <text:p>60.240672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78.430699">
                <text:p>178.430699</text:p>
              </table:table-cell>
              <table:table-cell office:value-type="float" office:value="60.2373766">
                <text:p>60.237376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77.927996">
                <text:p>177.927996</text:p>
              </table:table-cell>
              <table:table-cell office:value-type="float" office:value="60.3782689">
                <text:p>60.3782689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77.952394">
                <text:p>177.952394</text:p>
              </table:table-cell>
              <table:table-cell office:value-type="float" office:value="60.4298735">
                <text:p>60.429873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77.544421">
                <text:p>177.544421</text:p>
              </table:table-cell>
              <table:table-cell office:value-type="float" office:value="60.5151179">
                <text:p>60.5151179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77.088681">
                <text:p>177.088681</text:p>
              </table:table-cell>
              <table:table-cell office:value-type="float" office:value="60.3191774">
                <text:p>60.3191774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76.470889">
                <text:p>176.470889</text:p>
              </table:table-cell>
              <table:table-cell office:value-type="float" office:value="59.9407229">
                <text:p>59.9407229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75.98704">
                <text:p>175.98704</text:p>
              </table:table-cell>
              <table:table-cell office:value-type="float" office:value="59.9330543">
                <text:p>59.9330543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75.153747">
                <text:p>175.153747</text:p>
              </table:table-cell>
              <table:table-cell office:value-type="float" office:value="59.4846381">
                <text:p>59.484638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74.327245">
                <text:p>174.327245</text:p>
              </table:table-cell>
              <table:table-cell office:value-type="float" office:value="59.0381786">
                <text:p>59.0381786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74.152239">
                <text:p>174.152239</text:p>
              </table:table-cell>
              <table:table-cell office:value-type="float" office:value="59.3097334">
                <text:p>59.309733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72.76694">
                <text:p>172.76694</text:p>
              </table:table-cell>
              <table:table-cell office:value-type="float" office:value="58.4585698">
                <text:p>58.4585698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72.619247">
                <text:p>172.619247</text:p>
              </table:table-cell>
              <table:table-cell office:value-type="float" office:value="58.3641109">
                <text:p>58.3641109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71.3017">
                <text:p>171.3017</text:p>
              </table:table-cell>
              <table:table-cell office:value-type="float" office:value="57.7212774">
                <text:p>57.7212774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70.981781">
                <text:p>170.981781</text:p>
              </table:table-cell>
              <table:table-cell office:value-type="float" office:value="57.3021951">
                <text:p>57.3021951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71.016861">
                <text:p>171.016861</text:p>
              </table:table-cell>
              <table:table-cell office:value-type="float" office:value="57.4397052">
                <text:p>57.4397052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71.177704">
                <text:p>171.177704</text:p>
              </table:table-cell>
              <table:table-cell office:value-type="float" office:value="57.5391163">
                <text:p>57.5391163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71.451459">
                <text:p>171.451459</text:p>
              </table:table-cell>
              <table:table-cell office:value-type="float" office:value="57.811605">
                <text:p>57.81160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70.985836">
                <text:p>170.985836</text:p>
              </table:table-cell>
              <table:table-cell office:value-type="float" office:value="58.0062755">
                <text:p>58.006275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70.9844924">
                <text:p>170.9844924</text:p>
              </table:table-cell>
              <table:table-cell office:value-type="float" office:value="58.2232782">
                <text:p>58.2232782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70.9920574">
                <text:p>170.9920574</text:p>
              </table:table-cell>
              <table:table-cell office:value-type="float" office:value="58.2432101">
                <text:p>58.243210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70.864544">
                <text:p>170.864544</text:p>
              </table:table-cell>
              <table:table-cell office:value-type="float" office:value="58.4299464">
                <text:p>58.4299464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70.711304">
                <text:p>170.711304</text:p>
              </table:table-cell>
              <table:table-cell office:value-type="float" office:value="58.7328628">
                <text:p>58.7328628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69.950079">
                <text:p>169.950079</text:p>
              </table:table-cell>
              <table:table-cell office:value-type="float" office:value="59.0102112">
                <text:p>59.0102112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70.6548">
                <text:p>170.6548</text:p>
              </table:table-cell>
              <table:table-cell office:value-type="float" office:value="59.7867812">
                <text:p>59.7867812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70.906332">
                <text:p>170.906332</text:p>
              </table:table-cell>
              <table:table-cell office:value-type="float" office:value="61.0075318">
                <text:p>61.007531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71.942386">
                <text:p>171.942386</text:p>
              </table:table-cell>
              <table:table-cell office:value-type="float" office:value="61.4823894">
                <text:p>61.4823894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72.259771">
                <text:p>172.259771</text:p>
              </table:table-cell>
              <table:table-cell office:value-type="float" office:value="63.0139391">
                <text:p>63.013939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73.8904">
                <text:p>173.8904</text:p>
              </table:table-cell>
              <table:table-cell office:value-type="float" office:value="63.8513724">
                <text:p>63.8513724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74.125901">
                <text:p>174.125901</text:p>
              </table:table-cell>
              <table:table-cell office:value-type="float" office:value="64.9812242">
                <text:p>64.9812242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73.833609">
                <text:p>173.833609</text:p>
              </table:table-cell>
              <table:table-cell office:value-type="float" office:value="65.2174712">
                <text:p>65.2174712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74.099452">
                <text:p>174.099452</text:p>
              </table:table-cell>
              <table:table-cell office:value-type="float" office:value="65.9575205">
                <text:p>65.957520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73.613945">
                <text:p>173.613945</text:p>
              </table:table-cell>
              <table:table-cell office:value-type="float" office:value="65.9138493">
                <text:p>65.9138493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73.348228">
                <text:p>173.348228</text:p>
              </table:table-cell>
              <table:table-cell office:value-type="float" office:value="65.6931555">
                <text:p>65.693155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72.982103">
                <text:p>172.982103</text:p>
              </table:table-cell>
              <table:table-cell office:value-type="float" office:value="65.2744168">
                <text:p>65.274416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73.022844">
                <text:p>173.022844</text:p>
              </table:table-cell>
              <table:table-cell office:value-type="float" office:value="65.5705956">
                <text:p>65.570595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73.585223">
                <text:p>173.585223</text:p>
              </table:table-cell>
              <table:table-cell office:value-type="float" office:value="65.4067317">
                <text:p>65.4067317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73.342845">
                <text:p>173.342845</text:p>
              </table:table-cell>
              <table:table-cell office:value-type="float" office:value="65.5920942">
                <text:p>65.5920942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73.678311">
                <text:p>173.678311</text:p>
              </table:table-cell>
              <table:table-cell office:value-type="float" office:value="65.4470223">
                <text:p>65.447022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73.987612">
                <text:p>173.987612</text:p>
              </table:table-cell>
              <table:table-cell office:value-type="float" office:value="65.3725319">
                <text:p>65.372531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73.775309">
                <text:p>173.775309</text:p>
              </table:table-cell>
              <table:table-cell office:value-type="float" office:value="65.4168233">
                <text:p>65.4168233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74.44263">
                <text:p>174.44263</text:p>
              </table:table-cell>
              <table:table-cell office:value-type="float" office:value="65.0821185">
                <text:p>65.082118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73.8378">
                <text:p>173.8378</text:p>
              </table:table-cell>
              <table:table-cell office:value-type="float" office:value="65.2194057">
                <text:p>65.2194057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74.590967">
                <text:p>174.590967</text:p>
              </table:table-cell>
              <table:table-cell office:value-type="float" office:value="64.8386621">
                <text:p>64.8386621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74.091599">
                <text:p>174.091599</text:p>
              </table:table-cell>
              <table:table-cell office:value-type="float" office:value="64.8235344">
                <text:p>64.823534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75.093595">
                <text:p>175.093595</text:p>
              </table:table-cell>
              <table:table-cell office:value-type="float" office:value="64.5014523">
                <text:p>64.501452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74.832099">
                <text:p>174.832099</text:p>
              </table:table-cell>
              <table:table-cell office:value-type="float" office:value="64.6820639">
                <text:p>64.6820639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76.2147">
                <text:p>176.2147</text:p>
              </table:table-cell>
              <table:table-cell office:value-type="float" office:value="64.5388777">
                <text:p>64.538877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76.121221">
                <text:p>176.121221</text:p>
              </table:table-cell>
              <table:table-cell office:value-type="float" office:value="64.5496746">
                <text:p>64.549674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77.198201">
                <text:p>177.198201</text:p>
              </table:table-cell>
              <table:table-cell office:value-type="float" office:value="64.5571696">
                <text:p>64.557169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77.204807">
                <text:p>177.204807</text:p>
              </table:table-cell>
              <table:table-cell office:value-type="float" office:value="64.6936449">
                <text:p>64.6936449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77.510627">
                <text:p>177.510627</text:p>
              </table:table-cell>
              <table:table-cell office:value-type="float" office:value="64.8088621">
                <text:p>64.8088621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77.4448334">
                <text:p>177.4448334</text:p>
              </table:table-cell>
              <table:table-cell office:value-type="float" office:value="64.728455">
                <text:p>64.72845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76.6662624">
                <text:p>176.6662624</text:p>
              </table:table-cell>
              <table:table-cell office:value-type="float" office:value="64.795483">
                <text:p>64.795483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77.0258686">
                <text:p>177.0258686</text:p>
              </table:table-cell>
              <table:table-cell office:value-type="float" office:value="64.7033256">
                <text:p>64.7033256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75.9767556">
                <text:p>175.9767556</text:p>
              </table:table-cell>
              <table:table-cell office:value-type="float" office:value="64.5491059">
                <text:p>64.549105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76.509116">
                <text:p>176.509116</text:p>
              </table:table-cell>
              <table:table-cell office:value-type="float" office:value="64.5635015">
                <text:p>64.563501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76.023009">
                <text:p>176.023009</text:p>
              </table:table-cell>
              <table:table-cell office:value-type="float" office:value="64.6046867">
                <text:p>64.6046867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76.390287">
                <text:p>176.390287</text:p>
              </table:table-cell>
              <table:table-cell office:value-type="float" office:value="64.7915237">
                <text:p>64.7915237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76.417784">
                <text:p>176.417784</text:p>
              </table:table-cell>
              <table:table-cell office:value-type="float" office:value="64.95427">
                <text:p>64.95427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75.932775">
                <text:p>175.932775</text:p>
              </table:table-cell>
              <table:table-cell office:value-type="float" office:value="65.2091459">
                <text:p>65.209145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76.019368">
                <text:p>176.019368</text:p>
              </table:table-cell>
              <table:table-cell office:value-type="float" office:value="65.3595541">
                <text:p>65.3595541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75.441495">
                <text:p>175.441495</text:p>
              </table:table-cell>
              <table:table-cell office:value-type="float" office:value="65.536427">
                <text:p>65.536427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75.839204">
                <text:p>175.839204</text:p>
              </table:table-cell>
              <table:table-cell office:value-type="float" office:value="65.5607753">
                <text:p>65.560775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75.311282">
                <text:p>175.311282</text:p>
              </table:table-cell>
              <table:table-cell office:value-type="float" office:value="65.8901636">
                <text:p>65.8901636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76.028201">
                <text:p>176.028201</text:p>
              </table:table-cell>
              <table:table-cell office:value-type="float" office:value="65.7812449">
                <text:p>65.7812449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75.808383">
                <text:p>175.808383</text:p>
              </table:table-cell>
              <table:table-cell office:value-type="float" office:value="66.013465">
                <text:p>66.013465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77.162176">
                <text:p>177.162176</text:p>
              </table:table-cell>
              <table:table-cell office:value-type="float" office:value="65.8014116">
                <text:p>65.8014116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77.343532">
                <text:p>177.343532</text:p>
              </table:table-cell>
              <table:table-cell office:value-type="float" office:value="65.749004">
                <text:p>65.749004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79.518487">
                <text:p>179.518487</text:p>
              </table:table-cell>
              <table:table-cell office:value-type="float" office:value="65.8006366">
                <text:p>65.8006366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79.727007">
                <text:p>179.727007</text:p>
              </table:table-cell>
              <table:table-cell office:value-type="float" office:value="65.538848">
                <text:p>65.53884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82.413124">
                <text:p>182.413124</text:p>
              </table:table-cell>
              <table:table-cell office:value-type="float" office:value="65.6163503">
                <text:p>65.6163503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81.841338">
                <text:p>181.841338</text:p>
              </table:table-cell>
              <table:table-cell office:value-type="float" office:value="65.066027">
                <text:p>65.066027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84.269188">
                <text:p>184.269188</text:p>
              </table:table-cell>
              <table:table-cell office:value-type="float" office:value="65.3272327">
                <text:p>65.3272327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84.5021575">
                <text:p>184.5021575</text:p>
              </table:table-cell>
              <table:table-cell office:value-type="float" office:value="64.8286863">
                <text:p>64.8286863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86.3111265">
                <text:p>186.3111265</text:p>
              </table:table-cell>
              <table:table-cell office:value-type="float" office:value="65.1032608">
                <text:p>65.1032608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86.913175">
                <text:p>186.913175</text:p>
              </table:table-cell>
              <table:table-cell office:value-type="float" office:value="64.5048973">
                <text:p>64.5048973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87.476561">
                <text:p>187.476561</text:p>
              </table:table-cell>
              <table:table-cell office:value-type="float" office:value="64.3940404">
                <text:p>64.3940404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88.1794405">
                <text:p>188.1794405</text:p>
              </table:table-cell>
              <table:table-cell office:value-type="float" office:value="63.8787724">
                <text:p>63.8787724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88.2158965">
                <text:p>188.2158965</text:p>
              </table:table-cell>
              <table:table-cell office:value-type="float" office:value="63.8963412">
                <text:p>63.8963412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89.3512594">
                <text:p>189.3512594</text:p>
              </table:table-cell>
              <table:table-cell office:value-type="float" office:value="63.6760142">
                <text:p>63.6760142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89.3631054">
                <text:p>189.3631054</text:p>
              </table:table-cell>
              <table:table-cell office:value-type="float" office:value="63.8918659">
                <text:p>63.8918659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90.411856">
                <text:p>190.411856</text:p>
              </table:table-cell>
              <table:table-cell office:value-type="float" office:value="63.7662096">
                <text:p>63.7662096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90.897085">
                <text:p>190.897085</text:p>
              </table:table-cell>
              <table:table-cell office:value-type="float" office:value="63.9970425">
                <text:p>63.997042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91.3044825">
                <text:p>191.3044825</text:p>
              </table:table-cell>
              <table:table-cell office:value-type="float" office:value="63.8392863">
                <text:p>63.8392863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91.6664495">
                <text:p>191.6664495</text:p>
              </table:table-cell>
              <table:table-cell office:value-type="float" office:value="64.2221666">
                <text:p>64.2221666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91.886304">
                <text:p>191.886304</text:p>
              </table:table-cell>
              <table:table-cell office:value-type="float" office:value="64.1202497">
                <text:p>64.1202497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92.223574">
                <text:p>192.223574</text:p>
              </table:table-cell>
              <table:table-cell office:value-type="float" office:value="64.5973452">
                <text:p>64.5973452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92.5114884">
                <text:p>192.5114884</text:p>
              </table:table-cell>
              <table:table-cell office:value-type="float" office:value="64.5719193">
                <text:p>64.5719193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92.9608964">
                <text:p>192.9608964</text:p>
              </table:table-cell>
              <table:table-cell office:value-type="float" office:value="65.053953">
                <text:p>65.053953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93.55534">
                <text:p>193.55534</text:p>
              </table:table-cell>
              <table:table-cell office:value-type="float" office:value="65.4193085">
                <text:p>65.419308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94.420342">
                <text:p>194.420342</text:p>
              </table:table-cell>
              <table:table-cell office:value-type="float" office:value="65.8536066">
                <text:p>65.853606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94.91687">
                <text:p>194.91687</text:p>
              </table:table-cell>
              <table:table-cell office:value-type="float" office:value="66.1403436">
                <text:p>66.1403436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95.935307">
                <text:p>195.935307</text:p>
              </table:table-cell>
              <table:table-cell office:value-type="float" office:value="66.436351">
                <text:p>66.43635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96.3767274">
                <text:p>196.3767274</text:p>
              </table:table-cell>
              <table:table-cell office:value-type="float" office:value="66.6336375">
                <text:p>66.633637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97.4629014">
                <text:p>197.4629014</text:p>
              </table:table-cell>
              <table:table-cell office:value-type="float" office:value="66.9453497">
                <text:p>66.9453497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98.033838">
                <text:p>198.033838</text:p>
              </table:table-cell>
              <table:table-cell office:value-type="float" office:value="67.3382726">
                <text:p>67.3382726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98.333114">
                <text:p>198.333114</text:p>
              </table:table-cell>
              <table:table-cell office:value-type="float" office:value="67.306216">
                <text:p>67.306216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98.166021">
                <text:p>198.166021</text:p>
              </table:table-cell>
              <table:table-cell office:value-type="float" office:value="67.6508442">
                <text:p>67.650844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98.302767">
                <text:p>198.302767</text:p>
              </table:table-cell>
              <table:table-cell office:value-type="float" office:value="67.5151542">
                <text:p>67.5151542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97.779259">
                <text:p>197.779259</text:p>
              </table:table-cell>
              <table:table-cell office:value-type="float" office:value="67.5576001">
                <text:p>67.557600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97.850326">
                <text:p>197.850326</text:p>
              </table:table-cell>
              <table:table-cell office:value-type="float" office:value="67.7761522">
                <text:p>67.776152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97.730303">
                <text:p>197.730303</text:p>
              </table:table-cell>
              <table:table-cell office:value-type="float" office:value="68.0959422">
                <text:p>68.095942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98.322285">
                <text:p>198.322285</text:p>
              </table:table-cell>
              <table:table-cell office:value-type="float" office:value="68.4925288">
                <text:p>68.4925288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98.345905">
                <text:p>198.345905</text:p>
              </table:table-cell>
              <table:table-cell office:value-type="float" office:value="68.7798395">
                <text:p>68.779839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98.707756">
                <text:p>198.707756</text:p>
              </table:table-cell>
              <table:table-cell office:value-type="float" office:value="69.0286207">
                <text:p>69.0286207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98.288151">
                <text:p>198.288151</text:p>
              </table:table-cell>
              <table:table-cell office:value-type="float" office:value="68.8465367">
                <text:p>68.8465367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99.057697">
                <text:p>199.057697</text:p>
              </table:table-cell>
              <table:table-cell office:value-type="float" office:value="69.0355831">
                <text:p>69.0355831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98.527818">
                <text:p>198.527818</text:p>
              </table:table-cell>
              <table:table-cell office:value-type="float" office:value="68.7037381">
                <text:p>68.7037381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99.279624">
                <text:p>199.279624</text:p>
              </table:table-cell>
              <table:table-cell office:value-type="float" office:value="68.8335675">
                <text:p>68.833567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98.55697">
                <text:p>198.55697</text:p>
              </table:table-cell>
              <table:table-cell office:value-type="float" office:value="68.4639151">
                <text:p>68.463915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99.135302">
                <text:p>199.135302</text:p>
              </table:table-cell>
              <table:table-cell office:value-type="float" office:value="68.7781892">
                <text:p>68.7781892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98.232452">
                <text:p>198.232452</text:p>
              </table:table-cell>
              <table:table-cell office:value-type="float" office:value="68.1747819">
                <text:p>68.174781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98.661078">
                <text:p>198.661078</text:p>
              </table:table-cell>
              <table:table-cell office:value-type="float" office:value="68.1655506">
                <text:p>68.1655506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97.4082025">
                <text:p>197.4082025</text:p>
              </table:table-cell>
              <table:table-cell office:value-type="float" office:value="67.563473">
                <text:p>67.563473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96.8755115">
                <text:p>196.8755115</text:p>
              </table:table-cell>
              <table:table-cell office:value-type="float" office:value="66.9245772">
                <text:p>66.924577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96.089641">
                <text:p>196.089641</text:p>
              </table:table-cell>
              <table:table-cell office:value-type="float" office:value="66.8522253">
                <text:p>66.852225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96.192596">
                <text:p>196.192596</text:p>
              </table:table-cell>
              <table:table-cell office:value-type="float" office:value="66.7018515">
                <text:p>66.701851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94.742228">
                <text:p>194.742228</text:p>
              </table:table-cell>
              <table:table-cell office:value-type="float" office:value="66.2392113">
                <text:p>66.2392113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94.855507">
                <text:p>194.855507</text:p>
              </table:table-cell>
              <table:table-cell office:value-type="float" office:value="65.9978783">
                <text:p>65.9978783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94.1392986">
                <text:p>194.1392986</text:p>
              </table:table-cell>
              <table:table-cell office:value-type="float" office:value="66.5836027">
                <text:p>66.5836027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94.6085106">
                <text:p>194.6085106</text:p>
              </table:table-cell>
              <table:table-cell office:value-type="float" office:value="66.3812659">
                <text:p>66.3812659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94.475338">
                <text:p>194.475338</text:p>
              </table:table-cell>
              <table:table-cell office:value-type="float" office:value="66.6780538">
                <text:p>66.6780538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95.049967">
                <text:p>195.049967</text:p>
              </table:table-cell>
              <table:table-cell office:value-type="float" office:value="66.7948031">
                <text:p>66.7948031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94.955016">
                <text:p>194.955016</text:p>
              </table:table-cell>
              <table:table-cell office:value-type="float" office:value="66.7274187">
                <text:p>66.7274187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95.676989">
                <text:p>195.676989</text:p>
              </table:table-cell>
              <table:table-cell office:value-type="float" office:value="67.0496976">
                <text:p>67.0496976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95.5815814">
                <text:p>195.5815814</text:p>
              </table:table-cell>
              <table:table-cell office:value-type="float" office:value="66.9647302">
                <text:p>66.9647302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95.9351244">
                <text:p>195.9351244</text:p>
              </table:table-cell>
              <table:table-cell office:value-type="float" office:value="67.1988384">
                <text:p>67.1988384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95.026378">
                <text:p>195.026378</text:p>
              </table:table-cell>
              <table:table-cell office:value-type="float" office:value="66.9649934">
                <text:p>66.9649934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94.676374">
                <text:p>194.676374</text:p>
              </table:table-cell>
              <table:table-cell office:value-type="float" office:value="66.952834">
                <text:p>66.952834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93.306473">
                <text:p>193.306473</text:p>
              </table:table-cell>
              <table:table-cell office:value-type="float" office:value="66.2405368">
                <text:p>66.2405368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92.914684">
                <text:p>192.914684</text:p>
              </table:table-cell>
              <table:table-cell office:value-type="float" office:value="66.1051983">
                <text:p>66.1051983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91.6594305">
                <text:p>191.6594305</text:p>
              </table:table-cell>
              <table:table-cell office:value-type="float" office:value="65.8604146">
                <text:p>65.8604146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91.2791675">
                <text:p>191.2791675</text:p>
              </table:table-cell>
              <table:table-cell office:value-type="float" office:value="65.8749498">
                <text:p>65.8749498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90.850564">
                <text:p>190.850564</text:p>
              </table:table-cell>
              <table:table-cell office:value-type="float" office:value="65.6345764">
                <text:p>65.6345764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90.373663">
                <text:p>190.373663</text:p>
              </table:table-cell>
              <table:table-cell office:value-type="float" office:value="65.6610911">
                <text:p>65.6610911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89.7345495">
                <text:p>189.7345495</text:p>
              </table:table-cell>
              <table:table-cell office:value-type="float" office:value="65.3850038">
                <text:p>65.3850038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89.1356355">
                <text:p>189.1356355</text:p>
              </table:table-cell>
              <table:table-cell office:value-type="float" office:value="65.2167825">
                <text:p>65.216782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89.393727">
                <text:p>189.393727</text:p>
              </table:table-cell>
              <table:table-cell office:value-type="float" office:value="65.3802207">
                <text:p>65.3802207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87.050224">
                <text:p>187.050224</text:p>
              </table:table-cell>
              <table:table-cell office:value-type="float" office:value="65.1239875">
                <text:p>65.123987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87.462611">
                <text:p>187.462611</text:p>
              </table:table-cell>
              <table:table-cell office:value-type="float" office:value="65.1693243">
                <text:p>65.1693243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87.391891">
                <text:p>187.391891</text:p>
              </table:table-cell>
              <table:table-cell office:value-type="float" office:value="65.4919562">
                <text:p>65.491956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86.927314">
                <text:p>186.927314</text:p>
              </table:table-cell>
              <table:table-cell office:value-type="float" office:value="65.7365457">
                <text:p>65.7365457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87.042681">
                <text:p>187.042681</text:p>
              </table:table-cell>
              <table:table-cell office:value-type="float" office:value="65.9410869">
                <text:p>65.9410869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88.0620684">
                <text:p>188.0620684</text:p>
              </table:table-cell>
              <table:table-cell office:value-type="float" office:value="66.3791776">
                <text:p>66.3791776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87.9857224">
                <text:p>187.9857224</text:p>
              </table:table-cell>
              <table:table-cell office:value-type="float" office:value="66.6093036">
                <text:p>66.6093036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88.564459">
                <text:p>188.564459</text:p>
              </table:table-cell>
              <table:table-cell office:value-type="float" office:value="66.9147695">
                <text:p>66.914769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88.727188">
                <text:p>188.727188</text:p>
              </table:table-cell>
              <table:table-cell office:value-type="float" office:value="67.1055076">
                <text:p>67.1055076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88.905585">
                <text:p>188.905585</text:p>
              </table:table-cell>
              <table:table-cell office:value-type="float" office:value="67.6416746">
                <text:p>67.6416746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89.325066">
                <text:p>189.325066</text:p>
              </table:table-cell>
              <table:table-cell office:value-type="float" office:value="67.9763649">
                <text:p>67.9763649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89.401022">
                <text:p>189.401022</text:p>
              </table:table-cell>
              <table:table-cell office:value-type="float" office:value="68.6179904">
                <text:p>68.6179904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89.718744">
                <text:p>189.718744</text:p>
              </table:table-cell>
              <table:table-cell office:value-type="float" office:value="68.7867647">
                <text:p>68.7867647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89.257117">
                <text:p>189.257117</text:p>
              </table:table-cell>
              <table:table-cell office:value-type="float" office:value="69.0079503">
                <text:p>69.0079503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89.77262">
                <text:p>189.77262</text:p>
              </table:table-cell>
              <table:table-cell office:value-type="float" office:value="69.2430941">
                <text:p>69.2430941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89.526157">
                <text:p>189.526157</text:p>
              </table:table-cell>
              <table:table-cell office:value-type="float" office:value="69.2613927">
                <text:p>69.2613927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89.397083">
                <text:p>189.397083</text:p>
              </table:table-cell>
              <table:table-cell office:value-type="float" office:value="69.0756061">
                <text:p>69.0756061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89.603705">
                <text:p>189.603705</text:p>
              </table:table-cell>
              <table:table-cell office:value-type="float" office:value="69.2125452">
                <text:p>69.2125452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88.882263">
                <text:p>188.882263</text:p>
              </table:table-cell>
              <table:table-cell office:value-type="float" office:value="69.0626763">
                <text:p>69.062676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89.161485">
                <text:p>189.161485</text:p>
              </table:table-cell>
              <table:table-cell office:value-type="float" office:value="68.7622091">
                <text:p>68.7622091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88.611102">
                <text:p>188.611102</text:p>
              </table:table-cell>
              <table:table-cell office:value-type="float" office:value="68.2722522">
                <text:p>68.2722522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89.358503">
                <text:p>189.358503</text:p>
              </table:table-cell>
              <table:table-cell office:value-type="float" office:value="68.2453086">
                <text:p>68.2453086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89.065411">
                <text:p>189.065411</text:p>
              </table:table-cell>
              <table:table-cell office:value-type="float" office:value="67.9714472">
                <text:p>67.9714472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89.820027">
                <text:p>189.820027</text:p>
              </table:table-cell>
              <table:table-cell office:value-type="float" office:value="68.2004828">
                <text:p>68.2004828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89.564092">
                <text:p>189.564092</text:p>
              </table:table-cell>
              <table:table-cell office:value-type="float" office:value="68.2277517">
                <text:p>68.2277517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90.46337">
                <text:p>190.46337</text:p>
              </table:table-cell>
              <table:table-cell office:value-type="float" office:value="68.4932607">
                <text:p>68.4932607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90.211265">
                <text:p>190.211265</text:p>
              </table:table-cell>
              <table:table-cell office:value-type="float" office:value="68.5509225">
                <text:p>68.550922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90.609977">
                <text:p>190.609977</text:p>
              </table:table-cell>
              <table:table-cell office:value-type="float" office:value="69.2650697">
                <text:p>69.2650697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91.170278">
                <text:p>191.170278</text:p>
              </table:table-cell>
              <table:table-cell office:value-type="float" office:value="69.5972089">
                <text:p>69.597208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92.212645">
                <text:p>192.212645</text:p>
              </table:table-cell>
              <table:table-cell office:value-type="float" office:value="70.4442758">
                <text:p>70.4442758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92.573338">
                <text:p>192.573338</text:p>
              </table:table-cell>
              <table:table-cell office:value-type="float" office:value="70.739245">
                <text:p>70.73924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92.802238">
                <text:p>192.802238</text:p>
              </table:table-cell>
              <table:table-cell office:value-type="float" office:value="71.1587965">
                <text:p>71.158796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93.34767">
                <text:p>193.34767</text:p>
              </table:table-cell>
              <table:table-cell office:value-type="float" office:value="71.9470205">
                <text:p>71.947020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92.917955">
                <text:p>192.917955</text:p>
              </table:table-cell>
              <table:table-cell office:value-type="float" office:value="71.9394318">
                <text:p>71.9394318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92.757459">
                <text:p>192.757459</text:p>
              </table:table-cell>
              <table:table-cell office:value-type="float" office:value="72.7722614">
                <text:p>72.7722614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92.745595">
                <text:p>192.745595</text:p>
              </table:table-cell>
              <table:table-cell office:value-type="float" office:value="73.3358132">
                <text:p>73.3358132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92.739173">
                <text:p>192.739173</text:p>
              </table:table-cell>
              <table:table-cell office:value-type="float" office:value="73.5856138">
                <text:p>73.5856138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92.125192">
                <text:p>192.125192</text:p>
              </table:table-cell>
              <table:table-cell office:value-type="float" office:value="73.4982864">
                <text:p>73.4982864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91.756732">
                <text:p>191.756732</text:p>
              </table:table-cell>
              <table:table-cell office:value-type="float" office:value="73.4192646">
                <text:p>73.4192646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91.542482">
                <text:p>191.542482</text:p>
              </table:table-cell>
              <table:table-cell office:value-type="float" office:value="73.1642898">
                <text:p>73.1642898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91.120189">
                <text:p>191.120189</text:p>
              </table:table-cell>
              <table:table-cell office:value-type="float" office:value="72.7242888">
                <text:p>72.7242888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91.539371">
                <text:p>191.539371</text:p>
              </table:table-cell>
              <table:table-cell office:value-type="float" office:value="72.8144297">
                <text:p>72.8144297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90.586932">
                <text:p>190.586932</text:p>
              </table:table-cell>
              <table:table-cell office:value-type="float" office:value="72.1317876">
                <text:p>72.1317876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91.270035">
                <text:p>191.270035</text:p>
              </table:table-cell>
              <table:table-cell office:value-type="float" office:value="72.1056104">
                <text:p>72.1056104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90.233039">
                <text:p>190.233039</text:p>
              </table:table-cell>
              <table:table-cell office:value-type="float" office:value="71.8574244">
                <text:p>71.8574244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91.6658295">
                <text:p>191.6658295</text:p>
              </table:table-cell>
              <table:table-cell office:value-type="float" office:value="71.4918412">
                <text:p>71.4918412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90.9183655">
                <text:p>190.9183655</text:p>
              </table:table-cell>
              <table:table-cell office:value-type="float" office:value="71.5325474">
                <text:p>71.532547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92.42863">
                <text:p>192.42863</text:p>
              </table:table-cell>
              <table:table-cell office:value-type="float" office:value="71.59529">
                <text:p>71.59529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91.707548">
                <text:p>191.707548</text:p>
              </table:table-cell>
              <table:table-cell office:value-type="float" office:value="71.6153189">
                <text:p>71.6153189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93.016318">
                <text:p>193.016318</text:p>
              </table:table-cell>
              <table:table-cell office:value-type="float" office:value="71.5740437">
                <text:p>71.5740437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92.510391">
                <text:p>192.510391</text:p>
              </table:table-cell>
              <table:table-cell office:value-type="float" office:value="71.6720242">
                <text:p>71.6720242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93.094182">
                <text:p>193.094182</text:p>
              </table:table-cell>
              <table:table-cell office:value-type="float" office:value="71.4778669">
                <text:p>71.4778669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93.011435">
                <text:p>193.011435</text:p>
              </table:table-cell>
              <table:table-cell office:value-type="float" office:value="71.4602863">
                <text:p>71.4602863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93.351633">
                <text:p>193.351633</text:p>
              </table:table-cell>
              <table:table-cell office:value-type="float" office:value="71.5624362">
                <text:p>71.5624362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93.23351">
                <text:p>193.23351</text:p>
              </table:table-cell>
              <table:table-cell office:value-type="float" office:value="71.3487075">
                <text:p>71.348707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93.2121276">
                <text:p>193.2121276</text:p>
              </table:table-cell>
              <table:table-cell office:value-type="float" office:value="71.1004674">
                <text:p>71.1004674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92.7338106">
                <text:p>192.7338106</text:p>
              </table:table-cell>
              <table:table-cell office:value-type="float" office:value="70.719667">
                <text:p>70.719667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92.4580796">
                <text:p>192.4580796</text:p>
              </table:table-cell>
              <table:table-cell office:value-type="float" office:value="70.4791625">
                <text:p>70.479162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92.1329886">
                <text:p>192.1329886</text:p>
              </table:table-cell>
              <table:table-cell office:value-type="float" office:value="70.0194923">
                <text:p>70.0194923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91.395599">
                <text:p>191.395599</text:p>
              </table:table-cell>
              <table:table-cell office:value-type="float" office:value="69.9437458">
                <text:p>69.9437458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91.337148">
                <text:p>191.337148</text:p>
              </table:table-cell>
              <table:table-cell office:value-type="float" office:value="69.6446386">
                <text:p>69.6446386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90.499003">
                <text:p>190.499003</text:p>
              </table:table-cell>
              <table:table-cell office:value-type="float" office:value="69.7617422">
                <text:p>69.7617422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91.337818">
                <text:p>191.337818</text:p>
              </table:table-cell>
              <table:table-cell office:value-type="float" office:value="69.7158362">
                <text:p>69.715836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89.857683">
                <text:p>189.857683</text:p>
              </table:table-cell>
              <table:table-cell office:value-type="float" office:value="69.7126548">
                <text:p>69.7126548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90.846244">
                <text:p>190.846244</text:p>
              </table:table-cell>
              <table:table-cell office:value-type="float" office:value="69.4896144">
                <text:p>69.4896144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90.598705">
                <text:p>190.598705</text:p>
              </table:table-cell>
              <table:table-cell office:value-type="float" office:value="69.8674299">
                <text:p>69.8674299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91.485296">
                <text:p>191.485296</text:p>
              </table:table-cell>
              <table:table-cell office:value-type="float" office:value="69.680316">
                <text:p>69.680316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92.031323">
                <text:p>192.031323</text:p>
              </table:table-cell>
              <table:table-cell office:value-type="float" office:value="69.9504411">
                <text:p>69.9504411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92.578491">
                <text:p>192.578491</text:p>
              </table:table-cell>
              <table:table-cell office:value-type="float" office:value="69.7071307">
                <text:p>69.7071307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93.6115615">
                <text:p>193.6115615</text:p>
              </table:table-cell>
              <table:table-cell office:value-type="float" office:value="70.069778">
                <text:p>70.069778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93.9096425">
                <text:p>193.9096425</text:p>
              </table:table-cell>
              <table:table-cell office:value-type="float" office:value="69.8791249">
                <text:p>69.8791249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94.4764405">
                <text:p>194.4764405</text:p>
              </table:table-cell>
              <table:table-cell office:value-type="float" office:value="70.2982863">
                <text:p>70.2982863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95.395208">
                <text:p>195.395208</text:p>
              </table:table-cell>
              <table:table-cell office:value-type="float" office:value="70.3074846">
                <text:p>70.3074846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96.25019">
                <text:p>196.25019</text:p>
              </table:table-cell>
              <table:table-cell office:value-type="float" office:value="70.955848">
                <text:p>70.955848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96.319252">
                <text:p>196.319252</text:p>
              </table:table-cell>
              <table:table-cell office:value-type="float" office:value="70.6375586">
                <text:p>70.6375586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96.144534">
                <text:p>196.144534</text:p>
              </table:table-cell>
              <table:table-cell office:value-type="float" office:value="70.6423124">
                <text:p>70.6423124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96.910389">
                <text:p>196.910389</text:p>
              </table:table-cell>
              <table:table-cell office:value-type="float" office:value="70.9873037">
                <text:p>70.9873037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96.738787">
                <text:p>196.738787</text:p>
              </table:table-cell>
              <table:table-cell office:value-type="float" office:value="71.1558524">
                <text:p>71.1558524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96.656833">
                <text:p>196.656833</text:p>
              </table:table-cell>
              <table:table-cell office:value-type="float" office:value="71.0041528">
                <text:p>71.0041528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96.170299">
                <text:p>196.170299</text:p>
              </table:table-cell>
              <table:table-cell office:value-type="float" office:value="70.8186045">
                <text:p>70.818604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96.445391">
                <text:p>196.445391</text:p>
              </table:table-cell>
              <table:table-cell office:value-type="float" office:value="70.814228">
                <text:p>70.814228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95.66314">
                <text:p>195.66314</text:p>
              </table:table-cell>
              <table:table-cell office:value-type="float" office:value="70.5827763">
                <text:p>70.5827763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96.129459">
                <text:p>196.129459</text:p>
              </table:table-cell>
              <table:table-cell office:value-type="float" office:value="70.552543">
                <text:p>70.552543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94.671223">
                <text:p>194.671223</text:p>
              </table:table-cell>
              <table:table-cell office:value-type="float" office:value="69.7982366">
                <text:p>69.7982366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94.563759">
                <text:p>194.563759</text:p>
              </table:table-cell>
              <table:table-cell office:value-type="float" office:value="69.5146188">
                <text:p>69.5146188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94.429995">
                <text:p>194.429995</text:p>
              </table:table-cell>
              <table:table-cell office:value-type="float" office:value="68.9307767">
                <text:p>68.9307767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94.223569">
                <text:p>194.223569</text:p>
              </table:table-cell>
              <table:table-cell office:value-type="float" office:value="68.7322466">
                <text:p>68.7322466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94.065805">
                <text:p>194.065805</text:p>
              </table:table-cell>
              <table:table-cell office:value-type="float" office:value="67.9913728">
                <text:p>67.9913728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94.975658">
                <text:p>194.975658</text:p>
              </table:table-cell>
              <table:table-cell office:value-type="float" office:value="68.0302832">
                <text:p>68.0302832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94.605791">
                <text:p>194.605791</text:p>
              </table:table-cell>
              <table:table-cell office:value-type="float" office:value="67.4159356">
                <text:p>67.4159356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95.908536">
                <text:p>195.908536</text:p>
              </table:table-cell>
              <table:table-cell office:value-type="float" office:value="67.5423019">
                <text:p>67.5423019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95.619065">
                <text:p>195.619065</text:p>
              </table:table-cell>
              <table:table-cell office:value-type="float" office:value="67.3179551">
                <text:p>67.3179551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96.431132">
                <text:p>196.431132</text:p>
              </table:table-cell>
              <table:table-cell office:value-type="float" office:value="67.5545432">
                <text:p>67.5545432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96.764443">
                <text:p>196.764443</text:p>
              </table:table-cell>
              <table:table-cell office:value-type="float" office:value="68.0008963">
                <text:p>68.0008963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97.612216">
                <text:p>197.612216</text:p>
              </table:table-cell>
              <table:table-cell office:value-type="float" office:value="67.9307752">
                <text:p>67.9307752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98.865625">
                <text:p>198.865625</text:p>
              </table:table-cell>
              <table:table-cell office:value-type="float" office:value="68.9094761">
                <text:p>68.9094761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99.239988">
                <text:p>199.239988</text:p>
              </table:table-cell>
              <table:table-cell office:value-type="float" office:value="68.8156597">
                <text:p>68.8156597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99.829545">
                <text:p>199.829545</text:p>
              </table:table-cell>
              <table:table-cell office:value-type="float" office:value="69.25113">
                <text:p>69.25113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200.481663">
                <text:p>200.481663</text:p>
              </table:table-cell>
              <table:table-cell office:value-type="float" office:value="69.3802785">
                <text:p>69.380278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200.442525">
                <text:p>200.442525</text:p>
              </table:table-cell>
              <table:table-cell office:value-type="float" office:value="69.2158158">
                <text:p>69.2158158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200.986639">
                <text:p>200.986639</text:p>
              </table:table-cell>
              <table:table-cell office:value-type="float" office:value="69.042223">
                <text:p>69.042223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200.079717">
                <text:p>200.079717</text:p>
              </table:table-cell>
              <table:table-cell office:value-type="float" office:value="68.6658174">
                <text:p>68.6658174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200.682849">
                <text:p>200.682849</text:p>
              </table:table-cell>
              <table:table-cell office:value-type="float" office:value="68.6732739">
                <text:p>68.6732739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99.786017">
                <text:p>199.786017</text:p>
              </table:table-cell>
              <table:table-cell office:value-type="float" office:value="68.2995487">
                <text:p>68.2995487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200.09662">
                <text:p>200.09662</text:p>
              </table:table-cell>
              <table:table-cell office:value-type="float" office:value="68.3091014">
                <text:p>68.3091014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99.79678">
                <text:p>199.79678</text:p>
              </table:table-cell>
              <table:table-cell office:value-type="float" office:value="67.8187446">
                <text:p>67.8187446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200.122803">
                <text:p>200.122803</text:p>
              </table:table-cell>
              <table:table-cell office:value-type="float" office:value="67.6484925">
                <text:p>67.648492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99.873353">
                <text:p>199.873353</text:p>
              </table:table-cell>
              <table:table-cell office:value-type="float" office:value="67.2064116">
                <text:p>67.2064116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200.08269">
                <text:p>200.08269</text:p>
              </table:table-cell>
              <table:table-cell office:value-type="float" office:value="66.9254933">
                <text:p>66.9254933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200.271534">
                <text:p>200.271534</text:p>
              </table:table-cell>
              <table:table-cell office:value-type="float" office:value="66.6029809">
                <text:p>66.6029809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200.655578">
                <text:p>200.655578</text:p>
              </table:table-cell>
              <table:table-cell office:value-type="float" office:value="66.7215998">
                <text:p>66.7215998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200.821271">
                <text:p>200.821271</text:p>
              </table:table-cell>
              <table:table-cell office:value-type="float" office:value="66.3542162">
                <text:p>66.3542162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201.358079">
                <text:p>201.358079</text:p>
              </table:table-cell>
              <table:table-cell office:value-type="float" office:value="66.659258">
                <text:p>66.659258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201.245937">
                <text:p>201.245937</text:p>
              </table:table-cell>
              <table:table-cell office:value-type="float" office:value="65.799641">
                <text:p>65.799641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201.915623">
                <text:p>201.915623</text:p>
              </table:table-cell>
              <table:table-cell office:value-type="float" office:value="66.2601844">
                <text:p>66.2601844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201.237014">
                <text:p>201.237014</text:p>
              </table:table-cell>
              <table:table-cell office:value-type="float" office:value="65.2519265">
                <text:p>65.2519265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202.187562">
                <text:p>202.187562</text:p>
              </table:table-cell>
              <table:table-cell office:value-type="float" office:value="65.7969429">
                <text:p>65.7969429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201.590337">
                <text:p>201.590337</text:p>
              </table:table-cell>
              <table:table-cell office:value-type="float" office:value="65.2770196">
                <text:p>65.2770196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202.660716">
                <text:p>202.660716</text:p>
              </table:table-cell>
              <table:table-cell office:value-type="float" office:value="65.7942939">
                <text:p>65.7942939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202.35482">
                <text:p>202.35482</text:p>
              </table:table-cell>
              <table:table-cell office:value-type="float" office:value="65.3329242">
                <text:p>65.3329242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203.447602">
                <text:p>203.447602</text:p>
              </table:table-cell>
              <table:table-cell office:value-type="float" office:value="66.0435453">
                <text:p>66.0435453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202.837274">
                <text:p>202.837274</text:p>
              </table:table-cell>
              <table:table-cell office:value-type="float" office:value="65.8350864">
                <text:p>65.8350864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203.257897">
                <text:p>203.257897</text:p>
              </table:table-cell>
              <table:table-cell office:value-type="float" office:value="66.1674007">
                <text:p>66.1674007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203.41129">
                <text:p>203.41129</text:p>
              </table:table-cell>
              <table:table-cell office:value-type="float" office:value="65.7473999">
                <text:p>65.7473999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203.700937">
                <text:p>203.700937</text:p>
              </table:table-cell>
              <table:table-cell office:value-type="float" office:value="65.6809232">
                <text:p>65.6809232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203.8915766">
                <text:p>203.8915766</text:p>
              </table:table-cell>
              <table:table-cell office:value-type="float" office:value="65.1185583">
                <text:p>65.1185583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203.9337556">
                <text:p>203.9337556</text:p>
              </table:table-cell>
              <table:table-cell office:value-type="float" office:value="65.0947178">
                <text:p>65.0947178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204.414858">
                <text:p>204.414858</text:p>
              </table:table-cell>
              <table:table-cell office:value-type="float" office:value="64.6105965">
                <text:p>64.610596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204.270118">
                <text:p>204.270118</text:p>
              </table:table-cell>
              <table:table-cell office:value-type="float" office:value="64.2086869">
                <text:p>64.2086869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204.948852">
                <text:p>204.948852</text:p>
              </table:table-cell>
              <table:table-cell office:value-type="float" office:value="63.726155">
                <text:p>63.72615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205.239786">
                <text:p>205.239786</text:p>
              </table:table-cell>
              <table:table-cell office:value-type="float" office:value="63.4639356">
                <text:p>63.4639356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205.488778">
                <text:p>205.488778</text:p>
              </table:table-cell>
              <table:table-cell office:value-type="float" office:value="63.2895818">
                <text:p>63.2895818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205.661843">
                <text:p>205.661843</text:p>
              </table:table-cell>
              <table:table-cell office:value-type="float" office:value="62.9561387">
                <text:p>62.9561387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205.936852">
                <text:p>205.936852</text:p>
              </table:table-cell>
              <table:table-cell office:value-type="float" office:value="63.2167424">
                <text:p>63.2167424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205.957507">
                <text:p>205.957507</text:p>
              </table:table-cell>
              <table:table-cell office:value-type="float" office:value="62.9474412">
                <text:p>62.9474412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206.152083">
                <text:p>206.152083</text:p>
              </table:table-cell>
              <table:table-cell office:value-type="float" office:value="63.2376516">
                <text:p>63.2376516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206.160349">
                <text:p>206.160349</text:p>
              </table:table-cell>
              <table:table-cell office:value-type="float" office:value="63.034823">
                <text:p>63.034823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205.677917">
                <text:p>205.677917</text:p>
              </table:table-cell>
              <table:table-cell office:value-type="float" office:value="63.4586785">
                <text:p>63.4586785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205.37057">
                <text:p>205.37057</text:p>
              </table:table-cell>
              <table:table-cell office:value-type="float" office:value="63.3073495">
                <text:p>63.307349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205.276583">
                <text:p>205.276583</text:p>
              </table:table-cell>
              <table:table-cell office:value-type="float" office:value="63.7072179">
                <text:p>63.7072179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205.325302">
                <text:p>205.325302</text:p>
              </table:table-cell>
              <table:table-cell office:value-type="float" office:value="63.8079507">
                <text:p>63.8079507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204.843271">
                <text:p>204.843271</text:p>
              </table:table-cell>
              <table:table-cell office:value-type="float" office:value="63.6523341">
                <text:p>63.6523341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204.672366">
                <text:p>204.672366</text:p>
              </table:table-cell>
              <table:table-cell office:value-type="float" office:value="63.8449253">
                <text:p>63.8449253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204.7648886">
                <text:p>204.7648886</text:p>
              </table:table-cell>
              <table:table-cell office:value-type="float" office:value="63.2964083">
                <text:p>63.2964083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204.9283466">
                <text:p>204.9283466</text:p>
              </table:table-cell>
              <table:table-cell office:value-type="float" office:value="63.3847101">
                <text:p>63.3847101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205.528211">
                <text:p>205.528211</text:p>
              </table:table-cell>
              <table:table-cell office:value-type="float" office:value="62.7884628">
                <text:p>62.7884628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205.587733">
                <text:p>205.587733</text:p>
              </table:table-cell>
              <table:table-cell office:value-type="float" office:value="62.7019972">
                <text:p>62.7019972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205.796208">
                <text:p>205.796208</text:p>
              </table:table-cell>
              <table:table-cell office:value-type="float" office:value="62.1162439">
                <text:p>62.1162439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206.015613">
                <text:p>206.015613</text:p>
              </table:table-cell>
              <table:table-cell office:value-type="float" office:value="62.2864731">
                <text:p>62.2864731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206.218423">
                <text:p>206.218423</text:p>
              </table:table-cell>
              <table:table-cell office:value-type="float" office:value="61.736144">
                <text:p>61.736144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206.669572">
                <text:p>206.669572</text:p>
              </table:table-cell>
              <table:table-cell office:value-type="float" office:value="61.4316998">
                <text:p>61.4316998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206.2071536">
                <text:p>206.2071536</text:p>
              </table:table-cell>
              <table:table-cell office:value-type="float" office:value="61.3814585">
                <text:p>61.3814585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206.0683976">
                <text:p>206.0683976</text:p>
              </table:table-cell>
              <table:table-cell office:value-type="float" office:value="61.2550267">
                <text:p>61.2550267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205.173329">
                <text:p>205.173329</text:p>
              </table:table-cell>
              <table:table-cell office:value-type="float" office:value="61.5115694">
                <text:p>61.5115694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203.924831">
                <text:p>203.924831</text:p>
              </table:table-cell>
              <table:table-cell office:value-type="float" office:value="61.5557164">
                <text:p>61.5557164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203.016461">
                <text:p>203.016461</text:p>
              </table:table-cell>
              <table:table-cell office:value-type="float" office:value="62.0016045">
                <text:p>62.0016045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201.712756">
                <text:p>201.712756</text:p>
              </table:table-cell>
              <table:table-cell office:value-type="float" office:value="62.0165942">
                <text:p>62.0165942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201.165416">
                <text:p>201.165416</text:p>
              </table:table-cell>
              <table:table-cell office:value-type="float" office:value="62.4665029">
                <text:p>62.4665029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99.626634">
                <text:p>199.626634</text:p>
              </table:table-cell>
              <table:table-cell office:value-type="float" office:value="62.386698">
                <text:p>62.386698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99.811352">
                <text:p>199.811352</text:p>
              </table:table-cell>
              <table:table-cell office:value-type="float" office:value="62.9659077">
                <text:p>62.9659077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98.405275">
                <text:p>198.405275</text:p>
              </table:table-cell>
              <table:table-cell office:value-type="float" office:value="62.8574317">
                <text:p>62.8574317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99.089629">
                <text:p>199.089629</text:p>
              </table:table-cell>
              <table:table-cell office:value-type="float" office:value="63.3385743">
                <text:p>63.3385743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98.402886">
                <text:p>198.402886</text:p>
              </table:table-cell>
              <table:table-cell office:value-type="float" office:value="63.0864833">
                <text:p>63.0864833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99.463974">
                <text:p>199.463974</text:p>
              </table:table-cell>
              <table:table-cell office:value-type="float" office:value="63.4963802">
                <text:p>63.4963802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99.648616">
                <text:p>199.648616</text:p>
              </table:table-cell>
              <table:table-cell office:value-type="float" office:value="63.5491012">
                <text:p>63.5491012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99.953251">
                <text:p>199.953251</text:p>
              </table:table-cell>
              <table:table-cell office:value-type="float" office:value="63.5940416">
                <text:p>63.5940416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99.65792">
                <text:p>199.65792</text:p>
              </table:table-cell>
              <table:table-cell office:value-type="float" office:value="63.2854928">
                <text:p>63.2854928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99.351621">
                <text:p>199.351621</text:p>
              </table:table-cell>
              <table:table-cell office:value-type="float" office:value="63.126833">
                <text:p>63.126833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98.854572">
                <text:p>198.854572</text:p>
              </table:table-cell>
              <table:table-cell office:value-type="float" office:value="62.8358867">
                <text:p>62.8358867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98.671084">
                <text:p>198.671084</text:p>
              </table:table-cell>
              <table:table-cell office:value-type="float" office:value="62.2302167">
                <text:p>62.2302167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97.990716">
                <text:p>197.990716</text:p>
              </table:table-cell>
              <table:table-cell office:value-type="float" office:value="62.0901989">
                <text:p>62.0901989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97.7091856">
                <text:p>197.7091856</text:p>
              </table:table-cell>
              <table:table-cell office:value-type="float" office:value="61.6830739">
                <text:p>61.6830739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97.4697726">
                <text:p>197.4697726</text:p>
              </table:table-cell>
              <table:table-cell office:value-type="float" office:value="61.7805237">
                <text:p>61.7805237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97.046432">
                <text:p>197.046432</text:p>
              </table:table-cell>
              <table:table-cell office:value-type="float" office:value="61.7616145">
                <text:p>61.761614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96.106394">
                <text:p>196.106394</text:p>
              </table:table-cell>
              <table:table-cell office:value-type="float" office:value="61.9117945">
                <text:p>61.9117945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95.665247">
                <text:p>195.665247</text:p>
              </table:table-cell>
              <table:table-cell office:value-type="float" office:value="61.9008031">
                <text:p>61.9008031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94.816963">
                <text:p>194.816963</text:p>
              </table:table-cell>
              <table:table-cell office:value-type="float" office:value="62.4328618">
                <text:p>62.4328618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93.936642">
                <text:p>193.936642</text:p>
              </table:table-cell>
              <table:table-cell office:value-type="float" office:value="62.64443">
                <text:p>62.6444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93.070718">
                <text:p>193.070718</text:p>
              </table:table-cell>
              <table:table-cell office:value-type="float" office:value="62.8518803">
                <text:p>62.8518803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92.426322">
                <text:p>192.426322</text:p>
              </table:table-cell>
              <table:table-cell office:value-type="float" office:value="62.8791031">
                <text:p>62.8791031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91.77981">
                <text:p>191.77981</text:p>
              </table:table-cell>
              <table:table-cell office:value-type="float" office:value="63.1571591">
                <text:p>63.157159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90.987129">
                <text:p>190.987129</text:p>
              </table:table-cell>
              <table:table-cell office:value-type="float" office:value="63.142297">
                <text:p>63.142297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90.60383">
                <text:p>190.60383</text:p>
              </table:table-cell>
              <table:table-cell office:value-type="float" office:value="63.3596117">
                <text:p>63.3596117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89.72992">
                <text:p>189.72992</text:p>
              </table:table-cell>
              <table:table-cell office:value-type="float" office:value="63.1174866">
                <text:p>63.1174866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89.401804">
                <text:p>189.401804</text:p>
              </table:table-cell>
              <table:table-cell office:value-type="float" office:value="63.0902722">
                <text:p>63.0902722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88.639494">
                <text:p>188.639494</text:p>
              </table:table-cell>
              <table:table-cell office:value-type="float" office:value="62.6352646">
                <text:p>62.6352646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88.644607">
                <text:p>188.644607</text:p>
              </table:table-cell>
              <table:table-cell office:value-type="float" office:value="62.6789758">
                <text:p>62.6789758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87.934053">
                <text:p>187.934053</text:p>
              </table:table-cell>
              <table:table-cell office:value-type="float" office:value="61.975108">
                <text:p>61.975108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87.539851">
                <text:p>187.539851</text:p>
              </table:table-cell>
              <table:table-cell office:value-type="float" office:value="62.1973641">
                <text:p>62.1973641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86.525876">
                <text:p>186.525876</text:p>
              </table:table-cell>
              <table:table-cell office:value-type="float" office:value="61.3210274">
                <text:p>61.3210274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86.454927">
                <text:p>186.454927</text:p>
              </table:table-cell>
              <table:table-cell office:value-type="float" office:value="61.3900593">
                <text:p>61.3900593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85.637313">
                <text:p>185.637313</text:p>
              </table:table-cell>
              <table:table-cell office:value-type="float" office:value="60.8232563">
                <text:p>60.8232563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85.5511544">
                <text:p>185.5511544</text:p>
              </table:table-cell>
              <table:table-cell office:value-type="float" office:value="60.5685256">
                <text:p>60.5685256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84.790809">
                <text:p>184.790809</text:p>
              </table:table-cell>
              <table:table-cell office:value-type="float" office:value="60.2874248">
                <text:p>60.2874248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84.700949">
                <text:p>184.700949</text:p>
              </table:table-cell>
              <table:table-cell office:value-type="float" office:value="59.8501475">
                <text:p>59.8501475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84.6889144">
                <text:p>184.6889144</text:p>
              </table:table-cell>
              <table:table-cell office:value-type="float" office:value="60.0482774">
                <text:p>60.0482774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85.1083">
                <text:p>185.1083</text:p>
              </table:table-cell>
              <table:table-cell office:value-type="float" office:value="59.7862533">
                <text:p>59.7862533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85.1739955">
                <text:p>185.1739955</text:p>
              </table:table-cell>
              <table:table-cell office:value-type="float" office:value="60.117025">
                <text:p>60.11702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85.398335">
                <text:p>185.398335</text:p>
              </table:table-cell>
              <table:table-cell office:value-type="float" office:value="59.8470298">
                <text:p>59.8470298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85.83855">
                <text:p>185.83855</text:p>
              </table:table-cell>
              <table:table-cell office:value-type="float" office:value="60.1238802">
                <text:p>60.1238802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85.401146">
                <text:p>185.401146</text:p>
              </table:table-cell>
              <table:table-cell office:value-type="float" office:value="60.5388843">
                <text:p>60.5388843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85.225608">
                <text:p>185.225608</text:p>
              </table:table-cell>
              <table:table-cell office:value-type="float" office:value="60.1601769">
                <text:p>60.1601769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84.605117">
                <text:p>184.605117</text:p>
              </table:table-cell>
              <table:table-cell office:value-type="float" office:value="60.364975">
                <text:p>60.364975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84.352446">
                <text:p>184.352446</text:p>
              </table:table-cell>
              <table:table-cell office:value-type="float" office:value="60.3648527">
                <text:p>60.3648527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84.008031">
                <text:p>184.008031</text:p>
              </table:table-cell>
              <table:table-cell office:value-type="float" office:value="60.541613">
                <text:p>60.541613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84.179773">
                <text:p>184.179773</text:p>
              </table:table-cell>
              <table:table-cell office:value-type="float" office:value="60.7753023">
                <text:p>60.7753023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83.79411">
                <text:p>183.79411</text:p>
              </table:table-cell>
              <table:table-cell office:value-type="float" office:value="60.6843722">
                <text:p>60.6843722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84.047935">
                <text:p>184.047935</text:p>
              </table:table-cell>
              <table:table-cell office:value-type="float" office:value="60.9031352">
                <text:p>60.9031352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84.122489">
                <text:p>184.122489</text:p>
              </table:table-cell>
              <table:table-cell office:value-type="float" office:value="61.063963">
                <text:p>61.063963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84.17313">
                <text:p>184.17313</text:p>
              </table:table-cell>
              <table:table-cell office:value-type="float" office:value="61.0752485">
                <text:p>61.0752485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84.403809">
                <text:p>184.403809</text:p>
              </table:table-cell>
              <table:table-cell office:value-type="float" office:value="61.3147563">
                <text:p>61.3147563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84.295369">
                <text:p>184.295369</text:p>
              </table:table-cell>
              <table:table-cell office:value-type="float" office:value="61.1582776">
                <text:p>61.1582776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84.631627">
                <text:p>184.631627</text:p>
              </table:table-cell>
              <table:table-cell office:value-type="float" office:value="61.2297329">
                <text:p>61.2297329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84.638858">
                <text:p>184.638858</text:p>
              </table:table-cell>
              <table:table-cell office:value-type="float" office:value="61.1246402">
                <text:p>61.1246402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84.941662">
                <text:p>184.941662</text:p>
              </table:table-cell>
              <table:table-cell office:value-type="float" office:value="61.093796">
                <text:p>61.093796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85.279669">
                <text:p>185.279669</text:p>
              </table:table-cell>
              <table:table-cell office:value-type="float" office:value="60.8905973">
                <text:p>60.8905973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85.395975">
                <text:p>185.395975</text:p>
              </table:table-cell>
              <table:table-cell office:value-type="float" office:value="60.7875833">
                <text:p>60.7875833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85.532503">
                <text:p>185.532503</text:p>
              </table:table-cell>
              <table:table-cell office:value-type="float" office:value="60.6392779">
                <text:p>60.6392779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85.056593">
                <text:p>185.056593</text:p>
              </table:table-cell>
              <table:table-cell office:value-type="float" office:value="60.2387387">
                <text:p>60.2387387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84.904435">
                <text:p>184.904435</text:p>
              </table:table-cell>
              <table:table-cell office:value-type="float" office:value="59.9087703">
                <text:p>59.9087703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84.220996">
                <text:p>184.220996</text:p>
              </table:table-cell>
              <table:table-cell office:value-type="float" office:value="59.3891098">
                <text:p>59.3891098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83.899031">
                <text:p>183.899031</text:p>
              </table:table-cell>
              <table:table-cell office:value-type="float" office:value="59.4314131">
                <text:p>59.4314131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83.713594">
                <text:p>183.713594</text:p>
              </table:table-cell>
              <table:table-cell office:value-type="float" office:value="59.140655">
                <text:p>59.14065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84.181158">
                <text:p>184.181158</text:p>
              </table:table-cell>
              <table:table-cell office:value-type="float" office:value="59.5049961">
                <text:p>59.5049961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83.322082">
                <text:p>183.322082</text:p>
              </table:table-cell>
              <table:table-cell office:value-type="float" office:value="58.6709482">
                <text:p>58.6709482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83.829887">
                <text:p>183.829887</text:p>
              </table:table-cell>
              <table:table-cell office:value-type="float" office:value="59.2262254">
                <text:p>59.2262254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83.459102">
                <text:p>183.459102</text:p>
              </table:table-cell>
              <table:table-cell office:value-type="float" office:value="59.0564506">
                <text:p>59.0564506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83.979842">
                <text:p>183.979842</text:p>
              </table:table-cell>
              <table:table-cell office:value-type="float" office:value="59.8719306">
                <text:p>59.8719306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83.4088035">
                <text:p>183.4088035</text:p>
              </table:table-cell>
              <table:table-cell office:value-type="float" office:value="59.995886">
                <text:p>59.995886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83.6885755">
                <text:p>183.6885755</text:p>
              </table:table-cell>
              <table:table-cell office:value-type="float" office:value="60.8603059">
                <text:p>60.8603059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82.696088">
                <text:p>182.696088</text:p>
              </table:table-cell>
              <table:table-cell office:value-type="float" office:value="60.8415021">
                <text:p>60.8415021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83.114092">
                <text:p>183.114092</text:p>
              </table:table-cell>
              <table:table-cell office:value-type="float" office:value="61.4531162">
                <text:p>61.4531162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83.121706">
                <text:p>183.121706</text:p>
              </table:table-cell>
              <table:table-cell office:value-type="float" office:value="61.523704">
                <text:p>61.523704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82.816519">
                <text:p>182.816519</text:p>
              </table:table-cell>
              <table:table-cell office:value-type="float" office:value="61.718635">
                <text:p>61.71863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81.9748686">
                <text:p>181.9748686</text:p>
              </table:table-cell>
              <table:table-cell office:value-type="float" office:value="61.3879921">
                <text:p>61.3879921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82.0874686">
                <text:p>182.0874686</text:p>
              </table:table-cell>
              <table:table-cell office:value-type="float" office:value="61.7072903">
                <text:p>61.7072903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81.227166">
                <text:p>181.227166</text:p>
              </table:table-cell>
              <table:table-cell office:value-type="float" office:value="60.9274541">
                <text:p>60.9274541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81.472565">
                <text:p>181.472565</text:p>
              </table:table-cell>
              <table:table-cell office:value-type="float" office:value="61.0188054">
                <text:p>61.0188054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81.518519">
                <text:p>181.518519</text:p>
              </table:table-cell>
              <table:table-cell office:value-type="float" office:value="60.6625107">
                <text:p>60.6625107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81.273135">
                <text:p>181.273135</text:p>
              </table:table-cell>
              <table:table-cell office:value-type="float" office:value="60.4512328">
                <text:p>60.4512328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81.201112">
                <text:p>181.201112</text:p>
              </table:table-cell>
              <table:table-cell office:value-type="float" office:value="60.2582501">
                <text:p>60.2582501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80.84834">
                <text:p>180.84834</text:p>
              </table:table-cell>
              <table:table-cell office:value-type="float" office:value="60.1808639">
                <text:p>60.1808639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81.095201">
                <text:p>181.095201</text:p>
              </table:table-cell>
              <table:table-cell office:value-type="float" office:value="60.1310265">
                <text:p>60.1310265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80.608123">
                <text:p>180.608123</text:p>
              </table:table-cell>
              <table:table-cell office:value-type="float" office:value="60.2025582">
                <text:p>60.2025582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80.834984">
                <text:p>180.834984</text:p>
              </table:table-cell>
              <table:table-cell office:value-type="float" office:value="60.450061">
                <text:p>60.450061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80.488968">
                <text:p>180.488968</text:p>
              </table:table-cell>
              <table:table-cell office:value-type="float" office:value="60.6648726">
                <text:p>60.6648726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80.961906">
                <text:p>180.961906</text:p>
              </table:table-cell>
              <table:table-cell office:value-type="float" office:value="60.9693051">
                <text:p>60.9693051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80.957528">
                <text:p>180.957528</text:p>
              </table:table-cell>
              <table:table-cell office:value-type="float" office:value="61.2342945">
                <text:p>61.234294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80.956937">
                <text:p>180.956937</text:p>
              </table:table-cell>
              <table:table-cell office:value-type="float" office:value="61.3160097">
                <text:p>61.3160097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81.358926">
                <text:p>181.358926</text:p>
              </table:table-cell>
              <table:table-cell office:value-type="float" office:value="61.8357816">
                <text:p>61.8357816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81.197271">
                <text:p>181.197271</text:p>
              </table:table-cell>
              <table:table-cell office:value-type="float" office:value="62.2010656">
                <text:p>62.2010656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81.827474">
                <text:p>181.827474</text:p>
              </table:table-cell>
              <table:table-cell office:value-type="float" office:value="62.9757201">
                <text:p>62.9757201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81.684389">
                <text:p>181.684389</text:p>
              </table:table-cell>
              <table:table-cell office:value-type="float" office:value="63.3570278">
                <text:p>63.3570278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82.440523">
                <text:p>182.440523</text:p>
              </table:table-cell>
              <table:table-cell office:value-type="float" office:value="64.1198481">
                <text:p>64.1198481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81.979539">
                <text:p>181.979539</text:p>
              </table:table-cell>
              <table:table-cell office:value-type="float" office:value="64.302788">
                <text:p>64.302788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82.177465">
                <text:p>182.177465</text:p>
              </table:table-cell>
              <table:table-cell office:value-type="float" office:value="65.1127524">
                <text:p>65.1127524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82.1825215">
                <text:p>182.1825215</text:p>
              </table:table-cell>
              <table:table-cell office:value-type="float" office:value="65.2685385">
                <text:p>65.2685385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81.8132505">
                <text:p>181.8132505</text:p>
              </table:table-cell>
              <table:table-cell office:value-type="float" office:value="66.1492603">
                <text:p>66.1492603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82.417779">
                <text:p>182.417779</text:p>
              </table:table-cell>
              <table:table-cell office:value-type="float" office:value="66.1316199">
                <text:p>66.1316199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82.287697">
                <text:p>182.287697</text:p>
              </table:table-cell>
              <table:table-cell office:value-type="float" office:value="66.8192746">
                <text:p>66.8192746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82.6628736">
                <text:p>182.6628736</text:p>
              </table:table-cell>
              <table:table-cell office:value-type="float" office:value="66.9591297">
                <text:p>66.9591297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82.2897406">
                <text:p>182.2897406</text:p>
              </table:table-cell>
              <table:table-cell office:value-type="float" office:value="67.3333069">
                <text:p>67.3333069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82.8012396">
                <text:p>182.8012396</text:p>
              </table:table-cell>
              <table:table-cell office:value-type="float" office:value="67.7550754">
                <text:p>67.7550754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82.4041276">
                <text:p>182.4041276</text:p>
              </table:table-cell>
              <table:table-cell office:value-type="float" office:value="67.8990193">
                <text:p>67.8990193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81.933825">
                <text:p>181.933825</text:p>
              </table:table-cell>
              <table:table-cell office:value-type="float" office:value="67.8407989">
                <text:p>67.8407989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81.73711">
                <text:p>181.73711</text:p>
              </table:table-cell>
              <table:table-cell office:value-type="float" office:value="67.7269944">
                <text:p>67.7269944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81.734505">
                <text:p>181.734505</text:p>
              </table:table-cell>
              <table:table-cell office:value-type="float" office:value="67.9848353">
                <text:p>67.9848353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81.636949">
                <text:p>181.636949</text:p>
              </table:table-cell>
              <table:table-cell office:value-type="float" office:value="67.8863013">
                <text:p>67.8863013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81.759806">
                <text:p>181.759806</text:p>
              </table:table-cell>
              <table:table-cell office:value-type="float" office:value="67.9988359">
                <text:p>67.9988359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81.600562">
                <text:p>181.600562</text:p>
              </table:table-cell>
              <table:table-cell office:value-type="float" office:value="67.964636">
                <text:p>67.964636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81.642439">
                <text:p>181.642439</text:p>
              </table:table-cell>
              <table:table-cell office:value-type="float" office:value="68.1396513">
                <text:p>68.1396513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81.394648">
                <text:p>181.394648</text:p>
              </table:table-cell>
              <table:table-cell office:value-type="float" office:value="67.9588283">
                <text:p>67.9588283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81.787182">
                <text:p>181.787182</text:p>
              </table:table-cell>
              <table:table-cell office:value-type="float" office:value="67.8937412">
                <text:p>67.8937412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81.840702">
                <text:p>181.840702</text:p>
              </table:table-cell>
              <table:table-cell office:value-type="float" office:value="67.9931026">
                <text:p>67.9931026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82.4649196">
                <text:p>182.4649196</text:p>
              </table:table-cell>
              <table:table-cell office:value-type="float" office:value="68.110516">
                <text:p>68.110516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82.5713266">
                <text:p>182.5713266</text:p>
              </table:table-cell>
              <table:table-cell office:value-type="float" office:value="68.2946907">
                <text:p>68.2946907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83.183571">
                <text:p>183.183571</text:p>
              </table:table-cell>
              <table:table-cell office:value-type="float" office:value="69.063444">
                <text:p>69.063444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82.628815">
                <text:p>182.628815</text:p>
              </table:table-cell>
              <table:table-cell office:value-type="float" office:value="68.749918">
                <text:p>68.749918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83.387793">
                <text:p>183.387793</text:p>
              </table:table-cell>
              <table:table-cell office:value-type="float" office:value="69.2725072">
                <text:p>69.2725072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82.79223">
                <text:p>182.79223</text:p>
              </table:table-cell>
              <table:table-cell office:value-type="float" office:value="68.9804615">
                <text:p>68.9804615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82.977223">
                <text:p>182.977223</text:p>
              </table:table-cell>
              <table:table-cell office:value-type="float" office:value="69.6406147">
                <text:p>69.6406147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82.74877">
                <text:p>182.74877</text:p>
              </table:table-cell>
              <table:table-cell office:value-type="float" office:value="69.593603">
                <text:p>69.593603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82.597734">
                <text:p>182.597734</text:p>
              </table:table-cell>
              <table:table-cell office:value-type="float" office:value="70.231028">
                <text:p>70.231028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82.649889">
                <text:p>182.649889</text:p>
              </table:table-cell>
              <table:table-cell office:value-type="float" office:value="70.333663">
                <text:p>70.333663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81.574477">
                <text:p>181.574477</text:p>
              </table:table-cell>
              <table:table-cell office:value-type="float" office:value="70.086533">
                <text:p>70.086533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81.646265">
                <text:p>181.646265</text:p>
              </table:table-cell>
              <table:table-cell office:value-type="float" office:value="70.1257136">
                <text:p>70.1257136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81.612255">
                <text:p>181.612255</text:p>
              </table:table-cell>
              <table:table-cell office:value-type="float" office:value="70.3270846">
                <text:p>70.3270846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82.067862">
                <text:p>182.067862</text:p>
              </table:table-cell>
              <table:table-cell office:value-type="float" office:value="70.5866994">
                <text:p>70.5866994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82.409288">
                <text:p>182.409288</text:p>
              </table:table-cell>
              <table:table-cell office:value-type="float" office:value="70.7833091">
                <text:p>70.7833091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82.854176">
                <text:p>182.854176</text:p>
              </table:table-cell>
              <table:table-cell office:value-type="float" office:value="70.9423353">
                <text:p>70.9423353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83.360776">
                <text:p>183.360776</text:p>
              </table:table-cell>
              <table:table-cell office:value-type="float" office:value="70.9885835">
                <text:p>70.9885835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83.584845">
                <text:p>183.584845</text:p>
              </table:table-cell>
              <table:table-cell office:value-type="float" office:value="71.1003997">
                <text:p>71.1003997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83.710476">
                <text:p>183.710476</text:p>
              </table:table-cell>
              <table:table-cell office:value-type="float" office:value="71.0065042">
                <text:p>71.0065042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84.308656">
                <text:p>184.308656</text:p>
              </table:table-cell>
              <table:table-cell office:value-type="float" office:value="71.548151">
                <text:p>71.548151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84.606487">
                <text:p>184.606487</text:p>
              </table:table-cell>
              <table:table-cell office:value-type="float" office:value="71.6320618">
                <text:p>71.6320618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84.629339">
                <text:p>184.629339</text:p>
              </table:table-cell>
              <table:table-cell office:value-type="float" office:value="71.8504602">
                <text:p>71.8504602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84.732491">
                <text:p>184.732491</text:p>
              </table:table-cell>
              <table:table-cell office:value-type="float" office:value="72.1137792">
                <text:p>72.1137792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84.001472">
                <text:p>184.001472</text:p>
              </table:table-cell>
              <table:table-cell office:value-type="float" office:value="72.116864">
                <text:p>72.116864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83.91365">
                <text:p>183.91365</text:p>
              </table:table-cell>
              <table:table-cell office:value-type="float" office:value="71.9720743">
                <text:p>71.9720743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83.577337">
                <text:p>183.577337</text:p>
              </table:table-cell>
              <table:table-cell office:value-type="float" office:value="72.3815151">
                <text:p>72.3815151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84.054559">
                <text:p>184.054559</text:p>
              </table:table-cell>
              <table:table-cell office:value-type="float" office:value="72.2001863">
                <text:p>72.2001863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84.583977">
                <text:p>184.583977</text:p>
              </table:table-cell>
              <table:table-cell office:value-type="float" office:value="72.5557366">
                <text:p>72.5557366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85.070885">
                <text:p>185.070885</text:p>
              </table:table-cell>
              <table:table-cell office:value-type="float" office:value="72.3399219">
                <text:p>72.3399219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85.144371">
                <text:p>185.144371</text:p>
              </table:table-cell>
              <table:table-cell office:value-type="float" office:value="72.0246911">
                <text:p>72.0246911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85.857643">
                <text:p>185.857643</text:p>
              </table:table-cell>
              <table:table-cell office:value-type="float" office:value="71.9495401">
                <text:p>71.9495401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85.965882">
                <text:p>185.965882</text:p>
              </table:table-cell>
              <table:table-cell office:value-type="float" office:value="71.5210864">
                <text:p>71.5210864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86.240166">
                <text:p>186.240166</text:p>
              </table:table-cell>
              <table:table-cell office:value-type="float" office:value="71.4683754">
                <text:p>71.4683754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85.59825">
                <text:p>185.59825</text:p>
              </table:table-cell>
              <table:table-cell office:value-type="float" office:value="71.3735692">
                <text:p>71.3735692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86.606754">
                <text:p>186.606754</text:p>
              </table:table-cell>
              <table:table-cell office:value-type="float" office:value="71.5029512">
                <text:p>71.5029512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86.653209">
                <text:p>186.653209</text:p>
              </table:table-cell>
              <table:table-cell office:value-type="float" office:value="71.879198">
                <text:p>71.879198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87.71101">
                <text:p>187.71101</text:p>
              </table:table-cell>
              <table:table-cell office:value-type="float" office:value="72.2339963">
                <text:p>72.2339963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87.465949">
                <text:p>187.465949</text:p>
              </table:table-cell>
              <table:table-cell office:value-type="float" office:value="72.2506008">
                <text:p>72.2506008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87.805098">
                <text:p>187.805098</text:p>
              </table:table-cell>
              <table:table-cell office:value-type="float" office:value="72.5331879">
                <text:p>72.5331879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87.713114">
                <text:p>187.713114</text:p>
              </table:table-cell>
              <table:table-cell office:value-type="float" office:value="72.4946066">
                <text:p>72.4946066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87.891852">
                <text:p>187.891852</text:p>
              </table:table-cell>
              <table:table-cell office:value-type="float" office:value="72.7690711">
                <text:p>72.7690711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87.988518">
                <text:p>187.988518</text:p>
              </table:table-cell>
              <table:table-cell office:value-type="float" office:value="72.6263722">
                <text:p>72.6263722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88.387527">
                <text:p>188.387527</text:p>
              </table:table-cell>
              <table:table-cell office:value-type="float" office:value="72.6041987">
                <text:p>72.6041987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88.150338">
                <text:p>188.150338</text:p>
              </table:table-cell>
              <table:table-cell office:value-type="float" office:value="72.4745946">
                <text:p>72.4745946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88.8496">
                <text:p>188.8496</text:p>
              </table:table-cell>
              <table:table-cell office:value-type="float" office:value="72.730848">
                <text:p>72.730848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88.524006">
                <text:p>188.524006</text:p>
              </table:table-cell>
              <table:table-cell office:value-type="float" office:value="72.6329026">
                <text:p>72.6329026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88.920829">
                <text:p>188.920829</text:p>
              </table:table-cell>
              <table:table-cell office:value-type="float" office:value="72.7015796">
                <text:p>72.7015796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88.949192">
                <text:p>188.949192</text:p>
              </table:table-cell>
              <table:table-cell office:value-type="float" office:value="73.1220463">
                <text:p>73.1220463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89.792481">
                <text:p>189.792481</text:p>
              </table:table-cell>
              <table:table-cell office:value-type="float" office:value="73.1089957">
                <text:p>73.1089957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89.939221">
                <text:p>189.939221</text:p>
              </table:table-cell>
              <table:table-cell office:value-type="float" office:value="73.8346885">
                <text:p>73.8346885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91.064539">
                <text:p>191.064539</text:p>
              </table:table-cell>
              <table:table-cell office:value-type="float" office:value="73.7738105">
                <text:p>73.7738105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90.861096">
                <text:p>190.861096</text:p>
              </table:table-cell>
              <table:table-cell office:value-type="float" office:value="74.0782691">
                <text:p>74.0782691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91.930664">
                <text:p>191.930664</text:p>
              </table:table-cell>
              <table:table-cell office:value-type="float" office:value="74.1012782">
                <text:p>74.1012782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92.045662">
                <text:p>192.045662</text:p>
              </table:table-cell>
              <table:table-cell office:value-type="float" office:value="73.8888493">
                <text:p>73.8888493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92.504409">
                <text:p>192.504409</text:p>
              </table:table-cell>
              <table:table-cell office:value-type="float" office:value="73.7396052">
                <text:p>73.7396052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92.574238">
                <text:p>192.574238</text:p>
              </table:table-cell>
              <table:table-cell office:value-type="float" office:value="73.7083691">
                <text:p>73.7083691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92.972866">
                <text:p>192.972866</text:p>
              </table:table-cell>
              <table:table-cell office:value-type="float" office:value="73.3092412">
                <text:p>73.3092412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93.298211">
                <text:p>193.298211</text:p>
              </table:table-cell>
              <table:table-cell office:value-type="float" office:value="73.2459138">
                <text:p>73.2459138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93.684443">
                <text:p>193.684443</text:p>
              </table:table-cell>
              <table:table-cell office:value-type="float" office:value="73.1658084">
                <text:p>73.1658084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93.432141">
                <text:p>193.432141</text:p>
              </table:table-cell>
              <table:table-cell office:value-type="float" office:value="73.014106">
                <text:p>73.014106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93.308734">
                <text:p>193.308734</text:p>
              </table:table-cell>
              <table:table-cell office:value-type="float" office:value="73.0762275">
                <text:p>73.0762275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93.251368">
                <text:p>193.251368</text:p>
              </table:table-cell>
              <table:table-cell office:value-type="float" office:value="73.0143779">
                <text:p>73.0143779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93.156223">
                <text:p>193.156223</text:p>
              </table:table-cell>
              <table:table-cell office:value-type="float" office:value="73.5457557">
                <text:p>73.5457557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92.881375">
                <text:p>192.881375</text:p>
              </table:table-cell>
              <table:table-cell office:value-type="float" office:value="73.3797913">
                <text:p>73.3797913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92.672208">
                <text:p>192.672208</text:p>
              </table:table-cell>
              <table:table-cell office:value-type="float" office:value="74.1280837">
                <text:p>74.1280837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92.622652">
                <text:p>192.622652</text:p>
              </table:table-cell>
              <table:table-cell office:value-type="float" office:value="74.0383981">
                <text:p>74.0383981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92.468601">
                <text:p>192.468601</text:p>
              </table:table-cell>
              <table:table-cell office:value-type="float" office:value="74.0026147">
                <text:p>74.0026147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92.499352">
                <text:p>192.499352</text:p>
              </table:table-cell>
              <table:table-cell office:value-type="float" office:value="73.9737333">
                <text:p>73.9737333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92.773815">
                <text:p>192.773815</text:p>
              </table:table-cell>
              <table:table-cell office:value-type="float" office:value="73.643979">
                <text:p>73.643979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92.932038">
                <text:p>192.932038</text:p>
              </table:table-cell>
              <table:table-cell office:value-type="float" office:value="73.562783">
                <text:p>73.562783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93.755955">
                <text:p>193.755955</text:p>
              </table:table-cell>
              <table:table-cell office:value-type="float" office:value="73.3536496">
                <text:p>73.3536496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93.824304">
                <text:p>193.824304</text:p>
              </table:table-cell>
              <table:table-cell office:value-type="float" office:value="73.2983112">
                <text:p>73.2983112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95.328209">
                <text:p>195.328209</text:p>
              </table:table-cell>
              <table:table-cell office:value-type="float" office:value="73.1523281">
                <text:p>73.1523281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95.347764">
                <text:p>195.347764</text:p>
              </table:table-cell>
              <table:table-cell office:value-type="float" office:value="73.2179756">
                <text:p>73.2179756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96.932782">
                <text:p>196.932782</text:p>
              </table:table-cell>
              <table:table-cell office:value-type="float" office:value="73.0937834">
                <text:p>73.0937834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97.819318">
                <text:p>197.819318</text:p>
              </table:table-cell>
              <table:table-cell office:value-type="float" office:value="73.2348163">
                <text:p>73.2348163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201.15269">
                <text:p>201.15269</text:p>
              </table:table-cell>
              <table:table-cell office:value-type="float" office:value="73.725769">
                <text:p>73.725769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201.017594">
                <text:p>201.017594</text:p>
              </table:table-cell>
              <table:table-cell office:value-type="float" office:value="73.695562">
                <text:p>73.695562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203.622996">
                <text:p>203.622996</text:p>
              </table:table-cell>
              <table:table-cell office:value-type="float" office:value="73.8571344">
                <text:p>73.8571344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204.749702">
                <text:p>204.749702</text:p>
              </table:table-cell>
              <table:table-cell office:value-type="float" office:value="74.2138825">
                <text:p>74.2138825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206.533841">
                <text:p>206.533841</text:p>
              </table:table-cell>
              <table:table-cell office:value-type="float" office:value="74.149171">
                <text:p>74.149171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207.778204">
                <text:p>207.778204</text:p>
              </table:table-cell>
              <table:table-cell office:value-type="float" office:value="74.595199">
                <text:p>74.595199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209.063695">
                <text:p>209.063695</text:p>
              </table:table-cell>
              <table:table-cell office:value-type="float" office:value="74.5157764">
                <text:p>74.5157764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208.601521">
                <text:p>208.601521</text:p>
              </table:table-cell>
              <table:table-cell office:value-type="float" office:value="74.5783029">
                <text:p>74.5783029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209.341459">
                <text:p>209.341459</text:p>
              </table:table-cell>
              <table:table-cell office:value-type="float" office:value="74.6037574">
                <text:p>74.6037574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208.968071">
                <text:p>208.968071</text:p>
              </table:table-cell>
              <table:table-cell office:value-type="float" office:value="74.3066614">
                <text:p>74.3066614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209.848654">
                <text:p>209.848654</text:p>
              </table:table-cell>
              <table:table-cell office:value-type="float" office:value="74.3879651">
                <text:p>74.3879651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209.511832">
                <text:p>209.511832</text:p>
              </table:table-cell>
              <table:table-cell office:value-type="float" office:value="74.0007405">
                <text:p>74.0007405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208.590035">
                <text:p>208.590035</text:p>
              </table:table-cell>
              <table:table-cell office:value-type="float" office:value="73.6771719">
                <text:p>73.6771719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208.633756">
                <text:p>208.633756</text:p>
              </table:table-cell>
              <table:table-cell office:value-type="float" office:value="73.0396795">
                <text:p>73.0396795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207.649296">
                <text:p>207.649296</text:p>
              </table:table-cell>
              <table:table-cell office:value-type="float" office:value="72.3580329">
                <text:p>72.3580329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207.555887">
                <text:p>207.555887</text:p>
              </table:table-cell>
              <table:table-cell office:value-type="float" office:value="72.0791243">
                <text:p>72.0791243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206.624495">
                <text:p>206.624495</text:p>
              </table:table-cell>
              <table:table-cell office:value-type="float" office:value="71.280182">
                <text:p>71.280182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206.955965">
                <text:p>206.955965</text:p>
              </table:table-cell>
              <table:table-cell office:value-type="float" office:value="70.8853486">
                <text:p>70.8853486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206.545655">
                <text:p>206.545655</text:p>
              </table:table-cell>
              <table:table-cell office:value-type="float" office:value="70.8616659">
                <text:p>70.8616659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207.099228">
                <text:p>207.099228</text:p>
              </table:table-cell>
              <table:table-cell office:value-type="float" office:value="70.7437259">
                <text:p>70.7437259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207.101787">
                <text:p>207.101787</text:p>
              </table:table-cell>
              <table:table-cell office:value-type="float" office:value="70.9307176">
                <text:p>70.9307176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207.49352">
                <text:p>207.49352</text:p>
              </table:table-cell>
              <table:table-cell office:value-type="float" office:value="70.824706">
                <text:p>70.824706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206.732333">
                <text:p>206.732333</text:p>
              </table:table-cell>
              <table:table-cell office:value-type="float" office:value="70.6012657">
                <text:p>70.6012657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207.719521">
                <text:p>207.719521</text:p>
              </table:table-cell>
              <table:table-cell office:value-type="float" office:value="70.566165">
                <text:p>70.566165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206.435055">
                <text:p>206.435055</text:p>
              </table:table-cell>
              <table:table-cell office:value-type="float" office:value="69.8239191">
                <text:p>69.8239191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207.16123">
                <text:p>207.16123</text:p>
              </table:table-cell>
              <table:table-cell office:value-type="float" office:value="69.5155273">
                <text:p>69.5155273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205.394062">
                <text:p>205.394062</text:p>
              </table:table-cell>
              <table:table-cell office:value-type="float" office:value="69.0357611">
                <text:p>69.0357611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206.251639">
                <text:p>206.251639</text:p>
              </table:table-cell>
              <table:table-cell office:value-type="float" office:value="68.8172701">
                <text:p>68.8172701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205.005335">
                <text:p>205.005335</text:p>
              </table:table-cell>
              <table:table-cell office:value-type="float" office:value="68.4717562">
                <text:p>68.4717562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204.543562">
                <text:p>204.543562</text:p>
              </table:table-cell>
              <table:table-cell office:value-type="float" office:value="67.9429851">
                <text:p>67.9429851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204.238693">
                <text:p>204.238693</text:p>
              </table:table-cell>
              <table:table-cell office:value-type="float" office:value="67.9967251">
                <text:p>67.9967251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204.701206">
                <text:p>204.701206</text:p>
              </table:table-cell>
              <table:table-cell office:value-type="float" office:value="67.955337">
                <text:p>67.955337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203.883488">
                <text:p>203.883488</text:p>
              </table:table-cell>
              <table:table-cell office:value-type="float" office:value="67.742431">
                <text:p>67.742431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203.562792">
                <text:p>203.562792</text:p>
              </table:table-cell>
              <table:table-cell office:value-type="float" office:value="67.3035092">
                <text:p>67.3035092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203.287531">
                <text:p>203.287531</text:p>
              </table:table-cell>
              <table:table-cell office:value-type="float" office:value="67.4881708">
                <text:p>67.4881708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202.800139">
                <text:p>202.800139</text:p>
              </table:table-cell>
              <table:table-cell office:value-type="float" office:value="67.2358556">
                <text:p>67.2358556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202.756059">
                <text:p>202.756059</text:p>
              </table:table-cell>
              <table:table-cell office:value-type="float" office:value="67.2440061">
                <text:p>67.2440061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202.781099">
                <text:p>202.781099</text:p>
              </table:table-cell>
              <table:table-cell office:value-type="float" office:value="67.1175752">
                <text:p>67.1175752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203.07054">
                <text:p>203.07054</text:p>
              </table:table-cell>
              <table:table-cell office:value-type="float" office:value="67.3056039">
                <text:p>67.3056039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203.818163">
                <text:p>203.818163</text:p>
              </table:table-cell>
              <table:table-cell office:value-type="float" office:value="67.0777217">
                <text:p>67.0777217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204.0078155">
                <text:p>204.0078155</text:p>
              </table:table-cell>
              <table:table-cell office:value-type="float" office:value="67.2076359">
                <text:p>67.2076359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204.902429">
                <text:p>204.902429</text:p>
              </table:table-cell>
              <table:table-cell office:value-type="float" office:value="67.1494579">
                <text:p>67.1494579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205.0802456">
                <text:p>205.0802456</text:p>
              </table:table-cell>
              <table:table-cell office:value-type="float" office:value="67.3196925">
                <text:p>67.3196925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205.8795815">
                <text:p>205.8795815</text:p>
              </table:table-cell>
              <table:table-cell office:value-type="float" office:value="67.2659902">
                <text:p>67.2659902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206.361453">
                <text:p>206.361453</text:p>
              </table:table-cell>
              <table:table-cell office:value-type="float" office:value="67.2787591">
                <text:p>67.2787591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206.928824">
                <text:p>206.928824</text:p>
              </table:table-cell>
              <table:table-cell office:value-type="float" office:value="67.2487622">
                <text:p>67.2487622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207.201306">
                <text:p>207.201306</text:p>
              </table:table-cell>
              <table:table-cell office:value-type="float" office:value="67.0854323">
                <text:p>67.0854323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207.319199">
                <text:p>207.319199</text:p>
              </table:table-cell>
              <table:table-cell office:value-type="float" office:value="67.3455733">
                <text:p>67.3455733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207.189463">
                <text:p>207.189463</text:p>
              </table:table-cell>
              <table:table-cell office:value-type="float" office:value="67.2794767">
                <text:p>67.2794767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206.5399095">
                <text:p>206.5399095</text:p>
              </table:table-cell>
              <table:table-cell office:value-type="float" office:value="67.5265654">
                <text:p>67.5265654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206.605631">
                <text:p>206.605631</text:p>
              </table:table-cell>
              <table:table-cell office:value-type="float" office:value="67.6105299">
                <text:p>67.6105299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205.779848">
                <text:p>205.779848</text:p>
              </table:table-cell>
              <table:table-cell office:value-type="float" office:value="67.7589942">
                <text:p>67.7589942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205.7798565">
                <text:p>205.7798565</text:p>
              </table:table-cell>
              <table:table-cell office:value-type="float" office:value="67.9726942">
                <text:p>67.9726942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204.890573">
                <text:p>204.890573</text:p>
              </table:table-cell>
              <table:table-cell office:value-type="float" office:value="67.6690389">
                <text:p>67.6690389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205.28569">
                <text:p>205.28569</text:p>
              </table:table-cell>
              <table:table-cell office:value-type="float" office:value="67.8332444">
                <text:p>67.8332444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204.316712">
                <text:p>204.316712</text:p>
              </table:table-cell>
              <table:table-cell office:value-type="float" office:value="67.2712375">
                <text:p>67.2712375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204.320198">
                <text:p>204.320198</text:p>
              </table:table-cell>
              <table:table-cell office:value-type="float" office:value="66.8952617">
                <text:p>66.8952617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204.1486695">
                <text:p>204.1486695</text:p>
              </table:table-cell>
              <table:table-cell office:value-type="float" office:value="66.6475634">
                <text:p>66.6475634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204.030813">
                <text:p>204.030813</text:p>
              </table:table-cell>
              <table:table-cell office:value-type="float" office:value="66.6159116">
                <text:p>66.6159116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203.984065">
                <text:p>203.984065</text:p>
              </table:table-cell>
              <table:table-cell office:value-type="float" office:value="66.2312198">
                <text:p>66.2312198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204.288604">
                <text:p>204.288604</text:p>
              </table:table-cell>
              <table:table-cell office:value-type="float" office:value="66.1101739">
                <text:p>66.1101739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204.556029">
                <text:p>204.556029</text:p>
              </table:table-cell>
              <table:table-cell office:value-type="float" office:value="66.2164271">
                <text:p>66.2164271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205.057163">
                <text:p>205.057163</text:p>
              </table:table-cell>
              <table:table-cell office:value-type="float" office:value="66.4162292">
                <text:p>66.4162292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205.829187">
                <text:p>205.829187</text:p>
              </table:table-cell>
              <table:table-cell office:value-type="float" office:value="66.8010647">
                <text:p>66.8010647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205.9250255">
                <text:p>205.9250255</text:p>
              </table:table-cell>
              <table:table-cell office:value-type="float" office:value="66.6006418">
                <text:p>66.6006418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206.418064">
                <text:p>206.418064</text:p>
              </table:table-cell>
              <table:table-cell office:value-type="float" office:value="67.3589934">
                <text:p>67.3589934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206.389156">
                <text:p>206.389156</text:p>
              </table:table-cell>
              <table:table-cell office:value-type="float" office:value="67.3786155">
                <text:p>67.3786155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206.401536">
                <text:p>206.401536</text:p>
              </table:table-cell>
              <table:table-cell office:value-type="float" office:value="67.6600498">
                <text:p>67.6600498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206.562899">
                <text:p>206.562899</text:p>
              </table:table-cell>
              <table:table-cell office:value-type="float" office:value="67.7812188">
                <text:p>67.7812188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206.326097">
                <text:p>206.326097</text:p>
              </table:table-cell>
              <table:table-cell office:value-type="float" office:value="67.9195214">
                <text:p>67.9195214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207.089838">
                <text:p>207.089838</text:p>
              </table:table-cell>
              <table:table-cell office:value-type="float" office:value="68.2385877">
                <text:p>68.2385877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206.174373">
                <text:p>206.174373</text:p>
              </table:table-cell>
              <table:table-cell office:value-type="float" office:value="67.8394804">
                <text:p>67.8394804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206.993447">
                <text:p>206.993447</text:p>
              </table:table-cell>
              <table:table-cell office:value-type="float" office:value="68.2078871">
                <text:p>68.2078871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206.267664">
                <text:p>206.267664</text:p>
              </table:table-cell>
              <table:table-cell office:value-type="float" office:value="67.5031592">
                <text:p>67.5031592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206.935419">
                <text:p>206.935419</text:p>
              </table:table-cell>
              <table:table-cell office:value-type="float" office:value="67.7814347">
                <text:p>67.7814347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205.366494">
                <text:p>205.366494</text:p>
              </table:table-cell>
              <table:table-cell office:value-type="float" office:value="66.9146747">
                <text:p>66.9146747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205.772473">
                <text:p>205.772473</text:p>
              </table:table-cell>
              <table:table-cell office:value-type="float" office:value="67.2263238">
                <text:p>67.2263238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204.325362">
                <text:p>204.325362</text:p>
              </table:table-cell>
              <table:table-cell office:value-type="float" office:value="67.0083254">
                <text:p>67.0083254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204.821952">
                <text:p>204.821952</text:p>
              </table:table-cell>
              <table:table-cell office:value-type="float" office:value="67.3879017">
                <text:p>67.3879017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203.299677">
                <text:p>203.299677</text:p>
              </table:table-cell>
              <table:table-cell office:value-type="float" office:value="67.4302058">
                <text:p>67.4302058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203.566523">
                <text:p>203.566523</text:p>
              </table:table-cell>
              <table:table-cell office:value-type="float" office:value="67.7240908">
                <text:p>67.7240908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202.753066">
                <text:p>202.753066</text:p>
              </table:table-cell>
              <table:table-cell office:value-type="float" office:value="68.0685068">
                <text:p>68.0685068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202.674303">
                <text:p>202.674303</text:p>
              </table:table-cell>
              <table:table-cell office:value-type="float" office:value="68.1680421">
                <text:p>68.1680421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202.671367">
                <text:p>202.671367</text:p>
              </table:table-cell>
              <table:table-cell office:value-type="float" office:value="68.2481624">
                <text:p>68.2481624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202.447408">
                <text:p>202.447408</text:p>
              </table:table-cell>
              <table:table-cell office:value-type="float" office:value="68.4188336">
                <text:p>68.4188336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202.706812">
                <text:p>202.706812</text:p>
              </table:table-cell>
              <table:table-cell office:value-type="float" office:value="68.2206918">
                <text:p>68.2206918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202.45582">
                <text:p>202.45582</text:p>
              </table:table-cell>
              <table:table-cell office:value-type="float" office:value="68.3370399">
                <text:p>68.3370399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202.132076">
                <text:p>202.132076</text:p>
              </table:table-cell>
              <table:table-cell office:value-type="float" office:value="68.1592568">
                <text:p>68.1592568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201.824993">
                <text:p>201.824993</text:p>
              </table:table-cell>
              <table:table-cell office:value-type="float" office:value="68.0335448">
                <text:p>68.0335448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201.394046">
                <text:p>201.394046</text:p>
              </table:table-cell>
              <table:table-cell office:value-type="float" office:value="67.7477821">
                <text:p>67.7477821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201.090777">
                <text:p>201.090777</text:p>
              </table:table-cell>
              <table:table-cell office:value-type="float" office:value="67.5867472">
                <text:p>67.5867472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99.906354">
                <text:p>199.906354</text:p>
              </table:table-cell>
              <table:table-cell office:value-type="float" office:value="67.4085014">
                <text:p>67.4085014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99.74807">
                <text:p>199.74807</text:p>
              </table:table-cell>
              <table:table-cell office:value-type="float" office:value="67.354941">
                <text:p>67.354941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98.752462">
                <text:p>198.752462</text:p>
              </table:table-cell>
              <table:table-cell office:value-type="float" office:value="67.4718587">
                <text:p>67.4718587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98.598747">
                <text:p>198.598747</text:p>
              </table:table-cell>
              <table:table-cell office:value-type="float" office:value="67.5632928">
                <text:p>67.5632928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98.594618">
                <text:p>198.594618</text:p>
              </table:table-cell>
              <table:table-cell office:value-type="float" office:value="68.0434551">
                <text:p>68.0434551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98.163241">
                <text:p>198.163241</text:p>
              </table:table-cell>
              <table:table-cell office:value-type="float" office:value="68.1100849">
                <text:p>68.1100849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98.209327">
                <text:p>198.209327</text:p>
              </table:table-cell>
              <table:table-cell office:value-type="float" office:value="68.4694683">
                <text:p>68.4694683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97.971865">
                <text:p>197.971865</text:p>
              </table:table-cell>
              <table:table-cell office:value-type="float" office:value="68.5209693">
                <text:p>68.5209693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98.039116">
                <text:p>198.039116</text:p>
              </table:table-cell>
              <table:table-cell office:value-type="float" office:value="68.4181924">
                <text:p>68.4181924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97.90315">
                <text:p>197.90315</text:p>
              </table:table-cell>
              <table:table-cell office:value-type="float" office:value="68.3448459">
                <text:p>68.3448459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98.07917">
                <text:p>198.07917</text:p>
              </table:table-cell>
              <table:table-cell office:value-type="float" office:value="68.3658949">
                <text:p>68.3658949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98.034081">
                <text:p>198.034081</text:p>
              </table:table-cell>
              <table:table-cell office:value-type="float" office:value="68.2980425">
                <text:p>68.2980425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97.759054">
                <text:p>197.759054</text:p>
              </table:table-cell>
              <table:table-cell office:value-type="float" office:value="68.1651019">
                <text:p>68.1651019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97.671903">
                <text:p>197.671903</text:p>
              </table:table-cell>
              <table:table-cell office:value-type="float" office:value="68.0800631">
                <text:p>68.0800631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97.092932">
                <text:p>197.092932</text:p>
              </table:table-cell>
              <table:table-cell office:value-type="float" office:value="68.1473955">
                <text:p>68.1473955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96.859274">
                <text:p>196.859274</text:p>
              </table:table-cell>
              <table:table-cell office:value-type="float" office:value="67.9609661">
                <text:p>67.9609661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96.553877">
                <text:p>196.553877</text:p>
              </table:table-cell>
              <table:table-cell office:value-type="float" office:value="68.246762">
                <text:p>68.246762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96.545688">
                <text:p>196.545688</text:p>
              </table:table-cell>
              <table:table-cell office:value-type="float" office:value="68.2123975">
                <text:p>68.2123975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96.423316">
                <text:p>196.423316</text:p>
              </table:table-cell>
              <table:table-cell office:value-type="float" office:value="68.1756627">
                <text:p>68.1756627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96.520725">
                <text:p>196.520725</text:p>
              </table:table-cell>
              <table:table-cell office:value-type="float" office:value="68.306618">
                <text:p>68.306618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96.224791">
                <text:p>196.224791</text:p>
              </table:table-cell>
              <table:table-cell office:value-type="float" office:value="68.1138895">
                <text:p>68.1138895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95.760741">
                <text:p>195.760741</text:p>
              </table:table-cell>
              <table:table-cell office:value-type="float" office:value="68.4613927">
                <text:p>68.4613927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94.905605">
                <text:p>194.905605</text:p>
              </table:table-cell>
              <table:table-cell office:value-type="float" office:value="67.8955936">
                <text:p>67.8955936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94.799829">
                <text:p>194.799829</text:p>
              </table:table-cell>
              <table:table-cell office:value-type="float" office:value="68.4284959">
                <text:p>68.4284959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93.664002">
                <text:p>193.664002</text:p>
              </table:table-cell>
              <table:table-cell office:value-type="float" office:value="68.1953796">
                <text:p>68.1953796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93.751161">
                <text:p>193.751161</text:p>
              </table:table-cell>
              <table:table-cell office:value-type="float" office:value="68.8818709">
                <text:p>68.8818709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93.186952">
                <text:p>193.186952</text:p>
              </table:table-cell>
              <table:table-cell office:value-type="float" office:value="68.8715637">
                <text:p>68.8715637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93.042709">
                <text:p>193.042709</text:p>
              </table:table-cell>
              <table:table-cell office:value-type="float" office:value="69.1922372">
                <text:p>69.1922372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92.61606">
                <text:p>192.61606</text:p>
              </table:table-cell>
              <table:table-cell office:value-type="float" office:value="69.4423239">
                <text:p>69.4423239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92.752214">
                <text:p>192.752214</text:p>
              </table:table-cell>
              <table:table-cell office:value-type="float" office:value="69.3951263">
                <text:p>69.3951263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92.746864">
                <text:p>192.746864</text:p>
              </table:table-cell>
              <table:table-cell office:value-type="float" office:value="69.6051792">
                <text:p>69.6051792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92.859674">
                <text:p>192.859674</text:p>
              </table:table-cell>
              <table:table-cell office:value-type="float" office:value="69.6815822">
                <text:p>69.6815822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92.886885">
                <text:p>192.886885</text:p>
              </table:table-cell>
              <table:table-cell office:value-type="float" office:value="69.6638447">
                <text:p>69.6638447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92.981103">
                <text:p>192.981103</text:p>
              </table:table-cell>
              <table:table-cell office:value-type="float" office:value="69.7803087">
                <text:p>69.7803087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92.774548">
                <text:p>192.774548</text:p>
              </table:table-cell>
              <table:table-cell office:value-type="float" office:value="69.8225564">
                <text:p>69.8225564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92.543376">
                <text:p>192.543376</text:p>
              </table:table-cell>
              <table:table-cell office:value-type="float" office:value="69.9426483">
                <text:p>69.9426483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91.905481">
                <text:p>191.905481</text:p>
              </table:table-cell>
              <table:table-cell office:value-type="float" office:value="69.9923407">
                <text:p>69.9923407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91.458942">
                <text:p>191.458942</text:p>
              </table:table-cell>
              <table:table-cell office:value-type="float" office:value="70.2047723">
                <text:p>70.2047723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90.448194">
                <text:p>190.448194</text:p>
              </table:table-cell>
              <table:table-cell office:value-type="float" office:value="69.7096329">
                <text:p>69.7096329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90.065899">
                <text:p>190.065899</text:p>
              </table:table-cell>
              <table:table-cell office:value-type="float" office:value="69.9943749">
                <text:p>69.9943749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89.021762">
                <text:p>189.021762</text:p>
              </table:table-cell>
              <table:table-cell office:value-type="float" office:value="69.6415207">
                <text:p>69.6415207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88.561435">
                <text:p>188.561435</text:p>
              </table:table-cell>
              <table:table-cell office:value-type="float" office:value="69.8816267">
                <text:p>69.8816267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87.432474">
                <text:p>187.432474</text:p>
              </table:table-cell>
              <table:table-cell office:value-type="float" office:value="69.2579281">
                <text:p>69.2579281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87.221933">
                <text:p>187.221933</text:p>
              </table:table-cell>
              <table:table-cell office:value-type="float" office:value="69.5693104">
                <text:p>69.5693104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87.243596">
                <text:p>187.243596</text:p>
              </table:table-cell>
              <table:table-cell office:value-type="float" office:value="69.461313">
                <text:p>69.461313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86.950263">
                <text:p>186.950263</text:p>
              </table:table-cell>
              <table:table-cell office:value-type="float" office:value="69.2293023">
                <text:p>69.2293023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87.545015">
                <text:p>187.545015</text:p>
              </table:table-cell>
              <table:table-cell office:value-type="float" office:value="69.3507732">
                <text:p>69.3507732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87.31854">
                <text:p>187.31854</text:p>
              </table:table-cell>
              <table:table-cell office:value-type="float" office:value="69.0510166">
                <text:p>69.0510166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88.309123">
                <text:p>188.309123</text:p>
              </table:table-cell>
              <table:table-cell office:value-type="float" office:value="68.6632677">
                <text:p>68.6632677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88.01426">
                <text:p>188.01426</text:p>
              </table:table-cell>
              <table:table-cell office:value-type="float" office:value="68.5173037">
                <text:p>68.5173037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88.755783">
                <text:p>188.755783</text:p>
              </table:table-cell>
              <table:table-cell office:value-type="float" office:value="67.7387807">
                <text:p>67.7387807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88.492146">
                <text:p>188.492146</text:p>
              </table:table-cell>
              <table:table-cell office:value-type="float" office:value="67.7381111">
                <text:p>67.7381111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89.020546">
                <text:p>189.020546</text:p>
              </table:table-cell>
              <table:table-cell office:value-type="float" office:value="67.0265693">
                <text:p>67.0265693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88.595226">
                <text:p>188.595226</text:p>
              </table:table-cell>
              <table:table-cell office:value-type="float" office:value="67.1245105">
                <text:p>67.1245105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88.709796">
                <text:p>188.709796</text:p>
              </table:table-cell>
              <table:table-cell office:value-type="float" office:value="66.6733786">
                <text:p>66.6733786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88.434043">
                <text:p>188.434043</text:p>
              </table:table-cell>
              <table:table-cell office:value-type="float" office:value="66.907263">
                <text:p>66.907263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87.988824">
                <text:p>187.988824</text:p>
              </table:table-cell>
              <table:table-cell office:value-type="float" office:value="66.4345863">
                <text:p>66.4345863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87.594089">
                <text:p>187.594089</text:p>
              </table:table-cell>
              <table:table-cell office:value-type="float" office:value="66.4716307">
                <text:p>66.4716307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87.386463">
                <text:p>187.386463</text:p>
              </table:table-cell>
              <table:table-cell office:value-type="float" office:value="65.9440994">
                <text:p>65.9440994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86.476285">
                <text:p>186.476285</text:p>
              </table:table-cell>
              <table:table-cell office:value-type="float" office:value="66.1201515">
                <text:p>66.1201515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86.363819">
                <text:p>186.363819</text:p>
              </table:table-cell>
              <table:table-cell office:value-type="float" office:value="65.8743964">
                <text:p>65.8743964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85.737469">
                <text:p>185.737469</text:p>
              </table:table-cell>
              <table:table-cell office:value-type="float" office:value="65.3069375">
                <text:p>65.3069375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85.007915">
                <text:p>185.007915</text:p>
              </table:table-cell>
              <table:table-cell office:value-type="float" office:value="64.7433792">
                <text:p>64.7433792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84.297266">
                <text:p>184.297266</text:p>
              </table:table-cell>
              <table:table-cell office:value-type="float" office:value="63.9663449">
                <text:p>63.9663449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83.944163">
                <text:p>183.944163</text:p>
              </table:table-cell>
              <table:table-cell office:value-type="float" office:value="64.002959">
                <text:p>64.002959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83.247615">
                <text:p>183.247615</text:p>
              </table:table-cell>
              <table:table-cell office:value-type="float" office:value="63.0348093">
                <text:p>63.0348093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82.821609">
                <text:p>182.821609</text:p>
              </table:table-cell>
              <table:table-cell office:value-type="float" office:value="63.2447958">
                <text:p>63.2447958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82.557953">
                <text:p>182.557953</text:p>
              </table:table-cell>
              <table:table-cell office:value-type="float" office:value="62.3533854">
                <text:p>62.3533854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82.618852">
                <text:p>182.618852</text:p>
              </table:table-cell>
              <table:table-cell office:value-type="float" office:value="62.6010076">
                <text:p>62.6010076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82.741942">
                <text:p>182.741942</text:p>
              </table:table-cell>
              <table:table-cell office:value-type="float" office:value="61.9641811">
                <text:p>61.9641811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83.118058">
                <text:p>183.118058</text:p>
              </table:table-cell>
              <table:table-cell office:value-type="float" office:value="62.1724229">
                <text:p>62.1724229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82.927379">
                <text:p>182.927379</text:p>
              </table:table-cell>
              <table:table-cell office:value-type="float" office:value="61.6318592">
                <text:p>61.6318592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83.391636">
                <text:p>183.391636</text:p>
              </table:table-cell>
              <table:table-cell office:value-type="float" office:value="62.0694101">
                <text:p>62.0694101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83.2497675">
                <text:p>183.2497675</text:p>
              </table:table-cell>
              <table:table-cell office:value-type="float" office:value="61.8110432">
                <text:p>61.8110432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83.4907945">
                <text:p>183.4907945</text:p>
              </table:table-cell>
              <table:table-cell office:value-type="float" office:value="62.4688517">
                <text:p>62.4688517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83.398694">
                <text:p>183.398694</text:p>
              </table:table-cell>
              <table:table-cell office:value-type="float" office:value="62.3408539">
                <text:p>62.3408539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82.864689">
                <text:p>182.864689</text:p>
              </table:table-cell>
              <table:table-cell office:value-type="float" office:value="63.0135075">
                <text:p>63.0135075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82.722313">
                <text:p>182.722313</text:p>
              </table:table-cell>
              <table:table-cell office:value-type="float" office:value="62.9412713">
                <text:p>62.9412713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81.756007">
                <text:p>181.756007</text:p>
              </table:table-cell>
              <table:table-cell office:value-type="float" office:value="62.8453726">
                <text:p>62.8453726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81.215341">
                <text:p>181.215341</text:p>
              </table:table-cell>
              <table:table-cell office:value-type="float" office:value="62.8815286">
                <text:p>62.8815286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79.869531">
                <text:p>179.869531</text:p>
              </table:table-cell>
              <table:table-cell office:value-type="float" office:value="62.4307108">
                <text:p>62.4307108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79.344227">
                <text:p>179.344227</text:p>
              </table:table-cell>
              <table:table-cell office:value-type="float" office:value="62.5190988">
                <text:p>62.5190988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78.430003">
                <text:p>178.430003</text:p>
              </table:table-cell>
              <table:table-cell office:value-type="float" office:value="62.2303266">
                <text:p>62.2303266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78.031473">
                <text:p>178.031473</text:p>
              </table:table-cell>
              <table:table-cell office:value-type="float" office:value="62.1082089">
                <text:p>62.1082089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78.089845">
                <text:p>178.089845</text:p>
              </table:table-cell>
              <table:table-cell office:value-type="float" office:value="61.8572005">
                <text:p>61.8572005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78.014946">
                <text:p>178.014946</text:p>
              </table:table-cell>
              <table:table-cell office:value-type="float" office:value="61.7444671">
                <text:p>61.7444671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78.4828176">
                <text:p>178.4828176</text:p>
              </table:table-cell>
              <table:table-cell office:value-type="float" office:value="61.524531">
                <text:p>61.524531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78.8935606">
                <text:p>178.8935606</text:p>
              </table:table-cell>
              <table:table-cell office:value-type="float" office:value="61.4693954">
                <text:p>61.4693954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79.5334824">
                <text:p>179.5334824</text:p>
              </table:table-cell>
              <table:table-cell office:value-type="float" office:value="61.065624">
                <text:p>61.065624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80.2343104">
                <text:p>180.2343104</text:p>
              </table:table-cell>
              <table:table-cell office:value-type="float" office:value="60.9795827">
                <text:p>60.9795827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80.932744">
                <text:p>180.932744</text:p>
              </table:table-cell>
              <table:table-cell office:value-type="float" office:value="60.7076948">
                <text:p>60.7076948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81.387942">
                <text:p>181.387942</text:p>
              </table:table-cell>
              <table:table-cell office:value-type="float" office:value="60.5788407">
                <text:p>60.5788407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81.549807">
                <text:p>181.549807</text:p>
              </table:table-cell>
              <table:table-cell office:value-type="float" office:value="60.5754516">
                <text:p>60.5754516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81.740128">
                <text:p>181.740128</text:p>
              </table:table-cell>
              <table:table-cell office:value-type="float" office:value="60.2513924">
                <text:p>60.2513924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82.462452">
                <text:p>182.462452</text:p>
              </table:table-cell>
              <table:table-cell office:value-type="float" office:value="60.5407991">
                <text:p>60.5407991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82.617082">
                <text:p>182.617082</text:p>
              </table:table-cell>
              <table:table-cell office:value-type="float" office:value="60.1996168">
                <text:p>60.1996168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83.0443075">
                <text:p>183.0443075</text:p>
              </table:table-cell>
              <table:table-cell office:value-type="float" office:value="60.3729516">
                <text:p>60.3729516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83.3228285">
                <text:p>183.3228285</text:p>
              </table:table-cell>
              <table:table-cell office:value-type="float" office:value="60.0466721">
                <text:p>60.0466721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83.927704">
                <text:p>183.927704</text:p>
              </table:table-cell>
              <table:table-cell office:value-type="float" office:value="60.3301484">
                <text:p>60.3301484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84.230275">
                <text:p>184.230275</text:p>
              </table:table-cell>
              <table:table-cell office:value-type="float" office:value="59.8830262">
                <text:p>59.8830262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84.7098534">
                <text:p>184.7098534</text:p>
              </table:table-cell>
              <table:table-cell office:value-type="float" office:value="60.0124786">
                <text:p>60.0124786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84.6279134">
                <text:p>184.6279134</text:p>
              </table:table-cell>
              <table:table-cell office:value-type="float" office:value="59.5757645">
                <text:p>59.5757645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85.0627244">
                <text:p>185.0627244</text:p>
              </table:table-cell>
              <table:table-cell office:value-type="float" office:value="59.9666686">
                <text:p>59.9666686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84.7737874">
                <text:p>184.7737874</text:p>
              </table:table-cell>
              <table:table-cell office:value-type="float" office:value="59.532248">
                <text:p>59.532248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86.0637384">
                <text:p>186.0637384</text:p>
              </table:table-cell>
              <table:table-cell office:value-type="float" office:value="59.8769696">
                <text:p>59.8769696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85.4107934">
                <text:p>185.4107934</text:p>
              </table:table-cell>
              <table:table-cell office:value-type="float" office:value="59.5880583">
                <text:p>59.5880583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87.0340274">
                <text:p>187.0340274</text:p>
              </table:table-cell>
              <table:table-cell office:value-type="float" office:value="59.9620144">
                <text:p>59.9620144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86.885032">
                <text:p>186.885032</text:p>
              </table:table-cell>
              <table:table-cell office:value-type="float" office:value="60.2392588">
                <text:p>60.2392588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86.899872">
                <text:p>186.899872</text:p>
              </table:table-cell>
              <table:table-cell office:value-type="float" office:value="60.0018899">
                <text:p>60.0018899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87.211361">
                <text:p>187.211361</text:p>
              </table:table-cell>
              <table:table-cell office:value-type="float" office:value="60.3905862">
                <text:p>60.3905862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87.821087">
                <text:p>187.821087</text:p>
              </table:table-cell>
              <table:table-cell office:value-type="float" office:value="60.4618527">
                <text:p>60.4618527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87.851492">
                <text:p>187.851492</text:p>
              </table:table-cell>
              <table:table-cell office:value-type="float" office:value="60.6523146">
                <text:p>60.6523146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88.215859">
                <text:p>188.215859</text:p>
              </table:table-cell>
              <table:table-cell office:value-type="float" office:value="60.5723938">
                <text:p>60.5723938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88.124773">
                <text:p>188.124773</text:p>
              </table:table-cell>
              <table:table-cell office:value-type="float" office:value="60.6777665">
                <text:p>60.6777665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87.866645">
                <text:p>187.866645</text:p>
              </table:table-cell>
              <table:table-cell office:value-type="float" office:value="60.4797776">
                <text:p>60.4797776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87.572366">
                <text:p>187.572366</text:p>
              </table:table-cell>
              <table:table-cell office:value-type="float" office:value="60.0325175">
                <text:p>60.0325175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87.585295">
                <text:p>187.585295</text:p>
              </table:table-cell>
              <table:table-cell office:value-type="float" office:value="60.0620502">
                <text:p>60.0620502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87.467558">
                <text:p>187.467558</text:p>
              </table:table-cell>
              <table:table-cell office:value-type="float" office:value="59.6324154">
                <text:p>59.6324154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88.115226">
                <text:p>188.115226</text:p>
              </table:table-cell>
              <table:table-cell office:value-type="float" office:value="60.119161">
                <text:p>60.119161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88.10757">
                <text:p>188.10757</text:p>
              </table:table-cell>
              <table:table-cell office:value-type="float" office:value="59.7811494">
                <text:p>59.7811494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87.855669">
                <text:p>187.855669</text:p>
              </table:table-cell>
              <table:table-cell office:value-type="float" office:value="59.9910142">
                <text:p>59.9910142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87.990929">
                <text:p>187.990929</text:p>
              </table:table-cell>
              <table:table-cell office:value-type="float" office:value="60.1932747">
                <text:p>60.1932747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87.2512">
                <text:p>187.2512</text:p>
              </table:table-cell>
              <table:table-cell office:value-type="float" office:value="60.493561">
                <text:p>60.493561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87.357096">
                <text:p>187.357096</text:p>
              </table:table-cell>
              <table:table-cell office:value-type="float" office:value="60.7949663">
                <text:p>60.7949663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86.268587">
                <text:p>186.268587</text:p>
              </table:table-cell>
              <table:table-cell office:value-type="float" office:value="60.8273097">
                <text:p>60.8273097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86.656725">
                <text:p>186.656725</text:p>
              </table:table-cell>
              <table:table-cell office:value-type="float" office:value="61.2522205">
                <text:p>61.2522205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86.104489">
                <text:p>186.104489</text:p>
              </table:table-cell>
              <table:table-cell office:value-type="float" office:value="61.7169817">
                <text:p>61.7169817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86.12871">
                <text:p>186.12871</text:p>
              </table:table-cell>
              <table:table-cell office:value-type="float" office:value="61.6660556">
                <text:p>61.6660556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85.834458">
                <text:p>185.834458</text:p>
              </table:table-cell>
              <table:table-cell office:value-type="float" office:value="62.019731">
                <text:p>62.019731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85.891403">
                <text:p>185.891403</text:p>
              </table:table-cell>
              <table:table-cell office:value-type="float" office:value="61.9925529">
                <text:p>61.9925529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86.087052">
                <text:p>186.087052</text:p>
              </table:table-cell>
              <table:table-cell office:value-type="float" office:value="62.4757699">
                <text:p>62.4757699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86.263002">
                <text:p>186.263002</text:p>
              </table:table-cell>
              <table:table-cell office:value-type="float" office:value="62.5243339">
                <text:p>62.5243339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87.314606">
                <text:p>187.314606</text:p>
              </table:table-cell>
              <table:table-cell office:value-type="float" office:value="63.1282425">
                <text:p>63.1282425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87.135589">
                <text:p>187.135589</text:p>
              </table:table-cell>
              <table:table-cell office:value-type="float" office:value="63.1990118">
                <text:p>63.1990118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88.13608">
                <text:p>188.13608</text:p>
              </table:table-cell>
              <table:table-cell office:value-type="float" office:value="63.432565">
                <text:p>63.432565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87.682304">
                <text:p>187.682304</text:p>
              </table:table-cell>
              <table:table-cell office:value-type="float" office:value="63.468353">
                <text:p>63.468353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87.388465">
                <text:p>187.388465</text:p>
              </table:table-cell>
              <table:table-cell office:value-type="float" office:value="63.0678634">
                <text:p>63.0678634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86.692999">
                <text:p>186.692999</text:p>
              </table:table-cell>
              <table:table-cell office:value-type="float" office:value="62.9452398">
                <text:p>62.9452398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86.364463">
                <text:p>186.364463</text:p>
              </table:table-cell>
              <table:table-cell office:value-type="float" office:value="62.6628656">
                <text:p>62.6628656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85.859857">
                <text:p>185.859857</text:p>
              </table:table-cell>
              <table:table-cell office:value-type="float" office:value="62.3412879">
                <text:p>62.3412879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85.940417">
                <text:p>185.940417</text:p>
              </table:table-cell>
              <table:table-cell office:value-type="float" office:value="62.0801651">
                <text:p>62.0801651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85.5594">
                <text:p>185.5594</text:p>
              </table:table-cell>
              <table:table-cell office:value-type="float" office:value="61.8692668">
                <text:p>61.8692668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85.689702">
                <text:p>185.689702</text:p>
              </table:table-cell>
              <table:table-cell office:value-type="float" office:value="62.054242">
                <text:p>62.054242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85.883952">
                <text:p>185.883952</text:p>
              </table:table-cell>
              <table:table-cell office:value-type="float" office:value="62.0873234">
                <text:p>62.0873234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86.158016">
                <text:p>186.158016</text:p>
              </table:table-cell>
              <table:table-cell office:value-type="float" office:value="62.5618171">
                <text:p>62.5618171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86.490934">
                <text:p>186.490934</text:p>
              </table:table-cell>
              <table:table-cell office:value-type="float" office:value="62.9118907">
                <text:p>62.9118907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86.358168">
                <text:p>186.358168</text:p>
              </table:table-cell>
              <table:table-cell office:value-type="float" office:value="63.3042108">
                <text:p>63.3042108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86.537294">
                <text:p>186.537294</text:p>
              </table:table-cell>
              <table:table-cell office:value-type="float" office:value="64.1298684">
                <text:p>64.1298684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86.123185">
                <text:p>186.123185</text:p>
              </table:table-cell>
              <table:table-cell office:value-type="float" office:value="64.5365057">
                <text:p>64.5365057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86.9058">
                <text:p>186.9058</text:p>
              </table:table-cell>
              <table:table-cell office:value-type="float" office:value="66.1825978">
                <text:p>66.1825978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87.09125">
                <text:p>187.09125</text:p>
              </table:table-cell>
              <table:table-cell office:value-type="float" office:value="66.600198">
                <text:p>66.600198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87.196131">
                <text:p>187.196131</text:p>
              </table:table-cell>
              <table:table-cell office:value-type="float" office:value="68.056991">
                <text:p>68.056991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88.582562">
                <text:p>188.582562</text:p>
              </table:table-cell>
              <table:table-cell office:value-type="float" office:value="68.6165295">
                <text:p>68.6165295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88.919158">
                <text:p>188.919158</text:p>
              </table:table-cell>
              <table:table-cell office:value-type="float" office:value="69.8662886">
                <text:p>69.8662886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89.967795">
                <text:p>189.967795</text:p>
              </table:table-cell>
              <table:table-cell office:value-type="float" office:value="70.0467328">
                <text:p>70.0467328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89.75584">
                <text:p>189.75584</text:p>
              </table:table-cell>
              <table:table-cell office:value-type="float" office:value="70.5613363">
                <text:p>70.5613363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90.700724">
                <text:p>190.700724</text:p>
              </table:table-cell>
              <table:table-cell office:value-type="float" office:value="70.6665162">
                <text:p>70.6665162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90.505587">
                <text:p>190.505587</text:p>
              </table:table-cell>
              <table:table-cell office:value-type="float" office:value="70.8715002">
                <text:p>70.8715002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90.89229">
                <text:p>190.89229</text:p>
              </table:table-cell>
              <table:table-cell office:value-type="float" office:value="70.6201994">
                <text:p>70.6201994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90.788275">
                <text:p>190.788275</text:p>
              </table:table-cell>
              <table:table-cell office:value-type="float" office:value="70.6841344">
                <text:p>70.6841344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91.903924">
                <text:p>191.903924</text:p>
              </table:table-cell>
              <table:table-cell office:value-type="float" office:value="70.4005368">
                <text:p>70.4005368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91.907229">
                <text:p>191.907229</text:p>
              </table:table-cell>
              <table:table-cell office:value-type="float" office:value="70.3466738">
                <text:p>70.3466738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92.764545">
                <text:p>192.764545</text:p>
              </table:table-cell>
              <table:table-cell office:value-type="float" office:value="69.886114">
                <text:p>69.886114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92.930295">
                <text:p>192.930295</text:p>
              </table:table-cell>
              <table:table-cell office:value-type="float" office:value="69.8102923">
                <text:p>69.8102923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93.547982">
                <text:p>193.547982</text:p>
              </table:table-cell>
              <table:table-cell office:value-type="float" office:value="69.3850645">
                <text:p>69.3850645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93.665708">
                <text:p>193.665708</text:p>
              </table:table-cell>
              <table:table-cell office:value-type="float" office:value="69.1986302">
                <text:p>69.1986302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93.678907">
                <text:p>193.678907</text:p>
              </table:table-cell>
              <table:table-cell office:value-type="float" office:value="68.7614363">
                <text:p>68.7614363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93.806599">
                <text:p>193.806599</text:p>
              </table:table-cell>
              <table:table-cell office:value-type="float" office:value="68.2533107">
                <text:p>68.2533107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92.677258">
                <text:p>192.677258</text:p>
              </table:table-cell>
              <table:table-cell office:value-type="float" office:value="67.7923676">
                <text:p>67.7923676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92.532357">
                <text:p>192.532357</text:p>
              </table:table-cell>
              <table:table-cell office:value-type="float" office:value="67.2583342">
                <text:p>67.2583342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90.723204">
                <text:p>190.723204</text:p>
              </table:table-cell>
              <table:table-cell office:value-type="float" office:value="66.6719861">
                <text:p>66.6719861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90.403462">
                <text:p>190.403462</text:p>
              </table:table-cell>
              <table:table-cell office:value-type="float" office:value="66.2608963">
                <text:p>66.2608963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88.6746186">
                <text:p>188.6746186</text:p>
              </table:table-cell>
              <table:table-cell office:value-type="float" office:value="65.9744808">
                <text:p>65.9744808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88.7328356">
                <text:p>188.7328356</text:p>
              </table:table-cell>
              <table:table-cell office:value-type="float" office:value="65.6194952">
                <text:p>65.6194952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87.943134">
                <text:p>187.943134</text:p>
              </table:table-cell>
              <table:table-cell office:value-type="float" office:value="65.3657993">
                <text:p>65.3657993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88.202299">
                <text:p>188.202299</text:p>
              </table:table-cell>
              <table:table-cell office:value-type="float" office:value="64.8263678">
                <text:p>64.8263678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88.119733">
                <text:p>188.119733</text:p>
              </table:table-cell>
              <table:table-cell office:value-type="float" office:value="64.5130797">
                <text:p>64.5130797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88.659825">
                <text:p>188.659825</text:p>
              </table:table-cell>
              <table:table-cell office:value-type="float" office:value="64.1686142">
                <text:p>64.1686142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88.881854">
                <text:p>188.881854</text:p>
              </table:table-cell>
              <table:table-cell office:value-type="float" office:value="63.7650205">
                <text:p>63.7650205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89.901331">
                <text:p>189.901331</text:p>
              </table:table-cell>
              <table:table-cell office:value-type="float" office:value="63.6622475">
                <text:p>63.6622475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90.048339">
                <text:p>190.048339</text:p>
              </table:table-cell>
              <table:table-cell office:value-type="float" office:value="63.2662863">
                <text:p>63.2662863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91.154534">
                <text:p>191.154534</text:p>
              </table:table-cell>
              <table:table-cell office:value-type="float" office:value="63.4274328">
                <text:p>63.4274328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91.841359">
                <text:p>191.841359</text:p>
              </table:table-cell>
              <table:table-cell office:value-type="float" office:value="63.2587327">
                <text:p>63.2587327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93.018993">
                <text:p>193.018993</text:p>
              </table:table-cell>
              <table:table-cell office:value-type="float" office:value="63.6425344">
                <text:p>63.6425344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93.942823">
                <text:p>193.942823</text:p>
              </table:table-cell>
              <table:table-cell office:value-type="float" office:value="63.644857">
                <text:p>63.644857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95.216452">
                <text:p>195.216452</text:p>
              </table:table-cell>
              <table:table-cell office:value-type="float" office:value="63.8918147">
                <text:p>63.8918147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96.5061934">
                <text:p>196.5061934</text:p>
              </table:table-cell>
              <table:table-cell office:value-type="float" office:value="64.1322537">
                <text:p>64.1322537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97.6946434">
                <text:p>197.6946434</text:p>
              </table:table-cell>
              <table:table-cell office:value-type="float" office:value="64.370077">
                <text:p>64.370077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98.0376206">
                <text:p>198.0376206</text:p>
              </table:table-cell>
              <table:table-cell office:value-type="float" office:value="64.5398281">
                <text:p>64.5398281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98.7499916">
                <text:p>198.7499916</text:p>
              </table:table-cell>
              <table:table-cell office:value-type="float" office:value="64.5735777">
                <text:p>64.5735777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99.114741">
                <text:p>199.114741</text:p>
              </table:table-cell>
              <table:table-cell office:value-type="float" office:value="64.9371885">
                <text:p>64.9371885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99.067796">
                <text:p>199.067796</text:p>
              </table:table-cell>
              <table:table-cell office:value-type="float" office:value="64.5828366">
                <text:p>64.5828366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98.085336">
                <text:p>198.085336</text:p>
              </table:table-cell>
              <table:table-cell office:value-type="float" office:value="64.3553107">
                <text:p>64.3553107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97.604992">
                <text:p>197.604992</text:p>
              </table:table-cell>
              <table:table-cell office:value-type="float" office:value="63.8294456">
                <text:p>63.8294456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97.41559">
                <text:p>197.41559</text:p>
              </table:table-cell>
              <table:table-cell office:value-type="float" office:value="64.482999">
                <text:p>64.482999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97.046823">
                <text:p>197.046823</text:p>
              </table:table-cell>
              <table:table-cell office:value-type="float" office:value="64.2851471">
                <text:p>64.2851471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96.739098">
                <text:p>196.739098</text:p>
              </table:table-cell>
              <table:table-cell office:value-type="float" office:value="64.9439977">
                <text:p>64.9439977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96.34793">
                <text:p>196.34793</text:p>
              </table:table-cell>
              <table:table-cell office:value-type="float" office:value="65.0340632">
                <text:p>65.0340632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95.685146">
                <text:p>195.685146</text:p>
              </table:table-cell>
              <table:table-cell office:value-type="float" office:value="65.4513915">
                <text:p>65.4513915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95.3900454">
                <text:p>195.3900454</text:p>
              </table:table-cell>
              <table:table-cell office:value-type="float" office:value="65.6072523">
                <text:p>65.6072523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94.9342964">
                <text:p>194.9342964</text:p>
              </table:table-cell>
              <table:table-cell office:value-type="float" office:value="65.7623654">
                <text:p>65.7623654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94.558078">
                <text:p>194.558078</text:p>
              </table:table-cell>
              <table:table-cell office:value-type="float" office:value="65.8132325">
                <text:p>65.8132325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93.953736">
                <text:p>193.953736</text:p>
              </table:table-cell>
              <table:table-cell office:value-type="float" office:value="66.0772981">
                <text:p>66.0772981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93.7975754">
                <text:p>193.7975754</text:p>
              </table:table-cell>
              <table:table-cell office:value-type="float" office:value="65.9524549">
                <text:p>65.9524549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192.9909434">
                <text:p>192.9909434</text:p>
              </table:table-cell>
              <table:table-cell office:value-type="float" office:value="65.5714098">
                <text:p>65.5714098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93.174743">
                <text:p>193.174743</text:p>
              </table:table-cell>
              <table:table-cell office:value-type="float" office:value="65.2098179">
                <text:p>65.2098179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92.552731">
                <text:p>192.552731</text:p>
              </table:table-cell>
              <table:table-cell office:value-type="float" office:value="64.7166666">
                <text:p>64.7166666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92.789768">
                <text:p>192.789768</text:p>
              </table:table-cell>
              <table:table-cell office:value-type="float" office:value="64.6154328">
                <text:p>64.6154328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92.583808">
                <text:p>192.583808</text:p>
              </table:table-cell>
              <table:table-cell office:value-type="float" office:value="63.9020499">
                <text:p>63.9020499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92.886586">
                <text:p>192.886586</text:p>
              </table:table-cell>
              <table:table-cell office:value-type="float" office:value="63.8246017">
                <text:p>63.8246017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92.767957">
                <text:p>192.767957</text:p>
              </table:table-cell>
              <table:table-cell office:value-type="float" office:value="63.4374995">
                <text:p>63.4374995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92.61396">
                <text:p>192.61396</text:p>
              </table:table-cell>
              <table:table-cell office:value-type="float" office:value="63.1865904">
                <text:p>63.1865904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92.28332">
                <text:p>192.28332</text:p>
              </table:table-cell>
              <table:table-cell office:value-type="float" office:value="63.1176108">
                <text:p>63.1176108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91.967839">
                <text:p>191.967839</text:p>
              </table:table-cell>
              <table:table-cell office:value-type="float" office:value="62.5447435">
                <text:p>62.5447435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91.797334">
                <text:p>191.797334</text:p>
              </table:table-cell>
              <table:table-cell office:value-type="float" office:value="62.7633924">
                <text:p>62.7633924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91.266899">
                <text:p>191.266899</text:p>
              </table:table-cell>
              <table:table-cell office:value-type="float" office:value="62.1629549">
                <text:p>62.1629549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91.736601">
                <text:p>191.736601</text:p>
              </table:table-cell>
              <table:table-cell office:value-type="float" office:value="62.6023938">
                <text:p>62.6023938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91.427355">
                <text:p>191.427355</text:p>
              </table:table-cell>
              <table:table-cell office:value-type="float" office:value="62.1475295">
                <text:p>62.1475295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192.064168">
                <text:p>192.064168</text:p>
              </table:table-cell>
              <table:table-cell office:value-type="float" office:value="62.597445">
                <text:p>62.597445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91.771082">
                <text:p>191.771082</text:p>
              </table:table-cell>
              <table:table-cell office:value-type="float" office:value="62.1932005">
                <text:p>62.1932005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192.080431">
                <text:p>192.080431</text:p>
              </table:table-cell>
              <table:table-cell office:value-type="float" office:value="62.3276655">
                <text:p>62.3276655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92.268464">
                <text:p>192.268464</text:p>
              </table:table-cell>
              <table:table-cell office:value-type="float" office:value="62.127214">
                <text:p>62.127214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192.657041">
                <text:p>192.657041</text:p>
              </table:table-cell>
              <table:table-cell office:value-type="float" office:value="62.2053782">
                <text:p>62.2053782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192.148233">
                <text:p>192.148233</text:p>
              </table:table-cell>
              <table:table-cell office:value-type="float" office:value="62.0655606">
                <text:p>62.0655606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192.447276">
                <text:p>192.447276</text:p>
              </table:table-cell>
              <table:table-cell office:value-type="float" office:value="62.1984769">
                <text:p>62.1984769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191.392527">
                <text:p>191.392527</text:p>
              </table:table-cell>
              <table:table-cell office:value-type="float" office:value="62.1495441">
                <text:p>62.1495441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191.72117">
                <text:p>191.72117</text:p>
              </table:table-cell>
              <table:table-cell office:value-type="float" office:value="62.2228421">
                <text:p>62.2228421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190.797987">
                <text:p>190.797987</text:p>
              </table:table-cell>
              <table:table-cell office:value-type="float" office:value="62.1507028">
                <text:p>62.1507028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191.509054">
                <text:p>191.509054</text:p>
              </table:table-cell>
              <table:table-cell office:value-type="float" office:value="62.268735">
                <text:p>62.268735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190.58534">
                <text:p>190.58534</text:p>
              </table:table-cell>
              <table:table-cell office:value-type="float" office:value="62.1275887">
                <text:p>62.1275887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191.172829">
                <text:p>191.172829</text:p>
              </table:table-cell>
              <table:table-cell office:value-type="float" office:value="62.1485466">
                <text:p>62.1485466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190.658397">
                <text:p>190.658397</text:p>
              </table:table-cell>
              <table:table-cell office:value-type="float" office:value="62.0022509">
                <text:p>62.0022509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191.130223">
                <text:p>191.130223</text:p>
              </table:table-cell>
              <table:table-cell office:value-type="float" office:value="62.0340673">
                <text:p>62.0340673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190.321638">
                <text:p>190.321638</text:p>
              </table:table-cell>
              <table:table-cell office:value-type="float" office:value="62.0574777">
                <text:p>62.0574777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190.531445">
                <text:p>190.531445</text:p>
              </table:table-cell>
              <table:table-cell office:value-type="float" office:value="62.1178033">
                <text:p>62.1178033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189.814809">
                <text:p>189.814809</text:p>
              </table:table-cell>
              <table:table-cell office:value-type="float" office:value="62.2340795">
                <text:p>62.2340795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190.345724">
                <text:p>190.345724</text:p>
              </table:table-cell>
              <table:table-cell office:value-type="float" office:value="62.4432642">
                <text:p>62.4432642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189.666138">
                <text:p>189.666138</text:p>
              </table:table-cell>
              <table:table-cell office:value-type="float" office:value="62.6542701">
                <text:p>62.6542701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190.058949">
                <text:p>190.058949</text:p>
              </table:table-cell>
              <table:table-cell office:value-type="float" office:value="62.6214323">
                <text:p>62.6214323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188.965347">
                <text:p>188.965347</text:p>
              </table:table-cell>
              <table:table-cell office:value-type="float" office:value="62.4487995">
                <text:p>62.4487995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189.834176">
                <text:p>189.834176</text:p>
              </table:table-cell>
              <table:table-cell office:value-type="float" office:value="63.1443219">
                <text:p>63.1443219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189.574508">
                <text:p>189.574508</text:p>
              </table:table-cell>
              <table:table-cell office:value-type="float" office:value="63.1675572">
                <text:p>63.1675572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89.612135">
                <text:p>189.612135</text:p>
              </table:table-cell>
              <table:table-cell office:value-type="float" office:value="62.873956">
                <text:p>62.873956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188.7057835">
                <text:p>188.7057835</text:p>
              </table:table-cell>
              <table:table-cell office:value-type="float" office:value="62.7177804">
                <text:p>62.7177804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188.4133015">
                <text:p>188.4133015</text:p>
              </table:table-cell>
              <table:table-cell office:value-type="float" office:value="62.2384917">
                <text:p>62.2384917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187.36185">
                <text:p>187.36185</text:p>
              </table:table-cell>
              <table:table-cell office:value-type="float" office:value="61.8926852">
                <text:p>61.8926852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87.009547">
                <text:p>187.009547</text:p>
              </table:table-cell>
              <table:table-cell office:value-type="float" office:value="61.1384779">
                <text:p>61.1384779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185.854368">
                <text:p>185.854368</text:p>
              </table:table-cell>
              <table:table-cell office:value-type="float" office:value="61.3032354">
                <text:p>61.3032354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185.281334">
                <text:p>185.281334</text:p>
              </table:table-cell>
              <table:table-cell office:value-type="float" office:value="60.7834195">
                <text:p>60.7834195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185.0840516">
                <text:p>185.0840516</text:p>
              </table:table-cell>
              <table:table-cell office:value-type="float" office:value="61.2426683">
                <text:p>61.2426683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184.1509002">
                <text:p>184.1509002</text:p>
              </table:table-cell>
              <table:table-cell office:value-type="float" office:value="59.9454737">
                <text:p>59.9454737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184.0264776">
                <text:p>184.0264776</text:p>
              </table:table-cell>
              <table:table-cell office:value-type="float" office:value="60.1816723">
                <text:p>60.1816723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184.1034586">
                <text:p>184.1034586</text:p>
              </table:table-cell>
              <table:table-cell office:value-type="float" office:value="60.1514488">
                <text:p>60.1514488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183.6042526">
                <text:p>183.6042526</text:p>
              </table:table-cell>
              <table:table-cell office:value-type="float" office:value="59.8924083">
                <text:p>59.8924083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182.6751064">
                <text:p>182.6751064</text:p>
              </table:table-cell>
              <table:table-cell office:value-type="float" office:value="58.8769027">
                <text:p>58.8769027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182.6499919">
                <text:p>182.6499919</text:p>
              </table:table-cell>
              <table:table-cell office:value-type="float" office:value="58.530287">
                <text:p>58.530287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183.3382589">
                <text:p>183.3382589</text:p>
              </table:table-cell>
              <table:table-cell office:value-type="float" office:value="58.5539393">
                <text:p>58.5539393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182.7210169">
                <text:p>182.7210169</text:p>
              </table:table-cell>
              <table:table-cell office:value-type="float" office:value="58.148142">
                <text:p>58.148142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183.537643">
                <text:p>183.537643</text:p>
              </table:table-cell>
              <table:table-cell office:value-type="float" office:value="58.560128">
                <text:p>58.560128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183.499493">
                <text:p>183.499493</text:p>
              </table:table-cell>
              <table:table-cell office:value-type="float" office:value="58.5903954">
                <text:p>58.5903954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183.431165">
                <text:p>183.431165</text:p>
              </table:table-cell>
              <table:table-cell office:value-type="float" office:value="58.5380298">
                <text:p>58.5380298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183.365325">
                <text:p>183.365325</text:p>
              </table:table-cell>
              <table:table-cell office:value-type="float" office:value="59.8748787">
                <text:p>59.8748787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182.68282">
                <text:p>182.68282</text:p>
              </table:table-cell>
              <table:table-cell office:value-type="float" office:value="59.9291031">
                <text:p>59.9291031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182.252417">
                <text:p>182.252417</text:p>
              </table:table-cell>
              <table:table-cell office:value-type="float" office:value="59.9839783">
                <text:p>59.9839783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181.171009">
                <text:p>181.171009</text:p>
              </table:table-cell>
              <table:table-cell office:value-type="float" office:value="59.8709785">
                <text:p>59.8709785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181.253478">
                <text:p>181.253478</text:p>
              </table:table-cell>
              <table:table-cell office:value-type="float" office:value="60.3025116">
                <text:p>60.3025116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180.673044">
                <text:p>180.673044</text:p>
              </table:table-cell>
              <table:table-cell office:value-type="float" office:value="60.4435889">
                <text:p>60.4435889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180.41276">
                <text:p>180.41276</text:p>
              </table:table-cell>
              <table:table-cell office:value-type="float" office:value="60.6236098">
                <text:p>60.6236098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180.29056">
                <text:p>180.29056</text:p>
              </table:table-cell>
              <table:table-cell office:value-type="float" office:value="60.4111716">
                <text:p>60.4111716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180.8777264">
                <text:p>180.8777264</text:p>
              </table:table-cell>
              <table:table-cell office:value-type="float" office:value="60.9250886">
                <text:p>60.9250886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181.6420074">
                <text:p>181.6420074</text:p>
              </table:table-cell>
              <table:table-cell office:value-type="float" office:value="61.2197249">
                <text:p>61.2197249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181.3709424">
                <text:p>181.3709424</text:p>
              </table:table-cell>
              <table:table-cell office:value-type="float" office:value="61.1226633">
                <text:p>61.1226633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181.5476684">
                <text:p>181.5476684</text:p>
              </table:table-cell>
              <table:table-cell office:value-type="float" office:value="61.1357601">
                <text:p>61.1357601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181.1623976">
                <text:p>181.1623976</text:p>
              </table:table-cell>
              <table:table-cell office:value-type="float" office:value="60.7974067">
                <text:p>60.7974067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181.9110976">
                <text:p>181.9110976</text:p>
              </table:table-cell>
              <table:table-cell office:value-type="float" office:value="61.2624969">
                <text:p>61.2624969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181.9579626">
                <text:p>181.9579626</text:p>
              </table:table-cell>
              <table:table-cell office:value-type="float" office:value="61.1174919">
                <text:p>61.1174919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181.1615771">
                <text:p>181.1615771</text:p>
              </table:table-cell>
              <table:table-cell office:value-type="float" office:value="60.9999325">
                <text:p>60.9999325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180.773114">
                <text:p>180.773114</text:p>
              </table:table-cell>
              <table:table-cell office:value-type="float" office:value="60.6754038">
                <text:p>60.6754038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180.674834">
                <text:p>180.674834</text:p>
              </table:table-cell>
              <table:table-cell office:value-type="float" office:value="60.7671202">
                <text:p>60.7671202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180.8181445">
                <text:p>180.8181445</text:p>
              </table:table-cell>
              <table:table-cell office:value-type="float" office:value="60.8910672">
                <text:p>60.8910672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179.7986755">
                <text:p>179.7986755</text:p>
              </table:table-cell>
              <table:table-cell office:value-type="float" office:value="60.8823876">
                <text:p>60.8823876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179.0066384">
                <text:p>179.0066384</text:p>
              </table:table-cell>
              <table:table-cell office:value-type="float" office:value="60.3890075">
                <text:p>60.3890075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177.9957344">
                <text:p>177.9957344</text:p>
              </table:table-cell>
              <table:table-cell office:value-type="float" office:value="60.4639512">
                <text:p>60.4639512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178.47482">
                <text:p>178.47482</text:p>
              </table:table-cell>
              <table:table-cell office:value-type="float" office:value="60.4754079">
                <text:p>60.4754079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177.069812">
                <text:p>177.069812</text:p>
              </table:table-cell>
              <table:table-cell office:value-type="float" office:value="60.6883887">
                <text:p>60.6883887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177.441243">
                <text:p>177.441243</text:p>
              </table:table-cell>
              <table:table-cell office:value-type="float" office:value="60.9048994">
                <text:p>60.9048994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176.528939">
                <text:p>176.528939</text:p>
              </table:table-cell>
              <table:table-cell office:value-type="float" office:value="61.0121395">
                <text:p>61.0121395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176.9370806">
                <text:p>176.9370806</text:p>
              </table:table-cell>
              <table:table-cell office:value-type="float" office:value="61.0876091">
                <text:p>61.0876091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176.1335196">
                <text:p>176.1335196</text:p>
              </table:table-cell>
              <table:table-cell office:value-type="float" office:value="61.2039146">
                <text:p>61.2039146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176.902962">
                <text:p>176.902962</text:p>
              </table:table-cell>
              <table:table-cell office:value-type="float" office:value="61.2192334">
                <text:p>61.2192334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176.685846">
                <text:p>176.685846</text:p>
              </table:table-cell>
              <table:table-cell office:value-type="float" office:value="61.4064968">
                <text:p>61.4064968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177.2093185">
                <text:p>177.2093185</text:p>
              </table:table-cell>
              <table:table-cell office:value-type="float" office:value="61.2792114">
                <text:p>61.2792114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177.7512125">
                <text:p>177.7512125</text:p>
              </table:table-cell>
              <table:table-cell office:value-type="float" office:value="61.6744841">
                <text:p>61.6744841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177.8914086">
                <text:p>177.8914086</text:p>
              </table:table-cell>
              <table:table-cell office:value-type="float" office:value="61.590174">
                <text:p>61.590174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178.6670606">
                <text:p>178.6670606</text:p>
              </table:table-cell>
              <table:table-cell office:value-type="float" office:value="61.7383131">
                <text:p>61.7383131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177.9755826">
                <text:p>177.9755826</text:p>
              </table:table-cell>
              <table:table-cell office:value-type="float" office:value="61.0883036">
                <text:p>61.0883036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178.6166386">
                <text:p>178.6166386</text:p>
              </table:table-cell>
              <table:table-cell office:value-type="float" office:value="61.0240142">
                <text:p>61.0240142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177.2145005">
                <text:p>177.2145005</text:p>
              </table:table-cell>
              <table:table-cell office:value-type="float" office:value="59.8744866">
                <text:p>59.8744866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177.9747745">
                <text:p>177.9747745</text:p>
              </table:table-cell>
              <table:table-cell office:value-type="float" office:value="59.8785822">
                <text:p>59.8785822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176.795874">
                <text:p>176.795874</text:p>
              </table:table-cell>
              <table:table-cell office:value-type="float" office:value="59.0863461">
                <text:p>59.0863461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177.266">
                <text:p>177.266</text:p>
              </table:table-cell>
              <table:table-cell office:value-type="float" office:value="58.7209744">
                <text:p>58.7209744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176.9870886">
                <text:p>176.9870886</text:p>
              </table:table-cell>
              <table:table-cell office:value-type="float" office:value="58.2094794">
                <text:p>58.2094794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177.0461476">
                <text:p>177.0461476</text:p>
              </table:table-cell>
              <table:table-cell office:value-type="float" office:value="58.1074054">
                <text:p>58.1074054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176.7591654">
                <text:p>176.7591654</text:p>
              </table:table-cell>
              <table:table-cell office:value-type="float" office:value="58.0412213">
                <text:p>58.0412213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176.2173834">
                <text:p>176.2173834</text:p>
              </table:table-cell>
              <table:table-cell office:value-type="float" office:value="57.8170158">
                <text:p>57.8170158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175.487109">
                <text:p>175.487109</text:p>
              </table:table-cell>
              <table:table-cell office:value-type="float" office:value="57.8441619">
                <text:p>57.8441619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174.778186">
                <text:p>174.778186</text:p>
              </table:table-cell>
              <table:table-cell office:value-type="float" office:value="57.9129046">
                <text:p>57.9129046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174.1947465">
                <text:p>174.1947465</text:p>
              </table:table-cell>
              <table:table-cell office:value-type="float" office:value="57.8329427">
                <text:p>57.8329427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173.7398875">
                <text:p>173.7398875</text:p>
              </table:table-cell>
              <table:table-cell office:value-type="float" office:value="57.9819275">
                <text:p>57.9819275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173.823939">
                <text:p>173.823939</text:p>
              </table:table-cell>
              <table:table-cell office:value-type="float" office:value="58.174003">
                <text:p>58.174003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173.789457">
                <text:p>173.789457</text:p>
              </table:table-cell>
              <table:table-cell office:value-type="float" office:value="58.4879648">
                <text:p>58.4879648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174.015676">
                <text:p>174.015676</text:p>
              </table:table-cell>
              <table:table-cell office:value-type="float" office:value="58.8682634">
                <text:p>58.8682634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174.746933">
                <text:p>174.746933</text:p>
              </table:table-cell>
              <table:table-cell office:value-type="float" office:value="59.1925905">
                <text:p>59.1925905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175.111417">
                <text:p>175.111417</text:p>
              </table:table-cell>
              <table:table-cell office:value-type="float" office:value="59.2870926">
                <text:p>59.2870926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175.419328">
                <text:p>175.419328</text:p>
              </table:table-cell>
              <table:table-cell office:value-type="float" office:value="59.5109673">
                <text:p>59.5109673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176.204831">
                <text:p>176.204831</text:p>
              </table:table-cell>
              <table:table-cell office:value-type="float" office:value="59.5717219">
                <text:p>59.5717219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177.072467">
                <text:p>177.072467</text:p>
              </table:table-cell>
              <table:table-cell office:value-type="float" office:value="60.1499013">
                <text:p>60.1499013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178.1252284">
                <text:p>178.1252284</text:p>
              </table:table-cell>
              <table:table-cell office:value-type="float" office:value="60.0347354">
                <text:p>60.0347354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178.5746304">
                <text:p>178.5746304</text:p>
              </table:table-cell>
              <table:table-cell office:value-type="float" office:value="60.2109831">
                <text:p>60.2109831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179.602731">
                <text:p>179.602731</text:p>
              </table:table-cell>
              <table:table-cell office:value-type="float" office:value="60.6036619">
                <text:p>60.6036619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179.786542">
                <text:p>179.786542</text:p>
              </table:table-cell>
              <table:table-cell office:value-type="float" office:value="60.7383705">
                <text:p>60.7383705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180.753197">
                <text:p>180.753197</text:p>
              </table:table-cell>
              <table:table-cell office:value-type="float" office:value="61.2959323">
                <text:p>61.2959323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180.781556">
                <text:p>180.781556</text:p>
              </table:table-cell>
              <table:table-cell office:value-type="float" office:value="61.3671206">
                <text:p>61.3671206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181.4318885">
                <text:p>181.4318885</text:p>
              </table:table-cell>
              <table:table-cell office:value-type="float" office:value="61.8574231">
                <text:p>61.8574231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181.3618925">
                <text:p>181.3618925</text:p>
              </table:table-cell>
              <table:table-cell office:value-type="float" office:value="61.9155913">
                <text:p>61.9155913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181.02343">
                <text:p>181.02343</text:p>
              </table:table-cell>
              <table:table-cell office:value-type="float" office:value="62.2382122">
                <text:p>62.2382122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180.835559">
                <text:p>180.835559</text:p>
              </table:table-cell>
              <table:table-cell office:value-type="float" office:value="62.0877947">
                <text:p>62.0877947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180.428191">
                <text:p>180.428191</text:p>
              </table:table-cell>
              <table:table-cell office:value-type="float" office:value="62.1136261">
                <text:p>62.1136261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180.361795">
                <text:p>180.361795</text:p>
              </table:table-cell>
              <table:table-cell office:value-type="float" office:value="62.0701143">
                <text:p>62.0701143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179.781485">
                <text:p>179.781485</text:p>
              </table:table-cell>
              <table:table-cell office:value-type="float" office:value="61.9474961">
                <text:p>61.9474961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179.828902">
                <text:p>179.828902</text:p>
              </table:table-cell>
              <table:table-cell office:value-type="float" office:value="61.8548704">
                <text:p>61.8548704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178.9287015">
                <text:p>178.9287015</text:p>
              </table:table-cell>
              <table:table-cell office:value-type="float" office:value="61.8003917">
                <text:p>61.8003917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179.0840095">
                <text:p>179.0840095</text:p>
              </table:table-cell>
              <table:table-cell office:value-type="float" office:value="61.9518427">
                <text:p>61.9518427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178.36284">
                <text:p>178.36284</text:p>
              </table:table-cell>
              <table:table-cell office:value-type="float" office:value="61.6676469">
                <text:p>61.6676469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177.800284">
                <text:p>177.800284</text:p>
              </table:table-cell>
              <table:table-cell office:value-type="float" office:value="61.5679925">
                <text:p>61.5679925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177.3595784">
                <text:p>177.3595784</text:p>
              </table:table-cell>
              <table:table-cell office:value-type="float" office:value="61.0645897">
                <text:p>61.0645897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176.4640524">
                <text:p>176.4640524</text:p>
              </table:table-cell>
              <table:table-cell office:value-type="float" office:value="60.5229672">
                <text:p>60.5229672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176.4222365">
                <text:p>176.4222365</text:p>
              </table:table-cell>
              <table:table-cell office:value-type="float" office:value="60.335031">
                <text:p>60.335031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175.3144265">
                <text:p>175.3144265</text:p>
              </table:table-cell>
              <table:table-cell office:value-type="float" office:value="59.6895547">
                <text:p>59.6895547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176.174131">
                <text:p>176.174131</text:p>
              </table:table-cell>
              <table:table-cell office:value-type="float" office:value="60.1648547">
                <text:p>60.1648547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174.890997">
                <text:p>174.890997</text:p>
              </table:table-cell>
              <table:table-cell office:value-type="float" office:value="59.4515453">
                <text:p>59.4515453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176.039023">
                <text:p>176.039023</text:p>
              </table:table-cell>
              <table:table-cell office:value-type="float" office:value="60.0959158">
                <text:p>60.0959158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174.779807">
                <text:p>174.779807</text:p>
              </table:table-cell>
              <table:table-cell office:value-type="float" office:value="59.5228095">
                <text:p>59.5228095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175.201399">
                <text:p>175.201399</text:p>
              </table:table-cell>
              <table:table-cell office:value-type="float" office:value="60.0872">
                <text:p>60.0872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174.559289">
                <text:p>174.559289</text:p>
              </table:table-cell>
              <table:table-cell office:value-type="float" office:value="59.7176402">
                <text:p>59.7176402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174.21092">
                <text:p>174.21092</text:p>
              </table:table-cell>
              <table:table-cell office:value-type="float" office:value="60.2635771">
                <text:p>60.2635771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174.691935">
                <text:p>174.691935</text:p>
              </table:table-cell>
              <table:table-cell office:value-type="float" office:value="60.4007838">
                <text:p>60.4007838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173.2679885">
                <text:p>173.2679885</text:p>
              </table:table-cell>
              <table:table-cell office:value-type="float" office:value="60.8228922">
                <text:p>60.8228922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173.9714785">
                <text:p>173.9714785</text:p>
              </table:table-cell>
              <table:table-cell office:value-type="float" office:value="60.8994552">
                <text:p>60.8994552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172.702271">
                <text:p>172.702271</text:p>
              </table:table-cell>
              <table:table-cell office:value-type="float" office:value="61.1605968">
                <text:p>61.1605968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173.303896">
                <text:p>173.303896</text:p>
              </table:table-cell>
              <table:table-cell office:value-type="float" office:value="61.2470701">
                <text:p>61.2470701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172.44947">
                <text:p>172.44947</text:p>
              </table:table-cell>
              <table:table-cell office:value-type="float" office:value="61.6046594">
                <text:p>61.6046594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173.15537">
                <text:p>173.15537</text:p>
              </table:table-cell>
              <table:table-cell office:value-type="float" office:value="61.6523451">
                <text:p>61.6523451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172.6736485">
                <text:p>172.6736485</text:p>
              </table:table-cell>
              <table:table-cell office:value-type="float" office:value="62.3660131">
                <text:p>62.3660131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172.8102195">
                <text:p>172.8102195</text:p>
              </table:table-cell>
              <table:table-cell office:value-type="float" office:value="62.4358229">
                <text:p>62.4358229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172.498118">
                <text:p>172.498118</text:p>
              </table:table-cell>
              <table:table-cell office:value-type="float" office:value="62.8209877">
                <text:p>62.8209877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172.265801">
                <text:p>172.265801</text:p>
              </table:table-cell>
              <table:table-cell office:value-type="float" office:value="62.6695164">
                <text:p>62.6695164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172.012287">
                <text:p>172.012287</text:p>
              </table:table-cell>
              <table:table-cell office:value-type="float" office:value="62.4553916">
                <text:p>62.4553916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171.132">
                <text:p>171.132</text:p>
              </table:table-cell>
              <table:table-cell office:value-type="float" office:value="62.1722985">
                <text:p>62.17229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